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adornments="Regular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22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81d32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a1a0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b2b2b2" fo:font-size="4pt" style:font-size-asian="4pt" style:font-size-complex="4pt"/>
      <style:map style:condition="cell-content()=0" style:apply-style-name="PEN0" style:base-cell-address="'M1 8x8'.B4"/>
      <style:map style:condition="cell-content()=1" style:apply-style-name="PEN1" style:base-cell-address="'M1 8x8'.B4"/>
      <style:map style:condition="cell-content()=2" style:apply-style-name="PEN2" style:base-cell-address="'M1 8x8'.B4"/>
      <style:map style:condition="cell-content()=3" style:apply-style-name="PEN3" style:base-cell-address="'M1 8x8'.B4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481d32"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481d32"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Greyed_20_Out_20_Cell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1" style:base-cell-address="'M1 8x8'.B18"/>
    </style:style>
    <style:style style:name="ce18" style:family="table-cell" style:parent-style-name="Greyed_20_Out_20_Cell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2" style:base-cell-address="'M1 8x8'.B19"/>
    </style:style>
    <style:style style:name="ce19" style:family="table-cell" style:parent-style-name="Greyed_20_Out_20_Cell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3" style:base-cell-address="'M1 8x8'.B20"/>
    </style:style>
    <style:style style:name="ce20" style:family="table-cell" style:parent-style-name="Greyed_20_Out_20_Cell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0" style:base-cell-address="'M1 8x8'.B21"/>
    </style:style>
    <style:style style:name="ce23" style:family="table-cell" style:parent-style-name="Default">
      <style:table-cell-properties fo:background-color="#000000"/>
    </style:style>
    <style:style style:name="ce28" style:family="table-cell" style:parent-style-name="Greyed_20_Out_20_Cell"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33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481d32"/>
    </style:style>
    <style:style style:name="ce38" style:family="table-cell" style:parent-style-name="PEN1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22*INT(ROW()/22)+14&amp;&quot;C&quot;&amp;COLUMN();0)&lt;32)" style:apply-style-name="Greyed_20_Out_20_Cell" style:base-cell-address="'M1 8x8'.AQ4"/>
    </style:style>
    <style:style style:name="ce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1" style:base-cell-address="'M1 8x8'.AQ14"/>
    </style:style>
    <style:style style:name="ce55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0" style:apply-style-name="Bad" style:base-cell-address="'M1 8x8'.AQ16"/>
    </style:style>
    <style:style style:name="ce14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22*INT(ROW()/22)+14&amp;&quot;C&quot;&amp;COLUMN()-1;0)&lt;32)" style:apply-style-name="Greyed_20_Out_20_Cell" style:base-cell-address="'M1 8x8'.AR4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60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0000"/>
    </style:style>
    <style:style style:name="ce65" style:family="table-cell" style:parent-style-name="PEN2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2" style:base-cell-address="'M1 8x8'.AT14"/>
    </style:style>
    <style:style style:name="ce69" style:family="table-cell" style:parent-style-name="PEN3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3" style:base-cell-address="'M1 8x8'.AW14"/>
    </style:style>
    <style:style style:name="ce77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0" style:apply-style-name="Bad" style:base-cell-address="'M1 8x8'.AQ16"/>
    </style:style>
    <style:style style:name="ce80" style:family="table-cell" style:parent-style-name="PE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0" style:base-cell-address="'M1 8x8'.AZ14"/>
    </style:style>
    <style:style style:name="ce76" style:family="table-cell" style:parent-style-name="Default">
      <style:table-cell-properties fo:background-color="#481d32"/>
      <style:text-properties fo:color="#c9211e"/>
    </style:style>
    <style:style style:name="ce83" style:family="table-cell" style:parent-style-name="Default">
      <style:table-cell-properties fo:background-color="#3a1a0f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b2b2b2" fo:font-size="4pt" style:font-size-asian="4pt" style:font-size-complex="4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85" style:family="table-cell" style:parent-style-name="Default" style:data-style-name="N0">
      <style:table-cell-properties fo:background-color="#481d32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>
      <style:table-cell-properties fo:background-color="#481d32"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481d32"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88" style:family="table-cell" style:parent-style-name="Greyed_20_Out_20_Cell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1" style:base-cell-address="'M1 8x16'.B28"/>
    </style:style>
    <style:style style:name="ce90" style:family="table-cell" style:parent-style-name="Greyed_20_Out_20_Cell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2" style:base-cell-address="'M1 8x16'.B29"/>
    </style:style>
    <style:style style:name="ce91" style:family="table-cell" style:parent-style-name="Greyed_20_Out_20_Cell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3" style:base-cell-address="'M1 8x16'.B30"/>
    </style:style>
    <style:style style:name="ce92" style:family="table-cell" style:parent-style-name="Greyed_20_Out_20_Cell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!=&quot; -- &quot;" style:apply-style-name="PEN0" style:base-cell-address="'M1 8x16'.B31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95" style:family="table-cell" style:parent-style-name="PEN1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36*INT(ROW()/36)+23&amp;&quot;C&quot;&amp;COLUMN();0)&lt;32)" style:apply-style-name="Greyed_20_Out_20_Cell" style:base-cell-address="'M1 8x16'.AQ4"/>
    </style:style>
    <style:style style:name="ce98" style:family="table-cell" style:parent-style-name="Default">
      <style:table-cell-properties fo:background-color="#481d32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36*INT(ROW()/36)+24&amp;&quot;C&quot;&amp;(COLUMN());0)&lt;32)" style:apply-style-name="Greyed_20_Out_20_Cell" style:base-cell-address="'M1 8x16'.AQ13"/>
    </style:style>
    <style:style style:name="ce100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1" style:base-cell-address="'M1 8x16'.AQ23"/>
    </style:style>
    <style:style style:name="ce101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  <style:map style:condition="cell-content()=0" style:apply-style-name="Bad" style:base-cell-address="'M1 8x16'.AQ26"/>
    </style:style>
    <style:style style:name="ce10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36*INT(ROW()/36)+23&amp;&quot;C&quot;&amp;(COLUMN()-1);0)&lt;32)" style:apply-style-name="Greyed_20_Out_20_Cell" style:base-cell-address="'M1 8x16'.AR4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36*INT(ROW()/36)+24&amp;&quot;C&quot;&amp;(COLUMN()-1);0)&lt;32)" style:apply-style-name="Greyed_20_Out_20_Cell" style:base-cell-address="'M1 8x16'.AR13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ext-properties fo:font-size="13pt" style:font-size-asian="13pt" style:font-size-complex="13pt"/>
    </style:style>
    <style:style style:name="ce108" style:family="table-cell" style:parent-style-name="Default">
      <style:table-cell-properties fo:background-color="#481d32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12" style:family="table-cell" style:parent-style-name="Default">
      <style:table-cell-properties fo:background-color="#481d32"/>
      <style:text-properties fo:font-size="12pt" style:font-size-asian="12pt" style:font-size-complex="12pt"/>
    </style:style>
    <style:style style:name="ce113" style:family="table-cell" style:parent-style-name="PEN2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2" style:base-cell-address="'M1 8x16'.AT23"/>
    </style:style>
    <style:style style:name="ce116" style:family="table-cell" style:parent-style-name="Default">
      <style:text-properties fo:font-size="12pt" style:font-size-asian="12pt" style:font-size-complex="12pt"/>
    </style:style>
    <style:style style:name="ce118" style:family="table-cell" style:parent-style-name="PEN3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3" style:base-cell-address="'M1 8x16'.AW23"/>
    </style:style>
    <style:style style:name="ce122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  <style:map style:condition="cell-content()=0" style:apply-style-name="Bad" style:base-cell-address="'M1 8x16'.AQ26"/>
    </style:style>
    <style:style style:name="ce123" style:family="table-cell" style:parent-style-name="PEN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4" style:family="table-cell" style:parent-style-name="Empty_20_Input_20_Cell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&gt;0" style:apply-style-name="PEN0" style:base-cell-address="'M1 8x16'.AZ23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3pt solid #362413" fo:border-right="0.06pt solid #000000" fo:border-top="3pt solid #362413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3pt solid #362413" fo:border-right="0.06pt solid #000000" fo:border-top="0.06pt solid #000000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27" style:family="table-cell" style:parent-style-name="Default">
      <style:table-cell-properties fo:border-bottom="3pt solid #362413" style:cell-protect="none" style:print-content="true" style:text-align-source="fix" style:repeat-content="false" fo:background-color="transparent" fo:border-left="3pt solid #362413" fo:border-right="0.06pt solid #000000" fo:border-top="0.06pt solid #000000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3pt solid #362413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2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30" style:family="table-cell" style:parent-style-name="Default">
      <style:table-cell-properties fo:border-bottom="3pt solid #362413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31" style:family="table-cell" style:parent-style-name="Greyed_20_Out_20_Cell">
      <style:text-properties fo:font-size="7pt" fo:font-weight="bold" style:font-size-asian="7pt" style:font-weight-asian="bold" style:font-size-complex="7pt" style:font-weight-complex="bold"/>
    </style:style>
    <style:style style:name="ce1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3pt solid #362413" fo:border-top="3pt solid #362413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3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3pt solid #362413" fo:border-top="0.06pt solid #000000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34" style:family="table-cell" style:parent-style-name="Default">
      <style:table-cell-properties fo:border-bottom="3pt solid #362413" style:cell-protect="none" style:print-content="true" style:text-align-source="fix" style:repeat-content="false" fo:background-color="transparent" fo:border-left="0.06pt solid #000000" fo:border-right="3pt solid #362413" fo:border-top="0.06pt solid #000000" style:vertical-align="middle"/>
      <style:paragraph-properties fo:text-align="center" fo:margin-left="0mm"/>
      <style:text-properties fo:color="#b2b2b2" fo:font-size="6pt" style:font-size-asian="6pt" style:font-size-complex="6pt"/>
      <style:map style:condition="cell-content()=0" style:apply-style-name="PEN0" style:base-cell-address="'M1 8x16'.B4"/>
      <style:map style:condition="cell-content()=1" style:apply-style-name="PEN1" style:base-cell-address="'M1 8x16'.B4"/>
      <style:map style:condition="cell-content()=2" style:apply-style-name="PEN2" style:base-cell-address="'M1 8x16'.B4"/>
      <style:map style:condition="cell-content()=3" style:apply-style-name="PEN3" style:base-cell-address="'M1 8x16'.B4"/>
    </style:style>
    <style:style style:name="ce135" style:family="table-cell" style:parent-style-name="Default" style:data-style-name="N0"/>
    <style:style style:name="ce136" style:family="table-cell" style:parent-style-name="Default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b2b2b2" fo:font-size="4pt" style:font-size-asian="4pt" style:font-size-complex="4pt"/>
      <style:map style:condition="cell-content()=0" style:apply-style-name="PEN0" style:base-cell-address="'M0 8x8'.B4"/>
      <style:map style:condition="cell-content()=1" style:apply-style-name="PEN1" style:base-cell-address="'M0 8x8'.B4"/>
      <style:map style:condition="cell-content()=2" style:apply-style-name="PEN2" style:base-cell-address="'M0 8x8'.B4"/>
      <style:map style:condition="cell-content()=3" style:apply-style-name="PEN3" style:base-cell-address="'M0 8x8'.B4"/>
      <style:map style:condition="cell-content()=4" style:apply-style-name="PEN4" style:base-cell-address="'M0 8x8'.B4"/>
      <style:map style:condition="cell-content()=5" style:apply-style-name="PEN5" style:base-cell-address="'M0 8x8'.B4"/>
      <style:map style:condition="cell-content()=6" style:apply-style-name="PEN6" style:base-cell-address="'M0 8x8'.B4"/>
      <style:map style:condition="cell-content()=7" style:apply-style-name="PEN7" style:base-cell-address="'M0 8x8'.B4"/>
      <style:map style:condition="cell-content()=8" style:apply-style-name="PEN8" style:base-cell-address="'M0 8x8'.B4"/>
      <style:map style:condition="cell-content()=9" style:apply-style-name="PEN9" style:base-cell-address="'M0 8x8'.B4"/>
      <style:map style:condition="cell-content()=&quot;A&quot;" style:apply-style-name="PEN10" style:base-cell-address="'M0 8x8'.B4"/>
      <style:map style:condition="cell-content()=&quot;B&quot;" style:apply-style-name="PEN11" style:base-cell-address="'M0 8x8'.B4"/>
      <style:map style:condition="cell-content()=&quot;C&quot;" style:apply-style-name="PEN12" style:base-cell-address="'M0 8x8'.B4"/>
      <style:map style:condition="cell-content()=&quot;D&quot;" style:apply-style-name="PEN13" style:base-cell-address="'M0 8x8'.B4"/>
      <style:map style:condition="cell-content()=&quot;E&quot;" style:apply-style-name="PEN14" style:base-cell-address="'M0 8x8'.B4"/>
      <style:map style:condition="cell-content()=&quot;F&quot;" style:apply-style-name="PEN15" style:base-cell-address="'M0 8x8'.B4"/>
    </style:style>
    <style:style style:name="ce110" style:family="table-cell" style:parent-style-name="Default">
      <style:table-cell-properties fo:background-color="#481d32"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PEN0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8'.B17"/>
    </style:style>
    <style:style style:name="ce117" style:family="table-cell" style:parent-style-name="PEN1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19" style:family="table-cell" style:parent-style-name="PEN2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20" style:family="table-cell" style:parent-style-name="PEN3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41" style:family="table-cell" style:parent-style-name="PEN4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42" style:family="table-cell" style:parent-style-name="PEN5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43" style:family="table-cell" style:parent-style-name="PEN6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44" style:family="table-cell" style:parent-style-name="PEN7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65" style:family="table-cell" style:parent-style-name="PENS">
      <style:table-cell-properties fo:background-color="#000000" fo:border="0.06pt solid #000000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8'.B17"/>
    </style:style>
    <style:style style:name="ce147" style:family="table-cell" style:parent-style-name="PENS">
      <style:table-cell-properties fo:background-color="#000000" fo:border="0.06pt solid #000000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48" style:family="table-cell" style:parent-style-name="PEN0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25*INT(ROW()/25)+13&amp;&quot;C&quot;&amp;COLUMN();0)&lt;32)" style:apply-style-name="Greyed_20_Out_20_Cell" style:base-cell-address="'M0 8x8'.AA4"/>
    </style:style>
    <style:style style:name="ce178" style:family="table-cell" style:parent-style-name="PEN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53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M0 8x8'.AA15"/>
    </style:style>
    <style:style style:name="ce155" style:family="table-cell" style:parent-style-name="PEN1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84" style:family="table-cell" style:parent-style-name="PEN1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57" style:family="table-cell" style:parent-style-name="Default">
      <style:text-properties fo:font-size="14pt" style:font-size-asian="14pt" style:font-size-complex="14pt"/>
    </style:style>
    <style:style style:name="ce159" style:family="table-cell" style:parent-style-name="PEN2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90" style:family="table-cell" style:parent-style-name="PEN2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61" style:family="table-cell" style:parent-style-name="PEN3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11" style:family="table-cell" style:parent-style-name="PEN3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63" style:family="table-cell" style:parent-style-name="Default">
      <style:table-cell-properties fo:background-color="#481d32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64" style:family="table-cell" style:parent-style-name="PEN4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14" style:family="table-cell" style:parent-style-name="PEN4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215" style:family="table-cell" style:parent-style-name="PEN8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8'.B17"/>
    </style:style>
    <style:style style:name="ce169" style:family="table-cell" style:parent-style-name="PEN9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70" style:family="table-cell" style:parent-style-name="PEN1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71" style:family="table-cell" style:parent-style-name="PEN11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73" style:family="table-cell" style:parent-style-name="PEN12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74" style:family="table-cell" style:parent-style-name="PEN13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75" style:family="table-cell" style:parent-style-name="PEN14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77" style:family="table-cell" style:parent-style-name="PEN15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8'.B17"/>
    </style:style>
    <style:style style:name="ce179" style:family="table-cell" style:parent-style-name="PEN5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24" style:family="table-cell" style:parent-style-name="PEN5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83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M0 8x8'.AA15"/>
    </style:style>
    <style:style style:name="ce185" style:family="table-cell" style:parent-style-name="PEN6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27" style:family="table-cell" style:parent-style-name="PEN6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89" style:family="table-cell" style:parent-style-name="PEN7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29" style:family="table-cell" style:parent-style-name="PEN7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93" style:family="table-cell" style:parent-style-name="PEN8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31" style:family="table-cell" style:parent-style-name="PEN8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95" style:family="table-cell" style:parent-style-name="Default">
      <style:table-cell-properties fo:background-color="#481d32" style:text-align-source="fix" style:repeat-content="false" style:vertical-align="middle"/>
      <style:paragraph-properties fo:text-align="center"/>
      <style:text-properties fo:color="#481d32"/>
    </style:style>
    <style:style style:name="ce196" style:family="table-cell" style:parent-style-name="PEN9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34" style:family="table-cell" style:parent-style-name="PEN9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198" style:family="table-cell" style:parent-style-name="PEN10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36" style:family="table-cell" style:parent-style-name="PEN1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200" style:family="table-cell" style:parent-style-name="PEN11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38" style:family="table-cell" style:parent-style-name="PEN11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202" style:family="table-cell" style:parent-style-name="PEN12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0" style:family="table-cell" style:parent-style-name="PEN12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204" style:family="table-cell" style:parent-style-name="PEN13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2" style:family="table-cell" style:parent-style-name="PEN13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206" style:family="table-cell" style:parent-style-name="PEN14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4" style:family="table-cell" style:parent-style-name="PEN14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208" style:family="table-cell" style:parent-style-name="PEN15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6" style:family="table-cell" style:parent-style-name="PEN15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8'.AA13"/>
    </style:style>
    <style:style style:name="ce210" style:family="table-cell" style:parent-style-name="Default">
      <style:table-cell-properties fo:background-color="#481d32"/>
      <style:text-properties fo:color="#481d32"/>
    </style:style>
    <style:style style:name="ce248" style:family="table-cell" style:parent-style-name="Default">
      <style:text-properties fo:font-size="10.5pt" style:font-size-asian="10.5pt" style:font-size-complex="10.5pt"/>
    </style:style>
    <style:style style:name="ce249" style:family="table-cell" style:parent-style-name="Default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b2b2b2" fo:font-size="4pt" style:font-size-asian="4pt" style:font-size-complex="4pt"/>
      <style:map style:condition="cell-content()=0" style:apply-style-name="PEN0" style:base-cell-address="'M0 8x16'.B4"/>
      <style:map style:condition="cell-content()=1" style:apply-style-name="PEN1" style:base-cell-address="'M0 8x16'.B4"/>
      <style:map style:condition="cell-content()=2" style:apply-style-name="PEN2" style:base-cell-address="'M0 8x16'.B4"/>
      <style:map style:condition="cell-content()=3" style:apply-style-name="PEN3" style:base-cell-address="'M0 8x16'.B4"/>
      <style:map style:condition="cell-content()=4" style:apply-style-name="PEN4" style:base-cell-address="'M0 8x16'.B4"/>
      <style:map style:condition="cell-content()=5" style:apply-style-name="PEN5" style:base-cell-address="'M0 8x16'.B4"/>
      <style:map style:condition="cell-content()=6" style:apply-style-name="PEN6" style:base-cell-address="'M0 8x16'.B4"/>
      <style:map style:condition="cell-content()=7" style:apply-style-name="PEN7" style:base-cell-address="'M0 8x16'.B4"/>
      <style:map style:condition="cell-content()=8" style:apply-style-name="PEN8" style:base-cell-address="'M0 8x16'.B4"/>
      <style:map style:condition="cell-content()=9" style:apply-style-name="PEN9" style:base-cell-address="'M0 8x16'.B4"/>
      <style:map style:condition="cell-content()=&quot;A&quot;" style:apply-style-name="PEN10" style:base-cell-address="'M0 8x16'.B4"/>
      <style:map style:condition="cell-content()=&quot;B&quot;" style:apply-style-name="PEN11" style:base-cell-address="'M0 8x16'.B4"/>
      <style:map style:condition="cell-content()=&quot;C&quot;" style:apply-style-name="PEN12" style:base-cell-address="'M0 8x16'.B4"/>
      <style:map style:condition="cell-content()=&quot;D&quot;" style:apply-style-name="PEN13" style:base-cell-address="'M0 8x16'.B4"/>
      <style:map style:condition="cell-content()=&quot;E&quot;" style:apply-style-name="PEN14" style:base-cell-address="'M0 8x16'.B4"/>
      <style:map style:condition="cell-content()=&quot;F&quot;" style:apply-style-name="PEN15" style:base-cell-address="'M0 8x16'.B4"/>
    </style:style>
    <style:style style:name="ce250" style:family="table-cell" style:parent-style-name="Default">
      <style:table-cell-properties fo:background-color="#481d32" style:text-align-source="fix" style:repeat-content="false" style:vertical-align="middle"/>
      <style:paragraph-properties fo:text-align="end" fo:margin-left="0mm"/>
    </style:style>
    <style:style style:name="ce251" style:family="table-cell" style:parent-style-name="PEN0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16'.B27"/>
    </style:style>
    <style:style style:name="ce252" style:family="table-cell" style:parent-style-name="PEN1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53" style:family="table-cell" style:parent-style-name="PEN2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54" style:family="table-cell" style:parent-style-name="PEN3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55" style:family="table-cell" style:parent-style-name="PEN4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56" style:family="table-cell" style:parent-style-name="PEN5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57" style:family="table-cell" style:parent-style-name="PEN6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58" style:family="table-cell" style:parent-style-name="PEN7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59" style:family="table-cell" style:parent-style-name="PEN8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16'.B27"/>
    </style:style>
    <style:style style:name="ce260" style:family="table-cell" style:parent-style-name="PEN9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61" style:family="table-cell" style:parent-style-name="PEN10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62" style:family="table-cell" style:parent-style-name="PEN11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63" style:family="table-cell" style:parent-style-name="PEN12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64" style:family="table-cell" style:parent-style-name="PEN13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65" style:family="table-cell" style:parent-style-name="PEN14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66" style:family="table-cell" style:parent-style-name="PEN15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6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69" style:family="table-cell" style:parent-style-name="PENS">
      <style:table-cell-properties fo:background-color="#000000" fo:border="0.06pt solid #000000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16'.B27"/>
    </style:style>
    <style:style style:name="ce270" style:family="table-cell" style:parent-style-name="PENS">
      <style:table-cell-properties fo:background-color="#000000" fo:border="0.06pt solid #000000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43*INT(ROW()/43)+22&amp;&quot;C&quot;&amp;COLUMN();0)&lt;32)" style:apply-style-name="Greyed_20_Out_20_Cell" style:base-cell-address="'M0 8x16'.AA4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  <style:map style:condition="is-true-formula(INDIRECT(&quot;R&quot;&amp;43*INT(ROW()/43)+23&amp;&quot;C&quot;&amp;COLUMN();0)&lt;32)" style:apply-style-name="Greyed_20_Out_20_Cell" style:base-cell-address="'M0 8x16'.AA13"/>
    </style:style>
    <style:style style:name="ce273" style:family="table-cell" style:parent-style-name="PEN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74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M0 8x16'.AA25"/>
    </style:style>
    <style:style style:name="ce275" style:family="table-cell" style:parent-style-name="PEN1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76" style:family="table-cell" style:parent-style-name="PEN2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77" style:family="table-cell" style:parent-style-name="PEN3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78" style:family="table-cell" style:parent-style-name="PEN4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79" style:family="table-cell" style:parent-style-name="PEN0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16'.B27"/>
    </style:style>
    <style:style style:name="ce280" style:family="table-cell" style:parent-style-name="PEN1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1" style:family="table-cell" style:parent-style-name="PEN2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2" style:family="table-cell" style:parent-style-name="PEN3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3" style:family="table-cell" style:parent-style-name="PEN4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4" style:family="table-cell" style:parent-style-name="PEN5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5" style:family="table-cell" style:parent-style-name="PEN6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6" style:family="table-cell" style:parent-style-name="PEN7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7" style:family="table-cell" style:parent-style-name="PEN8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  <style:map style:condition="cell-content()=&quot; -- &quot;" style:apply-style-name="Greyed_20_Out_20_Cell" style:base-cell-address="'M0 8x16'.B27"/>
    </style:style>
    <style:style style:name="ce288" style:family="table-cell" style:parent-style-name="PEN9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89" style:family="table-cell" style:parent-style-name="PEN10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90" style:family="table-cell" style:parent-style-name="PEN11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91" style:family="table-cell" style:parent-style-name="PEN12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92" style:family="table-cell" style:parent-style-name="PEN13">
      <style:table-cell-properties style:text-align-source="fix" style:repeat-content="false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93" style:family="table-cell" style:parent-style-name="PEN14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94" style:family="table-cell" style:parent-style-name="PEN15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.5pt" fo:font-weight="normal" style:font-size-asian="10.5pt" style:font-weight-asian="normal" style:font-size-complex="10.5pt" style:font-weight-complex="normal"/>
      <style:map style:condition="cell-content()=&quot; -- &quot;" style:apply-style-name="Greyed_20_Out_20_Cell" style:base-cell-address="'M0 8x16'.B27"/>
    </style:style>
    <style:style style:name="ce295" style:family="table-cell" style:parent-style-name="PEN5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96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M0 8x16'.AA25"/>
    </style:style>
    <style:style style:name="ce297" style:family="table-cell" style:parent-style-name="PEN6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98" style:family="table-cell" style:parent-style-name="PEN7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299" style:family="table-cell" style:parent-style-name="PEN8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300" style:family="table-cell" style:parent-style-name="PEN9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301" style:family="table-cell" style:parent-style-name="PEN1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302" style:family="table-cell" style:parent-style-name="PEN11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303" style:family="table-cell" style:parent-style-name="PEN12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304" style:family="table-cell" style:parent-style-name="PEN13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305" style:family="table-cell" style:parent-style-name="PEN14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  <style:style style:name="ce306" style:family="table-cell" style:parent-style-name="PEN15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-is-not-between(32,255)" style:apply-style-name="Empty_20_Input_20_Cell" style:base-cell-address="'M0 8x16'.AA2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32,255)" table:allow-empty-cell="true" table:base-cell-address="'M1 8x16'.AQ23">
          <table:error-message table:message-type="stop" table:title="ERROR" table:display="true">
            <text:p>User Defined Character Numbers must be in the range [32, 255]</text:p>
          </table:error-message>
        </table:content-validation>
        <table:content-validation table:name="val2" table:condition="of:cell-content-is-in-list(&quot;BASIC&quot;;&quot;C&quot;)" table:allow-empty-cell="false" table:display-list="sort-ascending" table:base-cell-address="'M1 8x16'.AQ26">
          <table:error-message table:message-type="stop" table:title="OUTPUT FORMAT ERROR" table:display="true">
            <text:p>Please select either "BASIC" or "C" for output format</text:p>
          </table:error-message>
        </table:content-validation>
        <table:content-validation table:name="val3" table:condition="of:cell-content-is-in-list(&quot;HEX&quot;;&quot;DEC&quot;)" table:allow-empty-cell="false" table:display-list="sort-ascending" table:base-cell-address="'M1 8x16'.AW26">
          <table:error-message table:message-type="stop" table:title="OUTPUT FORMAT ERROR" table:display="true">
            <text:p>Please select a number output format between "HEX" (Hexadecimal) and "DEC" (Decimal)</text:p>
          </table:error-message>
        </table:content-validation>
        <table:content-validation table:name="val4" table:condition="of:cell-content-is-whole-number() and cell-content-is-between(32,255)" table:allow-empty-cell="true" table:base-cell-address="'M0 8x8'.AA13">
          <table:error-message table:message-type="stop" table:title="INVALID CHARACTER NUMBER" table:display="true">
            <text:p>User defined character numbers must be whole numbers in range [32, 255]</text:p>
          </table:error-message>
        </table:content-validation>
      </table:content-validations>
      <table:table table:name="M1 8x8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8" table:default-cell-style-name="ce4"/>
        <table:table-column table:style-name="co2" table:visibility="collapse" table:number-columns-repeated="32" table:default-cell-style-name="ce27"/>
        <table:table-column table:style-name="co1" table:default-cell-style-name="ce37"/>
        <table:table-column table:style-name="co3" table:default-cell-style-name="ce43"/>
        <table:table-column table:style-name="co3" table:default-cell-style-name="ce57"/>
        <table:table-column table:style-name="co1" table:default-cell-style-name="ce60"/>
        <table:table-column table:style-name="co3" table:default-cell-style-name="ce43"/>
        <table:table-column table:style-name="co3" table:default-cell-style-name="ce57"/>
        <table:table-column table:style-name="co1" table:default-cell-style-name="ce60"/>
        <table:table-column table:style-name="co3" table:default-cell-style-name="ce43"/>
        <table:table-column table:style-name="co3" table:default-cell-style-name="ce57"/>
        <table:table-column table:style-name="co1" table:default-cell-style-name="ce60"/>
        <table:table-column table:style-name="co3" table:default-cell-style-name="ce43"/>
        <table:table-column table:style-name="co3" table:default-cell-style-name="ce57"/>
        <table:table-column table:style-name="co1" table:number-columns-repeated="2" table:default-cell-style-name="Default"/>
        <table:table-column table:style-name="co2" table:number-columns-repeated="8" table:default-cell-style-name="ce4"/>
        <table:table-column table:style-name="co2" table:visibility="collapse" table:number-columns-repeated="32" table:default-cell-style-name="ce27"/>
        <table:table-column table:style-name="co1" table:default-cell-style-name="ce37"/>
        <table:table-column table:style-name="co3" table:default-cell-style-name="ce43"/>
        <table:table-column table:style-name="co3" table:default-cell-style-name="ce57"/>
        <table:table-column table:style-name="co1" table:default-cell-style-name="ce60"/>
        <table:table-column table:style-name="co3" table:default-cell-style-name="ce43"/>
        <table:table-column table:style-name="co3" table:default-cell-style-name="ce57"/>
        <table:table-column table:style-name="co1" table:default-cell-style-name="ce60"/>
        <table:table-column table:style-name="co3" table:default-cell-style-name="ce43"/>
        <table:table-column table:style-name="co3" table:default-cell-style-name="ce57"/>
        <table:table-column table:style-name="co1" table:default-cell-style-name="ce60"/>
        <table:table-column table:style-name="co3" table:default-cell-style-name="ce43"/>
        <table:table-column table:style-name="co3" table:default-cell-style-name="ce5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2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22"/>
          <table:table-cell table:style-name="ce1" office:value-type="string" calcext:value-type="string" table:number-columns-spanned="1" table:number-rows-spanned="22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22"/>
        </table:table-row>
        <table:table-row table:style-name="ro2">
          <table:covered-table-cell/>
          <table:table-cell table:style-name="ce3" office:value-type="string" calcext:value-type="string" table:number-columns-spanned="8" table:number-rows-spanned="2">
            <text:p>8x8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10"/>
          <table:table-cell table:style-name="ce38" office:value-type="string" calcext:value-type="string" table:number-columns-spanned="2" table:number-rows-spanned="1">
            <text:p>PEN 1</text:p>
          </table:table-cell>
          <table:covered-table-cell table:style-name="ce14"/>
          <table:table-cell table:style-name="ce1" table:number-columns-spanned="1" table:number-rows-spanned="10"/>
          <table:table-cell table:style-name="ce65" office:value-type="string" calcext:value-type="string" table:number-columns-spanned="2" table:number-rows-spanned="1">
            <text:p>PEN 2</text:p>
          </table:table-cell>
          <table:covered-table-cell table:style-name="ce14"/>
          <table:table-cell table:style-name="ce1" table:number-columns-spanned="1" table:number-rows-spanned="10"/>
          <table:table-cell table:style-name="ce69" office:value-type="string" calcext:value-type="string" table:number-columns-spanned="2" table:number-rows-spanned="1">
            <text:p>PEN 3</text:p>
          </table:table-cell>
          <table:covered-table-cell table:style-name="ce14"/>
          <table:table-cell table:style-name="ce1" table:number-columns-spanned="1" table:number-rows-spanned="10"/>
          <table:table-cell table:style-name="ce80" office:value-type="string" calcext:value-type="string" table:number-columns-spanned="2" table:number-rows-spanned="1">
            <text:p>PEN 0</text:p>
          </table:table-cell>
          <table:covered-table-cell table:style-name="ce14"/>
          <table:covered-table-cell table:number-columns-repeated="2"/>
          <table:table-cell table:style-name="ce3" office:value-type="string" calcext:value-type="string" table:number-columns-spanned="8" table:number-rows-spanned="2">
            <text:p>8x8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10"/>
          <table:table-cell table:style-name="ce38" office:value-type="string" calcext:value-type="string" table:number-columns-spanned="2" table:number-rows-spanned="1">
            <text:p>PEN 1</text:p>
          </table:table-cell>
          <table:covered-table-cell table:style-name="ce14"/>
          <table:table-cell table:style-name="ce1" table:number-columns-spanned="1" table:number-rows-spanned="10"/>
          <table:table-cell table:style-name="ce65" office:value-type="string" calcext:value-type="string" table:number-columns-spanned="2" table:number-rows-spanned="1">
            <text:p>PEN 2</text:p>
          </table:table-cell>
          <table:covered-table-cell table:style-name="ce14"/>
          <table:table-cell table:style-name="ce1" table:number-columns-spanned="1" table:number-rows-spanned="10"/>
          <table:table-cell table:style-name="ce69" office:value-type="string" calcext:value-type="string" table:number-columns-spanned="2" table:number-rows-spanned="1">
            <text:p>PEN 3</text:p>
          </table:table-cell>
          <table:covered-table-cell table:style-name="ce14"/>
          <table:table-cell table:style-name="ce1" table:number-columns-spanned="1" table:number-rows-spanned="10"/>
          <table:table-cell table:style-name="ce80" office:value-type="string" calcext:value-type="string" table:number-columns-spanned="2" table:number-rows-spanned="1">
            <text:p>PEN 0</text:p>
          </table:table-cell>
          <table:covered-table-cell table:style-name="ce14"/>
          <table:covered-table-cell/>
        </table:table-row>
        <table:table-row table:style-name="ro3">
          <table:covered-table-cell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number-columns-repeated="2"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/>
        </table:table-row>
        <table:table-row table:style-name="ro4">
          <table:covered-table-cell/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/>
          <table:table-cell table:formula="of:=[.J12]*([.B4]=[.J3])" office:value-type="float" office:value="0" calcext:value-type="float">
            <text:p>0</text:p>
          </table:table-cell>
          <table:table-cell table:formula="of:=[.K12]*([.C4]=[.K3])" office:value-type="float" office:value="0" calcext:value-type="float">
            <text:p>0</text:p>
          </table:table-cell>
          <table:table-cell table:formula="of:=[.L12]*([.D4]=[.L3])" office:value-type="float" office:value="0" calcext:value-type="float">
            <text:p>0</text:p>
          </table:table-cell>
          <table:table-cell table:formula="of:=[.M12]*([.E4]=[.M3])" office:value-type="float" office:value="0" calcext:value-type="float">
            <text:p>0</text:p>
          </table:table-cell>
          <table:table-cell table:formula="of:=[.N12]*([.F4]=[.N3])" office:value-type="float" office:value="0" calcext:value-type="float">
            <text:p>0</text:p>
          </table:table-cell>
          <table:table-cell table:formula="of:=[.O12]*([.G4]=[.O3])" office:value-type="float" office:value="0" calcext:value-type="float">
            <text:p>0</text:p>
          </table:table-cell>
          <table:table-cell table:formula="of:=[.P12]*([.H4]=[.P3])" office:value-type="float" office:value="0" calcext:value-type="float">
            <text:p>0</text:p>
          </table:table-cell>
          <table:table-cell table:formula="of:=[.Q12]*([.I4]=[.Q3])" office:value-type="float" office:value="0" calcext:value-type="float">
            <text:p>0</text:p>
          </table:table-cell>
          <table:table-cell table:formula="of:=[.R12]*([.B4]=[.R3])" office:value-type="float" office:value="0" calcext:value-type="float">
            <text:p>0</text:p>
          </table:table-cell>
          <table:table-cell table:formula="of:=[.S12]*([.C4]=[.S3])" office:value-type="float" office:value="0" calcext:value-type="float">
            <text:p>0</text:p>
          </table:table-cell>
          <table:table-cell table:formula="of:=[.T12]*([.D4]=[.T3])" office:value-type="float" office:value="0" calcext:value-type="float">
            <text:p>0</text:p>
          </table:table-cell>
          <table:table-cell table:formula="of:=[.U12]*([.E4]=[.U3])" office:value-type="float" office:value="0" calcext:value-type="float">
            <text:p>0</text:p>
          </table:table-cell>
          <table:table-cell table:formula="of:=[.V12]*([.F4]=[.V3])" office:value-type="float" office:value="0" calcext:value-type="float">
            <text:p>0</text:p>
          </table:table-cell>
          <table:table-cell table:formula="of:=[.W12]*([.G4]=[.W3])" office:value-type="float" office:value="0" calcext:value-type="float">
            <text:p>0</text:p>
          </table:table-cell>
          <table:table-cell table:formula="of:=[.X12]*([.H4]=[.X3])" office:value-type="float" office:value="0" calcext:value-type="float">
            <text:p>0</text:p>
          </table:table-cell>
          <table:table-cell table:formula="of:=[.Y12]*([.I4]=[.Y3])" office:value-type="float" office:value="0" calcext:value-type="float">
            <text:p>0</text:p>
          </table:table-cell>
          <table:table-cell table:formula="of:=[.Z12]*([.B4]=[.Z3])" office:value-type="float" office:value="0" calcext:value-type="float">
            <text:p>0</text:p>
          </table:table-cell>
          <table:table-cell table:formula="of:=[.AA12]*([.C4]=[.AA3])" office:value-type="float" office:value="0" calcext:value-type="float">
            <text:p>0</text:p>
          </table:table-cell>
          <table:table-cell table:formula="of:=[.AB12]*([.D4]=[.AB3])" office:value-type="float" office:value="32" calcext:value-type="float">
            <text:p>32</text:p>
          </table:table-cell>
          <table:table-cell table:formula="of:=[.AC12]*([.E4]=[.AC3])" office:value-type="float" office:value="16" calcext:value-type="float">
            <text:p>16</text:p>
          </table:table-cell>
          <table:table-cell table:formula="of:=[.AD12]*([.F4]=[.AD3])" office:value-type="float" office:value="8" calcext:value-type="float">
            <text:p>8</text:p>
          </table:table-cell>
          <table:table-cell table:formula="of:=[.AE12]*([.G4]=[.AE3])" office:value-type="float" office:value="4" calcext:value-type="float">
            <text:p>4</text:p>
          </table:table-cell>
          <table:table-cell table:formula="of:=[.AF12]*([.H4]=[.AF3])" office:value-type="float" office:value="2" calcext:value-type="float">
            <text:p>2</text:p>
          </table:table-cell>
          <table:table-cell table:formula="of:=[.AG12]*([.I4]=[.AG3])" office:value-type="float" office:value="0" calcext:value-type="float">
            <text:p>0</text:p>
          </table:table-cell>
          <table:table-cell table:formula="of:=[.AH12]*([.B4]=[.AH3])" office:value-type="float" office:value="128" calcext:value-type="float">
            <text:p>128</text:p>
          </table:table-cell>
          <table:table-cell table:formula="of:=[.AI12]*([.C4]=[.AI3])" office:value-type="float" office:value="64" calcext:value-type="float">
            <text:p>64</text:p>
          </table:table-cell>
          <table:table-cell table:formula="of:=[.AJ12]*([.D4]=[.AJ3])" office:value-type="float" office:value="0" calcext:value-type="float">
            <text:p>0</text:p>
          </table:table-cell>
          <table:table-cell table:formula="of:=[.AK12]*([.E4]=[.AK3])" office:value-type="float" office:value="0" calcext:value-type="float">
            <text:p>0</text:p>
          </table:table-cell>
          <table:table-cell table:formula="of:=[.AL12]*([.F4]=[.AL3])" office:value-type="float" office:value="0" calcext:value-type="float">
            <text:p>0</text:p>
          </table:table-cell>
          <table:table-cell table:formula="of:=[.AM12]*([.G4]=[.AM3])" office:value-type="float" office:value="0" calcext:value-type="float">
            <text:p>0</text:p>
          </table:table-cell>
          <table:table-cell table:formula="of:=[.AN12]*([.H4]=[.AN3])" office:value-type="float" office:value="0" calcext:value-type="float">
            <text:p>0</text:p>
          </table:table-cell>
          <table:table-cell table:formula="of:=[.AO12]*([.I4]=[.AO3])" office:value-type="float" office:value="1" calcext:value-type="float">
            <text:p>1</text:p>
          </table:table-cell>
          <table:covered-table-cell/>
          <table:table-cell table:formula="of:=SUM([.J4:.Q4])" office:value-type="float" office:value="0" calcext:value-type="float">
            <text:p>0</text:p>
          </table:table-cell>
          <table:table-cell table:formula="of:=DEC2HEX([.AQ4];2)" office:value-type="string" office:string-value="00" calcext:value-type="string">
            <text:p>00</text:p>
          </table:table-cell>
          <table:covered-table-cell/>
          <table:table-cell table:formula="of:=SUM([.R4:.Y4])" office:value-type="float" office:value="0" calcext:value-type="float">
            <text:p>0</text:p>
          </table:table-cell>
          <table:table-cell table:formula="of:=DEC2HEX([.AT4];2)" office:value-type="string" office:string-value="00" calcext:value-type="string">
            <text:p>00</text:p>
          </table:table-cell>
          <table:covered-table-cell/>
          <table:table-cell table:formula="of:=SUM([.Z4:.AG4])" office:value-type="float" office:value="62" calcext:value-type="float">
            <text:p>62</text:p>
          </table:table-cell>
          <table:table-cell table:formula="of:=DEC2HEX([.AW4];2)" office:value-type="string" office:string-value="3E" calcext:value-type="string">
            <text:p>3E</text:p>
          </table:table-cell>
          <table:covered-table-cell/>
          <table:table-cell table:formula="of:=SUM([.AH4:.AO4])" office:value-type="float" office:value="193" calcext:value-type="float">
            <text:p>193</text:p>
          </table:table-cell>
          <table:table-cell table:formula="of:=DEC2HEX([.AZ4];2)" office:value-type="string" office:string-value="C1" calcext:value-type="string">
            <text:p>C1</text:p>
          </table:table-cell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BL12]*([.BD4]=[.BL3])" office:value-type="float" office:value="0" calcext:value-type="float">
            <text:p>0</text:p>
          </table:table-cell>
          <table:table-cell table:formula="of:=[.BM12]*([.BE4]=[.BM3])" office:value-type="float" office:value="0" calcext:value-type="float">
            <text:p>0</text:p>
          </table:table-cell>
          <table:table-cell table:formula="of:=[.BN12]*([.BF4]=[.BN3])" office:value-type="float" office:value="0" calcext:value-type="float">
            <text:p>0</text:p>
          </table:table-cell>
          <table:table-cell table:formula="of:=[.BO12]*([.BG4]=[.BO3])" office:value-type="float" office:value="0" calcext:value-type="float">
            <text:p>0</text:p>
          </table:table-cell>
          <table:table-cell table:formula="of:=[.BP12]*([.BH4]=[.BP3])" office:value-type="float" office:value="0" calcext:value-type="float">
            <text:p>0</text:p>
          </table:table-cell>
          <table:table-cell table:formula="of:=[.BQ12]*([.BI4]=[.BQ3])" office:value-type="float" office:value="0" calcext:value-type="float">
            <text:p>0</text:p>
          </table:table-cell>
          <table:table-cell table:formula="of:=[.BR12]*([.BJ4]=[.BR3])" office:value-type="float" office:value="0" calcext:value-type="float">
            <text:p>0</text:p>
          </table:table-cell>
          <table:table-cell table:formula="of:=[.BS12]*([.BK4]=[.BS3])" office:value-type="float" office:value="0" calcext:value-type="float">
            <text:p>0</text:p>
          </table:table-cell>
          <table:table-cell table:formula="of:=[.BT12]*([.BD4]=[.BT3])" office:value-type="float" office:value="0" calcext:value-type="float">
            <text:p>0</text:p>
          </table:table-cell>
          <table:table-cell table:formula="of:=[.BU12]*([.BE4]=[.BU3])" office:value-type="float" office:value="0" calcext:value-type="float">
            <text:p>0</text:p>
          </table:table-cell>
          <table:table-cell table:formula="of:=[.BV12]*([.BF4]=[.BV3])" office:value-type="float" office:value="32" calcext:value-type="float">
            <text:p>32</text:p>
          </table:table-cell>
          <table:table-cell table:formula="of:=[.BW12]*([.BG4]=[.BW3])" office:value-type="float" office:value="0" calcext:value-type="float">
            <text:p>0</text:p>
          </table:table-cell>
          <table:table-cell table:formula="of:=[.BX12]*([.BH4]=[.BX3])" office:value-type="float" office:value="0" calcext:value-type="float">
            <text:p>0</text:p>
          </table:table-cell>
          <table:table-cell table:formula="of:=[.BY12]*([.BI4]=[.BY3])" office:value-type="float" office:value="4" calcext:value-type="float">
            <text:p>4</text:p>
          </table:table-cell>
          <table:table-cell table:formula="of:=[.BZ12]*([.BJ4]=[.BZ3])" office:value-type="float" office:value="0" calcext:value-type="float">
            <text:p>0</text:p>
          </table:table-cell>
          <table:table-cell table:formula="of:=[.CA12]*([.BK4]=[.CA3])" office:value-type="float" office:value="0" calcext:value-type="float">
            <text:p>0</text:p>
          </table:table-cell>
          <table:table-cell table:formula="of:=[.CB12]*([.BD4]=[.CB3])" office:value-type="float" office:value="0" calcext:value-type="float">
            <text:p>0</text:p>
          </table:table-cell>
          <table:table-cell table:formula="of:=[.CC12]*([.BE4]=[.CC3])" office:value-type="float" office:value="0" calcext:value-type="float">
            <text:p>0</text:p>
          </table:table-cell>
          <table:table-cell table:formula="of:=[.CD12]*([.BF4]=[.CD3])" office:value-type="float" office:value="0" calcext:value-type="float">
            <text:p>0</text:p>
          </table:table-cell>
          <table:table-cell table:formula="of:=[.CE12]*([.BG4]=[.CE3])" office:value-type="float" office:value="0" calcext:value-type="float">
            <text:p>0</text:p>
          </table:table-cell>
          <table:table-cell table:formula="of:=[.CF12]*([.BH4]=[.CF3])" office:value-type="float" office:value="0" calcext:value-type="float">
            <text:p>0</text:p>
          </table:table-cell>
          <table:table-cell table:formula="of:=[.CG12]*([.BI4]=[.CG3])" office:value-type="float" office:value="0" calcext:value-type="float">
            <text:p>0</text:p>
          </table:table-cell>
          <table:table-cell table:formula="of:=[.CH12]*([.BJ4]=[.CH3])" office:value-type="float" office:value="0" calcext:value-type="float">
            <text:p>0</text:p>
          </table:table-cell>
          <table:table-cell table:formula="of:=[.CI12]*([.BK4]=[.CI3])" office:value-type="float" office:value="0" calcext:value-type="float">
            <text:p>0</text:p>
          </table:table-cell>
          <table:table-cell table:formula="of:=[.CJ12]*([.BD4]=[.CJ3])" office:value-type="float" office:value="128" calcext:value-type="float">
            <text:p>128</text:p>
          </table:table-cell>
          <table:table-cell table:formula="of:=[.CK12]*([.BE4]=[.CK3])" office:value-type="float" office:value="64" calcext:value-type="float">
            <text:p>64</text:p>
          </table:table-cell>
          <table:table-cell table:formula="of:=[.CL12]*([.BF4]=[.CL3])" office:value-type="float" office:value="0" calcext:value-type="float">
            <text:p>0</text:p>
          </table:table-cell>
          <table:table-cell table:formula="of:=[.CM12]*([.BG4]=[.CM3])" office:value-type="float" office:value="16" calcext:value-type="float">
            <text:p>16</text:p>
          </table:table-cell>
          <table:table-cell table:formula="of:=[.CN12]*([.BH4]=[.CN3])" office:value-type="float" office:value="8" calcext:value-type="float">
            <text:p>8</text:p>
          </table:table-cell>
          <table:table-cell table:formula="of:=[.CO12]*([.BI4]=[.CO3])" office:value-type="float" office:value="0" calcext:value-type="float">
            <text:p>0</text:p>
          </table:table-cell>
          <table:table-cell table:formula="of:=[.CP12]*([.BJ4]=[.CP3])" office:value-type="float" office:value="2" calcext:value-type="float">
            <text:p>2</text:p>
          </table:table-cell>
          <table:table-cell table:formula="of:=[.CQ12]*([.BK4]=[.CQ3])" office:value-type="float" office:value="1" calcext:value-type="float">
            <text:p>1</text:p>
          </table:table-cell>
          <table:covered-table-cell/>
          <table:table-cell table:formula="of:=SUM([.BL4:.BS4])" office:value-type="float" office:value="0" calcext:value-type="float">
            <text:p>0</text:p>
          </table:table-cell>
          <table:table-cell table:formula="of:=DEC2HEX([.CS4];2)" office:value-type="string" office:string-value="00" calcext:value-type="string">
            <text:p>00</text:p>
          </table:table-cell>
          <table:covered-table-cell/>
          <table:table-cell table:formula="of:=SUM([.BT4:.CA4])" office:value-type="float" office:value="36" calcext:value-type="float">
            <text:p>36</text:p>
          </table:table-cell>
          <table:table-cell table:formula="of:=DEC2HEX([.CV4];2)" office:value-type="string" office:string-value="24" calcext:value-type="string">
            <text:p>24</text:p>
          </table:table-cell>
          <table:covered-table-cell/>
          <table:table-cell table:formula="of:=SUM([.CB4:.CI4])" office:value-type="float" office:value="0" calcext:value-type="float">
            <text:p>0</text:p>
          </table:table-cell>
          <table:table-cell table:formula="of:=DEC2HEX([.CY4];2)" office:value-type="string" office:string-value="00" calcext:value-type="string">
            <text:p>00</text:p>
          </table:table-cell>
          <table:covered-table-cell/>
          <table:table-cell table:formula="of:=SUM([.CJ4:.CQ4])" office:value-type="float" office:value="219" calcext:value-type="float">
            <text:p>219</text:p>
          </table:table-cell>
          <table:table-cell table:formula="of:=DEC2HEX([.DB4];2)" office:value-type="string" office:string-value="DB" calcext:value-type="string">
            <text:p>DB</text:p>
          </table:table-cell>
          <table:covered-table-cell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12]*([.B5]=[.J3])" office:value-type="float" office:value="0" calcext:value-type="float">
            <text:p>0</text:p>
          </table:table-cell>
          <table:table-cell table:formula="of:=[.K12]*([.C5]=[.K3])" office:value-type="float" office:value="0" calcext:value-type="float">
            <text:p>0</text:p>
          </table:table-cell>
          <table:table-cell table:formula="of:=[.L12]*([.D5]=[.L3])" office:value-type="float" office:value="0" calcext:value-type="float">
            <text:p>0</text:p>
          </table:table-cell>
          <table:table-cell table:formula="of:=[.M12]*([.E5]=[.M3])" office:value-type="float" office:value="0" calcext:value-type="float">
            <text:p>0</text:p>
          </table:table-cell>
          <table:table-cell table:formula="of:=[.N12]*([.F5]=[.N3])" office:value-type="float" office:value="0" calcext:value-type="float">
            <text:p>0</text:p>
          </table:table-cell>
          <table:table-cell table:formula="of:=[.O12]*([.G5]=[.O3])" office:value-type="float" office:value="0" calcext:value-type="float">
            <text:p>0</text:p>
          </table:table-cell>
          <table:table-cell table:formula="of:=[.P12]*([.H5]=[.P3])" office:value-type="float" office:value="0" calcext:value-type="float">
            <text:p>0</text:p>
          </table:table-cell>
          <table:table-cell table:formula="of:=[.Q12]*([.I5]=[.Q3])" office:value-type="float" office:value="0" calcext:value-type="float">
            <text:p>0</text:p>
          </table:table-cell>
          <table:table-cell table:formula="of:=[.R12]*([.B5]=[.R3])" office:value-type="float" office:value="0" calcext:value-type="float">
            <text:p>0</text:p>
          </table:table-cell>
          <table:table-cell table:formula="of:=[.S12]*([.C5]=[.S3])" office:value-type="float" office:value="0" calcext:value-type="float">
            <text:p>0</text:p>
          </table:table-cell>
          <table:table-cell table:formula="of:=[.T12]*([.D5]=[.T3])" office:value-type="float" office:value="0" calcext:value-type="float">
            <text:p>0</text:p>
          </table:table-cell>
          <table:table-cell table:formula="of:=[.U12]*([.E5]=[.U3])" office:value-type="float" office:value="16" calcext:value-type="float">
            <text:p>16</text:p>
          </table:table-cell>
          <table:table-cell table:formula="of:=[.V12]*([.F5]=[.V3])" office:value-type="float" office:value="8" calcext:value-type="float">
            <text:p>8</text:p>
          </table:table-cell>
          <table:table-cell table:formula="of:=[.W12]*([.G5]=[.W3])" office:value-type="float" office:value="4" calcext:value-type="float">
            <text:p>4</text:p>
          </table:table-cell>
          <table:table-cell table:formula="of:=[.X12]*([.H5]=[.X3])" office:value-type="float" office:value="0" calcext:value-type="float">
            <text:p>0</text:p>
          </table:table-cell>
          <table:table-cell table:formula="of:=[.Y12]*([.I5]=[.Y3])" office:value-type="float" office:value="0" calcext:value-type="float">
            <text:p>0</text:p>
          </table:table-cell>
          <table:table-cell table:formula="of:=[.Z12]*([.B5]=[.Z3])" office:value-type="float" office:value="0" calcext:value-type="float">
            <text:p>0</text:p>
          </table:table-cell>
          <table:table-cell table:formula="of:=[.AA12]*([.C5]=[.AA3])" office:value-type="float" office:value="0" calcext:value-type="float">
            <text:p>0</text:p>
          </table:table-cell>
          <table:table-cell table:formula="of:=[.AB12]*([.D5]=[.AB3])" office:value-type="float" office:value="32" calcext:value-type="float">
            <text:p>32</text:p>
          </table:table-cell>
          <table:table-cell table:formula="of:=[.AC12]*([.E5]=[.AC3])" office:value-type="float" office:value="0" calcext:value-type="float">
            <text:p>0</text:p>
          </table:table-cell>
          <table:table-cell table:formula="of:=[.AD12]*([.F5]=[.AD3])" office:value-type="float" office:value="0" calcext:value-type="float">
            <text:p>0</text:p>
          </table:table-cell>
          <table:table-cell table:formula="of:=[.AE12]*([.G5]=[.AE3])" office:value-type="float" office:value="0" calcext:value-type="float">
            <text:p>0</text:p>
          </table:table-cell>
          <table:table-cell table:formula="of:=[.AF12]*([.H5]=[.AF3])" office:value-type="float" office:value="2" calcext:value-type="float">
            <text:p>2</text:p>
          </table:table-cell>
          <table:table-cell table:formula="of:=[.AG12]*([.I5]=[.AG3])" office:value-type="float" office:value="0" calcext:value-type="float">
            <text:p>0</text:p>
          </table:table-cell>
          <table:table-cell table:formula="of:=[.AH12]*([.B5]=[.AH3])" office:value-type="float" office:value="128" calcext:value-type="float">
            <text:p>128</text:p>
          </table:table-cell>
          <table:table-cell table:formula="of:=[.AI12]*([.C5]=[.AI3])" office:value-type="float" office:value="64" calcext:value-type="float">
            <text:p>64</text:p>
          </table:table-cell>
          <table:table-cell table:formula="of:=[.AJ12]*([.D5]=[.AJ3])" office:value-type="float" office:value="0" calcext:value-type="float">
            <text:p>0</text:p>
          </table:table-cell>
          <table:table-cell table:formula="of:=[.AK12]*([.E5]=[.AK3])" office:value-type="float" office:value="0" calcext:value-type="float">
            <text:p>0</text:p>
          </table:table-cell>
          <table:table-cell table:formula="of:=[.AL12]*([.F5]=[.AL3])" office:value-type="float" office:value="0" calcext:value-type="float">
            <text:p>0</text:p>
          </table:table-cell>
          <table:table-cell table:formula="of:=[.AM12]*([.G5]=[.AM3])" office:value-type="float" office:value="0" calcext:value-type="float">
            <text:p>0</text:p>
          </table:table-cell>
          <table:table-cell table:formula="of:=[.AN12]*([.H5]=[.AN3])" office:value-type="float" office:value="0" calcext:value-type="float">
            <text:p>0</text:p>
          </table:table-cell>
          <table:table-cell table:formula="of:=[.AO12]*([.I5]=[.AO3])" office:value-type="float" office:value="1" calcext:value-type="float">
            <text:p>1</text:p>
          </table:table-cell>
          <table:covered-table-cell/>
          <table:table-cell table:formula="of:=SUM([.J5:.Q5])" office:value-type="float" office:value="0" calcext:value-type="float">
            <text:p>0</text:p>
          </table:table-cell>
          <table:table-cell table:formula="of:=DEC2HEX([.AQ5];2)" office:value-type="string" office:string-value="00" calcext:value-type="string">
            <text:p>00</text:p>
          </table:table-cell>
          <table:covered-table-cell/>
          <table:table-cell table:formula="of:=SUM([.R5:.Y5])" office:value-type="float" office:value="28" calcext:value-type="float">
            <text:p>28</text:p>
          </table:table-cell>
          <table:table-cell table:formula="of:=DEC2HEX([.AT5];2)" office:value-type="string" office:string-value="1C" calcext:value-type="string">
            <text:p>1C</text:p>
          </table:table-cell>
          <table:covered-table-cell/>
          <table:table-cell table:formula="of:=SUM([.Z5:.AG5])" office:value-type="float" office:value="34" calcext:value-type="float">
            <text:p>34</text:p>
          </table:table-cell>
          <table:table-cell table:formula="of:=DEC2HEX([.AW5];2)" office:value-type="string" office:string-value="22" calcext:value-type="string">
            <text:p>22</text:p>
          </table:table-cell>
          <table:covered-table-cell/>
          <table:table-cell table:formula="of:=SUM([.AH5:.AO5])" office:value-type="float" office:value="193" calcext:value-type="float">
            <text:p>193</text:p>
          </table:table-cell>
          <table:table-cell table:formula="of:=DEC2HEX([.AZ5];2)" office:value-type="string" office:string-value="C1" calcext:value-type="string">
            <text:p>C1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L12]*([.BD5]=[.BL3])" office:value-type="float" office:value="0" calcext:value-type="float">
            <text:p>0</text:p>
          </table:table-cell>
          <table:table-cell table:formula="of:=[.BM12]*([.BE5]=[.BM3])" office:value-type="float" office:value="0" calcext:value-type="float">
            <text:p>0</text:p>
          </table:table-cell>
          <table:table-cell table:formula="of:=[.BN12]*([.BF5]=[.BN3])" office:value-type="float" office:value="0" calcext:value-type="float">
            <text:p>0</text:p>
          </table:table-cell>
          <table:table-cell table:formula="of:=[.BO12]*([.BG5]=[.BO3])" office:value-type="float" office:value="0" calcext:value-type="float">
            <text:p>0</text:p>
          </table:table-cell>
          <table:table-cell table:formula="of:=[.BP12]*([.BH5]=[.BP3])" office:value-type="float" office:value="0" calcext:value-type="float">
            <text:p>0</text:p>
          </table:table-cell>
          <table:table-cell table:formula="of:=[.BQ12]*([.BI5]=[.BQ3])" office:value-type="float" office:value="0" calcext:value-type="float">
            <text:p>0</text:p>
          </table:table-cell>
          <table:table-cell table:formula="of:=[.BR12]*([.BJ5]=[.BR3])" office:value-type="float" office:value="0" calcext:value-type="float">
            <text:p>0</text:p>
          </table:table-cell>
          <table:table-cell table:formula="of:=[.BS12]*([.BK5]=[.BS3])" office:value-type="float" office:value="0" calcext:value-type="float">
            <text:p>0</text:p>
          </table:table-cell>
          <table:table-cell table:formula="of:=[.BT12]*([.BD5]=[.BT3])" office:value-type="float" office:value="128" calcext:value-type="float">
            <text:p>128</text:p>
          </table:table-cell>
          <table:table-cell table:formula="of:=[.BU12]*([.BE5]=[.BU3])" office:value-type="float" office:value="0" calcext:value-type="float">
            <text:p>0</text:p>
          </table:table-cell>
          <table:table-cell table:formula="of:=[.BV12]*([.BF5]=[.BV3])" office:value-type="float" office:value="0" calcext:value-type="float">
            <text:p>0</text:p>
          </table:table-cell>
          <table:table-cell table:formula="of:=[.BW12]*([.BG5]=[.BW3])" office:value-type="float" office:value="16" calcext:value-type="float">
            <text:p>16</text:p>
          </table:table-cell>
          <table:table-cell table:formula="of:=[.BX12]*([.BH5]=[.BX3])" office:value-type="float" office:value="8" calcext:value-type="float">
            <text:p>8</text:p>
          </table:table-cell>
          <table:table-cell table:formula="of:=[.BY12]*([.BI5]=[.BY3])" office:value-type="float" office:value="0" calcext:value-type="float">
            <text:p>0</text:p>
          </table:table-cell>
          <table:table-cell table:formula="of:=[.BZ12]*([.BJ5]=[.BZ3])" office:value-type="float" office:value="0" calcext:value-type="float">
            <text:p>0</text:p>
          </table:table-cell>
          <table:table-cell table:formula="of:=[.CA12]*([.BK5]=[.CA3])" office:value-type="float" office:value="1" calcext:value-type="float">
            <text:p>1</text:p>
          </table:table-cell>
          <table:table-cell table:formula="of:=[.CB12]*([.BD5]=[.CB3])" office:value-type="float" office:value="0" calcext:value-type="float">
            <text:p>0</text:p>
          </table:table-cell>
          <table:table-cell table:formula="of:=[.CC12]*([.BE5]=[.CC3])" office:value-type="float" office:value="0" calcext:value-type="float">
            <text:p>0</text:p>
          </table:table-cell>
          <table:table-cell table:formula="of:=[.CD12]*([.BF5]=[.CD3])" office:value-type="float" office:value="0" calcext:value-type="float">
            <text:p>0</text:p>
          </table:table-cell>
          <table:table-cell table:formula="of:=[.CE12]*([.BG5]=[.CE3])" office:value-type="float" office:value="0" calcext:value-type="float">
            <text:p>0</text:p>
          </table:table-cell>
          <table:table-cell table:formula="of:=[.CF12]*([.BH5]=[.CF3])" office:value-type="float" office:value="0" calcext:value-type="float">
            <text:p>0</text:p>
          </table:table-cell>
          <table:table-cell table:formula="of:=[.CG12]*([.BI5]=[.CG3])" office:value-type="float" office:value="0" calcext:value-type="float">
            <text:p>0</text:p>
          </table:table-cell>
          <table:table-cell table:formula="of:=[.CH12]*([.BJ5]=[.CH3])" office:value-type="float" office:value="0" calcext:value-type="float">
            <text:p>0</text:p>
          </table:table-cell>
          <table:table-cell table:formula="of:=[.CI12]*([.BK5]=[.CI3])" office:value-type="float" office:value="0" calcext:value-type="float">
            <text:p>0</text:p>
          </table:table-cell>
          <table:table-cell table:formula="of:=[.CJ12]*([.BD5]=[.CJ3])" office:value-type="float" office:value="0" calcext:value-type="float">
            <text:p>0</text:p>
          </table:table-cell>
          <table:table-cell table:formula="of:=[.CK12]*([.BE5]=[.CK3])" office:value-type="float" office:value="64" calcext:value-type="float">
            <text:p>64</text:p>
          </table:table-cell>
          <table:table-cell table:formula="of:=[.CL12]*([.BF5]=[.CL3])" office:value-type="float" office:value="32" calcext:value-type="float">
            <text:p>32</text:p>
          </table:table-cell>
          <table:table-cell table:formula="of:=[.CM12]*([.BG5]=[.CM3])" office:value-type="float" office:value="0" calcext:value-type="float">
            <text:p>0</text:p>
          </table:table-cell>
          <table:table-cell table:formula="of:=[.CN12]*([.BH5]=[.CN3])" office:value-type="float" office:value="0" calcext:value-type="float">
            <text:p>0</text:p>
          </table:table-cell>
          <table:table-cell table:formula="of:=[.CO12]*([.BI5]=[.CO3])" office:value-type="float" office:value="4" calcext:value-type="float">
            <text:p>4</text:p>
          </table:table-cell>
          <table:table-cell table:formula="of:=[.CP12]*([.BJ5]=[.CP3])" office:value-type="float" office:value="2" calcext:value-type="float">
            <text:p>2</text:p>
          </table:table-cell>
          <table:table-cell table:formula="of:=[.CQ12]*([.BK5]=[.CQ3])" office:value-type="float" office:value="0" calcext:value-type="float">
            <text:p>0</text:p>
          </table:table-cell>
          <table:covered-table-cell/>
          <table:table-cell table:formula="of:=SUM([.BL5:.BS5])" office:value-type="float" office:value="0" calcext:value-type="float">
            <text:p>0</text:p>
          </table:table-cell>
          <table:table-cell table:formula="of:=DEC2HEX([.CS5];2)" office:value-type="string" office:string-value="00" calcext:value-type="string">
            <text:p>00</text:p>
          </table:table-cell>
          <table:covered-table-cell/>
          <table:table-cell table:formula="of:=SUM([.BT5:.CA5])" office:value-type="float" office:value="153" calcext:value-type="float">
            <text:p>153</text:p>
          </table:table-cell>
          <table:table-cell table:formula="of:=DEC2HEX([.CV5];2)" office:value-type="string" office:string-value="99" calcext:value-type="string">
            <text:p>99</text:p>
          </table:table-cell>
          <table:covered-table-cell/>
          <table:table-cell table:formula="of:=SUM([.CB5:.CI5])" office:value-type="float" office:value="0" calcext:value-type="float">
            <text:p>0</text:p>
          </table:table-cell>
          <table:table-cell table:formula="of:=DEC2HEX([.CY5];2)" office:value-type="string" office:string-value="00" calcext:value-type="string">
            <text:p>00</text:p>
          </table:table-cell>
          <table:covered-table-cell/>
          <table:table-cell table:formula="of:=SUM([.CJ5:.CQ5])" office:value-type="float" office:value="102" calcext:value-type="float">
            <text:p>102</text:p>
          </table:table-cell>
          <table:table-cell table:formula="of:=DEC2HEX([.DB5];2)" office:value-type="string" office:string-value="66" calcext:value-type="string">
            <text:p>66</text:p>
          </table:table-cell>
          <table:covered-table-cell/>
        </table:table-row>
        <table:table-row table:style-name="ro4">
          <table:covered-table-cell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12]*([.B6]=[.J3])" office:value-type="float" office:value="0" calcext:value-type="float">
            <text:p>0</text:p>
          </table:table-cell>
          <table:table-cell table:formula="of:=[.K12]*([.C6]=[.K3])" office:value-type="float" office:value="0" calcext:value-type="float">
            <text:p>0</text:p>
          </table:table-cell>
          <table:table-cell table:formula="of:=[.L12]*([.D6]=[.L3])" office:value-type="float" office:value="0" calcext:value-type="float">
            <text:p>0</text:p>
          </table:table-cell>
          <table:table-cell table:formula="of:=[.M12]*([.E6]=[.M3])" office:value-type="float" office:value="16" calcext:value-type="float">
            <text:p>16</text:p>
          </table:table-cell>
          <table:table-cell table:formula="of:=[.N12]*([.F6]=[.N3])" office:value-type="float" office:value="8" calcext:value-type="float">
            <text:p>8</text:p>
          </table:table-cell>
          <table:table-cell table:formula="of:=[.O12]*([.G6]=[.O3])" office:value-type="float" office:value="4" calcext:value-type="float">
            <text:p>4</text:p>
          </table:table-cell>
          <table:table-cell table:formula="of:=[.P12]*([.H6]=[.P3])" office:value-type="float" office:value="0" calcext:value-type="float">
            <text:p>0</text:p>
          </table:table-cell>
          <table:table-cell table:formula="of:=[.Q12]*([.I6]=[.Q3])" office:value-type="float" office:value="0" calcext:value-type="float">
            <text:p>0</text:p>
          </table:table-cell>
          <table:table-cell table:formula="of:=[.R12]*([.B6]=[.R3])" office:value-type="float" office:value="0" calcext:value-type="float">
            <text:p>0</text:p>
          </table:table-cell>
          <table:table-cell table:formula="of:=[.S12]*([.C6]=[.S3])" office:value-type="float" office:value="0" calcext:value-type="float">
            <text:p>0</text:p>
          </table:table-cell>
          <table:table-cell table:formula="of:=[.T12]*([.D6]=[.T3])" office:value-type="float" office:value="0" calcext:value-type="float">
            <text:p>0</text:p>
          </table:table-cell>
          <table:table-cell table:formula="of:=[.U12]*([.E6]=[.U3])" office:value-type="float" office:value="0" calcext:value-type="float">
            <text:p>0</text:p>
          </table:table-cell>
          <table:table-cell table:formula="of:=[.V12]*([.F6]=[.V3])" office:value-type="float" office:value="0" calcext:value-type="float">
            <text:p>0</text:p>
          </table:table-cell>
          <table:table-cell table:formula="of:=[.W12]*([.G6]=[.W3])" office:value-type="float" office:value="0" calcext:value-type="float">
            <text:p>0</text:p>
          </table:table-cell>
          <table:table-cell table:formula="of:=[.X12]*([.H6]=[.X3])" office:value-type="float" office:value="0" calcext:value-type="float">
            <text:p>0</text:p>
          </table:table-cell>
          <table:table-cell table:formula="of:=[.Y12]*([.I6]=[.Y3])" office:value-type="float" office:value="0" calcext:value-type="float">
            <text:p>0</text:p>
          </table:table-cell>
          <table:table-cell table:formula="of:=[.Z12]*([.B6]=[.Z3])" office:value-type="float" office:value="128" calcext:value-type="float">
            <text:p>128</text:p>
          </table:table-cell>
          <table:table-cell table:formula="of:=[.AA12]*([.C6]=[.AA3])" office:value-type="float" office:value="64" calcext:value-type="float">
            <text:p>64</text:p>
          </table:table-cell>
          <table:table-cell table:formula="of:=[.AB12]*([.D6]=[.AB3])" office:value-type="float" office:value="32" calcext:value-type="float">
            <text:p>32</text:p>
          </table:table-cell>
          <table:table-cell table:formula="of:=[.AC12]*([.E6]=[.AC3])" office:value-type="float" office:value="0" calcext:value-type="float">
            <text:p>0</text:p>
          </table:table-cell>
          <table:table-cell table:formula="of:=[.AD12]*([.F6]=[.AD3])" office:value-type="float" office:value="0" calcext:value-type="float">
            <text:p>0</text:p>
          </table:table-cell>
          <table:table-cell table:formula="of:=[.AE12]*([.G6]=[.AE3])" office:value-type="float" office:value="0" calcext:value-type="float">
            <text:p>0</text:p>
          </table:table-cell>
          <table:table-cell table:formula="of:=[.AF12]*([.H6]=[.AF3])" office:value-type="float" office:value="2" calcext:value-type="float">
            <text:p>2</text:p>
          </table:table-cell>
          <table:table-cell table:formula="of:=[.AG12]*([.I6]=[.AG3])" office:value-type="float" office:value="0" calcext:value-type="float">
            <text:p>0</text:p>
          </table:table-cell>
          <table:table-cell table:formula="of:=[.AH12]*([.B6]=[.AH3])" office:value-type="float" office:value="0" calcext:value-type="float">
            <text:p>0</text:p>
          </table:table-cell>
          <table:table-cell table:formula="of:=[.AI12]*([.C6]=[.AI3])" office:value-type="float" office:value="0" calcext:value-type="float">
            <text:p>0</text:p>
          </table:table-cell>
          <table:table-cell table:formula="of:=[.AJ12]*([.D6]=[.AJ3])" office:value-type="float" office:value="0" calcext:value-type="float">
            <text:p>0</text:p>
          </table:table-cell>
          <table:table-cell table:formula="of:=[.AK12]*([.E6]=[.AK3])" office:value-type="float" office:value="0" calcext:value-type="float">
            <text:p>0</text:p>
          </table:table-cell>
          <table:table-cell table:formula="of:=[.AL12]*([.F6]=[.AL3])" office:value-type="float" office:value="0" calcext:value-type="float">
            <text:p>0</text:p>
          </table:table-cell>
          <table:table-cell table:formula="of:=[.AM12]*([.G6]=[.AM3])" office:value-type="float" office:value="0" calcext:value-type="float">
            <text:p>0</text:p>
          </table:table-cell>
          <table:table-cell table:formula="of:=[.AN12]*([.H6]=[.AN3])" office:value-type="float" office:value="0" calcext:value-type="float">
            <text:p>0</text:p>
          </table:table-cell>
          <table:table-cell table:formula="of:=[.AO12]*([.I6]=[.AO3])" office:value-type="float" office:value="1" calcext:value-type="float">
            <text:p>1</text:p>
          </table:table-cell>
          <table:covered-table-cell/>
          <table:table-cell table:formula="of:=SUM([.J6:.Q6])" office:value-type="float" office:value="28" calcext:value-type="float">
            <text:p>28</text:p>
          </table:table-cell>
          <table:table-cell table:formula="of:=DEC2HEX([.AQ6];2)" office:value-type="string" office:string-value="1C" calcext:value-type="string">
            <text:p>1C</text:p>
          </table:table-cell>
          <table:covered-table-cell/>
          <table:table-cell table:formula="of:=SUM([.R6:.Y6])" office:value-type="float" office:value="0" calcext:value-type="float">
            <text:p>0</text:p>
          </table:table-cell>
          <table:table-cell table:formula="of:=DEC2HEX([.AT6];2)" office:value-type="string" office:string-value="00" calcext:value-type="string">
            <text:p>00</text:p>
          </table:table-cell>
          <table:covered-table-cell/>
          <table:table-cell table:formula="of:=SUM([.Z6:.AG6])" office:value-type="float" office:value="226" calcext:value-type="float">
            <text:p>226</text:p>
          </table:table-cell>
          <table:table-cell table:formula="of:=DEC2HEX([.AW6];2)" office:value-type="string" office:string-value="E2" calcext:value-type="string">
            <text:p>E2</text:p>
          </table:table-cell>
          <table:covered-table-cell/>
          <table:table-cell table:formula="of:=SUM([.AH6:.AO6])" office:value-type="float" office:value="1" calcext:value-type="float">
            <text:p>1</text:p>
          </table:table-cell>
          <table:table-cell table:formula="of:=DEC2HEX([.AZ6];2)" office:value-type="string" office:string-value="01" calcext:value-type="string">
            <text:p>01</text:p>
          </table:table-cell>
          <table:covered-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BL12]*([.BD6]=[.BL3])" office:value-type="float" office:value="0" calcext:value-type="float">
            <text:p>0</text:p>
          </table:table-cell>
          <table:table-cell table:formula="of:=[.BM12]*([.BE6]=[.BM3])" office:value-type="float" office:value="0" calcext:value-type="float">
            <text:p>0</text:p>
          </table:table-cell>
          <table:table-cell table:formula="of:=[.BN12]*([.BF6]=[.BN3])" office:value-type="float" office:value="0" calcext:value-type="float">
            <text:p>0</text:p>
          </table:table-cell>
          <table:table-cell table:formula="of:=[.BO12]*([.BG6]=[.BO3])" office:value-type="float" office:value="0" calcext:value-type="float">
            <text:p>0</text:p>
          </table:table-cell>
          <table:table-cell table:formula="of:=[.BP12]*([.BH6]=[.BP3])" office:value-type="float" office:value="0" calcext:value-type="float">
            <text:p>0</text:p>
          </table:table-cell>
          <table:table-cell table:formula="of:=[.BQ12]*([.BI6]=[.BQ3])" office:value-type="float" office:value="0" calcext:value-type="float">
            <text:p>0</text:p>
          </table:table-cell>
          <table:table-cell table:formula="of:=[.BR12]*([.BJ6]=[.BR3])" office:value-type="float" office:value="0" calcext:value-type="float">
            <text:p>0</text:p>
          </table:table-cell>
          <table:table-cell table:formula="of:=[.BS12]*([.BK6]=[.BS3])" office:value-type="float" office:value="0" calcext:value-type="float">
            <text:p>0</text:p>
          </table:table-cell>
          <table:table-cell table:formula="of:=[.BT12]*([.BD6]=[.BT3])" office:value-type="float" office:value="128" calcext:value-type="float">
            <text:p>128</text:p>
          </table:table-cell>
          <table:table-cell table:formula="of:=[.BU12]*([.BE6]=[.BU3])" office:value-type="float" office:value="64" calcext:value-type="float">
            <text:p>64</text:p>
          </table:table-cell>
          <table:table-cell table:formula="of:=[.BV12]*([.BF6]=[.BV3])" office:value-type="float" office:value="0" calcext:value-type="float">
            <text:p>0</text:p>
          </table:table-cell>
          <table:table-cell table:formula="of:=[.BW12]*([.BG6]=[.BW3])" office:value-type="float" office:value="16" calcext:value-type="float">
            <text:p>16</text:p>
          </table:table-cell>
          <table:table-cell table:formula="of:=[.BX12]*([.BH6]=[.BX3])" office:value-type="float" office:value="8" calcext:value-type="float">
            <text:p>8</text:p>
          </table:table-cell>
          <table:table-cell table:formula="of:=[.BY12]*([.BI6]=[.BY3])" office:value-type="float" office:value="0" calcext:value-type="float">
            <text:p>0</text:p>
          </table:table-cell>
          <table:table-cell table:formula="of:=[.BZ12]*([.BJ6]=[.BZ3])" office:value-type="float" office:value="2" calcext:value-type="float">
            <text:p>2</text:p>
          </table:table-cell>
          <table:table-cell table:formula="of:=[.CA12]*([.BK6]=[.CA3])" office:value-type="float" office:value="1" calcext:value-type="float">
            <text:p>1</text:p>
          </table:table-cell>
          <table:table-cell table:formula="of:=[.CB12]*([.BD6]=[.CB3])" office:value-type="float" office:value="0" calcext:value-type="float">
            <text:p>0</text:p>
          </table:table-cell>
          <table:table-cell table:formula="of:=[.CC12]*([.BE6]=[.CC3])" office:value-type="float" office:value="0" calcext:value-type="float">
            <text:p>0</text:p>
          </table:table-cell>
          <table:table-cell table:formula="of:=[.CD12]*([.BF6]=[.CD3])" office:value-type="float" office:value="0" calcext:value-type="float">
            <text:p>0</text:p>
          </table:table-cell>
          <table:table-cell table:formula="of:=[.CE12]*([.BG6]=[.CE3])" office:value-type="float" office:value="0" calcext:value-type="float">
            <text:p>0</text:p>
          </table:table-cell>
          <table:table-cell table:formula="of:=[.CF12]*([.BH6]=[.CF3])" office:value-type="float" office:value="0" calcext:value-type="float">
            <text:p>0</text:p>
          </table:table-cell>
          <table:table-cell table:formula="of:=[.CG12]*([.BI6]=[.CG3])" office:value-type="float" office:value="0" calcext:value-type="float">
            <text:p>0</text:p>
          </table:table-cell>
          <table:table-cell table:formula="of:=[.CH12]*([.BJ6]=[.CH3])" office:value-type="float" office:value="0" calcext:value-type="float">
            <text:p>0</text:p>
          </table:table-cell>
          <table:table-cell table:formula="of:=[.CI12]*([.BK6]=[.CI3])" office:value-type="float" office:value="0" calcext:value-type="float">
            <text:p>0</text:p>
          </table:table-cell>
          <table:table-cell table:formula="of:=[.CJ12]*([.BD6]=[.CJ3])" office:value-type="float" office:value="0" calcext:value-type="float">
            <text:p>0</text:p>
          </table:table-cell>
          <table:table-cell table:formula="of:=[.CK12]*([.BE6]=[.CK3])" office:value-type="float" office:value="0" calcext:value-type="float">
            <text:p>0</text:p>
          </table:table-cell>
          <table:table-cell table:formula="of:=[.CL12]*([.BF6]=[.CL3])" office:value-type="float" office:value="32" calcext:value-type="float">
            <text:p>32</text:p>
          </table:table-cell>
          <table:table-cell table:formula="of:=[.CM12]*([.BG6]=[.CM3])" office:value-type="float" office:value="0" calcext:value-type="float">
            <text:p>0</text:p>
          </table:table-cell>
          <table:table-cell table:formula="of:=[.CN12]*([.BH6]=[.CN3])" office:value-type="float" office:value="0" calcext:value-type="float">
            <text:p>0</text:p>
          </table:table-cell>
          <table:table-cell table:formula="of:=[.CO12]*([.BI6]=[.CO3])" office:value-type="float" office:value="4" calcext:value-type="float">
            <text:p>4</text:p>
          </table:table-cell>
          <table:table-cell table:formula="of:=[.CP12]*([.BJ6]=[.CP3])" office:value-type="float" office:value="0" calcext:value-type="float">
            <text:p>0</text:p>
          </table:table-cell>
          <table:table-cell table:formula="of:=[.CQ12]*([.BK6]=[.CQ3])" office:value-type="float" office:value="0" calcext:value-type="float">
            <text:p>0</text:p>
          </table:table-cell>
          <table:covered-table-cell/>
          <table:table-cell table:formula="of:=SUM([.BL6:.BS6])" office:value-type="float" office:value="0" calcext:value-type="float">
            <text:p>0</text:p>
          </table:table-cell>
          <table:table-cell table:formula="of:=DEC2HEX([.CS6];2)" office:value-type="string" office:string-value="00" calcext:value-type="string">
            <text:p>00</text:p>
          </table:table-cell>
          <table:covered-table-cell/>
          <table:table-cell table:formula="of:=SUM([.BT6:.CA6])" office:value-type="float" office:value="219" calcext:value-type="float">
            <text:p>219</text:p>
          </table:table-cell>
          <table:table-cell table:formula="of:=DEC2HEX([.CV6];2)" office:value-type="string" office:string-value="DB" calcext:value-type="string">
            <text:p>DB</text:p>
          </table:table-cell>
          <table:covered-table-cell/>
          <table:table-cell table:formula="of:=SUM([.CB6:.CI6])" office:value-type="float" office:value="0" calcext:value-type="float">
            <text:p>0</text:p>
          </table:table-cell>
          <table:table-cell table:formula="of:=DEC2HEX([.CY6];2)" office:value-type="string" office:string-value="00" calcext:value-type="string">
            <text:p>00</text:p>
          </table:table-cell>
          <table:covered-table-cell/>
          <table:table-cell table:formula="of:=SUM([.CJ6:.CQ6])" office:value-type="float" office:value="36" calcext:value-type="float">
            <text:p>36</text:p>
          </table:table-cell>
          <table:table-cell table:formula="of:=DEC2HEX([.DB6];2)" office:value-type="string" office:string-value="24" calcext:value-type="string">
            <text:p>24</text:p>
          </table:table-cell>
          <table:covered-table-cell/>
        </table:table-row>
        <table:table-row table:style-name="ro4">
          <table:covered-table-cell/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formula="of:=[.J12]*([.B7]=[.J3])" office:value-type="float" office:value="0" calcext:value-type="float">
            <text:p>0</text:p>
          </table:table-cell>
          <table:table-cell table:formula="of:=[.K12]*([.C7]=[.K3])" office:value-type="float" office:value="0" calcext:value-type="float">
            <text:p>0</text:p>
          </table:table-cell>
          <table:table-cell table:formula="of:=[.L12]*([.D7]=[.L3])" office:value-type="float" office:value="0" calcext:value-type="float">
            <text:p>0</text:p>
          </table:table-cell>
          <table:table-cell table:formula="of:=[.M12]*([.E7]=[.M3])" office:value-type="float" office:value="0" calcext:value-type="float">
            <text:p>0</text:p>
          </table:table-cell>
          <table:table-cell table:formula="of:=[.N12]*([.F7]=[.N3])" office:value-type="float" office:value="0" calcext:value-type="float">
            <text:p>0</text:p>
          </table:table-cell>
          <table:table-cell table:formula="of:=[.O12]*([.G7]=[.O3])" office:value-type="float" office:value="0" calcext:value-type="float">
            <text:p>0</text:p>
          </table:table-cell>
          <table:table-cell table:formula="of:=[.P12]*([.H7]=[.P3])" office:value-type="float" office:value="0" calcext:value-type="float">
            <text:p>0</text:p>
          </table:table-cell>
          <table:table-cell table:formula="of:=[.Q12]*([.I7]=[.Q3])" office:value-type="float" office:value="0" calcext:value-type="float">
            <text:p>0</text:p>
          </table:table-cell>
          <table:table-cell table:formula="of:=[.R12]*([.B7]=[.R3])" office:value-type="float" office:value="0" calcext:value-type="float">
            <text:p>0</text:p>
          </table:table-cell>
          <table:table-cell table:formula="of:=[.S12]*([.C7]=[.S3])" office:value-type="float" office:value="0" calcext:value-type="float">
            <text:p>0</text:p>
          </table:table-cell>
          <table:table-cell table:formula="of:=[.T12]*([.D7]=[.T3])" office:value-type="float" office:value="0" calcext:value-type="float">
            <text:p>0</text:p>
          </table:table-cell>
          <table:table-cell table:formula="of:=[.U12]*([.E7]=[.U3])" office:value-type="float" office:value="0" calcext:value-type="float">
            <text:p>0</text:p>
          </table:table-cell>
          <table:table-cell table:formula="of:=[.V12]*([.F7]=[.V3])" office:value-type="float" office:value="0" calcext:value-type="float">
            <text:p>0</text:p>
          </table:table-cell>
          <table:table-cell table:formula="of:=[.W12]*([.G7]=[.W3])" office:value-type="float" office:value="0" calcext:value-type="float">
            <text:p>0</text:p>
          </table:table-cell>
          <table:table-cell table:formula="of:=[.X12]*([.H7]=[.X3])" office:value-type="float" office:value="0" calcext:value-type="float">
            <text:p>0</text:p>
          </table:table-cell>
          <table:table-cell table:formula="of:=[.Y12]*([.I7]=[.Y3])" office:value-type="float" office:value="0" calcext:value-type="float">
            <text:p>0</text:p>
          </table:table-cell>
          <table:table-cell table:formula="of:=[.Z12]*([.B7]=[.Z3])" office:value-type="float" office:value="0" calcext:value-type="float">
            <text:p>0</text:p>
          </table:table-cell>
          <table:table-cell table:formula="of:=[.AA12]*([.C7]=[.AA3])" office:value-type="float" office:value="64" calcext:value-type="float">
            <text:p>64</text:p>
          </table:table-cell>
          <table:table-cell table:formula="of:=[.AB12]*([.D7]=[.AB3])" office:value-type="float" office:value="32" calcext:value-type="float">
            <text:p>32</text:p>
          </table:table-cell>
          <table:table-cell table:formula="of:=[.AC12]*([.E7]=[.AC3])" office:value-type="float" office:value="16" calcext:value-type="float">
            <text:p>16</text:p>
          </table:table-cell>
          <table:table-cell table:formula="of:=[.AD12]*([.F7]=[.AD3])" office:value-type="float" office:value="8" calcext:value-type="float">
            <text:p>8</text:p>
          </table:table-cell>
          <table:table-cell table:formula="of:=[.AE12]*([.G7]=[.AE3])" office:value-type="float" office:value="4" calcext:value-type="float">
            <text:p>4</text:p>
          </table:table-cell>
          <table:table-cell table:formula="of:=[.AF12]*([.H7]=[.AF3])" office:value-type="float" office:value="2" calcext:value-type="float">
            <text:p>2</text:p>
          </table:table-cell>
          <table:table-cell table:formula="of:=[.AG12]*([.I7]=[.AG3])" office:value-type="float" office:value="0" calcext:value-type="float">
            <text:p>0</text:p>
          </table:table-cell>
          <table:table-cell table:formula="of:=[.AH12]*([.B7]=[.AH3])" office:value-type="float" office:value="128" calcext:value-type="float">
            <text:p>128</text:p>
          </table:table-cell>
          <table:table-cell table:formula="of:=[.AI12]*([.C7]=[.AI3])" office:value-type="float" office:value="0" calcext:value-type="float">
            <text:p>0</text:p>
          </table:table-cell>
          <table:table-cell table:formula="of:=[.AJ12]*([.D7]=[.AJ3])" office:value-type="float" office:value="0" calcext:value-type="float">
            <text:p>0</text:p>
          </table:table-cell>
          <table:table-cell table:formula="of:=[.AK12]*([.E7]=[.AK3])" office:value-type="float" office:value="0" calcext:value-type="float">
            <text:p>0</text:p>
          </table:table-cell>
          <table:table-cell table:formula="of:=[.AL12]*([.F7]=[.AL3])" office:value-type="float" office:value="0" calcext:value-type="float">
            <text:p>0</text:p>
          </table:table-cell>
          <table:table-cell table:formula="of:=[.AM12]*([.G7]=[.AM3])" office:value-type="float" office:value="0" calcext:value-type="float">
            <text:p>0</text:p>
          </table:table-cell>
          <table:table-cell table:formula="of:=[.AN12]*([.H7]=[.AN3])" office:value-type="float" office:value="0" calcext:value-type="float">
            <text:p>0</text:p>
          </table:table-cell>
          <table:table-cell table:formula="of:=[.AO12]*([.I7]=[.AO3])" office:value-type="float" office:value="1" calcext:value-type="float">
            <text:p>1</text:p>
          </table:table-cell>
          <table:covered-table-cell/>
          <table:table-cell table:formula="of:=SUM([.J7:.Q7])" office:value-type="float" office:value="0" calcext:value-type="float">
            <text:p>0</text:p>
          </table:table-cell>
          <table:table-cell table:formula="of:=DEC2HEX([.AQ7];2)" office:value-type="string" office:string-value="00" calcext:value-type="string">
            <text:p>00</text:p>
          </table:table-cell>
          <table:covered-table-cell/>
          <table:table-cell table:formula="of:=SUM([.R7:.Y7])" office:value-type="float" office:value="0" calcext:value-type="float">
            <text:p>0</text:p>
          </table:table-cell>
          <table:table-cell table:formula="of:=DEC2HEX([.AT7];2)" office:value-type="string" office:string-value="00" calcext:value-type="string">
            <text:p>00</text:p>
          </table:table-cell>
          <table:covered-table-cell/>
          <table:table-cell table:formula="of:=SUM([.Z7:.AG7])" office:value-type="float" office:value="126" calcext:value-type="float">
            <text:p>126</text:p>
          </table:table-cell>
          <table:table-cell table:formula="of:=DEC2HEX([.AW7];2)" office:value-type="string" office:string-value="7E" calcext:value-type="string">
            <text:p>7E</text:p>
          </table:table-cell>
          <table:covered-table-cell/>
          <table:table-cell table:formula="of:=SUM([.AH7:.AO7])" office:value-type="float" office:value="129" calcext:value-type="float">
            <text:p>129</text:p>
          </table:table-cell>
          <table:table-cell table:formula="of:=DEC2HEX([.AZ7];2)" office:value-type="string" office:string-value="81" calcext:value-type="string">
            <text:p>81</text:p>
          </table:table-cell>
          <table:covered-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formula="of:=[.BL12]*([.BD7]=[.BL3])" office:value-type="float" office:value="0" calcext:value-type="float">
            <text:p>0</text:p>
          </table:table-cell>
          <table:table-cell table:formula="of:=[.BM12]*([.BE7]=[.BM3])" office:value-type="float" office:value="0" calcext:value-type="float">
            <text:p>0</text:p>
          </table:table-cell>
          <table:table-cell table:formula="of:=[.BN12]*([.BF7]=[.BN3])" office:value-type="float" office:value="0" calcext:value-type="float">
            <text:p>0</text:p>
          </table:table-cell>
          <table:table-cell table:formula="of:=[.BO12]*([.BG7]=[.BO3])" office:value-type="float" office:value="0" calcext:value-type="float">
            <text:p>0</text:p>
          </table:table-cell>
          <table:table-cell table:formula="of:=[.BP12]*([.BH7]=[.BP3])" office:value-type="float" office:value="0" calcext:value-type="float">
            <text:p>0</text:p>
          </table:table-cell>
          <table:table-cell table:formula="of:=[.BQ12]*([.BI7]=[.BQ3])" office:value-type="float" office:value="0" calcext:value-type="float">
            <text:p>0</text:p>
          </table:table-cell>
          <table:table-cell table:formula="of:=[.BR12]*([.BJ7]=[.BR3])" office:value-type="float" office:value="0" calcext:value-type="float">
            <text:p>0</text:p>
          </table:table-cell>
          <table:table-cell table:formula="of:=[.BS12]*([.BK7]=[.BS3])" office:value-type="float" office:value="0" calcext:value-type="float">
            <text:p>0</text:p>
          </table:table-cell>
          <table:table-cell table:formula="of:=[.BT12]*([.BD7]=[.BT3])" office:value-type="float" office:value="128" calcext:value-type="float">
            <text:p>128</text:p>
          </table:table-cell>
          <table:table-cell table:formula="of:=[.BU12]*([.BE7]=[.BU3])" office:value-type="float" office:value="64" calcext:value-type="float">
            <text:p>64</text:p>
          </table:table-cell>
          <table:table-cell table:formula="of:=[.BV12]*([.BF7]=[.BV3])" office:value-type="float" office:value="32" calcext:value-type="float">
            <text:p>32</text:p>
          </table:table-cell>
          <table:table-cell table:formula="of:=[.BW12]*([.BG7]=[.BW3])" office:value-type="float" office:value="0" calcext:value-type="float">
            <text:p>0</text:p>
          </table:table-cell>
          <table:table-cell table:formula="of:=[.BX12]*([.BH7]=[.BX3])" office:value-type="float" office:value="0" calcext:value-type="float">
            <text:p>0</text:p>
          </table:table-cell>
          <table:table-cell table:formula="of:=[.BY12]*([.BI7]=[.BY3])" office:value-type="float" office:value="4" calcext:value-type="float">
            <text:p>4</text:p>
          </table:table-cell>
          <table:table-cell table:formula="of:=[.BZ12]*([.BJ7]=[.BZ3])" office:value-type="float" office:value="2" calcext:value-type="float">
            <text:p>2</text:p>
          </table:table-cell>
          <table:table-cell table:formula="of:=[.CA12]*([.BK7]=[.CA3])" office:value-type="float" office:value="1" calcext:value-type="float">
            <text:p>1</text:p>
          </table:table-cell>
          <table:table-cell table:formula="of:=[.CB12]*([.BD7]=[.CB3])" office:value-type="float" office:value="0" calcext:value-type="float">
            <text:p>0</text:p>
          </table:table-cell>
          <table:table-cell table:formula="of:=[.CC12]*([.BE7]=[.CC3])" office:value-type="float" office:value="0" calcext:value-type="float">
            <text:p>0</text:p>
          </table:table-cell>
          <table:table-cell table:formula="of:=[.CD12]*([.BF7]=[.CD3])" office:value-type="float" office:value="0" calcext:value-type="float">
            <text:p>0</text:p>
          </table:table-cell>
          <table:table-cell table:formula="of:=[.CE12]*([.BG7]=[.CE3])" office:value-type="float" office:value="0" calcext:value-type="float">
            <text:p>0</text:p>
          </table:table-cell>
          <table:table-cell table:formula="of:=[.CF12]*([.BH7]=[.CF3])" office:value-type="float" office:value="0" calcext:value-type="float">
            <text:p>0</text:p>
          </table:table-cell>
          <table:table-cell table:formula="of:=[.CG12]*([.BI7]=[.CG3])" office:value-type="float" office:value="0" calcext:value-type="float">
            <text:p>0</text:p>
          </table:table-cell>
          <table:table-cell table:formula="of:=[.CH12]*([.BJ7]=[.CH3])" office:value-type="float" office:value="0" calcext:value-type="float">
            <text:p>0</text:p>
          </table:table-cell>
          <table:table-cell table:formula="of:=[.CI12]*([.BK7]=[.CI3])" office:value-type="float" office:value="0" calcext:value-type="float">
            <text:p>0</text:p>
          </table:table-cell>
          <table:table-cell table:formula="of:=[.CJ12]*([.BD7]=[.CJ3])" office:value-type="float" office:value="0" calcext:value-type="float">
            <text:p>0</text:p>
          </table:table-cell>
          <table:table-cell table:formula="of:=[.CK12]*([.BE7]=[.CK3])" office:value-type="float" office:value="0" calcext:value-type="float">
            <text:p>0</text:p>
          </table:table-cell>
          <table:table-cell table:formula="of:=[.CL12]*([.BF7]=[.CL3])" office:value-type="float" office:value="0" calcext:value-type="float">
            <text:p>0</text:p>
          </table:table-cell>
          <table:table-cell table:formula="of:=[.CM12]*([.BG7]=[.CM3])" office:value-type="float" office:value="16" calcext:value-type="float">
            <text:p>16</text:p>
          </table:table-cell>
          <table:table-cell table:formula="of:=[.CN12]*([.BH7]=[.CN3])" office:value-type="float" office:value="8" calcext:value-type="float">
            <text:p>8</text:p>
          </table:table-cell>
          <table:table-cell table:formula="of:=[.CO12]*([.BI7]=[.CO3])" office:value-type="float" office:value="0" calcext:value-type="float">
            <text:p>0</text:p>
          </table:table-cell>
          <table:table-cell table:formula="of:=[.CP12]*([.BJ7]=[.CP3])" office:value-type="float" office:value="0" calcext:value-type="float">
            <text:p>0</text:p>
          </table:table-cell>
          <table:table-cell table:formula="of:=[.CQ12]*([.BK7]=[.CQ3])" office:value-type="float" office:value="0" calcext:value-type="float">
            <text:p>0</text:p>
          </table:table-cell>
          <table:covered-table-cell/>
          <table:table-cell table:formula="of:=SUM([.BL7:.BS7])" office:value-type="float" office:value="0" calcext:value-type="float">
            <text:p>0</text:p>
          </table:table-cell>
          <table:table-cell table:formula="of:=DEC2HEX([.CS7];2)" office:value-type="string" office:string-value="00" calcext:value-type="string">
            <text:p>00</text:p>
          </table:table-cell>
          <table:covered-table-cell/>
          <table:table-cell table:formula="of:=SUM([.BT7:.CA7])" office:value-type="float" office:value="231" calcext:value-type="float">
            <text:p>231</text:p>
          </table:table-cell>
          <table:table-cell table:formula="of:=DEC2HEX([.CV7];2)" office:value-type="string" office:string-value="E7" calcext:value-type="string">
            <text:p>E7</text:p>
          </table:table-cell>
          <table:covered-table-cell/>
          <table:table-cell table:formula="of:=SUM([.CB7:.CI7])" office:value-type="float" office:value="0" calcext:value-type="float">
            <text:p>0</text:p>
          </table:table-cell>
          <table:table-cell table:formula="of:=DEC2HEX([.CY7];2)" office:value-type="string" office:string-value="00" calcext:value-type="string">
            <text:p>00</text:p>
          </table:table-cell>
          <table:covered-table-cell/>
          <table:table-cell table:formula="of:=SUM([.CJ7:.CQ7])" office:value-type="float" office:value="24" calcext:value-type="float">
            <text:p>24</text:p>
          </table:table-cell>
          <table:table-cell table:formula="of:=DEC2HEX([.DB7];2)" office:value-type="string" office:string-value="18" calcext:value-type="string">
            <text:p>18</text:p>
          </table:table-cell>
          <table:covered-table-cell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J12]*([.B8]=[.J3])" office:value-type="float" office:value="0" calcext:value-type="float">
            <text:p>0</text:p>
          </table:table-cell>
          <table:table-cell table:formula="of:=[.K12]*([.C8]=[.K3])" office:value-type="float" office:value="0" calcext:value-type="float">
            <text:p>0</text:p>
          </table:table-cell>
          <table:table-cell table:formula="of:=[.L12]*([.D8]=[.L3])" office:value-type="float" office:value="0" calcext:value-type="float">
            <text:p>0</text:p>
          </table:table-cell>
          <table:table-cell table:formula="of:=[.M12]*([.E8]=[.M3])" office:value-type="float" office:value="0" calcext:value-type="float">
            <text:p>0</text:p>
          </table:table-cell>
          <table:table-cell table:formula="of:=[.N12]*([.F8]=[.N3])" office:value-type="float" office:value="0" calcext:value-type="float">
            <text:p>0</text:p>
          </table:table-cell>
          <table:table-cell table:formula="of:=[.O12]*([.G8]=[.O3])" office:value-type="float" office:value="0" calcext:value-type="float">
            <text:p>0</text:p>
          </table:table-cell>
          <table:table-cell table:formula="of:=[.P12]*([.H8]=[.P3])" office:value-type="float" office:value="0" calcext:value-type="float">
            <text:p>0</text:p>
          </table:table-cell>
          <table:table-cell table:formula="of:=[.Q12]*([.I8]=[.Q3])" office:value-type="float" office:value="0" calcext:value-type="float">
            <text:p>0</text:p>
          </table:table-cell>
          <table:table-cell table:formula="of:=[.R12]*([.B8]=[.R3])" office:value-type="float" office:value="0" calcext:value-type="float">
            <text:p>0</text:p>
          </table:table-cell>
          <table:table-cell table:formula="of:=[.S12]*([.C8]=[.S3])" office:value-type="float" office:value="0" calcext:value-type="float">
            <text:p>0</text:p>
          </table:table-cell>
          <table:table-cell table:formula="of:=[.T12]*([.D8]=[.T3])" office:value-type="float" office:value="0" calcext:value-type="float">
            <text:p>0</text:p>
          </table:table-cell>
          <table:table-cell table:formula="of:=[.U12]*([.E8]=[.U3])" office:value-type="float" office:value="0" calcext:value-type="float">
            <text:p>0</text:p>
          </table:table-cell>
          <table:table-cell table:formula="of:=[.V12]*([.F8]=[.V3])" office:value-type="float" office:value="0" calcext:value-type="float">
            <text:p>0</text:p>
          </table:table-cell>
          <table:table-cell table:formula="of:=[.W12]*([.G8]=[.W3])" office:value-type="float" office:value="0" calcext:value-type="float">
            <text:p>0</text:p>
          </table:table-cell>
          <table:table-cell table:formula="of:=[.X12]*([.H8]=[.X3])" office:value-type="float" office:value="0" calcext:value-type="float">
            <text:p>0</text:p>
          </table:table-cell>
          <table:table-cell table:formula="of:=[.Y12]*([.I8]=[.Y3])" office:value-type="float" office:value="0" calcext:value-type="float">
            <text:p>0</text:p>
          </table:table-cell>
          <table:table-cell table:formula="of:=[.Z12]*([.B8]=[.Z3])" office:value-type="float" office:value="0" calcext:value-type="float">
            <text:p>0</text:p>
          </table:table-cell>
          <table:table-cell table:formula="of:=[.AA12]*([.C8]=[.AA3])" office:value-type="float" office:value="0" calcext:value-type="float">
            <text:p>0</text:p>
          </table:table-cell>
          <table:table-cell table:formula="of:=[.AB12]*([.D8]=[.AB3])" office:value-type="float" office:value="32" calcext:value-type="float">
            <text:p>32</text:p>
          </table:table-cell>
          <table:table-cell table:formula="of:=[.AC12]*([.E8]=[.AC3])" office:value-type="float" office:value="0" calcext:value-type="float">
            <text:p>0</text:p>
          </table:table-cell>
          <table:table-cell table:formula="of:=[.AD12]*([.F8]=[.AD3])" office:value-type="float" office:value="8" calcext:value-type="float">
            <text:p>8</text:p>
          </table:table-cell>
          <table:table-cell table:formula="of:=[.AE12]*([.G8]=[.AE3])" office:value-type="float" office:value="0" calcext:value-type="float">
            <text:p>0</text:p>
          </table:table-cell>
          <table:table-cell table:formula="of:=[.AF12]*([.H8]=[.AF3])" office:value-type="float" office:value="2" calcext:value-type="float">
            <text:p>2</text:p>
          </table:table-cell>
          <table:table-cell table:formula="of:=[.AG12]*([.I8]=[.AG3])" office:value-type="float" office:value="0" calcext:value-type="float">
            <text:p>0</text:p>
          </table:table-cell>
          <table:table-cell table:formula="of:=[.AH12]*([.B8]=[.AH3])" office:value-type="float" office:value="128" calcext:value-type="float">
            <text:p>128</text:p>
          </table:table-cell>
          <table:table-cell table:formula="of:=[.AI12]*([.C8]=[.AI3])" office:value-type="float" office:value="64" calcext:value-type="float">
            <text:p>64</text:p>
          </table:table-cell>
          <table:table-cell table:formula="of:=[.AJ12]*([.D8]=[.AJ3])" office:value-type="float" office:value="0" calcext:value-type="float">
            <text:p>0</text:p>
          </table:table-cell>
          <table:table-cell table:formula="of:=[.AK12]*([.E8]=[.AK3])" office:value-type="float" office:value="16" calcext:value-type="float">
            <text:p>16</text:p>
          </table:table-cell>
          <table:table-cell table:formula="of:=[.AL12]*([.F8]=[.AL3])" office:value-type="float" office:value="0" calcext:value-type="float">
            <text:p>0</text:p>
          </table:table-cell>
          <table:table-cell table:formula="of:=[.AM12]*([.G8]=[.AM3])" office:value-type="float" office:value="4" calcext:value-type="float">
            <text:p>4</text:p>
          </table:table-cell>
          <table:table-cell table:formula="of:=[.AN12]*([.H8]=[.AN3])" office:value-type="float" office:value="0" calcext:value-type="float">
            <text:p>0</text:p>
          </table:table-cell>
          <table:table-cell table:formula="of:=[.AO12]*([.I8]=[.AO3])" office:value-type="float" office:value="1" calcext:value-type="float">
            <text:p>1</text:p>
          </table:table-cell>
          <table:covered-table-cell/>
          <table:table-cell table:formula="of:=SUM([.J8:.Q8])" office:value-type="float" office:value="0" calcext:value-type="float">
            <text:p>0</text:p>
          </table:table-cell>
          <table:table-cell table:formula="of:=DEC2HEX([.AQ8];2)" office:value-type="string" office:string-value="00" calcext:value-type="string">
            <text:p>00</text:p>
          </table:table-cell>
          <table:covered-table-cell/>
          <table:table-cell table:formula="of:=SUM([.R8:.Y8])" office:value-type="float" office:value="0" calcext:value-type="float">
            <text:p>0</text:p>
          </table:table-cell>
          <table:table-cell table:formula="of:=DEC2HEX([.AT8];2)" office:value-type="string" office:string-value="00" calcext:value-type="string">
            <text:p>00</text:p>
          </table:table-cell>
          <table:covered-table-cell/>
          <table:table-cell table:formula="of:=SUM([.Z8:.AG8])" office:value-type="float" office:value="42" calcext:value-type="float">
            <text:p>42</text:p>
          </table:table-cell>
          <table:table-cell table:formula="of:=DEC2HEX([.AW8];2)" office:value-type="string" office:string-value="2A" calcext:value-type="string">
            <text:p>2A</text:p>
          </table:table-cell>
          <table:covered-table-cell/>
          <table:table-cell table:formula="of:=SUM([.AH8:.AO8])" office:value-type="float" office:value="213" calcext:value-type="float">
            <text:p>213</text:p>
          </table:table-cell>
          <table:table-cell table:formula="of:=DEC2HEX([.AZ8];2)" office:value-type="string" office:string-value="D5" calcext:value-type="string">
            <text:p>D5</text:p>
          </table:table-cell>
          <table:covered-table-cell table:number-columns-repeated="2"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BL12]*([.BD8]=[.BL3])" office:value-type="float" office:value="0" calcext:value-type="float">
            <text:p>0</text:p>
          </table:table-cell>
          <table:table-cell table:formula="of:=[.BM12]*([.BE8]=[.BM3])" office:value-type="float" office:value="0" calcext:value-type="float">
            <text:p>0</text:p>
          </table:table-cell>
          <table:table-cell table:formula="of:=[.BN12]*([.BF8]=[.BN3])" office:value-type="float" office:value="0" calcext:value-type="float">
            <text:p>0</text:p>
          </table:table-cell>
          <table:table-cell table:formula="of:=[.BO12]*([.BG8]=[.BO3])" office:value-type="float" office:value="0" calcext:value-type="float">
            <text:p>0</text:p>
          </table:table-cell>
          <table:table-cell table:formula="of:=[.BP12]*([.BH8]=[.BP3])" office:value-type="float" office:value="0" calcext:value-type="float">
            <text:p>0</text:p>
          </table:table-cell>
          <table:table-cell table:formula="of:=[.BQ12]*([.BI8]=[.BQ3])" office:value-type="float" office:value="0" calcext:value-type="float">
            <text:p>0</text:p>
          </table:table-cell>
          <table:table-cell table:formula="of:=[.BR12]*([.BJ8]=[.BR3])" office:value-type="float" office:value="0" calcext:value-type="float">
            <text:p>0</text:p>
          </table:table-cell>
          <table:table-cell table:formula="of:=[.BS12]*([.BK8]=[.BS3])" office:value-type="float" office:value="0" calcext:value-type="float">
            <text:p>0</text:p>
          </table:table-cell>
          <table:table-cell table:formula="of:=[.BT12]*([.BD8]=[.BT3])" office:value-type="float" office:value="0" calcext:value-type="float">
            <text:p>0</text:p>
          </table:table-cell>
          <table:table-cell table:formula="of:=[.BU12]*([.BE8]=[.BU3])" office:value-type="float" office:value="0" calcext:value-type="float">
            <text:p>0</text:p>
          </table:table-cell>
          <table:table-cell table:formula="of:=[.BV12]*([.BF8]=[.BV3])" office:value-type="float" office:value="32" calcext:value-type="float">
            <text:p>32</text:p>
          </table:table-cell>
          <table:table-cell table:formula="of:=[.BW12]*([.BG8]=[.BW3])" office:value-type="float" office:value="16" calcext:value-type="float">
            <text:p>16</text:p>
          </table:table-cell>
          <table:table-cell table:formula="of:=[.BX12]*([.BH8]=[.BX3])" office:value-type="float" office:value="8" calcext:value-type="float">
            <text:p>8</text:p>
          </table:table-cell>
          <table:table-cell table:formula="of:=[.BY12]*([.BI8]=[.BY3])" office:value-type="float" office:value="4" calcext:value-type="float">
            <text:p>4</text:p>
          </table:table-cell>
          <table:table-cell table:formula="of:=[.BZ12]*([.BJ8]=[.BZ3])" office:value-type="float" office:value="0" calcext:value-type="float">
            <text:p>0</text:p>
          </table:table-cell>
          <table:table-cell table:formula="of:=[.CA12]*([.BK8]=[.CA3])" office:value-type="float" office:value="0" calcext:value-type="float">
            <text:p>0</text:p>
          </table:table-cell>
          <table:table-cell table:formula="of:=[.CB12]*([.BD8]=[.CB3])" office:value-type="float" office:value="0" calcext:value-type="float">
            <text:p>0</text:p>
          </table:table-cell>
          <table:table-cell table:formula="of:=[.CC12]*([.BE8]=[.CC3])" office:value-type="float" office:value="0" calcext:value-type="float">
            <text:p>0</text:p>
          </table:table-cell>
          <table:table-cell table:formula="of:=[.CD12]*([.BF8]=[.CD3])" office:value-type="float" office:value="0" calcext:value-type="float">
            <text:p>0</text:p>
          </table:table-cell>
          <table:table-cell table:formula="of:=[.CE12]*([.BG8]=[.CE3])" office:value-type="float" office:value="0" calcext:value-type="float">
            <text:p>0</text:p>
          </table:table-cell>
          <table:table-cell table:formula="of:=[.CF12]*([.BH8]=[.CF3])" office:value-type="float" office:value="0" calcext:value-type="float">
            <text:p>0</text:p>
          </table:table-cell>
          <table:table-cell table:formula="of:=[.CG12]*([.BI8]=[.CG3])" office:value-type="float" office:value="0" calcext:value-type="float">
            <text:p>0</text:p>
          </table:table-cell>
          <table:table-cell table:formula="of:=[.CH12]*([.BJ8]=[.CH3])" office:value-type="float" office:value="0" calcext:value-type="float">
            <text:p>0</text:p>
          </table:table-cell>
          <table:table-cell table:formula="of:=[.CI12]*([.BK8]=[.CI3])" office:value-type="float" office:value="0" calcext:value-type="float">
            <text:p>0</text:p>
          </table:table-cell>
          <table:table-cell table:formula="of:=[.CJ12]*([.BD8]=[.CJ3])" office:value-type="float" office:value="128" calcext:value-type="float">
            <text:p>128</text:p>
          </table:table-cell>
          <table:table-cell table:formula="of:=[.CK12]*([.BE8]=[.CK3])" office:value-type="float" office:value="64" calcext:value-type="float">
            <text:p>64</text:p>
          </table:table-cell>
          <table:table-cell table:formula="of:=[.CL12]*([.BF8]=[.CL3])" office:value-type="float" office:value="0" calcext:value-type="float">
            <text:p>0</text:p>
          </table:table-cell>
          <table:table-cell table:formula="of:=[.CM12]*([.BG8]=[.CM3])" office:value-type="float" office:value="0" calcext:value-type="float">
            <text:p>0</text:p>
          </table:table-cell>
          <table:table-cell table:formula="of:=[.CN12]*([.BH8]=[.CN3])" office:value-type="float" office:value="0" calcext:value-type="float">
            <text:p>0</text:p>
          </table:table-cell>
          <table:table-cell table:formula="of:=[.CO12]*([.BI8]=[.CO3])" office:value-type="float" office:value="0" calcext:value-type="float">
            <text:p>0</text:p>
          </table:table-cell>
          <table:table-cell table:formula="of:=[.CP12]*([.BJ8]=[.CP3])" office:value-type="float" office:value="2" calcext:value-type="float">
            <text:p>2</text:p>
          </table:table-cell>
          <table:table-cell table:formula="of:=[.CQ12]*([.BK8]=[.CQ3])" office:value-type="float" office:value="1" calcext:value-type="float">
            <text:p>1</text:p>
          </table:table-cell>
          <table:covered-table-cell/>
          <table:table-cell table:formula="of:=SUM([.BL8:.BS8])" office:value-type="float" office:value="0" calcext:value-type="float">
            <text:p>0</text:p>
          </table:table-cell>
          <table:table-cell table:formula="of:=DEC2HEX([.CS8];2)" office:value-type="string" office:string-value="00" calcext:value-type="string">
            <text:p>00</text:p>
          </table:table-cell>
          <table:covered-table-cell/>
          <table:table-cell table:formula="of:=SUM([.BT8:.CA8])" office:value-type="float" office:value="60" calcext:value-type="float">
            <text:p>60</text:p>
          </table:table-cell>
          <table:table-cell table:formula="of:=DEC2HEX([.CV8];2)" office:value-type="string" office:string-value="3C" calcext:value-type="string">
            <text:p>3C</text:p>
          </table:table-cell>
          <table:covered-table-cell/>
          <table:table-cell table:formula="of:=SUM([.CB8:.CI8])" office:value-type="float" office:value="0" calcext:value-type="float">
            <text:p>0</text:p>
          </table:table-cell>
          <table:table-cell table:formula="of:=DEC2HEX([.CY8];2)" office:value-type="string" office:string-value="00" calcext:value-type="string">
            <text:p>00</text:p>
          </table:table-cell>
          <table:covered-table-cell/>
          <table:table-cell table:formula="of:=SUM([.CJ8:.CQ8])" office:value-type="float" office:value="195" calcext:value-type="float">
            <text:p>195</text:p>
          </table:table-cell>
          <table:table-cell table:formula="of:=DEC2HEX([.DB8];2)" office:value-type="string" office:string-value="C3" calcext:value-type="string">
            <text:p>C3</text:p>
          </table:table-cell>
          <table:covered-table-cell/>
        </table:table-row>
        <table:table-row table:style-name="ro4">
          <table:covered-table-cell/>
          <table:table-cell table:number-columns-repeated="8" office:value-type="float" office:value="3" calcext:value-type="float">
            <text:p>3</text:p>
          </table:table-cell>
          <table:table-cell table:formula="of:=[.J12]*([.B9]=[.J3])" office:value-type="float" office:value="0" calcext:value-type="float">
            <text:p>0</text:p>
          </table:table-cell>
          <table:table-cell table:formula="of:=[.K12]*([.C9]=[.K3])" office:value-type="float" office:value="0" calcext:value-type="float">
            <text:p>0</text:p>
          </table:table-cell>
          <table:table-cell table:formula="of:=[.L12]*([.D9]=[.L3])" office:value-type="float" office:value="0" calcext:value-type="float">
            <text:p>0</text:p>
          </table:table-cell>
          <table:table-cell table:formula="of:=[.M12]*([.E9]=[.M3])" office:value-type="float" office:value="0" calcext:value-type="float">
            <text:p>0</text:p>
          </table:table-cell>
          <table:table-cell table:formula="of:=[.N12]*([.F9]=[.N3])" office:value-type="float" office:value="0" calcext:value-type="float">
            <text:p>0</text:p>
          </table:table-cell>
          <table:table-cell table:formula="of:=[.O12]*([.G9]=[.O3])" office:value-type="float" office:value="0" calcext:value-type="float">
            <text:p>0</text:p>
          </table:table-cell>
          <table:table-cell table:formula="of:=[.P12]*([.H9]=[.P3])" office:value-type="float" office:value="0" calcext:value-type="float">
            <text:p>0</text:p>
          </table:table-cell>
          <table:table-cell table:formula="of:=[.Q12]*([.I9]=[.Q3])" office:value-type="float" office:value="0" calcext:value-type="float">
            <text:p>0</text:p>
          </table:table-cell>
          <table:table-cell table:formula="of:=[.R12]*([.B9]=[.R3])" office:value-type="float" office:value="0" calcext:value-type="float">
            <text:p>0</text:p>
          </table:table-cell>
          <table:table-cell table:formula="of:=[.S12]*([.C9]=[.S3])" office:value-type="float" office:value="0" calcext:value-type="float">
            <text:p>0</text:p>
          </table:table-cell>
          <table:table-cell table:formula="of:=[.T12]*([.D9]=[.T3])" office:value-type="float" office:value="0" calcext:value-type="float">
            <text:p>0</text:p>
          </table:table-cell>
          <table:table-cell table:formula="of:=[.U12]*([.E9]=[.U3])" office:value-type="float" office:value="0" calcext:value-type="float">
            <text:p>0</text:p>
          </table:table-cell>
          <table:table-cell table:formula="of:=[.V12]*([.F9]=[.V3])" office:value-type="float" office:value="0" calcext:value-type="float">
            <text:p>0</text:p>
          </table:table-cell>
          <table:table-cell table:formula="of:=[.W12]*([.G9]=[.W3])" office:value-type="float" office:value="0" calcext:value-type="float">
            <text:p>0</text:p>
          </table:table-cell>
          <table:table-cell table:formula="of:=[.X12]*([.H9]=[.X3])" office:value-type="float" office:value="0" calcext:value-type="float">
            <text:p>0</text:p>
          </table:table-cell>
          <table:table-cell table:formula="of:=[.Y12]*([.I9]=[.Y3])" office:value-type="float" office:value="0" calcext:value-type="float">
            <text:p>0</text:p>
          </table:table-cell>
          <table:table-cell table:formula="of:=[.Z12]*([.B9]=[.Z3])" office:value-type="float" office:value="128" calcext:value-type="float">
            <text:p>128</text:p>
          </table:table-cell>
          <table:table-cell table:formula="of:=[.AA12]*([.C9]=[.AA3])" office:value-type="float" office:value="64" calcext:value-type="float">
            <text:p>64</text:p>
          </table:table-cell>
          <table:table-cell table:formula="of:=[.AB12]*([.D9]=[.AB3])" office:value-type="float" office:value="32" calcext:value-type="float">
            <text:p>32</text:p>
          </table:table-cell>
          <table:table-cell table:formula="of:=[.AC12]*([.E9]=[.AC3])" office:value-type="float" office:value="16" calcext:value-type="float">
            <text:p>16</text:p>
          </table:table-cell>
          <table:table-cell table:formula="of:=[.AD12]*([.F9]=[.AD3])" office:value-type="float" office:value="8" calcext:value-type="float">
            <text:p>8</text:p>
          </table:table-cell>
          <table:table-cell table:formula="of:=[.AE12]*([.G9]=[.AE3])" office:value-type="float" office:value="4" calcext:value-type="float">
            <text:p>4</text:p>
          </table:table-cell>
          <table:table-cell table:formula="of:=[.AF12]*([.H9]=[.AF3])" office:value-type="float" office:value="2" calcext:value-type="float">
            <text:p>2</text:p>
          </table:table-cell>
          <table:table-cell table:formula="of:=[.AG12]*([.I9]=[.AG3])" office:value-type="float" office:value="1" calcext:value-type="float">
            <text:p>1</text:p>
          </table:table-cell>
          <table:table-cell table:formula="of:=[.AH12]*([.B9]=[.AH3])" office:value-type="float" office:value="0" calcext:value-type="float">
            <text:p>0</text:p>
          </table:table-cell>
          <table:table-cell table:formula="of:=[.AI12]*([.C9]=[.AI3])" office:value-type="float" office:value="0" calcext:value-type="float">
            <text:p>0</text:p>
          </table:table-cell>
          <table:table-cell table:formula="of:=[.AJ12]*([.D9]=[.AJ3])" office:value-type="float" office:value="0" calcext:value-type="float">
            <text:p>0</text:p>
          </table:table-cell>
          <table:table-cell table:formula="of:=[.AK12]*([.E9]=[.AK3])" office:value-type="float" office:value="0" calcext:value-type="float">
            <text:p>0</text:p>
          </table:table-cell>
          <table:table-cell table:formula="of:=[.AL12]*([.F9]=[.AL3])" office:value-type="float" office:value="0" calcext:value-type="float">
            <text:p>0</text:p>
          </table:table-cell>
          <table:table-cell table:formula="of:=[.AM12]*([.G9]=[.AM3])" office:value-type="float" office:value="0" calcext:value-type="float">
            <text:p>0</text:p>
          </table:table-cell>
          <table:table-cell table:formula="of:=[.AN12]*([.H9]=[.AN3])" office:value-type="float" office:value="0" calcext:value-type="float">
            <text:p>0</text:p>
          </table:table-cell>
          <table:table-cell table:formula="of:=[.AO12]*([.I9]=[.AO3])" office:value-type="float" office:value="0" calcext:value-type="float">
            <text:p>0</text:p>
          </table:table-cell>
          <table:covered-table-cell/>
          <table:table-cell table:formula="of:=SUM([.J9:.Q9])" office:value-type="float" office:value="0" calcext:value-type="float">
            <text:p>0</text:p>
          </table:table-cell>
          <table:table-cell table:formula="of:=DEC2HEX([.AQ9];2)" office:value-type="string" office:string-value="00" calcext:value-type="string">
            <text:p>00</text:p>
          </table:table-cell>
          <table:covered-table-cell/>
          <table:table-cell table:formula="of:=SUM([.R9:.Y9])" office:value-type="float" office:value="0" calcext:value-type="float">
            <text:p>0</text:p>
          </table:table-cell>
          <table:table-cell table:formula="of:=DEC2HEX([.AT9];2)" office:value-type="string" office:string-value="00" calcext:value-type="string">
            <text:p>00</text:p>
          </table:table-cell>
          <table:covered-table-cell/>
          <table:table-cell table:formula="of:=SUM([.Z9:.AG9])" office:value-type="float" office:value="255" calcext:value-type="float">
            <text:p>255</text:p>
          </table:table-cell>
          <table:table-cell table:formula="of:=DEC2HEX([.AW9];2)" office:value-type="string" office:string-value="FF" calcext:value-type="string">
            <text:p>FF</text:p>
          </table:table-cell>
          <table:covered-table-cell/>
          <table:table-cell table:formula="of:=SUM([.AH9:.AO9])" office:value-type="float" office:value="0" calcext:value-type="float">
            <text:p>0</text:p>
          </table:table-cell>
          <table:table-cell table:formula="of:=DEC2HEX([.AZ9];2)" office:value-type="string" office:string-value="00" calcext:value-type="string">
            <text:p>00</text:p>
          </table:table-cell>
          <table:covered-table-cell table:number-columns-repeated="2"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BL12]*([.BD9]=[.BL3])" office:value-type="float" office:value="0" calcext:value-type="float">
            <text:p>0</text:p>
          </table:table-cell>
          <table:table-cell table:formula="of:=[.BM12]*([.BE9]=[.BM3])" office:value-type="float" office:value="0" calcext:value-type="float">
            <text:p>0</text:p>
          </table:table-cell>
          <table:table-cell table:formula="of:=[.BN12]*([.BF9]=[.BN3])" office:value-type="float" office:value="0" calcext:value-type="float">
            <text:p>0</text:p>
          </table:table-cell>
          <table:table-cell table:formula="of:=[.BO12]*([.BG9]=[.BO3])" office:value-type="float" office:value="0" calcext:value-type="float">
            <text:p>0</text:p>
          </table:table-cell>
          <table:table-cell table:formula="of:=[.BP12]*([.BH9]=[.BP3])" office:value-type="float" office:value="0" calcext:value-type="float">
            <text:p>0</text:p>
          </table:table-cell>
          <table:table-cell table:formula="of:=[.BQ12]*([.BI9]=[.BQ3])" office:value-type="float" office:value="0" calcext:value-type="float">
            <text:p>0</text:p>
          </table:table-cell>
          <table:table-cell table:formula="of:=[.BR12]*([.BJ9]=[.BR3])" office:value-type="float" office:value="0" calcext:value-type="float">
            <text:p>0</text:p>
          </table:table-cell>
          <table:table-cell table:formula="of:=[.BS12]*([.BK9]=[.BS3])" office:value-type="float" office:value="0" calcext:value-type="float">
            <text:p>0</text:p>
          </table:table-cell>
          <table:table-cell table:formula="of:=[.BT12]*([.BD9]=[.BT3])" office:value-type="float" office:value="0" calcext:value-type="float">
            <text:p>0</text:p>
          </table:table-cell>
          <table:table-cell table:formula="of:=[.BU12]*([.BE9]=[.BU3])" office:value-type="float" office:value="0" calcext:value-type="float">
            <text:p>0</text:p>
          </table:table-cell>
          <table:table-cell table:formula="of:=[.BV12]*([.BF9]=[.BV3])" office:value-type="float" office:value="32" calcext:value-type="float">
            <text:p>32</text:p>
          </table:table-cell>
          <table:table-cell table:formula="of:=[.BW12]*([.BG9]=[.BW3])" office:value-type="float" office:value="16" calcext:value-type="float">
            <text:p>16</text:p>
          </table:table-cell>
          <table:table-cell table:formula="of:=[.BX12]*([.BH9]=[.BX3])" office:value-type="float" office:value="8" calcext:value-type="float">
            <text:p>8</text:p>
          </table:table-cell>
          <table:table-cell table:formula="of:=[.BY12]*([.BI9]=[.BY3])" office:value-type="float" office:value="4" calcext:value-type="float">
            <text:p>4</text:p>
          </table:table-cell>
          <table:table-cell table:formula="of:=[.BZ12]*([.BJ9]=[.BZ3])" office:value-type="float" office:value="0" calcext:value-type="float">
            <text:p>0</text:p>
          </table:table-cell>
          <table:table-cell table:formula="of:=[.CA12]*([.BK9]=[.CA3])" office:value-type="float" office:value="0" calcext:value-type="float">
            <text:p>0</text:p>
          </table:table-cell>
          <table:table-cell table:formula="of:=[.CB12]*([.BD9]=[.CB3])" office:value-type="float" office:value="0" calcext:value-type="float">
            <text:p>0</text:p>
          </table:table-cell>
          <table:table-cell table:formula="of:=[.CC12]*([.BE9]=[.CC3])" office:value-type="float" office:value="0" calcext:value-type="float">
            <text:p>0</text:p>
          </table:table-cell>
          <table:table-cell table:formula="of:=[.CD12]*([.BF9]=[.CD3])" office:value-type="float" office:value="0" calcext:value-type="float">
            <text:p>0</text:p>
          </table:table-cell>
          <table:table-cell table:formula="of:=[.CE12]*([.BG9]=[.CE3])" office:value-type="float" office:value="0" calcext:value-type="float">
            <text:p>0</text:p>
          </table:table-cell>
          <table:table-cell table:formula="of:=[.CF12]*([.BH9]=[.CF3])" office:value-type="float" office:value="0" calcext:value-type="float">
            <text:p>0</text:p>
          </table:table-cell>
          <table:table-cell table:formula="of:=[.CG12]*([.BI9]=[.CG3])" office:value-type="float" office:value="0" calcext:value-type="float">
            <text:p>0</text:p>
          </table:table-cell>
          <table:table-cell table:formula="of:=[.CH12]*([.BJ9]=[.CH3])" office:value-type="float" office:value="0" calcext:value-type="float">
            <text:p>0</text:p>
          </table:table-cell>
          <table:table-cell table:formula="of:=[.CI12]*([.BK9]=[.CI3])" office:value-type="float" office:value="0" calcext:value-type="float">
            <text:p>0</text:p>
          </table:table-cell>
          <table:table-cell table:formula="of:=[.CJ12]*([.BD9]=[.CJ3])" office:value-type="float" office:value="128" calcext:value-type="float">
            <text:p>128</text:p>
          </table:table-cell>
          <table:table-cell table:formula="of:=[.CK12]*([.BE9]=[.CK3])" office:value-type="float" office:value="64" calcext:value-type="float">
            <text:p>64</text:p>
          </table:table-cell>
          <table:table-cell table:formula="of:=[.CL12]*([.BF9]=[.CL3])" office:value-type="float" office:value="0" calcext:value-type="float">
            <text:p>0</text:p>
          </table:table-cell>
          <table:table-cell table:formula="of:=[.CM12]*([.BG9]=[.CM3])" office:value-type="float" office:value="0" calcext:value-type="float">
            <text:p>0</text:p>
          </table:table-cell>
          <table:table-cell table:formula="of:=[.CN12]*([.BH9]=[.CN3])" office:value-type="float" office:value="0" calcext:value-type="float">
            <text:p>0</text:p>
          </table:table-cell>
          <table:table-cell table:formula="of:=[.CO12]*([.BI9]=[.CO3])" office:value-type="float" office:value="0" calcext:value-type="float">
            <text:p>0</text:p>
          </table:table-cell>
          <table:table-cell table:formula="of:=[.CP12]*([.BJ9]=[.CP3])" office:value-type="float" office:value="2" calcext:value-type="float">
            <text:p>2</text:p>
          </table:table-cell>
          <table:table-cell table:formula="of:=[.CQ12]*([.BK9]=[.CQ3])" office:value-type="float" office:value="1" calcext:value-type="float">
            <text:p>1</text:p>
          </table:table-cell>
          <table:covered-table-cell/>
          <table:table-cell table:formula="of:=SUM([.BL9:.BS9])" office:value-type="float" office:value="0" calcext:value-type="float">
            <text:p>0</text:p>
          </table:table-cell>
          <table:table-cell table:formula="of:=DEC2HEX([.CS9];2)" office:value-type="string" office:string-value="00" calcext:value-type="string">
            <text:p>00</text:p>
          </table:table-cell>
          <table:covered-table-cell/>
          <table:table-cell table:formula="of:=SUM([.BT9:.CA9])" office:value-type="float" office:value="60" calcext:value-type="float">
            <text:p>60</text:p>
          </table:table-cell>
          <table:table-cell table:formula="of:=DEC2HEX([.CV9];2)" office:value-type="string" office:string-value="3C" calcext:value-type="string">
            <text:p>3C</text:p>
          </table:table-cell>
          <table:covered-table-cell/>
          <table:table-cell table:formula="of:=SUM([.CB9:.CI9])" office:value-type="float" office:value="0" calcext:value-type="float">
            <text:p>0</text:p>
          </table:table-cell>
          <table:table-cell table:formula="of:=DEC2HEX([.CY9];2)" office:value-type="string" office:string-value="00" calcext:value-type="string">
            <text:p>00</text:p>
          </table:table-cell>
          <table:covered-table-cell/>
          <table:table-cell table:formula="of:=SUM([.CJ9:.CQ9])" office:value-type="float" office:value="195" calcext:value-type="float">
            <text:p>195</text:p>
          </table:table-cell>
          <table:table-cell table:formula="of:=DEC2HEX([.DB9];2)" office:value-type="string" office:string-value="C3" calcext:value-type="string">
            <text:p>C3</text:p>
          </table:table-cell>
          <table:covered-table-cell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[.J12]*([.B10]=[.J3])" office:value-type="float" office:value="0" calcext:value-type="float">
            <text:p>0</text:p>
          </table:table-cell>
          <table:table-cell table:formula="of:=[.K12]*([.C10]=[.K3])" office:value-type="float" office:value="0" calcext:value-type="float">
            <text:p>0</text:p>
          </table:table-cell>
          <table:table-cell table:formula="of:=[.L12]*([.D10]=[.L3])" office:value-type="float" office:value="0" calcext:value-type="float">
            <text:p>0</text:p>
          </table:table-cell>
          <table:table-cell table:formula="of:=[.M12]*([.E10]=[.M3])" office:value-type="float" office:value="0" calcext:value-type="float">
            <text:p>0</text:p>
          </table:table-cell>
          <table:table-cell table:formula="of:=[.N12]*([.F10]=[.N3])" office:value-type="float" office:value="0" calcext:value-type="float">
            <text:p>0</text:p>
          </table:table-cell>
          <table:table-cell table:formula="of:=[.O12]*([.G10]=[.O3])" office:value-type="float" office:value="0" calcext:value-type="float">
            <text:p>0</text:p>
          </table:table-cell>
          <table:table-cell table:formula="of:=[.P12]*([.H10]=[.P3])" office:value-type="float" office:value="0" calcext:value-type="float">
            <text:p>0</text:p>
          </table:table-cell>
          <table:table-cell table:formula="of:=[.Q12]*([.I10]=[.Q3])" office:value-type="float" office:value="0" calcext:value-type="float">
            <text:p>0</text:p>
          </table:table-cell>
          <table:table-cell table:formula="of:=[.R12]*([.B10]=[.R3])" office:value-type="float" office:value="0" calcext:value-type="float">
            <text:p>0</text:p>
          </table:table-cell>
          <table:table-cell table:formula="of:=[.S12]*([.C10]=[.S3])" office:value-type="float" office:value="0" calcext:value-type="float">
            <text:p>0</text:p>
          </table:table-cell>
          <table:table-cell table:formula="of:=[.T12]*([.D10]=[.T3])" office:value-type="float" office:value="0" calcext:value-type="float">
            <text:p>0</text:p>
          </table:table-cell>
          <table:table-cell table:formula="of:=[.U12]*([.E10]=[.U3])" office:value-type="float" office:value="0" calcext:value-type="float">
            <text:p>0</text:p>
          </table:table-cell>
          <table:table-cell table:formula="of:=[.V12]*([.F10]=[.V3])" office:value-type="float" office:value="0" calcext:value-type="float">
            <text:p>0</text:p>
          </table:table-cell>
          <table:table-cell table:formula="of:=[.W12]*([.G10]=[.W3])" office:value-type="float" office:value="0" calcext:value-type="float">
            <text:p>0</text:p>
          </table:table-cell>
          <table:table-cell table:formula="of:=[.X12]*([.H10]=[.X3])" office:value-type="float" office:value="0" calcext:value-type="float">
            <text:p>0</text:p>
          </table:table-cell>
          <table:table-cell table:formula="of:=[.Y12]*([.I10]=[.Y3])" office:value-type="float" office:value="0" calcext:value-type="float">
            <text:p>0</text:p>
          </table:table-cell>
          <table:table-cell table:formula="of:=[.Z12]*([.B10]=[.Z3])" office:value-type="float" office:value="128" calcext:value-type="float">
            <text:p>128</text:p>
          </table:table-cell>
          <table:table-cell table:formula="of:=[.AA12]*([.C10]=[.AA3])" office:value-type="float" office:value="0" calcext:value-type="float">
            <text:p>0</text:p>
          </table:table-cell>
          <table:table-cell table:formula="of:=[.AB12]*([.D10]=[.AB3])" office:value-type="float" office:value="0" calcext:value-type="float">
            <text:p>0</text:p>
          </table:table-cell>
          <table:table-cell table:formula="of:=[.AC12]*([.E10]=[.AC3])" office:value-type="float" office:value="0" calcext:value-type="float">
            <text:p>0</text:p>
          </table:table-cell>
          <table:table-cell table:formula="of:=[.AD12]*([.F10]=[.AD3])" office:value-type="float" office:value="0" calcext:value-type="float">
            <text:p>0</text:p>
          </table:table-cell>
          <table:table-cell table:formula="of:=[.AE12]*([.G10]=[.AE3])" office:value-type="float" office:value="0" calcext:value-type="float">
            <text:p>0</text:p>
          </table:table-cell>
          <table:table-cell table:formula="of:=[.AF12]*([.H10]=[.AF3])" office:value-type="float" office:value="0" calcext:value-type="float">
            <text:p>0</text:p>
          </table:table-cell>
          <table:table-cell table:formula="of:=[.AG12]*([.I10]=[.AG3])" office:value-type="float" office:value="1" calcext:value-type="float">
            <text:p>1</text:p>
          </table:table-cell>
          <table:table-cell table:formula="of:=[.AH12]*([.B10]=[.AH3])" office:value-type="float" office:value="0" calcext:value-type="float">
            <text:p>0</text:p>
          </table:table-cell>
          <table:table-cell table:formula="of:=[.AI12]*([.C10]=[.AI3])" office:value-type="float" office:value="64" calcext:value-type="float">
            <text:p>64</text:p>
          </table:table-cell>
          <table:table-cell table:formula="of:=[.AJ12]*([.D10]=[.AJ3])" office:value-type="float" office:value="32" calcext:value-type="float">
            <text:p>32</text:p>
          </table:table-cell>
          <table:table-cell table:formula="of:=[.AK12]*([.E10]=[.AK3])" office:value-type="float" office:value="16" calcext:value-type="float">
            <text:p>16</text:p>
          </table:table-cell>
          <table:table-cell table:formula="of:=[.AL12]*([.F10]=[.AL3])" office:value-type="float" office:value="8" calcext:value-type="float">
            <text:p>8</text:p>
          </table:table-cell>
          <table:table-cell table:formula="of:=[.AM12]*([.G10]=[.AM3])" office:value-type="float" office:value="4" calcext:value-type="float">
            <text:p>4</text:p>
          </table:table-cell>
          <table:table-cell table:formula="of:=[.AN12]*([.H10]=[.AN3])" office:value-type="float" office:value="2" calcext:value-type="float">
            <text:p>2</text:p>
          </table:table-cell>
          <table:table-cell table:formula="of:=[.AO12]*([.I10]=[.AO3])" office:value-type="float" office:value="0" calcext:value-type="float">
            <text:p>0</text:p>
          </table:table-cell>
          <table:covered-table-cell/>
          <table:table-cell table:formula="of:=SUM([.J10:.Q10])" office:value-type="float" office:value="0" calcext:value-type="float">
            <text:p>0</text:p>
          </table:table-cell>
          <table:table-cell table:formula="of:=DEC2HEX([.AQ10];2)" office:value-type="string" office:string-value="00" calcext:value-type="string">
            <text:p>00</text:p>
          </table:table-cell>
          <table:covered-table-cell/>
          <table:table-cell table:formula="of:=SUM([.R10:.Y10])" office:value-type="float" office:value="0" calcext:value-type="float">
            <text:p>0</text:p>
          </table:table-cell>
          <table:table-cell table:formula="of:=DEC2HEX([.AT10];2)" office:value-type="string" office:string-value="00" calcext:value-type="string">
            <text:p>00</text:p>
          </table:table-cell>
          <table:covered-table-cell/>
          <table:table-cell table:formula="of:=SUM([.Z10:.AG10])" office:value-type="float" office:value="129" calcext:value-type="float">
            <text:p>129</text:p>
          </table:table-cell>
          <table:table-cell table:formula="of:=DEC2HEX([.AW10];2)" office:value-type="string" office:string-value="81" calcext:value-type="string">
            <text:p>81</text:p>
          </table:table-cell>
          <table:covered-table-cell/>
          <table:table-cell table:formula="of:=SUM([.AH10:.AO10])" office:value-type="float" office:value="126" calcext:value-type="float">
            <text:p>126</text:p>
          </table:table-cell>
          <table:table-cell table:formula="of:=DEC2HEX([.AZ10];2)" office:value-type="string" office:string-value="7E" calcext:value-type="string">
            <text:p>7E</text:p>
          </table:table-cell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BL12]*([.BD10]=[.BL3])" office:value-type="float" office:value="0" calcext:value-type="float">
            <text:p>0</text:p>
          </table:table-cell>
          <table:table-cell table:formula="of:=[.BM12]*([.BE10]=[.BM3])" office:value-type="float" office:value="0" calcext:value-type="float">
            <text:p>0</text:p>
          </table:table-cell>
          <table:table-cell table:formula="of:=[.BN12]*([.BF10]=[.BN3])" office:value-type="float" office:value="0" calcext:value-type="float">
            <text:p>0</text:p>
          </table:table-cell>
          <table:table-cell table:formula="of:=[.BO12]*([.BG10]=[.BO3])" office:value-type="float" office:value="0" calcext:value-type="float">
            <text:p>0</text:p>
          </table:table-cell>
          <table:table-cell table:formula="of:=[.BP12]*([.BH10]=[.BP3])" office:value-type="float" office:value="0" calcext:value-type="float">
            <text:p>0</text:p>
          </table:table-cell>
          <table:table-cell table:formula="of:=[.BQ12]*([.BI10]=[.BQ3])" office:value-type="float" office:value="0" calcext:value-type="float">
            <text:p>0</text:p>
          </table:table-cell>
          <table:table-cell table:formula="of:=[.BR12]*([.BJ10]=[.BR3])" office:value-type="float" office:value="0" calcext:value-type="float">
            <text:p>0</text:p>
          </table:table-cell>
          <table:table-cell table:formula="of:=[.BS12]*([.BK10]=[.BS3])" office:value-type="float" office:value="0" calcext:value-type="float">
            <text:p>0</text:p>
          </table:table-cell>
          <table:table-cell table:formula="of:=[.BT12]*([.BD10]=[.BT3])" office:value-type="float" office:value="0" calcext:value-type="float">
            <text:p>0</text:p>
          </table:table-cell>
          <table:table-cell table:formula="of:=[.BU12]*([.BE10]=[.BU3])" office:value-type="float" office:value="0" calcext:value-type="float">
            <text:p>0</text:p>
          </table:table-cell>
          <table:table-cell table:formula="of:=[.BV12]*([.BF10]=[.BV3])" office:value-type="float" office:value="32" calcext:value-type="float">
            <text:p>32</text:p>
          </table:table-cell>
          <table:table-cell table:formula="of:=[.BW12]*([.BG10]=[.BW3])" office:value-type="float" office:value="0" calcext:value-type="float">
            <text:p>0</text:p>
          </table:table-cell>
          <table:table-cell table:formula="of:=[.BX12]*([.BH10]=[.BX3])" office:value-type="float" office:value="0" calcext:value-type="float">
            <text:p>0</text:p>
          </table:table-cell>
          <table:table-cell table:formula="of:=[.BY12]*([.BI10]=[.BY3])" office:value-type="float" office:value="4" calcext:value-type="float">
            <text:p>4</text:p>
          </table:table-cell>
          <table:table-cell table:formula="of:=[.BZ12]*([.BJ10]=[.BZ3])" office:value-type="float" office:value="0" calcext:value-type="float">
            <text:p>0</text:p>
          </table:table-cell>
          <table:table-cell table:formula="of:=[.CA12]*([.BK10]=[.CA3])" office:value-type="float" office:value="0" calcext:value-type="float">
            <text:p>0</text:p>
          </table:table-cell>
          <table:table-cell table:formula="of:=[.CB12]*([.BD10]=[.CB3])" office:value-type="float" office:value="0" calcext:value-type="float">
            <text:p>0</text:p>
          </table:table-cell>
          <table:table-cell table:formula="of:=[.CC12]*([.BE10]=[.CC3])" office:value-type="float" office:value="0" calcext:value-type="float">
            <text:p>0</text:p>
          </table:table-cell>
          <table:table-cell table:formula="of:=[.CD12]*([.BF10]=[.CD3])" office:value-type="float" office:value="0" calcext:value-type="float">
            <text:p>0</text:p>
          </table:table-cell>
          <table:table-cell table:formula="of:=[.CE12]*([.BG10]=[.CE3])" office:value-type="float" office:value="0" calcext:value-type="float">
            <text:p>0</text:p>
          </table:table-cell>
          <table:table-cell table:formula="of:=[.CF12]*([.BH10]=[.CF3])" office:value-type="float" office:value="0" calcext:value-type="float">
            <text:p>0</text:p>
          </table:table-cell>
          <table:table-cell table:formula="of:=[.CG12]*([.BI10]=[.CG3])" office:value-type="float" office:value="0" calcext:value-type="float">
            <text:p>0</text:p>
          </table:table-cell>
          <table:table-cell table:formula="of:=[.CH12]*([.BJ10]=[.CH3])" office:value-type="float" office:value="0" calcext:value-type="float">
            <text:p>0</text:p>
          </table:table-cell>
          <table:table-cell table:formula="of:=[.CI12]*([.BK10]=[.CI3])" office:value-type="float" office:value="0" calcext:value-type="float">
            <text:p>0</text:p>
          </table:table-cell>
          <table:table-cell table:formula="of:=[.CJ12]*([.BD10]=[.CJ3])" office:value-type="float" office:value="128" calcext:value-type="float">
            <text:p>128</text:p>
          </table:table-cell>
          <table:table-cell table:formula="of:=[.CK12]*([.BE10]=[.CK3])" office:value-type="float" office:value="64" calcext:value-type="float">
            <text:p>64</text:p>
          </table:table-cell>
          <table:table-cell table:formula="of:=[.CL12]*([.BF10]=[.CL3])" office:value-type="float" office:value="0" calcext:value-type="float">
            <text:p>0</text:p>
          </table:table-cell>
          <table:table-cell table:formula="of:=[.CM12]*([.BG10]=[.CM3])" office:value-type="float" office:value="16" calcext:value-type="float">
            <text:p>16</text:p>
          </table:table-cell>
          <table:table-cell table:formula="of:=[.CN12]*([.BH10]=[.CN3])" office:value-type="float" office:value="8" calcext:value-type="float">
            <text:p>8</text:p>
          </table:table-cell>
          <table:table-cell table:formula="of:=[.CO12]*([.BI10]=[.CO3])" office:value-type="float" office:value="0" calcext:value-type="float">
            <text:p>0</text:p>
          </table:table-cell>
          <table:table-cell table:formula="of:=[.CP12]*([.BJ10]=[.CP3])" office:value-type="float" office:value="2" calcext:value-type="float">
            <text:p>2</text:p>
          </table:table-cell>
          <table:table-cell table:formula="of:=[.CQ12]*([.BK10]=[.CQ3])" office:value-type="float" office:value="1" calcext:value-type="float">
            <text:p>1</text:p>
          </table:table-cell>
          <table:covered-table-cell/>
          <table:table-cell table:formula="of:=SUM([.BL10:.BS10])" office:value-type="float" office:value="0" calcext:value-type="float">
            <text:p>0</text:p>
          </table:table-cell>
          <table:table-cell table:formula="of:=DEC2HEX([.CS10];2)" office:value-type="string" office:string-value="00" calcext:value-type="string">
            <text:p>00</text:p>
          </table:table-cell>
          <table:covered-table-cell/>
          <table:table-cell table:formula="of:=SUM([.BT10:.CA10])" office:value-type="float" office:value="36" calcext:value-type="float">
            <text:p>36</text:p>
          </table:table-cell>
          <table:table-cell table:formula="of:=DEC2HEX([.CV10];2)" office:value-type="string" office:string-value="24" calcext:value-type="string">
            <text:p>24</text:p>
          </table:table-cell>
          <table:covered-table-cell/>
          <table:table-cell table:formula="of:=SUM([.CB10:.CI10])" office:value-type="float" office:value="0" calcext:value-type="float">
            <text:p>0</text:p>
          </table:table-cell>
          <table:table-cell table:formula="of:=DEC2HEX([.CY10];2)" office:value-type="string" office:string-value="00" calcext:value-type="string">
            <text:p>00</text:p>
          </table:table-cell>
          <table:covered-table-cell/>
          <table:table-cell table:formula="of:=SUM([.CJ10:.CQ10])" office:value-type="float" office:value="219" calcext:value-type="float">
            <text:p>219</text:p>
          </table:table-cell>
          <table:table-cell table:formula="of:=DEC2HEX([.DB10];2)" office:value-type="string" office:string-value="DB" calcext:value-type="string">
            <text:p>DB</text:p>
          </table:table-cell>
          <table:covered-table-cell/>
        </table:table-row>
        <table:table-row table:style-name="ro4">
          <table:covered-table-cell/>
          <table:table-cell table:number-columns-repeated="8" office:value-type="float" office:value="3" calcext:value-type="float">
            <text:p>3</text:p>
          </table:table-cell>
          <table:table-cell table:formula="of:=[.J12]*([.B11]=[.J3])" office:value-type="float" office:value="0" calcext:value-type="float">
            <text:p>0</text:p>
          </table:table-cell>
          <table:table-cell table:formula="of:=[.K12]*([.C11]=[.K3])" office:value-type="float" office:value="0" calcext:value-type="float">
            <text:p>0</text:p>
          </table:table-cell>
          <table:table-cell table:formula="of:=[.L12]*([.D11]=[.L3])" office:value-type="float" office:value="0" calcext:value-type="float">
            <text:p>0</text:p>
          </table:table-cell>
          <table:table-cell table:formula="of:=[.M12]*([.E11]=[.M3])" office:value-type="float" office:value="0" calcext:value-type="float">
            <text:p>0</text:p>
          </table:table-cell>
          <table:table-cell table:formula="of:=[.N12]*([.F11]=[.N3])" office:value-type="float" office:value="0" calcext:value-type="float">
            <text:p>0</text:p>
          </table:table-cell>
          <table:table-cell table:formula="of:=[.O12]*([.G11]=[.O3])" office:value-type="float" office:value="0" calcext:value-type="float">
            <text:p>0</text:p>
          </table:table-cell>
          <table:table-cell table:formula="of:=[.P12]*([.H11]=[.P3])" office:value-type="float" office:value="0" calcext:value-type="float">
            <text:p>0</text:p>
          </table:table-cell>
          <table:table-cell table:formula="of:=[.Q12]*([.I11]=[.Q3])" office:value-type="float" office:value="0" calcext:value-type="float">
            <text:p>0</text:p>
          </table:table-cell>
          <table:table-cell table:formula="of:=[.R12]*([.B11]=[.R3])" office:value-type="float" office:value="0" calcext:value-type="float">
            <text:p>0</text:p>
          </table:table-cell>
          <table:table-cell table:formula="of:=[.S12]*([.C11]=[.S3])" office:value-type="float" office:value="0" calcext:value-type="float">
            <text:p>0</text:p>
          </table:table-cell>
          <table:table-cell table:formula="of:=[.T12]*([.D11]=[.T3])" office:value-type="float" office:value="0" calcext:value-type="float">
            <text:p>0</text:p>
          </table:table-cell>
          <table:table-cell table:formula="of:=[.U12]*([.E11]=[.U3])" office:value-type="float" office:value="0" calcext:value-type="float">
            <text:p>0</text:p>
          </table:table-cell>
          <table:table-cell table:formula="of:=[.V12]*([.F11]=[.V3])" office:value-type="float" office:value="0" calcext:value-type="float">
            <text:p>0</text:p>
          </table:table-cell>
          <table:table-cell table:formula="of:=[.W12]*([.G11]=[.W3])" office:value-type="float" office:value="0" calcext:value-type="float">
            <text:p>0</text:p>
          </table:table-cell>
          <table:table-cell table:formula="of:=[.X12]*([.H11]=[.X3])" office:value-type="float" office:value="0" calcext:value-type="float">
            <text:p>0</text:p>
          </table:table-cell>
          <table:table-cell table:formula="of:=[.Y12]*([.I11]=[.Y3])" office:value-type="float" office:value="0" calcext:value-type="float">
            <text:p>0</text:p>
          </table:table-cell>
          <table:table-cell table:formula="of:=[.Z12]*([.B11]=[.Z3])" office:value-type="float" office:value="128" calcext:value-type="float">
            <text:p>128</text:p>
          </table:table-cell>
          <table:table-cell table:formula="of:=[.AA12]*([.C11]=[.AA3])" office:value-type="float" office:value="64" calcext:value-type="float">
            <text:p>64</text:p>
          </table:table-cell>
          <table:table-cell table:formula="of:=[.AB12]*([.D11]=[.AB3])" office:value-type="float" office:value="32" calcext:value-type="float">
            <text:p>32</text:p>
          </table:table-cell>
          <table:table-cell table:formula="of:=[.AC12]*([.E11]=[.AC3])" office:value-type="float" office:value="16" calcext:value-type="float">
            <text:p>16</text:p>
          </table:table-cell>
          <table:table-cell table:formula="of:=[.AD12]*([.F11]=[.AD3])" office:value-type="float" office:value="8" calcext:value-type="float">
            <text:p>8</text:p>
          </table:table-cell>
          <table:table-cell table:formula="of:=[.AE12]*([.G11]=[.AE3])" office:value-type="float" office:value="4" calcext:value-type="float">
            <text:p>4</text:p>
          </table:table-cell>
          <table:table-cell table:formula="of:=[.AF12]*([.H11]=[.AF3])" office:value-type="float" office:value="2" calcext:value-type="float">
            <text:p>2</text:p>
          </table:table-cell>
          <table:table-cell table:formula="of:=[.AG12]*([.I11]=[.AG3])" office:value-type="float" office:value="1" calcext:value-type="float">
            <text:p>1</text:p>
          </table:table-cell>
          <table:table-cell table:formula="of:=[.AH12]*([.B11]=[.AH3])" office:value-type="float" office:value="0" calcext:value-type="float">
            <text:p>0</text:p>
          </table:table-cell>
          <table:table-cell table:formula="of:=[.AI12]*([.C11]=[.AI3])" office:value-type="float" office:value="0" calcext:value-type="float">
            <text:p>0</text:p>
          </table:table-cell>
          <table:table-cell table:formula="of:=[.AJ12]*([.D11]=[.AJ3])" office:value-type="float" office:value="0" calcext:value-type="float">
            <text:p>0</text:p>
          </table:table-cell>
          <table:table-cell table:formula="of:=[.AK12]*([.E11]=[.AK3])" office:value-type="float" office:value="0" calcext:value-type="float">
            <text:p>0</text:p>
          </table:table-cell>
          <table:table-cell table:formula="of:=[.AL12]*([.F11]=[.AL3])" office:value-type="float" office:value="0" calcext:value-type="float">
            <text:p>0</text:p>
          </table:table-cell>
          <table:table-cell table:formula="of:=[.AM12]*([.G11]=[.AM3])" office:value-type="float" office:value="0" calcext:value-type="float">
            <text:p>0</text:p>
          </table:table-cell>
          <table:table-cell table:formula="of:=[.AN12]*([.H11]=[.AN3])" office:value-type="float" office:value="0" calcext:value-type="float">
            <text:p>0</text:p>
          </table:table-cell>
          <table:table-cell table:formula="of:=[.AO12]*([.I11]=[.AO3])" office:value-type="float" office:value="0" calcext:value-type="float">
            <text:p>0</text:p>
          </table:table-cell>
          <table:covered-table-cell/>
          <table:table-cell table:formula="of:=SUM([.J11:.Q11])" office:value-type="float" office:value="0" calcext:value-type="float">
            <text:p>0</text:p>
          </table:table-cell>
          <table:table-cell table:formula="of:=DEC2HEX([.AQ11];2)" office:value-type="string" office:string-value="00" calcext:value-type="string">
            <text:p>00</text:p>
          </table:table-cell>
          <table:covered-table-cell/>
          <table:table-cell table:formula="of:=SUM([.R11:.Y11])" office:value-type="float" office:value="0" calcext:value-type="float">
            <text:p>0</text:p>
          </table:table-cell>
          <table:table-cell table:formula="of:=DEC2HEX([.AT11];2)" office:value-type="string" office:string-value="00" calcext:value-type="string">
            <text:p>00</text:p>
          </table:table-cell>
          <table:covered-table-cell/>
          <table:table-cell table:formula="of:=SUM([.Z11:.AG11])" office:value-type="float" office:value="255" calcext:value-type="float">
            <text:p>255</text:p>
          </table:table-cell>
          <table:table-cell table:formula="of:=DEC2HEX([.AW11];2)" office:value-type="string" office:string-value="FF" calcext:value-type="string">
            <text:p>FF</text:p>
          </table:table-cell>
          <table:covered-table-cell/>
          <table:table-cell table:formula="of:=SUM([.AH11:.AO11])" office:value-type="float" office:value="0" calcext:value-type="float">
            <text:p>0</text:p>
          </table:table-cell>
          <table:table-cell table:formula="of:=DEC2HEX([.AZ11];2)" office:value-type="string" office:string-value="00" calcext:value-type="string">
            <text:p>00</text:p>
          </table:table-cell>
          <table:covered-table-cell table:number-columns-repeated="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formula="of:=[.BL12]*([.BD11]=[.BL3])" office:value-type="float" office:value="0" calcext:value-type="float">
            <text:p>0</text:p>
          </table:table-cell>
          <table:table-cell table:formula="of:=[.BM12]*([.BE11]=[.BM3])" office:value-type="float" office:value="0" calcext:value-type="float">
            <text:p>0</text:p>
          </table:table-cell>
          <table:table-cell table:formula="of:=[.BN12]*([.BF11]=[.BN3])" office:value-type="float" office:value="0" calcext:value-type="float">
            <text:p>0</text:p>
          </table:table-cell>
          <table:table-cell table:formula="of:=[.BO12]*([.BG11]=[.BO3])" office:value-type="float" office:value="0" calcext:value-type="float">
            <text:p>0</text:p>
          </table:table-cell>
          <table:table-cell table:formula="of:=[.BP12]*([.BH11]=[.BP3])" office:value-type="float" office:value="0" calcext:value-type="float">
            <text:p>0</text:p>
          </table:table-cell>
          <table:table-cell table:formula="of:=[.BQ12]*([.BI11]=[.BQ3])" office:value-type="float" office:value="0" calcext:value-type="float">
            <text:p>0</text:p>
          </table:table-cell>
          <table:table-cell table:formula="of:=[.BR12]*([.BJ11]=[.BR3])" office:value-type="float" office:value="0" calcext:value-type="float">
            <text:p>0</text:p>
          </table:table-cell>
          <table:table-cell table:formula="of:=[.BS12]*([.BK11]=[.BS3])" office:value-type="float" office:value="0" calcext:value-type="float">
            <text:p>0</text:p>
          </table:table-cell>
          <table:table-cell table:formula="of:=[.BT12]*([.BD11]=[.BT3])" office:value-type="float" office:value="0" calcext:value-type="float">
            <text:p>0</text:p>
          </table:table-cell>
          <table:table-cell table:formula="of:=[.BU12]*([.BE11]=[.BU3])" office:value-type="float" office:value="64" calcext:value-type="float">
            <text:p>64</text:p>
          </table:table-cell>
          <table:table-cell table:formula="of:=[.BV12]*([.BF11]=[.BV3])" office:value-type="float" office:value="32" calcext:value-type="float">
            <text:p>32</text:p>
          </table:table-cell>
          <table:table-cell table:formula="of:=[.BW12]*([.BG11]=[.BW3])" office:value-type="float" office:value="0" calcext:value-type="float">
            <text:p>0</text:p>
          </table:table-cell>
          <table:table-cell table:formula="of:=[.BX12]*([.BH11]=[.BX3])" office:value-type="float" office:value="0" calcext:value-type="float">
            <text:p>0</text:p>
          </table:table-cell>
          <table:table-cell table:formula="of:=[.BY12]*([.BI11]=[.BY3])" office:value-type="float" office:value="4" calcext:value-type="float">
            <text:p>4</text:p>
          </table:table-cell>
          <table:table-cell table:formula="of:=[.BZ12]*([.BJ11]=[.BZ3])" office:value-type="float" office:value="2" calcext:value-type="float">
            <text:p>2</text:p>
          </table:table-cell>
          <table:table-cell table:formula="of:=[.CA12]*([.BK11]=[.CA3])" office:value-type="float" office:value="0" calcext:value-type="float">
            <text:p>0</text:p>
          </table:table-cell>
          <table:table-cell table:formula="of:=[.CB12]*([.BD11]=[.CB3])" office:value-type="float" office:value="0" calcext:value-type="float">
            <text:p>0</text:p>
          </table:table-cell>
          <table:table-cell table:formula="of:=[.CC12]*([.BE11]=[.CC3])" office:value-type="float" office:value="0" calcext:value-type="float">
            <text:p>0</text:p>
          </table:table-cell>
          <table:table-cell table:formula="of:=[.CD12]*([.BF11]=[.CD3])" office:value-type="float" office:value="0" calcext:value-type="float">
            <text:p>0</text:p>
          </table:table-cell>
          <table:table-cell table:formula="of:=[.CE12]*([.BG11]=[.CE3])" office:value-type="float" office:value="0" calcext:value-type="float">
            <text:p>0</text:p>
          </table:table-cell>
          <table:table-cell table:formula="of:=[.CF12]*([.BH11]=[.CF3])" office:value-type="float" office:value="0" calcext:value-type="float">
            <text:p>0</text:p>
          </table:table-cell>
          <table:table-cell table:formula="of:=[.CG12]*([.BI11]=[.CG3])" office:value-type="float" office:value="0" calcext:value-type="float">
            <text:p>0</text:p>
          </table:table-cell>
          <table:table-cell table:formula="of:=[.CH12]*([.BJ11]=[.CH3])" office:value-type="float" office:value="0" calcext:value-type="float">
            <text:p>0</text:p>
          </table:table-cell>
          <table:table-cell table:formula="of:=[.CI12]*([.BK11]=[.CI3])" office:value-type="float" office:value="0" calcext:value-type="float">
            <text:p>0</text:p>
          </table:table-cell>
          <table:table-cell table:formula="of:=[.CJ12]*([.BD11]=[.CJ3])" office:value-type="float" office:value="128" calcext:value-type="float">
            <text:p>128</text:p>
          </table:table-cell>
          <table:table-cell table:formula="of:=[.CK12]*([.BE11]=[.CK3])" office:value-type="float" office:value="0" calcext:value-type="float">
            <text:p>0</text:p>
          </table:table-cell>
          <table:table-cell table:formula="of:=[.CL12]*([.BF11]=[.CL3])" office:value-type="float" office:value="0" calcext:value-type="float">
            <text:p>0</text:p>
          </table:table-cell>
          <table:table-cell table:formula="of:=[.CM12]*([.BG11]=[.CM3])" office:value-type="float" office:value="16" calcext:value-type="float">
            <text:p>16</text:p>
          </table:table-cell>
          <table:table-cell table:formula="of:=[.CN12]*([.BH11]=[.CN3])" office:value-type="float" office:value="8" calcext:value-type="float">
            <text:p>8</text:p>
          </table:table-cell>
          <table:table-cell table:formula="of:=[.CO12]*([.BI11]=[.CO3])" office:value-type="float" office:value="0" calcext:value-type="float">
            <text:p>0</text:p>
          </table:table-cell>
          <table:table-cell table:formula="of:=[.CP12]*([.BJ11]=[.CP3])" office:value-type="float" office:value="0" calcext:value-type="float">
            <text:p>0</text:p>
          </table:table-cell>
          <table:table-cell table:formula="of:=[.CQ12]*([.BK11]=[.CQ3])" office:value-type="float" office:value="1" calcext:value-type="float">
            <text:p>1</text:p>
          </table:table-cell>
          <table:covered-table-cell/>
          <table:table-cell table:formula="of:=SUM([.BL11:.BS11])" office:value-type="float" office:value="0" calcext:value-type="float">
            <text:p>0</text:p>
          </table:table-cell>
          <table:table-cell table:formula="of:=DEC2HEX([.CS11];2)" office:value-type="string" office:string-value="00" calcext:value-type="string">
            <text:p>00</text:p>
          </table:table-cell>
          <table:covered-table-cell/>
          <table:table-cell table:formula="of:=SUM([.BT11:.CA11])" office:value-type="float" office:value="102" calcext:value-type="float">
            <text:p>102</text:p>
          </table:table-cell>
          <table:table-cell table:formula="of:=DEC2HEX([.CV11];2)" office:value-type="string" office:string-value="66" calcext:value-type="string">
            <text:p>66</text:p>
          </table:table-cell>
          <table:covered-table-cell/>
          <table:table-cell table:formula="of:=SUM([.CB11:.CI11])" office:value-type="float" office:value="0" calcext:value-type="float">
            <text:p>0</text:p>
          </table:table-cell>
          <table:table-cell table:formula="of:=DEC2HEX([.CY11];2)" office:value-type="string" office:string-value="00" calcext:value-type="string">
            <text:p>00</text:p>
          </table:table-cell>
          <table:covered-table-cell/>
          <table:table-cell table:formula="of:=SUM([.CJ11:.CQ11])" office:value-type="float" office:value="153" calcext:value-type="float">
            <text:p>153</text:p>
          </table:table-cell>
          <table:table-cell table:formula="of:=DEC2HEX([.DB11];2)" office:value-type="string" office:string-value="99" calcext:value-type="string">
            <text:p>99</text:p>
          </table:table-cell>
          <table:covered-table-cell/>
        </table:table-row>
        <table:table-row table:style-name="ro4" table:visibility="collapse">
          <table:covered-table-cell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Default"/>
          <table:table-cell table:style-name="ce29" table:number-columns-spanned="2" table:number-rows-spanned="1"/>
          <table:covered-table-cell table:style-name="ce61"/>
          <table:table-cell table:style-name="ce21"/>
          <table:table-cell table:style-name="ce29" table:number-columns-spanned="2" table:number-rows-spanned="1"/>
          <table:covered-table-cell table:style-name="Default"/>
          <table:table-cell table:style-name="ce21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table-cell table:style-name="ce21"/>
          <table:table-cell table:style-name="ce29" table:number-columns-spanned="2" table:number-rows-spanned="1"/>
          <table:covered-table-cell table:style-name="Default"/>
          <table:covered-table-cell table:number-columns-repeated="2"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Default"/>
          <table:table-cell table:style-name="ce29" table:number-columns-spanned="2" table:number-rows-spanned="1"/>
          <table:covered-table-cell table:style-name="ce61"/>
          <table:table-cell table:style-name="ce21"/>
          <table:table-cell table:style-name="ce29" table:number-columns-spanned="2" table:number-rows-spanned="1"/>
          <table:covered-table-cell table:style-name="Default"/>
          <table:table-cell table:style-name="ce21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table-cell table:style-name="ce21"/>
          <table:table-cell table:style-name="ce29" table:number-columns-spanned="2" table:number-rows-spanned="1"/>
          <table:covered-table-cell table:style-name="Default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51" table:style-name="Default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Default"/>
          <table:covered-table-cell/>
        </table:table-row>
        <table:table-row table:style-name="ro4">
          <table:covered-table-cell/>
          <table:table-cell table:style-name="ce7" office:value-type="string" calcext:value-type="string" table:number-columns-spanned="41" table:number-rows-spanned="1">
            <text:p>Char nums&gt; 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52" table:content-validation-name="val1" office:value-type="float" office:value="255" calcext:value-type="float" table:number-columns-spanned="2" table:number-rows-spanned="1">
            <text:p>255</text:p>
          </table:table-cell>
          <table:covered-table-cell table:style-name="ce61"/>
          <table:table-cell table:style-name="ce37"/>
          <table:table-cell table:style-name="ce67" table:content-validation-name="val1" office:value-type="float" office:value="254" calcext:value-type="float" table:number-columns-spanned="2" table:number-rows-spanned="1">
            <text:p>254</text:p>
          </table:table-cell>
          <table:covered-table-cell table:style-name="Default"/>
          <table:table-cell table:style-name="ce37"/>
          <table:table-cell table:style-name="ce70" table:content-validation-name="val1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table-cell table:style-name="ce37"/>
          <table:table-cell table:style-name="ce81" table:content-validation-name="val1" table:number-columns-spanned="2" table:number-rows-spanned="1"/>
          <table:covered-table-cell table:style-name="Default"/>
          <table:covered-table-cell table:number-columns-repeated="2"/>
          <table:table-cell table:style-name="ce7" office:value-type="string" calcext:value-type="string" table:number-columns-spanned="41" table:number-rows-spanned="1">
            <text:p>Char nums&gt; 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52" table:content-validation-name="val1" table:number-columns-spanned="2" table:number-rows-spanned="1"/>
          <table:covered-table-cell table:style-name="ce61"/>
          <table:table-cell table:style-name="ce37"/>
          <table:table-cell table:style-name="ce67" table:content-validation-name="val1" office:value-type="float" office:value="252" calcext:value-type="float" table:number-columns-spanned="2" table:number-rows-spanned="1">
            <text:p>252</text:p>
          </table:table-cell>
          <table:covered-table-cell table:style-name="Default"/>
          <table:table-cell table:style-name="ce37"/>
          <table:table-cell table:style-name="ce70" table:content-validation-name="val1" table:number-columns-spanned="2" table:number-rows-spanned="1"/>
          <table:covered-table-cell table:style-name="Default"/>
          <table:table-cell table:style-name="ce37"/>
          <table:table-cell table:style-name="ce81" table:content-validation-name="val1" table:number-columns-spanned="2" table:number-rows-spanned="1"/>
          <table:covered-table-cell table:style-name="Default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</table:table-row>
        <table:table-row table:style-name="ro4">
          <table:covered-table-cell/>
          <table:table-cell table:style-name="ce8" office:value-type="string" calcext:value-type="string" table:number-columns-spanned="41" table:number-rows-spanned="1">
            <text:p>Output &gt; </text:p>
          </table:table-cell>
          <table:covered-table-cell table:number-columns-repeated="40" table:style-name="Default"/>
          <table:table-cell table:style-name="ce55" table:content-validation-name="val2" office:value-type="string" calcext:value-type="string" table:number-columns-spanned="4" table:number-rows-spanned="1">
            <text:p>BASIC</text:p>
          </table:table-cell>
          <table:covered-table-cell table:number-columns-repeated="3" table:style-name="Default"/>
          <table:table-cell table:style-name="ce1" table:number-columns-spanned="2" table:number-rows-spanned="1"/>
          <table:covered-table-cell table:style-name="Default"/>
          <table:table-cell table:style-name="ce77" table:content-validation-name="val3" office:value-type="string" calcext:value-type="string" table:number-columns-spanned="4" table:number-rows-spanned="1">
            <text:p>HEX</text:p>
          </table:table-cell>
          <table:covered-table-cell table:number-columns-repeated="3" table:style-name="Default"/>
          <table:table-cell table:style-name="ce76"/>
          <table:covered-table-cell table:number-columns-repeated="2"/>
          <table:table-cell table:style-name="ce8" office:value-type="string" calcext:value-type="string" table:number-columns-spanned="41" table:number-rows-spanned="1">
            <text:p>Output &gt; </text:p>
          </table:table-cell>
          <table:covered-table-cell table:number-columns-repeated="40" table:style-name="Default"/>
          <table:table-cell table:style-name="ce55" table:content-validation-name="val2" office:value-type="string" calcext:value-type="string" table:number-columns-spanned="4" table:number-rows-spanned="1">
            <text:p>BASIC</text:p>
          </table:table-cell>
          <table:covered-table-cell table:number-columns-repeated="3" table:style-name="Default"/>
          <table:table-cell table:style-name="ce1" table:number-columns-spanned="2" table:number-rows-spanned="1"/>
          <table:covered-table-cell table:style-name="Default"/>
          <table:table-cell table:style-name="ce77" table:content-validation-name="val3" office:value-type="string" calcext:value-type="string" table:number-columns-spanned="4" table:number-rows-spanned="1">
            <text:p>DEC</text:p>
          </table:table-cell>
          <table:covered-table-cell table:number-columns-repeated="3" table:style-name="Default"/>
          <table:table-cell table:style-name="ce76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/>
        </table:table-row>
        <table:table-row table:style-name="ro4">
          <table:covered-table-cell/>
          <table:table-cell table:style-name="ce17" table:formula="of:=IF([.AQ14]&gt;0 ;    IF([.AQ16]=&quot;BASIC&quot;    ;       IF([.AW16]=&quot;HEX&quot;       ;          &quot;SYMBOL &quot;&amp;[.AQ14]&amp;&quot;,&amp;&quot;&amp;[.AR4]&amp;&quot;,&amp;&quot;&amp;[.AR5]&amp;&quot;,&amp;&quot;&amp;[.AR6]&amp;&quot;,&amp;&quot;&amp;[.AR7]&amp;&quot;,&amp;&quot;&amp;[.AR8]&amp;&quot;,&amp;&quot;&amp;[.AR9]&amp;&quot;,&amp;&quot;&amp;[.AR10]&amp;&quot;,&amp;&quot;&amp;[.AR11]       ;          &quot;SYMBOL &quot;&amp;[.AQ14]&amp;&quot;,&quot;&amp;[.AQ4]&amp;&quot;,&quot;&amp;[.AQ5]&amp;&quot;,&quot;&amp;[.AQ6]&amp;&quot;,&quot;&amp;[.AQ7]&amp;&quot;,&quot;&amp;[.AQ8]&amp;&quot;,&quot;&amp;[.AQ9]&amp;&quot;,&quot;&amp;[.AQ10]&amp;&quot;,&quot;&amp;[.AQ11]       )    ;       IF([.AW16]=&quot;HEX&quot;       ;          &quot;/*&quot;&amp;TEXT([.AQ14];&quot;??0&quot;)&amp;&quot;*/ ,0x&quot;&amp;[.AR4]&amp;&quot;,0x&quot;&amp;[.AR5]&amp;&quot;,0x&quot;&amp;[.AR6]&amp;&quot;,0x&quot;&amp;[.AR7]&amp;&quot;,0x&quot;&amp;[.AR8]&amp;&quot;,0x&quot;&amp;[.AR9]&amp;&quot;,0x&quot;&amp;[.AR10]&amp;&quot;,0x&quot;&amp;[.AR11]       ;          &quot;/*&quot;&amp;TEXT([.AQ14];&quot;??0&quot;)&amp;&quot;*/ ,&quot;&amp;TEXT([.AQ4];&quot;??0&quot;)&amp;&quot;,&quot;&amp;TEXT([.AQ5];&quot;??0&quot;)&amp;&quot;,&quot;&amp;TEXT([.AQ6];&quot;??0&quot;)&amp;&quot;,&quot;&amp;TEXT([.AQ7];&quot;??0&quot;)&amp;&quot;,&quot;&amp;TEXT([.AQ8];&quot;??0&quot;)&amp;&quot;,&quot;&amp;TEXT([.AQ9];&quot;??0&quot;)&amp;&quot;,&quot;&amp;TEXT([.AQ10];&quot;??0&quot;)&amp;&quot;,&quot;&amp;TEXT([.AQ11];&quot;??0&quot;)       )    ) ; &quot; -- &quot; )" office:value-type="string" office:string-value="SYMBOL 255,&amp;00,&amp;00,&amp;1C,&amp;00,&amp;00,&amp;00,&amp;00,&amp;00" calcext:value-type="string" table:number-columns-spanned="52" table:number-rows-spanned="1">
            <text:p>SYMBOL 255,&amp;00,&amp;00,&amp;1C,&amp;00,&amp;00,&amp;00,&amp;00,&amp;00</text:p>
          </table:table-cell>
          <table:covered-table-cell table:number-columns-repeated="51" table:style-name="ce28"/>
          <table:covered-table-cell table:number-columns-repeated="2"/>
          <table:table-cell table:style-name="ce17" table:formula="of:=IF([.CS14]&gt;0 ;    IF([.CS16]=&quot;BASIC&quot;    ;       IF([.CY16]=&quot;HEX&quot;       ;          &quot;SYMBOL &quot;&amp;[.CS14]&amp;&quot;,&amp;&quot;&amp;[.CT4]&amp;&quot;,&amp;&quot;&amp;[.CT5]&amp;&quot;,&amp;&quot;&amp;[.CT6]&amp;&quot;,&amp;&quot;&amp;[.CT7]&amp;&quot;,&amp;&quot;&amp;[.CT8]&amp;&quot;,&amp;&quot;&amp;[.CT9]&amp;&quot;,&amp;&quot;&amp;[.CT10]&amp;&quot;,&amp;&quot;&amp;[.CT11]       ;          &quot;SYMBOL &quot;&amp;[.CS14]&amp;&quot;,&quot;&amp;[.CS4]&amp;&quot;,&quot;&amp;[.CS5]&amp;&quot;,&quot;&amp;[.CS6]&amp;&quot;,&quot;&amp;[.CS7]&amp;&quot;,&quot;&amp;[.CS8]&amp;&quot;,&quot;&amp;[.CS9]&amp;&quot;,&quot;&amp;[.CS10]&amp;&quot;,&quot;&amp;[.CS11]       )    ;       IF([.CY16]=&quot;HEX&quot;       ;          &quot;/*&quot;&amp;TEXT([.CS14];&quot;??0&quot;)&amp;&quot;*/ ,0x&quot;&amp;[.CT4]&amp;&quot;,0x&quot;&amp;[.CT5]&amp;&quot;,0x&quot;&amp;[.CT6]&amp;&quot;,0x&quot;&amp;[.CT7]&amp;&quot;,0x&quot;&amp;[.CT8]&amp;&quot;,0x&quot;&amp;[.CT9]&amp;&quot;,0x&quot;&amp;[.CT10]&amp;&quot;,0x&quot;&amp;[.CT11]       ;          &quot;/*&quot;&amp;TEXT([.CS14];&quot;??0&quot;)&amp;&quot;*/ ,&quot;&amp;TEXT([.CS4];&quot;??0&quot;)&amp;&quot;,&quot;&amp;TEXT([.CS5];&quot;??0&quot;)&amp;&quot;,&quot;&amp;TEXT([.CS6];&quot;??0&quot;)&amp;&quot;,&quot;&amp;TEXT([.CS7];&quot;??0&quot;)&amp;&quot;,&quot;&amp;TEXT([.CS8];&quot;??0&quot;)&amp;&quot;,&quot;&amp;TEXT([.CS9];&quot;??0&quot;)&amp;&quot;,&quot;&amp;TEXT([.CS10];&quot;??0&quot;)&amp;&quot;,&quot;&amp;TEXT([.CS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18" table:formula="of:=IF([.AT14]&gt;0 ;    IF([.AQ16]=&quot;BASIC&quot;    ;       IF([.AW16]=&quot;HEX&quot;       ;          &quot;SYMBOL &quot;&amp;[.AT14]&amp;&quot;,&amp;&quot;&amp;[.AU4]&amp;&quot;,&amp;&quot;&amp;[.AU5]&amp;&quot;,&amp;&quot;&amp;[.AU6]&amp;&quot;,&amp;&quot;&amp;[.AU7]&amp;&quot;,&amp;&quot;&amp;[.AU8]&amp;&quot;,&amp;&quot;&amp;[.AU9]&amp;&quot;,&amp;&quot;&amp;[.AU10]&amp;&quot;,&amp;&quot;&amp;[.AU11]       ;          &quot;SYMBOL &quot;&amp;[.AT14]&amp;&quot;,&quot;&amp;[.AT4]&amp;&quot;,&quot;&amp;[.AT5]&amp;&quot;,&quot;&amp;[.AT6]&amp;&quot;,&quot;&amp;[.AT7]&amp;&quot;,&quot;&amp;[.AT8]&amp;&quot;,&quot;&amp;[.AT9]&amp;&quot;,&quot;&amp;[.AT10]&amp;&quot;,&quot;&amp;[.AT11]       )    ;       IF([.AW16]=&quot;HEX&quot;       ;          &quot;/*&quot;&amp;TEXT([.AT14];&quot;??0&quot;)&amp;&quot;*/ ,0x&quot;&amp;[.AU4]&amp;&quot;,0x&quot;&amp;[.AU5]&amp;&quot;,0x&quot;&amp;[.AU6]&amp;&quot;,0x&quot;&amp;[.AU7]&amp;&quot;,0x&quot;&amp;[.AU8]&amp;&quot;,0x&quot;&amp;[.AU9]&amp;&quot;,0x&quot;&amp;[.AU10]&amp;&quot;,0x&quot;&amp;[.AU11]       ;          &quot;/*&quot;&amp;TEXT([.AT14];&quot;??0&quot;)&amp;&quot;*/ ,&quot;&amp;TEXT([.AT4];&quot;??0&quot;)&amp;&quot;,&quot;&amp;TEXT([.AT5];&quot;??0&quot;)&amp;&quot;,&quot;&amp;TEXT([.AT6];&quot;??0&quot;)&amp;&quot;,&quot;&amp;TEXT([.AT7];&quot;??0&quot;)&amp;&quot;,&quot;&amp;TEXT([.AT8];&quot;??0&quot;)&amp;&quot;,&quot;&amp;TEXT([.AT9];&quot;??0&quot;)&amp;&quot;,&quot;&amp;TEXT([.AT10];&quot;??0&quot;)&amp;&quot;,&quot;&amp;TEXT([.AT11];&quot;??0&quot;)       )    ) ; &quot; -- &quot; )" office:value-type="string" office:string-value="SYMBOL 254,&amp;00,&amp;1C,&amp;00,&amp;00,&amp;00,&amp;00,&amp;00,&amp;00" calcext:value-type="string" table:number-columns-spanned="52" table:number-rows-spanned="1">
            <text:p>SYMBOL 254,&amp;00,&amp;1C,&amp;00,&amp;00,&amp;00,&amp;00,&amp;00,&amp;00</text:p>
          </table:table-cell>
          <table:covered-table-cell table:number-columns-repeated="51" table:style-name="ce28"/>
          <table:covered-table-cell table:number-columns-repeated="2"/>
          <table:table-cell table:style-name="ce18" table:formula="of:=IF([.CV14]&gt;0 ;    IF([.CS16]=&quot;BASIC&quot;    ;       IF([.CY16]=&quot;HEX&quot;       ;          &quot;SYMBOL &quot;&amp;[.CV14]&amp;&quot;,&amp;&quot;&amp;[.CW4]&amp;&quot;,&amp;&quot;&amp;[.CW5]&amp;&quot;,&amp;&quot;&amp;[.CW6]&amp;&quot;,&amp;&quot;&amp;[.CW7]&amp;&quot;,&amp;&quot;&amp;[.CW8]&amp;&quot;,&amp;&quot;&amp;[.CW9]&amp;&quot;,&amp;&quot;&amp;[.CW10]&amp;&quot;,&amp;&quot;&amp;[.CW11]       ;          &quot;SYMBOL &quot;&amp;[.CV14]&amp;&quot;,&quot;&amp;[.CV4]&amp;&quot;,&quot;&amp;[.CV5]&amp;&quot;,&quot;&amp;[.CV6]&amp;&quot;,&quot;&amp;[.CV7]&amp;&quot;,&quot;&amp;[.CV8]&amp;&quot;,&quot;&amp;[.CV9]&amp;&quot;,&quot;&amp;[.CV10]&amp;&quot;,&quot;&amp;[.CV11]       )    ;       IF([.CY16]=&quot;HEX&quot;       ;          &quot;/*&quot;&amp;TEXT([.CV14];&quot;??0&quot;)&amp;&quot;*/ ,0x&quot;&amp;[.CW4]&amp;&quot;,0x&quot;&amp;[.CW5]&amp;&quot;,0x&quot;&amp;[.CW6]&amp;&quot;,0x&quot;&amp;[.CW7]&amp;&quot;,0x&quot;&amp;[.CW8]&amp;&quot;,0x&quot;&amp;[.CW9]&amp;&quot;,0x&quot;&amp;[.CW10]&amp;&quot;,0x&quot;&amp;[.CW11]       ;          &quot;/*&quot;&amp;TEXT([.CV14];&quot;??0&quot;)&amp;&quot;*/ ,&quot;&amp;TEXT([.CV4];&quot;??0&quot;)&amp;&quot;,&quot;&amp;TEXT([.CV5];&quot;??0&quot;)&amp;&quot;,&quot;&amp;TEXT([.CV6];&quot;??0&quot;)&amp;&quot;,&quot;&amp;TEXT([.CV7];&quot;??0&quot;)&amp;&quot;,&quot;&amp;TEXT([.CV8];&quot;??0&quot;)&amp;&quot;,&quot;&amp;TEXT([.CV9];&quot;??0&quot;)&amp;&quot;,&quot;&amp;TEXT([.CV10];&quot;??0&quot;)&amp;&quot;,&quot;&amp;TEXT([.CV11];&quot;??0&quot;)       )    ) ; &quot; -- &quot; )" office:value-type="string" office:string-value="SYMBOL 252,36,153,219,231,60,60,36,102" calcext:value-type="string" table:number-columns-spanned="52" table:number-rows-spanned="1">
            <text:p>SYMBOL 252,36,153,219,231,60,60,36,102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19" table:formula="of:=IF([.AW14]&gt;0 ;    IF([.AQ16]=&quot;BASIC&quot;    ;       IF([.AW16]=&quot;HEX&quot;       ;          &quot;SYMBOL &quot;&amp;[.AW14]&amp;&quot;,&amp;&quot;&amp;[.AX4]&amp;&quot;,&amp;&quot;&amp;[.AX5]&amp;&quot;,&amp;&quot;&amp;[.AX6]&amp;&quot;,&amp;&quot;&amp;[.AX7]&amp;&quot;,&amp;&quot;&amp;[.AX8]&amp;&quot;,&amp;&quot;&amp;[.AX9]&amp;&quot;,&amp;&quot;&amp;[.AX10]&amp;&quot;,&amp;&quot;&amp;[.AX11]       ;          &quot;SYMBOL &quot;&amp;[.AW14]&amp;&quot;,&quot;&amp;[.AW4]&amp;&quot;,&quot;&amp;[.AW5]&amp;&quot;,&quot;&amp;[.AW6]&amp;&quot;,&quot;&amp;[.AW7]&amp;&quot;,&quot;&amp;[.AW8]&amp;&quot;,&quot;&amp;[.AW9]&amp;&quot;,&quot;&amp;[.AW10]&amp;&quot;,&quot;&amp;[.AW11]       )    ;       IF([.AW16]=&quot;HEX&quot;       ;          &quot;/*&quot;&amp;TEXT([.AW14];&quot;??0&quot;)&amp;&quot;*/ ,0x&quot;&amp;[.AX4]&amp;&quot;,0x&quot;&amp;[.AX5]&amp;&quot;,0x&quot;&amp;[.AX6]&amp;&quot;,0x&quot;&amp;[.AX7]&amp;&quot;,0x&quot;&amp;[.AX8]&amp;&quot;,0x&quot;&amp;[.AX9]&amp;&quot;,0x&quot;&amp;[.AX10]&amp;&quot;,0x&quot;&amp;[.AX11]       ;          &quot;/*&quot;&amp;TEXT([.AW14];&quot;??0&quot;)&amp;&quot;*/ ,&quot;&amp;TEXT([.AW4];&quot;??0&quot;)&amp;&quot;,&quot;&amp;TEXT([.AW5];&quot;??0&quot;)&amp;&quot;,&quot;&amp;TEXT([.AW6];&quot;??0&quot;)&amp;&quot;,&quot;&amp;TEXT([.AW7];&quot;??0&quot;)&amp;&quot;,&quot;&amp;TEXT([.AW8];&quot;??0&quot;)&amp;&quot;,&quot;&amp;TEXT([.AW9];&quot;??0&quot;)&amp;&quot;,&quot;&amp;TEXT([.AW10];&quot;??0&quot;)&amp;&quot;,&quot;&amp;TEXT([.AW11];&quot;??0&quot;)       )    ) ; &quot; -- &quot; )" office:value-type="string" office:string-value="SYMBOL 253,&amp;3E,&amp;22,&amp;E2,&amp;7E,&amp;2A,&amp;FF,&amp;81,&amp;FF" calcext:value-type="string" table:number-columns-spanned="52" table:number-rows-spanned="1">
            <text:p>SYMBOL 253,&amp;3E,&amp;22,&amp;E2,&amp;7E,&amp;2A,&amp;FF,&amp;81,&amp;FF</text:p>
          </table:table-cell>
          <table:covered-table-cell table:number-columns-repeated="51" table:style-name="ce28"/>
          <table:covered-table-cell table:number-columns-repeated="2"/>
          <table:table-cell table:style-name="ce19" table:formula="of:=IF([.CY14]&gt;0 ;    IF([.CS16]=&quot;BASIC&quot;    ;       IF([.CY16]=&quot;HEX&quot;       ;          &quot;SYMBOL &quot;&amp;[.CY14]&amp;&quot;,&amp;&quot;&amp;[.CZ4]&amp;&quot;,&amp;&quot;&amp;[.CZ5]&amp;&quot;,&amp;&quot;&amp;[.CZ6]&amp;&quot;,&amp;&quot;&amp;[.CZ7]&amp;&quot;,&amp;&quot;&amp;[.CZ8]&amp;&quot;,&amp;&quot;&amp;[.CZ9]&amp;&quot;,&amp;&quot;&amp;[.CZ10]&amp;&quot;,&amp;&quot;&amp;[.CZ11]       ;          &quot;SYMBOL &quot;&amp;[.CY14]&amp;&quot;,&quot;&amp;[.CY4]&amp;&quot;,&quot;&amp;[.CY5]&amp;&quot;,&quot;&amp;[.CY6]&amp;&quot;,&quot;&amp;[.CY7]&amp;&quot;,&quot;&amp;[.CY8]&amp;&quot;,&quot;&amp;[.CY9]&amp;&quot;,&quot;&amp;[.CY10]&amp;&quot;,&quot;&amp;[.CY11]       )    ;       IF([.CY16]=&quot;HEX&quot;       ;          &quot;/*&quot;&amp;TEXT([.CY14];&quot;??0&quot;)&amp;&quot;*/ ,0x&quot;&amp;[.CZ4]&amp;&quot;,0x&quot;&amp;[.CZ5]&amp;&quot;,0x&quot;&amp;[.CZ6]&amp;&quot;,0x&quot;&amp;[.CZ7]&amp;&quot;,0x&quot;&amp;[.CZ8]&amp;&quot;,0x&quot;&amp;[.CZ9]&amp;&quot;,0x&quot;&amp;[.CZ10]&amp;&quot;,0x&quot;&amp;[.CZ11]       ;          &quot;/*&quot;&amp;TEXT([.CY14];&quot;??0&quot;)&amp;&quot;*/ ,&quot;&amp;TEXT([.CY4];&quot;??0&quot;)&amp;&quot;,&quot;&amp;TEXT([.CY5];&quot;??0&quot;)&amp;&quot;,&quot;&amp;TEXT([.CY6];&quot;??0&quot;)&amp;&quot;,&quot;&amp;TEXT([.CY7];&quot;??0&quot;)&amp;&quot;,&quot;&amp;TEXT([.CY8];&quot;??0&quot;)&amp;&quot;,&quot;&amp;TEXT([.CY9];&quot;??0&quot;)&amp;&quot;,&quot;&amp;TEXT([.CY10];&quot;??0&quot;)&amp;&quot;,&quot;&amp;TEXT([.CY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20" table:formula="of:=IF([.AZ14]&gt;0 ;    IF([.AQ16]=&quot;BASIC&quot;    ;       IF([.AW16]=&quot;HEX&quot;       ;          &quot;SYMBOL &quot;&amp;[.AZ14]&amp;&quot;,&amp;&quot;&amp;[.BA4]&amp;&quot;,&amp;&quot;&amp;[.BA5]&amp;&quot;,&amp;&quot;&amp;[.BA6]&amp;&quot;,&amp;&quot;&amp;[.BA7]&amp;&quot;,&amp;&quot;&amp;[.BA8]&amp;&quot;,&amp;&quot;&amp;[.BA9]&amp;&quot;,&amp;&quot;&amp;[.BA10]&amp;&quot;,&amp;&quot;&amp;[.BA11]       ;          &quot;SYMBOL &quot;&amp;[.AZ14]&amp;&quot;,&quot;&amp;[.AZ4]&amp;&quot;,&quot;&amp;[.AZ5]&amp;&quot;,&quot;&amp;[.AZ6]&amp;&quot;,&quot;&amp;[.AZ7]&amp;&quot;,&quot;&amp;[.AZ8]&amp;&quot;,&quot;&amp;[.AZ9]&amp;&quot;,&quot;&amp;[.AZ10]&amp;&quot;,&quot;&amp;[.AZ11]       )    ;       IF([.AW16]=&quot;HEX&quot;       ;          &quot;/*&quot;&amp;TEXT([.AZ14];&quot;??0&quot;)&amp;&quot;*/ ,0x&quot;&amp;[.BA4]&amp;&quot;,0x&quot;&amp;[.BA5]&amp;&quot;,0x&quot;&amp;[.BA6]&amp;&quot;,0x&quot;&amp;[.BA7]&amp;&quot;,0x&quot;&amp;[.BA8]&amp;&quot;,0x&quot;&amp;[.BA9]&amp;&quot;,0x&quot;&amp;[.BA10]&amp;&quot;,0x&quot;&amp;[.BA11]       ;          &quot;/*&quot;&amp;TEXT([.AZ14];&quot;??0&quot;)&amp;&quot;*/ ,&quot;&amp;TEXT([.AZ4];&quot;??0&quot;)&amp;&quot;,&quot;&amp;TEXT([.AZ5];&quot;??0&quot;)&amp;&quot;,&quot;&amp;TEXT([.AZ6];&quot;??0&quot;)&amp;&quot;,&quot;&amp;TEXT([.AZ7];&quot;??0&quot;)&amp;&quot;,&quot;&amp;TEXT([.AZ8];&quot;??0&quot;)&amp;&quot;,&quot;&amp;TEXT([.AZ9];&quot;??0&quot;)&amp;&quot;,&quot;&amp;TEXT([.AZ10];&quot;??0&quot;)&amp;&quot;,&quot;&amp;TEXT([.AZ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20" table:formula="of:=IF([.DB14]&gt;0 ;    IF([.CS16]=&quot;BASIC&quot;    ;       IF([.CY16]=&quot;HEX&quot;       ;          &quot;SYMBOL &quot;&amp;[.DB14]&amp;&quot;,&amp;&quot;&amp;[.DC4]&amp;&quot;,&amp;&quot;&amp;[.DC5]&amp;&quot;,&amp;&quot;&amp;[.DC6]&amp;&quot;,&amp;&quot;&amp;[.DC7]&amp;&quot;,&amp;&quot;&amp;[.DC8]&amp;&quot;,&amp;&quot;&amp;[.DC9]&amp;&quot;,&amp;&quot;&amp;[.DC10]&amp;&quot;,&amp;&quot;&amp;[.DC11]       ;          &quot;SYMBOL &quot;&amp;[.DB14]&amp;&quot;,&quot;&amp;[.DB4]&amp;&quot;,&quot;&amp;[.DB5]&amp;&quot;,&quot;&amp;[.DB6]&amp;&quot;,&quot;&amp;[.DB7]&amp;&quot;,&quot;&amp;[.DB8]&amp;&quot;,&quot;&amp;[.DB9]&amp;&quot;,&quot;&amp;[.DB10]&amp;&quot;,&quot;&amp;[.DB11]       )    ;       IF([.CY16]=&quot;HEX&quot;       ;          &quot;/*&quot;&amp;TEXT([.DB14];&quot;??0&quot;)&amp;&quot;*/ ,0x&quot;&amp;[.DC4]&amp;&quot;,0x&quot;&amp;[.DC5]&amp;&quot;,0x&quot;&amp;[.DC6]&amp;&quot;,0x&quot;&amp;[.DC7]&amp;&quot;,0x&quot;&amp;[.DC8]&amp;&quot;,0x&quot;&amp;[.DC9]&amp;&quot;,0x&quot;&amp;[.DC10]&amp;&quot;,0x&quot;&amp;[.DC11]       ;          &quot;/*&quot;&amp;TEXT([.DB14];&quot;??0&quot;)&amp;&quot;*/ ,&quot;&amp;TEXT([.DB4];&quot;??0&quot;)&amp;&quot;,&quot;&amp;TEXT([.DB5];&quot;??0&quot;)&amp;&quot;,&quot;&amp;TEXT([.DB6];&quot;??0&quot;)&amp;&quot;,&quot;&amp;TEXT([.DB7];&quot;??0&quot;)&amp;&quot;,&quot;&amp;TEXT([.DB8];&quot;??0&quot;)&amp;&quot;,&quot;&amp;TEXT([.DB9];&quot;??0&quot;)&amp;&quot;,&quot;&amp;TEXT([.DB10];&quot;??0&quot;)&amp;&quot;,&quot;&amp;TEXT([.DB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2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22"/>
          <table:table-cell table:style-name="ce1" office:value-type="string" calcext:value-type="string" table:number-columns-spanned="1" table:number-rows-spanned="22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22"/>
        </table:table-row>
        <table:table-row table:style-name="ro2">
          <table:covered-table-cell/>
          <table:table-cell table:style-name="ce3" office:value-type="string" calcext:value-type="string" table:number-columns-spanned="8" table:number-rows-spanned="2">
            <text:p>8x8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10"/>
          <table:table-cell table:style-name="ce38" office:value-type="string" calcext:value-type="string" table:number-columns-spanned="2" table:number-rows-spanned="1">
            <text:p>PEN 1</text:p>
          </table:table-cell>
          <table:covered-table-cell table:style-name="ce14"/>
          <table:table-cell table:style-name="ce1" table:number-columns-spanned="1" table:number-rows-spanned="10"/>
          <table:table-cell table:style-name="ce65" office:value-type="string" calcext:value-type="string" table:number-columns-spanned="2" table:number-rows-spanned="1">
            <text:p>PEN 2</text:p>
          </table:table-cell>
          <table:covered-table-cell table:style-name="ce14"/>
          <table:table-cell table:style-name="ce1" table:number-columns-spanned="1" table:number-rows-spanned="10"/>
          <table:table-cell table:style-name="ce69" office:value-type="string" calcext:value-type="string" table:number-columns-spanned="2" table:number-rows-spanned="1">
            <text:p>PEN 3</text:p>
          </table:table-cell>
          <table:covered-table-cell table:style-name="ce14"/>
          <table:table-cell table:style-name="ce1" table:number-columns-spanned="1" table:number-rows-spanned="10"/>
          <table:table-cell table:style-name="ce80" office:value-type="string" calcext:value-type="string" table:number-columns-spanned="2" table:number-rows-spanned="1">
            <text:p>PEN 0</text:p>
          </table:table-cell>
          <table:covered-table-cell table:style-name="ce14"/>
          <table:covered-table-cell table:number-columns-repeated="2"/>
          <table:table-cell table:style-name="ce3" office:value-type="string" calcext:value-type="string" table:number-columns-spanned="8" table:number-rows-spanned="2">
            <text:p>8x8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10"/>
          <table:table-cell table:style-name="ce38" office:value-type="string" calcext:value-type="string" table:number-columns-spanned="2" table:number-rows-spanned="1">
            <text:p>PEN 1</text:p>
          </table:table-cell>
          <table:covered-table-cell table:style-name="ce14"/>
          <table:table-cell table:style-name="ce1" table:number-columns-spanned="1" table:number-rows-spanned="10"/>
          <table:table-cell table:style-name="ce65" office:value-type="string" calcext:value-type="string" table:number-columns-spanned="2" table:number-rows-spanned="1">
            <text:p>PEN 2</text:p>
          </table:table-cell>
          <table:covered-table-cell table:style-name="ce14"/>
          <table:table-cell table:style-name="ce1" table:number-columns-spanned="1" table:number-rows-spanned="10"/>
          <table:table-cell table:style-name="ce69" office:value-type="string" calcext:value-type="string" table:number-columns-spanned="2" table:number-rows-spanned="1">
            <text:p>PEN 3</text:p>
          </table:table-cell>
          <table:covered-table-cell table:style-name="ce14"/>
          <table:table-cell table:style-name="ce1" table:number-columns-spanned="1" table:number-rows-spanned="10"/>
          <table:table-cell table:style-name="ce80" office:value-type="string" calcext:value-type="string" table:number-columns-spanned="2" table:number-rows-spanned="1">
            <text:p>PEN 0</text:p>
          </table:table-cell>
          <table:covered-table-cell table:style-name="ce14"/>
          <table:covered-table-cell/>
        </table:table-row>
        <table:table-row table:style-name="ro3">
          <table:covered-table-cell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number-columns-repeated="2"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/>
        </table:table-row>
        <table:table-row table:style-name="ro4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J34]*([.B26]=[.J25])" office:value-type="float" office:value="128" calcext:value-type="float">
            <text:p>128</text:p>
          </table:table-cell>
          <table:table-cell table:formula="of:=[.K34]*([.C26]=[.K25])" office:value-type="float" office:value="0" calcext:value-type="float">
            <text:p>0</text:p>
          </table:table-cell>
          <table:table-cell table:formula="of:=[.L34]*([.D26]=[.L25])" office:value-type="float" office:value="0" calcext:value-type="float">
            <text:p>0</text:p>
          </table:table-cell>
          <table:table-cell table:formula="of:=[.M34]*([.E26]=[.M25])" office:value-type="float" office:value="16" calcext:value-type="float">
            <text:p>16</text:p>
          </table:table-cell>
          <table:table-cell table:formula="of:=[.N34]*([.F26]=[.N25])" office:value-type="float" office:value="8" calcext:value-type="float">
            <text:p>8</text:p>
          </table:table-cell>
          <table:table-cell table:formula="of:=[.O34]*([.G26]=[.O25])" office:value-type="float" office:value="4" calcext:value-type="float">
            <text:p>4</text:p>
          </table:table-cell>
          <table:table-cell table:formula="of:=[.P34]*([.H26]=[.P25])" office:value-type="float" office:value="0" calcext:value-type="float">
            <text:p>0</text:p>
          </table:table-cell>
          <table:table-cell table:formula="of:=[.Q34]*([.I26]=[.Q25])" office:value-type="float" office:value="0" calcext:value-type="float">
            <text:p>0</text:p>
          </table:table-cell>
          <table:table-cell table:formula="of:=[.R34]*([.B26]=[.R25])" office:value-type="float" office:value="0" calcext:value-type="float">
            <text:p>0</text:p>
          </table:table-cell>
          <table:table-cell table:formula="of:=[.S34]*([.C26]=[.S25])" office:value-type="float" office:value="0" calcext:value-type="float">
            <text:p>0</text:p>
          </table:table-cell>
          <table:table-cell table:formula="of:=[.T34]*([.D26]=[.T25])" office:value-type="float" office:value="0" calcext:value-type="float">
            <text:p>0</text:p>
          </table:table-cell>
          <table:table-cell table:formula="of:=[.U34]*([.E26]=[.U25])" office:value-type="float" office:value="0" calcext:value-type="float">
            <text:p>0</text:p>
          </table:table-cell>
          <table:table-cell table:formula="of:=[.V34]*([.F26]=[.V25])" office:value-type="float" office:value="0" calcext:value-type="float">
            <text:p>0</text:p>
          </table:table-cell>
          <table:table-cell table:formula="of:=[.W34]*([.G26]=[.W25])" office:value-type="float" office:value="0" calcext:value-type="float">
            <text:p>0</text:p>
          </table:table-cell>
          <table:table-cell table:formula="of:=[.X34]*([.H26]=[.X25])" office:value-type="float" office:value="0" calcext:value-type="float">
            <text:p>0</text:p>
          </table:table-cell>
          <table:table-cell table:formula="of:=[.Y34]*([.I26]=[.Y25])" office:value-type="float" office:value="0" calcext:value-type="float">
            <text:p>0</text:p>
          </table:table-cell>
          <table:table-cell table:formula="of:=[.Z34]*([.B26]=[.Z25])" office:value-type="float" office:value="0" calcext:value-type="float">
            <text:p>0</text:p>
          </table:table-cell>
          <table:table-cell table:formula="of:=[.AA34]*([.C26]=[.AA25])" office:value-type="float" office:value="0" calcext:value-type="float">
            <text:p>0</text:p>
          </table:table-cell>
          <table:table-cell table:formula="of:=[.AB34]*([.D26]=[.AB25])" office:value-type="float" office:value="0" calcext:value-type="float">
            <text:p>0</text:p>
          </table:table-cell>
          <table:table-cell table:formula="of:=[.AC34]*([.E26]=[.AC25])" office:value-type="float" office:value="0" calcext:value-type="float">
            <text:p>0</text:p>
          </table:table-cell>
          <table:table-cell table:formula="of:=[.AD34]*([.F26]=[.AD25])" office:value-type="float" office:value="0" calcext:value-type="float">
            <text:p>0</text:p>
          </table:table-cell>
          <table:table-cell table:formula="of:=[.AE34]*([.G26]=[.AE25])" office:value-type="float" office:value="0" calcext:value-type="float">
            <text:p>0</text:p>
          </table:table-cell>
          <table:table-cell table:formula="of:=[.AF34]*([.H26]=[.AF25])" office:value-type="float" office:value="0" calcext:value-type="float">
            <text:p>0</text:p>
          </table:table-cell>
          <table:table-cell table:formula="of:=[.AG34]*([.I26]=[.AG25])" office:value-type="float" office:value="0" calcext:value-type="float">
            <text:p>0</text:p>
          </table:table-cell>
          <table:table-cell table:formula="of:=[.AH34]*([.B26]=[.AH25])" office:value-type="float" office:value="0" calcext:value-type="float">
            <text:p>0</text:p>
          </table:table-cell>
          <table:table-cell table:formula="of:=[.AI34]*([.C26]=[.AI25])" office:value-type="float" office:value="64" calcext:value-type="float">
            <text:p>64</text:p>
          </table:table-cell>
          <table:table-cell table:formula="of:=[.AJ34]*([.D26]=[.AJ25])" office:value-type="float" office:value="32" calcext:value-type="float">
            <text:p>32</text:p>
          </table:table-cell>
          <table:table-cell table:formula="of:=[.AK34]*([.E26]=[.AK25])" office:value-type="float" office:value="0" calcext:value-type="float">
            <text:p>0</text:p>
          </table:table-cell>
          <table:table-cell table:formula="of:=[.AL34]*([.F26]=[.AL25])" office:value-type="float" office:value="0" calcext:value-type="float">
            <text:p>0</text:p>
          </table:table-cell>
          <table:table-cell table:formula="of:=[.AM34]*([.G26]=[.AM25])" office:value-type="float" office:value="0" calcext:value-type="float">
            <text:p>0</text:p>
          </table:table-cell>
          <table:table-cell table:formula="of:=[.AN34]*([.H26]=[.AN25])" office:value-type="float" office:value="2" calcext:value-type="float">
            <text:p>2</text:p>
          </table:table-cell>
          <table:table-cell table:formula="of:=[.AO34]*([.I26]=[.AO25])" office:value-type="float" office:value="1" calcext:value-type="float">
            <text:p>1</text:p>
          </table:table-cell>
          <table:covered-table-cell/>
          <table:table-cell table:formula="of:=SUM([.J26:.Q26])" office:value-type="float" office:value="156" calcext:value-type="float">
            <text:p>156</text:p>
          </table:table-cell>
          <table:table-cell table:formula="of:=DEC2HEX([.AQ26];2)" office:value-type="string" office:string-value="9C" calcext:value-type="string">
            <text:p>9C</text:p>
          </table:table-cell>
          <table:covered-table-cell/>
          <table:table-cell table:formula="of:=SUM([.R26:.Y26])" office:value-type="float" office:value="0" calcext:value-type="float">
            <text:p>0</text:p>
          </table:table-cell>
          <table:table-cell table:formula="of:=DEC2HEX([.AT26];2)" office:value-type="string" office:string-value="00" calcext:value-type="string">
            <text:p>00</text:p>
          </table:table-cell>
          <table:covered-table-cell/>
          <table:table-cell table:formula="of:=SUM([.Z26:.AG26])" office:value-type="float" office:value="0" calcext:value-type="float">
            <text:p>0</text:p>
          </table:table-cell>
          <table:table-cell table:formula="of:=DEC2HEX([.AW26];2)" office:value-type="string" office:string-value="00" calcext:value-type="string">
            <text:p>00</text:p>
          </table:table-cell>
          <table:covered-table-cell/>
          <table:table-cell table:formula="of:=SUM([.AH26:.AO26])" office:value-type="float" office:value="99" calcext:value-type="float">
            <text:p>99</text:p>
          </table:table-cell>
          <table:table-cell table:formula="of:=DEC2HEX([.AZ26];2)" office:value-type="string" office:string-value="63" calcext:value-type="string">
            <text:p>63</text:p>
          </table:table-cell>
          <table:covered-table-cell table:number-columns-repeated="2"/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table:number-columns-repeated="2"/>
          <table:table-cell table:formula="of:=[.BL34]*([.BD26]=[.BL25])" office:value-type="float" office:value="0" calcext:value-type="float">
            <text:p>0</text:p>
          </table:table-cell>
          <table:table-cell table:formula="of:=[.BM34]*([.BE26]=[.BM25])" office:value-type="float" office:value="0" calcext:value-type="float">
            <text:p>0</text:p>
          </table:table-cell>
          <table:table-cell table:formula="of:=[.BN34]*([.BF26]=[.BN25])" office:value-type="float" office:value="0" calcext:value-type="float">
            <text:p>0</text:p>
          </table:table-cell>
          <table:table-cell table:formula="of:=[.BO34]*([.BG26]=[.BO25])" office:value-type="float" office:value="0" calcext:value-type="float">
            <text:p>0</text:p>
          </table:table-cell>
          <table:table-cell table:formula="of:=[.BP34]*([.BH26]=[.BP25])" office:value-type="float" office:value="0" calcext:value-type="float">
            <text:p>0</text:p>
          </table:table-cell>
          <table:table-cell table:formula="of:=[.BQ34]*([.BI26]=[.BQ25])" office:value-type="float" office:value="0" calcext:value-type="float">
            <text:p>0</text:p>
          </table:table-cell>
          <table:table-cell table:formula="of:=[.BR34]*([.BJ26]=[.BR25])" office:value-type="float" office:value="0" calcext:value-type="float">
            <text:p>0</text:p>
          </table:table-cell>
          <table:table-cell table:formula="of:=[.BS34]*([.BK26]=[.BS25])" office:value-type="float" office:value="0" calcext:value-type="float">
            <text:p>0</text:p>
          </table:table-cell>
          <table:table-cell table:formula="of:=[.BT34]*([.BD26]=[.BT25])" office:value-type="float" office:value="0" calcext:value-type="float">
            <text:p>0</text:p>
          </table:table-cell>
          <table:table-cell table:formula="of:=[.BU34]*([.BE26]=[.BU25])" office:value-type="float" office:value="0" calcext:value-type="float">
            <text:p>0</text:p>
          </table:table-cell>
          <table:table-cell table:formula="of:=[.BV34]*([.BF26]=[.BV25])" office:value-type="float" office:value="0" calcext:value-type="float">
            <text:p>0</text:p>
          </table:table-cell>
          <table:table-cell table:formula="of:=[.BW34]*([.BG26]=[.BW25])" office:value-type="float" office:value="0" calcext:value-type="float">
            <text:p>0</text:p>
          </table:table-cell>
          <table:table-cell table:formula="of:=[.BX34]*([.BH26]=[.BX25])" office:value-type="float" office:value="0" calcext:value-type="float">
            <text:p>0</text:p>
          </table:table-cell>
          <table:table-cell table:formula="of:=[.BY34]*([.BI26]=[.BY25])" office:value-type="float" office:value="0" calcext:value-type="float">
            <text:p>0</text:p>
          </table:table-cell>
          <table:table-cell table:formula="of:=[.BZ34]*([.BJ26]=[.BZ25])" office:value-type="float" office:value="0" calcext:value-type="float">
            <text:p>0</text:p>
          </table:table-cell>
          <table:table-cell table:formula="of:=[.CA34]*([.BK26]=[.CA25])" office:value-type="float" office:value="0" calcext:value-type="float">
            <text:p>0</text:p>
          </table:table-cell>
          <table:table-cell table:formula="of:=[.CB34]*([.BD26]=[.CB25])" office:value-type="float" office:value="0" calcext:value-type="float">
            <text:p>0</text:p>
          </table:table-cell>
          <table:table-cell table:formula="of:=[.CC34]*([.BE26]=[.CC25])" office:value-type="float" office:value="0" calcext:value-type="float">
            <text:p>0</text:p>
          </table:table-cell>
          <table:table-cell table:formula="of:=[.CD34]*([.BF26]=[.CD25])" office:value-type="float" office:value="32" calcext:value-type="float">
            <text:p>32</text:p>
          </table:table-cell>
          <table:table-cell table:formula="of:=[.CE34]*([.BG26]=[.CE25])" office:value-type="float" office:value="16" calcext:value-type="float">
            <text:p>16</text:p>
          </table:table-cell>
          <table:table-cell table:formula="of:=[.CF34]*([.BH26]=[.CF25])" office:value-type="float" office:value="8" calcext:value-type="float">
            <text:p>8</text:p>
          </table:table-cell>
          <table:table-cell table:formula="of:=[.CG34]*([.BI26]=[.CG25])" office:value-type="float" office:value="4" calcext:value-type="float">
            <text:p>4</text:p>
          </table:table-cell>
          <table:table-cell table:formula="of:=[.CH34]*([.BJ26]=[.CH25])" office:value-type="float" office:value="0" calcext:value-type="float">
            <text:p>0</text:p>
          </table:table-cell>
          <table:table-cell table:formula="of:=[.CI34]*([.BK26]=[.CI25])" office:value-type="float" office:value="0" calcext:value-type="float">
            <text:p>0</text:p>
          </table:table-cell>
          <table:table-cell table:formula="of:=[.CJ34]*([.BD26]=[.CJ25])" office:value-type="float" office:value="128" calcext:value-type="float">
            <text:p>128</text:p>
          </table:table-cell>
          <table:table-cell table:formula="of:=[.CK34]*([.BE26]=[.CK25])" office:value-type="float" office:value="64" calcext:value-type="float">
            <text:p>64</text:p>
          </table:table-cell>
          <table:table-cell table:formula="of:=[.CL34]*([.BF26]=[.CL25])" office:value-type="float" office:value="0" calcext:value-type="float">
            <text:p>0</text:p>
          </table:table-cell>
          <table:table-cell table:formula="of:=[.CM34]*([.BG26]=[.CM25])" office:value-type="float" office:value="0" calcext:value-type="float">
            <text:p>0</text:p>
          </table:table-cell>
          <table:table-cell table:formula="of:=[.CN34]*([.BH26]=[.CN25])" office:value-type="float" office:value="0" calcext:value-type="float">
            <text:p>0</text:p>
          </table:table-cell>
          <table:table-cell table:formula="of:=[.CO34]*([.BI26]=[.CO25])" office:value-type="float" office:value="0" calcext:value-type="float">
            <text:p>0</text:p>
          </table:table-cell>
          <table:table-cell table:formula="of:=[.CP34]*([.BJ26]=[.CP25])" office:value-type="float" office:value="2" calcext:value-type="float">
            <text:p>2</text:p>
          </table:table-cell>
          <table:table-cell table:formula="of:=[.CQ34]*([.BK26]=[.CQ25])" office:value-type="float" office:value="1" calcext:value-type="float">
            <text:p>1</text:p>
          </table:table-cell>
          <table:covered-table-cell/>
          <table:table-cell table:formula="of:=SUM([.BL26:.BS26])" office:value-type="float" office:value="0" calcext:value-type="float">
            <text:p>0</text:p>
          </table:table-cell>
          <table:table-cell table:formula="of:=DEC2HEX([.CS26];2)" office:value-type="string" office:string-value="00" calcext:value-type="string">
            <text:p>00</text:p>
          </table:table-cell>
          <table:covered-table-cell/>
          <table:table-cell table:formula="of:=SUM([.BT26:.CA26])" office:value-type="float" office:value="0" calcext:value-type="float">
            <text:p>0</text:p>
          </table:table-cell>
          <table:table-cell table:formula="of:=DEC2HEX([.CV26];2)" office:value-type="string" office:string-value="00" calcext:value-type="string">
            <text:p>00</text:p>
          </table:table-cell>
          <table:covered-table-cell/>
          <table:table-cell table:formula="of:=SUM([.CB26:.CI26])" office:value-type="float" office:value="60" calcext:value-type="float">
            <text:p>60</text:p>
          </table:table-cell>
          <table:table-cell table:formula="of:=DEC2HEX([.CY26];2)" office:value-type="string" office:string-value="3C" calcext:value-type="string">
            <text:p>3C</text:p>
          </table:table-cell>
          <table:covered-table-cell/>
          <table:table-cell table:formula="of:=SUM([.CJ26:.CQ26])" office:value-type="float" office:value="195" calcext:value-type="float">
            <text:p>195</text:p>
          </table:table-cell>
          <table:table-cell table:formula="of:=DEC2HEX([.DB26];2)" office:value-type="string" office:string-value="C3" calcext:value-type="string">
            <text:p>C3</text:p>
          </table:table-cell>
          <table:covered-table-cell/>
        </table:table-row>
        <table:table-row table:style-name="ro4"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34]*([.B27]=[.J25])" office:value-type="float" office:value="0" calcext:value-type="float">
            <text:p>0</text:p>
          </table:table-cell>
          <table:table-cell table:formula="of:=[.K34]*([.C27]=[.K25])" office:value-type="float" office:value="64" calcext:value-type="float">
            <text:p>64</text:p>
          </table:table-cell>
          <table:table-cell table:formula="of:=[.L34]*([.D27]=[.L25])" office:value-type="float" office:value="0" calcext:value-type="float">
            <text:p>0</text:p>
          </table:table-cell>
          <table:table-cell table:formula="of:=[.M34]*([.E27]=[.M25])" office:value-type="float" office:value="0" calcext:value-type="float">
            <text:p>0</text:p>
          </table:table-cell>
          <table:table-cell table:formula="of:=[.N34]*([.F27]=[.N25])" office:value-type="float" office:value="8" calcext:value-type="float">
            <text:p>8</text:p>
          </table:table-cell>
          <table:table-cell table:formula="of:=[.O34]*([.G27]=[.O25])" office:value-type="float" office:value="0" calcext:value-type="float">
            <text:p>0</text:p>
          </table:table-cell>
          <table:table-cell table:formula="of:=[.P34]*([.H27]=[.P25])" office:value-type="float" office:value="0" calcext:value-type="float">
            <text:p>0</text:p>
          </table:table-cell>
          <table:table-cell table:formula="of:=[.Q34]*([.I27]=[.Q25])" office:value-type="float" office:value="0" calcext:value-type="float">
            <text:p>0</text:p>
          </table:table-cell>
          <table:table-cell table:formula="of:=[.R34]*([.B27]=[.R25])" office:value-type="float" office:value="0" calcext:value-type="float">
            <text:p>0</text:p>
          </table:table-cell>
          <table:table-cell table:formula="of:=[.S34]*([.C27]=[.S25])" office:value-type="float" office:value="0" calcext:value-type="float">
            <text:p>0</text:p>
          </table:table-cell>
          <table:table-cell table:formula="of:=[.T34]*([.D27]=[.T25])" office:value-type="float" office:value="0" calcext:value-type="float">
            <text:p>0</text:p>
          </table:table-cell>
          <table:table-cell table:formula="of:=[.U34]*([.E27]=[.U25])" office:value-type="float" office:value="0" calcext:value-type="float">
            <text:p>0</text:p>
          </table:table-cell>
          <table:table-cell table:formula="of:=[.V34]*([.F27]=[.V25])" office:value-type="float" office:value="0" calcext:value-type="float">
            <text:p>0</text:p>
          </table:table-cell>
          <table:table-cell table:formula="of:=[.W34]*([.G27]=[.W25])" office:value-type="float" office:value="0" calcext:value-type="float">
            <text:p>0</text:p>
          </table:table-cell>
          <table:table-cell table:formula="of:=[.X34]*([.H27]=[.X25])" office:value-type="float" office:value="0" calcext:value-type="float">
            <text:p>0</text:p>
          </table:table-cell>
          <table:table-cell table:formula="of:=[.Y34]*([.I27]=[.Y25])" office:value-type="float" office:value="0" calcext:value-type="float">
            <text:p>0</text:p>
          </table:table-cell>
          <table:table-cell table:formula="of:=[.Z34]*([.B27]=[.Z25])" office:value-type="float" office:value="0" calcext:value-type="float">
            <text:p>0</text:p>
          </table:table-cell>
          <table:table-cell table:formula="of:=[.AA34]*([.C27]=[.AA25])" office:value-type="float" office:value="0" calcext:value-type="float">
            <text:p>0</text:p>
          </table:table-cell>
          <table:table-cell table:formula="of:=[.AB34]*([.D27]=[.AB25])" office:value-type="float" office:value="0" calcext:value-type="float">
            <text:p>0</text:p>
          </table:table-cell>
          <table:table-cell table:formula="of:=[.AC34]*([.E27]=[.AC25])" office:value-type="float" office:value="0" calcext:value-type="float">
            <text:p>0</text:p>
          </table:table-cell>
          <table:table-cell table:formula="of:=[.AD34]*([.F27]=[.AD25])" office:value-type="float" office:value="0" calcext:value-type="float">
            <text:p>0</text:p>
          </table:table-cell>
          <table:table-cell table:formula="of:=[.AE34]*([.G27]=[.AE25])" office:value-type="float" office:value="0" calcext:value-type="float">
            <text:p>0</text:p>
          </table:table-cell>
          <table:table-cell table:formula="of:=[.AF34]*([.H27]=[.AF25])" office:value-type="float" office:value="0" calcext:value-type="float">
            <text:p>0</text:p>
          </table:table-cell>
          <table:table-cell table:formula="of:=[.AG34]*([.I27]=[.AG25])" office:value-type="float" office:value="0" calcext:value-type="float">
            <text:p>0</text:p>
          </table:table-cell>
          <table:table-cell table:formula="of:=[.AH34]*([.B27]=[.AH25])" office:value-type="float" office:value="128" calcext:value-type="float">
            <text:p>128</text:p>
          </table:table-cell>
          <table:table-cell table:formula="of:=[.AI34]*([.C27]=[.AI25])" office:value-type="float" office:value="0" calcext:value-type="float">
            <text:p>0</text:p>
          </table:table-cell>
          <table:table-cell table:formula="of:=[.AJ34]*([.D27]=[.AJ25])" office:value-type="float" office:value="32" calcext:value-type="float">
            <text:p>32</text:p>
          </table:table-cell>
          <table:table-cell table:formula="of:=[.AK34]*([.E27]=[.AK25])" office:value-type="float" office:value="16" calcext:value-type="float">
            <text:p>16</text:p>
          </table:table-cell>
          <table:table-cell table:formula="of:=[.AL34]*([.F27]=[.AL25])" office:value-type="float" office:value="0" calcext:value-type="float">
            <text:p>0</text:p>
          </table:table-cell>
          <table:table-cell table:formula="of:=[.AM34]*([.G27]=[.AM25])" office:value-type="float" office:value="4" calcext:value-type="float">
            <text:p>4</text:p>
          </table:table-cell>
          <table:table-cell table:formula="of:=[.AN34]*([.H27]=[.AN25])" office:value-type="float" office:value="2" calcext:value-type="float">
            <text:p>2</text:p>
          </table:table-cell>
          <table:table-cell table:formula="of:=[.AO34]*([.I27]=[.AO25])" office:value-type="float" office:value="1" calcext:value-type="float">
            <text:p>1</text:p>
          </table:table-cell>
          <table:covered-table-cell/>
          <table:table-cell table:formula="of:=SUM([.J27:.Q27])" office:value-type="float" office:value="72" calcext:value-type="float">
            <text:p>72</text:p>
          </table:table-cell>
          <table:table-cell table:formula="of:=DEC2HEX([.AQ27];2)" office:value-type="string" office:string-value="48" calcext:value-type="string">
            <text:p>48</text:p>
          </table:table-cell>
          <table:covered-table-cell/>
          <table:table-cell table:formula="of:=SUM([.R27:.Y27])" office:value-type="float" office:value="0" calcext:value-type="float">
            <text:p>0</text:p>
          </table:table-cell>
          <table:table-cell table:formula="of:=DEC2HEX([.AT27];2)" office:value-type="string" office:string-value="00" calcext:value-type="string">
            <text:p>00</text:p>
          </table:table-cell>
          <table:covered-table-cell/>
          <table:table-cell table:formula="of:=SUM([.Z27:.AG27])" office:value-type="float" office:value="0" calcext:value-type="float">
            <text:p>0</text:p>
          </table:table-cell>
          <table:table-cell table:formula="of:=DEC2HEX([.AW27];2)" office:value-type="string" office:string-value="00" calcext:value-type="string">
            <text:p>00</text:p>
          </table:table-cell>
          <table:covered-table-cell/>
          <table:table-cell table:formula="of:=SUM([.AH27:.AO27])" office:value-type="float" office:value="183" calcext:value-type="float">
            <text:p>183</text:p>
          </table:table-cell>
          <table:table-cell table:formula="of:=DEC2HEX([.AZ27];2)" office:value-type="string" office:string-value="B7" calcext:value-type="string">
            <text:p>B7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[.BL34]*([.BD27]=[.BL25])" office:value-type="float" office:value="0" calcext:value-type="float">
            <text:p>0</text:p>
          </table:table-cell>
          <table:table-cell table:formula="of:=[.BM34]*([.BE27]=[.BM25])" office:value-type="float" office:value="0" calcext:value-type="float">
            <text:p>0</text:p>
          </table:table-cell>
          <table:table-cell table:formula="of:=[.BN34]*([.BF27]=[.BN25])" office:value-type="float" office:value="0" calcext:value-type="float">
            <text:p>0</text:p>
          </table:table-cell>
          <table:table-cell table:formula="of:=[.BO34]*([.BG27]=[.BO25])" office:value-type="float" office:value="0" calcext:value-type="float">
            <text:p>0</text:p>
          </table:table-cell>
          <table:table-cell table:formula="of:=[.BP34]*([.BH27]=[.BP25])" office:value-type="float" office:value="0" calcext:value-type="float">
            <text:p>0</text:p>
          </table:table-cell>
          <table:table-cell table:formula="of:=[.BQ34]*([.BI27]=[.BQ25])" office:value-type="float" office:value="0" calcext:value-type="float">
            <text:p>0</text:p>
          </table:table-cell>
          <table:table-cell table:formula="of:=[.BR34]*([.BJ27]=[.BR25])" office:value-type="float" office:value="0" calcext:value-type="float">
            <text:p>0</text:p>
          </table:table-cell>
          <table:table-cell table:formula="of:=[.BS34]*([.BK27]=[.BS25])" office:value-type="float" office:value="0" calcext:value-type="float">
            <text:p>0</text:p>
          </table:table-cell>
          <table:table-cell table:formula="of:=[.BT34]*([.BD27]=[.BT25])" office:value-type="float" office:value="0" calcext:value-type="float">
            <text:p>0</text:p>
          </table:table-cell>
          <table:table-cell table:formula="of:=[.BU34]*([.BE27]=[.BU25])" office:value-type="float" office:value="0" calcext:value-type="float">
            <text:p>0</text:p>
          </table:table-cell>
          <table:table-cell table:formula="of:=[.BV34]*([.BF27]=[.BV25])" office:value-type="float" office:value="0" calcext:value-type="float">
            <text:p>0</text:p>
          </table:table-cell>
          <table:table-cell table:formula="of:=[.BW34]*([.BG27]=[.BW25])" office:value-type="float" office:value="0" calcext:value-type="float">
            <text:p>0</text:p>
          </table:table-cell>
          <table:table-cell table:formula="of:=[.BX34]*([.BH27]=[.BX25])" office:value-type="float" office:value="0" calcext:value-type="float">
            <text:p>0</text:p>
          </table:table-cell>
          <table:table-cell table:formula="of:=[.BY34]*([.BI27]=[.BY25])" office:value-type="float" office:value="0" calcext:value-type="float">
            <text:p>0</text:p>
          </table:table-cell>
          <table:table-cell table:formula="of:=[.BZ34]*([.BJ27]=[.BZ25])" office:value-type="float" office:value="0" calcext:value-type="float">
            <text:p>0</text:p>
          </table:table-cell>
          <table:table-cell table:formula="of:=[.CA34]*([.BK27]=[.CA25])" office:value-type="float" office:value="0" calcext:value-type="float">
            <text:p>0</text:p>
          </table:table-cell>
          <table:table-cell table:formula="of:=[.CB34]*([.BD27]=[.CB25])" office:value-type="float" office:value="0" calcext:value-type="float">
            <text:p>0</text:p>
          </table:table-cell>
          <table:table-cell table:formula="of:=[.CC34]*([.BE27]=[.CC25])" office:value-type="float" office:value="64" calcext:value-type="float">
            <text:p>64</text:p>
          </table:table-cell>
          <table:table-cell table:formula="of:=[.CD34]*([.BF27]=[.CD25])" office:value-type="float" office:value="0" calcext:value-type="float">
            <text:p>0</text:p>
          </table:table-cell>
          <table:table-cell table:formula="of:=[.CE34]*([.BG27]=[.CE25])" office:value-type="float" office:value="0" calcext:value-type="float">
            <text:p>0</text:p>
          </table:table-cell>
          <table:table-cell table:formula="of:=[.CF34]*([.BH27]=[.CF25])" office:value-type="float" office:value="0" calcext:value-type="float">
            <text:p>0</text:p>
          </table:table-cell>
          <table:table-cell table:formula="of:=[.CG34]*([.BI27]=[.CG25])" office:value-type="float" office:value="0" calcext:value-type="float">
            <text:p>0</text:p>
          </table:table-cell>
          <table:table-cell table:formula="of:=[.CH34]*([.BJ27]=[.CH25])" office:value-type="float" office:value="2" calcext:value-type="float">
            <text:p>2</text:p>
          </table:table-cell>
          <table:table-cell table:formula="of:=[.CI34]*([.BK27]=[.CI25])" office:value-type="float" office:value="0" calcext:value-type="float">
            <text:p>0</text:p>
          </table:table-cell>
          <table:table-cell table:formula="of:=[.CJ34]*([.BD27]=[.CJ25])" office:value-type="float" office:value="128" calcext:value-type="float">
            <text:p>128</text:p>
          </table:table-cell>
          <table:table-cell table:formula="of:=[.CK34]*([.BE27]=[.CK25])" office:value-type="float" office:value="0" calcext:value-type="float">
            <text:p>0</text:p>
          </table:table-cell>
          <table:table-cell table:formula="of:=[.CL34]*([.BF27]=[.CL25])" office:value-type="float" office:value="32" calcext:value-type="float">
            <text:p>32</text:p>
          </table:table-cell>
          <table:table-cell table:formula="of:=[.CM34]*([.BG27]=[.CM25])" office:value-type="float" office:value="16" calcext:value-type="float">
            <text:p>16</text:p>
          </table:table-cell>
          <table:table-cell table:formula="of:=[.CN34]*([.BH27]=[.CN25])" office:value-type="float" office:value="8" calcext:value-type="float">
            <text:p>8</text:p>
          </table:table-cell>
          <table:table-cell table:formula="of:=[.CO34]*([.BI27]=[.CO25])" office:value-type="float" office:value="4" calcext:value-type="float">
            <text:p>4</text:p>
          </table:table-cell>
          <table:table-cell table:formula="of:=[.CP34]*([.BJ27]=[.CP25])" office:value-type="float" office:value="0" calcext:value-type="float">
            <text:p>0</text:p>
          </table:table-cell>
          <table:table-cell table:formula="of:=[.CQ34]*([.BK27]=[.CQ25])" office:value-type="float" office:value="1" calcext:value-type="float">
            <text:p>1</text:p>
          </table:table-cell>
          <table:covered-table-cell/>
          <table:table-cell table:formula="of:=SUM([.BL27:.BS27])" office:value-type="float" office:value="0" calcext:value-type="float">
            <text:p>0</text:p>
          </table:table-cell>
          <table:table-cell table:formula="of:=DEC2HEX([.CS27];2)" office:value-type="string" office:string-value="00" calcext:value-type="string">
            <text:p>00</text:p>
          </table:table-cell>
          <table:covered-table-cell/>
          <table:table-cell table:formula="of:=SUM([.BT27:.CA27])" office:value-type="float" office:value="0" calcext:value-type="float">
            <text:p>0</text:p>
          </table:table-cell>
          <table:table-cell table:formula="of:=DEC2HEX([.CV27];2)" office:value-type="string" office:string-value="00" calcext:value-type="string">
            <text:p>00</text:p>
          </table:table-cell>
          <table:covered-table-cell/>
          <table:table-cell table:formula="of:=SUM([.CB27:.CI27])" office:value-type="float" office:value="66" calcext:value-type="float">
            <text:p>66</text:p>
          </table:table-cell>
          <table:table-cell table:formula="of:=DEC2HEX([.CY27];2)" office:value-type="string" office:string-value="42" calcext:value-type="string">
            <text:p>42</text:p>
          </table:table-cell>
          <table:covered-table-cell/>
          <table:table-cell table:formula="of:=SUM([.CJ27:.CQ27])" office:value-type="float" office:value="189" calcext:value-type="float">
            <text:p>189</text:p>
          </table:table-cell>
          <table:table-cell table:formula="of:=DEC2HEX([.DB27];2)" office:value-type="string" office:string-value="BD" calcext:value-type="string">
            <text:p>BD</text:p>
          </table:table-cell>
          <table:covered-table-cell/>
        </table:table-row>
        <table:table-row table:style-name="ro4">
          <table:covered-table-cell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J34]*([.B28]=[.J25])" office:value-type="float" office:value="0" calcext:value-type="float">
            <text:p>0</text:p>
          </table:table-cell>
          <table:table-cell table:formula="of:=[.K34]*([.C28]=[.K25])" office:value-type="float" office:value="0" calcext:value-type="float">
            <text:p>0</text:p>
          </table:table-cell>
          <table:table-cell table:formula="of:=[.L34]*([.D28]=[.L25])" office:value-type="float" office:value="32" calcext:value-type="float">
            <text:p>32</text:p>
          </table:table-cell>
          <table:table-cell table:formula="of:=[.M34]*([.E28]=[.M25])" office:value-type="float" office:value="16" calcext:value-type="float">
            <text:p>16</text:p>
          </table:table-cell>
          <table:table-cell table:formula="of:=[.N34]*([.F28]=[.N25])" office:value-type="float" office:value="0" calcext:value-type="float">
            <text:p>0</text:p>
          </table:table-cell>
          <table:table-cell table:formula="of:=[.O34]*([.G28]=[.O25])" office:value-type="float" office:value="4" calcext:value-type="float">
            <text:p>4</text:p>
          </table:table-cell>
          <table:table-cell table:formula="of:=[.P34]*([.H28]=[.P25])" office:value-type="float" office:value="0" calcext:value-type="float">
            <text:p>0</text:p>
          </table:table-cell>
          <table:table-cell table:formula="of:=[.Q34]*([.I28]=[.Q25])" office:value-type="float" office:value="0" calcext:value-type="float">
            <text:p>0</text:p>
          </table:table-cell>
          <table:table-cell table:formula="of:=[.R34]*([.B28]=[.R25])" office:value-type="float" office:value="0" calcext:value-type="float">
            <text:p>0</text:p>
          </table:table-cell>
          <table:table-cell table:formula="of:=[.S34]*([.C28]=[.S25])" office:value-type="float" office:value="0" calcext:value-type="float">
            <text:p>0</text:p>
          </table:table-cell>
          <table:table-cell table:formula="of:=[.T34]*([.D28]=[.T25])" office:value-type="float" office:value="0" calcext:value-type="float">
            <text:p>0</text:p>
          </table:table-cell>
          <table:table-cell table:formula="of:=[.U34]*([.E28]=[.U25])" office:value-type="float" office:value="0" calcext:value-type="float">
            <text:p>0</text:p>
          </table:table-cell>
          <table:table-cell table:formula="of:=[.V34]*([.F28]=[.V25])" office:value-type="float" office:value="0" calcext:value-type="float">
            <text:p>0</text:p>
          </table:table-cell>
          <table:table-cell table:formula="of:=[.W34]*([.G28]=[.W25])" office:value-type="float" office:value="0" calcext:value-type="float">
            <text:p>0</text:p>
          </table:table-cell>
          <table:table-cell table:formula="of:=[.X34]*([.H28]=[.X25])" office:value-type="float" office:value="0" calcext:value-type="float">
            <text:p>0</text:p>
          </table:table-cell>
          <table:table-cell table:formula="of:=[.Y34]*([.I28]=[.Y25])" office:value-type="float" office:value="0" calcext:value-type="float">
            <text:p>0</text:p>
          </table:table-cell>
          <table:table-cell table:formula="of:=[.Z34]*([.B28]=[.Z25])" office:value-type="float" office:value="0" calcext:value-type="float">
            <text:p>0</text:p>
          </table:table-cell>
          <table:table-cell table:formula="of:=[.AA34]*([.C28]=[.AA25])" office:value-type="float" office:value="0" calcext:value-type="float">
            <text:p>0</text:p>
          </table:table-cell>
          <table:table-cell table:formula="of:=[.AB34]*([.D28]=[.AB25])" office:value-type="float" office:value="0" calcext:value-type="float">
            <text:p>0</text:p>
          </table:table-cell>
          <table:table-cell table:formula="of:=[.AC34]*([.E28]=[.AC25])" office:value-type="float" office:value="0" calcext:value-type="float">
            <text:p>0</text:p>
          </table:table-cell>
          <table:table-cell table:formula="of:=[.AD34]*([.F28]=[.AD25])" office:value-type="float" office:value="0" calcext:value-type="float">
            <text:p>0</text:p>
          </table:table-cell>
          <table:table-cell table:formula="of:=[.AE34]*([.G28]=[.AE25])" office:value-type="float" office:value="0" calcext:value-type="float">
            <text:p>0</text:p>
          </table:table-cell>
          <table:table-cell table:formula="of:=[.AF34]*([.H28]=[.AF25])" office:value-type="float" office:value="0" calcext:value-type="float">
            <text:p>0</text:p>
          </table:table-cell>
          <table:table-cell table:formula="of:=[.AG34]*([.I28]=[.AG25])" office:value-type="float" office:value="0" calcext:value-type="float">
            <text:p>0</text:p>
          </table:table-cell>
          <table:table-cell table:formula="of:=[.AH34]*([.B28]=[.AH25])" office:value-type="float" office:value="128" calcext:value-type="float">
            <text:p>128</text:p>
          </table:table-cell>
          <table:table-cell table:formula="of:=[.AI34]*([.C28]=[.AI25])" office:value-type="float" office:value="64" calcext:value-type="float">
            <text:p>64</text:p>
          </table:table-cell>
          <table:table-cell table:formula="of:=[.AJ34]*([.D28]=[.AJ25])" office:value-type="float" office:value="0" calcext:value-type="float">
            <text:p>0</text:p>
          </table:table-cell>
          <table:table-cell table:formula="of:=[.AK34]*([.E28]=[.AK25])" office:value-type="float" office:value="0" calcext:value-type="float">
            <text:p>0</text:p>
          </table:table-cell>
          <table:table-cell table:formula="of:=[.AL34]*([.F28]=[.AL25])" office:value-type="float" office:value="8" calcext:value-type="float">
            <text:p>8</text:p>
          </table:table-cell>
          <table:table-cell table:formula="of:=[.AM34]*([.G28]=[.AM25])" office:value-type="float" office:value="0" calcext:value-type="float">
            <text:p>0</text:p>
          </table:table-cell>
          <table:table-cell table:formula="of:=[.AN34]*([.H28]=[.AN25])" office:value-type="float" office:value="2" calcext:value-type="float">
            <text:p>2</text:p>
          </table:table-cell>
          <table:table-cell table:formula="of:=[.AO34]*([.I28]=[.AO25])" office:value-type="float" office:value="1" calcext:value-type="float">
            <text:p>1</text:p>
          </table:table-cell>
          <table:covered-table-cell/>
          <table:table-cell table:formula="of:=SUM([.J28:.Q28])" office:value-type="float" office:value="52" calcext:value-type="float">
            <text:p>52</text:p>
          </table:table-cell>
          <table:table-cell table:formula="of:=DEC2HEX([.AQ28];2)" office:value-type="string" office:string-value="34" calcext:value-type="string">
            <text:p>34</text:p>
          </table:table-cell>
          <table:covered-table-cell/>
          <table:table-cell table:formula="of:=SUM([.R28:.Y28])" office:value-type="float" office:value="0" calcext:value-type="float">
            <text:p>0</text:p>
          </table:table-cell>
          <table:table-cell table:formula="of:=DEC2HEX([.AT28];2)" office:value-type="string" office:string-value="00" calcext:value-type="string">
            <text:p>00</text:p>
          </table:table-cell>
          <table:covered-table-cell/>
          <table:table-cell table:formula="of:=SUM([.Z28:.AG28])" office:value-type="float" office:value="0" calcext:value-type="float">
            <text:p>0</text:p>
          </table:table-cell>
          <table:table-cell table:formula="of:=DEC2HEX([.AW28];2)" office:value-type="string" office:string-value="00" calcext:value-type="string">
            <text:p>00</text:p>
          </table:table-cell>
          <table:covered-table-cell/>
          <table:table-cell table:formula="of:=SUM([.AH28:.AO28])" office:value-type="float" office:value="203" calcext:value-type="float">
            <text:p>203</text:p>
          </table:table-cell>
          <table:table-cell table:formula="of:=DEC2HEX([.AZ28];2)" office:value-type="string" office:string-value="CB" calcext:value-type="string">
            <text:p>CB</text:p>
          </table:table-cell>
          <table:covered-table-cell table:number-columns-repeated="2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L34]*([.BD28]=[.BL25])" office:value-type="float" office:value="0" calcext:value-type="float">
            <text:p>0</text:p>
          </table:table-cell>
          <table:table-cell table:formula="of:=[.BM34]*([.BE28]=[.BM25])" office:value-type="float" office:value="0" calcext:value-type="float">
            <text:p>0</text:p>
          </table:table-cell>
          <table:table-cell table:formula="of:=[.BN34]*([.BF28]=[.BN25])" office:value-type="float" office:value="0" calcext:value-type="float">
            <text:p>0</text:p>
          </table:table-cell>
          <table:table-cell table:formula="of:=[.BO34]*([.BG28]=[.BO25])" office:value-type="float" office:value="0" calcext:value-type="float">
            <text:p>0</text:p>
          </table:table-cell>
          <table:table-cell table:formula="of:=[.BP34]*([.BH28]=[.BP25])" office:value-type="float" office:value="0" calcext:value-type="float">
            <text:p>0</text:p>
          </table:table-cell>
          <table:table-cell table:formula="of:=[.BQ34]*([.BI28]=[.BQ25])" office:value-type="float" office:value="0" calcext:value-type="float">
            <text:p>0</text:p>
          </table:table-cell>
          <table:table-cell table:formula="of:=[.BR34]*([.BJ28]=[.BR25])" office:value-type="float" office:value="0" calcext:value-type="float">
            <text:p>0</text:p>
          </table:table-cell>
          <table:table-cell table:formula="of:=[.BS34]*([.BK28]=[.BS25])" office:value-type="float" office:value="0" calcext:value-type="float">
            <text:p>0</text:p>
          </table:table-cell>
          <table:table-cell table:formula="of:=[.BT34]*([.BD28]=[.BT25])" office:value-type="float" office:value="0" calcext:value-type="float">
            <text:p>0</text:p>
          </table:table-cell>
          <table:table-cell table:formula="of:=[.BU34]*([.BE28]=[.BU25])" office:value-type="float" office:value="0" calcext:value-type="float">
            <text:p>0</text:p>
          </table:table-cell>
          <table:table-cell table:formula="of:=[.BV34]*([.BF28]=[.BV25])" office:value-type="float" office:value="0" calcext:value-type="float">
            <text:p>0</text:p>
          </table:table-cell>
          <table:table-cell table:formula="of:=[.BW34]*([.BG28]=[.BW25])" office:value-type="float" office:value="0" calcext:value-type="float">
            <text:p>0</text:p>
          </table:table-cell>
          <table:table-cell table:formula="of:=[.BX34]*([.BH28]=[.BX25])" office:value-type="float" office:value="0" calcext:value-type="float">
            <text:p>0</text:p>
          </table:table-cell>
          <table:table-cell table:formula="of:=[.BY34]*([.BI28]=[.BY25])" office:value-type="float" office:value="0" calcext:value-type="float">
            <text:p>0</text:p>
          </table:table-cell>
          <table:table-cell table:formula="of:=[.BZ34]*([.BJ28]=[.BZ25])" office:value-type="float" office:value="0" calcext:value-type="float">
            <text:p>0</text:p>
          </table:table-cell>
          <table:table-cell table:formula="of:=[.CA34]*([.BK28]=[.CA25])" office:value-type="float" office:value="0" calcext:value-type="float">
            <text:p>0</text:p>
          </table:table-cell>
          <table:table-cell table:formula="of:=[.CB34]*([.BD28]=[.CB25])" office:value-type="float" office:value="128" calcext:value-type="float">
            <text:p>128</text:p>
          </table:table-cell>
          <table:table-cell table:formula="of:=[.CC34]*([.BE28]=[.CC25])" office:value-type="float" office:value="64" calcext:value-type="float">
            <text:p>64</text:p>
          </table:table-cell>
          <table:table-cell table:formula="of:=[.CD34]*([.BF28]=[.CD25])" office:value-type="float" office:value="32" calcext:value-type="float">
            <text:p>32</text:p>
          </table:table-cell>
          <table:table-cell table:formula="of:=[.CE34]*([.BG28]=[.CE25])" office:value-type="float" office:value="0" calcext:value-type="float">
            <text:p>0</text:p>
          </table:table-cell>
          <table:table-cell table:formula="of:=[.CF34]*([.BH28]=[.CF25])" office:value-type="float" office:value="8" calcext:value-type="float">
            <text:p>8</text:p>
          </table:table-cell>
          <table:table-cell table:formula="of:=[.CG34]*([.BI28]=[.CG25])" office:value-type="float" office:value="0" calcext:value-type="float">
            <text:p>0</text:p>
          </table:table-cell>
          <table:table-cell table:formula="of:=[.CH34]*([.BJ28]=[.CH25])" office:value-type="float" office:value="2" calcext:value-type="float">
            <text:p>2</text:p>
          </table:table-cell>
          <table:table-cell table:formula="of:=[.CI34]*([.BK28]=[.CI25])" office:value-type="float" office:value="0" calcext:value-type="float">
            <text:p>0</text:p>
          </table:table-cell>
          <table:table-cell table:formula="of:=[.CJ34]*([.BD28]=[.CJ25])" office:value-type="float" office:value="0" calcext:value-type="float">
            <text:p>0</text:p>
          </table:table-cell>
          <table:table-cell table:formula="of:=[.CK34]*([.BE28]=[.CK25])" office:value-type="float" office:value="0" calcext:value-type="float">
            <text:p>0</text:p>
          </table:table-cell>
          <table:table-cell table:formula="of:=[.CL34]*([.BF28]=[.CL25])" office:value-type="float" office:value="0" calcext:value-type="float">
            <text:p>0</text:p>
          </table:table-cell>
          <table:table-cell table:formula="of:=[.CM34]*([.BG28]=[.CM25])" office:value-type="float" office:value="16" calcext:value-type="float">
            <text:p>16</text:p>
          </table:table-cell>
          <table:table-cell table:formula="of:=[.CN34]*([.BH28]=[.CN25])" office:value-type="float" office:value="0" calcext:value-type="float">
            <text:p>0</text:p>
          </table:table-cell>
          <table:table-cell table:formula="of:=[.CO34]*([.BI28]=[.CO25])" office:value-type="float" office:value="4" calcext:value-type="float">
            <text:p>4</text:p>
          </table:table-cell>
          <table:table-cell table:formula="of:=[.CP34]*([.BJ28]=[.CP25])" office:value-type="float" office:value="0" calcext:value-type="float">
            <text:p>0</text:p>
          </table:table-cell>
          <table:table-cell table:formula="of:=[.CQ34]*([.BK28]=[.CQ25])" office:value-type="float" office:value="1" calcext:value-type="float">
            <text:p>1</text:p>
          </table:table-cell>
          <table:covered-table-cell/>
          <table:table-cell table:formula="of:=SUM([.BL28:.BS28])" office:value-type="float" office:value="0" calcext:value-type="float">
            <text:p>0</text:p>
          </table:table-cell>
          <table:table-cell table:formula="of:=DEC2HEX([.CS28];2)" office:value-type="string" office:string-value="00" calcext:value-type="string">
            <text:p>00</text:p>
          </table:table-cell>
          <table:covered-table-cell/>
          <table:table-cell table:formula="of:=SUM([.BT28:.CA28])" office:value-type="float" office:value="0" calcext:value-type="float">
            <text:p>0</text:p>
          </table:table-cell>
          <table:table-cell table:formula="of:=DEC2HEX([.CV28];2)" office:value-type="string" office:string-value="00" calcext:value-type="string">
            <text:p>00</text:p>
          </table:table-cell>
          <table:covered-table-cell/>
          <table:table-cell table:formula="of:=SUM([.CB28:.CI28])" office:value-type="float" office:value="234" calcext:value-type="float">
            <text:p>234</text:p>
          </table:table-cell>
          <table:table-cell table:formula="of:=DEC2HEX([.CY28];2)" office:value-type="string" office:string-value="EA" calcext:value-type="string">
            <text:p>EA</text:p>
          </table:table-cell>
          <table:covered-table-cell/>
          <table:table-cell table:formula="of:=SUM([.CJ28:.CQ28])" office:value-type="float" office:value="21" calcext:value-type="float">
            <text:p>21</text:p>
          </table:table-cell>
          <table:table-cell table:formula="of:=DEC2HEX([.DB28];2)" office:value-type="string" office:string-value="15" calcext:value-type="string">
            <text:p>15</text:p>
          </table:table-cell>
          <table:covered-table-cell/>
        </table:table-row>
        <table:table-row table:style-name="ro4">
          <table:covered-table-cell/>
          <table:table-cell table:number-columns-repeated="7" office:value-type="float" office:value="1" calcext:value-type="float">
            <text:p>1</text:p>
          </table:table-cell>
          <table:table-cell/>
          <table:table-cell table:formula="of:=[.J34]*([.B29]=[.J25])" office:value-type="float" office:value="128" calcext:value-type="float">
            <text:p>128</text:p>
          </table:table-cell>
          <table:table-cell table:formula="of:=[.K34]*([.C29]=[.K25])" office:value-type="float" office:value="64" calcext:value-type="float">
            <text:p>64</text:p>
          </table:table-cell>
          <table:table-cell table:formula="of:=[.L34]*([.D29]=[.L25])" office:value-type="float" office:value="32" calcext:value-type="float">
            <text:p>32</text:p>
          </table:table-cell>
          <table:table-cell table:formula="of:=[.M34]*([.E29]=[.M25])" office:value-type="float" office:value="16" calcext:value-type="float">
            <text:p>16</text:p>
          </table:table-cell>
          <table:table-cell table:formula="of:=[.N34]*([.F29]=[.N25])" office:value-type="float" office:value="8" calcext:value-type="float">
            <text:p>8</text:p>
          </table:table-cell>
          <table:table-cell table:formula="of:=[.O34]*([.G29]=[.O25])" office:value-type="float" office:value="4" calcext:value-type="float">
            <text:p>4</text:p>
          </table:table-cell>
          <table:table-cell table:formula="of:=[.P34]*([.H29]=[.P25])" office:value-type="float" office:value="2" calcext:value-type="float">
            <text:p>2</text:p>
          </table:table-cell>
          <table:table-cell table:formula="of:=[.Q34]*([.I29]=[.Q25])" office:value-type="float" office:value="0" calcext:value-type="float">
            <text:p>0</text:p>
          </table:table-cell>
          <table:table-cell table:formula="of:=[.R34]*([.B29]=[.R25])" office:value-type="float" office:value="0" calcext:value-type="float">
            <text:p>0</text:p>
          </table:table-cell>
          <table:table-cell table:formula="of:=[.S34]*([.C29]=[.S25])" office:value-type="float" office:value="0" calcext:value-type="float">
            <text:p>0</text:p>
          </table:table-cell>
          <table:table-cell table:formula="of:=[.T34]*([.D29]=[.T25])" office:value-type="float" office:value="0" calcext:value-type="float">
            <text:p>0</text:p>
          </table:table-cell>
          <table:table-cell table:formula="of:=[.U34]*([.E29]=[.U25])" office:value-type="float" office:value="0" calcext:value-type="float">
            <text:p>0</text:p>
          </table:table-cell>
          <table:table-cell table:formula="of:=[.V34]*([.F29]=[.V25])" office:value-type="float" office:value="0" calcext:value-type="float">
            <text:p>0</text:p>
          </table:table-cell>
          <table:table-cell table:formula="of:=[.W34]*([.G29]=[.W25])" office:value-type="float" office:value="0" calcext:value-type="float">
            <text:p>0</text:p>
          </table:table-cell>
          <table:table-cell table:formula="of:=[.X34]*([.H29]=[.X25])" office:value-type="float" office:value="0" calcext:value-type="float">
            <text:p>0</text:p>
          </table:table-cell>
          <table:table-cell table:formula="of:=[.Y34]*([.I29]=[.Y25])" office:value-type="float" office:value="0" calcext:value-type="float">
            <text:p>0</text:p>
          </table:table-cell>
          <table:table-cell table:formula="of:=[.Z34]*([.B29]=[.Z25])" office:value-type="float" office:value="0" calcext:value-type="float">
            <text:p>0</text:p>
          </table:table-cell>
          <table:table-cell table:formula="of:=[.AA34]*([.C29]=[.AA25])" office:value-type="float" office:value="0" calcext:value-type="float">
            <text:p>0</text:p>
          </table:table-cell>
          <table:table-cell table:formula="of:=[.AB34]*([.D29]=[.AB25])" office:value-type="float" office:value="0" calcext:value-type="float">
            <text:p>0</text:p>
          </table:table-cell>
          <table:table-cell table:formula="of:=[.AC34]*([.E29]=[.AC25])" office:value-type="float" office:value="0" calcext:value-type="float">
            <text:p>0</text:p>
          </table:table-cell>
          <table:table-cell table:formula="of:=[.AD34]*([.F29]=[.AD25])" office:value-type="float" office:value="0" calcext:value-type="float">
            <text:p>0</text:p>
          </table:table-cell>
          <table:table-cell table:formula="of:=[.AE34]*([.G29]=[.AE25])" office:value-type="float" office:value="0" calcext:value-type="float">
            <text:p>0</text:p>
          </table:table-cell>
          <table:table-cell table:formula="of:=[.AF34]*([.H29]=[.AF25])" office:value-type="float" office:value="0" calcext:value-type="float">
            <text:p>0</text:p>
          </table:table-cell>
          <table:table-cell table:formula="of:=[.AG34]*([.I29]=[.AG25])" office:value-type="float" office:value="0" calcext:value-type="float">
            <text:p>0</text:p>
          </table:table-cell>
          <table:table-cell table:formula="of:=[.AH34]*([.B29]=[.AH25])" office:value-type="float" office:value="0" calcext:value-type="float">
            <text:p>0</text:p>
          </table:table-cell>
          <table:table-cell table:formula="of:=[.AI34]*([.C29]=[.AI25])" office:value-type="float" office:value="0" calcext:value-type="float">
            <text:p>0</text:p>
          </table:table-cell>
          <table:table-cell table:formula="of:=[.AJ34]*([.D29]=[.AJ25])" office:value-type="float" office:value="0" calcext:value-type="float">
            <text:p>0</text:p>
          </table:table-cell>
          <table:table-cell table:formula="of:=[.AK34]*([.E29]=[.AK25])" office:value-type="float" office:value="0" calcext:value-type="float">
            <text:p>0</text:p>
          </table:table-cell>
          <table:table-cell table:formula="of:=[.AL34]*([.F29]=[.AL25])" office:value-type="float" office:value="0" calcext:value-type="float">
            <text:p>0</text:p>
          </table:table-cell>
          <table:table-cell table:formula="of:=[.AM34]*([.G29]=[.AM25])" office:value-type="float" office:value="0" calcext:value-type="float">
            <text:p>0</text:p>
          </table:table-cell>
          <table:table-cell table:formula="of:=[.AN34]*([.H29]=[.AN25])" office:value-type="float" office:value="0" calcext:value-type="float">
            <text:p>0</text:p>
          </table:table-cell>
          <table:table-cell table:formula="of:=[.AO34]*([.I29]=[.AO25])" office:value-type="float" office:value="1" calcext:value-type="float">
            <text:p>1</text:p>
          </table:table-cell>
          <table:covered-table-cell/>
          <table:table-cell table:formula="of:=SUM([.J29:.Q29])" office:value-type="float" office:value="254" calcext:value-type="float">
            <text:p>254</text:p>
          </table:table-cell>
          <table:table-cell table:formula="of:=DEC2HEX([.AQ29];2)" office:value-type="string" office:string-value="FE" calcext:value-type="string">
            <text:p>FE</text:p>
          </table:table-cell>
          <table:covered-table-cell/>
          <table:table-cell table:formula="of:=SUM([.R29:.Y29])" office:value-type="float" office:value="0" calcext:value-type="float">
            <text:p>0</text:p>
          </table:table-cell>
          <table:table-cell table:formula="of:=DEC2HEX([.AT29];2)" office:value-type="string" office:string-value="00" calcext:value-type="string">
            <text:p>00</text:p>
          </table:table-cell>
          <table:covered-table-cell/>
          <table:table-cell table:formula="of:=SUM([.Z29:.AG29])" office:value-type="float" office:value="0" calcext:value-type="float">
            <text:p>0</text:p>
          </table:table-cell>
          <table:table-cell table:formula="of:=DEC2HEX([.AW29];2)" office:value-type="string" office:string-value="00" calcext:value-type="string">
            <text:p>00</text:p>
          </table:table-cell>
          <table:covered-table-cell/>
          <table:table-cell table:formula="of:=SUM([.AH29:.AO29])" office:value-type="float" office:value="1" calcext:value-type="float">
            <text:p>1</text:p>
          </table:table-cell>
          <table:table-cell table:formula="of:=DEC2HEX([.AZ29];2)" office:value-type="string" office:string-value="01" calcext:value-type="string">
            <text:p>01</text:p>
          </table:table-cell>
          <table:covered-table-cell table:number-columns-repeated="2"/>
          <table:table-cell table:number-columns-repeated="7" office:value-type="float" office:value="3" calcext:value-type="float">
            <text:p>3</text:p>
          </table:table-cell>
          <table:table-cell/>
          <table:table-cell table:formula="of:=[.BL34]*([.BD29]=[.BL25])" office:value-type="float" office:value="0" calcext:value-type="float">
            <text:p>0</text:p>
          </table:table-cell>
          <table:table-cell table:formula="of:=[.BM34]*([.BE29]=[.BM25])" office:value-type="float" office:value="0" calcext:value-type="float">
            <text:p>0</text:p>
          </table:table-cell>
          <table:table-cell table:formula="of:=[.BN34]*([.BF29]=[.BN25])" office:value-type="float" office:value="0" calcext:value-type="float">
            <text:p>0</text:p>
          </table:table-cell>
          <table:table-cell table:formula="of:=[.BO34]*([.BG29]=[.BO25])" office:value-type="float" office:value="0" calcext:value-type="float">
            <text:p>0</text:p>
          </table:table-cell>
          <table:table-cell table:formula="of:=[.BP34]*([.BH29]=[.BP25])" office:value-type="float" office:value="0" calcext:value-type="float">
            <text:p>0</text:p>
          </table:table-cell>
          <table:table-cell table:formula="of:=[.BQ34]*([.BI29]=[.BQ25])" office:value-type="float" office:value="0" calcext:value-type="float">
            <text:p>0</text:p>
          </table:table-cell>
          <table:table-cell table:formula="of:=[.BR34]*([.BJ29]=[.BR25])" office:value-type="float" office:value="0" calcext:value-type="float">
            <text:p>0</text:p>
          </table:table-cell>
          <table:table-cell table:formula="of:=[.BS34]*([.BK29]=[.BS25])" office:value-type="float" office:value="0" calcext:value-type="float">
            <text:p>0</text:p>
          </table:table-cell>
          <table:table-cell table:formula="of:=[.BT34]*([.BD29]=[.BT25])" office:value-type="float" office:value="0" calcext:value-type="float">
            <text:p>0</text:p>
          </table:table-cell>
          <table:table-cell table:formula="of:=[.BU34]*([.BE29]=[.BU25])" office:value-type="float" office:value="0" calcext:value-type="float">
            <text:p>0</text:p>
          </table:table-cell>
          <table:table-cell table:formula="of:=[.BV34]*([.BF29]=[.BV25])" office:value-type="float" office:value="0" calcext:value-type="float">
            <text:p>0</text:p>
          </table:table-cell>
          <table:table-cell table:formula="of:=[.BW34]*([.BG29]=[.BW25])" office:value-type="float" office:value="0" calcext:value-type="float">
            <text:p>0</text:p>
          </table:table-cell>
          <table:table-cell table:formula="of:=[.BX34]*([.BH29]=[.BX25])" office:value-type="float" office:value="0" calcext:value-type="float">
            <text:p>0</text:p>
          </table:table-cell>
          <table:table-cell table:formula="of:=[.BY34]*([.BI29]=[.BY25])" office:value-type="float" office:value="0" calcext:value-type="float">
            <text:p>0</text:p>
          </table:table-cell>
          <table:table-cell table:formula="of:=[.BZ34]*([.BJ29]=[.BZ25])" office:value-type="float" office:value="0" calcext:value-type="float">
            <text:p>0</text:p>
          </table:table-cell>
          <table:table-cell table:formula="of:=[.CA34]*([.BK29]=[.CA25])" office:value-type="float" office:value="0" calcext:value-type="float">
            <text:p>0</text:p>
          </table:table-cell>
          <table:table-cell table:formula="of:=[.CB34]*([.BD29]=[.CB25])" office:value-type="float" office:value="128" calcext:value-type="float">
            <text:p>128</text:p>
          </table:table-cell>
          <table:table-cell table:formula="of:=[.CC34]*([.BE29]=[.CC25])" office:value-type="float" office:value="64" calcext:value-type="float">
            <text:p>64</text:p>
          </table:table-cell>
          <table:table-cell table:formula="of:=[.CD34]*([.BF29]=[.CD25])" office:value-type="float" office:value="32" calcext:value-type="float">
            <text:p>32</text:p>
          </table:table-cell>
          <table:table-cell table:formula="of:=[.CE34]*([.BG29]=[.CE25])" office:value-type="float" office:value="16" calcext:value-type="float">
            <text:p>16</text:p>
          </table:table-cell>
          <table:table-cell table:formula="of:=[.CF34]*([.BH29]=[.CF25])" office:value-type="float" office:value="8" calcext:value-type="float">
            <text:p>8</text:p>
          </table:table-cell>
          <table:table-cell table:formula="of:=[.CG34]*([.BI29]=[.CG25])" office:value-type="float" office:value="4" calcext:value-type="float">
            <text:p>4</text:p>
          </table:table-cell>
          <table:table-cell table:formula="of:=[.CH34]*([.BJ29]=[.CH25])" office:value-type="float" office:value="2" calcext:value-type="float">
            <text:p>2</text:p>
          </table:table-cell>
          <table:table-cell table:formula="of:=[.CI34]*([.BK29]=[.CI25])" office:value-type="float" office:value="0" calcext:value-type="float">
            <text:p>0</text:p>
          </table:table-cell>
          <table:table-cell table:formula="of:=[.CJ34]*([.BD29]=[.CJ25])" office:value-type="float" office:value="0" calcext:value-type="float">
            <text:p>0</text:p>
          </table:table-cell>
          <table:table-cell table:formula="of:=[.CK34]*([.BE29]=[.CK25])" office:value-type="float" office:value="0" calcext:value-type="float">
            <text:p>0</text:p>
          </table:table-cell>
          <table:table-cell table:formula="of:=[.CL34]*([.BF29]=[.CL25])" office:value-type="float" office:value="0" calcext:value-type="float">
            <text:p>0</text:p>
          </table:table-cell>
          <table:table-cell table:formula="of:=[.CM34]*([.BG29]=[.CM25])" office:value-type="float" office:value="0" calcext:value-type="float">
            <text:p>0</text:p>
          </table:table-cell>
          <table:table-cell table:formula="of:=[.CN34]*([.BH29]=[.CN25])" office:value-type="float" office:value="0" calcext:value-type="float">
            <text:p>0</text:p>
          </table:table-cell>
          <table:table-cell table:formula="of:=[.CO34]*([.BI29]=[.CO25])" office:value-type="float" office:value="0" calcext:value-type="float">
            <text:p>0</text:p>
          </table:table-cell>
          <table:table-cell table:formula="of:=[.CP34]*([.BJ29]=[.CP25])" office:value-type="float" office:value="0" calcext:value-type="float">
            <text:p>0</text:p>
          </table:table-cell>
          <table:table-cell table:formula="of:=[.CQ34]*([.BK29]=[.CQ25])" office:value-type="float" office:value="1" calcext:value-type="float">
            <text:p>1</text:p>
          </table:table-cell>
          <table:covered-table-cell/>
          <table:table-cell table:formula="of:=SUM([.BL29:.BS29])" office:value-type="float" office:value="0" calcext:value-type="float">
            <text:p>0</text:p>
          </table:table-cell>
          <table:table-cell table:formula="of:=DEC2HEX([.CS29];2)" office:value-type="string" office:string-value="00" calcext:value-type="string">
            <text:p>00</text:p>
          </table:table-cell>
          <table:covered-table-cell/>
          <table:table-cell table:formula="of:=SUM([.BT29:.CA29])" office:value-type="float" office:value="0" calcext:value-type="float">
            <text:p>0</text:p>
          </table:table-cell>
          <table:table-cell table:formula="of:=DEC2HEX([.CV29];2)" office:value-type="string" office:string-value="00" calcext:value-type="string">
            <text:p>00</text:p>
          </table:table-cell>
          <table:covered-table-cell/>
          <table:table-cell table:formula="of:=SUM([.CB29:.CI29])" office:value-type="float" office:value="254" calcext:value-type="float">
            <text:p>254</text:p>
          </table:table-cell>
          <table:table-cell table:formula="of:=DEC2HEX([.CY29];2)" office:value-type="string" office:string-value="FE" calcext:value-type="string">
            <text:p>FE</text:p>
          </table:table-cell>
          <table:covered-table-cell/>
          <table:table-cell table:formula="of:=SUM([.CJ29:.CQ29])" office:value-type="float" office:value="1" calcext:value-type="float">
            <text:p>1</text:p>
          </table:table-cell>
          <table:table-cell table:formula="of:=DEC2HEX([.DB29];2)" office:value-type="string" office:string-value="01" calcext:value-type="string">
            <text:p>01</text:p>
          </table:table-cell>
          <table:covered-table-cell/>
        </table:table-row>
        <table:table-row table:style-name="ro4">
          <table:covered-table-cell/>
          <table:table-cell table:number-columns-repeated="7" office:value-type="float" office:value="1" calcext:value-type="float">
            <text:p>1</text:p>
          </table:table-cell>
          <table:table-cell/>
          <table:table-cell table:formula="of:=[.J34]*([.B30]=[.J25])" office:value-type="float" office:value="128" calcext:value-type="float">
            <text:p>128</text:p>
          </table:table-cell>
          <table:table-cell table:formula="of:=[.K34]*([.C30]=[.K25])" office:value-type="float" office:value="64" calcext:value-type="float">
            <text:p>64</text:p>
          </table:table-cell>
          <table:table-cell table:formula="of:=[.L34]*([.D30]=[.L25])" office:value-type="float" office:value="32" calcext:value-type="float">
            <text:p>32</text:p>
          </table:table-cell>
          <table:table-cell table:formula="of:=[.M34]*([.E30]=[.M25])" office:value-type="float" office:value="16" calcext:value-type="float">
            <text:p>16</text:p>
          </table:table-cell>
          <table:table-cell table:formula="of:=[.N34]*([.F30]=[.N25])" office:value-type="float" office:value="8" calcext:value-type="float">
            <text:p>8</text:p>
          </table:table-cell>
          <table:table-cell table:formula="of:=[.O34]*([.G30]=[.O25])" office:value-type="float" office:value="4" calcext:value-type="float">
            <text:p>4</text:p>
          </table:table-cell>
          <table:table-cell table:formula="of:=[.P34]*([.H30]=[.P25])" office:value-type="float" office:value="2" calcext:value-type="float">
            <text:p>2</text:p>
          </table:table-cell>
          <table:table-cell table:formula="of:=[.Q34]*([.I30]=[.Q25])" office:value-type="float" office:value="0" calcext:value-type="float">
            <text:p>0</text:p>
          </table:table-cell>
          <table:table-cell table:formula="of:=[.R34]*([.B30]=[.R25])" office:value-type="float" office:value="0" calcext:value-type="float">
            <text:p>0</text:p>
          </table:table-cell>
          <table:table-cell table:formula="of:=[.S34]*([.C30]=[.S25])" office:value-type="float" office:value="0" calcext:value-type="float">
            <text:p>0</text:p>
          </table:table-cell>
          <table:table-cell table:formula="of:=[.T34]*([.D30]=[.T25])" office:value-type="float" office:value="0" calcext:value-type="float">
            <text:p>0</text:p>
          </table:table-cell>
          <table:table-cell table:formula="of:=[.U34]*([.E30]=[.U25])" office:value-type="float" office:value="0" calcext:value-type="float">
            <text:p>0</text:p>
          </table:table-cell>
          <table:table-cell table:formula="of:=[.V34]*([.F30]=[.V25])" office:value-type="float" office:value="0" calcext:value-type="float">
            <text:p>0</text:p>
          </table:table-cell>
          <table:table-cell table:formula="of:=[.W34]*([.G30]=[.W25])" office:value-type="float" office:value="0" calcext:value-type="float">
            <text:p>0</text:p>
          </table:table-cell>
          <table:table-cell table:formula="of:=[.X34]*([.H30]=[.X25])" office:value-type="float" office:value="0" calcext:value-type="float">
            <text:p>0</text:p>
          </table:table-cell>
          <table:table-cell table:formula="of:=[.Y34]*([.I30]=[.Y25])" office:value-type="float" office:value="0" calcext:value-type="float">
            <text:p>0</text:p>
          </table:table-cell>
          <table:table-cell table:formula="of:=[.Z34]*([.B30]=[.Z25])" office:value-type="float" office:value="0" calcext:value-type="float">
            <text:p>0</text:p>
          </table:table-cell>
          <table:table-cell table:formula="of:=[.AA34]*([.C30]=[.AA25])" office:value-type="float" office:value="0" calcext:value-type="float">
            <text:p>0</text:p>
          </table:table-cell>
          <table:table-cell table:formula="of:=[.AB34]*([.D30]=[.AB25])" office:value-type="float" office:value="0" calcext:value-type="float">
            <text:p>0</text:p>
          </table:table-cell>
          <table:table-cell table:formula="of:=[.AC34]*([.E30]=[.AC25])" office:value-type="float" office:value="0" calcext:value-type="float">
            <text:p>0</text:p>
          </table:table-cell>
          <table:table-cell table:formula="of:=[.AD34]*([.F30]=[.AD25])" office:value-type="float" office:value="0" calcext:value-type="float">
            <text:p>0</text:p>
          </table:table-cell>
          <table:table-cell table:formula="of:=[.AE34]*([.G30]=[.AE25])" office:value-type="float" office:value="0" calcext:value-type="float">
            <text:p>0</text:p>
          </table:table-cell>
          <table:table-cell table:formula="of:=[.AF34]*([.H30]=[.AF25])" office:value-type="float" office:value="0" calcext:value-type="float">
            <text:p>0</text:p>
          </table:table-cell>
          <table:table-cell table:formula="of:=[.AG34]*([.I30]=[.AG25])" office:value-type="float" office:value="0" calcext:value-type="float">
            <text:p>0</text:p>
          </table:table-cell>
          <table:table-cell table:formula="of:=[.AH34]*([.B30]=[.AH25])" office:value-type="float" office:value="0" calcext:value-type="float">
            <text:p>0</text:p>
          </table:table-cell>
          <table:table-cell table:formula="of:=[.AI34]*([.C30]=[.AI25])" office:value-type="float" office:value="0" calcext:value-type="float">
            <text:p>0</text:p>
          </table:table-cell>
          <table:table-cell table:formula="of:=[.AJ34]*([.D30]=[.AJ25])" office:value-type="float" office:value="0" calcext:value-type="float">
            <text:p>0</text:p>
          </table:table-cell>
          <table:table-cell table:formula="of:=[.AK34]*([.E30]=[.AK25])" office:value-type="float" office:value="0" calcext:value-type="float">
            <text:p>0</text:p>
          </table:table-cell>
          <table:table-cell table:formula="of:=[.AL34]*([.F30]=[.AL25])" office:value-type="float" office:value="0" calcext:value-type="float">
            <text:p>0</text:p>
          </table:table-cell>
          <table:table-cell table:formula="of:=[.AM34]*([.G30]=[.AM25])" office:value-type="float" office:value="0" calcext:value-type="float">
            <text:p>0</text:p>
          </table:table-cell>
          <table:table-cell table:formula="of:=[.AN34]*([.H30]=[.AN25])" office:value-type="float" office:value="0" calcext:value-type="float">
            <text:p>0</text:p>
          </table:table-cell>
          <table:table-cell table:formula="of:=[.AO34]*([.I30]=[.AO25])" office:value-type="float" office:value="1" calcext:value-type="float">
            <text:p>1</text:p>
          </table:table-cell>
          <table:covered-table-cell/>
          <table:table-cell table:formula="of:=SUM([.J30:.Q30])" office:value-type="float" office:value="254" calcext:value-type="float">
            <text:p>254</text:p>
          </table:table-cell>
          <table:table-cell table:formula="of:=DEC2HEX([.AQ30];2)" office:value-type="string" office:string-value="FE" calcext:value-type="string">
            <text:p>FE</text:p>
          </table:table-cell>
          <table:covered-table-cell/>
          <table:table-cell table:formula="of:=SUM([.R30:.Y30])" office:value-type="float" office:value="0" calcext:value-type="float">
            <text:p>0</text:p>
          </table:table-cell>
          <table:table-cell table:formula="of:=DEC2HEX([.AT30];2)" office:value-type="string" office:string-value="00" calcext:value-type="string">
            <text:p>00</text:p>
          </table:table-cell>
          <table:covered-table-cell/>
          <table:table-cell table:formula="of:=SUM([.Z30:.AG30])" office:value-type="float" office:value="0" calcext:value-type="float">
            <text:p>0</text:p>
          </table:table-cell>
          <table:table-cell table:formula="of:=DEC2HEX([.AW30];2)" office:value-type="string" office:string-value="00" calcext:value-type="string">
            <text:p>00</text:p>
          </table:table-cell>
          <table:covered-table-cell/>
          <table:table-cell table:formula="of:=SUM([.AH30:.AO30])" office:value-type="float" office:value="1" calcext:value-type="float">
            <text:p>1</text:p>
          </table:table-cell>
          <table:table-cell table:formula="of:=DEC2HEX([.AZ30];2)" office:value-type="string" office:string-value="01" calcext:value-type="string">
            <text:p>01</text:p>
          </table:table-cell>
          <table:covered-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formula="of:=[.BL34]*([.BD30]=[.BL25])" office:value-type="float" office:value="0" calcext:value-type="float">
            <text:p>0</text:p>
          </table:table-cell>
          <table:table-cell table:formula="of:=[.BM34]*([.BE30]=[.BM25])" office:value-type="float" office:value="0" calcext:value-type="float">
            <text:p>0</text:p>
          </table:table-cell>
          <table:table-cell table:formula="of:=[.BN34]*([.BF30]=[.BN25])" office:value-type="float" office:value="0" calcext:value-type="float">
            <text:p>0</text:p>
          </table:table-cell>
          <table:table-cell table:formula="of:=[.BO34]*([.BG30]=[.BO25])" office:value-type="float" office:value="0" calcext:value-type="float">
            <text:p>0</text:p>
          </table:table-cell>
          <table:table-cell table:formula="of:=[.BP34]*([.BH30]=[.BP25])" office:value-type="float" office:value="0" calcext:value-type="float">
            <text:p>0</text:p>
          </table:table-cell>
          <table:table-cell table:formula="of:=[.BQ34]*([.BI30]=[.BQ25])" office:value-type="float" office:value="0" calcext:value-type="float">
            <text:p>0</text:p>
          </table:table-cell>
          <table:table-cell table:formula="of:=[.BR34]*([.BJ30]=[.BR25])" office:value-type="float" office:value="0" calcext:value-type="float">
            <text:p>0</text:p>
          </table:table-cell>
          <table:table-cell table:formula="of:=[.BS34]*([.BK30]=[.BS25])" office:value-type="float" office:value="0" calcext:value-type="float">
            <text:p>0</text:p>
          </table:table-cell>
          <table:table-cell table:formula="of:=[.BT34]*([.BD30]=[.BT25])" office:value-type="float" office:value="0" calcext:value-type="float">
            <text:p>0</text:p>
          </table:table-cell>
          <table:table-cell table:formula="of:=[.BU34]*([.BE30]=[.BU25])" office:value-type="float" office:value="0" calcext:value-type="float">
            <text:p>0</text:p>
          </table:table-cell>
          <table:table-cell table:formula="of:=[.BV34]*([.BF30]=[.BV25])" office:value-type="float" office:value="0" calcext:value-type="float">
            <text:p>0</text:p>
          </table:table-cell>
          <table:table-cell table:formula="of:=[.BW34]*([.BG30]=[.BW25])" office:value-type="float" office:value="0" calcext:value-type="float">
            <text:p>0</text:p>
          </table:table-cell>
          <table:table-cell table:formula="of:=[.BX34]*([.BH30]=[.BX25])" office:value-type="float" office:value="0" calcext:value-type="float">
            <text:p>0</text:p>
          </table:table-cell>
          <table:table-cell table:formula="of:=[.BY34]*([.BI30]=[.BY25])" office:value-type="float" office:value="0" calcext:value-type="float">
            <text:p>0</text:p>
          </table:table-cell>
          <table:table-cell table:formula="of:=[.BZ34]*([.BJ30]=[.BZ25])" office:value-type="float" office:value="0" calcext:value-type="float">
            <text:p>0</text:p>
          </table:table-cell>
          <table:table-cell table:formula="of:=[.CA34]*([.BK30]=[.CA25])" office:value-type="float" office:value="0" calcext:value-type="float">
            <text:p>0</text:p>
          </table:table-cell>
          <table:table-cell table:formula="of:=[.CB34]*([.BD30]=[.CB25])" office:value-type="float" office:value="128" calcext:value-type="float">
            <text:p>128</text:p>
          </table:table-cell>
          <table:table-cell table:formula="of:=[.CC34]*([.BE30]=[.CC25])" office:value-type="float" office:value="64" calcext:value-type="float">
            <text:p>64</text:p>
          </table:table-cell>
          <table:table-cell table:formula="of:=[.CD34]*([.BF30]=[.CD25])" office:value-type="float" office:value="0" calcext:value-type="float">
            <text:p>0</text:p>
          </table:table-cell>
          <table:table-cell table:formula="of:=[.CE34]*([.BG30]=[.CE25])" office:value-type="float" office:value="16" calcext:value-type="float">
            <text:p>16</text:p>
          </table:table-cell>
          <table:table-cell table:formula="of:=[.CF34]*([.BH30]=[.CF25])" office:value-type="float" office:value="8" calcext:value-type="float">
            <text:p>8</text:p>
          </table:table-cell>
          <table:table-cell table:formula="of:=[.CG34]*([.BI30]=[.CG25])" office:value-type="float" office:value="4" calcext:value-type="float">
            <text:p>4</text:p>
          </table:table-cell>
          <table:table-cell table:formula="of:=[.CH34]*([.BJ30]=[.CH25])" office:value-type="float" office:value="2" calcext:value-type="float">
            <text:p>2</text:p>
          </table:table-cell>
          <table:table-cell table:formula="of:=[.CI34]*([.BK30]=[.CI25])" office:value-type="float" office:value="1" calcext:value-type="float">
            <text:p>1</text:p>
          </table:table-cell>
          <table:table-cell table:formula="of:=[.CJ34]*([.BD30]=[.CJ25])" office:value-type="float" office:value="0" calcext:value-type="float">
            <text:p>0</text:p>
          </table:table-cell>
          <table:table-cell table:formula="of:=[.CK34]*([.BE30]=[.CK25])" office:value-type="float" office:value="0" calcext:value-type="float">
            <text:p>0</text:p>
          </table:table-cell>
          <table:table-cell table:formula="of:=[.CL34]*([.BF30]=[.CL25])" office:value-type="float" office:value="32" calcext:value-type="float">
            <text:p>32</text:p>
          </table:table-cell>
          <table:table-cell table:formula="of:=[.CM34]*([.BG30]=[.CM25])" office:value-type="float" office:value="0" calcext:value-type="float">
            <text:p>0</text:p>
          </table:table-cell>
          <table:table-cell table:formula="of:=[.CN34]*([.BH30]=[.CN25])" office:value-type="float" office:value="0" calcext:value-type="float">
            <text:p>0</text:p>
          </table:table-cell>
          <table:table-cell table:formula="of:=[.CO34]*([.BI30]=[.CO25])" office:value-type="float" office:value="0" calcext:value-type="float">
            <text:p>0</text:p>
          </table:table-cell>
          <table:table-cell table:formula="of:=[.CP34]*([.BJ30]=[.CP25])" office:value-type="float" office:value="0" calcext:value-type="float">
            <text:p>0</text:p>
          </table:table-cell>
          <table:table-cell table:formula="of:=[.CQ34]*([.BK30]=[.CQ25])" office:value-type="float" office:value="0" calcext:value-type="float">
            <text:p>0</text:p>
          </table:table-cell>
          <table:covered-table-cell/>
          <table:table-cell table:formula="of:=SUM([.BL30:.BS30])" office:value-type="float" office:value="0" calcext:value-type="float">
            <text:p>0</text:p>
          </table:table-cell>
          <table:table-cell table:formula="of:=DEC2HEX([.CS30];2)" office:value-type="string" office:string-value="00" calcext:value-type="string">
            <text:p>00</text:p>
          </table:table-cell>
          <table:covered-table-cell/>
          <table:table-cell table:formula="of:=SUM([.BT30:.CA30])" office:value-type="float" office:value="0" calcext:value-type="float">
            <text:p>0</text:p>
          </table:table-cell>
          <table:table-cell table:formula="of:=DEC2HEX([.CV30];2)" office:value-type="string" office:string-value="00" calcext:value-type="string">
            <text:p>00</text:p>
          </table:table-cell>
          <table:covered-table-cell/>
          <table:table-cell table:formula="of:=SUM([.CB30:.CI30])" office:value-type="float" office:value="223" calcext:value-type="float">
            <text:p>223</text:p>
          </table:table-cell>
          <table:table-cell table:formula="of:=DEC2HEX([.CY30];2)" office:value-type="string" office:string-value="DF" calcext:value-type="string">
            <text:p>DF</text:p>
          </table:table-cell>
          <table:covered-table-cell/>
          <table:table-cell table:formula="of:=SUM([.CJ30:.CQ30])" office:value-type="float" office:value="32" calcext:value-type="float">
            <text:p>32</text:p>
          </table:table-cell>
          <table:table-cell table:formula="of:=DEC2HEX([.DB30];2)" office:value-type="string" office:string-value="20" calcext:value-type="string">
            <text:p>20</text:p>
          </table:table-cell>
          <table:covered-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[.J34]*([.B31]=[.J25])" office:value-type="float" office:value="0" calcext:value-type="float">
            <text:p>0</text:p>
          </table:table-cell>
          <table:table-cell table:formula="of:=[.K34]*([.C31]=[.K25])" office:value-type="float" office:value="0" calcext:value-type="float">
            <text:p>0</text:p>
          </table:table-cell>
          <table:table-cell table:formula="of:=[.L34]*([.D31]=[.L25])" office:value-type="float" office:value="32" calcext:value-type="float">
            <text:p>32</text:p>
          </table:table-cell>
          <table:table-cell table:formula="of:=[.M34]*([.E31]=[.M25])" office:value-type="float" office:value="16" calcext:value-type="float">
            <text:p>16</text:p>
          </table:table-cell>
          <table:table-cell table:formula="of:=[.N34]*([.F31]=[.N25])" office:value-type="float" office:value="8" calcext:value-type="float">
            <text:p>8</text:p>
          </table:table-cell>
          <table:table-cell table:formula="of:=[.O34]*([.G31]=[.O25])" office:value-type="float" office:value="4" calcext:value-type="float">
            <text:p>4</text:p>
          </table:table-cell>
          <table:table-cell table:formula="of:=[.P34]*([.H31]=[.P25])" office:value-type="float" office:value="0" calcext:value-type="float">
            <text:p>0</text:p>
          </table:table-cell>
          <table:table-cell table:formula="of:=[.Q34]*([.I31]=[.Q25])" office:value-type="float" office:value="0" calcext:value-type="float">
            <text:p>0</text:p>
          </table:table-cell>
          <table:table-cell table:formula="of:=[.R34]*([.B31]=[.R25])" office:value-type="float" office:value="0" calcext:value-type="float">
            <text:p>0</text:p>
          </table:table-cell>
          <table:table-cell table:formula="of:=[.S34]*([.C31]=[.S25])" office:value-type="float" office:value="0" calcext:value-type="float">
            <text:p>0</text:p>
          </table:table-cell>
          <table:table-cell table:formula="of:=[.T34]*([.D31]=[.T25])" office:value-type="float" office:value="0" calcext:value-type="float">
            <text:p>0</text:p>
          </table:table-cell>
          <table:table-cell table:formula="of:=[.U34]*([.E31]=[.U25])" office:value-type="float" office:value="0" calcext:value-type="float">
            <text:p>0</text:p>
          </table:table-cell>
          <table:table-cell table:formula="of:=[.V34]*([.F31]=[.V25])" office:value-type="float" office:value="0" calcext:value-type="float">
            <text:p>0</text:p>
          </table:table-cell>
          <table:table-cell table:formula="of:=[.W34]*([.G31]=[.W25])" office:value-type="float" office:value="0" calcext:value-type="float">
            <text:p>0</text:p>
          </table:table-cell>
          <table:table-cell table:formula="of:=[.X34]*([.H31]=[.X25])" office:value-type="float" office:value="0" calcext:value-type="float">
            <text:p>0</text:p>
          </table:table-cell>
          <table:table-cell table:formula="of:=[.Y34]*([.I31]=[.Y25])" office:value-type="float" office:value="0" calcext:value-type="float">
            <text:p>0</text:p>
          </table:table-cell>
          <table:table-cell table:formula="of:=[.Z34]*([.B31]=[.Z25])" office:value-type="float" office:value="0" calcext:value-type="float">
            <text:p>0</text:p>
          </table:table-cell>
          <table:table-cell table:formula="of:=[.AA34]*([.C31]=[.AA25])" office:value-type="float" office:value="0" calcext:value-type="float">
            <text:p>0</text:p>
          </table:table-cell>
          <table:table-cell table:formula="of:=[.AB34]*([.D31]=[.AB25])" office:value-type="float" office:value="0" calcext:value-type="float">
            <text:p>0</text:p>
          </table:table-cell>
          <table:table-cell table:formula="of:=[.AC34]*([.E31]=[.AC25])" office:value-type="float" office:value="0" calcext:value-type="float">
            <text:p>0</text:p>
          </table:table-cell>
          <table:table-cell table:formula="of:=[.AD34]*([.F31]=[.AD25])" office:value-type="float" office:value="0" calcext:value-type="float">
            <text:p>0</text:p>
          </table:table-cell>
          <table:table-cell table:formula="of:=[.AE34]*([.G31]=[.AE25])" office:value-type="float" office:value="0" calcext:value-type="float">
            <text:p>0</text:p>
          </table:table-cell>
          <table:table-cell table:formula="of:=[.AF34]*([.H31]=[.AF25])" office:value-type="float" office:value="0" calcext:value-type="float">
            <text:p>0</text:p>
          </table:table-cell>
          <table:table-cell table:formula="of:=[.AG34]*([.I31]=[.AG25])" office:value-type="float" office:value="0" calcext:value-type="float">
            <text:p>0</text:p>
          </table:table-cell>
          <table:table-cell table:formula="of:=[.AH34]*([.B31]=[.AH25])" office:value-type="float" office:value="128" calcext:value-type="float">
            <text:p>128</text:p>
          </table:table-cell>
          <table:table-cell table:formula="of:=[.AI34]*([.C31]=[.AI25])" office:value-type="float" office:value="64" calcext:value-type="float">
            <text:p>64</text:p>
          </table:table-cell>
          <table:table-cell table:formula="of:=[.AJ34]*([.D31]=[.AJ25])" office:value-type="float" office:value="0" calcext:value-type="float">
            <text:p>0</text:p>
          </table:table-cell>
          <table:table-cell table:formula="of:=[.AK34]*([.E31]=[.AK25])" office:value-type="float" office:value="0" calcext:value-type="float">
            <text:p>0</text:p>
          </table:table-cell>
          <table:table-cell table:formula="of:=[.AL34]*([.F31]=[.AL25])" office:value-type="float" office:value="0" calcext:value-type="float">
            <text:p>0</text:p>
          </table:table-cell>
          <table:table-cell table:formula="of:=[.AM34]*([.G31]=[.AM25])" office:value-type="float" office:value="0" calcext:value-type="float">
            <text:p>0</text:p>
          </table:table-cell>
          <table:table-cell table:formula="of:=[.AN34]*([.H31]=[.AN25])" office:value-type="float" office:value="2" calcext:value-type="float">
            <text:p>2</text:p>
          </table:table-cell>
          <table:table-cell table:formula="of:=[.AO34]*([.I31]=[.AO25])" office:value-type="float" office:value="1" calcext:value-type="float">
            <text:p>1</text:p>
          </table:table-cell>
          <table:covered-table-cell/>
          <table:table-cell table:formula="of:=SUM([.J31:.Q31])" office:value-type="float" office:value="60" calcext:value-type="float">
            <text:p>60</text:p>
          </table:table-cell>
          <table:table-cell table:formula="of:=DEC2HEX([.AQ31];2)" office:value-type="string" office:string-value="3C" calcext:value-type="string">
            <text:p>3C</text:p>
          </table:table-cell>
          <table:covered-table-cell/>
          <table:table-cell table:formula="of:=SUM([.R31:.Y31])" office:value-type="float" office:value="0" calcext:value-type="float">
            <text:p>0</text:p>
          </table:table-cell>
          <table:table-cell table:formula="of:=DEC2HEX([.AT31];2)" office:value-type="string" office:string-value="00" calcext:value-type="string">
            <text:p>00</text:p>
          </table:table-cell>
          <table:covered-table-cell/>
          <table:table-cell table:formula="of:=SUM([.Z31:.AG31])" office:value-type="float" office:value="0" calcext:value-type="float">
            <text:p>0</text:p>
          </table:table-cell>
          <table:table-cell table:formula="of:=DEC2HEX([.AW31];2)" office:value-type="string" office:string-value="00" calcext:value-type="string">
            <text:p>00</text:p>
          </table:table-cell>
          <table:covered-table-cell/>
          <table:table-cell table:formula="of:=SUM([.AH31:.AO31])" office:value-type="float" office:value="195" calcext:value-type="float">
            <text:p>195</text:p>
          </table:table-cell>
          <table:table-cell table:formula="of:=DEC2HEX([.AZ31];2)" office:value-type="string" office:string-value="C3" calcext:value-type="string">
            <text:p>C3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formula="of:=[.BL34]*([.BD31]=[.BL25])" office:value-type="float" office:value="0" calcext:value-type="float">
            <text:p>0</text:p>
          </table:table-cell>
          <table:table-cell table:formula="of:=[.BM34]*([.BE31]=[.BM25])" office:value-type="float" office:value="0" calcext:value-type="float">
            <text:p>0</text:p>
          </table:table-cell>
          <table:table-cell table:formula="of:=[.BN34]*([.BF31]=[.BN25])" office:value-type="float" office:value="0" calcext:value-type="float">
            <text:p>0</text:p>
          </table:table-cell>
          <table:table-cell table:formula="of:=[.BO34]*([.BG31]=[.BO25])" office:value-type="float" office:value="0" calcext:value-type="float">
            <text:p>0</text:p>
          </table:table-cell>
          <table:table-cell table:formula="of:=[.BP34]*([.BH31]=[.BP25])" office:value-type="float" office:value="0" calcext:value-type="float">
            <text:p>0</text:p>
          </table:table-cell>
          <table:table-cell table:formula="of:=[.BQ34]*([.BI31]=[.BQ25])" office:value-type="float" office:value="0" calcext:value-type="float">
            <text:p>0</text:p>
          </table:table-cell>
          <table:table-cell table:formula="of:=[.BR34]*([.BJ31]=[.BR25])" office:value-type="float" office:value="0" calcext:value-type="float">
            <text:p>0</text:p>
          </table:table-cell>
          <table:table-cell table:formula="of:=[.BS34]*([.BK31]=[.BS25])" office:value-type="float" office:value="0" calcext:value-type="float">
            <text:p>0</text:p>
          </table:table-cell>
          <table:table-cell table:formula="of:=[.BT34]*([.BD31]=[.BT25])" office:value-type="float" office:value="0" calcext:value-type="float">
            <text:p>0</text:p>
          </table:table-cell>
          <table:table-cell table:formula="of:=[.BU34]*([.BE31]=[.BU25])" office:value-type="float" office:value="0" calcext:value-type="float">
            <text:p>0</text:p>
          </table:table-cell>
          <table:table-cell table:formula="of:=[.BV34]*([.BF31]=[.BV25])" office:value-type="float" office:value="0" calcext:value-type="float">
            <text:p>0</text:p>
          </table:table-cell>
          <table:table-cell table:formula="of:=[.BW34]*([.BG31]=[.BW25])" office:value-type="float" office:value="0" calcext:value-type="float">
            <text:p>0</text:p>
          </table:table-cell>
          <table:table-cell table:formula="of:=[.BX34]*([.BH31]=[.BX25])" office:value-type="float" office:value="0" calcext:value-type="float">
            <text:p>0</text:p>
          </table:table-cell>
          <table:table-cell table:formula="of:=[.BY34]*([.BI31]=[.BY25])" office:value-type="float" office:value="0" calcext:value-type="float">
            <text:p>0</text:p>
          </table:table-cell>
          <table:table-cell table:formula="of:=[.BZ34]*([.BJ31]=[.BZ25])" office:value-type="float" office:value="0" calcext:value-type="float">
            <text:p>0</text:p>
          </table:table-cell>
          <table:table-cell table:formula="of:=[.CA34]*([.BK31]=[.CA25])" office:value-type="float" office:value="0" calcext:value-type="float">
            <text:p>0</text:p>
          </table:table-cell>
          <table:table-cell table:formula="of:=[.CB34]*([.BD31]=[.CB25])" office:value-type="float" office:value="0" calcext:value-type="float">
            <text:p>0</text:p>
          </table:table-cell>
          <table:table-cell table:formula="of:=[.CC34]*([.BE31]=[.CC25])" office:value-type="float" office:value="64" calcext:value-type="float">
            <text:p>64</text:p>
          </table:table-cell>
          <table:table-cell table:formula="of:=[.CD34]*([.BF31]=[.CD25])" office:value-type="float" office:value="0" calcext:value-type="float">
            <text:p>0</text:p>
          </table:table-cell>
          <table:table-cell table:formula="of:=[.CE34]*([.BG31]=[.CE25])" office:value-type="float" office:value="0" calcext:value-type="float">
            <text:p>0</text:p>
          </table:table-cell>
          <table:table-cell table:formula="of:=[.CF34]*([.BH31]=[.CF25])" office:value-type="float" office:value="0" calcext:value-type="float">
            <text:p>0</text:p>
          </table:table-cell>
          <table:table-cell table:formula="of:=[.CG34]*([.BI31]=[.CG25])" office:value-type="float" office:value="4" calcext:value-type="float">
            <text:p>4</text:p>
          </table:table-cell>
          <table:table-cell table:formula="of:=[.CH34]*([.BJ31]=[.CH25])" office:value-type="float" office:value="2" calcext:value-type="float">
            <text:p>2</text:p>
          </table:table-cell>
          <table:table-cell table:formula="of:=[.CI34]*([.BK31]=[.CI25])" office:value-type="float" office:value="0" calcext:value-type="float">
            <text:p>0</text:p>
          </table:table-cell>
          <table:table-cell table:formula="of:=[.CJ34]*([.BD31]=[.CJ25])" office:value-type="float" office:value="128" calcext:value-type="float">
            <text:p>128</text:p>
          </table:table-cell>
          <table:table-cell table:formula="of:=[.CK34]*([.BE31]=[.CK25])" office:value-type="float" office:value="0" calcext:value-type="float">
            <text:p>0</text:p>
          </table:table-cell>
          <table:table-cell table:formula="of:=[.CL34]*([.BF31]=[.CL25])" office:value-type="float" office:value="32" calcext:value-type="float">
            <text:p>32</text:p>
          </table:table-cell>
          <table:table-cell table:formula="of:=[.CM34]*([.BG31]=[.CM25])" office:value-type="float" office:value="16" calcext:value-type="float">
            <text:p>16</text:p>
          </table:table-cell>
          <table:table-cell table:formula="of:=[.CN34]*([.BH31]=[.CN25])" office:value-type="float" office:value="8" calcext:value-type="float">
            <text:p>8</text:p>
          </table:table-cell>
          <table:table-cell table:formula="of:=[.CO34]*([.BI31]=[.CO25])" office:value-type="float" office:value="0" calcext:value-type="float">
            <text:p>0</text:p>
          </table:table-cell>
          <table:table-cell table:formula="of:=[.CP34]*([.BJ31]=[.CP25])" office:value-type="float" office:value="0" calcext:value-type="float">
            <text:p>0</text:p>
          </table:table-cell>
          <table:table-cell table:formula="of:=[.CQ34]*([.BK31]=[.CQ25])" office:value-type="float" office:value="1" calcext:value-type="float">
            <text:p>1</text:p>
          </table:table-cell>
          <table:covered-table-cell/>
          <table:table-cell table:formula="of:=SUM([.BL31:.BS31])" office:value-type="float" office:value="0" calcext:value-type="float">
            <text:p>0</text:p>
          </table:table-cell>
          <table:table-cell table:formula="of:=DEC2HEX([.CS31];2)" office:value-type="string" office:string-value="00" calcext:value-type="string">
            <text:p>00</text:p>
          </table:table-cell>
          <table:covered-table-cell/>
          <table:table-cell table:formula="of:=SUM([.BT31:.CA31])" office:value-type="float" office:value="0" calcext:value-type="float">
            <text:p>0</text:p>
          </table:table-cell>
          <table:table-cell table:formula="of:=DEC2HEX([.CV31];2)" office:value-type="string" office:string-value="00" calcext:value-type="string">
            <text:p>00</text:p>
          </table:table-cell>
          <table:covered-table-cell/>
          <table:table-cell table:formula="of:=SUM([.CB31:.CI31])" office:value-type="float" office:value="70" calcext:value-type="float">
            <text:p>70</text:p>
          </table:table-cell>
          <table:table-cell table:formula="of:=DEC2HEX([.CY31];2)" office:value-type="string" office:string-value="46" calcext:value-type="string">
            <text:p>46</text:p>
          </table:table-cell>
          <table:covered-table-cell/>
          <table:table-cell table:formula="of:=SUM([.CJ31:.CQ31])" office:value-type="float" office:value="185" calcext:value-type="float">
            <text:p>185</text:p>
          </table:table-cell>
          <table:table-cell table:formula="of:=DEC2HEX([.DB31];2)" office:value-type="string" office:string-value="B9" calcext:value-type="string">
            <text:p>B9</text:p>
          </table:table-cell>
          <table:covered-table-cell/>
        </table:table-row>
        <table:table-row table:style-name="ro4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J34]*([.B32]=[.J25])" office:value-type="float" office:value="0" calcext:value-type="float">
            <text:p>0</text:p>
          </table:table-cell>
          <table:table-cell table:formula="of:=[.K34]*([.C32]=[.K25])" office:value-type="float" office:value="64" calcext:value-type="float">
            <text:p>64</text:p>
          </table:table-cell>
          <table:table-cell table:formula="of:=[.L34]*([.D32]=[.L25])" office:value-type="float" office:value="0" calcext:value-type="float">
            <text:p>0</text:p>
          </table:table-cell>
          <table:table-cell table:formula="of:=[.M34]*([.E32]=[.M25])" office:value-type="float" office:value="16" calcext:value-type="float">
            <text:p>16</text:p>
          </table:table-cell>
          <table:table-cell table:formula="of:=[.N34]*([.F32]=[.N25])" office:value-type="float" office:value="0" calcext:value-type="float">
            <text:p>0</text:p>
          </table:table-cell>
          <table:table-cell table:formula="of:=[.O34]*([.G32]=[.O25])" office:value-type="float" office:value="4" calcext:value-type="float">
            <text:p>4</text:p>
          </table:table-cell>
          <table:table-cell table:formula="of:=[.P34]*([.H32]=[.P25])" office:value-type="float" office:value="0" calcext:value-type="float">
            <text:p>0</text:p>
          </table:table-cell>
          <table:table-cell table:formula="of:=[.Q34]*([.I32]=[.Q25])" office:value-type="float" office:value="0" calcext:value-type="float">
            <text:p>0</text:p>
          </table:table-cell>
          <table:table-cell table:formula="of:=[.R34]*([.B32]=[.R25])" office:value-type="float" office:value="0" calcext:value-type="float">
            <text:p>0</text:p>
          </table:table-cell>
          <table:table-cell table:formula="of:=[.S34]*([.C32]=[.S25])" office:value-type="float" office:value="0" calcext:value-type="float">
            <text:p>0</text:p>
          </table:table-cell>
          <table:table-cell table:formula="of:=[.T34]*([.D32]=[.T25])" office:value-type="float" office:value="0" calcext:value-type="float">
            <text:p>0</text:p>
          </table:table-cell>
          <table:table-cell table:formula="of:=[.U34]*([.E32]=[.U25])" office:value-type="float" office:value="0" calcext:value-type="float">
            <text:p>0</text:p>
          </table:table-cell>
          <table:table-cell table:formula="of:=[.V34]*([.F32]=[.V25])" office:value-type="float" office:value="0" calcext:value-type="float">
            <text:p>0</text:p>
          </table:table-cell>
          <table:table-cell table:formula="of:=[.W34]*([.G32]=[.W25])" office:value-type="float" office:value="0" calcext:value-type="float">
            <text:p>0</text:p>
          </table:table-cell>
          <table:table-cell table:formula="of:=[.X34]*([.H32]=[.X25])" office:value-type="float" office:value="0" calcext:value-type="float">
            <text:p>0</text:p>
          </table:table-cell>
          <table:table-cell table:formula="of:=[.Y34]*([.I32]=[.Y25])" office:value-type="float" office:value="0" calcext:value-type="float">
            <text:p>0</text:p>
          </table:table-cell>
          <table:table-cell table:formula="of:=[.Z34]*([.B32]=[.Z25])" office:value-type="float" office:value="0" calcext:value-type="float">
            <text:p>0</text:p>
          </table:table-cell>
          <table:table-cell table:formula="of:=[.AA34]*([.C32]=[.AA25])" office:value-type="float" office:value="0" calcext:value-type="float">
            <text:p>0</text:p>
          </table:table-cell>
          <table:table-cell table:formula="of:=[.AB34]*([.D32]=[.AB25])" office:value-type="float" office:value="0" calcext:value-type="float">
            <text:p>0</text:p>
          </table:table-cell>
          <table:table-cell table:formula="of:=[.AC34]*([.E32]=[.AC25])" office:value-type="float" office:value="0" calcext:value-type="float">
            <text:p>0</text:p>
          </table:table-cell>
          <table:table-cell table:formula="of:=[.AD34]*([.F32]=[.AD25])" office:value-type="float" office:value="0" calcext:value-type="float">
            <text:p>0</text:p>
          </table:table-cell>
          <table:table-cell table:formula="of:=[.AE34]*([.G32]=[.AE25])" office:value-type="float" office:value="0" calcext:value-type="float">
            <text:p>0</text:p>
          </table:table-cell>
          <table:table-cell table:formula="of:=[.AF34]*([.H32]=[.AF25])" office:value-type="float" office:value="0" calcext:value-type="float">
            <text:p>0</text:p>
          </table:table-cell>
          <table:table-cell table:formula="of:=[.AG34]*([.I32]=[.AG25])" office:value-type="float" office:value="0" calcext:value-type="float">
            <text:p>0</text:p>
          </table:table-cell>
          <table:table-cell table:formula="of:=[.AH34]*([.B32]=[.AH25])" office:value-type="float" office:value="128" calcext:value-type="float">
            <text:p>128</text:p>
          </table:table-cell>
          <table:table-cell table:formula="of:=[.AI34]*([.C32]=[.AI25])" office:value-type="float" office:value="0" calcext:value-type="float">
            <text:p>0</text:p>
          </table:table-cell>
          <table:table-cell table:formula="of:=[.AJ34]*([.D32]=[.AJ25])" office:value-type="float" office:value="32" calcext:value-type="float">
            <text:p>32</text:p>
          </table:table-cell>
          <table:table-cell table:formula="of:=[.AK34]*([.E32]=[.AK25])" office:value-type="float" office:value="0" calcext:value-type="float">
            <text:p>0</text:p>
          </table:table-cell>
          <table:table-cell table:formula="of:=[.AL34]*([.F32]=[.AL25])" office:value-type="float" office:value="8" calcext:value-type="float">
            <text:p>8</text:p>
          </table:table-cell>
          <table:table-cell table:formula="of:=[.AM34]*([.G32]=[.AM25])" office:value-type="float" office:value="0" calcext:value-type="float">
            <text:p>0</text:p>
          </table:table-cell>
          <table:table-cell table:formula="of:=[.AN34]*([.H32]=[.AN25])" office:value-type="float" office:value="2" calcext:value-type="float">
            <text:p>2</text:p>
          </table:table-cell>
          <table:table-cell table:formula="of:=[.AO34]*([.I32]=[.AO25])" office:value-type="float" office:value="1" calcext:value-type="float">
            <text:p>1</text:p>
          </table:table-cell>
          <table:covered-table-cell/>
          <table:table-cell table:formula="of:=SUM([.J32:.Q32])" office:value-type="float" office:value="84" calcext:value-type="float">
            <text:p>84</text:p>
          </table:table-cell>
          <table:table-cell table:formula="of:=DEC2HEX([.AQ32];2)" office:value-type="string" office:string-value="54" calcext:value-type="string">
            <text:p>54</text:p>
          </table:table-cell>
          <table:covered-table-cell/>
          <table:table-cell table:formula="of:=SUM([.R32:.Y32])" office:value-type="float" office:value="0" calcext:value-type="float">
            <text:p>0</text:p>
          </table:table-cell>
          <table:table-cell table:formula="of:=DEC2HEX([.AT32];2)" office:value-type="string" office:string-value="00" calcext:value-type="string">
            <text:p>00</text:p>
          </table:table-cell>
          <table:covered-table-cell/>
          <table:table-cell table:formula="of:=SUM([.Z32:.AG32])" office:value-type="float" office:value="0" calcext:value-type="float">
            <text:p>0</text:p>
          </table:table-cell>
          <table:table-cell table:formula="of:=DEC2HEX([.AW32];2)" office:value-type="string" office:string-value="00" calcext:value-type="string">
            <text:p>00</text:p>
          </table:table-cell>
          <table:covered-table-cell/>
          <table:table-cell table:formula="of:=SUM([.AH32:.AO32])" office:value-type="float" office:value="171" calcext:value-type="float">
            <text:p>171</text:p>
          </table:table-cell>
          <table:table-cell table:formula="of:=DEC2HEX([.AZ32];2)" office:value-type="string" office:string-value="AB" calcext:value-type="string">
            <text:p>AB</text:p>
          </table:table-cell>
          <table:covered-table-cell table:number-columns-repeated="2"/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table:number-columns-repeated="2"/>
          <table:table-cell table:formula="of:=[.BL34]*([.BD32]=[.BL25])" office:value-type="float" office:value="0" calcext:value-type="float">
            <text:p>0</text:p>
          </table:table-cell>
          <table:table-cell table:formula="of:=[.BM34]*([.BE32]=[.BM25])" office:value-type="float" office:value="0" calcext:value-type="float">
            <text:p>0</text:p>
          </table:table-cell>
          <table:table-cell table:formula="of:=[.BN34]*([.BF32]=[.BN25])" office:value-type="float" office:value="0" calcext:value-type="float">
            <text:p>0</text:p>
          </table:table-cell>
          <table:table-cell table:formula="of:=[.BO34]*([.BG32]=[.BO25])" office:value-type="float" office:value="0" calcext:value-type="float">
            <text:p>0</text:p>
          </table:table-cell>
          <table:table-cell table:formula="of:=[.BP34]*([.BH32]=[.BP25])" office:value-type="float" office:value="0" calcext:value-type="float">
            <text:p>0</text:p>
          </table:table-cell>
          <table:table-cell table:formula="of:=[.BQ34]*([.BI32]=[.BQ25])" office:value-type="float" office:value="0" calcext:value-type="float">
            <text:p>0</text:p>
          </table:table-cell>
          <table:table-cell table:formula="of:=[.BR34]*([.BJ32]=[.BR25])" office:value-type="float" office:value="0" calcext:value-type="float">
            <text:p>0</text:p>
          </table:table-cell>
          <table:table-cell table:formula="of:=[.BS34]*([.BK32]=[.BS25])" office:value-type="float" office:value="0" calcext:value-type="float">
            <text:p>0</text:p>
          </table:table-cell>
          <table:table-cell table:formula="of:=[.BT34]*([.BD32]=[.BT25])" office:value-type="float" office:value="0" calcext:value-type="float">
            <text:p>0</text:p>
          </table:table-cell>
          <table:table-cell table:formula="of:=[.BU34]*([.BE32]=[.BU25])" office:value-type="float" office:value="0" calcext:value-type="float">
            <text:p>0</text:p>
          </table:table-cell>
          <table:table-cell table:formula="of:=[.BV34]*([.BF32]=[.BV25])" office:value-type="float" office:value="0" calcext:value-type="float">
            <text:p>0</text:p>
          </table:table-cell>
          <table:table-cell table:formula="of:=[.BW34]*([.BG32]=[.BW25])" office:value-type="float" office:value="0" calcext:value-type="float">
            <text:p>0</text:p>
          </table:table-cell>
          <table:table-cell table:formula="of:=[.BX34]*([.BH32]=[.BX25])" office:value-type="float" office:value="0" calcext:value-type="float">
            <text:p>0</text:p>
          </table:table-cell>
          <table:table-cell table:formula="of:=[.BY34]*([.BI32]=[.BY25])" office:value-type="float" office:value="0" calcext:value-type="float">
            <text:p>0</text:p>
          </table:table-cell>
          <table:table-cell table:formula="of:=[.BZ34]*([.BJ32]=[.BZ25])" office:value-type="float" office:value="0" calcext:value-type="float">
            <text:p>0</text:p>
          </table:table-cell>
          <table:table-cell table:formula="of:=[.CA34]*([.BK32]=[.CA25])" office:value-type="float" office:value="0" calcext:value-type="float">
            <text:p>0</text:p>
          </table:table-cell>
          <table:table-cell table:formula="of:=[.CB34]*([.BD32]=[.CB25])" office:value-type="float" office:value="0" calcext:value-type="float">
            <text:p>0</text:p>
          </table:table-cell>
          <table:table-cell table:formula="of:=[.CC34]*([.BE32]=[.CC25])" office:value-type="float" office:value="0" calcext:value-type="float">
            <text:p>0</text:p>
          </table:table-cell>
          <table:table-cell table:formula="of:=[.CD34]*([.BF32]=[.CD25])" office:value-type="float" office:value="32" calcext:value-type="float">
            <text:p>32</text:p>
          </table:table-cell>
          <table:table-cell table:formula="of:=[.CE34]*([.BG32]=[.CE25])" office:value-type="float" office:value="16" calcext:value-type="float">
            <text:p>16</text:p>
          </table:table-cell>
          <table:table-cell table:formula="of:=[.CF34]*([.BH32]=[.CF25])" office:value-type="float" office:value="8" calcext:value-type="float">
            <text:p>8</text:p>
          </table:table-cell>
          <table:table-cell table:formula="of:=[.CG34]*([.BI32]=[.CG25])" office:value-type="float" office:value="4" calcext:value-type="float">
            <text:p>4</text:p>
          </table:table-cell>
          <table:table-cell table:formula="of:=[.CH34]*([.BJ32]=[.CH25])" office:value-type="float" office:value="0" calcext:value-type="float">
            <text:p>0</text:p>
          </table:table-cell>
          <table:table-cell table:formula="of:=[.CI34]*([.BK32]=[.CI25])" office:value-type="float" office:value="0" calcext:value-type="float">
            <text:p>0</text:p>
          </table:table-cell>
          <table:table-cell table:formula="of:=[.CJ34]*([.BD32]=[.CJ25])" office:value-type="float" office:value="128" calcext:value-type="float">
            <text:p>128</text:p>
          </table:table-cell>
          <table:table-cell table:formula="of:=[.CK34]*([.BE32]=[.CK25])" office:value-type="float" office:value="64" calcext:value-type="float">
            <text:p>64</text:p>
          </table:table-cell>
          <table:table-cell table:formula="of:=[.CL34]*([.BF32]=[.CL25])" office:value-type="float" office:value="0" calcext:value-type="float">
            <text:p>0</text:p>
          </table:table-cell>
          <table:table-cell table:formula="of:=[.CM34]*([.BG32]=[.CM25])" office:value-type="float" office:value="0" calcext:value-type="float">
            <text:p>0</text:p>
          </table:table-cell>
          <table:table-cell table:formula="of:=[.CN34]*([.BH32]=[.CN25])" office:value-type="float" office:value="0" calcext:value-type="float">
            <text:p>0</text:p>
          </table:table-cell>
          <table:table-cell table:formula="of:=[.CO34]*([.BI32]=[.CO25])" office:value-type="float" office:value="0" calcext:value-type="float">
            <text:p>0</text:p>
          </table:table-cell>
          <table:table-cell table:formula="of:=[.CP34]*([.BJ32]=[.CP25])" office:value-type="float" office:value="2" calcext:value-type="float">
            <text:p>2</text:p>
          </table:table-cell>
          <table:table-cell table:formula="of:=[.CQ34]*([.BK32]=[.CQ25])" office:value-type="float" office:value="1" calcext:value-type="float">
            <text:p>1</text:p>
          </table:table-cell>
          <table:covered-table-cell/>
          <table:table-cell table:formula="of:=SUM([.BL32:.BS32])" office:value-type="float" office:value="0" calcext:value-type="float">
            <text:p>0</text:p>
          </table:table-cell>
          <table:table-cell table:formula="of:=DEC2HEX([.CS32];2)" office:value-type="string" office:string-value="00" calcext:value-type="string">
            <text:p>00</text:p>
          </table:table-cell>
          <table:covered-table-cell/>
          <table:table-cell table:formula="of:=SUM([.BT32:.CA32])" office:value-type="float" office:value="0" calcext:value-type="float">
            <text:p>0</text:p>
          </table:table-cell>
          <table:table-cell table:formula="of:=DEC2HEX([.CV32];2)" office:value-type="string" office:string-value="00" calcext:value-type="string">
            <text:p>00</text:p>
          </table:table-cell>
          <table:covered-table-cell/>
          <table:table-cell table:formula="of:=SUM([.CB32:.CI32])" office:value-type="float" office:value="60" calcext:value-type="float">
            <text:p>60</text:p>
          </table:table-cell>
          <table:table-cell table:formula="of:=DEC2HEX([.CY32];2)" office:value-type="string" office:string-value="3C" calcext:value-type="string">
            <text:p>3C</text:p>
          </table:table-cell>
          <table:covered-table-cell/>
          <table:table-cell table:formula="of:=SUM([.CJ32:.CQ32])" office:value-type="float" office:value="195" calcext:value-type="float">
            <text:p>195</text:p>
          </table:table-cell>
          <table:table-cell table:formula="of:=DEC2HEX([.DB32];2)" office:value-type="string" office:string-value="C3" calcext:value-type="string">
            <text:p>C3</text:p>
          </table:table-cell>
          <table:covered-table-cell/>
        </table:table-row>
        <table:table-row table:style-name="ro4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J34]*([.B33]=[.J25])" office:value-type="float" office:value="128" calcext:value-type="float">
            <text:p>128</text:p>
          </table:table-cell>
          <table:table-cell table:formula="of:=[.K34]*([.C33]=[.K25])" office:value-type="float" office:value="0" calcext:value-type="float">
            <text:p>0</text:p>
          </table:table-cell>
          <table:table-cell table:formula="of:=[.L34]*([.D33]=[.L25])" office:value-type="float" office:value="0" calcext:value-type="float">
            <text:p>0</text:p>
          </table:table-cell>
          <table:table-cell table:formula="of:=[.M34]*([.E33]=[.M25])" office:value-type="float" office:value="16" calcext:value-type="float">
            <text:p>16</text:p>
          </table:table-cell>
          <table:table-cell table:formula="of:=[.N34]*([.F33]=[.N25])" office:value-type="float" office:value="0" calcext:value-type="float">
            <text:p>0</text:p>
          </table:table-cell>
          <table:table-cell table:formula="of:=[.O34]*([.G33]=[.O25])" office:value-type="float" office:value="4" calcext:value-type="float">
            <text:p>4</text:p>
          </table:table-cell>
          <table:table-cell table:formula="of:=[.P34]*([.H33]=[.P25])" office:value-type="float" office:value="0" calcext:value-type="float">
            <text:p>0</text:p>
          </table:table-cell>
          <table:table-cell table:formula="of:=[.Q34]*([.I33]=[.Q25])" office:value-type="float" office:value="0" calcext:value-type="float">
            <text:p>0</text:p>
          </table:table-cell>
          <table:table-cell table:formula="of:=[.R34]*([.B33]=[.R25])" office:value-type="float" office:value="0" calcext:value-type="float">
            <text:p>0</text:p>
          </table:table-cell>
          <table:table-cell table:formula="of:=[.S34]*([.C33]=[.S25])" office:value-type="float" office:value="0" calcext:value-type="float">
            <text:p>0</text:p>
          </table:table-cell>
          <table:table-cell table:formula="of:=[.T34]*([.D33]=[.T25])" office:value-type="float" office:value="0" calcext:value-type="float">
            <text:p>0</text:p>
          </table:table-cell>
          <table:table-cell table:formula="of:=[.U34]*([.E33]=[.U25])" office:value-type="float" office:value="0" calcext:value-type="float">
            <text:p>0</text:p>
          </table:table-cell>
          <table:table-cell table:formula="of:=[.V34]*([.F33]=[.V25])" office:value-type="float" office:value="0" calcext:value-type="float">
            <text:p>0</text:p>
          </table:table-cell>
          <table:table-cell table:formula="of:=[.W34]*([.G33]=[.W25])" office:value-type="float" office:value="0" calcext:value-type="float">
            <text:p>0</text:p>
          </table:table-cell>
          <table:table-cell table:formula="of:=[.X34]*([.H33]=[.X25])" office:value-type="float" office:value="0" calcext:value-type="float">
            <text:p>0</text:p>
          </table:table-cell>
          <table:table-cell table:formula="of:=[.Y34]*([.I33]=[.Y25])" office:value-type="float" office:value="0" calcext:value-type="float">
            <text:p>0</text:p>
          </table:table-cell>
          <table:table-cell table:formula="of:=[.Z34]*([.B33]=[.Z25])" office:value-type="float" office:value="0" calcext:value-type="float">
            <text:p>0</text:p>
          </table:table-cell>
          <table:table-cell table:formula="of:=[.AA34]*([.C33]=[.AA25])" office:value-type="float" office:value="0" calcext:value-type="float">
            <text:p>0</text:p>
          </table:table-cell>
          <table:table-cell table:formula="of:=[.AB34]*([.D33]=[.AB25])" office:value-type="float" office:value="0" calcext:value-type="float">
            <text:p>0</text:p>
          </table:table-cell>
          <table:table-cell table:formula="of:=[.AC34]*([.E33]=[.AC25])" office:value-type="float" office:value="0" calcext:value-type="float">
            <text:p>0</text:p>
          </table:table-cell>
          <table:table-cell table:formula="of:=[.AD34]*([.F33]=[.AD25])" office:value-type="float" office:value="0" calcext:value-type="float">
            <text:p>0</text:p>
          </table:table-cell>
          <table:table-cell table:formula="of:=[.AE34]*([.G33]=[.AE25])" office:value-type="float" office:value="0" calcext:value-type="float">
            <text:p>0</text:p>
          </table:table-cell>
          <table:table-cell table:formula="of:=[.AF34]*([.H33]=[.AF25])" office:value-type="float" office:value="0" calcext:value-type="float">
            <text:p>0</text:p>
          </table:table-cell>
          <table:table-cell table:formula="of:=[.AG34]*([.I33]=[.AG25])" office:value-type="float" office:value="0" calcext:value-type="float">
            <text:p>0</text:p>
          </table:table-cell>
          <table:table-cell table:formula="of:=[.AH34]*([.B33]=[.AH25])" office:value-type="float" office:value="0" calcext:value-type="float">
            <text:p>0</text:p>
          </table:table-cell>
          <table:table-cell table:formula="of:=[.AI34]*([.C33]=[.AI25])" office:value-type="float" office:value="64" calcext:value-type="float">
            <text:p>64</text:p>
          </table:table-cell>
          <table:table-cell table:formula="of:=[.AJ34]*([.D33]=[.AJ25])" office:value-type="float" office:value="32" calcext:value-type="float">
            <text:p>32</text:p>
          </table:table-cell>
          <table:table-cell table:formula="of:=[.AK34]*([.E33]=[.AK25])" office:value-type="float" office:value="0" calcext:value-type="float">
            <text:p>0</text:p>
          </table:table-cell>
          <table:table-cell table:formula="of:=[.AL34]*([.F33]=[.AL25])" office:value-type="float" office:value="8" calcext:value-type="float">
            <text:p>8</text:p>
          </table:table-cell>
          <table:table-cell table:formula="of:=[.AM34]*([.G33]=[.AM25])" office:value-type="float" office:value="0" calcext:value-type="float">
            <text:p>0</text:p>
          </table:table-cell>
          <table:table-cell table:formula="of:=[.AN34]*([.H33]=[.AN25])" office:value-type="float" office:value="2" calcext:value-type="float">
            <text:p>2</text:p>
          </table:table-cell>
          <table:table-cell table:formula="of:=[.AO34]*([.I33]=[.AO25])" office:value-type="float" office:value="1" calcext:value-type="float">
            <text:p>1</text:p>
          </table:table-cell>
          <table:covered-table-cell/>
          <table:table-cell table:formula="of:=SUM([.J33:.Q33])" office:value-type="float" office:value="148" calcext:value-type="float">
            <text:p>148</text:p>
          </table:table-cell>
          <table:table-cell table:formula="of:=DEC2HEX([.AQ33];2)" office:value-type="string" office:string-value="94" calcext:value-type="string">
            <text:p>94</text:p>
          </table:table-cell>
          <table:covered-table-cell/>
          <table:table-cell table:formula="of:=SUM([.R33:.Y33])" office:value-type="float" office:value="0" calcext:value-type="float">
            <text:p>0</text:p>
          </table:table-cell>
          <table:table-cell table:formula="of:=DEC2HEX([.AT33];2)" office:value-type="string" office:string-value="00" calcext:value-type="string">
            <text:p>00</text:p>
          </table:table-cell>
          <table:covered-table-cell/>
          <table:table-cell table:formula="of:=SUM([.Z33:.AG33])" office:value-type="float" office:value="0" calcext:value-type="float">
            <text:p>0</text:p>
          </table:table-cell>
          <table:table-cell table:formula="of:=DEC2HEX([.AW33];2)" office:value-type="string" office:string-value="00" calcext:value-type="string">
            <text:p>00</text:p>
          </table:table-cell>
          <table:covered-table-cell/>
          <table:table-cell table:formula="of:=SUM([.AH33:.AO33])" office:value-type="float" office:value="107" calcext:value-type="float">
            <text:p>107</text:p>
          </table:table-cell>
          <table:table-cell table:formula="of:=DEC2HEX([.AZ33];2)" office:value-type="string" office:string-value="6B" calcext:value-type="string">
            <text:p>6B</text:p>
          </table:table-cell>
          <table:covered-table-cell table:number-columns-repeated="2"/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formula="of:=[.BL34]*([.BD33]=[.BL25])" office:value-type="float" office:value="0" calcext:value-type="float">
            <text:p>0</text:p>
          </table:table-cell>
          <table:table-cell table:formula="of:=[.BM34]*([.BE33]=[.BM25])" office:value-type="float" office:value="0" calcext:value-type="float">
            <text:p>0</text:p>
          </table:table-cell>
          <table:table-cell table:formula="of:=[.BN34]*([.BF33]=[.BN25])" office:value-type="float" office:value="0" calcext:value-type="float">
            <text:p>0</text:p>
          </table:table-cell>
          <table:table-cell table:formula="of:=[.BO34]*([.BG33]=[.BO25])" office:value-type="float" office:value="0" calcext:value-type="float">
            <text:p>0</text:p>
          </table:table-cell>
          <table:table-cell table:formula="of:=[.BP34]*([.BH33]=[.BP25])" office:value-type="float" office:value="0" calcext:value-type="float">
            <text:p>0</text:p>
          </table:table-cell>
          <table:table-cell table:formula="of:=[.BQ34]*([.BI33]=[.BQ25])" office:value-type="float" office:value="0" calcext:value-type="float">
            <text:p>0</text:p>
          </table:table-cell>
          <table:table-cell table:formula="of:=[.BR34]*([.BJ33]=[.BR25])" office:value-type="float" office:value="0" calcext:value-type="float">
            <text:p>0</text:p>
          </table:table-cell>
          <table:table-cell table:formula="of:=[.BS34]*([.BK33]=[.BS25])" office:value-type="float" office:value="0" calcext:value-type="float">
            <text:p>0</text:p>
          </table:table-cell>
          <table:table-cell table:formula="of:=[.BT34]*([.BD33]=[.BT25])" office:value-type="float" office:value="0" calcext:value-type="float">
            <text:p>0</text:p>
          </table:table-cell>
          <table:table-cell table:formula="of:=[.BU34]*([.BE33]=[.BU25])" office:value-type="float" office:value="0" calcext:value-type="float">
            <text:p>0</text:p>
          </table:table-cell>
          <table:table-cell table:formula="of:=[.BV34]*([.BF33]=[.BV25])" office:value-type="float" office:value="0" calcext:value-type="float">
            <text:p>0</text:p>
          </table:table-cell>
          <table:table-cell table:formula="of:=[.BW34]*([.BG33]=[.BW25])" office:value-type="float" office:value="0" calcext:value-type="float">
            <text:p>0</text:p>
          </table:table-cell>
          <table:table-cell table:formula="of:=[.BX34]*([.BH33]=[.BX25])" office:value-type="float" office:value="0" calcext:value-type="float">
            <text:p>0</text:p>
          </table:table-cell>
          <table:table-cell table:formula="of:=[.BY34]*([.BI33]=[.BY25])" office:value-type="float" office:value="0" calcext:value-type="float">
            <text:p>0</text:p>
          </table:table-cell>
          <table:table-cell table:formula="of:=[.BZ34]*([.BJ33]=[.BZ25])" office:value-type="float" office:value="0" calcext:value-type="float">
            <text:p>0</text:p>
          </table:table-cell>
          <table:table-cell table:formula="of:=[.CA34]*([.BK33]=[.CA25])" office:value-type="float" office:value="0" calcext:value-type="float">
            <text:p>0</text:p>
          </table:table-cell>
          <table:table-cell table:formula="of:=[.CB34]*([.BD33]=[.CB25])" office:value-type="float" office:value="0" calcext:value-type="float">
            <text:p>0</text:p>
          </table:table-cell>
          <table:table-cell table:formula="of:=[.CC34]*([.BE33]=[.CC25])" office:value-type="float" office:value="64" calcext:value-type="float">
            <text:p>64</text:p>
          </table:table-cell>
          <table:table-cell table:formula="of:=[.CD34]*([.BF33]=[.CD25])" office:value-type="float" office:value="32" calcext:value-type="float">
            <text:p>32</text:p>
          </table:table-cell>
          <table:table-cell table:formula="of:=[.CE34]*([.BG33]=[.CE25])" office:value-type="float" office:value="0" calcext:value-type="float">
            <text:p>0</text:p>
          </table:table-cell>
          <table:table-cell table:formula="of:=[.CF34]*([.BH33]=[.CF25])" office:value-type="float" office:value="0" calcext:value-type="float">
            <text:p>0</text:p>
          </table:table-cell>
          <table:table-cell table:formula="of:=[.CG34]*([.BI33]=[.CG25])" office:value-type="float" office:value="4" calcext:value-type="float">
            <text:p>4</text:p>
          </table:table-cell>
          <table:table-cell table:formula="of:=[.CH34]*([.BJ33]=[.CH25])" office:value-type="float" office:value="2" calcext:value-type="float">
            <text:p>2</text:p>
          </table:table-cell>
          <table:table-cell table:formula="of:=[.CI34]*([.BK33]=[.CI25])" office:value-type="float" office:value="0" calcext:value-type="float">
            <text:p>0</text:p>
          </table:table-cell>
          <table:table-cell table:formula="of:=[.CJ34]*([.BD33]=[.CJ25])" office:value-type="float" office:value="128" calcext:value-type="float">
            <text:p>128</text:p>
          </table:table-cell>
          <table:table-cell table:formula="of:=[.CK34]*([.BE33]=[.CK25])" office:value-type="float" office:value="0" calcext:value-type="float">
            <text:p>0</text:p>
          </table:table-cell>
          <table:table-cell table:formula="of:=[.CL34]*([.BF33]=[.CL25])" office:value-type="float" office:value="0" calcext:value-type="float">
            <text:p>0</text:p>
          </table:table-cell>
          <table:table-cell table:formula="of:=[.CM34]*([.BG33]=[.CM25])" office:value-type="float" office:value="16" calcext:value-type="float">
            <text:p>16</text:p>
          </table:table-cell>
          <table:table-cell table:formula="of:=[.CN34]*([.BH33]=[.CN25])" office:value-type="float" office:value="8" calcext:value-type="float">
            <text:p>8</text:p>
          </table:table-cell>
          <table:table-cell table:formula="of:=[.CO34]*([.BI33]=[.CO25])" office:value-type="float" office:value="0" calcext:value-type="float">
            <text:p>0</text:p>
          </table:table-cell>
          <table:table-cell table:formula="of:=[.CP34]*([.BJ33]=[.CP25])" office:value-type="float" office:value="0" calcext:value-type="float">
            <text:p>0</text:p>
          </table:table-cell>
          <table:table-cell table:formula="of:=[.CQ34]*([.BK33]=[.CQ25])" office:value-type="float" office:value="1" calcext:value-type="float">
            <text:p>1</text:p>
          </table:table-cell>
          <table:covered-table-cell/>
          <table:table-cell table:formula="of:=SUM([.BL33:.BS33])" office:value-type="float" office:value="0" calcext:value-type="float">
            <text:p>0</text:p>
          </table:table-cell>
          <table:table-cell table:formula="of:=DEC2HEX([.CS33];2)" office:value-type="string" office:string-value="00" calcext:value-type="string">
            <text:p>00</text:p>
          </table:table-cell>
          <table:covered-table-cell/>
          <table:table-cell table:formula="of:=SUM([.BT33:.CA33])" office:value-type="float" office:value="0" calcext:value-type="float">
            <text:p>0</text:p>
          </table:table-cell>
          <table:table-cell table:formula="of:=DEC2HEX([.CV33];2)" office:value-type="string" office:string-value="00" calcext:value-type="string">
            <text:p>00</text:p>
          </table:table-cell>
          <table:covered-table-cell/>
          <table:table-cell table:formula="of:=SUM([.CB33:.CI33])" office:value-type="float" office:value="102" calcext:value-type="float">
            <text:p>102</text:p>
          </table:table-cell>
          <table:table-cell table:formula="of:=DEC2HEX([.CY33];2)" office:value-type="string" office:string-value="66" calcext:value-type="string">
            <text:p>66</text:p>
          </table:table-cell>
          <table:covered-table-cell/>
          <table:table-cell table:formula="of:=SUM([.CJ33:.CQ33])" office:value-type="float" office:value="153" calcext:value-type="float">
            <text:p>153</text:p>
          </table:table-cell>
          <table:table-cell table:formula="of:=DEC2HEX([.DB33];2)" office:value-type="string" office:string-value="99" calcext:value-type="string">
            <text:p>99</text:p>
          </table:table-cell>
          <table:covered-table-cell/>
        </table:table-row>
        <table:table-row table:style-name="ro4" table:visibility="collapse">
          <table:covered-table-cell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Default"/>
          <table:table-cell table:style-name="ce29" table:number-columns-spanned="2" table:number-rows-spanned="1"/>
          <table:covered-table-cell table:style-name="ce61"/>
          <table:table-cell table:style-name="ce21"/>
          <table:table-cell table:style-name="ce29" table:number-columns-spanned="2" table:number-rows-spanned="1"/>
          <table:covered-table-cell table:style-name="Default"/>
          <table:table-cell table:style-name="ce21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table-cell table:style-name="ce21"/>
          <table:table-cell table:style-name="ce29" table:number-columns-spanned="2" table:number-rows-spanned="1"/>
          <table:covered-table-cell table:style-name="Default"/>
          <table:covered-table-cell table:number-columns-repeated="2"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Default"/>
          <table:table-cell table:style-name="ce29" table:number-columns-spanned="2" table:number-rows-spanned="1"/>
          <table:covered-table-cell table:style-name="ce61"/>
          <table:table-cell table:style-name="ce21"/>
          <table:table-cell table:style-name="ce29" table:number-columns-spanned="2" table:number-rows-spanned="1"/>
          <table:covered-table-cell table:style-name="Default"/>
          <table:table-cell table:style-name="ce21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table-cell table:style-name="ce21"/>
          <table:table-cell table:style-name="ce29" table:number-columns-spanned="2" table:number-rows-spanned="1"/>
          <table:covered-table-cell table:style-name="Default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51" table:style-name="Default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Default"/>
          <table:covered-table-cell/>
        </table:table-row>
        <table:table-row table:style-name="ro4">
          <table:covered-table-cell/>
          <table:table-cell table:style-name="ce7" office:value-type="string" calcext:value-type="string" table:number-columns-spanned="41" table:number-rows-spanned="1">
            <text:p>Char nums&gt; 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52" table:content-validation-name="val1" office:value-type="float" office:value="251" calcext:value-type="float" table:number-columns-spanned="2" table:number-rows-spanned="1">
            <text:p>251</text:p>
          </table:table-cell>
          <table:covered-table-cell table:style-name="ce61"/>
          <table:table-cell table:style-name="ce37"/>
          <table:table-cell table:style-name="ce67" table:content-validation-name="val1" table:number-columns-spanned="2" table:number-rows-spanned="1"/>
          <table:covered-table-cell table:style-name="Default"/>
          <table:table-cell table:style-name="ce37"/>
          <table:table-cell table:style-name="ce70" table:content-validation-name="val1" table:number-columns-spanned="2" table:number-rows-spanned="1"/>
          <table:covered-table-cell table:style-name="Default"/>
          <table:table-cell table:style-name="ce37"/>
          <table:table-cell table:style-name="ce81" table:content-validation-name="val1" table:number-columns-spanned="2" table:number-rows-spanned="1"/>
          <table:covered-table-cell table:style-name="Default"/>
          <table:covered-table-cell table:number-columns-repeated="2"/>
          <table:table-cell table:style-name="ce7" office:value-type="string" calcext:value-type="string" table:number-columns-spanned="41" table:number-rows-spanned="1">
            <text:p>Char nums&gt; 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52" table:content-validation-name="val1" table:number-columns-spanned="2" table:number-rows-spanned="1"/>
          <table:covered-table-cell table:style-name="ce61"/>
          <table:table-cell table:style-name="ce37"/>
          <table:table-cell table:style-name="ce67" table:content-validation-name="val1" table:number-columns-spanned="2" table:number-rows-spanned="1"/>
          <table:covered-table-cell table:style-name="Default"/>
          <table:table-cell table:style-name="ce37"/>
          <table:table-cell table:style-name="ce70" table:content-validation-name="val1" office:value-type="float" office:value="250" calcext:value-type="float" table:number-columns-spanned="2" table:number-rows-spanned="1">
            <text:p>250</text:p>
          </table:table-cell>
          <table:covered-table-cell table:style-name="Default"/>
          <table:table-cell table:style-name="ce37"/>
          <table:table-cell table:style-name="ce81" table:content-validation-name="val1" table:number-columns-spanned="2" table:number-rows-spanned="1"/>
          <table:covered-table-cell table:style-name="Default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</table:table-row>
        <table:table-row table:style-name="ro4">
          <table:covered-table-cell/>
          <table:table-cell table:style-name="ce8" office:value-type="string" calcext:value-type="string" table:number-columns-spanned="41" table:number-rows-spanned="1">
            <text:p>Output &gt; </text:p>
          </table:table-cell>
          <table:covered-table-cell table:number-columns-repeated="40" table:style-name="Default"/>
          <table:table-cell table:style-name="ce55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style-name="ce1" table:number-columns-spanned="2" table:number-rows-spanned="1"/>
          <table:covered-table-cell table:style-name="Default"/>
          <table:table-cell table:style-name="ce77" table:content-validation-name="val3" office:value-type="string" calcext:value-type="string" table:number-columns-spanned="4" table:number-rows-spanned="1">
            <text:p>HEX</text:p>
          </table:table-cell>
          <table:covered-table-cell table:number-columns-repeated="3" table:style-name="Default"/>
          <table:table-cell table:style-name="ce76"/>
          <table:covered-table-cell table:number-columns-repeated="2"/>
          <table:table-cell table:style-name="ce8" office:value-type="string" calcext:value-type="string" table:number-columns-spanned="41" table:number-rows-spanned="1">
            <text:p>Output &gt; </text:p>
          </table:table-cell>
          <table:covered-table-cell table:number-columns-repeated="40" table:style-name="Default"/>
          <table:table-cell table:style-name="ce55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style-name="ce1" table:number-columns-spanned="2" table:number-rows-spanned="1"/>
          <table:covered-table-cell table:style-name="Default"/>
          <table:table-cell table:style-name="ce77" table:content-validation-name="val3" office:value-type="string" calcext:value-type="string" table:number-columns-spanned="4" table:number-rows-spanned="1">
            <text:p>DEC</text:p>
          </table:table-cell>
          <table:covered-table-cell table:number-columns-repeated="3" table:style-name="Default"/>
          <table:table-cell table:style-name="ce76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/>
        </table:table-row>
        <table:table-row table:style-name="ro4">
          <table:covered-table-cell/>
          <table:table-cell table:style-name="ce17" table:formula="of:=IF([.AQ36]&gt;0 ;    IF([.AQ38]=&quot;BASIC&quot;    ;       IF([.AW38]=&quot;HEX&quot;       ;          &quot;SYMBOL &quot;&amp;[.AQ36]&amp;&quot;,&amp;&quot;&amp;[.AR26]&amp;&quot;,&amp;&quot;&amp;[.AR27]&amp;&quot;,&amp;&quot;&amp;[.AR28]&amp;&quot;,&amp;&quot;&amp;[.AR29]&amp;&quot;,&amp;&quot;&amp;[.AR30]&amp;&quot;,&amp;&quot;&amp;[.AR31]&amp;&quot;,&amp;&quot;&amp;[.AR32]&amp;&quot;,&amp;&quot;&amp;[.AR33]       ;          &quot;SYMBOL &quot;&amp;[.AQ36]&amp;&quot;,&quot;&amp;[.AQ26]&amp;&quot;,&quot;&amp;[.AQ27]&amp;&quot;,&quot;&amp;[.AQ28]&amp;&quot;,&quot;&amp;[.AQ29]&amp;&quot;,&quot;&amp;[.AQ30]&amp;&quot;,&quot;&amp;[.AQ31]&amp;&quot;,&quot;&amp;[.AQ32]&amp;&quot;,&quot;&amp;[.AQ33]       )    ;       IF([.AW38]=&quot;HEX&quot;       ;          &quot;/*&quot;&amp;TEXT([.AQ36];&quot;??0&quot;)&amp;&quot;*/ ,0x&quot;&amp;[.AR26]&amp;&quot;,0x&quot;&amp;[.AR27]&amp;&quot;,0x&quot;&amp;[.AR28]&amp;&quot;,0x&quot;&amp;[.AR29]&amp;&quot;,0x&quot;&amp;[.AR30]&amp;&quot;,0x&quot;&amp;[.AR31]&amp;&quot;,0x&quot;&amp;[.AR32]&amp;&quot;,0x&quot;&amp;[.AR33]       ;          &quot;/*&quot;&amp;TEXT([.AQ36];&quot;??0&quot;)&amp;&quot;*/ ,&quot;&amp;TEXT([.AQ26];&quot;??0&quot;)&amp;&quot;,&quot;&amp;TEXT([.AQ27];&quot;??0&quot;)&amp;&quot;,&quot;&amp;TEXT([.AQ28];&quot;??0&quot;)&amp;&quot;,&quot;&amp;TEXT([.AQ29];&quot;??0&quot;)&amp;&quot;,&quot;&amp;TEXT([.AQ30];&quot;??0&quot;)&amp;&quot;,&quot;&amp;TEXT([.AQ31];&quot;??0&quot;)&amp;&quot;,&quot;&amp;TEXT([.AQ32];&quot;??0&quot;)&amp;&quot;,&quot;&amp;TEXT([.AQ33];&quot;??0&quot;)       )    ) ; &quot; -- &quot; )" office:value-type="string" office:string-value="/*251*/ ,0x9C,0x48,0x34,0xFE,0xFE,0x3C,0x54,0x94" calcext:value-type="string" table:number-columns-spanned="52" table:number-rows-spanned="1">
            <text:p>/*251*/ ,0x9C,0x48,0x34,0xFE,0xFE,0x3C,0x54,0x94</text:p>
          </table:table-cell>
          <table:covered-table-cell table:number-columns-repeated="51" table:style-name="ce28"/>
          <table:covered-table-cell table:number-columns-repeated="2"/>
          <table:table-cell table:style-name="ce17" table:formula="of:=IF([.CS36]&gt;0 ;    IF([.CS38]=&quot;BASIC&quot;    ;       IF([.CY38]=&quot;HEX&quot;       ;          &quot;SYMBOL &quot;&amp;[.CS36]&amp;&quot;,&amp;&quot;&amp;[.CT26]&amp;&quot;,&amp;&quot;&amp;[.CT27]&amp;&quot;,&amp;&quot;&amp;[.CT28]&amp;&quot;,&amp;&quot;&amp;[.CT29]&amp;&quot;,&amp;&quot;&amp;[.CT30]&amp;&quot;,&amp;&quot;&amp;[.CT31]&amp;&quot;,&amp;&quot;&amp;[.CT32]&amp;&quot;,&amp;&quot;&amp;[.CT33]       ;          &quot;SYMBOL &quot;&amp;[.CS36]&amp;&quot;,&quot;&amp;[.CS26]&amp;&quot;,&quot;&amp;[.CS27]&amp;&quot;,&quot;&amp;[.CS28]&amp;&quot;,&quot;&amp;[.CS29]&amp;&quot;,&quot;&amp;[.CS30]&amp;&quot;,&quot;&amp;[.CS31]&amp;&quot;,&quot;&amp;[.CS32]&amp;&quot;,&quot;&amp;[.CS33]       )    ;       IF([.CY38]=&quot;HEX&quot;       ;          &quot;/*&quot;&amp;TEXT([.CS36];&quot;??0&quot;)&amp;&quot;*/ ,0x&quot;&amp;[.CT26]&amp;&quot;,0x&quot;&amp;[.CT27]&amp;&quot;,0x&quot;&amp;[.CT28]&amp;&quot;,0x&quot;&amp;[.CT29]&amp;&quot;,0x&quot;&amp;[.CT30]&amp;&quot;,0x&quot;&amp;[.CT31]&amp;&quot;,0x&quot;&amp;[.CT32]&amp;&quot;,0x&quot;&amp;[.CT33]       ;          &quot;/*&quot;&amp;TEXT([.CS36];&quot;??0&quot;)&amp;&quot;*/ ,&quot;&amp;TEXT([.CS26];&quot;??0&quot;)&amp;&quot;,&quot;&amp;TEXT([.CS27];&quot;??0&quot;)&amp;&quot;,&quot;&amp;TEXT([.CS28];&quot;??0&quot;)&amp;&quot;,&quot;&amp;TEXT([.CS29];&quot;??0&quot;)&amp;&quot;,&quot;&amp;TEXT([.CS30];&quot;??0&quot;)&amp;&quot;,&quot;&amp;TEXT([.CS31];&quot;??0&quot;)&amp;&quot;,&quot;&amp;TEXT([.CS32];&quot;??0&quot;)&amp;&quot;,&quot;&amp;TEXT([.CS3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18" table:formula="of:=IF([.AT36]&gt;0 ;    IF([.AQ38]=&quot;BASIC&quot;    ;       IF([.AW38]=&quot;HEX&quot;       ;          &quot;SYMBOL &quot;&amp;[.AT36]&amp;&quot;,&amp;&quot;&amp;[.AU26]&amp;&quot;,&amp;&quot;&amp;[.AU27]&amp;&quot;,&amp;&quot;&amp;[.AU28]&amp;&quot;,&amp;&quot;&amp;[.AU29]&amp;&quot;,&amp;&quot;&amp;[.AU30]&amp;&quot;,&amp;&quot;&amp;[.AU31]&amp;&quot;,&amp;&quot;&amp;[.AU32]&amp;&quot;,&amp;&quot;&amp;[.AU33]       ;          &quot;SYMBOL &quot;&amp;[.AT36]&amp;&quot;,&quot;&amp;[.AT26]&amp;&quot;,&quot;&amp;[.AT27]&amp;&quot;,&quot;&amp;[.AT28]&amp;&quot;,&quot;&amp;[.AT29]&amp;&quot;,&quot;&amp;[.AT30]&amp;&quot;,&quot;&amp;[.AT31]&amp;&quot;,&quot;&amp;[.AT32]&amp;&quot;,&quot;&amp;[.AT33]       )    ;       IF([.AW38]=&quot;HEX&quot;       ;          &quot;/*&quot;&amp;TEXT([.AT36];&quot;??0&quot;)&amp;&quot;*/ ,0x&quot;&amp;[.AU26]&amp;&quot;,0x&quot;&amp;[.AU27]&amp;&quot;,0x&quot;&amp;[.AU28]&amp;&quot;,0x&quot;&amp;[.AU29]&amp;&quot;,0x&quot;&amp;[.AU30]&amp;&quot;,0x&quot;&amp;[.AU31]&amp;&quot;,0x&quot;&amp;[.AU32]&amp;&quot;,0x&quot;&amp;[.AU33]       ;          &quot;/*&quot;&amp;TEXT([.AT36];&quot;??0&quot;)&amp;&quot;*/ ,&quot;&amp;TEXT([.AT26];&quot;??0&quot;)&amp;&quot;,&quot;&amp;TEXT([.AT27];&quot;??0&quot;)&amp;&quot;,&quot;&amp;TEXT([.AT28];&quot;??0&quot;)&amp;&quot;,&quot;&amp;TEXT([.AT29];&quot;??0&quot;)&amp;&quot;,&quot;&amp;TEXT([.AT30];&quot;??0&quot;)&amp;&quot;,&quot;&amp;TEXT([.AT31];&quot;??0&quot;)&amp;&quot;,&quot;&amp;TEXT([.AT32];&quot;??0&quot;)&amp;&quot;,&quot;&amp;TEXT([.AT3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18" table:formula="of:=IF([.CV36]&gt;0 ;    IF([.CS38]=&quot;BASIC&quot;    ;       IF([.CY38]=&quot;HEX&quot;       ;          &quot;SYMBOL &quot;&amp;[.CV36]&amp;&quot;,&amp;&quot;&amp;[.CW26]&amp;&quot;,&amp;&quot;&amp;[.CW27]&amp;&quot;,&amp;&quot;&amp;[.CW28]&amp;&quot;,&amp;&quot;&amp;[.CW29]&amp;&quot;,&amp;&quot;&amp;[.CW30]&amp;&quot;,&amp;&quot;&amp;[.CW31]&amp;&quot;,&amp;&quot;&amp;[.CW32]&amp;&quot;,&amp;&quot;&amp;[.CW33]       ;          &quot;SYMBOL &quot;&amp;[.CV36]&amp;&quot;,&quot;&amp;[.CV26]&amp;&quot;,&quot;&amp;[.CV27]&amp;&quot;,&quot;&amp;[.CV28]&amp;&quot;,&quot;&amp;[.CV29]&amp;&quot;,&quot;&amp;[.CV30]&amp;&quot;,&quot;&amp;[.CV31]&amp;&quot;,&quot;&amp;[.CV32]&amp;&quot;,&quot;&amp;[.CV33]       )    ;       IF([.CY38]=&quot;HEX&quot;       ;          &quot;/*&quot;&amp;TEXT([.CV36];&quot;??0&quot;)&amp;&quot;*/ ,0x&quot;&amp;[.CW26]&amp;&quot;,0x&quot;&amp;[.CW27]&amp;&quot;,0x&quot;&amp;[.CW28]&amp;&quot;,0x&quot;&amp;[.CW29]&amp;&quot;,0x&quot;&amp;[.CW30]&amp;&quot;,0x&quot;&amp;[.CW31]&amp;&quot;,0x&quot;&amp;[.CW32]&amp;&quot;,0x&quot;&amp;[.CW33]       ;          &quot;/*&quot;&amp;TEXT([.CV36];&quot;??0&quot;)&amp;&quot;*/ ,&quot;&amp;TEXT([.CV26];&quot;??0&quot;)&amp;&quot;,&quot;&amp;TEXT([.CV27];&quot;??0&quot;)&amp;&quot;,&quot;&amp;TEXT([.CV28];&quot;??0&quot;)&amp;&quot;,&quot;&amp;TEXT([.CV29];&quot;??0&quot;)&amp;&quot;,&quot;&amp;TEXT([.CV30];&quot;??0&quot;)&amp;&quot;,&quot;&amp;TEXT([.CV31];&quot;??0&quot;)&amp;&quot;,&quot;&amp;TEXT([.CV32];&quot;??0&quot;)&amp;&quot;,&quot;&amp;TEXT([.CV3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19" table:formula="of:=IF([.AW36]&gt;0 ;    IF([.AQ38]=&quot;BASIC&quot;    ;       IF([.AW38]=&quot;HEX&quot;       ;          &quot;SYMBOL &quot;&amp;[.AW36]&amp;&quot;,&amp;&quot;&amp;[.AX26]&amp;&quot;,&amp;&quot;&amp;[.AX27]&amp;&quot;,&amp;&quot;&amp;[.AX28]&amp;&quot;,&amp;&quot;&amp;[.AX29]&amp;&quot;,&amp;&quot;&amp;[.AX30]&amp;&quot;,&amp;&quot;&amp;[.AX31]&amp;&quot;,&amp;&quot;&amp;[.AX32]&amp;&quot;,&amp;&quot;&amp;[.AX33]       ;          &quot;SYMBOL &quot;&amp;[.AW36]&amp;&quot;,&quot;&amp;[.AW26]&amp;&quot;,&quot;&amp;[.AW27]&amp;&quot;,&quot;&amp;[.AW28]&amp;&quot;,&quot;&amp;[.AW29]&amp;&quot;,&quot;&amp;[.AW30]&amp;&quot;,&quot;&amp;[.AW31]&amp;&quot;,&quot;&amp;[.AW32]&amp;&quot;,&quot;&amp;[.AW33]       )    ;       IF([.AW38]=&quot;HEX&quot;       ;          &quot;/*&quot;&amp;TEXT([.AW36];&quot;??0&quot;)&amp;&quot;*/ ,0x&quot;&amp;[.AX26]&amp;&quot;,0x&quot;&amp;[.AX27]&amp;&quot;,0x&quot;&amp;[.AX28]&amp;&quot;,0x&quot;&amp;[.AX29]&amp;&quot;,0x&quot;&amp;[.AX30]&amp;&quot;,0x&quot;&amp;[.AX31]&amp;&quot;,0x&quot;&amp;[.AX32]&amp;&quot;,0x&quot;&amp;[.AX33]       ;          &quot;/*&quot;&amp;TEXT([.AW36];&quot;??0&quot;)&amp;&quot;*/ ,&quot;&amp;TEXT([.AW26];&quot;??0&quot;)&amp;&quot;,&quot;&amp;TEXT([.AW27];&quot;??0&quot;)&amp;&quot;,&quot;&amp;TEXT([.AW28];&quot;??0&quot;)&amp;&quot;,&quot;&amp;TEXT([.AW29];&quot;??0&quot;)&amp;&quot;,&quot;&amp;TEXT([.AW30];&quot;??0&quot;)&amp;&quot;,&quot;&amp;TEXT([.AW31];&quot;??0&quot;)&amp;&quot;,&quot;&amp;TEXT([.AW32];&quot;??0&quot;)&amp;&quot;,&quot;&amp;TEXT([.AW3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19" table:formula="of:=IF([.CY36]&gt;0 ;    IF([.CS38]=&quot;BASIC&quot;    ;       IF([.CY38]=&quot;HEX&quot;       ;          &quot;SYMBOL &quot;&amp;[.CY36]&amp;&quot;,&amp;&quot;&amp;[.CZ26]&amp;&quot;,&amp;&quot;&amp;[.CZ27]&amp;&quot;,&amp;&quot;&amp;[.CZ28]&amp;&quot;,&amp;&quot;&amp;[.CZ29]&amp;&quot;,&amp;&quot;&amp;[.CZ30]&amp;&quot;,&amp;&quot;&amp;[.CZ31]&amp;&quot;,&amp;&quot;&amp;[.CZ32]&amp;&quot;,&amp;&quot;&amp;[.CZ33]       ;          &quot;SYMBOL &quot;&amp;[.CY36]&amp;&quot;,&quot;&amp;[.CY26]&amp;&quot;,&quot;&amp;[.CY27]&amp;&quot;,&quot;&amp;[.CY28]&amp;&quot;,&quot;&amp;[.CY29]&amp;&quot;,&quot;&amp;[.CY30]&amp;&quot;,&quot;&amp;[.CY31]&amp;&quot;,&quot;&amp;[.CY32]&amp;&quot;,&quot;&amp;[.CY33]       )    ;       IF([.CY38]=&quot;HEX&quot;       ;          &quot;/*&quot;&amp;TEXT([.CY36];&quot;??0&quot;)&amp;&quot;*/ ,0x&quot;&amp;[.CZ26]&amp;&quot;,0x&quot;&amp;[.CZ27]&amp;&quot;,0x&quot;&amp;[.CZ28]&amp;&quot;,0x&quot;&amp;[.CZ29]&amp;&quot;,0x&quot;&amp;[.CZ30]&amp;&quot;,0x&quot;&amp;[.CZ31]&amp;&quot;,0x&quot;&amp;[.CZ32]&amp;&quot;,0x&quot;&amp;[.CZ33]       ;          &quot;/*&quot;&amp;TEXT([.CY36];&quot;??0&quot;)&amp;&quot;*/ ,&quot;&amp;TEXT([.CY26];&quot;??0&quot;)&amp;&quot;,&quot;&amp;TEXT([.CY27];&quot;??0&quot;)&amp;&quot;,&quot;&amp;TEXT([.CY28];&quot;??0&quot;)&amp;&quot;,&quot;&amp;TEXT([.CY29];&quot;??0&quot;)&amp;&quot;,&quot;&amp;TEXT([.CY30];&quot;??0&quot;)&amp;&quot;,&quot;&amp;TEXT([.CY31];&quot;??0&quot;)&amp;&quot;,&quot;&amp;TEXT([.CY32];&quot;??0&quot;)&amp;&quot;,&quot;&amp;TEXT([.CY33];&quot;??0&quot;)       )    ) ; &quot; -- &quot; )" office:value-type="string" office:string-value="/*250*/ , 60, 66,234,254,223, 70, 60,102" calcext:value-type="string" table:number-columns-spanned="52" table:number-rows-spanned="1">
            <text:p>/*250*/ , 60, 66,234,254,223, 70, 60,102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20" table:formula="of:=IF([.AZ36]&gt;0 ;    IF([.AQ38]=&quot;BASIC&quot;    ;       IF([.AW38]=&quot;HEX&quot;       ;          &quot;SYMBOL &quot;&amp;[.AZ36]&amp;&quot;,&amp;&quot;&amp;[.BA26]&amp;&quot;,&amp;&quot;&amp;[.BA27]&amp;&quot;,&amp;&quot;&amp;[.BA28]&amp;&quot;,&amp;&quot;&amp;[.BA29]&amp;&quot;,&amp;&quot;&amp;[.BA30]&amp;&quot;,&amp;&quot;&amp;[.BA31]&amp;&quot;,&amp;&quot;&amp;[.BA32]&amp;&quot;,&amp;&quot;&amp;[.BA33]       ;          &quot;SYMBOL &quot;&amp;[.AZ36]&amp;&quot;,&quot;&amp;[.AZ26]&amp;&quot;,&quot;&amp;[.AZ27]&amp;&quot;,&quot;&amp;[.AZ28]&amp;&quot;,&quot;&amp;[.AZ29]&amp;&quot;,&quot;&amp;[.AZ30]&amp;&quot;,&quot;&amp;[.AZ31]&amp;&quot;,&quot;&amp;[.AZ32]&amp;&quot;,&quot;&amp;[.AZ33]       )    ;       IF([.AW38]=&quot;HEX&quot;       ;          &quot;/*&quot;&amp;TEXT([.AZ36];&quot;??0&quot;)&amp;&quot;*/ ,0x&quot;&amp;[.BA26]&amp;&quot;,0x&quot;&amp;[.BA27]&amp;&quot;,0x&quot;&amp;[.BA28]&amp;&quot;,0x&quot;&amp;[.BA29]&amp;&quot;,0x&quot;&amp;[.BA30]&amp;&quot;,0x&quot;&amp;[.BA31]&amp;&quot;,0x&quot;&amp;[.BA32]&amp;&quot;,0x&quot;&amp;[.BA33]       ;          &quot;/*&quot;&amp;TEXT([.AZ36];&quot;??0&quot;)&amp;&quot;*/ ,&quot;&amp;TEXT([.AZ26];&quot;??0&quot;)&amp;&quot;,&quot;&amp;TEXT([.AZ27];&quot;??0&quot;)&amp;&quot;,&quot;&amp;TEXT([.AZ28];&quot;??0&quot;)&amp;&quot;,&quot;&amp;TEXT([.AZ29];&quot;??0&quot;)&amp;&quot;,&quot;&amp;TEXT([.AZ30];&quot;??0&quot;)&amp;&quot;,&quot;&amp;TEXT([.AZ31];&quot;??0&quot;)&amp;&quot;,&quot;&amp;TEXT([.AZ32];&quot;??0&quot;)&amp;&quot;,&quot;&amp;TEXT([.AZ3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20" table:formula="of:=IF([.DB36]&gt;0 ;    IF([.CS38]=&quot;BASIC&quot;    ;       IF([.CY38]=&quot;HEX&quot;       ;          &quot;SYMBOL &quot;&amp;[.DB36]&amp;&quot;,&amp;&quot;&amp;[.DC26]&amp;&quot;,&amp;&quot;&amp;[.DC27]&amp;&quot;,&amp;&quot;&amp;[.DC28]&amp;&quot;,&amp;&quot;&amp;[.DC29]&amp;&quot;,&amp;&quot;&amp;[.DC30]&amp;&quot;,&amp;&quot;&amp;[.DC31]&amp;&quot;,&amp;&quot;&amp;[.DC32]&amp;&quot;,&amp;&quot;&amp;[.DC33]       ;          &quot;SYMBOL &quot;&amp;[.DB36]&amp;&quot;,&quot;&amp;[.DB26]&amp;&quot;,&quot;&amp;[.DB27]&amp;&quot;,&quot;&amp;[.DB28]&amp;&quot;,&quot;&amp;[.DB29]&amp;&quot;,&quot;&amp;[.DB30]&amp;&quot;,&quot;&amp;[.DB31]&amp;&quot;,&quot;&amp;[.DB32]&amp;&quot;,&quot;&amp;[.DB33]       )    ;       IF([.CY38]=&quot;HEX&quot;       ;          &quot;/*&quot;&amp;TEXT([.DB36];&quot;??0&quot;)&amp;&quot;*/ ,0x&quot;&amp;[.DC26]&amp;&quot;,0x&quot;&amp;[.DC27]&amp;&quot;,0x&quot;&amp;[.DC28]&amp;&quot;,0x&quot;&amp;[.DC29]&amp;&quot;,0x&quot;&amp;[.DC30]&amp;&quot;,0x&quot;&amp;[.DC31]&amp;&quot;,0x&quot;&amp;[.DC32]&amp;&quot;,0x&quot;&amp;[.DC33]       ;          &quot;/*&quot;&amp;TEXT([.DB36];&quot;??0&quot;)&amp;&quot;*/ ,&quot;&amp;TEXT([.DB26];&quot;??0&quot;)&amp;&quot;,&quot;&amp;TEXT([.DB27];&quot;??0&quot;)&amp;&quot;,&quot;&amp;TEXT([.DB28];&quot;??0&quot;)&amp;&quot;,&quot;&amp;TEXT([.DB29];&quot;??0&quot;)&amp;&quot;,&quot;&amp;TEXT([.DB30];&quot;??0&quot;)&amp;&quot;,&quot;&amp;TEXT([.DB31];&quot;??0&quot;)&amp;&quot;,&quot;&amp;TEXT([.DB32];&quot;??0&quot;)&amp;&quot;,&quot;&amp;TEXT([.DB3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2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22"/>
          <table:table-cell table:style-name="ce1" office:value-type="string" calcext:value-type="string" table:number-columns-spanned="1" table:number-rows-spanned="22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22"/>
        </table:table-row>
        <table:table-row table:style-name="ro2">
          <table:covered-table-cell/>
          <table:table-cell table:style-name="ce3" office:value-type="string" calcext:value-type="string" table:number-columns-spanned="8" table:number-rows-spanned="2">
            <text:p>8x8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10"/>
          <table:table-cell table:style-name="ce38" office:value-type="string" calcext:value-type="string" table:number-columns-spanned="2" table:number-rows-spanned="1">
            <text:p>PEN 1</text:p>
          </table:table-cell>
          <table:covered-table-cell table:style-name="ce14"/>
          <table:table-cell table:style-name="ce1" table:number-columns-spanned="1" table:number-rows-spanned="10"/>
          <table:table-cell table:style-name="ce65" office:value-type="string" calcext:value-type="string" table:number-columns-spanned="2" table:number-rows-spanned="1">
            <text:p>PEN 2</text:p>
          </table:table-cell>
          <table:covered-table-cell table:style-name="ce14"/>
          <table:table-cell table:style-name="ce1" table:number-columns-spanned="1" table:number-rows-spanned="10"/>
          <table:table-cell table:style-name="ce69" office:value-type="string" calcext:value-type="string" table:number-columns-spanned="2" table:number-rows-spanned="1">
            <text:p>PEN 3</text:p>
          </table:table-cell>
          <table:covered-table-cell table:style-name="ce14"/>
          <table:table-cell table:style-name="ce1" table:number-columns-spanned="1" table:number-rows-spanned="10"/>
          <table:table-cell table:style-name="ce80" office:value-type="string" calcext:value-type="string" table:number-columns-spanned="2" table:number-rows-spanned="1">
            <text:p>PEN 0</text:p>
          </table:table-cell>
          <table:covered-table-cell table:style-name="ce14"/>
          <table:covered-table-cell table:number-columns-repeated="2"/>
          <table:table-cell table:style-name="ce3" office:value-type="string" calcext:value-type="string" table:number-columns-spanned="8" table:number-rows-spanned="2">
            <text:p>8x8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10"/>
          <table:table-cell table:style-name="ce38" office:value-type="string" calcext:value-type="string" table:number-columns-spanned="2" table:number-rows-spanned="1">
            <text:p>PEN 1</text:p>
          </table:table-cell>
          <table:covered-table-cell table:style-name="ce14"/>
          <table:table-cell table:style-name="ce1" table:number-columns-spanned="1" table:number-rows-spanned="10"/>
          <table:table-cell table:style-name="ce65" office:value-type="string" calcext:value-type="string" table:number-columns-spanned="2" table:number-rows-spanned="1">
            <text:p>PEN 2</text:p>
          </table:table-cell>
          <table:covered-table-cell table:style-name="ce14"/>
          <table:table-cell table:style-name="ce1" table:number-columns-spanned="1" table:number-rows-spanned="10"/>
          <table:table-cell table:style-name="ce69" office:value-type="string" calcext:value-type="string" table:number-columns-spanned="2" table:number-rows-spanned="1">
            <text:p>PEN 3</text:p>
          </table:table-cell>
          <table:covered-table-cell table:style-name="ce14"/>
          <table:table-cell table:style-name="ce1" table:number-columns-spanned="1" table:number-rows-spanned="10"/>
          <table:table-cell table:style-name="ce80" office:value-type="string" calcext:value-type="string" table:number-columns-spanned="2" table:number-rows-spanned="1">
            <text:p>PEN 0</text:p>
          </table:table-cell>
          <table:covered-table-cell table:style-name="ce14"/>
          <table:covered-table-cell/>
        </table:table-row>
        <table:table-row table:style-name="ro3">
          <table:covered-table-cell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number-columns-repeated="2"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 table:style-name="ce59"/>
          <table:table-cell table:style-name="ce42" office:value-type="string" calcext:value-type="string">
            <text:p>Dec</text:p>
          </table:table-cell>
          <table:table-cell table:style-name="ce42" office:value-type="string" calcext:value-type="string">
            <text:p>Hex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48]=[.J47])" office:value-type="float" office:value="0" calcext:value-type="float">
            <text:p>0</text:p>
          </table:table-cell>
          <table:table-cell table:formula="of:=[.K56]*([.C48]=[.K47])" office:value-type="float" office:value="0" calcext:value-type="float">
            <text:p>0</text:p>
          </table:table-cell>
          <table:table-cell table:formula="of:=[.L56]*([.D48]=[.L47])" office:value-type="float" office:value="0" calcext:value-type="float">
            <text:p>0</text:p>
          </table:table-cell>
          <table:table-cell table:formula="of:=[.M56]*([.E48]=[.M47])" office:value-type="float" office:value="0" calcext:value-type="float">
            <text:p>0</text:p>
          </table:table-cell>
          <table:table-cell table:formula="of:=[.N56]*([.F48]=[.N47])" office:value-type="float" office:value="0" calcext:value-type="float">
            <text:p>0</text:p>
          </table:table-cell>
          <table:table-cell table:formula="of:=[.O56]*([.G48]=[.O47])" office:value-type="float" office:value="0" calcext:value-type="float">
            <text:p>0</text:p>
          </table:table-cell>
          <table:table-cell table:formula="of:=[.P56]*([.H48]=[.P47])" office:value-type="float" office:value="0" calcext:value-type="float">
            <text:p>0</text:p>
          </table:table-cell>
          <table:table-cell table:formula="of:=[.Q56]*([.I48]=[.Q47])" office:value-type="float" office:value="0" calcext:value-type="float">
            <text:p>0</text:p>
          </table:table-cell>
          <table:table-cell table:formula="of:=[.R56]*([.B48]=[.R47])" office:value-type="float" office:value="0" calcext:value-type="float">
            <text:p>0</text:p>
          </table:table-cell>
          <table:table-cell table:formula="of:=[.S56]*([.C48]=[.S47])" office:value-type="float" office:value="0" calcext:value-type="float">
            <text:p>0</text:p>
          </table:table-cell>
          <table:table-cell table:formula="of:=[.T56]*([.D48]=[.T47])" office:value-type="float" office:value="0" calcext:value-type="float">
            <text:p>0</text:p>
          </table:table-cell>
          <table:table-cell table:formula="of:=[.U56]*([.E48]=[.U47])" office:value-type="float" office:value="0" calcext:value-type="float">
            <text:p>0</text:p>
          </table:table-cell>
          <table:table-cell table:formula="of:=[.V56]*([.F48]=[.V47])" office:value-type="float" office:value="0" calcext:value-type="float">
            <text:p>0</text:p>
          </table:table-cell>
          <table:table-cell table:formula="of:=[.W56]*([.G48]=[.W47])" office:value-type="float" office:value="0" calcext:value-type="float">
            <text:p>0</text:p>
          </table:table-cell>
          <table:table-cell table:formula="of:=[.X56]*([.H48]=[.X47])" office:value-type="float" office:value="0" calcext:value-type="float">
            <text:p>0</text:p>
          </table:table-cell>
          <table:table-cell table:formula="of:=[.Y56]*([.I48]=[.Y47])" office:value-type="float" office:value="0" calcext:value-type="float">
            <text:p>0</text:p>
          </table:table-cell>
          <table:table-cell table:formula="of:=[.Z56]*([.B48]=[.Z47])" office:value-type="float" office:value="0" calcext:value-type="float">
            <text:p>0</text:p>
          </table:table-cell>
          <table:table-cell table:formula="of:=[.AA56]*([.C48]=[.AA47])" office:value-type="float" office:value="0" calcext:value-type="float">
            <text:p>0</text:p>
          </table:table-cell>
          <table:table-cell table:formula="of:=[.AB56]*([.D48]=[.AB47])" office:value-type="float" office:value="0" calcext:value-type="float">
            <text:p>0</text:p>
          </table:table-cell>
          <table:table-cell table:formula="of:=[.AC56]*([.E48]=[.AC47])" office:value-type="float" office:value="0" calcext:value-type="float">
            <text:p>0</text:p>
          </table:table-cell>
          <table:table-cell table:formula="of:=[.AD56]*([.F48]=[.AD47])" office:value-type="float" office:value="0" calcext:value-type="float">
            <text:p>0</text:p>
          </table:table-cell>
          <table:table-cell table:formula="of:=[.AE56]*([.G48]=[.AE47])" office:value-type="float" office:value="0" calcext:value-type="float">
            <text:p>0</text:p>
          </table:table-cell>
          <table:table-cell table:formula="of:=[.AF56]*([.H48]=[.AF47])" office:value-type="float" office:value="0" calcext:value-type="float">
            <text:p>0</text:p>
          </table:table-cell>
          <table:table-cell table:formula="of:=[.AG56]*([.I48]=[.AG47])" office:value-type="float" office:value="0" calcext:value-type="float">
            <text:p>0</text:p>
          </table:table-cell>
          <table:table-cell table:formula="of:=[.AH56]*([.B48]=[.AH47])" office:value-type="float" office:value="128" calcext:value-type="float">
            <text:p>128</text:p>
          </table:table-cell>
          <table:table-cell table:formula="of:=[.AI56]*([.C48]=[.AI47])" office:value-type="float" office:value="64" calcext:value-type="float">
            <text:p>64</text:p>
          </table:table-cell>
          <table:table-cell table:formula="of:=[.AJ56]*([.D48]=[.AJ47])" office:value-type="float" office:value="32" calcext:value-type="float">
            <text:p>32</text:p>
          </table:table-cell>
          <table:table-cell table:formula="of:=[.AK56]*([.E48]=[.AK47])" office:value-type="float" office:value="16" calcext:value-type="float">
            <text:p>16</text:p>
          </table:table-cell>
          <table:table-cell table:formula="of:=[.AL56]*([.F48]=[.AL47])" office:value-type="float" office:value="8" calcext:value-type="float">
            <text:p>8</text:p>
          </table:table-cell>
          <table:table-cell table:formula="of:=[.AM56]*([.G48]=[.AM47])" office:value-type="float" office:value="4" calcext:value-type="float">
            <text:p>4</text:p>
          </table:table-cell>
          <table:table-cell table:formula="of:=[.AN56]*([.H48]=[.AN47])" office:value-type="float" office:value="2" calcext:value-type="float">
            <text:p>2</text:p>
          </table:table-cell>
          <table:table-cell table:formula="of:=[.AO56]*([.I48]=[.AO47])" office:value-type="float" office:value="1" calcext:value-type="float">
            <text:p>1</text:p>
          </table:table-cell>
          <table:covered-table-cell/>
          <table:table-cell table:formula="of:=SUM([.J48:.Q48])" office:value-type="float" office:value="0" calcext:value-type="float">
            <text:p>0</text:p>
          </table:table-cell>
          <table:table-cell table:formula="of:=DEC2HEX([.AQ48];2)" office:value-type="string" office:string-value="00" calcext:value-type="string">
            <text:p>00</text:p>
          </table:table-cell>
          <table:covered-table-cell/>
          <table:table-cell table:formula="of:=SUM([.R48:.Y48])" office:value-type="float" office:value="0" calcext:value-type="float">
            <text:p>0</text:p>
          </table:table-cell>
          <table:table-cell table:formula="of:=DEC2HEX([.AT48];2)" office:value-type="string" office:string-value="00" calcext:value-type="string">
            <text:p>00</text:p>
          </table:table-cell>
          <table:covered-table-cell/>
          <table:table-cell table:formula="of:=SUM([.Z48:.AG48])" office:value-type="float" office:value="0" calcext:value-type="float">
            <text:p>0</text:p>
          </table:table-cell>
          <table:table-cell table:formula="of:=DEC2HEX([.AW48];2)" office:value-type="string" office:string-value="00" calcext:value-type="string">
            <text:p>00</text:p>
          </table:table-cell>
          <table:covered-table-cell/>
          <table:table-cell table:formula="of:=SUM([.AH48:.AO48])" office:value-type="float" office:value="255" calcext:value-type="float">
            <text:p>255</text:p>
          </table:table-cell>
          <table:table-cell table:formula="of:=DEC2HEX([.AZ48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48]=[.BL47])" office:value-type="float" office:value="0" calcext:value-type="float">
            <text:p>0</text:p>
          </table:table-cell>
          <table:table-cell table:formula="of:=[.BM56]*([.BE48]=[.BM47])" office:value-type="float" office:value="0" calcext:value-type="float">
            <text:p>0</text:p>
          </table:table-cell>
          <table:table-cell table:formula="of:=[.BN56]*([.BF48]=[.BN47])" office:value-type="float" office:value="0" calcext:value-type="float">
            <text:p>0</text:p>
          </table:table-cell>
          <table:table-cell table:formula="of:=[.BO56]*([.BG48]=[.BO47])" office:value-type="float" office:value="0" calcext:value-type="float">
            <text:p>0</text:p>
          </table:table-cell>
          <table:table-cell table:formula="of:=[.BP56]*([.BH48]=[.BP47])" office:value-type="float" office:value="0" calcext:value-type="float">
            <text:p>0</text:p>
          </table:table-cell>
          <table:table-cell table:formula="of:=[.BQ56]*([.BI48]=[.BQ47])" office:value-type="float" office:value="0" calcext:value-type="float">
            <text:p>0</text:p>
          </table:table-cell>
          <table:table-cell table:formula="of:=[.BR56]*([.BJ48]=[.BR47])" office:value-type="float" office:value="0" calcext:value-type="float">
            <text:p>0</text:p>
          </table:table-cell>
          <table:table-cell table:formula="of:=[.BS56]*([.BK48]=[.BS47])" office:value-type="float" office:value="0" calcext:value-type="float">
            <text:p>0</text:p>
          </table:table-cell>
          <table:table-cell table:formula="of:=[.BT56]*([.BD48]=[.BT47])" office:value-type="float" office:value="0" calcext:value-type="float">
            <text:p>0</text:p>
          </table:table-cell>
          <table:table-cell table:formula="of:=[.BU56]*([.BE48]=[.BU47])" office:value-type="float" office:value="0" calcext:value-type="float">
            <text:p>0</text:p>
          </table:table-cell>
          <table:table-cell table:formula="of:=[.BV56]*([.BF48]=[.BV47])" office:value-type="float" office:value="0" calcext:value-type="float">
            <text:p>0</text:p>
          </table:table-cell>
          <table:table-cell table:formula="of:=[.BW56]*([.BG48]=[.BW47])" office:value-type="float" office:value="0" calcext:value-type="float">
            <text:p>0</text:p>
          </table:table-cell>
          <table:table-cell table:formula="of:=[.BX56]*([.BH48]=[.BX47])" office:value-type="float" office:value="0" calcext:value-type="float">
            <text:p>0</text:p>
          </table:table-cell>
          <table:table-cell table:formula="of:=[.BY56]*([.BI48]=[.BY47])" office:value-type="float" office:value="0" calcext:value-type="float">
            <text:p>0</text:p>
          </table:table-cell>
          <table:table-cell table:formula="of:=[.BZ56]*([.BJ48]=[.BZ47])" office:value-type="float" office:value="0" calcext:value-type="float">
            <text:p>0</text:p>
          </table:table-cell>
          <table:table-cell table:formula="of:=[.CA56]*([.BK48]=[.CA47])" office:value-type="float" office:value="0" calcext:value-type="float">
            <text:p>0</text:p>
          </table:table-cell>
          <table:table-cell table:formula="of:=[.CB56]*([.BD48]=[.CB47])" office:value-type="float" office:value="0" calcext:value-type="float">
            <text:p>0</text:p>
          </table:table-cell>
          <table:table-cell table:formula="of:=[.CC56]*([.BE48]=[.CC47])" office:value-type="float" office:value="0" calcext:value-type="float">
            <text:p>0</text:p>
          </table:table-cell>
          <table:table-cell table:formula="of:=[.CD56]*([.BF48]=[.CD47])" office:value-type="float" office:value="0" calcext:value-type="float">
            <text:p>0</text:p>
          </table:table-cell>
          <table:table-cell table:formula="of:=[.CE56]*([.BG48]=[.CE47])" office:value-type="float" office:value="0" calcext:value-type="float">
            <text:p>0</text:p>
          </table:table-cell>
          <table:table-cell table:formula="of:=[.CF56]*([.BH48]=[.CF47])" office:value-type="float" office:value="0" calcext:value-type="float">
            <text:p>0</text:p>
          </table:table-cell>
          <table:table-cell table:formula="of:=[.CG56]*([.BI48]=[.CG47])" office:value-type="float" office:value="0" calcext:value-type="float">
            <text:p>0</text:p>
          </table:table-cell>
          <table:table-cell table:formula="of:=[.CH56]*([.BJ48]=[.CH47])" office:value-type="float" office:value="0" calcext:value-type="float">
            <text:p>0</text:p>
          </table:table-cell>
          <table:table-cell table:formula="of:=[.CI56]*([.BK48]=[.CI47])" office:value-type="float" office:value="0" calcext:value-type="float">
            <text:p>0</text:p>
          </table:table-cell>
          <table:table-cell table:formula="of:=[.CJ56]*([.BD48]=[.CJ47])" office:value-type="float" office:value="128" calcext:value-type="float">
            <text:p>128</text:p>
          </table:table-cell>
          <table:table-cell table:formula="of:=[.CK56]*([.BE48]=[.CK47])" office:value-type="float" office:value="64" calcext:value-type="float">
            <text:p>64</text:p>
          </table:table-cell>
          <table:table-cell table:formula="of:=[.CL56]*([.BF48]=[.CL47])" office:value-type="float" office:value="32" calcext:value-type="float">
            <text:p>32</text:p>
          </table:table-cell>
          <table:table-cell table:formula="of:=[.CM56]*([.BG48]=[.CM47])" office:value-type="float" office:value="16" calcext:value-type="float">
            <text:p>16</text:p>
          </table:table-cell>
          <table:table-cell table:formula="of:=[.CN56]*([.BH48]=[.CN47])" office:value-type="float" office:value="8" calcext:value-type="float">
            <text:p>8</text:p>
          </table:table-cell>
          <table:table-cell table:formula="of:=[.CO56]*([.BI48]=[.CO47])" office:value-type="float" office:value="4" calcext:value-type="float">
            <text:p>4</text:p>
          </table:table-cell>
          <table:table-cell table:formula="of:=[.CP56]*([.BJ48]=[.CP47])" office:value-type="float" office:value="2" calcext:value-type="float">
            <text:p>2</text:p>
          </table:table-cell>
          <table:table-cell table:formula="of:=[.CQ56]*([.BK48]=[.CQ47])" office:value-type="float" office:value="1" calcext:value-type="float">
            <text:p>1</text:p>
          </table:table-cell>
          <table:covered-table-cell/>
          <table:table-cell table:formula="of:=SUM([.BL48:.BS48])" office:value-type="float" office:value="0" calcext:value-type="float">
            <text:p>0</text:p>
          </table:table-cell>
          <table:table-cell table:formula="of:=DEC2HEX([.CS48];2)" office:value-type="string" office:string-value="00" calcext:value-type="string">
            <text:p>00</text:p>
          </table:table-cell>
          <table:covered-table-cell/>
          <table:table-cell table:formula="of:=SUM([.BT48:.CA48])" office:value-type="float" office:value="0" calcext:value-type="float">
            <text:p>0</text:p>
          </table:table-cell>
          <table:table-cell table:formula="of:=DEC2HEX([.CV48];2)" office:value-type="string" office:string-value="00" calcext:value-type="string">
            <text:p>00</text:p>
          </table:table-cell>
          <table:covered-table-cell/>
          <table:table-cell table:formula="of:=SUM([.CB48:.CI48])" office:value-type="float" office:value="0" calcext:value-type="float">
            <text:p>0</text:p>
          </table:table-cell>
          <table:table-cell table:formula="of:=DEC2HEX([.CY48];2)" office:value-type="string" office:string-value="00" calcext:value-type="string">
            <text:p>00</text:p>
          </table:table-cell>
          <table:covered-table-cell/>
          <table:table-cell table:formula="of:=SUM([.CJ48:.CQ48])" office:value-type="float" office:value="255" calcext:value-type="float">
            <text:p>255</text:p>
          </table:table-cell>
          <table:table-cell table:formula="of:=DEC2HEX([.DB48];2)" office:value-type="string" office:string-value="FF" calcext:value-type="string">
            <text:p>FF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49]=[.J47])" office:value-type="float" office:value="0" calcext:value-type="float">
            <text:p>0</text:p>
          </table:table-cell>
          <table:table-cell table:formula="of:=[.K56]*([.C49]=[.K47])" office:value-type="float" office:value="0" calcext:value-type="float">
            <text:p>0</text:p>
          </table:table-cell>
          <table:table-cell table:formula="of:=[.L56]*([.D49]=[.L47])" office:value-type="float" office:value="0" calcext:value-type="float">
            <text:p>0</text:p>
          </table:table-cell>
          <table:table-cell table:formula="of:=[.M56]*([.E49]=[.M47])" office:value-type="float" office:value="0" calcext:value-type="float">
            <text:p>0</text:p>
          </table:table-cell>
          <table:table-cell table:formula="of:=[.N56]*([.F49]=[.N47])" office:value-type="float" office:value="0" calcext:value-type="float">
            <text:p>0</text:p>
          </table:table-cell>
          <table:table-cell table:formula="of:=[.O56]*([.G49]=[.O47])" office:value-type="float" office:value="0" calcext:value-type="float">
            <text:p>0</text:p>
          </table:table-cell>
          <table:table-cell table:formula="of:=[.P56]*([.H49]=[.P47])" office:value-type="float" office:value="0" calcext:value-type="float">
            <text:p>0</text:p>
          </table:table-cell>
          <table:table-cell table:formula="of:=[.Q56]*([.I49]=[.Q47])" office:value-type="float" office:value="0" calcext:value-type="float">
            <text:p>0</text:p>
          </table:table-cell>
          <table:table-cell table:formula="of:=[.R56]*([.B49]=[.R47])" office:value-type="float" office:value="0" calcext:value-type="float">
            <text:p>0</text:p>
          </table:table-cell>
          <table:table-cell table:formula="of:=[.S56]*([.C49]=[.S47])" office:value-type="float" office:value="0" calcext:value-type="float">
            <text:p>0</text:p>
          </table:table-cell>
          <table:table-cell table:formula="of:=[.T56]*([.D49]=[.T47])" office:value-type="float" office:value="0" calcext:value-type="float">
            <text:p>0</text:p>
          </table:table-cell>
          <table:table-cell table:formula="of:=[.U56]*([.E49]=[.U47])" office:value-type="float" office:value="0" calcext:value-type="float">
            <text:p>0</text:p>
          </table:table-cell>
          <table:table-cell table:formula="of:=[.V56]*([.F49]=[.V47])" office:value-type="float" office:value="0" calcext:value-type="float">
            <text:p>0</text:p>
          </table:table-cell>
          <table:table-cell table:formula="of:=[.W56]*([.G49]=[.W47])" office:value-type="float" office:value="0" calcext:value-type="float">
            <text:p>0</text:p>
          </table:table-cell>
          <table:table-cell table:formula="of:=[.X56]*([.H49]=[.X47])" office:value-type="float" office:value="0" calcext:value-type="float">
            <text:p>0</text:p>
          </table:table-cell>
          <table:table-cell table:formula="of:=[.Y56]*([.I49]=[.Y47])" office:value-type="float" office:value="0" calcext:value-type="float">
            <text:p>0</text:p>
          </table:table-cell>
          <table:table-cell table:formula="of:=[.Z56]*([.B49]=[.Z47])" office:value-type="float" office:value="0" calcext:value-type="float">
            <text:p>0</text:p>
          </table:table-cell>
          <table:table-cell table:formula="of:=[.AA56]*([.C49]=[.AA47])" office:value-type="float" office:value="0" calcext:value-type="float">
            <text:p>0</text:p>
          </table:table-cell>
          <table:table-cell table:formula="of:=[.AB56]*([.D49]=[.AB47])" office:value-type="float" office:value="0" calcext:value-type="float">
            <text:p>0</text:p>
          </table:table-cell>
          <table:table-cell table:formula="of:=[.AC56]*([.E49]=[.AC47])" office:value-type="float" office:value="0" calcext:value-type="float">
            <text:p>0</text:p>
          </table:table-cell>
          <table:table-cell table:formula="of:=[.AD56]*([.F49]=[.AD47])" office:value-type="float" office:value="0" calcext:value-type="float">
            <text:p>0</text:p>
          </table:table-cell>
          <table:table-cell table:formula="of:=[.AE56]*([.G49]=[.AE47])" office:value-type="float" office:value="0" calcext:value-type="float">
            <text:p>0</text:p>
          </table:table-cell>
          <table:table-cell table:formula="of:=[.AF56]*([.H49]=[.AF47])" office:value-type="float" office:value="0" calcext:value-type="float">
            <text:p>0</text:p>
          </table:table-cell>
          <table:table-cell table:formula="of:=[.AG56]*([.I49]=[.AG47])" office:value-type="float" office:value="0" calcext:value-type="float">
            <text:p>0</text:p>
          </table:table-cell>
          <table:table-cell table:formula="of:=[.AH56]*([.B49]=[.AH47])" office:value-type="float" office:value="128" calcext:value-type="float">
            <text:p>128</text:p>
          </table:table-cell>
          <table:table-cell table:formula="of:=[.AI56]*([.C49]=[.AI47])" office:value-type="float" office:value="64" calcext:value-type="float">
            <text:p>64</text:p>
          </table:table-cell>
          <table:table-cell table:formula="of:=[.AJ56]*([.D49]=[.AJ47])" office:value-type="float" office:value="32" calcext:value-type="float">
            <text:p>32</text:p>
          </table:table-cell>
          <table:table-cell table:formula="of:=[.AK56]*([.E49]=[.AK47])" office:value-type="float" office:value="16" calcext:value-type="float">
            <text:p>16</text:p>
          </table:table-cell>
          <table:table-cell table:formula="of:=[.AL56]*([.F49]=[.AL47])" office:value-type="float" office:value="8" calcext:value-type="float">
            <text:p>8</text:p>
          </table:table-cell>
          <table:table-cell table:formula="of:=[.AM56]*([.G49]=[.AM47])" office:value-type="float" office:value="4" calcext:value-type="float">
            <text:p>4</text:p>
          </table:table-cell>
          <table:table-cell table:formula="of:=[.AN56]*([.H49]=[.AN47])" office:value-type="float" office:value="2" calcext:value-type="float">
            <text:p>2</text:p>
          </table:table-cell>
          <table:table-cell table:formula="of:=[.AO56]*([.I49]=[.AO47])" office:value-type="float" office:value="1" calcext:value-type="float">
            <text:p>1</text:p>
          </table:table-cell>
          <table:covered-table-cell/>
          <table:table-cell table:formula="of:=SUM([.J49:.Q49])" office:value-type="float" office:value="0" calcext:value-type="float">
            <text:p>0</text:p>
          </table:table-cell>
          <table:table-cell table:formula="of:=DEC2HEX([.AQ49];2)" office:value-type="string" office:string-value="00" calcext:value-type="string">
            <text:p>00</text:p>
          </table:table-cell>
          <table:covered-table-cell/>
          <table:table-cell table:formula="of:=SUM([.R49:.Y49])" office:value-type="float" office:value="0" calcext:value-type="float">
            <text:p>0</text:p>
          </table:table-cell>
          <table:table-cell table:formula="of:=DEC2HEX([.AT49];2)" office:value-type="string" office:string-value="00" calcext:value-type="string">
            <text:p>00</text:p>
          </table:table-cell>
          <table:covered-table-cell/>
          <table:table-cell table:formula="of:=SUM([.Z49:.AG49])" office:value-type="float" office:value="0" calcext:value-type="float">
            <text:p>0</text:p>
          </table:table-cell>
          <table:table-cell table:formula="of:=DEC2HEX([.AW49];2)" office:value-type="string" office:string-value="00" calcext:value-type="string">
            <text:p>00</text:p>
          </table:table-cell>
          <table:covered-table-cell/>
          <table:table-cell table:formula="of:=SUM([.AH49:.AO49])" office:value-type="float" office:value="255" calcext:value-type="float">
            <text:p>255</text:p>
          </table:table-cell>
          <table:table-cell table:formula="of:=DEC2HEX([.AZ49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49]=[.BL47])" office:value-type="float" office:value="0" calcext:value-type="float">
            <text:p>0</text:p>
          </table:table-cell>
          <table:table-cell table:formula="of:=[.BM56]*([.BE49]=[.BM47])" office:value-type="float" office:value="0" calcext:value-type="float">
            <text:p>0</text:p>
          </table:table-cell>
          <table:table-cell table:formula="of:=[.BN56]*([.BF49]=[.BN47])" office:value-type="float" office:value="0" calcext:value-type="float">
            <text:p>0</text:p>
          </table:table-cell>
          <table:table-cell table:formula="of:=[.BO56]*([.BG49]=[.BO47])" office:value-type="float" office:value="0" calcext:value-type="float">
            <text:p>0</text:p>
          </table:table-cell>
          <table:table-cell table:formula="of:=[.BP56]*([.BH49]=[.BP47])" office:value-type="float" office:value="0" calcext:value-type="float">
            <text:p>0</text:p>
          </table:table-cell>
          <table:table-cell table:formula="of:=[.BQ56]*([.BI49]=[.BQ47])" office:value-type="float" office:value="0" calcext:value-type="float">
            <text:p>0</text:p>
          </table:table-cell>
          <table:table-cell table:formula="of:=[.BR56]*([.BJ49]=[.BR47])" office:value-type="float" office:value="0" calcext:value-type="float">
            <text:p>0</text:p>
          </table:table-cell>
          <table:table-cell table:formula="of:=[.BS56]*([.BK49]=[.BS47])" office:value-type="float" office:value="0" calcext:value-type="float">
            <text:p>0</text:p>
          </table:table-cell>
          <table:table-cell table:formula="of:=[.BT56]*([.BD49]=[.BT47])" office:value-type="float" office:value="0" calcext:value-type="float">
            <text:p>0</text:p>
          </table:table-cell>
          <table:table-cell table:formula="of:=[.BU56]*([.BE49]=[.BU47])" office:value-type="float" office:value="0" calcext:value-type="float">
            <text:p>0</text:p>
          </table:table-cell>
          <table:table-cell table:formula="of:=[.BV56]*([.BF49]=[.BV47])" office:value-type="float" office:value="0" calcext:value-type="float">
            <text:p>0</text:p>
          </table:table-cell>
          <table:table-cell table:formula="of:=[.BW56]*([.BG49]=[.BW47])" office:value-type="float" office:value="0" calcext:value-type="float">
            <text:p>0</text:p>
          </table:table-cell>
          <table:table-cell table:formula="of:=[.BX56]*([.BH49]=[.BX47])" office:value-type="float" office:value="0" calcext:value-type="float">
            <text:p>0</text:p>
          </table:table-cell>
          <table:table-cell table:formula="of:=[.BY56]*([.BI49]=[.BY47])" office:value-type="float" office:value="0" calcext:value-type="float">
            <text:p>0</text:p>
          </table:table-cell>
          <table:table-cell table:formula="of:=[.BZ56]*([.BJ49]=[.BZ47])" office:value-type="float" office:value="0" calcext:value-type="float">
            <text:p>0</text:p>
          </table:table-cell>
          <table:table-cell table:formula="of:=[.CA56]*([.BK49]=[.CA47])" office:value-type="float" office:value="0" calcext:value-type="float">
            <text:p>0</text:p>
          </table:table-cell>
          <table:table-cell table:formula="of:=[.CB56]*([.BD49]=[.CB47])" office:value-type="float" office:value="0" calcext:value-type="float">
            <text:p>0</text:p>
          </table:table-cell>
          <table:table-cell table:formula="of:=[.CC56]*([.BE49]=[.CC47])" office:value-type="float" office:value="0" calcext:value-type="float">
            <text:p>0</text:p>
          </table:table-cell>
          <table:table-cell table:formula="of:=[.CD56]*([.BF49]=[.CD47])" office:value-type="float" office:value="0" calcext:value-type="float">
            <text:p>0</text:p>
          </table:table-cell>
          <table:table-cell table:formula="of:=[.CE56]*([.BG49]=[.CE47])" office:value-type="float" office:value="0" calcext:value-type="float">
            <text:p>0</text:p>
          </table:table-cell>
          <table:table-cell table:formula="of:=[.CF56]*([.BH49]=[.CF47])" office:value-type="float" office:value="0" calcext:value-type="float">
            <text:p>0</text:p>
          </table:table-cell>
          <table:table-cell table:formula="of:=[.CG56]*([.BI49]=[.CG47])" office:value-type="float" office:value="0" calcext:value-type="float">
            <text:p>0</text:p>
          </table:table-cell>
          <table:table-cell table:formula="of:=[.CH56]*([.BJ49]=[.CH47])" office:value-type="float" office:value="0" calcext:value-type="float">
            <text:p>0</text:p>
          </table:table-cell>
          <table:table-cell table:formula="of:=[.CI56]*([.BK49]=[.CI47])" office:value-type="float" office:value="0" calcext:value-type="float">
            <text:p>0</text:p>
          </table:table-cell>
          <table:table-cell table:formula="of:=[.CJ56]*([.BD49]=[.CJ47])" office:value-type="float" office:value="128" calcext:value-type="float">
            <text:p>128</text:p>
          </table:table-cell>
          <table:table-cell table:formula="of:=[.CK56]*([.BE49]=[.CK47])" office:value-type="float" office:value="64" calcext:value-type="float">
            <text:p>64</text:p>
          </table:table-cell>
          <table:table-cell table:formula="of:=[.CL56]*([.BF49]=[.CL47])" office:value-type="float" office:value="32" calcext:value-type="float">
            <text:p>32</text:p>
          </table:table-cell>
          <table:table-cell table:formula="of:=[.CM56]*([.BG49]=[.CM47])" office:value-type="float" office:value="16" calcext:value-type="float">
            <text:p>16</text:p>
          </table:table-cell>
          <table:table-cell table:formula="of:=[.CN56]*([.BH49]=[.CN47])" office:value-type="float" office:value="8" calcext:value-type="float">
            <text:p>8</text:p>
          </table:table-cell>
          <table:table-cell table:formula="of:=[.CO56]*([.BI49]=[.CO47])" office:value-type="float" office:value="4" calcext:value-type="float">
            <text:p>4</text:p>
          </table:table-cell>
          <table:table-cell table:formula="of:=[.CP56]*([.BJ49]=[.CP47])" office:value-type="float" office:value="2" calcext:value-type="float">
            <text:p>2</text:p>
          </table:table-cell>
          <table:table-cell table:formula="of:=[.CQ56]*([.BK49]=[.CQ47])" office:value-type="float" office:value="1" calcext:value-type="float">
            <text:p>1</text:p>
          </table:table-cell>
          <table:covered-table-cell/>
          <table:table-cell table:formula="of:=SUM([.BL49:.BS49])" office:value-type="float" office:value="0" calcext:value-type="float">
            <text:p>0</text:p>
          </table:table-cell>
          <table:table-cell table:formula="of:=DEC2HEX([.CS49];2)" office:value-type="string" office:string-value="00" calcext:value-type="string">
            <text:p>00</text:p>
          </table:table-cell>
          <table:covered-table-cell/>
          <table:table-cell table:formula="of:=SUM([.BT49:.CA49])" office:value-type="float" office:value="0" calcext:value-type="float">
            <text:p>0</text:p>
          </table:table-cell>
          <table:table-cell table:formula="of:=DEC2HEX([.CV49];2)" office:value-type="string" office:string-value="00" calcext:value-type="string">
            <text:p>00</text:p>
          </table:table-cell>
          <table:covered-table-cell/>
          <table:table-cell table:formula="of:=SUM([.CB49:.CI49])" office:value-type="float" office:value="0" calcext:value-type="float">
            <text:p>0</text:p>
          </table:table-cell>
          <table:table-cell table:formula="of:=DEC2HEX([.CY49];2)" office:value-type="string" office:string-value="00" calcext:value-type="string">
            <text:p>00</text:p>
          </table:table-cell>
          <table:covered-table-cell/>
          <table:table-cell table:formula="of:=SUM([.CJ49:.CQ49])" office:value-type="float" office:value="255" calcext:value-type="float">
            <text:p>255</text:p>
          </table:table-cell>
          <table:table-cell table:formula="of:=DEC2HEX([.DB49];2)" office:value-type="string" office:string-value="FF" calcext:value-type="string">
            <text:p>FF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50]=[.J47])" office:value-type="float" office:value="0" calcext:value-type="float">
            <text:p>0</text:p>
          </table:table-cell>
          <table:table-cell table:formula="of:=[.K56]*([.C50]=[.K47])" office:value-type="float" office:value="0" calcext:value-type="float">
            <text:p>0</text:p>
          </table:table-cell>
          <table:table-cell table:formula="of:=[.L56]*([.D50]=[.L47])" office:value-type="float" office:value="0" calcext:value-type="float">
            <text:p>0</text:p>
          </table:table-cell>
          <table:table-cell table:formula="of:=[.M56]*([.E50]=[.M47])" office:value-type="float" office:value="0" calcext:value-type="float">
            <text:p>0</text:p>
          </table:table-cell>
          <table:table-cell table:formula="of:=[.N56]*([.F50]=[.N47])" office:value-type="float" office:value="0" calcext:value-type="float">
            <text:p>0</text:p>
          </table:table-cell>
          <table:table-cell table:formula="of:=[.O56]*([.G50]=[.O47])" office:value-type="float" office:value="0" calcext:value-type="float">
            <text:p>0</text:p>
          </table:table-cell>
          <table:table-cell table:formula="of:=[.P56]*([.H50]=[.P47])" office:value-type="float" office:value="0" calcext:value-type="float">
            <text:p>0</text:p>
          </table:table-cell>
          <table:table-cell table:formula="of:=[.Q56]*([.I50]=[.Q47])" office:value-type="float" office:value="0" calcext:value-type="float">
            <text:p>0</text:p>
          </table:table-cell>
          <table:table-cell table:formula="of:=[.R56]*([.B50]=[.R47])" office:value-type="float" office:value="0" calcext:value-type="float">
            <text:p>0</text:p>
          </table:table-cell>
          <table:table-cell table:formula="of:=[.S56]*([.C50]=[.S47])" office:value-type="float" office:value="0" calcext:value-type="float">
            <text:p>0</text:p>
          </table:table-cell>
          <table:table-cell table:formula="of:=[.T56]*([.D50]=[.T47])" office:value-type="float" office:value="0" calcext:value-type="float">
            <text:p>0</text:p>
          </table:table-cell>
          <table:table-cell table:formula="of:=[.U56]*([.E50]=[.U47])" office:value-type="float" office:value="0" calcext:value-type="float">
            <text:p>0</text:p>
          </table:table-cell>
          <table:table-cell table:formula="of:=[.V56]*([.F50]=[.V47])" office:value-type="float" office:value="0" calcext:value-type="float">
            <text:p>0</text:p>
          </table:table-cell>
          <table:table-cell table:formula="of:=[.W56]*([.G50]=[.W47])" office:value-type="float" office:value="0" calcext:value-type="float">
            <text:p>0</text:p>
          </table:table-cell>
          <table:table-cell table:formula="of:=[.X56]*([.H50]=[.X47])" office:value-type="float" office:value="0" calcext:value-type="float">
            <text:p>0</text:p>
          </table:table-cell>
          <table:table-cell table:formula="of:=[.Y56]*([.I50]=[.Y47])" office:value-type="float" office:value="0" calcext:value-type="float">
            <text:p>0</text:p>
          </table:table-cell>
          <table:table-cell table:formula="of:=[.Z56]*([.B50]=[.Z47])" office:value-type="float" office:value="0" calcext:value-type="float">
            <text:p>0</text:p>
          </table:table-cell>
          <table:table-cell table:formula="of:=[.AA56]*([.C50]=[.AA47])" office:value-type="float" office:value="0" calcext:value-type="float">
            <text:p>0</text:p>
          </table:table-cell>
          <table:table-cell table:formula="of:=[.AB56]*([.D50]=[.AB47])" office:value-type="float" office:value="0" calcext:value-type="float">
            <text:p>0</text:p>
          </table:table-cell>
          <table:table-cell table:formula="of:=[.AC56]*([.E50]=[.AC47])" office:value-type="float" office:value="0" calcext:value-type="float">
            <text:p>0</text:p>
          </table:table-cell>
          <table:table-cell table:formula="of:=[.AD56]*([.F50]=[.AD47])" office:value-type="float" office:value="0" calcext:value-type="float">
            <text:p>0</text:p>
          </table:table-cell>
          <table:table-cell table:formula="of:=[.AE56]*([.G50]=[.AE47])" office:value-type="float" office:value="0" calcext:value-type="float">
            <text:p>0</text:p>
          </table:table-cell>
          <table:table-cell table:formula="of:=[.AF56]*([.H50]=[.AF47])" office:value-type="float" office:value="0" calcext:value-type="float">
            <text:p>0</text:p>
          </table:table-cell>
          <table:table-cell table:formula="of:=[.AG56]*([.I50]=[.AG47])" office:value-type="float" office:value="0" calcext:value-type="float">
            <text:p>0</text:p>
          </table:table-cell>
          <table:table-cell table:formula="of:=[.AH56]*([.B50]=[.AH47])" office:value-type="float" office:value="128" calcext:value-type="float">
            <text:p>128</text:p>
          </table:table-cell>
          <table:table-cell table:formula="of:=[.AI56]*([.C50]=[.AI47])" office:value-type="float" office:value="64" calcext:value-type="float">
            <text:p>64</text:p>
          </table:table-cell>
          <table:table-cell table:formula="of:=[.AJ56]*([.D50]=[.AJ47])" office:value-type="float" office:value="32" calcext:value-type="float">
            <text:p>32</text:p>
          </table:table-cell>
          <table:table-cell table:formula="of:=[.AK56]*([.E50]=[.AK47])" office:value-type="float" office:value="16" calcext:value-type="float">
            <text:p>16</text:p>
          </table:table-cell>
          <table:table-cell table:formula="of:=[.AL56]*([.F50]=[.AL47])" office:value-type="float" office:value="8" calcext:value-type="float">
            <text:p>8</text:p>
          </table:table-cell>
          <table:table-cell table:formula="of:=[.AM56]*([.G50]=[.AM47])" office:value-type="float" office:value="4" calcext:value-type="float">
            <text:p>4</text:p>
          </table:table-cell>
          <table:table-cell table:formula="of:=[.AN56]*([.H50]=[.AN47])" office:value-type="float" office:value="2" calcext:value-type="float">
            <text:p>2</text:p>
          </table:table-cell>
          <table:table-cell table:formula="of:=[.AO56]*([.I50]=[.AO47])" office:value-type="float" office:value="1" calcext:value-type="float">
            <text:p>1</text:p>
          </table:table-cell>
          <table:covered-table-cell/>
          <table:table-cell table:formula="of:=SUM([.J50:.Q50])" office:value-type="float" office:value="0" calcext:value-type="float">
            <text:p>0</text:p>
          </table:table-cell>
          <table:table-cell table:formula="of:=DEC2HEX([.AQ50];2)" office:value-type="string" office:string-value="00" calcext:value-type="string">
            <text:p>00</text:p>
          </table:table-cell>
          <table:covered-table-cell/>
          <table:table-cell table:formula="of:=SUM([.R50:.Y50])" office:value-type="float" office:value="0" calcext:value-type="float">
            <text:p>0</text:p>
          </table:table-cell>
          <table:table-cell table:formula="of:=DEC2HEX([.AT50];2)" office:value-type="string" office:string-value="00" calcext:value-type="string">
            <text:p>00</text:p>
          </table:table-cell>
          <table:covered-table-cell/>
          <table:table-cell table:formula="of:=SUM([.Z50:.AG50])" office:value-type="float" office:value="0" calcext:value-type="float">
            <text:p>0</text:p>
          </table:table-cell>
          <table:table-cell table:formula="of:=DEC2HEX([.AW50];2)" office:value-type="string" office:string-value="00" calcext:value-type="string">
            <text:p>00</text:p>
          </table:table-cell>
          <table:covered-table-cell/>
          <table:table-cell table:formula="of:=SUM([.AH50:.AO50])" office:value-type="float" office:value="255" calcext:value-type="float">
            <text:p>255</text:p>
          </table:table-cell>
          <table:table-cell table:formula="of:=DEC2HEX([.AZ50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50]=[.BL47])" office:value-type="float" office:value="0" calcext:value-type="float">
            <text:p>0</text:p>
          </table:table-cell>
          <table:table-cell table:formula="of:=[.BM56]*([.BE50]=[.BM47])" office:value-type="float" office:value="0" calcext:value-type="float">
            <text:p>0</text:p>
          </table:table-cell>
          <table:table-cell table:formula="of:=[.BN56]*([.BF50]=[.BN47])" office:value-type="float" office:value="0" calcext:value-type="float">
            <text:p>0</text:p>
          </table:table-cell>
          <table:table-cell table:formula="of:=[.BO56]*([.BG50]=[.BO47])" office:value-type="float" office:value="0" calcext:value-type="float">
            <text:p>0</text:p>
          </table:table-cell>
          <table:table-cell table:formula="of:=[.BP56]*([.BH50]=[.BP47])" office:value-type="float" office:value="0" calcext:value-type="float">
            <text:p>0</text:p>
          </table:table-cell>
          <table:table-cell table:formula="of:=[.BQ56]*([.BI50]=[.BQ47])" office:value-type="float" office:value="0" calcext:value-type="float">
            <text:p>0</text:p>
          </table:table-cell>
          <table:table-cell table:formula="of:=[.BR56]*([.BJ50]=[.BR47])" office:value-type="float" office:value="0" calcext:value-type="float">
            <text:p>0</text:p>
          </table:table-cell>
          <table:table-cell table:formula="of:=[.BS56]*([.BK50]=[.BS47])" office:value-type="float" office:value="0" calcext:value-type="float">
            <text:p>0</text:p>
          </table:table-cell>
          <table:table-cell table:formula="of:=[.BT56]*([.BD50]=[.BT47])" office:value-type="float" office:value="0" calcext:value-type="float">
            <text:p>0</text:p>
          </table:table-cell>
          <table:table-cell table:formula="of:=[.BU56]*([.BE50]=[.BU47])" office:value-type="float" office:value="0" calcext:value-type="float">
            <text:p>0</text:p>
          </table:table-cell>
          <table:table-cell table:formula="of:=[.BV56]*([.BF50]=[.BV47])" office:value-type="float" office:value="0" calcext:value-type="float">
            <text:p>0</text:p>
          </table:table-cell>
          <table:table-cell table:formula="of:=[.BW56]*([.BG50]=[.BW47])" office:value-type="float" office:value="0" calcext:value-type="float">
            <text:p>0</text:p>
          </table:table-cell>
          <table:table-cell table:formula="of:=[.BX56]*([.BH50]=[.BX47])" office:value-type="float" office:value="0" calcext:value-type="float">
            <text:p>0</text:p>
          </table:table-cell>
          <table:table-cell table:formula="of:=[.BY56]*([.BI50]=[.BY47])" office:value-type="float" office:value="0" calcext:value-type="float">
            <text:p>0</text:p>
          </table:table-cell>
          <table:table-cell table:formula="of:=[.BZ56]*([.BJ50]=[.BZ47])" office:value-type="float" office:value="0" calcext:value-type="float">
            <text:p>0</text:p>
          </table:table-cell>
          <table:table-cell table:formula="of:=[.CA56]*([.BK50]=[.CA47])" office:value-type="float" office:value="0" calcext:value-type="float">
            <text:p>0</text:p>
          </table:table-cell>
          <table:table-cell table:formula="of:=[.CB56]*([.BD50]=[.CB47])" office:value-type="float" office:value="0" calcext:value-type="float">
            <text:p>0</text:p>
          </table:table-cell>
          <table:table-cell table:formula="of:=[.CC56]*([.BE50]=[.CC47])" office:value-type="float" office:value="0" calcext:value-type="float">
            <text:p>0</text:p>
          </table:table-cell>
          <table:table-cell table:formula="of:=[.CD56]*([.BF50]=[.CD47])" office:value-type="float" office:value="0" calcext:value-type="float">
            <text:p>0</text:p>
          </table:table-cell>
          <table:table-cell table:formula="of:=[.CE56]*([.BG50]=[.CE47])" office:value-type="float" office:value="0" calcext:value-type="float">
            <text:p>0</text:p>
          </table:table-cell>
          <table:table-cell table:formula="of:=[.CF56]*([.BH50]=[.CF47])" office:value-type="float" office:value="0" calcext:value-type="float">
            <text:p>0</text:p>
          </table:table-cell>
          <table:table-cell table:formula="of:=[.CG56]*([.BI50]=[.CG47])" office:value-type="float" office:value="0" calcext:value-type="float">
            <text:p>0</text:p>
          </table:table-cell>
          <table:table-cell table:formula="of:=[.CH56]*([.BJ50]=[.CH47])" office:value-type="float" office:value="0" calcext:value-type="float">
            <text:p>0</text:p>
          </table:table-cell>
          <table:table-cell table:formula="of:=[.CI56]*([.BK50]=[.CI47])" office:value-type="float" office:value="0" calcext:value-type="float">
            <text:p>0</text:p>
          </table:table-cell>
          <table:table-cell table:formula="of:=[.CJ56]*([.BD50]=[.CJ47])" office:value-type="float" office:value="128" calcext:value-type="float">
            <text:p>128</text:p>
          </table:table-cell>
          <table:table-cell table:formula="of:=[.CK56]*([.BE50]=[.CK47])" office:value-type="float" office:value="64" calcext:value-type="float">
            <text:p>64</text:p>
          </table:table-cell>
          <table:table-cell table:formula="of:=[.CL56]*([.BF50]=[.CL47])" office:value-type="float" office:value="32" calcext:value-type="float">
            <text:p>32</text:p>
          </table:table-cell>
          <table:table-cell table:formula="of:=[.CM56]*([.BG50]=[.CM47])" office:value-type="float" office:value="16" calcext:value-type="float">
            <text:p>16</text:p>
          </table:table-cell>
          <table:table-cell table:formula="of:=[.CN56]*([.BH50]=[.CN47])" office:value-type="float" office:value="8" calcext:value-type="float">
            <text:p>8</text:p>
          </table:table-cell>
          <table:table-cell table:formula="of:=[.CO56]*([.BI50]=[.CO47])" office:value-type="float" office:value="4" calcext:value-type="float">
            <text:p>4</text:p>
          </table:table-cell>
          <table:table-cell table:formula="of:=[.CP56]*([.BJ50]=[.CP47])" office:value-type="float" office:value="2" calcext:value-type="float">
            <text:p>2</text:p>
          </table:table-cell>
          <table:table-cell table:formula="of:=[.CQ56]*([.BK50]=[.CQ47])" office:value-type="float" office:value="1" calcext:value-type="float">
            <text:p>1</text:p>
          </table:table-cell>
          <table:covered-table-cell/>
          <table:table-cell table:formula="of:=SUM([.BL50:.BS50])" office:value-type="float" office:value="0" calcext:value-type="float">
            <text:p>0</text:p>
          </table:table-cell>
          <table:table-cell table:formula="of:=DEC2HEX([.CS50];2)" office:value-type="string" office:string-value="00" calcext:value-type="string">
            <text:p>00</text:p>
          </table:table-cell>
          <table:covered-table-cell/>
          <table:table-cell table:formula="of:=SUM([.BT50:.CA50])" office:value-type="float" office:value="0" calcext:value-type="float">
            <text:p>0</text:p>
          </table:table-cell>
          <table:table-cell table:formula="of:=DEC2HEX([.CV50];2)" office:value-type="string" office:string-value="00" calcext:value-type="string">
            <text:p>00</text:p>
          </table:table-cell>
          <table:covered-table-cell/>
          <table:table-cell table:formula="of:=SUM([.CB50:.CI50])" office:value-type="float" office:value="0" calcext:value-type="float">
            <text:p>0</text:p>
          </table:table-cell>
          <table:table-cell table:formula="of:=DEC2HEX([.CY50];2)" office:value-type="string" office:string-value="00" calcext:value-type="string">
            <text:p>00</text:p>
          </table:table-cell>
          <table:covered-table-cell/>
          <table:table-cell table:formula="of:=SUM([.CJ50:.CQ50])" office:value-type="float" office:value="255" calcext:value-type="float">
            <text:p>255</text:p>
          </table:table-cell>
          <table:table-cell table:formula="of:=DEC2HEX([.DB50];2)" office:value-type="string" office:string-value="FF" calcext:value-type="string">
            <text:p>FF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51]=[.J47])" office:value-type="float" office:value="0" calcext:value-type="float">
            <text:p>0</text:p>
          </table:table-cell>
          <table:table-cell table:formula="of:=[.K56]*([.C51]=[.K47])" office:value-type="float" office:value="0" calcext:value-type="float">
            <text:p>0</text:p>
          </table:table-cell>
          <table:table-cell table:formula="of:=[.L56]*([.D51]=[.L47])" office:value-type="float" office:value="0" calcext:value-type="float">
            <text:p>0</text:p>
          </table:table-cell>
          <table:table-cell table:formula="of:=[.M56]*([.E51]=[.M47])" office:value-type="float" office:value="0" calcext:value-type="float">
            <text:p>0</text:p>
          </table:table-cell>
          <table:table-cell table:formula="of:=[.N56]*([.F51]=[.N47])" office:value-type="float" office:value="0" calcext:value-type="float">
            <text:p>0</text:p>
          </table:table-cell>
          <table:table-cell table:formula="of:=[.O56]*([.G51]=[.O47])" office:value-type="float" office:value="0" calcext:value-type="float">
            <text:p>0</text:p>
          </table:table-cell>
          <table:table-cell table:formula="of:=[.P56]*([.H51]=[.P47])" office:value-type="float" office:value="0" calcext:value-type="float">
            <text:p>0</text:p>
          </table:table-cell>
          <table:table-cell table:formula="of:=[.Q56]*([.I51]=[.Q47])" office:value-type="float" office:value="0" calcext:value-type="float">
            <text:p>0</text:p>
          </table:table-cell>
          <table:table-cell table:formula="of:=[.R56]*([.B51]=[.R47])" office:value-type="float" office:value="0" calcext:value-type="float">
            <text:p>0</text:p>
          </table:table-cell>
          <table:table-cell table:formula="of:=[.S56]*([.C51]=[.S47])" office:value-type="float" office:value="0" calcext:value-type="float">
            <text:p>0</text:p>
          </table:table-cell>
          <table:table-cell table:formula="of:=[.T56]*([.D51]=[.T47])" office:value-type="float" office:value="0" calcext:value-type="float">
            <text:p>0</text:p>
          </table:table-cell>
          <table:table-cell table:formula="of:=[.U56]*([.E51]=[.U47])" office:value-type="float" office:value="0" calcext:value-type="float">
            <text:p>0</text:p>
          </table:table-cell>
          <table:table-cell table:formula="of:=[.V56]*([.F51]=[.V47])" office:value-type="float" office:value="0" calcext:value-type="float">
            <text:p>0</text:p>
          </table:table-cell>
          <table:table-cell table:formula="of:=[.W56]*([.G51]=[.W47])" office:value-type="float" office:value="0" calcext:value-type="float">
            <text:p>0</text:p>
          </table:table-cell>
          <table:table-cell table:formula="of:=[.X56]*([.H51]=[.X47])" office:value-type="float" office:value="0" calcext:value-type="float">
            <text:p>0</text:p>
          </table:table-cell>
          <table:table-cell table:formula="of:=[.Y56]*([.I51]=[.Y47])" office:value-type="float" office:value="0" calcext:value-type="float">
            <text:p>0</text:p>
          </table:table-cell>
          <table:table-cell table:formula="of:=[.Z56]*([.B51]=[.Z47])" office:value-type="float" office:value="0" calcext:value-type="float">
            <text:p>0</text:p>
          </table:table-cell>
          <table:table-cell table:formula="of:=[.AA56]*([.C51]=[.AA47])" office:value-type="float" office:value="0" calcext:value-type="float">
            <text:p>0</text:p>
          </table:table-cell>
          <table:table-cell table:formula="of:=[.AB56]*([.D51]=[.AB47])" office:value-type="float" office:value="0" calcext:value-type="float">
            <text:p>0</text:p>
          </table:table-cell>
          <table:table-cell table:formula="of:=[.AC56]*([.E51]=[.AC47])" office:value-type="float" office:value="0" calcext:value-type="float">
            <text:p>0</text:p>
          </table:table-cell>
          <table:table-cell table:formula="of:=[.AD56]*([.F51]=[.AD47])" office:value-type="float" office:value="0" calcext:value-type="float">
            <text:p>0</text:p>
          </table:table-cell>
          <table:table-cell table:formula="of:=[.AE56]*([.G51]=[.AE47])" office:value-type="float" office:value="0" calcext:value-type="float">
            <text:p>0</text:p>
          </table:table-cell>
          <table:table-cell table:formula="of:=[.AF56]*([.H51]=[.AF47])" office:value-type="float" office:value="0" calcext:value-type="float">
            <text:p>0</text:p>
          </table:table-cell>
          <table:table-cell table:formula="of:=[.AG56]*([.I51]=[.AG47])" office:value-type="float" office:value="0" calcext:value-type="float">
            <text:p>0</text:p>
          </table:table-cell>
          <table:table-cell table:formula="of:=[.AH56]*([.B51]=[.AH47])" office:value-type="float" office:value="128" calcext:value-type="float">
            <text:p>128</text:p>
          </table:table-cell>
          <table:table-cell table:formula="of:=[.AI56]*([.C51]=[.AI47])" office:value-type="float" office:value="64" calcext:value-type="float">
            <text:p>64</text:p>
          </table:table-cell>
          <table:table-cell table:formula="of:=[.AJ56]*([.D51]=[.AJ47])" office:value-type="float" office:value="32" calcext:value-type="float">
            <text:p>32</text:p>
          </table:table-cell>
          <table:table-cell table:formula="of:=[.AK56]*([.E51]=[.AK47])" office:value-type="float" office:value="16" calcext:value-type="float">
            <text:p>16</text:p>
          </table:table-cell>
          <table:table-cell table:formula="of:=[.AL56]*([.F51]=[.AL47])" office:value-type="float" office:value="8" calcext:value-type="float">
            <text:p>8</text:p>
          </table:table-cell>
          <table:table-cell table:formula="of:=[.AM56]*([.G51]=[.AM47])" office:value-type="float" office:value="4" calcext:value-type="float">
            <text:p>4</text:p>
          </table:table-cell>
          <table:table-cell table:formula="of:=[.AN56]*([.H51]=[.AN47])" office:value-type="float" office:value="2" calcext:value-type="float">
            <text:p>2</text:p>
          </table:table-cell>
          <table:table-cell table:formula="of:=[.AO56]*([.I51]=[.AO47])" office:value-type="float" office:value="1" calcext:value-type="float">
            <text:p>1</text:p>
          </table:table-cell>
          <table:covered-table-cell/>
          <table:table-cell table:formula="of:=SUM([.J51:.Q51])" office:value-type="float" office:value="0" calcext:value-type="float">
            <text:p>0</text:p>
          </table:table-cell>
          <table:table-cell table:formula="of:=DEC2HEX([.AQ51];2)" office:value-type="string" office:string-value="00" calcext:value-type="string">
            <text:p>00</text:p>
          </table:table-cell>
          <table:covered-table-cell/>
          <table:table-cell table:formula="of:=SUM([.R51:.Y51])" office:value-type="float" office:value="0" calcext:value-type="float">
            <text:p>0</text:p>
          </table:table-cell>
          <table:table-cell table:formula="of:=DEC2HEX([.AT51];2)" office:value-type="string" office:string-value="00" calcext:value-type="string">
            <text:p>00</text:p>
          </table:table-cell>
          <table:covered-table-cell/>
          <table:table-cell table:formula="of:=SUM([.Z51:.AG51])" office:value-type="float" office:value="0" calcext:value-type="float">
            <text:p>0</text:p>
          </table:table-cell>
          <table:table-cell table:formula="of:=DEC2HEX([.AW51];2)" office:value-type="string" office:string-value="00" calcext:value-type="string">
            <text:p>00</text:p>
          </table:table-cell>
          <table:covered-table-cell/>
          <table:table-cell table:formula="of:=SUM([.AH51:.AO51])" office:value-type="float" office:value="255" calcext:value-type="float">
            <text:p>255</text:p>
          </table:table-cell>
          <table:table-cell table:formula="of:=DEC2HEX([.AZ51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51]=[.BL47])" office:value-type="float" office:value="0" calcext:value-type="float">
            <text:p>0</text:p>
          </table:table-cell>
          <table:table-cell table:formula="of:=[.BM56]*([.BE51]=[.BM47])" office:value-type="float" office:value="0" calcext:value-type="float">
            <text:p>0</text:p>
          </table:table-cell>
          <table:table-cell table:formula="of:=[.BN56]*([.BF51]=[.BN47])" office:value-type="float" office:value="0" calcext:value-type="float">
            <text:p>0</text:p>
          </table:table-cell>
          <table:table-cell table:formula="of:=[.BO56]*([.BG51]=[.BO47])" office:value-type="float" office:value="0" calcext:value-type="float">
            <text:p>0</text:p>
          </table:table-cell>
          <table:table-cell table:formula="of:=[.BP56]*([.BH51]=[.BP47])" office:value-type="float" office:value="0" calcext:value-type="float">
            <text:p>0</text:p>
          </table:table-cell>
          <table:table-cell table:formula="of:=[.BQ56]*([.BI51]=[.BQ47])" office:value-type="float" office:value="0" calcext:value-type="float">
            <text:p>0</text:p>
          </table:table-cell>
          <table:table-cell table:formula="of:=[.BR56]*([.BJ51]=[.BR47])" office:value-type="float" office:value="0" calcext:value-type="float">
            <text:p>0</text:p>
          </table:table-cell>
          <table:table-cell table:formula="of:=[.BS56]*([.BK51]=[.BS47])" office:value-type="float" office:value="0" calcext:value-type="float">
            <text:p>0</text:p>
          </table:table-cell>
          <table:table-cell table:formula="of:=[.BT56]*([.BD51]=[.BT47])" office:value-type="float" office:value="0" calcext:value-type="float">
            <text:p>0</text:p>
          </table:table-cell>
          <table:table-cell table:formula="of:=[.BU56]*([.BE51]=[.BU47])" office:value-type="float" office:value="0" calcext:value-type="float">
            <text:p>0</text:p>
          </table:table-cell>
          <table:table-cell table:formula="of:=[.BV56]*([.BF51]=[.BV47])" office:value-type="float" office:value="0" calcext:value-type="float">
            <text:p>0</text:p>
          </table:table-cell>
          <table:table-cell table:formula="of:=[.BW56]*([.BG51]=[.BW47])" office:value-type="float" office:value="0" calcext:value-type="float">
            <text:p>0</text:p>
          </table:table-cell>
          <table:table-cell table:formula="of:=[.BX56]*([.BH51]=[.BX47])" office:value-type="float" office:value="0" calcext:value-type="float">
            <text:p>0</text:p>
          </table:table-cell>
          <table:table-cell table:formula="of:=[.BY56]*([.BI51]=[.BY47])" office:value-type="float" office:value="0" calcext:value-type="float">
            <text:p>0</text:p>
          </table:table-cell>
          <table:table-cell table:formula="of:=[.BZ56]*([.BJ51]=[.BZ47])" office:value-type="float" office:value="0" calcext:value-type="float">
            <text:p>0</text:p>
          </table:table-cell>
          <table:table-cell table:formula="of:=[.CA56]*([.BK51]=[.CA47])" office:value-type="float" office:value="0" calcext:value-type="float">
            <text:p>0</text:p>
          </table:table-cell>
          <table:table-cell table:formula="of:=[.CB56]*([.BD51]=[.CB47])" office:value-type="float" office:value="0" calcext:value-type="float">
            <text:p>0</text:p>
          </table:table-cell>
          <table:table-cell table:formula="of:=[.CC56]*([.BE51]=[.CC47])" office:value-type="float" office:value="0" calcext:value-type="float">
            <text:p>0</text:p>
          </table:table-cell>
          <table:table-cell table:formula="of:=[.CD56]*([.BF51]=[.CD47])" office:value-type="float" office:value="0" calcext:value-type="float">
            <text:p>0</text:p>
          </table:table-cell>
          <table:table-cell table:formula="of:=[.CE56]*([.BG51]=[.CE47])" office:value-type="float" office:value="0" calcext:value-type="float">
            <text:p>0</text:p>
          </table:table-cell>
          <table:table-cell table:formula="of:=[.CF56]*([.BH51]=[.CF47])" office:value-type="float" office:value="0" calcext:value-type="float">
            <text:p>0</text:p>
          </table:table-cell>
          <table:table-cell table:formula="of:=[.CG56]*([.BI51]=[.CG47])" office:value-type="float" office:value="0" calcext:value-type="float">
            <text:p>0</text:p>
          </table:table-cell>
          <table:table-cell table:formula="of:=[.CH56]*([.BJ51]=[.CH47])" office:value-type="float" office:value="0" calcext:value-type="float">
            <text:p>0</text:p>
          </table:table-cell>
          <table:table-cell table:formula="of:=[.CI56]*([.BK51]=[.CI47])" office:value-type="float" office:value="0" calcext:value-type="float">
            <text:p>0</text:p>
          </table:table-cell>
          <table:table-cell table:formula="of:=[.CJ56]*([.BD51]=[.CJ47])" office:value-type="float" office:value="128" calcext:value-type="float">
            <text:p>128</text:p>
          </table:table-cell>
          <table:table-cell table:formula="of:=[.CK56]*([.BE51]=[.CK47])" office:value-type="float" office:value="64" calcext:value-type="float">
            <text:p>64</text:p>
          </table:table-cell>
          <table:table-cell table:formula="of:=[.CL56]*([.BF51]=[.CL47])" office:value-type="float" office:value="32" calcext:value-type="float">
            <text:p>32</text:p>
          </table:table-cell>
          <table:table-cell table:formula="of:=[.CM56]*([.BG51]=[.CM47])" office:value-type="float" office:value="16" calcext:value-type="float">
            <text:p>16</text:p>
          </table:table-cell>
          <table:table-cell table:formula="of:=[.CN56]*([.BH51]=[.CN47])" office:value-type="float" office:value="8" calcext:value-type="float">
            <text:p>8</text:p>
          </table:table-cell>
          <table:table-cell table:formula="of:=[.CO56]*([.BI51]=[.CO47])" office:value-type="float" office:value="4" calcext:value-type="float">
            <text:p>4</text:p>
          </table:table-cell>
          <table:table-cell table:formula="of:=[.CP56]*([.BJ51]=[.CP47])" office:value-type="float" office:value="2" calcext:value-type="float">
            <text:p>2</text:p>
          </table:table-cell>
          <table:table-cell table:formula="of:=[.CQ56]*([.BK51]=[.CQ47])" office:value-type="float" office:value="1" calcext:value-type="float">
            <text:p>1</text:p>
          </table:table-cell>
          <table:covered-table-cell/>
          <table:table-cell table:formula="of:=SUM([.BL51:.BS51])" office:value-type="float" office:value="0" calcext:value-type="float">
            <text:p>0</text:p>
          </table:table-cell>
          <table:table-cell table:formula="of:=DEC2HEX([.CS51];2)" office:value-type="string" office:string-value="00" calcext:value-type="string">
            <text:p>00</text:p>
          </table:table-cell>
          <table:covered-table-cell/>
          <table:table-cell table:formula="of:=SUM([.BT51:.CA51])" office:value-type="float" office:value="0" calcext:value-type="float">
            <text:p>0</text:p>
          </table:table-cell>
          <table:table-cell table:formula="of:=DEC2HEX([.CV51];2)" office:value-type="string" office:string-value="00" calcext:value-type="string">
            <text:p>00</text:p>
          </table:table-cell>
          <table:covered-table-cell/>
          <table:table-cell table:formula="of:=SUM([.CB51:.CI51])" office:value-type="float" office:value="0" calcext:value-type="float">
            <text:p>0</text:p>
          </table:table-cell>
          <table:table-cell table:formula="of:=DEC2HEX([.CY51];2)" office:value-type="string" office:string-value="00" calcext:value-type="string">
            <text:p>00</text:p>
          </table:table-cell>
          <table:covered-table-cell/>
          <table:table-cell table:formula="of:=SUM([.CJ51:.CQ51])" office:value-type="float" office:value="255" calcext:value-type="float">
            <text:p>255</text:p>
          </table:table-cell>
          <table:table-cell table:formula="of:=DEC2HEX([.DB51];2)" office:value-type="string" office:string-value="FF" calcext:value-type="string">
            <text:p>FF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52]=[.J47])" office:value-type="float" office:value="0" calcext:value-type="float">
            <text:p>0</text:p>
          </table:table-cell>
          <table:table-cell table:formula="of:=[.K56]*([.C52]=[.K47])" office:value-type="float" office:value="0" calcext:value-type="float">
            <text:p>0</text:p>
          </table:table-cell>
          <table:table-cell table:formula="of:=[.L56]*([.D52]=[.L47])" office:value-type="float" office:value="0" calcext:value-type="float">
            <text:p>0</text:p>
          </table:table-cell>
          <table:table-cell table:formula="of:=[.M56]*([.E52]=[.M47])" office:value-type="float" office:value="0" calcext:value-type="float">
            <text:p>0</text:p>
          </table:table-cell>
          <table:table-cell table:formula="of:=[.N56]*([.F52]=[.N47])" office:value-type="float" office:value="0" calcext:value-type="float">
            <text:p>0</text:p>
          </table:table-cell>
          <table:table-cell table:formula="of:=[.O56]*([.G52]=[.O47])" office:value-type="float" office:value="0" calcext:value-type="float">
            <text:p>0</text:p>
          </table:table-cell>
          <table:table-cell table:formula="of:=[.P56]*([.H52]=[.P47])" office:value-type="float" office:value="0" calcext:value-type="float">
            <text:p>0</text:p>
          </table:table-cell>
          <table:table-cell table:formula="of:=[.Q56]*([.I52]=[.Q47])" office:value-type="float" office:value="0" calcext:value-type="float">
            <text:p>0</text:p>
          </table:table-cell>
          <table:table-cell table:formula="of:=[.R56]*([.B52]=[.R47])" office:value-type="float" office:value="0" calcext:value-type="float">
            <text:p>0</text:p>
          </table:table-cell>
          <table:table-cell table:formula="of:=[.S56]*([.C52]=[.S47])" office:value-type="float" office:value="0" calcext:value-type="float">
            <text:p>0</text:p>
          </table:table-cell>
          <table:table-cell table:formula="of:=[.T56]*([.D52]=[.T47])" office:value-type="float" office:value="0" calcext:value-type="float">
            <text:p>0</text:p>
          </table:table-cell>
          <table:table-cell table:formula="of:=[.U56]*([.E52]=[.U47])" office:value-type="float" office:value="0" calcext:value-type="float">
            <text:p>0</text:p>
          </table:table-cell>
          <table:table-cell table:formula="of:=[.V56]*([.F52]=[.V47])" office:value-type="float" office:value="0" calcext:value-type="float">
            <text:p>0</text:p>
          </table:table-cell>
          <table:table-cell table:formula="of:=[.W56]*([.G52]=[.W47])" office:value-type="float" office:value="0" calcext:value-type="float">
            <text:p>0</text:p>
          </table:table-cell>
          <table:table-cell table:formula="of:=[.X56]*([.H52]=[.X47])" office:value-type="float" office:value="0" calcext:value-type="float">
            <text:p>0</text:p>
          </table:table-cell>
          <table:table-cell table:formula="of:=[.Y56]*([.I52]=[.Y47])" office:value-type="float" office:value="0" calcext:value-type="float">
            <text:p>0</text:p>
          </table:table-cell>
          <table:table-cell table:formula="of:=[.Z56]*([.B52]=[.Z47])" office:value-type="float" office:value="0" calcext:value-type="float">
            <text:p>0</text:p>
          </table:table-cell>
          <table:table-cell table:formula="of:=[.AA56]*([.C52]=[.AA47])" office:value-type="float" office:value="0" calcext:value-type="float">
            <text:p>0</text:p>
          </table:table-cell>
          <table:table-cell table:formula="of:=[.AB56]*([.D52]=[.AB47])" office:value-type="float" office:value="0" calcext:value-type="float">
            <text:p>0</text:p>
          </table:table-cell>
          <table:table-cell table:formula="of:=[.AC56]*([.E52]=[.AC47])" office:value-type="float" office:value="0" calcext:value-type="float">
            <text:p>0</text:p>
          </table:table-cell>
          <table:table-cell table:formula="of:=[.AD56]*([.F52]=[.AD47])" office:value-type="float" office:value="0" calcext:value-type="float">
            <text:p>0</text:p>
          </table:table-cell>
          <table:table-cell table:formula="of:=[.AE56]*([.G52]=[.AE47])" office:value-type="float" office:value="0" calcext:value-type="float">
            <text:p>0</text:p>
          </table:table-cell>
          <table:table-cell table:formula="of:=[.AF56]*([.H52]=[.AF47])" office:value-type="float" office:value="0" calcext:value-type="float">
            <text:p>0</text:p>
          </table:table-cell>
          <table:table-cell table:formula="of:=[.AG56]*([.I52]=[.AG47])" office:value-type="float" office:value="0" calcext:value-type="float">
            <text:p>0</text:p>
          </table:table-cell>
          <table:table-cell table:formula="of:=[.AH56]*([.B52]=[.AH47])" office:value-type="float" office:value="128" calcext:value-type="float">
            <text:p>128</text:p>
          </table:table-cell>
          <table:table-cell table:formula="of:=[.AI56]*([.C52]=[.AI47])" office:value-type="float" office:value="64" calcext:value-type="float">
            <text:p>64</text:p>
          </table:table-cell>
          <table:table-cell table:formula="of:=[.AJ56]*([.D52]=[.AJ47])" office:value-type="float" office:value="32" calcext:value-type="float">
            <text:p>32</text:p>
          </table:table-cell>
          <table:table-cell table:formula="of:=[.AK56]*([.E52]=[.AK47])" office:value-type="float" office:value="16" calcext:value-type="float">
            <text:p>16</text:p>
          </table:table-cell>
          <table:table-cell table:formula="of:=[.AL56]*([.F52]=[.AL47])" office:value-type="float" office:value="8" calcext:value-type="float">
            <text:p>8</text:p>
          </table:table-cell>
          <table:table-cell table:formula="of:=[.AM56]*([.G52]=[.AM47])" office:value-type="float" office:value="4" calcext:value-type="float">
            <text:p>4</text:p>
          </table:table-cell>
          <table:table-cell table:formula="of:=[.AN56]*([.H52]=[.AN47])" office:value-type="float" office:value="2" calcext:value-type="float">
            <text:p>2</text:p>
          </table:table-cell>
          <table:table-cell table:formula="of:=[.AO56]*([.I52]=[.AO47])" office:value-type="float" office:value="1" calcext:value-type="float">
            <text:p>1</text:p>
          </table:table-cell>
          <table:covered-table-cell/>
          <table:table-cell table:formula="of:=SUM([.J52:.Q52])" office:value-type="float" office:value="0" calcext:value-type="float">
            <text:p>0</text:p>
          </table:table-cell>
          <table:table-cell table:formula="of:=DEC2HEX([.AQ52];2)" office:value-type="string" office:string-value="00" calcext:value-type="string">
            <text:p>00</text:p>
          </table:table-cell>
          <table:covered-table-cell/>
          <table:table-cell table:formula="of:=SUM([.R52:.Y52])" office:value-type="float" office:value="0" calcext:value-type="float">
            <text:p>0</text:p>
          </table:table-cell>
          <table:table-cell table:formula="of:=DEC2HEX([.AT52];2)" office:value-type="string" office:string-value="00" calcext:value-type="string">
            <text:p>00</text:p>
          </table:table-cell>
          <table:covered-table-cell/>
          <table:table-cell table:formula="of:=SUM([.Z52:.AG52])" office:value-type="float" office:value="0" calcext:value-type="float">
            <text:p>0</text:p>
          </table:table-cell>
          <table:table-cell table:formula="of:=DEC2HEX([.AW52];2)" office:value-type="string" office:string-value="00" calcext:value-type="string">
            <text:p>00</text:p>
          </table:table-cell>
          <table:covered-table-cell/>
          <table:table-cell table:formula="of:=SUM([.AH52:.AO52])" office:value-type="float" office:value="255" calcext:value-type="float">
            <text:p>255</text:p>
          </table:table-cell>
          <table:table-cell table:formula="of:=DEC2HEX([.AZ52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52]=[.BL47])" office:value-type="float" office:value="0" calcext:value-type="float">
            <text:p>0</text:p>
          </table:table-cell>
          <table:table-cell table:formula="of:=[.BM56]*([.BE52]=[.BM47])" office:value-type="float" office:value="0" calcext:value-type="float">
            <text:p>0</text:p>
          </table:table-cell>
          <table:table-cell table:formula="of:=[.BN56]*([.BF52]=[.BN47])" office:value-type="float" office:value="0" calcext:value-type="float">
            <text:p>0</text:p>
          </table:table-cell>
          <table:table-cell table:formula="of:=[.BO56]*([.BG52]=[.BO47])" office:value-type="float" office:value="0" calcext:value-type="float">
            <text:p>0</text:p>
          </table:table-cell>
          <table:table-cell table:formula="of:=[.BP56]*([.BH52]=[.BP47])" office:value-type="float" office:value="0" calcext:value-type="float">
            <text:p>0</text:p>
          </table:table-cell>
          <table:table-cell table:formula="of:=[.BQ56]*([.BI52]=[.BQ47])" office:value-type="float" office:value="0" calcext:value-type="float">
            <text:p>0</text:p>
          </table:table-cell>
          <table:table-cell table:formula="of:=[.BR56]*([.BJ52]=[.BR47])" office:value-type="float" office:value="0" calcext:value-type="float">
            <text:p>0</text:p>
          </table:table-cell>
          <table:table-cell table:formula="of:=[.BS56]*([.BK52]=[.BS47])" office:value-type="float" office:value="0" calcext:value-type="float">
            <text:p>0</text:p>
          </table:table-cell>
          <table:table-cell table:formula="of:=[.BT56]*([.BD52]=[.BT47])" office:value-type="float" office:value="0" calcext:value-type="float">
            <text:p>0</text:p>
          </table:table-cell>
          <table:table-cell table:formula="of:=[.BU56]*([.BE52]=[.BU47])" office:value-type="float" office:value="0" calcext:value-type="float">
            <text:p>0</text:p>
          </table:table-cell>
          <table:table-cell table:formula="of:=[.BV56]*([.BF52]=[.BV47])" office:value-type="float" office:value="0" calcext:value-type="float">
            <text:p>0</text:p>
          </table:table-cell>
          <table:table-cell table:formula="of:=[.BW56]*([.BG52]=[.BW47])" office:value-type="float" office:value="0" calcext:value-type="float">
            <text:p>0</text:p>
          </table:table-cell>
          <table:table-cell table:formula="of:=[.BX56]*([.BH52]=[.BX47])" office:value-type="float" office:value="0" calcext:value-type="float">
            <text:p>0</text:p>
          </table:table-cell>
          <table:table-cell table:formula="of:=[.BY56]*([.BI52]=[.BY47])" office:value-type="float" office:value="0" calcext:value-type="float">
            <text:p>0</text:p>
          </table:table-cell>
          <table:table-cell table:formula="of:=[.BZ56]*([.BJ52]=[.BZ47])" office:value-type="float" office:value="0" calcext:value-type="float">
            <text:p>0</text:p>
          </table:table-cell>
          <table:table-cell table:formula="of:=[.CA56]*([.BK52]=[.CA47])" office:value-type="float" office:value="0" calcext:value-type="float">
            <text:p>0</text:p>
          </table:table-cell>
          <table:table-cell table:formula="of:=[.CB56]*([.BD52]=[.CB47])" office:value-type="float" office:value="0" calcext:value-type="float">
            <text:p>0</text:p>
          </table:table-cell>
          <table:table-cell table:formula="of:=[.CC56]*([.BE52]=[.CC47])" office:value-type="float" office:value="0" calcext:value-type="float">
            <text:p>0</text:p>
          </table:table-cell>
          <table:table-cell table:formula="of:=[.CD56]*([.BF52]=[.CD47])" office:value-type="float" office:value="0" calcext:value-type="float">
            <text:p>0</text:p>
          </table:table-cell>
          <table:table-cell table:formula="of:=[.CE56]*([.BG52]=[.CE47])" office:value-type="float" office:value="0" calcext:value-type="float">
            <text:p>0</text:p>
          </table:table-cell>
          <table:table-cell table:formula="of:=[.CF56]*([.BH52]=[.CF47])" office:value-type="float" office:value="0" calcext:value-type="float">
            <text:p>0</text:p>
          </table:table-cell>
          <table:table-cell table:formula="of:=[.CG56]*([.BI52]=[.CG47])" office:value-type="float" office:value="0" calcext:value-type="float">
            <text:p>0</text:p>
          </table:table-cell>
          <table:table-cell table:formula="of:=[.CH56]*([.BJ52]=[.CH47])" office:value-type="float" office:value="0" calcext:value-type="float">
            <text:p>0</text:p>
          </table:table-cell>
          <table:table-cell table:formula="of:=[.CI56]*([.BK52]=[.CI47])" office:value-type="float" office:value="0" calcext:value-type="float">
            <text:p>0</text:p>
          </table:table-cell>
          <table:table-cell table:formula="of:=[.CJ56]*([.BD52]=[.CJ47])" office:value-type="float" office:value="128" calcext:value-type="float">
            <text:p>128</text:p>
          </table:table-cell>
          <table:table-cell table:formula="of:=[.CK56]*([.BE52]=[.CK47])" office:value-type="float" office:value="64" calcext:value-type="float">
            <text:p>64</text:p>
          </table:table-cell>
          <table:table-cell table:formula="of:=[.CL56]*([.BF52]=[.CL47])" office:value-type="float" office:value="32" calcext:value-type="float">
            <text:p>32</text:p>
          </table:table-cell>
          <table:table-cell table:formula="of:=[.CM56]*([.BG52]=[.CM47])" office:value-type="float" office:value="16" calcext:value-type="float">
            <text:p>16</text:p>
          </table:table-cell>
          <table:table-cell table:formula="of:=[.CN56]*([.BH52]=[.CN47])" office:value-type="float" office:value="8" calcext:value-type="float">
            <text:p>8</text:p>
          </table:table-cell>
          <table:table-cell table:formula="of:=[.CO56]*([.BI52]=[.CO47])" office:value-type="float" office:value="4" calcext:value-type="float">
            <text:p>4</text:p>
          </table:table-cell>
          <table:table-cell table:formula="of:=[.CP56]*([.BJ52]=[.CP47])" office:value-type="float" office:value="2" calcext:value-type="float">
            <text:p>2</text:p>
          </table:table-cell>
          <table:table-cell table:formula="of:=[.CQ56]*([.BK52]=[.CQ47])" office:value-type="float" office:value="1" calcext:value-type="float">
            <text:p>1</text:p>
          </table:table-cell>
          <table:covered-table-cell/>
          <table:table-cell table:formula="of:=SUM([.BL52:.BS52])" office:value-type="float" office:value="0" calcext:value-type="float">
            <text:p>0</text:p>
          </table:table-cell>
          <table:table-cell table:formula="of:=DEC2HEX([.CS52];2)" office:value-type="string" office:string-value="00" calcext:value-type="string">
            <text:p>00</text:p>
          </table:table-cell>
          <table:covered-table-cell/>
          <table:table-cell table:formula="of:=SUM([.BT52:.CA52])" office:value-type="float" office:value="0" calcext:value-type="float">
            <text:p>0</text:p>
          </table:table-cell>
          <table:table-cell table:formula="of:=DEC2HEX([.CV52];2)" office:value-type="string" office:string-value="00" calcext:value-type="string">
            <text:p>00</text:p>
          </table:table-cell>
          <table:covered-table-cell/>
          <table:table-cell table:formula="of:=SUM([.CB52:.CI52])" office:value-type="float" office:value="0" calcext:value-type="float">
            <text:p>0</text:p>
          </table:table-cell>
          <table:table-cell table:formula="of:=DEC2HEX([.CY52];2)" office:value-type="string" office:string-value="00" calcext:value-type="string">
            <text:p>00</text:p>
          </table:table-cell>
          <table:covered-table-cell/>
          <table:table-cell table:formula="of:=SUM([.CJ52:.CQ52])" office:value-type="float" office:value="255" calcext:value-type="float">
            <text:p>255</text:p>
          </table:table-cell>
          <table:table-cell table:formula="of:=DEC2HEX([.DB52];2)" office:value-type="string" office:string-value="FF" calcext:value-type="string">
            <text:p>FF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53]=[.J47])" office:value-type="float" office:value="0" calcext:value-type="float">
            <text:p>0</text:p>
          </table:table-cell>
          <table:table-cell table:formula="of:=[.K56]*([.C53]=[.K47])" office:value-type="float" office:value="0" calcext:value-type="float">
            <text:p>0</text:p>
          </table:table-cell>
          <table:table-cell table:formula="of:=[.L56]*([.D53]=[.L47])" office:value-type="float" office:value="0" calcext:value-type="float">
            <text:p>0</text:p>
          </table:table-cell>
          <table:table-cell table:formula="of:=[.M56]*([.E53]=[.M47])" office:value-type="float" office:value="0" calcext:value-type="float">
            <text:p>0</text:p>
          </table:table-cell>
          <table:table-cell table:formula="of:=[.N56]*([.F53]=[.N47])" office:value-type="float" office:value="0" calcext:value-type="float">
            <text:p>0</text:p>
          </table:table-cell>
          <table:table-cell table:formula="of:=[.O56]*([.G53]=[.O47])" office:value-type="float" office:value="0" calcext:value-type="float">
            <text:p>0</text:p>
          </table:table-cell>
          <table:table-cell table:formula="of:=[.P56]*([.H53]=[.P47])" office:value-type="float" office:value="0" calcext:value-type="float">
            <text:p>0</text:p>
          </table:table-cell>
          <table:table-cell table:formula="of:=[.Q56]*([.I53]=[.Q47])" office:value-type="float" office:value="0" calcext:value-type="float">
            <text:p>0</text:p>
          </table:table-cell>
          <table:table-cell table:formula="of:=[.R56]*([.B53]=[.R47])" office:value-type="float" office:value="0" calcext:value-type="float">
            <text:p>0</text:p>
          </table:table-cell>
          <table:table-cell table:formula="of:=[.S56]*([.C53]=[.S47])" office:value-type="float" office:value="0" calcext:value-type="float">
            <text:p>0</text:p>
          </table:table-cell>
          <table:table-cell table:formula="of:=[.T56]*([.D53]=[.T47])" office:value-type="float" office:value="0" calcext:value-type="float">
            <text:p>0</text:p>
          </table:table-cell>
          <table:table-cell table:formula="of:=[.U56]*([.E53]=[.U47])" office:value-type="float" office:value="0" calcext:value-type="float">
            <text:p>0</text:p>
          </table:table-cell>
          <table:table-cell table:formula="of:=[.V56]*([.F53]=[.V47])" office:value-type="float" office:value="0" calcext:value-type="float">
            <text:p>0</text:p>
          </table:table-cell>
          <table:table-cell table:formula="of:=[.W56]*([.G53]=[.W47])" office:value-type="float" office:value="0" calcext:value-type="float">
            <text:p>0</text:p>
          </table:table-cell>
          <table:table-cell table:formula="of:=[.X56]*([.H53]=[.X47])" office:value-type="float" office:value="0" calcext:value-type="float">
            <text:p>0</text:p>
          </table:table-cell>
          <table:table-cell table:formula="of:=[.Y56]*([.I53]=[.Y47])" office:value-type="float" office:value="0" calcext:value-type="float">
            <text:p>0</text:p>
          </table:table-cell>
          <table:table-cell table:formula="of:=[.Z56]*([.B53]=[.Z47])" office:value-type="float" office:value="0" calcext:value-type="float">
            <text:p>0</text:p>
          </table:table-cell>
          <table:table-cell table:formula="of:=[.AA56]*([.C53]=[.AA47])" office:value-type="float" office:value="0" calcext:value-type="float">
            <text:p>0</text:p>
          </table:table-cell>
          <table:table-cell table:formula="of:=[.AB56]*([.D53]=[.AB47])" office:value-type="float" office:value="0" calcext:value-type="float">
            <text:p>0</text:p>
          </table:table-cell>
          <table:table-cell table:formula="of:=[.AC56]*([.E53]=[.AC47])" office:value-type="float" office:value="0" calcext:value-type="float">
            <text:p>0</text:p>
          </table:table-cell>
          <table:table-cell table:formula="of:=[.AD56]*([.F53]=[.AD47])" office:value-type="float" office:value="0" calcext:value-type="float">
            <text:p>0</text:p>
          </table:table-cell>
          <table:table-cell table:formula="of:=[.AE56]*([.G53]=[.AE47])" office:value-type="float" office:value="0" calcext:value-type="float">
            <text:p>0</text:p>
          </table:table-cell>
          <table:table-cell table:formula="of:=[.AF56]*([.H53]=[.AF47])" office:value-type="float" office:value="0" calcext:value-type="float">
            <text:p>0</text:p>
          </table:table-cell>
          <table:table-cell table:formula="of:=[.AG56]*([.I53]=[.AG47])" office:value-type="float" office:value="0" calcext:value-type="float">
            <text:p>0</text:p>
          </table:table-cell>
          <table:table-cell table:formula="of:=[.AH56]*([.B53]=[.AH47])" office:value-type="float" office:value="128" calcext:value-type="float">
            <text:p>128</text:p>
          </table:table-cell>
          <table:table-cell table:formula="of:=[.AI56]*([.C53]=[.AI47])" office:value-type="float" office:value="64" calcext:value-type="float">
            <text:p>64</text:p>
          </table:table-cell>
          <table:table-cell table:formula="of:=[.AJ56]*([.D53]=[.AJ47])" office:value-type="float" office:value="32" calcext:value-type="float">
            <text:p>32</text:p>
          </table:table-cell>
          <table:table-cell table:formula="of:=[.AK56]*([.E53]=[.AK47])" office:value-type="float" office:value="16" calcext:value-type="float">
            <text:p>16</text:p>
          </table:table-cell>
          <table:table-cell table:formula="of:=[.AL56]*([.F53]=[.AL47])" office:value-type="float" office:value="8" calcext:value-type="float">
            <text:p>8</text:p>
          </table:table-cell>
          <table:table-cell table:formula="of:=[.AM56]*([.G53]=[.AM47])" office:value-type="float" office:value="4" calcext:value-type="float">
            <text:p>4</text:p>
          </table:table-cell>
          <table:table-cell table:formula="of:=[.AN56]*([.H53]=[.AN47])" office:value-type="float" office:value="2" calcext:value-type="float">
            <text:p>2</text:p>
          </table:table-cell>
          <table:table-cell table:formula="of:=[.AO56]*([.I53]=[.AO47])" office:value-type="float" office:value="1" calcext:value-type="float">
            <text:p>1</text:p>
          </table:table-cell>
          <table:covered-table-cell/>
          <table:table-cell table:formula="of:=SUM([.J53:.Q53])" office:value-type="float" office:value="0" calcext:value-type="float">
            <text:p>0</text:p>
          </table:table-cell>
          <table:table-cell table:formula="of:=DEC2HEX([.AQ53];2)" office:value-type="string" office:string-value="00" calcext:value-type="string">
            <text:p>00</text:p>
          </table:table-cell>
          <table:covered-table-cell/>
          <table:table-cell table:formula="of:=SUM([.R53:.Y53])" office:value-type="float" office:value="0" calcext:value-type="float">
            <text:p>0</text:p>
          </table:table-cell>
          <table:table-cell table:formula="of:=DEC2HEX([.AT53];2)" office:value-type="string" office:string-value="00" calcext:value-type="string">
            <text:p>00</text:p>
          </table:table-cell>
          <table:covered-table-cell/>
          <table:table-cell table:formula="of:=SUM([.Z53:.AG53])" office:value-type="float" office:value="0" calcext:value-type="float">
            <text:p>0</text:p>
          </table:table-cell>
          <table:table-cell table:formula="of:=DEC2HEX([.AW53];2)" office:value-type="string" office:string-value="00" calcext:value-type="string">
            <text:p>00</text:p>
          </table:table-cell>
          <table:covered-table-cell/>
          <table:table-cell table:formula="of:=SUM([.AH53:.AO53])" office:value-type="float" office:value="255" calcext:value-type="float">
            <text:p>255</text:p>
          </table:table-cell>
          <table:table-cell table:formula="of:=DEC2HEX([.AZ53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53]=[.BL47])" office:value-type="float" office:value="0" calcext:value-type="float">
            <text:p>0</text:p>
          </table:table-cell>
          <table:table-cell table:formula="of:=[.BM56]*([.BE53]=[.BM47])" office:value-type="float" office:value="0" calcext:value-type="float">
            <text:p>0</text:p>
          </table:table-cell>
          <table:table-cell table:formula="of:=[.BN56]*([.BF53]=[.BN47])" office:value-type="float" office:value="0" calcext:value-type="float">
            <text:p>0</text:p>
          </table:table-cell>
          <table:table-cell table:formula="of:=[.BO56]*([.BG53]=[.BO47])" office:value-type="float" office:value="0" calcext:value-type="float">
            <text:p>0</text:p>
          </table:table-cell>
          <table:table-cell table:formula="of:=[.BP56]*([.BH53]=[.BP47])" office:value-type="float" office:value="0" calcext:value-type="float">
            <text:p>0</text:p>
          </table:table-cell>
          <table:table-cell table:formula="of:=[.BQ56]*([.BI53]=[.BQ47])" office:value-type="float" office:value="0" calcext:value-type="float">
            <text:p>0</text:p>
          </table:table-cell>
          <table:table-cell table:formula="of:=[.BR56]*([.BJ53]=[.BR47])" office:value-type="float" office:value="0" calcext:value-type="float">
            <text:p>0</text:p>
          </table:table-cell>
          <table:table-cell table:formula="of:=[.BS56]*([.BK53]=[.BS47])" office:value-type="float" office:value="0" calcext:value-type="float">
            <text:p>0</text:p>
          </table:table-cell>
          <table:table-cell table:formula="of:=[.BT56]*([.BD53]=[.BT47])" office:value-type="float" office:value="0" calcext:value-type="float">
            <text:p>0</text:p>
          </table:table-cell>
          <table:table-cell table:formula="of:=[.BU56]*([.BE53]=[.BU47])" office:value-type="float" office:value="0" calcext:value-type="float">
            <text:p>0</text:p>
          </table:table-cell>
          <table:table-cell table:formula="of:=[.BV56]*([.BF53]=[.BV47])" office:value-type="float" office:value="0" calcext:value-type="float">
            <text:p>0</text:p>
          </table:table-cell>
          <table:table-cell table:formula="of:=[.BW56]*([.BG53]=[.BW47])" office:value-type="float" office:value="0" calcext:value-type="float">
            <text:p>0</text:p>
          </table:table-cell>
          <table:table-cell table:formula="of:=[.BX56]*([.BH53]=[.BX47])" office:value-type="float" office:value="0" calcext:value-type="float">
            <text:p>0</text:p>
          </table:table-cell>
          <table:table-cell table:formula="of:=[.BY56]*([.BI53]=[.BY47])" office:value-type="float" office:value="0" calcext:value-type="float">
            <text:p>0</text:p>
          </table:table-cell>
          <table:table-cell table:formula="of:=[.BZ56]*([.BJ53]=[.BZ47])" office:value-type="float" office:value="0" calcext:value-type="float">
            <text:p>0</text:p>
          </table:table-cell>
          <table:table-cell table:formula="of:=[.CA56]*([.BK53]=[.CA47])" office:value-type="float" office:value="0" calcext:value-type="float">
            <text:p>0</text:p>
          </table:table-cell>
          <table:table-cell table:formula="of:=[.CB56]*([.BD53]=[.CB47])" office:value-type="float" office:value="0" calcext:value-type="float">
            <text:p>0</text:p>
          </table:table-cell>
          <table:table-cell table:formula="of:=[.CC56]*([.BE53]=[.CC47])" office:value-type="float" office:value="0" calcext:value-type="float">
            <text:p>0</text:p>
          </table:table-cell>
          <table:table-cell table:formula="of:=[.CD56]*([.BF53]=[.CD47])" office:value-type="float" office:value="0" calcext:value-type="float">
            <text:p>0</text:p>
          </table:table-cell>
          <table:table-cell table:formula="of:=[.CE56]*([.BG53]=[.CE47])" office:value-type="float" office:value="0" calcext:value-type="float">
            <text:p>0</text:p>
          </table:table-cell>
          <table:table-cell table:formula="of:=[.CF56]*([.BH53]=[.CF47])" office:value-type="float" office:value="0" calcext:value-type="float">
            <text:p>0</text:p>
          </table:table-cell>
          <table:table-cell table:formula="of:=[.CG56]*([.BI53]=[.CG47])" office:value-type="float" office:value="0" calcext:value-type="float">
            <text:p>0</text:p>
          </table:table-cell>
          <table:table-cell table:formula="of:=[.CH56]*([.BJ53]=[.CH47])" office:value-type="float" office:value="0" calcext:value-type="float">
            <text:p>0</text:p>
          </table:table-cell>
          <table:table-cell table:formula="of:=[.CI56]*([.BK53]=[.CI47])" office:value-type="float" office:value="0" calcext:value-type="float">
            <text:p>0</text:p>
          </table:table-cell>
          <table:table-cell table:formula="of:=[.CJ56]*([.BD53]=[.CJ47])" office:value-type="float" office:value="128" calcext:value-type="float">
            <text:p>128</text:p>
          </table:table-cell>
          <table:table-cell table:formula="of:=[.CK56]*([.BE53]=[.CK47])" office:value-type="float" office:value="64" calcext:value-type="float">
            <text:p>64</text:p>
          </table:table-cell>
          <table:table-cell table:formula="of:=[.CL56]*([.BF53]=[.CL47])" office:value-type="float" office:value="32" calcext:value-type="float">
            <text:p>32</text:p>
          </table:table-cell>
          <table:table-cell table:formula="of:=[.CM56]*([.BG53]=[.CM47])" office:value-type="float" office:value="16" calcext:value-type="float">
            <text:p>16</text:p>
          </table:table-cell>
          <table:table-cell table:formula="of:=[.CN56]*([.BH53]=[.CN47])" office:value-type="float" office:value="8" calcext:value-type="float">
            <text:p>8</text:p>
          </table:table-cell>
          <table:table-cell table:formula="of:=[.CO56]*([.BI53]=[.CO47])" office:value-type="float" office:value="4" calcext:value-type="float">
            <text:p>4</text:p>
          </table:table-cell>
          <table:table-cell table:formula="of:=[.CP56]*([.BJ53]=[.CP47])" office:value-type="float" office:value="2" calcext:value-type="float">
            <text:p>2</text:p>
          </table:table-cell>
          <table:table-cell table:formula="of:=[.CQ56]*([.BK53]=[.CQ47])" office:value-type="float" office:value="1" calcext:value-type="float">
            <text:p>1</text:p>
          </table:table-cell>
          <table:covered-table-cell/>
          <table:table-cell table:formula="of:=SUM([.BL53:.BS53])" office:value-type="float" office:value="0" calcext:value-type="float">
            <text:p>0</text:p>
          </table:table-cell>
          <table:table-cell table:formula="of:=DEC2HEX([.CS53];2)" office:value-type="string" office:string-value="00" calcext:value-type="string">
            <text:p>00</text:p>
          </table:table-cell>
          <table:covered-table-cell/>
          <table:table-cell table:formula="of:=SUM([.BT53:.CA53])" office:value-type="float" office:value="0" calcext:value-type="float">
            <text:p>0</text:p>
          </table:table-cell>
          <table:table-cell table:formula="of:=DEC2HEX([.CV53];2)" office:value-type="string" office:string-value="00" calcext:value-type="string">
            <text:p>00</text:p>
          </table:table-cell>
          <table:covered-table-cell/>
          <table:table-cell table:formula="of:=SUM([.CB53:.CI53])" office:value-type="float" office:value="0" calcext:value-type="float">
            <text:p>0</text:p>
          </table:table-cell>
          <table:table-cell table:formula="of:=DEC2HEX([.CY53];2)" office:value-type="string" office:string-value="00" calcext:value-type="string">
            <text:p>00</text:p>
          </table:table-cell>
          <table:covered-table-cell/>
          <table:table-cell table:formula="of:=SUM([.CJ53:.CQ53])" office:value-type="float" office:value="255" calcext:value-type="float">
            <text:p>255</text:p>
          </table:table-cell>
          <table:table-cell table:formula="of:=DEC2HEX([.DB53];2)" office:value-type="string" office:string-value="FF" calcext:value-type="string">
            <text:p>FF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54]=[.J47])" office:value-type="float" office:value="0" calcext:value-type="float">
            <text:p>0</text:p>
          </table:table-cell>
          <table:table-cell table:formula="of:=[.K56]*([.C54]=[.K47])" office:value-type="float" office:value="0" calcext:value-type="float">
            <text:p>0</text:p>
          </table:table-cell>
          <table:table-cell table:formula="of:=[.L56]*([.D54]=[.L47])" office:value-type="float" office:value="0" calcext:value-type="float">
            <text:p>0</text:p>
          </table:table-cell>
          <table:table-cell table:formula="of:=[.M56]*([.E54]=[.M47])" office:value-type="float" office:value="0" calcext:value-type="float">
            <text:p>0</text:p>
          </table:table-cell>
          <table:table-cell table:formula="of:=[.N56]*([.F54]=[.N47])" office:value-type="float" office:value="0" calcext:value-type="float">
            <text:p>0</text:p>
          </table:table-cell>
          <table:table-cell table:formula="of:=[.O56]*([.G54]=[.O47])" office:value-type="float" office:value="0" calcext:value-type="float">
            <text:p>0</text:p>
          </table:table-cell>
          <table:table-cell table:formula="of:=[.P56]*([.H54]=[.P47])" office:value-type="float" office:value="0" calcext:value-type="float">
            <text:p>0</text:p>
          </table:table-cell>
          <table:table-cell table:formula="of:=[.Q56]*([.I54]=[.Q47])" office:value-type="float" office:value="0" calcext:value-type="float">
            <text:p>0</text:p>
          </table:table-cell>
          <table:table-cell table:formula="of:=[.R56]*([.B54]=[.R47])" office:value-type="float" office:value="0" calcext:value-type="float">
            <text:p>0</text:p>
          </table:table-cell>
          <table:table-cell table:formula="of:=[.S56]*([.C54]=[.S47])" office:value-type="float" office:value="0" calcext:value-type="float">
            <text:p>0</text:p>
          </table:table-cell>
          <table:table-cell table:formula="of:=[.T56]*([.D54]=[.T47])" office:value-type="float" office:value="0" calcext:value-type="float">
            <text:p>0</text:p>
          </table:table-cell>
          <table:table-cell table:formula="of:=[.U56]*([.E54]=[.U47])" office:value-type="float" office:value="0" calcext:value-type="float">
            <text:p>0</text:p>
          </table:table-cell>
          <table:table-cell table:formula="of:=[.V56]*([.F54]=[.V47])" office:value-type="float" office:value="0" calcext:value-type="float">
            <text:p>0</text:p>
          </table:table-cell>
          <table:table-cell table:formula="of:=[.W56]*([.G54]=[.W47])" office:value-type="float" office:value="0" calcext:value-type="float">
            <text:p>0</text:p>
          </table:table-cell>
          <table:table-cell table:formula="of:=[.X56]*([.H54]=[.X47])" office:value-type="float" office:value="0" calcext:value-type="float">
            <text:p>0</text:p>
          </table:table-cell>
          <table:table-cell table:formula="of:=[.Y56]*([.I54]=[.Y47])" office:value-type="float" office:value="0" calcext:value-type="float">
            <text:p>0</text:p>
          </table:table-cell>
          <table:table-cell table:formula="of:=[.Z56]*([.B54]=[.Z47])" office:value-type="float" office:value="0" calcext:value-type="float">
            <text:p>0</text:p>
          </table:table-cell>
          <table:table-cell table:formula="of:=[.AA56]*([.C54]=[.AA47])" office:value-type="float" office:value="0" calcext:value-type="float">
            <text:p>0</text:p>
          </table:table-cell>
          <table:table-cell table:formula="of:=[.AB56]*([.D54]=[.AB47])" office:value-type="float" office:value="0" calcext:value-type="float">
            <text:p>0</text:p>
          </table:table-cell>
          <table:table-cell table:formula="of:=[.AC56]*([.E54]=[.AC47])" office:value-type="float" office:value="0" calcext:value-type="float">
            <text:p>0</text:p>
          </table:table-cell>
          <table:table-cell table:formula="of:=[.AD56]*([.F54]=[.AD47])" office:value-type="float" office:value="0" calcext:value-type="float">
            <text:p>0</text:p>
          </table:table-cell>
          <table:table-cell table:formula="of:=[.AE56]*([.G54]=[.AE47])" office:value-type="float" office:value="0" calcext:value-type="float">
            <text:p>0</text:p>
          </table:table-cell>
          <table:table-cell table:formula="of:=[.AF56]*([.H54]=[.AF47])" office:value-type="float" office:value="0" calcext:value-type="float">
            <text:p>0</text:p>
          </table:table-cell>
          <table:table-cell table:formula="of:=[.AG56]*([.I54]=[.AG47])" office:value-type="float" office:value="0" calcext:value-type="float">
            <text:p>0</text:p>
          </table:table-cell>
          <table:table-cell table:formula="of:=[.AH56]*([.B54]=[.AH47])" office:value-type="float" office:value="128" calcext:value-type="float">
            <text:p>128</text:p>
          </table:table-cell>
          <table:table-cell table:formula="of:=[.AI56]*([.C54]=[.AI47])" office:value-type="float" office:value="64" calcext:value-type="float">
            <text:p>64</text:p>
          </table:table-cell>
          <table:table-cell table:formula="of:=[.AJ56]*([.D54]=[.AJ47])" office:value-type="float" office:value="32" calcext:value-type="float">
            <text:p>32</text:p>
          </table:table-cell>
          <table:table-cell table:formula="of:=[.AK56]*([.E54]=[.AK47])" office:value-type="float" office:value="16" calcext:value-type="float">
            <text:p>16</text:p>
          </table:table-cell>
          <table:table-cell table:formula="of:=[.AL56]*([.F54]=[.AL47])" office:value-type="float" office:value="8" calcext:value-type="float">
            <text:p>8</text:p>
          </table:table-cell>
          <table:table-cell table:formula="of:=[.AM56]*([.G54]=[.AM47])" office:value-type="float" office:value="4" calcext:value-type="float">
            <text:p>4</text:p>
          </table:table-cell>
          <table:table-cell table:formula="of:=[.AN56]*([.H54]=[.AN47])" office:value-type="float" office:value="2" calcext:value-type="float">
            <text:p>2</text:p>
          </table:table-cell>
          <table:table-cell table:formula="of:=[.AO56]*([.I54]=[.AO47])" office:value-type="float" office:value="1" calcext:value-type="float">
            <text:p>1</text:p>
          </table:table-cell>
          <table:covered-table-cell/>
          <table:table-cell table:formula="of:=SUM([.J54:.Q54])" office:value-type="float" office:value="0" calcext:value-type="float">
            <text:p>0</text:p>
          </table:table-cell>
          <table:table-cell table:formula="of:=DEC2HEX([.AQ54];2)" office:value-type="string" office:string-value="00" calcext:value-type="string">
            <text:p>00</text:p>
          </table:table-cell>
          <table:covered-table-cell/>
          <table:table-cell table:formula="of:=SUM([.R54:.Y54])" office:value-type="float" office:value="0" calcext:value-type="float">
            <text:p>0</text:p>
          </table:table-cell>
          <table:table-cell table:formula="of:=DEC2HEX([.AT54];2)" office:value-type="string" office:string-value="00" calcext:value-type="string">
            <text:p>00</text:p>
          </table:table-cell>
          <table:covered-table-cell/>
          <table:table-cell table:formula="of:=SUM([.Z54:.AG54])" office:value-type="float" office:value="0" calcext:value-type="float">
            <text:p>0</text:p>
          </table:table-cell>
          <table:table-cell table:formula="of:=DEC2HEX([.AW54];2)" office:value-type="string" office:string-value="00" calcext:value-type="string">
            <text:p>00</text:p>
          </table:table-cell>
          <table:covered-table-cell/>
          <table:table-cell table:formula="of:=SUM([.AH54:.AO54])" office:value-type="float" office:value="255" calcext:value-type="float">
            <text:p>255</text:p>
          </table:table-cell>
          <table:table-cell table:formula="of:=DEC2HEX([.AZ54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54]=[.BL47])" office:value-type="float" office:value="0" calcext:value-type="float">
            <text:p>0</text:p>
          </table:table-cell>
          <table:table-cell table:formula="of:=[.BM56]*([.BE54]=[.BM47])" office:value-type="float" office:value="0" calcext:value-type="float">
            <text:p>0</text:p>
          </table:table-cell>
          <table:table-cell table:formula="of:=[.BN56]*([.BF54]=[.BN47])" office:value-type="float" office:value="0" calcext:value-type="float">
            <text:p>0</text:p>
          </table:table-cell>
          <table:table-cell table:formula="of:=[.BO56]*([.BG54]=[.BO47])" office:value-type="float" office:value="0" calcext:value-type="float">
            <text:p>0</text:p>
          </table:table-cell>
          <table:table-cell table:formula="of:=[.BP56]*([.BH54]=[.BP47])" office:value-type="float" office:value="0" calcext:value-type="float">
            <text:p>0</text:p>
          </table:table-cell>
          <table:table-cell table:formula="of:=[.BQ56]*([.BI54]=[.BQ47])" office:value-type="float" office:value="0" calcext:value-type="float">
            <text:p>0</text:p>
          </table:table-cell>
          <table:table-cell table:formula="of:=[.BR56]*([.BJ54]=[.BR47])" office:value-type="float" office:value="0" calcext:value-type="float">
            <text:p>0</text:p>
          </table:table-cell>
          <table:table-cell table:formula="of:=[.BS56]*([.BK54]=[.BS47])" office:value-type="float" office:value="0" calcext:value-type="float">
            <text:p>0</text:p>
          </table:table-cell>
          <table:table-cell table:formula="of:=[.BT56]*([.BD54]=[.BT47])" office:value-type="float" office:value="0" calcext:value-type="float">
            <text:p>0</text:p>
          </table:table-cell>
          <table:table-cell table:formula="of:=[.BU56]*([.BE54]=[.BU47])" office:value-type="float" office:value="0" calcext:value-type="float">
            <text:p>0</text:p>
          </table:table-cell>
          <table:table-cell table:formula="of:=[.BV56]*([.BF54]=[.BV47])" office:value-type="float" office:value="0" calcext:value-type="float">
            <text:p>0</text:p>
          </table:table-cell>
          <table:table-cell table:formula="of:=[.BW56]*([.BG54]=[.BW47])" office:value-type="float" office:value="0" calcext:value-type="float">
            <text:p>0</text:p>
          </table:table-cell>
          <table:table-cell table:formula="of:=[.BX56]*([.BH54]=[.BX47])" office:value-type="float" office:value="0" calcext:value-type="float">
            <text:p>0</text:p>
          </table:table-cell>
          <table:table-cell table:formula="of:=[.BY56]*([.BI54]=[.BY47])" office:value-type="float" office:value="0" calcext:value-type="float">
            <text:p>0</text:p>
          </table:table-cell>
          <table:table-cell table:formula="of:=[.BZ56]*([.BJ54]=[.BZ47])" office:value-type="float" office:value="0" calcext:value-type="float">
            <text:p>0</text:p>
          </table:table-cell>
          <table:table-cell table:formula="of:=[.CA56]*([.BK54]=[.CA47])" office:value-type="float" office:value="0" calcext:value-type="float">
            <text:p>0</text:p>
          </table:table-cell>
          <table:table-cell table:formula="of:=[.CB56]*([.BD54]=[.CB47])" office:value-type="float" office:value="0" calcext:value-type="float">
            <text:p>0</text:p>
          </table:table-cell>
          <table:table-cell table:formula="of:=[.CC56]*([.BE54]=[.CC47])" office:value-type="float" office:value="0" calcext:value-type="float">
            <text:p>0</text:p>
          </table:table-cell>
          <table:table-cell table:formula="of:=[.CD56]*([.BF54]=[.CD47])" office:value-type="float" office:value="0" calcext:value-type="float">
            <text:p>0</text:p>
          </table:table-cell>
          <table:table-cell table:formula="of:=[.CE56]*([.BG54]=[.CE47])" office:value-type="float" office:value="0" calcext:value-type="float">
            <text:p>0</text:p>
          </table:table-cell>
          <table:table-cell table:formula="of:=[.CF56]*([.BH54]=[.CF47])" office:value-type="float" office:value="0" calcext:value-type="float">
            <text:p>0</text:p>
          </table:table-cell>
          <table:table-cell table:formula="of:=[.CG56]*([.BI54]=[.CG47])" office:value-type="float" office:value="0" calcext:value-type="float">
            <text:p>0</text:p>
          </table:table-cell>
          <table:table-cell table:formula="of:=[.CH56]*([.BJ54]=[.CH47])" office:value-type="float" office:value="0" calcext:value-type="float">
            <text:p>0</text:p>
          </table:table-cell>
          <table:table-cell table:formula="of:=[.CI56]*([.BK54]=[.CI47])" office:value-type="float" office:value="0" calcext:value-type="float">
            <text:p>0</text:p>
          </table:table-cell>
          <table:table-cell table:formula="of:=[.CJ56]*([.BD54]=[.CJ47])" office:value-type="float" office:value="128" calcext:value-type="float">
            <text:p>128</text:p>
          </table:table-cell>
          <table:table-cell table:formula="of:=[.CK56]*([.BE54]=[.CK47])" office:value-type="float" office:value="64" calcext:value-type="float">
            <text:p>64</text:p>
          </table:table-cell>
          <table:table-cell table:formula="of:=[.CL56]*([.BF54]=[.CL47])" office:value-type="float" office:value="32" calcext:value-type="float">
            <text:p>32</text:p>
          </table:table-cell>
          <table:table-cell table:formula="of:=[.CM56]*([.BG54]=[.CM47])" office:value-type="float" office:value="16" calcext:value-type="float">
            <text:p>16</text:p>
          </table:table-cell>
          <table:table-cell table:formula="of:=[.CN56]*([.BH54]=[.CN47])" office:value-type="float" office:value="8" calcext:value-type="float">
            <text:p>8</text:p>
          </table:table-cell>
          <table:table-cell table:formula="of:=[.CO56]*([.BI54]=[.CO47])" office:value-type="float" office:value="4" calcext:value-type="float">
            <text:p>4</text:p>
          </table:table-cell>
          <table:table-cell table:formula="of:=[.CP56]*([.BJ54]=[.CP47])" office:value-type="float" office:value="2" calcext:value-type="float">
            <text:p>2</text:p>
          </table:table-cell>
          <table:table-cell table:formula="of:=[.CQ56]*([.BK54]=[.CQ47])" office:value-type="float" office:value="1" calcext:value-type="float">
            <text:p>1</text:p>
          </table:table-cell>
          <table:covered-table-cell/>
          <table:table-cell table:formula="of:=SUM([.BL54:.BS54])" office:value-type="float" office:value="0" calcext:value-type="float">
            <text:p>0</text:p>
          </table:table-cell>
          <table:table-cell table:formula="of:=DEC2HEX([.CS54];2)" office:value-type="string" office:string-value="00" calcext:value-type="string">
            <text:p>00</text:p>
          </table:table-cell>
          <table:covered-table-cell/>
          <table:table-cell table:formula="of:=SUM([.BT54:.CA54])" office:value-type="float" office:value="0" calcext:value-type="float">
            <text:p>0</text:p>
          </table:table-cell>
          <table:table-cell table:formula="of:=DEC2HEX([.CV54];2)" office:value-type="string" office:string-value="00" calcext:value-type="string">
            <text:p>00</text:p>
          </table:table-cell>
          <table:covered-table-cell/>
          <table:table-cell table:formula="of:=SUM([.CB54:.CI54])" office:value-type="float" office:value="0" calcext:value-type="float">
            <text:p>0</text:p>
          </table:table-cell>
          <table:table-cell table:formula="of:=DEC2HEX([.CY54];2)" office:value-type="string" office:string-value="00" calcext:value-type="string">
            <text:p>00</text:p>
          </table:table-cell>
          <table:covered-table-cell/>
          <table:table-cell table:formula="of:=SUM([.CJ54:.CQ54])" office:value-type="float" office:value="255" calcext:value-type="float">
            <text:p>255</text:p>
          </table:table-cell>
          <table:table-cell table:formula="of:=DEC2HEX([.DB54];2)" office:value-type="string" office:string-value="FF" calcext:value-type="string">
            <text:p>FF</text:p>
          </table:table-cell>
          <table:covered-table-cell/>
        </table:table-row>
        <table:table-row table:style-name="ro4">
          <table:covered-table-cell/>
          <table:table-cell table:number-columns-repeated="8"/>
          <table:table-cell table:formula="of:=[.J56]*([.B55]=[.J47])" office:value-type="float" office:value="0" calcext:value-type="float">
            <text:p>0</text:p>
          </table:table-cell>
          <table:table-cell table:formula="of:=[.K56]*([.C55]=[.K47])" office:value-type="float" office:value="0" calcext:value-type="float">
            <text:p>0</text:p>
          </table:table-cell>
          <table:table-cell table:formula="of:=[.L56]*([.D55]=[.L47])" office:value-type="float" office:value="0" calcext:value-type="float">
            <text:p>0</text:p>
          </table:table-cell>
          <table:table-cell table:formula="of:=[.M56]*([.E55]=[.M47])" office:value-type="float" office:value="0" calcext:value-type="float">
            <text:p>0</text:p>
          </table:table-cell>
          <table:table-cell table:formula="of:=[.N56]*([.F55]=[.N47])" office:value-type="float" office:value="0" calcext:value-type="float">
            <text:p>0</text:p>
          </table:table-cell>
          <table:table-cell table:formula="of:=[.O56]*([.G55]=[.O47])" office:value-type="float" office:value="0" calcext:value-type="float">
            <text:p>0</text:p>
          </table:table-cell>
          <table:table-cell table:formula="of:=[.P56]*([.H55]=[.P47])" office:value-type="float" office:value="0" calcext:value-type="float">
            <text:p>0</text:p>
          </table:table-cell>
          <table:table-cell table:formula="of:=[.Q56]*([.I55]=[.Q47])" office:value-type="float" office:value="0" calcext:value-type="float">
            <text:p>0</text:p>
          </table:table-cell>
          <table:table-cell table:formula="of:=[.R56]*([.B55]=[.R47])" office:value-type="float" office:value="0" calcext:value-type="float">
            <text:p>0</text:p>
          </table:table-cell>
          <table:table-cell table:formula="of:=[.S56]*([.C55]=[.S47])" office:value-type="float" office:value="0" calcext:value-type="float">
            <text:p>0</text:p>
          </table:table-cell>
          <table:table-cell table:formula="of:=[.T56]*([.D55]=[.T47])" office:value-type="float" office:value="0" calcext:value-type="float">
            <text:p>0</text:p>
          </table:table-cell>
          <table:table-cell table:formula="of:=[.U56]*([.E55]=[.U47])" office:value-type="float" office:value="0" calcext:value-type="float">
            <text:p>0</text:p>
          </table:table-cell>
          <table:table-cell table:formula="of:=[.V56]*([.F55]=[.V47])" office:value-type="float" office:value="0" calcext:value-type="float">
            <text:p>0</text:p>
          </table:table-cell>
          <table:table-cell table:formula="of:=[.W56]*([.G55]=[.W47])" office:value-type="float" office:value="0" calcext:value-type="float">
            <text:p>0</text:p>
          </table:table-cell>
          <table:table-cell table:formula="of:=[.X56]*([.H55]=[.X47])" office:value-type="float" office:value="0" calcext:value-type="float">
            <text:p>0</text:p>
          </table:table-cell>
          <table:table-cell table:formula="of:=[.Y56]*([.I55]=[.Y47])" office:value-type="float" office:value="0" calcext:value-type="float">
            <text:p>0</text:p>
          </table:table-cell>
          <table:table-cell table:formula="of:=[.Z56]*([.B55]=[.Z47])" office:value-type="float" office:value="0" calcext:value-type="float">
            <text:p>0</text:p>
          </table:table-cell>
          <table:table-cell table:formula="of:=[.AA56]*([.C55]=[.AA47])" office:value-type="float" office:value="0" calcext:value-type="float">
            <text:p>0</text:p>
          </table:table-cell>
          <table:table-cell table:formula="of:=[.AB56]*([.D55]=[.AB47])" office:value-type="float" office:value="0" calcext:value-type="float">
            <text:p>0</text:p>
          </table:table-cell>
          <table:table-cell table:formula="of:=[.AC56]*([.E55]=[.AC47])" office:value-type="float" office:value="0" calcext:value-type="float">
            <text:p>0</text:p>
          </table:table-cell>
          <table:table-cell table:formula="of:=[.AD56]*([.F55]=[.AD47])" office:value-type="float" office:value="0" calcext:value-type="float">
            <text:p>0</text:p>
          </table:table-cell>
          <table:table-cell table:formula="of:=[.AE56]*([.G55]=[.AE47])" office:value-type="float" office:value="0" calcext:value-type="float">
            <text:p>0</text:p>
          </table:table-cell>
          <table:table-cell table:formula="of:=[.AF56]*([.H55]=[.AF47])" office:value-type="float" office:value="0" calcext:value-type="float">
            <text:p>0</text:p>
          </table:table-cell>
          <table:table-cell table:formula="of:=[.AG56]*([.I55]=[.AG47])" office:value-type="float" office:value="0" calcext:value-type="float">
            <text:p>0</text:p>
          </table:table-cell>
          <table:table-cell table:formula="of:=[.AH56]*([.B55]=[.AH47])" office:value-type="float" office:value="128" calcext:value-type="float">
            <text:p>128</text:p>
          </table:table-cell>
          <table:table-cell table:formula="of:=[.AI56]*([.C55]=[.AI47])" office:value-type="float" office:value="64" calcext:value-type="float">
            <text:p>64</text:p>
          </table:table-cell>
          <table:table-cell table:formula="of:=[.AJ56]*([.D55]=[.AJ47])" office:value-type="float" office:value="32" calcext:value-type="float">
            <text:p>32</text:p>
          </table:table-cell>
          <table:table-cell table:formula="of:=[.AK56]*([.E55]=[.AK47])" office:value-type="float" office:value="16" calcext:value-type="float">
            <text:p>16</text:p>
          </table:table-cell>
          <table:table-cell table:formula="of:=[.AL56]*([.F55]=[.AL47])" office:value-type="float" office:value="8" calcext:value-type="float">
            <text:p>8</text:p>
          </table:table-cell>
          <table:table-cell table:formula="of:=[.AM56]*([.G55]=[.AM47])" office:value-type="float" office:value="4" calcext:value-type="float">
            <text:p>4</text:p>
          </table:table-cell>
          <table:table-cell table:formula="of:=[.AN56]*([.H55]=[.AN47])" office:value-type="float" office:value="2" calcext:value-type="float">
            <text:p>2</text:p>
          </table:table-cell>
          <table:table-cell table:formula="of:=[.AO56]*([.I55]=[.AO47])" office:value-type="float" office:value="1" calcext:value-type="float">
            <text:p>1</text:p>
          </table:table-cell>
          <table:covered-table-cell/>
          <table:table-cell table:formula="of:=SUM([.J55:.Q55])" office:value-type="float" office:value="0" calcext:value-type="float">
            <text:p>0</text:p>
          </table:table-cell>
          <table:table-cell table:formula="of:=DEC2HEX([.AQ55];2)" office:value-type="string" office:string-value="00" calcext:value-type="string">
            <text:p>00</text:p>
          </table:table-cell>
          <table:covered-table-cell/>
          <table:table-cell table:formula="of:=SUM([.R55:.Y55])" office:value-type="float" office:value="0" calcext:value-type="float">
            <text:p>0</text:p>
          </table:table-cell>
          <table:table-cell table:formula="of:=DEC2HEX([.AT55];2)" office:value-type="string" office:string-value="00" calcext:value-type="string">
            <text:p>00</text:p>
          </table:table-cell>
          <table:covered-table-cell/>
          <table:table-cell table:formula="of:=SUM([.Z55:.AG55])" office:value-type="float" office:value="0" calcext:value-type="float">
            <text:p>0</text:p>
          </table:table-cell>
          <table:table-cell table:formula="of:=DEC2HEX([.AW55];2)" office:value-type="string" office:string-value="00" calcext:value-type="string">
            <text:p>00</text:p>
          </table:table-cell>
          <table:covered-table-cell/>
          <table:table-cell table:formula="of:=SUM([.AH55:.AO55])" office:value-type="float" office:value="255" calcext:value-type="float">
            <text:p>255</text:p>
          </table:table-cell>
          <table:table-cell table:formula="of:=DEC2HEX([.AZ55];2)" office:value-type="string" office:string-value="FF" calcext:value-type="string">
            <text:p>FF</text:p>
          </table:table-cell>
          <table:covered-table-cell table:number-columns-repeated="2"/>
          <table:table-cell table:number-columns-repeated="8"/>
          <table:table-cell table:formula="of:=[.BL56]*([.BD55]=[.BL47])" office:value-type="float" office:value="0" calcext:value-type="float">
            <text:p>0</text:p>
          </table:table-cell>
          <table:table-cell table:formula="of:=[.BM56]*([.BE55]=[.BM47])" office:value-type="float" office:value="0" calcext:value-type="float">
            <text:p>0</text:p>
          </table:table-cell>
          <table:table-cell table:formula="of:=[.BN56]*([.BF55]=[.BN47])" office:value-type="float" office:value="0" calcext:value-type="float">
            <text:p>0</text:p>
          </table:table-cell>
          <table:table-cell table:formula="of:=[.BO56]*([.BG55]=[.BO47])" office:value-type="float" office:value="0" calcext:value-type="float">
            <text:p>0</text:p>
          </table:table-cell>
          <table:table-cell table:formula="of:=[.BP56]*([.BH55]=[.BP47])" office:value-type="float" office:value="0" calcext:value-type="float">
            <text:p>0</text:p>
          </table:table-cell>
          <table:table-cell table:formula="of:=[.BQ56]*([.BI55]=[.BQ47])" office:value-type="float" office:value="0" calcext:value-type="float">
            <text:p>0</text:p>
          </table:table-cell>
          <table:table-cell table:formula="of:=[.BR56]*([.BJ55]=[.BR47])" office:value-type="float" office:value="0" calcext:value-type="float">
            <text:p>0</text:p>
          </table:table-cell>
          <table:table-cell table:formula="of:=[.BS56]*([.BK55]=[.BS47])" office:value-type="float" office:value="0" calcext:value-type="float">
            <text:p>0</text:p>
          </table:table-cell>
          <table:table-cell table:formula="of:=[.BT56]*([.BD55]=[.BT47])" office:value-type="float" office:value="0" calcext:value-type="float">
            <text:p>0</text:p>
          </table:table-cell>
          <table:table-cell table:formula="of:=[.BU56]*([.BE55]=[.BU47])" office:value-type="float" office:value="0" calcext:value-type="float">
            <text:p>0</text:p>
          </table:table-cell>
          <table:table-cell table:formula="of:=[.BV56]*([.BF55]=[.BV47])" office:value-type="float" office:value="0" calcext:value-type="float">
            <text:p>0</text:p>
          </table:table-cell>
          <table:table-cell table:formula="of:=[.BW56]*([.BG55]=[.BW47])" office:value-type="float" office:value="0" calcext:value-type="float">
            <text:p>0</text:p>
          </table:table-cell>
          <table:table-cell table:formula="of:=[.BX56]*([.BH55]=[.BX47])" office:value-type="float" office:value="0" calcext:value-type="float">
            <text:p>0</text:p>
          </table:table-cell>
          <table:table-cell table:formula="of:=[.BY56]*([.BI55]=[.BY47])" office:value-type="float" office:value="0" calcext:value-type="float">
            <text:p>0</text:p>
          </table:table-cell>
          <table:table-cell table:formula="of:=[.BZ56]*([.BJ55]=[.BZ47])" office:value-type="float" office:value="0" calcext:value-type="float">
            <text:p>0</text:p>
          </table:table-cell>
          <table:table-cell table:formula="of:=[.CA56]*([.BK55]=[.CA47])" office:value-type="float" office:value="0" calcext:value-type="float">
            <text:p>0</text:p>
          </table:table-cell>
          <table:table-cell table:formula="of:=[.CB56]*([.BD55]=[.CB47])" office:value-type="float" office:value="0" calcext:value-type="float">
            <text:p>0</text:p>
          </table:table-cell>
          <table:table-cell table:formula="of:=[.CC56]*([.BE55]=[.CC47])" office:value-type="float" office:value="0" calcext:value-type="float">
            <text:p>0</text:p>
          </table:table-cell>
          <table:table-cell table:formula="of:=[.CD56]*([.BF55]=[.CD47])" office:value-type="float" office:value="0" calcext:value-type="float">
            <text:p>0</text:p>
          </table:table-cell>
          <table:table-cell table:formula="of:=[.CE56]*([.BG55]=[.CE47])" office:value-type="float" office:value="0" calcext:value-type="float">
            <text:p>0</text:p>
          </table:table-cell>
          <table:table-cell table:formula="of:=[.CF56]*([.BH55]=[.CF47])" office:value-type="float" office:value="0" calcext:value-type="float">
            <text:p>0</text:p>
          </table:table-cell>
          <table:table-cell table:formula="of:=[.CG56]*([.BI55]=[.CG47])" office:value-type="float" office:value="0" calcext:value-type="float">
            <text:p>0</text:p>
          </table:table-cell>
          <table:table-cell table:formula="of:=[.CH56]*([.BJ55]=[.CH47])" office:value-type="float" office:value="0" calcext:value-type="float">
            <text:p>0</text:p>
          </table:table-cell>
          <table:table-cell table:formula="of:=[.CI56]*([.BK55]=[.CI47])" office:value-type="float" office:value="0" calcext:value-type="float">
            <text:p>0</text:p>
          </table:table-cell>
          <table:table-cell table:formula="of:=[.CJ56]*([.BD55]=[.CJ47])" office:value-type="float" office:value="128" calcext:value-type="float">
            <text:p>128</text:p>
          </table:table-cell>
          <table:table-cell table:formula="of:=[.CK56]*([.BE55]=[.CK47])" office:value-type="float" office:value="64" calcext:value-type="float">
            <text:p>64</text:p>
          </table:table-cell>
          <table:table-cell table:formula="of:=[.CL56]*([.BF55]=[.CL47])" office:value-type="float" office:value="32" calcext:value-type="float">
            <text:p>32</text:p>
          </table:table-cell>
          <table:table-cell table:formula="of:=[.CM56]*([.BG55]=[.CM47])" office:value-type="float" office:value="16" calcext:value-type="float">
            <text:p>16</text:p>
          </table:table-cell>
          <table:table-cell table:formula="of:=[.CN56]*([.BH55]=[.CN47])" office:value-type="float" office:value="8" calcext:value-type="float">
            <text:p>8</text:p>
          </table:table-cell>
          <table:table-cell table:formula="of:=[.CO56]*([.BI55]=[.CO47])" office:value-type="float" office:value="4" calcext:value-type="float">
            <text:p>4</text:p>
          </table:table-cell>
          <table:table-cell table:formula="of:=[.CP56]*([.BJ55]=[.CP47])" office:value-type="float" office:value="2" calcext:value-type="float">
            <text:p>2</text:p>
          </table:table-cell>
          <table:table-cell table:formula="of:=[.CQ56]*([.BK55]=[.CQ47])" office:value-type="float" office:value="1" calcext:value-type="float">
            <text:p>1</text:p>
          </table:table-cell>
          <table:covered-table-cell/>
          <table:table-cell table:formula="of:=SUM([.BL55:.BS55])" office:value-type="float" office:value="0" calcext:value-type="float">
            <text:p>0</text:p>
          </table:table-cell>
          <table:table-cell table:formula="of:=DEC2HEX([.CS55];2)" office:value-type="string" office:string-value="00" calcext:value-type="string">
            <text:p>00</text:p>
          </table:table-cell>
          <table:covered-table-cell/>
          <table:table-cell table:formula="of:=SUM([.BT55:.CA55])" office:value-type="float" office:value="0" calcext:value-type="float">
            <text:p>0</text:p>
          </table:table-cell>
          <table:table-cell table:formula="of:=DEC2HEX([.CV55];2)" office:value-type="string" office:string-value="00" calcext:value-type="string">
            <text:p>00</text:p>
          </table:table-cell>
          <table:covered-table-cell/>
          <table:table-cell table:formula="of:=SUM([.CB55:.CI55])" office:value-type="float" office:value="0" calcext:value-type="float">
            <text:p>0</text:p>
          </table:table-cell>
          <table:table-cell table:formula="of:=DEC2HEX([.CY55];2)" office:value-type="string" office:string-value="00" calcext:value-type="string">
            <text:p>00</text:p>
          </table:table-cell>
          <table:covered-table-cell/>
          <table:table-cell table:formula="of:=SUM([.CJ55:.CQ55])" office:value-type="float" office:value="255" calcext:value-type="float">
            <text:p>255</text:p>
          </table:table-cell>
          <table:table-cell table:formula="of:=DEC2HEX([.DB55];2)" office:value-type="string" office:string-value="FF" calcext:value-type="string">
            <text:p>FF</text:p>
          </table:table-cell>
          <table:covered-table-cell/>
        </table:table-row>
        <table:table-row table:style-name="ro4" table:visibility="collapse">
          <table:covered-table-cell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Default"/>
          <table:table-cell table:style-name="ce29" table:number-columns-spanned="2" table:number-rows-spanned="1"/>
          <table:covered-table-cell table:style-name="ce61"/>
          <table:table-cell table:style-name="ce21"/>
          <table:table-cell table:style-name="ce29" table:number-columns-spanned="2" table:number-rows-spanned="1"/>
          <table:covered-table-cell table:style-name="Default"/>
          <table:table-cell table:style-name="ce21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table-cell table:style-name="ce21"/>
          <table:table-cell table:style-name="ce29" table:number-columns-spanned="2" table:number-rows-spanned="1"/>
          <table:covered-table-cell table:style-name="Default"/>
          <table:covered-table-cell table:number-columns-repeated="2"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Default"/>
          <table:table-cell table:style-name="ce29" table:number-columns-spanned="2" table:number-rows-spanned="1"/>
          <table:covered-table-cell table:style-name="ce61"/>
          <table:table-cell table:style-name="ce21"/>
          <table:table-cell table:style-name="ce29" table:number-columns-spanned="2" table:number-rows-spanned="1"/>
          <table:covered-table-cell table:style-name="Default"/>
          <table:table-cell table:style-name="ce21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table-cell table:style-name="ce21"/>
          <table:table-cell table:style-name="ce29" table:number-columns-spanned="2" table:number-rows-spanned="1"/>
          <table:covered-table-cell table:style-name="Default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51" table:style-name="Default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Default"/>
          <table:covered-table-cell/>
        </table:table-row>
        <table:table-row table:style-name="ro4">
          <table:covered-table-cell/>
          <table:table-cell table:style-name="ce7" office:value-type="string" calcext:value-type="string" table:number-columns-spanned="41" table:number-rows-spanned="1">
            <text:p>Char nums&gt; 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52" table:content-validation-name="val1" table:number-columns-spanned="2" table:number-rows-spanned="1"/>
          <table:covered-table-cell table:style-name="ce61"/>
          <table:table-cell table:style-name="ce37"/>
          <table:table-cell table:style-name="ce67" table:content-validation-name="val1" table:number-columns-spanned="2" table:number-rows-spanned="1"/>
          <table:covered-table-cell table:style-name="Default"/>
          <table:table-cell table:style-name="ce37"/>
          <table:table-cell table:style-name="ce70" table:content-validation-name="val1" table:number-columns-spanned="2" table:number-rows-spanned="1"/>
          <table:covered-table-cell table:style-name="Default"/>
          <table:table-cell table:style-name="ce37"/>
          <table:table-cell table:style-name="ce81" table:content-validation-name="val1" table:number-columns-spanned="2" table:number-rows-spanned="1"/>
          <table:covered-table-cell table:style-name="Default"/>
          <table:covered-table-cell table:number-columns-repeated="2"/>
          <table:table-cell table:style-name="ce7" office:value-type="string" calcext:value-type="string" table:number-columns-spanned="41" table:number-rows-spanned="1">
            <text:p>Char nums&gt; 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52" table:content-validation-name="val1" table:number-columns-spanned="2" table:number-rows-spanned="1"/>
          <table:covered-table-cell table:style-name="ce61"/>
          <table:table-cell table:style-name="ce37"/>
          <table:table-cell table:style-name="ce67" table:content-validation-name="val1" table:number-columns-spanned="2" table:number-rows-spanned="1"/>
          <table:covered-table-cell table:style-name="Default"/>
          <table:table-cell table:style-name="ce37"/>
          <table:table-cell table:style-name="ce70" table:content-validation-name="val1" table:number-columns-spanned="2" table:number-rows-spanned="1"/>
          <table:covered-table-cell table:style-name="Default"/>
          <table:table-cell table:style-name="ce37"/>
          <table:table-cell table:style-name="ce81" table:content-validation-name="val1" table:number-columns-spanned="2" table:number-rows-spanned="1"/>
          <table:covered-table-cell table:style-name="Default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</table:table-row>
        <table:table-row table:style-name="ro4">
          <table:covered-table-cell/>
          <table:table-cell table:style-name="ce8" office:value-type="string" calcext:value-type="string" table:number-columns-spanned="41" table:number-rows-spanned="1">
            <text:p>Output &gt; </text:p>
          </table:table-cell>
          <table:covered-table-cell table:number-columns-repeated="40" table:style-name="Default"/>
          <table:table-cell table:style-name="ce55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style-name="ce1" table:number-columns-spanned="2" table:number-rows-spanned="1"/>
          <table:covered-table-cell table:style-name="Default"/>
          <table:table-cell table:style-name="ce77" table:content-validation-name="val3" office:value-type="string" calcext:value-type="string" table:number-columns-spanned="4" table:number-rows-spanned="1">
            <text:p>HEX</text:p>
          </table:table-cell>
          <table:covered-table-cell table:number-columns-repeated="3" table:style-name="Default"/>
          <table:table-cell table:style-name="ce76"/>
          <table:covered-table-cell table:number-columns-repeated="2"/>
          <table:table-cell table:style-name="ce8" office:value-type="string" calcext:value-type="string" table:number-columns-spanned="41" table:number-rows-spanned="1">
            <text:p>Output &gt; </text:p>
          </table:table-cell>
          <table:covered-table-cell table:number-columns-repeated="40" table:style-name="Default"/>
          <table:table-cell table:style-name="ce55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style-name="ce1" table:number-columns-spanned="2" table:number-rows-spanned="1"/>
          <table:covered-table-cell table:style-name="Default"/>
          <table:table-cell table:style-name="ce77" table:content-validation-name="val3" office:value-type="string" calcext:value-type="string" table:number-columns-spanned="4" table:number-rows-spanned="1">
            <text:p>DEC</text:p>
          </table:table-cell>
          <table:covered-table-cell table:number-columns-repeated="3" table:style-name="Default"/>
          <table:table-cell table:style-name="ce76"/>
          <table:covered-table-cell/>
        </table:table-row>
        <table:table-row table:style-name="ro4">
          <table:covered-table-cell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/>
        </table:table-row>
        <table:table-row table:style-name="ro4">
          <table:covered-table-cell/>
          <table:table-cell table:style-name="ce17" table:formula="of:=IF([.AQ58]&gt;0 ;    IF([.AQ60]=&quot;BASIC&quot;    ;       IF([.AW60]=&quot;HEX&quot;       ;          &quot;SYMBOL &quot;&amp;[.AQ58]&amp;&quot;,&amp;&quot;&amp;[.AR48]&amp;&quot;,&amp;&quot;&amp;[.AR49]&amp;&quot;,&amp;&quot;&amp;[.AR50]&amp;&quot;,&amp;&quot;&amp;[.AR51]&amp;&quot;,&amp;&quot;&amp;[.AR52]&amp;&quot;,&amp;&quot;&amp;[.AR53]&amp;&quot;,&amp;&quot;&amp;[.AR54]&amp;&quot;,&amp;&quot;&amp;[.AR55]       ;          &quot;SYMBOL &quot;&amp;[.AQ58]&amp;&quot;,&quot;&amp;[.AQ48]&amp;&quot;,&quot;&amp;[.AQ49]&amp;&quot;,&quot;&amp;[.AQ50]&amp;&quot;,&quot;&amp;[.AQ51]&amp;&quot;,&quot;&amp;[.AQ52]&amp;&quot;,&quot;&amp;[.AQ53]&amp;&quot;,&quot;&amp;[.AQ54]&amp;&quot;,&quot;&amp;[.AQ55]       )    ;       IF([.AW60]=&quot;HEX&quot;       ;          &quot;/*&quot;&amp;TEXT([.AQ58];&quot;??0&quot;)&amp;&quot;*/ ,0x&quot;&amp;[.AR48]&amp;&quot;,0x&quot;&amp;[.AR49]&amp;&quot;,0x&quot;&amp;[.AR50]&amp;&quot;,0x&quot;&amp;[.AR51]&amp;&quot;,0x&quot;&amp;[.AR52]&amp;&quot;,0x&quot;&amp;[.AR53]&amp;&quot;,0x&quot;&amp;[.AR54]&amp;&quot;,0x&quot;&amp;[.AR55]       ;          &quot;/*&quot;&amp;TEXT([.AQ58];&quot;??0&quot;)&amp;&quot;*/ ,&quot;&amp;TEXT([.AQ48];&quot;??0&quot;)&amp;&quot;,&quot;&amp;TEXT([.AQ49];&quot;??0&quot;)&amp;&quot;,&quot;&amp;TEXT([.AQ50];&quot;??0&quot;)&amp;&quot;,&quot;&amp;TEXT([.AQ51];&quot;??0&quot;)&amp;&quot;,&quot;&amp;TEXT([.AQ52];&quot;??0&quot;)&amp;&quot;,&quot;&amp;TEXT([.AQ53];&quot;??0&quot;)&amp;&quot;,&quot;&amp;TEXT([.AQ54];&quot;??0&quot;)&amp;&quot;,&quot;&amp;TEXT([.AQ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17" table:formula="of:=IF([.CS58]&gt;0 ;    IF([.CS60]=&quot;BASIC&quot;    ;       IF([.CY60]=&quot;HEX&quot;       ;          &quot;SYMBOL &quot;&amp;[.CS58]&amp;&quot;,&amp;&quot;&amp;[.CT48]&amp;&quot;,&amp;&quot;&amp;[.CT49]&amp;&quot;,&amp;&quot;&amp;[.CT50]&amp;&quot;,&amp;&quot;&amp;[.CT51]&amp;&quot;,&amp;&quot;&amp;[.CT52]&amp;&quot;,&amp;&quot;&amp;[.CT53]&amp;&quot;,&amp;&quot;&amp;[.CT54]&amp;&quot;,&amp;&quot;&amp;[.CT55]       ;          &quot;SYMBOL &quot;&amp;[.CS58]&amp;&quot;,&quot;&amp;[.CS48]&amp;&quot;,&quot;&amp;[.CS49]&amp;&quot;,&quot;&amp;[.CS50]&amp;&quot;,&quot;&amp;[.CS51]&amp;&quot;,&quot;&amp;[.CS52]&amp;&quot;,&quot;&amp;[.CS53]&amp;&quot;,&quot;&amp;[.CS54]&amp;&quot;,&quot;&amp;[.CS55]       )    ;       IF([.CY60]=&quot;HEX&quot;       ;          &quot;/*&quot;&amp;TEXT([.CS58];&quot;??0&quot;)&amp;&quot;*/ ,0x&quot;&amp;[.CT48]&amp;&quot;,0x&quot;&amp;[.CT49]&amp;&quot;,0x&quot;&amp;[.CT50]&amp;&quot;,0x&quot;&amp;[.CT51]&amp;&quot;,0x&quot;&amp;[.CT52]&amp;&quot;,0x&quot;&amp;[.CT53]&amp;&quot;,0x&quot;&amp;[.CT54]&amp;&quot;,0x&quot;&amp;[.CT55]       ;          &quot;/*&quot;&amp;TEXT([.CS58];&quot;??0&quot;)&amp;&quot;*/ ,&quot;&amp;TEXT([.CS48];&quot;??0&quot;)&amp;&quot;,&quot;&amp;TEXT([.CS49];&quot;??0&quot;)&amp;&quot;,&quot;&amp;TEXT([.CS50];&quot;??0&quot;)&amp;&quot;,&quot;&amp;TEXT([.CS51];&quot;??0&quot;)&amp;&quot;,&quot;&amp;TEXT([.CS52];&quot;??0&quot;)&amp;&quot;,&quot;&amp;TEXT([.CS53];&quot;??0&quot;)&amp;&quot;,&quot;&amp;TEXT([.CS54];&quot;??0&quot;)&amp;&quot;,&quot;&amp;TEXT([.CS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18" table:formula="of:=IF([.AT58]&gt;0 ;    IF([.AQ60]=&quot;BASIC&quot;    ;       IF([.AW60]=&quot;HEX&quot;       ;          &quot;SYMBOL &quot;&amp;[.AT58]&amp;&quot;,&amp;&quot;&amp;[.AU48]&amp;&quot;,&amp;&quot;&amp;[.AU49]&amp;&quot;,&amp;&quot;&amp;[.AU50]&amp;&quot;,&amp;&quot;&amp;[.AU51]&amp;&quot;,&amp;&quot;&amp;[.AU52]&amp;&quot;,&amp;&quot;&amp;[.AU53]&amp;&quot;,&amp;&quot;&amp;[.AU54]&amp;&quot;,&amp;&quot;&amp;[.AU55]       ;          &quot;SYMBOL &quot;&amp;[.AT58]&amp;&quot;,&quot;&amp;[.AT48]&amp;&quot;,&quot;&amp;[.AT49]&amp;&quot;,&quot;&amp;[.AT50]&amp;&quot;,&quot;&amp;[.AT51]&amp;&quot;,&quot;&amp;[.AT52]&amp;&quot;,&quot;&amp;[.AT53]&amp;&quot;,&quot;&amp;[.AT54]&amp;&quot;,&quot;&amp;[.AT55]       )    ;       IF([.AW60]=&quot;HEX&quot;       ;          &quot;/*&quot;&amp;TEXT([.AT58];&quot;??0&quot;)&amp;&quot;*/ ,0x&quot;&amp;[.AU48]&amp;&quot;,0x&quot;&amp;[.AU49]&amp;&quot;,0x&quot;&amp;[.AU50]&amp;&quot;,0x&quot;&amp;[.AU51]&amp;&quot;,0x&quot;&amp;[.AU52]&amp;&quot;,0x&quot;&amp;[.AU53]&amp;&quot;,0x&quot;&amp;[.AU54]&amp;&quot;,0x&quot;&amp;[.AU55]       ;          &quot;/*&quot;&amp;TEXT([.AT58];&quot;??0&quot;)&amp;&quot;*/ ,&quot;&amp;TEXT([.AT48];&quot;??0&quot;)&amp;&quot;,&quot;&amp;TEXT([.AT49];&quot;??0&quot;)&amp;&quot;,&quot;&amp;TEXT([.AT50];&quot;??0&quot;)&amp;&quot;,&quot;&amp;TEXT([.AT51];&quot;??0&quot;)&amp;&quot;,&quot;&amp;TEXT([.AT52];&quot;??0&quot;)&amp;&quot;,&quot;&amp;TEXT([.AT53];&quot;??0&quot;)&amp;&quot;,&quot;&amp;TEXT([.AT54];&quot;??0&quot;)&amp;&quot;,&quot;&amp;TEXT([.AT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18" table:formula="of:=IF([.CV58]&gt;0 ;    IF([.CS60]=&quot;BASIC&quot;    ;       IF([.CY60]=&quot;HEX&quot;       ;          &quot;SYMBOL &quot;&amp;[.CV58]&amp;&quot;,&amp;&quot;&amp;[.CW48]&amp;&quot;,&amp;&quot;&amp;[.CW49]&amp;&quot;,&amp;&quot;&amp;[.CW50]&amp;&quot;,&amp;&quot;&amp;[.CW51]&amp;&quot;,&amp;&quot;&amp;[.CW52]&amp;&quot;,&amp;&quot;&amp;[.CW53]&amp;&quot;,&amp;&quot;&amp;[.CW54]&amp;&quot;,&amp;&quot;&amp;[.CW55]       ;          &quot;SYMBOL &quot;&amp;[.CV58]&amp;&quot;,&quot;&amp;[.CV48]&amp;&quot;,&quot;&amp;[.CV49]&amp;&quot;,&quot;&amp;[.CV50]&amp;&quot;,&quot;&amp;[.CV51]&amp;&quot;,&quot;&amp;[.CV52]&amp;&quot;,&quot;&amp;[.CV53]&amp;&quot;,&quot;&amp;[.CV54]&amp;&quot;,&quot;&amp;[.CV55]       )    ;       IF([.CY60]=&quot;HEX&quot;       ;          &quot;/*&quot;&amp;TEXT([.CV58];&quot;??0&quot;)&amp;&quot;*/ ,0x&quot;&amp;[.CW48]&amp;&quot;,0x&quot;&amp;[.CW49]&amp;&quot;,0x&quot;&amp;[.CW50]&amp;&quot;,0x&quot;&amp;[.CW51]&amp;&quot;,0x&quot;&amp;[.CW52]&amp;&quot;,0x&quot;&amp;[.CW53]&amp;&quot;,0x&quot;&amp;[.CW54]&amp;&quot;,0x&quot;&amp;[.CW55]       ;          &quot;/*&quot;&amp;TEXT([.CV58];&quot;??0&quot;)&amp;&quot;*/ ,&quot;&amp;TEXT([.CV48];&quot;??0&quot;)&amp;&quot;,&quot;&amp;TEXT([.CV49];&quot;??0&quot;)&amp;&quot;,&quot;&amp;TEXT([.CV50];&quot;??0&quot;)&amp;&quot;,&quot;&amp;TEXT([.CV51];&quot;??0&quot;)&amp;&quot;,&quot;&amp;TEXT([.CV52];&quot;??0&quot;)&amp;&quot;,&quot;&amp;TEXT([.CV53];&quot;??0&quot;)&amp;&quot;,&quot;&amp;TEXT([.CV54];&quot;??0&quot;)&amp;&quot;,&quot;&amp;TEXT([.CV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19" table:formula="of:=IF([.AW58]&gt;0 ;    IF([.AQ60]=&quot;BASIC&quot;    ;       IF([.AW60]=&quot;HEX&quot;       ;          &quot;SYMBOL &quot;&amp;[.AW58]&amp;&quot;,&amp;&quot;&amp;[.AX48]&amp;&quot;,&amp;&quot;&amp;[.AX49]&amp;&quot;,&amp;&quot;&amp;[.AX50]&amp;&quot;,&amp;&quot;&amp;[.AX51]&amp;&quot;,&amp;&quot;&amp;[.AX52]&amp;&quot;,&amp;&quot;&amp;[.AX53]&amp;&quot;,&amp;&quot;&amp;[.AX54]&amp;&quot;,&amp;&quot;&amp;[.AX55]       ;          &quot;SYMBOL &quot;&amp;[.AW58]&amp;&quot;,&quot;&amp;[.AW48]&amp;&quot;,&quot;&amp;[.AW49]&amp;&quot;,&quot;&amp;[.AW50]&amp;&quot;,&quot;&amp;[.AW51]&amp;&quot;,&quot;&amp;[.AW52]&amp;&quot;,&quot;&amp;[.AW53]&amp;&quot;,&quot;&amp;[.AW54]&amp;&quot;,&quot;&amp;[.AW55]       )    ;       IF([.AW60]=&quot;HEX&quot;       ;          &quot;/*&quot;&amp;TEXT([.AW58];&quot;??0&quot;)&amp;&quot;*/ ,0x&quot;&amp;[.AX48]&amp;&quot;,0x&quot;&amp;[.AX49]&amp;&quot;,0x&quot;&amp;[.AX50]&amp;&quot;,0x&quot;&amp;[.AX51]&amp;&quot;,0x&quot;&amp;[.AX52]&amp;&quot;,0x&quot;&amp;[.AX53]&amp;&quot;,0x&quot;&amp;[.AX54]&amp;&quot;,0x&quot;&amp;[.AX55]       ;          &quot;/*&quot;&amp;TEXT([.AW58];&quot;??0&quot;)&amp;&quot;*/ ,&quot;&amp;TEXT([.AW48];&quot;??0&quot;)&amp;&quot;,&quot;&amp;TEXT([.AW49];&quot;??0&quot;)&amp;&quot;,&quot;&amp;TEXT([.AW50];&quot;??0&quot;)&amp;&quot;,&quot;&amp;TEXT([.AW51];&quot;??0&quot;)&amp;&quot;,&quot;&amp;TEXT([.AW52];&quot;??0&quot;)&amp;&quot;,&quot;&amp;TEXT([.AW53];&quot;??0&quot;)&amp;&quot;,&quot;&amp;TEXT([.AW54];&quot;??0&quot;)&amp;&quot;,&quot;&amp;TEXT([.AW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19" table:formula="of:=IF([.CY58]&gt;0 ;    IF([.CS60]=&quot;BASIC&quot;    ;       IF([.CY60]=&quot;HEX&quot;       ;          &quot;SYMBOL &quot;&amp;[.CY58]&amp;&quot;,&amp;&quot;&amp;[.CZ48]&amp;&quot;,&amp;&quot;&amp;[.CZ49]&amp;&quot;,&amp;&quot;&amp;[.CZ50]&amp;&quot;,&amp;&quot;&amp;[.CZ51]&amp;&quot;,&amp;&quot;&amp;[.CZ52]&amp;&quot;,&amp;&quot;&amp;[.CZ53]&amp;&quot;,&amp;&quot;&amp;[.CZ54]&amp;&quot;,&amp;&quot;&amp;[.CZ55]       ;          &quot;SYMBOL &quot;&amp;[.CY58]&amp;&quot;,&quot;&amp;[.CY48]&amp;&quot;,&quot;&amp;[.CY49]&amp;&quot;,&quot;&amp;[.CY50]&amp;&quot;,&quot;&amp;[.CY51]&amp;&quot;,&quot;&amp;[.CY52]&amp;&quot;,&quot;&amp;[.CY53]&amp;&quot;,&quot;&amp;[.CY54]&amp;&quot;,&quot;&amp;[.CY55]       )    ;       IF([.CY60]=&quot;HEX&quot;       ;          &quot;/*&quot;&amp;TEXT([.CY58];&quot;??0&quot;)&amp;&quot;*/ ,0x&quot;&amp;[.CZ48]&amp;&quot;,0x&quot;&amp;[.CZ49]&amp;&quot;,0x&quot;&amp;[.CZ50]&amp;&quot;,0x&quot;&amp;[.CZ51]&amp;&quot;,0x&quot;&amp;[.CZ52]&amp;&quot;,0x&quot;&amp;[.CZ53]&amp;&quot;,0x&quot;&amp;[.CZ54]&amp;&quot;,0x&quot;&amp;[.CZ55]       ;          &quot;/*&quot;&amp;TEXT([.CY58];&quot;??0&quot;)&amp;&quot;*/ ,&quot;&amp;TEXT([.CY48];&quot;??0&quot;)&amp;&quot;,&quot;&amp;TEXT([.CY49];&quot;??0&quot;)&amp;&quot;,&quot;&amp;TEXT([.CY50];&quot;??0&quot;)&amp;&quot;,&quot;&amp;TEXT([.CY51];&quot;??0&quot;)&amp;&quot;,&quot;&amp;TEXT([.CY52];&quot;??0&quot;)&amp;&quot;,&quot;&amp;TEXT([.CY53];&quot;??0&quot;)&amp;&quot;,&quot;&amp;TEXT([.CY54];&quot;??0&quot;)&amp;&quot;,&quot;&amp;TEXT([.CY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4">
          <table:covered-table-cell/>
          <table:table-cell table:style-name="ce20" table:formula="of:=IF([.AZ58]&gt;0 ;    IF([.AQ60]=&quot;BASIC&quot;    ;       IF([.AW60]=&quot;HEX&quot;       ;          &quot;SYMBOL &quot;&amp;[.AZ58]&amp;&quot;,&amp;&quot;&amp;[.BA48]&amp;&quot;,&amp;&quot;&amp;[.BA49]&amp;&quot;,&amp;&quot;&amp;[.BA50]&amp;&quot;,&amp;&quot;&amp;[.BA51]&amp;&quot;,&amp;&quot;&amp;[.BA52]&amp;&quot;,&amp;&quot;&amp;[.BA53]&amp;&quot;,&amp;&quot;&amp;[.BA54]&amp;&quot;,&amp;&quot;&amp;[.BA55]       ;          &quot;SYMBOL &quot;&amp;[.AZ58]&amp;&quot;,&quot;&amp;[.AZ48]&amp;&quot;,&quot;&amp;[.AZ49]&amp;&quot;,&quot;&amp;[.AZ50]&amp;&quot;,&quot;&amp;[.AZ51]&amp;&quot;,&quot;&amp;[.AZ52]&amp;&quot;,&quot;&amp;[.AZ53]&amp;&quot;,&quot;&amp;[.AZ54]&amp;&quot;,&quot;&amp;[.AZ55]       )    ;       IF([.AW60]=&quot;HEX&quot;       ;          &quot;/*&quot;&amp;TEXT([.AZ58];&quot;??0&quot;)&amp;&quot;*/ ,0x&quot;&amp;[.BA48]&amp;&quot;,0x&quot;&amp;[.BA49]&amp;&quot;,0x&quot;&amp;[.BA50]&amp;&quot;,0x&quot;&amp;[.BA51]&amp;&quot;,0x&quot;&amp;[.BA52]&amp;&quot;,0x&quot;&amp;[.BA53]&amp;&quot;,0x&quot;&amp;[.BA54]&amp;&quot;,0x&quot;&amp;[.BA55]       ;          &quot;/*&quot;&amp;TEXT([.AZ58];&quot;??0&quot;)&amp;&quot;*/ ,&quot;&amp;TEXT([.AZ48];&quot;??0&quot;)&amp;&quot;,&quot;&amp;TEXT([.AZ49];&quot;??0&quot;)&amp;&quot;,&quot;&amp;TEXT([.AZ50];&quot;??0&quot;)&amp;&quot;,&quot;&amp;TEXT([.AZ51];&quot;??0&quot;)&amp;&quot;,&quot;&amp;TEXT([.AZ52];&quot;??0&quot;)&amp;&quot;,&quot;&amp;TEXT([.AZ53];&quot;??0&quot;)&amp;&quot;,&quot;&amp;TEXT([.AZ54];&quot;??0&quot;)&amp;&quot;,&quot;&amp;TEXT([.AZ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20" table:formula="of:=IF([.DB58]&gt;0 ;    IF([.CS60]=&quot;BASIC&quot;    ;       IF([.CY60]=&quot;HEX&quot;       ;          &quot;SYMBOL &quot;&amp;[.DB58]&amp;&quot;,&amp;&quot;&amp;[.DC48]&amp;&quot;,&amp;&quot;&amp;[.DC49]&amp;&quot;,&amp;&quot;&amp;[.DC50]&amp;&quot;,&amp;&quot;&amp;[.DC51]&amp;&quot;,&amp;&quot;&amp;[.DC52]&amp;&quot;,&amp;&quot;&amp;[.DC53]&amp;&quot;,&amp;&quot;&amp;[.DC54]&amp;&quot;,&amp;&quot;&amp;[.DC55]       ;          &quot;SYMBOL &quot;&amp;[.DB58]&amp;&quot;,&quot;&amp;[.DB48]&amp;&quot;,&quot;&amp;[.DB49]&amp;&quot;,&quot;&amp;[.DB50]&amp;&quot;,&quot;&amp;[.DB51]&amp;&quot;,&quot;&amp;[.DB52]&amp;&quot;,&quot;&amp;[.DB53]&amp;&quot;,&quot;&amp;[.DB54]&amp;&quot;,&quot;&amp;[.DB55]       )    ;       IF([.CY60]=&quot;HEX&quot;       ;          &quot;/*&quot;&amp;TEXT([.DB58];&quot;??0&quot;)&amp;&quot;*/ ,0x&quot;&amp;[.DC48]&amp;&quot;,0x&quot;&amp;[.DC49]&amp;&quot;,0x&quot;&amp;[.DC50]&amp;&quot;,0x&quot;&amp;[.DC51]&amp;&quot;,0x&quot;&amp;[.DC52]&amp;&quot;,0x&quot;&amp;[.DC53]&amp;&quot;,0x&quot;&amp;[.DC54]&amp;&quot;,0x&quot;&amp;[.DC55]       ;          &quot;/*&quot;&amp;TEXT([.DB58];&quot;??0&quot;)&amp;&quot;*/ ,&quot;&amp;TEXT([.DB48];&quot;??0&quot;)&amp;&quot;,&quot;&amp;TEXT([.DB49];&quot;??0&quot;)&amp;&quot;,&quot;&amp;TEXT([.DB50];&quot;??0&quot;)&amp;&quot;,&quot;&amp;TEXT([.DB51];&quot;??0&quot;)&amp;&quot;,&quot;&amp;TEXT([.DB52];&quot;??0&quot;)&amp;&quot;,&quot;&amp;TEXT([.DB53];&quot;??0&quot;)&amp;&quot;,&quot;&amp;TEXT([.DB54];&quot;??0&quot;)&amp;&quot;,&quot;&amp;TEXT([.DB55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</table:table-row>
        <calcext:conditional-formats>
          <calcext:conditional-format calcext:target-range-address="'M1 8x8'.B4:'M1 8x8'.I11 'M1 8x8'.B26:'M1 8x8'.I33 'M1 8x8'.BD4:'M1 8x8'.BK11 'M1 8x8'.BD26:'M1 8x8'.BK33 'M1 8x8'.B48:'M1 8x8'.I55 'M1 8x8'.BD48:'M1 8x8'.BK55">
            <calcext:condition calcext:apply-style-name="PEN0" calcext:value="=0" calcext:base-cell-address="'M1 8x8'.B4"/>
            <calcext:condition calcext:apply-style-name="PEN1" calcext:value="=1" calcext:base-cell-address="'M1 8x8'.B4"/>
            <calcext:condition calcext:apply-style-name="PEN2" calcext:value="=2" calcext:base-cell-address="'M1 8x8'.B4"/>
            <calcext:condition calcext:apply-style-name="PEN3" calcext:value="=3" calcext:base-cell-address="'M1 8x8'.B4"/>
          </calcext:conditional-format>
          <calcext:conditional-format calcext:target-range-address="'M1 8x8'.AQ14:'M1 8x8'.AQ14 'M1 8x8'.AQ36:'M1 8x8'.AQ36 'M1 8x8'.CS14:'M1 8x8'.CS14 'M1 8x8'.CS36:'M1 8x8'.CS36 'M1 8x8'.AQ58:'M1 8x8'.AQ58 'M1 8x8'.CS58:'M1 8x8'.CS58">
            <calcext:condition calcext:apply-style-name="PEN1" calcext:value="&gt;0" calcext:base-cell-address="'M1 8x8'.AQ14"/>
          </calcext:conditional-format>
          <calcext:conditional-format calcext:target-range-address="'M1 8x8'.AT14:'M1 8x8'.AT14 'M1 8x8'.AT36:'M1 8x8'.AT36 'M1 8x8'.CV14:'M1 8x8'.CV14 'M1 8x8'.CV36:'M1 8x8'.CV36 'M1 8x8'.AT58:'M1 8x8'.AT58 'M1 8x8'.CV58:'M1 8x8'.CV58">
            <calcext:condition calcext:apply-style-name="PEN2" calcext:value="&gt;0" calcext:base-cell-address="'M1 8x8'.AT14"/>
          </calcext:conditional-format>
          <calcext:conditional-format calcext:target-range-address="'M1 8x8'.AW14:'M1 8x8'.AW14 'M1 8x8'.AW36:'M1 8x8'.AW36 'M1 8x8'.CY14:'M1 8x8'.CY14 'M1 8x8'.CY36:'M1 8x8'.CY36 'M1 8x8'.AW58:'M1 8x8'.AW58 'M1 8x8'.CY58:'M1 8x8'.CY58">
            <calcext:condition calcext:apply-style-name="PEN3" calcext:value="&gt;0" calcext:base-cell-address="'M1 8x8'.AW14"/>
          </calcext:conditional-format>
          <calcext:conditional-format calcext:target-range-address="'M1 8x8'.AZ14:'M1 8x8'.AZ14 'M1 8x8'.AZ36:'M1 8x8'.AZ36 'M1 8x8'.DB14:'M1 8x8'.DB14 'M1 8x8'.DB36:'M1 8x8'.DB36 'M1 8x8'.AZ58:'M1 8x8'.AZ58 'M1 8x8'.DB58:'M1 8x8'.DB58">
            <calcext:condition calcext:apply-style-name="PEN0" calcext:value="&gt;0" calcext:base-cell-address="'M1 8x8'.AZ14"/>
          </calcext:conditional-format>
          <calcext:conditional-format calcext:target-range-address="'M1 8x8'.AQ16:'M1 8x8'.AQ16 'M1 8x8'.AQ38:'M1 8x8'.AQ38 'M1 8x8'.CS16:'M1 8x8'.CS16 'M1 8x8'.CS38:'M1 8x8'.CS38 'M1 8x8'.AW16:'M1 8x8'.AW16 'M1 8x8'.AW38:'M1 8x8'.AW38 'M1 8x8'.CY16:'M1 8x8'.CY16 'M1 8x8'.CY38:'M1 8x8'.CY38 'M1 8x8'.AQ60:'M1 8x8'.AQ60 'M1 8x8'.CS60:'M1 8x8'.CS60 'M1 8x8'.AW60:'M1 8x8'.AW60 'M1 8x8'.CY60:'M1 8x8'.CY60">
            <calcext:condition calcext:apply-style-name="Bad" calcext:value="=0" calcext:base-cell-address="'M1 8x8'.AQ16"/>
          </calcext:conditional-format>
          <calcext:conditional-format calcext:target-range-address="'M1 8x8'.B18:'M1 8x8'.B18 'M1 8x8'.BD18:'M1 8x8'.BD18 'M1 8x8'.BD40:'M1 8x8'.BD40 'M1 8x8'.B40:'M1 8x8'.B40 'M1 8x8'.BD62:'M1 8x8'.BD62 'M1 8x8'.B62:'M1 8x8'.B62">
            <calcext:condition calcext:apply-style-name="PEN1" calcext:value="!=&quot; -- &quot;" calcext:base-cell-address="'M1 8x8'.B18"/>
          </calcext:conditional-format>
          <calcext:conditional-format calcext:target-range-address="'M1 8x8'.B19:'M1 8x8'.B19 'M1 8x8'.BD19:'M1 8x8'.BD19 'M1 8x8'.BD41:'M1 8x8'.BD41 'M1 8x8'.B41:'M1 8x8'.B41 'M1 8x8'.BD63:'M1 8x8'.BD63 'M1 8x8'.B63:'M1 8x8'.B63">
            <calcext:condition calcext:apply-style-name="PEN2" calcext:value="!=&quot; -- &quot;" calcext:base-cell-address="'M1 8x8'.B19"/>
          </calcext:conditional-format>
          <calcext:conditional-format calcext:target-range-address="'M1 8x8'.B20:'M1 8x8'.B20 'M1 8x8'.BD20:'M1 8x8'.BD20 'M1 8x8'.BD42:'M1 8x8'.BD42 'M1 8x8'.B42:'M1 8x8'.B42 'M1 8x8'.BD64:'M1 8x8'.BD64 'M1 8x8'.B64:'M1 8x8'.B64">
            <calcext:condition calcext:apply-style-name="PEN3" calcext:value="!=&quot; -- &quot;" calcext:base-cell-address="'M1 8x8'.B20"/>
          </calcext:conditional-format>
          <calcext:conditional-format calcext:target-range-address="'M1 8x8'.B21:'M1 8x8'.B21 'M1 8x8'.B43:'M1 8x8'.B43 'M1 8x8'.BD21:'M1 8x8'.BD21 'M1 8x8'.BD43:'M1 8x8'.BD43 'M1 8x8'.B65:'M1 8x8'.B65 'M1 8x8'.BD65:'M1 8x8'.BD65">
            <calcext:condition calcext:apply-style-name="PEN0" calcext:value="!=&quot; -- &quot;" calcext:base-cell-address="'M1 8x8'.B21"/>
          </calcext:conditional-format>
          <calcext:conditional-format calcext:target-range-address="'M1 8x8'.AQ4:'M1 8x8'.AQ11 'M1 8x8'.AT4:'M1 8x8'.AT11 'M1 8x8'.AW4:'M1 8x8'.AW11 'M1 8x8'.AZ4:'M1 8x8'.AZ11 'M1 8x8'.CS4:'M1 8x8'.CS11 'M1 8x8'.CV4:'M1 8x8'.CV11 'M1 8x8'.CY4:'M1 8x8'.CY11 'M1 8x8'.DB4:'M1 8x8'.DB11 'M1 8x8'.AQ26:'M1 8x8'.AQ33 'M1 8x8'.AT26:'M1 8x8'.AT33 'M1 8x8'.AW26:'M1 8x8'.AW33 'M1 8x8'.AZ26:'M1 8x8'.AZ33 'M1 8x8'.CS26:'M1 8x8'.CS33 'M1 8x8'.CV26:'M1 8x8'.CV33 'M1 8x8'.CY26:'M1 8x8'.CY33 'M1 8x8'.DB26:'M1 8x8'.DB33 'M1 8x8'.AQ48:'M1 8x8'.AQ55 'M1 8x8'.AT48:'M1 8x8'.AT55 'M1 8x8'.AW48:'M1 8x8'.AW55 'M1 8x8'.AZ48:'M1 8x8'.AZ55 'M1 8x8'.CS48:'M1 8x8'.CS55 'M1 8x8'.CV48:'M1 8x8'.CV55 'M1 8x8'.CY48:'M1 8x8'.CY55 'M1 8x8'.DB48:'M1 8x8'.DB55">
            <calcext:condition calcext:apply-style-name="Greyed Out Cell" calcext:value="formula-is(INDIRECT(&quot;R&quot;&amp;22*INT(ROW()/22)+14&amp;&quot;C&quot;&amp;COLUMN();0)&lt;32)" calcext:base-cell-address="'M1 8x8'.AQ4"/>
          </calcext:conditional-format>
          <calcext:conditional-format calcext:target-range-address="'M1 8x8'.AR4:'M1 8x8'.AR11 'M1 8x8'.AU4:'M1 8x8'.AU11 'M1 8x8'.AX4:'M1 8x8'.AX11 'M1 8x8'.BA4:'M1 8x8'.BA11 'M1 8x8'.CT4:'M1 8x8'.CT11 'M1 8x8'.CW4:'M1 8x8'.CW11 'M1 8x8'.CZ4:'M1 8x8'.CZ11 'M1 8x8'.DC4:'M1 8x8'.DC11 'M1 8x8'.AR26:'M1 8x8'.AR33 'M1 8x8'.AU26:'M1 8x8'.AU33 'M1 8x8'.AX26:'M1 8x8'.AX33 'M1 8x8'.BA26:'M1 8x8'.BA33 'M1 8x8'.CT26:'M1 8x8'.CT33 'M1 8x8'.CW26:'M1 8x8'.CW33 'M1 8x8'.CZ26:'M1 8x8'.CZ33 'M1 8x8'.DC26:'M1 8x8'.DC33 'M1 8x8'.AR48:'M1 8x8'.AR55 'M1 8x8'.AU48:'M1 8x8'.AU55 'M1 8x8'.AX48:'M1 8x8'.AX55 'M1 8x8'.BA48:'M1 8x8'.BA55 'M1 8x8'.CT48:'M1 8x8'.CT55 'M1 8x8'.CW48:'M1 8x8'.CW55 'M1 8x8'.CZ48:'M1 8x8'.CZ55 'M1 8x8'.DC48:'M1 8x8'.DC55">
            <calcext:condition calcext:apply-style-name="Greyed Out Cell" calcext:value="formula-is(INDIRECT(&quot;R&quot;&amp;22*INT(ROW()/22)+14&amp;&quot;C&quot;&amp;COLUMN()-1;0)&lt;32)" calcext:base-cell-address="'M1 8x8'.AR4"/>
          </calcext:conditional-format>
        </calcext:conditional-formats>
      </table:table>
      <table:table table:name="M1 8x16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8" table:default-cell-style-name="ce84"/>
        <table:table-column table:style-name="co3" table:visibility="collapse" table:number-columns-repeated="32" table:default-cell-style-name="ce27"/>
        <table:table-column table:style-name="co3" table:default-cell-style-name="ce37"/>
        <table:table-column table:style-name="co3" table:default-cell-style-name="ce97"/>
        <table:table-column table:style-name="co3" table:default-cell-style-name="ce103"/>
        <table:table-column table:style-name="co3" table:default-cell-style-name="ce60"/>
        <table:table-column table:style-name="co3" table:default-cell-style-name="ce97"/>
        <table:table-column table:style-name="co3" table:default-cell-style-name="ce103"/>
        <table:table-column table:style-name="co3" table:default-cell-style-name="ce60"/>
        <table:table-column table:style-name="co3" table:default-cell-style-name="ce97"/>
        <table:table-column table:style-name="co3" table:default-cell-style-name="ce103"/>
        <table:table-column table:style-name="co3" table:default-cell-style-name="ce60"/>
        <table:table-column table:style-name="co3" table:default-cell-style-name="ce97"/>
        <table:table-column table:style-name="co3" table:default-cell-style-name="ce103"/>
        <table:table-column table:style-name="co1" table:number-columns-repeated="2" table:default-cell-style-name="Default"/>
        <table:table-column table:style-name="co2" table:number-columns-repeated="8" table:default-cell-style-name="ce84"/>
        <table:table-column table:style-name="co3" table:visibility="collapse" table:number-columns-repeated="32" table:default-cell-style-name="ce27"/>
        <table:table-column table:style-name="co3" table:default-cell-style-name="ce37"/>
        <table:table-column table:style-name="co3" table:default-cell-style-name="ce97"/>
        <table:table-column table:style-name="co3" table:default-cell-style-name="ce103"/>
        <table:table-column table:style-name="co3" table:default-cell-style-name="ce60"/>
        <table:table-column table:style-name="co3" table:default-cell-style-name="ce97"/>
        <table:table-column table:style-name="co3" table:default-cell-style-name="ce103"/>
        <table:table-column table:style-name="co3" table:default-cell-style-name="ce60"/>
        <table:table-column table:style-name="co3" table:default-cell-style-name="ce97"/>
        <table:table-column table:style-name="co3" table:default-cell-style-name="ce103"/>
        <table:table-column table:style-name="co3" table:default-cell-style-name="ce60"/>
        <table:table-column table:style-name="co3" table:default-cell-style-name="ce97"/>
        <table:table-column table:style-name="co3" table:default-cell-style-name="ce103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36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36"/>
          <table:table-cell table:style-name="ce1" office:value-type="string" calcext:value-type="string" table:number-columns-spanned="1" table:number-rows-spanned="36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36"/>
          <table:table-cell/>
        </table:table-row>
        <table:table-row table:style-name="ro2">
          <table:covered-table-cell/>
          <table:table-cell table:style-name="ce83" office:value-type="string" calcext:value-type="string" table:number-columns-spanned="8" table:number-rows-spanned="2">
            <text:p>8x16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20"/>
          <table:table-cell table:style-name="ce95" office:value-type="string" calcext:value-type="string" table:number-columns-spanned="2" table:number-rows-spanned="1">
            <text:p>PEN 1</text:p>
          </table:table-cell>
          <table:covered-table-cell table:style-name="ce102"/>
          <table:table-cell table:style-name="ce108" table:number-columns-spanned="1" table:number-rows-spanned="20"/>
          <table:table-cell table:style-name="ce113" office:value-type="string" calcext:value-type="string" table:number-columns-spanned="2" table:number-rows-spanned="1">
            <text:p>PEN 2</text:p>
          </table:table-cell>
          <table:covered-table-cell table:style-name="ce102"/>
          <table:table-cell table:style-name="ce108" table:number-columns-spanned="1" table:number-rows-spanned="20"/>
          <table:table-cell table:style-name="ce118" office:value-type="string" calcext:value-type="string" table:number-columns-spanned="2" table:number-rows-spanned="1">
            <text:p>PEN 3</text:p>
          </table:table-cell>
          <table:covered-table-cell table:style-name="ce102"/>
          <table:table-cell table:style-name="ce108" table:number-columns-spanned="1" table:number-rows-spanned="20"/>
          <table:table-cell table:style-name="ce123" office:value-type="string" calcext:value-type="string" table:number-columns-spanned="2" table:number-rows-spanned="1">
            <text:p>PEN 0</text:p>
          </table:table-cell>
          <table:covered-table-cell table:style-name="ce102"/>
          <table:covered-table-cell table:number-columns-repeated="2" table:style-name="ce107"/>
          <table:table-cell table:style-name="ce83" office:value-type="string" calcext:value-type="string" table:number-columns-spanned="8" table:number-rows-spanned="2">
            <text:p>8x16 PIXEL </text:p>
            <text:p>MATRIX</text:p>
          </table:table-cell>
          <table:covered-table-cell table:number-columns-repeated="7" table:style-name="ce107"/>
          <table:table-cell table:style-name="ce107" table:number-columns-repeated="32"/>
          <table:table-cell table:style-name="ce108" table:number-columns-spanned="1" table:number-rows-spanned="20"/>
          <table:table-cell table:style-name="ce95" office:value-type="string" calcext:value-type="string" table:number-columns-spanned="2" table:number-rows-spanned="1">
            <text:p>PEN 1</text:p>
          </table:table-cell>
          <table:covered-table-cell table:style-name="ce102"/>
          <table:table-cell table:style-name="ce108" table:number-columns-spanned="1" table:number-rows-spanned="20"/>
          <table:table-cell table:style-name="ce113" office:value-type="string" calcext:value-type="string" table:number-columns-spanned="2" table:number-rows-spanned="1">
            <text:p>PEN 2</text:p>
          </table:table-cell>
          <table:covered-table-cell table:style-name="ce102"/>
          <table:table-cell table:style-name="ce108" table:number-columns-spanned="1" table:number-rows-spanned="20"/>
          <table:table-cell table:style-name="ce118" office:value-type="string" calcext:value-type="string" table:number-columns-spanned="2" table:number-rows-spanned="1">
            <text:p>PEN 3</text:p>
          </table:table-cell>
          <table:covered-table-cell table:style-name="ce102"/>
          <table:table-cell table:style-name="ce108" table:number-columns-spanned="1" table:number-rows-spanned="20"/>
          <table:table-cell table:style-name="ce123" office:value-type="string" calcext:value-type="string" table:number-columns-spanned="2" table:number-rows-spanned="1">
            <text:p>PEN 0</text:p>
          </table:table-cell>
          <table:covered-table-cell table:style-name="ce102"/>
          <table:covered-table-cell/>
          <table:table-cell/>
        </table:table-row>
        <table:table-row table:style-name="ro4">
          <table:covered-table-cell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number-columns-repeated="2"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/>
          <table:table-cell table:formula="of:=[.J21]*([.B4]=[.J3])" office:value-type="float" office:value="0" calcext:value-type="float">
            <text:p>0</text:p>
          </table:table-cell>
          <table:table-cell table:formula="of:=[.K21]*([.C4]=[.K3])" office:value-type="float" office:value="0" calcext:value-type="float">
            <text:p>0</text:p>
          </table:table-cell>
          <table:table-cell table:formula="of:=[.L21]*([.D4]=[.L3])" office:value-type="float" office:value="0" calcext:value-type="float">
            <text:p>0</text:p>
          </table:table-cell>
          <table:table-cell table:formula="of:=[.M21]*([.E4]=[.M3])" office:value-type="float" office:value="0" calcext:value-type="float">
            <text:p>0</text:p>
          </table:table-cell>
          <table:table-cell table:formula="of:=[.N21]*([.F4]=[.N3])" office:value-type="float" office:value="0" calcext:value-type="float">
            <text:p>0</text:p>
          </table:table-cell>
          <table:table-cell table:formula="of:=[.O21]*([.G4]=[.O3])" office:value-type="float" office:value="0" calcext:value-type="float">
            <text:p>0</text:p>
          </table:table-cell>
          <table:table-cell table:formula="of:=[.P21]*([.H4]=[.P3])" office:value-type="float" office:value="0" calcext:value-type="float">
            <text:p>0</text:p>
          </table:table-cell>
          <table:table-cell table:formula="of:=[.Q21]*([.I4]=[.Q3])" office:value-type="float" office:value="0" calcext:value-type="float">
            <text:p>0</text:p>
          </table:table-cell>
          <table:table-cell table:formula="of:=[.R21]*([.B4]=[.R3])" office:value-type="float" office:value="0" calcext:value-type="float">
            <text:p>0</text:p>
          </table:table-cell>
          <table:table-cell table:formula="of:=[.S21]*([.C4]=[.S3])" office:value-type="float" office:value="0" calcext:value-type="float">
            <text:p>0</text:p>
          </table:table-cell>
          <table:table-cell table:formula="of:=[.T21]*([.D4]=[.T3])" office:value-type="float" office:value="0" calcext:value-type="float">
            <text:p>0</text:p>
          </table:table-cell>
          <table:table-cell table:formula="of:=[.U21]*([.E4]=[.U3])" office:value-type="float" office:value="0" calcext:value-type="float">
            <text:p>0</text:p>
          </table:table-cell>
          <table:table-cell table:formula="of:=[.V21]*([.F4]=[.V3])" office:value-type="float" office:value="0" calcext:value-type="float">
            <text:p>0</text:p>
          </table:table-cell>
          <table:table-cell table:formula="of:=[.W21]*([.G4]=[.W3])" office:value-type="float" office:value="0" calcext:value-type="float">
            <text:p>0</text:p>
          </table:table-cell>
          <table:table-cell table:formula="of:=[.X21]*([.H4]=[.X3])" office:value-type="float" office:value="0" calcext:value-type="float">
            <text:p>0</text:p>
          </table:table-cell>
          <table:table-cell table:formula="of:=[.Y21]*([.I4]=[.Y3])" office:value-type="float" office:value="0" calcext:value-type="float">
            <text:p>0</text:p>
          </table:table-cell>
          <table:table-cell table:formula="of:=[.Z21]*([.B4]=[.Z3])" office:value-type="float" office:value="0" calcext:value-type="float">
            <text:p>0</text:p>
          </table:table-cell>
          <table:table-cell table:formula="of:=[.AA21]*([.C4]=[.AA3])" office:value-type="float" office:value="0" calcext:value-type="float">
            <text:p>0</text:p>
          </table:table-cell>
          <table:table-cell table:formula="of:=[.AB21]*([.D4]=[.AB3])" office:value-type="float" office:value="32" calcext:value-type="float">
            <text:p>32</text:p>
          </table:table-cell>
          <table:table-cell table:formula="of:=[.AC21]*([.E4]=[.AC3])" office:value-type="float" office:value="16" calcext:value-type="float">
            <text:p>16</text:p>
          </table:table-cell>
          <table:table-cell table:formula="of:=[.AD21]*([.F4]=[.AD3])" office:value-type="float" office:value="8" calcext:value-type="float">
            <text:p>8</text:p>
          </table:table-cell>
          <table:table-cell table:formula="of:=[.AE21]*([.G4]=[.AE3])" office:value-type="float" office:value="4" calcext:value-type="float">
            <text:p>4</text:p>
          </table:table-cell>
          <table:table-cell table:formula="of:=[.AF21]*([.H4]=[.AF3])" office:value-type="float" office:value="2" calcext:value-type="float">
            <text:p>2</text:p>
          </table:table-cell>
          <table:table-cell table:formula="of:=[.AG21]*([.I4]=[.AG3])" office:value-type="float" office:value="0" calcext:value-type="float">
            <text:p>0</text:p>
          </table:table-cell>
          <table:table-cell table:formula="of:=[.AH21]*([.B4]=[.AH3])" office:value-type="float" office:value="128" calcext:value-type="float">
            <text:p>128</text:p>
          </table:table-cell>
          <table:table-cell table:formula="of:=[.AI21]*([.C4]=[.AI3])" office:value-type="float" office:value="64" calcext:value-type="float">
            <text:p>64</text:p>
          </table:table-cell>
          <table:table-cell table:formula="of:=[.AJ21]*([.D4]=[.AJ3])" office:value-type="float" office:value="0" calcext:value-type="float">
            <text:p>0</text:p>
          </table:table-cell>
          <table:table-cell table:formula="of:=[.AK21]*([.E4]=[.AK3])" office:value-type="float" office:value="0" calcext:value-type="float">
            <text:p>0</text:p>
          </table:table-cell>
          <table:table-cell table:formula="of:=[.AL21]*([.F4]=[.AL3])" office:value-type="float" office:value="0" calcext:value-type="float">
            <text:p>0</text:p>
          </table:table-cell>
          <table:table-cell table:formula="of:=[.AM21]*([.G4]=[.AM3])" office:value-type="float" office:value="0" calcext:value-type="float">
            <text:p>0</text:p>
          </table:table-cell>
          <table:table-cell table:formula="of:=[.AN21]*([.H4]=[.AN3])" office:value-type="float" office:value="0" calcext:value-type="float">
            <text:p>0</text:p>
          </table:table-cell>
          <table:table-cell table:formula="of:=[.AO21]*([.I4]=[.AO3])" office:value-type="float" office:value="1" calcext:value-type="float">
            <text:p>1</text:p>
          </table:table-cell>
          <table:covered-table-cell/>
          <table:table-cell table:formula="of:=SUM([.J4:.Q4])" office:value-type="float" office:value="0" calcext:value-type="float">
            <text:p>0</text:p>
          </table:table-cell>
          <table:table-cell table:formula="of:=DEC2HEX([.AQ4];2)" office:value-type="string" office:string-value="00" calcext:value-type="string">
            <text:p>00</text:p>
          </table:table-cell>
          <table:covered-table-cell/>
          <table:table-cell table:formula="of:=SUM([.R4:.Y4])" office:value-type="float" office:value="0" calcext:value-type="float">
            <text:p>0</text:p>
          </table:table-cell>
          <table:table-cell table:formula="of:=DEC2HEX([.AT4];2)" office:value-type="string" office:string-value="00" calcext:value-type="string">
            <text:p>00</text:p>
          </table:table-cell>
          <table:covered-table-cell/>
          <table:table-cell table:formula="of:=SUM([.Z4:.AG4])" office:value-type="float" office:value="62" calcext:value-type="float">
            <text:p>62</text:p>
          </table:table-cell>
          <table:table-cell table:formula="of:=DEC2HEX([.AW4];2)" office:value-type="string" office:string-value="3E" calcext:value-type="string">
            <text:p>3E</text:p>
          </table:table-cell>
          <table:covered-table-cell/>
          <table:table-cell table:formula="of:=SUM([.AH4:.AO4])" office:value-type="float" office:value="193" calcext:value-type="float">
            <text:p>193</text:p>
          </table:table-cell>
          <table:table-cell table:formula="of:=DEC2HEX([.AZ4];2)" office:value-type="string" office:string-value="C1" calcext:value-type="string">
            <text:p>C1</text:p>
          </table:table-cell>
          <table:covered-table-cell table:number-columns-repeated="2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[.BL21]*([.BD4]=[.BL3])" office:value-type="float" office:value="0" calcext:value-type="float">
            <text:p>0</text:p>
          </table:table-cell>
          <table:table-cell table:formula="of:=[.BM21]*([.BE4]=[.BM3])" office:value-type="float" office:value="0" calcext:value-type="float">
            <text:p>0</text:p>
          </table:table-cell>
          <table:table-cell table:formula="of:=[.BN21]*([.BF4]=[.BN3])" office:value-type="float" office:value="32" calcext:value-type="float">
            <text:p>32</text:p>
          </table:table-cell>
          <table:table-cell table:formula="of:=[.BO21]*([.BG4]=[.BO3])" office:value-type="float" office:value="16" calcext:value-type="float">
            <text:p>16</text:p>
          </table:table-cell>
          <table:table-cell table:formula="of:=[.BP21]*([.BH4]=[.BP3])" office:value-type="float" office:value="8" calcext:value-type="float">
            <text:p>8</text:p>
          </table:table-cell>
          <table:table-cell table:formula="of:=[.BQ21]*([.BI4]=[.BQ3])" office:value-type="float" office:value="4" calcext:value-type="float">
            <text:p>4</text:p>
          </table:table-cell>
          <table:table-cell table:formula="of:=[.BR21]*([.BJ4]=[.BR3])" office:value-type="float" office:value="0" calcext:value-type="float">
            <text:p>0</text:p>
          </table:table-cell>
          <table:table-cell table:formula="of:=[.BS21]*([.BK4]=[.BS3])" office:value-type="float" office:value="0" calcext:value-type="float">
            <text:p>0</text:p>
          </table:table-cell>
          <table:table-cell table:formula="of:=[.BT21]*([.BD4]=[.BT3])" office:value-type="float" office:value="0" calcext:value-type="float">
            <text:p>0</text:p>
          </table:table-cell>
          <table:table-cell table:formula="of:=[.BU21]*([.BE4]=[.BU3])" office:value-type="float" office:value="0" calcext:value-type="float">
            <text:p>0</text:p>
          </table:table-cell>
          <table:table-cell table:formula="of:=[.BV21]*([.BF4]=[.BV3])" office:value-type="float" office:value="0" calcext:value-type="float">
            <text:p>0</text:p>
          </table:table-cell>
          <table:table-cell table:formula="of:=[.BW21]*([.BG4]=[.BW3])" office:value-type="float" office:value="0" calcext:value-type="float">
            <text:p>0</text:p>
          </table:table-cell>
          <table:table-cell table:formula="of:=[.BX21]*([.BH4]=[.BX3])" office:value-type="float" office:value="0" calcext:value-type="float">
            <text:p>0</text:p>
          </table:table-cell>
          <table:table-cell table:formula="of:=[.BY21]*([.BI4]=[.BY3])" office:value-type="float" office:value="0" calcext:value-type="float">
            <text:p>0</text:p>
          </table:table-cell>
          <table:table-cell table:formula="of:=[.BZ21]*([.BJ4]=[.BZ3])" office:value-type="float" office:value="0" calcext:value-type="float">
            <text:p>0</text:p>
          </table:table-cell>
          <table:table-cell table:formula="of:=[.CA21]*([.BK4]=[.CA3])" office:value-type="float" office:value="0" calcext:value-type="float">
            <text:p>0</text:p>
          </table:table-cell>
          <table:table-cell table:formula="of:=[.CB21]*([.BD4]=[.CB3])" office:value-type="float" office:value="0" calcext:value-type="float">
            <text:p>0</text:p>
          </table:table-cell>
          <table:table-cell table:formula="of:=[.CC21]*([.BE4]=[.CC3])" office:value-type="float" office:value="0" calcext:value-type="float">
            <text:p>0</text:p>
          </table:table-cell>
          <table:table-cell table:formula="of:=[.CD21]*([.BF4]=[.CD3])" office:value-type="float" office:value="0" calcext:value-type="float">
            <text:p>0</text:p>
          </table:table-cell>
          <table:table-cell table:formula="of:=[.CE21]*([.BG4]=[.CE3])" office:value-type="float" office:value="0" calcext:value-type="float">
            <text:p>0</text:p>
          </table:table-cell>
          <table:table-cell table:formula="of:=[.CF21]*([.BH4]=[.CF3])" office:value-type="float" office:value="0" calcext:value-type="float">
            <text:p>0</text:p>
          </table:table-cell>
          <table:table-cell table:formula="of:=[.CG21]*([.BI4]=[.CG3])" office:value-type="float" office:value="0" calcext:value-type="float">
            <text:p>0</text:p>
          </table:table-cell>
          <table:table-cell table:formula="of:=[.CH21]*([.BJ4]=[.CH3])" office:value-type="float" office:value="0" calcext:value-type="float">
            <text:p>0</text:p>
          </table:table-cell>
          <table:table-cell table:formula="of:=[.CI21]*([.BK4]=[.CI3])" office:value-type="float" office:value="0" calcext:value-type="float">
            <text:p>0</text:p>
          </table:table-cell>
          <table:table-cell table:formula="of:=[.CJ21]*([.BD4]=[.CJ3])" office:value-type="float" office:value="128" calcext:value-type="float">
            <text:p>128</text:p>
          </table:table-cell>
          <table:table-cell table:formula="of:=[.CK21]*([.BE4]=[.CK3])" office:value-type="float" office:value="64" calcext:value-type="float">
            <text:p>64</text:p>
          </table:table-cell>
          <table:table-cell table:formula="of:=[.CL21]*([.BF4]=[.CL3])" office:value-type="float" office:value="0" calcext:value-type="float">
            <text:p>0</text:p>
          </table:table-cell>
          <table:table-cell table:formula="of:=[.CM21]*([.BG4]=[.CM3])" office:value-type="float" office:value="0" calcext:value-type="float">
            <text:p>0</text:p>
          </table:table-cell>
          <table:table-cell table:formula="of:=[.CN21]*([.BH4]=[.CN3])" office:value-type="float" office:value="0" calcext:value-type="float">
            <text:p>0</text:p>
          </table:table-cell>
          <table:table-cell table:formula="of:=[.CO21]*([.BI4]=[.CO3])" office:value-type="float" office:value="0" calcext:value-type="float">
            <text:p>0</text:p>
          </table:table-cell>
          <table:table-cell table:formula="of:=[.CP21]*([.BJ4]=[.CP3])" office:value-type="float" office:value="2" calcext:value-type="float">
            <text:p>2</text:p>
          </table:table-cell>
          <table:table-cell table:formula="of:=[.CQ21]*([.BK4]=[.CQ3])" office:value-type="float" office:value="1" calcext:value-type="float">
            <text:p>1</text:p>
          </table:table-cell>
          <table:covered-table-cell/>
          <table:table-cell table:formula="of:=SUM([.BL4:.BS4])" office:value-type="float" office:value="60" calcext:value-type="float">
            <text:p>60</text:p>
          </table:table-cell>
          <table:table-cell table:formula="of:=DEC2HEX([.CS4];2)" office:value-type="string" office:string-value="3C" calcext:value-type="string">
            <text:p>3C</text:p>
          </table:table-cell>
          <table:covered-table-cell/>
          <table:table-cell table:formula="of:=SUM([.BT4:.CA4])" office:value-type="float" office:value="0" calcext:value-type="float">
            <text:p>0</text:p>
          </table:table-cell>
          <table:table-cell table:formula="of:=DEC2HEX([.CV4];2)" office:value-type="string" office:string-value="00" calcext:value-type="string">
            <text:p>00</text:p>
          </table:table-cell>
          <table:covered-table-cell/>
          <table:table-cell table:formula="of:=SUM([.CB4:.CI4])" office:value-type="float" office:value="0" calcext:value-type="float">
            <text:p>0</text:p>
          </table:table-cell>
          <table:table-cell table:formula="of:=DEC2HEX([.CY4];2)" office:value-type="string" office:string-value="00" calcext:value-type="string">
            <text:p>00</text:p>
          </table:table-cell>
          <table:covered-table-cell/>
          <table:table-cell table:formula="of:=SUM([.CJ4:.CQ4])" office:value-type="float" office:value="195" calcext:value-type="float">
            <text:p>195</text:p>
          </table:table-cell>
          <table:table-cell table:formula="of:=DEC2HEX([.DB4];2)" office:value-type="string" office:string-value="C3" calcext:value-type="string">
            <text:p>C3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21]*([.B5]=[.J3])" office:value-type="float" office:value="0" calcext:value-type="float">
            <text:p>0</text:p>
          </table:table-cell>
          <table:table-cell table:formula="of:=[.K21]*([.C5]=[.K3])" office:value-type="float" office:value="0" calcext:value-type="float">
            <text:p>0</text:p>
          </table:table-cell>
          <table:table-cell table:formula="of:=[.L21]*([.D5]=[.L3])" office:value-type="float" office:value="0" calcext:value-type="float">
            <text:p>0</text:p>
          </table:table-cell>
          <table:table-cell table:formula="of:=[.M21]*([.E5]=[.M3])" office:value-type="float" office:value="0" calcext:value-type="float">
            <text:p>0</text:p>
          </table:table-cell>
          <table:table-cell table:formula="of:=[.N21]*([.F5]=[.N3])" office:value-type="float" office:value="0" calcext:value-type="float">
            <text:p>0</text:p>
          </table:table-cell>
          <table:table-cell table:formula="of:=[.O21]*([.G5]=[.O3])" office:value-type="float" office:value="0" calcext:value-type="float">
            <text:p>0</text:p>
          </table:table-cell>
          <table:table-cell table:formula="of:=[.P21]*([.H5]=[.P3])" office:value-type="float" office:value="0" calcext:value-type="float">
            <text:p>0</text:p>
          </table:table-cell>
          <table:table-cell table:formula="of:=[.Q21]*([.I5]=[.Q3])" office:value-type="float" office:value="0" calcext:value-type="float">
            <text:p>0</text:p>
          </table:table-cell>
          <table:table-cell table:formula="of:=[.R21]*([.B5]=[.R3])" office:value-type="float" office:value="0" calcext:value-type="float">
            <text:p>0</text:p>
          </table:table-cell>
          <table:table-cell table:formula="of:=[.S21]*([.C5]=[.S3])" office:value-type="float" office:value="0" calcext:value-type="float">
            <text:p>0</text:p>
          </table:table-cell>
          <table:table-cell table:formula="of:=[.T21]*([.D5]=[.T3])" office:value-type="float" office:value="0" calcext:value-type="float">
            <text:p>0</text:p>
          </table:table-cell>
          <table:table-cell table:formula="of:=[.U21]*([.E5]=[.U3])" office:value-type="float" office:value="16" calcext:value-type="float">
            <text:p>16</text:p>
          </table:table-cell>
          <table:table-cell table:formula="of:=[.V21]*([.F5]=[.V3])" office:value-type="float" office:value="8" calcext:value-type="float">
            <text:p>8</text:p>
          </table:table-cell>
          <table:table-cell table:formula="of:=[.W21]*([.G5]=[.W3])" office:value-type="float" office:value="4" calcext:value-type="float">
            <text:p>4</text:p>
          </table:table-cell>
          <table:table-cell table:formula="of:=[.X21]*([.H5]=[.X3])" office:value-type="float" office:value="0" calcext:value-type="float">
            <text:p>0</text:p>
          </table:table-cell>
          <table:table-cell table:formula="of:=[.Y21]*([.I5]=[.Y3])" office:value-type="float" office:value="0" calcext:value-type="float">
            <text:p>0</text:p>
          </table:table-cell>
          <table:table-cell table:formula="of:=[.Z21]*([.B5]=[.Z3])" office:value-type="float" office:value="0" calcext:value-type="float">
            <text:p>0</text:p>
          </table:table-cell>
          <table:table-cell table:formula="of:=[.AA21]*([.C5]=[.AA3])" office:value-type="float" office:value="0" calcext:value-type="float">
            <text:p>0</text:p>
          </table:table-cell>
          <table:table-cell table:formula="of:=[.AB21]*([.D5]=[.AB3])" office:value-type="float" office:value="32" calcext:value-type="float">
            <text:p>32</text:p>
          </table:table-cell>
          <table:table-cell table:formula="of:=[.AC21]*([.E5]=[.AC3])" office:value-type="float" office:value="0" calcext:value-type="float">
            <text:p>0</text:p>
          </table:table-cell>
          <table:table-cell table:formula="of:=[.AD21]*([.F5]=[.AD3])" office:value-type="float" office:value="0" calcext:value-type="float">
            <text:p>0</text:p>
          </table:table-cell>
          <table:table-cell table:formula="of:=[.AE21]*([.G5]=[.AE3])" office:value-type="float" office:value="0" calcext:value-type="float">
            <text:p>0</text:p>
          </table:table-cell>
          <table:table-cell table:formula="of:=[.AF21]*([.H5]=[.AF3])" office:value-type="float" office:value="2" calcext:value-type="float">
            <text:p>2</text:p>
          </table:table-cell>
          <table:table-cell table:formula="of:=[.AG21]*([.I5]=[.AG3])" office:value-type="float" office:value="0" calcext:value-type="float">
            <text:p>0</text:p>
          </table:table-cell>
          <table:table-cell table:formula="of:=[.AH21]*([.B5]=[.AH3])" office:value-type="float" office:value="128" calcext:value-type="float">
            <text:p>128</text:p>
          </table:table-cell>
          <table:table-cell table:formula="of:=[.AI21]*([.C5]=[.AI3])" office:value-type="float" office:value="64" calcext:value-type="float">
            <text:p>64</text:p>
          </table:table-cell>
          <table:table-cell table:formula="of:=[.AJ21]*([.D5]=[.AJ3])" office:value-type="float" office:value="0" calcext:value-type="float">
            <text:p>0</text:p>
          </table:table-cell>
          <table:table-cell table:formula="of:=[.AK21]*([.E5]=[.AK3])" office:value-type="float" office:value="0" calcext:value-type="float">
            <text:p>0</text:p>
          </table:table-cell>
          <table:table-cell table:formula="of:=[.AL21]*([.F5]=[.AL3])" office:value-type="float" office:value="0" calcext:value-type="float">
            <text:p>0</text:p>
          </table:table-cell>
          <table:table-cell table:formula="of:=[.AM21]*([.G5]=[.AM3])" office:value-type="float" office:value="0" calcext:value-type="float">
            <text:p>0</text:p>
          </table:table-cell>
          <table:table-cell table:formula="of:=[.AN21]*([.H5]=[.AN3])" office:value-type="float" office:value="0" calcext:value-type="float">
            <text:p>0</text:p>
          </table:table-cell>
          <table:table-cell table:formula="of:=[.AO21]*([.I5]=[.AO3])" office:value-type="float" office:value="1" calcext:value-type="float">
            <text:p>1</text:p>
          </table:table-cell>
          <table:covered-table-cell/>
          <table:table-cell table:formula="of:=SUM([.J5:.Q5])" office:value-type="float" office:value="0" calcext:value-type="float">
            <text:p>0</text:p>
          </table:table-cell>
          <table:table-cell table:formula="of:=DEC2HEX([.AQ5];2)" office:value-type="string" office:string-value="00" calcext:value-type="string">
            <text:p>00</text:p>
          </table:table-cell>
          <table:covered-table-cell/>
          <table:table-cell table:formula="of:=SUM([.R5:.Y5])" office:value-type="float" office:value="28" calcext:value-type="float">
            <text:p>28</text:p>
          </table:table-cell>
          <table:table-cell table:formula="of:=DEC2HEX([.AT5];2)" office:value-type="string" office:string-value="1C" calcext:value-type="string">
            <text:p>1C</text:p>
          </table:table-cell>
          <table:covered-table-cell/>
          <table:table-cell table:formula="of:=SUM([.Z5:.AG5])" office:value-type="float" office:value="34" calcext:value-type="float">
            <text:p>34</text:p>
          </table:table-cell>
          <table:table-cell table:formula="of:=DEC2HEX([.AW5];2)" office:value-type="string" office:string-value="22" calcext:value-type="string">
            <text:p>22</text:p>
          </table:table-cell>
          <table:covered-table-cell/>
          <table:table-cell table:formula="of:=SUM([.AH5:.AO5])" office:value-type="float" office:value="193" calcext:value-type="float">
            <text:p>193</text:p>
          </table:table-cell>
          <table:table-cell table:formula="of:=DEC2HEX([.AZ5];2)" office:value-type="string" office:string-value="C1" calcext:value-type="string">
            <text:p>C1</text:p>
          </table:table-cell>
          <table:covered-table-cell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L21]*([.BD5]=[.BL3])" office:value-type="float" office:value="0" calcext:value-type="float">
            <text:p>0</text:p>
          </table:table-cell>
          <table:table-cell table:formula="of:=[.BM21]*([.BE5]=[.BM3])" office:value-type="float" office:value="0" calcext:value-type="float">
            <text:p>0</text:p>
          </table:table-cell>
          <table:table-cell table:formula="of:=[.BN21]*([.BF5]=[.BN3])" office:value-type="float" office:value="32" calcext:value-type="float">
            <text:p>32</text:p>
          </table:table-cell>
          <table:table-cell table:formula="of:=[.BO21]*([.BG5]=[.BO3])" office:value-type="float" office:value="0" calcext:value-type="float">
            <text:p>0</text:p>
          </table:table-cell>
          <table:table-cell table:formula="of:=[.BP21]*([.BH5]=[.BP3])" office:value-type="float" office:value="0" calcext:value-type="float">
            <text:p>0</text:p>
          </table:table-cell>
          <table:table-cell table:formula="of:=[.BQ21]*([.BI5]=[.BQ3])" office:value-type="float" office:value="4" calcext:value-type="float">
            <text:p>4</text:p>
          </table:table-cell>
          <table:table-cell table:formula="of:=[.BR21]*([.BJ5]=[.BR3])" office:value-type="float" office:value="0" calcext:value-type="float">
            <text:p>0</text:p>
          </table:table-cell>
          <table:table-cell table:formula="of:=[.BS21]*([.BK5]=[.BS3])" office:value-type="float" office:value="0" calcext:value-type="float">
            <text:p>0</text:p>
          </table:table-cell>
          <table:table-cell table:formula="of:=[.BT21]*([.BD5]=[.BT3])" office:value-type="float" office:value="0" calcext:value-type="float">
            <text:p>0</text:p>
          </table:table-cell>
          <table:table-cell table:formula="of:=[.BU21]*([.BE5]=[.BU3])" office:value-type="float" office:value="0" calcext:value-type="float">
            <text:p>0</text:p>
          </table:table-cell>
          <table:table-cell table:formula="of:=[.BV21]*([.BF5]=[.BV3])" office:value-type="float" office:value="0" calcext:value-type="float">
            <text:p>0</text:p>
          </table:table-cell>
          <table:table-cell table:formula="of:=[.BW21]*([.BG5]=[.BW3])" office:value-type="float" office:value="0" calcext:value-type="float">
            <text:p>0</text:p>
          </table:table-cell>
          <table:table-cell table:formula="of:=[.BX21]*([.BH5]=[.BX3])" office:value-type="float" office:value="0" calcext:value-type="float">
            <text:p>0</text:p>
          </table:table-cell>
          <table:table-cell table:formula="of:=[.BY21]*([.BI5]=[.BY3])" office:value-type="float" office:value="0" calcext:value-type="float">
            <text:p>0</text:p>
          </table:table-cell>
          <table:table-cell table:formula="of:=[.BZ21]*([.BJ5]=[.BZ3])" office:value-type="float" office:value="0" calcext:value-type="float">
            <text:p>0</text:p>
          </table:table-cell>
          <table:table-cell table:formula="of:=[.CA21]*([.BK5]=[.CA3])" office:value-type="float" office:value="0" calcext:value-type="float">
            <text:p>0</text:p>
          </table:table-cell>
          <table:table-cell table:formula="of:=[.CB21]*([.BD5]=[.CB3])" office:value-type="float" office:value="0" calcext:value-type="float">
            <text:p>0</text:p>
          </table:table-cell>
          <table:table-cell table:formula="of:=[.CC21]*([.BE5]=[.CC3])" office:value-type="float" office:value="0" calcext:value-type="float">
            <text:p>0</text:p>
          </table:table-cell>
          <table:table-cell table:formula="of:=[.CD21]*([.BF5]=[.CD3])" office:value-type="float" office:value="0" calcext:value-type="float">
            <text:p>0</text:p>
          </table:table-cell>
          <table:table-cell table:formula="of:=[.CE21]*([.BG5]=[.CE3])" office:value-type="float" office:value="0" calcext:value-type="float">
            <text:p>0</text:p>
          </table:table-cell>
          <table:table-cell table:formula="of:=[.CF21]*([.BH5]=[.CF3])" office:value-type="float" office:value="0" calcext:value-type="float">
            <text:p>0</text:p>
          </table:table-cell>
          <table:table-cell table:formula="of:=[.CG21]*([.BI5]=[.CG3])" office:value-type="float" office:value="0" calcext:value-type="float">
            <text:p>0</text:p>
          </table:table-cell>
          <table:table-cell table:formula="of:=[.CH21]*([.BJ5]=[.CH3])" office:value-type="float" office:value="0" calcext:value-type="float">
            <text:p>0</text:p>
          </table:table-cell>
          <table:table-cell table:formula="of:=[.CI21]*([.BK5]=[.CI3])" office:value-type="float" office:value="0" calcext:value-type="float">
            <text:p>0</text:p>
          </table:table-cell>
          <table:table-cell table:formula="of:=[.CJ21]*([.BD5]=[.CJ3])" office:value-type="float" office:value="128" calcext:value-type="float">
            <text:p>128</text:p>
          </table:table-cell>
          <table:table-cell table:formula="of:=[.CK21]*([.BE5]=[.CK3])" office:value-type="float" office:value="64" calcext:value-type="float">
            <text:p>64</text:p>
          </table:table-cell>
          <table:table-cell table:formula="of:=[.CL21]*([.BF5]=[.CL3])" office:value-type="float" office:value="0" calcext:value-type="float">
            <text:p>0</text:p>
          </table:table-cell>
          <table:table-cell table:formula="of:=[.CM21]*([.BG5]=[.CM3])" office:value-type="float" office:value="16" calcext:value-type="float">
            <text:p>16</text:p>
          </table:table-cell>
          <table:table-cell table:formula="of:=[.CN21]*([.BH5]=[.CN3])" office:value-type="float" office:value="8" calcext:value-type="float">
            <text:p>8</text:p>
          </table:table-cell>
          <table:table-cell table:formula="of:=[.CO21]*([.BI5]=[.CO3])" office:value-type="float" office:value="0" calcext:value-type="float">
            <text:p>0</text:p>
          </table:table-cell>
          <table:table-cell table:formula="of:=[.CP21]*([.BJ5]=[.CP3])" office:value-type="float" office:value="2" calcext:value-type="float">
            <text:p>2</text:p>
          </table:table-cell>
          <table:table-cell table:formula="of:=[.CQ21]*([.BK5]=[.CQ3])" office:value-type="float" office:value="1" calcext:value-type="float">
            <text:p>1</text:p>
          </table:table-cell>
          <table:covered-table-cell/>
          <table:table-cell table:formula="of:=SUM([.BL5:.BS5])" office:value-type="float" office:value="36" calcext:value-type="float">
            <text:p>36</text:p>
          </table:table-cell>
          <table:table-cell table:formula="of:=DEC2HEX([.CS5];2)" office:value-type="string" office:string-value="24" calcext:value-type="string">
            <text:p>24</text:p>
          </table:table-cell>
          <table:covered-table-cell/>
          <table:table-cell table:formula="of:=SUM([.BT5:.CA5])" office:value-type="float" office:value="0" calcext:value-type="float">
            <text:p>0</text:p>
          </table:table-cell>
          <table:table-cell table:formula="of:=DEC2HEX([.CV5];2)" office:value-type="string" office:string-value="00" calcext:value-type="string">
            <text:p>00</text:p>
          </table:table-cell>
          <table:covered-table-cell/>
          <table:table-cell table:formula="of:=SUM([.CB5:.CI5])" office:value-type="float" office:value="0" calcext:value-type="float">
            <text:p>0</text:p>
          </table:table-cell>
          <table:table-cell table:formula="of:=DEC2HEX([.CY5];2)" office:value-type="string" office:string-value="00" calcext:value-type="string">
            <text:p>00</text:p>
          </table:table-cell>
          <table:covered-table-cell/>
          <table:table-cell table:formula="of:=SUM([.CJ5:.CQ5])" office:value-type="float" office:value="219" calcext:value-type="float">
            <text:p>219</text:p>
          </table:table-cell>
          <table:table-cell table:formula="of:=DEC2HEX([.DB5];2)" office:value-type="string" office:string-value="DB" calcext:value-type="string">
            <text:p>DB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21]*([.B6]=[.J3])" office:value-type="float" office:value="0" calcext:value-type="float">
            <text:p>0</text:p>
          </table:table-cell>
          <table:table-cell table:formula="of:=[.K21]*([.C6]=[.K3])" office:value-type="float" office:value="0" calcext:value-type="float">
            <text:p>0</text:p>
          </table:table-cell>
          <table:table-cell table:formula="of:=[.L21]*([.D6]=[.L3])" office:value-type="float" office:value="0" calcext:value-type="float">
            <text:p>0</text:p>
          </table:table-cell>
          <table:table-cell table:formula="of:=[.M21]*([.E6]=[.M3])" office:value-type="float" office:value="16" calcext:value-type="float">
            <text:p>16</text:p>
          </table:table-cell>
          <table:table-cell table:formula="of:=[.N21]*([.F6]=[.N3])" office:value-type="float" office:value="8" calcext:value-type="float">
            <text:p>8</text:p>
          </table:table-cell>
          <table:table-cell table:formula="of:=[.O21]*([.G6]=[.O3])" office:value-type="float" office:value="4" calcext:value-type="float">
            <text:p>4</text:p>
          </table:table-cell>
          <table:table-cell table:formula="of:=[.P21]*([.H6]=[.P3])" office:value-type="float" office:value="0" calcext:value-type="float">
            <text:p>0</text:p>
          </table:table-cell>
          <table:table-cell table:formula="of:=[.Q21]*([.I6]=[.Q3])" office:value-type="float" office:value="0" calcext:value-type="float">
            <text:p>0</text:p>
          </table:table-cell>
          <table:table-cell table:formula="of:=[.R21]*([.B6]=[.R3])" office:value-type="float" office:value="0" calcext:value-type="float">
            <text:p>0</text:p>
          </table:table-cell>
          <table:table-cell table:formula="of:=[.S21]*([.C6]=[.S3])" office:value-type="float" office:value="0" calcext:value-type="float">
            <text:p>0</text:p>
          </table:table-cell>
          <table:table-cell table:formula="of:=[.T21]*([.D6]=[.T3])" office:value-type="float" office:value="0" calcext:value-type="float">
            <text:p>0</text:p>
          </table:table-cell>
          <table:table-cell table:formula="of:=[.U21]*([.E6]=[.U3])" office:value-type="float" office:value="0" calcext:value-type="float">
            <text:p>0</text:p>
          </table:table-cell>
          <table:table-cell table:formula="of:=[.V21]*([.F6]=[.V3])" office:value-type="float" office:value="0" calcext:value-type="float">
            <text:p>0</text:p>
          </table:table-cell>
          <table:table-cell table:formula="of:=[.W21]*([.G6]=[.W3])" office:value-type="float" office:value="0" calcext:value-type="float">
            <text:p>0</text:p>
          </table:table-cell>
          <table:table-cell table:formula="of:=[.X21]*([.H6]=[.X3])" office:value-type="float" office:value="0" calcext:value-type="float">
            <text:p>0</text:p>
          </table:table-cell>
          <table:table-cell table:formula="of:=[.Y21]*([.I6]=[.Y3])" office:value-type="float" office:value="0" calcext:value-type="float">
            <text:p>0</text:p>
          </table:table-cell>
          <table:table-cell table:formula="of:=[.Z21]*([.B6]=[.Z3])" office:value-type="float" office:value="128" calcext:value-type="float">
            <text:p>128</text:p>
          </table:table-cell>
          <table:table-cell table:formula="of:=[.AA21]*([.C6]=[.AA3])" office:value-type="float" office:value="64" calcext:value-type="float">
            <text:p>64</text:p>
          </table:table-cell>
          <table:table-cell table:formula="of:=[.AB21]*([.D6]=[.AB3])" office:value-type="float" office:value="32" calcext:value-type="float">
            <text:p>32</text:p>
          </table:table-cell>
          <table:table-cell table:formula="of:=[.AC21]*([.E6]=[.AC3])" office:value-type="float" office:value="0" calcext:value-type="float">
            <text:p>0</text:p>
          </table:table-cell>
          <table:table-cell table:formula="of:=[.AD21]*([.F6]=[.AD3])" office:value-type="float" office:value="0" calcext:value-type="float">
            <text:p>0</text:p>
          </table:table-cell>
          <table:table-cell table:formula="of:=[.AE21]*([.G6]=[.AE3])" office:value-type="float" office:value="0" calcext:value-type="float">
            <text:p>0</text:p>
          </table:table-cell>
          <table:table-cell table:formula="of:=[.AF21]*([.H6]=[.AF3])" office:value-type="float" office:value="2" calcext:value-type="float">
            <text:p>2</text:p>
          </table:table-cell>
          <table:table-cell table:formula="of:=[.AG21]*([.I6]=[.AG3])" office:value-type="float" office:value="0" calcext:value-type="float">
            <text:p>0</text:p>
          </table:table-cell>
          <table:table-cell table:formula="of:=[.AH21]*([.B6]=[.AH3])" office:value-type="float" office:value="0" calcext:value-type="float">
            <text:p>0</text:p>
          </table:table-cell>
          <table:table-cell table:formula="of:=[.AI21]*([.C6]=[.AI3])" office:value-type="float" office:value="0" calcext:value-type="float">
            <text:p>0</text:p>
          </table:table-cell>
          <table:table-cell table:formula="of:=[.AJ21]*([.D6]=[.AJ3])" office:value-type="float" office:value="0" calcext:value-type="float">
            <text:p>0</text:p>
          </table:table-cell>
          <table:table-cell table:formula="of:=[.AK21]*([.E6]=[.AK3])" office:value-type="float" office:value="0" calcext:value-type="float">
            <text:p>0</text:p>
          </table:table-cell>
          <table:table-cell table:formula="of:=[.AL21]*([.F6]=[.AL3])" office:value-type="float" office:value="0" calcext:value-type="float">
            <text:p>0</text:p>
          </table:table-cell>
          <table:table-cell table:formula="of:=[.AM21]*([.G6]=[.AM3])" office:value-type="float" office:value="0" calcext:value-type="float">
            <text:p>0</text:p>
          </table:table-cell>
          <table:table-cell table:formula="of:=[.AN21]*([.H6]=[.AN3])" office:value-type="float" office:value="0" calcext:value-type="float">
            <text:p>0</text:p>
          </table:table-cell>
          <table:table-cell table:formula="of:=[.AO21]*([.I6]=[.AO3])" office:value-type="float" office:value="1" calcext:value-type="float">
            <text:p>1</text:p>
          </table:table-cell>
          <table:covered-table-cell/>
          <table:table-cell table:formula="of:=SUM([.J6:.Q6])" office:value-type="float" office:value="28" calcext:value-type="float">
            <text:p>28</text:p>
          </table:table-cell>
          <table:table-cell table:formula="of:=DEC2HEX([.AQ6];2)" office:value-type="string" office:string-value="1C" calcext:value-type="string">
            <text:p>1C</text:p>
          </table:table-cell>
          <table:covered-table-cell/>
          <table:table-cell table:formula="of:=SUM([.R6:.Y6])" office:value-type="float" office:value="0" calcext:value-type="float">
            <text:p>0</text:p>
          </table:table-cell>
          <table:table-cell table:formula="of:=DEC2HEX([.AT6];2)" office:value-type="string" office:string-value="00" calcext:value-type="string">
            <text:p>00</text:p>
          </table:table-cell>
          <table:covered-table-cell/>
          <table:table-cell table:formula="of:=SUM([.Z6:.AG6])" office:value-type="float" office:value="226" calcext:value-type="float">
            <text:p>226</text:p>
          </table:table-cell>
          <table:table-cell table:formula="of:=DEC2HEX([.AW6];2)" office:value-type="string" office:string-value="E2" calcext:value-type="string">
            <text:p>E2</text:p>
          </table:table-cell>
          <table:covered-table-cell/>
          <table:table-cell table:formula="of:=SUM([.AH6:.AO6])" office:value-type="float" office:value="1" calcext:value-type="float">
            <text:p>1</text:p>
          </table:table-cell>
          <table:table-cell table:formula="of:=DEC2HEX([.AZ6];2)" office:value-type="string" office:string-value="01" calcext:value-type="string">
            <text:p>01</text:p>
          </table:table-cell>
          <table:covered-table-cell table:number-columns-repeated="2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[.BL21]*([.BD6]=[.BL3])" office:value-type="float" office:value="0" calcext:value-type="float">
            <text:p>0</text:p>
          </table:table-cell>
          <table:table-cell table:formula="of:=[.BM21]*([.BE6]=[.BM3])" office:value-type="float" office:value="0" calcext:value-type="float">
            <text:p>0</text:p>
          </table:table-cell>
          <table:table-cell table:formula="of:=[.BN21]*([.BF6]=[.BN3])" office:value-type="float" office:value="32" calcext:value-type="float">
            <text:p>32</text:p>
          </table:table-cell>
          <table:table-cell table:formula="of:=[.BO21]*([.BG6]=[.BO3])" office:value-type="float" office:value="16" calcext:value-type="float">
            <text:p>16</text:p>
          </table:table-cell>
          <table:table-cell table:formula="of:=[.BP21]*([.BH6]=[.BP3])" office:value-type="float" office:value="8" calcext:value-type="float">
            <text:p>8</text:p>
          </table:table-cell>
          <table:table-cell table:formula="of:=[.BQ21]*([.BI6]=[.BQ3])" office:value-type="float" office:value="4" calcext:value-type="float">
            <text:p>4</text:p>
          </table:table-cell>
          <table:table-cell table:formula="of:=[.BR21]*([.BJ6]=[.BR3])" office:value-type="float" office:value="0" calcext:value-type="float">
            <text:p>0</text:p>
          </table:table-cell>
          <table:table-cell table:formula="of:=[.BS21]*([.BK6]=[.BS3])" office:value-type="float" office:value="0" calcext:value-type="float">
            <text:p>0</text:p>
          </table:table-cell>
          <table:table-cell table:formula="of:=[.BT21]*([.BD6]=[.BT3])" office:value-type="float" office:value="0" calcext:value-type="float">
            <text:p>0</text:p>
          </table:table-cell>
          <table:table-cell table:formula="of:=[.BU21]*([.BE6]=[.BU3])" office:value-type="float" office:value="0" calcext:value-type="float">
            <text:p>0</text:p>
          </table:table-cell>
          <table:table-cell table:formula="of:=[.BV21]*([.BF6]=[.BV3])" office:value-type="float" office:value="0" calcext:value-type="float">
            <text:p>0</text:p>
          </table:table-cell>
          <table:table-cell table:formula="of:=[.BW21]*([.BG6]=[.BW3])" office:value-type="float" office:value="0" calcext:value-type="float">
            <text:p>0</text:p>
          </table:table-cell>
          <table:table-cell table:formula="of:=[.BX21]*([.BH6]=[.BX3])" office:value-type="float" office:value="0" calcext:value-type="float">
            <text:p>0</text:p>
          </table:table-cell>
          <table:table-cell table:formula="of:=[.BY21]*([.BI6]=[.BY3])" office:value-type="float" office:value="0" calcext:value-type="float">
            <text:p>0</text:p>
          </table:table-cell>
          <table:table-cell table:formula="of:=[.BZ21]*([.BJ6]=[.BZ3])" office:value-type="float" office:value="0" calcext:value-type="float">
            <text:p>0</text:p>
          </table:table-cell>
          <table:table-cell table:formula="of:=[.CA21]*([.BK6]=[.CA3])" office:value-type="float" office:value="0" calcext:value-type="float">
            <text:p>0</text:p>
          </table:table-cell>
          <table:table-cell table:formula="of:=[.CB21]*([.BD6]=[.CB3])" office:value-type="float" office:value="0" calcext:value-type="float">
            <text:p>0</text:p>
          </table:table-cell>
          <table:table-cell table:formula="of:=[.CC21]*([.BE6]=[.CC3])" office:value-type="float" office:value="0" calcext:value-type="float">
            <text:p>0</text:p>
          </table:table-cell>
          <table:table-cell table:formula="of:=[.CD21]*([.BF6]=[.CD3])" office:value-type="float" office:value="0" calcext:value-type="float">
            <text:p>0</text:p>
          </table:table-cell>
          <table:table-cell table:formula="of:=[.CE21]*([.BG6]=[.CE3])" office:value-type="float" office:value="0" calcext:value-type="float">
            <text:p>0</text:p>
          </table:table-cell>
          <table:table-cell table:formula="of:=[.CF21]*([.BH6]=[.CF3])" office:value-type="float" office:value="0" calcext:value-type="float">
            <text:p>0</text:p>
          </table:table-cell>
          <table:table-cell table:formula="of:=[.CG21]*([.BI6]=[.CG3])" office:value-type="float" office:value="0" calcext:value-type="float">
            <text:p>0</text:p>
          </table:table-cell>
          <table:table-cell table:formula="of:=[.CH21]*([.BJ6]=[.CH3])" office:value-type="float" office:value="0" calcext:value-type="float">
            <text:p>0</text:p>
          </table:table-cell>
          <table:table-cell table:formula="of:=[.CI21]*([.BK6]=[.CI3])" office:value-type="float" office:value="0" calcext:value-type="float">
            <text:p>0</text:p>
          </table:table-cell>
          <table:table-cell table:formula="of:=[.CJ21]*([.BD6]=[.CJ3])" office:value-type="float" office:value="128" calcext:value-type="float">
            <text:p>128</text:p>
          </table:table-cell>
          <table:table-cell table:formula="of:=[.CK21]*([.BE6]=[.CK3])" office:value-type="float" office:value="64" calcext:value-type="float">
            <text:p>64</text:p>
          </table:table-cell>
          <table:table-cell table:formula="of:=[.CL21]*([.BF6]=[.CL3])" office:value-type="float" office:value="0" calcext:value-type="float">
            <text:p>0</text:p>
          </table:table-cell>
          <table:table-cell table:formula="of:=[.CM21]*([.BG6]=[.CM3])" office:value-type="float" office:value="0" calcext:value-type="float">
            <text:p>0</text:p>
          </table:table-cell>
          <table:table-cell table:formula="of:=[.CN21]*([.BH6]=[.CN3])" office:value-type="float" office:value="0" calcext:value-type="float">
            <text:p>0</text:p>
          </table:table-cell>
          <table:table-cell table:formula="of:=[.CO21]*([.BI6]=[.CO3])" office:value-type="float" office:value="0" calcext:value-type="float">
            <text:p>0</text:p>
          </table:table-cell>
          <table:table-cell table:formula="of:=[.CP21]*([.BJ6]=[.CP3])" office:value-type="float" office:value="2" calcext:value-type="float">
            <text:p>2</text:p>
          </table:table-cell>
          <table:table-cell table:formula="of:=[.CQ21]*([.BK6]=[.CQ3])" office:value-type="float" office:value="1" calcext:value-type="float">
            <text:p>1</text:p>
          </table:table-cell>
          <table:covered-table-cell/>
          <table:table-cell table:formula="of:=SUM([.BL6:.BS6])" office:value-type="float" office:value="60" calcext:value-type="float">
            <text:p>60</text:p>
          </table:table-cell>
          <table:table-cell table:formula="of:=DEC2HEX([.CS6];2)" office:value-type="string" office:string-value="3C" calcext:value-type="string">
            <text:p>3C</text:p>
          </table:table-cell>
          <table:covered-table-cell/>
          <table:table-cell table:formula="of:=SUM([.BT6:.CA6])" office:value-type="float" office:value="0" calcext:value-type="float">
            <text:p>0</text:p>
          </table:table-cell>
          <table:table-cell table:formula="of:=DEC2HEX([.CV6];2)" office:value-type="string" office:string-value="00" calcext:value-type="string">
            <text:p>00</text:p>
          </table:table-cell>
          <table:covered-table-cell/>
          <table:table-cell table:formula="of:=SUM([.CB6:.CI6])" office:value-type="float" office:value="0" calcext:value-type="float">
            <text:p>0</text:p>
          </table:table-cell>
          <table:table-cell table:formula="of:=DEC2HEX([.CY6];2)" office:value-type="string" office:string-value="00" calcext:value-type="string">
            <text:p>00</text:p>
          </table:table-cell>
          <table:covered-table-cell/>
          <table:table-cell table:formula="of:=SUM([.CJ6:.CQ6])" office:value-type="float" office:value="195" calcext:value-type="float">
            <text:p>195</text:p>
          </table:table-cell>
          <table:table-cell table:formula="of:=DEC2HEX([.DB6];2)" office:value-type="string" office:string-value="C3" calcext:value-type="string">
            <text:p>C3</text:p>
          </table:table-cell>
          <table:covered-table-cell/>
          <table:table-cell table:style-name="ce135"/>
        </table:table-row>
        <table:table-row table:style-name="ro4">
          <table:covered-table-cell/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formula="of:=[.J21]*([.B7]=[.J3])" office:value-type="float" office:value="0" calcext:value-type="float">
            <text:p>0</text:p>
          </table:table-cell>
          <table:table-cell table:formula="of:=[.K21]*([.C7]=[.K3])" office:value-type="float" office:value="0" calcext:value-type="float">
            <text:p>0</text:p>
          </table:table-cell>
          <table:table-cell table:formula="of:=[.L21]*([.D7]=[.L3])" office:value-type="float" office:value="0" calcext:value-type="float">
            <text:p>0</text:p>
          </table:table-cell>
          <table:table-cell table:formula="of:=[.M21]*([.E7]=[.M3])" office:value-type="float" office:value="0" calcext:value-type="float">
            <text:p>0</text:p>
          </table:table-cell>
          <table:table-cell table:formula="of:=[.N21]*([.F7]=[.N3])" office:value-type="float" office:value="0" calcext:value-type="float">
            <text:p>0</text:p>
          </table:table-cell>
          <table:table-cell table:formula="of:=[.O21]*([.G7]=[.O3])" office:value-type="float" office:value="0" calcext:value-type="float">
            <text:p>0</text:p>
          </table:table-cell>
          <table:table-cell table:formula="of:=[.P21]*([.H7]=[.P3])" office:value-type="float" office:value="0" calcext:value-type="float">
            <text:p>0</text:p>
          </table:table-cell>
          <table:table-cell table:formula="of:=[.Q21]*([.I7]=[.Q3])" office:value-type="float" office:value="0" calcext:value-type="float">
            <text:p>0</text:p>
          </table:table-cell>
          <table:table-cell table:formula="of:=[.R21]*([.B7]=[.R3])" office:value-type="float" office:value="0" calcext:value-type="float">
            <text:p>0</text:p>
          </table:table-cell>
          <table:table-cell table:formula="of:=[.S21]*([.C7]=[.S3])" office:value-type="float" office:value="0" calcext:value-type="float">
            <text:p>0</text:p>
          </table:table-cell>
          <table:table-cell table:formula="of:=[.T21]*([.D7]=[.T3])" office:value-type="float" office:value="0" calcext:value-type="float">
            <text:p>0</text:p>
          </table:table-cell>
          <table:table-cell table:formula="of:=[.U21]*([.E7]=[.U3])" office:value-type="float" office:value="0" calcext:value-type="float">
            <text:p>0</text:p>
          </table:table-cell>
          <table:table-cell table:formula="of:=[.V21]*([.F7]=[.V3])" office:value-type="float" office:value="0" calcext:value-type="float">
            <text:p>0</text:p>
          </table:table-cell>
          <table:table-cell table:formula="of:=[.W21]*([.G7]=[.W3])" office:value-type="float" office:value="0" calcext:value-type="float">
            <text:p>0</text:p>
          </table:table-cell>
          <table:table-cell table:formula="of:=[.X21]*([.H7]=[.X3])" office:value-type="float" office:value="0" calcext:value-type="float">
            <text:p>0</text:p>
          </table:table-cell>
          <table:table-cell table:formula="of:=[.Y21]*([.I7]=[.Y3])" office:value-type="float" office:value="0" calcext:value-type="float">
            <text:p>0</text:p>
          </table:table-cell>
          <table:table-cell table:formula="of:=[.Z21]*([.B7]=[.Z3])" office:value-type="float" office:value="0" calcext:value-type="float">
            <text:p>0</text:p>
          </table:table-cell>
          <table:table-cell table:formula="of:=[.AA21]*([.C7]=[.AA3])" office:value-type="float" office:value="64" calcext:value-type="float">
            <text:p>64</text:p>
          </table:table-cell>
          <table:table-cell table:formula="of:=[.AB21]*([.D7]=[.AB3])" office:value-type="float" office:value="32" calcext:value-type="float">
            <text:p>32</text:p>
          </table:table-cell>
          <table:table-cell table:formula="of:=[.AC21]*([.E7]=[.AC3])" office:value-type="float" office:value="16" calcext:value-type="float">
            <text:p>16</text:p>
          </table:table-cell>
          <table:table-cell table:formula="of:=[.AD21]*([.F7]=[.AD3])" office:value-type="float" office:value="8" calcext:value-type="float">
            <text:p>8</text:p>
          </table:table-cell>
          <table:table-cell table:formula="of:=[.AE21]*([.G7]=[.AE3])" office:value-type="float" office:value="4" calcext:value-type="float">
            <text:p>4</text:p>
          </table:table-cell>
          <table:table-cell table:formula="of:=[.AF21]*([.H7]=[.AF3])" office:value-type="float" office:value="2" calcext:value-type="float">
            <text:p>2</text:p>
          </table:table-cell>
          <table:table-cell table:formula="of:=[.AG21]*([.I7]=[.AG3])" office:value-type="float" office:value="0" calcext:value-type="float">
            <text:p>0</text:p>
          </table:table-cell>
          <table:table-cell table:formula="of:=[.AH21]*([.B7]=[.AH3])" office:value-type="float" office:value="128" calcext:value-type="float">
            <text:p>128</text:p>
          </table:table-cell>
          <table:table-cell table:formula="of:=[.AI21]*([.C7]=[.AI3])" office:value-type="float" office:value="0" calcext:value-type="float">
            <text:p>0</text:p>
          </table:table-cell>
          <table:table-cell table:formula="of:=[.AJ21]*([.D7]=[.AJ3])" office:value-type="float" office:value="0" calcext:value-type="float">
            <text:p>0</text:p>
          </table:table-cell>
          <table:table-cell table:formula="of:=[.AK21]*([.E7]=[.AK3])" office:value-type="float" office:value="0" calcext:value-type="float">
            <text:p>0</text:p>
          </table:table-cell>
          <table:table-cell table:formula="of:=[.AL21]*([.F7]=[.AL3])" office:value-type="float" office:value="0" calcext:value-type="float">
            <text:p>0</text:p>
          </table:table-cell>
          <table:table-cell table:formula="of:=[.AM21]*([.G7]=[.AM3])" office:value-type="float" office:value="0" calcext:value-type="float">
            <text:p>0</text:p>
          </table:table-cell>
          <table:table-cell table:formula="of:=[.AN21]*([.H7]=[.AN3])" office:value-type="float" office:value="0" calcext:value-type="float">
            <text:p>0</text:p>
          </table:table-cell>
          <table:table-cell table:formula="of:=[.AO21]*([.I7]=[.AO3])" office:value-type="float" office:value="1" calcext:value-type="float">
            <text:p>1</text:p>
          </table:table-cell>
          <table:covered-table-cell/>
          <table:table-cell table:formula="of:=SUM([.J7:.Q7])" office:value-type="float" office:value="0" calcext:value-type="float">
            <text:p>0</text:p>
          </table:table-cell>
          <table:table-cell table:formula="of:=DEC2HEX([.AQ7];2)" office:value-type="string" office:string-value="00" calcext:value-type="string">
            <text:p>00</text:p>
          </table:table-cell>
          <table:covered-table-cell/>
          <table:table-cell table:formula="of:=SUM([.R7:.Y7])" office:value-type="float" office:value="0" calcext:value-type="float">
            <text:p>0</text:p>
          </table:table-cell>
          <table:table-cell table:formula="of:=DEC2HEX([.AT7];2)" office:value-type="string" office:string-value="00" calcext:value-type="string">
            <text:p>00</text:p>
          </table:table-cell>
          <table:covered-table-cell/>
          <table:table-cell table:formula="of:=SUM([.Z7:.AG7])" office:value-type="float" office:value="126" calcext:value-type="float">
            <text:p>126</text:p>
          </table:table-cell>
          <table:table-cell table:formula="of:=DEC2HEX([.AW7];2)" office:value-type="string" office:string-value="7E" calcext:value-type="string">
            <text:p>7E</text:p>
          </table:table-cell>
          <table:covered-table-cell/>
          <table:table-cell table:formula="of:=SUM([.AH7:.AO7])" office:value-type="float" office:value="129" calcext:value-type="float">
            <text:p>129</text:p>
          </table:table-cell>
          <table:table-cell table:formula="of:=DEC2HEX([.AZ7];2)" office:value-type="string" office:string-value="81" calcext:value-type="string">
            <text:p>81</text:p>
          </table:table-cell>
          <table:covered-table-cell table:number-columns-repeated="2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[.BL21]*([.BD7]=[.BL3])" office:value-type="float" office:value="0" calcext:value-type="float">
            <text:p>0</text:p>
          </table:table-cell>
          <table:table-cell table:formula="of:=[.BM21]*([.BE7]=[.BM3])" office:value-type="float" office:value="0" calcext:value-type="float">
            <text:p>0</text:p>
          </table:table-cell>
          <table:table-cell table:formula="of:=[.BN21]*([.BF7]=[.BN3])" office:value-type="float" office:value="32" calcext:value-type="float">
            <text:p>32</text:p>
          </table:table-cell>
          <table:table-cell table:formula="of:=[.BO21]*([.BG7]=[.BO3])" office:value-type="float" office:value="16" calcext:value-type="float">
            <text:p>16</text:p>
          </table:table-cell>
          <table:table-cell table:formula="of:=[.BP21]*([.BH7]=[.BP3])" office:value-type="float" office:value="8" calcext:value-type="float">
            <text:p>8</text:p>
          </table:table-cell>
          <table:table-cell table:formula="of:=[.BQ21]*([.BI7]=[.BQ3])" office:value-type="float" office:value="4" calcext:value-type="float">
            <text:p>4</text:p>
          </table:table-cell>
          <table:table-cell table:formula="of:=[.BR21]*([.BJ7]=[.BR3])" office:value-type="float" office:value="0" calcext:value-type="float">
            <text:p>0</text:p>
          </table:table-cell>
          <table:table-cell table:formula="of:=[.BS21]*([.BK7]=[.BS3])" office:value-type="float" office:value="0" calcext:value-type="float">
            <text:p>0</text:p>
          </table:table-cell>
          <table:table-cell table:formula="of:=[.BT21]*([.BD7]=[.BT3])" office:value-type="float" office:value="0" calcext:value-type="float">
            <text:p>0</text:p>
          </table:table-cell>
          <table:table-cell table:formula="of:=[.BU21]*([.BE7]=[.BU3])" office:value-type="float" office:value="0" calcext:value-type="float">
            <text:p>0</text:p>
          </table:table-cell>
          <table:table-cell table:formula="of:=[.BV21]*([.BF7]=[.BV3])" office:value-type="float" office:value="0" calcext:value-type="float">
            <text:p>0</text:p>
          </table:table-cell>
          <table:table-cell table:formula="of:=[.BW21]*([.BG7]=[.BW3])" office:value-type="float" office:value="0" calcext:value-type="float">
            <text:p>0</text:p>
          </table:table-cell>
          <table:table-cell table:formula="of:=[.BX21]*([.BH7]=[.BX3])" office:value-type="float" office:value="0" calcext:value-type="float">
            <text:p>0</text:p>
          </table:table-cell>
          <table:table-cell table:formula="of:=[.BY21]*([.BI7]=[.BY3])" office:value-type="float" office:value="0" calcext:value-type="float">
            <text:p>0</text:p>
          </table:table-cell>
          <table:table-cell table:formula="of:=[.BZ21]*([.BJ7]=[.BZ3])" office:value-type="float" office:value="0" calcext:value-type="float">
            <text:p>0</text:p>
          </table:table-cell>
          <table:table-cell table:formula="of:=[.CA21]*([.BK7]=[.CA3])" office:value-type="float" office:value="0" calcext:value-type="float">
            <text:p>0</text:p>
          </table:table-cell>
          <table:table-cell table:formula="of:=[.CB21]*([.BD7]=[.CB3])" office:value-type="float" office:value="0" calcext:value-type="float">
            <text:p>0</text:p>
          </table:table-cell>
          <table:table-cell table:formula="of:=[.CC21]*([.BE7]=[.CC3])" office:value-type="float" office:value="0" calcext:value-type="float">
            <text:p>0</text:p>
          </table:table-cell>
          <table:table-cell table:formula="of:=[.CD21]*([.BF7]=[.CD3])" office:value-type="float" office:value="0" calcext:value-type="float">
            <text:p>0</text:p>
          </table:table-cell>
          <table:table-cell table:formula="of:=[.CE21]*([.BG7]=[.CE3])" office:value-type="float" office:value="0" calcext:value-type="float">
            <text:p>0</text:p>
          </table:table-cell>
          <table:table-cell table:formula="of:=[.CF21]*([.BH7]=[.CF3])" office:value-type="float" office:value="0" calcext:value-type="float">
            <text:p>0</text:p>
          </table:table-cell>
          <table:table-cell table:formula="of:=[.CG21]*([.BI7]=[.CG3])" office:value-type="float" office:value="0" calcext:value-type="float">
            <text:p>0</text:p>
          </table:table-cell>
          <table:table-cell table:formula="of:=[.CH21]*([.BJ7]=[.CH3])" office:value-type="float" office:value="0" calcext:value-type="float">
            <text:p>0</text:p>
          </table:table-cell>
          <table:table-cell table:formula="of:=[.CI21]*([.BK7]=[.CI3])" office:value-type="float" office:value="0" calcext:value-type="float">
            <text:p>0</text:p>
          </table:table-cell>
          <table:table-cell table:formula="of:=[.CJ21]*([.BD7]=[.CJ3])" office:value-type="float" office:value="128" calcext:value-type="float">
            <text:p>128</text:p>
          </table:table-cell>
          <table:table-cell table:formula="of:=[.CK21]*([.BE7]=[.CK3])" office:value-type="float" office:value="64" calcext:value-type="float">
            <text:p>64</text:p>
          </table:table-cell>
          <table:table-cell table:formula="of:=[.CL21]*([.BF7]=[.CL3])" office:value-type="float" office:value="0" calcext:value-type="float">
            <text:p>0</text:p>
          </table:table-cell>
          <table:table-cell table:formula="of:=[.CM21]*([.BG7]=[.CM3])" office:value-type="float" office:value="0" calcext:value-type="float">
            <text:p>0</text:p>
          </table:table-cell>
          <table:table-cell table:formula="of:=[.CN21]*([.BH7]=[.CN3])" office:value-type="float" office:value="0" calcext:value-type="float">
            <text:p>0</text:p>
          </table:table-cell>
          <table:table-cell table:formula="of:=[.CO21]*([.BI7]=[.CO3])" office:value-type="float" office:value="0" calcext:value-type="float">
            <text:p>0</text:p>
          </table:table-cell>
          <table:table-cell table:formula="of:=[.CP21]*([.BJ7]=[.CP3])" office:value-type="float" office:value="2" calcext:value-type="float">
            <text:p>2</text:p>
          </table:table-cell>
          <table:table-cell table:formula="of:=[.CQ21]*([.BK7]=[.CQ3])" office:value-type="float" office:value="1" calcext:value-type="float">
            <text:p>1</text:p>
          </table:table-cell>
          <table:covered-table-cell/>
          <table:table-cell table:formula="of:=SUM([.BL7:.BS7])" office:value-type="float" office:value="60" calcext:value-type="float">
            <text:p>60</text:p>
          </table:table-cell>
          <table:table-cell table:formula="of:=DEC2HEX([.CS7];2)" office:value-type="string" office:string-value="3C" calcext:value-type="string">
            <text:p>3C</text:p>
          </table:table-cell>
          <table:covered-table-cell/>
          <table:table-cell table:formula="of:=SUM([.BT7:.CA7])" office:value-type="float" office:value="0" calcext:value-type="float">
            <text:p>0</text:p>
          </table:table-cell>
          <table:table-cell table:formula="of:=DEC2HEX([.CV7];2)" office:value-type="string" office:string-value="00" calcext:value-type="string">
            <text:p>00</text:p>
          </table:table-cell>
          <table:covered-table-cell/>
          <table:table-cell table:formula="of:=SUM([.CB7:.CI7])" office:value-type="float" office:value="0" calcext:value-type="float">
            <text:p>0</text:p>
          </table:table-cell>
          <table:table-cell table:formula="of:=DEC2HEX([.CY7];2)" office:value-type="string" office:string-value="00" calcext:value-type="string">
            <text:p>00</text:p>
          </table:table-cell>
          <table:covered-table-cell/>
          <table:table-cell table:formula="of:=SUM([.CJ7:.CQ7])" office:value-type="float" office:value="195" calcext:value-type="float">
            <text:p>195</text:p>
          </table:table-cell>
          <table:table-cell table:formula="of:=DEC2HEX([.DB7];2)" office:value-type="string" office:string-value="C3" calcext:value-type="string">
            <text:p>C3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J21]*([.B8]=[.J3])" office:value-type="float" office:value="0" calcext:value-type="float">
            <text:p>0</text:p>
          </table:table-cell>
          <table:table-cell table:formula="of:=[.K21]*([.C8]=[.K3])" office:value-type="float" office:value="0" calcext:value-type="float">
            <text:p>0</text:p>
          </table:table-cell>
          <table:table-cell table:formula="of:=[.L21]*([.D8]=[.L3])" office:value-type="float" office:value="0" calcext:value-type="float">
            <text:p>0</text:p>
          </table:table-cell>
          <table:table-cell table:formula="of:=[.M21]*([.E8]=[.M3])" office:value-type="float" office:value="0" calcext:value-type="float">
            <text:p>0</text:p>
          </table:table-cell>
          <table:table-cell table:formula="of:=[.N21]*([.F8]=[.N3])" office:value-type="float" office:value="0" calcext:value-type="float">
            <text:p>0</text:p>
          </table:table-cell>
          <table:table-cell table:formula="of:=[.O21]*([.G8]=[.O3])" office:value-type="float" office:value="0" calcext:value-type="float">
            <text:p>0</text:p>
          </table:table-cell>
          <table:table-cell table:formula="of:=[.P21]*([.H8]=[.P3])" office:value-type="float" office:value="0" calcext:value-type="float">
            <text:p>0</text:p>
          </table:table-cell>
          <table:table-cell table:formula="of:=[.Q21]*([.I8]=[.Q3])" office:value-type="float" office:value="0" calcext:value-type="float">
            <text:p>0</text:p>
          </table:table-cell>
          <table:table-cell table:formula="of:=[.R21]*([.B8]=[.R3])" office:value-type="float" office:value="0" calcext:value-type="float">
            <text:p>0</text:p>
          </table:table-cell>
          <table:table-cell table:formula="of:=[.S21]*([.C8]=[.S3])" office:value-type="float" office:value="0" calcext:value-type="float">
            <text:p>0</text:p>
          </table:table-cell>
          <table:table-cell table:formula="of:=[.T21]*([.D8]=[.T3])" office:value-type="float" office:value="0" calcext:value-type="float">
            <text:p>0</text:p>
          </table:table-cell>
          <table:table-cell table:formula="of:=[.U21]*([.E8]=[.U3])" office:value-type="float" office:value="0" calcext:value-type="float">
            <text:p>0</text:p>
          </table:table-cell>
          <table:table-cell table:formula="of:=[.V21]*([.F8]=[.V3])" office:value-type="float" office:value="0" calcext:value-type="float">
            <text:p>0</text:p>
          </table:table-cell>
          <table:table-cell table:formula="of:=[.W21]*([.G8]=[.W3])" office:value-type="float" office:value="0" calcext:value-type="float">
            <text:p>0</text:p>
          </table:table-cell>
          <table:table-cell table:formula="of:=[.X21]*([.H8]=[.X3])" office:value-type="float" office:value="0" calcext:value-type="float">
            <text:p>0</text:p>
          </table:table-cell>
          <table:table-cell table:formula="of:=[.Y21]*([.I8]=[.Y3])" office:value-type="float" office:value="0" calcext:value-type="float">
            <text:p>0</text:p>
          </table:table-cell>
          <table:table-cell table:formula="of:=[.Z21]*([.B8]=[.Z3])" office:value-type="float" office:value="0" calcext:value-type="float">
            <text:p>0</text:p>
          </table:table-cell>
          <table:table-cell table:formula="of:=[.AA21]*([.C8]=[.AA3])" office:value-type="float" office:value="0" calcext:value-type="float">
            <text:p>0</text:p>
          </table:table-cell>
          <table:table-cell table:formula="of:=[.AB21]*([.D8]=[.AB3])" office:value-type="float" office:value="32" calcext:value-type="float">
            <text:p>32</text:p>
          </table:table-cell>
          <table:table-cell table:formula="of:=[.AC21]*([.E8]=[.AC3])" office:value-type="float" office:value="0" calcext:value-type="float">
            <text:p>0</text:p>
          </table:table-cell>
          <table:table-cell table:formula="of:=[.AD21]*([.F8]=[.AD3])" office:value-type="float" office:value="8" calcext:value-type="float">
            <text:p>8</text:p>
          </table:table-cell>
          <table:table-cell table:formula="of:=[.AE21]*([.G8]=[.AE3])" office:value-type="float" office:value="0" calcext:value-type="float">
            <text:p>0</text:p>
          </table:table-cell>
          <table:table-cell table:formula="of:=[.AF21]*([.H8]=[.AF3])" office:value-type="float" office:value="2" calcext:value-type="float">
            <text:p>2</text:p>
          </table:table-cell>
          <table:table-cell table:formula="of:=[.AG21]*([.I8]=[.AG3])" office:value-type="float" office:value="0" calcext:value-type="float">
            <text:p>0</text:p>
          </table:table-cell>
          <table:table-cell table:formula="of:=[.AH21]*([.B8]=[.AH3])" office:value-type="float" office:value="128" calcext:value-type="float">
            <text:p>128</text:p>
          </table:table-cell>
          <table:table-cell table:formula="of:=[.AI21]*([.C8]=[.AI3])" office:value-type="float" office:value="64" calcext:value-type="float">
            <text:p>64</text:p>
          </table:table-cell>
          <table:table-cell table:formula="of:=[.AJ21]*([.D8]=[.AJ3])" office:value-type="float" office:value="0" calcext:value-type="float">
            <text:p>0</text:p>
          </table:table-cell>
          <table:table-cell table:formula="of:=[.AK21]*([.E8]=[.AK3])" office:value-type="float" office:value="16" calcext:value-type="float">
            <text:p>16</text:p>
          </table:table-cell>
          <table:table-cell table:formula="of:=[.AL21]*([.F8]=[.AL3])" office:value-type="float" office:value="0" calcext:value-type="float">
            <text:p>0</text:p>
          </table:table-cell>
          <table:table-cell table:formula="of:=[.AM21]*([.G8]=[.AM3])" office:value-type="float" office:value="4" calcext:value-type="float">
            <text:p>4</text:p>
          </table:table-cell>
          <table:table-cell table:formula="of:=[.AN21]*([.H8]=[.AN3])" office:value-type="float" office:value="0" calcext:value-type="float">
            <text:p>0</text:p>
          </table:table-cell>
          <table:table-cell table:formula="of:=[.AO21]*([.I8]=[.AO3])" office:value-type="float" office:value="1" calcext:value-type="float">
            <text:p>1</text:p>
          </table:table-cell>
          <table:covered-table-cell/>
          <table:table-cell table:formula="of:=SUM([.J8:.Q8])" office:value-type="float" office:value="0" calcext:value-type="float">
            <text:p>0</text:p>
          </table:table-cell>
          <table:table-cell table:formula="of:=DEC2HEX([.AQ8];2)" office:value-type="string" office:string-value="00" calcext:value-type="string">
            <text:p>00</text:p>
          </table:table-cell>
          <table:covered-table-cell/>
          <table:table-cell table:formula="of:=SUM([.R8:.Y8])" office:value-type="float" office:value="0" calcext:value-type="float">
            <text:p>0</text:p>
          </table:table-cell>
          <table:table-cell table:formula="of:=DEC2HEX([.AT8];2)" office:value-type="string" office:string-value="00" calcext:value-type="string">
            <text:p>00</text:p>
          </table:table-cell>
          <table:covered-table-cell/>
          <table:table-cell table:formula="of:=SUM([.Z8:.AG8])" office:value-type="float" office:value="42" calcext:value-type="float">
            <text:p>42</text:p>
          </table:table-cell>
          <table:table-cell table:formula="of:=DEC2HEX([.AW8];2)" office:value-type="string" office:string-value="2A" calcext:value-type="string">
            <text:p>2A</text:p>
          </table:table-cell>
          <table:covered-table-cell/>
          <table:table-cell table:formula="of:=SUM([.AH8:.AO8])" office:value-type="float" office:value="213" calcext:value-type="float">
            <text:p>213</text:p>
          </table:table-cell>
          <table:table-cell table:formula="of:=DEC2HEX([.AZ8];2)" office:value-type="string" office:string-value="D5" calcext:value-type="string">
            <text:p>D5</text:p>
          </table:table-cell>
          <table:covered-table-cell table:number-columns-repeated="2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BL21]*([.BD8]=[.BL3])" office:value-type="float" office:value="0" calcext:value-type="float">
            <text:p>0</text:p>
          </table:table-cell>
          <table:table-cell table:formula="of:=[.BM21]*([.BE8]=[.BM3])" office:value-type="float" office:value="0" calcext:value-type="float">
            <text:p>0</text:p>
          </table:table-cell>
          <table:table-cell table:formula="of:=[.BN21]*([.BF8]=[.BN3])" office:value-type="float" office:value="0" calcext:value-type="float">
            <text:p>0</text:p>
          </table:table-cell>
          <table:table-cell table:formula="of:=[.BO21]*([.BG8]=[.BO3])" office:value-type="float" office:value="16" calcext:value-type="float">
            <text:p>16</text:p>
          </table:table-cell>
          <table:table-cell table:formula="of:=[.BP21]*([.BH8]=[.BP3])" office:value-type="float" office:value="8" calcext:value-type="float">
            <text:p>8</text:p>
          </table:table-cell>
          <table:table-cell table:formula="of:=[.BQ21]*([.BI8]=[.BQ3])" office:value-type="float" office:value="0" calcext:value-type="float">
            <text:p>0</text:p>
          </table:table-cell>
          <table:table-cell table:formula="of:=[.BR21]*([.BJ8]=[.BR3])" office:value-type="float" office:value="0" calcext:value-type="float">
            <text:p>0</text:p>
          </table:table-cell>
          <table:table-cell table:formula="of:=[.BS21]*([.BK8]=[.BS3])" office:value-type="float" office:value="0" calcext:value-type="float">
            <text:p>0</text:p>
          </table:table-cell>
          <table:table-cell table:formula="of:=[.BT21]*([.BD8]=[.BT3])" office:value-type="float" office:value="0" calcext:value-type="float">
            <text:p>0</text:p>
          </table:table-cell>
          <table:table-cell table:formula="of:=[.BU21]*([.BE8]=[.BU3])" office:value-type="float" office:value="0" calcext:value-type="float">
            <text:p>0</text:p>
          </table:table-cell>
          <table:table-cell table:formula="of:=[.BV21]*([.BF8]=[.BV3])" office:value-type="float" office:value="0" calcext:value-type="float">
            <text:p>0</text:p>
          </table:table-cell>
          <table:table-cell table:formula="of:=[.BW21]*([.BG8]=[.BW3])" office:value-type="float" office:value="0" calcext:value-type="float">
            <text:p>0</text:p>
          </table:table-cell>
          <table:table-cell table:formula="of:=[.BX21]*([.BH8]=[.BX3])" office:value-type="float" office:value="0" calcext:value-type="float">
            <text:p>0</text:p>
          </table:table-cell>
          <table:table-cell table:formula="of:=[.BY21]*([.BI8]=[.BY3])" office:value-type="float" office:value="0" calcext:value-type="float">
            <text:p>0</text:p>
          </table:table-cell>
          <table:table-cell table:formula="of:=[.BZ21]*([.BJ8]=[.BZ3])" office:value-type="float" office:value="0" calcext:value-type="float">
            <text:p>0</text:p>
          </table:table-cell>
          <table:table-cell table:formula="of:=[.CA21]*([.BK8]=[.CA3])" office:value-type="float" office:value="0" calcext:value-type="float">
            <text:p>0</text:p>
          </table:table-cell>
          <table:table-cell table:formula="of:=[.CB21]*([.BD8]=[.CB3])" office:value-type="float" office:value="0" calcext:value-type="float">
            <text:p>0</text:p>
          </table:table-cell>
          <table:table-cell table:formula="of:=[.CC21]*([.BE8]=[.CC3])" office:value-type="float" office:value="0" calcext:value-type="float">
            <text:p>0</text:p>
          </table:table-cell>
          <table:table-cell table:formula="of:=[.CD21]*([.BF8]=[.CD3])" office:value-type="float" office:value="0" calcext:value-type="float">
            <text:p>0</text:p>
          </table:table-cell>
          <table:table-cell table:formula="of:=[.CE21]*([.BG8]=[.CE3])" office:value-type="float" office:value="0" calcext:value-type="float">
            <text:p>0</text:p>
          </table:table-cell>
          <table:table-cell table:formula="of:=[.CF21]*([.BH8]=[.CF3])" office:value-type="float" office:value="0" calcext:value-type="float">
            <text:p>0</text:p>
          </table:table-cell>
          <table:table-cell table:formula="of:=[.CG21]*([.BI8]=[.CG3])" office:value-type="float" office:value="0" calcext:value-type="float">
            <text:p>0</text:p>
          </table:table-cell>
          <table:table-cell table:formula="of:=[.CH21]*([.BJ8]=[.CH3])" office:value-type="float" office:value="0" calcext:value-type="float">
            <text:p>0</text:p>
          </table:table-cell>
          <table:table-cell table:formula="of:=[.CI21]*([.BK8]=[.CI3])" office:value-type="float" office:value="0" calcext:value-type="float">
            <text:p>0</text:p>
          </table:table-cell>
          <table:table-cell table:formula="of:=[.CJ21]*([.BD8]=[.CJ3])" office:value-type="float" office:value="128" calcext:value-type="float">
            <text:p>128</text:p>
          </table:table-cell>
          <table:table-cell table:formula="of:=[.CK21]*([.BE8]=[.CK3])" office:value-type="float" office:value="64" calcext:value-type="float">
            <text:p>64</text:p>
          </table:table-cell>
          <table:table-cell table:formula="of:=[.CL21]*([.BF8]=[.CL3])" office:value-type="float" office:value="32" calcext:value-type="float">
            <text:p>32</text:p>
          </table:table-cell>
          <table:table-cell table:formula="of:=[.CM21]*([.BG8]=[.CM3])" office:value-type="float" office:value="0" calcext:value-type="float">
            <text:p>0</text:p>
          </table:table-cell>
          <table:table-cell table:formula="of:=[.CN21]*([.BH8]=[.CN3])" office:value-type="float" office:value="0" calcext:value-type="float">
            <text:p>0</text:p>
          </table:table-cell>
          <table:table-cell table:formula="of:=[.CO21]*([.BI8]=[.CO3])" office:value-type="float" office:value="4" calcext:value-type="float">
            <text:p>4</text:p>
          </table:table-cell>
          <table:table-cell table:formula="of:=[.CP21]*([.BJ8]=[.CP3])" office:value-type="float" office:value="2" calcext:value-type="float">
            <text:p>2</text:p>
          </table:table-cell>
          <table:table-cell table:formula="of:=[.CQ21]*([.BK8]=[.CQ3])" office:value-type="float" office:value="1" calcext:value-type="float">
            <text:p>1</text:p>
          </table:table-cell>
          <table:covered-table-cell/>
          <table:table-cell table:formula="of:=SUM([.BL8:.BS8])" office:value-type="float" office:value="24" calcext:value-type="float">
            <text:p>24</text:p>
          </table:table-cell>
          <table:table-cell table:formula="of:=DEC2HEX([.CS8];2)" office:value-type="string" office:string-value="18" calcext:value-type="string">
            <text:p>18</text:p>
          </table:table-cell>
          <table:covered-table-cell/>
          <table:table-cell table:formula="of:=SUM([.BT8:.CA8])" office:value-type="float" office:value="0" calcext:value-type="float">
            <text:p>0</text:p>
          </table:table-cell>
          <table:table-cell table:formula="of:=DEC2HEX([.CV8];2)" office:value-type="string" office:string-value="00" calcext:value-type="string">
            <text:p>00</text:p>
          </table:table-cell>
          <table:covered-table-cell/>
          <table:table-cell table:formula="of:=SUM([.CB8:.CI8])" office:value-type="float" office:value="0" calcext:value-type="float">
            <text:p>0</text:p>
          </table:table-cell>
          <table:table-cell table:formula="of:=DEC2HEX([.CY8];2)" office:value-type="string" office:string-value="00" calcext:value-type="string">
            <text:p>00</text:p>
          </table:table-cell>
          <table:covered-table-cell/>
          <table:table-cell table:formula="of:=SUM([.CJ8:.CQ8])" office:value-type="float" office:value="231" calcext:value-type="float">
            <text:p>231</text:p>
          </table:table-cell>
          <table:table-cell table:formula="of:=DEC2HEX([.DB8];2)" office:value-type="string" office:string-value="E7" calcext:value-type="string">
            <text:p>E7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8" office:value-type="float" office:value="3" calcext:value-type="float">
            <text:p>3</text:p>
          </table:table-cell>
          <table:table-cell table:formula="of:=[.J21]*([.B9]=[.J3])" office:value-type="float" office:value="0" calcext:value-type="float">
            <text:p>0</text:p>
          </table:table-cell>
          <table:table-cell table:formula="of:=[.K21]*([.C9]=[.K3])" office:value-type="float" office:value="0" calcext:value-type="float">
            <text:p>0</text:p>
          </table:table-cell>
          <table:table-cell table:formula="of:=[.L21]*([.D9]=[.L3])" office:value-type="float" office:value="0" calcext:value-type="float">
            <text:p>0</text:p>
          </table:table-cell>
          <table:table-cell table:formula="of:=[.M21]*([.E9]=[.M3])" office:value-type="float" office:value="0" calcext:value-type="float">
            <text:p>0</text:p>
          </table:table-cell>
          <table:table-cell table:formula="of:=[.N21]*([.F9]=[.N3])" office:value-type="float" office:value="0" calcext:value-type="float">
            <text:p>0</text:p>
          </table:table-cell>
          <table:table-cell table:formula="of:=[.O21]*([.G9]=[.O3])" office:value-type="float" office:value="0" calcext:value-type="float">
            <text:p>0</text:p>
          </table:table-cell>
          <table:table-cell table:formula="of:=[.P21]*([.H9]=[.P3])" office:value-type="float" office:value="0" calcext:value-type="float">
            <text:p>0</text:p>
          </table:table-cell>
          <table:table-cell table:formula="of:=[.Q21]*([.I9]=[.Q3])" office:value-type="float" office:value="0" calcext:value-type="float">
            <text:p>0</text:p>
          </table:table-cell>
          <table:table-cell table:formula="of:=[.R21]*([.B9]=[.R3])" office:value-type="float" office:value="0" calcext:value-type="float">
            <text:p>0</text:p>
          </table:table-cell>
          <table:table-cell table:formula="of:=[.S21]*([.C9]=[.S3])" office:value-type="float" office:value="0" calcext:value-type="float">
            <text:p>0</text:p>
          </table:table-cell>
          <table:table-cell table:formula="of:=[.T21]*([.D9]=[.T3])" office:value-type="float" office:value="0" calcext:value-type="float">
            <text:p>0</text:p>
          </table:table-cell>
          <table:table-cell table:formula="of:=[.U21]*([.E9]=[.U3])" office:value-type="float" office:value="0" calcext:value-type="float">
            <text:p>0</text:p>
          </table:table-cell>
          <table:table-cell table:formula="of:=[.V21]*([.F9]=[.V3])" office:value-type="float" office:value="0" calcext:value-type="float">
            <text:p>0</text:p>
          </table:table-cell>
          <table:table-cell table:formula="of:=[.W21]*([.G9]=[.W3])" office:value-type="float" office:value="0" calcext:value-type="float">
            <text:p>0</text:p>
          </table:table-cell>
          <table:table-cell table:formula="of:=[.X21]*([.H9]=[.X3])" office:value-type="float" office:value="0" calcext:value-type="float">
            <text:p>0</text:p>
          </table:table-cell>
          <table:table-cell table:formula="of:=[.Y21]*([.I9]=[.Y3])" office:value-type="float" office:value="0" calcext:value-type="float">
            <text:p>0</text:p>
          </table:table-cell>
          <table:table-cell table:formula="of:=[.Z21]*([.B9]=[.Z3])" office:value-type="float" office:value="128" calcext:value-type="float">
            <text:p>128</text:p>
          </table:table-cell>
          <table:table-cell table:formula="of:=[.AA21]*([.C9]=[.AA3])" office:value-type="float" office:value="64" calcext:value-type="float">
            <text:p>64</text:p>
          </table:table-cell>
          <table:table-cell table:formula="of:=[.AB21]*([.D9]=[.AB3])" office:value-type="float" office:value="32" calcext:value-type="float">
            <text:p>32</text:p>
          </table:table-cell>
          <table:table-cell table:formula="of:=[.AC21]*([.E9]=[.AC3])" office:value-type="float" office:value="16" calcext:value-type="float">
            <text:p>16</text:p>
          </table:table-cell>
          <table:table-cell table:formula="of:=[.AD21]*([.F9]=[.AD3])" office:value-type="float" office:value="8" calcext:value-type="float">
            <text:p>8</text:p>
          </table:table-cell>
          <table:table-cell table:formula="of:=[.AE21]*([.G9]=[.AE3])" office:value-type="float" office:value="4" calcext:value-type="float">
            <text:p>4</text:p>
          </table:table-cell>
          <table:table-cell table:formula="of:=[.AF21]*([.H9]=[.AF3])" office:value-type="float" office:value="2" calcext:value-type="float">
            <text:p>2</text:p>
          </table:table-cell>
          <table:table-cell table:formula="of:=[.AG21]*([.I9]=[.AG3])" office:value-type="float" office:value="1" calcext:value-type="float">
            <text:p>1</text:p>
          </table:table-cell>
          <table:table-cell table:formula="of:=[.AH21]*([.B9]=[.AH3])" office:value-type="float" office:value="0" calcext:value-type="float">
            <text:p>0</text:p>
          </table:table-cell>
          <table:table-cell table:formula="of:=[.AI21]*([.C9]=[.AI3])" office:value-type="float" office:value="0" calcext:value-type="float">
            <text:p>0</text:p>
          </table:table-cell>
          <table:table-cell table:formula="of:=[.AJ21]*([.D9]=[.AJ3])" office:value-type="float" office:value="0" calcext:value-type="float">
            <text:p>0</text:p>
          </table:table-cell>
          <table:table-cell table:formula="of:=[.AK21]*([.E9]=[.AK3])" office:value-type="float" office:value="0" calcext:value-type="float">
            <text:p>0</text:p>
          </table:table-cell>
          <table:table-cell table:formula="of:=[.AL21]*([.F9]=[.AL3])" office:value-type="float" office:value="0" calcext:value-type="float">
            <text:p>0</text:p>
          </table:table-cell>
          <table:table-cell table:formula="of:=[.AM21]*([.G9]=[.AM3])" office:value-type="float" office:value="0" calcext:value-type="float">
            <text:p>0</text:p>
          </table:table-cell>
          <table:table-cell table:formula="of:=[.AN21]*([.H9]=[.AN3])" office:value-type="float" office:value="0" calcext:value-type="float">
            <text:p>0</text:p>
          </table:table-cell>
          <table:table-cell table:formula="of:=[.AO21]*([.I9]=[.AO3])" office:value-type="float" office:value="0" calcext:value-type="float">
            <text:p>0</text:p>
          </table:table-cell>
          <table:covered-table-cell/>
          <table:table-cell table:formula="of:=SUM([.J9:.Q9])" office:value-type="float" office:value="0" calcext:value-type="float">
            <text:p>0</text:p>
          </table:table-cell>
          <table:table-cell table:formula="of:=DEC2HEX([.AQ9];2)" office:value-type="string" office:string-value="00" calcext:value-type="string">
            <text:p>00</text:p>
          </table:table-cell>
          <table:covered-table-cell/>
          <table:table-cell table:formula="of:=SUM([.R9:.Y9])" office:value-type="float" office:value="0" calcext:value-type="float">
            <text:p>0</text:p>
          </table:table-cell>
          <table:table-cell table:formula="of:=DEC2HEX([.AT9];2)" office:value-type="string" office:string-value="00" calcext:value-type="string">
            <text:p>00</text:p>
          </table:table-cell>
          <table:covered-table-cell/>
          <table:table-cell table:formula="of:=SUM([.Z9:.AG9])" office:value-type="float" office:value="255" calcext:value-type="float">
            <text:p>255</text:p>
          </table:table-cell>
          <table:table-cell table:formula="of:=DEC2HEX([.AW9];2)" office:value-type="string" office:string-value="FF" calcext:value-type="string">
            <text:p>FF</text:p>
          </table:table-cell>
          <table:covered-table-cell/>
          <table:table-cell table:formula="of:=SUM([.AH9:.AO9])" office:value-type="float" office:value="0" calcext:value-type="float">
            <text:p>0</text:p>
          </table:table-cell>
          <table:table-cell table:formula="of:=DEC2HEX([.AZ9];2)" office:value-type="string" office:string-value="00" calcext:value-type="string">
            <text:p>00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BL21]*([.BD9]=[.BL3])" office:value-type="float" office:value="128" calcext:value-type="float">
            <text:p>128</text:p>
          </table:table-cell>
          <table:table-cell table:formula="of:=[.BM21]*([.BE9]=[.BM3])" office:value-type="float" office:value="0" calcext:value-type="float">
            <text:p>0</text:p>
          </table:table-cell>
          <table:table-cell table:formula="of:=[.BN21]*([.BF9]=[.BN3])" office:value-type="float" office:value="0" calcext:value-type="float">
            <text:p>0</text:p>
          </table:table-cell>
          <table:table-cell table:formula="of:=[.BO21]*([.BG9]=[.BO3])" office:value-type="float" office:value="16" calcext:value-type="float">
            <text:p>16</text:p>
          </table:table-cell>
          <table:table-cell table:formula="of:=[.BP21]*([.BH9]=[.BP3])" office:value-type="float" office:value="8" calcext:value-type="float">
            <text:p>8</text:p>
          </table:table-cell>
          <table:table-cell table:formula="of:=[.BQ21]*([.BI9]=[.BQ3])" office:value-type="float" office:value="0" calcext:value-type="float">
            <text:p>0</text:p>
          </table:table-cell>
          <table:table-cell table:formula="of:=[.BR21]*([.BJ9]=[.BR3])" office:value-type="float" office:value="0" calcext:value-type="float">
            <text:p>0</text:p>
          </table:table-cell>
          <table:table-cell table:formula="of:=[.BS21]*([.BK9]=[.BS3])" office:value-type="float" office:value="0" calcext:value-type="float">
            <text:p>0</text:p>
          </table:table-cell>
          <table:table-cell table:formula="of:=[.BT21]*([.BD9]=[.BT3])" office:value-type="float" office:value="0" calcext:value-type="float">
            <text:p>0</text:p>
          </table:table-cell>
          <table:table-cell table:formula="of:=[.BU21]*([.BE9]=[.BU3])" office:value-type="float" office:value="0" calcext:value-type="float">
            <text:p>0</text:p>
          </table:table-cell>
          <table:table-cell table:formula="of:=[.BV21]*([.BF9]=[.BV3])" office:value-type="float" office:value="0" calcext:value-type="float">
            <text:p>0</text:p>
          </table:table-cell>
          <table:table-cell table:formula="of:=[.BW21]*([.BG9]=[.BW3])" office:value-type="float" office:value="0" calcext:value-type="float">
            <text:p>0</text:p>
          </table:table-cell>
          <table:table-cell table:formula="of:=[.BX21]*([.BH9]=[.BX3])" office:value-type="float" office:value="0" calcext:value-type="float">
            <text:p>0</text:p>
          </table:table-cell>
          <table:table-cell table:formula="of:=[.BY21]*([.BI9]=[.BY3])" office:value-type="float" office:value="0" calcext:value-type="float">
            <text:p>0</text:p>
          </table:table-cell>
          <table:table-cell table:formula="of:=[.BZ21]*([.BJ9]=[.BZ3])" office:value-type="float" office:value="0" calcext:value-type="float">
            <text:p>0</text:p>
          </table:table-cell>
          <table:table-cell table:formula="of:=[.CA21]*([.BK9]=[.CA3])" office:value-type="float" office:value="0" calcext:value-type="float">
            <text:p>0</text:p>
          </table:table-cell>
          <table:table-cell table:formula="of:=[.CB21]*([.BD9]=[.CB3])" office:value-type="float" office:value="0" calcext:value-type="float">
            <text:p>0</text:p>
          </table:table-cell>
          <table:table-cell table:formula="of:=[.CC21]*([.BE9]=[.CC3])" office:value-type="float" office:value="0" calcext:value-type="float">
            <text:p>0</text:p>
          </table:table-cell>
          <table:table-cell table:formula="of:=[.CD21]*([.BF9]=[.CD3])" office:value-type="float" office:value="0" calcext:value-type="float">
            <text:p>0</text:p>
          </table:table-cell>
          <table:table-cell table:formula="of:=[.CE21]*([.BG9]=[.CE3])" office:value-type="float" office:value="0" calcext:value-type="float">
            <text:p>0</text:p>
          </table:table-cell>
          <table:table-cell table:formula="of:=[.CF21]*([.BH9]=[.CF3])" office:value-type="float" office:value="0" calcext:value-type="float">
            <text:p>0</text:p>
          </table:table-cell>
          <table:table-cell table:formula="of:=[.CG21]*([.BI9]=[.CG3])" office:value-type="float" office:value="0" calcext:value-type="float">
            <text:p>0</text:p>
          </table:table-cell>
          <table:table-cell table:formula="of:=[.CH21]*([.BJ9]=[.CH3])" office:value-type="float" office:value="0" calcext:value-type="float">
            <text:p>0</text:p>
          </table:table-cell>
          <table:table-cell table:formula="of:=[.CI21]*([.BK9]=[.CI3])" office:value-type="float" office:value="0" calcext:value-type="float">
            <text:p>0</text:p>
          </table:table-cell>
          <table:table-cell table:formula="of:=[.CJ21]*([.BD9]=[.CJ3])" office:value-type="float" office:value="0" calcext:value-type="float">
            <text:p>0</text:p>
          </table:table-cell>
          <table:table-cell table:formula="of:=[.CK21]*([.BE9]=[.CK3])" office:value-type="float" office:value="64" calcext:value-type="float">
            <text:p>64</text:p>
          </table:table-cell>
          <table:table-cell table:formula="of:=[.CL21]*([.BF9]=[.CL3])" office:value-type="float" office:value="32" calcext:value-type="float">
            <text:p>32</text:p>
          </table:table-cell>
          <table:table-cell table:formula="of:=[.CM21]*([.BG9]=[.CM3])" office:value-type="float" office:value="0" calcext:value-type="float">
            <text:p>0</text:p>
          </table:table-cell>
          <table:table-cell table:formula="of:=[.CN21]*([.BH9]=[.CN3])" office:value-type="float" office:value="0" calcext:value-type="float">
            <text:p>0</text:p>
          </table:table-cell>
          <table:table-cell table:formula="of:=[.CO21]*([.BI9]=[.CO3])" office:value-type="float" office:value="4" calcext:value-type="float">
            <text:p>4</text:p>
          </table:table-cell>
          <table:table-cell table:formula="of:=[.CP21]*([.BJ9]=[.CP3])" office:value-type="float" office:value="2" calcext:value-type="float">
            <text:p>2</text:p>
          </table:table-cell>
          <table:table-cell table:formula="of:=[.CQ21]*([.BK9]=[.CQ3])" office:value-type="float" office:value="1" calcext:value-type="float">
            <text:p>1</text:p>
          </table:table-cell>
          <table:covered-table-cell/>
          <table:table-cell table:formula="of:=SUM([.BL9:.BS9])" office:value-type="float" office:value="152" calcext:value-type="float">
            <text:p>152</text:p>
          </table:table-cell>
          <table:table-cell table:formula="of:=DEC2HEX([.CS9];2)" office:value-type="string" office:string-value="98" calcext:value-type="string">
            <text:p>98</text:p>
          </table:table-cell>
          <table:covered-table-cell/>
          <table:table-cell table:formula="of:=SUM([.BT9:.CA9])" office:value-type="float" office:value="0" calcext:value-type="float">
            <text:p>0</text:p>
          </table:table-cell>
          <table:table-cell table:formula="of:=DEC2HEX([.CV9];2)" office:value-type="string" office:string-value="00" calcext:value-type="string">
            <text:p>00</text:p>
          </table:table-cell>
          <table:covered-table-cell/>
          <table:table-cell table:formula="of:=SUM([.CB9:.CI9])" office:value-type="float" office:value="0" calcext:value-type="float">
            <text:p>0</text:p>
          </table:table-cell>
          <table:table-cell table:formula="of:=DEC2HEX([.CY9];2)" office:value-type="string" office:string-value="00" calcext:value-type="string">
            <text:p>00</text:p>
          </table:table-cell>
          <table:covered-table-cell/>
          <table:table-cell table:formula="of:=SUM([.CJ9:.CQ9])" office:value-type="float" office:value="103" calcext:value-type="float">
            <text:p>103</text:p>
          </table:table-cell>
          <table:table-cell table:formula="of:=DEC2HEX([.DB9];2)" office:value-type="string" office:string-value="67" calcext:value-type="string">
            <text:p>67</text:p>
          </table:table-cell>
          <table:covered-table-cell/>
          <table:table-cell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[.J21]*([.B10]=[.J3])" office:value-type="float" office:value="0" calcext:value-type="float">
            <text:p>0</text:p>
          </table:table-cell>
          <table:table-cell table:formula="of:=[.K21]*([.C10]=[.K3])" office:value-type="float" office:value="0" calcext:value-type="float">
            <text:p>0</text:p>
          </table:table-cell>
          <table:table-cell table:formula="of:=[.L21]*([.D10]=[.L3])" office:value-type="float" office:value="0" calcext:value-type="float">
            <text:p>0</text:p>
          </table:table-cell>
          <table:table-cell table:formula="of:=[.M21]*([.E10]=[.M3])" office:value-type="float" office:value="0" calcext:value-type="float">
            <text:p>0</text:p>
          </table:table-cell>
          <table:table-cell table:formula="of:=[.N21]*([.F10]=[.N3])" office:value-type="float" office:value="0" calcext:value-type="float">
            <text:p>0</text:p>
          </table:table-cell>
          <table:table-cell table:formula="of:=[.O21]*([.G10]=[.O3])" office:value-type="float" office:value="0" calcext:value-type="float">
            <text:p>0</text:p>
          </table:table-cell>
          <table:table-cell table:formula="of:=[.P21]*([.H10]=[.P3])" office:value-type="float" office:value="0" calcext:value-type="float">
            <text:p>0</text:p>
          </table:table-cell>
          <table:table-cell table:formula="of:=[.Q21]*([.I10]=[.Q3])" office:value-type="float" office:value="0" calcext:value-type="float">
            <text:p>0</text:p>
          </table:table-cell>
          <table:table-cell table:formula="of:=[.R21]*([.B10]=[.R3])" office:value-type="float" office:value="0" calcext:value-type="float">
            <text:p>0</text:p>
          </table:table-cell>
          <table:table-cell table:formula="of:=[.S21]*([.C10]=[.S3])" office:value-type="float" office:value="0" calcext:value-type="float">
            <text:p>0</text:p>
          </table:table-cell>
          <table:table-cell table:formula="of:=[.T21]*([.D10]=[.T3])" office:value-type="float" office:value="0" calcext:value-type="float">
            <text:p>0</text:p>
          </table:table-cell>
          <table:table-cell table:formula="of:=[.U21]*([.E10]=[.U3])" office:value-type="float" office:value="0" calcext:value-type="float">
            <text:p>0</text:p>
          </table:table-cell>
          <table:table-cell table:formula="of:=[.V21]*([.F10]=[.V3])" office:value-type="float" office:value="0" calcext:value-type="float">
            <text:p>0</text:p>
          </table:table-cell>
          <table:table-cell table:formula="of:=[.W21]*([.G10]=[.W3])" office:value-type="float" office:value="0" calcext:value-type="float">
            <text:p>0</text:p>
          </table:table-cell>
          <table:table-cell table:formula="of:=[.X21]*([.H10]=[.X3])" office:value-type="float" office:value="0" calcext:value-type="float">
            <text:p>0</text:p>
          </table:table-cell>
          <table:table-cell table:formula="of:=[.Y21]*([.I10]=[.Y3])" office:value-type="float" office:value="0" calcext:value-type="float">
            <text:p>0</text:p>
          </table:table-cell>
          <table:table-cell table:formula="of:=[.Z21]*([.B10]=[.Z3])" office:value-type="float" office:value="128" calcext:value-type="float">
            <text:p>128</text:p>
          </table:table-cell>
          <table:table-cell table:formula="of:=[.AA21]*([.C10]=[.AA3])" office:value-type="float" office:value="0" calcext:value-type="float">
            <text:p>0</text:p>
          </table:table-cell>
          <table:table-cell table:formula="of:=[.AB21]*([.D10]=[.AB3])" office:value-type="float" office:value="0" calcext:value-type="float">
            <text:p>0</text:p>
          </table:table-cell>
          <table:table-cell table:formula="of:=[.AC21]*([.E10]=[.AC3])" office:value-type="float" office:value="0" calcext:value-type="float">
            <text:p>0</text:p>
          </table:table-cell>
          <table:table-cell table:formula="of:=[.AD21]*([.F10]=[.AD3])" office:value-type="float" office:value="0" calcext:value-type="float">
            <text:p>0</text:p>
          </table:table-cell>
          <table:table-cell table:formula="of:=[.AE21]*([.G10]=[.AE3])" office:value-type="float" office:value="0" calcext:value-type="float">
            <text:p>0</text:p>
          </table:table-cell>
          <table:table-cell table:formula="of:=[.AF21]*([.H10]=[.AF3])" office:value-type="float" office:value="0" calcext:value-type="float">
            <text:p>0</text:p>
          </table:table-cell>
          <table:table-cell table:formula="of:=[.AG21]*([.I10]=[.AG3])" office:value-type="float" office:value="1" calcext:value-type="float">
            <text:p>1</text:p>
          </table:table-cell>
          <table:table-cell table:formula="of:=[.AH21]*([.B10]=[.AH3])" office:value-type="float" office:value="0" calcext:value-type="float">
            <text:p>0</text:p>
          </table:table-cell>
          <table:table-cell table:formula="of:=[.AI21]*([.C10]=[.AI3])" office:value-type="float" office:value="64" calcext:value-type="float">
            <text:p>64</text:p>
          </table:table-cell>
          <table:table-cell table:formula="of:=[.AJ21]*([.D10]=[.AJ3])" office:value-type="float" office:value="32" calcext:value-type="float">
            <text:p>32</text:p>
          </table:table-cell>
          <table:table-cell table:formula="of:=[.AK21]*([.E10]=[.AK3])" office:value-type="float" office:value="16" calcext:value-type="float">
            <text:p>16</text:p>
          </table:table-cell>
          <table:table-cell table:formula="of:=[.AL21]*([.F10]=[.AL3])" office:value-type="float" office:value="8" calcext:value-type="float">
            <text:p>8</text:p>
          </table:table-cell>
          <table:table-cell table:formula="of:=[.AM21]*([.G10]=[.AM3])" office:value-type="float" office:value="4" calcext:value-type="float">
            <text:p>4</text:p>
          </table:table-cell>
          <table:table-cell table:formula="of:=[.AN21]*([.H10]=[.AN3])" office:value-type="float" office:value="2" calcext:value-type="float">
            <text:p>2</text:p>
          </table:table-cell>
          <table:table-cell table:formula="of:=[.AO21]*([.I10]=[.AO3])" office:value-type="float" office:value="0" calcext:value-type="float">
            <text:p>0</text:p>
          </table:table-cell>
          <table:covered-table-cell/>
          <table:table-cell table:formula="of:=SUM([.J10:.Q10])" office:value-type="float" office:value="0" calcext:value-type="float">
            <text:p>0</text:p>
          </table:table-cell>
          <table:table-cell table:formula="of:=DEC2HEX([.AQ10];2)" office:value-type="string" office:string-value="00" calcext:value-type="string">
            <text:p>00</text:p>
          </table:table-cell>
          <table:covered-table-cell/>
          <table:table-cell table:formula="of:=SUM([.R10:.Y10])" office:value-type="float" office:value="0" calcext:value-type="float">
            <text:p>0</text:p>
          </table:table-cell>
          <table:table-cell table:formula="of:=DEC2HEX([.AT10];2)" office:value-type="string" office:string-value="00" calcext:value-type="string">
            <text:p>00</text:p>
          </table:table-cell>
          <table:covered-table-cell/>
          <table:table-cell table:formula="of:=SUM([.Z10:.AG10])" office:value-type="float" office:value="129" calcext:value-type="float">
            <text:p>129</text:p>
          </table:table-cell>
          <table:table-cell table:formula="of:=DEC2HEX([.AW10];2)" office:value-type="string" office:string-value="81" calcext:value-type="string">
            <text:p>81</text:p>
          </table:table-cell>
          <table:covered-table-cell/>
          <table:table-cell table:formula="of:=SUM([.AH10:.AO10])" office:value-type="float" office:value="126" calcext:value-type="float">
            <text:p>126</text:p>
          </table:table-cell>
          <table:table-cell table:formula="of:=DEC2HEX([.AZ10];2)" office:value-type="string" office:string-value="7E" calcext:value-type="string">
            <text:p>7E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[.BL21]*([.BD10]=[.BL3])" office:value-type="float" office:value="128" calcext:value-type="float">
            <text:p>128</text:p>
          </table:table-cell>
          <table:table-cell table:formula="of:=[.BM21]*([.BE10]=[.BM3])" office:value-type="float" office:value="64" calcext:value-type="float">
            <text:p>64</text:p>
          </table:table-cell>
          <table:table-cell table:formula="of:=[.BN21]*([.BF10]=[.BN3])" office:value-type="float" office:value="32" calcext:value-type="float">
            <text:p>32</text:p>
          </table:table-cell>
          <table:table-cell table:formula="of:=[.BO21]*([.BG10]=[.BO3])" office:value-type="float" office:value="0" calcext:value-type="float">
            <text:p>0</text:p>
          </table:table-cell>
          <table:table-cell table:formula="of:=[.BP21]*([.BH10]=[.BP3])" office:value-type="float" office:value="0" calcext:value-type="float">
            <text:p>0</text:p>
          </table:table-cell>
          <table:table-cell table:formula="of:=[.BQ21]*([.BI10]=[.BQ3])" office:value-type="float" office:value="4" calcext:value-type="float">
            <text:p>4</text:p>
          </table:table-cell>
          <table:table-cell table:formula="of:=[.BR21]*([.BJ10]=[.BR3])" office:value-type="float" office:value="2" calcext:value-type="float">
            <text:p>2</text:p>
          </table:table-cell>
          <table:table-cell table:formula="of:=[.BS21]*([.BK10]=[.BS3])" office:value-type="float" office:value="0" calcext:value-type="float">
            <text:p>0</text:p>
          </table:table-cell>
          <table:table-cell table:formula="of:=[.BT21]*([.BD10]=[.BT3])" office:value-type="float" office:value="0" calcext:value-type="float">
            <text:p>0</text:p>
          </table:table-cell>
          <table:table-cell table:formula="of:=[.BU21]*([.BE10]=[.BU3])" office:value-type="float" office:value="0" calcext:value-type="float">
            <text:p>0</text:p>
          </table:table-cell>
          <table:table-cell table:formula="of:=[.BV21]*([.BF10]=[.BV3])" office:value-type="float" office:value="0" calcext:value-type="float">
            <text:p>0</text:p>
          </table:table-cell>
          <table:table-cell table:formula="of:=[.BW21]*([.BG10]=[.BW3])" office:value-type="float" office:value="0" calcext:value-type="float">
            <text:p>0</text:p>
          </table:table-cell>
          <table:table-cell table:formula="of:=[.BX21]*([.BH10]=[.BX3])" office:value-type="float" office:value="0" calcext:value-type="float">
            <text:p>0</text:p>
          </table:table-cell>
          <table:table-cell table:formula="of:=[.BY21]*([.BI10]=[.BY3])" office:value-type="float" office:value="0" calcext:value-type="float">
            <text:p>0</text:p>
          </table:table-cell>
          <table:table-cell table:formula="of:=[.BZ21]*([.BJ10]=[.BZ3])" office:value-type="float" office:value="0" calcext:value-type="float">
            <text:p>0</text:p>
          </table:table-cell>
          <table:table-cell table:formula="of:=[.CA21]*([.BK10]=[.CA3])" office:value-type="float" office:value="0" calcext:value-type="float">
            <text:p>0</text:p>
          </table:table-cell>
          <table:table-cell table:formula="of:=[.CB21]*([.BD10]=[.CB3])" office:value-type="float" office:value="0" calcext:value-type="float">
            <text:p>0</text:p>
          </table:table-cell>
          <table:table-cell table:formula="of:=[.CC21]*([.BE10]=[.CC3])" office:value-type="float" office:value="0" calcext:value-type="float">
            <text:p>0</text:p>
          </table:table-cell>
          <table:table-cell table:formula="of:=[.CD21]*([.BF10]=[.CD3])" office:value-type="float" office:value="0" calcext:value-type="float">
            <text:p>0</text:p>
          </table:table-cell>
          <table:table-cell table:formula="of:=[.CE21]*([.BG10]=[.CE3])" office:value-type="float" office:value="0" calcext:value-type="float">
            <text:p>0</text:p>
          </table:table-cell>
          <table:table-cell table:formula="of:=[.CF21]*([.BH10]=[.CF3])" office:value-type="float" office:value="0" calcext:value-type="float">
            <text:p>0</text:p>
          </table:table-cell>
          <table:table-cell table:formula="of:=[.CG21]*([.BI10]=[.CG3])" office:value-type="float" office:value="0" calcext:value-type="float">
            <text:p>0</text:p>
          </table:table-cell>
          <table:table-cell table:formula="of:=[.CH21]*([.BJ10]=[.CH3])" office:value-type="float" office:value="0" calcext:value-type="float">
            <text:p>0</text:p>
          </table:table-cell>
          <table:table-cell table:formula="of:=[.CI21]*([.BK10]=[.CI3])" office:value-type="float" office:value="0" calcext:value-type="float">
            <text:p>0</text:p>
          </table:table-cell>
          <table:table-cell table:formula="of:=[.CJ21]*([.BD10]=[.CJ3])" office:value-type="float" office:value="0" calcext:value-type="float">
            <text:p>0</text:p>
          </table:table-cell>
          <table:table-cell table:formula="of:=[.CK21]*([.BE10]=[.CK3])" office:value-type="float" office:value="0" calcext:value-type="float">
            <text:p>0</text:p>
          </table:table-cell>
          <table:table-cell table:formula="of:=[.CL21]*([.BF10]=[.CL3])" office:value-type="float" office:value="0" calcext:value-type="float">
            <text:p>0</text:p>
          </table:table-cell>
          <table:table-cell table:formula="of:=[.CM21]*([.BG10]=[.CM3])" office:value-type="float" office:value="16" calcext:value-type="float">
            <text:p>16</text:p>
          </table:table-cell>
          <table:table-cell table:formula="of:=[.CN21]*([.BH10]=[.CN3])" office:value-type="float" office:value="8" calcext:value-type="float">
            <text:p>8</text:p>
          </table:table-cell>
          <table:table-cell table:formula="of:=[.CO21]*([.BI10]=[.CO3])" office:value-type="float" office:value="0" calcext:value-type="float">
            <text:p>0</text:p>
          </table:table-cell>
          <table:table-cell table:formula="of:=[.CP21]*([.BJ10]=[.CP3])" office:value-type="float" office:value="0" calcext:value-type="float">
            <text:p>0</text:p>
          </table:table-cell>
          <table:table-cell table:formula="of:=[.CQ21]*([.BK10]=[.CQ3])" office:value-type="float" office:value="1" calcext:value-type="float">
            <text:p>1</text:p>
          </table:table-cell>
          <table:covered-table-cell/>
          <table:table-cell table:formula="of:=SUM([.BL10:.BS10])" office:value-type="float" office:value="230" calcext:value-type="float">
            <text:p>230</text:p>
          </table:table-cell>
          <table:table-cell table:formula="of:=DEC2HEX([.CS10];2)" office:value-type="string" office:string-value="E6" calcext:value-type="string">
            <text:p>E6</text:p>
          </table:table-cell>
          <table:covered-table-cell/>
          <table:table-cell table:formula="of:=SUM([.BT10:.CA10])" office:value-type="float" office:value="0" calcext:value-type="float">
            <text:p>0</text:p>
          </table:table-cell>
          <table:table-cell table:formula="of:=DEC2HEX([.CV10];2)" office:value-type="string" office:string-value="00" calcext:value-type="string">
            <text:p>00</text:p>
          </table:table-cell>
          <table:covered-table-cell/>
          <table:table-cell table:formula="of:=SUM([.CB10:.CI10])" office:value-type="float" office:value="0" calcext:value-type="float">
            <text:p>0</text:p>
          </table:table-cell>
          <table:table-cell table:formula="of:=DEC2HEX([.CY10];2)" office:value-type="string" office:string-value="00" calcext:value-type="string">
            <text:p>00</text:p>
          </table:table-cell>
          <table:covered-table-cell/>
          <table:table-cell table:formula="of:=SUM([.CJ10:.CQ10])" office:value-type="float" office:value="25" calcext:value-type="float">
            <text:p>25</text:p>
          </table:table-cell>
          <table:table-cell table:formula="of:=DEC2HEX([.DB10];2)" office:value-type="string" office:string-value="19" calcext:value-type="string">
            <text:p>19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8" office:value-type="float" office:value="3" calcext:value-type="float">
            <text:p>3</text:p>
          </table:table-cell>
          <table:table-cell table:formula="of:=[.J21]*([.B11]=[.J3])" office:value-type="float" office:value="0" calcext:value-type="float">
            <text:p>0</text:p>
          </table:table-cell>
          <table:table-cell table:formula="of:=[.K21]*([.C11]=[.K3])" office:value-type="float" office:value="0" calcext:value-type="float">
            <text:p>0</text:p>
          </table:table-cell>
          <table:table-cell table:formula="of:=[.L21]*([.D11]=[.L3])" office:value-type="float" office:value="0" calcext:value-type="float">
            <text:p>0</text:p>
          </table:table-cell>
          <table:table-cell table:formula="of:=[.M21]*([.E11]=[.M3])" office:value-type="float" office:value="0" calcext:value-type="float">
            <text:p>0</text:p>
          </table:table-cell>
          <table:table-cell table:formula="of:=[.N21]*([.F11]=[.N3])" office:value-type="float" office:value="0" calcext:value-type="float">
            <text:p>0</text:p>
          </table:table-cell>
          <table:table-cell table:formula="of:=[.O21]*([.G11]=[.O3])" office:value-type="float" office:value="0" calcext:value-type="float">
            <text:p>0</text:p>
          </table:table-cell>
          <table:table-cell table:formula="of:=[.P21]*([.H11]=[.P3])" office:value-type="float" office:value="0" calcext:value-type="float">
            <text:p>0</text:p>
          </table:table-cell>
          <table:table-cell table:formula="of:=[.Q21]*([.I11]=[.Q3])" office:value-type="float" office:value="0" calcext:value-type="float">
            <text:p>0</text:p>
          </table:table-cell>
          <table:table-cell table:formula="of:=[.R21]*([.B11]=[.R3])" office:value-type="float" office:value="0" calcext:value-type="float">
            <text:p>0</text:p>
          </table:table-cell>
          <table:table-cell table:formula="of:=[.S21]*([.C11]=[.S3])" office:value-type="float" office:value="0" calcext:value-type="float">
            <text:p>0</text:p>
          </table:table-cell>
          <table:table-cell table:formula="of:=[.T21]*([.D11]=[.T3])" office:value-type="float" office:value="0" calcext:value-type="float">
            <text:p>0</text:p>
          </table:table-cell>
          <table:table-cell table:formula="of:=[.U21]*([.E11]=[.U3])" office:value-type="float" office:value="0" calcext:value-type="float">
            <text:p>0</text:p>
          </table:table-cell>
          <table:table-cell table:formula="of:=[.V21]*([.F11]=[.V3])" office:value-type="float" office:value="0" calcext:value-type="float">
            <text:p>0</text:p>
          </table:table-cell>
          <table:table-cell table:formula="of:=[.W21]*([.G11]=[.W3])" office:value-type="float" office:value="0" calcext:value-type="float">
            <text:p>0</text:p>
          </table:table-cell>
          <table:table-cell table:formula="of:=[.X21]*([.H11]=[.X3])" office:value-type="float" office:value="0" calcext:value-type="float">
            <text:p>0</text:p>
          </table:table-cell>
          <table:table-cell table:formula="of:=[.Y21]*([.I11]=[.Y3])" office:value-type="float" office:value="0" calcext:value-type="float">
            <text:p>0</text:p>
          </table:table-cell>
          <table:table-cell table:formula="of:=[.Z21]*([.B11]=[.Z3])" office:value-type="float" office:value="128" calcext:value-type="float">
            <text:p>128</text:p>
          </table:table-cell>
          <table:table-cell table:formula="of:=[.AA21]*([.C11]=[.AA3])" office:value-type="float" office:value="64" calcext:value-type="float">
            <text:p>64</text:p>
          </table:table-cell>
          <table:table-cell table:formula="of:=[.AB21]*([.D11]=[.AB3])" office:value-type="float" office:value="32" calcext:value-type="float">
            <text:p>32</text:p>
          </table:table-cell>
          <table:table-cell table:formula="of:=[.AC21]*([.E11]=[.AC3])" office:value-type="float" office:value="16" calcext:value-type="float">
            <text:p>16</text:p>
          </table:table-cell>
          <table:table-cell table:formula="of:=[.AD21]*([.F11]=[.AD3])" office:value-type="float" office:value="8" calcext:value-type="float">
            <text:p>8</text:p>
          </table:table-cell>
          <table:table-cell table:formula="of:=[.AE21]*([.G11]=[.AE3])" office:value-type="float" office:value="4" calcext:value-type="float">
            <text:p>4</text:p>
          </table:table-cell>
          <table:table-cell table:formula="of:=[.AF21]*([.H11]=[.AF3])" office:value-type="float" office:value="2" calcext:value-type="float">
            <text:p>2</text:p>
          </table:table-cell>
          <table:table-cell table:formula="of:=[.AG21]*([.I11]=[.AG3])" office:value-type="float" office:value="1" calcext:value-type="float">
            <text:p>1</text:p>
          </table:table-cell>
          <table:table-cell table:formula="of:=[.AH21]*([.B11]=[.AH3])" office:value-type="float" office:value="0" calcext:value-type="float">
            <text:p>0</text:p>
          </table:table-cell>
          <table:table-cell table:formula="of:=[.AI21]*([.C11]=[.AI3])" office:value-type="float" office:value="0" calcext:value-type="float">
            <text:p>0</text:p>
          </table:table-cell>
          <table:table-cell table:formula="of:=[.AJ21]*([.D11]=[.AJ3])" office:value-type="float" office:value="0" calcext:value-type="float">
            <text:p>0</text:p>
          </table:table-cell>
          <table:table-cell table:formula="of:=[.AK21]*([.E11]=[.AK3])" office:value-type="float" office:value="0" calcext:value-type="float">
            <text:p>0</text:p>
          </table:table-cell>
          <table:table-cell table:formula="of:=[.AL21]*([.F11]=[.AL3])" office:value-type="float" office:value="0" calcext:value-type="float">
            <text:p>0</text:p>
          </table:table-cell>
          <table:table-cell table:formula="of:=[.AM21]*([.G11]=[.AM3])" office:value-type="float" office:value="0" calcext:value-type="float">
            <text:p>0</text:p>
          </table:table-cell>
          <table:table-cell table:formula="of:=[.AN21]*([.H11]=[.AN3])" office:value-type="float" office:value="0" calcext:value-type="float">
            <text:p>0</text:p>
          </table:table-cell>
          <table:table-cell table:formula="of:=[.AO21]*([.I11]=[.AO3])" office:value-type="float" office:value="0" calcext:value-type="float">
            <text:p>0</text:p>
          </table:table-cell>
          <table:covered-table-cell/>
          <table:table-cell table:formula="of:=SUM([.J11:.Q11])" office:value-type="float" office:value="0" calcext:value-type="float">
            <text:p>0</text:p>
          </table:table-cell>
          <table:table-cell table:formula="of:=DEC2HEX([.AQ11];2)" office:value-type="string" office:string-value="00" calcext:value-type="string">
            <text:p>00</text:p>
          </table:table-cell>
          <table:covered-table-cell/>
          <table:table-cell table:formula="of:=SUM([.R11:.Y11])" office:value-type="float" office:value="0" calcext:value-type="float">
            <text:p>0</text:p>
          </table:table-cell>
          <table:table-cell table:formula="of:=DEC2HEX([.AT11];2)" office:value-type="string" office:string-value="00" calcext:value-type="string">
            <text:p>00</text:p>
          </table:table-cell>
          <table:covered-table-cell/>
          <table:table-cell table:formula="of:=SUM([.Z11:.AG11])" office:value-type="float" office:value="255" calcext:value-type="float">
            <text:p>255</text:p>
          </table:table-cell>
          <table:table-cell table:formula="of:=DEC2HEX([.AW11];2)" office:value-type="string" office:string-value="FF" calcext:value-type="string">
            <text:p>FF</text:p>
          </table:table-cell>
          <table:covered-table-cell/>
          <table:table-cell table:formula="of:=SUM([.AH11:.AO11])" office:value-type="float" office:value="0" calcext:value-type="float">
            <text:p>0</text:p>
          </table:table-cell>
          <table:table-cell table:formula="of:=DEC2HEX([.AZ11];2)" office:value-type="string" office:string-value="00" calcext:value-type="string">
            <text:p>00</text:p>
          </table:table-cell>
          <table:covered-table-cell table:number-columns-repeated="2"/>
          <table:table-cell table:number-columns-repeated="7" office:value-type="float" office:value="1" calcext:value-type="float">
            <text:p>1</text:p>
          </table:table-cell>
          <table:table-cell/>
          <table:table-cell table:formula="of:=[.BL21]*([.BD11]=[.BL3])" office:value-type="float" office:value="128" calcext:value-type="float">
            <text:p>128</text:p>
          </table:table-cell>
          <table:table-cell table:formula="of:=[.BM21]*([.BE11]=[.BM3])" office:value-type="float" office:value="64" calcext:value-type="float">
            <text:p>64</text:p>
          </table:table-cell>
          <table:table-cell table:formula="of:=[.BN21]*([.BF11]=[.BN3])" office:value-type="float" office:value="32" calcext:value-type="float">
            <text:p>32</text:p>
          </table:table-cell>
          <table:table-cell table:formula="of:=[.BO21]*([.BG11]=[.BO3])" office:value-type="float" office:value="16" calcext:value-type="float">
            <text:p>16</text:p>
          </table:table-cell>
          <table:table-cell table:formula="of:=[.BP21]*([.BH11]=[.BP3])" office:value-type="float" office:value="8" calcext:value-type="float">
            <text:p>8</text:p>
          </table:table-cell>
          <table:table-cell table:formula="of:=[.BQ21]*([.BI11]=[.BQ3])" office:value-type="float" office:value="4" calcext:value-type="float">
            <text:p>4</text:p>
          </table:table-cell>
          <table:table-cell table:formula="of:=[.BR21]*([.BJ11]=[.BR3])" office:value-type="float" office:value="2" calcext:value-type="float">
            <text:p>2</text:p>
          </table:table-cell>
          <table:table-cell table:formula="of:=[.BS21]*([.BK11]=[.BS3])" office:value-type="float" office:value="0" calcext:value-type="float">
            <text:p>0</text:p>
          </table:table-cell>
          <table:table-cell table:formula="of:=[.BT21]*([.BD11]=[.BT3])" office:value-type="float" office:value="0" calcext:value-type="float">
            <text:p>0</text:p>
          </table:table-cell>
          <table:table-cell table:formula="of:=[.BU21]*([.BE11]=[.BU3])" office:value-type="float" office:value="0" calcext:value-type="float">
            <text:p>0</text:p>
          </table:table-cell>
          <table:table-cell table:formula="of:=[.BV21]*([.BF11]=[.BV3])" office:value-type="float" office:value="0" calcext:value-type="float">
            <text:p>0</text:p>
          </table:table-cell>
          <table:table-cell table:formula="of:=[.BW21]*([.BG11]=[.BW3])" office:value-type="float" office:value="0" calcext:value-type="float">
            <text:p>0</text:p>
          </table:table-cell>
          <table:table-cell table:formula="of:=[.BX21]*([.BH11]=[.BX3])" office:value-type="float" office:value="0" calcext:value-type="float">
            <text:p>0</text:p>
          </table:table-cell>
          <table:table-cell table:formula="of:=[.BY21]*([.BI11]=[.BY3])" office:value-type="float" office:value="0" calcext:value-type="float">
            <text:p>0</text:p>
          </table:table-cell>
          <table:table-cell table:formula="of:=[.BZ21]*([.BJ11]=[.BZ3])" office:value-type="float" office:value="0" calcext:value-type="float">
            <text:p>0</text:p>
          </table:table-cell>
          <table:table-cell table:formula="of:=[.CA21]*([.BK11]=[.CA3])" office:value-type="float" office:value="0" calcext:value-type="float">
            <text:p>0</text:p>
          </table:table-cell>
          <table:table-cell table:formula="of:=[.CB21]*([.BD11]=[.CB3])" office:value-type="float" office:value="0" calcext:value-type="float">
            <text:p>0</text:p>
          </table:table-cell>
          <table:table-cell table:formula="of:=[.CC21]*([.BE11]=[.CC3])" office:value-type="float" office:value="0" calcext:value-type="float">
            <text:p>0</text:p>
          </table:table-cell>
          <table:table-cell table:formula="of:=[.CD21]*([.BF11]=[.CD3])" office:value-type="float" office:value="0" calcext:value-type="float">
            <text:p>0</text:p>
          </table:table-cell>
          <table:table-cell table:formula="of:=[.CE21]*([.BG11]=[.CE3])" office:value-type="float" office:value="0" calcext:value-type="float">
            <text:p>0</text:p>
          </table:table-cell>
          <table:table-cell table:formula="of:=[.CF21]*([.BH11]=[.CF3])" office:value-type="float" office:value="0" calcext:value-type="float">
            <text:p>0</text:p>
          </table:table-cell>
          <table:table-cell table:formula="of:=[.CG21]*([.BI11]=[.CG3])" office:value-type="float" office:value="0" calcext:value-type="float">
            <text:p>0</text:p>
          </table:table-cell>
          <table:table-cell table:formula="of:=[.CH21]*([.BJ11]=[.CH3])" office:value-type="float" office:value="0" calcext:value-type="float">
            <text:p>0</text:p>
          </table:table-cell>
          <table:table-cell table:formula="of:=[.CI21]*([.BK11]=[.CI3])" office:value-type="float" office:value="0" calcext:value-type="float">
            <text:p>0</text:p>
          </table:table-cell>
          <table:table-cell table:formula="of:=[.CJ21]*([.BD11]=[.CJ3])" office:value-type="float" office:value="0" calcext:value-type="float">
            <text:p>0</text:p>
          </table:table-cell>
          <table:table-cell table:formula="of:=[.CK21]*([.BE11]=[.CK3])" office:value-type="float" office:value="0" calcext:value-type="float">
            <text:p>0</text:p>
          </table:table-cell>
          <table:table-cell table:formula="of:=[.CL21]*([.BF11]=[.CL3])" office:value-type="float" office:value="0" calcext:value-type="float">
            <text:p>0</text:p>
          </table:table-cell>
          <table:table-cell table:formula="of:=[.CM21]*([.BG11]=[.CM3])" office:value-type="float" office:value="0" calcext:value-type="float">
            <text:p>0</text:p>
          </table:table-cell>
          <table:table-cell table:formula="of:=[.CN21]*([.BH11]=[.CN3])" office:value-type="float" office:value="0" calcext:value-type="float">
            <text:p>0</text:p>
          </table:table-cell>
          <table:table-cell table:formula="of:=[.CO21]*([.BI11]=[.CO3])" office:value-type="float" office:value="0" calcext:value-type="float">
            <text:p>0</text:p>
          </table:table-cell>
          <table:table-cell table:formula="of:=[.CP21]*([.BJ11]=[.CP3])" office:value-type="float" office:value="0" calcext:value-type="float">
            <text:p>0</text:p>
          </table:table-cell>
          <table:table-cell table:formula="of:=[.CQ21]*([.BK11]=[.CQ3])" office:value-type="float" office:value="1" calcext:value-type="float">
            <text:p>1</text:p>
          </table:table-cell>
          <table:covered-table-cell/>
          <table:table-cell table:formula="of:=SUM([.BL11:.BS11])" office:value-type="float" office:value="254" calcext:value-type="float">
            <text:p>254</text:p>
          </table:table-cell>
          <table:table-cell table:formula="of:=DEC2HEX([.CS11];2)" office:value-type="string" office:string-value="FE" calcext:value-type="string">
            <text:p>FE</text:p>
          </table:table-cell>
          <table:covered-table-cell/>
          <table:table-cell table:formula="of:=SUM([.BT11:.CA11])" office:value-type="float" office:value="0" calcext:value-type="float">
            <text:p>0</text:p>
          </table:table-cell>
          <table:table-cell table:formula="of:=DEC2HEX([.CV11];2)" office:value-type="string" office:string-value="00" calcext:value-type="string">
            <text:p>00</text:p>
          </table:table-cell>
          <table:covered-table-cell/>
          <table:table-cell table:formula="of:=SUM([.CB11:.CI11])" office:value-type="float" office:value="0" calcext:value-type="float">
            <text:p>0</text:p>
          </table:table-cell>
          <table:table-cell table:formula="of:=DEC2HEX([.CY11];2)" office:value-type="string" office:string-value="00" calcext:value-type="string">
            <text:p>00</text:p>
          </table:table-cell>
          <table:covered-table-cell/>
          <table:table-cell table:formula="of:=SUM([.CJ11:.CQ11])" office:value-type="float" office:value="1" calcext:value-type="float">
            <text:p>1</text:p>
          </table:table-cell>
          <table:table-cell table:formula="of:=DEC2HEX([.DB11];2)" office:value-type="string" office:string-value="01" calcext:value-type="string">
            <text:p>01</text:p>
          </table:table-cell>
          <table:covered-table-cell/>
          <table:table-cell/>
        </table:table-row>
        <table:table-row table:style-name="ro6">
          <table:covered-table-cell/>
          <table:table-cell table:style-name="ce85" table:number-columns-repeated="8"/>
          <table:table-cell table:number-columns-repeated="32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 table:number-columns-repeated="2"/>
          <table:table-cell table:style-name="ce85" table:number-columns-repeated="8"/>
          <table:table-cell table:number-columns-repeated="32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/>
        </table:table-row>
        <table:table-row table:style-name="ro4">
          <table:covered-table-cell/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[.J21]*([.B13]=[.J3])" office:value-type="float" office:value="0" calcext:value-type="float">
            <text:p>0</text:p>
          </table:table-cell>
          <table:table-cell table:formula="of:=[.K21]*([.C13]=[.K3])" office:value-type="float" office:value="64" calcext:value-type="float">
            <text:p>64</text:p>
          </table:table-cell>
          <table:table-cell table:formula="of:=[.L21]*([.D13]=[.L3])" office:value-type="float" office:value="32" calcext:value-type="float">
            <text:p>32</text:p>
          </table:table-cell>
          <table:table-cell table:formula="of:=[.M21]*([.E13]=[.M3])" office:value-type="float" office:value="16" calcext:value-type="float">
            <text:p>16</text:p>
          </table:table-cell>
          <table:table-cell table:formula="of:=[.N21]*([.F13]=[.N3])" office:value-type="float" office:value="8" calcext:value-type="float">
            <text:p>8</text:p>
          </table:table-cell>
          <table:table-cell table:formula="of:=[.O21]*([.G13]=[.O3])" office:value-type="float" office:value="4" calcext:value-type="float">
            <text:p>4</text:p>
          </table:table-cell>
          <table:table-cell table:formula="of:=[.P21]*([.H13]=[.P3])" office:value-type="float" office:value="2" calcext:value-type="float">
            <text:p>2</text:p>
          </table:table-cell>
          <table:table-cell table:formula="of:=[.Q21]*([.I13]=[.Q3])" office:value-type="float" office:value="0" calcext:value-type="float">
            <text:p>0</text:p>
          </table:table-cell>
          <table:table-cell table:formula="of:=[.R21]*([.B13]=[.R3])" office:value-type="float" office:value="0" calcext:value-type="float">
            <text:p>0</text:p>
          </table:table-cell>
          <table:table-cell table:formula="of:=[.S21]*([.C13]=[.S3])" office:value-type="float" office:value="0" calcext:value-type="float">
            <text:p>0</text:p>
          </table:table-cell>
          <table:table-cell table:formula="of:=[.T21]*([.D13]=[.T3])" office:value-type="float" office:value="0" calcext:value-type="float">
            <text:p>0</text:p>
          </table:table-cell>
          <table:table-cell table:formula="of:=[.U21]*([.E13]=[.U3])" office:value-type="float" office:value="0" calcext:value-type="float">
            <text:p>0</text:p>
          </table:table-cell>
          <table:table-cell table:formula="of:=[.V21]*([.F13]=[.V3])" office:value-type="float" office:value="0" calcext:value-type="float">
            <text:p>0</text:p>
          </table:table-cell>
          <table:table-cell table:formula="of:=[.W21]*([.G13]=[.W3])" office:value-type="float" office:value="0" calcext:value-type="float">
            <text:p>0</text:p>
          </table:table-cell>
          <table:table-cell table:formula="of:=[.X21]*([.H13]=[.X3])" office:value-type="float" office:value="0" calcext:value-type="float">
            <text:p>0</text:p>
          </table:table-cell>
          <table:table-cell table:formula="of:=[.Y21]*([.I13]=[.Y3])" office:value-type="float" office:value="0" calcext:value-type="float">
            <text:p>0</text:p>
          </table:table-cell>
          <table:table-cell table:formula="of:=[.Z21]*([.B13]=[.Z3])" office:value-type="float" office:value="0" calcext:value-type="float">
            <text:p>0</text:p>
          </table:table-cell>
          <table:table-cell table:formula="of:=[.AA21]*([.C13]=[.AA3])" office:value-type="float" office:value="0" calcext:value-type="float">
            <text:p>0</text:p>
          </table:table-cell>
          <table:table-cell table:formula="of:=[.AB21]*([.D13]=[.AB3])" office:value-type="float" office:value="0" calcext:value-type="float">
            <text:p>0</text:p>
          </table:table-cell>
          <table:table-cell table:formula="of:=[.AC21]*([.E13]=[.AC3])" office:value-type="float" office:value="0" calcext:value-type="float">
            <text:p>0</text:p>
          </table:table-cell>
          <table:table-cell table:formula="of:=[.AD21]*([.F13]=[.AD3])" office:value-type="float" office:value="0" calcext:value-type="float">
            <text:p>0</text:p>
          </table:table-cell>
          <table:table-cell table:formula="of:=[.AE21]*([.G13]=[.AE3])" office:value-type="float" office:value="0" calcext:value-type="float">
            <text:p>0</text:p>
          </table:table-cell>
          <table:table-cell table:formula="of:=[.AF21]*([.H13]=[.AF3])" office:value-type="float" office:value="0" calcext:value-type="float">
            <text:p>0</text:p>
          </table:table-cell>
          <table:table-cell table:formula="of:=[.AG21]*([.I13]=[.AG3])" office:value-type="float" office:value="0" calcext:value-type="float">
            <text:p>0</text:p>
          </table:table-cell>
          <table:table-cell table:formula="of:=[.AH21]*([.B13]=[.AH3])" office:value-type="float" office:value="128" calcext:value-type="float">
            <text:p>128</text:p>
          </table:table-cell>
          <table:table-cell table:formula="of:=[.AI21]*([.C13]=[.AI3])" office:value-type="float" office:value="0" calcext:value-type="float">
            <text:p>0</text:p>
          </table:table-cell>
          <table:table-cell table:formula="of:=[.AJ21]*([.D13]=[.AJ3])" office:value-type="float" office:value="0" calcext:value-type="float">
            <text:p>0</text:p>
          </table:table-cell>
          <table:table-cell table:formula="of:=[.AK21]*([.E13]=[.AK3])" office:value-type="float" office:value="0" calcext:value-type="float">
            <text:p>0</text:p>
          </table:table-cell>
          <table:table-cell table:formula="of:=[.AL21]*([.F13]=[.AL3])" office:value-type="float" office:value="0" calcext:value-type="float">
            <text:p>0</text:p>
          </table:table-cell>
          <table:table-cell table:formula="of:=[.AM21]*([.G13]=[.AM3])" office:value-type="float" office:value="0" calcext:value-type="float">
            <text:p>0</text:p>
          </table:table-cell>
          <table:table-cell table:formula="of:=[.AN21]*([.H13]=[.AN3])" office:value-type="float" office:value="0" calcext:value-type="float">
            <text:p>0</text:p>
          </table:table-cell>
          <table:table-cell table:formula="of:=[.AO21]*([.I13]=[.AO3])" office:value-type="float" office:value="1" calcext:value-type="float">
            <text:p>1</text:p>
          </table:table-cell>
          <table:covered-table-cell/>
          <table:table-cell table:style-name="ce99" table:formula="of:=SUM([.J13:.Q13])" office:value-type="float" office:value="126" calcext:value-type="float">
            <text:p>126</text:p>
          </table:table-cell>
          <table:table-cell table:style-name="ce105" table:formula="of:=DEC2HEX([.AQ13];2)" office:value-type="string" office:string-value="7E" calcext:value-type="string">
            <text:p>7E</text:p>
          </table:table-cell>
          <table:covered-table-cell/>
          <table:table-cell table:style-name="ce99" table:formula="of:=SUM([.R13:.Y13])" office:value-type="float" office:value="0" calcext:value-type="float">
            <text:p>0</text:p>
          </table:table-cell>
          <table:table-cell table:style-name="ce105" table:formula="of:=DEC2HEX([.AT13];2)" office:value-type="string" office:string-value="00" calcext:value-type="string">
            <text:p>00</text:p>
          </table:table-cell>
          <table:covered-table-cell/>
          <table:table-cell table:style-name="ce99" table:formula="of:=SUM([.Z13:.AG13])" office:value-type="float" office:value="0" calcext:value-type="float">
            <text:p>0</text:p>
          </table:table-cell>
          <table:table-cell table:style-name="ce105" table:formula="of:=DEC2HEX([.AW13];2)" office:value-type="string" office:string-value="00" calcext:value-type="string">
            <text:p>00</text:p>
          </table:table-cell>
          <table:covered-table-cell/>
          <table:table-cell table:style-name="ce99" table:formula="of:=SUM([.AH13:.AO13])" office:value-type="float" office:value="129" calcext:value-type="float">
            <text:p>129</text:p>
          </table:table-cell>
          <table:table-cell table:style-name="ce105" table:formula="of:=DEC2HEX([.AZ13];2)" office:value-type="string" office:string-value="81" calcext:value-type="string">
            <text:p>81</text:p>
          </table:table-cell>
          <table:covered-table-cell table:number-columns-repeated="2"/>
          <table:table-cell table:style-name="ce125" office:value-type="float" office:value="1" calcext:value-type="float">
            <text:p>1</text:p>
          </table:table-cell>
          <table:table-cell table:style-name="ce128" table:number-columns-repeated="2"/>
          <table:table-cell table:number-columns-repeated="2"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32"/>
          <table:table-cell table:formula="of:=[.BL21]*([.BD13]=[.BL3])" office:value-type="float" office:value="128" calcext:value-type="float">
            <text:p>128</text:p>
          </table:table-cell>
          <table:table-cell table:formula="of:=[.BM21]*([.BE13]=[.BM3])" office:value-type="float" office:value="0" calcext:value-type="float">
            <text:p>0</text:p>
          </table:table-cell>
          <table:table-cell table:formula="of:=[.BN21]*([.BF13]=[.BN3])" office:value-type="float" office:value="0" calcext:value-type="float">
            <text:p>0</text:p>
          </table:table-cell>
          <table:table-cell table:formula="of:=[.BO21]*([.BG13]=[.BO3])" office:value-type="float" office:value="16" calcext:value-type="float">
            <text:p>16</text:p>
          </table:table-cell>
          <table:table-cell table:formula="of:=[.BP21]*([.BH13]=[.BP3])" office:value-type="float" office:value="8" calcext:value-type="float">
            <text:p>8</text:p>
          </table:table-cell>
          <table:table-cell table:formula="of:=[.BQ21]*([.BI13]=[.BQ3])" office:value-type="float" office:value="0" calcext:value-type="float">
            <text:p>0</text:p>
          </table:table-cell>
          <table:table-cell table:formula="of:=[.BR21]*([.BJ13]=[.BR3])" office:value-type="float" office:value="2" calcext:value-type="float">
            <text:p>2</text:p>
          </table:table-cell>
          <table:table-cell table:formula="of:=[.BS21]*([.BK13]=[.BS3])" office:value-type="float" office:value="0" calcext:value-type="float">
            <text:p>0</text:p>
          </table:table-cell>
          <table:table-cell table:formula="of:=[.BT21]*([.BD13]=[.BT3])" office:value-type="float" office:value="0" calcext:value-type="float">
            <text:p>0</text:p>
          </table:table-cell>
          <table:table-cell table:formula="of:=[.BU21]*([.BE13]=[.BU3])" office:value-type="float" office:value="0" calcext:value-type="float">
            <text:p>0</text:p>
          </table:table-cell>
          <table:table-cell table:formula="of:=[.BV21]*([.BF13]=[.BV3])" office:value-type="float" office:value="0" calcext:value-type="float">
            <text:p>0</text:p>
          </table:table-cell>
          <table:table-cell table:formula="of:=[.BW21]*([.BG13]=[.BW3])" office:value-type="float" office:value="0" calcext:value-type="float">
            <text:p>0</text:p>
          </table:table-cell>
          <table:table-cell table:formula="of:=[.BX21]*([.BH13]=[.BX3])" office:value-type="float" office:value="0" calcext:value-type="float">
            <text:p>0</text:p>
          </table:table-cell>
          <table:table-cell table:formula="of:=[.BY21]*([.BI13]=[.BY3])" office:value-type="float" office:value="0" calcext:value-type="float">
            <text:p>0</text:p>
          </table:table-cell>
          <table:table-cell table:formula="of:=[.BZ21]*([.BJ13]=[.BZ3])" office:value-type="float" office:value="0" calcext:value-type="float">
            <text:p>0</text:p>
          </table:table-cell>
          <table:table-cell table:formula="of:=[.CA21]*([.BK13]=[.CA3])" office:value-type="float" office:value="0" calcext:value-type="float">
            <text:p>0</text:p>
          </table:table-cell>
          <table:table-cell table:formula="of:=[.CB21]*([.BD13]=[.CB3])" office:value-type="float" office:value="0" calcext:value-type="float">
            <text:p>0</text:p>
          </table:table-cell>
          <table:table-cell table:formula="of:=[.CC21]*([.BE13]=[.CC3])" office:value-type="float" office:value="0" calcext:value-type="float">
            <text:p>0</text:p>
          </table:table-cell>
          <table:table-cell table:formula="of:=[.CD21]*([.BF13]=[.CD3])" office:value-type="float" office:value="0" calcext:value-type="float">
            <text:p>0</text:p>
          </table:table-cell>
          <table:table-cell table:formula="of:=[.CE21]*([.BG13]=[.CE3])" office:value-type="float" office:value="0" calcext:value-type="float">
            <text:p>0</text:p>
          </table:table-cell>
          <table:table-cell table:formula="of:=[.CF21]*([.BH13]=[.CF3])" office:value-type="float" office:value="0" calcext:value-type="float">
            <text:p>0</text:p>
          </table:table-cell>
          <table:table-cell table:formula="of:=[.CG21]*([.BI13]=[.CG3])" office:value-type="float" office:value="0" calcext:value-type="float">
            <text:p>0</text:p>
          </table:table-cell>
          <table:table-cell table:formula="of:=[.CH21]*([.BJ13]=[.CH3])" office:value-type="float" office:value="0" calcext:value-type="float">
            <text:p>0</text:p>
          </table:table-cell>
          <table:table-cell table:formula="of:=[.CI21]*([.BK13]=[.CI3])" office:value-type="float" office:value="0" calcext:value-type="float">
            <text:p>0</text:p>
          </table:table-cell>
          <table:table-cell table:formula="of:=[.CJ21]*([.BD13]=[.CJ3])" office:value-type="float" office:value="0" calcext:value-type="float">
            <text:p>0</text:p>
          </table:table-cell>
          <table:table-cell table:formula="of:=[.CK21]*([.BE13]=[.CK3])" office:value-type="float" office:value="64" calcext:value-type="float">
            <text:p>64</text:p>
          </table:table-cell>
          <table:table-cell table:formula="of:=[.CL21]*([.BF13]=[.CL3])" office:value-type="float" office:value="32" calcext:value-type="float">
            <text:p>32</text:p>
          </table:table-cell>
          <table:table-cell table:formula="of:=[.CM21]*([.BG13]=[.CM3])" office:value-type="float" office:value="0" calcext:value-type="float">
            <text:p>0</text:p>
          </table:table-cell>
          <table:table-cell table:formula="of:=[.CN21]*([.BH13]=[.CN3])" office:value-type="float" office:value="0" calcext:value-type="float">
            <text:p>0</text:p>
          </table:table-cell>
          <table:table-cell table:formula="of:=[.CO21]*([.BI13]=[.CO3])" office:value-type="float" office:value="4" calcext:value-type="float">
            <text:p>4</text:p>
          </table:table-cell>
          <table:table-cell table:formula="of:=[.CP21]*([.BJ13]=[.CP3])" office:value-type="float" office:value="0" calcext:value-type="float">
            <text:p>0</text:p>
          </table:table-cell>
          <table:table-cell table:formula="of:=[.CQ21]*([.BK13]=[.CQ3])" office:value-type="float" office:value="1" calcext:value-type="float">
            <text:p>1</text:p>
          </table:table-cell>
          <table:covered-table-cell/>
          <table:table-cell table:style-name="ce99" table:formula="of:=SUM([.BL13:.BS13])" office:value-type="float" office:value="154" calcext:value-type="float">
            <text:p>154</text:p>
          </table:table-cell>
          <table:table-cell table:style-name="ce105" table:formula="of:=DEC2HEX([.CS13];2)" office:value-type="string" office:string-value="9A" calcext:value-type="string">
            <text:p>9A</text:p>
          </table:table-cell>
          <table:covered-table-cell/>
          <table:table-cell table:style-name="ce99" table:formula="of:=SUM([.BT13:.CA13])" office:value-type="float" office:value="0" calcext:value-type="float">
            <text:p>0</text:p>
          </table:table-cell>
          <table:table-cell table:style-name="ce105" table:formula="of:=DEC2HEX([.CV13];2)" office:value-type="string" office:string-value="00" calcext:value-type="string">
            <text:p>00</text:p>
          </table:table-cell>
          <table:covered-table-cell/>
          <table:table-cell table:style-name="ce99" table:formula="of:=SUM([.CB13:.CI13])" office:value-type="float" office:value="0" calcext:value-type="float">
            <text:p>0</text:p>
          </table:table-cell>
          <table:table-cell table:style-name="ce105" table:formula="of:=DEC2HEX([.CY13];2)" office:value-type="string" office:string-value="00" calcext:value-type="string">
            <text:p>00</text:p>
          </table:table-cell>
          <table:covered-table-cell/>
          <table:table-cell table:style-name="ce99" table:formula="of:=SUM([.CJ13:.CQ13])" office:value-type="float" office:value="101" calcext:value-type="float">
            <text:p>101</text:p>
          </table:table-cell>
          <table:table-cell table:style-name="ce105" table:formula="of:=DEC2HEX([.DB13];2)" office:value-type="string" office:string-value="65" calcext:value-type="string">
            <text:p>65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J21]*([.B14]=[.J3])" office:value-type="float" office:value="0" calcext:value-type="float">
            <text:p>0</text:p>
          </table:table-cell>
          <table:table-cell table:formula="of:=[.K21]*([.C14]=[.K3])" office:value-type="float" office:value="0" calcext:value-type="float">
            <text:p>0</text:p>
          </table:table-cell>
          <table:table-cell table:formula="of:=[.L21]*([.D14]=[.L3])" office:value-type="float" office:value="0" calcext:value-type="float">
            <text:p>0</text:p>
          </table:table-cell>
          <table:table-cell table:formula="of:=[.M21]*([.E14]=[.M3])" office:value-type="float" office:value="0" calcext:value-type="float">
            <text:p>0</text:p>
          </table:table-cell>
          <table:table-cell table:formula="of:=[.N21]*([.F14]=[.N3])" office:value-type="float" office:value="0" calcext:value-type="float">
            <text:p>0</text:p>
          </table:table-cell>
          <table:table-cell table:formula="of:=[.O21]*([.G14]=[.O3])" office:value-type="float" office:value="0" calcext:value-type="float">
            <text:p>0</text:p>
          </table:table-cell>
          <table:table-cell table:formula="of:=[.P21]*([.H14]=[.P3])" office:value-type="float" office:value="0" calcext:value-type="float">
            <text:p>0</text:p>
          </table:table-cell>
          <table:table-cell table:formula="of:=[.Q21]*([.I14]=[.Q3])" office:value-type="float" office:value="0" calcext:value-type="float">
            <text:p>0</text:p>
          </table:table-cell>
          <table:table-cell table:formula="of:=[.R21]*([.B14]=[.R3])" office:value-type="float" office:value="0" calcext:value-type="float">
            <text:p>0</text:p>
          </table:table-cell>
          <table:table-cell table:formula="of:=[.S21]*([.C14]=[.S3])" office:value-type="float" office:value="0" calcext:value-type="float">
            <text:p>0</text:p>
          </table:table-cell>
          <table:table-cell table:formula="of:=[.T21]*([.D14]=[.T3])" office:value-type="float" office:value="32" calcext:value-type="float">
            <text:p>32</text:p>
          </table:table-cell>
          <table:table-cell table:formula="of:=[.U21]*([.E14]=[.U3])" office:value-type="float" office:value="16" calcext:value-type="float">
            <text:p>16</text:p>
          </table:table-cell>
          <table:table-cell table:formula="of:=[.V21]*([.F14]=[.V3])" office:value-type="float" office:value="8" calcext:value-type="float">
            <text:p>8</text:p>
          </table:table-cell>
          <table:table-cell table:formula="of:=[.W21]*([.G14]=[.W3])" office:value-type="float" office:value="4" calcext:value-type="float">
            <text:p>4</text:p>
          </table:table-cell>
          <table:table-cell table:formula="of:=[.X21]*([.H14]=[.X3])" office:value-type="float" office:value="0" calcext:value-type="float">
            <text:p>0</text:p>
          </table:table-cell>
          <table:table-cell table:formula="of:=[.Y21]*([.I14]=[.Y3])" office:value-type="float" office:value="0" calcext:value-type="float">
            <text:p>0</text:p>
          </table:table-cell>
          <table:table-cell table:formula="of:=[.Z21]*([.B14]=[.Z3])" office:value-type="float" office:value="0" calcext:value-type="float">
            <text:p>0</text:p>
          </table:table-cell>
          <table:table-cell table:formula="of:=[.AA21]*([.C14]=[.AA3])" office:value-type="float" office:value="0" calcext:value-type="float">
            <text:p>0</text:p>
          </table:table-cell>
          <table:table-cell table:formula="of:=[.AB21]*([.D14]=[.AB3])" office:value-type="float" office:value="0" calcext:value-type="float">
            <text:p>0</text:p>
          </table:table-cell>
          <table:table-cell table:formula="of:=[.AC21]*([.E14]=[.AC3])" office:value-type="float" office:value="0" calcext:value-type="float">
            <text:p>0</text:p>
          </table:table-cell>
          <table:table-cell table:formula="of:=[.AD21]*([.F14]=[.AD3])" office:value-type="float" office:value="0" calcext:value-type="float">
            <text:p>0</text:p>
          </table:table-cell>
          <table:table-cell table:formula="of:=[.AE21]*([.G14]=[.AE3])" office:value-type="float" office:value="0" calcext:value-type="float">
            <text:p>0</text:p>
          </table:table-cell>
          <table:table-cell table:formula="of:=[.AF21]*([.H14]=[.AF3])" office:value-type="float" office:value="0" calcext:value-type="float">
            <text:p>0</text:p>
          </table:table-cell>
          <table:table-cell table:formula="of:=[.AG21]*([.I14]=[.AG3])" office:value-type="float" office:value="0" calcext:value-type="float">
            <text:p>0</text:p>
          </table:table-cell>
          <table:table-cell table:formula="of:=[.AH21]*([.B14]=[.AH3])" office:value-type="float" office:value="128" calcext:value-type="float">
            <text:p>128</text:p>
          </table:table-cell>
          <table:table-cell table:formula="of:=[.AI21]*([.C14]=[.AI3])" office:value-type="float" office:value="64" calcext:value-type="float">
            <text:p>64</text:p>
          </table:table-cell>
          <table:table-cell table:formula="of:=[.AJ21]*([.D14]=[.AJ3])" office:value-type="float" office:value="0" calcext:value-type="float">
            <text:p>0</text:p>
          </table:table-cell>
          <table:table-cell table:formula="of:=[.AK21]*([.E14]=[.AK3])" office:value-type="float" office:value="0" calcext:value-type="float">
            <text:p>0</text:p>
          </table:table-cell>
          <table:table-cell table:formula="of:=[.AL21]*([.F14]=[.AL3])" office:value-type="float" office:value="0" calcext:value-type="float">
            <text:p>0</text:p>
          </table:table-cell>
          <table:table-cell table:formula="of:=[.AM21]*([.G14]=[.AM3])" office:value-type="float" office:value="0" calcext:value-type="float">
            <text:p>0</text:p>
          </table:table-cell>
          <table:table-cell table:formula="of:=[.AN21]*([.H14]=[.AN3])" office:value-type="float" office:value="2" calcext:value-type="float">
            <text:p>2</text:p>
          </table:table-cell>
          <table:table-cell table:formula="of:=[.AO21]*([.I14]=[.AO3])" office:value-type="float" office:value="1" calcext:value-type="float">
            <text:p>1</text:p>
          </table:table-cell>
          <table:covered-table-cell/>
          <table:table-cell table:style-name="ce99" table:formula="of:=SUM([.J14:.Q14])" office:value-type="float" office:value="0" calcext:value-type="float">
            <text:p>0</text:p>
          </table:table-cell>
          <table:table-cell table:style-name="ce105" table:formula="of:=DEC2HEX([.AQ14];2)" office:value-type="string" office:string-value="00" calcext:value-type="string">
            <text:p>00</text:p>
          </table:table-cell>
          <table:covered-table-cell/>
          <table:table-cell table:style-name="ce99" table:formula="of:=SUM([.R14:.Y14])" office:value-type="float" office:value="60" calcext:value-type="float">
            <text:p>60</text:p>
          </table:table-cell>
          <table:table-cell table:style-name="ce105" table:formula="of:=DEC2HEX([.AT14];2)" office:value-type="string" office:string-value="3C" calcext:value-type="string">
            <text:p>3C</text:p>
          </table:table-cell>
          <table:covered-table-cell/>
          <table:table-cell table:style-name="ce99" table:formula="of:=SUM([.Z14:.AG14])" office:value-type="float" office:value="0" calcext:value-type="float">
            <text:p>0</text:p>
          </table:table-cell>
          <table:table-cell table:style-name="ce105" table:formula="of:=DEC2HEX([.AW14];2)" office:value-type="string" office:string-value="00" calcext:value-type="string">
            <text:p>00</text:p>
          </table:table-cell>
          <table:covered-table-cell/>
          <table:table-cell table:style-name="ce99" table:formula="of:=SUM([.AH14:.AO14])" office:value-type="float" office:value="195" calcext:value-type="float">
            <text:p>195</text:p>
          </table:table-cell>
          <table:table-cell table:style-name="ce105" table:formula="of:=DEC2HEX([.AZ14];2)" office:value-type="string" office:string-value="C3" calcext:value-type="string">
            <text:p>C3</text:p>
          </table:table-cell>
          <table:covered-table-cell table:number-columns-repeated="2"/>
          <table:table-cell table:style-name="ce126"/>
          <table:table-cell table:style-name="ce129" table:number-columns-repeated="2"/>
          <table:table-cell table:number-columns-repeated="2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33"/>
          <table:table-cell table:formula="of:=[.BL21]*([.BD14]=[.BL3])" office:value-type="float" office:value="0" calcext:value-type="float">
            <text:p>0</text:p>
          </table:table-cell>
          <table:table-cell table:formula="of:=[.BM21]*([.BE14]=[.BM3])" office:value-type="float" office:value="0" calcext:value-type="float">
            <text:p>0</text:p>
          </table:table-cell>
          <table:table-cell table:formula="of:=[.BN21]*([.BF14]=[.BN3])" office:value-type="float" office:value="0" calcext:value-type="float">
            <text:p>0</text:p>
          </table:table-cell>
          <table:table-cell table:formula="of:=[.BO21]*([.BG14]=[.BO3])" office:value-type="float" office:value="16" calcext:value-type="float">
            <text:p>16</text:p>
          </table:table-cell>
          <table:table-cell table:formula="of:=[.BP21]*([.BH14]=[.BP3])" office:value-type="float" office:value="8" calcext:value-type="float">
            <text:p>8</text:p>
          </table:table-cell>
          <table:table-cell table:formula="of:=[.BQ21]*([.BI14]=[.BQ3])" office:value-type="float" office:value="0" calcext:value-type="float">
            <text:p>0</text:p>
          </table:table-cell>
          <table:table-cell table:formula="of:=[.BR21]*([.BJ14]=[.BR3])" office:value-type="float" office:value="0" calcext:value-type="float">
            <text:p>0</text:p>
          </table:table-cell>
          <table:table-cell table:formula="of:=[.BS21]*([.BK14]=[.BS3])" office:value-type="float" office:value="0" calcext:value-type="float">
            <text:p>0</text:p>
          </table:table-cell>
          <table:table-cell table:formula="of:=[.BT21]*([.BD14]=[.BT3])" office:value-type="float" office:value="0" calcext:value-type="float">
            <text:p>0</text:p>
          </table:table-cell>
          <table:table-cell table:formula="of:=[.BU21]*([.BE14]=[.BU3])" office:value-type="float" office:value="0" calcext:value-type="float">
            <text:p>0</text:p>
          </table:table-cell>
          <table:table-cell table:formula="of:=[.BV21]*([.BF14]=[.BV3])" office:value-type="float" office:value="0" calcext:value-type="float">
            <text:p>0</text:p>
          </table:table-cell>
          <table:table-cell table:formula="of:=[.BW21]*([.BG14]=[.BW3])" office:value-type="float" office:value="0" calcext:value-type="float">
            <text:p>0</text:p>
          </table:table-cell>
          <table:table-cell table:formula="of:=[.BX21]*([.BH14]=[.BX3])" office:value-type="float" office:value="0" calcext:value-type="float">
            <text:p>0</text:p>
          </table:table-cell>
          <table:table-cell table:formula="of:=[.BY21]*([.BI14]=[.BY3])" office:value-type="float" office:value="0" calcext:value-type="float">
            <text:p>0</text:p>
          </table:table-cell>
          <table:table-cell table:formula="of:=[.BZ21]*([.BJ14]=[.BZ3])" office:value-type="float" office:value="0" calcext:value-type="float">
            <text:p>0</text:p>
          </table:table-cell>
          <table:table-cell table:formula="of:=[.CA21]*([.BK14]=[.CA3])" office:value-type="float" office:value="0" calcext:value-type="float">
            <text:p>0</text:p>
          </table:table-cell>
          <table:table-cell table:formula="of:=[.CB21]*([.BD14]=[.CB3])" office:value-type="float" office:value="0" calcext:value-type="float">
            <text:p>0</text:p>
          </table:table-cell>
          <table:table-cell table:formula="of:=[.CC21]*([.BE14]=[.CC3])" office:value-type="float" office:value="0" calcext:value-type="float">
            <text:p>0</text:p>
          </table:table-cell>
          <table:table-cell table:formula="of:=[.CD21]*([.BF14]=[.CD3])" office:value-type="float" office:value="0" calcext:value-type="float">
            <text:p>0</text:p>
          </table:table-cell>
          <table:table-cell table:formula="of:=[.CE21]*([.BG14]=[.CE3])" office:value-type="float" office:value="0" calcext:value-type="float">
            <text:p>0</text:p>
          </table:table-cell>
          <table:table-cell table:formula="of:=[.CF21]*([.BH14]=[.CF3])" office:value-type="float" office:value="0" calcext:value-type="float">
            <text:p>0</text:p>
          </table:table-cell>
          <table:table-cell table:formula="of:=[.CG21]*([.BI14]=[.CG3])" office:value-type="float" office:value="0" calcext:value-type="float">
            <text:p>0</text:p>
          </table:table-cell>
          <table:table-cell table:formula="of:=[.CH21]*([.BJ14]=[.CH3])" office:value-type="float" office:value="0" calcext:value-type="float">
            <text:p>0</text:p>
          </table:table-cell>
          <table:table-cell table:formula="of:=[.CI21]*([.BK14]=[.CI3])" office:value-type="float" office:value="0" calcext:value-type="float">
            <text:p>0</text:p>
          </table:table-cell>
          <table:table-cell table:formula="of:=[.CJ21]*([.BD14]=[.CJ3])" office:value-type="float" office:value="128" calcext:value-type="float">
            <text:p>128</text:p>
          </table:table-cell>
          <table:table-cell table:formula="of:=[.CK21]*([.BE14]=[.CK3])" office:value-type="float" office:value="64" calcext:value-type="float">
            <text:p>64</text:p>
          </table:table-cell>
          <table:table-cell table:formula="of:=[.CL21]*([.BF14]=[.CL3])" office:value-type="float" office:value="32" calcext:value-type="float">
            <text:p>32</text:p>
          </table:table-cell>
          <table:table-cell table:formula="of:=[.CM21]*([.BG14]=[.CM3])" office:value-type="float" office:value="0" calcext:value-type="float">
            <text:p>0</text:p>
          </table:table-cell>
          <table:table-cell table:formula="of:=[.CN21]*([.BH14]=[.CN3])" office:value-type="float" office:value="0" calcext:value-type="float">
            <text:p>0</text:p>
          </table:table-cell>
          <table:table-cell table:formula="of:=[.CO21]*([.BI14]=[.CO3])" office:value-type="float" office:value="4" calcext:value-type="float">
            <text:p>4</text:p>
          </table:table-cell>
          <table:table-cell table:formula="of:=[.CP21]*([.BJ14]=[.CP3])" office:value-type="float" office:value="2" calcext:value-type="float">
            <text:p>2</text:p>
          </table:table-cell>
          <table:table-cell table:formula="of:=[.CQ21]*([.BK14]=[.CQ3])" office:value-type="float" office:value="1" calcext:value-type="float">
            <text:p>1</text:p>
          </table:table-cell>
          <table:covered-table-cell/>
          <table:table-cell table:style-name="ce99" table:formula="of:=SUM([.BL14:.BS14])" office:value-type="float" office:value="24" calcext:value-type="float">
            <text:p>24</text:p>
          </table:table-cell>
          <table:table-cell table:style-name="ce105" table:formula="of:=DEC2HEX([.CS14];2)" office:value-type="string" office:string-value="18" calcext:value-type="string">
            <text:p>18</text:p>
          </table:table-cell>
          <table:covered-table-cell/>
          <table:table-cell table:style-name="ce99" table:formula="of:=SUM([.BT14:.CA14])" office:value-type="float" office:value="0" calcext:value-type="float">
            <text:p>0</text:p>
          </table:table-cell>
          <table:table-cell table:style-name="ce105" table:formula="of:=DEC2HEX([.CV14];2)" office:value-type="string" office:string-value="00" calcext:value-type="string">
            <text:p>00</text:p>
          </table:table-cell>
          <table:covered-table-cell/>
          <table:table-cell table:style-name="ce99" table:formula="of:=SUM([.CB14:.CI14])" office:value-type="float" office:value="0" calcext:value-type="float">
            <text:p>0</text:p>
          </table:table-cell>
          <table:table-cell table:style-name="ce105" table:formula="of:=DEC2HEX([.CY14];2)" office:value-type="string" office:string-value="00" calcext:value-type="string">
            <text:p>00</text:p>
          </table:table-cell>
          <table:covered-table-cell/>
          <table:table-cell table:style-name="ce99" table:formula="of:=SUM([.CJ14:.CQ14])" office:value-type="float" office:value="231" calcext:value-type="float">
            <text:p>231</text:p>
          </table:table-cell>
          <table:table-cell table:style-name="ce105" table:formula="of:=DEC2HEX([.DB14];2)" office:value-type="string" office:string-value="E7" calcext:value-type="string">
            <text:p>E7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J21]*([.B15]=[.J3])" office:value-type="float" office:value="0" calcext:value-type="float">
            <text:p>0</text:p>
          </table:table-cell>
          <table:table-cell table:formula="of:=[.K21]*([.C15]=[.K3])" office:value-type="float" office:value="0" calcext:value-type="float">
            <text:p>0</text:p>
          </table:table-cell>
          <table:table-cell table:formula="of:=[.L21]*([.D15]=[.L3])" office:value-type="float" office:value="0" calcext:value-type="float">
            <text:p>0</text:p>
          </table:table-cell>
          <table:table-cell table:formula="of:=[.M21]*([.E15]=[.M3])" office:value-type="float" office:value="0" calcext:value-type="float">
            <text:p>0</text:p>
          </table:table-cell>
          <table:table-cell table:formula="of:=[.N21]*([.F15]=[.N3])" office:value-type="float" office:value="0" calcext:value-type="float">
            <text:p>0</text:p>
          </table:table-cell>
          <table:table-cell table:formula="of:=[.O21]*([.G15]=[.O3])" office:value-type="float" office:value="0" calcext:value-type="float">
            <text:p>0</text:p>
          </table:table-cell>
          <table:table-cell table:formula="of:=[.P21]*([.H15]=[.P3])" office:value-type="float" office:value="0" calcext:value-type="float">
            <text:p>0</text:p>
          </table:table-cell>
          <table:table-cell table:formula="of:=[.Q21]*([.I15]=[.Q3])" office:value-type="float" office:value="0" calcext:value-type="float">
            <text:p>0</text:p>
          </table:table-cell>
          <table:table-cell table:formula="of:=[.R21]*([.B15]=[.R3])" office:value-type="float" office:value="0" calcext:value-type="float">
            <text:p>0</text:p>
          </table:table-cell>
          <table:table-cell table:formula="of:=[.S21]*([.C15]=[.S3])" office:value-type="float" office:value="0" calcext:value-type="float">
            <text:p>0</text:p>
          </table:table-cell>
          <table:table-cell table:formula="of:=[.T21]*([.D15]=[.T3])" office:value-type="float" office:value="0" calcext:value-type="float">
            <text:p>0</text:p>
          </table:table-cell>
          <table:table-cell table:formula="of:=[.U21]*([.E15]=[.U3])" office:value-type="float" office:value="0" calcext:value-type="float">
            <text:p>0</text:p>
          </table:table-cell>
          <table:table-cell table:formula="of:=[.V21]*([.F15]=[.V3])" office:value-type="float" office:value="0" calcext:value-type="float">
            <text:p>0</text:p>
          </table:table-cell>
          <table:table-cell table:formula="of:=[.W21]*([.G15]=[.W3])" office:value-type="float" office:value="0" calcext:value-type="float">
            <text:p>0</text:p>
          </table:table-cell>
          <table:table-cell table:formula="of:=[.X21]*([.H15]=[.X3])" office:value-type="float" office:value="0" calcext:value-type="float">
            <text:p>0</text:p>
          </table:table-cell>
          <table:table-cell table:formula="of:=[.Y21]*([.I15]=[.Y3])" office:value-type="float" office:value="0" calcext:value-type="float">
            <text:p>0</text:p>
          </table:table-cell>
          <table:table-cell table:formula="of:=[.Z21]*([.B15]=[.Z3])" office:value-type="float" office:value="0" calcext:value-type="float">
            <text:p>0</text:p>
          </table:table-cell>
          <table:table-cell table:formula="of:=[.AA21]*([.C15]=[.AA3])" office:value-type="float" office:value="64" calcext:value-type="float">
            <text:p>64</text:p>
          </table:table-cell>
          <table:table-cell table:formula="of:=[.AB21]*([.D15]=[.AB3])" office:value-type="float" office:value="0" calcext:value-type="float">
            <text:p>0</text:p>
          </table:table-cell>
          <table:table-cell table:formula="of:=[.AC21]*([.E15]=[.AC3])" office:value-type="float" office:value="16" calcext:value-type="float">
            <text:p>16</text:p>
          </table:table-cell>
          <table:table-cell table:formula="of:=[.AD21]*([.F15]=[.AD3])" office:value-type="float" office:value="8" calcext:value-type="float">
            <text:p>8</text:p>
          </table:table-cell>
          <table:table-cell table:formula="of:=[.AE21]*([.G15]=[.AE3])" office:value-type="float" office:value="0" calcext:value-type="float">
            <text:p>0</text:p>
          </table:table-cell>
          <table:table-cell table:formula="of:=[.AF21]*([.H15]=[.AF3])" office:value-type="float" office:value="2" calcext:value-type="float">
            <text:p>2</text:p>
          </table:table-cell>
          <table:table-cell table:formula="of:=[.AG21]*([.I15]=[.AG3])" office:value-type="float" office:value="0" calcext:value-type="float">
            <text:p>0</text:p>
          </table:table-cell>
          <table:table-cell table:formula="of:=[.AH21]*([.B15]=[.AH3])" office:value-type="float" office:value="128" calcext:value-type="float">
            <text:p>128</text:p>
          </table:table-cell>
          <table:table-cell table:formula="of:=[.AI21]*([.C15]=[.AI3])" office:value-type="float" office:value="0" calcext:value-type="float">
            <text:p>0</text:p>
          </table:table-cell>
          <table:table-cell table:formula="of:=[.AJ21]*([.D15]=[.AJ3])" office:value-type="float" office:value="32" calcext:value-type="float">
            <text:p>32</text:p>
          </table:table-cell>
          <table:table-cell table:formula="of:=[.AK21]*([.E15]=[.AK3])" office:value-type="float" office:value="0" calcext:value-type="float">
            <text:p>0</text:p>
          </table:table-cell>
          <table:table-cell table:formula="of:=[.AL21]*([.F15]=[.AL3])" office:value-type="float" office:value="0" calcext:value-type="float">
            <text:p>0</text:p>
          </table:table-cell>
          <table:table-cell table:formula="of:=[.AM21]*([.G15]=[.AM3])" office:value-type="float" office:value="4" calcext:value-type="float">
            <text:p>4</text:p>
          </table:table-cell>
          <table:table-cell table:formula="of:=[.AN21]*([.H15]=[.AN3])" office:value-type="float" office:value="0" calcext:value-type="float">
            <text:p>0</text:p>
          </table:table-cell>
          <table:table-cell table:formula="of:=[.AO21]*([.I15]=[.AO3])" office:value-type="float" office:value="1" calcext:value-type="float">
            <text:p>1</text:p>
          </table:table-cell>
          <table:covered-table-cell/>
          <table:table-cell table:style-name="ce99" table:formula="of:=SUM([.J15:.Q15])" office:value-type="float" office:value="0" calcext:value-type="float">
            <text:p>0</text:p>
          </table:table-cell>
          <table:table-cell table:style-name="ce105" table:formula="of:=DEC2HEX([.AQ15];2)" office:value-type="string" office:string-value="00" calcext:value-type="string">
            <text:p>00</text:p>
          </table:table-cell>
          <table:covered-table-cell/>
          <table:table-cell table:style-name="ce99" table:formula="of:=SUM([.R15:.Y15])" office:value-type="float" office:value="0" calcext:value-type="float">
            <text:p>0</text:p>
          </table:table-cell>
          <table:table-cell table:style-name="ce105" table:formula="of:=DEC2HEX([.AT15];2)" office:value-type="string" office:string-value="00" calcext:value-type="string">
            <text:p>00</text:p>
          </table:table-cell>
          <table:covered-table-cell/>
          <table:table-cell table:style-name="ce99" table:formula="of:=SUM([.Z15:.AG15])" office:value-type="float" office:value="90" calcext:value-type="float">
            <text:p>90</text:p>
          </table:table-cell>
          <table:table-cell table:style-name="ce105" table:formula="of:=DEC2HEX([.AW15];2)" office:value-type="string" office:string-value="5A" calcext:value-type="string">
            <text:p>5A</text:p>
          </table:table-cell>
          <table:covered-table-cell/>
          <table:table-cell table:style-name="ce99" table:formula="of:=SUM([.AH15:.AO15])" office:value-type="float" office:value="165" calcext:value-type="float">
            <text:p>165</text:p>
          </table:table-cell>
          <table:table-cell table:style-name="ce105" table:formula="of:=DEC2HEX([.AZ15];2)" office:value-type="string" office:string-value="A5" calcext:value-type="string">
            <text:p>A5</text:p>
          </table:table-cell>
          <table:covered-table-cell table:number-columns-repeated="2"/>
          <table:table-cell table:style-name="ce126"/>
          <table:table-cell table:style-name="ce129" table:number-columns-repeated="2"/>
          <table:table-cell table:number-columns-repeated="2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33"/>
          <table:table-cell table:formula="of:=[.BL21]*([.BD15]=[.BL3])" office:value-type="float" office:value="0" calcext:value-type="float">
            <text:p>0</text:p>
          </table:table-cell>
          <table:table-cell table:formula="of:=[.BM21]*([.BE15]=[.BM3])" office:value-type="float" office:value="0" calcext:value-type="float">
            <text:p>0</text:p>
          </table:table-cell>
          <table:table-cell table:formula="of:=[.BN21]*([.BF15]=[.BN3])" office:value-type="float" office:value="0" calcext:value-type="float">
            <text:p>0</text:p>
          </table:table-cell>
          <table:table-cell table:formula="of:=[.BO21]*([.BG15]=[.BO3])" office:value-type="float" office:value="16" calcext:value-type="float">
            <text:p>16</text:p>
          </table:table-cell>
          <table:table-cell table:formula="of:=[.BP21]*([.BH15]=[.BP3])" office:value-type="float" office:value="8" calcext:value-type="float">
            <text:p>8</text:p>
          </table:table-cell>
          <table:table-cell table:formula="of:=[.BQ21]*([.BI15]=[.BQ3])" office:value-type="float" office:value="0" calcext:value-type="float">
            <text:p>0</text:p>
          </table:table-cell>
          <table:table-cell table:formula="of:=[.BR21]*([.BJ15]=[.BR3])" office:value-type="float" office:value="0" calcext:value-type="float">
            <text:p>0</text:p>
          </table:table-cell>
          <table:table-cell table:formula="of:=[.BS21]*([.BK15]=[.BS3])" office:value-type="float" office:value="0" calcext:value-type="float">
            <text:p>0</text:p>
          </table:table-cell>
          <table:table-cell table:formula="of:=[.BT21]*([.BD15]=[.BT3])" office:value-type="float" office:value="0" calcext:value-type="float">
            <text:p>0</text:p>
          </table:table-cell>
          <table:table-cell table:formula="of:=[.BU21]*([.BE15]=[.BU3])" office:value-type="float" office:value="0" calcext:value-type="float">
            <text:p>0</text:p>
          </table:table-cell>
          <table:table-cell table:formula="of:=[.BV21]*([.BF15]=[.BV3])" office:value-type="float" office:value="0" calcext:value-type="float">
            <text:p>0</text:p>
          </table:table-cell>
          <table:table-cell table:formula="of:=[.BW21]*([.BG15]=[.BW3])" office:value-type="float" office:value="0" calcext:value-type="float">
            <text:p>0</text:p>
          </table:table-cell>
          <table:table-cell table:formula="of:=[.BX21]*([.BH15]=[.BX3])" office:value-type="float" office:value="0" calcext:value-type="float">
            <text:p>0</text:p>
          </table:table-cell>
          <table:table-cell table:formula="of:=[.BY21]*([.BI15]=[.BY3])" office:value-type="float" office:value="0" calcext:value-type="float">
            <text:p>0</text:p>
          </table:table-cell>
          <table:table-cell table:formula="of:=[.BZ21]*([.BJ15]=[.BZ3])" office:value-type="float" office:value="0" calcext:value-type="float">
            <text:p>0</text:p>
          </table:table-cell>
          <table:table-cell table:formula="of:=[.CA21]*([.BK15]=[.CA3])" office:value-type="float" office:value="0" calcext:value-type="float">
            <text:p>0</text:p>
          </table:table-cell>
          <table:table-cell table:formula="of:=[.CB21]*([.BD15]=[.CB3])" office:value-type="float" office:value="0" calcext:value-type="float">
            <text:p>0</text:p>
          </table:table-cell>
          <table:table-cell table:formula="of:=[.CC21]*([.BE15]=[.CC3])" office:value-type="float" office:value="0" calcext:value-type="float">
            <text:p>0</text:p>
          </table:table-cell>
          <table:table-cell table:formula="of:=[.CD21]*([.BF15]=[.CD3])" office:value-type="float" office:value="0" calcext:value-type="float">
            <text:p>0</text:p>
          </table:table-cell>
          <table:table-cell table:formula="of:=[.CE21]*([.BG15]=[.CE3])" office:value-type="float" office:value="0" calcext:value-type="float">
            <text:p>0</text:p>
          </table:table-cell>
          <table:table-cell table:formula="of:=[.CF21]*([.BH15]=[.CF3])" office:value-type="float" office:value="0" calcext:value-type="float">
            <text:p>0</text:p>
          </table:table-cell>
          <table:table-cell table:formula="of:=[.CG21]*([.BI15]=[.CG3])" office:value-type="float" office:value="0" calcext:value-type="float">
            <text:p>0</text:p>
          </table:table-cell>
          <table:table-cell table:formula="of:=[.CH21]*([.BJ15]=[.CH3])" office:value-type="float" office:value="0" calcext:value-type="float">
            <text:p>0</text:p>
          </table:table-cell>
          <table:table-cell table:formula="of:=[.CI21]*([.BK15]=[.CI3])" office:value-type="float" office:value="0" calcext:value-type="float">
            <text:p>0</text:p>
          </table:table-cell>
          <table:table-cell table:formula="of:=[.CJ21]*([.BD15]=[.CJ3])" office:value-type="float" office:value="128" calcext:value-type="float">
            <text:p>128</text:p>
          </table:table-cell>
          <table:table-cell table:formula="of:=[.CK21]*([.BE15]=[.CK3])" office:value-type="float" office:value="64" calcext:value-type="float">
            <text:p>64</text:p>
          </table:table-cell>
          <table:table-cell table:formula="of:=[.CL21]*([.BF15]=[.CL3])" office:value-type="float" office:value="32" calcext:value-type="float">
            <text:p>32</text:p>
          </table:table-cell>
          <table:table-cell table:formula="of:=[.CM21]*([.BG15]=[.CM3])" office:value-type="float" office:value="0" calcext:value-type="float">
            <text:p>0</text:p>
          </table:table-cell>
          <table:table-cell table:formula="of:=[.CN21]*([.BH15]=[.CN3])" office:value-type="float" office:value="0" calcext:value-type="float">
            <text:p>0</text:p>
          </table:table-cell>
          <table:table-cell table:formula="of:=[.CO21]*([.BI15]=[.CO3])" office:value-type="float" office:value="4" calcext:value-type="float">
            <text:p>4</text:p>
          </table:table-cell>
          <table:table-cell table:formula="of:=[.CP21]*([.BJ15]=[.CP3])" office:value-type="float" office:value="2" calcext:value-type="float">
            <text:p>2</text:p>
          </table:table-cell>
          <table:table-cell table:formula="of:=[.CQ21]*([.BK15]=[.CQ3])" office:value-type="float" office:value="1" calcext:value-type="float">
            <text:p>1</text:p>
          </table:table-cell>
          <table:covered-table-cell/>
          <table:table-cell table:style-name="ce99" table:formula="of:=SUM([.BL15:.BS15])" office:value-type="float" office:value="24" calcext:value-type="float">
            <text:p>24</text:p>
          </table:table-cell>
          <table:table-cell table:style-name="ce105" table:formula="of:=DEC2HEX([.CS15];2)" office:value-type="string" office:string-value="18" calcext:value-type="string">
            <text:p>18</text:p>
          </table:table-cell>
          <table:covered-table-cell/>
          <table:table-cell table:style-name="ce99" table:formula="of:=SUM([.BT15:.CA15])" office:value-type="float" office:value="0" calcext:value-type="float">
            <text:p>0</text:p>
          </table:table-cell>
          <table:table-cell table:style-name="ce105" table:formula="of:=DEC2HEX([.CV15];2)" office:value-type="string" office:string-value="00" calcext:value-type="string">
            <text:p>00</text:p>
          </table:table-cell>
          <table:covered-table-cell/>
          <table:table-cell table:style-name="ce99" table:formula="of:=SUM([.CB15:.CI15])" office:value-type="float" office:value="0" calcext:value-type="float">
            <text:p>0</text:p>
          </table:table-cell>
          <table:table-cell table:style-name="ce105" table:formula="of:=DEC2HEX([.CY15];2)" office:value-type="string" office:string-value="00" calcext:value-type="string">
            <text:p>00</text:p>
          </table:table-cell>
          <table:covered-table-cell/>
          <table:table-cell table:style-name="ce99" table:formula="of:=SUM([.CJ15:.CQ15])" office:value-type="float" office:value="231" calcext:value-type="float">
            <text:p>231</text:p>
          </table:table-cell>
          <table:table-cell table:style-name="ce105" table:formula="of:=DEC2HEX([.DB15];2)" office:value-type="string" office:string-value="E7" calcext:value-type="string">
            <text:p>E7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[.J21]*([.B16]=[.J3])" office:value-type="float" office:value="0" calcext:value-type="float">
            <text:p>0</text:p>
          </table:table-cell>
          <table:table-cell table:formula="of:=[.K21]*([.C16]=[.K3])" office:value-type="float" office:value="64" calcext:value-type="float">
            <text:p>64</text:p>
          </table:table-cell>
          <table:table-cell table:formula="of:=[.L21]*([.D16]=[.L3])" office:value-type="float" office:value="32" calcext:value-type="float">
            <text:p>32</text:p>
          </table:table-cell>
          <table:table-cell table:formula="of:=[.M21]*([.E16]=[.M3])" office:value-type="float" office:value="16" calcext:value-type="float">
            <text:p>16</text:p>
          </table:table-cell>
          <table:table-cell table:formula="of:=[.N21]*([.F16]=[.N3])" office:value-type="float" office:value="8" calcext:value-type="float">
            <text:p>8</text:p>
          </table:table-cell>
          <table:table-cell table:formula="of:=[.O21]*([.G16]=[.O3])" office:value-type="float" office:value="4" calcext:value-type="float">
            <text:p>4</text:p>
          </table:table-cell>
          <table:table-cell table:formula="of:=[.P21]*([.H16]=[.P3])" office:value-type="float" office:value="2" calcext:value-type="float">
            <text:p>2</text:p>
          </table:table-cell>
          <table:table-cell table:formula="of:=[.Q21]*([.I16]=[.Q3])" office:value-type="float" office:value="0" calcext:value-type="float">
            <text:p>0</text:p>
          </table:table-cell>
          <table:table-cell table:formula="of:=[.R21]*([.B16]=[.R3])" office:value-type="float" office:value="0" calcext:value-type="float">
            <text:p>0</text:p>
          </table:table-cell>
          <table:table-cell table:formula="of:=[.S21]*([.C16]=[.S3])" office:value-type="float" office:value="0" calcext:value-type="float">
            <text:p>0</text:p>
          </table:table-cell>
          <table:table-cell table:formula="of:=[.T21]*([.D16]=[.T3])" office:value-type="float" office:value="0" calcext:value-type="float">
            <text:p>0</text:p>
          </table:table-cell>
          <table:table-cell table:formula="of:=[.U21]*([.E16]=[.U3])" office:value-type="float" office:value="0" calcext:value-type="float">
            <text:p>0</text:p>
          </table:table-cell>
          <table:table-cell table:formula="of:=[.V21]*([.F16]=[.V3])" office:value-type="float" office:value="0" calcext:value-type="float">
            <text:p>0</text:p>
          </table:table-cell>
          <table:table-cell table:formula="of:=[.W21]*([.G16]=[.W3])" office:value-type="float" office:value="0" calcext:value-type="float">
            <text:p>0</text:p>
          </table:table-cell>
          <table:table-cell table:formula="of:=[.X21]*([.H16]=[.X3])" office:value-type="float" office:value="0" calcext:value-type="float">
            <text:p>0</text:p>
          </table:table-cell>
          <table:table-cell table:formula="of:=[.Y21]*([.I16]=[.Y3])" office:value-type="float" office:value="0" calcext:value-type="float">
            <text:p>0</text:p>
          </table:table-cell>
          <table:table-cell table:formula="of:=[.Z21]*([.B16]=[.Z3])" office:value-type="float" office:value="0" calcext:value-type="float">
            <text:p>0</text:p>
          </table:table-cell>
          <table:table-cell table:formula="of:=[.AA21]*([.C16]=[.AA3])" office:value-type="float" office:value="0" calcext:value-type="float">
            <text:p>0</text:p>
          </table:table-cell>
          <table:table-cell table:formula="of:=[.AB21]*([.D16]=[.AB3])" office:value-type="float" office:value="0" calcext:value-type="float">
            <text:p>0</text:p>
          </table:table-cell>
          <table:table-cell table:formula="of:=[.AC21]*([.E16]=[.AC3])" office:value-type="float" office:value="0" calcext:value-type="float">
            <text:p>0</text:p>
          </table:table-cell>
          <table:table-cell table:formula="of:=[.AD21]*([.F16]=[.AD3])" office:value-type="float" office:value="0" calcext:value-type="float">
            <text:p>0</text:p>
          </table:table-cell>
          <table:table-cell table:formula="of:=[.AE21]*([.G16]=[.AE3])" office:value-type="float" office:value="0" calcext:value-type="float">
            <text:p>0</text:p>
          </table:table-cell>
          <table:table-cell table:formula="of:=[.AF21]*([.H16]=[.AF3])" office:value-type="float" office:value="0" calcext:value-type="float">
            <text:p>0</text:p>
          </table:table-cell>
          <table:table-cell table:formula="of:=[.AG21]*([.I16]=[.AG3])" office:value-type="float" office:value="0" calcext:value-type="float">
            <text:p>0</text:p>
          </table:table-cell>
          <table:table-cell table:formula="of:=[.AH21]*([.B16]=[.AH3])" office:value-type="float" office:value="128" calcext:value-type="float">
            <text:p>128</text:p>
          </table:table-cell>
          <table:table-cell table:formula="of:=[.AI21]*([.C16]=[.AI3])" office:value-type="float" office:value="0" calcext:value-type="float">
            <text:p>0</text:p>
          </table:table-cell>
          <table:table-cell table:formula="of:=[.AJ21]*([.D16]=[.AJ3])" office:value-type="float" office:value="0" calcext:value-type="float">
            <text:p>0</text:p>
          </table:table-cell>
          <table:table-cell table:formula="of:=[.AK21]*([.E16]=[.AK3])" office:value-type="float" office:value="0" calcext:value-type="float">
            <text:p>0</text:p>
          </table:table-cell>
          <table:table-cell table:formula="of:=[.AL21]*([.F16]=[.AL3])" office:value-type="float" office:value="0" calcext:value-type="float">
            <text:p>0</text:p>
          </table:table-cell>
          <table:table-cell table:formula="of:=[.AM21]*([.G16]=[.AM3])" office:value-type="float" office:value="0" calcext:value-type="float">
            <text:p>0</text:p>
          </table:table-cell>
          <table:table-cell table:formula="of:=[.AN21]*([.H16]=[.AN3])" office:value-type="float" office:value="0" calcext:value-type="float">
            <text:p>0</text:p>
          </table:table-cell>
          <table:table-cell table:formula="of:=[.AO21]*([.I16]=[.AO3])" office:value-type="float" office:value="1" calcext:value-type="float">
            <text:p>1</text:p>
          </table:table-cell>
          <table:covered-table-cell/>
          <table:table-cell table:style-name="ce99" table:formula="of:=SUM([.J16:.Q16])" office:value-type="float" office:value="126" calcext:value-type="float">
            <text:p>126</text:p>
          </table:table-cell>
          <table:table-cell table:style-name="ce105" table:formula="of:=DEC2HEX([.AQ16];2)" office:value-type="string" office:string-value="7E" calcext:value-type="string">
            <text:p>7E</text:p>
          </table:table-cell>
          <table:covered-table-cell/>
          <table:table-cell table:style-name="ce99" table:formula="of:=SUM([.R16:.Y16])" office:value-type="float" office:value="0" calcext:value-type="float">
            <text:p>0</text:p>
          </table:table-cell>
          <table:table-cell table:style-name="ce105" table:formula="of:=DEC2HEX([.AT16];2)" office:value-type="string" office:string-value="00" calcext:value-type="string">
            <text:p>00</text:p>
          </table:table-cell>
          <table:covered-table-cell/>
          <table:table-cell table:style-name="ce99" table:formula="of:=SUM([.Z16:.AG16])" office:value-type="float" office:value="0" calcext:value-type="float">
            <text:p>0</text:p>
          </table:table-cell>
          <table:table-cell table:style-name="ce105" table:formula="of:=DEC2HEX([.AW16];2)" office:value-type="string" office:string-value="00" calcext:value-type="string">
            <text:p>00</text:p>
          </table:table-cell>
          <table:covered-table-cell/>
          <table:table-cell table:style-name="ce99" table:formula="of:=SUM([.AH16:.AO16])" office:value-type="float" office:value="129" calcext:value-type="float">
            <text:p>129</text:p>
          </table:table-cell>
          <table:table-cell table:style-name="ce105" table:formula="of:=DEC2HEX([.AZ16];2)" office:value-type="string" office:string-value="81" calcext:value-type="string">
            <text:p>81</text:p>
          </table:table-cell>
          <table:covered-table-cell table:number-columns-repeated="2"/>
          <table:table-cell table:style-name="ce126"/>
          <table:table-cell table:style-name="ce129"/>
          <table:table-cell table:number-columns-repeated="4" table:style-name="ce129" office:value-type="float" office:value="1" calcext:value-type="float">
            <text:p>1</text:p>
          </table:table-cell>
          <table:table-cell table:style-name="ce129"/>
          <table:table-cell table:style-name="ce133"/>
          <table:table-cell table:formula="of:=[.BL21]*([.BD16]=[.BL3])" office:value-type="float" office:value="0" calcext:value-type="float">
            <text:p>0</text:p>
          </table:table-cell>
          <table:table-cell table:formula="of:=[.BM21]*([.BE16]=[.BM3])" office:value-type="float" office:value="0" calcext:value-type="float">
            <text:p>0</text:p>
          </table:table-cell>
          <table:table-cell table:formula="of:=[.BN21]*([.BF16]=[.BN3])" office:value-type="float" office:value="32" calcext:value-type="float">
            <text:p>32</text:p>
          </table:table-cell>
          <table:table-cell table:formula="of:=[.BO21]*([.BG16]=[.BO3])" office:value-type="float" office:value="16" calcext:value-type="float">
            <text:p>16</text:p>
          </table:table-cell>
          <table:table-cell table:formula="of:=[.BP21]*([.BH16]=[.BP3])" office:value-type="float" office:value="8" calcext:value-type="float">
            <text:p>8</text:p>
          </table:table-cell>
          <table:table-cell table:formula="of:=[.BQ21]*([.BI16]=[.BQ3])" office:value-type="float" office:value="4" calcext:value-type="float">
            <text:p>4</text:p>
          </table:table-cell>
          <table:table-cell table:formula="of:=[.BR21]*([.BJ16]=[.BR3])" office:value-type="float" office:value="0" calcext:value-type="float">
            <text:p>0</text:p>
          </table:table-cell>
          <table:table-cell table:formula="of:=[.BS21]*([.BK16]=[.BS3])" office:value-type="float" office:value="0" calcext:value-type="float">
            <text:p>0</text:p>
          </table:table-cell>
          <table:table-cell table:formula="of:=[.BT21]*([.BD16]=[.BT3])" office:value-type="float" office:value="0" calcext:value-type="float">
            <text:p>0</text:p>
          </table:table-cell>
          <table:table-cell table:formula="of:=[.BU21]*([.BE16]=[.BU3])" office:value-type="float" office:value="0" calcext:value-type="float">
            <text:p>0</text:p>
          </table:table-cell>
          <table:table-cell table:formula="of:=[.BV21]*([.BF16]=[.BV3])" office:value-type="float" office:value="0" calcext:value-type="float">
            <text:p>0</text:p>
          </table:table-cell>
          <table:table-cell table:formula="of:=[.BW21]*([.BG16]=[.BW3])" office:value-type="float" office:value="0" calcext:value-type="float">
            <text:p>0</text:p>
          </table:table-cell>
          <table:table-cell table:formula="of:=[.BX21]*([.BH16]=[.BX3])" office:value-type="float" office:value="0" calcext:value-type="float">
            <text:p>0</text:p>
          </table:table-cell>
          <table:table-cell table:formula="of:=[.BY21]*([.BI16]=[.BY3])" office:value-type="float" office:value="0" calcext:value-type="float">
            <text:p>0</text:p>
          </table:table-cell>
          <table:table-cell table:formula="of:=[.BZ21]*([.BJ16]=[.BZ3])" office:value-type="float" office:value="0" calcext:value-type="float">
            <text:p>0</text:p>
          </table:table-cell>
          <table:table-cell table:formula="of:=[.CA21]*([.BK16]=[.CA3])" office:value-type="float" office:value="0" calcext:value-type="float">
            <text:p>0</text:p>
          </table:table-cell>
          <table:table-cell table:formula="of:=[.CB21]*([.BD16]=[.CB3])" office:value-type="float" office:value="0" calcext:value-type="float">
            <text:p>0</text:p>
          </table:table-cell>
          <table:table-cell table:formula="of:=[.CC21]*([.BE16]=[.CC3])" office:value-type="float" office:value="0" calcext:value-type="float">
            <text:p>0</text:p>
          </table:table-cell>
          <table:table-cell table:formula="of:=[.CD21]*([.BF16]=[.CD3])" office:value-type="float" office:value="0" calcext:value-type="float">
            <text:p>0</text:p>
          </table:table-cell>
          <table:table-cell table:formula="of:=[.CE21]*([.BG16]=[.CE3])" office:value-type="float" office:value="0" calcext:value-type="float">
            <text:p>0</text:p>
          </table:table-cell>
          <table:table-cell table:formula="of:=[.CF21]*([.BH16]=[.CF3])" office:value-type="float" office:value="0" calcext:value-type="float">
            <text:p>0</text:p>
          </table:table-cell>
          <table:table-cell table:formula="of:=[.CG21]*([.BI16]=[.CG3])" office:value-type="float" office:value="0" calcext:value-type="float">
            <text:p>0</text:p>
          </table:table-cell>
          <table:table-cell table:formula="of:=[.CH21]*([.BJ16]=[.CH3])" office:value-type="float" office:value="0" calcext:value-type="float">
            <text:p>0</text:p>
          </table:table-cell>
          <table:table-cell table:formula="of:=[.CI21]*([.BK16]=[.CI3])" office:value-type="float" office:value="0" calcext:value-type="float">
            <text:p>0</text:p>
          </table:table-cell>
          <table:table-cell table:formula="of:=[.CJ21]*([.BD16]=[.CJ3])" office:value-type="float" office:value="128" calcext:value-type="float">
            <text:p>128</text:p>
          </table:table-cell>
          <table:table-cell table:formula="of:=[.CK21]*([.BE16]=[.CK3])" office:value-type="float" office:value="64" calcext:value-type="float">
            <text:p>64</text:p>
          </table:table-cell>
          <table:table-cell table:formula="of:=[.CL21]*([.BF16]=[.CL3])" office:value-type="float" office:value="0" calcext:value-type="float">
            <text:p>0</text:p>
          </table:table-cell>
          <table:table-cell table:formula="of:=[.CM21]*([.BG16]=[.CM3])" office:value-type="float" office:value="0" calcext:value-type="float">
            <text:p>0</text:p>
          </table:table-cell>
          <table:table-cell table:formula="of:=[.CN21]*([.BH16]=[.CN3])" office:value-type="float" office:value="0" calcext:value-type="float">
            <text:p>0</text:p>
          </table:table-cell>
          <table:table-cell table:formula="of:=[.CO21]*([.BI16]=[.CO3])" office:value-type="float" office:value="0" calcext:value-type="float">
            <text:p>0</text:p>
          </table:table-cell>
          <table:table-cell table:formula="of:=[.CP21]*([.BJ16]=[.CP3])" office:value-type="float" office:value="2" calcext:value-type="float">
            <text:p>2</text:p>
          </table:table-cell>
          <table:table-cell table:formula="of:=[.CQ21]*([.BK16]=[.CQ3])" office:value-type="float" office:value="1" calcext:value-type="float">
            <text:p>1</text:p>
          </table:table-cell>
          <table:covered-table-cell/>
          <table:table-cell table:style-name="ce99" table:formula="of:=SUM([.BL16:.BS16])" office:value-type="float" office:value="60" calcext:value-type="float">
            <text:p>60</text:p>
          </table:table-cell>
          <table:table-cell table:style-name="ce105" table:formula="of:=DEC2HEX([.CS16];2)" office:value-type="string" office:string-value="3C" calcext:value-type="string">
            <text:p>3C</text:p>
          </table:table-cell>
          <table:covered-table-cell/>
          <table:table-cell table:style-name="ce99" table:formula="of:=SUM([.BT16:.CA16])" office:value-type="float" office:value="0" calcext:value-type="float">
            <text:p>0</text:p>
          </table:table-cell>
          <table:table-cell table:style-name="ce105" table:formula="of:=DEC2HEX([.CV16];2)" office:value-type="string" office:string-value="00" calcext:value-type="string">
            <text:p>00</text:p>
          </table:table-cell>
          <table:covered-table-cell/>
          <table:table-cell table:style-name="ce99" table:formula="of:=SUM([.CB16:.CI16])" office:value-type="float" office:value="0" calcext:value-type="float">
            <text:p>0</text:p>
          </table:table-cell>
          <table:table-cell table:style-name="ce105" table:formula="of:=DEC2HEX([.CY16];2)" office:value-type="string" office:string-value="00" calcext:value-type="string">
            <text:p>00</text:p>
          </table:table-cell>
          <table:covered-table-cell/>
          <table:table-cell table:style-name="ce99" table:formula="of:=SUM([.CJ16:.CQ16])" office:value-type="float" office:value="195" calcext:value-type="float">
            <text:p>195</text:p>
          </table:table-cell>
          <table:table-cell table:style-name="ce105" table:formula="of:=DEC2HEX([.DB16];2)" office:value-type="string" office:string-value="C3" calcext:value-type="string">
            <text:p>C3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J21]*([.B17]=[.J3])" office:value-type="float" office:value="0" calcext:value-type="float">
            <text:p>0</text:p>
          </table:table-cell>
          <table:table-cell table:formula="of:=[.K21]*([.C17]=[.K3])" office:value-type="float" office:value="0" calcext:value-type="float">
            <text:p>0</text:p>
          </table:table-cell>
          <table:table-cell table:formula="of:=[.L21]*([.D17]=[.L3])" office:value-type="float" office:value="0" calcext:value-type="float">
            <text:p>0</text:p>
          </table:table-cell>
          <table:table-cell table:formula="of:=[.M21]*([.E17]=[.M3])" office:value-type="float" office:value="0" calcext:value-type="float">
            <text:p>0</text:p>
          </table:table-cell>
          <table:table-cell table:formula="of:=[.N21]*([.F17]=[.N3])" office:value-type="float" office:value="0" calcext:value-type="float">
            <text:p>0</text:p>
          </table:table-cell>
          <table:table-cell table:formula="of:=[.O21]*([.G17]=[.O3])" office:value-type="float" office:value="0" calcext:value-type="float">
            <text:p>0</text:p>
          </table:table-cell>
          <table:table-cell table:formula="of:=[.P21]*([.H17]=[.P3])" office:value-type="float" office:value="0" calcext:value-type="float">
            <text:p>0</text:p>
          </table:table-cell>
          <table:table-cell table:formula="of:=[.Q21]*([.I17]=[.Q3])" office:value-type="float" office:value="0" calcext:value-type="float">
            <text:p>0</text:p>
          </table:table-cell>
          <table:table-cell table:formula="of:=[.R21]*([.B17]=[.R3])" office:value-type="float" office:value="0" calcext:value-type="float">
            <text:p>0</text:p>
          </table:table-cell>
          <table:table-cell table:formula="of:=[.S21]*([.C17]=[.S3])" office:value-type="float" office:value="0" calcext:value-type="float">
            <text:p>0</text:p>
          </table:table-cell>
          <table:table-cell table:formula="of:=[.T21]*([.D17]=[.T3])" office:value-type="float" office:value="32" calcext:value-type="float">
            <text:p>32</text:p>
          </table:table-cell>
          <table:table-cell table:formula="of:=[.U21]*([.E17]=[.U3])" office:value-type="float" office:value="16" calcext:value-type="float">
            <text:p>16</text:p>
          </table:table-cell>
          <table:table-cell table:formula="of:=[.V21]*([.F17]=[.V3])" office:value-type="float" office:value="8" calcext:value-type="float">
            <text:p>8</text:p>
          </table:table-cell>
          <table:table-cell table:formula="of:=[.W21]*([.G17]=[.W3])" office:value-type="float" office:value="4" calcext:value-type="float">
            <text:p>4</text:p>
          </table:table-cell>
          <table:table-cell table:formula="of:=[.X21]*([.H17]=[.X3])" office:value-type="float" office:value="0" calcext:value-type="float">
            <text:p>0</text:p>
          </table:table-cell>
          <table:table-cell table:formula="of:=[.Y21]*([.I17]=[.Y3])" office:value-type="float" office:value="0" calcext:value-type="float">
            <text:p>0</text:p>
          </table:table-cell>
          <table:table-cell table:formula="of:=[.Z21]*([.B17]=[.Z3])" office:value-type="float" office:value="0" calcext:value-type="float">
            <text:p>0</text:p>
          </table:table-cell>
          <table:table-cell table:formula="of:=[.AA21]*([.C17]=[.AA3])" office:value-type="float" office:value="0" calcext:value-type="float">
            <text:p>0</text:p>
          </table:table-cell>
          <table:table-cell table:formula="of:=[.AB21]*([.D17]=[.AB3])" office:value-type="float" office:value="0" calcext:value-type="float">
            <text:p>0</text:p>
          </table:table-cell>
          <table:table-cell table:formula="of:=[.AC21]*([.E17]=[.AC3])" office:value-type="float" office:value="0" calcext:value-type="float">
            <text:p>0</text:p>
          </table:table-cell>
          <table:table-cell table:formula="of:=[.AD21]*([.F17]=[.AD3])" office:value-type="float" office:value="0" calcext:value-type="float">
            <text:p>0</text:p>
          </table:table-cell>
          <table:table-cell table:formula="of:=[.AE21]*([.G17]=[.AE3])" office:value-type="float" office:value="0" calcext:value-type="float">
            <text:p>0</text:p>
          </table:table-cell>
          <table:table-cell table:formula="of:=[.AF21]*([.H17]=[.AF3])" office:value-type="float" office:value="0" calcext:value-type="float">
            <text:p>0</text:p>
          </table:table-cell>
          <table:table-cell table:formula="of:=[.AG21]*([.I17]=[.AG3])" office:value-type="float" office:value="0" calcext:value-type="float">
            <text:p>0</text:p>
          </table:table-cell>
          <table:table-cell table:formula="of:=[.AH21]*([.B17]=[.AH3])" office:value-type="float" office:value="128" calcext:value-type="float">
            <text:p>128</text:p>
          </table:table-cell>
          <table:table-cell table:formula="of:=[.AI21]*([.C17]=[.AI3])" office:value-type="float" office:value="64" calcext:value-type="float">
            <text:p>64</text:p>
          </table:table-cell>
          <table:table-cell table:formula="of:=[.AJ21]*([.D17]=[.AJ3])" office:value-type="float" office:value="0" calcext:value-type="float">
            <text:p>0</text:p>
          </table:table-cell>
          <table:table-cell table:formula="of:=[.AK21]*([.E17]=[.AK3])" office:value-type="float" office:value="0" calcext:value-type="float">
            <text:p>0</text:p>
          </table:table-cell>
          <table:table-cell table:formula="of:=[.AL21]*([.F17]=[.AL3])" office:value-type="float" office:value="0" calcext:value-type="float">
            <text:p>0</text:p>
          </table:table-cell>
          <table:table-cell table:formula="of:=[.AM21]*([.G17]=[.AM3])" office:value-type="float" office:value="0" calcext:value-type="float">
            <text:p>0</text:p>
          </table:table-cell>
          <table:table-cell table:formula="of:=[.AN21]*([.H17]=[.AN3])" office:value-type="float" office:value="2" calcext:value-type="float">
            <text:p>2</text:p>
          </table:table-cell>
          <table:table-cell table:formula="of:=[.AO21]*([.I17]=[.AO3])" office:value-type="float" office:value="1" calcext:value-type="float">
            <text:p>1</text:p>
          </table:table-cell>
          <table:covered-table-cell/>
          <table:table-cell table:style-name="ce99" table:formula="of:=SUM([.J17:.Q17])" office:value-type="float" office:value="0" calcext:value-type="float">
            <text:p>0</text:p>
          </table:table-cell>
          <table:table-cell table:style-name="ce105" table:formula="of:=DEC2HEX([.AQ17];2)" office:value-type="string" office:string-value="00" calcext:value-type="string">
            <text:p>00</text:p>
          </table:table-cell>
          <table:covered-table-cell/>
          <table:table-cell table:style-name="ce99" table:formula="of:=SUM([.R17:.Y17])" office:value-type="float" office:value="60" calcext:value-type="float">
            <text:p>60</text:p>
          </table:table-cell>
          <table:table-cell table:style-name="ce105" table:formula="of:=DEC2HEX([.AT17];2)" office:value-type="string" office:string-value="3C" calcext:value-type="string">
            <text:p>3C</text:p>
          </table:table-cell>
          <table:covered-table-cell/>
          <table:table-cell table:style-name="ce99" table:formula="of:=SUM([.Z17:.AG17])" office:value-type="float" office:value="0" calcext:value-type="float">
            <text:p>0</text:p>
          </table:table-cell>
          <table:table-cell table:style-name="ce105" table:formula="of:=DEC2HEX([.AW17];2)" office:value-type="string" office:string-value="00" calcext:value-type="string">
            <text:p>00</text:p>
          </table:table-cell>
          <table:covered-table-cell/>
          <table:table-cell table:style-name="ce99" table:formula="of:=SUM([.AH17:.AO17])" office:value-type="float" office:value="195" calcext:value-type="float">
            <text:p>195</text:p>
          </table:table-cell>
          <table:table-cell table:style-name="ce105" table:formula="of:=DEC2HEX([.AZ17];2)" office:value-type="string" office:string-value="C3" calcext:value-type="string">
            <text:p>C3</text:p>
          </table:table-cell>
          <table:covered-table-cell table:number-columns-repeated="2"/>
          <table:table-cell table:style-name="ce126"/>
          <table:table-cell table:style-name="ce129"/>
          <table:table-cell table:number-columns-repeated="4" table:style-name="ce129" office:value-type="float" office:value="1" calcext:value-type="float">
            <text:p>1</text:p>
          </table:table-cell>
          <table:table-cell table:style-name="ce129"/>
          <table:table-cell table:style-name="ce133"/>
          <table:table-cell table:formula="of:=[.BL21]*([.BD17]=[.BL3])" office:value-type="float" office:value="0" calcext:value-type="float">
            <text:p>0</text:p>
          </table:table-cell>
          <table:table-cell table:formula="of:=[.BM21]*([.BE17]=[.BM3])" office:value-type="float" office:value="0" calcext:value-type="float">
            <text:p>0</text:p>
          </table:table-cell>
          <table:table-cell table:formula="of:=[.BN21]*([.BF17]=[.BN3])" office:value-type="float" office:value="32" calcext:value-type="float">
            <text:p>32</text:p>
          </table:table-cell>
          <table:table-cell table:formula="of:=[.BO21]*([.BG17]=[.BO3])" office:value-type="float" office:value="16" calcext:value-type="float">
            <text:p>16</text:p>
          </table:table-cell>
          <table:table-cell table:formula="of:=[.BP21]*([.BH17]=[.BP3])" office:value-type="float" office:value="8" calcext:value-type="float">
            <text:p>8</text:p>
          </table:table-cell>
          <table:table-cell table:formula="of:=[.BQ21]*([.BI17]=[.BQ3])" office:value-type="float" office:value="4" calcext:value-type="float">
            <text:p>4</text:p>
          </table:table-cell>
          <table:table-cell table:formula="of:=[.BR21]*([.BJ17]=[.BR3])" office:value-type="float" office:value="0" calcext:value-type="float">
            <text:p>0</text:p>
          </table:table-cell>
          <table:table-cell table:formula="of:=[.BS21]*([.BK17]=[.BS3])" office:value-type="float" office:value="0" calcext:value-type="float">
            <text:p>0</text:p>
          </table:table-cell>
          <table:table-cell table:formula="of:=[.BT21]*([.BD17]=[.BT3])" office:value-type="float" office:value="0" calcext:value-type="float">
            <text:p>0</text:p>
          </table:table-cell>
          <table:table-cell table:formula="of:=[.BU21]*([.BE17]=[.BU3])" office:value-type="float" office:value="0" calcext:value-type="float">
            <text:p>0</text:p>
          </table:table-cell>
          <table:table-cell table:formula="of:=[.BV21]*([.BF17]=[.BV3])" office:value-type="float" office:value="0" calcext:value-type="float">
            <text:p>0</text:p>
          </table:table-cell>
          <table:table-cell table:formula="of:=[.BW21]*([.BG17]=[.BW3])" office:value-type="float" office:value="0" calcext:value-type="float">
            <text:p>0</text:p>
          </table:table-cell>
          <table:table-cell table:formula="of:=[.BX21]*([.BH17]=[.BX3])" office:value-type="float" office:value="0" calcext:value-type="float">
            <text:p>0</text:p>
          </table:table-cell>
          <table:table-cell table:formula="of:=[.BY21]*([.BI17]=[.BY3])" office:value-type="float" office:value="0" calcext:value-type="float">
            <text:p>0</text:p>
          </table:table-cell>
          <table:table-cell table:formula="of:=[.BZ21]*([.BJ17]=[.BZ3])" office:value-type="float" office:value="0" calcext:value-type="float">
            <text:p>0</text:p>
          </table:table-cell>
          <table:table-cell table:formula="of:=[.CA21]*([.BK17]=[.CA3])" office:value-type="float" office:value="0" calcext:value-type="float">
            <text:p>0</text:p>
          </table:table-cell>
          <table:table-cell table:formula="of:=[.CB21]*([.BD17]=[.CB3])" office:value-type="float" office:value="0" calcext:value-type="float">
            <text:p>0</text:p>
          </table:table-cell>
          <table:table-cell table:formula="of:=[.CC21]*([.BE17]=[.CC3])" office:value-type="float" office:value="0" calcext:value-type="float">
            <text:p>0</text:p>
          </table:table-cell>
          <table:table-cell table:formula="of:=[.CD21]*([.BF17]=[.CD3])" office:value-type="float" office:value="0" calcext:value-type="float">
            <text:p>0</text:p>
          </table:table-cell>
          <table:table-cell table:formula="of:=[.CE21]*([.BG17]=[.CE3])" office:value-type="float" office:value="0" calcext:value-type="float">
            <text:p>0</text:p>
          </table:table-cell>
          <table:table-cell table:formula="of:=[.CF21]*([.BH17]=[.CF3])" office:value-type="float" office:value="0" calcext:value-type="float">
            <text:p>0</text:p>
          </table:table-cell>
          <table:table-cell table:formula="of:=[.CG21]*([.BI17]=[.CG3])" office:value-type="float" office:value="0" calcext:value-type="float">
            <text:p>0</text:p>
          </table:table-cell>
          <table:table-cell table:formula="of:=[.CH21]*([.BJ17]=[.CH3])" office:value-type="float" office:value="0" calcext:value-type="float">
            <text:p>0</text:p>
          </table:table-cell>
          <table:table-cell table:formula="of:=[.CI21]*([.BK17]=[.CI3])" office:value-type="float" office:value="0" calcext:value-type="float">
            <text:p>0</text:p>
          </table:table-cell>
          <table:table-cell table:formula="of:=[.CJ21]*([.BD17]=[.CJ3])" office:value-type="float" office:value="128" calcext:value-type="float">
            <text:p>128</text:p>
          </table:table-cell>
          <table:table-cell table:formula="of:=[.CK21]*([.BE17]=[.CK3])" office:value-type="float" office:value="64" calcext:value-type="float">
            <text:p>64</text:p>
          </table:table-cell>
          <table:table-cell table:formula="of:=[.CL21]*([.BF17]=[.CL3])" office:value-type="float" office:value="0" calcext:value-type="float">
            <text:p>0</text:p>
          </table:table-cell>
          <table:table-cell table:formula="of:=[.CM21]*([.BG17]=[.CM3])" office:value-type="float" office:value="0" calcext:value-type="float">
            <text:p>0</text:p>
          </table:table-cell>
          <table:table-cell table:formula="of:=[.CN21]*([.BH17]=[.CN3])" office:value-type="float" office:value="0" calcext:value-type="float">
            <text:p>0</text:p>
          </table:table-cell>
          <table:table-cell table:formula="of:=[.CO21]*([.BI17]=[.CO3])" office:value-type="float" office:value="0" calcext:value-type="float">
            <text:p>0</text:p>
          </table:table-cell>
          <table:table-cell table:formula="of:=[.CP21]*([.BJ17]=[.CP3])" office:value-type="float" office:value="2" calcext:value-type="float">
            <text:p>2</text:p>
          </table:table-cell>
          <table:table-cell table:formula="of:=[.CQ21]*([.BK17]=[.CQ3])" office:value-type="float" office:value="1" calcext:value-type="float">
            <text:p>1</text:p>
          </table:table-cell>
          <table:covered-table-cell/>
          <table:table-cell table:style-name="ce99" table:formula="of:=SUM([.BL17:.BS17])" office:value-type="float" office:value="60" calcext:value-type="float">
            <text:p>60</text:p>
          </table:table-cell>
          <table:table-cell table:style-name="ce105" table:formula="of:=DEC2HEX([.CS17];2)" office:value-type="string" office:string-value="3C" calcext:value-type="string">
            <text:p>3C</text:p>
          </table:table-cell>
          <table:covered-table-cell/>
          <table:table-cell table:style-name="ce99" table:formula="of:=SUM([.BT17:.CA17])" office:value-type="float" office:value="0" calcext:value-type="float">
            <text:p>0</text:p>
          </table:table-cell>
          <table:table-cell table:style-name="ce105" table:formula="of:=DEC2HEX([.CV17];2)" office:value-type="string" office:string-value="00" calcext:value-type="string">
            <text:p>00</text:p>
          </table:table-cell>
          <table:covered-table-cell/>
          <table:table-cell table:style-name="ce99" table:formula="of:=SUM([.CB17:.CI17])" office:value-type="float" office:value="0" calcext:value-type="float">
            <text:p>0</text:p>
          </table:table-cell>
          <table:table-cell table:style-name="ce105" table:formula="of:=DEC2HEX([.CY17];2)" office:value-type="string" office:string-value="00" calcext:value-type="string">
            <text:p>00</text:p>
          </table:table-cell>
          <table:covered-table-cell/>
          <table:table-cell table:style-name="ce99" table:formula="of:=SUM([.CJ17:.CQ17])" office:value-type="float" office:value="195" calcext:value-type="float">
            <text:p>195</text:p>
          </table:table-cell>
          <table:table-cell table:style-name="ce105" table:formula="of:=DEC2HEX([.DB17];2)" office:value-type="string" office:string-value="C3" calcext:value-type="string">
            <text:p>C3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J21]*([.B18]=[.J3])" office:value-type="float" office:value="0" calcext:value-type="float">
            <text:p>0</text:p>
          </table:table-cell>
          <table:table-cell table:formula="of:=[.K21]*([.C18]=[.K3])" office:value-type="float" office:value="0" calcext:value-type="float">
            <text:p>0</text:p>
          </table:table-cell>
          <table:table-cell table:formula="of:=[.L21]*([.D18]=[.L3])" office:value-type="float" office:value="0" calcext:value-type="float">
            <text:p>0</text:p>
          </table:table-cell>
          <table:table-cell table:formula="of:=[.M21]*([.E18]=[.M3])" office:value-type="float" office:value="0" calcext:value-type="float">
            <text:p>0</text:p>
          </table:table-cell>
          <table:table-cell table:formula="of:=[.N21]*([.F18]=[.N3])" office:value-type="float" office:value="0" calcext:value-type="float">
            <text:p>0</text:p>
          </table:table-cell>
          <table:table-cell table:formula="of:=[.O21]*([.G18]=[.O3])" office:value-type="float" office:value="0" calcext:value-type="float">
            <text:p>0</text:p>
          </table:table-cell>
          <table:table-cell table:formula="of:=[.P21]*([.H18]=[.P3])" office:value-type="float" office:value="0" calcext:value-type="float">
            <text:p>0</text:p>
          </table:table-cell>
          <table:table-cell table:formula="of:=[.Q21]*([.I18]=[.Q3])" office:value-type="float" office:value="0" calcext:value-type="float">
            <text:p>0</text:p>
          </table:table-cell>
          <table:table-cell table:formula="of:=[.R21]*([.B18]=[.R3])" office:value-type="float" office:value="0" calcext:value-type="float">
            <text:p>0</text:p>
          </table:table-cell>
          <table:table-cell table:formula="of:=[.S21]*([.C18]=[.S3])" office:value-type="float" office:value="0" calcext:value-type="float">
            <text:p>0</text:p>
          </table:table-cell>
          <table:table-cell table:formula="of:=[.T21]*([.D18]=[.T3])" office:value-type="float" office:value="0" calcext:value-type="float">
            <text:p>0</text:p>
          </table:table-cell>
          <table:table-cell table:formula="of:=[.U21]*([.E18]=[.U3])" office:value-type="float" office:value="0" calcext:value-type="float">
            <text:p>0</text:p>
          </table:table-cell>
          <table:table-cell table:formula="of:=[.V21]*([.F18]=[.V3])" office:value-type="float" office:value="0" calcext:value-type="float">
            <text:p>0</text:p>
          </table:table-cell>
          <table:table-cell table:formula="of:=[.W21]*([.G18]=[.W3])" office:value-type="float" office:value="0" calcext:value-type="float">
            <text:p>0</text:p>
          </table:table-cell>
          <table:table-cell table:formula="of:=[.X21]*([.H18]=[.X3])" office:value-type="float" office:value="0" calcext:value-type="float">
            <text:p>0</text:p>
          </table:table-cell>
          <table:table-cell table:formula="of:=[.Y21]*([.I18]=[.Y3])" office:value-type="float" office:value="0" calcext:value-type="float">
            <text:p>0</text:p>
          </table:table-cell>
          <table:table-cell table:formula="of:=[.Z21]*([.B18]=[.Z3])" office:value-type="float" office:value="0" calcext:value-type="float">
            <text:p>0</text:p>
          </table:table-cell>
          <table:table-cell table:formula="of:=[.AA21]*([.C18]=[.AA3])" office:value-type="float" office:value="64" calcext:value-type="float">
            <text:p>64</text:p>
          </table:table-cell>
          <table:table-cell table:formula="of:=[.AB21]*([.D18]=[.AB3])" office:value-type="float" office:value="0" calcext:value-type="float">
            <text:p>0</text:p>
          </table:table-cell>
          <table:table-cell table:formula="of:=[.AC21]*([.E18]=[.AC3])" office:value-type="float" office:value="16" calcext:value-type="float">
            <text:p>16</text:p>
          </table:table-cell>
          <table:table-cell table:formula="of:=[.AD21]*([.F18]=[.AD3])" office:value-type="float" office:value="8" calcext:value-type="float">
            <text:p>8</text:p>
          </table:table-cell>
          <table:table-cell table:formula="of:=[.AE21]*([.G18]=[.AE3])" office:value-type="float" office:value="0" calcext:value-type="float">
            <text:p>0</text:p>
          </table:table-cell>
          <table:table-cell table:formula="of:=[.AF21]*([.H18]=[.AF3])" office:value-type="float" office:value="2" calcext:value-type="float">
            <text:p>2</text:p>
          </table:table-cell>
          <table:table-cell table:formula="of:=[.AG21]*([.I18]=[.AG3])" office:value-type="float" office:value="0" calcext:value-type="float">
            <text:p>0</text:p>
          </table:table-cell>
          <table:table-cell table:formula="of:=[.AH21]*([.B18]=[.AH3])" office:value-type="float" office:value="128" calcext:value-type="float">
            <text:p>128</text:p>
          </table:table-cell>
          <table:table-cell table:formula="of:=[.AI21]*([.C18]=[.AI3])" office:value-type="float" office:value="0" calcext:value-type="float">
            <text:p>0</text:p>
          </table:table-cell>
          <table:table-cell table:formula="of:=[.AJ21]*([.D18]=[.AJ3])" office:value-type="float" office:value="32" calcext:value-type="float">
            <text:p>32</text:p>
          </table:table-cell>
          <table:table-cell table:formula="of:=[.AK21]*([.E18]=[.AK3])" office:value-type="float" office:value="0" calcext:value-type="float">
            <text:p>0</text:p>
          </table:table-cell>
          <table:table-cell table:formula="of:=[.AL21]*([.F18]=[.AL3])" office:value-type="float" office:value="0" calcext:value-type="float">
            <text:p>0</text:p>
          </table:table-cell>
          <table:table-cell table:formula="of:=[.AM21]*([.G18]=[.AM3])" office:value-type="float" office:value="4" calcext:value-type="float">
            <text:p>4</text:p>
          </table:table-cell>
          <table:table-cell table:formula="of:=[.AN21]*([.H18]=[.AN3])" office:value-type="float" office:value="0" calcext:value-type="float">
            <text:p>0</text:p>
          </table:table-cell>
          <table:table-cell table:formula="of:=[.AO21]*([.I18]=[.AO3])" office:value-type="float" office:value="1" calcext:value-type="float">
            <text:p>1</text:p>
          </table:table-cell>
          <table:covered-table-cell/>
          <table:table-cell table:style-name="ce99" table:formula="of:=SUM([.J18:.Q18])" office:value-type="float" office:value="0" calcext:value-type="float">
            <text:p>0</text:p>
          </table:table-cell>
          <table:table-cell table:style-name="ce105" table:formula="of:=DEC2HEX([.AQ18];2)" office:value-type="string" office:string-value="00" calcext:value-type="string">
            <text:p>00</text:p>
          </table:table-cell>
          <table:covered-table-cell/>
          <table:table-cell table:style-name="ce99" table:formula="of:=SUM([.R18:.Y18])" office:value-type="float" office:value="0" calcext:value-type="float">
            <text:p>0</text:p>
          </table:table-cell>
          <table:table-cell table:style-name="ce105" table:formula="of:=DEC2HEX([.AT18];2)" office:value-type="string" office:string-value="00" calcext:value-type="string">
            <text:p>00</text:p>
          </table:table-cell>
          <table:covered-table-cell/>
          <table:table-cell table:style-name="ce99" table:formula="of:=SUM([.Z18:.AG18])" office:value-type="float" office:value="90" calcext:value-type="float">
            <text:p>90</text:p>
          </table:table-cell>
          <table:table-cell table:style-name="ce105" table:formula="of:=DEC2HEX([.AW18];2)" office:value-type="string" office:string-value="5A" calcext:value-type="string">
            <text:p>5A</text:p>
          </table:table-cell>
          <table:covered-table-cell/>
          <table:table-cell table:style-name="ce99" table:formula="of:=SUM([.AH18:.AO18])" office:value-type="float" office:value="165" calcext:value-type="float">
            <text:p>165</text:p>
          </table:table-cell>
          <table:table-cell table:style-name="ce105" table:formula="of:=DEC2HEX([.AZ18];2)" office:value-type="string" office:string-value="A5" calcext:value-type="string">
            <text:p>A5</text:p>
          </table:table-cell>
          <table:covered-table-cell table:number-columns-repeated="2"/>
          <table:table-cell table:style-name="ce126"/>
          <table:table-cell table:number-columns-repeated="2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number-columns-repeated="2" table:style-name="ce129" office:value-type="float" office:value="1" calcext:value-type="float">
            <text:p>1</text:p>
          </table:table-cell>
          <table:table-cell table:style-name="ce133"/>
          <table:table-cell table:formula="of:=[.BL21]*([.BD18]=[.BL3])" office:value-type="float" office:value="0" calcext:value-type="float">
            <text:p>0</text:p>
          </table:table-cell>
          <table:table-cell table:formula="of:=[.BM21]*([.BE18]=[.BM3])" office:value-type="float" office:value="64" calcext:value-type="float">
            <text:p>64</text:p>
          </table:table-cell>
          <table:table-cell table:formula="of:=[.BN21]*([.BF18]=[.BN3])" office:value-type="float" office:value="32" calcext:value-type="float">
            <text:p>32</text:p>
          </table:table-cell>
          <table:table-cell table:formula="of:=[.BO21]*([.BG18]=[.BO3])" office:value-type="float" office:value="0" calcext:value-type="float">
            <text:p>0</text:p>
          </table:table-cell>
          <table:table-cell table:formula="of:=[.BP21]*([.BH18]=[.BP3])" office:value-type="float" office:value="0" calcext:value-type="float">
            <text:p>0</text:p>
          </table:table-cell>
          <table:table-cell table:formula="of:=[.BQ21]*([.BI18]=[.BQ3])" office:value-type="float" office:value="4" calcext:value-type="float">
            <text:p>4</text:p>
          </table:table-cell>
          <table:table-cell table:formula="of:=[.BR21]*([.BJ18]=[.BR3])" office:value-type="float" office:value="2" calcext:value-type="float">
            <text:p>2</text:p>
          </table:table-cell>
          <table:table-cell table:formula="of:=[.BS21]*([.BK18]=[.BS3])" office:value-type="float" office:value="0" calcext:value-type="float">
            <text:p>0</text:p>
          </table:table-cell>
          <table:table-cell table:formula="of:=[.BT21]*([.BD18]=[.BT3])" office:value-type="float" office:value="0" calcext:value-type="float">
            <text:p>0</text:p>
          </table:table-cell>
          <table:table-cell table:formula="of:=[.BU21]*([.BE18]=[.BU3])" office:value-type="float" office:value="0" calcext:value-type="float">
            <text:p>0</text:p>
          </table:table-cell>
          <table:table-cell table:formula="of:=[.BV21]*([.BF18]=[.BV3])" office:value-type="float" office:value="0" calcext:value-type="float">
            <text:p>0</text:p>
          </table:table-cell>
          <table:table-cell table:formula="of:=[.BW21]*([.BG18]=[.BW3])" office:value-type="float" office:value="0" calcext:value-type="float">
            <text:p>0</text:p>
          </table:table-cell>
          <table:table-cell table:formula="of:=[.BX21]*([.BH18]=[.BX3])" office:value-type="float" office:value="0" calcext:value-type="float">
            <text:p>0</text:p>
          </table:table-cell>
          <table:table-cell table:formula="of:=[.BY21]*([.BI18]=[.BY3])" office:value-type="float" office:value="0" calcext:value-type="float">
            <text:p>0</text:p>
          </table:table-cell>
          <table:table-cell table:formula="of:=[.BZ21]*([.BJ18]=[.BZ3])" office:value-type="float" office:value="0" calcext:value-type="float">
            <text:p>0</text:p>
          </table:table-cell>
          <table:table-cell table:formula="of:=[.CA21]*([.BK18]=[.CA3])" office:value-type="float" office:value="0" calcext:value-type="float">
            <text:p>0</text:p>
          </table:table-cell>
          <table:table-cell table:formula="of:=[.CB21]*([.BD18]=[.CB3])" office:value-type="float" office:value="0" calcext:value-type="float">
            <text:p>0</text:p>
          </table:table-cell>
          <table:table-cell table:formula="of:=[.CC21]*([.BE18]=[.CC3])" office:value-type="float" office:value="0" calcext:value-type="float">
            <text:p>0</text:p>
          </table:table-cell>
          <table:table-cell table:formula="of:=[.CD21]*([.BF18]=[.CD3])" office:value-type="float" office:value="0" calcext:value-type="float">
            <text:p>0</text:p>
          </table:table-cell>
          <table:table-cell table:formula="of:=[.CE21]*([.BG18]=[.CE3])" office:value-type="float" office:value="0" calcext:value-type="float">
            <text:p>0</text:p>
          </table:table-cell>
          <table:table-cell table:formula="of:=[.CF21]*([.BH18]=[.CF3])" office:value-type="float" office:value="0" calcext:value-type="float">
            <text:p>0</text:p>
          </table:table-cell>
          <table:table-cell table:formula="of:=[.CG21]*([.BI18]=[.CG3])" office:value-type="float" office:value="0" calcext:value-type="float">
            <text:p>0</text:p>
          </table:table-cell>
          <table:table-cell table:formula="of:=[.CH21]*([.BJ18]=[.CH3])" office:value-type="float" office:value="0" calcext:value-type="float">
            <text:p>0</text:p>
          </table:table-cell>
          <table:table-cell table:formula="of:=[.CI21]*([.BK18]=[.CI3])" office:value-type="float" office:value="0" calcext:value-type="float">
            <text:p>0</text:p>
          </table:table-cell>
          <table:table-cell table:formula="of:=[.CJ21]*([.BD18]=[.CJ3])" office:value-type="float" office:value="128" calcext:value-type="float">
            <text:p>128</text:p>
          </table:table-cell>
          <table:table-cell table:formula="of:=[.CK21]*([.BE18]=[.CK3])" office:value-type="float" office:value="0" calcext:value-type="float">
            <text:p>0</text:p>
          </table:table-cell>
          <table:table-cell table:formula="of:=[.CL21]*([.BF18]=[.CL3])" office:value-type="float" office:value="0" calcext:value-type="float">
            <text:p>0</text:p>
          </table:table-cell>
          <table:table-cell table:formula="of:=[.CM21]*([.BG18]=[.CM3])" office:value-type="float" office:value="16" calcext:value-type="float">
            <text:p>16</text:p>
          </table:table-cell>
          <table:table-cell table:formula="of:=[.CN21]*([.BH18]=[.CN3])" office:value-type="float" office:value="8" calcext:value-type="float">
            <text:p>8</text:p>
          </table:table-cell>
          <table:table-cell table:formula="of:=[.CO21]*([.BI18]=[.CO3])" office:value-type="float" office:value="0" calcext:value-type="float">
            <text:p>0</text:p>
          </table:table-cell>
          <table:table-cell table:formula="of:=[.CP21]*([.BJ18]=[.CP3])" office:value-type="float" office:value="0" calcext:value-type="float">
            <text:p>0</text:p>
          </table:table-cell>
          <table:table-cell table:formula="of:=[.CQ21]*([.BK18]=[.CQ3])" office:value-type="float" office:value="1" calcext:value-type="float">
            <text:p>1</text:p>
          </table:table-cell>
          <table:covered-table-cell/>
          <table:table-cell table:style-name="ce99" table:formula="of:=SUM([.BL18:.BS18])" office:value-type="float" office:value="102" calcext:value-type="float">
            <text:p>102</text:p>
          </table:table-cell>
          <table:table-cell table:style-name="ce105" table:formula="of:=DEC2HEX([.CS18];2)" office:value-type="string" office:string-value="66" calcext:value-type="string">
            <text:p>66</text:p>
          </table:table-cell>
          <table:covered-table-cell/>
          <table:table-cell table:style-name="ce99" table:formula="of:=SUM([.BT18:.CA18])" office:value-type="float" office:value="0" calcext:value-type="float">
            <text:p>0</text:p>
          </table:table-cell>
          <table:table-cell table:style-name="ce105" table:formula="of:=DEC2HEX([.CV18];2)" office:value-type="string" office:string-value="00" calcext:value-type="string">
            <text:p>00</text:p>
          </table:table-cell>
          <table:covered-table-cell/>
          <table:table-cell table:style-name="ce99" table:formula="of:=SUM([.CB18:.CI18])" office:value-type="float" office:value="0" calcext:value-type="float">
            <text:p>0</text:p>
          </table:table-cell>
          <table:table-cell table:style-name="ce105" table:formula="of:=DEC2HEX([.CY18];2)" office:value-type="string" office:string-value="00" calcext:value-type="string">
            <text:p>00</text:p>
          </table:table-cell>
          <table:covered-table-cell/>
          <table:table-cell table:style-name="ce99" table:formula="of:=SUM([.CJ18:.CQ18])" office:value-type="float" office:value="153" calcext:value-type="float">
            <text:p>153</text:p>
          </table:table-cell>
          <table:table-cell table:style-name="ce105" table:formula="of:=DEC2HEX([.DB18];2)" office:value-type="string" office:string-value="99" calcext:value-type="string">
            <text:p>99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[.J21]*([.B19]=[.J3])" office:value-type="float" office:value="0" calcext:value-type="float">
            <text:p>0</text:p>
          </table:table-cell>
          <table:table-cell table:formula="of:=[.K21]*([.C19]=[.K3])" office:value-type="float" office:value="64" calcext:value-type="float">
            <text:p>64</text:p>
          </table:table-cell>
          <table:table-cell table:formula="of:=[.L21]*([.D19]=[.L3])" office:value-type="float" office:value="32" calcext:value-type="float">
            <text:p>32</text:p>
          </table:table-cell>
          <table:table-cell table:formula="of:=[.M21]*([.E19]=[.M3])" office:value-type="float" office:value="16" calcext:value-type="float">
            <text:p>16</text:p>
          </table:table-cell>
          <table:table-cell table:formula="of:=[.N21]*([.F19]=[.N3])" office:value-type="float" office:value="8" calcext:value-type="float">
            <text:p>8</text:p>
          </table:table-cell>
          <table:table-cell table:formula="of:=[.O21]*([.G19]=[.O3])" office:value-type="float" office:value="4" calcext:value-type="float">
            <text:p>4</text:p>
          </table:table-cell>
          <table:table-cell table:formula="of:=[.P21]*([.H19]=[.P3])" office:value-type="float" office:value="2" calcext:value-type="float">
            <text:p>2</text:p>
          </table:table-cell>
          <table:table-cell table:formula="of:=[.Q21]*([.I19]=[.Q3])" office:value-type="float" office:value="0" calcext:value-type="float">
            <text:p>0</text:p>
          </table:table-cell>
          <table:table-cell table:formula="of:=[.R21]*([.B19]=[.R3])" office:value-type="float" office:value="0" calcext:value-type="float">
            <text:p>0</text:p>
          </table:table-cell>
          <table:table-cell table:formula="of:=[.S21]*([.C19]=[.S3])" office:value-type="float" office:value="0" calcext:value-type="float">
            <text:p>0</text:p>
          </table:table-cell>
          <table:table-cell table:formula="of:=[.T21]*([.D19]=[.T3])" office:value-type="float" office:value="0" calcext:value-type="float">
            <text:p>0</text:p>
          </table:table-cell>
          <table:table-cell table:formula="of:=[.U21]*([.E19]=[.U3])" office:value-type="float" office:value="0" calcext:value-type="float">
            <text:p>0</text:p>
          </table:table-cell>
          <table:table-cell table:formula="of:=[.V21]*([.F19]=[.V3])" office:value-type="float" office:value="0" calcext:value-type="float">
            <text:p>0</text:p>
          </table:table-cell>
          <table:table-cell table:formula="of:=[.W21]*([.G19]=[.W3])" office:value-type="float" office:value="0" calcext:value-type="float">
            <text:p>0</text:p>
          </table:table-cell>
          <table:table-cell table:formula="of:=[.X21]*([.H19]=[.X3])" office:value-type="float" office:value="0" calcext:value-type="float">
            <text:p>0</text:p>
          </table:table-cell>
          <table:table-cell table:formula="of:=[.Y21]*([.I19]=[.Y3])" office:value-type="float" office:value="0" calcext:value-type="float">
            <text:p>0</text:p>
          </table:table-cell>
          <table:table-cell table:formula="of:=[.Z21]*([.B19]=[.Z3])" office:value-type="float" office:value="0" calcext:value-type="float">
            <text:p>0</text:p>
          </table:table-cell>
          <table:table-cell table:formula="of:=[.AA21]*([.C19]=[.AA3])" office:value-type="float" office:value="0" calcext:value-type="float">
            <text:p>0</text:p>
          </table:table-cell>
          <table:table-cell table:formula="of:=[.AB21]*([.D19]=[.AB3])" office:value-type="float" office:value="0" calcext:value-type="float">
            <text:p>0</text:p>
          </table:table-cell>
          <table:table-cell table:formula="of:=[.AC21]*([.E19]=[.AC3])" office:value-type="float" office:value="0" calcext:value-type="float">
            <text:p>0</text:p>
          </table:table-cell>
          <table:table-cell table:formula="of:=[.AD21]*([.F19]=[.AD3])" office:value-type="float" office:value="0" calcext:value-type="float">
            <text:p>0</text:p>
          </table:table-cell>
          <table:table-cell table:formula="of:=[.AE21]*([.G19]=[.AE3])" office:value-type="float" office:value="0" calcext:value-type="float">
            <text:p>0</text:p>
          </table:table-cell>
          <table:table-cell table:formula="of:=[.AF21]*([.H19]=[.AF3])" office:value-type="float" office:value="0" calcext:value-type="float">
            <text:p>0</text:p>
          </table:table-cell>
          <table:table-cell table:formula="of:=[.AG21]*([.I19]=[.AG3])" office:value-type="float" office:value="0" calcext:value-type="float">
            <text:p>0</text:p>
          </table:table-cell>
          <table:table-cell table:formula="of:=[.AH21]*([.B19]=[.AH3])" office:value-type="float" office:value="128" calcext:value-type="float">
            <text:p>128</text:p>
          </table:table-cell>
          <table:table-cell table:formula="of:=[.AI21]*([.C19]=[.AI3])" office:value-type="float" office:value="0" calcext:value-type="float">
            <text:p>0</text:p>
          </table:table-cell>
          <table:table-cell table:formula="of:=[.AJ21]*([.D19]=[.AJ3])" office:value-type="float" office:value="0" calcext:value-type="float">
            <text:p>0</text:p>
          </table:table-cell>
          <table:table-cell table:formula="of:=[.AK21]*([.E19]=[.AK3])" office:value-type="float" office:value="0" calcext:value-type="float">
            <text:p>0</text:p>
          </table:table-cell>
          <table:table-cell table:formula="of:=[.AL21]*([.F19]=[.AL3])" office:value-type="float" office:value="0" calcext:value-type="float">
            <text:p>0</text:p>
          </table:table-cell>
          <table:table-cell table:formula="of:=[.AM21]*([.G19]=[.AM3])" office:value-type="float" office:value="0" calcext:value-type="float">
            <text:p>0</text:p>
          </table:table-cell>
          <table:table-cell table:formula="of:=[.AN21]*([.H19]=[.AN3])" office:value-type="float" office:value="0" calcext:value-type="float">
            <text:p>0</text:p>
          </table:table-cell>
          <table:table-cell table:formula="of:=[.AO21]*([.I19]=[.AO3])" office:value-type="float" office:value="1" calcext:value-type="float">
            <text:p>1</text:p>
          </table:table-cell>
          <table:covered-table-cell/>
          <table:table-cell table:style-name="ce99" table:formula="of:=SUM([.J19:.Q19])" office:value-type="float" office:value="126" calcext:value-type="float">
            <text:p>126</text:p>
          </table:table-cell>
          <table:table-cell table:style-name="ce105" table:formula="of:=DEC2HEX([.AQ19];2)" office:value-type="string" office:string-value="7E" calcext:value-type="string">
            <text:p>7E</text:p>
          </table:table-cell>
          <table:covered-table-cell/>
          <table:table-cell table:style-name="ce99" table:formula="of:=SUM([.R19:.Y19])" office:value-type="float" office:value="0" calcext:value-type="float">
            <text:p>0</text:p>
          </table:table-cell>
          <table:table-cell table:style-name="ce105" table:formula="of:=DEC2HEX([.AT19];2)" office:value-type="string" office:string-value="00" calcext:value-type="string">
            <text:p>00</text:p>
          </table:table-cell>
          <table:covered-table-cell/>
          <table:table-cell table:style-name="ce99" table:formula="of:=SUM([.Z19:.AG19])" office:value-type="float" office:value="0" calcext:value-type="float">
            <text:p>0</text:p>
          </table:table-cell>
          <table:table-cell table:style-name="ce105" table:formula="of:=DEC2HEX([.AW19];2)" office:value-type="string" office:string-value="00" calcext:value-type="string">
            <text:p>00</text:p>
          </table:table-cell>
          <table:covered-table-cell/>
          <table:table-cell table:style-name="ce99" table:formula="of:=SUM([.AH19:.AO19])" office:value-type="float" office:value="129" calcext:value-type="float">
            <text:p>129</text:p>
          </table:table-cell>
          <table:table-cell table:style-name="ce105" table:formula="of:=DEC2HEX([.AZ19];2)" office:value-type="string" office:string-value="81" calcext:value-type="string">
            <text:p>81</text:p>
          </table:table-cell>
          <table:covered-table-cell table:number-columns-repeated="2"/>
          <table:table-cell table:style-name="ce126"/>
          <table:table-cell table:number-columns-repeated="2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number-columns-repeated="2" table:style-name="ce129" office:value-type="float" office:value="1" calcext:value-type="float">
            <text:p>1</text:p>
          </table:table-cell>
          <table:table-cell table:style-name="ce133"/>
          <table:table-cell table:formula="of:=[.BL21]*([.BD19]=[.BL3])" office:value-type="float" office:value="0" calcext:value-type="float">
            <text:p>0</text:p>
          </table:table-cell>
          <table:table-cell table:formula="of:=[.BM21]*([.BE19]=[.BM3])" office:value-type="float" office:value="64" calcext:value-type="float">
            <text:p>64</text:p>
          </table:table-cell>
          <table:table-cell table:formula="of:=[.BN21]*([.BF19]=[.BN3])" office:value-type="float" office:value="32" calcext:value-type="float">
            <text:p>32</text:p>
          </table:table-cell>
          <table:table-cell table:formula="of:=[.BO21]*([.BG19]=[.BO3])" office:value-type="float" office:value="0" calcext:value-type="float">
            <text:p>0</text:p>
          </table:table-cell>
          <table:table-cell table:formula="of:=[.BP21]*([.BH19]=[.BP3])" office:value-type="float" office:value="0" calcext:value-type="float">
            <text:p>0</text:p>
          </table:table-cell>
          <table:table-cell table:formula="of:=[.BQ21]*([.BI19]=[.BQ3])" office:value-type="float" office:value="4" calcext:value-type="float">
            <text:p>4</text:p>
          </table:table-cell>
          <table:table-cell table:formula="of:=[.BR21]*([.BJ19]=[.BR3])" office:value-type="float" office:value="2" calcext:value-type="float">
            <text:p>2</text:p>
          </table:table-cell>
          <table:table-cell table:formula="of:=[.BS21]*([.BK19]=[.BS3])" office:value-type="float" office:value="0" calcext:value-type="float">
            <text:p>0</text:p>
          </table:table-cell>
          <table:table-cell table:formula="of:=[.BT21]*([.BD19]=[.BT3])" office:value-type="float" office:value="0" calcext:value-type="float">
            <text:p>0</text:p>
          </table:table-cell>
          <table:table-cell table:formula="of:=[.BU21]*([.BE19]=[.BU3])" office:value-type="float" office:value="0" calcext:value-type="float">
            <text:p>0</text:p>
          </table:table-cell>
          <table:table-cell table:formula="of:=[.BV21]*([.BF19]=[.BV3])" office:value-type="float" office:value="0" calcext:value-type="float">
            <text:p>0</text:p>
          </table:table-cell>
          <table:table-cell table:formula="of:=[.BW21]*([.BG19]=[.BW3])" office:value-type="float" office:value="0" calcext:value-type="float">
            <text:p>0</text:p>
          </table:table-cell>
          <table:table-cell table:formula="of:=[.BX21]*([.BH19]=[.BX3])" office:value-type="float" office:value="0" calcext:value-type="float">
            <text:p>0</text:p>
          </table:table-cell>
          <table:table-cell table:formula="of:=[.BY21]*([.BI19]=[.BY3])" office:value-type="float" office:value="0" calcext:value-type="float">
            <text:p>0</text:p>
          </table:table-cell>
          <table:table-cell table:formula="of:=[.BZ21]*([.BJ19]=[.BZ3])" office:value-type="float" office:value="0" calcext:value-type="float">
            <text:p>0</text:p>
          </table:table-cell>
          <table:table-cell table:formula="of:=[.CA21]*([.BK19]=[.CA3])" office:value-type="float" office:value="0" calcext:value-type="float">
            <text:p>0</text:p>
          </table:table-cell>
          <table:table-cell table:formula="of:=[.CB21]*([.BD19]=[.CB3])" office:value-type="float" office:value="0" calcext:value-type="float">
            <text:p>0</text:p>
          </table:table-cell>
          <table:table-cell table:formula="of:=[.CC21]*([.BE19]=[.CC3])" office:value-type="float" office:value="0" calcext:value-type="float">
            <text:p>0</text:p>
          </table:table-cell>
          <table:table-cell table:formula="of:=[.CD21]*([.BF19]=[.CD3])" office:value-type="float" office:value="0" calcext:value-type="float">
            <text:p>0</text:p>
          </table:table-cell>
          <table:table-cell table:formula="of:=[.CE21]*([.BG19]=[.CE3])" office:value-type="float" office:value="0" calcext:value-type="float">
            <text:p>0</text:p>
          </table:table-cell>
          <table:table-cell table:formula="of:=[.CF21]*([.BH19]=[.CF3])" office:value-type="float" office:value="0" calcext:value-type="float">
            <text:p>0</text:p>
          </table:table-cell>
          <table:table-cell table:formula="of:=[.CG21]*([.BI19]=[.CG3])" office:value-type="float" office:value="0" calcext:value-type="float">
            <text:p>0</text:p>
          </table:table-cell>
          <table:table-cell table:formula="of:=[.CH21]*([.BJ19]=[.CH3])" office:value-type="float" office:value="0" calcext:value-type="float">
            <text:p>0</text:p>
          </table:table-cell>
          <table:table-cell table:formula="of:=[.CI21]*([.BK19]=[.CI3])" office:value-type="float" office:value="0" calcext:value-type="float">
            <text:p>0</text:p>
          </table:table-cell>
          <table:table-cell table:formula="of:=[.CJ21]*([.BD19]=[.CJ3])" office:value-type="float" office:value="128" calcext:value-type="float">
            <text:p>128</text:p>
          </table:table-cell>
          <table:table-cell table:formula="of:=[.CK21]*([.BE19]=[.CK3])" office:value-type="float" office:value="0" calcext:value-type="float">
            <text:p>0</text:p>
          </table:table-cell>
          <table:table-cell table:formula="of:=[.CL21]*([.BF19]=[.CL3])" office:value-type="float" office:value="0" calcext:value-type="float">
            <text:p>0</text:p>
          </table:table-cell>
          <table:table-cell table:formula="of:=[.CM21]*([.BG19]=[.CM3])" office:value-type="float" office:value="16" calcext:value-type="float">
            <text:p>16</text:p>
          </table:table-cell>
          <table:table-cell table:formula="of:=[.CN21]*([.BH19]=[.CN3])" office:value-type="float" office:value="8" calcext:value-type="float">
            <text:p>8</text:p>
          </table:table-cell>
          <table:table-cell table:formula="of:=[.CO21]*([.BI19]=[.CO3])" office:value-type="float" office:value="0" calcext:value-type="float">
            <text:p>0</text:p>
          </table:table-cell>
          <table:table-cell table:formula="of:=[.CP21]*([.BJ19]=[.CP3])" office:value-type="float" office:value="0" calcext:value-type="float">
            <text:p>0</text:p>
          </table:table-cell>
          <table:table-cell table:formula="of:=[.CQ21]*([.BK19]=[.CQ3])" office:value-type="float" office:value="1" calcext:value-type="float">
            <text:p>1</text:p>
          </table:table-cell>
          <table:covered-table-cell/>
          <table:table-cell table:style-name="ce99" table:formula="of:=SUM([.BL19:.BS19])" office:value-type="float" office:value="102" calcext:value-type="float">
            <text:p>102</text:p>
          </table:table-cell>
          <table:table-cell table:style-name="ce105" table:formula="of:=DEC2HEX([.CS19];2)" office:value-type="string" office:string-value="66" calcext:value-type="string">
            <text:p>66</text:p>
          </table:table-cell>
          <table:covered-table-cell/>
          <table:table-cell table:style-name="ce99" table:formula="of:=SUM([.BT19:.CA19])" office:value-type="float" office:value="0" calcext:value-type="float">
            <text:p>0</text:p>
          </table:table-cell>
          <table:table-cell table:style-name="ce105" table:formula="of:=DEC2HEX([.CV19];2)" office:value-type="string" office:string-value="00" calcext:value-type="string">
            <text:p>00</text:p>
          </table:table-cell>
          <table:covered-table-cell/>
          <table:table-cell table:style-name="ce99" table:formula="of:=SUM([.CB19:.CI19])" office:value-type="float" office:value="0" calcext:value-type="float">
            <text:p>0</text:p>
          </table:table-cell>
          <table:table-cell table:style-name="ce105" table:formula="of:=DEC2HEX([.CY19];2)" office:value-type="string" office:string-value="00" calcext:value-type="string">
            <text:p>00</text:p>
          </table:table-cell>
          <table:covered-table-cell/>
          <table:table-cell table:style-name="ce99" table:formula="of:=SUM([.CJ19:.CQ19])" office:value-type="float" office:value="153" calcext:value-type="float">
            <text:p>153</text:p>
          </table:table-cell>
          <table:table-cell table:style-name="ce105" table:formula="of:=DEC2HEX([.DB19];2)" office:value-type="string" office:string-value="99" calcext:value-type="string">
            <text:p>99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J21]*([.B20]=[.J3])" office:value-type="float" office:value="0" calcext:value-type="float">
            <text:p>0</text:p>
          </table:table-cell>
          <table:table-cell table:formula="of:=[.K21]*([.C20]=[.K3])" office:value-type="float" office:value="0" calcext:value-type="float">
            <text:p>0</text:p>
          </table:table-cell>
          <table:table-cell table:formula="of:=[.L21]*([.D20]=[.L3])" office:value-type="float" office:value="0" calcext:value-type="float">
            <text:p>0</text:p>
          </table:table-cell>
          <table:table-cell table:formula="of:=[.M21]*([.E20]=[.M3])" office:value-type="float" office:value="0" calcext:value-type="float">
            <text:p>0</text:p>
          </table:table-cell>
          <table:table-cell table:formula="of:=[.N21]*([.F20]=[.N3])" office:value-type="float" office:value="0" calcext:value-type="float">
            <text:p>0</text:p>
          </table:table-cell>
          <table:table-cell table:formula="of:=[.O21]*([.G20]=[.O3])" office:value-type="float" office:value="0" calcext:value-type="float">
            <text:p>0</text:p>
          </table:table-cell>
          <table:table-cell table:formula="of:=[.P21]*([.H20]=[.P3])" office:value-type="float" office:value="0" calcext:value-type="float">
            <text:p>0</text:p>
          </table:table-cell>
          <table:table-cell table:formula="of:=[.Q21]*([.I20]=[.Q3])" office:value-type="float" office:value="0" calcext:value-type="float">
            <text:p>0</text:p>
          </table:table-cell>
          <table:table-cell table:formula="of:=[.R21]*([.B20]=[.R3])" office:value-type="float" office:value="0" calcext:value-type="float">
            <text:p>0</text:p>
          </table:table-cell>
          <table:table-cell table:formula="of:=[.S21]*([.C20]=[.S3])" office:value-type="float" office:value="0" calcext:value-type="float">
            <text:p>0</text:p>
          </table:table-cell>
          <table:table-cell table:formula="of:=[.T21]*([.D20]=[.T3])" office:value-type="float" office:value="32" calcext:value-type="float">
            <text:p>32</text:p>
          </table:table-cell>
          <table:table-cell table:formula="of:=[.U21]*([.E20]=[.U3])" office:value-type="float" office:value="16" calcext:value-type="float">
            <text:p>16</text:p>
          </table:table-cell>
          <table:table-cell table:formula="of:=[.V21]*([.F20]=[.V3])" office:value-type="float" office:value="8" calcext:value-type="float">
            <text:p>8</text:p>
          </table:table-cell>
          <table:table-cell table:formula="of:=[.W21]*([.G20]=[.W3])" office:value-type="float" office:value="4" calcext:value-type="float">
            <text:p>4</text:p>
          </table:table-cell>
          <table:table-cell table:formula="of:=[.X21]*([.H20]=[.X3])" office:value-type="float" office:value="0" calcext:value-type="float">
            <text:p>0</text:p>
          </table:table-cell>
          <table:table-cell table:formula="of:=[.Y21]*([.I20]=[.Y3])" office:value-type="float" office:value="0" calcext:value-type="float">
            <text:p>0</text:p>
          </table:table-cell>
          <table:table-cell table:formula="of:=[.Z21]*([.B20]=[.Z3])" office:value-type="float" office:value="0" calcext:value-type="float">
            <text:p>0</text:p>
          </table:table-cell>
          <table:table-cell table:formula="of:=[.AA21]*([.C20]=[.AA3])" office:value-type="float" office:value="0" calcext:value-type="float">
            <text:p>0</text:p>
          </table:table-cell>
          <table:table-cell table:formula="of:=[.AB21]*([.D20]=[.AB3])" office:value-type="float" office:value="0" calcext:value-type="float">
            <text:p>0</text:p>
          </table:table-cell>
          <table:table-cell table:formula="of:=[.AC21]*([.E20]=[.AC3])" office:value-type="float" office:value="0" calcext:value-type="float">
            <text:p>0</text:p>
          </table:table-cell>
          <table:table-cell table:formula="of:=[.AD21]*([.F20]=[.AD3])" office:value-type="float" office:value="0" calcext:value-type="float">
            <text:p>0</text:p>
          </table:table-cell>
          <table:table-cell table:formula="of:=[.AE21]*([.G20]=[.AE3])" office:value-type="float" office:value="0" calcext:value-type="float">
            <text:p>0</text:p>
          </table:table-cell>
          <table:table-cell table:formula="of:=[.AF21]*([.H20]=[.AF3])" office:value-type="float" office:value="0" calcext:value-type="float">
            <text:p>0</text:p>
          </table:table-cell>
          <table:table-cell table:formula="of:=[.AG21]*([.I20]=[.AG3])" office:value-type="float" office:value="0" calcext:value-type="float">
            <text:p>0</text:p>
          </table:table-cell>
          <table:table-cell table:formula="of:=[.AH21]*([.B20]=[.AH3])" office:value-type="float" office:value="128" calcext:value-type="float">
            <text:p>128</text:p>
          </table:table-cell>
          <table:table-cell table:formula="of:=[.AI21]*([.C20]=[.AI3])" office:value-type="float" office:value="64" calcext:value-type="float">
            <text:p>64</text:p>
          </table:table-cell>
          <table:table-cell table:formula="of:=[.AJ21]*([.D20]=[.AJ3])" office:value-type="float" office:value="0" calcext:value-type="float">
            <text:p>0</text:p>
          </table:table-cell>
          <table:table-cell table:formula="of:=[.AK21]*([.E20]=[.AK3])" office:value-type="float" office:value="0" calcext:value-type="float">
            <text:p>0</text:p>
          </table:table-cell>
          <table:table-cell table:formula="of:=[.AL21]*([.F20]=[.AL3])" office:value-type="float" office:value="0" calcext:value-type="float">
            <text:p>0</text:p>
          </table:table-cell>
          <table:table-cell table:formula="of:=[.AM21]*([.G20]=[.AM3])" office:value-type="float" office:value="0" calcext:value-type="float">
            <text:p>0</text:p>
          </table:table-cell>
          <table:table-cell table:formula="of:=[.AN21]*([.H20]=[.AN3])" office:value-type="float" office:value="2" calcext:value-type="float">
            <text:p>2</text:p>
          </table:table-cell>
          <table:table-cell table:formula="of:=[.AO21]*([.I20]=[.AO3])" office:value-type="float" office:value="1" calcext:value-type="float">
            <text:p>1</text:p>
          </table:table-cell>
          <table:covered-table-cell/>
          <table:table-cell table:style-name="ce99" table:formula="of:=SUM([.J20:.Q20])" office:value-type="float" office:value="0" calcext:value-type="float">
            <text:p>0</text:p>
          </table:table-cell>
          <table:table-cell table:style-name="ce105" table:formula="of:=DEC2HEX([.AQ20];2)" office:value-type="string" office:string-value="00" calcext:value-type="string">
            <text:p>00</text:p>
          </table:table-cell>
          <table:covered-table-cell/>
          <table:table-cell table:style-name="ce99" table:formula="of:=SUM([.R20:.Y20])" office:value-type="float" office:value="60" calcext:value-type="float">
            <text:p>60</text:p>
          </table:table-cell>
          <table:table-cell table:style-name="ce105" table:formula="of:=DEC2HEX([.AT20];2)" office:value-type="string" office:string-value="3C" calcext:value-type="string">
            <text:p>3C</text:p>
          </table:table-cell>
          <table:covered-table-cell/>
          <table:table-cell table:style-name="ce99" table:formula="of:=SUM([.Z20:.AG20])" office:value-type="float" office:value="0" calcext:value-type="float">
            <text:p>0</text:p>
          </table:table-cell>
          <table:table-cell table:style-name="ce105" table:formula="of:=DEC2HEX([.AW20];2)" office:value-type="string" office:string-value="00" calcext:value-type="string">
            <text:p>00</text:p>
          </table:table-cell>
          <table:covered-table-cell/>
          <table:table-cell table:style-name="ce99" table:formula="of:=SUM([.AH20:.AO20])" office:value-type="float" office:value="195" calcext:value-type="float">
            <text:p>195</text:p>
          </table:table-cell>
          <table:table-cell table:style-name="ce105" table:formula="of:=DEC2HEX([.AZ20];2)" office:value-type="string" office:string-value="C3" calcext:value-type="string">
            <text:p>C3</text:p>
          </table:table-cell>
          <table:covered-table-cell table:number-columns-repeated="2"/>
          <table:table-cell table:style-name="ce127" office:value-type="float" office:value="1" calcext:value-type="float">
            <text:p>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2" table:style-name="ce130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formula="of:=[.BL21]*([.BD20]=[.BL3])" office:value-type="float" office:value="128" calcext:value-type="float">
            <text:p>128</text:p>
          </table:table-cell>
          <table:table-cell table:formula="of:=[.BM21]*([.BE20]=[.BM3])" office:value-type="float" office:value="64" calcext:value-type="float">
            <text:p>64</text:p>
          </table:table-cell>
          <table:table-cell table:formula="of:=[.BN21]*([.BF20]=[.BN3])" office:value-type="float" office:value="32" calcext:value-type="float">
            <text:p>32</text:p>
          </table:table-cell>
          <table:table-cell table:formula="of:=[.BO21]*([.BG20]=[.BO3])" office:value-type="float" office:value="0" calcext:value-type="float">
            <text:p>0</text:p>
          </table:table-cell>
          <table:table-cell table:formula="of:=[.BP21]*([.BH20]=[.BP3])" office:value-type="float" office:value="0" calcext:value-type="float">
            <text:p>0</text:p>
          </table:table-cell>
          <table:table-cell table:formula="of:=[.BQ21]*([.BI20]=[.BQ3])" office:value-type="float" office:value="4" calcext:value-type="float">
            <text:p>4</text:p>
          </table:table-cell>
          <table:table-cell table:formula="of:=[.BR21]*([.BJ20]=[.BR3])" office:value-type="float" office:value="2" calcext:value-type="float">
            <text:p>2</text:p>
          </table:table-cell>
          <table:table-cell table:formula="of:=[.BS21]*([.BK20]=[.BS3])" office:value-type="float" office:value="1" calcext:value-type="float">
            <text:p>1</text:p>
          </table:table-cell>
          <table:table-cell table:formula="of:=[.BT21]*([.BD20]=[.BT3])" office:value-type="float" office:value="0" calcext:value-type="float">
            <text:p>0</text:p>
          </table:table-cell>
          <table:table-cell table:formula="of:=[.BU21]*([.BE20]=[.BU3])" office:value-type="float" office:value="0" calcext:value-type="float">
            <text:p>0</text:p>
          </table:table-cell>
          <table:table-cell table:formula="of:=[.BV21]*([.BF20]=[.BV3])" office:value-type="float" office:value="0" calcext:value-type="float">
            <text:p>0</text:p>
          </table:table-cell>
          <table:table-cell table:formula="of:=[.BW21]*([.BG20]=[.BW3])" office:value-type="float" office:value="0" calcext:value-type="float">
            <text:p>0</text:p>
          </table:table-cell>
          <table:table-cell table:formula="of:=[.BX21]*([.BH20]=[.BX3])" office:value-type="float" office:value="0" calcext:value-type="float">
            <text:p>0</text:p>
          </table:table-cell>
          <table:table-cell table:formula="of:=[.BY21]*([.BI20]=[.BY3])" office:value-type="float" office:value="0" calcext:value-type="float">
            <text:p>0</text:p>
          </table:table-cell>
          <table:table-cell table:formula="of:=[.BZ21]*([.BJ20]=[.BZ3])" office:value-type="float" office:value="0" calcext:value-type="float">
            <text:p>0</text:p>
          </table:table-cell>
          <table:table-cell table:formula="of:=[.CA21]*([.BK20]=[.CA3])" office:value-type="float" office:value="0" calcext:value-type="float">
            <text:p>0</text:p>
          </table:table-cell>
          <table:table-cell table:formula="of:=[.CB21]*([.BD20]=[.CB3])" office:value-type="float" office:value="0" calcext:value-type="float">
            <text:p>0</text:p>
          </table:table-cell>
          <table:table-cell table:formula="of:=[.CC21]*([.BE20]=[.CC3])" office:value-type="float" office:value="0" calcext:value-type="float">
            <text:p>0</text:p>
          </table:table-cell>
          <table:table-cell table:formula="of:=[.CD21]*([.BF20]=[.CD3])" office:value-type="float" office:value="0" calcext:value-type="float">
            <text:p>0</text:p>
          </table:table-cell>
          <table:table-cell table:formula="of:=[.CE21]*([.BG20]=[.CE3])" office:value-type="float" office:value="0" calcext:value-type="float">
            <text:p>0</text:p>
          </table:table-cell>
          <table:table-cell table:formula="of:=[.CF21]*([.BH20]=[.CF3])" office:value-type="float" office:value="0" calcext:value-type="float">
            <text:p>0</text:p>
          </table:table-cell>
          <table:table-cell table:formula="of:=[.CG21]*([.BI20]=[.CG3])" office:value-type="float" office:value="0" calcext:value-type="float">
            <text:p>0</text:p>
          </table:table-cell>
          <table:table-cell table:formula="of:=[.CH21]*([.BJ20]=[.CH3])" office:value-type="float" office:value="0" calcext:value-type="float">
            <text:p>0</text:p>
          </table:table-cell>
          <table:table-cell table:formula="of:=[.CI21]*([.BK20]=[.CI3])" office:value-type="float" office:value="0" calcext:value-type="float">
            <text:p>0</text:p>
          </table:table-cell>
          <table:table-cell table:formula="of:=[.CJ21]*([.BD20]=[.CJ3])" office:value-type="float" office:value="0" calcext:value-type="float">
            <text:p>0</text:p>
          </table:table-cell>
          <table:table-cell table:formula="of:=[.CK21]*([.BE20]=[.CK3])" office:value-type="float" office:value="0" calcext:value-type="float">
            <text:p>0</text:p>
          </table:table-cell>
          <table:table-cell table:formula="of:=[.CL21]*([.BF20]=[.CL3])" office:value-type="float" office:value="0" calcext:value-type="float">
            <text:p>0</text:p>
          </table:table-cell>
          <table:table-cell table:formula="of:=[.CM21]*([.BG20]=[.CM3])" office:value-type="float" office:value="16" calcext:value-type="float">
            <text:p>16</text:p>
          </table:table-cell>
          <table:table-cell table:formula="of:=[.CN21]*([.BH20]=[.CN3])" office:value-type="float" office:value="8" calcext:value-type="float">
            <text:p>8</text:p>
          </table:table-cell>
          <table:table-cell table:formula="of:=[.CO21]*([.BI20]=[.CO3])" office:value-type="float" office:value="0" calcext:value-type="float">
            <text:p>0</text:p>
          </table:table-cell>
          <table:table-cell table:formula="of:=[.CP21]*([.BJ20]=[.CP3])" office:value-type="float" office:value="0" calcext:value-type="float">
            <text:p>0</text:p>
          </table:table-cell>
          <table:table-cell table:formula="of:=[.CQ21]*([.BK20]=[.CQ3])" office:value-type="float" office:value="0" calcext:value-type="float">
            <text:p>0</text:p>
          </table:table-cell>
          <table:covered-table-cell/>
          <table:table-cell table:style-name="ce99" table:formula="of:=SUM([.BL20:.BS20])" office:value-type="float" office:value="231" calcext:value-type="float">
            <text:p>231</text:p>
          </table:table-cell>
          <table:table-cell table:style-name="ce105" table:formula="of:=DEC2HEX([.CS20];2)" office:value-type="string" office:string-value="E7" calcext:value-type="string">
            <text:p>E7</text:p>
          </table:table-cell>
          <table:covered-table-cell/>
          <table:table-cell table:style-name="ce99" table:formula="of:=SUM([.BT20:.CA20])" office:value-type="float" office:value="0" calcext:value-type="float">
            <text:p>0</text:p>
          </table:table-cell>
          <table:table-cell table:style-name="ce105" table:formula="of:=DEC2HEX([.CV20];2)" office:value-type="string" office:string-value="00" calcext:value-type="string">
            <text:p>00</text:p>
          </table:table-cell>
          <table:covered-table-cell/>
          <table:table-cell table:style-name="ce99" table:formula="of:=SUM([.CB20:.CI20])" office:value-type="float" office:value="0" calcext:value-type="float">
            <text:p>0</text:p>
          </table:table-cell>
          <table:table-cell table:style-name="ce105" table:formula="of:=DEC2HEX([.CY20];2)" office:value-type="string" office:string-value="00" calcext:value-type="string">
            <text:p>00</text:p>
          </table:table-cell>
          <table:covered-table-cell/>
          <table:table-cell table:style-name="ce99" table:formula="of:=SUM([.CJ20:.CQ20])" office:value-type="float" office:value="24" calcext:value-type="float">
            <text:p>24</text:p>
          </table:table-cell>
          <table:table-cell table:style-name="ce105" table:formula="of:=DEC2HEX([.DB20];2)" office:value-type="string" office:string-value="18" calcext:value-type="string">
            <text:p>18</text:p>
          </table:table-cell>
          <table:covered-table-cell/>
          <table:table-cell/>
        </table:table-row>
        <table:table-row table:style-name="ro4" table:visibility="collapse">
          <table:covered-table-cell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covered-table-cell table:style-name="Default"/>
          <table:table-cell table:style-name="ce29" table:number-columns-spanned="2" table:number-rows-spanned="1"/>
          <table:covered-table-cell table:style-name="ce61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style-name="ce23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number-columns-repeated="2"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covered-table-cell table:style-name="Default"/>
          <table:table-cell table:style-name="ce29" table:number-columns-spanned="2" table:number-rows-spanned="1"/>
          <table:covered-table-cell table:style-name="ce61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style-name="ce23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Default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Default"/>
          <table:covered-table-cell/>
          <table:table-cell/>
        </table:table-row>
        <table:table-row table:style-name="ro4">
          <table:covered-table-cell/>
          <table:table-cell table:style-name="ce86" office:value-type="string" calcext:value-type="string" table:number-columns-spanned="41" table:number-rows-spanned="2">
            <text:p>Character numbers &gt;</text:p>
          </table:table-cell>
          <table:covered-table-cell table:number-columns-repeated="40" table:style-name="ce93"/>
          <table:table-cell table:style-name="ce100" table:content-validation-name="val1" office:value-type="float" office:value="238" calcext:value-type="float" table:number-columns-spanned="2" table:number-rows-spanned="1">
            <text:p>238</text:p>
          </table:table-cell>
          <table:covered-table-cell table:style-name="ce106"/>
          <table:table-cell table:style-name="ce112"/>
          <table:table-cell table:style-name="ce114" table:content-validation-name="val1" office:value-type="float" office:value="240" calcext:value-type="float" table:number-columns-spanned="2" table:number-rows-spanned="1">
            <text:p>240</text:p>
          </table:table-cell>
          <table:covered-table-cell table:style-name="ce116"/>
          <table:table-cell table:style-name="ce112"/>
          <table:table-cell table:style-name="ce121" table:content-validation-name="val1" office:value-type="float" office:value="242" calcext:value-type="float" table:number-columns-spanned="2" table:number-rows-spanned="1">
            <text:p>242</text:p>
          </table:table-cell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 table:number-columns-repeated="2"/>
          <table:table-cell table:style-name="ce86" office:value-type="string" calcext:value-type="string" table:number-columns-spanned="41" table:number-rows-spanned="2">
            <text:p>Character numbers &gt;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100" table:content-validation-name="val1" office:value-type="float" office:value="244" calcext:value-type="float" table:number-columns-spanned="2" table:number-rows-spanned="1">
            <text:p>244</text:p>
          </table:table-cell>
          <table:covered-table-cell table:style-name="ce106"/>
          <table:table-cell table:style-name="ce112"/>
          <table:table-cell table:style-name="ce114" table:content-validation-name="val1" table:number-columns-spanned="2" table:number-rows-spanned="1"/>
          <table:covered-table-cell table:style-name="ce116"/>
          <table:table-cell table:style-name="ce112"/>
          <table:table-cell table:style-name="ce121" table:content-validation-name="val1" table:number-columns-spanned="2" table:number-rows-spanned="1"/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/>
          <table:table-cell/>
        </table:table-row>
        <table:table-row table:style-name="ro4">
          <table:covered-table-cell/>
          <table:covered-table-cell table:style-name="ce86"/>
          <table:covered-table-cell table:number-columns-repeated="40" table:style-name="ce93"/>
          <table:table-cell table:style-name="ce100" table:content-validation-name="val1" office:value-type="float" office:value="239" calcext:value-type="float" table:number-columns-spanned="2" table:number-rows-spanned="1">
            <text:p>239</text:p>
          </table:table-cell>
          <table:covered-table-cell table:style-name="ce106"/>
          <table:table-cell table:style-name="ce112"/>
          <table:table-cell table:style-name="ce114" table:content-validation-name="val1" office:value-type="float" office:value="241" calcext:value-type="float" table:number-columns-spanned="2" table:number-rows-spanned="1">
            <text:p>241</text:p>
          </table:table-cell>
          <table:covered-table-cell table:style-name="ce116"/>
          <table:table-cell table:style-name="ce112"/>
          <table:table-cell table:style-name="ce121" table:content-validation-name="val1" office:value-type="float" office:value="243" calcext:value-type="float" table:number-columns-spanned="2" table:number-rows-spanned="1">
            <text:p>243</text:p>
          </table:table-cell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 table:number-columns-repeated="2"/>
          <table:covered-table-cell table:style-name="ce86" office:value-type="string" calcext:value-type="string">
            <text:p>Code Output Format &gt;</text:p>
          </table:covered-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100" table:content-validation-name="val1" office:value-type="float" office:value="245" calcext:value-type="float" table:number-columns-spanned="2" table:number-rows-spanned="1">
            <text:p>245</text:p>
          </table:table-cell>
          <table:covered-table-cell table:style-name="ce106"/>
          <table:table-cell table:style-name="ce112"/>
          <table:table-cell table:style-name="ce114" table:content-validation-name="val1" table:number-columns-spanned="2" table:number-rows-spanned="1"/>
          <table:covered-table-cell table:style-name="ce116"/>
          <table:table-cell table:style-name="ce112"/>
          <table:table-cell table:style-name="ce121" table:content-validation-name="val1" table:number-columns-spanned="2" table:number-rows-spanned="1"/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/>
          <table:table-cell/>
        </table:table-row>
        <table:table-row table:style-name="ro1">
          <table:covered-table-cell/>
          <table:table-cell table:style-name="ce87" table:number-columns-spanned="52" table:number-rows-spanned="1"/>
          <table:covered-table-cell table:number-columns-repeated="40" table:style-name="ce94"/>
          <table:covered-table-cell table:number-columns-repeated="1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  <table:table-cell/>
        </table:table-row>
        <table:table-row table:style-name="ro4">
          <table:covered-table-cell/>
          <table:table-cell table:style-name="ce86" office:value-type="string" calcext:value-type="string" table:number-columns-spanned="41" table:number-rows-spanned="1">
            <text:p>Code Output Format &gt;</text:p>
          </table:table-cell>
          <table:covered-table-cell table:number-columns-repeated="40" table:style-name="ce93"/>
          <table:table-cell table:style-name="ce101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ce107"/>
          <table:table-cell table:style-name="ce108" table:number-columns-spanned="2" table:number-rows-spanned="1"/>
          <table:covered-table-cell table:style-name="ce107"/>
          <table:table-cell table:style-name="ce122" table:content-validation-name="val3" office:value-type="string" calcext:value-type="string" table:number-columns-spanned="4" table:number-rows-spanned="1">
            <text:p>HEX</text:p>
          </table:table-cell>
          <table:covered-table-cell table:number-columns-repeated="3" table:style-name="ce107"/>
          <table:table-cell table:style-name="ce76"/>
          <table:covered-table-cell table:number-columns-repeated="2"/>
          <table:table-cell table:style-name="ce86" office:value-type="string" calcext:value-type="string" table:number-columns-spanned="41" table:number-rows-spanned="1">
            <text:p>Code Output Format &gt;</text:p>
          </table:table-cell>
          <table:covered-table-cell table:number-columns-repeated="40" table:style-name="Default"/>
          <table:table-cell table:style-name="ce101" table:content-validation-name="val2" office:value-type="string" calcext:value-type="string" table:number-columns-spanned="4" table:number-rows-spanned="1">
            <text:p>BASIC</text:p>
          </table:table-cell>
          <table:covered-table-cell table:number-columns-repeated="3" table:style-name="ce107"/>
          <table:table-cell table:style-name="ce108" table:number-columns-spanned="2" table:number-rows-spanned="1"/>
          <table:covered-table-cell table:style-name="ce107"/>
          <table:table-cell table:style-name="ce122" table:content-validation-name="val3" office:value-type="string" calcext:value-type="string" table:number-columns-spanned="4" table:number-rows-spanned="1">
            <text:p>DEC</text:p>
          </table:table-cell>
          <table:covered-table-cell table:number-columns-repeated="3" table:style-name="ce107"/>
          <table:table-cell table:style-name="ce76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/>
          <table:table-cell/>
        </table:table-row>
        <table:table-row table:style-name="ro4">
          <table:covered-table-cell/>
          <table:table-cell table:style-name="ce88" table:formula="of:=IF([.AQ23]&gt;0 ;    IF([.AQ26]=&quot;BASIC&quot;    ;       IF([.AW26]=&quot;HEX&quot;       ;          &quot;SYMBOL &quot;&amp;[.AQ23]&amp;&quot;,&amp;&quot;&amp;[.AR4]&amp;&quot;,&amp;&quot;&amp;[.AR5]&amp;&quot;,&amp;&quot;&amp;[.AR6]&amp;&quot;,&amp;&quot;&amp;[.AR7]&amp;&quot;,&amp;&quot;&amp;[.AR8]&amp;&quot;,&amp;&quot;&amp;[.AR9]&amp;&quot;,&amp;&quot;&amp;[.AR10]&amp;&quot;,&amp;&quot;&amp;[.AR11]       ;          &quot;SYMBOL &quot;&amp;[.AQ23]&amp;&quot;,&quot;&amp;[.AQ4]&amp;&quot;,&quot;&amp;[.AQ5]&amp;&quot;,&quot;&amp;[.AQ6]&amp;&quot;,&quot;&amp;[.AQ7]&amp;&quot;,&quot;&amp;[.AQ8]&amp;&quot;,&quot;&amp;[.AQ9]&amp;&quot;,&quot;&amp;[.AQ10]&amp;&quot;,&quot;&amp;[.AQ11]       )    ;       IF([.AW26]=&quot;HEX&quot;       ;          &quot;/*&quot;&amp;TEXT([.AQ23];&quot;??0&quot;)&amp;&quot;*/ ,0x&quot;&amp;[.AR4]&amp;&quot;,0x&quot;&amp;[.AR5]&amp;&quot;,0x&quot;&amp;[.AR6]&amp;&quot;,0x&quot;&amp;[.AR7]&amp;&quot;,0x&quot;&amp;[.AR8]&amp;&quot;,0x&quot;&amp;[.AR9]&amp;&quot;,0x&quot;&amp;[.AR10]&amp;&quot;,0x&quot;&amp;[.AR11]       ;          &quot;/*&quot;&amp;TEXT([.AQ23];&quot;??0&quot;)&amp;&quot;*/ ,&quot;&amp;TEXT([.AQ4];&quot;??0&quot;)&amp;&quot;,&quot;&amp;TEXT([.AQ5];&quot;??0&quot;)&amp;&quot;,&quot;&amp;TEXT([.AQ6];&quot;??0&quot;)&amp;&quot;,&quot;&amp;TEXT([.AQ7];&quot;??0&quot;)&amp;&quot;,&quot;&amp;TEXT([.AQ8];&quot;??0&quot;)&amp;&quot;,&quot;&amp;TEXT([.AQ9];&quot;??0&quot;)&amp;&quot;,&quot;&amp;TEXT([.AQ10];&quot;??0&quot;)&amp;&quot;,&quot;&amp;TEXT([.AQ11];&quot;??0&quot;)       )    ) ; &quot; -- &quot; )" office:value-type="string" office:string-value="/*238*/ ,0x00,0x00,0x1C,0x00,0x00,0x00,0x00,0x00" calcext:value-type="string" table:number-columns-spanned="52" table:number-rows-spanned="1">
            <text:p>/*238*/ ,0x00,0x00,0x1C,0x00,0x00,0x00,0x00,0x00</text:p>
          </table:table-cell>
          <table:covered-table-cell table:number-columns-repeated="51" table:style-name="ce28"/>
          <table:covered-table-cell table:number-columns-repeated="2"/>
          <table:table-cell table:style-name="ce88" table:formula="of:=IF([.CS23]&gt;0 ;    IF([.CS26]=&quot;BASIC&quot;    ;       IF([.CY26]=&quot;HEX&quot;       ;          &quot;SYMBOL &quot;&amp;[.CS23]&amp;&quot;,&amp;&quot;&amp;[.CT4]&amp;&quot;,&amp;&quot;&amp;[.CT5]&amp;&quot;,&amp;&quot;&amp;[.CT6]&amp;&quot;,&amp;&quot;&amp;[.CT7]&amp;&quot;,&amp;&quot;&amp;[.CT8]&amp;&quot;,&amp;&quot;&amp;[.CT9]&amp;&quot;,&amp;&quot;&amp;[.CT10]&amp;&quot;,&amp;&quot;&amp;[.CT11]       ;          &quot;SYMBOL &quot;&amp;[.CS23]&amp;&quot;,&quot;&amp;[.CS4]&amp;&quot;,&quot;&amp;[.CS5]&amp;&quot;,&quot;&amp;[.CS6]&amp;&quot;,&quot;&amp;[.CS7]&amp;&quot;,&quot;&amp;[.CS8]&amp;&quot;,&quot;&amp;[.CS9]&amp;&quot;,&quot;&amp;[.CS10]&amp;&quot;,&quot;&amp;[.CS11]       )    ;       IF([.CY26]=&quot;HEX&quot;       ;          &quot;/*&quot;&amp;TEXT([.CS23];&quot;??0&quot;)&amp;&quot;*/ ,0x&quot;&amp;[.CT4]&amp;&quot;,0x&quot;&amp;[.CT5]&amp;&quot;,0x&quot;&amp;[.CT6]&amp;&quot;,0x&quot;&amp;[.CT7]&amp;&quot;,0x&quot;&amp;[.CT8]&amp;&quot;,0x&quot;&amp;[.CT9]&amp;&quot;,0x&quot;&amp;[.CT10]&amp;&quot;,0x&quot;&amp;[.CT11]       ;          &quot;/*&quot;&amp;TEXT([.CS23];&quot;??0&quot;)&amp;&quot;*/ ,&quot;&amp;TEXT([.CS4];&quot;??0&quot;)&amp;&quot;,&quot;&amp;TEXT([.CS5];&quot;??0&quot;)&amp;&quot;,&quot;&amp;TEXT([.CS6];&quot;??0&quot;)&amp;&quot;,&quot;&amp;TEXT([.CS7];&quot;??0&quot;)&amp;&quot;,&quot;&amp;TEXT([.CS8];&quot;??0&quot;)&amp;&quot;,&quot;&amp;TEXT([.CS9];&quot;??0&quot;)&amp;&quot;,&quot;&amp;TEXT([.CS10];&quot;??0&quot;)&amp;&quot;,&quot;&amp;TEXT([.CS11];&quot;??0&quot;)       )    ) ; &quot; -- &quot; )" office:value-type="string" office:string-value="SYMBOL 244,60,36,60,60,24,152,230,254" calcext:value-type="string" table:number-columns-spanned="52" table:number-rows-spanned="1">
            <text:p>SYMBOL 244,60,36,60,60,24,152,230,254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0" table:formula="of:=IF([.AT23]&gt;0 ;    IF([.AQ26]=&quot;BASIC&quot;    ;       IF([.AW26]=&quot;HEX&quot;       ;          &quot;SYMBOL &quot;&amp;[.AT23]&amp;&quot;,&amp;&quot;&amp;[.AU4]&amp;&quot;,&amp;&quot;&amp;[.AU5]&amp;&quot;,&amp;&quot;&amp;[.AU6]&amp;&quot;,&amp;&quot;&amp;[.AU7]&amp;&quot;,&amp;&quot;&amp;[.AU8]&amp;&quot;,&amp;&quot;&amp;[.AU9]&amp;&quot;,&amp;&quot;&amp;[.AU10]&amp;&quot;,&amp;&quot;&amp;[.AU11]       ;          &quot;SYMBOL &quot;&amp;[.AT23]&amp;&quot;,&quot;&amp;[.AT4]&amp;&quot;,&quot;&amp;[.AT5]&amp;&quot;,&quot;&amp;[.AT6]&amp;&quot;,&quot;&amp;[.AT7]&amp;&quot;,&quot;&amp;[.AT8]&amp;&quot;,&quot;&amp;[.AT9]&amp;&quot;,&quot;&amp;[.AT10]&amp;&quot;,&quot;&amp;[.AT11]       )    ;       IF([.AW26]=&quot;HEX&quot;       ;          &quot;/*&quot;&amp;TEXT([.AT23];&quot;??0&quot;)&amp;&quot;*/ ,0x&quot;&amp;[.AU4]&amp;&quot;,0x&quot;&amp;[.AU5]&amp;&quot;,0x&quot;&amp;[.AU6]&amp;&quot;,0x&quot;&amp;[.AU7]&amp;&quot;,0x&quot;&amp;[.AU8]&amp;&quot;,0x&quot;&amp;[.AU9]&amp;&quot;,0x&quot;&amp;[.AU10]&amp;&quot;,0x&quot;&amp;[.AU11]       ;          &quot;/*&quot;&amp;TEXT([.AT23];&quot;??0&quot;)&amp;&quot;*/ ,&quot;&amp;TEXT([.AT4];&quot;??0&quot;)&amp;&quot;,&quot;&amp;TEXT([.AT5];&quot;??0&quot;)&amp;&quot;,&quot;&amp;TEXT([.AT6];&quot;??0&quot;)&amp;&quot;,&quot;&amp;TEXT([.AT7];&quot;??0&quot;)&amp;&quot;,&quot;&amp;TEXT([.AT8];&quot;??0&quot;)&amp;&quot;,&quot;&amp;TEXT([.AT9];&quot;??0&quot;)&amp;&quot;,&quot;&amp;TEXT([.AT10];&quot;??0&quot;)&amp;&quot;,&quot;&amp;TEXT([.AT11];&quot;??0&quot;)       )    ) ; &quot; -- &quot; )" office:value-type="string" office:string-value="/*240*/ ,0x00,0x1C,0x00,0x00,0x00,0x00,0x00,0x00" calcext:value-type="string" table:number-columns-spanned="52" table:number-rows-spanned="1">
            <text:p>/*240*/ ,0x00,0x1C,0x00,0x00,0x00,0x00,0x00,0x00</text:p>
          </table:table-cell>
          <table:covered-table-cell table:number-columns-repeated="51" table:style-name="ce28"/>
          <table:covered-table-cell table:number-columns-repeated="2"/>
          <table:table-cell table:style-name="ce90" table:formula="of:=IF([.CV23]&gt;0 ;    IF([.CS26]=&quot;BASIC&quot;    ;       IF([.CY26]=&quot;HEX&quot;       ;          &quot;SYMBOL &quot;&amp;[.CV23]&amp;&quot;,&amp;&quot;&amp;[.CW4]&amp;&quot;,&amp;&quot;&amp;[.CW5]&amp;&quot;,&amp;&quot;&amp;[.CW6]&amp;&quot;,&amp;&quot;&amp;[.CW7]&amp;&quot;,&amp;&quot;&amp;[.CW8]&amp;&quot;,&amp;&quot;&amp;[.CW9]&amp;&quot;,&amp;&quot;&amp;[.CW10]&amp;&quot;,&amp;&quot;&amp;[.CW11]       ;          &quot;SYMBOL &quot;&amp;[.CV23]&amp;&quot;,&quot;&amp;[.CV4]&amp;&quot;,&quot;&amp;[.CV5]&amp;&quot;,&quot;&amp;[.CV6]&amp;&quot;,&quot;&amp;[.CV7]&amp;&quot;,&quot;&amp;[.CV8]&amp;&quot;,&quot;&amp;[.CV9]&amp;&quot;,&quot;&amp;[.CV10]&amp;&quot;,&quot;&amp;[.CV11]       )    ;       IF([.CY26]=&quot;HEX&quot;       ;          &quot;/*&quot;&amp;TEXT([.CV23];&quot;??0&quot;)&amp;&quot;*/ ,0x&quot;&amp;[.CW4]&amp;&quot;,0x&quot;&amp;[.CW5]&amp;&quot;,0x&quot;&amp;[.CW6]&amp;&quot;,0x&quot;&amp;[.CW7]&amp;&quot;,0x&quot;&amp;[.CW8]&amp;&quot;,0x&quot;&amp;[.CW9]&amp;&quot;,0x&quot;&amp;[.CW10]&amp;&quot;,0x&quot;&amp;[.CW11]       ;          &quot;/*&quot;&amp;TEXT([.CV23];&quot;??0&quot;)&amp;&quot;*/ ,&quot;&amp;TEXT([.CV4];&quot;??0&quot;)&amp;&quot;,&quot;&amp;TEXT([.CV5];&quot;??0&quot;)&amp;&quot;,&quot;&amp;TEXT([.CV6];&quot;??0&quot;)&amp;&quot;,&quot;&amp;TEXT([.CV7];&quot;??0&quot;)&amp;&quot;,&quot;&amp;TEXT([.CV8];&quot;??0&quot;)&amp;&quot;,&quot;&amp;TEXT([.CV9];&quot;??0&quot;)&amp;&quot;,&quot;&amp;TEXT([.CV10];&quot;??0&quot;)&amp;&quot;,&quot;&amp;TEXT([.CV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1" table:formula="of:=IF([.AW23]&gt;0 ;    IF([.AQ26]=&quot;BASIC&quot;    ;       IF([.AW26]=&quot;HEX&quot;       ;          &quot;SYMBOL &quot;&amp;[.AW23]&amp;&quot;,&amp;&quot;&amp;[.AX4]&amp;&quot;,&amp;&quot;&amp;[.AX5]&amp;&quot;,&amp;&quot;&amp;[.AX6]&amp;&quot;,&amp;&quot;&amp;[.AX7]&amp;&quot;,&amp;&quot;&amp;[.AX8]&amp;&quot;,&amp;&quot;&amp;[.AX9]&amp;&quot;,&amp;&quot;&amp;[.AX10]&amp;&quot;,&amp;&quot;&amp;[.AX11]       ;          &quot;SYMBOL &quot;&amp;[.AW23]&amp;&quot;,&quot;&amp;[.AW4]&amp;&quot;,&quot;&amp;[.AW5]&amp;&quot;,&quot;&amp;[.AW6]&amp;&quot;,&quot;&amp;[.AW7]&amp;&quot;,&quot;&amp;[.AW8]&amp;&quot;,&quot;&amp;[.AW9]&amp;&quot;,&quot;&amp;[.AW10]&amp;&quot;,&quot;&amp;[.AW11]       )    ;       IF([.AW26]=&quot;HEX&quot;       ;          &quot;/*&quot;&amp;TEXT([.AW23];&quot;??0&quot;)&amp;&quot;*/ ,0x&quot;&amp;[.AX4]&amp;&quot;,0x&quot;&amp;[.AX5]&amp;&quot;,0x&quot;&amp;[.AX6]&amp;&quot;,0x&quot;&amp;[.AX7]&amp;&quot;,0x&quot;&amp;[.AX8]&amp;&quot;,0x&quot;&amp;[.AX9]&amp;&quot;,0x&quot;&amp;[.AX10]&amp;&quot;,0x&quot;&amp;[.AX11]       ;          &quot;/*&quot;&amp;TEXT([.AW23];&quot;??0&quot;)&amp;&quot;*/ ,&quot;&amp;TEXT([.AW4];&quot;??0&quot;)&amp;&quot;,&quot;&amp;TEXT([.AW5];&quot;??0&quot;)&amp;&quot;,&quot;&amp;TEXT([.AW6];&quot;??0&quot;)&amp;&quot;,&quot;&amp;TEXT([.AW7];&quot;??0&quot;)&amp;&quot;,&quot;&amp;TEXT([.AW8];&quot;??0&quot;)&amp;&quot;,&quot;&amp;TEXT([.AW9];&quot;??0&quot;)&amp;&quot;,&quot;&amp;TEXT([.AW10];&quot;??0&quot;)&amp;&quot;,&quot;&amp;TEXT([.AW11];&quot;??0&quot;)       )    ) ; &quot; -- &quot; )" office:value-type="string" office:string-value="/*242*/ ,0x3E,0x22,0xE2,0x7E,0x2A,0xFF,0x81,0xFF" calcext:value-type="string" table:number-columns-spanned="52" table:number-rows-spanned="1">
            <text:p>/*242*/ ,0x3E,0x22,0xE2,0x7E,0x2A,0xFF,0x81,0xFF</text:p>
          </table:table-cell>
          <table:covered-table-cell table:number-columns-repeated="51" table:style-name="ce28"/>
          <table:covered-table-cell table:number-columns-repeated="2"/>
          <table:table-cell table:style-name="ce91" table:formula="of:=IF([.CY23]&gt;0 ;    IF([.CS26]=&quot;BASIC&quot;    ;       IF([.CY26]=&quot;HEX&quot;       ;          &quot;SYMBOL &quot;&amp;[.CY23]&amp;&quot;,&amp;&quot;&amp;[.CZ4]&amp;&quot;,&amp;&quot;&amp;[.CZ5]&amp;&quot;,&amp;&quot;&amp;[.CZ6]&amp;&quot;,&amp;&quot;&amp;[.CZ7]&amp;&quot;,&amp;&quot;&amp;[.CZ8]&amp;&quot;,&amp;&quot;&amp;[.CZ9]&amp;&quot;,&amp;&quot;&amp;[.CZ10]&amp;&quot;,&amp;&quot;&amp;[.CZ11]       ;          &quot;SYMBOL &quot;&amp;[.CY23]&amp;&quot;,&quot;&amp;[.CY4]&amp;&quot;,&quot;&amp;[.CY5]&amp;&quot;,&quot;&amp;[.CY6]&amp;&quot;,&quot;&amp;[.CY7]&amp;&quot;,&quot;&amp;[.CY8]&amp;&quot;,&quot;&amp;[.CY9]&amp;&quot;,&quot;&amp;[.CY10]&amp;&quot;,&quot;&amp;[.CY11]       )    ;       IF([.CY26]=&quot;HEX&quot;       ;          &quot;/*&quot;&amp;TEXT([.CY23];&quot;??0&quot;)&amp;&quot;*/ ,0x&quot;&amp;[.CZ4]&amp;&quot;,0x&quot;&amp;[.CZ5]&amp;&quot;,0x&quot;&amp;[.CZ6]&amp;&quot;,0x&quot;&amp;[.CZ7]&amp;&quot;,0x&quot;&amp;[.CZ8]&amp;&quot;,0x&quot;&amp;[.CZ9]&amp;&quot;,0x&quot;&amp;[.CZ10]&amp;&quot;,0x&quot;&amp;[.CZ11]       ;          &quot;/*&quot;&amp;TEXT([.CY23];&quot;??0&quot;)&amp;&quot;*/ ,&quot;&amp;TEXT([.CY4];&quot;??0&quot;)&amp;&quot;,&quot;&amp;TEXT([.CY5];&quot;??0&quot;)&amp;&quot;,&quot;&amp;TEXT([.CY6];&quot;??0&quot;)&amp;&quot;,&quot;&amp;TEXT([.CY7];&quot;??0&quot;)&amp;&quot;,&quot;&amp;TEXT([.CY8];&quot;??0&quot;)&amp;&quot;,&quot;&amp;TEXT([.CY9];&quot;??0&quot;)&amp;&quot;,&quot;&amp;TEXT([.CY10];&quot;??0&quot;)&amp;&quot;,&quot;&amp;TEXT([.CY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2" table:formula="of:=IF([.AZ23]&gt;0 ;    IF([.AQ26]=&quot;BASIC&quot;    ;       IF([.AW26]=&quot;HEX&quot;       ;          &quot;SYMBOL &quot;&amp;[.AZ23]&amp;&quot;,&amp;&quot;&amp;[.BA4]&amp;&quot;,&amp;&quot;&amp;[.BA5]&amp;&quot;,&amp;&quot;&amp;[.BA6]&amp;&quot;,&amp;&quot;&amp;[.BA7]&amp;&quot;,&amp;&quot;&amp;[.BA8]&amp;&quot;,&amp;&quot;&amp;[.BA9]&amp;&quot;,&amp;&quot;&amp;[.BA10]&amp;&quot;,&amp;&quot;&amp;[.BA11]       ;          &quot;SYMBOL &quot;&amp;[.AZ23]&amp;&quot;,&quot;&amp;[.AZ4]&amp;&quot;,&quot;&amp;[.AZ5]&amp;&quot;,&quot;&amp;[.AZ6]&amp;&quot;,&quot;&amp;[.AZ7]&amp;&quot;,&quot;&amp;[.AZ8]&amp;&quot;,&quot;&amp;[.AZ9]&amp;&quot;,&quot;&amp;[.AZ10]&amp;&quot;,&quot;&amp;[.AZ11]       )    ;       IF([.AW26]=&quot;HEX&quot;       ;          &quot;/*&quot;&amp;TEXT([.AZ23];&quot;??0&quot;)&amp;&quot;*/ ,0x&quot;&amp;[.BA4]&amp;&quot;,0x&quot;&amp;[.BA5]&amp;&quot;,0x&quot;&amp;[.BA6]&amp;&quot;,0x&quot;&amp;[.BA7]&amp;&quot;,0x&quot;&amp;[.BA8]&amp;&quot;,0x&quot;&amp;[.BA9]&amp;&quot;,0x&quot;&amp;[.BA10]&amp;&quot;,0x&quot;&amp;[.BA11]       ;          &quot;/*&quot;&amp;TEXT([.AZ23];&quot;??0&quot;)&amp;&quot;*/ ,&quot;&amp;TEXT([.AZ4];&quot;??0&quot;)&amp;&quot;,&quot;&amp;TEXT([.AZ5];&quot;??0&quot;)&amp;&quot;,&quot;&amp;TEXT([.AZ6];&quot;??0&quot;)&amp;&quot;,&quot;&amp;TEXT([.AZ7];&quot;??0&quot;)&amp;&quot;,&quot;&amp;TEXT([.AZ8];&quot;??0&quot;)&amp;&quot;,&quot;&amp;TEXT([.AZ9];&quot;??0&quot;)&amp;&quot;,&quot;&amp;TEXT([.AZ10];&quot;??0&quot;)&amp;&quot;,&quot;&amp;TEXT([.AZ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2" table:formula="of:=IF([.DB23]&gt;0 ;    IF([.CS26]=&quot;BASIC&quot;    ;       IF([.CY26]=&quot;HEX&quot;       ;          &quot;SYMBOL &quot;&amp;[.DB23]&amp;&quot;,&amp;&quot;&amp;[.DC4]&amp;&quot;,&amp;&quot;&amp;[.DC5]&amp;&quot;,&amp;&quot;&amp;[.DC6]&amp;&quot;,&amp;&quot;&amp;[.DC7]&amp;&quot;,&amp;&quot;&amp;[.DC8]&amp;&quot;,&amp;&quot;&amp;[.DC9]&amp;&quot;,&amp;&quot;&amp;[.DC10]&amp;&quot;,&amp;&quot;&amp;[.DC11]       ;          &quot;SYMBOL &quot;&amp;[.DB23]&amp;&quot;,&quot;&amp;[.DB4]&amp;&quot;,&quot;&amp;[.DB5]&amp;&quot;,&quot;&amp;[.DB6]&amp;&quot;,&quot;&amp;[.DB7]&amp;&quot;,&quot;&amp;[.DB8]&amp;&quot;,&quot;&amp;[.DB9]&amp;&quot;,&quot;&amp;[.DB10]&amp;&quot;,&quot;&amp;[.DB11]       )    ;       IF([.CY26]=&quot;HEX&quot;       ;          &quot;/*&quot;&amp;TEXT([.DB23];&quot;??0&quot;)&amp;&quot;*/ ,0x&quot;&amp;[.DC4]&amp;&quot;,0x&quot;&amp;[.DC5]&amp;&quot;,0x&quot;&amp;[.DC6]&amp;&quot;,0x&quot;&amp;[.DC7]&amp;&quot;,0x&quot;&amp;[.DC8]&amp;&quot;,0x&quot;&amp;[.DC9]&amp;&quot;,0x&quot;&amp;[.DC10]&amp;&quot;,0x&quot;&amp;[.DC11]       ;          &quot;/*&quot;&amp;TEXT([.DB23];&quot;??0&quot;)&amp;&quot;*/ ,&quot;&amp;TEXT([.DB4];&quot;??0&quot;)&amp;&quot;,&quot;&amp;TEXT([.DB5];&quot;??0&quot;)&amp;&quot;,&quot;&amp;TEXT([.DB6];&quot;??0&quot;)&amp;&quot;,&quot;&amp;TEXT([.DB7];&quot;??0&quot;)&amp;&quot;,&quot;&amp;TEXT([.DB8];&quot;??0&quot;)&amp;&quot;,&quot;&amp;TEXT([.DB9];&quot;??0&quot;)&amp;&quot;,&quot;&amp;TEXT([.DB10];&quot;??0&quot;)&amp;&quot;,&quot;&amp;TEXT([.DB11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88" table:formula="of:=IF([.AQ24]&gt;0 ;    IF([.AQ26]=&quot;BASIC&quot;    ;       IF([.AW26]=&quot;HEX&quot;       ;          &quot;SYMBOL &quot;&amp;[.AQ24]&amp;&quot;,&amp;&quot;&amp;[.AR13]&amp;&quot;,&amp;&quot;&amp;[.A14]&amp;&quot;,&amp;&quot;&amp;[.AR15]&amp;&quot;,&amp;&quot;&amp;[.AR16]&amp;&quot;,&amp;&quot;&amp;[.AR17]&amp;&quot;,&amp;&quot;&amp;[.AR18]&amp;&quot;,&amp;&quot;&amp;[.AR19]&amp;&quot;,&amp;&quot;&amp;[.AR20]       ;          &quot;SYMBOL &quot;&amp;[.AQ24]&amp;&quot;,&quot;&amp;[.AQ13]&amp;&quot;,&quot;&amp;[.AQ14]&amp;&quot;,&quot;&amp;[.AQ15]&amp;&quot;,&quot;&amp;[.AQ16]&amp;&quot;,&quot;&amp;[.AQ17]&amp;&quot;,&quot;&amp;[.AQ18]&amp;&quot;,&quot;&amp;[.AQ19]&amp;&quot;,&quot;&amp;[.AQ20]       )    ;       IF([.AW26]=&quot;HEX&quot;       ;          &quot;/*&quot;&amp;TEXT([.AQ24];&quot;??0&quot;)&amp;&quot;*/ ,0x&quot;&amp;[.AR13]&amp;&quot;,0x&quot;&amp;[.AR14]&amp;&quot;,0x&quot;&amp;[.AR15]&amp;&quot;,0x&quot;&amp;[.AR16]&amp;&quot;,0x&quot;&amp;[.AR17]&amp;&quot;,0x&quot;&amp;[.AR18]&amp;&quot;,0x&quot;&amp;[.AR19]&amp;&quot;,0x&quot;&amp;[.AR20]       ;          &quot;/*&quot;&amp;TEXT([.AQ24];&quot;??0&quot;)&amp;&quot;*/ ,&quot;&amp;TEXT([.AQ13];&quot;??0&quot;)&amp;&quot;,&quot;&amp;TEXT([.AQ14];&quot;??0&quot;)&amp;&quot;,&quot;&amp;TEXT([.AQ15];&quot;??0&quot;)&amp;&quot;,&quot;&amp;TEXT([.AQ16];&quot;??0&quot;)&amp;&quot;,&quot;&amp;TEXT([.AQ17];&quot;??0&quot;)&amp;&quot;,&quot;&amp;TEXT([.AQ18];&quot;??0&quot;)&amp;&quot;,&quot;&amp;TEXT([.AQ19];&quot;??0&quot;)&amp;&quot;,&quot;&amp;TEXT([.AQ20];&quot;??0&quot;)       )        )  ;  &quot; -- &quot;  )" office:value-type="string" office:string-value="/*239*/ ,0x7E,0x00,0x00,0x7E,0x00,0x00,0x7E,0x00" calcext:value-type="string" table:number-columns-spanned="52" table:number-rows-spanned="1">
            <text:p>/*239*/ ,0x7E,0x00,0x00,0x7E,0x00,0x00,0x7E,0x00</text:p>
          </table:table-cell>
          <table:covered-table-cell table:number-columns-repeated="51" table:style-name="ce28"/>
          <table:covered-table-cell table:number-columns-repeated="2"/>
          <table:table-cell table:style-name="ce88" table:formula="of:=IF([.CS24]&gt;0 ;    IF([.CS26]=&quot;BASIC&quot;    ;       IF([.CY26]=&quot;HEX&quot;       ;          &quot;SYMBOL &quot;&amp;[.CS24]&amp;&quot;,&amp;&quot;&amp;[.CT13]&amp;&quot;,&amp;&quot;&amp;[.BC14]&amp;&quot;,&amp;&quot;&amp;[.CT15]&amp;&quot;,&amp;&quot;&amp;[.CT16]&amp;&quot;,&amp;&quot;&amp;[.CT17]&amp;&quot;,&amp;&quot;&amp;[.CT18]&amp;&quot;,&amp;&quot;&amp;[.CT19]&amp;&quot;,&amp;&quot;&amp;[.CT20]       ;          &quot;SYMBOL &quot;&amp;[.CS24]&amp;&quot;,&quot;&amp;[.CS13]&amp;&quot;,&quot;&amp;[.CS14]&amp;&quot;,&quot;&amp;[.CS15]&amp;&quot;,&quot;&amp;[.CS16]&amp;&quot;,&quot;&amp;[.CS17]&amp;&quot;,&quot;&amp;[.CS18]&amp;&quot;,&quot;&amp;[.CS19]&amp;&quot;,&quot;&amp;[.CS20]       )    ;       IF([.CY26]=&quot;HEX&quot;       ;          &quot;/*&quot;&amp;TEXT([.CS24];&quot;??0&quot;)&amp;&quot;*/ ,0x&quot;&amp;[.CT13]&amp;&quot;,0x&quot;&amp;[.CT14]&amp;&quot;,0x&quot;&amp;[.CT15]&amp;&quot;,0x&quot;&amp;[.CT16]&amp;&quot;,0x&quot;&amp;[.CT17]&amp;&quot;,0x&quot;&amp;[.CT18]&amp;&quot;,0x&quot;&amp;[.CT19]&amp;&quot;,0x&quot;&amp;[.CT20]       ;          &quot;/*&quot;&amp;TEXT([.CS24];&quot;??0&quot;)&amp;&quot;*/ ,&quot;&amp;TEXT([.CS13];&quot;??0&quot;)&amp;&quot;,&quot;&amp;TEXT([.CS14];&quot;??0&quot;)&amp;&quot;,&quot;&amp;TEXT([.CS15];&quot;??0&quot;)&amp;&quot;,&quot;&amp;TEXT([.CS16];&quot;??0&quot;)&amp;&quot;,&quot;&amp;TEXT([.CS17];&quot;??0&quot;)&amp;&quot;,&quot;&amp;TEXT([.CS18];&quot;??0&quot;)&amp;&quot;,&quot;&amp;TEXT([.CS19];&quot;??0&quot;)&amp;&quot;,&quot;&amp;TEXT([.CS20];&quot;??0&quot;)       )        )  ;  &quot; -- &quot;  )" office:value-type="string" office:string-value="SYMBOL 245,154,24,24,60,60,102,102,231" calcext:value-type="string" table:number-columns-spanned="52" table:number-rows-spanned="1">
            <text:p>SYMBOL 245,154,24,24,60,60,102,102,231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0" table:formula="of:=IF([.AT24]&gt;0 ;    IF([.AQ26]=&quot;BASIC&quot;    ;       IF([.AW26]=&quot;HEX&quot;       ;          &quot;SYMBOL &quot;&amp;[.AT24]&amp;&quot;,&amp;&quot;&amp;[.AU13]&amp;&quot;,&amp;&quot;&amp;[.A14]&amp;&quot;,&amp;&quot;&amp;[.AU15]&amp;&quot;,&amp;&quot;&amp;[.AU16]&amp;&quot;,&amp;&quot;&amp;[.AU17]&amp;&quot;,&amp;&quot;&amp;[.AU18]&amp;&quot;,&amp;&quot;&amp;[.AU19]&amp;&quot;,&amp;&quot;&amp;[.AU20]       ;          &quot;SYMBOL &quot;&amp;[.AT24]&amp;&quot;,&quot;&amp;[.AT13]&amp;&quot;,&quot;&amp;[.AT14]&amp;&quot;,&quot;&amp;[.AT15]&amp;&quot;,&quot;&amp;[.AT16]&amp;&quot;,&quot;&amp;[.AT17]&amp;&quot;,&quot;&amp;[.AT18]&amp;&quot;,&quot;&amp;[.AT19]&amp;&quot;,&quot;&amp;[.AT20]       )    ;       IF([.AW26]=&quot;HEX&quot;       ;          &quot;/*&quot;&amp;TEXT([.AT24];&quot;??0&quot;)&amp;&quot;*/ ,0x&quot;&amp;[.AU13]&amp;&quot;,0x&quot;&amp;[.AU14]&amp;&quot;,0x&quot;&amp;[.AU15]&amp;&quot;,0x&quot;&amp;[.AU16]&amp;&quot;,0x&quot;&amp;[.AU17]&amp;&quot;,0x&quot;&amp;[.AU18]&amp;&quot;,0x&quot;&amp;[.AU19]&amp;&quot;,0x&quot;&amp;[.AU20]       ;          &quot;/*&quot;&amp;TEXT([.AT24];&quot;??0&quot;)&amp;&quot;*/ ,&quot;&amp;TEXT([.AT13];&quot;??0&quot;)&amp;&quot;,&quot;&amp;TEXT([.AT14];&quot;??0&quot;)&amp;&quot;,&quot;&amp;TEXT([.AT15];&quot;??0&quot;)&amp;&quot;,&quot;&amp;TEXT([.AT16];&quot;??0&quot;)&amp;&quot;,&quot;&amp;TEXT([.AT17];&quot;??0&quot;)&amp;&quot;,&quot;&amp;TEXT([.AT18];&quot;??0&quot;)&amp;&quot;,&quot;&amp;TEXT([.AT19];&quot;??0&quot;)&amp;&quot;,&quot;&amp;TEXT([.AT20];&quot;??0&quot;)       )        )  ;  &quot; -- &quot;  )" office:value-type="string" office:string-value="/*241*/ ,0x00,0x3C,0x00,0x00,0x3C,0x00,0x00,0x3C" calcext:value-type="string" table:number-columns-spanned="52" table:number-rows-spanned="1">
            <text:p>/*241*/ ,0x00,0x3C,0x00,0x00,0x3C,0x00,0x00,0x3C</text:p>
          </table:table-cell>
          <table:covered-table-cell table:number-columns-repeated="51" table:style-name="ce28"/>
          <table:covered-table-cell table:number-columns-repeated="2"/>
          <table:table-cell table:style-name="ce90" table:formula="of:=IF([.CV24]&gt;0 ;    IF([.CS26]=&quot;BASIC&quot;    ;       IF([.CY26]=&quot;HEX&quot;       ;          &quot;SYMBOL &quot;&amp;[.CV24]&amp;&quot;,&amp;&quot;&amp;[.CW13]&amp;&quot;,&amp;&quot;&amp;[.BC14]&amp;&quot;,&amp;&quot;&amp;[.CW15]&amp;&quot;,&amp;&quot;&amp;[.CW16]&amp;&quot;,&amp;&quot;&amp;[.CW17]&amp;&quot;,&amp;&quot;&amp;[.CW18]&amp;&quot;,&amp;&quot;&amp;[.CW19]&amp;&quot;,&amp;&quot;&amp;[.CW20]       ;          &quot;SYMBOL &quot;&amp;[.CV24]&amp;&quot;,&quot;&amp;[.CV13]&amp;&quot;,&quot;&amp;[.CV14]&amp;&quot;,&quot;&amp;[.CV15]&amp;&quot;,&quot;&amp;[.CV16]&amp;&quot;,&quot;&amp;[.CV17]&amp;&quot;,&quot;&amp;[.CV18]&amp;&quot;,&quot;&amp;[.CV19]&amp;&quot;,&quot;&amp;[.CV20]       )    ;       IF([.CY26]=&quot;HEX&quot;       ;          &quot;/*&quot;&amp;TEXT([.CV24];&quot;??0&quot;)&amp;&quot;*/ ,0x&quot;&amp;[.CW13]&amp;&quot;,0x&quot;&amp;[.CW14]&amp;&quot;,0x&quot;&amp;[.CW15]&amp;&quot;,0x&quot;&amp;[.CW16]&amp;&quot;,0x&quot;&amp;[.CW17]&amp;&quot;,0x&quot;&amp;[.CW18]&amp;&quot;,0x&quot;&amp;[.CW19]&amp;&quot;,0x&quot;&amp;[.CW20]       ;          &quot;/*&quot;&amp;TEXT([.CV24];&quot;??0&quot;)&amp;&quot;*/ ,&quot;&amp;TEXT([.CV13];&quot;??0&quot;)&amp;&quot;,&quot;&amp;TEXT([.CV14];&quot;??0&quot;)&amp;&quot;,&quot;&amp;TEXT([.CV15];&quot;??0&quot;)&amp;&quot;,&quot;&amp;TEXT([.CV16];&quot;??0&quot;)&amp;&quot;,&quot;&amp;TEXT([.CV17];&quot;??0&quot;)&amp;&quot;,&quot;&amp;TEXT([.CV18];&quot;??0&quot;)&amp;&quot;,&quot;&amp;TEXT([.CV19];&quot;??0&quot;)&amp;&quot;,&quot;&amp;TEXT([.CV20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1" table:formula="of:=IF([.AW24]&gt;0 ;    IF([.AQ26]=&quot;BASIC&quot;    ;       IF([.AW26]=&quot;HEX&quot;       ;          &quot;SYMBOL &quot;&amp;[.AW24]&amp;&quot;,&amp;&quot;&amp;[.AX13]&amp;&quot;,&amp;&quot;&amp;[.A14]&amp;&quot;,&amp;&quot;&amp;[.AX15]&amp;&quot;,&amp;&quot;&amp;[.AX16]&amp;&quot;,&amp;&quot;&amp;[.AX17]&amp;&quot;,&amp;&quot;&amp;[.AX18]&amp;&quot;,&amp;&quot;&amp;[.AX19]&amp;&quot;,&amp;&quot;&amp;[.AX20]       ;          &quot;SYMBOL &quot;&amp;[.AW24]&amp;&quot;,&quot;&amp;[.AW13]&amp;&quot;,&quot;&amp;[.AW14]&amp;&quot;,&quot;&amp;[.AW15]&amp;&quot;,&quot;&amp;[.AW16]&amp;&quot;,&quot;&amp;[.AW17]&amp;&quot;,&quot;&amp;[.AW18]&amp;&quot;,&quot;&amp;[.AW19]&amp;&quot;,&quot;&amp;[.AW20]       )    ;       IF([.AW26]=&quot;HEX&quot;       ;          &quot;/*&quot;&amp;TEXT([.AW24];&quot;??0&quot;)&amp;&quot;*/ ,0x&quot;&amp;[.AX13]&amp;&quot;,0x&quot;&amp;[.AX14]&amp;&quot;,0x&quot;&amp;[.AX15]&amp;&quot;,0x&quot;&amp;[.AX16]&amp;&quot;,0x&quot;&amp;[.AX17]&amp;&quot;,0x&quot;&amp;[.AX18]&amp;&quot;,0x&quot;&amp;[.AX19]&amp;&quot;,0x&quot;&amp;[.AX20]       ;          &quot;/*&quot;&amp;TEXT([.AW24];&quot;??0&quot;)&amp;&quot;*/ ,&quot;&amp;TEXT([.AW13];&quot;??0&quot;)&amp;&quot;,&quot;&amp;TEXT([.AW14];&quot;??0&quot;)&amp;&quot;,&quot;&amp;TEXT([.AW15];&quot;??0&quot;)&amp;&quot;,&quot;&amp;TEXT([.AW16];&quot;??0&quot;)&amp;&quot;,&quot;&amp;TEXT([.AW17];&quot;??0&quot;)&amp;&quot;,&quot;&amp;TEXT([.AW18];&quot;??0&quot;)&amp;&quot;,&quot;&amp;TEXT([.AW19];&quot;??0&quot;)&amp;&quot;,&quot;&amp;TEXT([.AW20];&quot;??0&quot;)       )        )  ;  &quot; -- &quot;  )" office:value-type="string" office:string-value="/*243*/ ,0x00,0x00,0x5A,0x00,0x00,0x5A,0x00,0x00" calcext:value-type="string" table:number-columns-spanned="52" table:number-rows-spanned="1">
            <text:p>/*243*/ ,0x00,0x00,0x5A,0x00,0x00,0x5A,0x00,0x00</text:p>
          </table:table-cell>
          <table:covered-table-cell table:number-columns-repeated="51" table:style-name="ce28"/>
          <table:covered-table-cell table:number-columns-repeated="2"/>
          <table:table-cell table:style-name="ce91" table:formula="of:=IF([.CY24]&gt;0 ;    IF([.CS26]=&quot;BASIC&quot;    ;       IF([.CY26]=&quot;HEX&quot;       ;          &quot;SYMBOL &quot;&amp;[.CY24]&amp;&quot;,&amp;&quot;&amp;[.CZ13]&amp;&quot;,&amp;&quot;&amp;[.BC14]&amp;&quot;,&amp;&quot;&amp;[.CZ15]&amp;&quot;,&amp;&quot;&amp;[.CZ16]&amp;&quot;,&amp;&quot;&amp;[.CZ17]&amp;&quot;,&amp;&quot;&amp;[.CZ18]&amp;&quot;,&amp;&quot;&amp;[.CZ19]&amp;&quot;,&amp;&quot;&amp;[.CZ20]       ;          &quot;SYMBOL &quot;&amp;[.CY24]&amp;&quot;,&quot;&amp;[.CY13]&amp;&quot;,&quot;&amp;[.CY14]&amp;&quot;,&quot;&amp;[.CY15]&amp;&quot;,&quot;&amp;[.CY16]&amp;&quot;,&quot;&amp;[.CY17]&amp;&quot;,&quot;&amp;[.CY18]&amp;&quot;,&quot;&amp;[.CY19]&amp;&quot;,&quot;&amp;[.CY20]       )    ;       IF([.CY26]=&quot;HEX&quot;       ;          &quot;/*&quot;&amp;TEXT([.CY24];&quot;??0&quot;)&amp;&quot;*/ ,0x&quot;&amp;[.CZ13]&amp;&quot;,0x&quot;&amp;[.CZ14]&amp;&quot;,0x&quot;&amp;[.CZ15]&amp;&quot;,0x&quot;&amp;[.CZ16]&amp;&quot;,0x&quot;&amp;[.CZ17]&amp;&quot;,0x&quot;&amp;[.CZ18]&amp;&quot;,0x&quot;&amp;[.CZ19]&amp;&quot;,0x&quot;&amp;[.CZ20]       ;          &quot;/*&quot;&amp;TEXT([.CY24];&quot;??0&quot;)&amp;&quot;*/ ,&quot;&amp;TEXT([.CY13];&quot;??0&quot;)&amp;&quot;,&quot;&amp;TEXT([.CY14];&quot;??0&quot;)&amp;&quot;,&quot;&amp;TEXT([.CY15];&quot;??0&quot;)&amp;&quot;,&quot;&amp;TEXT([.CY16];&quot;??0&quot;)&amp;&quot;,&quot;&amp;TEXT([.CY17];&quot;??0&quot;)&amp;&quot;,&quot;&amp;TEXT([.CY18];&quot;??0&quot;)&amp;&quot;,&quot;&amp;TEXT([.CY19];&quot;??0&quot;)&amp;&quot;,&quot;&amp;TEXT([.CY20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2" table:formula="of:=IF([.AZ24]&gt;0 ;    IF([.AQ26]=&quot;BASIC&quot;    ;       IF([.AW26]=&quot;HEX&quot;       ;          &quot;SYMBOL &quot;&amp;[.AZ24]&amp;&quot;,&amp;&quot;&amp;[.BA13]&amp;&quot;,&amp;&quot;&amp;[.A14]&amp;&quot;,&amp;&quot;&amp;[.BA15]&amp;&quot;,&amp;&quot;&amp;[.BA16]&amp;&quot;,&amp;&quot;&amp;[.BA17]&amp;&quot;,&amp;&quot;&amp;[.BA18]&amp;&quot;,&amp;&quot;&amp;[.BA19]&amp;&quot;,&amp;&quot;&amp;[.BA20]       ;          &quot;SYMBOL &quot;&amp;[.AZ24]&amp;&quot;,&quot;&amp;[.AZ13]&amp;&quot;,&quot;&amp;[.AZ14]&amp;&quot;,&quot;&amp;[.AZ15]&amp;&quot;,&quot;&amp;[.AZ16]&amp;&quot;,&quot;&amp;[.AZ17]&amp;&quot;,&quot;&amp;[.AZ18]&amp;&quot;,&quot;&amp;[.AZ19]&amp;&quot;,&quot;&amp;[.AZ20]       )    ;       IF([.AW26]=&quot;HEX&quot;       ;          &quot;/*&quot;&amp;TEXT([.AZ24];&quot;??0&quot;)&amp;&quot;*/ ,0x&quot;&amp;[.BA13]&amp;&quot;,0x&quot;&amp;[.BA14]&amp;&quot;,0x&quot;&amp;[.BA15]&amp;&quot;,0x&quot;&amp;[.BA16]&amp;&quot;,0x&quot;&amp;[.BA17]&amp;&quot;,0x&quot;&amp;[.BA18]&amp;&quot;,0x&quot;&amp;[.BA19]&amp;&quot;,0x&quot;&amp;[.BA20]       ;          &quot;/*&quot;&amp;TEXT([.AZ24];&quot;??0&quot;)&amp;&quot;*/ ,&quot;&amp;TEXT([.AZ13];&quot;??0&quot;)&amp;&quot;,&quot;&amp;TEXT([.AZ14];&quot;??0&quot;)&amp;&quot;,&quot;&amp;TEXT([.AZ15];&quot;??0&quot;)&amp;&quot;,&quot;&amp;TEXT([.AZ16];&quot;??0&quot;)&amp;&quot;,&quot;&amp;TEXT([.AZ17];&quot;??0&quot;)&amp;&quot;,&quot;&amp;TEXT([.AZ18];&quot;??0&quot;)&amp;&quot;,&quot;&amp;TEXT([.AZ19];&quot;??0&quot;)&amp;&quot;,&quot;&amp;TEXT([.AZ20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2" table:formula="of:=IF([.DB24]&gt;0 ;    IF([.CS26]=&quot;BASIC&quot;    ;       IF([.CY26]=&quot;HEX&quot;       ;          &quot;SYMBOL &quot;&amp;[.DB24]&amp;&quot;,&amp;&quot;&amp;[.DC13]&amp;&quot;,&amp;&quot;&amp;[.BC14]&amp;&quot;,&amp;&quot;&amp;[.DC15]&amp;&quot;,&amp;&quot;&amp;[.DC16]&amp;&quot;,&amp;&quot;&amp;[.DC17]&amp;&quot;,&amp;&quot;&amp;[.DC18]&amp;&quot;,&amp;&quot;&amp;[.DC19]&amp;&quot;,&amp;&quot;&amp;[.DC20]       ;          &quot;SYMBOL &quot;&amp;[.DB24]&amp;&quot;,&quot;&amp;[.DB13]&amp;&quot;,&quot;&amp;[.DB14]&amp;&quot;,&quot;&amp;[.DB15]&amp;&quot;,&quot;&amp;[.DB16]&amp;&quot;,&quot;&amp;[.DB17]&amp;&quot;,&quot;&amp;[.DB18]&amp;&quot;,&quot;&amp;[.DB19]&amp;&quot;,&quot;&amp;[.DB20]       )    ;       IF([.CY26]=&quot;HEX&quot;       ;          &quot;/*&quot;&amp;TEXT([.DB24];&quot;??0&quot;)&amp;&quot;*/ ,0x&quot;&amp;[.DC13]&amp;&quot;,0x&quot;&amp;[.DC14]&amp;&quot;,0x&quot;&amp;[.DC15]&amp;&quot;,0x&quot;&amp;[.DC16]&amp;&quot;,0x&quot;&amp;[.DC17]&amp;&quot;,0x&quot;&amp;[.DC18]&amp;&quot;,0x&quot;&amp;[.DC19]&amp;&quot;,0x&quot;&amp;[.DC20]       ;          &quot;/*&quot;&amp;TEXT([.DB24];&quot;??0&quot;)&amp;&quot;*/ ,&quot;&amp;TEXT([.DB13];&quot;??0&quot;)&amp;&quot;,&quot;&amp;TEXT([.DB14];&quot;??0&quot;)&amp;&quot;,&quot;&amp;TEXT([.DB15];&quot;??0&quot;)&amp;&quot;,&quot;&amp;TEXT([.DB16];&quot;??0&quot;)&amp;&quot;,&quot;&amp;TEXT([.DB17];&quot;??0&quot;)&amp;&quot;,&quot;&amp;TEXT([.DB18];&quot;??0&quot;)&amp;&quot;,&quot;&amp;TEXT([.DB19];&quot;??0&quot;)&amp;&quot;,&quot;&amp;TEXT([.DB20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131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6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36"/>
          <table:table-cell table:style-name="ce1" office:value-type="string" calcext:value-type="string" table:number-columns-spanned="1" table:number-rows-spanned="36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36"/>
          <table:table-cell/>
        </table:table-row>
        <table:table-row table:style-name="ro2">
          <table:covered-table-cell/>
          <table:table-cell table:style-name="ce83" office:value-type="string" calcext:value-type="string" table:number-columns-spanned="8" table:number-rows-spanned="2">
            <text:p>8x16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20"/>
          <table:table-cell table:style-name="ce95" office:value-type="string" calcext:value-type="string" table:number-columns-spanned="2" table:number-rows-spanned="1">
            <text:p>PEN 1</text:p>
          </table:table-cell>
          <table:covered-table-cell table:style-name="ce102"/>
          <table:table-cell table:style-name="ce108" table:number-columns-spanned="1" table:number-rows-spanned="20"/>
          <table:table-cell table:style-name="ce113" office:value-type="string" calcext:value-type="string" table:number-columns-spanned="2" table:number-rows-spanned="1">
            <text:p>PEN 2</text:p>
          </table:table-cell>
          <table:covered-table-cell table:style-name="ce102"/>
          <table:table-cell table:style-name="ce108" table:number-columns-spanned="1" table:number-rows-spanned="20"/>
          <table:table-cell table:style-name="ce118" office:value-type="string" calcext:value-type="string" table:number-columns-spanned="2" table:number-rows-spanned="1">
            <text:p>PEN 3</text:p>
          </table:table-cell>
          <table:covered-table-cell table:style-name="ce102"/>
          <table:table-cell table:style-name="ce108" table:number-columns-spanned="1" table:number-rows-spanned="20"/>
          <table:table-cell table:style-name="ce123" office:value-type="string" calcext:value-type="string" table:number-columns-spanned="2" table:number-rows-spanned="1">
            <text:p>PEN 0</text:p>
          </table:table-cell>
          <table:covered-table-cell table:style-name="ce102"/>
          <table:covered-table-cell table:number-columns-repeated="2" table:style-name="ce107"/>
          <table:table-cell table:style-name="ce83" office:value-type="string" calcext:value-type="string" table:number-columns-spanned="8" table:number-rows-spanned="2">
            <text:p>8x16 PIXEL </text:p>
            <text:p>MATRIX</text:p>
          </table:table-cell>
          <table:covered-table-cell table:number-columns-repeated="7" table:style-name="ce107"/>
          <table:table-cell table:style-name="ce107" table:number-columns-repeated="32"/>
          <table:table-cell table:style-name="ce108" table:number-columns-spanned="1" table:number-rows-spanned="20"/>
          <table:table-cell table:style-name="ce95" office:value-type="string" calcext:value-type="string" table:number-columns-spanned="2" table:number-rows-spanned="1">
            <text:p>PEN 1</text:p>
          </table:table-cell>
          <table:covered-table-cell table:style-name="ce102"/>
          <table:table-cell table:style-name="ce108" table:number-columns-spanned="1" table:number-rows-spanned="20"/>
          <table:table-cell table:style-name="ce113" office:value-type="string" calcext:value-type="string" table:number-columns-spanned="2" table:number-rows-spanned="1">
            <text:p>PEN 2</text:p>
          </table:table-cell>
          <table:covered-table-cell table:style-name="ce102"/>
          <table:table-cell table:style-name="ce108" table:number-columns-spanned="1" table:number-rows-spanned="20"/>
          <table:table-cell table:style-name="ce118" office:value-type="string" calcext:value-type="string" table:number-columns-spanned="2" table:number-rows-spanned="1">
            <text:p>PEN 3</text:p>
          </table:table-cell>
          <table:covered-table-cell table:style-name="ce102"/>
          <table:table-cell table:style-name="ce108" table:number-columns-spanned="1" table:number-rows-spanned="20"/>
          <table:table-cell table:style-name="ce123" office:value-type="string" calcext:value-type="string" table:number-columns-spanned="2" table:number-rows-spanned="1">
            <text:p>PEN 0</text:p>
          </table:table-cell>
          <table:covered-table-cell table:style-name="ce102"/>
          <table:covered-table-cell/>
          <table:table-cell/>
        </table:table-row>
        <table:table-row table:style-name="ro4">
          <table:covered-table-cell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number-columns-repeated="2"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J57]*([.B40]=[.J39])" office:value-type="float" office:value="0" calcext:value-type="float">
            <text:p>0</text:p>
          </table:table-cell>
          <table:table-cell table:formula="of:=[.K57]*([.C40]=[.K39])" office:value-type="float" office:value="0" calcext:value-type="float">
            <text:p>0</text:p>
          </table:table-cell>
          <table:table-cell table:formula="of:=[.L57]*([.D40]=[.L39])" office:value-type="float" office:value="0" calcext:value-type="float">
            <text:p>0</text:p>
          </table:table-cell>
          <table:table-cell table:formula="of:=[.M57]*([.E40]=[.M39])" office:value-type="float" office:value="0" calcext:value-type="float">
            <text:p>0</text:p>
          </table:table-cell>
          <table:table-cell table:formula="of:=[.N57]*([.F40]=[.N39])" office:value-type="float" office:value="0" calcext:value-type="float">
            <text:p>0</text:p>
          </table:table-cell>
          <table:table-cell table:formula="of:=[.O57]*([.G40]=[.O39])" office:value-type="float" office:value="0" calcext:value-type="float">
            <text:p>0</text:p>
          </table:table-cell>
          <table:table-cell table:formula="of:=[.P57]*([.H40]=[.P39])" office:value-type="float" office:value="0" calcext:value-type="float">
            <text:p>0</text:p>
          </table:table-cell>
          <table:table-cell table:formula="of:=[.Q57]*([.I40]=[.Q39])" office:value-type="float" office:value="0" calcext:value-type="float">
            <text:p>0</text:p>
          </table:table-cell>
          <table:table-cell table:formula="of:=[.R57]*([.B40]=[.R39])" office:value-type="float" office:value="0" calcext:value-type="float">
            <text:p>0</text:p>
          </table:table-cell>
          <table:table-cell table:formula="of:=[.S57]*([.C40]=[.S39])" office:value-type="float" office:value="0" calcext:value-type="float">
            <text:p>0</text:p>
          </table:table-cell>
          <table:table-cell table:formula="of:=[.T57]*([.D40]=[.T39])" office:value-type="float" office:value="32" calcext:value-type="float">
            <text:p>32</text:p>
          </table:table-cell>
          <table:table-cell table:formula="of:=[.U57]*([.E40]=[.U39])" office:value-type="float" office:value="16" calcext:value-type="float">
            <text:p>16</text:p>
          </table:table-cell>
          <table:table-cell table:formula="of:=[.V57]*([.F40]=[.V39])" office:value-type="float" office:value="8" calcext:value-type="float">
            <text:p>8</text:p>
          </table:table-cell>
          <table:table-cell table:formula="of:=[.W57]*([.G40]=[.W39])" office:value-type="float" office:value="4" calcext:value-type="float">
            <text:p>4</text:p>
          </table:table-cell>
          <table:table-cell table:formula="of:=[.X57]*([.H40]=[.X39])" office:value-type="float" office:value="0" calcext:value-type="float">
            <text:p>0</text:p>
          </table:table-cell>
          <table:table-cell table:formula="of:=[.Y57]*([.I40]=[.Y39])" office:value-type="float" office:value="0" calcext:value-type="float">
            <text:p>0</text:p>
          </table:table-cell>
          <table:table-cell table:formula="of:=[.Z57]*([.B40]=[.Z39])" office:value-type="float" office:value="0" calcext:value-type="float">
            <text:p>0</text:p>
          </table:table-cell>
          <table:table-cell table:formula="of:=[.AA57]*([.C40]=[.AA39])" office:value-type="float" office:value="0" calcext:value-type="float">
            <text:p>0</text:p>
          </table:table-cell>
          <table:table-cell table:formula="of:=[.AB57]*([.D40]=[.AB39])" office:value-type="float" office:value="0" calcext:value-type="float">
            <text:p>0</text:p>
          </table:table-cell>
          <table:table-cell table:formula="of:=[.AC57]*([.E40]=[.AC39])" office:value-type="float" office:value="0" calcext:value-type="float">
            <text:p>0</text:p>
          </table:table-cell>
          <table:table-cell table:formula="of:=[.AD57]*([.F40]=[.AD39])" office:value-type="float" office:value="0" calcext:value-type="float">
            <text:p>0</text:p>
          </table:table-cell>
          <table:table-cell table:formula="of:=[.AE57]*([.G40]=[.AE39])" office:value-type="float" office:value="0" calcext:value-type="float">
            <text:p>0</text:p>
          </table:table-cell>
          <table:table-cell table:formula="of:=[.AF57]*([.H40]=[.AF39])" office:value-type="float" office:value="0" calcext:value-type="float">
            <text:p>0</text:p>
          </table:table-cell>
          <table:table-cell table:formula="of:=[.AG57]*([.I40]=[.AG39])" office:value-type="float" office:value="0" calcext:value-type="float">
            <text:p>0</text:p>
          </table:table-cell>
          <table:table-cell table:formula="of:=[.AH57]*([.B40]=[.AH39])" office:value-type="float" office:value="128" calcext:value-type="float">
            <text:p>128</text:p>
          </table:table-cell>
          <table:table-cell table:formula="of:=[.AI57]*([.C40]=[.AI39])" office:value-type="float" office:value="64" calcext:value-type="float">
            <text:p>64</text:p>
          </table:table-cell>
          <table:table-cell table:formula="of:=[.AJ57]*([.D40]=[.AJ39])" office:value-type="float" office:value="0" calcext:value-type="float">
            <text:p>0</text:p>
          </table:table-cell>
          <table:table-cell table:formula="of:=[.AK57]*([.E40]=[.AK39])" office:value-type="float" office:value="0" calcext:value-type="float">
            <text:p>0</text:p>
          </table:table-cell>
          <table:table-cell table:formula="of:=[.AL57]*([.F40]=[.AL39])" office:value-type="float" office:value="0" calcext:value-type="float">
            <text:p>0</text:p>
          </table:table-cell>
          <table:table-cell table:formula="of:=[.AM57]*([.G40]=[.AM39])" office:value-type="float" office:value="0" calcext:value-type="float">
            <text:p>0</text:p>
          </table:table-cell>
          <table:table-cell table:formula="of:=[.AN57]*([.H40]=[.AN39])" office:value-type="float" office:value="2" calcext:value-type="float">
            <text:p>2</text:p>
          </table:table-cell>
          <table:table-cell table:formula="of:=[.AO57]*([.I40]=[.AO39])" office:value-type="float" office:value="1" calcext:value-type="float">
            <text:p>1</text:p>
          </table:table-cell>
          <table:covered-table-cell/>
          <table:table-cell table:formula="of:=SUM([.J40:.Q40])" office:value-type="float" office:value="0" calcext:value-type="float">
            <text:p>0</text:p>
          </table:table-cell>
          <table:table-cell table:formula="of:=DEC2HEX([.AQ40];2)" office:value-type="string" office:string-value="00" calcext:value-type="string">
            <text:p>00</text:p>
          </table:table-cell>
          <table:covered-table-cell/>
          <table:table-cell table:formula="of:=SUM([.R40:.Y40])" office:value-type="float" office:value="60" calcext:value-type="float">
            <text:p>60</text:p>
          </table:table-cell>
          <table:table-cell table:formula="of:=DEC2HEX([.AT40];2)" office:value-type="string" office:string-value="3C" calcext:value-type="string">
            <text:p>3C</text:p>
          </table:table-cell>
          <table:covered-table-cell/>
          <table:table-cell table:formula="of:=SUM([.Z40:.AG40])" office:value-type="float" office:value="0" calcext:value-type="float">
            <text:p>0</text:p>
          </table:table-cell>
          <table:table-cell table:formula="of:=DEC2HEX([.AW40];2)" office:value-type="string" office:string-value="00" calcext:value-type="string">
            <text:p>00</text:p>
          </table:table-cell>
          <table:covered-table-cell/>
          <table:table-cell table:formula="of:=SUM([.AH40:.AO40])" office:value-type="float" office:value="195" calcext:value-type="float">
            <text:p>195</text:p>
          </table:table-cell>
          <table:table-cell table:formula="of:=DEC2HEX([.AZ40];2)" office:value-type="string" office:string-value="C3" calcext:value-type="string">
            <text:p>C3</text:p>
          </table:table-cell>
          <table:covered-table-cell table:number-columns-repeated="2"/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table:number-columns-repeated="2"/>
          <table:table-cell table:formula="of:=[.BL57]*([.BD40]=[.BL39])" office:value-type="float" office:value="0" calcext:value-type="float">
            <text:p>0</text:p>
          </table:table-cell>
          <table:table-cell table:formula="of:=[.BM57]*([.BE40]=[.BM39])" office:value-type="float" office:value="0" calcext:value-type="float">
            <text:p>0</text:p>
          </table:table-cell>
          <table:table-cell table:formula="of:=[.BN57]*([.BF40]=[.BN39])" office:value-type="float" office:value="0" calcext:value-type="float">
            <text:p>0</text:p>
          </table:table-cell>
          <table:table-cell table:formula="of:=[.BO57]*([.BG40]=[.BO39])" office:value-type="float" office:value="0" calcext:value-type="float">
            <text:p>0</text:p>
          </table:table-cell>
          <table:table-cell table:formula="of:=[.BP57]*([.BH40]=[.BP39])" office:value-type="float" office:value="0" calcext:value-type="float">
            <text:p>0</text:p>
          </table:table-cell>
          <table:table-cell table:formula="of:=[.BQ57]*([.BI40]=[.BQ39])" office:value-type="float" office:value="0" calcext:value-type="float">
            <text:p>0</text:p>
          </table:table-cell>
          <table:table-cell table:formula="of:=[.BR57]*([.BJ40]=[.BR39])" office:value-type="float" office:value="0" calcext:value-type="float">
            <text:p>0</text:p>
          </table:table-cell>
          <table:table-cell table:formula="of:=[.BS57]*([.BK40]=[.BS39])" office:value-type="float" office:value="0" calcext:value-type="float">
            <text:p>0</text:p>
          </table:table-cell>
          <table:table-cell table:formula="of:=[.BT57]*([.BD40]=[.BT39])" office:value-type="float" office:value="0" calcext:value-type="float">
            <text:p>0</text:p>
          </table:table-cell>
          <table:table-cell table:formula="of:=[.BU57]*([.BE40]=[.BU39])" office:value-type="float" office:value="0" calcext:value-type="float">
            <text:p>0</text:p>
          </table:table-cell>
          <table:table-cell table:formula="of:=[.BV57]*([.BF40]=[.BV39])" office:value-type="float" office:value="0" calcext:value-type="float">
            <text:p>0</text:p>
          </table:table-cell>
          <table:table-cell table:formula="of:=[.BW57]*([.BG40]=[.BW39])" office:value-type="float" office:value="0" calcext:value-type="float">
            <text:p>0</text:p>
          </table:table-cell>
          <table:table-cell table:formula="of:=[.BX57]*([.BH40]=[.BX39])" office:value-type="float" office:value="0" calcext:value-type="float">
            <text:p>0</text:p>
          </table:table-cell>
          <table:table-cell table:formula="of:=[.BY57]*([.BI40]=[.BY39])" office:value-type="float" office:value="0" calcext:value-type="float">
            <text:p>0</text:p>
          </table:table-cell>
          <table:table-cell table:formula="of:=[.BZ57]*([.BJ40]=[.BZ39])" office:value-type="float" office:value="0" calcext:value-type="float">
            <text:p>0</text:p>
          </table:table-cell>
          <table:table-cell table:formula="of:=[.CA57]*([.BK40]=[.CA39])" office:value-type="float" office:value="0" calcext:value-type="float">
            <text:p>0</text:p>
          </table:table-cell>
          <table:table-cell table:formula="of:=[.CB57]*([.BD40]=[.CB39])" office:value-type="float" office:value="0" calcext:value-type="float">
            <text:p>0</text:p>
          </table:table-cell>
          <table:table-cell table:formula="of:=[.CC57]*([.BE40]=[.CC39])" office:value-type="float" office:value="0" calcext:value-type="float">
            <text:p>0</text:p>
          </table:table-cell>
          <table:table-cell table:formula="of:=[.CD57]*([.BF40]=[.CD39])" office:value-type="float" office:value="32" calcext:value-type="float">
            <text:p>32</text:p>
          </table:table-cell>
          <table:table-cell table:formula="of:=[.CE57]*([.BG40]=[.CE39])" office:value-type="float" office:value="16" calcext:value-type="float">
            <text:p>16</text:p>
          </table:table-cell>
          <table:table-cell table:formula="of:=[.CF57]*([.BH40]=[.CF39])" office:value-type="float" office:value="8" calcext:value-type="float">
            <text:p>8</text:p>
          </table:table-cell>
          <table:table-cell table:formula="of:=[.CG57]*([.BI40]=[.CG39])" office:value-type="float" office:value="4" calcext:value-type="float">
            <text:p>4</text:p>
          </table:table-cell>
          <table:table-cell table:formula="of:=[.CH57]*([.BJ40]=[.CH39])" office:value-type="float" office:value="0" calcext:value-type="float">
            <text:p>0</text:p>
          </table:table-cell>
          <table:table-cell table:formula="of:=[.CI57]*([.BK40]=[.CI39])" office:value-type="float" office:value="0" calcext:value-type="float">
            <text:p>0</text:p>
          </table:table-cell>
          <table:table-cell table:formula="of:=[.CJ57]*([.BD40]=[.CJ39])" office:value-type="float" office:value="128" calcext:value-type="float">
            <text:p>128</text:p>
          </table:table-cell>
          <table:table-cell table:formula="of:=[.CK57]*([.BE40]=[.CK39])" office:value-type="float" office:value="64" calcext:value-type="float">
            <text:p>64</text:p>
          </table:table-cell>
          <table:table-cell table:formula="of:=[.CL57]*([.BF40]=[.CL39])" office:value-type="float" office:value="0" calcext:value-type="float">
            <text:p>0</text:p>
          </table:table-cell>
          <table:table-cell table:formula="of:=[.CM57]*([.BG40]=[.CM39])" office:value-type="float" office:value="0" calcext:value-type="float">
            <text:p>0</text:p>
          </table:table-cell>
          <table:table-cell table:formula="of:=[.CN57]*([.BH40]=[.CN39])" office:value-type="float" office:value="0" calcext:value-type="float">
            <text:p>0</text:p>
          </table:table-cell>
          <table:table-cell table:formula="of:=[.CO57]*([.BI40]=[.CO39])" office:value-type="float" office:value="0" calcext:value-type="float">
            <text:p>0</text:p>
          </table:table-cell>
          <table:table-cell table:formula="of:=[.CP57]*([.BJ40]=[.CP39])" office:value-type="float" office:value="2" calcext:value-type="float">
            <text:p>2</text:p>
          </table:table-cell>
          <table:table-cell table:formula="of:=[.CQ57]*([.BK40]=[.CQ39])" office:value-type="float" office:value="1" calcext:value-type="float">
            <text:p>1</text:p>
          </table:table-cell>
          <table:covered-table-cell/>
          <table:table-cell table:formula="of:=SUM([.BL40:.BS40])" office:value-type="float" office:value="0" calcext:value-type="float">
            <text:p>0</text:p>
          </table:table-cell>
          <table:table-cell table:formula="of:=DEC2HEX([.CS40];2)" office:value-type="string" office:string-value="00" calcext:value-type="string">
            <text:p>00</text:p>
          </table:table-cell>
          <table:covered-table-cell/>
          <table:table-cell table:formula="of:=SUM([.BT40:.CA40])" office:value-type="float" office:value="0" calcext:value-type="float">
            <text:p>0</text:p>
          </table:table-cell>
          <table:table-cell table:formula="of:=DEC2HEX([.CV40];2)" office:value-type="string" office:string-value="00" calcext:value-type="string">
            <text:p>00</text:p>
          </table:table-cell>
          <table:covered-table-cell/>
          <table:table-cell table:formula="of:=SUM([.CB40:.CI40])" office:value-type="float" office:value="60" calcext:value-type="float">
            <text:p>60</text:p>
          </table:table-cell>
          <table:table-cell table:formula="of:=DEC2HEX([.CY40];2)" office:value-type="string" office:string-value="3C" calcext:value-type="string">
            <text:p>3C</text:p>
          </table:table-cell>
          <table:covered-table-cell/>
          <table:table-cell table:formula="of:=SUM([.CJ40:.CQ40])" office:value-type="float" office:value="195" calcext:value-type="float">
            <text:p>195</text:p>
          </table:table-cell>
          <table:table-cell table:formula="of:=DEC2HEX([.DB40];2)" office:value-type="string" office:string-value="C3" calcext:value-type="string">
            <text:p>C3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formula="of:=[.J57]*([.B41]=[.J39])" office:value-type="float" office:value="0" calcext:value-type="float">
            <text:p>0</text:p>
          </table:table-cell>
          <table:table-cell table:formula="of:=[.K57]*([.C41]=[.K39])" office:value-type="float" office:value="0" calcext:value-type="float">
            <text:p>0</text:p>
          </table:table-cell>
          <table:table-cell table:formula="of:=[.L57]*([.D41]=[.L39])" office:value-type="float" office:value="0" calcext:value-type="float">
            <text:p>0</text:p>
          </table:table-cell>
          <table:table-cell table:formula="of:=[.M57]*([.E41]=[.M39])" office:value-type="float" office:value="0" calcext:value-type="float">
            <text:p>0</text:p>
          </table:table-cell>
          <table:table-cell table:formula="of:=[.N57]*([.F41]=[.N39])" office:value-type="float" office:value="0" calcext:value-type="float">
            <text:p>0</text:p>
          </table:table-cell>
          <table:table-cell table:formula="of:=[.O57]*([.G41]=[.O39])" office:value-type="float" office:value="0" calcext:value-type="float">
            <text:p>0</text:p>
          </table:table-cell>
          <table:table-cell table:formula="of:=[.P57]*([.H41]=[.P39])" office:value-type="float" office:value="0" calcext:value-type="float">
            <text:p>0</text:p>
          </table:table-cell>
          <table:table-cell table:formula="of:=[.Q57]*([.I41]=[.Q39])" office:value-type="float" office:value="0" calcext:value-type="float">
            <text:p>0</text:p>
          </table:table-cell>
          <table:table-cell table:formula="of:=[.R57]*([.B41]=[.R39])" office:value-type="float" office:value="0" calcext:value-type="float">
            <text:p>0</text:p>
          </table:table-cell>
          <table:table-cell table:formula="of:=[.S57]*([.C41]=[.S39])" office:value-type="float" office:value="64" calcext:value-type="float">
            <text:p>64</text:p>
          </table:table-cell>
          <table:table-cell table:formula="of:=[.T57]*([.D41]=[.T39])" office:value-type="float" office:value="32" calcext:value-type="float">
            <text:p>32</text:p>
          </table:table-cell>
          <table:table-cell table:formula="of:=[.U57]*([.E41]=[.U39])" office:value-type="float" office:value="16" calcext:value-type="float">
            <text:p>16</text:p>
          </table:table-cell>
          <table:table-cell table:formula="of:=[.V57]*([.F41]=[.V39])" office:value-type="float" office:value="8" calcext:value-type="float">
            <text:p>8</text:p>
          </table:table-cell>
          <table:table-cell table:formula="of:=[.W57]*([.G41]=[.W39])" office:value-type="float" office:value="4" calcext:value-type="float">
            <text:p>4</text:p>
          </table:table-cell>
          <table:table-cell table:formula="of:=[.X57]*([.H41]=[.X39])" office:value-type="float" office:value="2" calcext:value-type="float">
            <text:p>2</text:p>
          </table:table-cell>
          <table:table-cell table:formula="of:=[.Y57]*([.I41]=[.Y39])" office:value-type="float" office:value="0" calcext:value-type="float">
            <text:p>0</text:p>
          </table:table-cell>
          <table:table-cell table:formula="of:=[.Z57]*([.B41]=[.Z39])" office:value-type="float" office:value="0" calcext:value-type="float">
            <text:p>0</text:p>
          </table:table-cell>
          <table:table-cell table:formula="of:=[.AA57]*([.C41]=[.AA39])" office:value-type="float" office:value="0" calcext:value-type="float">
            <text:p>0</text:p>
          </table:table-cell>
          <table:table-cell table:formula="of:=[.AB57]*([.D41]=[.AB39])" office:value-type="float" office:value="0" calcext:value-type="float">
            <text:p>0</text:p>
          </table:table-cell>
          <table:table-cell table:formula="of:=[.AC57]*([.E41]=[.AC39])" office:value-type="float" office:value="0" calcext:value-type="float">
            <text:p>0</text:p>
          </table:table-cell>
          <table:table-cell table:formula="of:=[.AD57]*([.F41]=[.AD39])" office:value-type="float" office:value="0" calcext:value-type="float">
            <text:p>0</text:p>
          </table:table-cell>
          <table:table-cell table:formula="of:=[.AE57]*([.G41]=[.AE39])" office:value-type="float" office:value="0" calcext:value-type="float">
            <text:p>0</text:p>
          </table:table-cell>
          <table:table-cell table:formula="of:=[.AF57]*([.H41]=[.AF39])" office:value-type="float" office:value="0" calcext:value-type="float">
            <text:p>0</text:p>
          </table:table-cell>
          <table:table-cell table:formula="of:=[.AG57]*([.I41]=[.AG39])" office:value-type="float" office:value="0" calcext:value-type="float">
            <text:p>0</text:p>
          </table:table-cell>
          <table:table-cell table:formula="of:=[.AH57]*([.B41]=[.AH39])" office:value-type="float" office:value="128" calcext:value-type="float">
            <text:p>128</text:p>
          </table:table-cell>
          <table:table-cell table:formula="of:=[.AI57]*([.C41]=[.AI39])" office:value-type="float" office:value="0" calcext:value-type="float">
            <text:p>0</text:p>
          </table:table-cell>
          <table:table-cell table:formula="of:=[.AJ57]*([.D41]=[.AJ39])" office:value-type="float" office:value="0" calcext:value-type="float">
            <text:p>0</text:p>
          </table:table-cell>
          <table:table-cell table:formula="of:=[.AK57]*([.E41]=[.AK39])" office:value-type="float" office:value="0" calcext:value-type="float">
            <text:p>0</text:p>
          </table:table-cell>
          <table:table-cell table:formula="of:=[.AL57]*([.F41]=[.AL39])" office:value-type="float" office:value="0" calcext:value-type="float">
            <text:p>0</text:p>
          </table:table-cell>
          <table:table-cell table:formula="of:=[.AM57]*([.G41]=[.AM39])" office:value-type="float" office:value="0" calcext:value-type="float">
            <text:p>0</text:p>
          </table:table-cell>
          <table:table-cell table:formula="of:=[.AN57]*([.H41]=[.AN39])" office:value-type="float" office:value="0" calcext:value-type="float">
            <text:p>0</text:p>
          </table:table-cell>
          <table:table-cell table:formula="of:=[.AO57]*([.I41]=[.AO39])" office:value-type="float" office:value="1" calcext:value-type="float">
            <text:p>1</text:p>
          </table:table-cell>
          <table:covered-table-cell/>
          <table:table-cell table:formula="of:=SUM([.J41:.Q41])" office:value-type="float" office:value="0" calcext:value-type="float">
            <text:p>0</text:p>
          </table:table-cell>
          <table:table-cell table:formula="of:=DEC2HEX([.AQ41];2)" office:value-type="string" office:string-value="00" calcext:value-type="string">
            <text:p>00</text:p>
          </table:table-cell>
          <table:covered-table-cell/>
          <table:table-cell table:formula="of:=SUM([.R41:.Y41])" office:value-type="float" office:value="126" calcext:value-type="float">
            <text:p>126</text:p>
          </table:table-cell>
          <table:table-cell table:formula="of:=DEC2HEX([.AT41];2)" office:value-type="string" office:string-value="7E" calcext:value-type="string">
            <text:p>7E</text:p>
          </table:table-cell>
          <table:covered-table-cell/>
          <table:table-cell table:formula="of:=SUM([.Z41:.AG41])" office:value-type="float" office:value="0" calcext:value-type="float">
            <text:p>0</text:p>
          </table:table-cell>
          <table:table-cell table:formula="of:=DEC2HEX([.AW41];2)" office:value-type="string" office:string-value="00" calcext:value-type="string">
            <text:p>00</text:p>
          </table:table-cell>
          <table:covered-table-cell/>
          <table:table-cell table:formula="of:=SUM([.AH41:.AO41])" office:value-type="float" office:value="129" calcext:value-type="float">
            <text:p>129</text:p>
          </table:table-cell>
          <table:table-cell table:formula="of:=DEC2HEX([.AZ41];2)" office:value-type="string" office:string-value="81" calcext:value-type="string">
            <text:p>81</text:p>
          </table:table-cell>
          <table:covered-table-cell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BL57]*([.BD41]=[.BL39])" office:value-type="float" office:value="0" calcext:value-type="float">
            <text:p>0</text:p>
          </table:table-cell>
          <table:table-cell table:formula="of:=[.BM57]*([.BE41]=[.BM39])" office:value-type="float" office:value="0" calcext:value-type="float">
            <text:p>0</text:p>
          </table:table-cell>
          <table:table-cell table:formula="of:=[.BN57]*([.BF41]=[.BN39])" office:value-type="float" office:value="0" calcext:value-type="float">
            <text:p>0</text:p>
          </table:table-cell>
          <table:table-cell table:formula="of:=[.BO57]*([.BG41]=[.BO39])" office:value-type="float" office:value="0" calcext:value-type="float">
            <text:p>0</text:p>
          </table:table-cell>
          <table:table-cell table:formula="of:=[.BP57]*([.BH41]=[.BP39])" office:value-type="float" office:value="0" calcext:value-type="float">
            <text:p>0</text:p>
          </table:table-cell>
          <table:table-cell table:formula="of:=[.BQ57]*([.BI41]=[.BQ39])" office:value-type="float" office:value="0" calcext:value-type="float">
            <text:p>0</text:p>
          </table:table-cell>
          <table:table-cell table:formula="of:=[.BR57]*([.BJ41]=[.BR39])" office:value-type="float" office:value="0" calcext:value-type="float">
            <text:p>0</text:p>
          </table:table-cell>
          <table:table-cell table:formula="of:=[.BS57]*([.BK41]=[.BS39])" office:value-type="float" office:value="0" calcext:value-type="float">
            <text:p>0</text:p>
          </table:table-cell>
          <table:table-cell table:formula="of:=[.BT57]*([.BD41]=[.BT39])" office:value-type="float" office:value="0" calcext:value-type="float">
            <text:p>0</text:p>
          </table:table-cell>
          <table:table-cell table:formula="of:=[.BU57]*([.BE41]=[.BU39])" office:value-type="float" office:value="0" calcext:value-type="float">
            <text:p>0</text:p>
          </table:table-cell>
          <table:table-cell table:formula="of:=[.BV57]*([.BF41]=[.BV39])" office:value-type="float" office:value="0" calcext:value-type="float">
            <text:p>0</text:p>
          </table:table-cell>
          <table:table-cell table:formula="of:=[.BW57]*([.BG41]=[.BW39])" office:value-type="float" office:value="0" calcext:value-type="float">
            <text:p>0</text:p>
          </table:table-cell>
          <table:table-cell table:formula="of:=[.BX57]*([.BH41]=[.BX39])" office:value-type="float" office:value="0" calcext:value-type="float">
            <text:p>0</text:p>
          </table:table-cell>
          <table:table-cell table:formula="of:=[.BY57]*([.BI41]=[.BY39])" office:value-type="float" office:value="0" calcext:value-type="float">
            <text:p>0</text:p>
          </table:table-cell>
          <table:table-cell table:formula="of:=[.BZ57]*([.BJ41]=[.BZ39])" office:value-type="float" office:value="0" calcext:value-type="float">
            <text:p>0</text:p>
          </table:table-cell>
          <table:table-cell table:formula="of:=[.CA57]*([.BK41]=[.CA39])" office:value-type="float" office:value="0" calcext:value-type="float">
            <text:p>0</text:p>
          </table:table-cell>
          <table:table-cell table:formula="of:=[.CB57]*([.BD41]=[.CB39])" office:value-type="float" office:value="0" calcext:value-type="float">
            <text:p>0</text:p>
          </table:table-cell>
          <table:table-cell table:formula="of:=[.CC57]*([.BE41]=[.CC39])" office:value-type="float" office:value="0" calcext:value-type="float">
            <text:p>0</text:p>
          </table:table-cell>
          <table:table-cell table:formula="of:=[.CD57]*([.BF41]=[.CD39])" office:value-type="float" office:value="32" calcext:value-type="float">
            <text:p>32</text:p>
          </table:table-cell>
          <table:table-cell table:formula="of:=[.CE57]*([.BG41]=[.CE39])" office:value-type="float" office:value="0" calcext:value-type="float">
            <text:p>0</text:p>
          </table:table-cell>
          <table:table-cell table:formula="of:=[.CF57]*([.BH41]=[.CF39])" office:value-type="float" office:value="0" calcext:value-type="float">
            <text:p>0</text:p>
          </table:table-cell>
          <table:table-cell table:formula="of:=[.CG57]*([.BI41]=[.CG39])" office:value-type="float" office:value="4" calcext:value-type="float">
            <text:p>4</text:p>
          </table:table-cell>
          <table:table-cell table:formula="of:=[.CH57]*([.BJ41]=[.CH39])" office:value-type="float" office:value="0" calcext:value-type="float">
            <text:p>0</text:p>
          </table:table-cell>
          <table:table-cell table:formula="of:=[.CI57]*([.BK41]=[.CI39])" office:value-type="float" office:value="0" calcext:value-type="float">
            <text:p>0</text:p>
          </table:table-cell>
          <table:table-cell table:formula="of:=[.CJ57]*([.BD41]=[.CJ39])" office:value-type="float" office:value="128" calcext:value-type="float">
            <text:p>128</text:p>
          </table:table-cell>
          <table:table-cell table:formula="of:=[.CK57]*([.BE41]=[.CK39])" office:value-type="float" office:value="64" calcext:value-type="float">
            <text:p>64</text:p>
          </table:table-cell>
          <table:table-cell table:formula="of:=[.CL57]*([.BF41]=[.CL39])" office:value-type="float" office:value="0" calcext:value-type="float">
            <text:p>0</text:p>
          </table:table-cell>
          <table:table-cell table:formula="of:=[.CM57]*([.BG41]=[.CM39])" office:value-type="float" office:value="16" calcext:value-type="float">
            <text:p>16</text:p>
          </table:table-cell>
          <table:table-cell table:formula="of:=[.CN57]*([.BH41]=[.CN39])" office:value-type="float" office:value="8" calcext:value-type="float">
            <text:p>8</text:p>
          </table:table-cell>
          <table:table-cell table:formula="of:=[.CO57]*([.BI41]=[.CO39])" office:value-type="float" office:value="0" calcext:value-type="float">
            <text:p>0</text:p>
          </table:table-cell>
          <table:table-cell table:formula="of:=[.CP57]*([.BJ41]=[.CP39])" office:value-type="float" office:value="2" calcext:value-type="float">
            <text:p>2</text:p>
          </table:table-cell>
          <table:table-cell table:formula="of:=[.CQ57]*([.BK41]=[.CQ39])" office:value-type="float" office:value="1" calcext:value-type="float">
            <text:p>1</text:p>
          </table:table-cell>
          <table:covered-table-cell/>
          <table:table-cell table:formula="of:=SUM([.BL41:.BS41])" office:value-type="float" office:value="0" calcext:value-type="float">
            <text:p>0</text:p>
          </table:table-cell>
          <table:table-cell table:formula="of:=DEC2HEX([.CS41];2)" office:value-type="string" office:string-value="00" calcext:value-type="string">
            <text:p>00</text:p>
          </table:table-cell>
          <table:covered-table-cell/>
          <table:table-cell table:formula="of:=SUM([.BT41:.CA41])" office:value-type="float" office:value="0" calcext:value-type="float">
            <text:p>0</text:p>
          </table:table-cell>
          <table:table-cell table:formula="of:=DEC2HEX([.CV41];2)" office:value-type="string" office:string-value="00" calcext:value-type="string">
            <text:p>00</text:p>
          </table:table-cell>
          <table:covered-table-cell/>
          <table:table-cell table:formula="of:=SUM([.CB41:.CI41])" office:value-type="float" office:value="36" calcext:value-type="float">
            <text:p>36</text:p>
          </table:table-cell>
          <table:table-cell table:formula="of:=DEC2HEX([.CY41];2)" office:value-type="string" office:string-value="24" calcext:value-type="string">
            <text:p>24</text:p>
          </table:table-cell>
          <table:covered-table-cell/>
          <table:table-cell table:formula="of:=SUM([.CJ41:.CQ41])" office:value-type="float" office:value="219" calcext:value-type="float">
            <text:p>219</text:p>
          </table:table-cell>
          <table:table-cell table:formula="of:=DEC2HEX([.DB41];2)" office:value-type="string" office:string-value="DB" calcext:value-type="string">
            <text:p>DB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J57]*([.B42]=[.J39])" office:value-type="float" office:value="0" calcext:value-type="float">
            <text:p>0</text:p>
          </table:table-cell>
          <table:table-cell table:formula="of:=[.K57]*([.C42]=[.K39])" office:value-type="float" office:value="0" calcext:value-type="float">
            <text:p>0</text:p>
          </table:table-cell>
          <table:table-cell table:formula="of:=[.L57]*([.D42]=[.L39])" office:value-type="float" office:value="0" calcext:value-type="float">
            <text:p>0</text:p>
          </table:table-cell>
          <table:table-cell table:formula="of:=[.M57]*([.E42]=[.M39])" office:value-type="float" office:value="0" calcext:value-type="float">
            <text:p>0</text:p>
          </table:table-cell>
          <table:table-cell table:formula="of:=[.N57]*([.F42]=[.N39])" office:value-type="float" office:value="0" calcext:value-type="float">
            <text:p>0</text:p>
          </table:table-cell>
          <table:table-cell table:formula="of:=[.O57]*([.G42]=[.O39])" office:value-type="float" office:value="0" calcext:value-type="float">
            <text:p>0</text:p>
          </table:table-cell>
          <table:table-cell table:formula="of:=[.P57]*([.H42]=[.P39])" office:value-type="float" office:value="0" calcext:value-type="float">
            <text:p>0</text:p>
          </table:table-cell>
          <table:table-cell table:formula="of:=[.Q57]*([.I42]=[.Q39])" office:value-type="float" office:value="0" calcext:value-type="float">
            <text:p>0</text:p>
          </table:table-cell>
          <table:table-cell table:formula="of:=[.R57]*([.B42]=[.R39])" office:value-type="float" office:value="0" calcext:value-type="float">
            <text:p>0</text:p>
          </table:table-cell>
          <table:table-cell table:formula="of:=[.S57]*([.C42]=[.S39])" office:value-type="float" office:value="64" calcext:value-type="float">
            <text:p>64</text:p>
          </table:table-cell>
          <table:table-cell table:formula="of:=[.T57]*([.D42]=[.T39])" office:value-type="float" office:value="0" calcext:value-type="float">
            <text:p>0</text:p>
          </table:table-cell>
          <table:table-cell table:formula="of:=[.U57]*([.E42]=[.U39])" office:value-type="float" office:value="16" calcext:value-type="float">
            <text:p>16</text:p>
          </table:table-cell>
          <table:table-cell table:formula="of:=[.V57]*([.F42]=[.V39])" office:value-type="float" office:value="8" calcext:value-type="float">
            <text:p>8</text:p>
          </table:table-cell>
          <table:table-cell table:formula="of:=[.W57]*([.G42]=[.W39])" office:value-type="float" office:value="0" calcext:value-type="float">
            <text:p>0</text:p>
          </table:table-cell>
          <table:table-cell table:formula="of:=[.X57]*([.H42]=[.X39])" office:value-type="float" office:value="2" calcext:value-type="float">
            <text:p>2</text:p>
          </table:table-cell>
          <table:table-cell table:formula="of:=[.Y57]*([.I42]=[.Y39])" office:value-type="float" office:value="0" calcext:value-type="float">
            <text:p>0</text:p>
          </table:table-cell>
          <table:table-cell table:formula="of:=[.Z57]*([.B42]=[.Z39])" office:value-type="float" office:value="0" calcext:value-type="float">
            <text:p>0</text:p>
          </table:table-cell>
          <table:table-cell table:formula="of:=[.AA57]*([.C42]=[.AA39])" office:value-type="float" office:value="0" calcext:value-type="float">
            <text:p>0</text:p>
          </table:table-cell>
          <table:table-cell table:formula="of:=[.AB57]*([.D42]=[.AB39])" office:value-type="float" office:value="0" calcext:value-type="float">
            <text:p>0</text:p>
          </table:table-cell>
          <table:table-cell table:formula="of:=[.AC57]*([.E42]=[.AC39])" office:value-type="float" office:value="0" calcext:value-type="float">
            <text:p>0</text:p>
          </table:table-cell>
          <table:table-cell table:formula="of:=[.AD57]*([.F42]=[.AD39])" office:value-type="float" office:value="0" calcext:value-type="float">
            <text:p>0</text:p>
          </table:table-cell>
          <table:table-cell table:formula="of:=[.AE57]*([.G42]=[.AE39])" office:value-type="float" office:value="0" calcext:value-type="float">
            <text:p>0</text:p>
          </table:table-cell>
          <table:table-cell table:formula="of:=[.AF57]*([.H42]=[.AF39])" office:value-type="float" office:value="0" calcext:value-type="float">
            <text:p>0</text:p>
          </table:table-cell>
          <table:table-cell table:formula="of:=[.AG57]*([.I42]=[.AG39])" office:value-type="float" office:value="0" calcext:value-type="float">
            <text:p>0</text:p>
          </table:table-cell>
          <table:table-cell table:formula="of:=[.AH57]*([.B42]=[.AH39])" office:value-type="float" office:value="128" calcext:value-type="float">
            <text:p>128</text:p>
          </table:table-cell>
          <table:table-cell table:formula="of:=[.AI57]*([.C42]=[.AI39])" office:value-type="float" office:value="0" calcext:value-type="float">
            <text:p>0</text:p>
          </table:table-cell>
          <table:table-cell table:formula="of:=[.AJ57]*([.D42]=[.AJ39])" office:value-type="float" office:value="32" calcext:value-type="float">
            <text:p>32</text:p>
          </table:table-cell>
          <table:table-cell table:formula="of:=[.AK57]*([.E42]=[.AK39])" office:value-type="float" office:value="0" calcext:value-type="float">
            <text:p>0</text:p>
          </table:table-cell>
          <table:table-cell table:formula="of:=[.AL57]*([.F42]=[.AL39])" office:value-type="float" office:value="0" calcext:value-type="float">
            <text:p>0</text:p>
          </table:table-cell>
          <table:table-cell table:formula="of:=[.AM57]*([.G42]=[.AM39])" office:value-type="float" office:value="4" calcext:value-type="float">
            <text:p>4</text:p>
          </table:table-cell>
          <table:table-cell table:formula="of:=[.AN57]*([.H42]=[.AN39])" office:value-type="float" office:value="0" calcext:value-type="float">
            <text:p>0</text:p>
          </table:table-cell>
          <table:table-cell table:formula="of:=[.AO57]*([.I42]=[.AO39])" office:value-type="float" office:value="1" calcext:value-type="float">
            <text:p>1</text:p>
          </table:table-cell>
          <table:covered-table-cell/>
          <table:table-cell table:formula="of:=SUM([.J42:.Q42])" office:value-type="float" office:value="0" calcext:value-type="float">
            <text:p>0</text:p>
          </table:table-cell>
          <table:table-cell table:formula="of:=DEC2HEX([.AQ42];2)" office:value-type="string" office:string-value="00" calcext:value-type="string">
            <text:p>00</text:p>
          </table:table-cell>
          <table:covered-table-cell/>
          <table:table-cell table:formula="of:=SUM([.R42:.Y42])" office:value-type="float" office:value="90" calcext:value-type="float">
            <text:p>90</text:p>
          </table:table-cell>
          <table:table-cell table:formula="of:=DEC2HEX([.AT42];2)" office:value-type="string" office:string-value="5A" calcext:value-type="string">
            <text:p>5A</text:p>
          </table:table-cell>
          <table:covered-table-cell/>
          <table:table-cell table:formula="of:=SUM([.Z42:.AG42])" office:value-type="float" office:value="0" calcext:value-type="float">
            <text:p>0</text:p>
          </table:table-cell>
          <table:table-cell table:formula="of:=DEC2HEX([.AW42];2)" office:value-type="string" office:string-value="00" calcext:value-type="string">
            <text:p>00</text:p>
          </table:table-cell>
          <table:covered-table-cell/>
          <table:table-cell table:formula="of:=SUM([.AH42:.AO42])" office:value-type="float" office:value="165" calcext:value-type="float">
            <text:p>165</text:p>
          </table:table-cell>
          <table:table-cell table:formula="of:=DEC2HEX([.AZ42];2)" office:value-type="string" office:string-value="A5" calcext:value-type="string">
            <text:p>A5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[.BL57]*([.BD42]=[.BL39])" office:value-type="float" office:value="0" calcext:value-type="float">
            <text:p>0</text:p>
          </table:table-cell>
          <table:table-cell table:formula="of:=[.BM57]*([.BE42]=[.BM39])" office:value-type="float" office:value="0" calcext:value-type="float">
            <text:p>0</text:p>
          </table:table-cell>
          <table:table-cell table:formula="of:=[.BN57]*([.BF42]=[.BN39])" office:value-type="float" office:value="0" calcext:value-type="float">
            <text:p>0</text:p>
          </table:table-cell>
          <table:table-cell table:formula="of:=[.BO57]*([.BG42]=[.BO39])" office:value-type="float" office:value="0" calcext:value-type="float">
            <text:p>0</text:p>
          </table:table-cell>
          <table:table-cell table:formula="of:=[.BP57]*([.BH42]=[.BP39])" office:value-type="float" office:value="0" calcext:value-type="float">
            <text:p>0</text:p>
          </table:table-cell>
          <table:table-cell table:formula="of:=[.BQ57]*([.BI42]=[.BQ39])" office:value-type="float" office:value="0" calcext:value-type="float">
            <text:p>0</text:p>
          </table:table-cell>
          <table:table-cell table:formula="of:=[.BR57]*([.BJ42]=[.BR39])" office:value-type="float" office:value="0" calcext:value-type="float">
            <text:p>0</text:p>
          </table:table-cell>
          <table:table-cell table:formula="of:=[.BS57]*([.BK42]=[.BS39])" office:value-type="float" office:value="0" calcext:value-type="float">
            <text:p>0</text:p>
          </table:table-cell>
          <table:table-cell table:formula="of:=[.BT57]*([.BD42]=[.BT39])" office:value-type="float" office:value="0" calcext:value-type="float">
            <text:p>0</text:p>
          </table:table-cell>
          <table:table-cell table:formula="of:=[.BU57]*([.BE42]=[.BU39])" office:value-type="float" office:value="0" calcext:value-type="float">
            <text:p>0</text:p>
          </table:table-cell>
          <table:table-cell table:formula="of:=[.BV57]*([.BF42]=[.BV39])" office:value-type="float" office:value="0" calcext:value-type="float">
            <text:p>0</text:p>
          </table:table-cell>
          <table:table-cell table:formula="of:=[.BW57]*([.BG42]=[.BW39])" office:value-type="float" office:value="0" calcext:value-type="float">
            <text:p>0</text:p>
          </table:table-cell>
          <table:table-cell table:formula="of:=[.BX57]*([.BH42]=[.BX39])" office:value-type="float" office:value="0" calcext:value-type="float">
            <text:p>0</text:p>
          </table:table-cell>
          <table:table-cell table:formula="of:=[.BY57]*([.BI42]=[.BY39])" office:value-type="float" office:value="0" calcext:value-type="float">
            <text:p>0</text:p>
          </table:table-cell>
          <table:table-cell table:formula="of:=[.BZ57]*([.BJ42]=[.BZ39])" office:value-type="float" office:value="0" calcext:value-type="float">
            <text:p>0</text:p>
          </table:table-cell>
          <table:table-cell table:formula="of:=[.CA57]*([.BK42]=[.CA39])" office:value-type="float" office:value="0" calcext:value-type="float">
            <text:p>0</text:p>
          </table:table-cell>
          <table:table-cell table:formula="of:=[.CB57]*([.BD42]=[.CB39])" office:value-type="float" office:value="0" calcext:value-type="float">
            <text:p>0</text:p>
          </table:table-cell>
          <table:table-cell table:formula="of:=[.CC57]*([.BE42]=[.CC39])" office:value-type="float" office:value="64" calcext:value-type="float">
            <text:p>64</text:p>
          </table:table-cell>
          <table:table-cell table:formula="of:=[.CD57]*([.BF42]=[.CD39])" office:value-type="float" office:value="0" calcext:value-type="float">
            <text:p>0</text:p>
          </table:table-cell>
          <table:table-cell table:formula="of:=[.CE57]*([.BG42]=[.CE39])" office:value-type="float" office:value="0" calcext:value-type="float">
            <text:p>0</text:p>
          </table:table-cell>
          <table:table-cell table:formula="of:=[.CF57]*([.BH42]=[.CF39])" office:value-type="float" office:value="0" calcext:value-type="float">
            <text:p>0</text:p>
          </table:table-cell>
          <table:table-cell table:formula="of:=[.CG57]*([.BI42]=[.CG39])" office:value-type="float" office:value="0" calcext:value-type="float">
            <text:p>0</text:p>
          </table:table-cell>
          <table:table-cell table:formula="of:=[.CH57]*([.BJ42]=[.CH39])" office:value-type="float" office:value="2" calcext:value-type="float">
            <text:p>2</text:p>
          </table:table-cell>
          <table:table-cell table:formula="of:=[.CI57]*([.BK42]=[.CI39])" office:value-type="float" office:value="0" calcext:value-type="float">
            <text:p>0</text:p>
          </table:table-cell>
          <table:table-cell table:formula="of:=[.CJ57]*([.BD42]=[.CJ39])" office:value-type="float" office:value="128" calcext:value-type="float">
            <text:p>128</text:p>
          </table:table-cell>
          <table:table-cell table:formula="of:=[.CK57]*([.BE42]=[.CK39])" office:value-type="float" office:value="0" calcext:value-type="float">
            <text:p>0</text:p>
          </table:table-cell>
          <table:table-cell table:formula="of:=[.CL57]*([.BF42]=[.CL39])" office:value-type="float" office:value="32" calcext:value-type="float">
            <text:p>32</text:p>
          </table:table-cell>
          <table:table-cell table:formula="of:=[.CM57]*([.BG42]=[.CM39])" office:value-type="float" office:value="16" calcext:value-type="float">
            <text:p>16</text:p>
          </table:table-cell>
          <table:table-cell table:formula="of:=[.CN57]*([.BH42]=[.CN39])" office:value-type="float" office:value="8" calcext:value-type="float">
            <text:p>8</text:p>
          </table:table-cell>
          <table:table-cell table:formula="of:=[.CO57]*([.BI42]=[.CO39])" office:value-type="float" office:value="4" calcext:value-type="float">
            <text:p>4</text:p>
          </table:table-cell>
          <table:table-cell table:formula="of:=[.CP57]*([.BJ42]=[.CP39])" office:value-type="float" office:value="0" calcext:value-type="float">
            <text:p>0</text:p>
          </table:table-cell>
          <table:table-cell table:formula="of:=[.CQ57]*([.BK42]=[.CQ39])" office:value-type="float" office:value="1" calcext:value-type="float">
            <text:p>1</text:p>
          </table:table-cell>
          <table:covered-table-cell/>
          <table:table-cell table:formula="of:=SUM([.BL42:.BS42])" office:value-type="float" office:value="0" calcext:value-type="float">
            <text:p>0</text:p>
          </table:table-cell>
          <table:table-cell table:formula="of:=DEC2HEX([.CS42];2)" office:value-type="string" office:string-value="00" calcext:value-type="string">
            <text:p>00</text:p>
          </table:table-cell>
          <table:covered-table-cell/>
          <table:table-cell table:formula="of:=SUM([.BT42:.CA42])" office:value-type="float" office:value="0" calcext:value-type="float">
            <text:p>0</text:p>
          </table:table-cell>
          <table:table-cell table:formula="of:=DEC2HEX([.CV42];2)" office:value-type="string" office:string-value="00" calcext:value-type="string">
            <text:p>00</text:p>
          </table:table-cell>
          <table:covered-table-cell/>
          <table:table-cell table:formula="of:=SUM([.CB42:.CI42])" office:value-type="float" office:value="66" calcext:value-type="float">
            <text:p>66</text:p>
          </table:table-cell>
          <table:table-cell table:formula="of:=DEC2HEX([.CY42];2)" office:value-type="string" office:string-value="42" calcext:value-type="string">
            <text:p>42</text:p>
          </table:table-cell>
          <table:covered-table-cell/>
          <table:table-cell table:formula="of:=SUM([.CJ42:.CQ42])" office:value-type="float" office:value="189" calcext:value-type="float">
            <text:p>189</text:p>
          </table:table-cell>
          <table:table-cell table:formula="of:=DEC2HEX([.DB42];2)" office:value-type="string" office:string-value="BD" calcext:value-type="string">
            <text:p>BD</text:p>
          </table:table-cell>
          <table:covered-table-cell/>
          <table:table-cell table:style-name="ce135"/>
        </table:table-row>
        <table:table-row table:style-name="ro4">
          <table:covered-table-cell/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formula="of:=[.J57]*([.B43]=[.J39])" office:value-type="float" office:value="0" calcext:value-type="float">
            <text:p>0</text:p>
          </table:table-cell>
          <table:table-cell table:formula="of:=[.K57]*([.C43]=[.K39])" office:value-type="float" office:value="0" calcext:value-type="float">
            <text:p>0</text:p>
          </table:table-cell>
          <table:table-cell table:formula="of:=[.L57]*([.D43]=[.L39])" office:value-type="float" office:value="0" calcext:value-type="float">
            <text:p>0</text:p>
          </table:table-cell>
          <table:table-cell table:formula="of:=[.M57]*([.E43]=[.M39])" office:value-type="float" office:value="0" calcext:value-type="float">
            <text:p>0</text:p>
          </table:table-cell>
          <table:table-cell table:formula="of:=[.N57]*([.F43]=[.N39])" office:value-type="float" office:value="0" calcext:value-type="float">
            <text:p>0</text:p>
          </table:table-cell>
          <table:table-cell table:formula="of:=[.O57]*([.G43]=[.O39])" office:value-type="float" office:value="0" calcext:value-type="float">
            <text:p>0</text:p>
          </table:table-cell>
          <table:table-cell table:formula="of:=[.P57]*([.H43]=[.P39])" office:value-type="float" office:value="0" calcext:value-type="float">
            <text:p>0</text:p>
          </table:table-cell>
          <table:table-cell table:formula="of:=[.Q57]*([.I43]=[.Q39])" office:value-type="float" office:value="0" calcext:value-type="float">
            <text:p>0</text:p>
          </table:table-cell>
          <table:table-cell table:formula="of:=[.R57]*([.B43]=[.R39])" office:value-type="float" office:value="0" calcext:value-type="float">
            <text:p>0</text:p>
          </table:table-cell>
          <table:table-cell table:formula="of:=[.S57]*([.C43]=[.S39])" office:value-type="float" office:value="64" calcext:value-type="float">
            <text:p>64</text:p>
          </table:table-cell>
          <table:table-cell table:formula="of:=[.T57]*([.D43]=[.T39])" office:value-type="float" office:value="32" calcext:value-type="float">
            <text:p>32</text:p>
          </table:table-cell>
          <table:table-cell table:formula="of:=[.U57]*([.E43]=[.U39])" office:value-type="float" office:value="16" calcext:value-type="float">
            <text:p>16</text:p>
          </table:table-cell>
          <table:table-cell table:formula="of:=[.V57]*([.F43]=[.V39])" office:value-type="float" office:value="8" calcext:value-type="float">
            <text:p>8</text:p>
          </table:table-cell>
          <table:table-cell table:formula="of:=[.W57]*([.G43]=[.W39])" office:value-type="float" office:value="4" calcext:value-type="float">
            <text:p>4</text:p>
          </table:table-cell>
          <table:table-cell table:formula="of:=[.X57]*([.H43]=[.X39])" office:value-type="float" office:value="2" calcext:value-type="float">
            <text:p>2</text:p>
          </table:table-cell>
          <table:table-cell table:formula="of:=[.Y57]*([.I43]=[.Y39])" office:value-type="float" office:value="0" calcext:value-type="float">
            <text:p>0</text:p>
          </table:table-cell>
          <table:table-cell table:formula="of:=[.Z57]*([.B43]=[.Z39])" office:value-type="float" office:value="0" calcext:value-type="float">
            <text:p>0</text:p>
          </table:table-cell>
          <table:table-cell table:formula="of:=[.AA57]*([.C43]=[.AA39])" office:value-type="float" office:value="0" calcext:value-type="float">
            <text:p>0</text:p>
          </table:table-cell>
          <table:table-cell table:formula="of:=[.AB57]*([.D43]=[.AB39])" office:value-type="float" office:value="0" calcext:value-type="float">
            <text:p>0</text:p>
          </table:table-cell>
          <table:table-cell table:formula="of:=[.AC57]*([.E43]=[.AC39])" office:value-type="float" office:value="0" calcext:value-type="float">
            <text:p>0</text:p>
          </table:table-cell>
          <table:table-cell table:formula="of:=[.AD57]*([.F43]=[.AD39])" office:value-type="float" office:value="0" calcext:value-type="float">
            <text:p>0</text:p>
          </table:table-cell>
          <table:table-cell table:formula="of:=[.AE57]*([.G43]=[.AE39])" office:value-type="float" office:value="0" calcext:value-type="float">
            <text:p>0</text:p>
          </table:table-cell>
          <table:table-cell table:formula="of:=[.AF57]*([.H43]=[.AF39])" office:value-type="float" office:value="0" calcext:value-type="float">
            <text:p>0</text:p>
          </table:table-cell>
          <table:table-cell table:formula="of:=[.AG57]*([.I43]=[.AG39])" office:value-type="float" office:value="0" calcext:value-type="float">
            <text:p>0</text:p>
          </table:table-cell>
          <table:table-cell table:formula="of:=[.AH57]*([.B43]=[.AH39])" office:value-type="float" office:value="128" calcext:value-type="float">
            <text:p>128</text:p>
          </table:table-cell>
          <table:table-cell table:formula="of:=[.AI57]*([.C43]=[.AI39])" office:value-type="float" office:value="0" calcext:value-type="float">
            <text:p>0</text:p>
          </table:table-cell>
          <table:table-cell table:formula="of:=[.AJ57]*([.D43]=[.AJ39])" office:value-type="float" office:value="0" calcext:value-type="float">
            <text:p>0</text:p>
          </table:table-cell>
          <table:table-cell table:formula="of:=[.AK57]*([.E43]=[.AK39])" office:value-type="float" office:value="0" calcext:value-type="float">
            <text:p>0</text:p>
          </table:table-cell>
          <table:table-cell table:formula="of:=[.AL57]*([.F43]=[.AL39])" office:value-type="float" office:value="0" calcext:value-type="float">
            <text:p>0</text:p>
          </table:table-cell>
          <table:table-cell table:formula="of:=[.AM57]*([.G43]=[.AM39])" office:value-type="float" office:value="0" calcext:value-type="float">
            <text:p>0</text:p>
          </table:table-cell>
          <table:table-cell table:formula="of:=[.AN57]*([.H43]=[.AN39])" office:value-type="float" office:value="0" calcext:value-type="float">
            <text:p>0</text:p>
          </table:table-cell>
          <table:table-cell table:formula="of:=[.AO57]*([.I43]=[.AO39])" office:value-type="float" office:value="1" calcext:value-type="float">
            <text:p>1</text:p>
          </table:table-cell>
          <table:covered-table-cell/>
          <table:table-cell table:formula="of:=SUM([.J43:.Q43])" office:value-type="float" office:value="0" calcext:value-type="float">
            <text:p>0</text:p>
          </table:table-cell>
          <table:table-cell table:formula="of:=DEC2HEX([.AQ43];2)" office:value-type="string" office:string-value="00" calcext:value-type="string">
            <text:p>00</text:p>
          </table:table-cell>
          <table:covered-table-cell/>
          <table:table-cell table:formula="of:=SUM([.R43:.Y43])" office:value-type="float" office:value="126" calcext:value-type="float">
            <text:p>126</text:p>
          </table:table-cell>
          <table:table-cell table:formula="of:=DEC2HEX([.AT43];2)" office:value-type="string" office:string-value="7E" calcext:value-type="string">
            <text:p>7E</text:p>
          </table:table-cell>
          <table:covered-table-cell/>
          <table:table-cell table:formula="of:=SUM([.Z43:.AG43])" office:value-type="float" office:value="0" calcext:value-type="float">
            <text:p>0</text:p>
          </table:table-cell>
          <table:table-cell table:formula="of:=DEC2HEX([.AW43];2)" office:value-type="string" office:string-value="00" calcext:value-type="string">
            <text:p>00</text:p>
          </table:table-cell>
          <table:covered-table-cell/>
          <table:table-cell table:formula="of:=SUM([.AH43:.AO43])" office:value-type="float" office:value="129" calcext:value-type="float">
            <text:p>129</text:p>
          </table:table-cell>
          <table:table-cell table:formula="of:=DEC2HEX([.AZ43];2)" office:value-type="string" office:string-value="81" calcext:value-type="string">
            <text:p>81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[.BL57]*([.BD43]=[.BL39])" office:value-type="float" office:value="0" calcext:value-type="float">
            <text:p>0</text:p>
          </table:table-cell>
          <table:table-cell table:formula="of:=[.BM57]*([.BE43]=[.BM39])" office:value-type="float" office:value="0" calcext:value-type="float">
            <text:p>0</text:p>
          </table:table-cell>
          <table:table-cell table:formula="of:=[.BN57]*([.BF43]=[.BN39])" office:value-type="float" office:value="0" calcext:value-type="float">
            <text:p>0</text:p>
          </table:table-cell>
          <table:table-cell table:formula="of:=[.BO57]*([.BG43]=[.BO39])" office:value-type="float" office:value="0" calcext:value-type="float">
            <text:p>0</text:p>
          </table:table-cell>
          <table:table-cell table:formula="of:=[.BP57]*([.BH43]=[.BP39])" office:value-type="float" office:value="0" calcext:value-type="float">
            <text:p>0</text:p>
          </table:table-cell>
          <table:table-cell table:formula="of:=[.BQ57]*([.BI43]=[.BQ39])" office:value-type="float" office:value="0" calcext:value-type="float">
            <text:p>0</text:p>
          </table:table-cell>
          <table:table-cell table:formula="of:=[.BR57]*([.BJ43]=[.BR39])" office:value-type="float" office:value="0" calcext:value-type="float">
            <text:p>0</text:p>
          </table:table-cell>
          <table:table-cell table:formula="of:=[.BS57]*([.BK43]=[.BS39])" office:value-type="float" office:value="0" calcext:value-type="float">
            <text:p>0</text:p>
          </table:table-cell>
          <table:table-cell table:formula="of:=[.BT57]*([.BD43]=[.BT39])" office:value-type="float" office:value="0" calcext:value-type="float">
            <text:p>0</text:p>
          </table:table-cell>
          <table:table-cell table:formula="of:=[.BU57]*([.BE43]=[.BU39])" office:value-type="float" office:value="0" calcext:value-type="float">
            <text:p>0</text:p>
          </table:table-cell>
          <table:table-cell table:formula="of:=[.BV57]*([.BF43]=[.BV39])" office:value-type="float" office:value="0" calcext:value-type="float">
            <text:p>0</text:p>
          </table:table-cell>
          <table:table-cell table:formula="of:=[.BW57]*([.BG43]=[.BW39])" office:value-type="float" office:value="0" calcext:value-type="float">
            <text:p>0</text:p>
          </table:table-cell>
          <table:table-cell table:formula="of:=[.BX57]*([.BH43]=[.BX39])" office:value-type="float" office:value="0" calcext:value-type="float">
            <text:p>0</text:p>
          </table:table-cell>
          <table:table-cell table:formula="of:=[.BY57]*([.BI43]=[.BY39])" office:value-type="float" office:value="0" calcext:value-type="float">
            <text:p>0</text:p>
          </table:table-cell>
          <table:table-cell table:formula="of:=[.BZ57]*([.BJ43]=[.BZ39])" office:value-type="float" office:value="0" calcext:value-type="float">
            <text:p>0</text:p>
          </table:table-cell>
          <table:table-cell table:formula="of:=[.CA57]*([.BK43]=[.CA39])" office:value-type="float" office:value="0" calcext:value-type="float">
            <text:p>0</text:p>
          </table:table-cell>
          <table:table-cell table:formula="of:=[.CB57]*([.BD43]=[.CB39])" office:value-type="float" office:value="0" calcext:value-type="float">
            <text:p>0</text:p>
          </table:table-cell>
          <table:table-cell table:formula="of:=[.CC57]*([.BE43]=[.CC39])" office:value-type="float" office:value="64" calcext:value-type="float">
            <text:p>64</text:p>
          </table:table-cell>
          <table:table-cell table:formula="of:=[.CD57]*([.BF43]=[.CD39])" office:value-type="float" office:value="0" calcext:value-type="float">
            <text:p>0</text:p>
          </table:table-cell>
          <table:table-cell table:formula="of:=[.CE57]*([.BG43]=[.CE39])" office:value-type="float" office:value="0" calcext:value-type="float">
            <text:p>0</text:p>
          </table:table-cell>
          <table:table-cell table:formula="of:=[.CF57]*([.BH43]=[.CF39])" office:value-type="float" office:value="0" calcext:value-type="float">
            <text:p>0</text:p>
          </table:table-cell>
          <table:table-cell table:formula="of:=[.CG57]*([.BI43]=[.CG39])" office:value-type="float" office:value="0" calcext:value-type="float">
            <text:p>0</text:p>
          </table:table-cell>
          <table:table-cell table:formula="of:=[.CH57]*([.BJ43]=[.CH39])" office:value-type="float" office:value="2" calcext:value-type="float">
            <text:p>2</text:p>
          </table:table-cell>
          <table:table-cell table:formula="of:=[.CI57]*([.BK43]=[.CI39])" office:value-type="float" office:value="0" calcext:value-type="float">
            <text:p>0</text:p>
          </table:table-cell>
          <table:table-cell table:formula="of:=[.CJ57]*([.BD43]=[.CJ39])" office:value-type="float" office:value="128" calcext:value-type="float">
            <text:p>128</text:p>
          </table:table-cell>
          <table:table-cell table:formula="of:=[.CK57]*([.BE43]=[.CK39])" office:value-type="float" office:value="0" calcext:value-type="float">
            <text:p>0</text:p>
          </table:table-cell>
          <table:table-cell table:formula="of:=[.CL57]*([.BF43]=[.CL39])" office:value-type="float" office:value="32" calcext:value-type="float">
            <text:p>32</text:p>
          </table:table-cell>
          <table:table-cell table:formula="of:=[.CM57]*([.BG43]=[.CM39])" office:value-type="float" office:value="16" calcext:value-type="float">
            <text:p>16</text:p>
          </table:table-cell>
          <table:table-cell table:formula="of:=[.CN57]*([.BH43]=[.CN39])" office:value-type="float" office:value="8" calcext:value-type="float">
            <text:p>8</text:p>
          </table:table-cell>
          <table:table-cell table:formula="of:=[.CO57]*([.BI43]=[.CO39])" office:value-type="float" office:value="4" calcext:value-type="float">
            <text:p>4</text:p>
          </table:table-cell>
          <table:table-cell table:formula="of:=[.CP57]*([.BJ43]=[.CP39])" office:value-type="float" office:value="0" calcext:value-type="float">
            <text:p>0</text:p>
          </table:table-cell>
          <table:table-cell table:formula="of:=[.CQ57]*([.BK43]=[.CQ39])" office:value-type="float" office:value="1" calcext:value-type="float">
            <text:p>1</text:p>
          </table:table-cell>
          <table:covered-table-cell/>
          <table:table-cell table:formula="of:=SUM([.BL43:.BS43])" office:value-type="float" office:value="0" calcext:value-type="float">
            <text:p>0</text:p>
          </table:table-cell>
          <table:table-cell table:formula="of:=DEC2HEX([.CS43];2)" office:value-type="string" office:string-value="00" calcext:value-type="string">
            <text:p>00</text:p>
          </table:table-cell>
          <table:covered-table-cell/>
          <table:table-cell table:formula="of:=SUM([.BT43:.CA43])" office:value-type="float" office:value="0" calcext:value-type="float">
            <text:p>0</text:p>
          </table:table-cell>
          <table:table-cell table:formula="of:=DEC2HEX([.CV43];2)" office:value-type="string" office:string-value="00" calcext:value-type="string">
            <text:p>00</text:p>
          </table:table-cell>
          <table:covered-table-cell/>
          <table:table-cell table:formula="of:=SUM([.CB43:.CI43])" office:value-type="float" office:value="66" calcext:value-type="float">
            <text:p>66</text:p>
          </table:table-cell>
          <table:table-cell table:formula="of:=DEC2HEX([.CY43];2)" office:value-type="string" office:string-value="42" calcext:value-type="string">
            <text:p>42</text:p>
          </table:table-cell>
          <table:covered-table-cell/>
          <table:table-cell table:formula="of:=SUM([.CJ43:.CQ43])" office:value-type="float" office:value="189" calcext:value-type="float">
            <text:p>189</text:p>
          </table:table-cell>
          <table:table-cell table:formula="of:=DEC2HEX([.DB43];2)" office:value-type="string" office:string-value="BD" calcext:value-type="string">
            <text:p>BD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J57]*([.B44]=[.J39])" office:value-type="float" office:value="0" calcext:value-type="float">
            <text:p>0</text:p>
          </table:table-cell>
          <table:table-cell table:formula="of:=[.K57]*([.C44]=[.K39])" office:value-type="float" office:value="0" calcext:value-type="float">
            <text:p>0</text:p>
          </table:table-cell>
          <table:table-cell table:formula="of:=[.L57]*([.D44]=[.L39])" office:value-type="float" office:value="0" calcext:value-type="float">
            <text:p>0</text:p>
          </table:table-cell>
          <table:table-cell table:formula="of:=[.M57]*([.E44]=[.M39])" office:value-type="float" office:value="0" calcext:value-type="float">
            <text:p>0</text:p>
          </table:table-cell>
          <table:table-cell table:formula="of:=[.N57]*([.F44]=[.N39])" office:value-type="float" office:value="0" calcext:value-type="float">
            <text:p>0</text:p>
          </table:table-cell>
          <table:table-cell table:formula="of:=[.O57]*([.G44]=[.O39])" office:value-type="float" office:value="0" calcext:value-type="float">
            <text:p>0</text:p>
          </table:table-cell>
          <table:table-cell table:formula="of:=[.P57]*([.H44]=[.P39])" office:value-type="float" office:value="0" calcext:value-type="float">
            <text:p>0</text:p>
          </table:table-cell>
          <table:table-cell table:formula="of:=[.Q57]*([.I44]=[.Q39])" office:value-type="float" office:value="0" calcext:value-type="float">
            <text:p>0</text:p>
          </table:table-cell>
          <table:table-cell table:formula="of:=[.R57]*([.B44]=[.R39])" office:value-type="float" office:value="0" calcext:value-type="float">
            <text:p>0</text:p>
          </table:table-cell>
          <table:table-cell table:formula="of:=[.S57]*([.C44]=[.S39])" office:value-type="float" office:value="0" calcext:value-type="float">
            <text:p>0</text:p>
          </table:table-cell>
          <table:table-cell table:formula="of:=[.T57]*([.D44]=[.T39])" office:value-type="float" office:value="32" calcext:value-type="float">
            <text:p>32</text:p>
          </table:table-cell>
          <table:table-cell table:formula="of:=[.U57]*([.E44]=[.U39])" office:value-type="float" office:value="0" calcext:value-type="float">
            <text:p>0</text:p>
          </table:table-cell>
          <table:table-cell table:formula="of:=[.V57]*([.F44]=[.V39])" office:value-type="float" office:value="0" calcext:value-type="float">
            <text:p>0</text:p>
          </table:table-cell>
          <table:table-cell table:formula="of:=[.W57]*([.G44]=[.W39])" office:value-type="float" office:value="4" calcext:value-type="float">
            <text:p>4</text:p>
          </table:table-cell>
          <table:table-cell table:formula="of:=[.X57]*([.H44]=[.X39])" office:value-type="float" office:value="0" calcext:value-type="float">
            <text:p>0</text:p>
          </table:table-cell>
          <table:table-cell table:formula="of:=[.Y57]*([.I44]=[.Y39])" office:value-type="float" office:value="0" calcext:value-type="float">
            <text:p>0</text:p>
          </table:table-cell>
          <table:table-cell table:formula="of:=[.Z57]*([.B44]=[.Z39])" office:value-type="float" office:value="0" calcext:value-type="float">
            <text:p>0</text:p>
          </table:table-cell>
          <table:table-cell table:formula="of:=[.AA57]*([.C44]=[.AA39])" office:value-type="float" office:value="0" calcext:value-type="float">
            <text:p>0</text:p>
          </table:table-cell>
          <table:table-cell table:formula="of:=[.AB57]*([.D44]=[.AB39])" office:value-type="float" office:value="0" calcext:value-type="float">
            <text:p>0</text:p>
          </table:table-cell>
          <table:table-cell table:formula="of:=[.AC57]*([.E44]=[.AC39])" office:value-type="float" office:value="0" calcext:value-type="float">
            <text:p>0</text:p>
          </table:table-cell>
          <table:table-cell table:formula="of:=[.AD57]*([.F44]=[.AD39])" office:value-type="float" office:value="0" calcext:value-type="float">
            <text:p>0</text:p>
          </table:table-cell>
          <table:table-cell table:formula="of:=[.AE57]*([.G44]=[.AE39])" office:value-type="float" office:value="0" calcext:value-type="float">
            <text:p>0</text:p>
          </table:table-cell>
          <table:table-cell table:formula="of:=[.AF57]*([.H44]=[.AF39])" office:value-type="float" office:value="0" calcext:value-type="float">
            <text:p>0</text:p>
          </table:table-cell>
          <table:table-cell table:formula="of:=[.AG57]*([.I44]=[.AG39])" office:value-type="float" office:value="0" calcext:value-type="float">
            <text:p>0</text:p>
          </table:table-cell>
          <table:table-cell table:formula="of:=[.AH57]*([.B44]=[.AH39])" office:value-type="float" office:value="128" calcext:value-type="float">
            <text:p>128</text:p>
          </table:table-cell>
          <table:table-cell table:formula="of:=[.AI57]*([.C44]=[.AI39])" office:value-type="float" office:value="64" calcext:value-type="float">
            <text:p>64</text:p>
          </table:table-cell>
          <table:table-cell table:formula="of:=[.AJ57]*([.D44]=[.AJ39])" office:value-type="float" office:value="0" calcext:value-type="float">
            <text:p>0</text:p>
          </table:table-cell>
          <table:table-cell table:formula="of:=[.AK57]*([.E44]=[.AK39])" office:value-type="float" office:value="16" calcext:value-type="float">
            <text:p>16</text:p>
          </table:table-cell>
          <table:table-cell table:formula="of:=[.AL57]*([.F44]=[.AL39])" office:value-type="float" office:value="8" calcext:value-type="float">
            <text:p>8</text:p>
          </table:table-cell>
          <table:table-cell table:formula="of:=[.AM57]*([.G44]=[.AM39])" office:value-type="float" office:value="0" calcext:value-type="float">
            <text:p>0</text:p>
          </table:table-cell>
          <table:table-cell table:formula="of:=[.AN57]*([.H44]=[.AN39])" office:value-type="float" office:value="2" calcext:value-type="float">
            <text:p>2</text:p>
          </table:table-cell>
          <table:table-cell table:formula="of:=[.AO57]*([.I44]=[.AO39])" office:value-type="float" office:value="1" calcext:value-type="float">
            <text:p>1</text:p>
          </table:table-cell>
          <table:covered-table-cell/>
          <table:table-cell table:formula="of:=SUM([.J44:.Q44])" office:value-type="float" office:value="0" calcext:value-type="float">
            <text:p>0</text:p>
          </table:table-cell>
          <table:table-cell table:formula="of:=DEC2HEX([.AQ44];2)" office:value-type="string" office:string-value="00" calcext:value-type="string">
            <text:p>00</text:p>
          </table:table-cell>
          <table:covered-table-cell/>
          <table:table-cell table:formula="of:=SUM([.R44:.Y44])" office:value-type="float" office:value="36" calcext:value-type="float">
            <text:p>36</text:p>
          </table:table-cell>
          <table:table-cell table:formula="of:=DEC2HEX([.AT44];2)" office:value-type="string" office:string-value="24" calcext:value-type="string">
            <text:p>24</text:p>
          </table:table-cell>
          <table:covered-table-cell/>
          <table:table-cell table:formula="of:=SUM([.Z44:.AG44])" office:value-type="float" office:value="0" calcext:value-type="float">
            <text:p>0</text:p>
          </table:table-cell>
          <table:table-cell table:formula="of:=DEC2HEX([.AW44];2)" office:value-type="string" office:string-value="00" calcext:value-type="string">
            <text:p>00</text:p>
          </table:table-cell>
          <table:covered-table-cell/>
          <table:table-cell table:formula="of:=SUM([.AH44:.AO44])" office:value-type="float" office:value="219" calcext:value-type="float">
            <text:p>219</text:p>
          </table:table-cell>
          <table:table-cell table:formula="of:=DEC2HEX([.AZ44];2)" office:value-type="string" office:string-value="DB" calcext:value-type="string">
            <text:p>DB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table:formula="of:=[.BL57]*([.BD44]=[.BL39])" office:value-type="float" office:value="0" calcext:value-type="float">
            <text:p>0</text:p>
          </table:table-cell>
          <table:table-cell table:formula="of:=[.BM57]*([.BE44]=[.BM39])" office:value-type="float" office:value="0" calcext:value-type="float">
            <text:p>0</text:p>
          </table:table-cell>
          <table:table-cell table:formula="of:=[.BN57]*([.BF44]=[.BN39])" office:value-type="float" office:value="0" calcext:value-type="float">
            <text:p>0</text:p>
          </table:table-cell>
          <table:table-cell table:formula="of:=[.BO57]*([.BG44]=[.BO39])" office:value-type="float" office:value="0" calcext:value-type="float">
            <text:p>0</text:p>
          </table:table-cell>
          <table:table-cell table:formula="of:=[.BP57]*([.BH44]=[.BP39])" office:value-type="float" office:value="0" calcext:value-type="float">
            <text:p>0</text:p>
          </table:table-cell>
          <table:table-cell table:formula="of:=[.BQ57]*([.BI44]=[.BQ39])" office:value-type="float" office:value="0" calcext:value-type="float">
            <text:p>0</text:p>
          </table:table-cell>
          <table:table-cell table:formula="of:=[.BR57]*([.BJ44]=[.BR39])" office:value-type="float" office:value="0" calcext:value-type="float">
            <text:p>0</text:p>
          </table:table-cell>
          <table:table-cell table:formula="of:=[.BS57]*([.BK44]=[.BS39])" office:value-type="float" office:value="0" calcext:value-type="float">
            <text:p>0</text:p>
          </table:table-cell>
          <table:table-cell table:formula="of:=[.BT57]*([.BD44]=[.BT39])" office:value-type="float" office:value="0" calcext:value-type="float">
            <text:p>0</text:p>
          </table:table-cell>
          <table:table-cell table:formula="of:=[.BU57]*([.BE44]=[.BU39])" office:value-type="float" office:value="0" calcext:value-type="float">
            <text:p>0</text:p>
          </table:table-cell>
          <table:table-cell table:formula="of:=[.BV57]*([.BF44]=[.BV39])" office:value-type="float" office:value="0" calcext:value-type="float">
            <text:p>0</text:p>
          </table:table-cell>
          <table:table-cell table:formula="of:=[.BW57]*([.BG44]=[.BW39])" office:value-type="float" office:value="0" calcext:value-type="float">
            <text:p>0</text:p>
          </table:table-cell>
          <table:table-cell table:formula="of:=[.BX57]*([.BH44]=[.BX39])" office:value-type="float" office:value="0" calcext:value-type="float">
            <text:p>0</text:p>
          </table:table-cell>
          <table:table-cell table:formula="of:=[.BY57]*([.BI44]=[.BY39])" office:value-type="float" office:value="0" calcext:value-type="float">
            <text:p>0</text:p>
          </table:table-cell>
          <table:table-cell table:formula="of:=[.BZ57]*([.BJ44]=[.BZ39])" office:value-type="float" office:value="0" calcext:value-type="float">
            <text:p>0</text:p>
          </table:table-cell>
          <table:table-cell table:formula="of:=[.CA57]*([.BK44]=[.CA39])" office:value-type="float" office:value="0" calcext:value-type="float">
            <text:p>0</text:p>
          </table:table-cell>
          <table:table-cell table:formula="of:=[.CB57]*([.BD44]=[.CB39])" office:value-type="float" office:value="128" calcext:value-type="float">
            <text:p>128</text:p>
          </table:table-cell>
          <table:table-cell table:formula="of:=[.CC57]*([.BE44]=[.CC39])" office:value-type="float" office:value="0" calcext:value-type="float">
            <text:p>0</text:p>
          </table:table-cell>
          <table:table-cell table:formula="of:=[.CD57]*([.BF44]=[.CD39])" office:value-type="float" office:value="32" calcext:value-type="float">
            <text:p>32</text:p>
          </table:table-cell>
          <table:table-cell table:formula="of:=[.CE57]*([.BG44]=[.CE39])" office:value-type="float" office:value="16" calcext:value-type="float">
            <text:p>16</text:p>
          </table:table-cell>
          <table:table-cell table:formula="of:=[.CF57]*([.BH44]=[.CF39])" office:value-type="float" office:value="8" calcext:value-type="float">
            <text:p>8</text:p>
          </table:table-cell>
          <table:table-cell table:formula="of:=[.CG57]*([.BI44]=[.CG39])" office:value-type="float" office:value="4" calcext:value-type="float">
            <text:p>4</text:p>
          </table:table-cell>
          <table:table-cell table:formula="of:=[.CH57]*([.BJ44]=[.CH39])" office:value-type="float" office:value="2" calcext:value-type="float">
            <text:p>2</text:p>
          </table:table-cell>
          <table:table-cell table:formula="of:=[.CI57]*([.BK44]=[.CI39])" office:value-type="float" office:value="0" calcext:value-type="float">
            <text:p>0</text:p>
          </table:table-cell>
          <table:table-cell table:formula="of:=[.CJ57]*([.BD44]=[.CJ39])" office:value-type="float" office:value="0" calcext:value-type="float">
            <text:p>0</text:p>
          </table:table-cell>
          <table:table-cell table:formula="of:=[.CK57]*([.BE44]=[.CK39])" office:value-type="float" office:value="64" calcext:value-type="float">
            <text:p>64</text:p>
          </table:table-cell>
          <table:table-cell table:formula="of:=[.CL57]*([.BF44]=[.CL39])" office:value-type="float" office:value="0" calcext:value-type="float">
            <text:p>0</text:p>
          </table:table-cell>
          <table:table-cell table:formula="of:=[.CM57]*([.BG44]=[.CM39])" office:value-type="float" office:value="0" calcext:value-type="float">
            <text:p>0</text:p>
          </table:table-cell>
          <table:table-cell table:formula="of:=[.CN57]*([.BH44]=[.CN39])" office:value-type="float" office:value="0" calcext:value-type="float">
            <text:p>0</text:p>
          </table:table-cell>
          <table:table-cell table:formula="of:=[.CO57]*([.BI44]=[.CO39])" office:value-type="float" office:value="0" calcext:value-type="float">
            <text:p>0</text:p>
          </table:table-cell>
          <table:table-cell table:formula="of:=[.CP57]*([.BJ44]=[.CP39])" office:value-type="float" office:value="0" calcext:value-type="float">
            <text:p>0</text:p>
          </table:table-cell>
          <table:table-cell table:formula="of:=[.CQ57]*([.BK44]=[.CQ39])" office:value-type="float" office:value="1" calcext:value-type="float">
            <text:p>1</text:p>
          </table:table-cell>
          <table:covered-table-cell/>
          <table:table-cell table:formula="of:=SUM([.BL44:.BS44])" office:value-type="float" office:value="0" calcext:value-type="float">
            <text:p>0</text:p>
          </table:table-cell>
          <table:table-cell table:formula="of:=DEC2HEX([.CS44];2)" office:value-type="string" office:string-value="00" calcext:value-type="string">
            <text:p>00</text:p>
          </table:table-cell>
          <table:covered-table-cell/>
          <table:table-cell table:formula="of:=SUM([.BT44:.CA44])" office:value-type="float" office:value="0" calcext:value-type="float">
            <text:p>0</text:p>
          </table:table-cell>
          <table:table-cell table:formula="of:=DEC2HEX([.CV44];2)" office:value-type="string" office:string-value="00" calcext:value-type="string">
            <text:p>00</text:p>
          </table:table-cell>
          <table:covered-table-cell/>
          <table:table-cell table:formula="of:=SUM([.CB44:.CI44])" office:value-type="float" office:value="190" calcext:value-type="float">
            <text:p>190</text:p>
          </table:table-cell>
          <table:table-cell table:formula="of:=DEC2HEX([.CY44];2)" office:value-type="string" office:string-value="BE" calcext:value-type="string">
            <text:p>BE</text:p>
          </table:table-cell>
          <table:covered-table-cell/>
          <table:table-cell table:formula="of:=SUM([.CJ44:.CQ44])" office:value-type="float" office:value="65" calcext:value-type="float">
            <text:p>65</text:p>
          </table:table-cell>
          <table:table-cell table:formula="of:=DEC2HEX([.DB44];2)" office:value-type="string" office:string-value="41" calcext:value-type="string">
            <text:p>41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formula="of:=[.J57]*([.B45]=[.J39])" office:value-type="float" office:value="0" calcext:value-type="float">
            <text:p>0</text:p>
          </table:table-cell>
          <table:table-cell table:formula="of:=[.K57]*([.C45]=[.K39])" office:value-type="float" office:value="0" calcext:value-type="float">
            <text:p>0</text:p>
          </table:table-cell>
          <table:table-cell table:formula="of:=[.L57]*([.D45]=[.L39])" office:value-type="float" office:value="0" calcext:value-type="float">
            <text:p>0</text:p>
          </table:table-cell>
          <table:table-cell table:formula="of:=[.M57]*([.E45]=[.M39])" office:value-type="float" office:value="0" calcext:value-type="float">
            <text:p>0</text:p>
          </table:table-cell>
          <table:table-cell table:formula="of:=[.N57]*([.F45]=[.N39])" office:value-type="float" office:value="0" calcext:value-type="float">
            <text:p>0</text:p>
          </table:table-cell>
          <table:table-cell table:formula="of:=[.O57]*([.G45]=[.O39])" office:value-type="float" office:value="0" calcext:value-type="float">
            <text:p>0</text:p>
          </table:table-cell>
          <table:table-cell table:formula="of:=[.P57]*([.H45]=[.P39])" office:value-type="float" office:value="0" calcext:value-type="float">
            <text:p>0</text:p>
          </table:table-cell>
          <table:table-cell table:formula="of:=[.Q57]*([.I45]=[.Q39])" office:value-type="float" office:value="0" calcext:value-type="float">
            <text:p>0</text:p>
          </table:table-cell>
          <table:table-cell table:formula="of:=[.R57]*([.B45]=[.R39])" office:value-type="float" office:value="0" calcext:value-type="float">
            <text:p>0</text:p>
          </table:table-cell>
          <table:table-cell table:formula="of:=[.S57]*([.C45]=[.S39])" office:value-type="float" office:value="64" calcext:value-type="float">
            <text:p>64</text:p>
          </table:table-cell>
          <table:table-cell table:formula="of:=[.T57]*([.D45]=[.T39])" office:value-type="float" office:value="32" calcext:value-type="float">
            <text:p>32</text:p>
          </table:table-cell>
          <table:table-cell table:formula="of:=[.U57]*([.E45]=[.U39])" office:value-type="float" office:value="16" calcext:value-type="float">
            <text:p>16</text:p>
          </table:table-cell>
          <table:table-cell table:formula="of:=[.V57]*([.F45]=[.V39])" office:value-type="float" office:value="8" calcext:value-type="float">
            <text:p>8</text:p>
          </table:table-cell>
          <table:table-cell table:formula="of:=[.W57]*([.G45]=[.W39])" office:value-type="float" office:value="4" calcext:value-type="float">
            <text:p>4</text:p>
          </table:table-cell>
          <table:table-cell table:formula="of:=[.X57]*([.H45]=[.X39])" office:value-type="float" office:value="2" calcext:value-type="float">
            <text:p>2</text:p>
          </table:table-cell>
          <table:table-cell table:formula="of:=[.Y57]*([.I45]=[.Y39])" office:value-type="float" office:value="0" calcext:value-type="float">
            <text:p>0</text:p>
          </table:table-cell>
          <table:table-cell table:formula="of:=[.Z57]*([.B45]=[.Z39])" office:value-type="float" office:value="0" calcext:value-type="float">
            <text:p>0</text:p>
          </table:table-cell>
          <table:table-cell table:formula="of:=[.AA57]*([.C45]=[.AA39])" office:value-type="float" office:value="0" calcext:value-type="float">
            <text:p>0</text:p>
          </table:table-cell>
          <table:table-cell table:formula="of:=[.AB57]*([.D45]=[.AB39])" office:value-type="float" office:value="0" calcext:value-type="float">
            <text:p>0</text:p>
          </table:table-cell>
          <table:table-cell table:formula="of:=[.AC57]*([.E45]=[.AC39])" office:value-type="float" office:value="0" calcext:value-type="float">
            <text:p>0</text:p>
          </table:table-cell>
          <table:table-cell table:formula="of:=[.AD57]*([.F45]=[.AD39])" office:value-type="float" office:value="0" calcext:value-type="float">
            <text:p>0</text:p>
          </table:table-cell>
          <table:table-cell table:formula="of:=[.AE57]*([.G45]=[.AE39])" office:value-type="float" office:value="0" calcext:value-type="float">
            <text:p>0</text:p>
          </table:table-cell>
          <table:table-cell table:formula="of:=[.AF57]*([.H45]=[.AF39])" office:value-type="float" office:value="0" calcext:value-type="float">
            <text:p>0</text:p>
          </table:table-cell>
          <table:table-cell table:formula="of:=[.AG57]*([.I45]=[.AG39])" office:value-type="float" office:value="0" calcext:value-type="float">
            <text:p>0</text:p>
          </table:table-cell>
          <table:table-cell table:formula="of:=[.AH57]*([.B45]=[.AH39])" office:value-type="float" office:value="128" calcext:value-type="float">
            <text:p>128</text:p>
          </table:table-cell>
          <table:table-cell table:formula="of:=[.AI57]*([.C45]=[.AI39])" office:value-type="float" office:value="0" calcext:value-type="float">
            <text:p>0</text:p>
          </table:table-cell>
          <table:table-cell table:formula="of:=[.AJ57]*([.D45]=[.AJ39])" office:value-type="float" office:value="0" calcext:value-type="float">
            <text:p>0</text:p>
          </table:table-cell>
          <table:table-cell table:formula="of:=[.AK57]*([.E45]=[.AK39])" office:value-type="float" office:value="0" calcext:value-type="float">
            <text:p>0</text:p>
          </table:table-cell>
          <table:table-cell table:formula="of:=[.AL57]*([.F45]=[.AL39])" office:value-type="float" office:value="0" calcext:value-type="float">
            <text:p>0</text:p>
          </table:table-cell>
          <table:table-cell table:formula="of:=[.AM57]*([.G45]=[.AM39])" office:value-type="float" office:value="0" calcext:value-type="float">
            <text:p>0</text:p>
          </table:table-cell>
          <table:table-cell table:formula="of:=[.AN57]*([.H45]=[.AN39])" office:value-type="float" office:value="0" calcext:value-type="float">
            <text:p>0</text:p>
          </table:table-cell>
          <table:table-cell table:formula="of:=[.AO57]*([.I45]=[.AO39])" office:value-type="float" office:value="1" calcext:value-type="float">
            <text:p>1</text:p>
          </table:table-cell>
          <table:covered-table-cell/>
          <table:table-cell table:formula="of:=SUM([.J45:.Q45])" office:value-type="float" office:value="0" calcext:value-type="float">
            <text:p>0</text:p>
          </table:table-cell>
          <table:table-cell table:formula="of:=DEC2HEX([.AQ45];2)" office:value-type="string" office:string-value="00" calcext:value-type="string">
            <text:p>00</text:p>
          </table:table-cell>
          <table:covered-table-cell/>
          <table:table-cell table:formula="of:=SUM([.R45:.Y45])" office:value-type="float" office:value="126" calcext:value-type="float">
            <text:p>126</text:p>
          </table:table-cell>
          <table:table-cell table:formula="of:=DEC2HEX([.AT45];2)" office:value-type="string" office:string-value="7E" calcext:value-type="string">
            <text:p>7E</text:p>
          </table:table-cell>
          <table:covered-table-cell/>
          <table:table-cell table:formula="of:=SUM([.Z45:.AG45])" office:value-type="float" office:value="0" calcext:value-type="float">
            <text:p>0</text:p>
          </table:table-cell>
          <table:table-cell table:formula="of:=DEC2HEX([.AW45];2)" office:value-type="string" office:string-value="00" calcext:value-type="string">
            <text:p>00</text:p>
          </table:table-cell>
          <table:covered-table-cell/>
          <table:table-cell table:formula="of:=SUM([.AH45:.AO45])" office:value-type="float" office:value="129" calcext:value-type="float">
            <text:p>129</text:p>
          </table:table-cell>
          <table:table-cell table:formula="of:=DEC2HEX([.AZ45];2)" office:value-type="string" office:string-value="81" calcext:value-type="string">
            <text:p>81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L57]*([.BD45]=[.BL39])" office:value-type="float" office:value="0" calcext:value-type="float">
            <text:p>0</text:p>
          </table:table-cell>
          <table:table-cell table:formula="of:=[.BM57]*([.BE45]=[.BM39])" office:value-type="float" office:value="0" calcext:value-type="float">
            <text:p>0</text:p>
          </table:table-cell>
          <table:table-cell table:formula="of:=[.BN57]*([.BF45]=[.BN39])" office:value-type="float" office:value="0" calcext:value-type="float">
            <text:p>0</text:p>
          </table:table-cell>
          <table:table-cell table:formula="of:=[.BO57]*([.BG45]=[.BO39])" office:value-type="float" office:value="0" calcext:value-type="float">
            <text:p>0</text:p>
          </table:table-cell>
          <table:table-cell table:formula="of:=[.BP57]*([.BH45]=[.BP39])" office:value-type="float" office:value="0" calcext:value-type="float">
            <text:p>0</text:p>
          </table:table-cell>
          <table:table-cell table:formula="of:=[.BQ57]*([.BI45]=[.BQ39])" office:value-type="float" office:value="0" calcext:value-type="float">
            <text:p>0</text:p>
          </table:table-cell>
          <table:table-cell table:formula="of:=[.BR57]*([.BJ45]=[.BR39])" office:value-type="float" office:value="0" calcext:value-type="float">
            <text:p>0</text:p>
          </table:table-cell>
          <table:table-cell table:formula="of:=[.BS57]*([.BK45]=[.BS39])" office:value-type="float" office:value="0" calcext:value-type="float">
            <text:p>0</text:p>
          </table:table-cell>
          <table:table-cell table:formula="of:=[.BT57]*([.BD45]=[.BT39])" office:value-type="float" office:value="0" calcext:value-type="float">
            <text:p>0</text:p>
          </table:table-cell>
          <table:table-cell table:formula="of:=[.BU57]*([.BE45]=[.BU39])" office:value-type="float" office:value="0" calcext:value-type="float">
            <text:p>0</text:p>
          </table:table-cell>
          <table:table-cell table:formula="of:=[.BV57]*([.BF45]=[.BV39])" office:value-type="float" office:value="0" calcext:value-type="float">
            <text:p>0</text:p>
          </table:table-cell>
          <table:table-cell table:formula="of:=[.BW57]*([.BG45]=[.BW39])" office:value-type="float" office:value="0" calcext:value-type="float">
            <text:p>0</text:p>
          </table:table-cell>
          <table:table-cell table:formula="of:=[.BX57]*([.BH45]=[.BX39])" office:value-type="float" office:value="0" calcext:value-type="float">
            <text:p>0</text:p>
          </table:table-cell>
          <table:table-cell table:formula="of:=[.BY57]*([.BI45]=[.BY39])" office:value-type="float" office:value="0" calcext:value-type="float">
            <text:p>0</text:p>
          </table:table-cell>
          <table:table-cell table:formula="of:=[.BZ57]*([.BJ45]=[.BZ39])" office:value-type="float" office:value="0" calcext:value-type="float">
            <text:p>0</text:p>
          </table:table-cell>
          <table:table-cell table:formula="of:=[.CA57]*([.BK45]=[.CA39])" office:value-type="float" office:value="0" calcext:value-type="float">
            <text:p>0</text:p>
          </table:table-cell>
          <table:table-cell table:formula="of:=[.CB57]*([.BD45]=[.CB39])" office:value-type="float" office:value="128" calcext:value-type="float">
            <text:p>128</text:p>
          </table:table-cell>
          <table:table-cell table:formula="of:=[.CC57]*([.BE45]=[.CC39])" office:value-type="float" office:value="0" calcext:value-type="float">
            <text:p>0</text:p>
          </table:table-cell>
          <table:table-cell table:formula="of:=[.CD57]*([.BF45]=[.CD39])" office:value-type="float" office:value="32" calcext:value-type="float">
            <text:p>32</text:p>
          </table:table-cell>
          <table:table-cell table:formula="of:=[.CE57]*([.BG45]=[.CE39])" office:value-type="float" office:value="0" calcext:value-type="float">
            <text:p>0</text:p>
          </table:table-cell>
          <table:table-cell table:formula="of:=[.CF57]*([.BH45]=[.CF39])" office:value-type="float" office:value="8" calcext:value-type="float">
            <text:p>8</text:p>
          </table:table-cell>
          <table:table-cell table:formula="of:=[.CG57]*([.BI45]=[.CG39])" office:value-type="float" office:value="0" calcext:value-type="float">
            <text:p>0</text:p>
          </table:table-cell>
          <table:table-cell table:formula="of:=[.CH57]*([.BJ45]=[.CH39])" office:value-type="float" office:value="2" calcext:value-type="float">
            <text:p>2</text:p>
          </table:table-cell>
          <table:table-cell table:formula="of:=[.CI57]*([.BK45]=[.CI39])" office:value-type="float" office:value="0" calcext:value-type="float">
            <text:p>0</text:p>
          </table:table-cell>
          <table:table-cell table:formula="of:=[.CJ57]*([.BD45]=[.CJ39])" office:value-type="float" office:value="0" calcext:value-type="float">
            <text:p>0</text:p>
          </table:table-cell>
          <table:table-cell table:formula="of:=[.CK57]*([.BE45]=[.CK39])" office:value-type="float" office:value="64" calcext:value-type="float">
            <text:p>64</text:p>
          </table:table-cell>
          <table:table-cell table:formula="of:=[.CL57]*([.BF45]=[.CL39])" office:value-type="float" office:value="0" calcext:value-type="float">
            <text:p>0</text:p>
          </table:table-cell>
          <table:table-cell table:formula="of:=[.CM57]*([.BG45]=[.CM39])" office:value-type="float" office:value="16" calcext:value-type="float">
            <text:p>16</text:p>
          </table:table-cell>
          <table:table-cell table:formula="of:=[.CN57]*([.BH45]=[.CN39])" office:value-type="float" office:value="0" calcext:value-type="float">
            <text:p>0</text:p>
          </table:table-cell>
          <table:table-cell table:formula="of:=[.CO57]*([.BI45]=[.CO39])" office:value-type="float" office:value="4" calcext:value-type="float">
            <text:p>4</text:p>
          </table:table-cell>
          <table:table-cell table:formula="of:=[.CP57]*([.BJ45]=[.CP39])" office:value-type="float" office:value="0" calcext:value-type="float">
            <text:p>0</text:p>
          </table:table-cell>
          <table:table-cell table:formula="of:=[.CQ57]*([.BK45]=[.CQ39])" office:value-type="float" office:value="1" calcext:value-type="float">
            <text:p>1</text:p>
          </table:table-cell>
          <table:covered-table-cell/>
          <table:table-cell table:formula="of:=SUM([.BL45:.BS45])" office:value-type="float" office:value="0" calcext:value-type="float">
            <text:p>0</text:p>
          </table:table-cell>
          <table:table-cell table:formula="of:=DEC2HEX([.CS45];2)" office:value-type="string" office:string-value="00" calcext:value-type="string">
            <text:p>00</text:p>
          </table:table-cell>
          <table:covered-table-cell/>
          <table:table-cell table:formula="of:=SUM([.BT45:.CA45])" office:value-type="float" office:value="0" calcext:value-type="float">
            <text:p>0</text:p>
          </table:table-cell>
          <table:table-cell table:formula="of:=DEC2HEX([.CV45];2)" office:value-type="string" office:string-value="00" calcext:value-type="string">
            <text:p>00</text:p>
          </table:table-cell>
          <table:covered-table-cell/>
          <table:table-cell table:formula="of:=SUM([.CB45:.CI45])" office:value-type="float" office:value="170" calcext:value-type="float">
            <text:p>170</text:p>
          </table:table-cell>
          <table:table-cell table:formula="of:=DEC2HEX([.CY45];2)" office:value-type="string" office:string-value="AA" calcext:value-type="string">
            <text:p>AA</text:p>
          </table:table-cell>
          <table:covered-table-cell/>
          <table:table-cell table:formula="of:=SUM([.CJ45:.CQ45])" office:value-type="float" office:value="85" calcext:value-type="float">
            <text:p>85</text:p>
          </table:table-cell>
          <table:table-cell table:formula="of:=DEC2HEX([.DB45];2)" office:value-type="string" office:string-value="55" calcext:value-type="string">
            <text:p>55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J57]*([.B46]=[.J39])" office:value-type="float" office:value="0" calcext:value-type="float">
            <text:p>0</text:p>
          </table:table-cell>
          <table:table-cell table:formula="of:=[.K57]*([.C46]=[.K39])" office:value-type="float" office:value="0" calcext:value-type="float">
            <text:p>0</text:p>
          </table:table-cell>
          <table:table-cell table:formula="of:=[.L57]*([.D46]=[.L39])" office:value-type="float" office:value="0" calcext:value-type="float">
            <text:p>0</text:p>
          </table:table-cell>
          <table:table-cell table:formula="of:=[.M57]*([.E46]=[.M39])" office:value-type="float" office:value="0" calcext:value-type="float">
            <text:p>0</text:p>
          </table:table-cell>
          <table:table-cell table:formula="of:=[.N57]*([.F46]=[.N39])" office:value-type="float" office:value="0" calcext:value-type="float">
            <text:p>0</text:p>
          </table:table-cell>
          <table:table-cell table:formula="of:=[.O57]*([.G46]=[.O39])" office:value-type="float" office:value="0" calcext:value-type="float">
            <text:p>0</text:p>
          </table:table-cell>
          <table:table-cell table:formula="of:=[.P57]*([.H46]=[.P39])" office:value-type="float" office:value="0" calcext:value-type="float">
            <text:p>0</text:p>
          </table:table-cell>
          <table:table-cell table:formula="of:=[.Q57]*([.I46]=[.Q39])" office:value-type="float" office:value="0" calcext:value-type="float">
            <text:p>0</text:p>
          </table:table-cell>
          <table:table-cell table:formula="of:=[.R57]*([.B46]=[.R39])" office:value-type="float" office:value="0" calcext:value-type="float">
            <text:p>0</text:p>
          </table:table-cell>
          <table:table-cell table:formula="of:=[.S57]*([.C46]=[.S39])" office:value-type="float" office:value="0" calcext:value-type="float">
            <text:p>0</text:p>
          </table:table-cell>
          <table:table-cell table:formula="of:=[.T57]*([.D46]=[.T39])" office:value-type="float" office:value="32" calcext:value-type="float">
            <text:p>32</text:p>
          </table:table-cell>
          <table:table-cell table:formula="of:=[.U57]*([.E46]=[.U39])" office:value-type="float" office:value="16" calcext:value-type="float">
            <text:p>16</text:p>
          </table:table-cell>
          <table:table-cell table:formula="of:=[.V57]*([.F46]=[.V39])" office:value-type="float" office:value="8" calcext:value-type="float">
            <text:p>8</text:p>
          </table:table-cell>
          <table:table-cell table:formula="of:=[.W57]*([.G46]=[.W39])" office:value-type="float" office:value="4" calcext:value-type="float">
            <text:p>4</text:p>
          </table:table-cell>
          <table:table-cell table:formula="of:=[.X57]*([.H46]=[.X39])" office:value-type="float" office:value="0" calcext:value-type="float">
            <text:p>0</text:p>
          </table:table-cell>
          <table:table-cell table:formula="of:=[.Y57]*([.I46]=[.Y39])" office:value-type="float" office:value="0" calcext:value-type="float">
            <text:p>0</text:p>
          </table:table-cell>
          <table:table-cell table:formula="of:=[.Z57]*([.B46]=[.Z39])" office:value-type="float" office:value="0" calcext:value-type="float">
            <text:p>0</text:p>
          </table:table-cell>
          <table:table-cell table:formula="of:=[.AA57]*([.C46]=[.AA39])" office:value-type="float" office:value="0" calcext:value-type="float">
            <text:p>0</text:p>
          </table:table-cell>
          <table:table-cell table:formula="of:=[.AB57]*([.D46]=[.AB39])" office:value-type="float" office:value="0" calcext:value-type="float">
            <text:p>0</text:p>
          </table:table-cell>
          <table:table-cell table:formula="of:=[.AC57]*([.E46]=[.AC39])" office:value-type="float" office:value="0" calcext:value-type="float">
            <text:p>0</text:p>
          </table:table-cell>
          <table:table-cell table:formula="of:=[.AD57]*([.F46]=[.AD39])" office:value-type="float" office:value="0" calcext:value-type="float">
            <text:p>0</text:p>
          </table:table-cell>
          <table:table-cell table:formula="of:=[.AE57]*([.G46]=[.AE39])" office:value-type="float" office:value="0" calcext:value-type="float">
            <text:p>0</text:p>
          </table:table-cell>
          <table:table-cell table:formula="of:=[.AF57]*([.H46]=[.AF39])" office:value-type="float" office:value="0" calcext:value-type="float">
            <text:p>0</text:p>
          </table:table-cell>
          <table:table-cell table:formula="of:=[.AG57]*([.I46]=[.AG39])" office:value-type="float" office:value="0" calcext:value-type="float">
            <text:p>0</text:p>
          </table:table-cell>
          <table:table-cell table:formula="of:=[.AH57]*([.B46]=[.AH39])" office:value-type="float" office:value="128" calcext:value-type="float">
            <text:p>128</text:p>
          </table:table-cell>
          <table:table-cell table:formula="of:=[.AI57]*([.C46]=[.AI39])" office:value-type="float" office:value="64" calcext:value-type="float">
            <text:p>64</text:p>
          </table:table-cell>
          <table:table-cell table:formula="of:=[.AJ57]*([.D46]=[.AJ39])" office:value-type="float" office:value="0" calcext:value-type="float">
            <text:p>0</text:p>
          </table:table-cell>
          <table:table-cell table:formula="of:=[.AK57]*([.E46]=[.AK39])" office:value-type="float" office:value="0" calcext:value-type="float">
            <text:p>0</text:p>
          </table:table-cell>
          <table:table-cell table:formula="of:=[.AL57]*([.F46]=[.AL39])" office:value-type="float" office:value="0" calcext:value-type="float">
            <text:p>0</text:p>
          </table:table-cell>
          <table:table-cell table:formula="of:=[.AM57]*([.G46]=[.AM39])" office:value-type="float" office:value="0" calcext:value-type="float">
            <text:p>0</text:p>
          </table:table-cell>
          <table:table-cell table:formula="of:=[.AN57]*([.H46]=[.AN39])" office:value-type="float" office:value="2" calcext:value-type="float">
            <text:p>2</text:p>
          </table:table-cell>
          <table:table-cell table:formula="of:=[.AO57]*([.I46]=[.AO39])" office:value-type="float" office:value="1" calcext:value-type="float">
            <text:p>1</text:p>
          </table:table-cell>
          <table:covered-table-cell/>
          <table:table-cell table:formula="of:=SUM([.J46:.Q46])" office:value-type="float" office:value="0" calcext:value-type="float">
            <text:p>0</text:p>
          </table:table-cell>
          <table:table-cell table:formula="of:=DEC2HEX([.AQ46];2)" office:value-type="string" office:string-value="00" calcext:value-type="string">
            <text:p>00</text:p>
          </table:table-cell>
          <table:covered-table-cell/>
          <table:table-cell table:formula="of:=SUM([.R46:.Y46])" office:value-type="float" office:value="60" calcext:value-type="float">
            <text:p>60</text:p>
          </table:table-cell>
          <table:table-cell table:formula="of:=DEC2HEX([.AT46];2)" office:value-type="string" office:string-value="3C" calcext:value-type="string">
            <text:p>3C</text:p>
          </table:table-cell>
          <table:covered-table-cell/>
          <table:table-cell table:formula="of:=SUM([.Z46:.AG46])" office:value-type="float" office:value="0" calcext:value-type="float">
            <text:p>0</text:p>
          </table:table-cell>
          <table:table-cell table:formula="of:=DEC2HEX([.AW46];2)" office:value-type="string" office:string-value="00" calcext:value-type="string">
            <text:p>00</text:p>
          </table:table-cell>
          <table:covered-table-cell/>
          <table:table-cell table:formula="of:=SUM([.AH46:.AO46])" office:value-type="float" office:value="195" calcext:value-type="float">
            <text:p>195</text:p>
          </table:table-cell>
          <table:table-cell table:formula="of:=DEC2HEX([.AZ46];2)" office:value-type="string" office:string-value="C3" calcext:value-type="string">
            <text:p>C3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table:formula="of:=[.BL57]*([.BD46]=[.BL39])" office:value-type="float" office:value="0" calcext:value-type="float">
            <text:p>0</text:p>
          </table:table-cell>
          <table:table-cell table:formula="of:=[.BM57]*([.BE46]=[.BM39])" office:value-type="float" office:value="0" calcext:value-type="float">
            <text:p>0</text:p>
          </table:table-cell>
          <table:table-cell table:formula="of:=[.BN57]*([.BF46]=[.BN39])" office:value-type="float" office:value="0" calcext:value-type="float">
            <text:p>0</text:p>
          </table:table-cell>
          <table:table-cell table:formula="of:=[.BO57]*([.BG46]=[.BO39])" office:value-type="float" office:value="0" calcext:value-type="float">
            <text:p>0</text:p>
          </table:table-cell>
          <table:table-cell table:formula="of:=[.BP57]*([.BH46]=[.BP39])" office:value-type="float" office:value="0" calcext:value-type="float">
            <text:p>0</text:p>
          </table:table-cell>
          <table:table-cell table:formula="of:=[.BQ57]*([.BI46]=[.BQ39])" office:value-type="float" office:value="0" calcext:value-type="float">
            <text:p>0</text:p>
          </table:table-cell>
          <table:table-cell table:formula="of:=[.BR57]*([.BJ46]=[.BR39])" office:value-type="float" office:value="0" calcext:value-type="float">
            <text:p>0</text:p>
          </table:table-cell>
          <table:table-cell table:formula="of:=[.BS57]*([.BK46]=[.BS39])" office:value-type="float" office:value="0" calcext:value-type="float">
            <text:p>0</text:p>
          </table:table-cell>
          <table:table-cell table:formula="of:=[.BT57]*([.BD46]=[.BT39])" office:value-type="float" office:value="0" calcext:value-type="float">
            <text:p>0</text:p>
          </table:table-cell>
          <table:table-cell table:formula="of:=[.BU57]*([.BE46]=[.BU39])" office:value-type="float" office:value="0" calcext:value-type="float">
            <text:p>0</text:p>
          </table:table-cell>
          <table:table-cell table:formula="of:=[.BV57]*([.BF46]=[.BV39])" office:value-type="float" office:value="0" calcext:value-type="float">
            <text:p>0</text:p>
          </table:table-cell>
          <table:table-cell table:formula="of:=[.BW57]*([.BG46]=[.BW39])" office:value-type="float" office:value="0" calcext:value-type="float">
            <text:p>0</text:p>
          </table:table-cell>
          <table:table-cell table:formula="of:=[.BX57]*([.BH46]=[.BX39])" office:value-type="float" office:value="0" calcext:value-type="float">
            <text:p>0</text:p>
          </table:table-cell>
          <table:table-cell table:formula="of:=[.BY57]*([.BI46]=[.BY39])" office:value-type="float" office:value="0" calcext:value-type="float">
            <text:p>0</text:p>
          </table:table-cell>
          <table:table-cell table:formula="of:=[.BZ57]*([.BJ46]=[.BZ39])" office:value-type="float" office:value="0" calcext:value-type="float">
            <text:p>0</text:p>
          </table:table-cell>
          <table:table-cell table:formula="of:=[.CA57]*([.BK46]=[.CA39])" office:value-type="float" office:value="0" calcext:value-type="float">
            <text:p>0</text:p>
          </table:table-cell>
          <table:table-cell table:formula="of:=[.CB57]*([.BD46]=[.CB39])" office:value-type="float" office:value="128" calcext:value-type="float">
            <text:p>128</text:p>
          </table:table-cell>
          <table:table-cell table:formula="of:=[.CC57]*([.BE46]=[.CC39])" office:value-type="float" office:value="0" calcext:value-type="float">
            <text:p>0</text:p>
          </table:table-cell>
          <table:table-cell table:formula="of:=[.CD57]*([.BF46]=[.CD39])" office:value-type="float" office:value="32" calcext:value-type="float">
            <text:p>32</text:p>
          </table:table-cell>
          <table:table-cell table:formula="of:=[.CE57]*([.BG46]=[.CE39])" office:value-type="float" office:value="16" calcext:value-type="float">
            <text:p>16</text:p>
          </table:table-cell>
          <table:table-cell table:formula="of:=[.CF57]*([.BH46]=[.CF39])" office:value-type="float" office:value="8" calcext:value-type="float">
            <text:p>8</text:p>
          </table:table-cell>
          <table:table-cell table:formula="of:=[.CG57]*([.BI46]=[.CG39])" office:value-type="float" office:value="4" calcext:value-type="float">
            <text:p>4</text:p>
          </table:table-cell>
          <table:table-cell table:formula="of:=[.CH57]*([.BJ46]=[.CH39])" office:value-type="float" office:value="2" calcext:value-type="float">
            <text:p>2</text:p>
          </table:table-cell>
          <table:table-cell table:formula="of:=[.CI57]*([.BK46]=[.CI39])" office:value-type="float" office:value="0" calcext:value-type="float">
            <text:p>0</text:p>
          </table:table-cell>
          <table:table-cell table:formula="of:=[.CJ57]*([.BD46]=[.CJ39])" office:value-type="float" office:value="0" calcext:value-type="float">
            <text:p>0</text:p>
          </table:table-cell>
          <table:table-cell table:formula="of:=[.CK57]*([.BE46]=[.CK39])" office:value-type="float" office:value="64" calcext:value-type="float">
            <text:p>64</text:p>
          </table:table-cell>
          <table:table-cell table:formula="of:=[.CL57]*([.BF46]=[.CL39])" office:value-type="float" office:value="0" calcext:value-type="float">
            <text:p>0</text:p>
          </table:table-cell>
          <table:table-cell table:formula="of:=[.CM57]*([.BG46]=[.CM39])" office:value-type="float" office:value="0" calcext:value-type="float">
            <text:p>0</text:p>
          </table:table-cell>
          <table:table-cell table:formula="of:=[.CN57]*([.BH46]=[.CN39])" office:value-type="float" office:value="0" calcext:value-type="float">
            <text:p>0</text:p>
          </table:table-cell>
          <table:table-cell table:formula="of:=[.CO57]*([.BI46]=[.CO39])" office:value-type="float" office:value="0" calcext:value-type="float">
            <text:p>0</text:p>
          </table:table-cell>
          <table:table-cell table:formula="of:=[.CP57]*([.BJ46]=[.CP39])" office:value-type="float" office:value="0" calcext:value-type="float">
            <text:p>0</text:p>
          </table:table-cell>
          <table:table-cell table:formula="of:=[.CQ57]*([.BK46]=[.CQ39])" office:value-type="float" office:value="1" calcext:value-type="float">
            <text:p>1</text:p>
          </table:table-cell>
          <table:covered-table-cell/>
          <table:table-cell table:formula="of:=SUM([.BL46:.BS46])" office:value-type="float" office:value="0" calcext:value-type="float">
            <text:p>0</text:p>
          </table:table-cell>
          <table:table-cell table:formula="of:=DEC2HEX([.CS46];2)" office:value-type="string" office:string-value="00" calcext:value-type="string">
            <text:p>00</text:p>
          </table:table-cell>
          <table:covered-table-cell/>
          <table:table-cell table:formula="of:=SUM([.BT46:.CA46])" office:value-type="float" office:value="0" calcext:value-type="float">
            <text:p>0</text:p>
          </table:table-cell>
          <table:table-cell table:formula="of:=DEC2HEX([.CV46];2)" office:value-type="string" office:string-value="00" calcext:value-type="string">
            <text:p>00</text:p>
          </table:table-cell>
          <table:covered-table-cell/>
          <table:table-cell table:formula="of:=SUM([.CB46:.CI46])" office:value-type="float" office:value="190" calcext:value-type="float">
            <text:p>190</text:p>
          </table:table-cell>
          <table:table-cell table:formula="of:=DEC2HEX([.CY46];2)" office:value-type="string" office:string-value="BE" calcext:value-type="string">
            <text:p>BE</text:p>
          </table:table-cell>
          <table:covered-table-cell/>
          <table:table-cell table:formula="of:=SUM([.CJ46:.CQ46])" office:value-type="float" office:value="65" calcext:value-type="float">
            <text:p>65</text:p>
          </table:table-cell>
          <table:table-cell table:formula="of:=DEC2HEX([.DB46];2)" office:value-type="string" office:string-value="41" calcext:value-type="string">
            <text:p>41</text:p>
          </table:table-cell>
          <table:covered-table-cell/>
          <table:table-cell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57]*([.B47]=[.J39])" office:value-type="float" office:value="0" calcext:value-type="float">
            <text:p>0</text:p>
          </table:table-cell>
          <table:table-cell table:formula="of:=[.K57]*([.C47]=[.K39])" office:value-type="float" office:value="0" calcext:value-type="float">
            <text:p>0</text:p>
          </table:table-cell>
          <table:table-cell table:formula="of:=[.L57]*([.D47]=[.L39])" office:value-type="float" office:value="0" calcext:value-type="float">
            <text:p>0</text:p>
          </table:table-cell>
          <table:table-cell table:formula="of:=[.M57]*([.E47]=[.M39])" office:value-type="float" office:value="0" calcext:value-type="float">
            <text:p>0</text:p>
          </table:table-cell>
          <table:table-cell table:formula="of:=[.N57]*([.F47]=[.N39])" office:value-type="float" office:value="0" calcext:value-type="float">
            <text:p>0</text:p>
          </table:table-cell>
          <table:table-cell table:formula="of:=[.O57]*([.G47]=[.O39])" office:value-type="float" office:value="0" calcext:value-type="float">
            <text:p>0</text:p>
          </table:table-cell>
          <table:table-cell table:formula="of:=[.P57]*([.H47]=[.P39])" office:value-type="float" office:value="0" calcext:value-type="float">
            <text:p>0</text:p>
          </table:table-cell>
          <table:table-cell table:formula="of:=[.Q57]*([.I47]=[.Q39])" office:value-type="float" office:value="0" calcext:value-type="float">
            <text:p>0</text:p>
          </table:table-cell>
          <table:table-cell table:formula="of:=[.R57]*([.B47]=[.R39])" office:value-type="float" office:value="128" calcext:value-type="float">
            <text:p>128</text:p>
          </table:table-cell>
          <table:table-cell table:formula="of:=[.S57]*([.C47]=[.S39])" office:value-type="float" office:value="0" calcext:value-type="float">
            <text:p>0</text:p>
          </table:table-cell>
          <table:table-cell table:formula="of:=[.T57]*([.D47]=[.T39])" office:value-type="float" office:value="0" calcext:value-type="float">
            <text:p>0</text:p>
          </table:table-cell>
          <table:table-cell table:formula="of:=[.U57]*([.E47]=[.U39])" office:value-type="float" office:value="16" calcext:value-type="float">
            <text:p>16</text:p>
          </table:table-cell>
          <table:table-cell table:formula="of:=[.V57]*([.F47]=[.V39])" office:value-type="float" office:value="8" calcext:value-type="float">
            <text:p>8</text:p>
          </table:table-cell>
          <table:table-cell table:formula="of:=[.W57]*([.G47]=[.W39])" office:value-type="float" office:value="0" calcext:value-type="float">
            <text:p>0</text:p>
          </table:table-cell>
          <table:table-cell table:formula="of:=[.X57]*([.H47]=[.X39])" office:value-type="float" office:value="0" calcext:value-type="float">
            <text:p>0</text:p>
          </table:table-cell>
          <table:table-cell table:formula="of:=[.Y57]*([.I47]=[.Y39])" office:value-type="float" office:value="1" calcext:value-type="float">
            <text:p>1</text:p>
          </table:table-cell>
          <table:table-cell table:formula="of:=[.Z57]*([.B47]=[.Z39])" office:value-type="float" office:value="0" calcext:value-type="float">
            <text:p>0</text:p>
          </table:table-cell>
          <table:table-cell table:formula="of:=[.AA57]*([.C47]=[.AA39])" office:value-type="float" office:value="0" calcext:value-type="float">
            <text:p>0</text:p>
          </table:table-cell>
          <table:table-cell table:formula="of:=[.AB57]*([.D47]=[.AB39])" office:value-type="float" office:value="0" calcext:value-type="float">
            <text:p>0</text:p>
          </table:table-cell>
          <table:table-cell table:formula="of:=[.AC57]*([.E47]=[.AC39])" office:value-type="float" office:value="0" calcext:value-type="float">
            <text:p>0</text:p>
          </table:table-cell>
          <table:table-cell table:formula="of:=[.AD57]*([.F47]=[.AD39])" office:value-type="float" office:value="0" calcext:value-type="float">
            <text:p>0</text:p>
          </table:table-cell>
          <table:table-cell table:formula="of:=[.AE57]*([.G47]=[.AE39])" office:value-type="float" office:value="0" calcext:value-type="float">
            <text:p>0</text:p>
          </table:table-cell>
          <table:table-cell table:formula="of:=[.AF57]*([.H47]=[.AF39])" office:value-type="float" office:value="0" calcext:value-type="float">
            <text:p>0</text:p>
          </table:table-cell>
          <table:table-cell table:formula="of:=[.AG57]*([.I47]=[.AG39])" office:value-type="float" office:value="0" calcext:value-type="float">
            <text:p>0</text:p>
          </table:table-cell>
          <table:table-cell table:formula="of:=[.AH57]*([.B47]=[.AH39])" office:value-type="float" office:value="0" calcext:value-type="float">
            <text:p>0</text:p>
          </table:table-cell>
          <table:table-cell table:formula="of:=[.AI57]*([.C47]=[.AI39])" office:value-type="float" office:value="64" calcext:value-type="float">
            <text:p>64</text:p>
          </table:table-cell>
          <table:table-cell table:formula="of:=[.AJ57]*([.D47]=[.AJ39])" office:value-type="float" office:value="32" calcext:value-type="float">
            <text:p>32</text:p>
          </table:table-cell>
          <table:table-cell table:formula="of:=[.AK57]*([.E47]=[.AK39])" office:value-type="float" office:value="0" calcext:value-type="float">
            <text:p>0</text:p>
          </table:table-cell>
          <table:table-cell table:formula="of:=[.AL57]*([.F47]=[.AL39])" office:value-type="float" office:value="0" calcext:value-type="float">
            <text:p>0</text:p>
          </table:table-cell>
          <table:table-cell table:formula="of:=[.AM57]*([.G47]=[.AM39])" office:value-type="float" office:value="4" calcext:value-type="float">
            <text:p>4</text:p>
          </table:table-cell>
          <table:table-cell table:formula="of:=[.AN57]*([.H47]=[.AN39])" office:value-type="float" office:value="2" calcext:value-type="float">
            <text:p>2</text:p>
          </table:table-cell>
          <table:table-cell table:formula="of:=[.AO57]*([.I47]=[.AO39])" office:value-type="float" office:value="0" calcext:value-type="float">
            <text:p>0</text:p>
          </table:table-cell>
          <table:covered-table-cell/>
          <table:table-cell table:formula="of:=SUM([.J47:.Q47])" office:value-type="float" office:value="0" calcext:value-type="float">
            <text:p>0</text:p>
          </table:table-cell>
          <table:table-cell table:formula="of:=DEC2HEX([.AQ47];2)" office:value-type="string" office:string-value="00" calcext:value-type="string">
            <text:p>00</text:p>
          </table:table-cell>
          <table:covered-table-cell/>
          <table:table-cell table:formula="of:=SUM([.R47:.Y47])" office:value-type="float" office:value="153" calcext:value-type="float">
            <text:p>153</text:p>
          </table:table-cell>
          <table:table-cell table:formula="of:=DEC2HEX([.AT47];2)" office:value-type="string" office:string-value="99" calcext:value-type="string">
            <text:p>99</text:p>
          </table:table-cell>
          <table:covered-table-cell/>
          <table:table-cell table:formula="of:=SUM([.Z47:.AG47])" office:value-type="float" office:value="0" calcext:value-type="float">
            <text:p>0</text:p>
          </table:table-cell>
          <table:table-cell table:formula="of:=DEC2HEX([.AW47];2)" office:value-type="string" office:string-value="00" calcext:value-type="string">
            <text:p>00</text:p>
          </table:table-cell>
          <table:covered-table-cell/>
          <table:table-cell table:formula="of:=SUM([.AH47:.AO47])" office:value-type="float" office:value="102" calcext:value-type="float">
            <text:p>102</text:p>
          </table:table-cell>
          <table:table-cell table:formula="of:=DEC2HEX([.AZ47];2)" office:value-type="string" office:string-value="66" calcext:value-type="string">
            <text:p>66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BL57]*([.BD47]=[.BL39])" office:value-type="float" office:value="0" calcext:value-type="float">
            <text:p>0</text:p>
          </table:table-cell>
          <table:table-cell table:formula="of:=[.BM57]*([.BE47]=[.BM39])" office:value-type="float" office:value="0" calcext:value-type="float">
            <text:p>0</text:p>
          </table:table-cell>
          <table:table-cell table:formula="of:=[.BN57]*([.BF47]=[.BN39])" office:value-type="float" office:value="0" calcext:value-type="float">
            <text:p>0</text:p>
          </table:table-cell>
          <table:table-cell table:formula="of:=[.BO57]*([.BG47]=[.BO39])" office:value-type="float" office:value="0" calcext:value-type="float">
            <text:p>0</text:p>
          </table:table-cell>
          <table:table-cell table:formula="of:=[.BP57]*([.BH47]=[.BP39])" office:value-type="float" office:value="0" calcext:value-type="float">
            <text:p>0</text:p>
          </table:table-cell>
          <table:table-cell table:formula="of:=[.BQ57]*([.BI47]=[.BQ39])" office:value-type="float" office:value="0" calcext:value-type="float">
            <text:p>0</text:p>
          </table:table-cell>
          <table:table-cell table:formula="of:=[.BR57]*([.BJ47]=[.BR39])" office:value-type="float" office:value="0" calcext:value-type="float">
            <text:p>0</text:p>
          </table:table-cell>
          <table:table-cell table:formula="of:=[.BS57]*([.BK47]=[.BS39])" office:value-type="float" office:value="0" calcext:value-type="float">
            <text:p>0</text:p>
          </table:table-cell>
          <table:table-cell table:formula="of:=[.BT57]*([.BD47]=[.BT39])" office:value-type="float" office:value="0" calcext:value-type="float">
            <text:p>0</text:p>
          </table:table-cell>
          <table:table-cell table:formula="of:=[.BU57]*([.BE47]=[.BU39])" office:value-type="float" office:value="0" calcext:value-type="float">
            <text:p>0</text:p>
          </table:table-cell>
          <table:table-cell table:formula="of:=[.BV57]*([.BF47]=[.BV39])" office:value-type="float" office:value="0" calcext:value-type="float">
            <text:p>0</text:p>
          </table:table-cell>
          <table:table-cell table:formula="of:=[.BW57]*([.BG47]=[.BW39])" office:value-type="float" office:value="0" calcext:value-type="float">
            <text:p>0</text:p>
          </table:table-cell>
          <table:table-cell table:formula="of:=[.BX57]*([.BH47]=[.BX39])" office:value-type="float" office:value="0" calcext:value-type="float">
            <text:p>0</text:p>
          </table:table-cell>
          <table:table-cell table:formula="of:=[.BY57]*([.BI47]=[.BY39])" office:value-type="float" office:value="0" calcext:value-type="float">
            <text:p>0</text:p>
          </table:table-cell>
          <table:table-cell table:formula="of:=[.BZ57]*([.BJ47]=[.BZ39])" office:value-type="float" office:value="0" calcext:value-type="float">
            <text:p>0</text:p>
          </table:table-cell>
          <table:table-cell table:formula="of:=[.CA57]*([.BK47]=[.CA39])" office:value-type="float" office:value="0" calcext:value-type="float">
            <text:p>0</text:p>
          </table:table-cell>
          <table:table-cell table:formula="of:=[.CB57]*([.BD47]=[.CB39])" office:value-type="float" office:value="0" calcext:value-type="float">
            <text:p>0</text:p>
          </table:table-cell>
          <table:table-cell table:formula="of:=[.CC57]*([.BE47]=[.CC39])" office:value-type="float" office:value="64" calcext:value-type="float">
            <text:p>64</text:p>
          </table:table-cell>
          <table:table-cell table:formula="of:=[.CD57]*([.BF47]=[.CD39])" office:value-type="float" office:value="0" calcext:value-type="float">
            <text:p>0</text:p>
          </table:table-cell>
          <table:table-cell table:formula="of:=[.CE57]*([.BG47]=[.CE39])" office:value-type="float" office:value="16" calcext:value-type="float">
            <text:p>16</text:p>
          </table:table-cell>
          <table:table-cell table:formula="of:=[.CF57]*([.BH47]=[.CF39])" office:value-type="float" office:value="0" calcext:value-type="float">
            <text:p>0</text:p>
          </table:table-cell>
          <table:table-cell table:formula="of:=[.CG57]*([.BI47]=[.CG39])" office:value-type="float" office:value="4" calcext:value-type="float">
            <text:p>4</text:p>
          </table:table-cell>
          <table:table-cell table:formula="of:=[.CH57]*([.BJ47]=[.CH39])" office:value-type="float" office:value="2" calcext:value-type="float">
            <text:p>2</text:p>
          </table:table-cell>
          <table:table-cell table:formula="of:=[.CI57]*([.BK47]=[.CI39])" office:value-type="float" office:value="0" calcext:value-type="float">
            <text:p>0</text:p>
          </table:table-cell>
          <table:table-cell table:formula="of:=[.CJ57]*([.BD47]=[.CJ39])" office:value-type="float" office:value="128" calcext:value-type="float">
            <text:p>128</text:p>
          </table:table-cell>
          <table:table-cell table:formula="of:=[.CK57]*([.BE47]=[.CK39])" office:value-type="float" office:value="0" calcext:value-type="float">
            <text:p>0</text:p>
          </table:table-cell>
          <table:table-cell table:formula="of:=[.CL57]*([.BF47]=[.CL39])" office:value-type="float" office:value="32" calcext:value-type="float">
            <text:p>32</text:p>
          </table:table-cell>
          <table:table-cell table:formula="of:=[.CM57]*([.BG47]=[.CM39])" office:value-type="float" office:value="0" calcext:value-type="float">
            <text:p>0</text:p>
          </table:table-cell>
          <table:table-cell table:formula="of:=[.CN57]*([.BH47]=[.CN39])" office:value-type="float" office:value="8" calcext:value-type="float">
            <text:p>8</text:p>
          </table:table-cell>
          <table:table-cell table:formula="of:=[.CO57]*([.BI47]=[.CO39])" office:value-type="float" office:value="0" calcext:value-type="float">
            <text:p>0</text:p>
          </table:table-cell>
          <table:table-cell table:formula="of:=[.CP57]*([.BJ47]=[.CP39])" office:value-type="float" office:value="0" calcext:value-type="float">
            <text:p>0</text:p>
          </table:table-cell>
          <table:table-cell table:formula="of:=[.CQ57]*([.BK47]=[.CQ39])" office:value-type="float" office:value="1" calcext:value-type="float">
            <text:p>1</text:p>
          </table:table-cell>
          <table:covered-table-cell/>
          <table:table-cell table:formula="of:=SUM([.BL47:.BS47])" office:value-type="float" office:value="0" calcext:value-type="float">
            <text:p>0</text:p>
          </table:table-cell>
          <table:table-cell table:formula="of:=DEC2HEX([.CS47];2)" office:value-type="string" office:string-value="00" calcext:value-type="string">
            <text:p>00</text:p>
          </table:table-cell>
          <table:covered-table-cell/>
          <table:table-cell table:formula="of:=SUM([.BT47:.CA47])" office:value-type="float" office:value="0" calcext:value-type="float">
            <text:p>0</text:p>
          </table:table-cell>
          <table:table-cell table:formula="of:=DEC2HEX([.CV47];2)" office:value-type="string" office:string-value="00" calcext:value-type="string">
            <text:p>00</text:p>
          </table:table-cell>
          <table:covered-table-cell/>
          <table:table-cell table:formula="of:=SUM([.CB47:.CI47])" office:value-type="float" office:value="86" calcext:value-type="float">
            <text:p>86</text:p>
          </table:table-cell>
          <table:table-cell table:formula="of:=DEC2HEX([.CY47];2)" office:value-type="string" office:string-value="56" calcext:value-type="string">
            <text:p>56</text:p>
          </table:table-cell>
          <table:covered-table-cell/>
          <table:table-cell table:formula="of:=SUM([.CJ47:.CQ47])" office:value-type="float" office:value="169" calcext:value-type="float">
            <text:p>169</text:p>
          </table:table-cell>
          <table:table-cell table:formula="of:=DEC2HEX([.DB47];2)" office:value-type="string" office:string-value="A9" calcext:value-type="string">
            <text:p>A9</text:p>
          </table:table-cell>
          <table:covered-table-cell/>
          <table:table-cell/>
        </table:table-row>
        <table:table-row table:style-name="ro6">
          <table:covered-table-cell/>
          <table:table-cell table:style-name="ce85" table:number-columns-repeated="8"/>
          <table:table-cell table:number-columns-repeated="32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 table:number-columns-repeated="2"/>
          <table:table-cell table:style-name="ce85" table:number-columns-repeated="8"/>
          <table:table-cell table:number-columns-repeated="32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/>
        </table:table-row>
        <table:table-row table:style-name="ro4">
          <table:covered-table-cell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formula="of:=[.J57]*([.B49]=[.J39])" office:value-type="float" office:value="0" calcext:value-type="float">
            <text:p>0</text:p>
          </table:table-cell>
          <table:table-cell table:formula="of:=[.K57]*([.C49]=[.K39])" office:value-type="float" office:value="0" calcext:value-type="float">
            <text:p>0</text:p>
          </table:table-cell>
          <table:table-cell table:formula="of:=[.L57]*([.D49]=[.L39])" office:value-type="float" office:value="0" calcext:value-type="float">
            <text:p>0</text:p>
          </table:table-cell>
          <table:table-cell table:formula="of:=[.M57]*([.E49]=[.M39])" office:value-type="float" office:value="0" calcext:value-type="float">
            <text:p>0</text:p>
          </table:table-cell>
          <table:table-cell table:formula="of:=[.N57]*([.F49]=[.N39])" office:value-type="float" office:value="0" calcext:value-type="float">
            <text:p>0</text:p>
          </table:table-cell>
          <table:table-cell table:formula="of:=[.O57]*([.G49]=[.O39])" office:value-type="float" office:value="0" calcext:value-type="float">
            <text:p>0</text:p>
          </table:table-cell>
          <table:table-cell table:formula="of:=[.P57]*([.H49]=[.P39])" office:value-type="float" office:value="0" calcext:value-type="float">
            <text:p>0</text:p>
          </table:table-cell>
          <table:table-cell table:formula="of:=[.Q57]*([.I49]=[.Q39])" office:value-type="float" office:value="0" calcext:value-type="float">
            <text:p>0</text:p>
          </table:table-cell>
          <table:table-cell table:formula="of:=[.R57]*([.B49]=[.R39])" office:value-type="float" office:value="0" calcext:value-type="float">
            <text:p>0</text:p>
          </table:table-cell>
          <table:table-cell table:formula="of:=[.S57]*([.C49]=[.S39])" office:value-type="float" office:value="64" calcext:value-type="float">
            <text:p>64</text:p>
          </table:table-cell>
          <table:table-cell table:formula="of:=[.T57]*([.D49]=[.T39])" office:value-type="float" office:value="32" calcext:value-type="float">
            <text:p>32</text:p>
          </table:table-cell>
          <table:table-cell table:formula="of:=[.U57]*([.E49]=[.U39])" office:value-type="float" office:value="0" calcext:value-type="float">
            <text:p>0</text:p>
          </table:table-cell>
          <table:table-cell table:formula="of:=[.V57]*([.F49]=[.V39])" office:value-type="float" office:value="0" calcext:value-type="float">
            <text:p>0</text:p>
          </table:table-cell>
          <table:table-cell table:formula="of:=[.W57]*([.G49]=[.W39])" office:value-type="float" office:value="4" calcext:value-type="float">
            <text:p>4</text:p>
          </table:table-cell>
          <table:table-cell table:formula="of:=[.X57]*([.H49]=[.X39])" office:value-type="float" office:value="2" calcext:value-type="float">
            <text:p>2</text:p>
          </table:table-cell>
          <table:table-cell table:formula="of:=[.Y57]*([.I49]=[.Y39])" office:value-type="float" office:value="0" calcext:value-type="float">
            <text:p>0</text:p>
          </table:table-cell>
          <table:table-cell table:formula="of:=[.Z57]*([.B49]=[.Z39])" office:value-type="float" office:value="0" calcext:value-type="float">
            <text:p>0</text:p>
          </table:table-cell>
          <table:table-cell table:formula="of:=[.AA57]*([.C49]=[.AA39])" office:value-type="float" office:value="0" calcext:value-type="float">
            <text:p>0</text:p>
          </table:table-cell>
          <table:table-cell table:formula="of:=[.AB57]*([.D49]=[.AB39])" office:value-type="float" office:value="0" calcext:value-type="float">
            <text:p>0</text:p>
          </table:table-cell>
          <table:table-cell table:formula="of:=[.AC57]*([.E49]=[.AC39])" office:value-type="float" office:value="0" calcext:value-type="float">
            <text:p>0</text:p>
          </table:table-cell>
          <table:table-cell table:formula="of:=[.AD57]*([.F49]=[.AD39])" office:value-type="float" office:value="0" calcext:value-type="float">
            <text:p>0</text:p>
          </table:table-cell>
          <table:table-cell table:formula="of:=[.AE57]*([.G49]=[.AE39])" office:value-type="float" office:value="0" calcext:value-type="float">
            <text:p>0</text:p>
          </table:table-cell>
          <table:table-cell table:formula="of:=[.AF57]*([.H49]=[.AF39])" office:value-type="float" office:value="0" calcext:value-type="float">
            <text:p>0</text:p>
          </table:table-cell>
          <table:table-cell table:formula="of:=[.AG57]*([.I49]=[.AG39])" office:value-type="float" office:value="0" calcext:value-type="float">
            <text:p>0</text:p>
          </table:table-cell>
          <table:table-cell table:formula="of:=[.AH57]*([.B49]=[.AH39])" office:value-type="float" office:value="128" calcext:value-type="float">
            <text:p>128</text:p>
          </table:table-cell>
          <table:table-cell table:formula="of:=[.AI57]*([.C49]=[.AI39])" office:value-type="float" office:value="0" calcext:value-type="float">
            <text:p>0</text:p>
          </table:table-cell>
          <table:table-cell table:formula="of:=[.AJ57]*([.D49]=[.AJ39])" office:value-type="float" office:value="0" calcext:value-type="float">
            <text:p>0</text:p>
          </table:table-cell>
          <table:table-cell table:formula="of:=[.AK57]*([.E49]=[.AK39])" office:value-type="float" office:value="16" calcext:value-type="float">
            <text:p>16</text:p>
          </table:table-cell>
          <table:table-cell table:formula="of:=[.AL57]*([.F49]=[.AL39])" office:value-type="float" office:value="8" calcext:value-type="float">
            <text:p>8</text:p>
          </table:table-cell>
          <table:table-cell table:formula="of:=[.AM57]*([.G49]=[.AM39])" office:value-type="float" office:value="0" calcext:value-type="float">
            <text:p>0</text:p>
          </table:table-cell>
          <table:table-cell table:formula="of:=[.AN57]*([.H49]=[.AN39])" office:value-type="float" office:value="0" calcext:value-type="float">
            <text:p>0</text:p>
          </table:table-cell>
          <table:table-cell table:formula="of:=[.AO57]*([.I49]=[.AO39])" office:value-type="float" office:value="1" calcext:value-type="float">
            <text:p>1</text:p>
          </table:table-cell>
          <table:covered-table-cell/>
          <table:table-cell table:style-name="ce99" table:formula="of:=SUM([.J49:.Q49])" office:value-type="float" office:value="0" calcext:value-type="float">
            <text:p>0</text:p>
          </table:table-cell>
          <table:table-cell table:style-name="ce105" table:formula="of:=DEC2HEX([.AQ49];2)" office:value-type="string" office:string-value="00" calcext:value-type="string">
            <text:p>00</text:p>
          </table:table-cell>
          <table:covered-table-cell/>
          <table:table-cell table:style-name="ce99" table:formula="of:=SUM([.R49:.Y49])" office:value-type="float" office:value="102" calcext:value-type="float">
            <text:p>102</text:p>
          </table:table-cell>
          <table:table-cell table:style-name="ce105" table:formula="of:=DEC2HEX([.AT49];2)" office:value-type="string" office:string-value="66" calcext:value-type="string">
            <text:p>66</text:p>
          </table:table-cell>
          <table:covered-table-cell/>
          <table:table-cell table:style-name="ce99" table:formula="of:=SUM([.Z49:.AG49])" office:value-type="float" office:value="0" calcext:value-type="float">
            <text:p>0</text:p>
          </table:table-cell>
          <table:table-cell table:style-name="ce105" table:formula="of:=DEC2HEX([.AW49];2)" office:value-type="string" office:string-value="00" calcext:value-type="string">
            <text:p>00</text:p>
          </table:table-cell>
          <table:covered-table-cell/>
          <table:table-cell table:style-name="ce99" table:formula="of:=SUM([.AH49:.AO49])" office:value-type="float" office:value="153" calcext:value-type="float">
            <text:p>153</text:p>
          </table:table-cell>
          <table:table-cell table:style-name="ce105" table:formula="of:=DEC2HEX([.AZ49];2)" office:value-type="string" office:string-value="99" calcext:value-type="string">
            <text:p>99</text:p>
          </table:table-cell>
          <table:covered-table-cell table:number-columns-repeated="2"/>
          <table:table-cell table:style-name="ce125"/>
          <table:table-cell table:number-columns-repeated="6" table:style-name="ce128" office:value-type="float" office:value="3" calcext:value-type="float">
            <text:p>3</text:p>
          </table:table-cell>
          <table:table-cell table:style-name="ce132"/>
          <table:table-cell table:formula="of:=[.BL57]*([.BD49]=[.BL39])" office:value-type="float" office:value="0" calcext:value-type="float">
            <text:p>0</text:p>
          </table:table-cell>
          <table:table-cell table:formula="of:=[.BM57]*([.BE49]=[.BM39])" office:value-type="float" office:value="0" calcext:value-type="float">
            <text:p>0</text:p>
          </table:table-cell>
          <table:table-cell table:formula="of:=[.BN57]*([.BF49]=[.BN39])" office:value-type="float" office:value="0" calcext:value-type="float">
            <text:p>0</text:p>
          </table:table-cell>
          <table:table-cell table:formula="of:=[.BO57]*([.BG49]=[.BO39])" office:value-type="float" office:value="0" calcext:value-type="float">
            <text:p>0</text:p>
          </table:table-cell>
          <table:table-cell table:formula="of:=[.BP57]*([.BH49]=[.BP39])" office:value-type="float" office:value="0" calcext:value-type="float">
            <text:p>0</text:p>
          </table:table-cell>
          <table:table-cell table:formula="of:=[.BQ57]*([.BI49]=[.BQ39])" office:value-type="float" office:value="0" calcext:value-type="float">
            <text:p>0</text:p>
          </table:table-cell>
          <table:table-cell table:formula="of:=[.BR57]*([.BJ49]=[.BR39])" office:value-type="float" office:value="0" calcext:value-type="float">
            <text:p>0</text:p>
          </table:table-cell>
          <table:table-cell table:formula="of:=[.BS57]*([.BK49]=[.BS39])" office:value-type="float" office:value="0" calcext:value-type="float">
            <text:p>0</text:p>
          </table:table-cell>
          <table:table-cell table:formula="of:=[.BT57]*([.BD49]=[.BT39])" office:value-type="float" office:value="0" calcext:value-type="float">
            <text:p>0</text:p>
          </table:table-cell>
          <table:table-cell table:formula="of:=[.BU57]*([.BE49]=[.BU39])" office:value-type="float" office:value="0" calcext:value-type="float">
            <text:p>0</text:p>
          </table:table-cell>
          <table:table-cell table:formula="of:=[.BV57]*([.BF49]=[.BV39])" office:value-type="float" office:value="0" calcext:value-type="float">
            <text:p>0</text:p>
          </table:table-cell>
          <table:table-cell table:formula="of:=[.BW57]*([.BG49]=[.BW39])" office:value-type="float" office:value="0" calcext:value-type="float">
            <text:p>0</text:p>
          </table:table-cell>
          <table:table-cell table:formula="of:=[.BX57]*([.BH49]=[.BX39])" office:value-type="float" office:value="0" calcext:value-type="float">
            <text:p>0</text:p>
          </table:table-cell>
          <table:table-cell table:formula="of:=[.BY57]*([.BI49]=[.BY39])" office:value-type="float" office:value="0" calcext:value-type="float">
            <text:p>0</text:p>
          </table:table-cell>
          <table:table-cell table:formula="of:=[.BZ57]*([.BJ49]=[.BZ39])" office:value-type="float" office:value="0" calcext:value-type="float">
            <text:p>0</text:p>
          </table:table-cell>
          <table:table-cell table:formula="of:=[.CA57]*([.BK49]=[.CA39])" office:value-type="float" office:value="0" calcext:value-type="float">
            <text:p>0</text:p>
          </table:table-cell>
          <table:table-cell table:formula="of:=[.CB57]*([.BD49]=[.CB39])" office:value-type="float" office:value="0" calcext:value-type="float">
            <text:p>0</text:p>
          </table:table-cell>
          <table:table-cell table:formula="of:=[.CC57]*([.BE49]=[.CC39])" office:value-type="float" office:value="64" calcext:value-type="float">
            <text:p>64</text:p>
          </table:table-cell>
          <table:table-cell table:formula="of:=[.CD57]*([.BF49]=[.CD39])" office:value-type="float" office:value="32" calcext:value-type="float">
            <text:p>32</text:p>
          </table:table-cell>
          <table:table-cell table:formula="of:=[.CE57]*([.BG49]=[.CE39])" office:value-type="float" office:value="16" calcext:value-type="float">
            <text:p>16</text:p>
          </table:table-cell>
          <table:table-cell table:formula="of:=[.CF57]*([.BH49]=[.CF39])" office:value-type="float" office:value="8" calcext:value-type="float">
            <text:p>8</text:p>
          </table:table-cell>
          <table:table-cell table:formula="of:=[.CG57]*([.BI49]=[.CG39])" office:value-type="float" office:value="4" calcext:value-type="float">
            <text:p>4</text:p>
          </table:table-cell>
          <table:table-cell table:formula="of:=[.CH57]*([.BJ49]=[.CH39])" office:value-type="float" office:value="2" calcext:value-type="float">
            <text:p>2</text:p>
          </table:table-cell>
          <table:table-cell table:formula="of:=[.CI57]*([.BK49]=[.CI39])" office:value-type="float" office:value="0" calcext:value-type="float">
            <text:p>0</text:p>
          </table:table-cell>
          <table:table-cell table:formula="of:=[.CJ57]*([.BD49]=[.CJ39])" office:value-type="float" office:value="128" calcext:value-type="float">
            <text:p>128</text:p>
          </table:table-cell>
          <table:table-cell table:formula="of:=[.CK57]*([.BE49]=[.CK39])" office:value-type="float" office:value="0" calcext:value-type="float">
            <text:p>0</text:p>
          </table:table-cell>
          <table:table-cell table:formula="of:=[.CL57]*([.BF49]=[.CL39])" office:value-type="float" office:value="0" calcext:value-type="float">
            <text:p>0</text:p>
          </table:table-cell>
          <table:table-cell table:formula="of:=[.CM57]*([.BG49]=[.CM39])" office:value-type="float" office:value="0" calcext:value-type="float">
            <text:p>0</text:p>
          </table:table-cell>
          <table:table-cell table:formula="of:=[.CN57]*([.BH49]=[.CN39])" office:value-type="float" office:value="0" calcext:value-type="float">
            <text:p>0</text:p>
          </table:table-cell>
          <table:table-cell table:formula="of:=[.CO57]*([.BI49]=[.CO39])" office:value-type="float" office:value="0" calcext:value-type="float">
            <text:p>0</text:p>
          </table:table-cell>
          <table:table-cell table:formula="of:=[.CP57]*([.BJ49]=[.CP39])" office:value-type="float" office:value="0" calcext:value-type="float">
            <text:p>0</text:p>
          </table:table-cell>
          <table:table-cell table:formula="of:=[.CQ57]*([.BK49]=[.CQ39])" office:value-type="float" office:value="1" calcext:value-type="float">
            <text:p>1</text:p>
          </table:table-cell>
          <table:covered-table-cell/>
          <table:table-cell table:style-name="ce99" table:formula="of:=SUM([.BL49:.BS49])" office:value-type="float" office:value="0" calcext:value-type="float">
            <text:p>0</text:p>
          </table:table-cell>
          <table:table-cell table:style-name="ce105" table:formula="of:=DEC2HEX([.CS49];2)" office:value-type="string" office:string-value="00" calcext:value-type="string">
            <text:p>00</text:p>
          </table:table-cell>
          <table:covered-table-cell/>
          <table:table-cell table:style-name="ce99" table:formula="of:=SUM([.BT49:.CA49])" office:value-type="float" office:value="0" calcext:value-type="float">
            <text:p>0</text:p>
          </table:table-cell>
          <table:table-cell table:style-name="ce105" table:formula="of:=DEC2HEX([.CV49];2)" office:value-type="string" office:string-value="00" calcext:value-type="string">
            <text:p>00</text:p>
          </table:table-cell>
          <table:covered-table-cell/>
          <table:table-cell table:style-name="ce99" table:formula="of:=SUM([.CB49:.CI49])" office:value-type="float" office:value="126" calcext:value-type="float">
            <text:p>126</text:p>
          </table:table-cell>
          <table:table-cell table:style-name="ce105" table:formula="of:=DEC2HEX([.CY49];2)" office:value-type="string" office:string-value="7E" calcext:value-type="string">
            <text:p>7E</text:p>
          </table:table-cell>
          <table:covered-table-cell/>
          <table:table-cell table:style-name="ce99" table:formula="of:=SUM([.CJ49:.CQ49])" office:value-type="float" office:value="129" calcext:value-type="float">
            <text:p>129</text:p>
          </table:table-cell>
          <table:table-cell table:style-name="ce105" table:formula="of:=DEC2HEX([.DB49];2)" office:value-type="string" office:string-value="81" calcext:value-type="string">
            <text:p>81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formula="of:=[.J57]*([.B50]=[.J39])" office:value-type="float" office:value="0" calcext:value-type="float">
            <text:p>0</text:p>
          </table:table-cell>
          <table:table-cell table:formula="of:=[.K57]*([.C50]=[.K39])" office:value-type="float" office:value="0" calcext:value-type="float">
            <text:p>0</text:p>
          </table:table-cell>
          <table:table-cell table:formula="of:=[.L57]*([.D50]=[.L39])" office:value-type="float" office:value="0" calcext:value-type="float">
            <text:p>0</text:p>
          </table:table-cell>
          <table:table-cell table:formula="of:=[.M57]*([.E50]=[.M39])" office:value-type="float" office:value="0" calcext:value-type="float">
            <text:p>0</text:p>
          </table:table-cell>
          <table:table-cell table:formula="of:=[.N57]*([.F50]=[.N39])" office:value-type="float" office:value="0" calcext:value-type="float">
            <text:p>0</text:p>
          </table:table-cell>
          <table:table-cell table:formula="of:=[.O57]*([.G50]=[.O39])" office:value-type="float" office:value="0" calcext:value-type="float">
            <text:p>0</text:p>
          </table:table-cell>
          <table:table-cell table:formula="of:=[.P57]*([.H50]=[.P39])" office:value-type="float" office:value="0" calcext:value-type="float">
            <text:p>0</text:p>
          </table:table-cell>
          <table:table-cell table:formula="of:=[.Q57]*([.I50]=[.Q39])" office:value-type="float" office:value="0" calcext:value-type="float">
            <text:p>0</text:p>
          </table:table-cell>
          <table:table-cell table:formula="of:=[.R57]*([.B50]=[.R39])" office:value-type="float" office:value="0" calcext:value-type="float">
            <text:p>0</text:p>
          </table:table-cell>
          <table:table-cell table:formula="of:=[.S57]*([.C50]=[.S39])" office:value-type="float" office:value="64" calcext:value-type="float">
            <text:p>64</text:p>
          </table:table-cell>
          <table:table-cell table:formula="of:=[.T57]*([.D50]=[.T39])" office:value-type="float" office:value="32" calcext:value-type="float">
            <text:p>32</text:p>
          </table:table-cell>
          <table:table-cell table:formula="of:=[.U57]*([.E50]=[.U39])" office:value-type="float" office:value="16" calcext:value-type="float">
            <text:p>16</text:p>
          </table:table-cell>
          <table:table-cell table:formula="of:=[.V57]*([.F50]=[.V39])" office:value-type="float" office:value="8" calcext:value-type="float">
            <text:p>8</text:p>
          </table:table-cell>
          <table:table-cell table:formula="of:=[.W57]*([.G50]=[.W39])" office:value-type="float" office:value="4" calcext:value-type="float">
            <text:p>4</text:p>
          </table:table-cell>
          <table:table-cell table:formula="of:=[.X57]*([.H50]=[.X39])" office:value-type="float" office:value="2" calcext:value-type="float">
            <text:p>2</text:p>
          </table:table-cell>
          <table:table-cell table:formula="of:=[.Y57]*([.I50]=[.Y39])" office:value-type="float" office:value="0" calcext:value-type="float">
            <text:p>0</text:p>
          </table:table-cell>
          <table:table-cell table:formula="of:=[.Z57]*([.B50]=[.Z39])" office:value-type="float" office:value="0" calcext:value-type="float">
            <text:p>0</text:p>
          </table:table-cell>
          <table:table-cell table:formula="of:=[.AA57]*([.C50]=[.AA39])" office:value-type="float" office:value="0" calcext:value-type="float">
            <text:p>0</text:p>
          </table:table-cell>
          <table:table-cell table:formula="of:=[.AB57]*([.D50]=[.AB39])" office:value-type="float" office:value="0" calcext:value-type="float">
            <text:p>0</text:p>
          </table:table-cell>
          <table:table-cell table:formula="of:=[.AC57]*([.E50]=[.AC39])" office:value-type="float" office:value="0" calcext:value-type="float">
            <text:p>0</text:p>
          </table:table-cell>
          <table:table-cell table:formula="of:=[.AD57]*([.F50]=[.AD39])" office:value-type="float" office:value="0" calcext:value-type="float">
            <text:p>0</text:p>
          </table:table-cell>
          <table:table-cell table:formula="of:=[.AE57]*([.G50]=[.AE39])" office:value-type="float" office:value="0" calcext:value-type="float">
            <text:p>0</text:p>
          </table:table-cell>
          <table:table-cell table:formula="of:=[.AF57]*([.H50]=[.AF39])" office:value-type="float" office:value="0" calcext:value-type="float">
            <text:p>0</text:p>
          </table:table-cell>
          <table:table-cell table:formula="of:=[.AG57]*([.I50]=[.AG39])" office:value-type="float" office:value="0" calcext:value-type="float">
            <text:p>0</text:p>
          </table:table-cell>
          <table:table-cell table:formula="of:=[.AH57]*([.B50]=[.AH39])" office:value-type="float" office:value="128" calcext:value-type="float">
            <text:p>128</text:p>
          </table:table-cell>
          <table:table-cell table:formula="of:=[.AI57]*([.C50]=[.AI39])" office:value-type="float" office:value="0" calcext:value-type="float">
            <text:p>0</text:p>
          </table:table-cell>
          <table:table-cell table:formula="of:=[.AJ57]*([.D50]=[.AJ39])" office:value-type="float" office:value="0" calcext:value-type="float">
            <text:p>0</text:p>
          </table:table-cell>
          <table:table-cell table:formula="of:=[.AK57]*([.E50]=[.AK39])" office:value-type="float" office:value="0" calcext:value-type="float">
            <text:p>0</text:p>
          </table:table-cell>
          <table:table-cell table:formula="of:=[.AL57]*([.F50]=[.AL39])" office:value-type="float" office:value="0" calcext:value-type="float">
            <text:p>0</text:p>
          </table:table-cell>
          <table:table-cell table:formula="of:=[.AM57]*([.G50]=[.AM39])" office:value-type="float" office:value="0" calcext:value-type="float">
            <text:p>0</text:p>
          </table:table-cell>
          <table:table-cell table:formula="of:=[.AN57]*([.H50]=[.AN39])" office:value-type="float" office:value="0" calcext:value-type="float">
            <text:p>0</text:p>
          </table:table-cell>
          <table:table-cell table:formula="of:=[.AO57]*([.I50]=[.AO39])" office:value-type="float" office:value="1" calcext:value-type="float">
            <text:p>1</text:p>
          </table:table-cell>
          <table:covered-table-cell/>
          <table:table-cell table:style-name="ce99" table:formula="of:=SUM([.J50:.Q50])" office:value-type="float" office:value="0" calcext:value-type="float">
            <text:p>0</text:p>
          </table:table-cell>
          <table:table-cell table:style-name="ce105" table:formula="of:=DEC2HEX([.AQ50];2)" office:value-type="string" office:string-value="00" calcext:value-type="string">
            <text:p>00</text:p>
          </table:table-cell>
          <table:covered-table-cell/>
          <table:table-cell table:style-name="ce99" table:formula="of:=SUM([.R50:.Y50])" office:value-type="float" office:value="126" calcext:value-type="float">
            <text:p>126</text:p>
          </table:table-cell>
          <table:table-cell table:style-name="ce105" table:formula="of:=DEC2HEX([.AT50];2)" office:value-type="string" office:string-value="7E" calcext:value-type="string">
            <text:p>7E</text:p>
          </table:table-cell>
          <table:covered-table-cell/>
          <table:table-cell table:style-name="ce99" table:formula="of:=SUM([.Z50:.AG50])" office:value-type="float" office:value="0" calcext:value-type="float">
            <text:p>0</text:p>
          </table:table-cell>
          <table:table-cell table:style-name="ce105" table:formula="of:=DEC2HEX([.AW50];2)" office:value-type="string" office:string-value="00" calcext:value-type="string">
            <text:p>00</text:p>
          </table:table-cell>
          <table:covered-table-cell/>
          <table:table-cell table:style-name="ce99" table:formula="of:=SUM([.AH50:.AO50])" office:value-type="float" office:value="129" calcext:value-type="float">
            <text:p>129</text:p>
          </table:table-cell>
          <table:table-cell table:style-name="ce105" table:formula="of:=DEC2HEX([.AZ50];2)" office:value-type="string" office:string-value="81" calcext:value-type="string">
            <text:p>81</text:p>
          </table:table-cell>
          <table:covered-table-cell table:number-columns-repeated="2"/>
          <table:table-cell table:style-name="ce126"/>
          <table:table-cell table:number-columns-repeated="2" table:style-name="ce129" office:value-type="float" office:value="3" calcext:value-type="float">
            <text:p>3</text:p>
          </table:table-cell>
          <table:table-cell table:style-name="ce129"/>
          <table:table-cell table:style-name="ce129" office:value-type="float" office:value="3" calcext:value-type="float">
            <text:p>3</text:p>
          </table:table-cell>
          <table:table-cell table:style-name="ce129"/>
          <table:table-cell table:style-name="ce129" office:value-type="float" office:value="3" calcext:value-type="float">
            <text:p>3</text:p>
          </table:table-cell>
          <table:table-cell table:style-name="ce133"/>
          <table:table-cell table:formula="of:=[.BL57]*([.BD50]=[.BL39])" office:value-type="float" office:value="0" calcext:value-type="float">
            <text:p>0</text:p>
          </table:table-cell>
          <table:table-cell table:formula="of:=[.BM57]*([.BE50]=[.BM39])" office:value-type="float" office:value="0" calcext:value-type="float">
            <text:p>0</text:p>
          </table:table-cell>
          <table:table-cell table:formula="of:=[.BN57]*([.BF50]=[.BN39])" office:value-type="float" office:value="0" calcext:value-type="float">
            <text:p>0</text:p>
          </table:table-cell>
          <table:table-cell table:formula="of:=[.BO57]*([.BG50]=[.BO39])" office:value-type="float" office:value="0" calcext:value-type="float">
            <text:p>0</text:p>
          </table:table-cell>
          <table:table-cell table:formula="of:=[.BP57]*([.BH50]=[.BP39])" office:value-type="float" office:value="0" calcext:value-type="float">
            <text:p>0</text:p>
          </table:table-cell>
          <table:table-cell table:formula="of:=[.BQ57]*([.BI50]=[.BQ39])" office:value-type="float" office:value="0" calcext:value-type="float">
            <text:p>0</text:p>
          </table:table-cell>
          <table:table-cell table:formula="of:=[.BR57]*([.BJ50]=[.BR39])" office:value-type="float" office:value="0" calcext:value-type="float">
            <text:p>0</text:p>
          </table:table-cell>
          <table:table-cell table:formula="of:=[.BS57]*([.BK50]=[.BS39])" office:value-type="float" office:value="0" calcext:value-type="float">
            <text:p>0</text:p>
          </table:table-cell>
          <table:table-cell table:formula="of:=[.BT57]*([.BD50]=[.BT39])" office:value-type="float" office:value="0" calcext:value-type="float">
            <text:p>0</text:p>
          </table:table-cell>
          <table:table-cell table:formula="of:=[.BU57]*([.BE50]=[.BU39])" office:value-type="float" office:value="0" calcext:value-type="float">
            <text:p>0</text:p>
          </table:table-cell>
          <table:table-cell table:formula="of:=[.BV57]*([.BF50]=[.BV39])" office:value-type="float" office:value="0" calcext:value-type="float">
            <text:p>0</text:p>
          </table:table-cell>
          <table:table-cell table:formula="of:=[.BW57]*([.BG50]=[.BW39])" office:value-type="float" office:value="0" calcext:value-type="float">
            <text:p>0</text:p>
          </table:table-cell>
          <table:table-cell table:formula="of:=[.BX57]*([.BH50]=[.BX39])" office:value-type="float" office:value="0" calcext:value-type="float">
            <text:p>0</text:p>
          </table:table-cell>
          <table:table-cell table:formula="of:=[.BY57]*([.BI50]=[.BY39])" office:value-type="float" office:value="0" calcext:value-type="float">
            <text:p>0</text:p>
          </table:table-cell>
          <table:table-cell table:formula="of:=[.BZ57]*([.BJ50]=[.BZ39])" office:value-type="float" office:value="0" calcext:value-type="float">
            <text:p>0</text:p>
          </table:table-cell>
          <table:table-cell table:formula="of:=[.CA57]*([.BK50]=[.CA39])" office:value-type="float" office:value="0" calcext:value-type="float">
            <text:p>0</text:p>
          </table:table-cell>
          <table:table-cell table:formula="of:=[.CB57]*([.BD50]=[.CB39])" office:value-type="float" office:value="0" calcext:value-type="float">
            <text:p>0</text:p>
          </table:table-cell>
          <table:table-cell table:formula="of:=[.CC57]*([.BE50]=[.CC39])" office:value-type="float" office:value="64" calcext:value-type="float">
            <text:p>64</text:p>
          </table:table-cell>
          <table:table-cell table:formula="of:=[.CD57]*([.BF50]=[.CD39])" office:value-type="float" office:value="32" calcext:value-type="float">
            <text:p>32</text:p>
          </table:table-cell>
          <table:table-cell table:formula="of:=[.CE57]*([.BG50]=[.CE39])" office:value-type="float" office:value="0" calcext:value-type="float">
            <text:p>0</text:p>
          </table:table-cell>
          <table:table-cell table:formula="of:=[.CF57]*([.BH50]=[.CF39])" office:value-type="float" office:value="8" calcext:value-type="float">
            <text:p>8</text:p>
          </table:table-cell>
          <table:table-cell table:formula="of:=[.CG57]*([.BI50]=[.CG39])" office:value-type="float" office:value="0" calcext:value-type="float">
            <text:p>0</text:p>
          </table:table-cell>
          <table:table-cell table:formula="of:=[.CH57]*([.BJ50]=[.CH39])" office:value-type="float" office:value="2" calcext:value-type="float">
            <text:p>2</text:p>
          </table:table-cell>
          <table:table-cell table:formula="of:=[.CI57]*([.BK50]=[.CI39])" office:value-type="float" office:value="0" calcext:value-type="float">
            <text:p>0</text:p>
          </table:table-cell>
          <table:table-cell table:formula="of:=[.CJ57]*([.BD50]=[.CJ39])" office:value-type="float" office:value="128" calcext:value-type="float">
            <text:p>128</text:p>
          </table:table-cell>
          <table:table-cell table:formula="of:=[.CK57]*([.BE50]=[.CK39])" office:value-type="float" office:value="0" calcext:value-type="float">
            <text:p>0</text:p>
          </table:table-cell>
          <table:table-cell table:formula="of:=[.CL57]*([.BF50]=[.CL39])" office:value-type="float" office:value="0" calcext:value-type="float">
            <text:p>0</text:p>
          </table:table-cell>
          <table:table-cell table:formula="of:=[.CM57]*([.BG50]=[.CM39])" office:value-type="float" office:value="16" calcext:value-type="float">
            <text:p>16</text:p>
          </table:table-cell>
          <table:table-cell table:formula="of:=[.CN57]*([.BH50]=[.CN39])" office:value-type="float" office:value="0" calcext:value-type="float">
            <text:p>0</text:p>
          </table:table-cell>
          <table:table-cell table:formula="of:=[.CO57]*([.BI50]=[.CO39])" office:value-type="float" office:value="4" calcext:value-type="float">
            <text:p>4</text:p>
          </table:table-cell>
          <table:table-cell table:formula="of:=[.CP57]*([.BJ50]=[.CP39])" office:value-type="float" office:value="0" calcext:value-type="float">
            <text:p>0</text:p>
          </table:table-cell>
          <table:table-cell table:formula="of:=[.CQ57]*([.BK50]=[.CQ39])" office:value-type="float" office:value="1" calcext:value-type="float">
            <text:p>1</text:p>
          </table:table-cell>
          <table:covered-table-cell/>
          <table:table-cell table:style-name="ce99" table:formula="of:=SUM([.BL50:.BS50])" office:value-type="float" office:value="0" calcext:value-type="float">
            <text:p>0</text:p>
          </table:table-cell>
          <table:table-cell table:style-name="ce105" table:formula="of:=DEC2HEX([.CS50];2)" office:value-type="string" office:string-value="00" calcext:value-type="string">
            <text:p>00</text:p>
          </table:table-cell>
          <table:covered-table-cell/>
          <table:table-cell table:style-name="ce99" table:formula="of:=SUM([.BT50:.CA50])" office:value-type="float" office:value="0" calcext:value-type="float">
            <text:p>0</text:p>
          </table:table-cell>
          <table:table-cell table:style-name="ce105" table:formula="of:=DEC2HEX([.CV50];2)" office:value-type="string" office:string-value="00" calcext:value-type="string">
            <text:p>00</text:p>
          </table:table-cell>
          <table:covered-table-cell/>
          <table:table-cell table:style-name="ce99" table:formula="of:=SUM([.CB50:.CI50])" office:value-type="float" office:value="106" calcext:value-type="float">
            <text:p>106</text:p>
          </table:table-cell>
          <table:table-cell table:style-name="ce105" table:formula="of:=DEC2HEX([.CY50];2)" office:value-type="string" office:string-value="6A" calcext:value-type="string">
            <text:p>6A</text:p>
          </table:table-cell>
          <table:covered-table-cell/>
          <table:table-cell table:style-name="ce99" table:formula="of:=SUM([.CJ50:.CQ50])" office:value-type="float" office:value="149" calcext:value-type="float">
            <text:p>149</text:p>
          </table:table-cell>
          <table:table-cell table:style-name="ce105" table:formula="of:=DEC2HEX([.DB50];2)" office:value-type="string" office:string-value="95" calcext:value-type="string">
            <text:p>95</text:p>
          </table:table-cell>
          <table:covered-table-cell/>
          <table:table-cell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57]*([.B51]=[.J39])" office:value-type="float" office:value="0" calcext:value-type="float">
            <text:p>0</text:p>
          </table:table-cell>
          <table:table-cell table:formula="of:=[.K57]*([.C51]=[.K39])" office:value-type="float" office:value="0" calcext:value-type="float">
            <text:p>0</text:p>
          </table:table-cell>
          <table:table-cell table:formula="of:=[.L57]*([.D51]=[.L39])" office:value-type="float" office:value="0" calcext:value-type="float">
            <text:p>0</text:p>
          </table:table-cell>
          <table:table-cell table:formula="of:=[.M57]*([.E51]=[.M39])" office:value-type="float" office:value="0" calcext:value-type="float">
            <text:p>0</text:p>
          </table:table-cell>
          <table:table-cell table:formula="of:=[.N57]*([.F51]=[.N39])" office:value-type="float" office:value="0" calcext:value-type="float">
            <text:p>0</text:p>
          </table:table-cell>
          <table:table-cell table:formula="of:=[.O57]*([.G51]=[.O39])" office:value-type="float" office:value="0" calcext:value-type="float">
            <text:p>0</text:p>
          </table:table-cell>
          <table:table-cell table:formula="of:=[.P57]*([.H51]=[.P39])" office:value-type="float" office:value="0" calcext:value-type="float">
            <text:p>0</text:p>
          </table:table-cell>
          <table:table-cell table:formula="of:=[.Q57]*([.I51]=[.Q39])" office:value-type="float" office:value="0" calcext:value-type="float">
            <text:p>0</text:p>
          </table:table-cell>
          <table:table-cell table:formula="of:=[.R57]*([.B51]=[.R39])" office:value-type="float" office:value="128" calcext:value-type="float">
            <text:p>128</text:p>
          </table:table-cell>
          <table:table-cell table:formula="of:=[.S57]*([.C51]=[.S39])" office:value-type="float" office:value="0" calcext:value-type="float">
            <text:p>0</text:p>
          </table:table-cell>
          <table:table-cell table:formula="of:=[.T57]*([.D51]=[.T39])" office:value-type="float" office:value="32" calcext:value-type="float">
            <text:p>32</text:p>
          </table:table-cell>
          <table:table-cell table:formula="of:=[.U57]*([.E51]=[.U39])" office:value-type="float" office:value="16" calcext:value-type="float">
            <text:p>16</text:p>
          </table:table-cell>
          <table:table-cell table:formula="of:=[.V57]*([.F51]=[.V39])" office:value-type="float" office:value="8" calcext:value-type="float">
            <text:p>8</text:p>
          </table:table-cell>
          <table:table-cell table:formula="of:=[.W57]*([.G51]=[.W39])" office:value-type="float" office:value="4" calcext:value-type="float">
            <text:p>4</text:p>
          </table:table-cell>
          <table:table-cell table:formula="of:=[.X57]*([.H51]=[.X39])" office:value-type="float" office:value="0" calcext:value-type="float">
            <text:p>0</text:p>
          </table:table-cell>
          <table:table-cell table:formula="of:=[.Y57]*([.I51]=[.Y39])" office:value-type="float" office:value="1" calcext:value-type="float">
            <text:p>1</text:p>
          </table:table-cell>
          <table:table-cell table:formula="of:=[.Z57]*([.B51]=[.Z39])" office:value-type="float" office:value="0" calcext:value-type="float">
            <text:p>0</text:p>
          </table:table-cell>
          <table:table-cell table:formula="of:=[.AA57]*([.C51]=[.AA39])" office:value-type="float" office:value="0" calcext:value-type="float">
            <text:p>0</text:p>
          </table:table-cell>
          <table:table-cell table:formula="of:=[.AB57]*([.D51]=[.AB39])" office:value-type="float" office:value="0" calcext:value-type="float">
            <text:p>0</text:p>
          </table:table-cell>
          <table:table-cell table:formula="of:=[.AC57]*([.E51]=[.AC39])" office:value-type="float" office:value="0" calcext:value-type="float">
            <text:p>0</text:p>
          </table:table-cell>
          <table:table-cell table:formula="of:=[.AD57]*([.F51]=[.AD39])" office:value-type="float" office:value="0" calcext:value-type="float">
            <text:p>0</text:p>
          </table:table-cell>
          <table:table-cell table:formula="of:=[.AE57]*([.G51]=[.AE39])" office:value-type="float" office:value="0" calcext:value-type="float">
            <text:p>0</text:p>
          </table:table-cell>
          <table:table-cell table:formula="of:=[.AF57]*([.H51]=[.AF39])" office:value-type="float" office:value="0" calcext:value-type="float">
            <text:p>0</text:p>
          </table:table-cell>
          <table:table-cell table:formula="of:=[.AG57]*([.I51]=[.AG39])" office:value-type="float" office:value="0" calcext:value-type="float">
            <text:p>0</text:p>
          </table:table-cell>
          <table:table-cell table:formula="of:=[.AH57]*([.B51]=[.AH39])" office:value-type="float" office:value="0" calcext:value-type="float">
            <text:p>0</text:p>
          </table:table-cell>
          <table:table-cell table:formula="of:=[.AI57]*([.C51]=[.AI39])" office:value-type="float" office:value="64" calcext:value-type="float">
            <text:p>64</text:p>
          </table:table-cell>
          <table:table-cell table:formula="of:=[.AJ57]*([.D51]=[.AJ39])" office:value-type="float" office:value="0" calcext:value-type="float">
            <text:p>0</text:p>
          </table:table-cell>
          <table:table-cell table:formula="of:=[.AK57]*([.E51]=[.AK39])" office:value-type="float" office:value="0" calcext:value-type="float">
            <text:p>0</text:p>
          </table:table-cell>
          <table:table-cell table:formula="of:=[.AL57]*([.F51]=[.AL39])" office:value-type="float" office:value="0" calcext:value-type="float">
            <text:p>0</text:p>
          </table:table-cell>
          <table:table-cell table:formula="of:=[.AM57]*([.G51]=[.AM39])" office:value-type="float" office:value="0" calcext:value-type="float">
            <text:p>0</text:p>
          </table:table-cell>
          <table:table-cell table:formula="of:=[.AN57]*([.H51]=[.AN39])" office:value-type="float" office:value="2" calcext:value-type="float">
            <text:p>2</text:p>
          </table:table-cell>
          <table:table-cell table:formula="of:=[.AO57]*([.I51]=[.AO39])" office:value-type="float" office:value="0" calcext:value-type="float">
            <text:p>0</text:p>
          </table:table-cell>
          <table:covered-table-cell/>
          <table:table-cell table:style-name="ce99" table:formula="of:=SUM([.J51:.Q51])" office:value-type="float" office:value="0" calcext:value-type="float">
            <text:p>0</text:p>
          </table:table-cell>
          <table:table-cell table:style-name="ce105" table:formula="of:=DEC2HEX([.AQ51];2)" office:value-type="string" office:string-value="00" calcext:value-type="string">
            <text:p>00</text:p>
          </table:table-cell>
          <table:covered-table-cell/>
          <table:table-cell table:style-name="ce99" table:formula="of:=SUM([.R51:.Y51])" office:value-type="float" office:value="189" calcext:value-type="float">
            <text:p>189</text:p>
          </table:table-cell>
          <table:table-cell table:style-name="ce105" table:formula="of:=DEC2HEX([.AT51];2)" office:value-type="string" office:string-value="BD" calcext:value-type="string">
            <text:p>BD</text:p>
          </table:table-cell>
          <table:covered-table-cell/>
          <table:table-cell table:style-name="ce99" table:formula="of:=SUM([.Z51:.AG51])" office:value-type="float" office:value="0" calcext:value-type="float">
            <text:p>0</text:p>
          </table:table-cell>
          <table:table-cell table:style-name="ce105" table:formula="of:=DEC2HEX([.AW51];2)" office:value-type="string" office:string-value="00" calcext:value-type="string">
            <text:p>00</text:p>
          </table:table-cell>
          <table:covered-table-cell/>
          <table:table-cell table:style-name="ce99" table:formula="of:=SUM([.AH51:.AO51])" office:value-type="float" office:value="66" calcext:value-type="float">
            <text:p>66</text:p>
          </table:table-cell>
          <table:table-cell table:style-name="ce105" table:formula="of:=DEC2HEX([.AZ51];2)" office:value-type="string" office:string-value="42" calcext:value-type="string">
            <text:p>42</text:p>
          </table:table-cell>
          <table:covered-table-cell table:number-columns-repeated="2"/>
          <table:table-cell table:style-name="ce126"/>
          <table:table-cell table:number-columns-repeated="6" table:style-name="ce129" office:value-type="float" office:value="3" calcext:value-type="float">
            <text:p>3</text:p>
          </table:table-cell>
          <table:table-cell table:style-name="ce133"/>
          <table:table-cell table:formula="of:=[.BL57]*([.BD51]=[.BL39])" office:value-type="float" office:value="0" calcext:value-type="float">
            <text:p>0</text:p>
          </table:table-cell>
          <table:table-cell table:formula="of:=[.BM57]*([.BE51]=[.BM39])" office:value-type="float" office:value="0" calcext:value-type="float">
            <text:p>0</text:p>
          </table:table-cell>
          <table:table-cell table:formula="of:=[.BN57]*([.BF51]=[.BN39])" office:value-type="float" office:value="0" calcext:value-type="float">
            <text:p>0</text:p>
          </table:table-cell>
          <table:table-cell table:formula="of:=[.BO57]*([.BG51]=[.BO39])" office:value-type="float" office:value="0" calcext:value-type="float">
            <text:p>0</text:p>
          </table:table-cell>
          <table:table-cell table:formula="of:=[.BP57]*([.BH51]=[.BP39])" office:value-type="float" office:value="0" calcext:value-type="float">
            <text:p>0</text:p>
          </table:table-cell>
          <table:table-cell table:formula="of:=[.BQ57]*([.BI51]=[.BQ39])" office:value-type="float" office:value="0" calcext:value-type="float">
            <text:p>0</text:p>
          </table:table-cell>
          <table:table-cell table:formula="of:=[.BR57]*([.BJ51]=[.BR39])" office:value-type="float" office:value="0" calcext:value-type="float">
            <text:p>0</text:p>
          </table:table-cell>
          <table:table-cell table:formula="of:=[.BS57]*([.BK51]=[.BS39])" office:value-type="float" office:value="0" calcext:value-type="float">
            <text:p>0</text:p>
          </table:table-cell>
          <table:table-cell table:formula="of:=[.BT57]*([.BD51]=[.BT39])" office:value-type="float" office:value="0" calcext:value-type="float">
            <text:p>0</text:p>
          </table:table-cell>
          <table:table-cell table:formula="of:=[.BU57]*([.BE51]=[.BU39])" office:value-type="float" office:value="0" calcext:value-type="float">
            <text:p>0</text:p>
          </table:table-cell>
          <table:table-cell table:formula="of:=[.BV57]*([.BF51]=[.BV39])" office:value-type="float" office:value="0" calcext:value-type="float">
            <text:p>0</text:p>
          </table:table-cell>
          <table:table-cell table:formula="of:=[.BW57]*([.BG51]=[.BW39])" office:value-type="float" office:value="0" calcext:value-type="float">
            <text:p>0</text:p>
          </table:table-cell>
          <table:table-cell table:formula="of:=[.BX57]*([.BH51]=[.BX39])" office:value-type="float" office:value="0" calcext:value-type="float">
            <text:p>0</text:p>
          </table:table-cell>
          <table:table-cell table:formula="of:=[.BY57]*([.BI51]=[.BY39])" office:value-type="float" office:value="0" calcext:value-type="float">
            <text:p>0</text:p>
          </table:table-cell>
          <table:table-cell table:formula="of:=[.BZ57]*([.BJ51]=[.BZ39])" office:value-type="float" office:value="0" calcext:value-type="float">
            <text:p>0</text:p>
          </table:table-cell>
          <table:table-cell table:formula="of:=[.CA57]*([.BK51]=[.CA39])" office:value-type="float" office:value="0" calcext:value-type="float">
            <text:p>0</text:p>
          </table:table-cell>
          <table:table-cell table:formula="of:=[.CB57]*([.BD51]=[.CB39])" office:value-type="float" office:value="0" calcext:value-type="float">
            <text:p>0</text:p>
          </table:table-cell>
          <table:table-cell table:formula="of:=[.CC57]*([.BE51]=[.CC39])" office:value-type="float" office:value="64" calcext:value-type="float">
            <text:p>64</text:p>
          </table:table-cell>
          <table:table-cell table:formula="of:=[.CD57]*([.BF51]=[.CD39])" office:value-type="float" office:value="32" calcext:value-type="float">
            <text:p>32</text:p>
          </table:table-cell>
          <table:table-cell table:formula="of:=[.CE57]*([.BG51]=[.CE39])" office:value-type="float" office:value="16" calcext:value-type="float">
            <text:p>16</text:p>
          </table:table-cell>
          <table:table-cell table:formula="of:=[.CF57]*([.BH51]=[.CF39])" office:value-type="float" office:value="8" calcext:value-type="float">
            <text:p>8</text:p>
          </table:table-cell>
          <table:table-cell table:formula="of:=[.CG57]*([.BI51]=[.CG39])" office:value-type="float" office:value="4" calcext:value-type="float">
            <text:p>4</text:p>
          </table:table-cell>
          <table:table-cell table:formula="of:=[.CH57]*([.BJ51]=[.CH39])" office:value-type="float" office:value="2" calcext:value-type="float">
            <text:p>2</text:p>
          </table:table-cell>
          <table:table-cell table:formula="of:=[.CI57]*([.BK51]=[.CI39])" office:value-type="float" office:value="0" calcext:value-type="float">
            <text:p>0</text:p>
          </table:table-cell>
          <table:table-cell table:formula="of:=[.CJ57]*([.BD51]=[.CJ39])" office:value-type="float" office:value="128" calcext:value-type="float">
            <text:p>128</text:p>
          </table:table-cell>
          <table:table-cell table:formula="of:=[.CK57]*([.BE51]=[.CK39])" office:value-type="float" office:value="0" calcext:value-type="float">
            <text:p>0</text:p>
          </table:table-cell>
          <table:table-cell table:formula="of:=[.CL57]*([.BF51]=[.CL39])" office:value-type="float" office:value="0" calcext:value-type="float">
            <text:p>0</text:p>
          </table:table-cell>
          <table:table-cell table:formula="of:=[.CM57]*([.BG51]=[.CM39])" office:value-type="float" office:value="0" calcext:value-type="float">
            <text:p>0</text:p>
          </table:table-cell>
          <table:table-cell table:formula="of:=[.CN57]*([.BH51]=[.CN39])" office:value-type="float" office:value="0" calcext:value-type="float">
            <text:p>0</text:p>
          </table:table-cell>
          <table:table-cell table:formula="of:=[.CO57]*([.BI51]=[.CO39])" office:value-type="float" office:value="0" calcext:value-type="float">
            <text:p>0</text:p>
          </table:table-cell>
          <table:table-cell table:formula="of:=[.CP57]*([.BJ51]=[.CP39])" office:value-type="float" office:value="0" calcext:value-type="float">
            <text:p>0</text:p>
          </table:table-cell>
          <table:table-cell table:formula="of:=[.CQ57]*([.BK51]=[.CQ39])" office:value-type="float" office:value="1" calcext:value-type="float">
            <text:p>1</text:p>
          </table:table-cell>
          <table:covered-table-cell/>
          <table:table-cell table:style-name="ce99" table:formula="of:=SUM([.BL51:.BS51])" office:value-type="float" office:value="0" calcext:value-type="float">
            <text:p>0</text:p>
          </table:table-cell>
          <table:table-cell table:style-name="ce105" table:formula="of:=DEC2HEX([.CS51];2)" office:value-type="string" office:string-value="00" calcext:value-type="string">
            <text:p>00</text:p>
          </table:table-cell>
          <table:covered-table-cell/>
          <table:table-cell table:style-name="ce99" table:formula="of:=SUM([.BT51:.CA51])" office:value-type="float" office:value="0" calcext:value-type="float">
            <text:p>0</text:p>
          </table:table-cell>
          <table:table-cell table:style-name="ce105" table:formula="of:=DEC2HEX([.CV51];2)" office:value-type="string" office:string-value="00" calcext:value-type="string">
            <text:p>00</text:p>
          </table:table-cell>
          <table:covered-table-cell/>
          <table:table-cell table:style-name="ce99" table:formula="of:=SUM([.CB51:.CI51])" office:value-type="float" office:value="126" calcext:value-type="float">
            <text:p>126</text:p>
          </table:table-cell>
          <table:table-cell table:style-name="ce105" table:formula="of:=DEC2HEX([.CY51];2)" office:value-type="string" office:string-value="7E" calcext:value-type="string">
            <text:p>7E</text:p>
          </table:table-cell>
          <table:covered-table-cell/>
          <table:table-cell table:style-name="ce99" table:formula="of:=SUM([.CJ51:.CQ51])" office:value-type="float" office:value="129" calcext:value-type="float">
            <text:p>129</text:p>
          </table:table-cell>
          <table:table-cell table:style-name="ce105" table:formula="of:=DEC2HEX([.DB51];2)" office:value-type="string" office:string-value="81" calcext:value-type="string">
            <text:p>81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J57]*([.B52]=[.J39])" office:value-type="float" office:value="0" calcext:value-type="float">
            <text:p>0</text:p>
          </table:table-cell>
          <table:table-cell table:formula="of:=[.K57]*([.C52]=[.K39])" office:value-type="float" office:value="0" calcext:value-type="float">
            <text:p>0</text:p>
          </table:table-cell>
          <table:table-cell table:formula="of:=[.L57]*([.D52]=[.L39])" office:value-type="float" office:value="0" calcext:value-type="float">
            <text:p>0</text:p>
          </table:table-cell>
          <table:table-cell table:formula="of:=[.M57]*([.E52]=[.M39])" office:value-type="float" office:value="0" calcext:value-type="float">
            <text:p>0</text:p>
          </table:table-cell>
          <table:table-cell table:formula="of:=[.N57]*([.F52]=[.N39])" office:value-type="float" office:value="0" calcext:value-type="float">
            <text:p>0</text:p>
          </table:table-cell>
          <table:table-cell table:formula="of:=[.O57]*([.G52]=[.O39])" office:value-type="float" office:value="0" calcext:value-type="float">
            <text:p>0</text:p>
          </table:table-cell>
          <table:table-cell table:formula="of:=[.P57]*([.H52]=[.P39])" office:value-type="float" office:value="0" calcext:value-type="float">
            <text:p>0</text:p>
          </table:table-cell>
          <table:table-cell table:formula="of:=[.Q57]*([.I52]=[.Q39])" office:value-type="float" office:value="0" calcext:value-type="float">
            <text:p>0</text:p>
          </table:table-cell>
          <table:table-cell table:formula="of:=[.R57]*([.B52]=[.R39])" office:value-type="float" office:value="0" calcext:value-type="float">
            <text:p>0</text:p>
          </table:table-cell>
          <table:table-cell table:formula="of:=[.S57]*([.C52]=[.S39])" office:value-type="float" office:value="0" calcext:value-type="float">
            <text:p>0</text:p>
          </table:table-cell>
          <table:table-cell table:formula="of:=[.T57]*([.D52]=[.T39])" office:value-type="float" office:value="32" calcext:value-type="float">
            <text:p>32</text:p>
          </table:table-cell>
          <table:table-cell table:formula="of:=[.U57]*([.E52]=[.U39])" office:value-type="float" office:value="16" calcext:value-type="float">
            <text:p>16</text:p>
          </table:table-cell>
          <table:table-cell table:formula="of:=[.V57]*([.F52]=[.V39])" office:value-type="float" office:value="8" calcext:value-type="float">
            <text:p>8</text:p>
          </table:table-cell>
          <table:table-cell table:formula="of:=[.W57]*([.G52]=[.W39])" office:value-type="float" office:value="4" calcext:value-type="float">
            <text:p>4</text:p>
          </table:table-cell>
          <table:table-cell table:formula="of:=[.X57]*([.H52]=[.X39])" office:value-type="float" office:value="0" calcext:value-type="float">
            <text:p>0</text:p>
          </table:table-cell>
          <table:table-cell table:formula="of:=[.Y57]*([.I52]=[.Y39])" office:value-type="float" office:value="0" calcext:value-type="float">
            <text:p>0</text:p>
          </table:table-cell>
          <table:table-cell table:formula="of:=[.Z57]*([.B52]=[.Z39])" office:value-type="float" office:value="0" calcext:value-type="float">
            <text:p>0</text:p>
          </table:table-cell>
          <table:table-cell table:formula="of:=[.AA57]*([.C52]=[.AA39])" office:value-type="float" office:value="0" calcext:value-type="float">
            <text:p>0</text:p>
          </table:table-cell>
          <table:table-cell table:formula="of:=[.AB57]*([.D52]=[.AB39])" office:value-type="float" office:value="0" calcext:value-type="float">
            <text:p>0</text:p>
          </table:table-cell>
          <table:table-cell table:formula="of:=[.AC57]*([.E52]=[.AC39])" office:value-type="float" office:value="0" calcext:value-type="float">
            <text:p>0</text:p>
          </table:table-cell>
          <table:table-cell table:formula="of:=[.AD57]*([.F52]=[.AD39])" office:value-type="float" office:value="0" calcext:value-type="float">
            <text:p>0</text:p>
          </table:table-cell>
          <table:table-cell table:formula="of:=[.AE57]*([.G52]=[.AE39])" office:value-type="float" office:value="0" calcext:value-type="float">
            <text:p>0</text:p>
          </table:table-cell>
          <table:table-cell table:formula="of:=[.AF57]*([.H52]=[.AF39])" office:value-type="float" office:value="0" calcext:value-type="float">
            <text:p>0</text:p>
          </table:table-cell>
          <table:table-cell table:formula="of:=[.AG57]*([.I52]=[.AG39])" office:value-type="float" office:value="0" calcext:value-type="float">
            <text:p>0</text:p>
          </table:table-cell>
          <table:table-cell table:formula="of:=[.AH57]*([.B52]=[.AH39])" office:value-type="float" office:value="128" calcext:value-type="float">
            <text:p>128</text:p>
          </table:table-cell>
          <table:table-cell table:formula="of:=[.AI57]*([.C52]=[.AI39])" office:value-type="float" office:value="64" calcext:value-type="float">
            <text:p>64</text:p>
          </table:table-cell>
          <table:table-cell table:formula="of:=[.AJ57]*([.D52]=[.AJ39])" office:value-type="float" office:value="0" calcext:value-type="float">
            <text:p>0</text:p>
          </table:table-cell>
          <table:table-cell table:formula="of:=[.AK57]*([.E52]=[.AK39])" office:value-type="float" office:value="0" calcext:value-type="float">
            <text:p>0</text:p>
          </table:table-cell>
          <table:table-cell table:formula="of:=[.AL57]*([.F52]=[.AL39])" office:value-type="float" office:value="0" calcext:value-type="float">
            <text:p>0</text:p>
          </table:table-cell>
          <table:table-cell table:formula="of:=[.AM57]*([.G52]=[.AM39])" office:value-type="float" office:value="0" calcext:value-type="float">
            <text:p>0</text:p>
          </table:table-cell>
          <table:table-cell table:formula="of:=[.AN57]*([.H52]=[.AN39])" office:value-type="float" office:value="2" calcext:value-type="float">
            <text:p>2</text:p>
          </table:table-cell>
          <table:table-cell table:formula="of:=[.AO57]*([.I52]=[.AO39])" office:value-type="float" office:value="1" calcext:value-type="float">
            <text:p>1</text:p>
          </table:table-cell>
          <table:covered-table-cell/>
          <table:table-cell table:style-name="ce99" table:formula="of:=SUM([.J52:.Q52])" office:value-type="float" office:value="0" calcext:value-type="float">
            <text:p>0</text:p>
          </table:table-cell>
          <table:table-cell table:style-name="ce105" table:formula="of:=DEC2HEX([.AQ52];2)" office:value-type="string" office:string-value="00" calcext:value-type="string">
            <text:p>00</text:p>
          </table:table-cell>
          <table:covered-table-cell/>
          <table:table-cell table:style-name="ce99" table:formula="of:=SUM([.R52:.Y52])" office:value-type="float" office:value="60" calcext:value-type="float">
            <text:p>60</text:p>
          </table:table-cell>
          <table:table-cell table:style-name="ce105" table:formula="of:=DEC2HEX([.AT52];2)" office:value-type="string" office:string-value="3C" calcext:value-type="string">
            <text:p>3C</text:p>
          </table:table-cell>
          <table:covered-table-cell/>
          <table:table-cell table:style-name="ce99" table:formula="of:=SUM([.Z52:.AG52])" office:value-type="float" office:value="0" calcext:value-type="float">
            <text:p>0</text:p>
          </table:table-cell>
          <table:table-cell table:style-name="ce105" table:formula="of:=DEC2HEX([.AW52];2)" office:value-type="string" office:string-value="00" calcext:value-type="string">
            <text:p>00</text:p>
          </table:table-cell>
          <table:covered-table-cell/>
          <table:table-cell table:style-name="ce99" table:formula="of:=SUM([.AH52:.AO52])" office:value-type="float" office:value="195" calcext:value-type="float">
            <text:p>195</text:p>
          </table:table-cell>
          <table:table-cell table:style-name="ce105" table:formula="of:=DEC2HEX([.AZ52];2)" office:value-type="string" office:string-value="C3" calcext:value-type="string">
            <text:p>C3</text:p>
          </table:table-cell>
          <table:covered-table-cell table:number-columns-repeated="2"/>
          <table:table-cell table:style-name="ce126" office:value-type="float" office:value="3" calcext:value-type="float">
            <text:p>3</text:p>
          </table:table-cell>
          <table:table-cell table:style-name="ce129" office:value-type="float" office:value="3" calcext:value-type="float">
            <text:p>3</text:p>
          </table:table-cell>
          <table:table-cell table:style-name="ce129"/>
          <table:table-cell table:style-name="ce129" office:value-type="float" office:value="3" calcext:value-type="float">
            <text:p>3</text:p>
          </table:table-cell>
          <table:table-cell table:style-name="ce129"/>
          <table:table-cell table:number-columns-repeated="2" table:style-name="ce129" office:value-type="float" office:value="3" calcext:value-type="float">
            <text:p>3</text:p>
          </table:table-cell>
          <table:table-cell table:style-name="ce133" office:value-type="float" office:value="3" calcext:value-type="float">
            <text:p>3</text:p>
          </table:table-cell>
          <table:table-cell table:formula="of:=[.BL57]*([.BD52]=[.BL39])" office:value-type="float" office:value="0" calcext:value-type="float">
            <text:p>0</text:p>
          </table:table-cell>
          <table:table-cell table:formula="of:=[.BM57]*([.BE52]=[.BM39])" office:value-type="float" office:value="0" calcext:value-type="float">
            <text:p>0</text:p>
          </table:table-cell>
          <table:table-cell table:formula="of:=[.BN57]*([.BF52]=[.BN39])" office:value-type="float" office:value="0" calcext:value-type="float">
            <text:p>0</text:p>
          </table:table-cell>
          <table:table-cell table:formula="of:=[.BO57]*([.BG52]=[.BO39])" office:value-type="float" office:value="0" calcext:value-type="float">
            <text:p>0</text:p>
          </table:table-cell>
          <table:table-cell table:formula="of:=[.BP57]*([.BH52]=[.BP39])" office:value-type="float" office:value="0" calcext:value-type="float">
            <text:p>0</text:p>
          </table:table-cell>
          <table:table-cell table:formula="of:=[.BQ57]*([.BI52]=[.BQ39])" office:value-type="float" office:value="0" calcext:value-type="float">
            <text:p>0</text:p>
          </table:table-cell>
          <table:table-cell table:formula="of:=[.BR57]*([.BJ52]=[.BR39])" office:value-type="float" office:value="0" calcext:value-type="float">
            <text:p>0</text:p>
          </table:table-cell>
          <table:table-cell table:formula="of:=[.BS57]*([.BK52]=[.BS39])" office:value-type="float" office:value="0" calcext:value-type="float">
            <text:p>0</text:p>
          </table:table-cell>
          <table:table-cell table:formula="of:=[.BT57]*([.BD52]=[.BT39])" office:value-type="float" office:value="0" calcext:value-type="float">
            <text:p>0</text:p>
          </table:table-cell>
          <table:table-cell table:formula="of:=[.BU57]*([.BE52]=[.BU39])" office:value-type="float" office:value="0" calcext:value-type="float">
            <text:p>0</text:p>
          </table:table-cell>
          <table:table-cell table:formula="of:=[.BV57]*([.BF52]=[.BV39])" office:value-type="float" office:value="0" calcext:value-type="float">
            <text:p>0</text:p>
          </table:table-cell>
          <table:table-cell table:formula="of:=[.BW57]*([.BG52]=[.BW39])" office:value-type="float" office:value="0" calcext:value-type="float">
            <text:p>0</text:p>
          </table:table-cell>
          <table:table-cell table:formula="of:=[.BX57]*([.BH52]=[.BX39])" office:value-type="float" office:value="0" calcext:value-type="float">
            <text:p>0</text:p>
          </table:table-cell>
          <table:table-cell table:formula="of:=[.BY57]*([.BI52]=[.BY39])" office:value-type="float" office:value="0" calcext:value-type="float">
            <text:p>0</text:p>
          </table:table-cell>
          <table:table-cell table:formula="of:=[.BZ57]*([.BJ52]=[.BZ39])" office:value-type="float" office:value="0" calcext:value-type="float">
            <text:p>0</text:p>
          </table:table-cell>
          <table:table-cell table:formula="of:=[.CA57]*([.BK52]=[.CA39])" office:value-type="float" office:value="0" calcext:value-type="float">
            <text:p>0</text:p>
          </table:table-cell>
          <table:table-cell table:formula="of:=[.CB57]*([.BD52]=[.CB39])" office:value-type="float" office:value="128" calcext:value-type="float">
            <text:p>128</text:p>
          </table:table-cell>
          <table:table-cell table:formula="of:=[.CC57]*([.BE52]=[.CC39])" office:value-type="float" office:value="64" calcext:value-type="float">
            <text:p>64</text:p>
          </table:table-cell>
          <table:table-cell table:formula="of:=[.CD57]*([.BF52]=[.CD39])" office:value-type="float" office:value="0" calcext:value-type="float">
            <text:p>0</text:p>
          </table:table-cell>
          <table:table-cell table:formula="of:=[.CE57]*([.BG52]=[.CE39])" office:value-type="float" office:value="16" calcext:value-type="float">
            <text:p>16</text:p>
          </table:table-cell>
          <table:table-cell table:formula="of:=[.CF57]*([.BH52]=[.CF39])" office:value-type="float" office:value="0" calcext:value-type="float">
            <text:p>0</text:p>
          </table:table-cell>
          <table:table-cell table:formula="of:=[.CG57]*([.BI52]=[.CG39])" office:value-type="float" office:value="4" calcext:value-type="float">
            <text:p>4</text:p>
          </table:table-cell>
          <table:table-cell table:formula="of:=[.CH57]*([.BJ52]=[.CH39])" office:value-type="float" office:value="2" calcext:value-type="float">
            <text:p>2</text:p>
          </table:table-cell>
          <table:table-cell table:formula="of:=[.CI57]*([.BK52]=[.CI39])" office:value-type="float" office:value="1" calcext:value-type="float">
            <text:p>1</text:p>
          </table:table-cell>
          <table:table-cell table:formula="of:=[.CJ57]*([.BD52]=[.CJ39])" office:value-type="float" office:value="0" calcext:value-type="float">
            <text:p>0</text:p>
          </table:table-cell>
          <table:table-cell table:formula="of:=[.CK57]*([.BE52]=[.CK39])" office:value-type="float" office:value="0" calcext:value-type="float">
            <text:p>0</text:p>
          </table:table-cell>
          <table:table-cell table:formula="of:=[.CL57]*([.BF52]=[.CL39])" office:value-type="float" office:value="32" calcext:value-type="float">
            <text:p>32</text:p>
          </table:table-cell>
          <table:table-cell table:formula="of:=[.CM57]*([.BG52]=[.CM39])" office:value-type="float" office:value="0" calcext:value-type="float">
            <text:p>0</text:p>
          </table:table-cell>
          <table:table-cell table:formula="of:=[.CN57]*([.BH52]=[.CN39])" office:value-type="float" office:value="8" calcext:value-type="float">
            <text:p>8</text:p>
          </table:table-cell>
          <table:table-cell table:formula="of:=[.CO57]*([.BI52]=[.CO39])" office:value-type="float" office:value="0" calcext:value-type="float">
            <text:p>0</text:p>
          </table:table-cell>
          <table:table-cell table:formula="of:=[.CP57]*([.BJ52]=[.CP39])" office:value-type="float" office:value="0" calcext:value-type="float">
            <text:p>0</text:p>
          </table:table-cell>
          <table:table-cell table:formula="of:=[.CQ57]*([.BK52]=[.CQ39])" office:value-type="float" office:value="0" calcext:value-type="float">
            <text:p>0</text:p>
          </table:table-cell>
          <table:covered-table-cell/>
          <table:table-cell table:style-name="ce99" table:formula="of:=SUM([.BL52:.BS52])" office:value-type="float" office:value="0" calcext:value-type="float">
            <text:p>0</text:p>
          </table:table-cell>
          <table:table-cell table:style-name="ce105" table:formula="of:=DEC2HEX([.CS52];2)" office:value-type="string" office:string-value="00" calcext:value-type="string">
            <text:p>00</text:p>
          </table:table-cell>
          <table:covered-table-cell/>
          <table:table-cell table:style-name="ce99" table:formula="of:=SUM([.BT52:.CA52])" office:value-type="float" office:value="0" calcext:value-type="float">
            <text:p>0</text:p>
          </table:table-cell>
          <table:table-cell table:style-name="ce105" table:formula="of:=DEC2HEX([.CV52];2)" office:value-type="string" office:string-value="00" calcext:value-type="string">
            <text:p>00</text:p>
          </table:table-cell>
          <table:covered-table-cell/>
          <table:table-cell table:style-name="ce99" table:formula="of:=SUM([.CB52:.CI52])" office:value-type="float" office:value="215" calcext:value-type="float">
            <text:p>215</text:p>
          </table:table-cell>
          <table:table-cell table:style-name="ce105" table:formula="of:=DEC2HEX([.CY52];2)" office:value-type="string" office:string-value="D7" calcext:value-type="string">
            <text:p>D7</text:p>
          </table:table-cell>
          <table:covered-table-cell/>
          <table:table-cell table:style-name="ce99" table:formula="of:=SUM([.CJ52:.CQ52])" office:value-type="float" office:value="40" calcext:value-type="float">
            <text:p>40</text:p>
          </table:table-cell>
          <table:table-cell table:style-name="ce105" table:formula="of:=DEC2HEX([.DB52];2)" office:value-type="string" office:string-value="28" calcext:value-type="string">
            <text:p>28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J57]*([.B53]=[.J39])" office:value-type="float" office:value="0" calcext:value-type="float">
            <text:p>0</text:p>
          </table:table-cell>
          <table:table-cell table:formula="of:=[.K57]*([.C53]=[.K39])" office:value-type="float" office:value="0" calcext:value-type="float">
            <text:p>0</text:p>
          </table:table-cell>
          <table:table-cell table:formula="of:=[.L57]*([.D53]=[.L39])" office:value-type="float" office:value="0" calcext:value-type="float">
            <text:p>0</text:p>
          </table:table-cell>
          <table:table-cell table:formula="of:=[.M57]*([.E53]=[.M39])" office:value-type="float" office:value="0" calcext:value-type="float">
            <text:p>0</text:p>
          </table:table-cell>
          <table:table-cell table:formula="of:=[.N57]*([.F53]=[.N39])" office:value-type="float" office:value="0" calcext:value-type="float">
            <text:p>0</text:p>
          </table:table-cell>
          <table:table-cell table:formula="of:=[.O57]*([.G53]=[.O39])" office:value-type="float" office:value="0" calcext:value-type="float">
            <text:p>0</text:p>
          </table:table-cell>
          <table:table-cell table:formula="of:=[.P57]*([.H53]=[.P39])" office:value-type="float" office:value="0" calcext:value-type="float">
            <text:p>0</text:p>
          </table:table-cell>
          <table:table-cell table:formula="of:=[.Q57]*([.I53]=[.Q39])" office:value-type="float" office:value="0" calcext:value-type="float">
            <text:p>0</text:p>
          </table:table-cell>
          <table:table-cell table:formula="of:=[.R57]*([.B53]=[.R39])" office:value-type="float" office:value="0" calcext:value-type="float">
            <text:p>0</text:p>
          </table:table-cell>
          <table:table-cell table:formula="of:=[.S57]*([.C53]=[.S39])" office:value-type="float" office:value="0" calcext:value-type="float">
            <text:p>0</text:p>
          </table:table-cell>
          <table:table-cell table:formula="of:=[.T57]*([.D53]=[.T39])" office:value-type="float" office:value="0" calcext:value-type="float">
            <text:p>0</text:p>
          </table:table-cell>
          <table:table-cell table:formula="of:=[.U57]*([.E53]=[.U39])" office:value-type="float" office:value="16" calcext:value-type="float">
            <text:p>16</text:p>
          </table:table-cell>
          <table:table-cell table:formula="of:=[.V57]*([.F53]=[.V39])" office:value-type="float" office:value="8" calcext:value-type="float">
            <text:p>8</text:p>
          </table:table-cell>
          <table:table-cell table:formula="of:=[.W57]*([.G53]=[.W39])" office:value-type="float" office:value="0" calcext:value-type="float">
            <text:p>0</text:p>
          </table:table-cell>
          <table:table-cell table:formula="of:=[.X57]*([.H53]=[.X39])" office:value-type="float" office:value="0" calcext:value-type="float">
            <text:p>0</text:p>
          </table:table-cell>
          <table:table-cell table:formula="of:=[.Y57]*([.I53]=[.Y39])" office:value-type="float" office:value="0" calcext:value-type="float">
            <text:p>0</text:p>
          </table:table-cell>
          <table:table-cell table:formula="of:=[.Z57]*([.B53]=[.Z39])" office:value-type="float" office:value="0" calcext:value-type="float">
            <text:p>0</text:p>
          </table:table-cell>
          <table:table-cell table:formula="of:=[.AA57]*([.C53]=[.AA39])" office:value-type="float" office:value="0" calcext:value-type="float">
            <text:p>0</text:p>
          </table:table-cell>
          <table:table-cell table:formula="of:=[.AB57]*([.D53]=[.AB39])" office:value-type="float" office:value="0" calcext:value-type="float">
            <text:p>0</text:p>
          </table:table-cell>
          <table:table-cell table:formula="of:=[.AC57]*([.E53]=[.AC39])" office:value-type="float" office:value="0" calcext:value-type="float">
            <text:p>0</text:p>
          </table:table-cell>
          <table:table-cell table:formula="of:=[.AD57]*([.F53]=[.AD39])" office:value-type="float" office:value="0" calcext:value-type="float">
            <text:p>0</text:p>
          </table:table-cell>
          <table:table-cell table:formula="of:=[.AE57]*([.G53]=[.AE39])" office:value-type="float" office:value="0" calcext:value-type="float">
            <text:p>0</text:p>
          </table:table-cell>
          <table:table-cell table:formula="of:=[.AF57]*([.H53]=[.AF39])" office:value-type="float" office:value="0" calcext:value-type="float">
            <text:p>0</text:p>
          </table:table-cell>
          <table:table-cell table:formula="of:=[.AG57]*([.I53]=[.AG39])" office:value-type="float" office:value="0" calcext:value-type="float">
            <text:p>0</text:p>
          </table:table-cell>
          <table:table-cell table:formula="of:=[.AH57]*([.B53]=[.AH39])" office:value-type="float" office:value="128" calcext:value-type="float">
            <text:p>128</text:p>
          </table:table-cell>
          <table:table-cell table:formula="of:=[.AI57]*([.C53]=[.AI39])" office:value-type="float" office:value="64" calcext:value-type="float">
            <text:p>64</text:p>
          </table:table-cell>
          <table:table-cell table:formula="of:=[.AJ57]*([.D53]=[.AJ39])" office:value-type="float" office:value="32" calcext:value-type="float">
            <text:p>32</text:p>
          </table:table-cell>
          <table:table-cell table:formula="of:=[.AK57]*([.E53]=[.AK39])" office:value-type="float" office:value="0" calcext:value-type="float">
            <text:p>0</text:p>
          </table:table-cell>
          <table:table-cell table:formula="of:=[.AL57]*([.F53]=[.AL39])" office:value-type="float" office:value="0" calcext:value-type="float">
            <text:p>0</text:p>
          </table:table-cell>
          <table:table-cell table:formula="of:=[.AM57]*([.G53]=[.AM39])" office:value-type="float" office:value="4" calcext:value-type="float">
            <text:p>4</text:p>
          </table:table-cell>
          <table:table-cell table:formula="of:=[.AN57]*([.H53]=[.AN39])" office:value-type="float" office:value="2" calcext:value-type="float">
            <text:p>2</text:p>
          </table:table-cell>
          <table:table-cell table:formula="of:=[.AO57]*([.I53]=[.AO39])" office:value-type="float" office:value="1" calcext:value-type="float">
            <text:p>1</text:p>
          </table:table-cell>
          <table:covered-table-cell/>
          <table:table-cell table:style-name="ce99" table:formula="of:=SUM([.J53:.Q53])" office:value-type="float" office:value="0" calcext:value-type="float">
            <text:p>0</text:p>
          </table:table-cell>
          <table:table-cell table:style-name="ce105" table:formula="of:=DEC2HEX([.AQ53];2)" office:value-type="string" office:string-value="00" calcext:value-type="string">
            <text:p>00</text:p>
          </table:table-cell>
          <table:covered-table-cell/>
          <table:table-cell table:style-name="ce99" table:formula="of:=SUM([.R53:.Y53])" office:value-type="float" office:value="24" calcext:value-type="float">
            <text:p>24</text:p>
          </table:table-cell>
          <table:table-cell table:style-name="ce105" table:formula="of:=DEC2HEX([.AT53];2)" office:value-type="string" office:string-value="18" calcext:value-type="string">
            <text:p>18</text:p>
          </table:table-cell>
          <table:covered-table-cell/>
          <table:table-cell table:style-name="ce99" table:formula="of:=SUM([.Z53:.AG53])" office:value-type="float" office:value="0" calcext:value-type="float">
            <text:p>0</text:p>
          </table:table-cell>
          <table:table-cell table:style-name="ce105" table:formula="of:=DEC2HEX([.AW53];2)" office:value-type="string" office:string-value="00" calcext:value-type="string">
            <text:p>00</text:p>
          </table:table-cell>
          <table:covered-table-cell/>
          <table:table-cell table:style-name="ce99" table:formula="of:=SUM([.AH53:.AO53])" office:value-type="float" office:value="231" calcext:value-type="float">
            <text:p>231</text:p>
          </table:table-cell>
          <table:table-cell table:style-name="ce105" table:formula="of:=DEC2HEX([.AZ53];2)" office:value-type="string" office:string-value="E7" calcext:value-type="string">
            <text:p>E7</text:p>
          </table:table-cell>
          <table:covered-table-cell table:number-columns-repeated="2"/>
          <table:table-cell table:style-name="ce126" office:value-type="float" office:value="3" calcext:value-type="float">
            <text:p>3</text:p>
          </table:table-cell>
          <table:table-cell table:number-columns-repeated="6" table:style-name="ce129" office:value-type="float" office:value="3" calcext:value-type="float">
            <text:p>3</text:p>
          </table:table-cell>
          <table:table-cell table:style-name="ce133" office:value-type="float" office:value="3" calcext:value-type="float">
            <text:p>3</text:p>
          </table:table-cell>
          <table:table-cell table:formula="of:=[.BL57]*([.BD53]=[.BL39])" office:value-type="float" office:value="0" calcext:value-type="float">
            <text:p>0</text:p>
          </table:table-cell>
          <table:table-cell table:formula="of:=[.BM57]*([.BE53]=[.BM39])" office:value-type="float" office:value="0" calcext:value-type="float">
            <text:p>0</text:p>
          </table:table-cell>
          <table:table-cell table:formula="of:=[.BN57]*([.BF53]=[.BN39])" office:value-type="float" office:value="0" calcext:value-type="float">
            <text:p>0</text:p>
          </table:table-cell>
          <table:table-cell table:formula="of:=[.BO57]*([.BG53]=[.BO39])" office:value-type="float" office:value="0" calcext:value-type="float">
            <text:p>0</text:p>
          </table:table-cell>
          <table:table-cell table:formula="of:=[.BP57]*([.BH53]=[.BP39])" office:value-type="float" office:value="0" calcext:value-type="float">
            <text:p>0</text:p>
          </table:table-cell>
          <table:table-cell table:formula="of:=[.BQ57]*([.BI53]=[.BQ39])" office:value-type="float" office:value="0" calcext:value-type="float">
            <text:p>0</text:p>
          </table:table-cell>
          <table:table-cell table:formula="of:=[.BR57]*([.BJ53]=[.BR39])" office:value-type="float" office:value="0" calcext:value-type="float">
            <text:p>0</text:p>
          </table:table-cell>
          <table:table-cell table:formula="of:=[.BS57]*([.BK53]=[.BS39])" office:value-type="float" office:value="0" calcext:value-type="float">
            <text:p>0</text:p>
          </table:table-cell>
          <table:table-cell table:formula="of:=[.BT57]*([.BD53]=[.BT39])" office:value-type="float" office:value="0" calcext:value-type="float">
            <text:p>0</text:p>
          </table:table-cell>
          <table:table-cell table:formula="of:=[.BU57]*([.BE53]=[.BU39])" office:value-type="float" office:value="0" calcext:value-type="float">
            <text:p>0</text:p>
          </table:table-cell>
          <table:table-cell table:formula="of:=[.BV57]*([.BF53]=[.BV39])" office:value-type="float" office:value="0" calcext:value-type="float">
            <text:p>0</text:p>
          </table:table-cell>
          <table:table-cell table:formula="of:=[.BW57]*([.BG53]=[.BW39])" office:value-type="float" office:value="0" calcext:value-type="float">
            <text:p>0</text:p>
          </table:table-cell>
          <table:table-cell table:formula="of:=[.BX57]*([.BH53]=[.BX39])" office:value-type="float" office:value="0" calcext:value-type="float">
            <text:p>0</text:p>
          </table:table-cell>
          <table:table-cell table:formula="of:=[.BY57]*([.BI53]=[.BY39])" office:value-type="float" office:value="0" calcext:value-type="float">
            <text:p>0</text:p>
          </table:table-cell>
          <table:table-cell table:formula="of:=[.BZ57]*([.BJ53]=[.BZ39])" office:value-type="float" office:value="0" calcext:value-type="float">
            <text:p>0</text:p>
          </table:table-cell>
          <table:table-cell table:formula="of:=[.CA57]*([.BK53]=[.CA39])" office:value-type="float" office:value="0" calcext:value-type="float">
            <text:p>0</text:p>
          </table:table-cell>
          <table:table-cell table:formula="of:=[.CB57]*([.BD53]=[.CB39])" office:value-type="float" office:value="128" calcext:value-type="float">
            <text:p>128</text:p>
          </table:table-cell>
          <table:table-cell table:formula="of:=[.CC57]*([.BE53]=[.CC39])" office:value-type="float" office:value="64" calcext:value-type="float">
            <text:p>64</text:p>
          </table:table-cell>
          <table:table-cell table:formula="of:=[.CD57]*([.BF53]=[.CD39])" office:value-type="float" office:value="32" calcext:value-type="float">
            <text:p>32</text:p>
          </table:table-cell>
          <table:table-cell table:formula="of:=[.CE57]*([.BG53]=[.CE39])" office:value-type="float" office:value="16" calcext:value-type="float">
            <text:p>16</text:p>
          </table:table-cell>
          <table:table-cell table:formula="of:=[.CF57]*([.BH53]=[.CF39])" office:value-type="float" office:value="8" calcext:value-type="float">
            <text:p>8</text:p>
          </table:table-cell>
          <table:table-cell table:formula="of:=[.CG57]*([.BI53]=[.CG39])" office:value-type="float" office:value="4" calcext:value-type="float">
            <text:p>4</text:p>
          </table:table-cell>
          <table:table-cell table:formula="of:=[.CH57]*([.BJ53]=[.CH39])" office:value-type="float" office:value="2" calcext:value-type="float">
            <text:p>2</text:p>
          </table:table-cell>
          <table:table-cell table:formula="of:=[.CI57]*([.BK53]=[.CI39])" office:value-type="float" office:value="1" calcext:value-type="float">
            <text:p>1</text:p>
          </table:table-cell>
          <table:table-cell table:formula="of:=[.CJ57]*([.BD53]=[.CJ39])" office:value-type="float" office:value="0" calcext:value-type="float">
            <text:p>0</text:p>
          </table:table-cell>
          <table:table-cell table:formula="of:=[.CK57]*([.BE53]=[.CK39])" office:value-type="float" office:value="0" calcext:value-type="float">
            <text:p>0</text:p>
          </table:table-cell>
          <table:table-cell table:formula="of:=[.CL57]*([.BF53]=[.CL39])" office:value-type="float" office:value="0" calcext:value-type="float">
            <text:p>0</text:p>
          </table:table-cell>
          <table:table-cell table:formula="of:=[.CM57]*([.BG53]=[.CM39])" office:value-type="float" office:value="0" calcext:value-type="float">
            <text:p>0</text:p>
          </table:table-cell>
          <table:table-cell table:formula="of:=[.CN57]*([.BH53]=[.CN39])" office:value-type="float" office:value="0" calcext:value-type="float">
            <text:p>0</text:p>
          </table:table-cell>
          <table:table-cell table:formula="of:=[.CO57]*([.BI53]=[.CO39])" office:value-type="float" office:value="0" calcext:value-type="float">
            <text:p>0</text:p>
          </table:table-cell>
          <table:table-cell table:formula="of:=[.CP57]*([.BJ53]=[.CP39])" office:value-type="float" office:value="0" calcext:value-type="float">
            <text:p>0</text:p>
          </table:table-cell>
          <table:table-cell table:formula="of:=[.CQ57]*([.BK53]=[.CQ39])" office:value-type="float" office:value="0" calcext:value-type="float">
            <text:p>0</text:p>
          </table:table-cell>
          <table:covered-table-cell/>
          <table:table-cell table:style-name="ce99" table:formula="of:=SUM([.BL53:.BS53])" office:value-type="float" office:value="0" calcext:value-type="float">
            <text:p>0</text:p>
          </table:table-cell>
          <table:table-cell table:style-name="ce105" table:formula="of:=DEC2HEX([.CS53];2)" office:value-type="string" office:string-value="00" calcext:value-type="string">
            <text:p>00</text:p>
          </table:table-cell>
          <table:covered-table-cell/>
          <table:table-cell table:style-name="ce99" table:formula="of:=SUM([.BT53:.CA53])" office:value-type="float" office:value="0" calcext:value-type="float">
            <text:p>0</text:p>
          </table:table-cell>
          <table:table-cell table:style-name="ce105" table:formula="of:=DEC2HEX([.CV53];2)" office:value-type="string" office:string-value="00" calcext:value-type="string">
            <text:p>00</text:p>
          </table:table-cell>
          <table:covered-table-cell/>
          <table:table-cell table:style-name="ce99" table:formula="of:=SUM([.CB53:.CI53])" office:value-type="float" office:value="255" calcext:value-type="float">
            <text:p>255</text:p>
          </table:table-cell>
          <table:table-cell table:style-name="ce105" table:formula="of:=DEC2HEX([.CY53];2)" office:value-type="string" office:string-value="FF" calcext:value-type="string">
            <text:p>FF</text:p>
          </table:table-cell>
          <table:covered-table-cell/>
          <table:table-cell table:style-name="ce99" table:formula="of:=SUM([.CJ53:.CQ53])" office:value-type="float" office:value="0" calcext:value-type="float">
            <text:p>0</text:p>
          </table:table-cell>
          <table:table-cell table:style-name="ce105" table:formula="of:=DEC2HEX([.DB53];2)" office:value-type="string" office:string-value="00" calcext:value-type="string">
            <text:p>00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J57]*([.B54]=[.J39])" office:value-type="float" office:value="0" calcext:value-type="float">
            <text:p>0</text:p>
          </table:table-cell>
          <table:table-cell table:formula="of:=[.K57]*([.C54]=[.K39])" office:value-type="float" office:value="0" calcext:value-type="float">
            <text:p>0</text:p>
          </table:table-cell>
          <table:table-cell table:formula="of:=[.L57]*([.D54]=[.L39])" office:value-type="float" office:value="0" calcext:value-type="float">
            <text:p>0</text:p>
          </table:table-cell>
          <table:table-cell table:formula="of:=[.M57]*([.E54]=[.M39])" office:value-type="float" office:value="0" calcext:value-type="float">
            <text:p>0</text:p>
          </table:table-cell>
          <table:table-cell table:formula="of:=[.N57]*([.F54]=[.N39])" office:value-type="float" office:value="0" calcext:value-type="float">
            <text:p>0</text:p>
          </table:table-cell>
          <table:table-cell table:formula="of:=[.O57]*([.G54]=[.O39])" office:value-type="float" office:value="0" calcext:value-type="float">
            <text:p>0</text:p>
          </table:table-cell>
          <table:table-cell table:formula="of:=[.P57]*([.H54]=[.P39])" office:value-type="float" office:value="0" calcext:value-type="float">
            <text:p>0</text:p>
          </table:table-cell>
          <table:table-cell table:formula="of:=[.Q57]*([.I54]=[.Q39])" office:value-type="float" office:value="0" calcext:value-type="float">
            <text:p>0</text:p>
          </table:table-cell>
          <table:table-cell table:formula="of:=[.R57]*([.B54]=[.R39])" office:value-type="float" office:value="0" calcext:value-type="float">
            <text:p>0</text:p>
          </table:table-cell>
          <table:table-cell table:formula="of:=[.S57]*([.C54]=[.S39])" office:value-type="float" office:value="0" calcext:value-type="float">
            <text:p>0</text:p>
          </table:table-cell>
          <table:table-cell table:formula="of:=[.T57]*([.D54]=[.T39])" office:value-type="float" office:value="0" calcext:value-type="float">
            <text:p>0</text:p>
          </table:table-cell>
          <table:table-cell table:formula="of:=[.U57]*([.E54]=[.U39])" office:value-type="float" office:value="16" calcext:value-type="float">
            <text:p>16</text:p>
          </table:table-cell>
          <table:table-cell table:formula="of:=[.V57]*([.F54]=[.V39])" office:value-type="float" office:value="8" calcext:value-type="float">
            <text:p>8</text:p>
          </table:table-cell>
          <table:table-cell table:formula="of:=[.W57]*([.G54]=[.W39])" office:value-type="float" office:value="0" calcext:value-type="float">
            <text:p>0</text:p>
          </table:table-cell>
          <table:table-cell table:formula="of:=[.X57]*([.H54]=[.X39])" office:value-type="float" office:value="0" calcext:value-type="float">
            <text:p>0</text:p>
          </table:table-cell>
          <table:table-cell table:formula="of:=[.Y57]*([.I54]=[.Y39])" office:value-type="float" office:value="0" calcext:value-type="float">
            <text:p>0</text:p>
          </table:table-cell>
          <table:table-cell table:formula="of:=[.Z57]*([.B54]=[.Z39])" office:value-type="float" office:value="0" calcext:value-type="float">
            <text:p>0</text:p>
          </table:table-cell>
          <table:table-cell table:formula="of:=[.AA57]*([.C54]=[.AA39])" office:value-type="float" office:value="0" calcext:value-type="float">
            <text:p>0</text:p>
          </table:table-cell>
          <table:table-cell table:formula="of:=[.AB57]*([.D54]=[.AB39])" office:value-type="float" office:value="0" calcext:value-type="float">
            <text:p>0</text:p>
          </table:table-cell>
          <table:table-cell table:formula="of:=[.AC57]*([.E54]=[.AC39])" office:value-type="float" office:value="0" calcext:value-type="float">
            <text:p>0</text:p>
          </table:table-cell>
          <table:table-cell table:formula="of:=[.AD57]*([.F54]=[.AD39])" office:value-type="float" office:value="0" calcext:value-type="float">
            <text:p>0</text:p>
          </table:table-cell>
          <table:table-cell table:formula="of:=[.AE57]*([.G54]=[.AE39])" office:value-type="float" office:value="0" calcext:value-type="float">
            <text:p>0</text:p>
          </table:table-cell>
          <table:table-cell table:formula="of:=[.AF57]*([.H54]=[.AF39])" office:value-type="float" office:value="0" calcext:value-type="float">
            <text:p>0</text:p>
          </table:table-cell>
          <table:table-cell table:formula="of:=[.AG57]*([.I54]=[.AG39])" office:value-type="float" office:value="0" calcext:value-type="float">
            <text:p>0</text:p>
          </table:table-cell>
          <table:table-cell table:formula="of:=[.AH57]*([.B54]=[.AH39])" office:value-type="float" office:value="128" calcext:value-type="float">
            <text:p>128</text:p>
          </table:table-cell>
          <table:table-cell table:formula="of:=[.AI57]*([.C54]=[.AI39])" office:value-type="float" office:value="64" calcext:value-type="float">
            <text:p>64</text:p>
          </table:table-cell>
          <table:table-cell table:formula="of:=[.AJ57]*([.D54]=[.AJ39])" office:value-type="float" office:value="32" calcext:value-type="float">
            <text:p>32</text:p>
          </table:table-cell>
          <table:table-cell table:formula="of:=[.AK57]*([.E54]=[.AK39])" office:value-type="float" office:value="0" calcext:value-type="float">
            <text:p>0</text:p>
          </table:table-cell>
          <table:table-cell table:formula="of:=[.AL57]*([.F54]=[.AL39])" office:value-type="float" office:value="0" calcext:value-type="float">
            <text:p>0</text:p>
          </table:table-cell>
          <table:table-cell table:formula="of:=[.AM57]*([.G54]=[.AM39])" office:value-type="float" office:value="4" calcext:value-type="float">
            <text:p>4</text:p>
          </table:table-cell>
          <table:table-cell table:formula="of:=[.AN57]*([.H54]=[.AN39])" office:value-type="float" office:value="2" calcext:value-type="float">
            <text:p>2</text:p>
          </table:table-cell>
          <table:table-cell table:formula="of:=[.AO57]*([.I54]=[.AO39])" office:value-type="float" office:value="1" calcext:value-type="float">
            <text:p>1</text:p>
          </table:table-cell>
          <table:covered-table-cell/>
          <table:table-cell table:style-name="ce99" table:formula="of:=SUM([.J54:.Q54])" office:value-type="float" office:value="0" calcext:value-type="float">
            <text:p>0</text:p>
          </table:table-cell>
          <table:table-cell table:style-name="ce105" table:formula="of:=DEC2HEX([.AQ54];2)" office:value-type="string" office:string-value="00" calcext:value-type="string">
            <text:p>00</text:p>
          </table:table-cell>
          <table:covered-table-cell/>
          <table:table-cell table:style-name="ce99" table:formula="of:=SUM([.R54:.Y54])" office:value-type="float" office:value="24" calcext:value-type="float">
            <text:p>24</text:p>
          </table:table-cell>
          <table:table-cell table:style-name="ce105" table:formula="of:=DEC2HEX([.AT54];2)" office:value-type="string" office:string-value="18" calcext:value-type="string">
            <text:p>18</text:p>
          </table:table-cell>
          <table:covered-table-cell/>
          <table:table-cell table:style-name="ce99" table:formula="of:=SUM([.Z54:.AG54])" office:value-type="float" office:value="0" calcext:value-type="float">
            <text:p>0</text:p>
          </table:table-cell>
          <table:table-cell table:style-name="ce105" table:formula="of:=DEC2HEX([.AW54];2)" office:value-type="string" office:string-value="00" calcext:value-type="string">
            <text:p>00</text:p>
          </table:table-cell>
          <table:covered-table-cell/>
          <table:table-cell table:style-name="ce99" table:formula="of:=SUM([.AH54:.AO54])" office:value-type="float" office:value="231" calcext:value-type="float">
            <text:p>231</text:p>
          </table:table-cell>
          <table:table-cell table:style-name="ce105" table:formula="of:=DEC2HEX([.AZ54];2)" office:value-type="string" office:string-value="E7" calcext:value-type="string">
            <text:p>E7</text:p>
          </table:table-cell>
          <table:covered-table-cell table:number-columns-repeated="2"/>
          <table:table-cell table:style-name="ce126" office:value-type="float" office:value="3" calcext:value-type="float">
            <text:p>3</text:p>
          </table:table-cell>
          <table:table-cell table:style-name="ce129"/>
          <table:table-cell table:style-name="ce129" office:value-type="float" office:value="3" calcext:value-type="float">
            <text:p>3</text:p>
          </table:table-cell>
          <table:table-cell table:style-name="ce129"/>
          <table:table-cell table:style-name="ce129" office:value-type="float" office:value="3" calcext:value-type="float">
            <text:p>3</text:p>
          </table:table-cell>
          <table:table-cell table:style-name="ce129" table:number-columns-repeated="2"/>
          <table:table-cell table:style-name="ce133" office:value-type="float" office:value="3" calcext:value-type="float">
            <text:p>3</text:p>
          </table:table-cell>
          <table:table-cell table:formula="of:=[.BL57]*([.BD54]=[.BL39])" office:value-type="float" office:value="0" calcext:value-type="float">
            <text:p>0</text:p>
          </table:table-cell>
          <table:table-cell table:formula="of:=[.BM57]*([.BE54]=[.BM39])" office:value-type="float" office:value="0" calcext:value-type="float">
            <text:p>0</text:p>
          </table:table-cell>
          <table:table-cell table:formula="of:=[.BN57]*([.BF54]=[.BN39])" office:value-type="float" office:value="0" calcext:value-type="float">
            <text:p>0</text:p>
          </table:table-cell>
          <table:table-cell table:formula="of:=[.BO57]*([.BG54]=[.BO39])" office:value-type="float" office:value="0" calcext:value-type="float">
            <text:p>0</text:p>
          </table:table-cell>
          <table:table-cell table:formula="of:=[.BP57]*([.BH54]=[.BP39])" office:value-type="float" office:value="0" calcext:value-type="float">
            <text:p>0</text:p>
          </table:table-cell>
          <table:table-cell table:formula="of:=[.BQ57]*([.BI54]=[.BQ39])" office:value-type="float" office:value="0" calcext:value-type="float">
            <text:p>0</text:p>
          </table:table-cell>
          <table:table-cell table:formula="of:=[.BR57]*([.BJ54]=[.BR39])" office:value-type="float" office:value="0" calcext:value-type="float">
            <text:p>0</text:p>
          </table:table-cell>
          <table:table-cell table:formula="of:=[.BS57]*([.BK54]=[.BS39])" office:value-type="float" office:value="0" calcext:value-type="float">
            <text:p>0</text:p>
          </table:table-cell>
          <table:table-cell table:formula="of:=[.BT57]*([.BD54]=[.BT39])" office:value-type="float" office:value="0" calcext:value-type="float">
            <text:p>0</text:p>
          </table:table-cell>
          <table:table-cell table:formula="of:=[.BU57]*([.BE54]=[.BU39])" office:value-type="float" office:value="0" calcext:value-type="float">
            <text:p>0</text:p>
          </table:table-cell>
          <table:table-cell table:formula="of:=[.BV57]*([.BF54]=[.BV39])" office:value-type="float" office:value="0" calcext:value-type="float">
            <text:p>0</text:p>
          </table:table-cell>
          <table:table-cell table:formula="of:=[.BW57]*([.BG54]=[.BW39])" office:value-type="float" office:value="0" calcext:value-type="float">
            <text:p>0</text:p>
          </table:table-cell>
          <table:table-cell table:formula="of:=[.BX57]*([.BH54]=[.BX39])" office:value-type="float" office:value="0" calcext:value-type="float">
            <text:p>0</text:p>
          </table:table-cell>
          <table:table-cell table:formula="of:=[.BY57]*([.BI54]=[.BY39])" office:value-type="float" office:value="0" calcext:value-type="float">
            <text:p>0</text:p>
          </table:table-cell>
          <table:table-cell table:formula="of:=[.BZ57]*([.BJ54]=[.BZ39])" office:value-type="float" office:value="0" calcext:value-type="float">
            <text:p>0</text:p>
          </table:table-cell>
          <table:table-cell table:formula="of:=[.CA57]*([.BK54]=[.CA39])" office:value-type="float" office:value="0" calcext:value-type="float">
            <text:p>0</text:p>
          </table:table-cell>
          <table:table-cell table:formula="of:=[.CB57]*([.BD54]=[.CB39])" office:value-type="float" office:value="128" calcext:value-type="float">
            <text:p>128</text:p>
          </table:table-cell>
          <table:table-cell table:formula="of:=[.CC57]*([.BE54]=[.CC39])" office:value-type="float" office:value="0" calcext:value-type="float">
            <text:p>0</text:p>
          </table:table-cell>
          <table:table-cell table:formula="of:=[.CD57]*([.BF54]=[.CD39])" office:value-type="float" office:value="32" calcext:value-type="float">
            <text:p>32</text:p>
          </table:table-cell>
          <table:table-cell table:formula="of:=[.CE57]*([.BG54]=[.CE39])" office:value-type="float" office:value="0" calcext:value-type="float">
            <text:p>0</text:p>
          </table:table-cell>
          <table:table-cell table:formula="of:=[.CF57]*([.BH54]=[.CF39])" office:value-type="float" office:value="8" calcext:value-type="float">
            <text:p>8</text:p>
          </table:table-cell>
          <table:table-cell table:formula="of:=[.CG57]*([.BI54]=[.CG39])" office:value-type="float" office:value="0" calcext:value-type="float">
            <text:p>0</text:p>
          </table:table-cell>
          <table:table-cell table:formula="of:=[.CH57]*([.BJ54]=[.CH39])" office:value-type="float" office:value="0" calcext:value-type="float">
            <text:p>0</text:p>
          </table:table-cell>
          <table:table-cell table:formula="of:=[.CI57]*([.BK54]=[.CI39])" office:value-type="float" office:value="1" calcext:value-type="float">
            <text:p>1</text:p>
          </table:table-cell>
          <table:table-cell table:formula="of:=[.CJ57]*([.BD54]=[.CJ39])" office:value-type="float" office:value="0" calcext:value-type="float">
            <text:p>0</text:p>
          </table:table-cell>
          <table:table-cell table:formula="of:=[.CK57]*([.BE54]=[.CK39])" office:value-type="float" office:value="64" calcext:value-type="float">
            <text:p>64</text:p>
          </table:table-cell>
          <table:table-cell table:formula="of:=[.CL57]*([.BF54]=[.CL39])" office:value-type="float" office:value="0" calcext:value-type="float">
            <text:p>0</text:p>
          </table:table-cell>
          <table:table-cell table:formula="of:=[.CM57]*([.BG54]=[.CM39])" office:value-type="float" office:value="16" calcext:value-type="float">
            <text:p>16</text:p>
          </table:table-cell>
          <table:table-cell table:formula="of:=[.CN57]*([.BH54]=[.CN39])" office:value-type="float" office:value="0" calcext:value-type="float">
            <text:p>0</text:p>
          </table:table-cell>
          <table:table-cell table:formula="of:=[.CO57]*([.BI54]=[.CO39])" office:value-type="float" office:value="4" calcext:value-type="float">
            <text:p>4</text:p>
          </table:table-cell>
          <table:table-cell table:formula="of:=[.CP57]*([.BJ54]=[.CP39])" office:value-type="float" office:value="2" calcext:value-type="float">
            <text:p>2</text:p>
          </table:table-cell>
          <table:table-cell table:formula="of:=[.CQ57]*([.BK54]=[.CQ39])" office:value-type="float" office:value="0" calcext:value-type="float">
            <text:p>0</text:p>
          </table:table-cell>
          <table:covered-table-cell/>
          <table:table-cell table:style-name="ce99" table:formula="of:=SUM([.BL54:.BS54])" office:value-type="float" office:value="0" calcext:value-type="float">
            <text:p>0</text:p>
          </table:table-cell>
          <table:table-cell table:style-name="ce105" table:formula="of:=DEC2HEX([.CS54];2)" office:value-type="string" office:string-value="00" calcext:value-type="string">
            <text:p>00</text:p>
          </table:table-cell>
          <table:covered-table-cell/>
          <table:table-cell table:style-name="ce99" table:formula="of:=SUM([.BT54:.CA54])" office:value-type="float" office:value="0" calcext:value-type="float">
            <text:p>0</text:p>
          </table:table-cell>
          <table:table-cell table:style-name="ce105" table:formula="of:=DEC2HEX([.CV54];2)" office:value-type="string" office:string-value="00" calcext:value-type="string">
            <text:p>00</text:p>
          </table:table-cell>
          <table:covered-table-cell/>
          <table:table-cell table:style-name="ce99" table:formula="of:=SUM([.CB54:.CI54])" office:value-type="float" office:value="169" calcext:value-type="float">
            <text:p>169</text:p>
          </table:table-cell>
          <table:table-cell table:style-name="ce105" table:formula="of:=DEC2HEX([.CY54];2)" office:value-type="string" office:string-value="A9" calcext:value-type="string">
            <text:p>A9</text:p>
          </table:table-cell>
          <table:covered-table-cell/>
          <table:table-cell table:style-name="ce99" table:formula="of:=SUM([.CJ54:.CQ54])" office:value-type="float" office:value="86" calcext:value-type="float">
            <text:p>86</text:p>
          </table:table-cell>
          <table:table-cell table:style-name="ce105" table:formula="of:=DEC2HEX([.DB54];2)" office:value-type="string" office:string-value="56" calcext:value-type="string">
            <text:p>56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formula="of:=[.J57]*([.B55]=[.J39])" office:value-type="float" office:value="0" calcext:value-type="float">
            <text:p>0</text:p>
          </table:table-cell>
          <table:table-cell table:formula="of:=[.K57]*([.C55]=[.K39])" office:value-type="float" office:value="0" calcext:value-type="float">
            <text:p>0</text:p>
          </table:table-cell>
          <table:table-cell table:formula="of:=[.L57]*([.D55]=[.L39])" office:value-type="float" office:value="0" calcext:value-type="float">
            <text:p>0</text:p>
          </table:table-cell>
          <table:table-cell table:formula="of:=[.M57]*([.E55]=[.M39])" office:value-type="float" office:value="0" calcext:value-type="float">
            <text:p>0</text:p>
          </table:table-cell>
          <table:table-cell table:formula="of:=[.N57]*([.F55]=[.N39])" office:value-type="float" office:value="0" calcext:value-type="float">
            <text:p>0</text:p>
          </table:table-cell>
          <table:table-cell table:formula="of:=[.O57]*([.G55]=[.O39])" office:value-type="float" office:value="0" calcext:value-type="float">
            <text:p>0</text:p>
          </table:table-cell>
          <table:table-cell table:formula="of:=[.P57]*([.H55]=[.P39])" office:value-type="float" office:value="0" calcext:value-type="float">
            <text:p>0</text:p>
          </table:table-cell>
          <table:table-cell table:formula="of:=[.Q57]*([.I55]=[.Q39])" office:value-type="float" office:value="0" calcext:value-type="float">
            <text:p>0</text:p>
          </table:table-cell>
          <table:table-cell table:formula="of:=[.R57]*([.B55]=[.R39])" office:value-type="float" office:value="0" calcext:value-type="float">
            <text:p>0</text:p>
          </table:table-cell>
          <table:table-cell table:formula="of:=[.S57]*([.C55]=[.S39])" office:value-type="float" office:value="0" calcext:value-type="float">
            <text:p>0</text:p>
          </table:table-cell>
          <table:table-cell table:formula="of:=[.T57]*([.D55]=[.T39])" office:value-type="float" office:value="32" calcext:value-type="float">
            <text:p>32</text:p>
          </table:table-cell>
          <table:table-cell table:formula="of:=[.U57]*([.E55]=[.U39])" office:value-type="float" office:value="16" calcext:value-type="float">
            <text:p>16</text:p>
          </table:table-cell>
          <table:table-cell table:formula="of:=[.V57]*([.F55]=[.V39])" office:value-type="float" office:value="8" calcext:value-type="float">
            <text:p>8</text:p>
          </table:table-cell>
          <table:table-cell table:formula="of:=[.W57]*([.G55]=[.W39])" office:value-type="float" office:value="4" calcext:value-type="float">
            <text:p>4</text:p>
          </table:table-cell>
          <table:table-cell table:formula="of:=[.X57]*([.H55]=[.X39])" office:value-type="float" office:value="0" calcext:value-type="float">
            <text:p>0</text:p>
          </table:table-cell>
          <table:table-cell table:formula="of:=[.Y57]*([.I55]=[.Y39])" office:value-type="float" office:value="0" calcext:value-type="float">
            <text:p>0</text:p>
          </table:table-cell>
          <table:table-cell table:formula="of:=[.Z57]*([.B55]=[.Z39])" office:value-type="float" office:value="0" calcext:value-type="float">
            <text:p>0</text:p>
          </table:table-cell>
          <table:table-cell table:formula="of:=[.AA57]*([.C55]=[.AA39])" office:value-type="float" office:value="0" calcext:value-type="float">
            <text:p>0</text:p>
          </table:table-cell>
          <table:table-cell table:formula="of:=[.AB57]*([.D55]=[.AB39])" office:value-type="float" office:value="0" calcext:value-type="float">
            <text:p>0</text:p>
          </table:table-cell>
          <table:table-cell table:formula="of:=[.AC57]*([.E55]=[.AC39])" office:value-type="float" office:value="0" calcext:value-type="float">
            <text:p>0</text:p>
          </table:table-cell>
          <table:table-cell table:formula="of:=[.AD57]*([.F55]=[.AD39])" office:value-type="float" office:value="0" calcext:value-type="float">
            <text:p>0</text:p>
          </table:table-cell>
          <table:table-cell table:formula="of:=[.AE57]*([.G55]=[.AE39])" office:value-type="float" office:value="0" calcext:value-type="float">
            <text:p>0</text:p>
          </table:table-cell>
          <table:table-cell table:formula="of:=[.AF57]*([.H55]=[.AF39])" office:value-type="float" office:value="0" calcext:value-type="float">
            <text:p>0</text:p>
          </table:table-cell>
          <table:table-cell table:formula="of:=[.AG57]*([.I55]=[.AG39])" office:value-type="float" office:value="0" calcext:value-type="float">
            <text:p>0</text:p>
          </table:table-cell>
          <table:table-cell table:formula="of:=[.AH57]*([.B55]=[.AH39])" office:value-type="float" office:value="128" calcext:value-type="float">
            <text:p>128</text:p>
          </table:table-cell>
          <table:table-cell table:formula="of:=[.AI57]*([.C55]=[.AI39])" office:value-type="float" office:value="64" calcext:value-type="float">
            <text:p>64</text:p>
          </table:table-cell>
          <table:table-cell table:formula="of:=[.AJ57]*([.D55]=[.AJ39])" office:value-type="float" office:value="0" calcext:value-type="float">
            <text:p>0</text:p>
          </table:table-cell>
          <table:table-cell table:formula="of:=[.AK57]*([.E55]=[.AK39])" office:value-type="float" office:value="0" calcext:value-type="float">
            <text:p>0</text:p>
          </table:table-cell>
          <table:table-cell table:formula="of:=[.AL57]*([.F55]=[.AL39])" office:value-type="float" office:value="0" calcext:value-type="float">
            <text:p>0</text:p>
          </table:table-cell>
          <table:table-cell table:formula="of:=[.AM57]*([.G55]=[.AM39])" office:value-type="float" office:value="0" calcext:value-type="float">
            <text:p>0</text:p>
          </table:table-cell>
          <table:table-cell table:formula="of:=[.AN57]*([.H55]=[.AN39])" office:value-type="float" office:value="2" calcext:value-type="float">
            <text:p>2</text:p>
          </table:table-cell>
          <table:table-cell table:formula="of:=[.AO57]*([.I55]=[.AO39])" office:value-type="float" office:value="1" calcext:value-type="float">
            <text:p>1</text:p>
          </table:table-cell>
          <table:covered-table-cell/>
          <table:table-cell table:style-name="ce99" table:formula="of:=SUM([.J55:.Q55])" office:value-type="float" office:value="0" calcext:value-type="float">
            <text:p>0</text:p>
          </table:table-cell>
          <table:table-cell table:style-name="ce105" table:formula="of:=DEC2HEX([.AQ55];2)" office:value-type="string" office:string-value="00" calcext:value-type="string">
            <text:p>00</text:p>
          </table:table-cell>
          <table:covered-table-cell/>
          <table:table-cell table:style-name="ce99" table:formula="of:=SUM([.R55:.Y55])" office:value-type="float" office:value="60" calcext:value-type="float">
            <text:p>60</text:p>
          </table:table-cell>
          <table:table-cell table:style-name="ce105" table:formula="of:=DEC2HEX([.AT55];2)" office:value-type="string" office:string-value="3C" calcext:value-type="string">
            <text:p>3C</text:p>
          </table:table-cell>
          <table:covered-table-cell/>
          <table:table-cell table:style-name="ce99" table:formula="of:=SUM([.Z55:.AG55])" office:value-type="float" office:value="0" calcext:value-type="float">
            <text:p>0</text:p>
          </table:table-cell>
          <table:table-cell table:style-name="ce105" table:formula="of:=DEC2HEX([.AW55];2)" office:value-type="string" office:string-value="00" calcext:value-type="string">
            <text:p>00</text:p>
          </table:table-cell>
          <table:covered-table-cell/>
          <table:table-cell table:style-name="ce99" table:formula="of:=SUM([.AH55:.AO55])" office:value-type="float" office:value="195" calcext:value-type="float">
            <text:p>195</text:p>
          </table:table-cell>
          <table:table-cell table:style-name="ce105" table:formula="of:=DEC2HEX([.AZ55];2)" office:value-type="string" office:string-value="C3" calcext:value-type="string">
            <text:p>C3</text:p>
          </table:table-cell>
          <table:covered-table-cell table:number-columns-repeated="2"/>
          <table:table-cell table:style-name="ce126" office:value-type="float" office:value="3" calcext:value-type="float">
            <text:p>3</text:p>
          </table:table-cell>
          <table:table-cell table:style-name="ce129" table:number-columns-repeated="2"/>
          <table:table-cell table:style-name="ce129" office:value-type="float" office:value="3" calcext:value-type="float">
            <text:p>3</text:p>
          </table:table-cell>
          <table:table-cell table:style-name="ce129"/>
          <table:table-cell table:style-name="ce129" office:value-type="float" office:value="3" calcext:value-type="float">
            <text:p>3</text:p>
          </table:table-cell>
          <table:table-cell table:style-name="ce129"/>
          <table:table-cell table:style-name="ce133" office:value-type="float" office:value="3" calcext:value-type="float">
            <text:p>3</text:p>
          </table:table-cell>
          <table:table-cell table:formula="of:=[.BL57]*([.BD55]=[.BL39])" office:value-type="float" office:value="0" calcext:value-type="float">
            <text:p>0</text:p>
          </table:table-cell>
          <table:table-cell table:formula="of:=[.BM57]*([.BE55]=[.BM39])" office:value-type="float" office:value="0" calcext:value-type="float">
            <text:p>0</text:p>
          </table:table-cell>
          <table:table-cell table:formula="of:=[.BN57]*([.BF55]=[.BN39])" office:value-type="float" office:value="0" calcext:value-type="float">
            <text:p>0</text:p>
          </table:table-cell>
          <table:table-cell table:formula="of:=[.BO57]*([.BG55]=[.BO39])" office:value-type="float" office:value="0" calcext:value-type="float">
            <text:p>0</text:p>
          </table:table-cell>
          <table:table-cell table:formula="of:=[.BP57]*([.BH55]=[.BP39])" office:value-type="float" office:value="0" calcext:value-type="float">
            <text:p>0</text:p>
          </table:table-cell>
          <table:table-cell table:formula="of:=[.BQ57]*([.BI55]=[.BQ39])" office:value-type="float" office:value="0" calcext:value-type="float">
            <text:p>0</text:p>
          </table:table-cell>
          <table:table-cell table:formula="of:=[.BR57]*([.BJ55]=[.BR39])" office:value-type="float" office:value="0" calcext:value-type="float">
            <text:p>0</text:p>
          </table:table-cell>
          <table:table-cell table:formula="of:=[.BS57]*([.BK55]=[.BS39])" office:value-type="float" office:value="0" calcext:value-type="float">
            <text:p>0</text:p>
          </table:table-cell>
          <table:table-cell table:formula="of:=[.BT57]*([.BD55]=[.BT39])" office:value-type="float" office:value="0" calcext:value-type="float">
            <text:p>0</text:p>
          </table:table-cell>
          <table:table-cell table:formula="of:=[.BU57]*([.BE55]=[.BU39])" office:value-type="float" office:value="0" calcext:value-type="float">
            <text:p>0</text:p>
          </table:table-cell>
          <table:table-cell table:formula="of:=[.BV57]*([.BF55]=[.BV39])" office:value-type="float" office:value="0" calcext:value-type="float">
            <text:p>0</text:p>
          </table:table-cell>
          <table:table-cell table:formula="of:=[.BW57]*([.BG55]=[.BW39])" office:value-type="float" office:value="0" calcext:value-type="float">
            <text:p>0</text:p>
          </table:table-cell>
          <table:table-cell table:formula="of:=[.BX57]*([.BH55]=[.BX39])" office:value-type="float" office:value="0" calcext:value-type="float">
            <text:p>0</text:p>
          </table:table-cell>
          <table:table-cell table:formula="of:=[.BY57]*([.BI55]=[.BY39])" office:value-type="float" office:value="0" calcext:value-type="float">
            <text:p>0</text:p>
          </table:table-cell>
          <table:table-cell table:formula="of:=[.BZ57]*([.BJ55]=[.BZ39])" office:value-type="float" office:value="0" calcext:value-type="float">
            <text:p>0</text:p>
          </table:table-cell>
          <table:table-cell table:formula="of:=[.CA57]*([.BK55]=[.CA39])" office:value-type="float" office:value="0" calcext:value-type="float">
            <text:p>0</text:p>
          </table:table-cell>
          <table:table-cell table:formula="of:=[.CB57]*([.BD55]=[.CB39])" office:value-type="float" office:value="128" calcext:value-type="float">
            <text:p>128</text:p>
          </table:table-cell>
          <table:table-cell table:formula="of:=[.CC57]*([.BE55]=[.CC39])" office:value-type="float" office:value="0" calcext:value-type="float">
            <text:p>0</text:p>
          </table:table-cell>
          <table:table-cell table:formula="of:=[.CD57]*([.BF55]=[.CD39])" office:value-type="float" office:value="0" calcext:value-type="float">
            <text:p>0</text:p>
          </table:table-cell>
          <table:table-cell table:formula="of:=[.CE57]*([.BG55]=[.CE39])" office:value-type="float" office:value="16" calcext:value-type="float">
            <text:p>16</text:p>
          </table:table-cell>
          <table:table-cell table:formula="of:=[.CF57]*([.BH55]=[.CF39])" office:value-type="float" office:value="0" calcext:value-type="float">
            <text:p>0</text:p>
          </table:table-cell>
          <table:table-cell table:formula="of:=[.CG57]*([.BI55]=[.CG39])" office:value-type="float" office:value="4" calcext:value-type="float">
            <text:p>4</text:p>
          </table:table-cell>
          <table:table-cell table:formula="of:=[.CH57]*([.BJ55]=[.CH39])" office:value-type="float" office:value="0" calcext:value-type="float">
            <text:p>0</text:p>
          </table:table-cell>
          <table:table-cell table:formula="of:=[.CI57]*([.BK55]=[.CI39])" office:value-type="float" office:value="1" calcext:value-type="float">
            <text:p>1</text:p>
          </table:table-cell>
          <table:table-cell table:formula="of:=[.CJ57]*([.BD55]=[.CJ39])" office:value-type="float" office:value="0" calcext:value-type="float">
            <text:p>0</text:p>
          </table:table-cell>
          <table:table-cell table:formula="of:=[.CK57]*([.BE55]=[.CK39])" office:value-type="float" office:value="64" calcext:value-type="float">
            <text:p>64</text:p>
          </table:table-cell>
          <table:table-cell table:formula="of:=[.CL57]*([.BF55]=[.CL39])" office:value-type="float" office:value="32" calcext:value-type="float">
            <text:p>32</text:p>
          </table:table-cell>
          <table:table-cell table:formula="of:=[.CM57]*([.BG55]=[.CM39])" office:value-type="float" office:value="0" calcext:value-type="float">
            <text:p>0</text:p>
          </table:table-cell>
          <table:table-cell table:formula="of:=[.CN57]*([.BH55]=[.CN39])" office:value-type="float" office:value="8" calcext:value-type="float">
            <text:p>8</text:p>
          </table:table-cell>
          <table:table-cell table:formula="of:=[.CO57]*([.BI55]=[.CO39])" office:value-type="float" office:value="0" calcext:value-type="float">
            <text:p>0</text:p>
          </table:table-cell>
          <table:table-cell table:formula="of:=[.CP57]*([.BJ55]=[.CP39])" office:value-type="float" office:value="2" calcext:value-type="float">
            <text:p>2</text:p>
          </table:table-cell>
          <table:table-cell table:formula="of:=[.CQ57]*([.BK55]=[.CQ39])" office:value-type="float" office:value="0" calcext:value-type="float">
            <text:p>0</text:p>
          </table:table-cell>
          <table:covered-table-cell/>
          <table:table-cell table:style-name="ce99" table:formula="of:=SUM([.BL55:.BS55])" office:value-type="float" office:value="0" calcext:value-type="float">
            <text:p>0</text:p>
          </table:table-cell>
          <table:table-cell table:style-name="ce105" table:formula="of:=DEC2HEX([.CS55];2)" office:value-type="string" office:string-value="00" calcext:value-type="string">
            <text:p>00</text:p>
          </table:table-cell>
          <table:covered-table-cell/>
          <table:table-cell table:style-name="ce99" table:formula="of:=SUM([.BT55:.CA55])" office:value-type="float" office:value="0" calcext:value-type="float">
            <text:p>0</text:p>
          </table:table-cell>
          <table:table-cell table:style-name="ce105" table:formula="of:=DEC2HEX([.CV55];2)" office:value-type="string" office:string-value="00" calcext:value-type="string">
            <text:p>00</text:p>
          </table:table-cell>
          <table:covered-table-cell/>
          <table:table-cell table:style-name="ce99" table:formula="of:=SUM([.CB55:.CI55])" office:value-type="float" office:value="149" calcext:value-type="float">
            <text:p>149</text:p>
          </table:table-cell>
          <table:table-cell table:style-name="ce105" table:formula="of:=DEC2HEX([.CY55];2)" office:value-type="string" office:string-value="95" calcext:value-type="string">
            <text:p>95</text:p>
          </table:table-cell>
          <table:covered-table-cell/>
          <table:table-cell table:style-name="ce99" table:formula="of:=SUM([.CJ55:.CQ55])" office:value-type="float" office:value="106" calcext:value-type="float">
            <text:p>106</text:p>
          </table:table-cell>
          <table:table-cell table:style-name="ce105" table:formula="of:=DEC2HEX([.DB55];2)" office:value-type="string" office:string-value="6A" calcext:value-type="string">
            <text:p>6A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formula="of:=[.J57]*([.B56]=[.J39])" office:value-type="float" office:value="0" calcext:value-type="float">
            <text:p>0</text:p>
          </table:table-cell>
          <table:table-cell table:formula="of:=[.K57]*([.C56]=[.K39])" office:value-type="float" office:value="0" calcext:value-type="float">
            <text:p>0</text:p>
          </table:table-cell>
          <table:table-cell table:formula="of:=[.L57]*([.D56]=[.L39])" office:value-type="float" office:value="0" calcext:value-type="float">
            <text:p>0</text:p>
          </table:table-cell>
          <table:table-cell table:formula="of:=[.M57]*([.E56]=[.M39])" office:value-type="float" office:value="0" calcext:value-type="float">
            <text:p>0</text:p>
          </table:table-cell>
          <table:table-cell table:formula="of:=[.N57]*([.F56]=[.N39])" office:value-type="float" office:value="0" calcext:value-type="float">
            <text:p>0</text:p>
          </table:table-cell>
          <table:table-cell table:formula="of:=[.O57]*([.G56]=[.O39])" office:value-type="float" office:value="0" calcext:value-type="float">
            <text:p>0</text:p>
          </table:table-cell>
          <table:table-cell table:formula="of:=[.P57]*([.H56]=[.P39])" office:value-type="float" office:value="0" calcext:value-type="float">
            <text:p>0</text:p>
          </table:table-cell>
          <table:table-cell table:formula="of:=[.Q57]*([.I56]=[.Q39])" office:value-type="float" office:value="0" calcext:value-type="float">
            <text:p>0</text:p>
          </table:table-cell>
          <table:table-cell table:formula="of:=[.R57]*([.B56]=[.R39])" office:value-type="float" office:value="0" calcext:value-type="float">
            <text:p>0</text:p>
          </table:table-cell>
          <table:table-cell table:formula="of:=[.S57]*([.C56]=[.S39])" office:value-type="float" office:value="64" calcext:value-type="float">
            <text:p>64</text:p>
          </table:table-cell>
          <table:table-cell table:formula="of:=[.T57]*([.D56]=[.T39])" office:value-type="float" office:value="32" calcext:value-type="float">
            <text:p>32</text:p>
          </table:table-cell>
          <table:table-cell table:formula="of:=[.U57]*([.E56]=[.U39])" office:value-type="float" office:value="16" calcext:value-type="float">
            <text:p>16</text:p>
          </table:table-cell>
          <table:table-cell table:formula="of:=[.V57]*([.F56]=[.V39])" office:value-type="float" office:value="8" calcext:value-type="float">
            <text:p>8</text:p>
          </table:table-cell>
          <table:table-cell table:formula="of:=[.W57]*([.G56]=[.W39])" office:value-type="float" office:value="4" calcext:value-type="float">
            <text:p>4</text:p>
          </table:table-cell>
          <table:table-cell table:formula="of:=[.X57]*([.H56]=[.X39])" office:value-type="float" office:value="2" calcext:value-type="float">
            <text:p>2</text:p>
          </table:table-cell>
          <table:table-cell table:formula="of:=[.Y57]*([.I56]=[.Y39])" office:value-type="float" office:value="0" calcext:value-type="float">
            <text:p>0</text:p>
          </table:table-cell>
          <table:table-cell table:formula="of:=[.Z57]*([.B56]=[.Z39])" office:value-type="float" office:value="0" calcext:value-type="float">
            <text:p>0</text:p>
          </table:table-cell>
          <table:table-cell table:formula="of:=[.AA57]*([.C56]=[.AA39])" office:value-type="float" office:value="0" calcext:value-type="float">
            <text:p>0</text:p>
          </table:table-cell>
          <table:table-cell table:formula="of:=[.AB57]*([.D56]=[.AB39])" office:value-type="float" office:value="0" calcext:value-type="float">
            <text:p>0</text:p>
          </table:table-cell>
          <table:table-cell table:formula="of:=[.AC57]*([.E56]=[.AC39])" office:value-type="float" office:value="0" calcext:value-type="float">
            <text:p>0</text:p>
          </table:table-cell>
          <table:table-cell table:formula="of:=[.AD57]*([.F56]=[.AD39])" office:value-type="float" office:value="0" calcext:value-type="float">
            <text:p>0</text:p>
          </table:table-cell>
          <table:table-cell table:formula="of:=[.AE57]*([.G56]=[.AE39])" office:value-type="float" office:value="0" calcext:value-type="float">
            <text:p>0</text:p>
          </table:table-cell>
          <table:table-cell table:formula="of:=[.AF57]*([.H56]=[.AF39])" office:value-type="float" office:value="0" calcext:value-type="float">
            <text:p>0</text:p>
          </table:table-cell>
          <table:table-cell table:formula="of:=[.AG57]*([.I56]=[.AG39])" office:value-type="float" office:value="0" calcext:value-type="float">
            <text:p>0</text:p>
          </table:table-cell>
          <table:table-cell table:formula="of:=[.AH57]*([.B56]=[.AH39])" office:value-type="float" office:value="128" calcext:value-type="float">
            <text:p>128</text:p>
          </table:table-cell>
          <table:table-cell table:formula="of:=[.AI57]*([.C56]=[.AI39])" office:value-type="float" office:value="0" calcext:value-type="float">
            <text:p>0</text:p>
          </table:table-cell>
          <table:table-cell table:formula="of:=[.AJ57]*([.D56]=[.AJ39])" office:value-type="float" office:value="0" calcext:value-type="float">
            <text:p>0</text:p>
          </table:table-cell>
          <table:table-cell table:formula="of:=[.AK57]*([.E56]=[.AK39])" office:value-type="float" office:value="0" calcext:value-type="float">
            <text:p>0</text:p>
          </table:table-cell>
          <table:table-cell table:formula="of:=[.AL57]*([.F56]=[.AL39])" office:value-type="float" office:value="0" calcext:value-type="float">
            <text:p>0</text:p>
          </table:table-cell>
          <table:table-cell table:formula="of:=[.AM57]*([.G56]=[.AM39])" office:value-type="float" office:value="0" calcext:value-type="float">
            <text:p>0</text:p>
          </table:table-cell>
          <table:table-cell table:formula="of:=[.AN57]*([.H56]=[.AN39])" office:value-type="float" office:value="0" calcext:value-type="float">
            <text:p>0</text:p>
          </table:table-cell>
          <table:table-cell table:formula="of:=[.AO57]*([.I56]=[.AO39])" office:value-type="float" office:value="1" calcext:value-type="float">
            <text:p>1</text:p>
          </table:table-cell>
          <table:covered-table-cell/>
          <table:table-cell table:style-name="ce99" table:formula="of:=SUM([.J56:.Q56])" office:value-type="float" office:value="0" calcext:value-type="float">
            <text:p>0</text:p>
          </table:table-cell>
          <table:table-cell table:style-name="ce105" table:formula="of:=DEC2HEX([.AQ56];2)" office:value-type="string" office:string-value="00" calcext:value-type="string">
            <text:p>00</text:p>
          </table:table-cell>
          <table:covered-table-cell/>
          <table:table-cell table:style-name="ce99" table:formula="of:=SUM([.R56:.Y56])" office:value-type="float" office:value="126" calcext:value-type="float">
            <text:p>126</text:p>
          </table:table-cell>
          <table:table-cell table:style-name="ce105" table:formula="of:=DEC2HEX([.AT56];2)" office:value-type="string" office:string-value="7E" calcext:value-type="string">
            <text:p>7E</text:p>
          </table:table-cell>
          <table:covered-table-cell/>
          <table:table-cell table:style-name="ce99" table:formula="of:=SUM([.Z56:.AG56])" office:value-type="float" office:value="0" calcext:value-type="float">
            <text:p>0</text:p>
          </table:table-cell>
          <table:table-cell table:style-name="ce105" table:formula="of:=DEC2HEX([.AW56];2)" office:value-type="string" office:string-value="00" calcext:value-type="string">
            <text:p>00</text:p>
          </table:table-cell>
          <table:covered-table-cell/>
          <table:table-cell table:style-name="ce99" table:formula="of:=SUM([.AH56:.AO56])" office:value-type="float" office:value="129" calcext:value-type="float">
            <text:p>129</text:p>
          </table:table-cell>
          <table:table-cell table:style-name="ce105" table:formula="of:=DEC2HEX([.AZ56];2)" office:value-type="string" office:string-value="81" calcext:value-type="string">
            <text:p>81</text:p>
          </table:table-cell>
          <table:covered-table-cell table:number-columns-repeated="2"/>
          <table:table-cell table:style-name="ce127" office:value-type="float" office:value="3" calcext:value-type="float">
            <text:p>3</text:p>
          </table:table-cell>
          <table:table-cell table:number-columns-repeated="6" table:style-name="ce130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formula="of:=[.BL57]*([.BD56]=[.BL39])" office:value-type="float" office:value="0" calcext:value-type="float">
            <text:p>0</text:p>
          </table:table-cell>
          <table:table-cell table:formula="of:=[.BM57]*([.BE56]=[.BM39])" office:value-type="float" office:value="0" calcext:value-type="float">
            <text:p>0</text:p>
          </table:table-cell>
          <table:table-cell table:formula="of:=[.BN57]*([.BF56]=[.BN39])" office:value-type="float" office:value="0" calcext:value-type="float">
            <text:p>0</text:p>
          </table:table-cell>
          <table:table-cell table:formula="of:=[.BO57]*([.BG56]=[.BO39])" office:value-type="float" office:value="0" calcext:value-type="float">
            <text:p>0</text:p>
          </table:table-cell>
          <table:table-cell table:formula="of:=[.BP57]*([.BH56]=[.BP39])" office:value-type="float" office:value="0" calcext:value-type="float">
            <text:p>0</text:p>
          </table:table-cell>
          <table:table-cell table:formula="of:=[.BQ57]*([.BI56]=[.BQ39])" office:value-type="float" office:value="0" calcext:value-type="float">
            <text:p>0</text:p>
          </table:table-cell>
          <table:table-cell table:formula="of:=[.BR57]*([.BJ56]=[.BR39])" office:value-type="float" office:value="0" calcext:value-type="float">
            <text:p>0</text:p>
          </table:table-cell>
          <table:table-cell table:formula="of:=[.BS57]*([.BK56]=[.BS39])" office:value-type="float" office:value="0" calcext:value-type="float">
            <text:p>0</text:p>
          </table:table-cell>
          <table:table-cell table:formula="of:=[.BT57]*([.BD56]=[.BT39])" office:value-type="float" office:value="0" calcext:value-type="float">
            <text:p>0</text:p>
          </table:table-cell>
          <table:table-cell table:formula="of:=[.BU57]*([.BE56]=[.BU39])" office:value-type="float" office:value="0" calcext:value-type="float">
            <text:p>0</text:p>
          </table:table-cell>
          <table:table-cell table:formula="of:=[.BV57]*([.BF56]=[.BV39])" office:value-type="float" office:value="0" calcext:value-type="float">
            <text:p>0</text:p>
          </table:table-cell>
          <table:table-cell table:formula="of:=[.BW57]*([.BG56]=[.BW39])" office:value-type="float" office:value="0" calcext:value-type="float">
            <text:p>0</text:p>
          </table:table-cell>
          <table:table-cell table:formula="of:=[.BX57]*([.BH56]=[.BX39])" office:value-type="float" office:value="0" calcext:value-type="float">
            <text:p>0</text:p>
          </table:table-cell>
          <table:table-cell table:formula="of:=[.BY57]*([.BI56]=[.BY39])" office:value-type="float" office:value="0" calcext:value-type="float">
            <text:p>0</text:p>
          </table:table-cell>
          <table:table-cell table:formula="of:=[.BZ57]*([.BJ56]=[.BZ39])" office:value-type="float" office:value="0" calcext:value-type="float">
            <text:p>0</text:p>
          </table:table-cell>
          <table:table-cell table:formula="of:=[.CA57]*([.BK56]=[.CA39])" office:value-type="float" office:value="0" calcext:value-type="float">
            <text:p>0</text:p>
          </table:table-cell>
          <table:table-cell table:formula="of:=[.CB57]*([.BD56]=[.CB39])" office:value-type="float" office:value="128" calcext:value-type="float">
            <text:p>128</text:p>
          </table:table-cell>
          <table:table-cell table:formula="of:=[.CC57]*([.BE56]=[.CC39])" office:value-type="float" office:value="64" calcext:value-type="float">
            <text:p>64</text:p>
          </table:table-cell>
          <table:table-cell table:formula="of:=[.CD57]*([.BF56]=[.CD39])" office:value-type="float" office:value="32" calcext:value-type="float">
            <text:p>32</text:p>
          </table:table-cell>
          <table:table-cell table:formula="of:=[.CE57]*([.BG56]=[.CE39])" office:value-type="float" office:value="16" calcext:value-type="float">
            <text:p>16</text:p>
          </table:table-cell>
          <table:table-cell table:formula="of:=[.CF57]*([.BH56]=[.CF39])" office:value-type="float" office:value="8" calcext:value-type="float">
            <text:p>8</text:p>
          </table:table-cell>
          <table:table-cell table:formula="of:=[.CG57]*([.BI56]=[.CG39])" office:value-type="float" office:value="4" calcext:value-type="float">
            <text:p>4</text:p>
          </table:table-cell>
          <table:table-cell table:formula="of:=[.CH57]*([.BJ56]=[.CH39])" office:value-type="float" office:value="2" calcext:value-type="float">
            <text:p>2</text:p>
          </table:table-cell>
          <table:table-cell table:formula="of:=[.CI57]*([.BK56]=[.CI39])" office:value-type="float" office:value="1" calcext:value-type="float">
            <text:p>1</text:p>
          </table:table-cell>
          <table:table-cell table:formula="of:=[.CJ57]*([.BD56]=[.CJ39])" office:value-type="float" office:value="0" calcext:value-type="float">
            <text:p>0</text:p>
          </table:table-cell>
          <table:table-cell table:formula="of:=[.CK57]*([.BE56]=[.CK39])" office:value-type="float" office:value="0" calcext:value-type="float">
            <text:p>0</text:p>
          </table:table-cell>
          <table:table-cell table:formula="of:=[.CL57]*([.BF56]=[.CL39])" office:value-type="float" office:value="0" calcext:value-type="float">
            <text:p>0</text:p>
          </table:table-cell>
          <table:table-cell table:formula="of:=[.CM57]*([.BG56]=[.CM39])" office:value-type="float" office:value="0" calcext:value-type="float">
            <text:p>0</text:p>
          </table:table-cell>
          <table:table-cell table:formula="of:=[.CN57]*([.BH56]=[.CN39])" office:value-type="float" office:value="0" calcext:value-type="float">
            <text:p>0</text:p>
          </table:table-cell>
          <table:table-cell table:formula="of:=[.CO57]*([.BI56]=[.CO39])" office:value-type="float" office:value="0" calcext:value-type="float">
            <text:p>0</text:p>
          </table:table-cell>
          <table:table-cell table:formula="of:=[.CP57]*([.BJ56]=[.CP39])" office:value-type="float" office:value="0" calcext:value-type="float">
            <text:p>0</text:p>
          </table:table-cell>
          <table:table-cell table:formula="of:=[.CQ57]*([.BK56]=[.CQ39])" office:value-type="float" office:value="0" calcext:value-type="float">
            <text:p>0</text:p>
          </table:table-cell>
          <table:covered-table-cell/>
          <table:table-cell table:style-name="ce99" table:formula="of:=SUM([.BL56:.BS56])" office:value-type="float" office:value="0" calcext:value-type="float">
            <text:p>0</text:p>
          </table:table-cell>
          <table:table-cell table:style-name="ce105" table:formula="of:=DEC2HEX([.CS56];2)" office:value-type="string" office:string-value="00" calcext:value-type="string">
            <text:p>00</text:p>
          </table:table-cell>
          <table:covered-table-cell/>
          <table:table-cell table:style-name="ce99" table:formula="of:=SUM([.BT56:.CA56])" office:value-type="float" office:value="0" calcext:value-type="float">
            <text:p>0</text:p>
          </table:table-cell>
          <table:table-cell table:style-name="ce105" table:formula="of:=DEC2HEX([.CV56];2)" office:value-type="string" office:string-value="00" calcext:value-type="string">
            <text:p>00</text:p>
          </table:table-cell>
          <table:covered-table-cell/>
          <table:table-cell table:style-name="ce99" table:formula="of:=SUM([.CB56:.CI56])" office:value-type="float" office:value="255" calcext:value-type="float">
            <text:p>255</text:p>
          </table:table-cell>
          <table:table-cell table:style-name="ce105" table:formula="of:=DEC2HEX([.CY56];2)" office:value-type="string" office:string-value="FF" calcext:value-type="string">
            <text:p>FF</text:p>
          </table:table-cell>
          <table:covered-table-cell/>
          <table:table-cell table:style-name="ce99" table:formula="of:=SUM([.CJ56:.CQ56])" office:value-type="float" office:value="0" calcext:value-type="float">
            <text:p>0</text:p>
          </table:table-cell>
          <table:table-cell table:style-name="ce105" table:formula="of:=DEC2HEX([.DB56];2)" office:value-type="string" office:string-value="00" calcext:value-type="string">
            <text:p>00</text:p>
          </table:table-cell>
          <table:covered-table-cell/>
          <table:table-cell/>
        </table:table-row>
        <table:table-row table:style-name="ro4" table:visibility="collapse">
          <table:covered-table-cell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covered-table-cell table:style-name="Default"/>
          <table:table-cell table:style-name="ce29" table:number-columns-spanned="2" table:number-rows-spanned="1"/>
          <table:covered-table-cell table:style-name="ce61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style-name="ce23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number-columns-repeated="2"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covered-table-cell table:style-name="Default"/>
          <table:table-cell table:style-name="ce29" table:number-columns-spanned="2" table:number-rows-spanned="1"/>
          <table:covered-table-cell table:style-name="ce61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style-name="ce23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Default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Default"/>
          <table:covered-table-cell/>
          <table:table-cell/>
        </table:table-row>
        <table:table-row table:style-name="ro4">
          <table:covered-table-cell/>
          <table:table-cell table:style-name="ce86" office:value-type="string" calcext:value-type="string" table:number-columns-spanned="41" table:number-rows-spanned="2">
            <text:p>Character numbers &gt;</text:p>
          </table:table-cell>
          <table:covered-table-cell table:number-columns-repeated="40" table:style-name="ce93"/>
          <table:table-cell table:style-name="ce100" table:content-validation-name="val1" table:number-columns-spanned="2" table:number-rows-spanned="1"/>
          <table:covered-table-cell table:style-name="ce106"/>
          <table:table-cell table:style-name="ce112"/>
          <table:table-cell table:style-name="ce114" table:content-validation-name="val1" office:value-type="float" office:value="246" calcext:value-type="float" table:number-columns-spanned="2" table:number-rows-spanned="1">
            <text:p>246</text:p>
          </table:table-cell>
          <table:covered-table-cell table:style-name="ce116"/>
          <table:table-cell table:style-name="ce112"/>
          <table:table-cell table:style-name="ce121" table:content-validation-name="val1" table:number-columns-spanned="2" table:number-rows-spanned="1"/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 table:number-columns-repeated="2"/>
          <table:table-cell table:style-name="ce86" office:value-type="string" calcext:value-type="string" table:number-columns-spanned="41" table:number-rows-spanned="2">
            <text:p>Character numbers &gt;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100" table:content-validation-name="val1" table:number-columns-spanned="2" table:number-rows-spanned="1"/>
          <table:covered-table-cell table:style-name="ce106"/>
          <table:table-cell table:style-name="ce112"/>
          <table:table-cell table:style-name="ce114" table:content-validation-name="val1" table:number-columns-spanned="2" table:number-rows-spanned="1"/>
          <table:covered-table-cell table:style-name="ce116"/>
          <table:table-cell table:style-name="ce112"/>
          <table:table-cell table:style-name="ce121" table:content-validation-name="val1" office:value-type="float" office:value="248" calcext:value-type="float" table:number-columns-spanned="2" table:number-rows-spanned="1">
            <text:p>248</text:p>
          </table:table-cell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/>
          <table:table-cell/>
        </table:table-row>
        <table:table-row table:style-name="ro4">
          <table:covered-table-cell/>
          <table:covered-table-cell table:style-name="ce86"/>
          <table:covered-table-cell table:number-columns-repeated="40" table:style-name="ce93"/>
          <table:table-cell table:style-name="ce100" table:content-validation-name="val1" table:number-columns-spanned="2" table:number-rows-spanned="1"/>
          <table:covered-table-cell table:style-name="ce106"/>
          <table:table-cell table:style-name="ce112"/>
          <table:table-cell table:style-name="ce114" table:content-validation-name="val1" office:value-type="float" office:value="247" calcext:value-type="float" table:number-columns-spanned="2" table:number-rows-spanned="1">
            <text:p>247</text:p>
          </table:table-cell>
          <table:covered-table-cell table:style-name="ce116"/>
          <table:table-cell table:style-name="ce112"/>
          <table:table-cell table:style-name="ce121" table:content-validation-name="val1" table:number-columns-spanned="2" table:number-rows-spanned="1"/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 table:number-columns-repeated="2"/>
          <table:covered-table-cell table:style-name="ce86" office:value-type="string" calcext:value-type="string">
            <text:p>Code Output Format &gt;</text:p>
          </table:covered-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100" table:content-validation-name="val1" table:number-columns-spanned="2" table:number-rows-spanned="1"/>
          <table:covered-table-cell table:style-name="ce106"/>
          <table:table-cell table:style-name="ce112"/>
          <table:table-cell table:style-name="ce114" table:content-validation-name="val1" table:number-columns-spanned="2" table:number-rows-spanned="1"/>
          <table:covered-table-cell table:style-name="ce116"/>
          <table:table-cell table:style-name="ce112"/>
          <table:table-cell table:style-name="ce121" table:content-validation-name="val1" office:value-type="float" office:value="249" calcext:value-type="float" table:number-columns-spanned="2" table:number-rows-spanned="1">
            <text:p>249</text:p>
          </table:table-cell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/>
          <table:table-cell/>
        </table:table-row>
        <table:table-row table:style-name="ro1">
          <table:covered-table-cell/>
          <table:table-cell table:style-name="ce87" table:number-columns-spanned="52" table:number-rows-spanned="1"/>
          <table:covered-table-cell table:number-columns-repeated="40" table:style-name="ce94"/>
          <table:covered-table-cell table:number-columns-repeated="1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  <table:table-cell/>
        </table:table-row>
        <table:table-row table:style-name="ro4">
          <table:covered-table-cell/>
          <table:table-cell table:style-name="ce86" office:value-type="string" calcext:value-type="string" table:number-columns-spanned="41" table:number-rows-spanned="1">
            <text:p>Code Output Format &gt;</text:p>
          </table:table-cell>
          <table:covered-table-cell table:number-columns-repeated="40" table:style-name="ce93"/>
          <table:table-cell table:style-name="ce101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ce107"/>
          <table:table-cell table:style-name="ce108" table:number-columns-spanned="2" table:number-rows-spanned="1"/>
          <table:covered-table-cell table:style-name="ce107"/>
          <table:table-cell table:style-name="ce122" table:content-validation-name="val3" office:value-type="string" calcext:value-type="string" table:number-columns-spanned="4" table:number-rows-spanned="1">
            <text:p>HEX</text:p>
          </table:table-cell>
          <table:covered-table-cell table:number-columns-repeated="3" table:style-name="ce107"/>
          <table:table-cell table:style-name="ce76"/>
          <table:covered-table-cell table:number-columns-repeated="2"/>
          <table:table-cell table:style-name="ce86" office:value-type="string" calcext:value-type="string" table:number-columns-spanned="41" table:number-rows-spanned="1">
            <text:p>Code Output Format &gt;</text:p>
          </table:table-cell>
          <table:covered-table-cell table:number-columns-repeated="40" table:style-name="Default"/>
          <table:table-cell table:style-name="ce101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ce107"/>
          <table:table-cell table:style-name="ce108" table:number-columns-spanned="2" table:number-rows-spanned="1"/>
          <table:covered-table-cell table:style-name="ce107"/>
          <table:table-cell table:style-name="ce122" table:content-validation-name="val3" office:value-type="string" calcext:value-type="string" table:number-columns-spanned="4" table:number-rows-spanned="1">
            <text:p>DEC</text:p>
          </table:table-cell>
          <table:covered-table-cell table:number-columns-repeated="3" table:style-name="ce107"/>
          <table:table-cell table:style-name="ce76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/>
          <table:table-cell/>
        </table:table-row>
        <table:table-row table:style-name="ro4">
          <table:covered-table-cell/>
          <table:table-cell table:style-name="ce88" table:formula="of:=IF([.AQ59]&gt;0 ;    IF([.AQ62]=&quot;BASIC&quot;    ;       IF([.AW62]=&quot;HEX&quot;       ;          &quot;SYMBOL &quot;&amp;[.AQ59]&amp;&quot;,&amp;&quot;&amp;[.AR40]&amp;&quot;,&amp;&quot;&amp;[.AR41]&amp;&quot;,&amp;&quot;&amp;[.AR42]&amp;&quot;,&amp;&quot;&amp;[.AR43]&amp;&quot;,&amp;&quot;&amp;[.AR44]&amp;&quot;,&amp;&quot;&amp;[.AR45]&amp;&quot;,&amp;&quot;&amp;[.AR46]&amp;&quot;,&amp;&quot;&amp;[.AR47]       ;          &quot;SYMBOL &quot;&amp;[.AQ59]&amp;&quot;,&quot;&amp;[.AQ40]&amp;&quot;,&quot;&amp;[.AQ41]&amp;&quot;,&quot;&amp;[.AQ42]&amp;&quot;,&quot;&amp;[.AQ43]&amp;&quot;,&quot;&amp;[.AQ44]&amp;&quot;,&quot;&amp;[.AQ45]&amp;&quot;,&quot;&amp;[.AQ46]&amp;&quot;,&quot;&amp;[.AQ47]       )    ;       IF([.AW62]=&quot;HEX&quot;       ;          &quot;/*&quot;&amp;TEXT([.AQ59];&quot;??0&quot;)&amp;&quot;*/ ,0x&quot;&amp;[.AR40]&amp;&quot;,0x&quot;&amp;[.AR41]&amp;&quot;,0x&quot;&amp;[.AR42]&amp;&quot;,0x&quot;&amp;[.AR43]&amp;&quot;,0x&quot;&amp;[.AR44]&amp;&quot;,0x&quot;&amp;[.AR45]&amp;&quot;,0x&quot;&amp;[.AR46]&amp;&quot;,0x&quot;&amp;[.AR47]       ;          &quot;/*&quot;&amp;TEXT([.AQ59];&quot;??0&quot;)&amp;&quot;*/ ,&quot;&amp;TEXT([.AQ40];&quot;??0&quot;)&amp;&quot;,&quot;&amp;TEXT([.AQ41];&quot;??0&quot;)&amp;&quot;,&quot;&amp;TEXT([.AQ42];&quot;??0&quot;)&amp;&quot;,&quot;&amp;TEXT([.AQ43];&quot;??0&quot;)&amp;&quot;,&quot;&amp;TEXT([.AQ44];&quot;??0&quot;)&amp;&quot;,&quot;&amp;TEXT([.AQ45];&quot;??0&quot;)&amp;&quot;,&quot;&amp;TEXT([.AQ46];&quot;??0&quot;)&amp;&quot;,&quot;&amp;TEXT([.AQ47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88" table:formula="of:=IF([.CS59]&gt;0 ;    IF([.CS62]=&quot;BASIC&quot;    ;       IF([.CY62]=&quot;HEX&quot;       ;          &quot;SYMBOL &quot;&amp;[.CS59]&amp;&quot;,&amp;&quot;&amp;[.CT40]&amp;&quot;,&amp;&quot;&amp;[.CT41]&amp;&quot;,&amp;&quot;&amp;[.CT42]&amp;&quot;,&amp;&quot;&amp;[.CT43]&amp;&quot;,&amp;&quot;&amp;[.CT44]&amp;&quot;,&amp;&quot;&amp;[.CT45]&amp;&quot;,&amp;&quot;&amp;[.CT46]&amp;&quot;,&amp;&quot;&amp;[.CT47]       ;          &quot;SYMBOL &quot;&amp;[.CS59]&amp;&quot;,&quot;&amp;[.CS40]&amp;&quot;,&quot;&amp;[.CS41]&amp;&quot;,&quot;&amp;[.CS42]&amp;&quot;,&quot;&amp;[.CS43]&amp;&quot;,&quot;&amp;[.CS44]&amp;&quot;,&quot;&amp;[.CS45]&amp;&quot;,&quot;&amp;[.CS46]&amp;&quot;,&quot;&amp;[.CS47]       )    ;       IF([.CY62]=&quot;HEX&quot;       ;          &quot;/*&quot;&amp;TEXT([.CS59];&quot;??0&quot;)&amp;&quot;*/ ,0x&quot;&amp;[.CT40]&amp;&quot;,0x&quot;&amp;[.CT41]&amp;&quot;,0x&quot;&amp;[.CT42]&amp;&quot;,0x&quot;&amp;[.CT43]&amp;&quot;,0x&quot;&amp;[.CT44]&amp;&quot;,0x&quot;&amp;[.CT45]&amp;&quot;,0x&quot;&amp;[.CT46]&amp;&quot;,0x&quot;&amp;[.CT47]       ;          &quot;/*&quot;&amp;TEXT([.CS59];&quot;??0&quot;)&amp;&quot;*/ ,&quot;&amp;TEXT([.CS40];&quot;??0&quot;)&amp;&quot;,&quot;&amp;TEXT([.CS41];&quot;??0&quot;)&amp;&quot;,&quot;&amp;TEXT([.CS42];&quot;??0&quot;)&amp;&quot;,&quot;&amp;TEXT([.CS43];&quot;??0&quot;)&amp;&quot;,&quot;&amp;TEXT([.CS44];&quot;??0&quot;)&amp;&quot;,&quot;&amp;TEXT([.CS45];&quot;??0&quot;)&amp;&quot;,&quot;&amp;TEXT([.CS46];&quot;??0&quot;)&amp;&quot;,&quot;&amp;TEXT([.CS47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0" table:formula="of:=IF([.AT59]&gt;0 ;    IF([.AQ62]=&quot;BASIC&quot;    ;       IF([.AW62]=&quot;HEX&quot;       ;          &quot;SYMBOL &quot;&amp;[.AT59]&amp;&quot;,&amp;&quot;&amp;[.AU40]&amp;&quot;,&amp;&quot;&amp;[.AU41]&amp;&quot;,&amp;&quot;&amp;[.AU42]&amp;&quot;,&amp;&quot;&amp;[.AU43]&amp;&quot;,&amp;&quot;&amp;[.AU44]&amp;&quot;,&amp;&quot;&amp;[.AU45]&amp;&quot;,&amp;&quot;&amp;[.AU46]&amp;&quot;,&amp;&quot;&amp;[.AU47]       ;          &quot;SYMBOL &quot;&amp;[.AT59]&amp;&quot;,&quot;&amp;[.AT40]&amp;&quot;,&quot;&amp;[.AT41]&amp;&quot;,&quot;&amp;[.AT42]&amp;&quot;,&quot;&amp;[.AT43]&amp;&quot;,&quot;&amp;[.AT44]&amp;&quot;,&quot;&amp;[.AT45]&amp;&quot;,&quot;&amp;[.AT46]&amp;&quot;,&quot;&amp;[.AT47]       )    ;       IF([.AW62]=&quot;HEX&quot;       ;          &quot;/*&quot;&amp;TEXT([.AT59];&quot;??0&quot;)&amp;&quot;*/ ,0x&quot;&amp;[.AU40]&amp;&quot;,0x&quot;&amp;[.AU41]&amp;&quot;,0x&quot;&amp;[.AU42]&amp;&quot;,0x&quot;&amp;[.AU43]&amp;&quot;,0x&quot;&amp;[.AU44]&amp;&quot;,0x&quot;&amp;[.AU45]&amp;&quot;,0x&quot;&amp;[.AU46]&amp;&quot;,0x&quot;&amp;[.AU47]       ;          &quot;/*&quot;&amp;TEXT([.AT59];&quot;??0&quot;)&amp;&quot;*/ ,&quot;&amp;TEXT([.AT40];&quot;??0&quot;)&amp;&quot;,&quot;&amp;TEXT([.AT41];&quot;??0&quot;)&amp;&quot;,&quot;&amp;TEXT([.AT42];&quot;??0&quot;)&amp;&quot;,&quot;&amp;TEXT([.AT43];&quot;??0&quot;)&amp;&quot;,&quot;&amp;TEXT([.AT44];&quot;??0&quot;)&amp;&quot;,&quot;&amp;TEXT([.AT45];&quot;??0&quot;)&amp;&quot;,&quot;&amp;TEXT([.AT46];&quot;??0&quot;)&amp;&quot;,&quot;&amp;TEXT([.AT47];&quot;??0&quot;)       )    ) ; &quot; -- &quot; )" office:value-type="string" office:string-value="/*246*/ ,0x3C,0x7E,0x5A,0x7E,0x24,0x7E,0x3C,0x99" calcext:value-type="string" table:number-columns-spanned="52" table:number-rows-spanned="1">
            <text:p>/*246*/ ,0x3C,0x7E,0x5A,0x7E,0x24,0x7E,0x3C,0x99</text:p>
          </table:table-cell>
          <table:covered-table-cell table:number-columns-repeated="51" table:style-name="ce28"/>
          <table:covered-table-cell table:number-columns-repeated="2"/>
          <table:table-cell table:style-name="ce90" table:formula="of:=IF([.CV59]&gt;0 ;    IF([.CS62]=&quot;BASIC&quot;    ;       IF([.CY62]=&quot;HEX&quot;       ;          &quot;SYMBOL &quot;&amp;[.CV59]&amp;&quot;,&amp;&quot;&amp;[.CW40]&amp;&quot;,&amp;&quot;&amp;[.CW41]&amp;&quot;,&amp;&quot;&amp;[.CW42]&amp;&quot;,&amp;&quot;&amp;[.CW43]&amp;&quot;,&amp;&quot;&amp;[.CW44]&amp;&quot;,&amp;&quot;&amp;[.CW45]&amp;&quot;,&amp;&quot;&amp;[.CW46]&amp;&quot;,&amp;&quot;&amp;[.CW47]       ;          &quot;SYMBOL &quot;&amp;[.CV59]&amp;&quot;,&quot;&amp;[.CV40]&amp;&quot;,&quot;&amp;[.CV41]&amp;&quot;,&quot;&amp;[.CV42]&amp;&quot;,&quot;&amp;[.CV43]&amp;&quot;,&quot;&amp;[.CV44]&amp;&quot;,&quot;&amp;[.CV45]&amp;&quot;,&quot;&amp;[.CV46]&amp;&quot;,&quot;&amp;[.CV47]       )    ;       IF([.CY62]=&quot;HEX&quot;       ;          &quot;/*&quot;&amp;TEXT([.CV59];&quot;??0&quot;)&amp;&quot;*/ ,0x&quot;&amp;[.CW40]&amp;&quot;,0x&quot;&amp;[.CW41]&amp;&quot;,0x&quot;&amp;[.CW42]&amp;&quot;,0x&quot;&amp;[.CW43]&amp;&quot;,0x&quot;&amp;[.CW44]&amp;&quot;,0x&quot;&amp;[.CW45]&amp;&quot;,0x&quot;&amp;[.CW46]&amp;&quot;,0x&quot;&amp;[.CW47]       ;          &quot;/*&quot;&amp;TEXT([.CV59];&quot;??0&quot;)&amp;&quot;*/ ,&quot;&amp;TEXT([.CV40];&quot;??0&quot;)&amp;&quot;,&quot;&amp;TEXT([.CV41];&quot;??0&quot;)&amp;&quot;,&quot;&amp;TEXT([.CV42];&quot;??0&quot;)&amp;&quot;,&quot;&amp;TEXT([.CV43];&quot;??0&quot;)&amp;&quot;,&quot;&amp;TEXT([.CV44];&quot;??0&quot;)&amp;&quot;,&quot;&amp;TEXT([.CV45];&quot;??0&quot;)&amp;&quot;,&quot;&amp;TEXT([.CV46];&quot;??0&quot;)&amp;&quot;,&quot;&amp;TEXT([.CV47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1" table:formula="of:=IF([.AW59]&gt;0 ;    IF([.AQ62]=&quot;BASIC&quot;    ;       IF([.AW62]=&quot;HEX&quot;       ;          &quot;SYMBOL &quot;&amp;[.AW59]&amp;&quot;,&amp;&quot;&amp;[.AX40]&amp;&quot;,&amp;&quot;&amp;[.AX41]&amp;&quot;,&amp;&quot;&amp;[.AX42]&amp;&quot;,&amp;&quot;&amp;[.AX43]&amp;&quot;,&amp;&quot;&amp;[.AX44]&amp;&quot;,&amp;&quot;&amp;[.AX45]&amp;&quot;,&amp;&quot;&amp;[.AX46]&amp;&quot;,&amp;&quot;&amp;[.AX47]       ;          &quot;SYMBOL &quot;&amp;[.AW59]&amp;&quot;,&quot;&amp;[.AW40]&amp;&quot;,&quot;&amp;[.AW41]&amp;&quot;,&quot;&amp;[.AW42]&amp;&quot;,&quot;&amp;[.AW43]&amp;&quot;,&quot;&amp;[.AW44]&amp;&quot;,&quot;&amp;[.AW45]&amp;&quot;,&quot;&amp;[.AW46]&amp;&quot;,&quot;&amp;[.AW47]       )    ;       IF([.AW62]=&quot;HEX&quot;       ;          &quot;/*&quot;&amp;TEXT([.AW59];&quot;??0&quot;)&amp;&quot;*/ ,0x&quot;&amp;[.AX40]&amp;&quot;,0x&quot;&amp;[.AX41]&amp;&quot;,0x&quot;&amp;[.AX42]&amp;&quot;,0x&quot;&amp;[.AX43]&amp;&quot;,0x&quot;&amp;[.AX44]&amp;&quot;,0x&quot;&amp;[.AX45]&amp;&quot;,0x&quot;&amp;[.AX46]&amp;&quot;,0x&quot;&amp;[.AX47]       ;          &quot;/*&quot;&amp;TEXT([.AW59];&quot;??0&quot;)&amp;&quot;*/ ,&quot;&amp;TEXT([.AW40];&quot;??0&quot;)&amp;&quot;,&quot;&amp;TEXT([.AW41];&quot;??0&quot;)&amp;&quot;,&quot;&amp;TEXT([.AW42];&quot;??0&quot;)&amp;&quot;,&quot;&amp;TEXT([.AW43];&quot;??0&quot;)&amp;&quot;,&quot;&amp;TEXT([.AW44];&quot;??0&quot;)&amp;&quot;,&quot;&amp;TEXT([.AW45];&quot;??0&quot;)&amp;&quot;,&quot;&amp;TEXT([.AW46];&quot;??0&quot;)&amp;&quot;,&quot;&amp;TEXT([.AW47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1" table:formula="of:=IF([.CY59]&gt;0 ;    IF([.CS62]=&quot;BASIC&quot;    ;       IF([.CY62]=&quot;HEX&quot;       ;          &quot;SYMBOL &quot;&amp;[.CY59]&amp;&quot;,&amp;&quot;&amp;[.CZ40]&amp;&quot;,&amp;&quot;&amp;[.CZ41]&amp;&quot;,&amp;&quot;&amp;[.CZ42]&amp;&quot;,&amp;&quot;&amp;[.CZ43]&amp;&quot;,&amp;&quot;&amp;[.CZ44]&amp;&quot;,&amp;&quot;&amp;[.CZ45]&amp;&quot;,&amp;&quot;&amp;[.CZ46]&amp;&quot;,&amp;&quot;&amp;[.CZ47]       ;          &quot;SYMBOL &quot;&amp;[.CY59]&amp;&quot;,&quot;&amp;[.CY40]&amp;&quot;,&quot;&amp;[.CY41]&amp;&quot;,&quot;&amp;[.CY42]&amp;&quot;,&quot;&amp;[.CY43]&amp;&quot;,&quot;&amp;[.CY44]&amp;&quot;,&quot;&amp;[.CY45]&amp;&quot;,&quot;&amp;[.CY46]&amp;&quot;,&quot;&amp;[.CY47]       )    ;       IF([.CY62]=&quot;HEX&quot;       ;          &quot;/*&quot;&amp;TEXT([.CY59];&quot;??0&quot;)&amp;&quot;*/ ,0x&quot;&amp;[.CZ40]&amp;&quot;,0x&quot;&amp;[.CZ41]&amp;&quot;,0x&quot;&amp;[.CZ42]&amp;&quot;,0x&quot;&amp;[.CZ43]&amp;&quot;,0x&quot;&amp;[.CZ44]&amp;&quot;,0x&quot;&amp;[.CZ45]&amp;&quot;,0x&quot;&amp;[.CZ46]&amp;&quot;,0x&quot;&amp;[.CZ47]       ;          &quot;/*&quot;&amp;TEXT([.CY59];&quot;??0&quot;)&amp;&quot;*/ ,&quot;&amp;TEXT([.CY40];&quot;??0&quot;)&amp;&quot;,&quot;&amp;TEXT([.CY41];&quot;??0&quot;)&amp;&quot;,&quot;&amp;TEXT([.CY42];&quot;??0&quot;)&amp;&quot;,&quot;&amp;TEXT([.CY43];&quot;??0&quot;)&amp;&quot;,&quot;&amp;TEXT([.CY44];&quot;??0&quot;)&amp;&quot;,&quot;&amp;TEXT([.CY45];&quot;??0&quot;)&amp;&quot;,&quot;&amp;TEXT([.CY46];&quot;??0&quot;)&amp;&quot;,&quot;&amp;TEXT([.CY47];&quot;??0&quot;)       )    ) ; &quot; -- &quot; )" office:value-type="string" office:string-value="/*248*/ , 60, 36, 66, 66,190,170,190, 86" calcext:value-type="string" table:number-columns-spanned="52" table:number-rows-spanned="1">
            <text:p>/*248*/ , 60, 36, 66, 66,190,170,190, 86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2" table:formula="of:=IF([.AZ59]&gt;0 ;    IF([.AQ62]=&quot;BASIC&quot;    ;       IF([.AW62]=&quot;HEX&quot;       ;          &quot;SYMBOL &quot;&amp;[.AZ59]&amp;&quot;,&amp;&quot;&amp;[.BA40]&amp;&quot;,&amp;&quot;&amp;[.BA41]&amp;&quot;,&amp;&quot;&amp;[.BA42]&amp;&quot;,&amp;&quot;&amp;[.BA43]&amp;&quot;,&amp;&quot;&amp;[.BA44]&amp;&quot;,&amp;&quot;&amp;[.BA45]&amp;&quot;,&amp;&quot;&amp;[.BA46]&amp;&quot;,&amp;&quot;&amp;[.BA47]       ;          &quot;SYMBOL &quot;&amp;[.AZ59]&amp;&quot;,&quot;&amp;[.AZ40]&amp;&quot;,&quot;&amp;[.AZ41]&amp;&quot;,&quot;&amp;[.AZ42]&amp;&quot;,&quot;&amp;[.AZ43]&amp;&quot;,&quot;&amp;[.AZ44]&amp;&quot;,&quot;&amp;[.AZ45]&amp;&quot;,&quot;&amp;[.AZ46]&amp;&quot;,&quot;&amp;[.AZ47]       )    ;       IF([.AW62]=&quot;HEX&quot;       ;          &quot;/*&quot;&amp;TEXT([.AZ59];&quot;??0&quot;)&amp;&quot;*/ ,0x&quot;&amp;[.BA40]&amp;&quot;,0x&quot;&amp;[.BA41]&amp;&quot;,0x&quot;&amp;[.BA42]&amp;&quot;,0x&quot;&amp;[.BA43]&amp;&quot;,0x&quot;&amp;[.BA44]&amp;&quot;,0x&quot;&amp;[.BA45]&amp;&quot;,0x&quot;&amp;[.BA46]&amp;&quot;,0x&quot;&amp;[.BA47]       ;          &quot;/*&quot;&amp;TEXT([.AZ59];&quot;??0&quot;)&amp;&quot;*/ ,&quot;&amp;TEXT([.AZ40];&quot;??0&quot;)&amp;&quot;,&quot;&amp;TEXT([.AZ41];&quot;??0&quot;)&amp;&quot;,&quot;&amp;TEXT([.AZ42];&quot;??0&quot;)&amp;&quot;,&quot;&amp;TEXT([.AZ43];&quot;??0&quot;)&amp;&quot;,&quot;&amp;TEXT([.AZ44];&quot;??0&quot;)&amp;&quot;,&quot;&amp;TEXT([.AZ45];&quot;??0&quot;)&amp;&quot;,&quot;&amp;TEXT([.AZ46];&quot;??0&quot;)&amp;&quot;,&quot;&amp;TEXT([.AZ47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2" table:formula="of:=IF([.DB59]&gt;0 ;    IF([.CS62]=&quot;BASIC&quot;    ;       IF([.CY62]=&quot;HEX&quot;       ;          &quot;SYMBOL &quot;&amp;[.DB59]&amp;&quot;,&amp;&quot;&amp;[.DC40]&amp;&quot;,&amp;&quot;&amp;[.DC41]&amp;&quot;,&amp;&quot;&amp;[.DC42]&amp;&quot;,&amp;&quot;&amp;[.DC43]&amp;&quot;,&amp;&quot;&amp;[.DC44]&amp;&quot;,&amp;&quot;&amp;[.DC45]&amp;&quot;,&amp;&quot;&amp;[.DC46]&amp;&quot;,&amp;&quot;&amp;[.DC47]       ;          &quot;SYMBOL &quot;&amp;[.DB59]&amp;&quot;,&quot;&amp;[.DB40]&amp;&quot;,&quot;&amp;[.DB41]&amp;&quot;,&quot;&amp;[.DB42]&amp;&quot;,&quot;&amp;[.DB43]&amp;&quot;,&quot;&amp;[.DB44]&amp;&quot;,&quot;&amp;[.DB45]&amp;&quot;,&quot;&amp;[.DB46]&amp;&quot;,&quot;&amp;[.DB47]       )    ;       IF([.CY62]=&quot;HEX&quot;       ;          &quot;/*&quot;&amp;TEXT([.DB59];&quot;??0&quot;)&amp;&quot;*/ ,0x&quot;&amp;[.DC40]&amp;&quot;,0x&quot;&amp;[.DC41]&amp;&quot;,0x&quot;&amp;[.DC42]&amp;&quot;,0x&quot;&amp;[.DC43]&amp;&quot;,0x&quot;&amp;[.DC44]&amp;&quot;,0x&quot;&amp;[.DC45]&amp;&quot;,0x&quot;&amp;[.DC46]&amp;&quot;,0x&quot;&amp;[.DC47]       ;          &quot;/*&quot;&amp;TEXT([.DB59];&quot;??0&quot;)&amp;&quot;*/ ,&quot;&amp;TEXT([.DB40];&quot;??0&quot;)&amp;&quot;,&quot;&amp;TEXT([.DB41];&quot;??0&quot;)&amp;&quot;,&quot;&amp;TEXT([.DB42];&quot;??0&quot;)&amp;&quot;,&quot;&amp;TEXT([.DB43];&quot;??0&quot;)&amp;&quot;,&quot;&amp;TEXT([.DB44];&quot;??0&quot;)&amp;&quot;,&quot;&amp;TEXT([.DB45];&quot;??0&quot;)&amp;&quot;,&quot;&amp;TEXT([.DB46];&quot;??0&quot;)&amp;&quot;,&quot;&amp;TEXT([.DB47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88" table:formula="of:=IF([.AQ60]&gt;0 ;    IF([.AQ62]=&quot;BASIC&quot;    ;       IF([.AW62]=&quot;HEX&quot;       ;          &quot;SYMBOL &quot;&amp;[.AQ60]&amp;&quot;,&amp;&quot;&amp;[.AR49]&amp;&quot;,&amp;&quot;&amp;[.A50]&amp;&quot;,&amp;&quot;&amp;[.AR51]&amp;&quot;,&amp;&quot;&amp;[.AR52]&amp;&quot;,&amp;&quot;&amp;[.AR53]&amp;&quot;,&amp;&quot;&amp;[.AR54]&amp;&quot;,&amp;&quot;&amp;[.AR55]&amp;&quot;,&amp;&quot;&amp;[.AR56]       ;          &quot;SYMBOL &quot;&amp;[.AQ60]&amp;&quot;,&quot;&amp;[.AQ49]&amp;&quot;,&quot;&amp;[.AQ50]&amp;&quot;,&quot;&amp;[.AQ51]&amp;&quot;,&quot;&amp;[.AQ52]&amp;&quot;,&quot;&amp;[.AQ53]&amp;&quot;,&quot;&amp;[.AQ54]&amp;&quot;,&quot;&amp;[.AQ55]&amp;&quot;,&quot;&amp;[.AQ56]       )    ;       IF([.AW62]=&quot;HEX&quot;       ;          &quot;/*&quot;&amp;TEXT([.AQ60];&quot;??0&quot;)&amp;&quot;*/ ,0x&quot;&amp;[.AR49]&amp;&quot;,0x&quot;&amp;[.AR50]&amp;&quot;,0x&quot;&amp;[.AR51]&amp;&quot;,0x&quot;&amp;[.AR52]&amp;&quot;,0x&quot;&amp;[.AR53]&amp;&quot;,0x&quot;&amp;[.AR54]&amp;&quot;,0x&quot;&amp;[.AR55]&amp;&quot;,0x&quot;&amp;[.AR56]       ;          &quot;/*&quot;&amp;TEXT([.AQ60];&quot;??0&quot;)&amp;&quot;*/ ,&quot;&amp;TEXT([.AQ49];&quot;??0&quot;)&amp;&quot;,&quot;&amp;TEXT([.AQ50];&quot;??0&quot;)&amp;&quot;,&quot;&amp;TEXT([.AQ51];&quot;??0&quot;)&amp;&quot;,&quot;&amp;TEXT([.AQ52];&quot;??0&quot;)&amp;&quot;,&quot;&amp;TEXT([.AQ53];&quot;??0&quot;)&amp;&quot;,&quot;&amp;TEXT([.AQ54];&quot;??0&quot;)&amp;&quot;,&quot;&amp;TEXT([.AQ55];&quot;??0&quot;)&amp;&quot;,&quot;&amp;TEXT([.AQ56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88" table:formula="of:=IF([.CS60]&gt;0 ;    IF([.CS62]=&quot;BASIC&quot;    ;       IF([.CY62]=&quot;HEX&quot;       ;          &quot;SYMBOL &quot;&amp;[.CS60]&amp;&quot;,&amp;&quot;&amp;[.CT49]&amp;&quot;,&amp;&quot;&amp;[.BC50]&amp;&quot;,&amp;&quot;&amp;[.CT51]&amp;&quot;,&amp;&quot;&amp;[.CT52]&amp;&quot;,&amp;&quot;&amp;[.CT53]&amp;&quot;,&amp;&quot;&amp;[.CT54]&amp;&quot;,&amp;&quot;&amp;[.CT55]&amp;&quot;,&amp;&quot;&amp;[.CT56]       ;          &quot;SYMBOL &quot;&amp;[.CS60]&amp;&quot;,&quot;&amp;[.CS49]&amp;&quot;,&quot;&amp;[.CS50]&amp;&quot;,&quot;&amp;[.CS51]&amp;&quot;,&quot;&amp;[.CS52]&amp;&quot;,&quot;&amp;[.CS53]&amp;&quot;,&quot;&amp;[.CS54]&amp;&quot;,&quot;&amp;[.CS55]&amp;&quot;,&quot;&amp;[.CS56]       )    ;       IF([.CY62]=&quot;HEX&quot;       ;          &quot;/*&quot;&amp;TEXT([.CS60];&quot;??0&quot;)&amp;&quot;*/ ,0x&quot;&amp;[.CT49]&amp;&quot;,0x&quot;&amp;[.CT50]&amp;&quot;,0x&quot;&amp;[.CT51]&amp;&quot;,0x&quot;&amp;[.CT52]&amp;&quot;,0x&quot;&amp;[.CT53]&amp;&quot;,0x&quot;&amp;[.CT54]&amp;&quot;,0x&quot;&amp;[.CT55]&amp;&quot;,0x&quot;&amp;[.CT56]       ;          &quot;/*&quot;&amp;TEXT([.CS60];&quot;??0&quot;)&amp;&quot;*/ ,&quot;&amp;TEXT([.CS49];&quot;??0&quot;)&amp;&quot;,&quot;&amp;TEXT([.CS50];&quot;??0&quot;)&amp;&quot;,&quot;&amp;TEXT([.CS51];&quot;??0&quot;)&amp;&quot;,&quot;&amp;TEXT([.CS52];&quot;??0&quot;)&amp;&quot;,&quot;&amp;TEXT([.CS53];&quot;??0&quot;)&amp;&quot;,&quot;&amp;TEXT([.CS54];&quot;??0&quot;)&amp;&quot;,&quot;&amp;TEXT([.CS55];&quot;??0&quot;)&amp;&quot;,&quot;&amp;TEXT([.CS56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0" table:formula="of:=IF([.AT60]&gt;0 ;    IF([.AQ62]=&quot;BASIC&quot;    ;       IF([.AW62]=&quot;HEX&quot;       ;          &quot;SYMBOL &quot;&amp;[.AT60]&amp;&quot;,&amp;&quot;&amp;[.AU49]&amp;&quot;,&amp;&quot;&amp;[.A50]&amp;&quot;,&amp;&quot;&amp;[.AU51]&amp;&quot;,&amp;&quot;&amp;[.AU52]&amp;&quot;,&amp;&quot;&amp;[.AU53]&amp;&quot;,&amp;&quot;&amp;[.AU54]&amp;&quot;,&amp;&quot;&amp;[.AU55]&amp;&quot;,&amp;&quot;&amp;[.AU56]       ;          &quot;SYMBOL &quot;&amp;[.AT60]&amp;&quot;,&quot;&amp;[.AT49]&amp;&quot;,&quot;&amp;[.AT50]&amp;&quot;,&quot;&amp;[.AT51]&amp;&quot;,&quot;&amp;[.AT52]&amp;&quot;,&quot;&amp;[.AT53]&amp;&quot;,&quot;&amp;[.AT54]&amp;&quot;,&quot;&amp;[.AT55]&amp;&quot;,&quot;&amp;[.AT56]       )    ;       IF([.AW62]=&quot;HEX&quot;       ;          &quot;/*&quot;&amp;TEXT([.AT60];&quot;??0&quot;)&amp;&quot;*/ ,0x&quot;&amp;[.AU49]&amp;&quot;,0x&quot;&amp;[.AU50]&amp;&quot;,0x&quot;&amp;[.AU51]&amp;&quot;,0x&quot;&amp;[.AU52]&amp;&quot;,0x&quot;&amp;[.AU53]&amp;&quot;,0x&quot;&amp;[.AU54]&amp;&quot;,0x&quot;&amp;[.AU55]&amp;&quot;,0x&quot;&amp;[.AU56]       ;          &quot;/*&quot;&amp;TEXT([.AT60];&quot;??0&quot;)&amp;&quot;*/ ,&quot;&amp;TEXT([.AT49];&quot;??0&quot;)&amp;&quot;,&quot;&amp;TEXT([.AT50];&quot;??0&quot;)&amp;&quot;,&quot;&amp;TEXT([.AT51];&quot;??0&quot;)&amp;&quot;,&quot;&amp;TEXT([.AT52];&quot;??0&quot;)&amp;&quot;,&quot;&amp;TEXT([.AT53];&quot;??0&quot;)&amp;&quot;,&quot;&amp;TEXT([.AT54];&quot;??0&quot;)&amp;&quot;,&quot;&amp;TEXT([.AT55];&quot;??0&quot;)&amp;&quot;,&quot;&amp;TEXT([.AT56];&quot;??0&quot;)       )        )  ;  &quot; -- &quot;  )" office:value-type="string" office:string-value="/*247*/ ,0x66,0x7E,0xBD,0x3C,0x18,0x18,0x3C,0x7E" calcext:value-type="string" table:number-columns-spanned="52" table:number-rows-spanned="1">
            <text:p>/*247*/ ,0x66,0x7E,0xBD,0x3C,0x18,0x18,0x3C,0x7E</text:p>
          </table:table-cell>
          <table:covered-table-cell table:number-columns-repeated="51" table:style-name="ce28"/>
          <table:covered-table-cell table:number-columns-repeated="2"/>
          <table:table-cell table:style-name="ce90" table:formula="of:=IF([.CV60]&gt;0 ;    IF([.CS62]=&quot;BASIC&quot;    ;       IF([.CY62]=&quot;HEX&quot;       ;          &quot;SYMBOL &quot;&amp;[.CV60]&amp;&quot;,&amp;&quot;&amp;[.CW49]&amp;&quot;,&amp;&quot;&amp;[.BC50]&amp;&quot;,&amp;&quot;&amp;[.CW51]&amp;&quot;,&amp;&quot;&amp;[.CW52]&amp;&quot;,&amp;&quot;&amp;[.CW53]&amp;&quot;,&amp;&quot;&amp;[.CW54]&amp;&quot;,&amp;&quot;&amp;[.CW55]&amp;&quot;,&amp;&quot;&amp;[.CW56]       ;          &quot;SYMBOL &quot;&amp;[.CV60]&amp;&quot;,&quot;&amp;[.CV49]&amp;&quot;,&quot;&amp;[.CV50]&amp;&quot;,&quot;&amp;[.CV51]&amp;&quot;,&quot;&amp;[.CV52]&amp;&quot;,&quot;&amp;[.CV53]&amp;&quot;,&quot;&amp;[.CV54]&amp;&quot;,&quot;&amp;[.CV55]&amp;&quot;,&quot;&amp;[.CV56]       )    ;       IF([.CY62]=&quot;HEX&quot;       ;          &quot;/*&quot;&amp;TEXT([.CV60];&quot;??0&quot;)&amp;&quot;*/ ,0x&quot;&amp;[.CW49]&amp;&quot;,0x&quot;&amp;[.CW50]&amp;&quot;,0x&quot;&amp;[.CW51]&amp;&quot;,0x&quot;&amp;[.CW52]&amp;&quot;,0x&quot;&amp;[.CW53]&amp;&quot;,0x&quot;&amp;[.CW54]&amp;&quot;,0x&quot;&amp;[.CW55]&amp;&quot;,0x&quot;&amp;[.CW56]       ;          &quot;/*&quot;&amp;TEXT([.CV60];&quot;??0&quot;)&amp;&quot;*/ ,&quot;&amp;TEXT([.CV49];&quot;??0&quot;)&amp;&quot;,&quot;&amp;TEXT([.CV50];&quot;??0&quot;)&amp;&quot;,&quot;&amp;TEXT([.CV51];&quot;??0&quot;)&amp;&quot;,&quot;&amp;TEXT([.CV52];&quot;??0&quot;)&amp;&quot;,&quot;&amp;TEXT([.CV53];&quot;??0&quot;)&amp;&quot;,&quot;&amp;TEXT([.CV54];&quot;??0&quot;)&amp;&quot;,&quot;&amp;TEXT([.CV55];&quot;??0&quot;)&amp;&quot;,&quot;&amp;TEXT([.CV56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1" table:formula="of:=IF([.AW60]&gt;0 ;    IF([.AQ62]=&quot;BASIC&quot;    ;       IF([.AW62]=&quot;HEX&quot;       ;          &quot;SYMBOL &quot;&amp;[.AW60]&amp;&quot;,&amp;&quot;&amp;[.AX49]&amp;&quot;,&amp;&quot;&amp;[.A50]&amp;&quot;,&amp;&quot;&amp;[.AX51]&amp;&quot;,&amp;&quot;&amp;[.AX52]&amp;&quot;,&amp;&quot;&amp;[.AX53]&amp;&quot;,&amp;&quot;&amp;[.AX54]&amp;&quot;,&amp;&quot;&amp;[.AX55]&amp;&quot;,&amp;&quot;&amp;[.AX56]       ;          &quot;SYMBOL &quot;&amp;[.AW60]&amp;&quot;,&quot;&amp;[.AW49]&amp;&quot;,&quot;&amp;[.AW50]&amp;&quot;,&quot;&amp;[.AW51]&amp;&quot;,&quot;&amp;[.AW52]&amp;&quot;,&quot;&amp;[.AW53]&amp;&quot;,&quot;&amp;[.AW54]&amp;&quot;,&quot;&amp;[.AW55]&amp;&quot;,&quot;&amp;[.AW56]       )    ;       IF([.AW62]=&quot;HEX&quot;       ;          &quot;/*&quot;&amp;TEXT([.AW60];&quot;??0&quot;)&amp;&quot;*/ ,0x&quot;&amp;[.AX49]&amp;&quot;,0x&quot;&amp;[.AX50]&amp;&quot;,0x&quot;&amp;[.AX51]&amp;&quot;,0x&quot;&amp;[.AX52]&amp;&quot;,0x&quot;&amp;[.AX53]&amp;&quot;,0x&quot;&amp;[.AX54]&amp;&quot;,0x&quot;&amp;[.AX55]&amp;&quot;,0x&quot;&amp;[.AX56]       ;          &quot;/*&quot;&amp;TEXT([.AW60];&quot;??0&quot;)&amp;&quot;*/ ,&quot;&amp;TEXT([.AW49];&quot;??0&quot;)&amp;&quot;,&quot;&amp;TEXT([.AW50];&quot;??0&quot;)&amp;&quot;,&quot;&amp;TEXT([.AW51];&quot;??0&quot;)&amp;&quot;,&quot;&amp;TEXT([.AW52];&quot;??0&quot;)&amp;&quot;,&quot;&amp;TEXT([.AW53];&quot;??0&quot;)&amp;&quot;,&quot;&amp;TEXT([.AW54];&quot;??0&quot;)&amp;&quot;,&quot;&amp;TEXT([.AW55];&quot;??0&quot;)&amp;&quot;,&quot;&amp;TEXT([.AW56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1" table:formula="of:=IF([.CY60]&gt;0 ;    IF([.CS62]=&quot;BASIC&quot;    ;       IF([.CY62]=&quot;HEX&quot;       ;          &quot;SYMBOL &quot;&amp;[.CY60]&amp;&quot;,&amp;&quot;&amp;[.CZ49]&amp;&quot;,&amp;&quot;&amp;[.BC50]&amp;&quot;,&amp;&quot;&amp;[.CZ51]&amp;&quot;,&amp;&quot;&amp;[.CZ52]&amp;&quot;,&amp;&quot;&amp;[.CZ53]&amp;&quot;,&amp;&quot;&amp;[.CZ54]&amp;&quot;,&amp;&quot;&amp;[.CZ55]&amp;&quot;,&amp;&quot;&amp;[.CZ56]       ;          &quot;SYMBOL &quot;&amp;[.CY60]&amp;&quot;,&quot;&amp;[.CY49]&amp;&quot;,&quot;&amp;[.CY50]&amp;&quot;,&quot;&amp;[.CY51]&amp;&quot;,&quot;&amp;[.CY52]&amp;&quot;,&quot;&amp;[.CY53]&amp;&quot;,&quot;&amp;[.CY54]&amp;&quot;,&quot;&amp;[.CY55]&amp;&quot;,&quot;&amp;[.CY56]       )    ;       IF([.CY62]=&quot;HEX&quot;       ;          &quot;/*&quot;&amp;TEXT([.CY60];&quot;??0&quot;)&amp;&quot;*/ ,0x&quot;&amp;[.CZ49]&amp;&quot;,0x&quot;&amp;[.CZ50]&amp;&quot;,0x&quot;&amp;[.CZ51]&amp;&quot;,0x&quot;&amp;[.CZ52]&amp;&quot;,0x&quot;&amp;[.CZ53]&amp;&quot;,0x&quot;&amp;[.CZ54]&amp;&quot;,0x&quot;&amp;[.CZ55]&amp;&quot;,0x&quot;&amp;[.CZ56]       ;          &quot;/*&quot;&amp;TEXT([.CY60];&quot;??0&quot;)&amp;&quot;*/ ,&quot;&amp;TEXT([.CY49];&quot;??0&quot;)&amp;&quot;,&quot;&amp;TEXT([.CY50];&quot;??0&quot;)&amp;&quot;,&quot;&amp;TEXT([.CY51];&quot;??0&quot;)&amp;&quot;,&quot;&amp;TEXT([.CY52];&quot;??0&quot;)&amp;&quot;,&quot;&amp;TEXT([.CY53];&quot;??0&quot;)&amp;&quot;,&quot;&amp;TEXT([.CY54];&quot;??0&quot;)&amp;&quot;,&quot;&amp;TEXT([.CY55];&quot;??0&quot;)&amp;&quot;,&quot;&amp;TEXT([.CY56];&quot;??0&quot;)       )        )  ;  &quot; -- &quot;  )" office:value-type="string" office:string-value="/*249*/ ,126,106,126,215,255,169,149,255" calcext:value-type="string" table:number-columns-spanned="52" table:number-rows-spanned="1">
            <text:p>/*249*/ ,126,106,126,215,255,169,149,255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2" table:formula="of:=IF([.AZ60]&gt;0 ;    IF([.AQ62]=&quot;BASIC&quot;    ;       IF([.AW62]=&quot;HEX&quot;       ;          &quot;SYMBOL &quot;&amp;[.AZ60]&amp;&quot;,&amp;&quot;&amp;[.BA49]&amp;&quot;,&amp;&quot;&amp;[.A50]&amp;&quot;,&amp;&quot;&amp;[.BA51]&amp;&quot;,&amp;&quot;&amp;[.BA52]&amp;&quot;,&amp;&quot;&amp;[.BA53]&amp;&quot;,&amp;&quot;&amp;[.BA54]&amp;&quot;,&amp;&quot;&amp;[.BA55]&amp;&quot;,&amp;&quot;&amp;[.BA56]       ;          &quot;SYMBOL &quot;&amp;[.AZ60]&amp;&quot;,&quot;&amp;[.AZ49]&amp;&quot;,&quot;&amp;[.AZ50]&amp;&quot;,&quot;&amp;[.AZ51]&amp;&quot;,&quot;&amp;[.AZ52]&amp;&quot;,&quot;&amp;[.AZ53]&amp;&quot;,&quot;&amp;[.AZ54]&amp;&quot;,&quot;&amp;[.AZ55]&amp;&quot;,&quot;&amp;[.AZ56]       )    ;       IF([.AW62]=&quot;HEX&quot;       ;          &quot;/*&quot;&amp;TEXT([.AZ60];&quot;??0&quot;)&amp;&quot;*/ ,0x&quot;&amp;[.BA49]&amp;&quot;,0x&quot;&amp;[.BA50]&amp;&quot;,0x&quot;&amp;[.BA51]&amp;&quot;,0x&quot;&amp;[.BA52]&amp;&quot;,0x&quot;&amp;[.BA53]&amp;&quot;,0x&quot;&amp;[.BA54]&amp;&quot;,0x&quot;&amp;[.BA55]&amp;&quot;,0x&quot;&amp;[.BA56]       ;          &quot;/*&quot;&amp;TEXT([.AZ60];&quot;??0&quot;)&amp;&quot;*/ ,&quot;&amp;TEXT([.AZ49];&quot;??0&quot;)&amp;&quot;,&quot;&amp;TEXT([.AZ50];&quot;??0&quot;)&amp;&quot;,&quot;&amp;TEXT([.AZ51];&quot;??0&quot;)&amp;&quot;,&quot;&amp;TEXT([.AZ52];&quot;??0&quot;)&amp;&quot;,&quot;&amp;TEXT([.AZ53];&quot;??0&quot;)&amp;&quot;,&quot;&amp;TEXT([.AZ54];&quot;??0&quot;)&amp;&quot;,&quot;&amp;TEXT([.AZ55];&quot;??0&quot;)&amp;&quot;,&quot;&amp;TEXT([.AZ56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2" table:formula="of:=IF([.DB60]&gt;0 ;    IF([.CS62]=&quot;BASIC&quot;    ;       IF([.CY62]=&quot;HEX&quot;       ;          &quot;SYMBOL &quot;&amp;[.DB60]&amp;&quot;,&amp;&quot;&amp;[.DC49]&amp;&quot;,&amp;&quot;&amp;[.BC50]&amp;&quot;,&amp;&quot;&amp;[.DC51]&amp;&quot;,&amp;&quot;&amp;[.DC52]&amp;&quot;,&amp;&quot;&amp;[.DC53]&amp;&quot;,&amp;&quot;&amp;[.DC54]&amp;&quot;,&amp;&quot;&amp;[.DC55]&amp;&quot;,&amp;&quot;&amp;[.DC56]       ;          &quot;SYMBOL &quot;&amp;[.DB60]&amp;&quot;,&quot;&amp;[.DB49]&amp;&quot;,&quot;&amp;[.DB50]&amp;&quot;,&quot;&amp;[.DB51]&amp;&quot;,&quot;&amp;[.DB52]&amp;&quot;,&quot;&amp;[.DB53]&amp;&quot;,&quot;&amp;[.DB54]&amp;&quot;,&quot;&amp;[.DB55]&amp;&quot;,&quot;&amp;[.DB56]       )    ;       IF([.CY62]=&quot;HEX&quot;       ;          &quot;/*&quot;&amp;TEXT([.DB60];&quot;??0&quot;)&amp;&quot;*/ ,0x&quot;&amp;[.DC49]&amp;&quot;,0x&quot;&amp;[.DC50]&amp;&quot;,0x&quot;&amp;[.DC51]&amp;&quot;,0x&quot;&amp;[.DC52]&amp;&quot;,0x&quot;&amp;[.DC53]&amp;&quot;,0x&quot;&amp;[.DC54]&amp;&quot;,0x&quot;&amp;[.DC55]&amp;&quot;,0x&quot;&amp;[.DC56]       ;          &quot;/*&quot;&amp;TEXT([.DB60];&quot;??0&quot;)&amp;&quot;*/ ,&quot;&amp;TEXT([.DB49];&quot;??0&quot;)&amp;&quot;,&quot;&amp;TEXT([.DB50];&quot;??0&quot;)&amp;&quot;,&quot;&amp;TEXT([.DB51];&quot;??0&quot;)&amp;&quot;,&quot;&amp;TEXT([.DB52];&quot;??0&quot;)&amp;&quot;,&quot;&amp;TEXT([.DB53];&quot;??0&quot;)&amp;&quot;,&quot;&amp;TEXT([.DB54];&quot;??0&quot;)&amp;&quot;,&quot;&amp;TEXT([.DB55];&quot;??0&quot;)&amp;&quot;,&quot;&amp;TEXT([.DB56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6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36"/>
          <table:table-cell table:style-name="ce1" office:value-type="string" calcext:value-type="string" table:number-columns-spanned="1" table:number-rows-spanned="36">
            <text:p><text:s/></text:p>
          </table:table-cell>
          <table:table-cell table:style-name="ce1" table:number-columns-spanned="52" table:number-rows-spanned="1"/>
          <table:covered-table-cell table:number-columns-repeated="51" table:style-name="ce23"/>
          <table:table-cell table:style-name="ce1" table:number-columns-spanned="1" table:number-rows-spanned="36"/>
          <table:table-cell/>
        </table:table-row>
        <table:table-row table:style-name="ro2">
          <table:covered-table-cell/>
          <table:table-cell table:style-name="ce83" office:value-type="string" calcext:value-type="string" table:number-columns-spanned="8" table:number-rows-spanned="2">
            <text:p>8x16 PIXEL </text:p>
            <text:p>MATRIX</text:p>
          </table:table-cell>
          <table:covered-table-cell table:number-columns-repeated="7" table:style-name="Default"/>
          <table:table-cell table:style-name="Default" table:number-columns-repeated="32"/>
          <table:table-cell table:style-name="ce1" table:number-columns-spanned="1" table:number-rows-spanned="20"/>
          <table:table-cell table:style-name="ce95" office:value-type="string" calcext:value-type="string" table:number-columns-spanned="2" table:number-rows-spanned="1">
            <text:p>PEN 1</text:p>
          </table:table-cell>
          <table:covered-table-cell table:style-name="ce102"/>
          <table:table-cell table:style-name="ce108" table:number-columns-spanned="1" table:number-rows-spanned="20"/>
          <table:table-cell table:style-name="ce113" office:value-type="string" calcext:value-type="string" table:number-columns-spanned="2" table:number-rows-spanned="1">
            <text:p>PEN 2</text:p>
          </table:table-cell>
          <table:covered-table-cell table:style-name="ce102"/>
          <table:table-cell table:style-name="ce108" table:number-columns-spanned="1" table:number-rows-spanned="20"/>
          <table:table-cell table:style-name="ce118" office:value-type="string" calcext:value-type="string" table:number-columns-spanned="2" table:number-rows-spanned="1">
            <text:p>PEN 3</text:p>
          </table:table-cell>
          <table:covered-table-cell table:style-name="ce102"/>
          <table:table-cell table:style-name="ce108" table:number-columns-spanned="1" table:number-rows-spanned="20"/>
          <table:table-cell table:style-name="ce123" office:value-type="string" calcext:value-type="string" table:number-columns-spanned="2" table:number-rows-spanned="1">
            <text:p>PEN 0</text:p>
          </table:table-cell>
          <table:covered-table-cell table:style-name="ce102"/>
          <table:covered-table-cell table:number-columns-repeated="2" table:style-name="ce107"/>
          <table:table-cell table:style-name="ce83" office:value-type="string" calcext:value-type="string" table:number-columns-spanned="8" table:number-rows-spanned="2">
            <text:p>8x16 PIXEL </text:p>
            <text:p>MATRIX</text:p>
          </table:table-cell>
          <table:covered-table-cell table:number-columns-repeated="7" table:style-name="ce107"/>
          <table:table-cell table:style-name="ce107" table:number-columns-repeated="32"/>
          <table:table-cell table:style-name="ce108" table:number-columns-spanned="1" table:number-rows-spanned="20"/>
          <table:table-cell table:style-name="ce95" office:value-type="string" calcext:value-type="string" table:number-columns-spanned="2" table:number-rows-spanned="1">
            <text:p>PEN 1</text:p>
          </table:table-cell>
          <table:covered-table-cell table:style-name="ce102"/>
          <table:table-cell table:style-name="ce108" table:number-columns-spanned="1" table:number-rows-spanned="20"/>
          <table:table-cell table:style-name="ce113" office:value-type="string" calcext:value-type="string" table:number-columns-spanned="2" table:number-rows-spanned="1">
            <text:p>PEN 2</text:p>
          </table:table-cell>
          <table:covered-table-cell table:style-name="ce102"/>
          <table:table-cell table:style-name="ce108" table:number-columns-spanned="1" table:number-rows-spanned="20"/>
          <table:table-cell table:style-name="ce118" office:value-type="string" calcext:value-type="string" table:number-columns-spanned="2" table:number-rows-spanned="1">
            <text:p>PEN 3</text:p>
          </table:table-cell>
          <table:covered-table-cell table:style-name="ce102"/>
          <table:table-cell table:style-name="ce108" table:number-columns-spanned="1" table:number-rows-spanned="20"/>
          <table:table-cell table:style-name="ce123" office:value-type="string" calcext:value-type="string" table:number-columns-spanned="2" table:number-rows-spanned="1">
            <text:p>PEN 0</text:p>
          </table:table-cell>
          <table:covered-table-cell table:style-name="ce102"/>
          <table:covered-table-cell/>
          <table:table-cell/>
        </table:table-row>
        <table:table-row table:style-name="ro4">
          <table:covered-table-cell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number-columns-repeated="2"/>
          <table:covered-table-cell table:number-columns-repeated="8" table:style-name="Default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8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3" calcext:value-type="float">
            <text:p>3</text:p>
          </table:table-cell>
          <table:table-cell table:number-columns-repeated="8" table:style-name="ce26" office:value-type="float" office:value="0" calcext:value-type="float">
            <text:p>0</text:p>
          </table:table-cell>
          <table:covered-table-cell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 table:style-name="ce111"/>
          <table:table-cell table:style-name="ce96" office:value-type="string" calcext:value-type="string">
            <text:p>Dec</text:p>
          </table:table-cell>
          <table:table-cell table:style-name="ce96" office:value-type="string" calcext:value-type="string">
            <text:p>Hex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/>
          <table:table-cell table:formula="of:=[.J93]*([.B76]=[.J75])" office:value-type="float" office:value="0" calcext:value-type="float">
            <text:p>0</text:p>
          </table:table-cell>
          <table:table-cell table:formula="of:=[.K93]*([.C76]=[.K75])" office:value-type="float" office:value="0" calcext:value-type="float">
            <text:p>0</text:p>
          </table:table-cell>
          <table:table-cell table:formula="of:=[.L93]*([.D76]=[.L75])" office:value-type="float" office:value="0" calcext:value-type="float">
            <text:p>0</text:p>
          </table:table-cell>
          <table:table-cell table:formula="of:=[.M93]*([.E76]=[.M75])" office:value-type="float" office:value="0" calcext:value-type="float">
            <text:p>0</text:p>
          </table:table-cell>
          <table:table-cell table:formula="of:=[.N93]*([.F76]=[.N75])" office:value-type="float" office:value="0" calcext:value-type="float">
            <text:p>0</text:p>
          </table:table-cell>
          <table:table-cell table:formula="of:=[.O93]*([.G76]=[.O75])" office:value-type="float" office:value="0" calcext:value-type="float">
            <text:p>0</text:p>
          </table:table-cell>
          <table:table-cell table:formula="of:=[.P93]*([.H76]=[.P75])" office:value-type="float" office:value="0" calcext:value-type="float">
            <text:p>0</text:p>
          </table:table-cell>
          <table:table-cell table:formula="of:=[.Q93]*([.I76]=[.Q75])" office:value-type="float" office:value="0" calcext:value-type="float">
            <text:p>0</text:p>
          </table:table-cell>
          <table:table-cell table:formula="of:=[.R93]*([.B76]=[.R75])" office:value-type="float" office:value="0" calcext:value-type="float">
            <text:p>0</text:p>
          </table:table-cell>
          <table:table-cell table:formula="of:=[.S93]*([.C76]=[.S75])" office:value-type="float" office:value="0" calcext:value-type="float">
            <text:p>0</text:p>
          </table:table-cell>
          <table:table-cell table:formula="of:=[.T93]*([.D76]=[.T75])" office:value-type="float" office:value="32" calcext:value-type="float">
            <text:p>32</text:p>
          </table:table-cell>
          <table:table-cell table:formula="of:=[.U93]*([.E76]=[.U75])" office:value-type="float" office:value="16" calcext:value-type="float">
            <text:p>16</text:p>
          </table:table-cell>
          <table:table-cell table:formula="of:=[.V93]*([.F76]=[.V75])" office:value-type="float" office:value="8" calcext:value-type="float">
            <text:p>8</text:p>
          </table:table-cell>
          <table:table-cell table:formula="of:=[.W93]*([.G76]=[.W75])" office:value-type="float" office:value="4" calcext:value-type="float">
            <text:p>4</text:p>
          </table:table-cell>
          <table:table-cell table:formula="of:=[.X93]*([.H76]=[.X75])" office:value-type="float" office:value="2" calcext:value-type="float">
            <text:p>2</text:p>
          </table:table-cell>
          <table:table-cell table:formula="of:=[.Y93]*([.I76]=[.Y75])" office:value-type="float" office:value="0" calcext:value-type="float">
            <text:p>0</text:p>
          </table:table-cell>
          <table:table-cell table:formula="of:=[.Z93]*([.B76]=[.Z75])" office:value-type="float" office:value="0" calcext:value-type="float">
            <text:p>0</text:p>
          </table:table-cell>
          <table:table-cell table:formula="of:=[.AA93]*([.C76]=[.AA75])" office:value-type="float" office:value="0" calcext:value-type="float">
            <text:p>0</text:p>
          </table:table-cell>
          <table:table-cell table:formula="of:=[.AB93]*([.D76]=[.AB75])" office:value-type="float" office:value="0" calcext:value-type="float">
            <text:p>0</text:p>
          </table:table-cell>
          <table:table-cell table:formula="of:=[.AC93]*([.E76]=[.AC75])" office:value-type="float" office:value="0" calcext:value-type="float">
            <text:p>0</text:p>
          </table:table-cell>
          <table:table-cell table:formula="of:=[.AD93]*([.F76]=[.AD75])" office:value-type="float" office:value="0" calcext:value-type="float">
            <text:p>0</text:p>
          </table:table-cell>
          <table:table-cell table:formula="of:=[.AE93]*([.G76]=[.AE75])" office:value-type="float" office:value="0" calcext:value-type="float">
            <text:p>0</text:p>
          </table:table-cell>
          <table:table-cell table:formula="of:=[.AF93]*([.H76]=[.AF75])" office:value-type="float" office:value="0" calcext:value-type="float">
            <text:p>0</text:p>
          </table:table-cell>
          <table:table-cell table:formula="of:=[.AG93]*([.I76]=[.AG75])" office:value-type="float" office:value="0" calcext:value-type="float">
            <text:p>0</text:p>
          </table:table-cell>
          <table:table-cell table:formula="of:=[.AH93]*([.B76]=[.AH75])" office:value-type="float" office:value="128" calcext:value-type="float">
            <text:p>128</text:p>
          </table:table-cell>
          <table:table-cell table:formula="of:=[.AI93]*([.C76]=[.AI75])" office:value-type="float" office:value="64" calcext:value-type="float">
            <text:p>64</text:p>
          </table:table-cell>
          <table:table-cell table:formula="of:=[.AJ93]*([.D76]=[.AJ75])" office:value-type="float" office:value="0" calcext:value-type="float">
            <text:p>0</text:p>
          </table:table-cell>
          <table:table-cell table:formula="of:=[.AK93]*([.E76]=[.AK75])" office:value-type="float" office:value="0" calcext:value-type="float">
            <text:p>0</text:p>
          </table:table-cell>
          <table:table-cell table:formula="of:=[.AL93]*([.F76]=[.AL75])" office:value-type="float" office:value="0" calcext:value-type="float">
            <text:p>0</text:p>
          </table:table-cell>
          <table:table-cell table:formula="of:=[.AM93]*([.G76]=[.AM75])" office:value-type="float" office:value="0" calcext:value-type="float">
            <text:p>0</text:p>
          </table:table-cell>
          <table:table-cell table:formula="of:=[.AN93]*([.H76]=[.AN75])" office:value-type="float" office:value="0" calcext:value-type="float">
            <text:p>0</text:p>
          </table:table-cell>
          <table:table-cell table:formula="of:=[.AO93]*([.I76]=[.AO75])" office:value-type="float" office:value="1" calcext:value-type="float">
            <text:p>1</text:p>
          </table:table-cell>
          <table:covered-table-cell/>
          <table:table-cell table:formula="of:=SUM([.J76:.Q76])" office:value-type="float" office:value="0" calcext:value-type="float">
            <text:p>0</text:p>
          </table:table-cell>
          <table:table-cell table:formula="of:=DEC2HEX([.AQ76];2)" office:value-type="string" office:string-value="00" calcext:value-type="string">
            <text:p>00</text:p>
          </table:table-cell>
          <table:covered-table-cell/>
          <table:table-cell table:formula="of:=SUM([.R76:.Y76])" office:value-type="float" office:value="62" calcext:value-type="float">
            <text:p>62</text:p>
          </table:table-cell>
          <table:table-cell table:formula="of:=DEC2HEX([.AT76];2)" office:value-type="string" office:string-value="3E" calcext:value-type="string">
            <text:p>3E</text:p>
          </table:table-cell>
          <table:covered-table-cell/>
          <table:table-cell table:formula="of:=SUM([.Z76:.AG76])" office:value-type="float" office:value="0" calcext:value-type="float">
            <text:p>0</text:p>
          </table:table-cell>
          <table:table-cell table:formula="of:=DEC2HEX([.AW76];2)" office:value-type="string" office:string-value="00" calcext:value-type="string">
            <text:p>00</text:p>
          </table:table-cell>
          <table:covered-table-cell/>
          <table:table-cell table:formula="of:=SUM([.AH76:.AO76])" office:value-type="float" office:value="193" calcext:value-type="float">
            <text:p>193</text:p>
          </table:table-cell>
          <table:table-cell table:formula="of:=DEC2HEX([.AZ76];2)" office:value-type="string" office:string-value="C1" calcext:value-type="string">
            <text:p>C1</text:p>
          </table:table-cell>
          <table:covered-table-cell table:number-columns-repeated="2"/>
          <table:table-cell table:number-columns-repeated="8"/>
          <table:table-cell table:formula="of:=[.BL93]*([.BD76]=[.BL75])" office:value-type="float" office:value="0" calcext:value-type="float">
            <text:p>0</text:p>
          </table:table-cell>
          <table:table-cell table:formula="of:=[.BM93]*([.BE76]=[.BM75])" office:value-type="float" office:value="0" calcext:value-type="float">
            <text:p>0</text:p>
          </table:table-cell>
          <table:table-cell table:formula="of:=[.BN93]*([.BF76]=[.BN75])" office:value-type="float" office:value="0" calcext:value-type="float">
            <text:p>0</text:p>
          </table:table-cell>
          <table:table-cell table:formula="of:=[.BO93]*([.BG76]=[.BO75])" office:value-type="float" office:value="0" calcext:value-type="float">
            <text:p>0</text:p>
          </table:table-cell>
          <table:table-cell table:formula="of:=[.BP93]*([.BH76]=[.BP75])" office:value-type="float" office:value="0" calcext:value-type="float">
            <text:p>0</text:p>
          </table:table-cell>
          <table:table-cell table:formula="of:=[.BQ93]*([.BI76]=[.BQ75])" office:value-type="float" office:value="0" calcext:value-type="float">
            <text:p>0</text:p>
          </table:table-cell>
          <table:table-cell table:formula="of:=[.BR93]*([.BJ76]=[.BR75])" office:value-type="float" office:value="0" calcext:value-type="float">
            <text:p>0</text:p>
          </table:table-cell>
          <table:table-cell table:formula="of:=[.BS93]*([.BK76]=[.BS75])" office:value-type="float" office:value="0" calcext:value-type="float">
            <text:p>0</text:p>
          </table:table-cell>
          <table:table-cell table:formula="of:=[.BT93]*([.BD76]=[.BT75])" office:value-type="float" office:value="0" calcext:value-type="float">
            <text:p>0</text:p>
          </table:table-cell>
          <table:table-cell table:formula="of:=[.BU93]*([.BE76]=[.BU75])" office:value-type="float" office:value="0" calcext:value-type="float">
            <text:p>0</text:p>
          </table:table-cell>
          <table:table-cell table:formula="of:=[.BV93]*([.BF76]=[.BV75])" office:value-type="float" office:value="0" calcext:value-type="float">
            <text:p>0</text:p>
          </table:table-cell>
          <table:table-cell table:formula="of:=[.BW93]*([.BG76]=[.BW75])" office:value-type="float" office:value="0" calcext:value-type="float">
            <text:p>0</text:p>
          </table:table-cell>
          <table:table-cell table:formula="of:=[.BX93]*([.BH76]=[.BX75])" office:value-type="float" office:value="0" calcext:value-type="float">
            <text:p>0</text:p>
          </table:table-cell>
          <table:table-cell table:formula="of:=[.BY93]*([.BI76]=[.BY75])" office:value-type="float" office:value="0" calcext:value-type="float">
            <text:p>0</text:p>
          </table:table-cell>
          <table:table-cell table:formula="of:=[.BZ93]*([.BJ76]=[.BZ75])" office:value-type="float" office:value="0" calcext:value-type="float">
            <text:p>0</text:p>
          </table:table-cell>
          <table:table-cell table:formula="of:=[.CA93]*([.BK76]=[.CA75])" office:value-type="float" office:value="0" calcext:value-type="float">
            <text:p>0</text:p>
          </table:table-cell>
          <table:table-cell table:formula="of:=[.CB93]*([.BD76]=[.CB75])" office:value-type="float" office:value="0" calcext:value-type="float">
            <text:p>0</text:p>
          </table:table-cell>
          <table:table-cell table:formula="of:=[.CC93]*([.BE76]=[.CC75])" office:value-type="float" office:value="0" calcext:value-type="float">
            <text:p>0</text:p>
          </table:table-cell>
          <table:table-cell table:formula="of:=[.CD93]*([.BF76]=[.CD75])" office:value-type="float" office:value="0" calcext:value-type="float">
            <text:p>0</text:p>
          </table:table-cell>
          <table:table-cell table:formula="of:=[.CE93]*([.BG76]=[.CE75])" office:value-type="float" office:value="0" calcext:value-type="float">
            <text:p>0</text:p>
          </table:table-cell>
          <table:table-cell table:formula="of:=[.CF93]*([.BH76]=[.CF75])" office:value-type="float" office:value="0" calcext:value-type="float">
            <text:p>0</text:p>
          </table:table-cell>
          <table:table-cell table:formula="of:=[.CG93]*([.BI76]=[.CG75])" office:value-type="float" office:value="0" calcext:value-type="float">
            <text:p>0</text:p>
          </table:table-cell>
          <table:table-cell table:formula="of:=[.CH93]*([.BJ76]=[.CH75])" office:value-type="float" office:value="0" calcext:value-type="float">
            <text:p>0</text:p>
          </table:table-cell>
          <table:table-cell table:formula="of:=[.CI93]*([.BK76]=[.CI75])" office:value-type="float" office:value="0" calcext:value-type="float">
            <text:p>0</text:p>
          </table:table-cell>
          <table:table-cell table:formula="of:=[.CJ93]*([.BD76]=[.CJ75])" office:value-type="float" office:value="128" calcext:value-type="float">
            <text:p>128</text:p>
          </table:table-cell>
          <table:table-cell table:formula="of:=[.CK93]*([.BE76]=[.CK75])" office:value-type="float" office:value="64" calcext:value-type="float">
            <text:p>64</text:p>
          </table:table-cell>
          <table:table-cell table:formula="of:=[.CL93]*([.BF76]=[.CL75])" office:value-type="float" office:value="32" calcext:value-type="float">
            <text:p>32</text:p>
          </table:table-cell>
          <table:table-cell table:formula="of:=[.CM93]*([.BG76]=[.CM75])" office:value-type="float" office:value="16" calcext:value-type="float">
            <text:p>16</text:p>
          </table:table-cell>
          <table:table-cell table:formula="of:=[.CN93]*([.BH76]=[.CN75])" office:value-type="float" office:value="8" calcext:value-type="float">
            <text:p>8</text:p>
          </table:table-cell>
          <table:table-cell table:formula="of:=[.CO93]*([.BI76]=[.CO75])" office:value-type="float" office:value="4" calcext:value-type="float">
            <text:p>4</text:p>
          </table:table-cell>
          <table:table-cell table:formula="of:=[.CP93]*([.BJ76]=[.CP75])" office:value-type="float" office:value="2" calcext:value-type="float">
            <text:p>2</text:p>
          </table:table-cell>
          <table:table-cell table:formula="of:=[.CQ93]*([.BK76]=[.CQ75])" office:value-type="float" office:value="1" calcext:value-type="float">
            <text:p>1</text:p>
          </table:table-cell>
          <table:covered-table-cell/>
          <table:table-cell table:formula="of:=SUM([.BL76:.BS76])" office:value-type="float" office:value="0" calcext:value-type="float">
            <text:p>0</text:p>
          </table:table-cell>
          <table:table-cell table:formula="of:=DEC2HEX([.CS76];2)" office:value-type="string" office:string-value="00" calcext:value-type="string">
            <text:p>00</text:p>
          </table:table-cell>
          <table:covered-table-cell/>
          <table:table-cell table:formula="of:=SUM([.BT76:.CA76])" office:value-type="float" office:value="0" calcext:value-type="float">
            <text:p>0</text:p>
          </table:table-cell>
          <table:table-cell table:formula="of:=DEC2HEX([.CV76];2)" office:value-type="string" office:string-value="00" calcext:value-type="string">
            <text:p>00</text:p>
          </table:table-cell>
          <table:covered-table-cell/>
          <table:table-cell table:formula="of:=SUM([.CB76:.CI76])" office:value-type="float" office:value="0" calcext:value-type="float">
            <text:p>0</text:p>
          </table:table-cell>
          <table:table-cell table:formula="of:=DEC2HEX([.CY76];2)" office:value-type="string" office:string-value="00" calcext:value-type="string">
            <text:p>00</text:p>
          </table:table-cell>
          <table:covered-table-cell/>
          <table:table-cell table:formula="of:=SUM([.CJ76:.CQ76])" office:value-type="float" office:value="255" calcext:value-type="float">
            <text:p>255</text:p>
          </table:table-cell>
          <table:table-cell table:formula="of:=DEC2HEX([.DB76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7" office:value-type="float" office:value="2" calcext:value-type="float">
            <text:p>2</text:p>
          </table:table-cell>
          <table:table-cell table:formula="of:=[.J93]*([.B77]=[.J75])" office:value-type="float" office:value="0" calcext:value-type="float">
            <text:p>0</text:p>
          </table:table-cell>
          <table:table-cell table:formula="of:=[.K93]*([.C77]=[.K75])" office:value-type="float" office:value="0" calcext:value-type="float">
            <text:p>0</text:p>
          </table:table-cell>
          <table:table-cell table:formula="of:=[.L93]*([.D77]=[.L75])" office:value-type="float" office:value="0" calcext:value-type="float">
            <text:p>0</text:p>
          </table:table-cell>
          <table:table-cell table:formula="of:=[.M93]*([.E77]=[.M75])" office:value-type="float" office:value="0" calcext:value-type="float">
            <text:p>0</text:p>
          </table:table-cell>
          <table:table-cell table:formula="of:=[.N93]*([.F77]=[.N75])" office:value-type="float" office:value="0" calcext:value-type="float">
            <text:p>0</text:p>
          </table:table-cell>
          <table:table-cell table:formula="of:=[.O93]*([.G77]=[.O75])" office:value-type="float" office:value="0" calcext:value-type="float">
            <text:p>0</text:p>
          </table:table-cell>
          <table:table-cell table:formula="of:=[.P93]*([.H77]=[.P75])" office:value-type="float" office:value="0" calcext:value-type="float">
            <text:p>0</text:p>
          </table:table-cell>
          <table:table-cell table:formula="of:=[.Q93]*([.I77]=[.Q75])" office:value-type="float" office:value="0" calcext:value-type="float">
            <text:p>0</text:p>
          </table:table-cell>
          <table:table-cell table:formula="of:=[.R93]*([.B77]=[.R75])" office:value-type="float" office:value="0" calcext:value-type="float">
            <text:p>0</text:p>
          </table:table-cell>
          <table:table-cell table:formula="of:=[.S93]*([.C77]=[.S75])" office:value-type="float" office:value="64" calcext:value-type="float">
            <text:p>64</text:p>
          </table:table-cell>
          <table:table-cell table:formula="of:=[.T93]*([.D77]=[.T75])" office:value-type="float" office:value="32" calcext:value-type="float">
            <text:p>32</text:p>
          </table:table-cell>
          <table:table-cell table:formula="of:=[.U93]*([.E77]=[.U75])" office:value-type="float" office:value="16" calcext:value-type="float">
            <text:p>16</text:p>
          </table:table-cell>
          <table:table-cell table:formula="of:=[.V93]*([.F77]=[.V75])" office:value-type="float" office:value="8" calcext:value-type="float">
            <text:p>8</text:p>
          </table:table-cell>
          <table:table-cell table:formula="of:=[.W93]*([.G77]=[.W75])" office:value-type="float" office:value="4" calcext:value-type="float">
            <text:p>4</text:p>
          </table:table-cell>
          <table:table-cell table:formula="of:=[.X93]*([.H77]=[.X75])" office:value-type="float" office:value="2" calcext:value-type="float">
            <text:p>2</text:p>
          </table:table-cell>
          <table:table-cell table:formula="of:=[.Y93]*([.I77]=[.Y75])" office:value-type="float" office:value="1" calcext:value-type="float">
            <text:p>1</text:p>
          </table:table-cell>
          <table:table-cell table:formula="of:=[.Z93]*([.B77]=[.Z75])" office:value-type="float" office:value="0" calcext:value-type="float">
            <text:p>0</text:p>
          </table:table-cell>
          <table:table-cell table:formula="of:=[.AA93]*([.C77]=[.AA75])" office:value-type="float" office:value="0" calcext:value-type="float">
            <text:p>0</text:p>
          </table:table-cell>
          <table:table-cell table:formula="of:=[.AB93]*([.D77]=[.AB75])" office:value-type="float" office:value="0" calcext:value-type="float">
            <text:p>0</text:p>
          </table:table-cell>
          <table:table-cell table:formula="of:=[.AC93]*([.E77]=[.AC75])" office:value-type="float" office:value="0" calcext:value-type="float">
            <text:p>0</text:p>
          </table:table-cell>
          <table:table-cell table:formula="of:=[.AD93]*([.F77]=[.AD75])" office:value-type="float" office:value="0" calcext:value-type="float">
            <text:p>0</text:p>
          </table:table-cell>
          <table:table-cell table:formula="of:=[.AE93]*([.G77]=[.AE75])" office:value-type="float" office:value="0" calcext:value-type="float">
            <text:p>0</text:p>
          </table:table-cell>
          <table:table-cell table:formula="of:=[.AF93]*([.H77]=[.AF75])" office:value-type="float" office:value="0" calcext:value-type="float">
            <text:p>0</text:p>
          </table:table-cell>
          <table:table-cell table:formula="of:=[.AG93]*([.I77]=[.AG75])" office:value-type="float" office:value="0" calcext:value-type="float">
            <text:p>0</text:p>
          </table:table-cell>
          <table:table-cell table:formula="of:=[.AH93]*([.B77]=[.AH75])" office:value-type="float" office:value="128" calcext:value-type="float">
            <text:p>128</text:p>
          </table:table-cell>
          <table:table-cell table:formula="of:=[.AI93]*([.C77]=[.AI75])" office:value-type="float" office:value="0" calcext:value-type="float">
            <text:p>0</text:p>
          </table:table-cell>
          <table:table-cell table:formula="of:=[.AJ93]*([.D77]=[.AJ75])" office:value-type="float" office:value="0" calcext:value-type="float">
            <text:p>0</text:p>
          </table:table-cell>
          <table:table-cell table:formula="of:=[.AK93]*([.E77]=[.AK75])" office:value-type="float" office:value="0" calcext:value-type="float">
            <text:p>0</text:p>
          </table:table-cell>
          <table:table-cell table:formula="of:=[.AL93]*([.F77]=[.AL75])" office:value-type="float" office:value="0" calcext:value-type="float">
            <text:p>0</text:p>
          </table:table-cell>
          <table:table-cell table:formula="of:=[.AM93]*([.G77]=[.AM75])" office:value-type="float" office:value="0" calcext:value-type="float">
            <text:p>0</text:p>
          </table:table-cell>
          <table:table-cell table:formula="of:=[.AN93]*([.H77]=[.AN75])" office:value-type="float" office:value="0" calcext:value-type="float">
            <text:p>0</text:p>
          </table:table-cell>
          <table:table-cell table:formula="of:=[.AO93]*([.I77]=[.AO75])" office:value-type="float" office:value="0" calcext:value-type="float">
            <text:p>0</text:p>
          </table:table-cell>
          <table:covered-table-cell/>
          <table:table-cell table:formula="of:=SUM([.J77:.Q77])" office:value-type="float" office:value="0" calcext:value-type="float">
            <text:p>0</text:p>
          </table:table-cell>
          <table:table-cell table:formula="of:=DEC2HEX([.AQ77];2)" office:value-type="string" office:string-value="00" calcext:value-type="string">
            <text:p>00</text:p>
          </table:table-cell>
          <table:covered-table-cell/>
          <table:table-cell table:formula="of:=SUM([.R77:.Y77])" office:value-type="float" office:value="127" calcext:value-type="float">
            <text:p>127</text:p>
          </table:table-cell>
          <table:table-cell table:formula="of:=DEC2HEX([.AT77];2)" office:value-type="string" office:string-value="7F" calcext:value-type="string">
            <text:p>7F</text:p>
          </table:table-cell>
          <table:covered-table-cell/>
          <table:table-cell table:formula="of:=SUM([.Z77:.AG77])" office:value-type="float" office:value="0" calcext:value-type="float">
            <text:p>0</text:p>
          </table:table-cell>
          <table:table-cell table:formula="of:=DEC2HEX([.AW77];2)" office:value-type="string" office:string-value="00" calcext:value-type="string">
            <text:p>00</text:p>
          </table:table-cell>
          <table:covered-table-cell/>
          <table:table-cell table:formula="of:=SUM([.AH77:.AO77])" office:value-type="float" office:value="128" calcext:value-type="float">
            <text:p>128</text:p>
          </table:table-cell>
          <table:table-cell table:formula="of:=DEC2HEX([.AZ77];2)" office:value-type="string" office:string-value="80" calcext:value-type="string">
            <text:p>80</text:p>
          </table:table-cell>
          <table:covered-table-cell table:number-columns-repeated="2"/>
          <table:table-cell table:number-columns-repeated="8"/>
          <table:table-cell table:formula="of:=[.BL93]*([.BD77]=[.BL75])" office:value-type="float" office:value="0" calcext:value-type="float">
            <text:p>0</text:p>
          </table:table-cell>
          <table:table-cell table:formula="of:=[.BM93]*([.BE77]=[.BM75])" office:value-type="float" office:value="0" calcext:value-type="float">
            <text:p>0</text:p>
          </table:table-cell>
          <table:table-cell table:formula="of:=[.BN93]*([.BF77]=[.BN75])" office:value-type="float" office:value="0" calcext:value-type="float">
            <text:p>0</text:p>
          </table:table-cell>
          <table:table-cell table:formula="of:=[.BO93]*([.BG77]=[.BO75])" office:value-type="float" office:value="0" calcext:value-type="float">
            <text:p>0</text:p>
          </table:table-cell>
          <table:table-cell table:formula="of:=[.BP93]*([.BH77]=[.BP75])" office:value-type="float" office:value="0" calcext:value-type="float">
            <text:p>0</text:p>
          </table:table-cell>
          <table:table-cell table:formula="of:=[.BQ93]*([.BI77]=[.BQ75])" office:value-type="float" office:value="0" calcext:value-type="float">
            <text:p>0</text:p>
          </table:table-cell>
          <table:table-cell table:formula="of:=[.BR93]*([.BJ77]=[.BR75])" office:value-type="float" office:value="0" calcext:value-type="float">
            <text:p>0</text:p>
          </table:table-cell>
          <table:table-cell table:formula="of:=[.BS93]*([.BK77]=[.BS75])" office:value-type="float" office:value="0" calcext:value-type="float">
            <text:p>0</text:p>
          </table:table-cell>
          <table:table-cell table:formula="of:=[.BT93]*([.BD77]=[.BT75])" office:value-type="float" office:value="0" calcext:value-type="float">
            <text:p>0</text:p>
          </table:table-cell>
          <table:table-cell table:formula="of:=[.BU93]*([.BE77]=[.BU75])" office:value-type="float" office:value="0" calcext:value-type="float">
            <text:p>0</text:p>
          </table:table-cell>
          <table:table-cell table:formula="of:=[.BV93]*([.BF77]=[.BV75])" office:value-type="float" office:value="0" calcext:value-type="float">
            <text:p>0</text:p>
          </table:table-cell>
          <table:table-cell table:formula="of:=[.BW93]*([.BG77]=[.BW75])" office:value-type="float" office:value="0" calcext:value-type="float">
            <text:p>0</text:p>
          </table:table-cell>
          <table:table-cell table:formula="of:=[.BX93]*([.BH77]=[.BX75])" office:value-type="float" office:value="0" calcext:value-type="float">
            <text:p>0</text:p>
          </table:table-cell>
          <table:table-cell table:formula="of:=[.BY93]*([.BI77]=[.BY75])" office:value-type="float" office:value="0" calcext:value-type="float">
            <text:p>0</text:p>
          </table:table-cell>
          <table:table-cell table:formula="of:=[.BZ93]*([.BJ77]=[.BZ75])" office:value-type="float" office:value="0" calcext:value-type="float">
            <text:p>0</text:p>
          </table:table-cell>
          <table:table-cell table:formula="of:=[.CA93]*([.BK77]=[.CA75])" office:value-type="float" office:value="0" calcext:value-type="float">
            <text:p>0</text:p>
          </table:table-cell>
          <table:table-cell table:formula="of:=[.CB93]*([.BD77]=[.CB75])" office:value-type="float" office:value="0" calcext:value-type="float">
            <text:p>0</text:p>
          </table:table-cell>
          <table:table-cell table:formula="of:=[.CC93]*([.BE77]=[.CC75])" office:value-type="float" office:value="0" calcext:value-type="float">
            <text:p>0</text:p>
          </table:table-cell>
          <table:table-cell table:formula="of:=[.CD93]*([.BF77]=[.CD75])" office:value-type="float" office:value="0" calcext:value-type="float">
            <text:p>0</text:p>
          </table:table-cell>
          <table:table-cell table:formula="of:=[.CE93]*([.BG77]=[.CE75])" office:value-type="float" office:value="0" calcext:value-type="float">
            <text:p>0</text:p>
          </table:table-cell>
          <table:table-cell table:formula="of:=[.CF93]*([.BH77]=[.CF75])" office:value-type="float" office:value="0" calcext:value-type="float">
            <text:p>0</text:p>
          </table:table-cell>
          <table:table-cell table:formula="of:=[.CG93]*([.BI77]=[.CG75])" office:value-type="float" office:value="0" calcext:value-type="float">
            <text:p>0</text:p>
          </table:table-cell>
          <table:table-cell table:formula="of:=[.CH93]*([.BJ77]=[.CH75])" office:value-type="float" office:value="0" calcext:value-type="float">
            <text:p>0</text:p>
          </table:table-cell>
          <table:table-cell table:formula="of:=[.CI93]*([.BK77]=[.CI75])" office:value-type="float" office:value="0" calcext:value-type="float">
            <text:p>0</text:p>
          </table:table-cell>
          <table:table-cell table:formula="of:=[.CJ93]*([.BD77]=[.CJ75])" office:value-type="float" office:value="128" calcext:value-type="float">
            <text:p>128</text:p>
          </table:table-cell>
          <table:table-cell table:formula="of:=[.CK93]*([.BE77]=[.CK75])" office:value-type="float" office:value="64" calcext:value-type="float">
            <text:p>64</text:p>
          </table:table-cell>
          <table:table-cell table:formula="of:=[.CL93]*([.BF77]=[.CL75])" office:value-type="float" office:value="32" calcext:value-type="float">
            <text:p>32</text:p>
          </table:table-cell>
          <table:table-cell table:formula="of:=[.CM93]*([.BG77]=[.CM75])" office:value-type="float" office:value="16" calcext:value-type="float">
            <text:p>16</text:p>
          </table:table-cell>
          <table:table-cell table:formula="of:=[.CN93]*([.BH77]=[.CN75])" office:value-type="float" office:value="8" calcext:value-type="float">
            <text:p>8</text:p>
          </table:table-cell>
          <table:table-cell table:formula="of:=[.CO93]*([.BI77]=[.CO75])" office:value-type="float" office:value="4" calcext:value-type="float">
            <text:p>4</text:p>
          </table:table-cell>
          <table:table-cell table:formula="of:=[.CP93]*([.BJ77]=[.CP75])" office:value-type="float" office:value="2" calcext:value-type="float">
            <text:p>2</text:p>
          </table:table-cell>
          <table:table-cell table:formula="of:=[.CQ93]*([.BK77]=[.CQ75])" office:value-type="float" office:value="1" calcext:value-type="float">
            <text:p>1</text:p>
          </table:table-cell>
          <table:covered-table-cell/>
          <table:table-cell table:formula="of:=SUM([.BL77:.BS77])" office:value-type="float" office:value="0" calcext:value-type="float">
            <text:p>0</text:p>
          </table:table-cell>
          <table:table-cell table:formula="of:=DEC2HEX([.CS77];2)" office:value-type="string" office:string-value="00" calcext:value-type="string">
            <text:p>00</text:p>
          </table:table-cell>
          <table:covered-table-cell/>
          <table:table-cell table:formula="of:=SUM([.BT77:.CA77])" office:value-type="float" office:value="0" calcext:value-type="float">
            <text:p>0</text:p>
          </table:table-cell>
          <table:table-cell table:formula="of:=DEC2HEX([.CV77];2)" office:value-type="string" office:string-value="00" calcext:value-type="string">
            <text:p>00</text:p>
          </table:table-cell>
          <table:covered-table-cell/>
          <table:table-cell table:formula="of:=SUM([.CB77:.CI77])" office:value-type="float" office:value="0" calcext:value-type="float">
            <text:p>0</text:p>
          </table:table-cell>
          <table:table-cell table:formula="of:=DEC2HEX([.CY77];2)" office:value-type="string" office:string-value="00" calcext:value-type="string">
            <text:p>00</text:p>
          </table:table-cell>
          <table:covered-table-cell/>
          <table:table-cell table:formula="of:=SUM([.CJ77:.CQ77])" office:value-type="float" office:value="255" calcext:value-type="float">
            <text:p>255</text:p>
          </table:table-cell>
          <table:table-cell table:formula="of:=DEC2HEX([.DB77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J93]*([.B78]=[.J75])" office:value-type="float" office:value="0" calcext:value-type="float">
            <text:p>0</text:p>
          </table:table-cell>
          <table:table-cell table:formula="of:=[.K93]*([.C78]=[.K75])" office:value-type="float" office:value="0" calcext:value-type="float">
            <text:p>0</text:p>
          </table:table-cell>
          <table:table-cell table:formula="of:=[.L93]*([.D78]=[.L75])" office:value-type="float" office:value="32" calcext:value-type="float">
            <text:p>32</text:p>
          </table:table-cell>
          <table:table-cell table:formula="of:=[.M93]*([.E78]=[.M75])" office:value-type="float" office:value="0" calcext:value-type="float">
            <text:p>0</text:p>
          </table:table-cell>
          <table:table-cell table:formula="of:=[.N93]*([.F78]=[.N75])" office:value-type="float" office:value="8" calcext:value-type="float">
            <text:p>8</text:p>
          </table:table-cell>
          <table:table-cell table:formula="of:=[.O93]*([.G78]=[.O75])" office:value-type="float" office:value="4" calcext:value-type="float">
            <text:p>4</text:p>
          </table:table-cell>
          <table:table-cell table:formula="of:=[.P93]*([.H78]=[.P75])" office:value-type="float" office:value="2" calcext:value-type="float">
            <text:p>2</text:p>
          </table:table-cell>
          <table:table-cell table:formula="of:=[.Q93]*([.I78]=[.Q75])" office:value-type="float" office:value="1" calcext:value-type="float">
            <text:p>1</text:p>
          </table:table-cell>
          <table:table-cell table:formula="of:=[.R93]*([.B78]=[.R75])" office:value-type="float" office:value="0" calcext:value-type="float">
            <text:p>0</text:p>
          </table:table-cell>
          <table:table-cell table:formula="of:=[.S93]*([.C78]=[.S75])" office:value-type="float" office:value="0" calcext:value-type="float">
            <text:p>0</text:p>
          </table:table-cell>
          <table:table-cell table:formula="of:=[.T93]*([.D78]=[.T75])" office:value-type="float" office:value="0" calcext:value-type="float">
            <text:p>0</text:p>
          </table:table-cell>
          <table:table-cell table:formula="of:=[.U93]*([.E78]=[.U75])" office:value-type="float" office:value="0" calcext:value-type="float">
            <text:p>0</text:p>
          </table:table-cell>
          <table:table-cell table:formula="of:=[.V93]*([.F78]=[.V75])" office:value-type="float" office:value="0" calcext:value-type="float">
            <text:p>0</text:p>
          </table:table-cell>
          <table:table-cell table:formula="of:=[.W93]*([.G78]=[.W75])" office:value-type="float" office:value="0" calcext:value-type="float">
            <text:p>0</text:p>
          </table:table-cell>
          <table:table-cell table:formula="of:=[.X93]*([.H78]=[.X75])" office:value-type="float" office:value="0" calcext:value-type="float">
            <text:p>0</text:p>
          </table:table-cell>
          <table:table-cell table:formula="of:=[.Y93]*([.I78]=[.Y75])" office:value-type="float" office:value="0" calcext:value-type="float">
            <text:p>0</text:p>
          </table:table-cell>
          <table:table-cell table:formula="of:=[.Z93]*([.B78]=[.Z75])" office:value-type="float" office:value="0" calcext:value-type="float">
            <text:p>0</text:p>
          </table:table-cell>
          <table:table-cell table:formula="of:=[.AA93]*([.C78]=[.AA75])" office:value-type="float" office:value="0" calcext:value-type="float">
            <text:p>0</text:p>
          </table:table-cell>
          <table:table-cell table:formula="of:=[.AB93]*([.D78]=[.AB75])" office:value-type="float" office:value="0" calcext:value-type="float">
            <text:p>0</text:p>
          </table:table-cell>
          <table:table-cell table:formula="of:=[.AC93]*([.E78]=[.AC75])" office:value-type="float" office:value="0" calcext:value-type="float">
            <text:p>0</text:p>
          </table:table-cell>
          <table:table-cell table:formula="of:=[.AD93]*([.F78]=[.AD75])" office:value-type="float" office:value="0" calcext:value-type="float">
            <text:p>0</text:p>
          </table:table-cell>
          <table:table-cell table:formula="of:=[.AE93]*([.G78]=[.AE75])" office:value-type="float" office:value="0" calcext:value-type="float">
            <text:p>0</text:p>
          </table:table-cell>
          <table:table-cell table:formula="of:=[.AF93]*([.H78]=[.AF75])" office:value-type="float" office:value="0" calcext:value-type="float">
            <text:p>0</text:p>
          </table:table-cell>
          <table:table-cell table:formula="of:=[.AG93]*([.I78]=[.AG75])" office:value-type="float" office:value="0" calcext:value-type="float">
            <text:p>0</text:p>
          </table:table-cell>
          <table:table-cell table:formula="of:=[.AH93]*([.B78]=[.AH75])" office:value-type="float" office:value="128" calcext:value-type="float">
            <text:p>128</text:p>
          </table:table-cell>
          <table:table-cell table:formula="of:=[.AI93]*([.C78]=[.AI75])" office:value-type="float" office:value="64" calcext:value-type="float">
            <text:p>64</text:p>
          </table:table-cell>
          <table:table-cell table:formula="of:=[.AJ93]*([.D78]=[.AJ75])" office:value-type="float" office:value="0" calcext:value-type="float">
            <text:p>0</text:p>
          </table:table-cell>
          <table:table-cell table:formula="of:=[.AK93]*([.E78]=[.AK75])" office:value-type="float" office:value="16" calcext:value-type="float">
            <text:p>16</text:p>
          </table:table-cell>
          <table:table-cell table:formula="of:=[.AL93]*([.F78]=[.AL75])" office:value-type="float" office:value="0" calcext:value-type="float">
            <text:p>0</text:p>
          </table:table-cell>
          <table:table-cell table:formula="of:=[.AM93]*([.G78]=[.AM75])" office:value-type="float" office:value="0" calcext:value-type="float">
            <text:p>0</text:p>
          </table:table-cell>
          <table:table-cell table:formula="of:=[.AN93]*([.H78]=[.AN75])" office:value-type="float" office:value="0" calcext:value-type="float">
            <text:p>0</text:p>
          </table:table-cell>
          <table:table-cell table:formula="of:=[.AO93]*([.I78]=[.AO75])" office:value-type="float" office:value="0" calcext:value-type="float">
            <text:p>0</text:p>
          </table:table-cell>
          <table:covered-table-cell/>
          <table:table-cell table:formula="of:=SUM([.J78:.Q78])" office:value-type="float" office:value="47" calcext:value-type="float">
            <text:p>47</text:p>
          </table:table-cell>
          <table:table-cell table:formula="of:=DEC2HEX([.AQ78];2)" office:value-type="string" office:string-value="2F" calcext:value-type="string">
            <text:p>2F</text:p>
          </table:table-cell>
          <table:covered-table-cell/>
          <table:table-cell table:formula="of:=SUM([.R78:.Y78])" office:value-type="float" office:value="0" calcext:value-type="float">
            <text:p>0</text:p>
          </table:table-cell>
          <table:table-cell table:formula="of:=DEC2HEX([.AT78];2)" office:value-type="string" office:string-value="00" calcext:value-type="string">
            <text:p>00</text:p>
          </table:table-cell>
          <table:covered-table-cell/>
          <table:table-cell table:formula="of:=SUM([.Z78:.AG78])" office:value-type="float" office:value="0" calcext:value-type="float">
            <text:p>0</text:p>
          </table:table-cell>
          <table:table-cell table:formula="of:=DEC2HEX([.AW78];2)" office:value-type="string" office:string-value="00" calcext:value-type="string">
            <text:p>00</text:p>
          </table:table-cell>
          <table:covered-table-cell/>
          <table:table-cell table:formula="of:=SUM([.AH78:.AO78])" office:value-type="float" office:value="208" calcext:value-type="float">
            <text:p>208</text:p>
          </table:table-cell>
          <table:table-cell table:formula="of:=DEC2HEX([.AZ78];2)" office:value-type="string" office:string-value="D0" calcext:value-type="string">
            <text:p>D0</text:p>
          </table:table-cell>
          <table:covered-table-cell table:number-columns-repeated="2"/>
          <table:table-cell table:number-columns-repeated="8"/>
          <table:table-cell table:formula="of:=[.BL93]*([.BD78]=[.BL75])" office:value-type="float" office:value="0" calcext:value-type="float">
            <text:p>0</text:p>
          </table:table-cell>
          <table:table-cell table:formula="of:=[.BM93]*([.BE78]=[.BM75])" office:value-type="float" office:value="0" calcext:value-type="float">
            <text:p>0</text:p>
          </table:table-cell>
          <table:table-cell table:formula="of:=[.BN93]*([.BF78]=[.BN75])" office:value-type="float" office:value="0" calcext:value-type="float">
            <text:p>0</text:p>
          </table:table-cell>
          <table:table-cell table:formula="of:=[.BO93]*([.BG78]=[.BO75])" office:value-type="float" office:value="0" calcext:value-type="float">
            <text:p>0</text:p>
          </table:table-cell>
          <table:table-cell table:formula="of:=[.BP93]*([.BH78]=[.BP75])" office:value-type="float" office:value="0" calcext:value-type="float">
            <text:p>0</text:p>
          </table:table-cell>
          <table:table-cell table:formula="of:=[.BQ93]*([.BI78]=[.BQ75])" office:value-type="float" office:value="0" calcext:value-type="float">
            <text:p>0</text:p>
          </table:table-cell>
          <table:table-cell table:formula="of:=[.BR93]*([.BJ78]=[.BR75])" office:value-type="float" office:value="0" calcext:value-type="float">
            <text:p>0</text:p>
          </table:table-cell>
          <table:table-cell table:formula="of:=[.BS93]*([.BK78]=[.BS75])" office:value-type="float" office:value="0" calcext:value-type="float">
            <text:p>0</text:p>
          </table:table-cell>
          <table:table-cell table:formula="of:=[.BT93]*([.BD78]=[.BT75])" office:value-type="float" office:value="0" calcext:value-type="float">
            <text:p>0</text:p>
          </table:table-cell>
          <table:table-cell table:formula="of:=[.BU93]*([.BE78]=[.BU75])" office:value-type="float" office:value="0" calcext:value-type="float">
            <text:p>0</text:p>
          </table:table-cell>
          <table:table-cell table:formula="of:=[.BV93]*([.BF78]=[.BV75])" office:value-type="float" office:value="0" calcext:value-type="float">
            <text:p>0</text:p>
          </table:table-cell>
          <table:table-cell table:formula="of:=[.BW93]*([.BG78]=[.BW75])" office:value-type="float" office:value="0" calcext:value-type="float">
            <text:p>0</text:p>
          </table:table-cell>
          <table:table-cell table:formula="of:=[.BX93]*([.BH78]=[.BX75])" office:value-type="float" office:value="0" calcext:value-type="float">
            <text:p>0</text:p>
          </table:table-cell>
          <table:table-cell table:formula="of:=[.BY93]*([.BI78]=[.BY75])" office:value-type="float" office:value="0" calcext:value-type="float">
            <text:p>0</text:p>
          </table:table-cell>
          <table:table-cell table:formula="of:=[.BZ93]*([.BJ78]=[.BZ75])" office:value-type="float" office:value="0" calcext:value-type="float">
            <text:p>0</text:p>
          </table:table-cell>
          <table:table-cell table:formula="of:=[.CA93]*([.BK78]=[.CA75])" office:value-type="float" office:value="0" calcext:value-type="float">
            <text:p>0</text:p>
          </table:table-cell>
          <table:table-cell table:formula="of:=[.CB93]*([.BD78]=[.CB75])" office:value-type="float" office:value="0" calcext:value-type="float">
            <text:p>0</text:p>
          </table:table-cell>
          <table:table-cell table:formula="of:=[.CC93]*([.BE78]=[.CC75])" office:value-type="float" office:value="0" calcext:value-type="float">
            <text:p>0</text:p>
          </table:table-cell>
          <table:table-cell table:formula="of:=[.CD93]*([.BF78]=[.CD75])" office:value-type="float" office:value="0" calcext:value-type="float">
            <text:p>0</text:p>
          </table:table-cell>
          <table:table-cell table:formula="of:=[.CE93]*([.BG78]=[.CE75])" office:value-type="float" office:value="0" calcext:value-type="float">
            <text:p>0</text:p>
          </table:table-cell>
          <table:table-cell table:formula="of:=[.CF93]*([.BH78]=[.CF75])" office:value-type="float" office:value="0" calcext:value-type="float">
            <text:p>0</text:p>
          </table:table-cell>
          <table:table-cell table:formula="of:=[.CG93]*([.BI78]=[.CG75])" office:value-type="float" office:value="0" calcext:value-type="float">
            <text:p>0</text:p>
          </table:table-cell>
          <table:table-cell table:formula="of:=[.CH93]*([.BJ78]=[.CH75])" office:value-type="float" office:value="0" calcext:value-type="float">
            <text:p>0</text:p>
          </table:table-cell>
          <table:table-cell table:formula="of:=[.CI93]*([.BK78]=[.CI75])" office:value-type="float" office:value="0" calcext:value-type="float">
            <text:p>0</text:p>
          </table:table-cell>
          <table:table-cell table:formula="of:=[.CJ93]*([.BD78]=[.CJ75])" office:value-type="float" office:value="128" calcext:value-type="float">
            <text:p>128</text:p>
          </table:table-cell>
          <table:table-cell table:formula="of:=[.CK93]*([.BE78]=[.CK75])" office:value-type="float" office:value="64" calcext:value-type="float">
            <text:p>64</text:p>
          </table:table-cell>
          <table:table-cell table:formula="of:=[.CL93]*([.BF78]=[.CL75])" office:value-type="float" office:value="32" calcext:value-type="float">
            <text:p>32</text:p>
          </table:table-cell>
          <table:table-cell table:formula="of:=[.CM93]*([.BG78]=[.CM75])" office:value-type="float" office:value="16" calcext:value-type="float">
            <text:p>16</text:p>
          </table:table-cell>
          <table:table-cell table:formula="of:=[.CN93]*([.BH78]=[.CN75])" office:value-type="float" office:value="8" calcext:value-type="float">
            <text:p>8</text:p>
          </table:table-cell>
          <table:table-cell table:formula="of:=[.CO93]*([.BI78]=[.CO75])" office:value-type="float" office:value="4" calcext:value-type="float">
            <text:p>4</text:p>
          </table:table-cell>
          <table:table-cell table:formula="of:=[.CP93]*([.BJ78]=[.CP75])" office:value-type="float" office:value="2" calcext:value-type="float">
            <text:p>2</text:p>
          </table:table-cell>
          <table:table-cell table:formula="of:=[.CQ93]*([.BK78]=[.CQ75])" office:value-type="float" office:value="1" calcext:value-type="float">
            <text:p>1</text:p>
          </table:table-cell>
          <table:covered-table-cell/>
          <table:table-cell table:formula="of:=SUM([.BL78:.BS78])" office:value-type="float" office:value="0" calcext:value-type="float">
            <text:p>0</text:p>
          </table:table-cell>
          <table:table-cell table:formula="of:=DEC2HEX([.CS78];2)" office:value-type="string" office:string-value="00" calcext:value-type="string">
            <text:p>00</text:p>
          </table:table-cell>
          <table:covered-table-cell/>
          <table:table-cell table:formula="of:=SUM([.BT78:.CA78])" office:value-type="float" office:value="0" calcext:value-type="float">
            <text:p>0</text:p>
          </table:table-cell>
          <table:table-cell table:formula="of:=DEC2HEX([.CV78];2)" office:value-type="string" office:string-value="00" calcext:value-type="string">
            <text:p>00</text:p>
          </table:table-cell>
          <table:covered-table-cell/>
          <table:table-cell table:formula="of:=SUM([.CB78:.CI78])" office:value-type="float" office:value="0" calcext:value-type="float">
            <text:p>0</text:p>
          </table:table-cell>
          <table:table-cell table:formula="of:=DEC2HEX([.CY78];2)" office:value-type="string" office:string-value="00" calcext:value-type="string">
            <text:p>00</text:p>
          </table:table-cell>
          <table:covered-table-cell/>
          <table:table-cell table:formula="of:=SUM([.CJ78:.CQ78])" office:value-type="float" office:value="255" calcext:value-type="float">
            <text:p>255</text:p>
          </table:table-cell>
          <table:table-cell table:formula="of:=DEC2HEX([.DB78];2)" office:value-type="string" office:string-value="FF" calcext:value-type="string">
            <text:p>FF</text:p>
          </table:table-cell>
          <table:covered-table-cell/>
          <table:table-cell table:style-name="ce135"/>
        </table:table-row>
        <table:table-row table:style-name="ro4">
          <table:covered-table-cell/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93]*([.B79]=[.J75])" office:value-type="float" office:value="0" calcext:value-type="float">
            <text:p>0</text:p>
          </table:table-cell>
          <table:table-cell table:formula="of:=[.K93]*([.C79]=[.K75])" office:value-type="float" office:value="0" calcext:value-type="float">
            <text:p>0</text:p>
          </table:table-cell>
          <table:table-cell table:formula="of:=[.L93]*([.D79]=[.L75])" office:value-type="float" office:value="32" calcext:value-type="float">
            <text:p>32</text:p>
          </table:table-cell>
          <table:table-cell table:formula="of:=[.M93]*([.E79]=[.M75])" office:value-type="float" office:value="16" calcext:value-type="float">
            <text:p>16</text:p>
          </table:table-cell>
          <table:table-cell table:formula="of:=[.N93]*([.F79]=[.N75])" office:value-type="float" office:value="8" calcext:value-type="float">
            <text:p>8</text:p>
          </table:table-cell>
          <table:table-cell table:formula="of:=[.O93]*([.G79]=[.O75])" office:value-type="float" office:value="4" calcext:value-type="float">
            <text:p>4</text:p>
          </table:table-cell>
          <table:table-cell table:formula="of:=[.P93]*([.H79]=[.P75])" office:value-type="float" office:value="2" calcext:value-type="float">
            <text:p>2</text:p>
          </table:table-cell>
          <table:table-cell table:formula="of:=[.Q93]*([.I79]=[.Q75])" office:value-type="float" office:value="0" calcext:value-type="float">
            <text:p>0</text:p>
          </table:table-cell>
          <table:table-cell table:formula="of:=[.R93]*([.B79]=[.R75])" office:value-type="float" office:value="0" calcext:value-type="float">
            <text:p>0</text:p>
          </table:table-cell>
          <table:table-cell table:formula="of:=[.S93]*([.C79]=[.S75])" office:value-type="float" office:value="0" calcext:value-type="float">
            <text:p>0</text:p>
          </table:table-cell>
          <table:table-cell table:formula="of:=[.T93]*([.D79]=[.T75])" office:value-type="float" office:value="0" calcext:value-type="float">
            <text:p>0</text:p>
          </table:table-cell>
          <table:table-cell table:formula="of:=[.U93]*([.E79]=[.U75])" office:value-type="float" office:value="0" calcext:value-type="float">
            <text:p>0</text:p>
          </table:table-cell>
          <table:table-cell table:formula="of:=[.V93]*([.F79]=[.V75])" office:value-type="float" office:value="0" calcext:value-type="float">
            <text:p>0</text:p>
          </table:table-cell>
          <table:table-cell table:formula="of:=[.W93]*([.G79]=[.W75])" office:value-type="float" office:value="0" calcext:value-type="float">
            <text:p>0</text:p>
          </table:table-cell>
          <table:table-cell table:formula="of:=[.X93]*([.H79]=[.X75])" office:value-type="float" office:value="0" calcext:value-type="float">
            <text:p>0</text:p>
          </table:table-cell>
          <table:table-cell table:formula="of:=[.Y93]*([.I79]=[.Y75])" office:value-type="float" office:value="1" calcext:value-type="float">
            <text:p>1</text:p>
          </table:table-cell>
          <table:table-cell table:formula="of:=[.Z93]*([.B79]=[.Z75])" office:value-type="float" office:value="0" calcext:value-type="float">
            <text:p>0</text:p>
          </table:table-cell>
          <table:table-cell table:formula="of:=[.AA93]*([.C79]=[.AA75])" office:value-type="float" office:value="0" calcext:value-type="float">
            <text:p>0</text:p>
          </table:table-cell>
          <table:table-cell table:formula="of:=[.AB93]*([.D79]=[.AB75])" office:value-type="float" office:value="0" calcext:value-type="float">
            <text:p>0</text:p>
          </table:table-cell>
          <table:table-cell table:formula="of:=[.AC93]*([.E79]=[.AC75])" office:value-type="float" office:value="0" calcext:value-type="float">
            <text:p>0</text:p>
          </table:table-cell>
          <table:table-cell table:formula="of:=[.AD93]*([.F79]=[.AD75])" office:value-type="float" office:value="0" calcext:value-type="float">
            <text:p>0</text:p>
          </table:table-cell>
          <table:table-cell table:formula="of:=[.AE93]*([.G79]=[.AE75])" office:value-type="float" office:value="0" calcext:value-type="float">
            <text:p>0</text:p>
          </table:table-cell>
          <table:table-cell table:formula="of:=[.AF93]*([.H79]=[.AF75])" office:value-type="float" office:value="0" calcext:value-type="float">
            <text:p>0</text:p>
          </table:table-cell>
          <table:table-cell table:formula="of:=[.AG93]*([.I79]=[.AG75])" office:value-type="float" office:value="0" calcext:value-type="float">
            <text:p>0</text:p>
          </table:table-cell>
          <table:table-cell table:formula="of:=[.AH93]*([.B79]=[.AH75])" office:value-type="float" office:value="128" calcext:value-type="float">
            <text:p>128</text:p>
          </table:table-cell>
          <table:table-cell table:formula="of:=[.AI93]*([.C79]=[.AI75])" office:value-type="float" office:value="64" calcext:value-type="float">
            <text:p>64</text:p>
          </table:table-cell>
          <table:table-cell table:formula="of:=[.AJ93]*([.D79]=[.AJ75])" office:value-type="float" office:value="0" calcext:value-type="float">
            <text:p>0</text:p>
          </table:table-cell>
          <table:table-cell table:formula="of:=[.AK93]*([.E79]=[.AK75])" office:value-type="float" office:value="0" calcext:value-type="float">
            <text:p>0</text:p>
          </table:table-cell>
          <table:table-cell table:formula="of:=[.AL93]*([.F79]=[.AL75])" office:value-type="float" office:value="0" calcext:value-type="float">
            <text:p>0</text:p>
          </table:table-cell>
          <table:table-cell table:formula="of:=[.AM93]*([.G79]=[.AM75])" office:value-type="float" office:value="0" calcext:value-type="float">
            <text:p>0</text:p>
          </table:table-cell>
          <table:table-cell table:formula="of:=[.AN93]*([.H79]=[.AN75])" office:value-type="float" office:value="0" calcext:value-type="float">
            <text:p>0</text:p>
          </table:table-cell>
          <table:table-cell table:formula="of:=[.AO93]*([.I79]=[.AO75])" office:value-type="float" office:value="0" calcext:value-type="float">
            <text:p>0</text:p>
          </table:table-cell>
          <table:covered-table-cell/>
          <table:table-cell table:formula="of:=SUM([.J79:.Q79])" office:value-type="float" office:value="62" calcext:value-type="float">
            <text:p>62</text:p>
          </table:table-cell>
          <table:table-cell table:formula="of:=DEC2HEX([.AQ79];2)" office:value-type="string" office:string-value="3E" calcext:value-type="string">
            <text:p>3E</text:p>
          </table:table-cell>
          <table:covered-table-cell/>
          <table:table-cell table:formula="of:=SUM([.R79:.Y79])" office:value-type="float" office:value="1" calcext:value-type="float">
            <text:p>1</text:p>
          </table:table-cell>
          <table:table-cell table:formula="of:=DEC2HEX([.AT79];2)" office:value-type="string" office:string-value="01" calcext:value-type="string">
            <text:p>01</text:p>
          </table:table-cell>
          <table:covered-table-cell/>
          <table:table-cell table:formula="of:=SUM([.Z79:.AG79])" office:value-type="float" office:value="0" calcext:value-type="float">
            <text:p>0</text:p>
          </table:table-cell>
          <table:table-cell table:formula="of:=DEC2HEX([.AW79];2)" office:value-type="string" office:string-value="00" calcext:value-type="string">
            <text:p>00</text:p>
          </table:table-cell>
          <table:covered-table-cell/>
          <table:table-cell table:formula="of:=SUM([.AH79:.AO79])" office:value-type="float" office:value="192" calcext:value-type="float">
            <text:p>192</text:p>
          </table:table-cell>
          <table:table-cell table:formula="of:=DEC2HEX([.AZ79];2)" office:value-type="string" office:string-value="C0" calcext:value-type="string">
            <text:p>C0</text:p>
          </table:table-cell>
          <table:covered-table-cell table:number-columns-repeated="2"/>
          <table:table-cell table:number-columns-repeated="8"/>
          <table:table-cell table:formula="of:=[.BL93]*([.BD79]=[.BL75])" office:value-type="float" office:value="0" calcext:value-type="float">
            <text:p>0</text:p>
          </table:table-cell>
          <table:table-cell table:formula="of:=[.BM93]*([.BE79]=[.BM75])" office:value-type="float" office:value="0" calcext:value-type="float">
            <text:p>0</text:p>
          </table:table-cell>
          <table:table-cell table:formula="of:=[.BN93]*([.BF79]=[.BN75])" office:value-type="float" office:value="0" calcext:value-type="float">
            <text:p>0</text:p>
          </table:table-cell>
          <table:table-cell table:formula="of:=[.BO93]*([.BG79]=[.BO75])" office:value-type="float" office:value="0" calcext:value-type="float">
            <text:p>0</text:p>
          </table:table-cell>
          <table:table-cell table:formula="of:=[.BP93]*([.BH79]=[.BP75])" office:value-type="float" office:value="0" calcext:value-type="float">
            <text:p>0</text:p>
          </table:table-cell>
          <table:table-cell table:formula="of:=[.BQ93]*([.BI79]=[.BQ75])" office:value-type="float" office:value="0" calcext:value-type="float">
            <text:p>0</text:p>
          </table:table-cell>
          <table:table-cell table:formula="of:=[.BR93]*([.BJ79]=[.BR75])" office:value-type="float" office:value="0" calcext:value-type="float">
            <text:p>0</text:p>
          </table:table-cell>
          <table:table-cell table:formula="of:=[.BS93]*([.BK79]=[.BS75])" office:value-type="float" office:value="0" calcext:value-type="float">
            <text:p>0</text:p>
          </table:table-cell>
          <table:table-cell table:formula="of:=[.BT93]*([.BD79]=[.BT75])" office:value-type="float" office:value="0" calcext:value-type="float">
            <text:p>0</text:p>
          </table:table-cell>
          <table:table-cell table:formula="of:=[.BU93]*([.BE79]=[.BU75])" office:value-type="float" office:value="0" calcext:value-type="float">
            <text:p>0</text:p>
          </table:table-cell>
          <table:table-cell table:formula="of:=[.BV93]*([.BF79]=[.BV75])" office:value-type="float" office:value="0" calcext:value-type="float">
            <text:p>0</text:p>
          </table:table-cell>
          <table:table-cell table:formula="of:=[.BW93]*([.BG79]=[.BW75])" office:value-type="float" office:value="0" calcext:value-type="float">
            <text:p>0</text:p>
          </table:table-cell>
          <table:table-cell table:formula="of:=[.BX93]*([.BH79]=[.BX75])" office:value-type="float" office:value="0" calcext:value-type="float">
            <text:p>0</text:p>
          </table:table-cell>
          <table:table-cell table:formula="of:=[.BY93]*([.BI79]=[.BY75])" office:value-type="float" office:value="0" calcext:value-type="float">
            <text:p>0</text:p>
          </table:table-cell>
          <table:table-cell table:formula="of:=[.BZ93]*([.BJ79]=[.BZ75])" office:value-type="float" office:value="0" calcext:value-type="float">
            <text:p>0</text:p>
          </table:table-cell>
          <table:table-cell table:formula="of:=[.CA93]*([.BK79]=[.CA75])" office:value-type="float" office:value="0" calcext:value-type="float">
            <text:p>0</text:p>
          </table:table-cell>
          <table:table-cell table:formula="of:=[.CB93]*([.BD79]=[.CB75])" office:value-type="float" office:value="0" calcext:value-type="float">
            <text:p>0</text:p>
          </table:table-cell>
          <table:table-cell table:formula="of:=[.CC93]*([.BE79]=[.CC75])" office:value-type="float" office:value="0" calcext:value-type="float">
            <text:p>0</text:p>
          </table:table-cell>
          <table:table-cell table:formula="of:=[.CD93]*([.BF79]=[.CD75])" office:value-type="float" office:value="0" calcext:value-type="float">
            <text:p>0</text:p>
          </table:table-cell>
          <table:table-cell table:formula="of:=[.CE93]*([.BG79]=[.CE75])" office:value-type="float" office:value="0" calcext:value-type="float">
            <text:p>0</text:p>
          </table:table-cell>
          <table:table-cell table:formula="of:=[.CF93]*([.BH79]=[.CF75])" office:value-type="float" office:value="0" calcext:value-type="float">
            <text:p>0</text:p>
          </table:table-cell>
          <table:table-cell table:formula="of:=[.CG93]*([.BI79]=[.CG75])" office:value-type="float" office:value="0" calcext:value-type="float">
            <text:p>0</text:p>
          </table:table-cell>
          <table:table-cell table:formula="of:=[.CH93]*([.BJ79]=[.CH75])" office:value-type="float" office:value="0" calcext:value-type="float">
            <text:p>0</text:p>
          </table:table-cell>
          <table:table-cell table:formula="of:=[.CI93]*([.BK79]=[.CI75])" office:value-type="float" office:value="0" calcext:value-type="float">
            <text:p>0</text:p>
          </table:table-cell>
          <table:table-cell table:formula="of:=[.CJ93]*([.BD79]=[.CJ75])" office:value-type="float" office:value="128" calcext:value-type="float">
            <text:p>128</text:p>
          </table:table-cell>
          <table:table-cell table:formula="of:=[.CK93]*([.BE79]=[.CK75])" office:value-type="float" office:value="64" calcext:value-type="float">
            <text:p>64</text:p>
          </table:table-cell>
          <table:table-cell table:formula="of:=[.CL93]*([.BF79]=[.CL75])" office:value-type="float" office:value="32" calcext:value-type="float">
            <text:p>32</text:p>
          </table:table-cell>
          <table:table-cell table:formula="of:=[.CM93]*([.BG79]=[.CM75])" office:value-type="float" office:value="16" calcext:value-type="float">
            <text:p>16</text:p>
          </table:table-cell>
          <table:table-cell table:formula="of:=[.CN93]*([.BH79]=[.CN75])" office:value-type="float" office:value="8" calcext:value-type="float">
            <text:p>8</text:p>
          </table:table-cell>
          <table:table-cell table:formula="of:=[.CO93]*([.BI79]=[.CO75])" office:value-type="float" office:value="4" calcext:value-type="float">
            <text:p>4</text:p>
          </table:table-cell>
          <table:table-cell table:formula="of:=[.CP93]*([.BJ79]=[.CP75])" office:value-type="float" office:value="2" calcext:value-type="float">
            <text:p>2</text:p>
          </table:table-cell>
          <table:table-cell table:formula="of:=[.CQ93]*([.BK79]=[.CQ75])" office:value-type="float" office:value="1" calcext:value-type="float">
            <text:p>1</text:p>
          </table:table-cell>
          <table:covered-table-cell/>
          <table:table-cell table:formula="of:=SUM([.BL79:.BS79])" office:value-type="float" office:value="0" calcext:value-type="float">
            <text:p>0</text:p>
          </table:table-cell>
          <table:table-cell table:formula="of:=DEC2HEX([.CS79];2)" office:value-type="string" office:string-value="00" calcext:value-type="string">
            <text:p>00</text:p>
          </table:table-cell>
          <table:covered-table-cell/>
          <table:table-cell table:formula="of:=SUM([.BT79:.CA79])" office:value-type="float" office:value="0" calcext:value-type="float">
            <text:p>0</text:p>
          </table:table-cell>
          <table:table-cell table:formula="of:=DEC2HEX([.CV79];2)" office:value-type="string" office:string-value="00" calcext:value-type="string">
            <text:p>00</text:p>
          </table:table-cell>
          <table:covered-table-cell/>
          <table:table-cell table:formula="of:=SUM([.CB79:.CI79])" office:value-type="float" office:value="0" calcext:value-type="float">
            <text:p>0</text:p>
          </table:table-cell>
          <table:table-cell table:formula="of:=DEC2HEX([.CY79];2)" office:value-type="string" office:string-value="00" calcext:value-type="string">
            <text:p>00</text:p>
          </table:table-cell>
          <table:covered-table-cell/>
          <table:table-cell table:formula="of:=SUM([.CJ79:.CQ79])" office:value-type="float" office:value="255" calcext:value-type="float">
            <text:p>255</text:p>
          </table:table-cell>
          <table:table-cell table:formula="of:=DEC2HEX([.DB79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93]*([.B80]=[.J75])" office:value-type="float" office:value="0" calcext:value-type="float">
            <text:p>0</text:p>
          </table:table-cell>
          <table:table-cell table:formula="of:=[.K93]*([.C80]=[.K75])" office:value-type="float" office:value="0" calcext:value-type="float">
            <text:p>0</text:p>
          </table:table-cell>
          <table:table-cell table:formula="of:=[.L93]*([.D80]=[.L75])" office:value-type="float" office:value="0" calcext:value-type="float">
            <text:p>0</text:p>
          </table:table-cell>
          <table:table-cell table:formula="of:=[.M93]*([.E80]=[.M75])" office:value-type="float" office:value="0" calcext:value-type="float">
            <text:p>0</text:p>
          </table:table-cell>
          <table:table-cell table:formula="of:=[.N93]*([.F80]=[.N75])" office:value-type="float" office:value="0" calcext:value-type="float">
            <text:p>0</text:p>
          </table:table-cell>
          <table:table-cell table:formula="of:=[.O93]*([.G80]=[.O75])" office:value-type="float" office:value="0" calcext:value-type="float">
            <text:p>0</text:p>
          </table:table-cell>
          <table:table-cell table:formula="of:=[.P93]*([.H80]=[.P75])" office:value-type="float" office:value="0" calcext:value-type="float">
            <text:p>0</text:p>
          </table:table-cell>
          <table:table-cell table:formula="of:=[.Q93]*([.I80]=[.Q75])" office:value-type="float" office:value="0" calcext:value-type="float">
            <text:p>0</text:p>
          </table:table-cell>
          <table:table-cell table:formula="of:=[.R93]*([.B80]=[.R75])" office:value-type="float" office:value="0" calcext:value-type="float">
            <text:p>0</text:p>
          </table:table-cell>
          <table:table-cell table:formula="of:=[.S93]*([.C80]=[.S75])" office:value-type="float" office:value="0" calcext:value-type="float">
            <text:p>0</text:p>
          </table:table-cell>
          <table:table-cell table:formula="of:=[.T93]*([.D80]=[.T75])" office:value-type="float" office:value="0" calcext:value-type="float">
            <text:p>0</text:p>
          </table:table-cell>
          <table:table-cell table:formula="of:=[.U93]*([.E80]=[.U75])" office:value-type="float" office:value="0" calcext:value-type="float">
            <text:p>0</text:p>
          </table:table-cell>
          <table:table-cell table:formula="of:=[.V93]*([.F80]=[.V75])" office:value-type="float" office:value="0" calcext:value-type="float">
            <text:p>0</text:p>
          </table:table-cell>
          <table:table-cell table:formula="of:=[.W93]*([.G80]=[.W75])" office:value-type="float" office:value="0" calcext:value-type="float">
            <text:p>0</text:p>
          </table:table-cell>
          <table:table-cell table:formula="of:=[.X93]*([.H80]=[.X75])" office:value-type="float" office:value="2" calcext:value-type="float">
            <text:p>2</text:p>
          </table:table-cell>
          <table:table-cell table:formula="of:=[.Y93]*([.I80]=[.Y75])" office:value-type="float" office:value="1" calcext:value-type="float">
            <text:p>1</text:p>
          </table:table-cell>
          <table:table-cell table:formula="of:=[.Z93]*([.B80]=[.Z75])" office:value-type="float" office:value="0" calcext:value-type="float">
            <text:p>0</text:p>
          </table:table-cell>
          <table:table-cell table:formula="of:=[.AA93]*([.C80]=[.AA75])" office:value-type="float" office:value="0" calcext:value-type="float">
            <text:p>0</text:p>
          </table:table-cell>
          <table:table-cell table:formula="of:=[.AB93]*([.D80]=[.AB75])" office:value-type="float" office:value="32" calcext:value-type="float">
            <text:p>32</text:p>
          </table:table-cell>
          <table:table-cell table:formula="of:=[.AC93]*([.E80]=[.AC75])" office:value-type="float" office:value="16" calcext:value-type="float">
            <text:p>16</text:p>
          </table:table-cell>
          <table:table-cell table:formula="of:=[.AD93]*([.F80]=[.AD75])" office:value-type="float" office:value="8" calcext:value-type="float">
            <text:p>8</text:p>
          </table:table-cell>
          <table:table-cell table:formula="of:=[.AE93]*([.G80]=[.AE75])" office:value-type="float" office:value="4" calcext:value-type="float">
            <text:p>4</text:p>
          </table:table-cell>
          <table:table-cell table:formula="of:=[.AF93]*([.H80]=[.AF75])" office:value-type="float" office:value="0" calcext:value-type="float">
            <text:p>0</text:p>
          </table:table-cell>
          <table:table-cell table:formula="of:=[.AG93]*([.I80]=[.AG75])" office:value-type="float" office:value="0" calcext:value-type="float">
            <text:p>0</text:p>
          </table:table-cell>
          <table:table-cell table:formula="of:=[.AH93]*([.B80]=[.AH75])" office:value-type="float" office:value="128" calcext:value-type="float">
            <text:p>128</text:p>
          </table:table-cell>
          <table:table-cell table:formula="of:=[.AI93]*([.C80]=[.AI75])" office:value-type="float" office:value="64" calcext:value-type="float">
            <text:p>64</text:p>
          </table:table-cell>
          <table:table-cell table:formula="of:=[.AJ93]*([.D80]=[.AJ75])" office:value-type="float" office:value="0" calcext:value-type="float">
            <text:p>0</text:p>
          </table:table-cell>
          <table:table-cell table:formula="of:=[.AK93]*([.E80]=[.AK75])" office:value-type="float" office:value="0" calcext:value-type="float">
            <text:p>0</text:p>
          </table:table-cell>
          <table:table-cell table:formula="of:=[.AL93]*([.F80]=[.AL75])" office:value-type="float" office:value="0" calcext:value-type="float">
            <text:p>0</text:p>
          </table:table-cell>
          <table:table-cell table:formula="of:=[.AM93]*([.G80]=[.AM75])" office:value-type="float" office:value="0" calcext:value-type="float">
            <text:p>0</text:p>
          </table:table-cell>
          <table:table-cell table:formula="of:=[.AN93]*([.H80]=[.AN75])" office:value-type="float" office:value="0" calcext:value-type="float">
            <text:p>0</text:p>
          </table:table-cell>
          <table:table-cell table:formula="of:=[.AO93]*([.I80]=[.AO75])" office:value-type="float" office:value="0" calcext:value-type="float">
            <text:p>0</text:p>
          </table:table-cell>
          <table:covered-table-cell/>
          <table:table-cell table:formula="of:=SUM([.J80:.Q80])" office:value-type="float" office:value="0" calcext:value-type="float">
            <text:p>0</text:p>
          </table:table-cell>
          <table:table-cell table:formula="of:=DEC2HEX([.AQ80];2)" office:value-type="string" office:string-value="00" calcext:value-type="string">
            <text:p>00</text:p>
          </table:table-cell>
          <table:covered-table-cell/>
          <table:table-cell table:formula="of:=SUM([.R80:.Y80])" office:value-type="float" office:value="3" calcext:value-type="float">
            <text:p>3</text:p>
          </table:table-cell>
          <table:table-cell table:formula="of:=DEC2HEX([.AT80];2)" office:value-type="string" office:string-value="03" calcext:value-type="string">
            <text:p>03</text:p>
          </table:table-cell>
          <table:covered-table-cell/>
          <table:table-cell table:formula="of:=SUM([.Z80:.AG80])" office:value-type="float" office:value="60" calcext:value-type="float">
            <text:p>60</text:p>
          </table:table-cell>
          <table:table-cell table:formula="of:=DEC2HEX([.AW80];2)" office:value-type="string" office:string-value="3C" calcext:value-type="string">
            <text:p>3C</text:p>
          </table:table-cell>
          <table:covered-table-cell/>
          <table:table-cell table:formula="of:=SUM([.AH80:.AO80])" office:value-type="float" office:value="192" calcext:value-type="float">
            <text:p>192</text:p>
          </table:table-cell>
          <table:table-cell table:formula="of:=DEC2HEX([.AZ80];2)" office:value-type="string" office:string-value="C0" calcext:value-type="string">
            <text:p>C0</text:p>
          </table:table-cell>
          <table:covered-table-cell table:number-columns-repeated="2"/>
          <table:table-cell table:number-columns-repeated="8"/>
          <table:table-cell table:formula="of:=[.BL93]*([.BD80]=[.BL75])" office:value-type="float" office:value="0" calcext:value-type="float">
            <text:p>0</text:p>
          </table:table-cell>
          <table:table-cell table:formula="of:=[.BM93]*([.BE80]=[.BM75])" office:value-type="float" office:value="0" calcext:value-type="float">
            <text:p>0</text:p>
          </table:table-cell>
          <table:table-cell table:formula="of:=[.BN93]*([.BF80]=[.BN75])" office:value-type="float" office:value="0" calcext:value-type="float">
            <text:p>0</text:p>
          </table:table-cell>
          <table:table-cell table:formula="of:=[.BO93]*([.BG80]=[.BO75])" office:value-type="float" office:value="0" calcext:value-type="float">
            <text:p>0</text:p>
          </table:table-cell>
          <table:table-cell table:formula="of:=[.BP93]*([.BH80]=[.BP75])" office:value-type="float" office:value="0" calcext:value-type="float">
            <text:p>0</text:p>
          </table:table-cell>
          <table:table-cell table:formula="of:=[.BQ93]*([.BI80]=[.BQ75])" office:value-type="float" office:value="0" calcext:value-type="float">
            <text:p>0</text:p>
          </table:table-cell>
          <table:table-cell table:formula="of:=[.BR93]*([.BJ80]=[.BR75])" office:value-type="float" office:value="0" calcext:value-type="float">
            <text:p>0</text:p>
          </table:table-cell>
          <table:table-cell table:formula="of:=[.BS93]*([.BK80]=[.BS75])" office:value-type="float" office:value="0" calcext:value-type="float">
            <text:p>0</text:p>
          </table:table-cell>
          <table:table-cell table:formula="of:=[.BT93]*([.BD80]=[.BT75])" office:value-type="float" office:value="0" calcext:value-type="float">
            <text:p>0</text:p>
          </table:table-cell>
          <table:table-cell table:formula="of:=[.BU93]*([.BE80]=[.BU75])" office:value-type="float" office:value="0" calcext:value-type="float">
            <text:p>0</text:p>
          </table:table-cell>
          <table:table-cell table:formula="of:=[.BV93]*([.BF80]=[.BV75])" office:value-type="float" office:value="0" calcext:value-type="float">
            <text:p>0</text:p>
          </table:table-cell>
          <table:table-cell table:formula="of:=[.BW93]*([.BG80]=[.BW75])" office:value-type="float" office:value="0" calcext:value-type="float">
            <text:p>0</text:p>
          </table:table-cell>
          <table:table-cell table:formula="of:=[.BX93]*([.BH80]=[.BX75])" office:value-type="float" office:value="0" calcext:value-type="float">
            <text:p>0</text:p>
          </table:table-cell>
          <table:table-cell table:formula="of:=[.BY93]*([.BI80]=[.BY75])" office:value-type="float" office:value="0" calcext:value-type="float">
            <text:p>0</text:p>
          </table:table-cell>
          <table:table-cell table:formula="of:=[.BZ93]*([.BJ80]=[.BZ75])" office:value-type="float" office:value="0" calcext:value-type="float">
            <text:p>0</text:p>
          </table:table-cell>
          <table:table-cell table:formula="of:=[.CA93]*([.BK80]=[.CA75])" office:value-type="float" office:value="0" calcext:value-type="float">
            <text:p>0</text:p>
          </table:table-cell>
          <table:table-cell table:formula="of:=[.CB93]*([.BD80]=[.CB75])" office:value-type="float" office:value="0" calcext:value-type="float">
            <text:p>0</text:p>
          </table:table-cell>
          <table:table-cell table:formula="of:=[.CC93]*([.BE80]=[.CC75])" office:value-type="float" office:value="0" calcext:value-type="float">
            <text:p>0</text:p>
          </table:table-cell>
          <table:table-cell table:formula="of:=[.CD93]*([.BF80]=[.CD75])" office:value-type="float" office:value="0" calcext:value-type="float">
            <text:p>0</text:p>
          </table:table-cell>
          <table:table-cell table:formula="of:=[.CE93]*([.BG80]=[.CE75])" office:value-type="float" office:value="0" calcext:value-type="float">
            <text:p>0</text:p>
          </table:table-cell>
          <table:table-cell table:formula="of:=[.CF93]*([.BH80]=[.CF75])" office:value-type="float" office:value="0" calcext:value-type="float">
            <text:p>0</text:p>
          </table:table-cell>
          <table:table-cell table:formula="of:=[.CG93]*([.BI80]=[.CG75])" office:value-type="float" office:value="0" calcext:value-type="float">
            <text:p>0</text:p>
          </table:table-cell>
          <table:table-cell table:formula="of:=[.CH93]*([.BJ80]=[.CH75])" office:value-type="float" office:value="0" calcext:value-type="float">
            <text:p>0</text:p>
          </table:table-cell>
          <table:table-cell table:formula="of:=[.CI93]*([.BK80]=[.CI75])" office:value-type="float" office:value="0" calcext:value-type="float">
            <text:p>0</text:p>
          </table:table-cell>
          <table:table-cell table:formula="of:=[.CJ93]*([.BD80]=[.CJ75])" office:value-type="float" office:value="128" calcext:value-type="float">
            <text:p>128</text:p>
          </table:table-cell>
          <table:table-cell table:formula="of:=[.CK93]*([.BE80]=[.CK75])" office:value-type="float" office:value="64" calcext:value-type="float">
            <text:p>64</text:p>
          </table:table-cell>
          <table:table-cell table:formula="of:=[.CL93]*([.BF80]=[.CL75])" office:value-type="float" office:value="32" calcext:value-type="float">
            <text:p>32</text:p>
          </table:table-cell>
          <table:table-cell table:formula="of:=[.CM93]*([.BG80]=[.CM75])" office:value-type="float" office:value="16" calcext:value-type="float">
            <text:p>16</text:p>
          </table:table-cell>
          <table:table-cell table:formula="of:=[.CN93]*([.BH80]=[.CN75])" office:value-type="float" office:value="8" calcext:value-type="float">
            <text:p>8</text:p>
          </table:table-cell>
          <table:table-cell table:formula="of:=[.CO93]*([.BI80]=[.CO75])" office:value-type="float" office:value="4" calcext:value-type="float">
            <text:p>4</text:p>
          </table:table-cell>
          <table:table-cell table:formula="of:=[.CP93]*([.BJ80]=[.CP75])" office:value-type="float" office:value="2" calcext:value-type="float">
            <text:p>2</text:p>
          </table:table-cell>
          <table:table-cell table:formula="of:=[.CQ93]*([.BK80]=[.CQ75])" office:value-type="float" office:value="1" calcext:value-type="float">
            <text:p>1</text:p>
          </table:table-cell>
          <table:covered-table-cell/>
          <table:table-cell table:formula="of:=SUM([.BL80:.BS80])" office:value-type="float" office:value="0" calcext:value-type="float">
            <text:p>0</text:p>
          </table:table-cell>
          <table:table-cell table:formula="of:=DEC2HEX([.CS80];2)" office:value-type="string" office:string-value="00" calcext:value-type="string">
            <text:p>00</text:p>
          </table:table-cell>
          <table:covered-table-cell/>
          <table:table-cell table:formula="of:=SUM([.BT80:.CA80])" office:value-type="float" office:value="0" calcext:value-type="float">
            <text:p>0</text:p>
          </table:table-cell>
          <table:table-cell table:formula="of:=DEC2HEX([.CV80];2)" office:value-type="string" office:string-value="00" calcext:value-type="string">
            <text:p>00</text:p>
          </table:table-cell>
          <table:covered-table-cell/>
          <table:table-cell table:formula="of:=SUM([.CB80:.CI80])" office:value-type="float" office:value="0" calcext:value-type="float">
            <text:p>0</text:p>
          </table:table-cell>
          <table:table-cell table:formula="of:=DEC2HEX([.CY80];2)" office:value-type="string" office:string-value="00" calcext:value-type="string">
            <text:p>00</text:p>
          </table:table-cell>
          <table:covered-table-cell/>
          <table:table-cell table:formula="of:=SUM([.CJ80:.CQ80])" office:value-type="float" office:value="255" calcext:value-type="float">
            <text:p>255</text:p>
          </table:table-cell>
          <table:table-cell table:formula="of:=DEC2HEX([.DB80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93]*([.B81]=[.J75])" office:value-type="float" office:value="0" calcext:value-type="float">
            <text:p>0</text:p>
          </table:table-cell>
          <table:table-cell table:formula="of:=[.K93]*([.C81]=[.K75])" office:value-type="float" office:value="0" calcext:value-type="float">
            <text:p>0</text:p>
          </table:table-cell>
          <table:table-cell table:formula="of:=[.L93]*([.D81]=[.L75])" office:value-type="float" office:value="0" calcext:value-type="float">
            <text:p>0</text:p>
          </table:table-cell>
          <table:table-cell table:formula="of:=[.M93]*([.E81]=[.M75])" office:value-type="float" office:value="0" calcext:value-type="float">
            <text:p>0</text:p>
          </table:table-cell>
          <table:table-cell table:formula="of:=[.N93]*([.F81]=[.N75])" office:value-type="float" office:value="0" calcext:value-type="float">
            <text:p>0</text:p>
          </table:table-cell>
          <table:table-cell table:formula="of:=[.O93]*([.G81]=[.O75])" office:value-type="float" office:value="0" calcext:value-type="float">
            <text:p>0</text:p>
          </table:table-cell>
          <table:table-cell table:formula="of:=[.P93]*([.H81]=[.P75])" office:value-type="float" office:value="0" calcext:value-type="float">
            <text:p>0</text:p>
          </table:table-cell>
          <table:table-cell table:formula="of:=[.Q93]*([.I81]=[.Q75])" office:value-type="float" office:value="0" calcext:value-type="float">
            <text:p>0</text:p>
          </table:table-cell>
          <table:table-cell table:formula="of:=[.R93]*([.B81]=[.R75])" office:value-type="float" office:value="0" calcext:value-type="float">
            <text:p>0</text:p>
          </table:table-cell>
          <table:table-cell table:formula="of:=[.S93]*([.C81]=[.S75])" office:value-type="float" office:value="0" calcext:value-type="float">
            <text:p>0</text:p>
          </table:table-cell>
          <table:table-cell table:formula="of:=[.T93]*([.D81]=[.T75])" office:value-type="float" office:value="0" calcext:value-type="float">
            <text:p>0</text:p>
          </table:table-cell>
          <table:table-cell table:formula="of:=[.U93]*([.E81]=[.U75])" office:value-type="float" office:value="0" calcext:value-type="float">
            <text:p>0</text:p>
          </table:table-cell>
          <table:table-cell table:formula="of:=[.V93]*([.F81]=[.V75])" office:value-type="float" office:value="0" calcext:value-type="float">
            <text:p>0</text:p>
          </table:table-cell>
          <table:table-cell table:formula="of:=[.W93]*([.G81]=[.W75])" office:value-type="float" office:value="0" calcext:value-type="float">
            <text:p>0</text:p>
          </table:table-cell>
          <table:table-cell table:formula="of:=[.X93]*([.H81]=[.X75])" office:value-type="float" office:value="0" calcext:value-type="float">
            <text:p>0</text:p>
          </table:table-cell>
          <table:table-cell table:formula="of:=[.Y93]*([.I81]=[.Y75])" office:value-type="float" office:value="1" calcext:value-type="float">
            <text:p>1</text:p>
          </table:table-cell>
          <table:table-cell table:formula="of:=[.Z93]*([.B81]=[.Z75])" office:value-type="float" office:value="0" calcext:value-type="float">
            <text:p>0</text:p>
          </table:table-cell>
          <table:table-cell table:formula="of:=[.AA93]*([.C81]=[.AA75])" office:value-type="float" office:value="0" calcext:value-type="float">
            <text:p>0</text:p>
          </table:table-cell>
          <table:table-cell table:formula="of:=[.AB93]*([.D81]=[.AB75])" office:value-type="float" office:value="32" calcext:value-type="float">
            <text:p>32</text:p>
          </table:table-cell>
          <table:table-cell table:formula="of:=[.AC93]*([.E81]=[.AC75])" office:value-type="float" office:value="0" calcext:value-type="float">
            <text:p>0</text:p>
          </table:table-cell>
          <table:table-cell table:formula="of:=[.AD93]*([.F81]=[.AD75])" office:value-type="float" office:value="8" calcext:value-type="float">
            <text:p>8</text:p>
          </table:table-cell>
          <table:table-cell table:formula="of:=[.AE93]*([.G81]=[.AE75])" office:value-type="float" office:value="4" calcext:value-type="float">
            <text:p>4</text:p>
          </table:table-cell>
          <table:table-cell table:formula="of:=[.AF93]*([.H81]=[.AF75])" office:value-type="float" office:value="2" calcext:value-type="float">
            <text:p>2</text:p>
          </table:table-cell>
          <table:table-cell table:formula="of:=[.AG93]*([.I81]=[.AG75])" office:value-type="float" office:value="0" calcext:value-type="float">
            <text:p>0</text:p>
          </table:table-cell>
          <table:table-cell table:formula="of:=[.AH93]*([.B81]=[.AH75])" office:value-type="float" office:value="128" calcext:value-type="float">
            <text:p>128</text:p>
          </table:table-cell>
          <table:table-cell table:formula="of:=[.AI93]*([.C81]=[.AI75])" office:value-type="float" office:value="64" calcext:value-type="float">
            <text:p>64</text:p>
          </table:table-cell>
          <table:table-cell table:formula="of:=[.AJ93]*([.D81]=[.AJ75])" office:value-type="float" office:value="0" calcext:value-type="float">
            <text:p>0</text:p>
          </table:table-cell>
          <table:table-cell table:formula="of:=[.AK93]*([.E81]=[.AK75])" office:value-type="float" office:value="16" calcext:value-type="float">
            <text:p>16</text:p>
          </table:table-cell>
          <table:table-cell table:formula="of:=[.AL93]*([.F81]=[.AL75])" office:value-type="float" office:value="0" calcext:value-type="float">
            <text:p>0</text:p>
          </table:table-cell>
          <table:table-cell table:formula="of:=[.AM93]*([.G81]=[.AM75])" office:value-type="float" office:value="0" calcext:value-type="float">
            <text:p>0</text:p>
          </table:table-cell>
          <table:table-cell table:formula="of:=[.AN93]*([.H81]=[.AN75])" office:value-type="float" office:value="0" calcext:value-type="float">
            <text:p>0</text:p>
          </table:table-cell>
          <table:table-cell table:formula="of:=[.AO93]*([.I81]=[.AO75])" office:value-type="float" office:value="0" calcext:value-type="float">
            <text:p>0</text:p>
          </table:table-cell>
          <table:covered-table-cell/>
          <table:table-cell table:formula="of:=SUM([.J81:.Q81])" office:value-type="float" office:value="0" calcext:value-type="float">
            <text:p>0</text:p>
          </table:table-cell>
          <table:table-cell table:formula="of:=DEC2HEX([.AQ81];2)" office:value-type="string" office:string-value="00" calcext:value-type="string">
            <text:p>00</text:p>
          </table:table-cell>
          <table:covered-table-cell/>
          <table:table-cell table:formula="of:=SUM([.R81:.Y81])" office:value-type="float" office:value="1" calcext:value-type="float">
            <text:p>1</text:p>
          </table:table-cell>
          <table:table-cell table:formula="of:=DEC2HEX([.AT81];2)" office:value-type="string" office:string-value="01" calcext:value-type="string">
            <text:p>01</text:p>
          </table:table-cell>
          <table:covered-table-cell/>
          <table:table-cell table:formula="of:=SUM([.Z81:.AG81])" office:value-type="float" office:value="46" calcext:value-type="float">
            <text:p>46</text:p>
          </table:table-cell>
          <table:table-cell table:formula="of:=DEC2HEX([.AW81];2)" office:value-type="string" office:string-value="2E" calcext:value-type="string">
            <text:p>2E</text:p>
          </table:table-cell>
          <table:covered-table-cell/>
          <table:table-cell table:formula="of:=SUM([.AH81:.AO81])" office:value-type="float" office:value="208" calcext:value-type="float">
            <text:p>208</text:p>
          </table:table-cell>
          <table:table-cell table:formula="of:=DEC2HEX([.AZ81];2)" office:value-type="string" office:string-value="D0" calcext:value-type="string">
            <text:p>D0</text:p>
          </table:table-cell>
          <table:covered-table-cell table:number-columns-repeated="2"/>
          <table:table-cell table:number-columns-repeated="8"/>
          <table:table-cell table:formula="of:=[.BL93]*([.BD81]=[.BL75])" office:value-type="float" office:value="0" calcext:value-type="float">
            <text:p>0</text:p>
          </table:table-cell>
          <table:table-cell table:formula="of:=[.BM93]*([.BE81]=[.BM75])" office:value-type="float" office:value="0" calcext:value-type="float">
            <text:p>0</text:p>
          </table:table-cell>
          <table:table-cell table:formula="of:=[.BN93]*([.BF81]=[.BN75])" office:value-type="float" office:value="0" calcext:value-type="float">
            <text:p>0</text:p>
          </table:table-cell>
          <table:table-cell table:formula="of:=[.BO93]*([.BG81]=[.BO75])" office:value-type="float" office:value="0" calcext:value-type="float">
            <text:p>0</text:p>
          </table:table-cell>
          <table:table-cell table:formula="of:=[.BP93]*([.BH81]=[.BP75])" office:value-type="float" office:value="0" calcext:value-type="float">
            <text:p>0</text:p>
          </table:table-cell>
          <table:table-cell table:formula="of:=[.BQ93]*([.BI81]=[.BQ75])" office:value-type="float" office:value="0" calcext:value-type="float">
            <text:p>0</text:p>
          </table:table-cell>
          <table:table-cell table:formula="of:=[.BR93]*([.BJ81]=[.BR75])" office:value-type="float" office:value="0" calcext:value-type="float">
            <text:p>0</text:p>
          </table:table-cell>
          <table:table-cell table:formula="of:=[.BS93]*([.BK81]=[.BS75])" office:value-type="float" office:value="0" calcext:value-type="float">
            <text:p>0</text:p>
          </table:table-cell>
          <table:table-cell table:formula="of:=[.BT93]*([.BD81]=[.BT75])" office:value-type="float" office:value="0" calcext:value-type="float">
            <text:p>0</text:p>
          </table:table-cell>
          <table:table-cell table:formula="of:=[.BU93]*([.BE81]=[.BU75])" office:value-type="float" office:value="0" calcext:value-type="float">
            <text:p>0</text:p>
          </table:table-cell>
          <table:table-cell table:formula="of:=[.BV93]*([.BF81]=[.BV75])" office:value-type="float" office:value="0" calcext:value-type="float">
            <text:p>0</text:p>
          </table:table-cell>
          <table:table-cell table:formula="of:=[.BW93]*([.BG81]=[.BW75])" office:value-type="float" office:value="0" calcext:value-type="float">
            <text:p>0</text:p>
          </table:table-cell>
          <table:table-cell table:formula="of:=[.BX93]*([.BH81]=[.BX75])" office:value-type="float" office:value="0" calcext:value-type="float">
            <text:p>0</text:p>
          </table:table-cell>
          <table:table-cell table:formula="of:=[.BY93]*([.BI81]=[.BY75])" office:value-type="float" office:value="0" calcext:value-type="float">
            <text:p>0</text:p>
          </table:table-cell>
          <table:table-cell table:formula="of:=[.BZ93]*([.BJ81]=[.BZ75])" office:value-type="float" office:value="0" calcext:value-type="float">
            <text:p>0</text:p>
          </table:table-cell>
          <table:table-cell table:formula="of:=[.CA93]*([.BK81]=[.CA75])" office:value-type="float" office:value="0" calcext:value-type="float">
            <text:p>0</text:p>
          </table:table-cell>
          <table:table-cell table:formula="of:=[.CB93]*([.BD81]=[.CB75])" office:value-type="float" office:value="0" calcext:value-type="float">
            <text:p>0</text:p>
          </table:table-cell>
          <table:table-cell table:formula="of:=[.CC93]*([.BE81]=[.CC75])" office:value-type="float" office:value="0" calcext:value-type="float">
            <text:p>0</text:p>
          </table:table-cell>
          <table:table-cell table:formula="of:=[.CD93]*([.BF81]=[.CD75])" office:value-type="float" office:value="0" calcext:value-type="float">
            <text:p>0</text:p>
          </table:table-cell>
          <table:table-cell table:formula="of:=[.CE93]*([.BG81]=[.CE75])" office:value-type="float" office:value="0" calcext:value-type="float">
            <text:p>0</text:p>
          </table:table-cell>
          <table:table-cell table:formula="of:=[.CF93]*([.BH81]=[.CF75])" office:value-type="float" office:value="0" calcext:value-type="float">
            <text:p>0</text:p>
          </table:table-cell>
          <table:table-cell table:formula="of:=[.CG93]*([.BI81]=[.CG75])" office:value-type="float" office:value="0" calcext:value-type="float">
            <text:p>0</text:p>
          </table:table-cell>
          <table:table-cell table:formula="of:=[.CH93]*([.BJ81]=[.CH75])" office:value-type="float" office:value="0" calcext:value-type="float">
            <text:p>0</text:p>
          </table:table-cell>
          <table:table-cell table:formula="of:=[.CI93]*([.BK81]=[.CI75])" office:value-type="float" office:value="0" calcext:value-type="float">
            <text:p>0</text:p>
          </table:table-cell>
          <table:table-cell table:formula="of:=[.CJ93]*([.BD81]=[.CJ75])" office:value-type="float" office:value="128" calcext:value-type="float">
            <text:p>128</text:p>
          </table:table-cell>
          <table:table-cell table:formula="of:=[.CK93]*([.BE81]=[.CK75])" office:value-type="float" office:value="64" calcext:value-type="float">
            <text:p>64</text:p>
          </table:table-cell>
          <table:table-cell table:formula="of:=[.CL93]*([.BF81]=[.CL75])" office:value-type="float" office:value="32" calcext:value-type="float">
            <text:p>32</text:p>
          </table:table-cell>
          <table:table-cell table:formula="of:=[.CM93]*([.BG81]=[.CM75])" office:value-type="float" office:value="16" calcext:value-type="float">
            <text:p>16</text:p>
          </table:table-cell>
          <table:table-cell table:formula="of:=[.CN93]*([.BH81]=[.CN75])" office:value-type="float" office:value="8" calcext:value-type="float">
            <text:p>8</text:p>
          </table:table-cell>
          <table:table-cell table:formula="of:=[.CO93]*([.BI81]=[.CO75])" office:value-type="float" office:value="4" calcext:value-type="float">
            <text:p>4</text:p>
          </table:table-cell>
          <table:table-cell table:formula="of:=[.CP93]*([.BJ81]=[.CP75])" office:value-type="float" office:value="2" calcext:value-type="float">
            <text:p>2</text:p>
          </table:table-cell>
          <table:table-cell table:formula="of:=[.CQ93]*([.BK81]=[.CQ75])" office:value-type="float" office:value="1" calcext:value-type="float">
            <text:p>1</text:p>
          </table:table-cell>
          <table:covered-table-cell/>
          <table:table-cell table:formula="of:=SUM([.BL81:.BS81])" office:value-type="float" office:value="0" calcext:value-type="float">
            <text:p>0</text:p>
          </table:table-cell>
          <table:table-cell table:formula="of:=DEC2HEX([.CS81];2)" office:value-type="string" office:string-value="00" calcext:value-type="string">
            <text:p>00</text:p>
          </table:table-cell>
          <table:covered-table-cell/>
          <table:table-cell table:formula="of:=SUM([.BT81:.CA81])" office:value-type="float" office:value="0" calcext:value-type="float">
            <text:p>0</text:p>
          </table:table-cell>
          <table:table-cell table:formula="of:=DEC2HEX([.CV81];2)" office:value-type="string" office:string-value="00" calcext:value-type="string">
            <text:p>00</text:p>
          </table:table-cell>
          <table:covered-table-cell/>
          <table:table-cell table:formula="of:=SUM([.CB81:.CI81])" office:value-type="float" office:value="0" calcext:value-type="float">
            <text:p>0</text:p>
          </table:table-cell>
          <table:table-cell table:formula="of:=DEC2HEX([.CY81];2)" office:value-type="string" office:string-value="00" calcext:value-type="string">
            <text:p>00</text:p>
          </table:table-cell>
          <table:covered-table-cell/>
          <table:table-cell table:formula="of:=SUM([.CJ81:.CQ81])" office:value-type="float" office:value="255" calcext:value-type="float">
            <text:p>255</text:p>
          </table:table-cell>
          <table:table-cell table:formula="of:=DEC2HEX([.DB81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93]*([.B82]=[.J75])" office:value-type="float" office:value="0" calcext:value-type="float">
            <text:p>0</text:p>
          </table:table-cell>
          <table:table-cell table:formula="of:=[.K93]*([.C82]=[.K75])" office:value-type="float" office:value="0" calcext:value-type="float">
            <text:p>0</text:p>
          </table:table-cell>
          <table:table-cell table:formula="of:=[.L93]*([.D82]=[.L75])" office:value-type="float" office:value="0" calcext:value-type="float">
            <text:p>0</text:p>
          </table:table-cell>
          <table:table-cell table:formula="of:=[.M93]*([.E82]=[.M75])" office:value-type="float" office:value="0" calcext:value-type="float">
            <text:p>0</text:p>
          </table:table-cell>
          <table:table-cell table:formula="of:=[.N93]*([.F82]=[.N75])" office:value-type="float" office:value="0" calcext:value-type="float">
            <text:p>0</text:p>
          </table:table-cell>
          <table:table-cell table:formula="of:=[.O93]*([.G82]=[.O75])" office:value-type="float" office:value="0" calcext:value-type="float">
            <text:p>0</text:p>
          </table:table-cell>
          <table:table-cell table:formula="of:=[.P93]*([.H82]=[.P75])" office:value-type="float" office:value="0" calcext:value-type="float">
            <text:p>0</text:p>
          </table:table-cell>
          <table:table-cell table:formula="of:=[.Q93]*([.I82]=[.Q75])" office:value-type="float" office:value="0" calcext:value-type="float">
            <text:p>0</text:p>
          </table:table-cell>
          <table:table-cell table:formula="of:=[.R93]*([.B82]=[.R75])" office:value-type="float" office:value="0" calcext:value-type="float">
            <text:p>0</text:p>
          </table:table-cell>
          <table:table-cell table:formula="of:=[.S93]*([.C82]=[.S75])" office:value-type="float" office:value="0" calcext:value-type="float">
            <text:p>0</text:p>
          </table:table-cell>
          <table:table-cell table:formula="of:=[.T93]*([.D82]=[.T75])" office:value-type="float" office:value="0" calcext:value-type="float">
            <text:p>0</text:p>
          </table:table-cell>
          <table:table-cell table:formula="of:=[.U93]*([.E82]=[.U75])" office:value-type="float" office:value="0" calcext:value-type="float">
            <text:p>0</text:p>
          </table:table-cell>
          <table:table-cell table:formula="of:=[.V93]*([.F82]=[.V75])" office:value-type="float" office:value="0" calcext:value-type="float">
            <text:p>0</text:p>
          </table:table-cell>
          <table:table-cell table:formula="of:=[.W93]*([.G82]=[.W75])" office:value-type="float" office:value="0" calcext:value-type="float">
            <text:p>0</text:p>
          </table:table-cell>
          <table:table-cell table:formula="of:=[.X93]*([.H82]=[.X75])" office:value-type="float" office:value="2" calcext:value-type="float">
            <text:p>2</text:p>
          </table:table-cell>
          <table:table-cell table:formula="of:=[.Y93]*([.I82]=[.Y75])" office:value-type="float" office:value="0" calcext:value-type="float">
            <text:p>0</text:p>
          </table:table-cell>
          <table:table-cell table:formula="of:=[.Z93]*([.B82]=[.Z75])" office:value-type="float" office:value="0" calcext:value-type="float">
            <text:p>0</text:p>
          </table:table-cell>
          <table:table-cell table:formula="of:=[.AA93]*([.C82]=[.AA75])" office:value-type="float" office:value="0" calcext:value-type="float">
            <text:p>0</text:p>
          </table:table-cell>
          <table:table-cell table:formula="of:=[.AB93]*([.D82]=[.AB75])" office:value-type="float" office:value="32" calcext:value-type="float">
            <text:p>32</text:p>
          </table:table-cell>
          <table:table-cell table:formula="of:=[.AC93]*([.E82]=[.AC75])" office:value-type="float" office:value="0" calcext:value-type="float">
            <text:p>0</text:p>
          </table:table-cell>
          <table:table-cell table:formula="of:=[.AD93]*([.F82]=[.AD75])" office:value-type="float" office:value="0" calcext:value-type="float">
            <text:p>0</text:p>
          </table:table-cell>
          <table:table-cell table:formula="of:=[.AE93]*([.G82]=[.AE75])" office:value-type="float" office:value="4" calcext:value-type="float">
            <text:p>4</text:p>
          </table:table-cell>
          <table:table-cell table:formula="of:=[.AF93]*([.H82]=[.AF75])" office:value-type="float" office:value="0" calcext:value-type="float">
            <text:p>0</text:p>
          </table:table-cell>
          <table:table-cell table:formula="of:=[.AG93]*([.I82]=[.AG75])" office:value-type="float" office:value="0" calcext:value-type="float">
            <text:p>0</text:p>
          </table:table-cell>
          <table:table-cell table:formula="of:=[.AH93]*([.B82]=[.AH75])" office:value-type="float" office:value="128" calcext:value-type="float">
            <text:p>128</text:p>
          </table:table-cell>
          <table:table-cell table:formula="of:=[.AI93]*([.C82]=[.AI75])" office:value-type="float" office:value="64" calcext:value-type="float">
            <text:p>64</text:p>
          </table:table-cell>
          <table:table-cell table:formula="of:=[.AJ93]*([.D82]=[.AJ75])" office:value-type="float" office:value="0" calcext:value-type="float">
            <text:p>0</text:p>
          </table:table-cell>
          <table:table-cell table:formula="of:=[.AK93]*([.E82]=[.AK75])" office:value-type="float" office:value="16" calcext:value-type="float">
            <text:p>16</text:p>
          </table:table-cell>
          <table:table-cell table:formula="of:=[.AL93]*([.F82]=[.AL75])" office:value-type="float" office:value="8" calcext:value-type="float">
            <text:p>8</text:p>
          </table:table-cell>
          <table:table-cell table:formula="of:=[.AM93]*([.G82]=[.AM75])" office:value-type="float" office:value="0" calcext:value-type="float">
            <text:p>0</text:p>
          </table:table-cell>
          <table:table-cell table:formula="of:=[.AN93]*([.H82]=[.AN75])" office:value-type="float" office:value="0" calcext:value-type="float">
            <text:p>0</text:p>
          </table:table-cell>
          <table:table-cell table:formula="of:=[.AO93]*([.I82]=[.AO75])" office:value-type="float" office:value="1" calcext:value-type="float">
            <text:p>1</text:p>
          </table:table-cell>
          <table:covered-table-cell/>
          <table:table-cell table:formula="of:=SUM([.J82:.Q82])" office:value-type="float" office:value="0" calcext:value-type="float">
            <text:p>0</text:p>
          </table:table-cell>
          <table:table-cell table:formula="of:=DEC2HEX([.AQ82];2)" office:value-type="string" office:string-value="00" calcext:value-type="string">
            <text:p>00</text:p>
          </table:table-cell>
          <table:covered-table-cell/>
          <table:table-cell table:formula="of:=SUM([.R82:.Y82])" office:value-type="float" office:value="2" calcext:value-type="float">
            <text:p>2</text:p>
          </table:table-cell>
          <table:table-cell table:formula="of:=DEC2HEX([.AT82];2)" office:value-type="string" office:string-value="02" calcext:value-type="string">
            <text:p>02</text:p>
          </table:table-cell>
          <table:covered-table-cell/>
          <table:table-cell table:formula="of:=SUM([.Z82:.AG82])" office:value-type="float" office:value="36" calcext:value-type="float">
            <text:p>36</text:p>
          </table:table-cell>
          <table:table-cell table:formula="of:=DEC2HEX([.AW82];2)" office:value-type="string" office:string-value="24" calcext:value-type="string">
            <text:p>24</text:p>
          </table:table-cell>
          <table:covered-table-cell/>
          <table:table-cell table:formula="of:=SUM([.AH82:.AO82])" office:value-type="float" office:value="217" calcext:value-type="float">
            <text:p>217</text:p>
          </table:table-cell>
          <table:table-cell table:formula="of:=DEC2HEX([.AZ82];2)" office:value-type="string" office:string-value="D9" calcext:value-type="string">
            <text:p>D9</text:p>
          </table:table-cell>
          <table:covered-table-cell table:number-columns-repeated="2"/>
          <table:table-cell table:number-columns-repeated="8"/>
          <table:table-cell table:formula="of:=[.BL93]*([.BD82]=[.BL75])" office:value-type="float" office:value="0" calcext:value-type="float">
            <text:p>0</text:p>
          </table:table-cell>
          <table:table-cell table:formula="of:=[.BM93]*([.BE82]=[.BM75])" office:value-type="float" office:value="0" calcext:value-type="float">
            <text:p>0</text:p>
          </table:table-cell>
          <table:table-cell table:formula="of:=[.BN93]*([.BF82]=[.BN75])" office:value-type="float" office:value="0" calcext:value-type="float">
            <text:p>0</text:p>
          </table:table-cell>
          <table:table-cell table:formula="of:=[.BO93]*([.BG82]=[.BO75])" office:value-type="float" office:value="0" calcext:value-type="float">
            <text:p>0</text:p>
          </table:table-cell>
          <table:table-cell table:formula="of:=[.BP93]*([.BH82]=[.BP75])" office:value-type="float" office:value="0" calcext:value-type="float">
            <text:p>0</text:p>
          </table:table-cell>
          <table:table-cell table:formula="of:=[.BQ93]*([.BI82]=[.BQ75])" office:value-type="float" office:value="0" calcext:value-type="float">
            <text:p>0</text:p>
          </table:table-cell>
          <table:table-cell table:formula="of:=[.BR93]*([.BJ82]=[.BR75])" office:value-type="float" office:value="0" calcext:value-type="float">
            <text:p>0</text:p>
          </table:table-cell>
          <table:table-cell table:formula="of:=[.BS93]*([.BK82]=[.BS75])" office:value-type="float" office:value="0" calcext:value-type="float">
            <text:p>0</text:p>
          </table:table-cell>
          <table:table-cell table:formula="of:=[.BT93]*([.BD82]=[.BT75])" office:value-type="float" office:value="0" calcext:value-type="float">
            <text:p>0</text:p>
          </table:table-cell>
          <table:table-cell table:formula="of:=[.BU93]*([.BE82]=[.BU75])" office:value-type="float" office:value="0" calcext:value-type="float">
            <text:p>0</text:p>
          </table:table-cell>
          <table:table-cell table:formula="of:=[.BV93]*([.BF82]=[.BV75])" office:value-type="float" office:value="0" calcext:value-type="float">
            <text:p>0</text:p>
          </table:table-cell>
          <table:table-cell table:formula="of:=[.BW93]*([.BG82]=[.BW75])" office:value-type="float" office:value="0" calcext:value-type="float">
            <text:p>0</text:p>
          </table:table-cell>
          <table:table-cell table:formula="of:=[.BX93]*([.BH82]=[.BX75])" office:value-type="float" office:value="0" calcext:value-type="float">
            <text:p>0</text:p>
          </table:table-cell>
          <table:table-cell table:formula="of:=[.BY93]*([.BI82]=[.BY75])" office:value-type="float" office:value="0" calcext:value-type="float">
            <text:p>0</text:p>
          </table:table-cell>
          <table:table-cell table:formula="of:=[.BZ93]*([.BJ82]=[.BZ75])" office:value-type="float" office:value="0" calcext:value-type="float">
            <text:p>0</text:p>
          </table:table-cell>
          <table:table-cell table:formula="of:=[.CA93]*([.BK82]=[.CA75])" office:value-type="float" office:value="0" calcext:value-type="float">
            <text:p>0</text:p>
          </table:table-cell>
          <table:table-cell table:formula="of:=[.CB93]*([.BD82]=[.CB75])" office:value-type="float" office:value="0" calcext:value-type="float">
            <text:p>0</text:p>
          </table:table-cell>
          <table:table-cell table:formula="of:=[.CC93]*([.BE82]=[.CC75])" office:value-type="float" office:value="0" calcext:value-type="float">
            <text:p>0</text:p>
          </table:table-cell>
          <table:table-cell table:formula="of:=[.CD93]*([.BF82]=[.CD75])" office:value-type="float" office:value="0" calcext:value-type="float">
            <text:p>0</text:p>
          </table:table-cell>
          <table:table-cell table:formula="of:=[.CE93]*([.BG82]=[.CE75])" office:value-type="float" office:value="0" calcext:value-type="float">
            <text:p>0</text:p>
          </table:table-cell>
          <table:table-cell table:formula="of:=[.CF93]*([.BH82]=[.CF75])" office:value-type="float" office:value="0" calcext:value-type="float">
            <text:p>0</text:p>
          </table:table-cell>
          <table:table-cell table:formula="of:=[.CG93]*([.BI82]=[.CG75])" office:value-type="float" office:value="0" calcext:value-type="float">
            <text:p>0</text:p>
          </table:table-cell>
          <table:table-cell table:formula="of:=[.CH93]*([.BJ82]=[.CH75])" office:value-type="float" office:value="0" calcext:value-type="float">
            <text:p>0</text:p>
          </table:table-cell>
          <table:table-cell table:formula="of:=[.CI93]*([.BK82]=[.CI75])" office:value-type="float" office:value="0" calcext:value-type="float">
            <text:p>0</text:p>
          </table:table-cell>
          <table:table-cell table:formula="of:=[.CJ93]*([.BD82]=[.CJ75])" office:value-type="float" office:value="128" calcext:value-type="float">
            <text:p>128</text:p>
          </table:table-cell>
          <table:table-cell table:formula="of:=[.CK93]*([.BE82]=[.CK75])" office:value-type="float" office:value="64" calcext:value-type="float">
            <text:p>64</text:p>
          </table:table-cell>
          <table:table-cell table:formula="of:=[.CL93]*([.BF82]=[.CL75])" office:value-type="float" office:value="32" calcext:value-type="float">
            <text:p>32</text:p>
          </table:table-cell>
          <table:table-cell table:formula="of:=[.CM93]*([.BG82]=[.CM75])" office:value-type="float" office:value="16" calcext:value-type="float">
            <text:p>16</text:p>
          </table:table-cell>
          <table:table-cell table:formula="of:=[.CN93]*([.BH82]=[.CN75])" office:value-type="float" office:value="8" calcext:value-type="float">
            <text:p>8</text:p>
          </table:table-cell>
          <table:table-cell table:formula="of:=[.CO93]*([.BI82]=[.CO75])" office:value-type="float" office:value="4" calcext:value-type="float">
            <text:p>4</text:p>
          </table:table-cell>
          <table:table-cell table:formula="of:=[.CP93]*([.BJ82]=[.CP75])" office:value-type="float" office:value="2" calcext:value-type="float">
            <text:p>2</text:p>
          </table:table-cell>
          <table:table-cell table:formula="of:=[.CQ93]*([.BK82]=[.CQ75])" office:value-type="float" office:value="1" calcext:value-type="float">
            <text:p>1</text:p>
          </table:table-cell>
          <table:covered-table-cell/>
          <table:table-cell table:formula="of:=SUM([.BL82:.BS82])" office:value-type="float" office:value="0" calcext:value-type="float">
            <text:p>0</text:p>
          </table:table-cell>
          <table:table-cell table:formula="of:=DEC2HEX([.CS82];2)" office:value-type="string" office:string-value="00" calcext:value-type="string">
            <text:p>00</text:p>
          </table:table-cell>
          <table:covered-table-cell/>
          <table:table-cell table:formula="of:=SUM([.BT82:.CA82])" office:value-type="float" office:value="0" calcext:value-type="float">
            <text:p>0</text:p>
          </table:table-cell>
          <table:table-cell table:formula="of:=DEC2HEX([.CV82];2)" office:value-type="string" office:string-value="00" calcext:value-type="string">
            <text:p>00</text:p>
          </table:table-cell>
          <table:covered-table-cell/>
          <table:table-cell table:formula="of:=SUM([.CB82:.CI82])" office:value-type="float" office:value="0" calcext:value-type="float">
            <text:p>0</text:p>
          </table:table-cell>
          <table:table-cell table:formula="of:=DEC2HEX([.CY82];2)" office:value-type="string" office:string-value="00" calcext:value-type="string">
            <text:p>00</text:p>
          </table:table-cell>
          <table:covered-table-cell/>
          <table:table-cell table:formula="of:=SUM([.CJ82:.CQ82])" office:value-type="float" office:value="255" calcext:value-type="float">
            <text:p>255</text:p>
          </table:table-cell>
          <table:table-cell table:formula="of:=DEC2HEX([.DB82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table:number-columns-repeated="2"/>
          <table:table-cell table:formula="of:=[.J93]*([.B83]=[.J75])" office:value-type="float" office:value="0" calcext:value-type="float">
            <text:p>0</text:p>
          </table:table-cell>
          <table:table-cell table:formula="of:=[.K93]*([.C83]=[.K75])" office:value-type="float" office:value="0" calcext:value-type="float">
            <text:p>0</text:p>
          </table:table-cell>
          <table:table-cell table:formula="of:=[.L93]*([.D83]=[.L75])" office:value-type="float" office:value="0" calcext:value-type="float">
            <text:p>0</text:p>
          </table:table-cell>
          <table:table-cell table:formula="of:=[.M93]*([.E83]=[.M75])" office:value-type="float" office:value="0" calcext:value-type="float">
            <text:p>0</text:p>
          </table:table-cell>
          <table:table-cell table:formula="of:=[.N93]*([.F83]=[.N75])" office:value-type="float" office:value="0" calcext:value-type="float">
            <text:p>0</text:p>
          </table:table-cell>
          <table:table-cell table:formula="of:=[.O93]*([.G83]=[.O75])" office:value-type="float" office:value="0" calcext:value-type="float">
            <text:p>0</text:p>
          </table:table-cell>
          <table:table-cell table:formula="of:=[.P93]*([.H83]=[.P75])" office:value-type="float" office:value="0" calcext:value-type="float">
            <text:p>0</text:p>
          </table:table-cell>
          <table:table-cell table:formula="of:=[.Q93]*([.I83]=[.Q75])" office:value-type="float" office:value="0" calcext:value-type="float">
            <text:p>0</text:p>
          </table:table-cell>
          <table:table-cell table:formula="of:=[.R93]*([.B83]=[.R75])" office:value-type="float" office:value="0" calcext:value-type="float">
            <text:p>0</text:p>
          </table:table-cell>
          <table:table-cell table:formula="of:=[.S93]*([.C83]=[.S75])" office:value-type="float" office:value="0" calcext:value-type="float">
            <text:p>0</text:p>
          </table:table-cell>
          <table:table-cell table:formula="of:=[.T93]*([.D83]=[.T75])" office:value-type="float" office:value="0" calcext:value-type="float">
            <text:p>0</text:p>
          </table:table-cell>
          <table:table-cell table:formula="of:=[.U93]*([.E83]=[.U75])" office:value-type="float" office:value="0" calcext:value-type="float">
            <text:p>0</text:p>
          </table:table-cell>
          <table:table-cell table:formula="of:=[.V93]*([.F83]=[.V75])" office:value-type="float" office:value="0" calcext:value-type="float">
            <text:p>0</text:p>
          </table:table-cell>
          <table:table-cell table:formula="of:=[.W93]*([.G83]=[.W75])" office:value-type="float" office:value="0" calcext:value-type="float">
            <text:p>0</text:p>
          </table:table-cell>
          <table:table-cell table:formula="of:=[.X93]*([.H83]=[.X75])" office:value-type="float" office:value="0" calcext:value-type="float">
            <text:p>0</text:p>
          </table:table-cell>
          <table:table-cell table:formula="of:=[.Y93]*([.I83]=[.Y75])" office:value-type="float" office:value="0" calcext:value-type="float">
            <text:p>0</text:p>
          </table:table-cell>
          <table:table-cell table:formula="of:=[.Z93]*([.B83]=[.Z75])" office:value-type="float" office:value="0" calcext:value-type="float">
            <text:p>0</text:p>
          </table:table-cell>
          <table:table-cell table:formula="of:=[.AA93]*([.C83]=[.AA75])" office:value-type="float" office:value="0" calcext:value-type="float">
            <text:p>0</text:p>
          </table:table-cell>
          <table:table-cell table:formula="of:=[.AB93]*([.D83]=[.AB75])" office:value-type="float" office:value="32" calcext:value-type="float">
            <text:p>32</text:p>
          </table:table-cell>
          <table:table-cell table:formula="of:=[.AC93]*([.E83]=[.AC75])" office:value-type="float" office:value="16" calcext:value-type="float">
            <text:p>16</text:p>
          </table:table-cell>
          <table:table-cell table:formula="of:=[.AD93]*([.F83]=[.AD75])" office:value-type="float" office:value="8" calcext:value-type="float">
            <text:p>8</text:p>
          </table:table-cell>
          <table:table-cell table:formula="of:=[.AE93]*([.G83]=[.AE75])" office:value-type="float" office:value="4" calcext:value-type="float">
            <text:p>4</text:p>
          </table:table-cell>
          <table:table-cell table:formula="of:=[.AF93]*([.H83]=[.AF75])" office:value-type="float" office:value="0" calcext:value-type="float">
            <text:p>0</text:p>
          </table:table-cell>
          <table:table-cell table:formula="of:=[.AG93]*([.I83]=[.AG75])" office:value-type="float" office:value="0" calcext:value-type="float">
            <text:p>0</text:p>
          </table:table-cell>
          <table:table-cell table:formula="of:=[.AH93]*([.B83]=[.AH75])" office:value-type="float" office:value="128" calcext:value-type="float">
            <text:p>128</text:p>
          </table:table-cell>
          <table:table-cell table:formula="of:=[.AI93]*([.C83]=[.AI75])" office:value-type="float" office:value="64" calcext:value-type="float">
            <text:p>64</text:p>
          </table:table-cell>
          <table:table-cell table:formula="of:=[.AJ93]*([.D83]=[.AJ75])" office:value-type="float" office:value="0" calcext:value-type="float">
            <text:p>0</text:p>
          </table:table-cell>
          <table:table-cell table:formula="of:=[.AK93]*([.E83]=[.AK75])" office:value-type="float" office:value="0" calcext:value-type="float">
            <text:p>0</text:p>
          </table:table-cell>
          <table:table-cell table:formula="of:=[.AL93]*([.F83]=[.AL75])" office:value-type="float" office:value="0" calcext:value-type="float">
            <text:p>0</text:p>
          </table:table-cell>
          <table:table-cell table:formula="of:=[.AM93]*([.G83]=[.AM75])" office:value-type="float" office:value="0" calcext:value-type="float">
            <text:p>0</text:p>
          </table:table-cell>
          <table:table-cell table:formula="of:=[.AN93]*([.H83]=[.AN75])" office:value-type="float" office:value="2" calcext:value-type="float">
            <text:p>2</text:p>
          </table:table-cell>
          <table:table-cell table:formula="of:=[.AO93]*([.I83]=[.AO75])" office:value-type="float" office:value="1" calcext:value-type="float">
            <text:p>1</text:p>
          </table:table-cell>
          <table:covered-table-cell/>
          <table:table-cell table:formula="of:=SUM([.J83:.Q83])" office:value-type="float" office:value="0" calcext:value-type="float">
            <text:p>0</text:p>
          </table:table-cell>
          <table:table-cell table:formula="of:=DEC2HEX([.AQ83];2)" office:value-type="string" office:string-value="00" calcext:value-type="string">
            <text:p>00</text:p>
          </table:table-cell>
          <table:covered-table-cell/>
          <table:table-cell table:formula="of:=SUM([.R83:.Y83])" office:value-type="float" office:value="0" calcext:value-type="float">
            <text:p>0</text:p>
          </table:table-cell>
          <table:table-cell table:formula="of:=DEC2HEX([.AT83];2)" office:value-type="string" office:string-value="00" calcext:value-type="string">
            <text:p>00</text:p>
          </table:table-cell>
          <table:covered-table-cell/>
          <table:table-cell table:formula="of:=SUM([.Z83:.AG83])" office:value-type="float" office:value="60" calcext:value-type="float">
            <text:p>60</text:p>
          </table:table-cell>
          <table:table-cell table:formula="of:=DEC2HEX([.AW83];2)" office:value-type="string" office:string-value="3C" calcext:value-type="string">
            <text:p>3C</text:p>
          </table:table-cell>
          <table:covered-table-cell/>
          <table:table-cell table:formula="of:=SUM([.AH83:.AO83])" office:value-type="float" office:value="195" calcext:value-type="float">
            <text:p>195</text:p>
          </table:table-cell>
          <table:table-cell table:formula="of:=DEC2HEX([.AZ83];2)" office:value-type="string" office:string-value="C3" calcext:value-type="string">
            <text:p>C3</text:p>
          </table:table-cell>
          <table:covered-table-cell table:number-columns-repeated="2"/>
          <table:table-cell table:number-columns-repeated="8"/>
          <table:table-cell table:formula="of:=[.BL93]*([.BD83]=[.BL75])" office:value-type="float" office:value="0" calcext:value-type="float">
            <text:p>0</text:p>
          </table:table-cell>
          <table:table-cell table:formula="of:=[.BM93]*([.BE83]=[.BM75])" office:value-type="float" office:value="0" calcext:value-type="float">
            <text:p>0</text:p>
          </table:table-cell>
          <table:table-cell table:formula="of:=[.BN93]*([.BF83]=[.BN75])" office:value-type="float" office:value="0" calcext:value-type="float">
            <text:p>0</text:p>
          </table:table-cell>
          <table:table-cell table:formula="of:=[.BO93]*([.BG83]=[.BO75])" office:value-type="float" office:value="0" calcext:value-type="float">
            <text:p>0</text:p>
          </table:table-cell>
          <table:table-cell table:formula="of:=[.BP93]*([.BH83]=[.BP75])" office:value-type="float" office:value="0" calcext:value-type="float">
            <text:p>0</text:p>
          </table:table-cell>
          <table:table-cell table:formula="of:=[.BQ93]*([.BI83]=[.BQ75])" office:value-type="float" office:value="0" calcext:value-type="float">
            <text:p>0</text:p>
          </table:table-cell>
          <table:table-cell table:formula="of:=[.BR93]*([.BJ83]=[.BR75])" office:value-type="float" office:value="0" calcext:value-type="float">
            <text:p>0</text:p>
          </table:table-cell>
          <table:table-cell table:formula="of:=[.BS93]*([.BK83]=[.BS75])" office:value-type="float" office:value="0" calcext:value-type="float">
            <text:p>0</text:p>
          </table:table-cell>
          <table:table-cell table:formula="of:=[.BT93]*([.BD83]=[.BT75])" office:value-type="float" office:value="0" calcext:value-type="float">
            <text:p>0</text:p>
          </table:table-cell>
          <table:table-cell table:formula="of:=[.BU93]*([.BE83]=[.BU75])" office:value-type="float" office:value="0" calcext:value-type="float">
            <text:p>0</text:p>
          </table:table-cell>
          <table:table-cell table:formula="of:=[.BV93]*([.BF83]=[.BV75])" office:value-type="float" office:value="0" calcext:value-type="float">
            <text:p>0</text:p>
          </table:table-cell>
          <table:table-cell table:formula="of:=[.BW93]*([.BG83]=[.BW75])" office:value-type="float" office:value="0" calcext:value-type="float">
            <text:p>0</text:p>
          </table:table-cell>
          <table:table-cell table:formula="of:=[.BX93]*([.BH83]=[.BX75])" office:value-type="float" office:value="0" calcext:value-type="float">
            <text:p>0</text:p>
          </table:table-cell>
          <table:table-cell table:formula="of:=[.BY93]*([.BI83]=[.BY75])" office:value-type="float" office:value="0" calcext:value-type="float">
            <text:p>0</text:p>
          </table:table-cell>
          <table:table-cell table:formula="of:=[.BZ93]*([.BJ83]=[.BZ75])" office:value-type="float" office:value="0" calcext:value-type="float">
            <text:p>0</text:p>
          </table:table-cell>
          <table:table-cell table:formula="of:=[.CA93]*([.BK83]=[.CA75])" office:value-type="float" office:value="0" calcext:value-type="float">
            <text:p>0</text:p>
          </table:table-cell>
          <table:table-cell table:formula="of:=[.CB93]*([.BD83]=[.CB75])" office:value-type="float" office:value="0" calcext:value-type="float">
            <text:p>0</text:p>
          </table:table-cell>
          <table:table-cell table:formula="of:=[.CC93]*([.BE83]=[.CC75])" office:value-type="float" office:value="0" calcext:value-type="float">
            <text:p>0</text:p>
          </table:table-cell>
          <table:table-cell table:formula="of:=[.CD93]*([.BF83]=[.CD75])" office:value-type="float" office:value="0" calcext:value-type="float">
            <text:p>0</text:p>
          </table:table-cell>
          <table:table-cell table:formula="of:=[.CE93]*([.BG83]=[.CE75])" office:value-type="float" office:value="0" calcext:value-type="float">
            <text:p>0</text:p>
          </table:table-cell>
          <table:table-cell table:formula="of:=[.CF93]*([.BH83]=[.CF75])" office:value-type="float" office:value="0" calcext:value-type="float">
            <text:p>0</text:p>
          </table:table-cell>
          <table:table-cell table:formula="of:=[.CG93]*([.BI83]=[.CG75])" office:value-type="float" office:value="0" calcext:value-type="float">
            <text:p>0</text:p>
          </table:table-cell>
          <table:table-cell table:formula="of:=[.CH93]*([.BJ83]=[.CH75])" office:value-type="float" office:value="0" calcext:value-type="float">
            <text:p>0</text:p>
          </table:table-cell>
          <table:table-cell table:formula="of:=[.CI93]*([.BK83]=[.CI75])" office:value-type="float" office:value="0" calcext:value-type="float">
            <text:p>0</text:p>
          </table:table-cell>
          <table:table-cell table:formula="of:=[.CJ93]*([.BD83]=[.CJ75])" office:value-type="float" office:value="128" calcext:value-type="float">
            <text:p>128</text:p>
          </table:table-cell>
          <table:table-cell table:formula="of:=[.CK93]*([.BE83]=[.CK75])" office:value-type="float" office:value="64" calcext:value-type="float">
            <text:p>64</text:p>
          </table:table-cell>
          <table:table-cell table:formula="of:=[.CL93]*([.BF83]=[.CL75])" office:value-type="float" office:value="32" calcext:value-type="float">
            <text:p>32</text:p>
          </table:table-cell>
          <table:table-cell table:formula="of:=[.CM93]*([.BG83]=[.CM75])" office:value-type="float" office:value="16" calcext:value-type="float">
            <text:p>16</text:p>
          </table:table-cell>
          <table:table-cell table:formula="of:=[.CN93]*([.BH83]=[.CN75])" office:value-type="float" office:value="8" calcext:value-type="float">
            <text:p>8</text:p>
          </table:table-cell>
          <table:table-cell table:formula="of:=[.CO93]*([.BI83]=[.CO75])" office:value-type="float" office:value="4" calcext:value-type="float">
            <text:p>4</text:p>
          </table:table-cell>
          <table:table-cell table:formula="of:=[.CP93]*([.BJ83]=[.CP75])" office:value-type="float" office:value="2" calcext:value-type="float">
            <text:p>2</text:p>
          </table:table-cell>
          <table:table-cell table:formula="of:=[.CQ93]*([.BK83]=[.CQ75])" office:value-type="float" office:value="1" calcext:value-type="float">
            <text:p>1</text:p>
          </table:table-cell>
          <table:covered-table-cell/>
          <table:table-cell table:formula="of:=SUM([.BL83:.BS83])" office:value-type="float" office:value="0" calcext:value-type="float">
            <text:p>0</text:p>
          </table:table-cell>
          <table:table-cell table:formula="of:=DEC2HEX([.CS83];2)" office:value-type="string" office:string-value="00" calcext:value-type="string">
            <text:p>00</text:p>
          </table:table-cell>
          <table:covered-table-cell/>
          <table:table-cell table:formula="of:=SUM([.BT83:.CA83])" office:value-type="float" office:value="0" calcext:value-type="float">
            <text:p>0</text:p>
          </table:table-cell>
          <table:table-cell table:formula="of:=DEC2HEX([.CV83];2)" office:value-type="string" office:string-value="00" calcext:value-type="string">
            <text:p>00</text:p>
          </table:table-cell>
          <table:covered-table-cell/>
          <table:table-cell table:formula="of:=SUM([.CB83:.CI83])" office:value-type="float" office:value="0" calcext:value-type="float">
            <text:p>0</text:p>
          </table:table-cell>
          <table:table-cell table:formula="of:=DEC2HEX([.CY83];2)" office:value-type="string" office:string-value="00" calcext:value-type="string">
            <text:p>00</text:p>
          </table:table-cell>
          <table:covered-table-cell/>
          <table:table-cell table:formula="of:=SUM([.CJ83:.CQ83])" office:value-type="float" office:value="255" calcext:value-type="float">
            <text:p>255</text:p>
          </table:table-cell>
          <table:table-cell table:formula="of:=DEC2HEX([.DB83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6">
          <table:covered-table-cell/>
          <table:table-cell table:style-name="ce85" table:number-columns-repeated="8"/>
          <table:table-cell table:number-columns-repeated="32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 table:number-columns-repeated="2"/>
          <table:table-cell table:style-name="ce85" table:number-columns-repeated="8"/>
          <table:table-cell table:number-columns-repeated="32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 table:style-name="ce98" table:number-columns-spanned="2" table:number-rows-spanned="1"/>
          <table:covered-table-cell table:style-name="ce104"/>
          <table:covered-table-cell/>
          <table:table-cell/>
        </table:table-row>
        <table:table-row table:style-name="ro4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J93]*([.B85]=[.J75])" office:value-type="float" office:value="0" calcext:value-type="float">
            <text:p>0</text:p>
          </table:table-cell>
          <table:table-cell table:formula="of:=[.K93]*([.C85]=[.K75])" office:value-type="float" office:value="0" calcext:value-type="float">
            <text:p>0</text:p>
          </table:table-cell>
          <table:table-cell table:formula="of:=[.L93]*([.D85]=[.L75])" office:value-type="float" office:value="0" calcext:value-type="float">
            <text:p>0</text:p>
          </table:table-cell>
          <table:table-cell table:formula="of:=[.M93]*([.E85]=[.M75])" office:value-type="float" office:value="16" calcext:value-type="float">
            <text:p>16</text:p>
          </table:table-cell>
          <table:table-cell table:formula="of:=[.N93]*([.F85]=[.N75])" office:value-type="float" office:value="0" calcext:value-type="float">
            <text:p>0</text:p>
          </table:table-cell>
          <table:table-cell table:formula="of:=[.O93]*([.G85]=[.O75])" office:value-type="float" office:value="0" calcext:value-type="float">
            <text:p>0</text:p>
          </table:table-cell>
          <table:table-cell table:formula="of:=[.P93]*([.H85]=[.P75])" office:value-type="float" office:value="0" calcext:value-type="float">
            <text:p>0</text:p>
          </table:table-cell>
          <table:table-cell table:formula="of:=[.Q93]*([.I85]=[.Q75])" office:value-type="float" office:value="0" calcext:value-type="float">
            <text:p>0</text:p>
          </table:table-cell>
          <table:table-cell table:formula="of:=[.R93]*([.B85]=[.R75])" office:value-type="float" office:value="0" calcext:value-type="float">
            <text:p>0</text:p>
          </table:table-cell>
          <table:table-cell table:formula="of:=[.S93]*([.C85]=[.S75])" office:value-type="float" office:value="0" calcext:value-type="float">
            <text:p>0</text:p>
          </table:table-cell>
          <table:table-cell table:formula="of:=[.T93]*([.D85]=[.T75])" office:value-type="float" office:value="0" calcext:value-type="float">
            <text:p>0</text:p>
          </table:table-cell>
          <table:table-cell table:formula="of:=[.U93]*([.E85]=[.U75])" office:value-type="float" office:value="0" calcext:value-type="float">
            <text:p>0</text:p>
          </table:table-cell>
          <table:table-cell table:formula="of:=[.V93]*([.F85]=[.V75])" office:value-type="float" office:value="0" calcext:value-type="float">
            <text:p>0</text:p>
          </table:table-cell>
          <table:table-cell table:formula="of:=[.W93]*([.G85]=[.W75])" office:value-type="float" office:value="0" calcext:value-type="float">
            <text:p>0</text:p>
          </table:table-cell>
          <table:table-cell table:formula="of:=[.X93]*([.H85]=[.X75])" office:value-type="float" office:value="0" calcext:value-type="float">
            <text:p>0</text:p>
          </table:table-cell>
          <table:table-cell table:formula="of:=[.Y93]*([.I85]=[.Y75])" office:value-type="float" office:value="0" calcext:value-type="float">
            <text:p>0</text:p>
          </table:table-cell>
          <table:table-cell table:formula="of:=[.Z93]*([.B85]=[.Z75])" office:value-type="float" office:value="0" calcext:value-type="float">
            <text:p>0</text:p>
          </table:table-cell>
          <table:table-cell table:formula="of:=[.AA93]*([.C85]=[.AA75])" office:value-type="float" office:value="0" calcext:value-type="float">
            <text:p>0</text:p>
          </table:table-cell>
          <table:table-cell table:formula="of:=[.AB93]*([.D85]=[.AB75])" office:value-type="float" office:value="0" calcext:value-type="float">
            <text:p>0</text:p>
          </table:table-cell>
          <table:table-cell table:formula="of:=[.AC93]*([.E85]=[.AC75])" office:value-type="float" office:value="0" calcext:value-type="float">
            <text:p>0</text:p>
          </table:table-cell>
          <table:table-cell table:formula="of:=[.AD93]*([.F85]=[.AD75])" office:value-type="float" office:value="8" calcext:value-type="float">
            <text:p>8</text:p>
          </table:table-cell>
          <table:table-cell table:formula="of:=[.AE93]*([.G85]=[.AE75])" office:value-type="float" office:value="4" calcext:value-type="float">
            <text:p>4</text:p>
          </table:table-cell>
          <table:table-cell table:formula="of:=[.AF93]*([.H85]=[.AF75])" office:value-type="float" office:value="2" calcext:value-type="float">
            <text:p>2</text:p>
          </table:table-cell>
          <table:table-cell table:formula="of:=[.AG93]*([.I85]=[.AG75])" office:value-type="float" office:value="0" calcext:value-type="float">
            <text:p>0</text:p>
          </table:table-cell>
          <table:table-cell table:formula="of:=[.AH93]*([.B85]=[.AH75])" office:value-type="float" office:value="128" calcext:value-type="float">
            <text:p>128</text:p>
          </table:table-cell>
          <table:table-cell table:formula="of:=[.AI93]*([.C85]=[.AI75])" office:value-type="float" office:value="64" calcext:value-type="float">
            <text:p>64</text:p>
          </table:table-cell>
          <table:table-cell table:formula="of:=[.AJ93]*([.D85]=[.AJ75])" office:value-type="float" office:value="32" calcext:value-type="float">
            <text:p>32</text:p>
          </table:table-cell>
          <table:table-cell table:formula="of:=[.AK93]*([.E85]=[.AK75])" office:value-type="float" office:value="0" calcext:value-type="float">
            <text:p>0</text:p>
          </table:table-cell>
          <table:table-cell table:formula="of:=[.AL93]*([.F85]=[.AL75])" office:value-type="float" office:value="0" calcext:value-type="float">
            <text:p>0</text:p>
          </table:table-cell>
          <table:table-cell table:formula="of:=[.AM93]*([.G85]=[.AM75])" office:value-type="float" office:value="0" calcext:value-type="float">
            <text:p>0</text:p>
          </table:table-cell>
          <table:table-cell table:formula="of:=[.AN93]*([.H85]=[.AN75])" office:value-type="float" office:value="0" calcext:value-type="float">
            <text:p>0</text:p>
          </table:table-cell>
          <table:table-cell table:formula="of:=[.AO93]*([.I85]=[.AO75])" office:value-type="float" office:value="1" calcext:value-type="float">
            <text:p>1</text:p>
          </table:table-cell>
          <table:covered-table-cell/>
          <table:table-cell table:style-name="ce99" table:formula="of:=SUM([.J85:.Q85])" office:value-type="float" office:value="16" calcext:value-type="float">
            <text:p>16</text:p>
          </table:table-cell>
          <table:table-cell table:style-name="ce105" table:formula="of:=DEC2HEX([.AQ85];2)" office:value-type="string" office:string-value="10" calcext:value-type="string">
            <text:p>10</text:p>
          </table:table-cell>
          <table:covered-table-cell/>
          <table:table-cell table:style-name="ce99" table:formula="of:=SUM([.R85:.Y85])" office:value-type="float" office:value="0" calcext:value-type="float">
            <text:p>0</text:p>
          </table:table-cell>
          <table:table-cell table:style-name="ce105" table:formula="of:=DEC2HEX([.AT85];2)" office:value-type="string" office:string-value="00" calcext:value-type="string">
            <text:p>00</text:p>
          </table:table-cell>
          <table:covered-table-cell/>
          <table:table-cell table:style-name="ce99" table:formula="of:=SUM([.Z85:.AG85])" office:value-type="float" office:value="14" calcext:value-type="float">
            <text:p>14</text:p>
          </table:table-cell>
          <table:table-cell table:style-name="ce105" table:formula="of:=DEC2HEX([.AW85];2)" office:value-type="string" office:string-value="0E" calcext:value-type="string">
            <text:p>0E</text:p>
          </table:table-cell>
          <table:covered-table-cell/>
          <table:table-cell table:style-name="ce99" table:formula="of:=SUM([.AH85:.AO85])" office:value-type="float" office:value="225" calcext:value-type="float">
            <text:p>225</text:p>
          </table:table-cell>
          <table:table-cell table:style-name="ce105" table:formula="of:=DEC2HEX([.AZ85];2)" office:value-type="string" office:string-value="E1" calcext:value-type="string">
            <text:p>E1</text:p>
          </table:table-cell>
          <table:covered-table-cell table:number-columns-repeated="2"/>
          <table:table-cell table:style-name="ce125"/>
          <table:table-cell table:style-name="ce128" table:number-columns-repeated="6"/>
          <table:table-cell table:style-name="ce132"/>
          <table:table-cell table:formula="of:=[.BL93]*([.BD85]=[.BL75])" office:value-type="float" office:value="0" calcext:value-type="float">
            <text:p>0</text:p>
          </table:table-cell>
          <table:table-cell table:formula="of:=[.BM93]*([.BE85]=[.BM75])" office:value-type="float" office:value="0" calcext:value-type="float">
            <text:p>0</text:p>
          </table:table-cell>
          <table:table-cell table:formula="of:=[.BN93]*([.BF85]=[.BN75])" office:value-type="float" office:value="0" calcext:value-type="float">
            <text:p>0</text:p>
          </table:table-cell>
          <table:table-cell table:formula="of:=[.BO93]*([.BG85]=[.BO75])" office:value-type="float" office:value="0" calcext:value-type="float">
            <text:p>0</text:p>
          </table:table-cell>
          <table:table-cell table:formula="of:=[.BP93]*([.BH85]=[.BP75])" office:value-type="float" office:value="0" calcext:value-type="float">
            <text:p>0</text:p>
          </table:table-cell>
          <table:table-cell table:formula="of:=[.BQ93]*([.BI85]=[.BQ75])" office:value-type="float" office:value="0" calcext:value-type="float">
            <text:p>0</text:p>
          </table:table-cell>
          <table:table-cell table:formula="of:=[.BR93]*([.BJ85]=[.BR75])" office:value-type="float" office:value="0" calcext:value-type="float">
            <text:p>0</text:p>
          </table:table-cell>
          <table:table-cell table:formula="of:=[.BS93]*([.BK85]=[.BS75])" office:value-type="float" office:value="0" calcext:value-type="float">
            <text:p>0</text:p>
          </table:table-cell>
          <table:table-cell table:formula="of:=[.BT93]*([.BD85]=[.BT75])" office:value-type="float" office:value="0" calcext:value-type="float">
            <text:p>0</text:p>
          </table:table-cell>
          <table:table-cell table:formula="of:=[.BU93]*([.BE85]=[.BU75])" office:value-type="float" office:value="0" calcext:value-type="float">
            <text:p>0</text:p>
          </table:table-cell>
          <table:table-cell table:formula="of:=[.BV93]*([.BF85]=[.BV75])" office:value-type="float" office:value="0" calcext:value-type="float">
            <text:p>0</text:p>
          </table:table-cell>
          <table:table-cell table:formula="of:=[.BW93]*([.BG85]=[.BW75])" office:value-type="float" office:value="0" calcext:value-type="float">
            <text:p>0</text:p>
          </table:table-cell>
          <table:table-cell table:formula="of:=[.BX93]*([.BH85]=[.BX75])" office:value-type="float" office:value="0" calcext:value-type="float">
            <text:p>0</text:p>
          </table:table-cell>
          <table:table-cell table:formula="of:=[.BY93]*([.BI85]=[.BY75])" office:value-type="float" office:value="0" calcext:value-type="float">
            <text:p>0</text:p>
          </table:table-cell>
          <table:table-cell table:formula="of:=[.BZ93]*([.BJ85]=[.BZ75])" office:value-type="float" office:value="0" calcext:value-type="float">
            <text:p>0</text:p>
          </table:table-cell>
          <table:table-cell table:formula="of:=[.CA93]*([.BK85]=[.CA75])" office:value-type="float" office:value="0" calcext:value-type="float">
            <text:p>0</text:p>
          </table:table-cell>
          <table:table-cell table:formula="of:=[.CB93]*([.BD85]=[.CB75])" office:value-type="float" office:value="0" calcext:value-type="float">
            <text:p>0</text:p>
          </table:table-cell>
          <table:table-cell table:formula="of:=[.CC93]*([.BE85]=[.CC75])" office:value-type="float" office:value="0" calcext:value-type="float">
            <text:p>0</text:p>
          </table:table-cell>
          <table:table-cell table:formula="of:=[.CD93]*([.BF85]=[.CD75])" office:value-type="float" office:value="0" calcext:value-type="float">
            <text:p>0</text:p>
          </table:table-cell>
          <table:table-cell table:formula="of:=[.CE93]*([.BG85]=[.CE75])" office:value-type="float" office:value="0" calcext:value-type="float">
            <text:p>0</text:p>
          </table:table-cell>
          <table:table-cell table:formula="of:=[.CF93]*([.BH85]=[.CF75])" office:value-type="float" office:value="0" calcext:value-type="float">
            <text:p>0</text:p>
          </table:table-cell>
          <table:table-cell table:formula="of:=[.CG93]*([.BI85]=[.CG75])" office:value-type="float" office:value="0" calcext:value-type="float">
            <text:p>0</text:p>
          </table:table-cell>
          <table:table-cell table:formula="of:=[.CH93]*([.BJ85]=[.CH75])" office:value-type="float" office:value="0" calcext:value-type="float">
            <text:p>0</text:p>
          </table:table-cell>
          <table:table-cell table:formula="of:=[.CI93]*([.BK85]=[.CI75])" office:value-type="float" office:value="0" calcext:value-type="float">
            <text:p>0</text:p>
          </table:table-cell>
          <table:table-cell table:formula="of:=[.CJ93]*([.BD85]=[.CJ75])" office:value-type="float" office:value="128" calcext:value-type="float">
            <text:p>128</text:p>
          </table:table-cell>
          <table:table-cell table:formula="of:=[.CK93]*([.BE85]=[.CK75])" office:value-type="float" office:value="64" calcext:value-type="float">
            <text:p>64</text:p>
          </table:table-cell>
          <table:table-cell table:formula="of:=[.CL93]*([.BF85]=[.CL75])" office:value-type="float" office:value="32" calcext:value-type="float">
            <text:p>32</text:p>
          </table:table-cell>
          <table:table-cell table:formula="of:=[.CM93]*([.BG85]=[.CM75])" office:value-type="float" office:value="16" calcext:value-type="float">
            <text:p>16</text:p>
          </table:table-cell>
          <table:table-cell table:formula="of:=[.CN93]*([.BH85]=[.CN75])" office:value-type="float" office:value="8" calcext:value-type="float">
            <text:p>8</text:p>
          </table:table-cell>
          <table:table-cell table:formula="of:=[.CO93]*([.BI85]=[.CO75])" office:value-type="float" office:value="4" calcext:value-type="float">
            <text:p>4</text:p>
          </table:table-cell>
          <table:table-cell table:formula="of:=[.CP93]*([.BJ85]=[.CP75])" office:value-type="float" office:value="2" calcext:value-type="float">
            <text:p>2</text:p>
          </table:table-cell>
          <table:table-cell table:formula="of:=[.CQ93]*([.BK85]=[.CQ75])" office:value-type="float" office:value="1" calcext:value-type="float">
            <text:p>1</text:p>
          </table:table-cell>
          <table:covered-table-cell/>
          <table:table-cell table:style-name="ce99" table:formula="of:=SUM([.BL85:.BS85])" office:value-type="float" office:value="0" calcext:value-type="float">
            <text:p>0</text:p>
          </table:table-cell>
          <table:table-cell table:style-name="ce105" table:formula="of:=DEC2HEX([.CS85];2)" office:value-type="string" office:string-value="00" calcext:value-type="string">
            <text:p>00</text:p>
          </table:table-cell>
          <table:covered-table-cell/>
          <table:table-cell table:style-name="ce99" table:formula="of:=SUM([.BT85:.CA85])" office:value-type="float" office:value="0" calcext:value-type="float">
            <text:p>0</text:p>
          </table:table-cell>
          <table:table-cell table:style-name="ce105" table:formula="of:=DEC2HEX([.CV85];2)" office:value-type="string" office:string-value="00" calcext:value-type="string">
            <text:p>00</text:p>
          </table:table-cell>
          <table:covered-table-cell/>
          <table:table-cell table:style-name="ce99" table:formula="of:=SUM([.CB85:.CI85])" office:value-type="float" office:value="0" calcext:value-type="float">
            <text:p>0</text:p>
          </table:table-cell>
          <table:table-cell table:style-name="ce105" table:formula="of:=DEC2HEX([.CY85];2)" office:value-type="string" office:string-value="00" calcext:value-type="string">
            <text:p>00</text:p>
          </table:table-cell>
          <table:covered-table-cell/>
          <table:table-cell table:style-name="ce99" table:formula="of:=SUM([.CJ85:.CQ85])" office:value-type="float" office:value="255" calcext:value-type="float">
            <text:p>255</text:p>
          </table:table-cell>
          <table:table-cell table:style-name="ce105" table:formula="of:=DEC2HEX([.DB85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93]*([.B86]=[.J75])" office:value-type="float" office:value="0" calcext:value-type="float">
            <text:p>0</text:p>
          </table:table-cell>
          <table:table-cell table:formula="of:=[.K93]*([.C86]=[.K75])" office:value-type="float" office:value="0" calcext:value-type="float">
            <text:p>0</text:p>
          </table:table-cell>
          <table:table-cell table:formula="of:=[.L93]*([.D86]=[.L75])" office:value-type="float" office:value="0" calcext:value-type="float">
            <text:p>0</text:p>
          </table:table-cell>
          <table:table-cell table:formula="of:=[.M93]*([.E86]=[.M75])" office:value-type="float" office:value="16" calcext:value-type="float">
            <text:p>16</text:p>
          </table:table-cell>
          <table:table-cell table:formula="of:=[.N93]*([.F86]=[.N75])" office:value-type="float" office:value="0" calcext:value-type="float">
            <text:p>0</text:p>
          </table:table-cell>
          <table:table-cell table:formula="of:=[.O93]*([.G86]=[.O75])" office:value-type="float" office:value="4" calcext:value-type="float">
            <text:p>4</text:p>
          </table:table-cell>
          <table:table-cell table:formula="of:=[.P93]*([.H86]=[.P75])" office:value-type="float" office:value="0" calcext:value-type="float">
            <text:p>0</text:p>
          </table:table-cell>
          <table:table-cell table:formula="of:=[.Q93]*([.I86]=[.Q75])" office:value-type="float" office:value="0" calcext:value-type="float">
            <text:p>0</text:p>
          </table:table-cell>
          <table:table-cell table:formula="of:=[.R93]*([.B86]=[.R75])" office:value-type="float" office:value="128" calcext:value-type="float">
            <text:p>128</text:p>
          </table:table-cell>
          <table:table-cell table:formula="of:=[.S93]*([.C86]=[.S75])" office:value-type="float" office:value="64" calcext:value-type="float">
            <text:p>64</text:p>
          </table:table-cell>
          <table:table-cell table:formula="of:=[.T93]*([.D86]=[.T75])" office:value-type="float" office:value="0" calcext:value-type="float">
            <text:p>0</text:p>
          </table:table-cell>
          <table:table-cell table:formula="of:=[.U93]*([.E86]=[.U75])" office:value-type="float" office:value="0" calcext:value-type="float">
            <text:p>0</text:p>
          </table:table-cell>
          <table:table-cell table:formula="of:=[.V93]*([.F86]=[.V75])" office:value-type="float" office:value="0" calcext:value-type="float">
            <text:p>0</text:p>
          </table:table-cell>
          <table:table-cell table:formula="of:=[.W93]*([.G86]=[.W75])" office:value-type="float" office:value="0" calcext:value-type="float">
            <text:p>0</text:p>
          </table:table-cell>
          <table:table-cell table:formula="of:=[.X93]*([.H86]=[.X75])" office:value-type="float" office:value="0" calcext:value-type="float">
            <text:p>0</text:p>
          </table:table-cell>
          <table:table-cell table:formula="of:=[.Y93]*([.I86]=[.Y75])" office:value-type="float" office:value="0" calcext:value-type="float">
            <text:p>0</text:p>
          </table:table-cell>
          <table:table-cell table:formula="of:=[.Z93]*([.B86]=[.Z75])" office:value-type="float" office:value="0" calcext:value-type="float">
            <text:p>0</text:p>
          </table:table-cell>
          <table:table-cell table:formula="of:=[.AA93]*([.C86]=[.AA75])" office:value-type="float" office:value="0" calcext:value-type="float">
            <text:p>0</text:p>
          </table:table-cell>
          <table:table-cell table:formula="of:=[.AB93]*([.D86]=[.AB75])" office:value-type="float" office:value="0" calcext:value-type="float">
            <text:p>0</text:p>
          </table:table-cell>
          <table:table-cell table:formula="of:=[.AC93]*([.E86]=[.AC75])" office:value-type="float" office:value="0" calcext:value-type="float">
            <text:p>0</text:p>
          </table:table-cell>
          <table:table-cell table:formula="of:=[.AD93]*([.F86]=[.AD75])" office:value-type="float" office:value="8" calcext:value-type="float">
            <text:p>8</text:p>
          </table:table-cell>
          <table:table-cell table:formula="of:=[.AE93]*([.G86]=[.AE75])" office:value-type="float" office:value="0" calcext:value-type="float">
            <text:p>0</text:p>
          </table:table-cell>
          <table:table-cell table:formula="of:=[.AF93]*([.H86]=[.AF75])" office:value-type="float" office:value="2" calcext:value-type="float">
            <text:p>2</text:p>
          </table:table-cell>
          <table:table-cell table:formula="of:=[.AG93]*([.I86]=[.AG75])" office:value-type="float" office:value="1" calcext:value-type="float">
            <text:p>1</text:p>
          </table:table-cell>
          <table:table-cell table:formula="of:=[.AH93]*([.B86]=[.AH75])" office:value-type="float" office:value="0" calcext:value-type="float">
            <text:p>0</text:p>
          </table:table-cell>
          <table:table-cell table:formula="of:=[.AI93]*([.C86]=[.AI75])" office:value-type="float" office:value="0" calcext:value-type="float">
            <text:p>0</text:p>
          </table:table-cell>
          <table:table-cell table:formula="of:=[.AJ93]*([.D86]=[.AJ75])" office:value-type="float" office:value="32" calcext:value-type="float">
            <text:p>32</text:p>
          </table:table-cell>
          <table:table-cell table:formula="of:=[.AK93]*([.E86]=[.AK75])" office:value-type="float" office:value="0" calcext:value-type="float">
            <text:p>0</text:p>
          </table:table-cell>
          <table:table-cell table:formula="of:=[.AL93]*([.F86]=[.AL75])" office:value-type="float" office:value="0" calcext:value-type="float">
            <text:p>0</text:p>
          </table:table-cell>
          <table:table-cell table:formula="of:=[.AM93]*([.G86]=[.AM75])" office:value-type="float" office:value="0" calcext:value-type="float">
            <text:p>0</text:p>
          </table:table-cell>
          <table:table-cell table:formula="of:=[.AN93]*([.H86]=[.AN75])" office:value-type="float" office:value="0" calcext:value-type="float">
            <text:p>0</text:p>
          </table:table-cell>
          <table:table-cell table:formula="of:=[.AO93]*([.I86]=[.AO75])" office:value-type="float" office:value="0" calcext:value-type="float">
            <text:p>0</text:p>
          </table:table-cell>
          <table:covered-table-cell/>
          <table:table-cell table:style-name="ce99" table:formula="of:=SUM([.J86:.Q86])" office:value-type="float" office:value="20" calcext:value-type="float">
            <text:p>20</text:p>
          </table:table-cell>
          <table:table-cell table:style-name="ce105" table:formula="of:=DEC2HEX([.AQ86];2)" office:value-type="string" office:string-value="14" calcext:value-type="string">
            <text:p>14</text:p>
          </table:table-cell>
          <table:covered-table-cell/>
          <table:table-cell table:style-name="ce99" table:formula="of:=SUM([.R86:.Y86])" office:value-type="float" office:value="192" calcext:value-type="float">
            <text:p>192</text:p>
          </table:table-cell>
          <table:table-cell table:style-name="ce105" table:formula="of:=DEC2HEX([.AT86];2)" office:value-type="string" office:string-value="C0" calcext:value-type="string">
            <text:p>C0</text:p>
          </table:table-cell>
          <table:covered-table-cell/>
          <table:table-cell table:style-name="ce99" table:formula="of:=SUM([.Z86:.AG86])" office:value-type="float" office:value="11" calcext:value-type="float">
            <text:p>11</text:p>
          </table:table-cell>
          <table:table-cell table:style-name="ce105" table:formula="of:=DEC2HEX([.AW86];2)" office:value-type="string" office:string-value="0B" calcext:value-type="string">
            <text:p>0B</text:p>
          </table:table-cell>
          <table:covered-table-cell/>
          <table:table-cell table:style-name="ce99" table:formula="of:=SUM([.AH86:.AO86])" office:value-type="float" office:value="32" calcext:value-type="float">
            <text:p>32</text:p>
          </table:table-cell>
          <table:table-cell table:style-name="ce105" table:formula="of:=DEC2HEX([.AZ86];2)" office:value-type="string" office:string-value="20" calcext:value-type="string">
            <text:p>20</text:p>
          </table:table-cell>
          <table:covered-table-cell table:number-columns-repeated="2"/>
          <table:table-cell table:style-name="ce126"/>
          <table:table-cell table:style-name="ce129" table:number-columns-repeated="6"/>
          <table:table-cell table:style-name="ce133"/>
          <table:table-cell table:formula="of:=[.BL93]*([.BD86]=[.BL75])" office:value-type="float" office:value="0" calcext:value-type="float">
            <text:p>0</text:p>
          </table:table-cell>
          <table:table-cell table:formula="of:=[.BM93]*([.BE86]=[.BM75])" office:value-type="float" office:value="0" calcext:value-type="float">
            <text:p>0</text:p>
          </table:table-cell>
          <table:table-cell table:formula="of:=[.BN93]*([.BF86]=[.BN75])" office:value-type="float" office:value="0" calcext:value-type="float">
            <text:p>0</text:p>
          </table:table-cell>
          <table:table-cell table:formula="of:=[.BO93]*([.BG86]=[.BO75])" office:value-type="float" office:value="0" calcext:value-type="float">
            <text:p>0</text:p>
          </table:table-cell>
          <table:table-cell table:formula="of:=[.BP93]*([.BH86]=[.BP75])" office:value-type="float" office:value="0" calcext:value-type="float">
            <text:p>0</text:p>
          </table:table-cell>
          <table:table-cell table:formula="of:=[.BQ93]*([.BI86]=[.BQ75])" office:value-type="float" office:value="0" calcext:value-type="float">
            <text:p>0</text:p>
          </table:table-cell>
          <table:table-cell table:formula="of:=[.BR93]*([.BJ86]=[.BR75])" office:value-type="float" office:value="0" calcext:value-type="float">
            <text:p>0</text:p>
          </table:table-cell>
          <table:table-cell table:formula="of:=[.BS93]*([.BK86]=[.BS75])" office:value-type="float" office:value="0" calcext:value-type="float">
            <text:p>0</text:p>
          </table:table-cell>
          <table:table-cell table:formula="of:=[.BT93]*([.BD86]=[.BT75])" office:value-type="float" office:value="0" calcext:value-type="float">
            <text:p>0</text:p>
          </table:table-cell>
          <table:table-cell table:formula="of:=[.BU93]*([.BE86]=[.BU75])" office:value-type="float" office:value="0" calcext:value-type="float">
            <text:p>0</text:p>
          </table:table-cell>
          <table:table-cell table:formula="of:=[.BV93]*([.BF86]=[.BV75])" office:value-type="float" office:value="0" calcext:value-type="float">
            <text:p>0</text:p>
          </table:table-cell>
          <table:table-cell table:formula="of:=[.BW93]*([.BG86]=[.BW75])" office:value-type="float" office:value="0" calcext:value-type="float">
            <text:p>0</text:p>
          </table:table-cell>
          <table:table-cell table:formula="of:=[.BX93]*([.BH86]=[.BX75])" office:value-type="float" office:value="0" calcext:value-type="float">
            <text:p>0</text:p>
          </table:table-cell>
          <table:table-cell table:formula="of:=[.BY93]*([.BI86]=[.BY75])" office:value-type="float" office:value="0" calcext:value-type="float">
            <text:p>0</text:p>
          </table:table-cell>
          <table:table-cell table:formula="of:=[.BZ93]*([.BJ86]=[.BZ75])" office:value-type="float" office:value="0" calcext:value-type="float">
            <text:p>0</text:p>
          </table:table-cell>
          <table:table-cell table:formula="of:=[.CA93]*([.BK86]=[.CA75])" office:value-type="float" office:value="0" calcext:value-type="float">
            <text:p>0</text:p>
          </table:table-cell>
          <table:table-cell table:formula="of:=[.CB93]*([.BD86]=[.CB75])" office:value-type="float" office:value="0" calcext:value-type="float">
            <text:p>0</text:p>
          </table:table-cell>
          <table:table-cell table:formula="of:=[.CC93]*([.BE86]=[.CC75])" office:value-type="float" office:value="0" calcext:value-type="float">
            <text:p>0</text:p>
          </table:table-cell>
          <table:table-cell table:formula="of:=[.CD93]*([.BF86]=[.CD75])" office:value-type="float" office:value="0" calcext:value-type="float">
            <text:p>0</text:p>
          </table:table-cell>
          <table:table-cell table:formula="of:=[.CE93]*([.BG86]=[.CE75])" office:value-type="float" office:value="0" calcext:value-type="float">
            <text:p>0</text:p>
          </table:table-cell>
          <table:table-cell table:formula="of:=[.CF93]*([.BH86]=[.CF75])" office:value-type="float" office:value="0" calcext:value-type="float">
            <text:p>0</text:p>
          </table:table-cell>
          <table:table-cell table:formula="of:=[.CG93]*([.BI86]=[.CG75])" office:value-type="float" office:value="0" calcext:value-type="float">
            <text:p>0</text:p>
          </table:table-cell>
          <table:table-cell table:formula="of:=[.CH93]*([.BJ86]=[.CH75])" office:value-type="float" office:value="0" calcext:value-type="float">
            <text:p>0</text:p>
          </table:table-cell>
          <table:table-cell table:formula="of:=[.CI93]*([.BK86]=[.CI75])" office:value-type="float" office:value="0" calcext:value-type="float">
            <text:p>0</text:p>
          </table:table-cell>
          <table:table-cell table:formula="of:=[.CJ93]*([.BD86]=[.CJ75])" office:value-type="float" office:value="128" calcext:value-type="float">
            <text:p>128</text:p>
          </table:table-cell>
          <table:table-cell table:formula="of:=[.CK93]*([.BE86]=[.CK75])" office:value-type="float" office:value="64" calcext:value-type="float">
            <text:p>64</text:p>
          </table:table-cell>
          <table:table-cell table:formula="of:=[.CL93]*([.BF86]=[.CL75])" office:value-type="float" office:value="32" calcext:value-type="float">
            <text:p>32</text:p>
          </table:table-cell>
          <table:table-cell table:formula="of:=[.CM93]*([.BG86]=[.CM75])" office:value-type="float" office:value="16" calcext:value-type="float">
            <text:p>16</text:p>
          </table:table-cell>
          <table:table-cell table:formula="of:=[.CN93]*([.BH86]=[.CN75])" office:value-type="float" office:value="8" calcext:value-type="float">
            <text:p>8</text:p>
          </table:table-cell>
          <table:table-cell table:formula="of:=[.CO93]*([.BI86]=[.CO75])" office:value-type="float" office:value="4" calcext:value-type="float">
            <text:p>4</text:p>
          </table:table-cell>
          <table:table-cell table:formula="of:=[.CP93]*([.BJ86]=[.CP75])" office:value-type="float" office:value="2" calcext:value-type="float">
            <text:p>2</text:p>
          </table:table-cell>
          <table:table-cell table:formula="of:=[.CQ93]*([.BK86]=[.CQ75])" office:value-type="float" office:value="1" calcext:value-type="float">
            <text:p>1</text:p>
          </table:table-cell>
          <table:covered-table-cell/>
          <table:table-cell table:style-name="ce99" table:formula="of:=SUM([.BL86:.BS86])" office:value-type="float" office:value="0" calcext:value-type="float">
            <text:p>0</text:p>
          </table:table-cell>
          <table:table-cell table:style-name="ce105" table:formula="of:=DEC2HEX([.CS86];2)" office:value-type="string" office:string-value="00" calcext:value-type="string">
            <text:p>00</text:p>
          </table:table-cell>
          <table:covered-table-cell/>
          <table:table-cell table:style-name="ce99" table:formula="of:=SUM([.BT86:.CA86])" office:value-type="float" office:value="0" calcext:value-type="float">
            <text:p>0</text:p>
          </table:table-cell>
          <table:table-cell table:style-name="ce105" table:formula="of:=DEC2HEX([.CV86];2)" office:value-type="string" office:string-value="00" calcext:value-type="string">
            <text:p>00</text:p>
          </table:table-cell>
          <table:covered-table-cell/>
          <table:table-cell table:style-name="ce99" table:formula="of:=SUM([.CB86:.CI86])" office:value-type="float" office:value="0" calcext:value-type="float">
            <text:p>0</text:p>
          </table:table-cell>
          <table:table-cell table:style-name="ce105" table:formula="of:=DEC2HEX([.CY86];2)" office:value-type="string" office:string-value="00" calcext:value-type="string">
            <text:p>00</text:p>
          </table:table-cell>
          <table:covered-table-cell/>
          <table:table-cell table:style-name="ce99" table:formula="of:=SUM([.CJ86:.CQ86])" office:value-type="float" office:value="255" calcext:value-type="float">
            <text:p>255</text:p>
          </table:table-cell>
          <table:table-cell table:style-name="ce105" table:formula="of:=DEC2HEX([.DB86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93]*([.B87]=[.J75])" office:value-type="float" office:value="128" calcext:value-type="float">
            <text:p>128</text:p>
          </table:table-cell>
          <table:table-cell table:formula="of:=[.K93]*([.C87]=[.K75])" office:value-type="float" office:value="0" calcext:value-type="float">
            <text:p>0</text:p>
          </table:table-cell>
          <table:table-cell table:formula="of:=[.L93]*([.D87]=[.L75])" office:value-type="float" office:value="0" calcext:value-type="float">
            <text:p>0</text:p>
          </table:table-cell>
          <table:table-cell table:formula="of:=[.M93]*([.E87]=[.M75])" office:value-type="float" office:value="16" calcext:value-type="float">
            <text:p>16</text:p>
          </table:table-cell>
          <table:table-cell table:formula="of:=[.N93]*([.F87]=[.N75])" office:value-type="float" office:value="0" calcext:value-type="float">
            <text:p>0</text:p>
          </table:table-cell>
          <table:table-cell table:formula="of:=[.O93]*([.G87]=[.O75])" office:value-type="float" office:value="4" calcext:value-type="float">
            <text:p>4</text:p>
          </table:table-cell>
          <table:table-cell table:formula="of:=[.P93]*([.H87]=[.P75])" office:value-type="float" office:value="0" calcext:value-type="float">
            <text:p>0</text:p>
          </table:table-cell>
          <table:table-cell table:formula="of:=[.Q93]*([.I87]=[.Q75])" office:value-type="float" office:value="0" calcext:value-type="float">
            <text:p>0</text:p>
          </table:table-cell>
          <table:table-cell table:formula="of:=[.R93]*([.B87]=[.R75])" office:value-type="float" office:value="0" calcext:value-type="float">
            <text:p>0</text:p>
          </table:table-cell>
          <table:table-cell table:formula="of:=[.S93]*([.C87]=[.S75])" office:value-type="float" office:value="64" calcext:value-type="float">
            <text:p>64</text:p>
          </table:table-cell>
          <table:table-cell table:formula="of:=[.T93]*([.D87]=[.T75])" office:value-type="float" office:value="0" calcext:value-type="float">
            <text:p>0</text:p>
          </table:table-cell>
          <table:table-cell table:formula="of:=[.U93]*([.E87]=[.U75])" office:value-type="float" office:value="0" calcext:value-type="float">
            <text:p>0</text:p>
          </table:table-cell>
          <table:table-cell table:formula="of:=[.V93]*([.F87]=[.V75])" office:value-type="float" office:value="0" calcext:value-type="float">
            <text:p>0</text:p>
          </table:table-cell>
          <table:table-cell table:formula="of:=[.W93]*([.G87]=[.W75])" office:value-type="float" office:value="0" calcext:value-type="float">
            <text:p>0</text:p>
          </table:table-cell>
          <table:table-cell table:formula="of:=[.X93]*([.H87]=[.X75])" office:value-type="float" office:value="0" calcext:value-type="float">
            <text:p>0</text:p>
          </table:table-cell>
          <table:table-cell table:formula="of:=[.Y93]*([.I87]=[.Y75])" office:value-type="float" office:value="0" calcext:value-type="float">
            <text:p>0</text:p>
          </table:table-cell>
          <table:table-cell table:formula="of:=[.Z93]*([.B87]=[.Z75])" office:value-type="float" office:value="0" calcext:value-type="float">
            <text:p>0</text:p>
          </table:table-cell>
          <table:table-cell table:formula="of:=[.AA93]*([.C87]=[.AA75])" office:value-type="float" office:value="0" calcext:value-type="float">
            <text:p>0</text:p>
          </table:table-cell>
          <table:table-cell table:formula="of:=[.AB93]*([.D87]=[.AB75])" office:value-type="float" office:value="32" calcext:value-type="float">
            <text:p>32</text:p>
          </table:table-cell>
          <table:table-cell table:formula="of:=[.AC93]*([.E87]=[.AC75])" office:value-type="float" office:value="0" calcext:value-type="float">
            <text:p>0</text:p>
          </table:table-cell>
          <table:table-cell table:formula="of:=[.AD93]*([.F87]=[.AD75])" office:value-type="float" office:value="8" calcext:value-type="float">
            <text:p>8</text:p>
          </table:table-cell>
          <table:table-cell table:formula="of:=[.AE93]*([.G87]=[.AE75])" office:value-type="float" office:value="0" calcext:value-type="float">
            <text:p>0</text:p>
          </table:table-cell>
          <table:table-cell table:formula="of:=[.AF93]*([.H87]=[.AF75])" office:value-type="float" office:value="2" calcext:value-type="float">
            <text:p>2</text:p>
          </table:table-cell>
          <table:table-cell table:formula="of:=[.AG93]*([.I87]=[.AG75])" office:value-type="float" office:value="1" calcext:value-type="float">
            <text:p>1</text:p>
          </table:table-cell>
          <table:table-cell table:formula="of:=[.AH93]*([.B87]=[.AH75])" office:value-type="float" office:value="0" calcext:value-type="float">
            <text:p>0</text:p>
          </table:table-cell>
          <table:table-cell table:formula="of:=[.AI93]*([.C87]=[.AI75])" office:value-type="float" office:value="0" calcext:value-type="float">
            <text:p>0</text:p>
          </table:table-cell>
          <table:table-cell table:formula="of:=[.AJ93]*([.D87]=[.AJ75])" office:value-type="float" office:value="0" calcext:value-type="float">
            <text:p>0</text:p>
          </table:table-cell>
          <table:table-cell table:formula="of:=[.AK93]*([.E87]=[.AK75])" office:value-type="float" office:value="0" calcext:value-type="float">
            <text:p>0</text:p>
          </table:table-cell>
          <table:table-cell table:formula="of:=[.AL93]*([.F87]=[.AL75])" office:value-type="float" office:value="0" calcext:value-type="float">
            <text:p>0</text:p>
          </table:table-cell>
          <table:table-cell table:formula="of:=[.AM93]*([.G87]=[.AM75])" office:value-type="float" office:value="0" calcext:value-type="float">
            <text:p>0</text:p>
          </table:table-cell>
          <table:table-cell table:formula="of:=[.AN93]*([.H87]=[.AN75])" office:value-type="float" office:value="0" calcext:value-type="float">
            <text:p>0</text:p>
          </table:table-cell>
          <table:table-cell table:formula="of:=[.AO93]*([.I87]=[.AO75])" office:value-type="float" office:value="0" calcext:value-type="float">
            <text:p>0</text:p>
          </table:table-cell>
          <table:covered-table-cell/>
          <table:table-cell table:style-name="ce99" table:formula="of:=SUM([.J87:.Q87])" office:value-type="float" office:value="148" calcext:value-type="float">
            <text:p>148</text:p>
          </table:table-cell>
          <table:table-cell table:style-name="ce105" table:formula="of:=DEC2HEX([.AQ87];2)" office:value-type="string" office:string-value="94" calcext:value-type="string">
            <text:p>94</text:p>
          </table:table-cell>
          <table:covered-table-cell/>
          <table:table-cell table:style-name="ce99" table:formula="of:=SUM([.R87:.Y87])" office:value-type="float" office:value="64" calcext:value-type="float">
            <text:p>64</text:p>
          </table:table-cell>
          <table:table-cell table:style-name="ce105" table:formula="of:=DEC2HEX([.AT87];2)" office:value-type="string" office:string-value="40" calcext:value-type="string">
            <text:p>40</text:p>
          </table:table-cell>
          <table:covered-table-cell/>
          <table:table-cell table:style-name="ce99" table:formula="of:=SUM([.Z87:.AG87])" office:value-type="float" office:value="43" calcext:value-type="float">
            <text:p>43</text:p>
          </table:table-cell>
          <table:table-cell table:style-name="ce105" table:formula="of:=DEC2HEX([.AW87];2)" office:value-type="string" office:string-value="2B" calcext:value-type="string">
            <text:p>2B</text:p>
          </table:table-cell>
          <table:covered-table-cell/>
          <table:table-cell table:style-name="ce99" table:formula="of:=SUM([.AH87:.AO87])" office:value-type="float" office:value="0" calcext:value-type="float">
            <text:p>0</text:p>
          </table:table-cell>
          <table:table-cell table:style-name="ce105" table:formula="of:=DEC2HEX([.AZ87];2)" office:value-type="string" office:string-value="00" calcext:value-type="string">
            <text:p>00</text:p>
          </table:table-cell>
          <table:covered-table-cell table:number-columns-repeated="2"/>
          <table:table-cell table:style-name="ce126"/>
          <table:table-cell table:style-name="ce129" table:number-columns-repeated="6"/>
          <table:table-cell table:style-name="ce133"/>
          <table:table-cell table:formula="of:=[.BL93]*([.BD87]=[.BL75])" office:value-type="float" office:value="0" calcext:value-type="float">
            <text:p>0</text:p>
          </table:table-cell>
          <table:table-cell table:formula="of:=[.BM93]*([.BE87]=[.BM75])" office:value-type="float" office:value="0" calcext:value-type="float">
            <text:p>0</text:p>
          </table:table-cell>
          <table:table-cell table:formula="of:=[.BN93]*([.BF87]=[.BN75])" office:value-type="float" office:value="0" calcext:value-type="float">
            <text:p>0</text:p>
          </table:table-cell>
          <table:table-cell table:formula="of:=[.BO93]*([.BG87]=[.BO75])" office:value-type="float" office:value="0" calcext:value-type="float">
            <text:p>0</text:p>
          </table:table-cell>
          <table:table-cell table:formula="of:=[.BP93]*([.BH87]=[.BP75])" office:value-type="float" office:value="0" calcext:value-type="float">
            <text:p>0</text:p>
          </table:table-cell>
          <table:table-cell table:formula="of:=[.BQ93]*([.BI87]=[.BQ75])" office:value-type="float" office:value="0" calcext:value-type="float">
            <text:p>0</text:p>
          </table:table-cell>
          <table:table-cell table:formula="of:=[.BR93]*([.BJ87]=[.BR75])" office:value-type="float" office:value="0" calcext:value-type="float">
            <text:p>0</text:p>
          </table:table-cell>
          <table:table-cell table:formula="of:=[.BS93]*([.BK87]=[.BS75])" office:value-type="float" office:value="0" calcext:value-type="float">
            <text:p>0</text:p>
          </table:table-cell>
          <table:table-cell table:formula="of:=[.BT93]*([.BD87]=[.BT75])" office:value-type="float" office:value="0" calcext:value-type="float">
            <text:p>0</text:p>
          </table:table-cell>
          <table:table-cell table:formula="of:=[.BU93]*([.BE87]=[.BU75])" office:value-type="float" office:value="0" calcext:value-type="float">
            <text:p>0</text:p>
          </table:table-cell>
          <table:table-cell table:formula="of:=[.BV93]*([.BF87]=[.BV75])" office:value-type="float" office:value="0" calcext:value-type="float">
            <text:p>0</text:p>
          </table:table-cell>
          <table:table-cell table:formula="of:=[.BW93]*([.BG87]=[.BW75])" office:value-type="float" office:value="0" calcext:value-type="float">
            <text:p>0</text:p>
          </table:table-cell>
          <table:table-cell table:formula="of:=[.BX93]*([.BH87]=[.BX75])" office:value-type="float" office:value="0" calcext:value-type="float">
            <text:p>0</text:p>
          </table:table-cell>
          <table:table-cell table:formula="of:=[.BY93]*([.BI87]=[.BY75])" office:value-type="float" office:value="0" calcext:value-type="float">
            <text:p>0</text:p>
          </table:table-cell>
          <table:table-cell table:formula="of:=[.BZ93]*([.BJ87]=[.BZ75])" office:value-type="float" office:value="0" calcext:value-type="float">
            <text:p>0</text:p>
          </table:table-cell>
          <table:table-cell table:formula="of:=[.CA93]*([.BK87]=[.CA75])" office:value-type="float" office:value="0" calcext:value-type="float">
            <text:p>0</text:p>
          </table:table-cell>
          <table:table-cell table:formula="of:=[.CB93]*([.BD87]=[.CB75])" office:value-type="float" office:value="0" calcext:value-type="float">
            <text:p>0</text:p>
          </table:table-cell>
          <table:table-cell table:formula="of:=[.CC93]*([.BE87]=[.CC75])" office:value-type="float" office:value="0" calcext:value-type="float">
            <text:p>0</text:p>
          </table:table-cell>
          <table:table-cell table:formula="of:=[.CD93]*([.BF87]=[.CD75])" office:value-type="float" office:value="0" calcext:value-type="float">
            <text:p>0</text:p>
          </table:table-cell>
          <table:table-cell table:formula="of:=[.CE93]*([.BG87]=[.CE75])" office:value-type="float" office:value="0" calcext:value-type="float">
            <text:p>0</text:p>
          </table:table-cell>
          <table:table-cell table:formula="of:=[.CF93]*([.BH87]=[.CF75])" office:value-type="float" office:value="0" calcext:value-type="float">
            <text:p>0</text:p>
          </table:table-cell>
          <table:table-cell table:formula="of:=[.CG93]*([.BI87]=[.CG75])" office:value-type="float" office:value="0" calcext:value-type="float">
            <text:p>0</text:p>
          </table:table-cell>
          <table:table-cell table:formula="of:=[.CH93]*([.BJ87]=[.CH75])" office:value-type="float" office:value="0" calcext:value-type="float">
            <text:p>0</text:p>
          </table:table-cell>
          <table:table-cell table:formula="of:=[.CI93]*([.BK87]=[.CI75])" office:value-type="float" office:value="0" calcext:value-type="float">
            <text:p>0</text:p>
          </table:table-cell>
          <table:table-cell table:formula="of:=[.CJ93]*([.BD87]=[.CJ75])" office:value-type="float" office:value="128" calcext:value-type="float">
            <text:p>128</text:p>
          </table:table-cell>
          <table:table-cell table:formula="of:=[.CK93]*([.BE87]=[.CK75])" office:value-type="float" office:value="64" calcext:value-type="float">
            <text:p>64</text:p>
          </table:table-cell>
          <table:table-cell table:formula="of:=[.CL93]*([.BF87]=[.CL75])" office:value-type="float" office:value="32" calcext:value-type="float">
            <text:p>32</text:p>
          </table:table-cell>
          <table:table-cell table:formula="of:=[.CM93]*([.BG87]=[.CM75])" office:value-type="float" office:value="16" calcext:value-type="float">
            <text:p>16</text:p>
          </table:table-cell>
          <table:table-cell table:formula="of:=[.CN93]*([.BH87]=[.CN75])" office:value-type="float" office:value="8" calcext:value-type="float">
            <text:p>8</text:p>
          </table:table-cell>
          <table:table-cell table:formula="of:=[.CO93]*([.BI87]=[.CO75])" office:value-type="float" office:value="4" calcext:value-type="float">
            <text:p>4</text:p>
          </table:table-cell>
          <table:table-cell table:formula="of:=[.CP93]*([.BJ87]=[.CP75])" office:value-type="float" office:value="2" calcext:value-type="float">
            <text:p>2</text:p>
          </table:table-cell>
          <table:table-cell table:formula="of:=[.CQ93]*([.BK87]=[.CQ75])" office:value-type="float" office:value="1" calcext:value-type="float">
            <text:p>1</text:p>
          </table:table-cell>
          <table:covered-table-cell/>
          <table:table-cell table:style-name="ce99" table:formula="of:=SUM([.BL87:.BS87])" office:value-type="float" office:value="0" calcext:value-type="float">
            <text:p>0</text:p>
          </table:table-cell>
          <table:table-cell table:style-name="ce105" table:formula="of:=DEC2HEX([.CS87];2)" office:value-type="string" office:string-value="00" calcext:value-type="string">
            <text:p>00</text:p>
          </table:table-cell>
          <table:covered-table-cell/>
          <table:table-cell table:style-name="ce99" table:formula="of:=SUM([.BT87:.CA87])" office:value-type="float" office:value="0" calcext:value-type="float">
            <text:p>0</text:p>
          </table:table-cell>
          <table:table-cell table:style-name="ce105" table:formula="of:=DEC2HEX([.CV87];2)" office:value-type="string" office:string-value="00" calcext:value-type="string">
            <text:p>00</text:p>
          </table:table-cell>
          <table:covered-table-cell/>
          <table:table-cell table:style-name="ce99" table:formula="of:=SUM([.CB87:.CI87])" office:value-type="float" office:value="0" calcext:value-type="float">
            <text:p>0</text:p>
          </table:table-cell>
          <table:table-cell table:style-name="ce105" table:formula="of:=DEC2HEX([.CY87];2)" office:value-type="string" office:string-value="00" calcext:value-type="string">
            <text:p>00</text:p>
          </table:table-cell>
          <table:covered-table-cell/>
          <table:table-cell table:style-name="ce99" table:formula="of:=SUM([.CJ87:.CQ87])" office:value-type="float" office:value="255" calcext:value-type="float">
            <text:p>255</text:p>
          </table:table-cell>
          <table:table-cell table:style-name="ce105" table:formula="of:=DEC2HEX([.DB87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93]*([.B88]=[.J75])" office:value-type="float" office:value="0" calcext:value-type="float">
            <text:p>0</text:p>
          </table:table-cell>
          <table:table-cell table:formula="of:=[.K93]*([.C88]=[.K75])" office:value-type="float" office:value="0" calcext:value-type="float">
            <text:p>0</text:p>
          </table:table-cell>
          <table:table-cell table:formula="of:=[.L93]*([.D88]=[.L75])" office:value-type="float" office:value="0" calcext:value-type="float">
            <text:p>0</text:p>
          </table:table-cell>
          <table:table-cell table:formula="of:=[.M93]*([.E88]=[.M75])" office:value-type="float" office:value="16" calcext:value-type="float">
            <text:p>16</text:p>
          </table:table-cell>
          <table:table-cell table:formula="of:=[.N93]*([.F88]=[.N75])" office:value-type="float" office:value="0" calcext:value-type="float">
            <text:p>0</text:p>
          </table:table-cell>
          <table:table-cell table:formula="of:=[.O93]*([.G88]=[.O75])" office:value-type="float" office:value="4" calcext:value-type="float">
            <text:p>4</text:p>
          </table:table-cell>
          <table:table-cell table:formula="of:=[.P93]*([.H88]=[.P75])" office:value-type="float" office:value="0" calcext:value-type="float">
            <text:p>0</text:p>
          </table:table-cell>
          <table:table-cell table:formula="of:=[.Q93]*([.I88]=[.Q75])" office:value-type="float" office:value="0" calcext:value-type="float">
            <text:p>0</text:p>
          </table:table-cell>
          <table:table-cell table:formula="of:=[.R93]*([.B88]=[.R75])" office:value-type="float" office:value="0" calcext:value-type="float">
            <text:p>0</text:p>
          </table:table-cell>
          <table:table-cell table:formula="of:=[.S93]*([.C88]=[.S75])" office:value-type="float" office:value="0" calcext:value-type="float">
            <text:p>0</text:p>
          </table:table-cell>
          <table:table-cell table:formula="of:=[.T93]*([.D88]=[.T75])" office:value-type="float" office:value="0" calcext:value-type="float">
            <text:p>0</text:p>
          </table:table-cell>
          <table:table-cell table:formula="of:=[.U93]*([.E88]=[.U75])" office:value-type="float" office:value="0" calcext:value-type="float">
            <text:p>0</text:p>
          </table:table-cell>
          <table:table-cell table:formula="of:=[.V93]*([.F88]=[.V75])" office:value-type="float" office:value="0" calcext:value-type="float">
            <text:p>0</text:p>
          </table:table-cell>
          <table:table-cell table:formula="of:=[.W93]*([.G88]=[.W75])" office:value-type="float" office:value="0" calcext:value-type="float">
            <text:p>0</text:p>
          </table:table-cell>
          <table:table-cell table:formula="of:=[.X93]*([.H88]=[.X75])" office:value-type="float" office:value="0" calcext:value-type="float">
            <text:p>0</text:p>
          </table:table-cell>
          <table:table-cell table:formula="of:=[.Y93]*([.I88]=[.Y75])" office:value-type="float" office:value="0" calcext:value-type="float">
            <text:p>0</text:p>
          </table:table-cell>
          <table:table-cell table:formula="of:=[.Z93]*([.B88]=[.Z75])" office:value-type="float" office:value="0" calcext:value-type="float">
            <text:p>0</text:p>
          </table:table-cell>
          <table:table-cell table:formula="of:=[.AA93]*([.C88]=[.AA75])" office:value-type="float" office:value="64" calcext:value-type="float">
            <text:p>64</text:p>
          </table:table-cell>
          <table:table-cell table:formula="of:=[.AB93]*([.D88]=[.AB75])" office:value-type="float" office:value="32" calcext:value-type="float">
            <text:p>32</text:p>
          </table:table-cell>
          <table:table-cell table:formula="of:=[.AC93]*([.E88]=[.AC75])" office:value-type="float" office:value="0" calcext:value-type="float">
            <text:p>0</text:p>
          </table:table-cell>
          <table:table-cell table:formula="of:=[.AD93]*([.F88]=[.AD75])" office:value-type="float" office:value="8" calcext:value-type="float">
            <text:p>8</text:p>
          </table:table-cell>
          <table:table-cell table:formula="of:=[.AE93]*([.G88]=[.AE75])" office:value-type="float" office:value="0" calcext:value-type="float">
            <text:p>0</text:p>
          </table:table-cell>
          <table:table-cell table:formula="of:=[.AF93]*([.H88]=[.AF75])" office:value-type="float" office:value="2" calcext:value-type="float">
            <text:p>2</text:p>
          </table:table-cell>
          <table:table-cell table:formula="of:=[.AG93]*([.I88]=[.AG75])" office:value-type="float" office:value="1" calcext:value-type="float">
            <text:p>1</text:p>
          </table:table-cell>
          <table:table-cell table:formula="of:=[.AH93]*([.B88]=[.AH75])" office:value-type="float" office:value="128" calcext:value-type="float">
            <text:p>128</text:p>
          </table:table-cell>
          <table:table-cell table:formula="of:=[.AI93]*([.C88]=[.AI75])" office:value-type="float" office:value="0" calcext:value-type="float">
            <text:p>0</text:p>
          </table:table-cell>
          <table:table-cell table:formula="of:=[.AJ93]*([.D88]=[.AJ75])" office:value-type="float" office:value="0" calcext:value-type="float">
            <text:p>0</text:p>
          </table:table-cell>
          <table:table-cell table:formula="of:=[.AK93]*([.E88]=[.AK75])" office:value-type="float" office:value="0" calcext:value-type="float">
            <text:p>0</text:p>
          </table:table-cell>
          <table:table-cell table:formula="of:=[.AL93]*([.F88]=[.AL75])" office:value-type="float" office:value="0" calcext:value-type="float">
            <text:p>0</text:p>
          </table:table-cell>
          <table:table-cell table:formula="of:=[.AM93]*([.G88]=[.AM75])" office:value-type="float" office:value="0" calcext:value-type="float">
            <text:p>0</text:p>
          </table:table-cell>
          <table:table-cell table:formula="of:=[.AN93]*([.H88]=[.AN75])" office:value-type="float" office:value="0" calcext:value-type="float">
            <text:p>0</text:p>
          </table:table-cell>
          <table:table-cell table:formula="of:=[.AO93]*([.I88]=[.AO75])" office:value-type="float" office:value="0" calcext:value-type="float">
            <text:p>0</text:p>
          </table:table-cell>
          <table:covered-table-cell/>
          <table:table-cell table:style-name="ce99" table:formula="of:=SUM([.J88:.Q88])" office:value-type="float" office:value="20" calcext:value-type="float">
            <text:p>20</text:p>
          </table:table-cell>
          <table:table-cell table:style-name="ce105" table:formula="of:=DEC2HEX([.AQ88];2)" office:value-type="string" office:string-value="14" calcext:value-type="string">
            <text:p>14</text:p>
          </table:table-cell>
          <table:covered-table-cell/>
          <table:table-cell table:style-name="ce99" table:formula="of:=SUM([.R88:.Y88])" office:value-type="float" office:value="0" calcext:value-type="float">
            <text:p>0</text:p>
          </table:table-cell>
          <table:table-cell table:style-name="ce105" table:formula="of:=DEC2HEX([.AT88];2)" office:value-type="string" office:string-value="00" calcext:value-type="string">
            <text:p>00</text:p>
          </table:table-cell>
          <table:covered-table-cell/>
          <table:table-cell table:style-name="ce99" table:formula="of:=SUM([.Z88:.AG88])" office:value-type="float" office:value="107" calcext:value-type="float">
            <text:p>107</text:p>
          </table:table-cell>
          <table:table-cell table:style-name="ce105" table:formula="of:=DEC2HEX([.AW88];2)" office:value-type="string" office:string-value="6B" calcext:value-type="string">
            <text:p>6B</text:p>
          </table:table-cell>
          <table:covered-table-cell/>
          <table:table-cell table:style-name="ce99" table:formula="of:=SUM([.AH88:.AO88])" office:value-type="float" office:value="128" calcext:value-type="float">
            <text:p>128</text:p>
          </table:table-cell>
          <table:table-cell table:style-name="ce105" table:formula="of:=DEC2HEX([.AZ88];2)" office:value-type="string" office:string-value="80" calcext:value-type="string">
            <text:p>80</text:p>
          </table:table-cell>
          <table:covered-table-cell table:number-columns-repeated="2"/>
          <table:table-cell table:style-name="ce126"/>
          <table:table-cell table:style-name="ce129" table:number-columns-repeated="6"/>
          <table:table-cell table:style-name="ce133"/>
          <table:table-cell table:formula="of:=[.BL93]*([.BD88]=[.BL75])" office:value-type="float" office:value="0" calcext:value-type="float">
            <text:p>0</text:p>
          </table:table-cell>
          <table:table-cell table:formula="of:=[.BM93]*([.BE88]=[.BM75])" office:value-type="float" office:value="0" calcext:value-type="float">
            <text:p>0</text:p>
          </table:table-cell>
          <table:table-cell table:formula="of:=[.BN93]*([.BF88]=[.BN75])" office:value-type="float" office:value="0" calcext:value-type="float">
            <text:p>0</text:p>
          </table:table-cell>
          <table:table-cell table:formula="of:=[.BO93]*([.BG88]=[.BO75])" office:value-type="float" office:value="0" calcext:value-type="float">
            <text:p>0</text:p>
          </table:table-cell>
          <table:table-cell table:formula="of:=[.BP93]*([.BH88]=[.BP75])" office:value-type="float" office:value="0" calcext:value-type="float">
            <text:p>0</text:p>
          </table:table-cell>
          <table:table-cell table:formula="of:=[.BQ93]*([.BI88]=[.BQ75])" office:value-type="float" office:value="0" calcext:value-type="float">
            <text:p>0</text:p>
          </table:table-cell>
          <table:table-cell table:formula="of:=[.BR93]*([.BJ88]=[.BR75])" office:value-type="float" office:value="0" calcext:value-type="float">
            <text:p>0</text:p>
          </table:table-cell>
          <table:table-cell table:formula="of:=[.BS93]*([.BK88]=[.BS75])" office:value-type="float" office:value="0" calcext:value-type="float">
            <text:p>0</text:p>
          </table:table-cell>
          <table:table-cell table:formula="of:=[.BT93]*([.BD88]=[.BT75])" office:value-type="float" office:value="0" calcext:value-type="float">
            <text:p>0</text:p>
          </table:table-cell>
          <table:table-cell table:formula="of:=[.BU93]*([.BE88]=[.BU75])" office:value-type="float" office:value="0" calcext:value-type="float">
            <text:p>0</text:p>
          </table:table-cell>
          <table:table-cell table:formula="of:=[.BV93]*([.BF88]=[.BV75])" office:value-type="float" office:value="0" calcext:value-type="float">
            <text:p>0</text:p>
          </table:table-cell>
          <table:table-cell table:formula="of:=[.BW93]*([.BG88]=[.BW75])" office:value-type="float" office:value="0" calcext:value-type="float">
            <text:p>0</text:p>
          </table:table-cell>
          <table:table-cell table:formula="of:=[.BX93]*([.BH88]=[.BX75])" office:value-type="float" office:value="0" calcext:value-type="float">
            <text:p>0</text:p>
          </table:table-cell>
          <table:table-cell table:formula="of:=[.BY93]*([.BI88]=[.BY75])" office:value-type="float" office:value="0" calcext:value-type="float">
            <text:p>0</text:p>
          </table:table-cell>
          <table:table-cell table:formula="of:=[.BZ93]*([.BJ88]=[.BZ75])" office:value-type="float" office:value="0" calcext:value-type="float">
            <text:p>0</text:p>
          </table:table-cell>
          <table:table-cell table:formula="of:=[.CA93]*([.BK88]=[.CA75])" office:value-type="float" office:value="0" calcext:value-type="float">
            <text:p>0</text:p>
          </table:table-cell>
          <table:table-cell table:formula="of:=[.CB93]*([.BD88]=[.CB75])" office:value-type="float" office:value="0" calcext:value-type="float">
            <text:p>0</text:p>
          </table:table-cell>
          <table:table-cell table:formula="of:=[.CC93]*([.BE88]=[.CC75])" office:value-type="float" office:value="0" calcext:value-type="float">
            <text:p>0</text:p>
          </table:table-cell>
          <table:table-cell table:formula="of:=[.CD93]*([.BF88]=[.CD75])" office:value-type="float" office:value="0" calcext:value-type="float">
            <text:p>0</text:p>
          </table:table-cell>
          <table:table-cell table:formula="of:=[.CE93]*([.BG88]=[.CE75])" office:value-type="float" office:value="0" calcext:value-type="float">
            <text:p>0</text:p>
          </table:table-cell>
          <table:table-cell table:formula="of:=[.CF93]*([.BH88]=[.CF75])" office:value-type="float" office:value="0" calcext:value-type="float">
            <text:p>0</text:p>
          </table:table-cell>
          <table:table-cell table:formula="of:=[.CG93]*([.BI88]=[.CG75])" office:value-type="float" office:value="0" calcext:value-type="float">
            <text:p>0</text:p>
          </table:table-cell>
          <table:table-cell table:formula="of:=[.CH93]*([.BJ88]=[.CH75])" office:value-type="float" office:value="0" calcext:value-type="float">
            <text:p>0</text:p>
          </table:table-cell>
          <table:table-cell table:formula="of:=[.CI93]*([.BK88]=[.CI75])" office:value-type="float" office:value="0" calcext:value-type="float">
            <text:p>0</text:p>
          </table:table-cell>
          <table:table-cell table:formula="of:=[.CJ93]*([.BD88]=[.CJ75])" office:value-type="float" office:value="128" calcext:value-type="float">
            <text:p>128</text:p>
          </table:table-cell>
          <table:table-cell table:formula="of:=[.CK93]*([.BE88]=[.CK75])" office:value-type="float" office:value="64" calcext:value-type="float">
            <text:p>64</text:p>
          </table:table-cell>
          <table:table-cell table:formula="of:=[.CL93]*([.BF88]=[.CL75])" office:value-type="float" office:value="32" calcext:value-type="float">
            <text:p>32</text:p>
          </table:table-cell>
          <table:table-cell table:formula="of:=[.CM93]*([.BG88]=[.CM75])" office:value-type="float" office:value="16" calcext:value-type="float">
            <text:p>16</text:p>
          </table:table-cell>
          <table:table-cell table:formula="of:=[.CN93]*([.BH88]=[.CN75])" office:value-type="float" office:value="8" calcext:value-type="float">
            <text:p>8</text:p>
          </table:table-cell>
          <table:table-cell table:formula="of:=[.CO93]*([.BI88]=[.CO75])" office:value-type="float" office:value="4" calcext:value-type="float">
            <text:p>4</text:p>
          </table:table-cell>
          <table:table-cell table:formula="of:=[.CP93]*([.BJ88]=[.CP75])" office:value-type="float" office:value="2" calcext:value-type="float">
            <text:p>2</text:p>
          </table:table-cell>
          <table:table-cell table:formula="of:=[.CQ93]*([.BK88]=[.CQ75])" office:value-type="float" office:value="1" calcext:value-type="float">
            <text:p>1</text:p>
          </table:table-cell>
          <table:covered-table-cell/>
          <table:table-cell table:style-name="ce99" table:formula="of:=SUM([.BL88:.BS88])" office:value-type="float" office:value="0" calcext:value-type="float">
            <text:p>0</text:p>
          </table:table-cell>
          <table:table-cell table:style-name="ce105" table:formula="of:=DEC2HEX([.CS88];2)" office:value-type="string" office:string-value="00" calcext:value-type="string">
            <text:p>00</text:p>
          </table:table-cell>
          <table:covered-table-cell/>
          <table:table-cell table:style-name="ce99" table:formula="of:=SUM([.BT88:.CA88])" office:value-type="float" office:value="0" calcext:value-type="float">
            <text:p>0</text:p>
          </table:table-cell>
          <table:table-cell table:style-name="ce105" table:formula="of:=DEC2HEX([.CV88];2)" office:value-type="string" office:string-value="00" calcext:value-type="string">
            <text:p>00</text:p>
          </table:table-cell>
          <table:covered-table-cell/>
          <table:table-cell table:style-name="ce99" table:formula="of:=SUM([.CB88:.CI88])" office:value-type="float" office:value="0" calcext:value-type="float">
            <text:p>0</text:p>
          </table:table-cell>
          <table:table-cell table:style-name="ce105" table:formula="of:=DEC2HEX([.CY88];2)" office:value-type="string" office:string-value="00" calcext:value-type="string">
            <text:p>00</text:p>
          </table:table-cell>
          <table:covered-table-cell/>
          <table:table-cell table:style-name="ce99" table:formula="of:=SUM([.CJ88:.CQ88])" office:value-type="float" office:value="255" calcext:value-type="float">
            <text:p>255</text:p>
          </table:table-cell>
          <table:table-cell table:style-name="ce105" table:formula="of:=DEC2HEX([.DB88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93]*([.B89]=[.J75])" office:value-type="float" office:value="0" calcext:value-type="float">
            <text:p>0</text:p>
          </table:table-cell>
          <table:table-cell table:formula="of:=[.K93]*([.C89]=[.K75])" office:value-type="float" office:value="0" calcext:value-type="float">
            <text:p>0</text:p>
          </table:table-cell>
          <table:table-cell table:formula="of:=[.L93]*([.D89]=[.L75])" office:value-type="float" office:value="0" calcext:value-type="float">
            <text:p>0</text:p>
          </table:table-cell>
          <table:table-cell table:formula="of:=[.M93]*([.E89]=[.M75])" office:value-type="float" office:value="16" calcext:value-type="float">
            <text:p>16</text:p>
          </table:table-cell>
          <table:table-cell table:formula="of:=[.N93]*([.F89]=[.N75])" office:value-type="float" office:value="8" calcext:value-type="float">
            <text:p>8</text:p>
          </table:table-cell>
          <table:table-cell table:formula="of:=[.O93]*([.G89]=[.O75])" office:value-type="float" office:value="4" calcext:value-type="float">
            <text:p>4</text:p>
          </table:table-cell>
          <table:table-cell table:formula="of:=[.P93]*([.H89]=[.P75])" office:value-type="float" office:value="0" calcext:value-type="float">
            <text:p>0</text:p>
          </table:table-cell>
          <table:table-cell table:formula="of:=[.Q93]*([.I89]=[.Q75])" office:value-type="float" office:value="0" calcext:value-type="float">
            <text:p>0</text:p>
          </table:table-cell>
          <table:table-cell table:formula="of:=[.R93]*([.B89]=[.R75])" office:value-type="float" office:value="0" calcext:value-type="float">
            <text:p>0</text:p>
          </table:table-cell>
          <table:table-cell table:formula="of:=[.S93]*([.C89]=[.S75])" office:value-type="float" office:value="0" calcext:value-type="float">
            <text:p>0</text:p>
          </table:table-cell>
          <table:table-cell table:formula="of:=[.T93]*([.D89]=[.T75])" office:value-type="float" office:value="0" calcext:value-type="float">
            <text:p>0</text:p>
          </table:table-cell>
          <table:table-cell table:formula="of:=[.U93]*([.E89]=[.U75])" office:value-type="float" office:value="0" calcext:value-type="float">
            <text:p>0</text:p>
          </table:table-cell>
          <table:table-cell table:formula="of:=[.V93]*([.F89]=[.V75])" office:value-type="float" office:value="0" calcext:value-type="float">
            <text:p>0</text:p>
          </table:table-cell>
          <table:table-cell table:formula="of:=[.W93]*([.G89]=[.W75])" office:value-type="float" office:value="0" calcext:value-type="float">
            <text:p>0</text:p>
          </table:table-cell>
          <table:table-cell table:formula="of:=[.X93]*([.H89]=[.X75])" office:value-type="float" office:value="0" calcext:value-type="float">
            <text:p>0</text:p>
          </table:table-cell>
          <table:table-cell table:formula="of:=[.Y93]*([.I89]=[.Y75])" office:value-type="float" office:value="0" calcext:value-type="float">
            <text:p>0</text:p>
          </table:table-cell>
          <table:table-cell table:formula="of:=[.Z93]*([.B89]=[.Z75])" office:value-type="float" office:value="0" calcext:value-type="float">
            <text:p>0</text:p>
          </table:table-cell>
          <table:table-cell table:formula="of:=[.AA93]*([.C89]=[.AA75])" office:value-type="float" office:value="64" calcext:value-type="float">
            <text:p>64</text:p>
          </table:table-cell>
          <table:table-cell table:formula="of:=[.AB93]*([.D89]=[.AB75])" office:value-type="float" office:value="0" calcext:value-type="float">
            <text:p>0</text:p>
          </table:table-cell>
          <table:table-cell table:formula="of:=[.AC93]*([.E89]=[.AC75])" office:value-type="float" office:value="0" calcext:value-type="float">
            <text:p>0</text:p>
          </table:table-cell>
          <table:table-cell table:formula="of:=[.AD93]*([.F89]=[.AD75])" office:value-type="float" office:value="0" calcext:value-type="float">
            <text:p>0</text:p>
          </table:table-cell>
          <table:table-cell table:formula="of:=[.AE93]*([.G89]=[.AE75])" office:value-type="float" office:value="0" calcext:value-type="float">
            <text:p>0</text:p>
          </table:table-cell>
          <table:table-cell table:formula="of:=[.AF93]*([.H89]=[.AF75])" office:value-type="float" office:value="2" calcext:value-type="float">
            <text:p>2</text:p>
          </table:table-cell>
          <table:table-cell table:formula="of:=[.AG93]*([.I89]=[.AG75])" office:value-type="float" office:value="1" calcext:value-type="float">
            <text:p>1</text:p>
          </table:table-cell>
          <table:table-cell table:formula="of:=[.AH93]*([.B89]=[.AH75])" office:value-type="float" office:value="128" calcext:value-type="float">
            <text:p>128</text:p>
          </table:table-cell>
          <table:table-cell table:formula="of:=[.AI93]*([.C89]=[.AI75])" office:value-type="float" office:value="0" calcext:value-type="float">
            <text:p>0</text:p>
          </table:table-cell>
          <table:table-cell table:formula="of:=[.AJ93]*([.D89]=[.AJ75])" office:value-type="float" office:value="32" calcext:value-type="float">
            <text:p>32</text:p>
          </table:table-cell>
          <table:table-cell table:formula="of:=[.AK93]*([.E89]=[.AK75])" office:value-type="float" office:value="0" calcext:value-type="float">
            <text:p>0</text:p>
          </table:table-cell>
          <table:table-cell table:formula="of:=[.AL93]*([.F89]=[.AL75])" office:value-type="float" office:value="0" calcext:value-type="float">
            <text:p>0</text:p>
          </table:table-cell>
          <table:table-cell table:formula="of:=[.AM93]*([.G89]=[.AM75])" office:value-type="float" office:value="0" calcext:value-type="float">
            <text:p>0</text:p>
          </table:table-cell>
          <table:table-cell table:formula="of:=[.AN93]*([.H89]=[.AN75])" office:value-type="float" office:value="0" calcext:value-type="float">
            <text:p>0</text:p>
          </table:table-cell>
          <table:table-cell table:formula="of:=[.AO93]*([.I89]=[.AO75])" office:value-type="float" office:value="0" calcext:value-type="float">
            <text:p>0</text:p>
          </table:table-cell>
          <table:covered-table-cell/>
          <table:table-cell table:style-name="ce99" table:formula="of:=SUM([.J89:.Q89])" office:value-type="float" office:value="28" calcext:value-type="float">
            <text:p>28</text:p>
          </table:table-cell>
          <table:table-cell table:style-name="ce105" table:formula="of:=DEC2HEX([.AQ89];2)" office:value-type="string" office:string-value="1C" calcext:value-type="string">
            <text:p>1C</text:p>
          </table:table-cell>
          <table:covered-table-cell/>
          <table:table-cell table:style-name="ce99" table:formula="of:=SUM([.R89:.Y89])" office:value-type="float" office:value="0" calcext:value-type="float">
            <text:p>0</text:p>
          </table:table-cell>
          <table:table-cell table:style-name="ce105" table:formula="of:=DEC2HEX([.AT89];2)" office:value-type="string" office:string-value="00" calcext:value-type="string">
            <text:p>00</text:p>
          </table:table-cell>
          <table:covered-table-cell/>
          <table:table-cell table:style-name="ce99" table:formula="of:=SUM([.Z89:.AG89])" office:value-type="float" office:value="67" calcext:value-type="float">
            <text:p>67</text:p>
          </table:table-cell>
          <table:table-cell table:style-name="ce105" table:formula="of:=DEC2HEX([.AW89];2)" office:value-type="string" office:string-value="43" calcext:value-type="string">
            <text:p>43</text:p>
          </table:table-cell>
          <table:covered-table-cell/>
          <table:table-cell table:style-name="ce99" table:formula="of:=SUM([.AH89:.AO89])" office:value-type="float" office:value="160" calcext:value-type="float">
            <text:p>160</text:p>
          </table:table-cell>
          <table:table-cell table:style-name="ce105" table:formula="of:=DEC2HEX([.AZ89];2)" office:value-type="string" office:string-value="A0" calcext:value-type="string">
            <text:p>A0</text:p>
          </table:table-cell>
          <table:covered-table-cell table:number-columns-repeated="2"/>
          <table:table-cell table:style-name="ce126"/>
          <table:table-cell table:style-name="ce129" table:number-columns-repeated="6"/>
          <table:table-cell table:style-name="ce133"/>
          <table:table-cell table:formula="of:=[.BL93]*([.BD89]=[.BL75])" office:value-type="float" office:value="0" calcext:value-type="float">
            <text:p>0</text:p>
          </table:table-cell>
          <table:table-cell table:formula="of:=[.BM93]*([.BE89]=[.BM75])" office:value-type="float" office:value="0" calcext:value-type="float">
            <text:p>0</text:p>
          </table:table-cell>
          <table:table-cell table:formula="of:=[.BN93]*([.BF89]=[.BN75])" office:value-type="float" office:value="0" calcext:value-type="float">
            <text:p>0</text:p>
          </table:table-cell>
          <table:table-cell table:formula="of:=[.BO93]*([.BG89]=[.BO75])" office:value-type="float" office:value="0" calcext:value-type="float">
            <text:p>0</text:p>
          </table:table-cell>
          <table:table-cell table:formula="of:=[.BP93]*([.BH89]=[.BP75])" office:value-type="float" office:value="0" calcext:value-type="float">
            <text:p>0</text:p>
          </table:table-cell>
          <table:table-cell table:formula="of:=[.BQ93]*([.BI89]=[.BQ75])" office:value-type="float" office:value="0" calcext:value-type="float">
            <text:p>0</text:p>
          </table:table-cell>
          <table:table-cell table:formula="of:=[.BR93]*([.BJ89]=[.BR75])" office:value-type="float" office:value="0" calcext:value-type="float">
            <text:p>0</text:p>
          </table:table-cell>
          <table:table-cell table:formula="of:=[.BS93]*([.BK89]=[.BS75])" office:value-type="float" office:value="0" calcext:value-type="float">
            <text:p>0</text:p>
          </table:table-cell>
          <table:table-cell table:formula="of:=[.BT93]*([.BD89]=[.BT75])" office:value-type="float" office:value="0" calcext:value-type="float">
            <text:p>0</text:p>
          </table:table-cell>
          <table:table-cell table:formula="of:=[.BU93]*([.BE89]=[.BU75])" office:value-type="float" office:value="0" calcext:value-type="float">
            <text:p>0</text:p>
          </table:table-cell>
          <table:table-cell table:formula="of:=[.BV93]*([.BF89]=[.BV75])" office:value-type="float" office:value="0" calcext:value-type="float">
            <text:p>0</text:p>
          </table:table-cell>
          <table:table-cell table:formula="of:=[.BW93]*([.BG89]=[.BW75])" office:value-type="float" office:value="0" calcext:value-type="float">
            <text:p>0</text:p>
          </table:table-cell>
          <table:table-cell table:formula="of:=[.BX93]*([.BH89]=[.BX75])" office:value-type="float" office:value="0" calcext:value-type="float">
            <text:p>0</text:p>
          </table:table-cell>
          <table:table-cell table:formula="of:=[.BY93]*([.BI89]=[.BY75])" office:value-type="float" office:value="0" calcext:value-type="float">
            <text:p>0</text:p>
          </table:table-cell>
          <table:table-cell table:formula="of:=[.BZ93]*([.BJ89]=[.BZ75])" office:value-type="float" office:value="0" calcext:value-type="float">
            <text:p>0</text:p>
          </table:table-cell>
          <table:table-cell table:formula="of:=[.CA93]*([.BK89]=[.CA75])" office:value-type="float" office:value="0" calcext:value-type="float">
            <text:p>0</text:p>
          </table:table-cell>
          <table:table-cell table:formula="of:=[.CB93]*([.BD89]=[.CB75])" office:value-type="float" office:value="0" calcext:value-type="float">
            <text:p>0</text:p>
          </table:table-cell>
          <table:table-cell table:formula="of:=[.CC93]*([.BE89]=[.CC75])" office:value-type="float" office:value="0" calcext:value-type="float">
            <text:p>0</text:p>
          </table:table-cell>
          <table:table-cell table:formula="of:=[.CD93]*([.BF89]=[.CD75])" office:value-type="float" office:value="0" calcext:value-type="float">
            <text:p>0</text:p>
          </table:table-cell>
          <table:table-cell table:formula="of:=[.CE93]*([.BG89]=[.CE75])" office:value-type="float" office:value="0" calcext:value-type="float">
            <text:p>0</text:p>
          </table:table-cell>
          <table:table-cell table:formula="of:=[.CF93]*([.BH89]=[.CF75])" office:value-type="float" office:value="0" calcext:value-type="float">
            <text:p>0</text:p>
          </table:table-cell>
          <table:table-cell table:formula="of:=[.CG93]*([.BI89]=[.CG75])" office:value-type="float" office:value="0" calcext:value-type="float">
            <text:p>0</text:p>
          </table:table-cell>
          <table:table-cell table:formula="of:=[.CH93]*([.BJ89]=[.CH75])" office:value-type="float" office:value="0" calcext:value-type="float">
            <text:p>0</text:p>
          </table:table-cell>
          <table:table-cell table:formula="of:=[.CI93]*([.BK89]=[.CI75])" office:value-type="float" office:value="0" calcext:value-type="float">
            <text:p>0</text:p>
          </table:table-cell>
          <table:table-cell table:formula="of:=[.CJ93]*([.BD89]=[.CJ75])" office:value-type="float" office:value="128" calcext:value-type="float">
            <text:p>128</text:p>
          </table:table-cell>
          <table:table-cell table:formula="of:=[.CK93]*([.BE89]=[.CK75])" office:value-type="float" office:value="64" calcext:value-type="float">
            <text:p>64</text:p>
          </table:table-cell>
          <table:table-cell table:formula="of:=[.CL93]*([.BF89]=[.CL75])" office:value-type="float" office:value="32" calcext:value-type="float">
            <text:p>32</text:p>
          </table:table-cell>
          <table:table-cell table:formula="of:=[.CM93]*([.BG89]=[.CM75])" office:value-type="float" office:value="16" calcext:value-type="float">
            <text:p>16</text:p>
          </table:table-cell>
          <table:table-cell table:formula="of:=[.CN93]*([.BH89]=[.CN75])" office:value-type="float" office:value="8" calcext:value-type="float">
            <text:p>8</text:p>
          </table:table-cell>
          <table:table-cell table:formula="of:=[.CO93]*([.BI89]=[.CO75])" office:value-type="float" office:value="4" calcext:value-type="float">
            <text:p>4</text:p>
          </table:table-cell>
          <table:table-cell table:formula="of:=[.CP93]*([.BJ89]=[.CP75])" office:value-type="float" office:value="2" calcext:value-type="float">
            <text:p>2</text:p>
          </table:table-cell>
          <table:table-cell table:formula="of:=[.CQ93]*([.BK89]=[.CQ75])" office:value-type="float" office:value="1" calcext:value-type="float">
            <text:p>1</text:p>
          </table:table-cell>
          <table:covered-table-cell/>
          <table:table-cell table:style-name="ce99" table:formula="of:=SUM([.BL89:.BS89])" office:value-type="float" office:value="0" calcext:value-type="float">
            <text:p>0</text:p>
          </table:table-cell>
          <table:table-cell table:style-name="ce105" table:formula="of:=DEC2HEX([.CS89];2)" office:value-type="string" office:string-value="00" calcext:value-type="string">
            <text:p>00</text:p>
          </table:table-cell>
          <table:covered-table-cell/>
          <table:table-cell table:style-name="ce99" table:formula="of:=SUM([.BT89:.CA89])" office:value-type="float" office:value="0" calcext:value-type="float">
            <text:p>0</text:p>
          </table:table-cell>
          <table:table-cell table:style-name="ce105" table:formula="of:=DEC2HEX([.CV89];2)" office:value-type="string" office:string-value="00" calcext:value-type="string">
            <text:p>00</text:p>
          </table:table-cell>
          <table:covered-table-cell/>
          <table:table-cell table:style-name="ce99" table:formula="of:=SUM([.CB89:.CI89])" office:value-type="float" office:value="0" calcext:value-type="float">
            <text:p>0</text:p>
          </table:table-cell>
          <table:table-cell table:style-name="ce105" table:formula="of:=DEC2HEX([.CY89];2)" office:value-type="string" office:string-value="00" calcext:value-type="string">
            <text:p>00</text:p>
          </table:table-cell>
          <table:covered-table-cell/>
          <table:table-cell table:style-name="ce99" table:formula="of:=SUM([.CJ89:.CQ89])" office:value-type="float" office:value="255" calcext:value-type="float">
            <text:p>255</text:p>
          </table:table-cell>
          <table:table-cell table:style-name="ce105" table:formula="of:=DEC2HEX([.DB89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J93]*([.B90]=[.J75])" office:value-type="float" office:value="0" calcext:value-type="float">
            <text:p>0</text:p>
          </table:table-cell>
          <table:table-cell table:formula="of:=[.K93]*([.C90]=[.K75])" office:value-type="float" office:value="0" calcext:value-type="float">
            <text:p>0</text:p>
          </table:table-cell>
          <table:table-cell table:formula="of:=[.L93]*([.D90]=[.L75])" office:value-type="float" office:value="0" calcext:value-type="float">
            <text:p>0</text:p>
          </table:table-cell>
          <table:table-cell table:formula="of:=[.M93]*([.E90]=[.M75])" office:value-type="float" office:value="16" calcext:value-type="float">
            <text:p>16</text:p>
          </table:table-cell>
          <table:table-cell table:formula="of:=[.N93]*([.F90]=[.N75])" office:value-type="float" office:value="8" calcext:value-type="float">
            <text:p>8</text:p>
          </table:table-cell>
          <table:table-cell table:formula="of:=[.O93]*([.G90]=[.O75])" office:value-type="float" office:value="0" calcext:value-type="float">
            <text:p>0</text:p>
          </table:table-cell>
          <table:table-cell table:formula="of:=[.P93]*([.H90]=[.P75])" office:value-type="float" office:value="0" calcext:value-type="float">
            <text:p>0</text:p>
          </table:table-cell>
          <table:table-cell table:formula="of:=[.Q93]*([.I90]=[.Q75])" office:value-type="float" office:value="0" calcext:value-type="float">
            <text:p>0</text:p>
          </table:table-cell>
          <table:table-cell table:formula="of:=[.R93]*([.B90]=[.R75])" office:value-type="float" office:value="0" calcext:value-type="float">
            <text:p>0</text:p>
          </table:table-cell>
          <table:table-cell table:formula="of:=[.S93]*([.C90]=[.S75])" office:value-type="float" office:value="0" calcext:value-type="float">
            <text:p>0</text:p>
          </table:table-cell>
          <table:table-cell table:formula="of:=[.T93]*([.D90]=[.T75])" office:value-type="float" office:value="0" calcext:value-type="float">
            <text:p>0</text:p>
          </table:table-cell>
          <table:table-cell table:formula="of:=[.U93]*([.E90]=[.U75])" office:value-type="float" office:value="0" calcext:value-type="float">
            <text:p>0</text:p>
          </table:table-cell>
          <table:table-cell table:formula="of:=[.V93]*([.F90]=[.V75])" office:value-type="float" office:value="0" calcext:value-type="float">
            <text:p>0</text:p>
          </table:table-cell>
          <table:table-cell table:formula="of:=[.W93]*([.G90]=[.W75])" office:value-type="float" office:value="0" calcext:value-type="float">
            <text:p>0</text:p>
          </table:table-cell>
          <table:table-cell table:formula="of:=[.X93]*([.H90]=[.X75])" office:value-type="float" office:value="0" calcext:value-type="float">
            <text:p>0</text:p>
          </table:table-cell>
          <table:table-cell table:formula="of:=[.Y93]*([.I90]=[.Y75])" office:value-type="float" office:value="0" calcext:value-type="float">
            <text:p>0</text:p>
          </table:table-cell>
          <table:table-cell table:formula="of:=[.Z93]*([.B90]=[.Z75])" office:value-type="float" office:value="0" calcext:value-type="float">
            <text:p>0</text:p>
          </table:table-cell>
          <table:table-cell table:formula="of:=[.AA93]*([.C90]=[.AA75])" office:value-type="float" office:value="0" calcext:value-type="float">
            <text:p>0</text:p>
          </table:table-cell>
          <table:table-cell table:formula="of:=[.AB93]*([.D90]=[.AB75])" office:value-type="float" office:value="0" calcext:value-type="float">
            <text:p>0</text:p>
          </table:table-cell>
          <table:table-cell table:formula="of:=[.AC93]*([.E90]=[.AC75])" office:value-type="float" office:value="0" calcext:value-type="float">
            <text:p>0</text:p>
          </table:table-cell>
          <table:table-cell table:formula="of:=[.AD93]*([.F90]=[.AD75])" office:value-type="float" office:value="0" calcext:value-type="float">
            <text:p>0</text:p>
          </table:table-cell>
          <table:table-cell table:formula="of:=[.AE93]*([.G90]=[.AE75])" office:value-type="float" office:value="4" calcext:value-type="float">
            <text:p>4</text:p>
          </table:table-cell>
          <table:table-cell table:formula="of:=[.AF93]*([.H90]=[.AF75])" office:value-type="float" office:value="2" calcext:value-type="float">
            <text:p>2</text:p>
          </table:table-cell>
          <table:table-cell table:formula="of:=[.AG93]*([.I90]=[.AG75])" office:value-type="float" office:value="0" calcext:value-type="float">
            <text:p>0</text:p>
          </table:table-cell>
          <table:table-cell table:formula="of:=[.AH93]*([.B90]=[.AH75])" office:value-type="float" office:value="128" calcext:value-type="float">
            <text:p>128</text:p>
          </table:table-cell>
          <table:table-cell table:formula="of:=[.AI93]*([.C90]=[.AI75])" office:value-type="float" office:value="64" calcext:value-type="float">
            <text:p>64</text:p>
          </table:table-cell>
          <table:table-cell table:formula="of:=[.AJ93]*([.D90]=[.AJ75])" office:value-type="float" office:value="32" calcext:value-type="float">
            <text:p>32</text:p>
          </table:table-cell>
          <table:table-cell table:formula="of:=[.AK93]*([.E90]=[.AK75])" office:value-type="float" office:value="0" calcext:value-type="float">
            <text:p>0</text:p>
          </table:table-cell>
          <table:table-cell table:formula="of:=[.AL93]*([.F90]=[.AL75])" office:value-type="float" office:value="0" calcext:value-type="float">
            <text:p>0</text:p>
          </table:table-cell>
          <table:table-cell table:formula="of:=[.AM93]*([.G90]=[.AM75])" office:value-type="float" office:value="0" calcext:value-type="float">
            <text:p>0</text:p>
          </table:table-cell>
          <table:table-cell table:formula="of:=[.AN93]*([.H90]=[.AN75])" office:value-type="float" office:value="0" calcext:value-type="float">
            <text:p>0</text:p>
          </table:table-cell>
          <table:table-cell table:formula="of:=[.AO93]*([.I90]=[.AO75])" office:value-type="float" office:value="1" calcext:value-type="float">
            <text:p>1</text:p>
          </table:table-cell>
          <table:covered-table-cell/>
          <table:table-cell table:style-name="ce99" table:formula="of:=SUM([.J90:.Q90])" office:value-type="float" office:value="24" calcext:value-type="float">
            <text:p>24</text:p>
          </table:table-cell>
          <table:table-cell table:style-name="ce105" table:formula="of:=DEC2HEX([.AQ90];2)" office:value-type="string" office:string-value="18" calcext:value-type="string">
            <text:p>18</text:p>
          </table:table-cell>
          <table:covered-table-cell/>
          <table:table-cell table:style-name="ce99" table:formula="of:=SUM([.R90:.Y90])" office:value-type="float" office:value="0" calcext:value-type="float">
            <text:p>0</text:p>
          </table:table-cell>
          <table:table-cell table:style-name="ce105" table:formula="of:=DEC2HEX([.AT90];2)" office:value-type="string" office:string-value="00" calcext:value-type="string">
            <text:p>00</text:p>
          </table:table-cell>
          <table:covered-table-cell/>
          <table:table-cell table:style-name="ce99" table:formula="of:=SUM([.Z90:.AG90])" office:value-type="float" office:value="6" calcext:value-type="float">
            <text:p>6</text:p>
          </table:table-cell>
          <table:table-cell table:style-name="ce105" table:formula="of:=DEC2HEX([.AW90];2)" office:value-type="string" office:string-value="06" calcext:value-type="string">
            <text:p>06</text:p>
          </table:table-cell>
          <table:covered-table-cell/>
          <table:table-cell table:style-name="ce99" table:formula="of:=SUM([.AH90:.AO90])" office:value-type="float" office:value="225" calcext:value-type="float">
            <text:p>225</text:p>
          </table:table-cell>
          <table:table-cell table:style-name="ce105" table:formula="of:=DEC2HEX([.AZ90];2)" office:value-type="string" office:string-value="E1" calcext:value-type="string">
            <text:p>E1</text:p>
          </table:table-cell>
          <table:covered-table-cell table:number-columns-repeated="2"/>
          <table:table-cell table:style-name="ce126"/>
          <table:table-cell table:style-name="ce129" table:number-columns-repeated="6"/>
          <table:table-cell table:style-name="ce133"/>
          <table:table-cell table:formula="of:=[.BL93]*([.BD90]=[.BL75])" office:value-type="float" office:value="0" calcext:value-type="float">
            <text:p>0</text:p>
          </table:table-cell>
          <table:table-cell table:formula="of:=[.BM93]*([.BE90]=[.BM75])" office:value-type="float" office:value="0" calcext:value-type="float">
            <text:p>0</text:p>
          </table:table-cell>
          <table:table-cell table:formula="of:=[.BN93]*([.BF90]=[.BN75])" office:value-type="float" office:value="0" calcext:value-type="float">
            <text:p>0</text:p>
          </table:table-cell>
          <table:table-cell table:formula="of:=[.BO93]*([.BG90]=[.BO75])" office:value-type="float" office:value="0" calcext:value-type="float">
            <text:p>0</text:p>
          </table:table-cell>
          <table:table-cell table:formula="of:=[.BP93]*([.BH90]=[.BP75])" office:value-type="float" office:value="0" calcext:value-type="float">
            <text:p>0</text:p>
          </table:table-cell>
          <table:table-cell table:formula="of:=[.BQ93]*([.BI90]=[.BQ75])" office:value-type="float" office:value="0" calcext:value-type="float">
            <text:p>0</text:p>
          </table:table-cell>
          <table:table-cell table:formula="of:=[.BR93]*([.BJ90]=[.BR75])" office:value-type="float" office:value="0" calcext:value-type="float">
            <text:p>0</text:p>
          </table:table-cell>
          <table:table-cell table:formula="of:=[.BS93]*([.BK90]=[.BS75])" office:value-type="float" office:value="0" calcext:value-type="float">
            <text:p>0</text:p>
          </table:table-cell>
          <table:table-cell table:formula="of:=[.BT93]*([.BD90]=[.BT75])" office:value-type="float" office:value="0" calcext:value-type="float">
            <text:p>0</text:p>
          </table:table-cell>
          <table:table-cell table:formula="of:=[.BU93]*([.BE90]=[.BU75])" office:value-type="float" office:value="0" calcext:value-type="float">
            <text:p>0</text:p>
          </table:table-cell>
          <table:table-cell table:formula="of:=[.BV93]*([.BF90]=[.BV75])" office:value-type="float" office:value="0" calcext:value-type="float">
            <text:p>0</text:p>
          </table:table-cell>
          <table:table-cell table:formula="of:=[.BW93]*([.BG90]=[.BW75])" office:value-type="float" office:value="0" calcext:value-type="float">
            <text:p>0</text:p>
          </table:table-cell>
          <table:table-cell table:formula="of:=[.BX93]*([.BH90]=[.BX75])" office:value-type="float" office:value="0" calcext:value-type="float">
            <text:p>0</text:p>
          </table:table-cell>
          <table:table-cell table:formula="of:=[.BY93]*([.BI90]=[.BY75])" office:value-type="float" office:value="0" calcext:value-type="float">
            <text:p>0</text:p>
          </table:table-cell>
          <table:table-cell table:formula="of:=[.BZ93]*([.BJ90]=[.BZ75])" office:value-type="float" office:value="0" calcext:value-type="float">
            <text:p>0</text:p>
          </table:table-cell>
          <table:table-cell table:formula="of:=[.CA93]*([.BK90]=[.CA75])" office:value-type="float" office:value="0" calcext:value-type="float">
            <text:p>0</text:p>
          </table:table-cell>
          <table:table-cell table:formula="of:=[.CB93]*([.BD90]=[.CB75])" office:value-type="float" office:value="0" calcext:value-type="float">
            <text:p>0</text:p>
          </table:table-cell>
          <table:table-cell table:formula="of:=[.CC93]*([.BE90]=[.CC75])" office:value-type="float" office:value="0" calcext:value-type="float">
            <text:p>0</text:p>
          </table:table-cell>
          <table:table-cell table:formula="of:=[.CD93]*([.BF90]=[.CD75])" office:value-type="float" office:value="0" calcext:value-type="float">
            <text:p>0</text:p>
          </table:table-cell>
          <table:table-cell table:formula="of:=[.CE93]*([.BG90]=[.CE75])" office:value-type="float" office:value="0" calcext:value-type="float">
            <text:p>0</text:p>
          </table:table-cell>
          <table:table-cell table:formula="of:=[.CF93]*([.BH90]=[.CF75])" office:value-type="float" office:value="0" calcext:value-type="float">
            <text:p>0</text:p>
          </table:table-cell>
          <table:table-cell table:formula="of:=[.CG93]*([.BI90]=[.CG75])" office:value-type="float" office:value="0" calcext:value-type="float">
            <text:p>0</text:p>
          </table:table-cell>
          <table:table-cell table:formula="of:=[.CH93]*([.BJ90]=[.CH75])" office:value-type="float" office:value="0" calcext:value-type="float">
            <text:p>0</text:p>
          </table:table-cell>
          <table:table-cell table:formula="of:=[.CI93]*([.BK90]=[.CI75])" office:value-type="float" office:value="0" calcext:value-type="float">
            <text:p>0</text:p>
          </table:table-cell>
          <table:table-cell table:formula="of:=[.CJ93]*([.BD90]=[.CJ75])" office:value-type="float" office:value="128" calcext:value-type="float">
            <text:p>128</text:p>
          </table:table-cell>
          <table:table-cell table:formula="of:=[.CK93]*([.BE90]=[.CK75])" office:value-type="float" office:value="64" calcext:value-type="float">
            <text:p>64</text:p>
          </table:table-cell>
          <table:table-cell table:formula="of:=[.CL93]*([.BF90]=[.CL75])" office:value-type="float" office:value="32" calcext:value-type="float">
            <text:p>32</text:p>
          </table:table-cell>
          <table:table-cell table:formula="of:=[.CM93]*([.BG90]=[.CM75])" office:value-type="float" office:value="16" calcext:value-type="float">
            <text:p>16</text:p>
          </table:table-cell>
          <table:table-cell table:formula="of:=[.CN93]*([.BH90]=[.CN75])" office:value-type="float" office:value="8" calcext:value-type="float">
            <text:p>8</text:p>
          </table:table-cell>
          <table:table-cell table:formula="of:=[.CO93]*([.BI90]=[.CO75])" office:value-type="float" office:value="4" calcext:value-type="float">
            <text:p>4</text:p>
          </table:table-cell>
          <table:table-cell table:formula="of:=[.CP93]*([.BJ90]=[.CP75])" office:value-type="float" office:value="2" calcext:value-type="float">
            <text:p>2</text:p>
          </table:table-cell>
          <table:table-cell table:formula="of:=[.CQ93]*([.BK90]=[.CQ75])" office:value-type="float" office:value="1" calcext:value-type="float">
            <text:p>1</text:p>
          </table:table-cell>
          <table:covered-table-cell/>
          <table:table-cell table:style-name="ce99" table:formula="of:=SUM([.BL90:.BS90])" office:value-type="float" office:value="0" calcext:value-type="float">
            <text:p>0</text:p>
          </table:table-cell>
          <table:table-cell table:style-name="ce105" table:formula="of:=DEC2HEX([.CS90];2)" office:value-type="string" office:string-value="00" calcext:value-type="string">
            <text:p>00</text:p>
          </table:table-cell>
          <table:covered-table-cell/>
          <table:table-cell table:style-name="ce99" table:formula="of:=SUM([.BT90:.CA90])" office:value-type="float" office:value="0" calcext:value-type="float">
            <text:p>0</text:p>
          </table:table-cell>
          <table:table-cell table:style-name="ce105" table:formula="of:=DEC2HEX([.CV90];2)" office:value-type="string" office:string-value="00" calcext:value-type="string">
            <text:p>00</text:p>
          </table:table-cell>
          <table:covered-table-cell/>
          <table:table-cell table:style-name="ce99" table:formula="of:=SUM([.CB90:.CI90])" office:value-type="float" office:value="0" calcext:value-type="float">
            <text:p>0</text:p>
          </table:table-cell>
          <table:table-cell table:style-name="ce105" table:formula="of:=DEC2HEX([.CY90];2)" office:value-type="string" office:string-value="00" calcext:value-type="string">
            <text:p>00</text:p>
          </table:table-cell>
          <table:covered-table-cell/>
          <table:table-cell table:style-name="ce99" table:formula="of:=SUM([.CJ90:.CQ90])" office:value-type="float" office:value="255" calcext:value-type="float">
            <text:p>255</text:p>
          </table:table-cell>
          <table:table-cell table:style-name="ce105" table:formula="of:=DEC2HEX([.DB90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formula="of:=[.J93]*([.B91]=[.J75])" office:value-type="float" office:value="0" calcext:value-type="float">
            <text:p>0</text:p>
          </table:table-cell>
          <table:table-cell table:formula="of:=[.K93]*([.C91]=[.K75])" office:value-type="float" office:value="0" calcext:value-type="float">
            <text:p>0</text:p>
          </table:table-cell>
          <table:table-cell table:formula="of:=[.L93]*([.D91]=[.L75])" office:value-type="float" office:value="0" calcext:value-type="float">
            <text:p>0</text:p>
          </table:table-cell>
          <table:table-cell table:formula="of:=[.M93]*([.E91]=[.M75])" office:value-type="float" office:value="16" calcext:value-type="float">
            <text:p>16</text:p>
          </table:table-cell>
          <table:table-cell table:formula="of:=[.N93]*([.F91]=[.N75])" office:value-type="float" office:value="8" calcext:value-type="float">
            <text:p>8</text:p>
          </table:table-cell>
          <table:table-cell table:formula="of:=[.O93]*([.G91]=[.O75])" office:value-type="float" office:value="4" calcext:value-type="float">
            <text:p>4</text:p>
          </table:table-cell>
          <table:table-cell table:formula="of:=[.P93]*([.H91]=[.P75])" office:value-type="float" office:value="2" calcext:value-type="float">
            <text:p>2</text:p>
          </table:table-cell>
          <table:table-cell table:formula="of:=[.Q93]*([.I91]=[.Q75])" office:value-type="float" office:value="0" calcext:value-type="float">
            <text:p>0</text:p>
          </table:table-cell>
          <table:table-cell table:formula="of:=[.R93]*([.B91]=[.R75])" office:value-type="float" office:value="0" calcext:value-type="float">
            <text:p>0</text:p>
          </table:table-cell>
          <table:table-cell table:formula="of:=[.S93]*([.C91]=[.S75])" office:value-type="float" office:value="0" calcext:value-type="float">
            <text:p>0</text:p>
          </table:table-cell>
          <table:table-cell table:formula="of:=[.T93]*([.D91]=[.T75])" office:value-type="float" office:value="0" calcext:value-type="float">
            <text:p>0</text:p>
          </table:table-cell>
          <table:table-cell table:formula="of:=[.U93]*([.E91]=[.U75])" office:value-type="float" office:value="0" calcext:value-type="float">
            <text:p>0</text:p>
          </table:table-cell>
          <table:table-cell table:formula="of:=[.V93]*([.F91]=[.V75])" office:value-type="float" office:value="0" calcext:value-type="float">
            <text:p>0</text:p>
          </table:table-cell>
          <table:table-cell table:formula="of:=[.W93]*([.G91]=[.W75])" office:value-type="float" office:value="0" calcext:value-type="float">
            <text:p>0</text:p>
          </table:table-cell>
          <table:table-cell table:formula="of:=[.X93]*([.H91]=[.X75])" office:value-type="float" office:value="0" calcext:value-type="float">
            <text:p>0</text:p>
          </table:table-cell>
          <table:table-cell table:formula="of:=[.Y93]*([.I91]=[.Y75])" office:value-type="float" office:value="0" calcext:value-type="float">
            <text:p>0</text:p>
          </table:table-cell>
          <table:table-cell table:formula="of:=[.Z93]*([.B91]=[.Z75])" office:value-type="float" office:value="0" calcext:value-type="float">
            <text:p>0</text:p>
          </table:table-cell>
          <table:table-cell table:formula="of:=[.AA93]*([.C91]=[.AA75])" office:value-type="float" office:value="0" calcext:value-type="float">
            <text:p>0</text:p>
          </table:table-cell>
          <table:table-cell table:formula="of:=[.AB93]*([.D91]=[.AB75])" office:value-type="float" office:value="0" calcext:value-type="float">
            <text:p>0</text:p>
          </table:table-cell>
          <table:table-cell table:formula="of:=[.AC93]*([.E91]=[.AC75])" office:value-type="float" office:value="0" calcext:value-type="float">
            <text:p>0</text:p>
          </table:table-cell>
          <table:table-cell table:formula="of:=[.AD93]*([.F91]=[.AD75])" office:value-type="float" office:value="0" calcext:value-type="float">
            <text:p>0</text:p>
          </table:table-cell>
          <table:table-cell table:formula="of:=[.AE93]*([.G91]=[.AE75])" office:value-type="float" office:value="0" calcext:value-type="float">
            <text:p>0</text:p>
          </table:table-cell>
          <table:table-cell table:formula="of:=[.AF93]*([.H91]=[.AF75])" office:value-type="float" office:value="0" calcext:value-type="float">
            <text:p>0</text:p>
          </table:table-cell>
          <table:table-cell table:formula="of:=[.AG93]*([.I91]=[.AG75])" office:value-type="float" office:value="0" calcext:value-type="float">
            <text:p>0</text:p>
          </table:table-cell>
          <table:table-cell table:formula="of:=[.AH93]*([.B91]=[.AH75])" office:value-type="float" office:value="128" calcext:value-type="float">
            <text:p>128</text:p>
          </table:table-cell>
          <table:table-cell table:formula="of:=[.AI93]*([.C91]=[.AI75])" office:value-type="float" office:value="64" calcext:value-type="float">
            <text:p>64</text:p>
          </table:table-cell>
          <table:table-cell table:formula="of:=[.AJ93]*([.D91]=[.AJ75])" office:value-type="float" office:value="32" calcext:value-type="float">
            <text:p>32</text:p>
          </table:table-cell>
          <table:table-cell table:formula="of:=[.AK93]*([.E91]=[.AK75])" office:value-type="float" office:value="0" calcext:value-type="float">
            <text:p>0</text:p>
          </table:table-cell>
          <table:table-cell table:formula="of:=[.AL93]*([.F91]=[.AL75])" office:value-type="float" office:value="0" calcext:value-type="float">
            <text:p>0</text:p>
          </table:table-cell>
          <table:table-cell table:formula="of:=[.AM93]*([.G91]=[.AM75])" office:value-type="float" office:value="0" calcext:value-type="float">
            <text:p>0</text:p>
          </table:table-cell>
          <table:table-cell table:formula="of:=[.AN93]*([.H91]=[.AN75])" office:value-type="float" office:value="0" calcext:value-type="float">
            <text:p>0</text:p>
          </table:table-cell>
          <table:table-cell table:formula="of:=[.AO93]*([.I91]=[.AO75])" office:value-type="float" office:value="1" calcext:value-type="float">
            <text:p>1</text:p>
          </table:table-cell>
          <table:covered-table-cell/>
          <table:table-cell table:style-name="ce99" table:formula="of:=SUM([.J91:.Q91])" office:value-type="float" office:value="30" calcext:value-type="float">
            <text:p>30</text:p>
          </table:table-cell>
          <table:table-cell table:style-name="ce105" table:formula="of:=DEC2HEX([.AQ91];2)" office:value-type="string" office:string-value="1E" calcext:value-type="string">
            <text:p>1E</text:p>
          </table:table-cell>
          <table:covered-table-cell/>
          <table:table-cell table:style-name="ce99" table:formula="of:=SUM([.R91:.Y91])" office:value-type="float" office:value="0" calcext:value-type="float">
            <text:p>0</text:p>
          </table:table-cell>
          <table:table-cell table:style-name="ce105" table:formula="of:=DEC2HEX([.AT91];2)" office:value-type="string" office:string-value="00" calcext:value-type="string">
            <text:p>00</text:p>
          </table:table-cell>
          <table:covered-table-cell/>
          <table:table-cell table:style-name="ce99" table:formula="of:=SUM([.Z91:.AG91])" office:value-type="float" office:value="0" calcext:value-type="float">
            <text:p>0</text:p>
          </table:table-cell>
          <table:table-cell table:style-name="ce105" table:formula="of:=DEC2HEX([.AW91];2)" office:value-type="string" office:string-value="00" calcext:value-type="string">
            <text:p>00</text:p>
          </table:table-cell>
          <table:covered-table-cell/>
          <table:table-cell table:style-name="ce99" table:formula="of:=SUM([.AH91:.AO91])" office:value-type="float" office:value="225" calcext:value-type="float">
            <text:p>225</text:p>
          </table:table-cell>
          <table:table-cell table:style-name="ce105" table:formula="of:=DEC2HEX([.AZ91];2)" office:value-type="string" office:string-value="E1" calcext:value-type="string">
            <text:p>E1</text:p>
          </table:table-cell>
          <table:covered-table-cell table:number-columns-repeated="2"/>
          <table:table-cell table:style-name="ce126"/>
          <table:table-cell table:style-name="ce129" table:number-columns-repeated="6"/>
          <table:table-cell table:style-name="ce133"/>
          <table:table-cell table:formula="of:=[.BL93]*([.BD91]=[.BL75])" office:value-type="float" office:value="0" calcext:value-type="float">
            <text:p>0</text:p>
          </table:table-cell>
          <table:table-cell table:formula="of:=[.BM93]*([.BE91]=[.BM75])" office:value-type="float" office:value="0" calcext:value-type="float">
            <text:p>0</text:p>
          </table:table-cell>
          <table:table-cell table:formula="of:=[.BN93]*([.BF91]=[.BN75])" office:value-type="float" office:value="0" calcext:value-type="float">
            <text:p>0</text:p>
          </table:table-cell>
          <table:table-cell table:formula="of:=[.BO93]*([.BG91]=[.BO75])" office:value-type="float" office:value="0" calcext:value-type="float">
            <text:p>0</text:p>
          </table:table-cell>
          <table:table-cell table:formula="of:=[.BP93]*([.BH91]=[.BP75])" office:value-type="float" office:value="0" calcext:value-type="float">
            <text:p>0</text:p>
          </table:table-cell>
          <table:table-cell table:formula="of:=[.BQ93]*([.BI91]=[.BQ75])" office:value-type="float" office:value="0" calcext:value-type="float">
            <text:p>0</text:p>
          </table:table-cell>
          <table:table-cell table:formula="of:=[.BR93]*([.BJ91]=[.BR75])" office:value-type="float" office:value="0" calcext:value-type="float">
            <text:p>0</text:p>
          </table:table-cell>
          <table:table-cell table:formula="of:=[.BS93]*([.BK91]=[.BS75])" office:value-type="float" office:value="0" calcext:value-type="float">
            <text:p>0</text:p>
          </table:table-cell>
          <table:table-cell table:formula="of:=[.BT93]*([.BD91]=[.BT75])" office:value-type="float" office:value="0" calcext:value-type="float">
            <text:p>0</text:p>
          </table:table-cell>
          <table:table-cell table:formula="of:=[.BU93]*([.BE91]=[.BU75])" office:value-type="float" office:value="0" calcext:value-type="float">
            <text:p>0</text:p>
          </table:table-cell>
          <table:table-cell table:formula="of:=[.BV93]*([.BF91]=[.BV75])" office:value-type="float" office:value="0" calcext:value-type="float">
            <text:p>0</text:p>
          </table:table-cell>
          <table:table-cell table:formula="of:=[.BW93]*([.BG91]=[.BW75])" office:value-type="float" office:value="0" calcext:value-type="float">
            <text:p>0</text:p>
          </table:table-cell>
          <table:table-cell table:formula="of:=[.BX93]*([.BH91]=[.BX75])" office:value-type="float" office:value="0" calcext:value-type="float">
            <text:p>0</text:p>
          </table:table-cell>
          <table:table-cell table:formula="of:=[.BY93]*([.BI91]=[.BY75])" office:value-type="float" office:value="0" calcext:value-type="float">
            <text:p>0</text:p>
          </table:table-cell>
          <table:table-cell table:formula="of:=[.BZ93]*([.BJ91]=[.BZ75])" office:value-type="float" office:value="0" calcext:value-type="float">
            <text:p>0</text:p>
          </table:table-cell>
          <table:table-cell table:formula="of:=[.CA93]*([.BK91]=[.CA75])" office:value-type="float" office:value="0" calcext:value-type="float">
            <text:p>0</text:p>
          </table:table-cell>
          <table:table-cell table:formula="of:=[.CB93]*([.BD91]=[.CB75])" office:value-type="float" office:value="0" calcext:value-type="float">
            <text:p>0</text:p>
          </table:table-cell>
          <table:table-cell table:formula="of:=[.CC93]*([.BE91]=[.CC75])" office:value-type="float" office:value="0" calcext:value-type="float">
            <text:p>0</text:p>
          </table:table-cell>
          <table:table-cell table:formula="of:=[.CD93]*([.BF91]=[.CD75])" office:value-type="float" office:value="0" calcext:value-type="float">
            <text:p>0</text:p>
          </table:table-cell>
          <table:table-cell table:formula="of:=[.CE93]*([.BG91]=[.CE75])" office:value-type="float" office:value="0" calcext:value-type="float">
            <text:p>0</text:p>
          </table:table-cell>
          <table:table-cell table:formula="of:=[.CF93]*([.BH91]=[.CF75])" office:value-type="float" office:value="0" calcext:value-type="float">
            <text:p>0</text:p>
          </table:table-cell>
          <table:table-cell table:formula="of:=[.CG93]*([.BI91]=[.CG75])" office:value-type="float" office:value="0" calcext:value-type="float">
            <text:p>0</text:p>
          </table:table-cell>
          <table:table-cell table:formula="of:=[.CH93]*([.BJ91]=[.CH75])" office:value-type="float" office:value="0" calcext:value-type="float">
            <text:p>0</text:p>
          </table:table-cell>
          <table:table-cell table:formula="of:=[.CI93]*([.BK91]=[.CI75])" office:value-type="float" office:value="0" calcext:value-type="float">
            <text:p>0</text:p>
          </table:table-cell>
          <table:table-cell table:formula="of:=[.CJ93]*([.BD91]=[.CJ75])" office:value-type="float" office:value="128" calcext:value-type="float">
            <text:p>128</text:p>
          </table:table-cell>
          <table:table-cell table:formula="of:=[.CK93]*([.BE91]=[.CK75])" office:value-type="float" office:value="64" calcext:value-type="float">
            <text:p>64</text:p>
          </table:table-cell>
          <table:table-cell table:formula="of:=[.CL93]*([.BF91]=[.CL75])" office:value-type="float" office:value="32" calcext:value-type="float">
            <text:p>32</text:p>
          </table:table-cell>
          <table:table-cell table:formula="of:=[.CM93]*([.BG91]=[.CM75])" office:value-type="float" office:value="16" calcext:value-type="float">
            <text:p>16</text:p>
          </table:table-cell>
          <table:table-cell table:formula="of:=[.CN93]*([.BH91]=[.CN75])" office:value-type="float" office:value="8" calcext:value-type="float">
            <text:p>8</text:p>
          </table:table-cell>
          <table:table-cell table:formula="of:=[.CO93]*([.BI91]=[.CO75])" office:value-type="float" office:value="4" calcext:value-type="float">
            <text:p>4</text:p>
          </table:table-cell>
          <table:table-cell table:formula="of:=[.CP93]*([.BJ91]=[.CP75])" office:value-type="float" office:value="2" calcext:value-type="float">
            <text:p>2</text:p>
          </table:table-cell>
          <table:table-cell table:formula="of:=[.CQ93]*([.BK91]=[.CQ75])" office:value-type="float" office:value="1" calcext:value-type="float">
            <text:p>1</text:p>
          </table:table-cell>
          <table:covered-table-cell/>
          <table:table-cell table:style-name="ce99" table:formula="of:=SUM([.BL91:.BS91])" office:value-type="float" office:value="0" calcext:value-type="float">
            <text:p>0</text:p>
          </table:table-cell>
          <table:table-cell table:style-name="ce105" table:formula="of:=DEC2HEX([.CS91];2)" office:value-type="string" office:string-value="00" calcext:value-type="string">
            <text:p>00</text:p>
          </table:table-cell>
          <table:covered-table-cell/>
          <table:table-cell table:style-name="ce99" table:formula="of:=SUM([.BT91:.CA91])" office:value-type="float" office:value="0" calcext:value-type="float">
            <text:p>0</text:p>
          </table:table-cell>
          <table:table-cell table:style-name="ce105" table:formula="of:=DEC2HEX([.CV91];2)" office:value-type="string" office:string-value="00" calcext:value-type="string">
            <text:p>00</text:p>
          </table:table-cell>
          <table:covered-table-cell/>
          <table:table-cell table:style-name="ce99" table:formula="of:=SUM([.CB91:.CI91])" office:value-type="float" office:value="0" calcext:value-type="float">
            <text:p>0</text:p>
          </table:table-cell>
          <table:table-cell table:style-name="ce105" table:formula="of:=DEC2HEX([.CY91];2)" office:value-type="string" office:string-value="00" calcext:value-type="string">
            <text:p>00</text:p>
          </table:table-cell>
          <table:covered-table-cell/>
          <table:table-cell table:style-name="ce99" table:formula="of:=SUM([.CJ91:.CQ91])" office:value-type="float" office:value="255" calcext:value-type="float">
            <text:p>255</text:p>
          </table:table-cell>
          <table:table-cell table:style-name="ce105" table:formula="of:=DEC2HEX([.DB91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>
          <table:covered-table-cell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J93]*([.B92]=[.J75])" office:value-type="float" office:value="0" calcext:value-type="float">
            <text:p>0</text:p>
          </table:table-cell>
          <table:table-cell table:formula="of:=[.K93]*([.C92]=[.K75])" office:value-type="float" office:value="0" calcext:value-type="float">
            <text:p>0</text:p>
          </table:table-cell>
          <table:table-cell table:formula="of:=[.L93]*([.D92]=[.L75])" office:value-type="float" office:value="0" calcext:value-type="float">
            <text:p>0</text:p>
          </table:table-cell>
          <table:table-cell table:formula="of:=[.M93]*([.E92]=[.M75])" office:value-type="float" office:value="0" calcext:value-type="float">
            <text:p>0</text:p>
          </table:table-cell>
          <table:table-cell table:formula="of:=[.N93]*([.F92]=[.N75])" office:value-type="float" office:value="0" calcext:value-type="float">
            <text:p>0</text:p>
          </table:table-cell>
          <table:table-cell table:formula="of:=[.O93]*([.G92]=[.O75])" office:value-type="float" office:value="0" calcext:value-type="float">
            <text:p>0</text:p>
          </table:table-cell>
          <table:table-cell table:formula="of:=[.P93]*([.H92]=[.P75])" office:value-type="float" office:value="0" calcext:value-type="float">
            <text:p>0</text:p>
          </table:table-cell>
          <table:table-cell table:formula="of:=[.Q93]*([.I92]=[.Q75])" office:value-type="float" office:value="0" calcext:value-type="float">
            <text:p>0</text:p>
          </table:table-cell>
          <table:table-cell table:formula="of:=[.R93]*([.B92]=[.R75])" office:value-type="float" office:value="0" calcext:value-type="float">
            <text:p>0</text:p>
          </table:table-cell>
          <table:table-cell table:formula="of:=[.S93]*([.C92]=[.S75])" office:value-type="float" office:value="0" calcext:value-type="float">
            <text:p>0</text:p>
          </table:table-cell>
          <table:table-cell table:formula="of:=[.T93]*([.D92]=[.T75])" office:value-type="float" office:value="32" calcext:value-type="float">
            <text:p>32</text:p>
          </table:table-cell>
          <table:table-cell table:formula="of:=[.U93]*([.E92]=[.U75])" office:value-type="float" office:value="16" calcext:value-type="float">
            <text:p>16</text:p>
          </table:table-cell>
          <table:table-cell table:formula="of:=[.V93]*([.F92]=[.V75])" office:value-type="float" office:value="0" calcext:value-type="float">
            <text:p>0</text:p>
          </table:table-cell>
          <table:table-cell table:formula="of:=[.W93]*([.G92]=[.W75])" office:value-type="float" office:value="4" calcext:value-type="float">
            <text:p>4</text:p>
          </table:table-cell>
          <table:table-cell table:formula="of:=[.X93]*([.H92]=[.X75])" office:value-type="float" office:value="2" calcext:value-type="float">
            <text:p>2</text:p>
          </table:table-cell>
          <table:table-cell table:formula="of:=[.Y93]*([.I92]=[.Y75])" office:value-type="float" office:value="0" calcext:value-type="float">
            <text:p>0</text:p>
          </table:table-cell>
          <table:table-cell table:formula="of:=[.Z93]*([.B92]=[.Z75])" office:value-type="float" office:value="0" calcext:value-type="float">
            <text:p>0</text:p>
          </table:table-cell>
          <table:table-cell table:formula="of:=[.AA93]*([.C92]=[.AA75])" office:value-type="float" office:value="0" calcext:value-type="float">
            <text:p>0</text:p>
          </table:table-cell>
          <table:table-cell table:formula="of:=[.AB93]*([.D92]=[.AB75])" office:value-type="float" office:value="0" calcext:value-type="float">
            <text:p>0</text:p>
          </table:table-cell>
          <table:table-cell table:formula="of:=[.AC93]*([.E92]=[.AC75])" office:value-type="float" office:value="0" calcext:value-type="float">
            <text:p>0</text:p>
          </table:table-cell>
          <table:table-cell table:formula="of:=[.AD93]*([.F92]=[.AD75])" office:value-type="float" office:value="0" calcext:value-type="float">
            <text:p>0</text:p>
          </table:table-cell>
          <table:table-cell table:formula="of:=[.AE93]*([.G92]=[.AE75])" office:value-type="float" office:value="0" calcext:value-type="float">
            <text:p>0</text:p>
          </table:table-cell>
          <table:table-cell table:formula="of:=[.AF93]*([.H92]=[.AF75])" office:value-type="float" office:value="0" calcext:value-type="float">
            <text:p>0</text:p>
          </table:table-cell>
          <table:table-cell table:formula="of:=[.AG93]*([.I92]=[.AG75])" office:value-type="float" office:value="0" calcext:value-type="float">
            <text:p>0</text:p>
          </table:table-cell>
          <table:table-cell table:formula="of:=[.AH93]*([.B92]=[.AH75])" office:value-type="float" office:value="128" calcext:value-type="float">
            <text:p>128</text:p>
          </table:table-cell>
          <table:table-cell table:formula="of:=[.AI93]*([.C92]=[.AI75])" office:value-type="float" office:value="64" calcext:value-type="float">
            <text:p>64</text:p>
          </table:table-cell>
          <table:table-cell table:formula="of:=[.AJ93]*([.D92]=[.AJ75])" office:value-type="float" office:value="0" calcext:value-type="float">
            <text:p>0</text:p>
          </table:table-cell>
          <table:table-cell table:formula="of:=[.AK93]*([.E92]=[.AK75])" office:value-type="float" office:value="0" calcext:value-type="float">
            <text:p>0</text:p>
          </table:table-cell>
          <table:table-cell table:formula="of:=[.AL93]*([.F92]=[.AL75])" office:value-type="float" office:value="8" calcext:value-type="float">
            <text:p>8</text:p>
          </table:table-cell>
          <table:table-cell table:formula="of:=[.AM93]*([.G92]=[.AM75])" office:value-type="float" office:value="0" calcext:value-type="float">
            <text:p>0</text:p>
          </table:table-cell>
          <table:table-cell table:formula="of:=[.AN93]*([.H92]=[.AN75])" office:value-type="float" office:value="0" calcext:value-type="float">
            <text:p>0</text:p>
          </table:table-cell>
          <table:table-cell table:formula="of:=[.AO93]*([.I92]=[.AO75])" office:value-type="float" office:value="1" calcext:value-type="float">
            <text:p>1</text:p>
          </table:table-cell>
          <table:covered-table-cell/>
          <table:table-cell table:style-name="ce99" table:formula="of:=SUM([.J92:.Q92])" office:value-type="float" office:value="0" calcext:value-type="float">
            <text:p>0</text:p>
          </table:table-cell>
          <table:table-cell table:style-name="ce105" table:formula="of:=DEC2HEX([.AQ92];2)" office:value-type="string" office:string-value="00" calcext:value-type="string">
            <text:p>00</text:p>
          </table:table-cell>
          <table:covered-table-cell/>
          <table:table-cell table:style-name="ce99" table:formula="of:=SUM([.R92:.Y92])" office:value-type="float" office:value="54" calcext:value-type="float">
            <text:p>54</text:p>
          </table:table-cell>
          <table:table-cell table:style-name="ce105" table:formula="of:=DEC2HEX([.AT92];2)" office:value-type="string" office:string-value="36" calcext:value-type="string">
            <text:p>36</text:p>
          </table:table-cell>
          <table:covered-table-cell/>
          <table:table-cell table:style-name="ce99" table:formula="of:=SUM([.Z92:.AG92])" office:value-type="float" office:value="0" calcext:value-type="float">
            <text:p>0</text:p>
          </table:table-cell>
          <table:table-cell table:style-name="ce105" table:formula="of:=DEC2HEX([.AW92];2)" office:value-type="string" office:string-value="00" calcext:value-type="string">
            <text:p>00</text:p>
          </table:table-cell>
          <table:covered-table-cell/>
          <table:table-cell table:style-name="ce99" table:formula="of:=SUM([.AH92:.AO92])" office:value-type="float" office:value="201" calcext:value-type="float">
            <text:p>201</text:p>
          </table:table-cell>
          <table:table-cell table:style-name="ce105" table:formula="of:=DEC2HEX([.AZ92];2)" office:value-type="string" office:string-value="C9" calcext:value-type="string">
            <text:p>C9</text:p>
          </table:table-cell>
          <table:covered-table-cell table:number-columns-repeated="2"/>
          <table:table-cell table:style-name="ce127"/>
          <table:table-cell table:style-name="ce130" table:number-columns-repeated="6"/>
          <table:table-cell table:style-name="ce134"/>
          <table:table-cell table:formula="of:=[.BL93]*([.BD92]=[.BL75])" office:value-type="float" office:value="0" calcext:value-type="float">
            <text:p>0</text:p>
          </table:table-cell>
          <table:table-cell table:formula="of:=[.BM93]*([.BE92]=[.BM75])" office:value-type="float" office:value="0" calcext:value-type="float">
            <text:p>0</text:p>
          </table:table-cell>
          <table:table-cell table:formula="of:=[.BN93]*([.BF92]=[.BN75])" office:value-type="float" office:value="0" calcext:value-type="float">
            <text:p>0</text:p>
          </table:table-cell>
          <table:table-cell table:formula="of:=[.BO93]*([.BG92]=[.BO75])" office:value-type="float" office:value="0" calcext:value-type="float">
            <text:p>0</text:p>
          </table:table-cell>
          <table:table-cell table:formula="of:=[.BP93]*([.BH92]=[.BP75])" office:value-type="float" office:value="0" calcext:value-type="float">
            <text:p>0</text:p>
          </table:table-cell>
          <table:table-cell table:formula="of:=[.BQ93]*([.BI92]=[.BQ75])" office:value-type="float" office:value="0" calcext:value-type="float">
            <text:p>0</text:p>
          </table:table-cell>
          <table:table-cell table:formula="of:=[.BR93]*([.BJ92]=[.BR75])" office:value-type="float" office:value="0" calcext:value-type="float">
            <text:p>0</text:p>
          </table:table-cell>
          <table:table-cell table:formula="of:=[.BS93]*([.BK92]=[.BS75])" office:value-type="float" office:value="0" calcext:value-type="float">
            <text:p>0</text:p>
          </table:table-cell>
          <table:table-cell table:formula="of:=[.BT93]*([.BD92]=[.BT75])" office:value-type="float" office:value="0" calcext:value-type="float">
            <text:p>0</text:p>
          </table:table-cell>
          <table:table-cell table:formula="of:=[.BU93]*([.BE92]=[.BU75])" office:value-type="float" office:value="0" calcext:value-type="float">
            <text:p>0</text:p>
          </table:table-cell>
          <table:table-cell table:formula="of:=[.BV93]*([.BF92]=[.BV75])" office:value-type="float" office:value="0" calcext:value-type="float">
            <text:p>0</text:p>
          </table:table-cell>
          <table:table-cell table:formula="of:=[.BW93]*([.BG92]=[.BW75])" office:value-type="float" office:value="0" calcext:value-type="float">
            <text:p>0</text:p>
          </table:table-cell>
          <table:table-cell table:formula="of:=[.BX93]*([.BH92]=[.BX75])" office:value-type="float" office:value="0" calcext:value-type="float">
            <text:p>0</text:p>
          </table:table-cell>
          <table:table-cell table:formula="of:=[.BY93]*([.BI92]=[.BY75])" office:value-type="float" office:value="0" calcext:value-type="float">
            <text:p>0</text:p>
          </table:table-cell>
          <table:table-cell table:formula="of:=[.BZ93]*([.BJ92]=[.BZ75])" office:value-type="float" office:value="0" calcext:value-type="float">
            <text:p>0</text:p>
          </table:table-cell>
          <table:table-cell table:formula="of:=[.CA93]*([.BK92]=[.CA75])" office:value-type="float" office:value="0" calcext:value-type="float">
            <text:p>0</text:p>
          </table:table-cell>
          <table:table-cell table:formula="of:=[.CB93]*([.BD92]=[.CB75])" office:value-type="float" office:value="0" calcext:value-type="float">
            <text:p>0</text:p>
          </table:table-cell>
          <table:table-cell table:formula="of:=[.CC93]*([.BE92]=[.CC75])" office:value-type="float" office:value="0" calcext:value-type="float">
            <text:p>0</text:p>
          </table:table-cell>
          <table:table-cell table:formula="of:=[.CD93]*([.BF92]=[.CD75])" office:value-type="float" office:value="0" calcext:value-type="float">
            <text:p>0</text:p>
          </table:table-cell>
          <table:table-cell table:formula="of:=[.CE93]*([.BG92]=[.CE75])" office:value-type="float" office:value="0" calcext:value-type="float">
            <text:p>0</text:p>
          </table:table-cell>
          <table:table-cell table:formula="of:=[.CF93]*([.BH92]=[.CF75])" office:value-type="float" office:value="0" calcext:value-type="float">
            <text:p>0</text:p>
          </table:table-cell>
          <table:table-cell table:formula="of:=[.CG93]*([.BI92]=[.CG75])" office:value-type="float" office:value="0" calcext:value-type="float">
            <text:p>0</text:p>
          </table:table-cell>
          <table:table-cell table:formula="of:=[.CH93]*([.BJ92]=[.CH75])" office:value-type="float" office:value="0" calcext:value-type="float">
            <text:p>0</text:p>
          </table:table-cell>
          <table:table-cell table:formula="of:=[.CI93]*([.BK92]=[.CI75])" office:value-type="float" office:value="0" calcext:value-type="float">
            <text:p>0</text:p>
          </table:table-cell>
          <table:table-cell table:formula="of:=[.CJ93]*([.BD92]=[.CJ75])" office:value-type="float" office:value="128" calcext:value-type="float">
            <text:p>128</text:p>
          </table:table-cell>
          <table:table-cell table:formula="of:=[.CK93]*([.BE92]=[.CK75])" office:value-type="float" office:value="64" calcext:value-type="float">
            <text:p>64</text:p>
          </table:table-cell>
          <table:table-cell table:formula="of:=[.CL93]*([.BF92]=[.CL75])" office:value-type="float" office:value="32" calcext:value-type="float">
            <text:p>32</text:p>
          </table:table-cell>
          <table:table-cell table:formula="of:=[.CM93]*([.BG92]=[.CM75])" office:value-type="float" office:value="16" calcext:value-type="float">
            <text:p>16</text:p>
          </table:table-cell>
          <table:table-cell table:formula="of:=[.CN93]*([.BH92]=[.CN75])" office:value-type="float" office:value="8" calcext:value-type="float">
            <text:p>8</text:p>
          </table:table-cell>
          <table:table-cell table:formula="of:=[.CO93]*([.BI92]=[.CO75])" office:value-type="float" office:value="4" calcext:value-type="float">
            <text:p>4</text:p>
          </table:table-cell>
          <table:table-cell table:formula="of:=[.CP93]*([.BJ92]=[.CP75])" office:value-type="float" office:value="2" calcext:value-type="float">
            <text:p>2</text:p>
          </table:table-cell>
          <table:table-cell table:formula="of:=[.CQ93]*([.BK92]=[.CQ75])" office:value-type="float" office:value="1" calcext:value-type="float">
            <text:p>1</text:p>
          </table:table-cell>
          <table:covered-table-cell/>
          <table:table-cell table:style-name="ce99" table:formula="of:=SUM([.BL92:.BS92])" office:value-type="float" office:value="0" calcext:value-type="float">
            <text:p>0</text:p>
          </table:table-cell>
          <table:table-cell table:style-name="ce105" table:formula="of:=DEC2HEX([.CS92];2)" office:value-type="string" office:string-value="00" calcext:value-type="string">
            <text:p>00</text:p>
          </table:table-cell>
          <table:covered-table-cell/>
          <table:table-cell table:style-name="ce99" table:formula="of:=SUM([.BT92:.CA92])" office:value-type="float" office:value="0" calcext:value-type="float">
            <text:p>0</text:p>
          </table:table-cell>
          <table:table-cell table:style-name="ce105" table:formula="of:=DEC2HEX([.CV92];2)" office:value-type="string" office:string-value="00" calcext:value-type="string">
            <text:p>00</text:p>
          </table:table-cell>
          <table:covered-table-cell/>
          <table:table-cell table:style-name="ce99" table:formula="of:=SUM([.CB92:.CI92])" office:value-type="float" office:value="0" calcext:value-type="float">
            <text:p>0</text:p>
          </table:table-cell>
          <table:table-cell table:style-name="ce105" table:formula="of:=DEC2HEX([.CY92];2)" office:value-type="string" office:string-value="00" calcext:value-type="string">
            <text:p>00</text:p>
          </table:table-cell>
          <table:covered-table-cell/>
          <table:table-cell table:style-name="ce99" table:formula="of:=SUM([.CJ92:.CQ92])" office:value-type="float" office:value="255" calcext:value-type="float">
            <text:p>255</text:p>
          </table:table-cell>
          <table:table-cell table:style-name="ce105" table:formula="of:=DEC2HEX([.DB92];2)" office:value-type="string" office:string-value="FF" calcext:value-type="string">
            <text:p>FF</text:p>
          </table:table-cell>
          <table:covered-table-cell/>
          <table:table-cell/>
        </table:table-row>
        <table:table-row table:style-name="ro4" table:visibility="collapse">
          <table:covered-table-cell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covered-table-cell table:style-name="Default"/>
          <table:table-cell table:style-name="ce29" table:number-columns-spanned="2" table:number-rows-spanned="1"/>
          <table:covered-table-cell table:style-name="ce61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style-name="ce23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number-columns-repeated="2"/>
          <table:table-cell table:style-name="ce5" office:value-type="string" calcext:value-type="string">
            <text:p>Character numbers &gt;</text:p>
          </table:table-cell>
          <table:table-cell table:style-name="Default" table:number-columns-repeated="7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covered-table-cell table:style-name="Default"/>
          <table:table-cell table:style-name="ce29" table:number-columns-spanned="2" table:number-rows-spanned="1"/>
          <table:covered-table-cell table:style-name="ce61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 table:style-name="ce23"/>
          <table:table-cell table:style-name="ce29" office:value-type="float" office:value="253" calcext:value-type="float" table:number-columns-spanned="2" table:number-rows-spanned="1">
            <text:p>253</text:p>
          </table:table-cell>
          <table:covered-table-cell table:style-name="Default"/>
          <table:covered-table-cell table:style-name="ce23"/>
          <table:table-cell table:style-name="ce29" table:number-columns-spanned="2" table:number-rows-spanned="1"/>
          <table:covered-table-cell table:style-name="Default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Default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Default"/>
          <table:covered-table-cell/>
          <table:table-cell/>
        </table:table-row>
        <table:table-row table:style-name="ro4">
          <table:covered-table-cell/>
          <table:table-cell table:style-name="ce86" office:value-type="string" calcext:value-type="string" table:number-columns-spanned="41" table:number-rows-spanned="2">
            <text:p>Character numbers &gt;</text:p>
          </table:table-cell>
          <table:covered-table-cell table:number-columns-repeated="40" table:style-name="ce93"/>
          <table:table-cell table:style-name="ce100" table:content-validation-name="val1" office:value-type="float" office:value="250" calcext:value-type="float" table:number-columns-spanned="2" table:number-rows-spanned="1">
            <text:p>250</text:p>
          </table:table-cell>
          <table:covered-table-cell table:style-name="ce106"/>
          <table:table-cell table:style-name="ce112"/>
          <table:table-cell table:style-name="ce114" table:content-validation-name="val1" office:value-type="float" office:value="252" calcext:value-type="float" table:number-columns-spanned="2" table:number-rows-spanned="1">
            <text:p>252</text:p>
          </table:table-cell>
          <table:covered-table-cell table:style-name="ce116"/>
          <table:table-cell table:style-name="ce112"/>
          <table:table-cell table:style-name="ce121" table:content-validation-name="val1" office:value-type="float" office:value="254" calcext:value-type="float" table:number-columns-spanned="2" table:number-rows-spanned="1">
            <text:p>254</text:p>
          </table:table-cell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 table:number-columns-repeated="2"/>
          <table:table-cell table:style-name="ce86" office:value-type="string" calcext:value-type="string" table:number-columns-spanned="41" table:number-rows-spanned="2">
            <text:p>Character numbers &gt;</text:p>
          </table: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100" table:content-validation-name="val1" table:number-columns-spanned="2" table:number-rows-spanned="1"/>
          <table:covered-table-cell table:style-name="ce106"/>
          <table:table-cell table:style-name="ce112"/>
          <table:table-cell table:style-name="ce114" table:content-validation-name="val1" table:number-columns-spanned="2" table:number-rows-spanned="1"/>
          <table:covered-table-cell table:style-name="ce116"/>
          <table:table-cell table:style-name="ce112"/>
          <table:table-cell table:style-name="ce121" table:content-validation-name="val1" table:number-columns-spanned="2" table:number-rows-spanned="1"/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/>
          <table:table-cell/>
        </table:table-row>
        <table:table-row table:style-name="ro4">
          <table:covered-table-cell/>
          <table:covered-table-cell table:style-name="ce86"/>
          <table:covered-table-cell table:number-columns-repeated="40" table:style-name="ce93"/>
          <table:table-cell table:style-name="ce100" table:content-validation-name="val1" office:value-type="float" office:value="251" calcext:value-type="float" table:number-columns-spanned="2" table:number-rows-spanned="1">
            <text:p>251</text:p>
          </table:table-cell>
          <table:covered-table-cell table:style-name="ce106"/>
          <table:table-cell table:style-name="ce112"/>
          <table:table-cell table:style-name="ce114" table:content-validation-name="val1" office:value-type="float" office:value="253" calcext:value-type="float" table:number-columns-spanned="2" table:number-rows-spanned="1">
            <text:p>253</text:p>
          </table:table-cell>
          <table:covered-table-cell table:style-name="ce116"/>
          <table:table-cell table:style-name="ce112"/>
          <table:table-cell table:style-name="ce121" table:content-validation-name="val1" office:value-type="float" office:value="255" calcext:value-type="float" table:number-columns-spanned="2" table:number-rows-spanned="1">
            <text:p>255</text:p>
          </table:table-cell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 table:number-columns-repeated="2"/>
          <table:covered-table-cell table:style-name="ce86" office:value-type="string" calcext:value-type="string">
            <text:p>Code Output Format &gt;</text:p>
          </table:covered-table-cell>
          <table:covered-table-cell table:number-columns-repeated="7" table:style-name="Default"/>
          <table:covered-table-cell table:number-columns-repeated="32" table:style-name="ce33"/>
          <table:covered-table-cell table:style-name="Default"/>
          <table:table-cell table:style-name="ce100" table:content-validation-name="val1" table:number-columns-spanned="2" table:number-rows-spanned="1"/>
          <table:covered-table-cell table:style-name="ce106"/>
          <table:table-cell table:style-name="ce112"/>
          <table:table-cell table:style-name="ce114" table:content-validation-name="val1" table:number-columns-spanned="2" table:number-rows-spanned="1"/>
          <table:covered-table-cell table:style-name="ce116"/>
          <table:table-cell table:style-name="ce112"/>
          <table:table-cell table:style-name="ce121" table:content-validation-name="val1" table:number-columns-spanned="2" table:number-rows-spanned="1"/>
          <table:covered-table-cell table:style-name="ce116"/>
          <table:table-cell table:style-name="ce112"/>
          <table:table-cell table:style-name="ce124" table:content-validation-name="val1" table:number-columns-spanned="2" table:number-rows-spanned="1"/>
          <table:covered-table-cell table:style-name="ce116"/>
          <table:covered-table-cell/>
          <table:table-cell/>
        </table:table-row>
        <table:table-row table:style-name="ro1">
          <table:covered-table-cell/>
          <table:table-cell table:style-name="ce87" table:number-columns-spanned="52" table:number-rows-spanned="1"/>
          <table:covered-table-cell table:number-columns-repeated="40" table:style-name="ce94"/>
          <table:covered-table-cell table:number-columns-repeated="1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  <table:table-cell/>
        </table:table-row>
        <table:table-row table:style-name="ro4">
          <table:covered-table-cell/>
          <table:table-cell table:style-name="ce86" office:value-type="string" calcext:value-type="string" table:number-columns-spanned="41" table:number-rows-spanned="1">
            <text:p>Code Output Format &gt;</text:p>
          </table:table-cell>
          <table:covered-table-cell table:number-columns-repeated="40" table:style-name="ce93"/>
          <table:table-cell table:style-name="ce101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ce107"/>
          <table:table-cell table:style-name="ce108" table:number-columns-spanned="2" table:number-rows-spanned="1"/>
          <table:covered-table-cell table:style-name="ce107"/>
          <table:table-cell table:style-name="ce122" table:content-validation-name="val3" office:value-type="string" calcext:value-type="string" table:number-columns-spanned="4" table:number-rows-spanned="1">
            <text:p>HEX</text:p>
          </table:table-cell>
          <table:covered-table-cell table:number-columns-repeated="3" table:style-name="ce107"/>
          <table:table-cell table:style-name="ce76"/>
          <table:covered-table-cell table:number-columns-repeated="2"/>
          <table:table-cell table:style-name="ce86" office:value-type="string" calcext:value-type="string" table:number-columns-spanned="41" table:number-rows-spanned="1">
            <text:p>Code Output Format &gt;</text:p>
          </table:table-cell>
          <table:covered-table-cell table:number-columns-repeated="40" table:style-name="Default"/>
          <table:table-cell table:style-name="ce101" table:content-validation-name="val2" office:value-type="string" calcext:value-type="string" table:number-columns-spanned="4" table:number-rows-spanned="1">
            <text:p>C</text:p>
          </table:table-cell>
          <table:covered-table-cell table:number-columns-repeated="3" table:style-name="ce107"/>
          <table:table-cell table:style-name="ce108" table:number-columns-spanned="2" table:number-rows-spanned="1"/>
          <table:covered-table-cell table:style-name="ce107"/>
          <table:table-cell table:style-name="ce122" table:content-validation-name="val3" office:value-type="string" calcext:value-type="string" table:number-columns-spanned="4" table:number-rows-spanned="1">
            <text:p>DEC</text:p>
          </table:table-cell>
          <table:covered-table-cell table:number-columns-repeated="3" table:style-name="ce107"/>
          <table:table-cell table:style-name="ce76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42" table:style-name="ce23"/>
          <table:covered-table-cell table:style-name="ce37"/>
          <table:covered-table-cell table:number-columns-repeated="8" table:style-name="ce23"/>
          <table:covered-table-cell/>
          <table:table-cell/>
        </table:table-row>
        <table:table-row table:style-name="ro4">
          <table:covered-table-cell/>
          <table:table-cell table:style-name="ce88" table:formula="of:=IF([.AQ95]&gt;0 ;    IF([.AQ98]=&quot;BASIC&quot;    ;       IF([.AW98]=&quot;HEX&quot;       ;          &quot;SYMBOL &quot;&amp;[.AQ95]&amp;&quot;,&amp;&quot;&amp;[.AR76]&amp;&quot;,&amp;&quot;&amp;[.AR77]&amp;&quot;,&amp;&quot;&amp;[.AR78]&amp;&quot;,&amp;&quot;&amp;[.AR79]&amp;&quot;,&amp;&quot;&amp;[.AR80]&amp;&quot;,&amp;&quot;&amp;[.AR81]&amp;&quot;,&amp;&quot;&amp;[.AR82]&amp;&quot;,&amp;&quot;&amp;[.AR83]       ;          &quot;SYMBOL &quot;&amp;[.AQ95]&amp;&quot;,&quot;&amp;[.AQ76]&amp;&quot;,&quot;&amp;[.AQ77]&amp;&quot;,&quot;&amp;[.AQ78]&amp;&quot;,&quot;&amp;[.AQ79]&amp;&quot;,&quot;&amp;[.AQ80]&amp;&quot;,&quot;&amp;[.AQ81]&amp;&quot;,&quot;&amp;[.AQ82]&amp;&quot;,&quot;&amp;[.AQ83]       )    ;       IF([.AW98]=&quot;HEX&quot;       ;          &quot;/*&quot;&amp;TEXT([.AQ95];&quot;??0&quot;)&amp;&quot;*/ ,0x&quot;&amp;[.AR76]&amp;&quot;,0x&quot;&amp;[.AR77]&amp;&quot;,0x&quot;&amp;[.AR78]&amp;&quot;,0x&quot;&amp;[.AR79]&amp;&quot;,0x&quot;&amp;[.AR80]&amp;&quot;,0x&quot;&amp;[.AR81]&amp;&quot;,0x&quot;&amp;[.AR82]&amp;&quot;,0x&quot;&amp;[.AR83]       ;          &quot;/*&quot;&amp;TEXT([.AQ95];&quot;??0&quot;)&amp;&quot;*/ ,&quot;&amp;TEXT([.AQ76];&quot;??0&quot;)&amp;&quot;,&quot;&amp;TEXT([.AQ77];&quot;??0&quot;)&amp;&quot;,&quot;&amp;TEXT([.AQ78];&quot;??0&quot;)&amp;&quot;,&quot;&amp;TEXT([.AQ79];&quot;??0&quot;)&amp;&quot;,&quot;&amp;TEXT([.AQ80];&quot;??0&quot;)&amp;&quot;,&quot;&amp;TEXT([.AQ81];&quot;??0&quot;)&amp;&quot;,&quot;&amp;TEXT([.AQ82];&quot;??0&quot;)&amp;&quot;,&quot;&amp;TEXT([.AQ83];&quot;??0&quot;)       )    ) ; &quot; -- &quot; )" office:value-type="string" office:string-value="/*250*/ ,0x00,0x00,0x2F,0x3E,0x00,0x00,0x00,0x00" calcext:value-type="string" table:number-columns-spanned="52" table:number-rows-spanned="1">
            <text:p>/*250*/ ,0x00,0x00,0x2F,0x3E,0x00,0x00,0x00,0x00</text:p>
          </table:table-cell>
          <table:covered-table-cell table:number-columns-repeated="51" table:style-name="ce28"/>
          <table:covered-table-cell table:number-columns-repeated="2"/>
          <table:table-cell table:style-name="ce88" table:formula="of:=IF([.CS95]&gt;0 ;    IF([.CS98]=&quot;BASIC&quot;    ;       IF([.CY98]=&quot;HEX&quot;       ;          &quot;SYMBOL &quot;&amp;[.CS95]&amp;&quot;,&amp;&quot;&amp;[.CT76]&amp;&quot;,&amp;&quot;&amp;[.CT77]&amp;&quot;,&amp;&quot;&amp;[.CT78]&amp;&quot;,&amp;&quot;&amp;[.CT79]&amp;&quot;,&amp;&quot;&amp;[.CT80]&amp;&quot;,&amp;&quot;&amp;[.CT81]&amp;&quot;,&amp;&quot;&amp;[.CT82]&amp;&quot;,&amp;&quot;&amp;[.CT83]       ;          &quot;SYMBOL &quot;&amp;[.CS95]&amp;&quot;,&quot;&amp;[.CS76]&amp;&quot;,&quot;&amp;[.CS77]&amp;&quot;,&quot;&amp;[.CS78]&amp;&quot;,&quot;&amp;[.CS79]&amp;&quot;,&quot;&amp;[.CS80]&amp;&quot;,&quot;&amp;[.CS81]&amp;&quot;,&quot;&amp;[.CS82]&amp;&quot;,&quot;&amp;[.CS83]       )    ;       IF([.CY98]=&quot;HEX&quot;       ;          &quot;/*&quot;&amp;TEXT([.CS95];&quot;??0&quot;)&amp;&quot;*/ ,0x&quot;&amp;[.CT76]&amp;&quot;,0x&quot;&amp;[.CT77]&amp;&quot;,0x&quot;&amp;[.CT78]&amp;&quot;,0x&quot;&amp;[.CT79]&amp;&quot;,0x&quot;&amp;[.CT80]&amp;&quot;,0x&quot;&amp;[.CT81]&amp;&quot;,0x&quot;&amp;[.CT82]&amp;&quot;,0x&quot;&amp;[.CT83]       ;          &quot;/*&quot;&amp;TEXT([.CS95];&quot;??0&quot;)&amp;&quot;*/ ,&quot;&amp;TEXT([.CS76];&quot;??0&quot;)&amp;&quot;,&quot;&amp;TEXT([.CS77];&quot;??0&quot;)&amp;&quot;,&quot;&amp;TEXT([.CS78];&quot;??0&quot;)&amp;&quot;,&quot;&amp;TEXT([.CS79];&quot;??0&quot;)&amp;&quot;,&quot;&amp;TEXT([.CS80];&quot;??0&quot;)&amp;&quot;,&quot;&amp;TEXT([.CS81];&quot;??0&quot;)&amp;&quot;,&quot;&amp;TEXT([.CS82];&quot;??0&quot;)&amp;&quot;,&quot;&amp;TEXT([.CS8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0" table:formula="of:=IF([.AT95]&gt;0 ;    IF([.AQ98]=&quot;BASIC&quot;    ;       IF([.AW98]=&quot;HEX&quot;       ;          &quot;SYMBOL &quot;&amp;[.AT95]&amp;&quot;,&amp;&quot;&amp;[.AU76]&amp;&quot;,&amp;&quot;&amp;[.AU77]&amp;&quot;,&amp;&quot;&amp;[.AU78]&amp;&quot;,&amp;&quot;&amp;[.AU79]&amp;&quot;,&amp;&quot;&amp;[.AU80]&amp;&quot;,&amp;&quot;&amp;[.AU81]&amp;&quot;,&amp;&quot;&amp;[.AU82]&amp;&quot;,&amp;&quot;&amp;[.AU83]       ;          &quot;SYMBOL &quot;&amp;[.AT95]&amp;&quot;,&quot;&amp;[.AT76]&amp;&quot;,&quot;&amp;[.AT77]&amp;&quot;,&quot;&amp;[.AT78]&amp;&quot;,&quot;&amp;[.AT79]&amp;&quot;,&quot;&amp;[.AT80]&amp;&quot;,&quot;&amp;[.AT81]&amp;&quot;,&quot;&amp;[.AT82]&amp;&quot;,&quot;&amp;[.AT83]       )    ;       IF([.AW98]=&quot;HEX&quot;       ;          &quot;/*&quot;&amp;TEXT([.AT95];&quot;??0&quot;)&amp;&quot;*/ ,0x&quot;&amp;[.AU76]&amp;&quot;,0x&quot;&amp;[.AU77]&amp;&quot;,0x&quot;&amp;[.AU78]&amp;&quot;,0x&quot;&amp;[.AU79]&amp;&quot;,0x&quot;&amp;[.AU80]&amp;&quot;,0x&quot;&amp;[.AU81]&amp;&quot;,0x&quot;&amp;[.AU82]&amp;&quot;,0x&quot;&amp;[.AU83]       ;          &quot;/*&quot;&amp;TEXT([.AT95];&quot;??0&quot;)&amp;&quot;*/ ,&quot;&amp;TEXT([.AT76];&quot;??0&quot;)&amp;&quot;,&quot;&amp;TEXT([.AT77];&quot;??0&quot;)&amp;&quot;,&quot;&amp;TEXT([.AT78];&quot;??0&quot;)&amp;&quot;,&quot;&amp;TEXT([.AT79];&quot;??0&quot;)&amp;&quot;,&quot;&amp;TEXT([.AT80];&quot;??0&quot;)&amp;&quot;,&quot;&amp;TEXT([.AT81];&quot;??0&quot;)&amp;&quot;,&quot;&amp;TEXT([.AT82];&quot;??0&quot;)&amp;&quot;,&quot;&amp;TEXT([.AT83];&quot;??0&quot;)       )    ) ; &quot; -- &quot; )" office:value-type="string" office:string-value="/*252*/ ,0x3E,0x7F,0x00,0x01,0x03,0x01,0x02,0x00" calcext:value-type="string" table:number-columns-spanned="52" table:number-rows-spanned="1">
            <text:p>/*252*/ ,0x3E,0x7F,0x00,0x01,0x03,0x01,0x02,0x00</text:p>
          </table:table-cell>
          <table:covered-table-cell table:number-columns-repeated="51" table:style-name="ce28"/>
          <table:covered-table-cell table:number-columns-repeated="2"/>
          <table:table-cell table:style-name="ce90" table:formula="of:=IF([.CV95]&gt;0 ;    IF([.CS98]=&quot;BASIC&quot;    ;       IF([.CY98]=&quot;HEX&quot;       ;          &quot;SYMBOL &quot;&amp;[.CV95]&amp;&quot;,&amp;&quot;&amp;[.CW76]&amp;&quot;,&amp;&quot;&amp;[.CW77]&amp;&quot;,&amp;&quot;&amp;[.CW78]&amp;&quot;,&amp;&quot;&amp;[.CW79]&amp;&quot;,&amp;&quot;&amp;[.CW80]&amp;&quot;,&amp;&quot;&amp;[.CW81]&amp;&quot;,&amp;&quot;&amp;[.CW82]&amp;&quot;,&amp;&quot;&amp;[.CW83]       ;          &quot;SYMBOL &quot;&amp;[.CV95]&amp;&quot;,&quot;&amp;[.CV76]&amp;&quot;,&quot;&amp;[.CV77]&amp;&quot;,&quot;&amp;[.CV78]&amp;&quot;,&quot;&amp;[.CV79]&amp;&quot;,&quot;&amp;[.CV80]&amp;&quot;,&quot;&amp;[.CV81]&amp;&quot;,&quot;&amp;[.CV82]&amp;&quot;,&quot;&amp;[.CV83]       )    ;       IF([.CY98]=&quot;HEX&quot;       ;          &quot;/*&quot;&amp;TEXT([.CV95];&quot;??0&quot;)&amp;&quot;*/ ,0x&quot;&amp;[.CW76]&amp;&quot;,0x&quot;&amp;[.CW77]&amp;&quot;,0x&quot;&amp;[.CW78]&amp;&quot;,0x&quot;&amp;[.CW79]&amp;&quot;,0x&quot;&amp;[.CW80]&amp;&quot;,0x&quot;&amp;[.CW81]&amp;&quot;,0x&quot;&amp;[.CW82]&amp;&quot;,0x&quot;&amp;[.CW83]       ;          &quot;/*&quot;&amp;TEXT([.CV95];&quot;??0&quot;)&amp;&quot;*/ ,&quot;&amp;TEXT([.CV76];&quot;??0&quot;)&amp;&quot;,&quot;&amp;TEXT([.CV77];&quot;??0&quot;)&amp;&quot;,&quot;&amp;TEXT([.CV78];&quot;??0&quot;)&amp;&quot;,&quot;&amp;TEXT([.CV79];&quot;??0&quot;)&amp;&quot;,&quot;&amp;TEXT([.CV80];&quot;??0&quot;)&amp;&quot;,&quot;&amp;TEXT([.CV81];&quot;??0&quot;)&amp;&quot;,&quot;&amp;TEXT([.CV82];&quot;??0&quot;)&amp;&quot;,&quot;&amp;TEXT([.CV8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1" table:formula="of:=IF([.AW95]&gt;0 ;    IF([.AQ98]=&quot;BASIC&quot;    ;       IF([.AW98]=&quot;HEX&quot;       ;          &quot;SYMBOL &quot;&amp;[.AW95]&amp;&quot;,&amp;&quot;&amp;[.AX76]&amp;&quot;,&amp;&quot;&amp;[.AX77]&amp;&quot;,&amp;&quot;&amp;[.AX78]&amp;&quot;,&amp;&quot;&amp;[.AX79]&amp;&quot;,&amp;&quot;&amp;[.AX80]&amp;&quot;,&amp;&quot;&amp;[.AX81]&amp;&quot;,&amp;&quot;&amp;[.AX82]&amp;&quot;,&amp;&quot;&amp;[.AX83]       ;          &quot;SYMBOL &quot;&amp;[.AW95]&amp;&quot;,&quot;&amp;[.AW76]&amp;&quot;,&quot;&amp;[.AW77]&amp;&quot;,&quot;&amp;[.AW78]&amp;&quot;,&quot;&amp;[.AW79]&amp;&quot;,&quot;&amp;[.AW80]&amp;&quot;,&quot;&amp;[.AW81]&amp;&quot;,&quot;&amp;[.AW82]&amp;&quot;,&quot;&amp;[.AW83]       )    ;       IF([.AW98]=&quot;HEX&quot;       ;          &quot;/*&quot;&amp;TEXT([.AW95];&quot;??0&quot;)&amp;&quot;*/ ,0x&quot;&amp;[.AX76]&amp;&quot;,0x&quot;&amp;[.AX77]&amp;&quot;,0x&quot;&amp;[.AX78]&amp;&quot;,0x&quot;&amp;[.AX79]&amp;&quot;,0x&quot;&amp;[.AX80]&amp;&quot;,0x&quot;&amp;[.AX81]&amp;&quot;,0x&quot;&amp;[.AX82]&amp;&quot;,0x&quot;&amp;[.AX83]       ;          &quot;/*&quot;&amp;TEXT([.AW95];&quot;??0&quot;)&amp;&quot;*/ ,&quot;&amp;TEXT([.AW76];&quot;??0&quot;)&amp;&quot;,&quot;&amp;TEXT([.AW77];&quot;??0&quot;)&amp;&quot;,&quot;&amp;TEXT([.AW78];&quot;??0&quot;)&amp;&quot;,&quot;&amp;TEXT([.AW79];&quot;??0&quot;)&amp;&quot;,&quot;&amp;TEXT([.AW80];&quot;??0&quot;)&amp;&quot;,&quot;&amp;TEXT([.AW81];&quot;??0&quot;)&amp;&quot;,&quot;&amp;TEXT([.AW82];&quot;??0&quot;)&amp;&quot;,&quot;&amp;TEXT([.AW83];&quot;??0&quot;)       )    ) ; &quot; -- &quot; )" office:value-type="string" office:string-value="/*254*/ ,0x00,0x00,0x00,0x00,0x3C,0x2E,0x24,0x3C" calcext:value-type="string" table:number-columns-spanned="52" table:number-rows-spanned="1">
            <text:p>/*254*/ ,0x00,0x00,0x00,0x00,0x3C,0x2E,0x24,0x3C</text:p>
          </table:table-cell>
          <table:covered-table-cell table:number-columns-repeated="51" table:style-name="ce28"/>
          <table:covered-table-cell table:number-columns-repeated="2"/>
          <table:table-cell table:style-name="ce91" table:formula="of:=IF([.CY95]&gt;0 ;    IF([.CS98]=&quot;BASIC&quot;    ;       IF([.CY98]=&quot;HEX&quot;       ;          &quot;SYMBOL &quot;&amp;[.CY95]&amp;&quot;,&amp;&quot;&amp;[.CZ76]&amp;&quot;,&amp;&quot;&amp;[.CZ77]&amp;&quot;,&amp;&quot;&amp;[.CZ78]&amp;&quot;,&amp;&quot;&amp;[.CZ79]&amp;&quot;,&amp;&quot;&amp;[.CZ80]&amp;&quot;,&amp;&quot;&amp;[.CZ81]&amp;&quot;,&amp;&quot;&amp;[.CZ82]&amp;&quot;,&amp;&quot;&amp;[.CZ83]       ;          &quot;SYMBOL &quot;&amp;[.CY95]&amp;&quot;,&quot;&amp;[.CY76]&amp;&quot;,&quot;&amp;[.CY77]&amp;&quot;,&quot;&amp;[.CY78]&amp;&quot;,&quot;&amp;[.CY79]&amp;&quot;,&quot;&amp;[.CY80]&amp;&quot;,&quot;&amp;[.CY81]&amp;&quot;,&quot;&amp;[.CY82]&amp;&quot;,&quot;&amp;[.CY83]       )    ;       IF([.CY98]=&quot;HEX&quot;       ;          &quot;/*&quot;&amp;TEXT([.CY95];&quot;??0&quot;)&amp;&quot;*/ ,0x&quot;&amp;[.CZ76]&amp;&quot;,0x&quot;&amp;[.CZ77]&amp;&quot;,0x&quot;&amp;[.CZ78]&amp;&quot;,0x&quot;&amp;[.CZ79]&amp;&quot;,0x&quot;&amp;[.CZ80]&amp;&quot;,0x&quot;&amp;[.CZ81]&amp;&quot;,0x&quot;&amp;[.CZ82]&amp;&quot;,0x&quot;&amp;[.CZ83]       ;          &quot;/*&quot;&amp;TEXT([.CY95];&quot;??0&quot;)&amp;&quot;*/ ,&quot;&amp;TEXT([.CY76];&quot;??0&quot;)&amp;&quot;,&quot;&amp;TEXT([.CY77];&quot;??0&quot;)&amp;&quot;,&quot;&amp;TEXT([.CY78];&quot;??0&quot;)&amp;&quot;,&quot;&amp;TEXT([.CY79];&quot;??0&quot;)&amp;&quot;,&quot;&amp;TEXT([.CY80];&quot;??0&quot;)&amp;&quot;,&quot;&amp;TEXT([.CY81];&quot;??0&quot;)&amp;&quot;,&quot;&amp;TEXT([.CY82];&quot;??0&quot;)&amp;&quot;,&quot;&amp;TEXT([.CY8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2" table:formula="of:=IF([.AZ95]&gt;0 ;    IF([.AQ98]=&quot;BASIC&quot;    ;       IF([.AW98]=&quot;HEX&quot;       ;          &quot;SYMBOL &quot;&amp;[.AZ95]&amp;&quot;,&amp;&quot;&amp;[.BA76]&amp;&quot;,&amp;&quot;&amp;[.BA77]&amp;&quot;,&amp;&quot;&amp;[.BA78]&amp;&quot;,&amp;&quot;&amp;[.BA79]&amp;&quot;,&amp;&quot;&amp;[.BA80]&amp;&quot;,&amp;&quot;&amp;[.BA81]&amp;&quot;,&amp;&quot;&amp;[.BA82]&amp;&quot;,&amp;&quot;&amp;[.BA83]       ;          &quot;SYMBOL &quot;&amp;[.AZ95]&amp;&quot;,&quot;&amp;[.AZ76]&amp;&quot;,&quot;&amp;[.AZ77]&amp;&quot;,&quot;&amp;[.AZ78]&amp;&quot;,&quot;&amp;[.AZ79]&amp;&quot;,&quot;&amp;[.AZ80]&amp;&quot;,&quot;&amp;[.AZ81]&amp;&quot;,&quot;&amp;[.AZ82]&amp;&quot;,&quot;&amp;[.AZ83]       )    ;       IF([.AW98]=&quot;HEX&quot;       ;          &quot;/*&quot;&amp;TEXT([.AZ95];&quot;??0&quot;)&amp;&quot;*/ ,0x&quot;&amp;[.BA76]&amp;&quot;,0x&quot;&amp;[.BA77]&amp;&quot;,0x&quot;&amp;[.BA78]&amp;&quot;,0x&quot;&amp;[.BA79]&amp;&quot;,0x&quot;&amp;[.BA80]&amp;&quot;,0x&quot;&amp;[.BA81]&amp;&quot;,0x&quot;&amp;[.BA82]&amp;&quot;,0x&quot;&amp;[.BA83]       ;          &quot;/*&quot;&amp;TEXT([.AZ95];&quot;??0&quot;)&amp;&quot;*/ ,&quot;&amp;TEXT([.AZ76];&quot;??0&quot;)&amp;&quot;,&quot;&amp;TEXT([.AZ77];&quot;??0&quot;)&amp;&quot;,&quot;&amp;TEXT([.AZ78];&quot;??0&quot;)&amp;&quot;,&quot;&amp;TEXT([.AZ79];&quot;??0&quot;)&amp;&quot;,&quot;&amp;TEXT([.AZ80];&quot;??0&quot;)&amp;&quot;,&quot;&amp;TEXT([.AZ81];&quot;??0&quot;)&amp;&quot;,&quot;&amp;TEXT([.AZ82];&quot;??0&quot;)&amp;&quot;,&quot;&amp;TEXT([.AZ8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2" table:formula="of:=IF([.DB95]&gt;0 ;    IF([.CS98]=&quot;BASIC&quot;    ;       IF([.CY98]=&quot;HEX&quot;       ;          &quot;SYMBOL &quot;&amp;[.DB95]&amp;&quot;,&amp;&quot;&amp;[.DC76]&amp;&quot;,&amp;&quot;&amp;[.DC77]&amp;&quot;,&amp;&quot;&amp;[.DC78]&amp;&quot;,&amp;&quot;&amp;[.DC79]&amp;&quot;,&amp;&quot;&amp;[.DC80]&amp;&quot;,&amp;&quot;&amp;[.DC81]&amp;&quot;,&amp;&quot;&amp;[.DC82]&amp;&quot;,&amp;&quot;&amp;[.DC83]       ;          &quot;SYMBOL &quot;&amp;[.DB95]&amp;&quot;,&quot;&amp;[.DB76]&amp;&quot;,&quot;&amp;[.DB77]&amp;&quot;,&quot;&amp;[.DB78]&amp;&quot;,&quot;&amp;[.DB79]&amp;&quot;,&quot;&amp;[.DB80]&amp;&quot;,&quot;&amp;[.DB81]&amp;&quot;,&quot;&amp;[.DB82]&amp;&quot;,&quot;&amp;[.DB83]       )    ;       IF([.CY98]=&quot;HEX&quot;       ;          &quot;/*&quot;&amp;TEXT([.DB95];&quot;??0&quot;)&amp;&quot;*/ ,0x&quot;&amp;[.DC76]&amp;&quot;,0x&quot;&amp;[.DC77]&amp;&quot;,0x&quot;&amp;[.DC78]&amp;&quot;,0x&quot;&amp;[.DC79]&amp;&quot;,0x&quot;&amp;[.DC80]&amp;&quot;,0x&quot;&amp;[.DC81]&amp;&quot;,0x&quot;&amp;[.DC82]&amp;&quot;,0x&quot;&amp;[.DC83]       ;          &quot;/*&quot;&amp;TEXT([.DB95];&quot;??0&quot;)&amp;&quot;*/ ,&quot;&amp;TEXT([.DB76];&quot;??0&quot;)&amp;&quot;,&quot;&amp;TEXT([.DB77];&quot;??0&quot;)&amp;&quot;,&quot;&amp;TEXT([.DB78];&quot;??0&quot;)&amp;&quot;,&quot;&amp;TEXT([.DB79];&quot;??0&quot;)&amp;&quot;,&quot;&amp;TEXT([.DB80];&quot;??0&quot;)&amp;&quot;,&quot;&amp;TEXT([.DB81];&quot;??0&quot;)&amp;&quot;,&quot;&amp;TEXT([.DB82];&quot;??0&quot;)&amp;&quot;,&quot;&amp;TEXT([.DB83];&quot;??0&quot;)       )    ) ; &quot; -- &quot;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88" table:formula="of:=IF([.AQ96]&gt;0 ;    IF([.AQ98]=&quot;BASIC&quot;    ;       IF([.AW98]=&quot;HEX&quot;       ;          &quot;SYMBOL &quot;&amp;[.AQ96]&amp;&quot;,&amp;&quot;&amp;[.AR85]&amp;&quot;,&amp;&quot;&amp;[.A86]&amp;&quot;,&amp;&quot;&amp;[.AR87]&amp;&quot;,&amp;&quot;&amp;[.AR88]&amp;&quot;,&amp;&quot;&amp;[.AR89]&amp;&quot;,&amp;&quot;&amp;[.AR90]&amp;&quot;,&amp;&quot;&amp;[.AR91]&amp;&quot;,&amp;&quot;&amp;[.AR92]       ;          &quot;SYMBOL &quot;&amp;[.AQ96]&amp;&quot;,&quot;&amp;[.AQ85]&amp;&quot;,&quot;&amp;[.AQ86]&amp;&quot;,&quot;&amp;[.AQ87]&amp;&quot;,&quot;&amp;[.AQ88]&amp;&quot;,&quot;&amp;[.AQ89]&amp;&quot;,&quot;&amp;[.AQ90]&amp;&quot;,&quot;&amp;[.AQ91]&amp;&quot;,&quot;&amp;[.AQ92]       )    ;       IF([.AW98]=&quot;HEX&quot;       ;          &quot;/*&quot;&amp;TEXT([.AQ96];&quot;??0&quot;)&amp;&quot;*/ ,0x&quot;&amp;[.AR85]&amp;&quot;,0x&quot;&amp;[.AR86]&amp;&quot;,0x&quot;&amp;[.AR87]&amp;&quot;,0x&quot;&amp;[.AR88]&amp;&quot;,0x&quot;&amp;[.AR89]&amp;&quot;,0x&quot;&amp;[.AR90]&amp;&quot;,0x&quot;&amp;[.AR91]&amp;&quot;,0x&quot;&amp;[.AR92]       ;          &quot;/*&quot;&amp;TEXT([.AQ96];&quot;??0&quot;)&amp;&quot;*/ ,&quot;&amp;TEXT([.AQ85];&quot;??0&quot;)&amp;&quot;,&quot;&amp;TEXT([.AQ86];&quot;??0&quot;)&amp;&quot;,&quot;&amp;TEXT([.AQ87];&quot;??0&quot;)&amp;&quot;,&quot;&amp;TEXT([.AQ88];&quot;??0&quot;)&amp;&quot;,&quot;&amp;TEXT([.AQ89];&quot;??0&quot;)&amp;&quot;,&quot;&amp;TEXT([.AQ90];&quot;??0&quot;)&amp;&quot;,&quot;&amp;TEXT([.AQ91];&quot;??0&quot;)&amp;&quot;,&quot;&amp;TEXT([.AQ92];&quot;??0&quot;)       )        )  ;  &quot; -- &quot;  )" office:value-type="string" office:string-value="/*251*/ ,0x10,0x14,0x94,0x14,0x1C,0x18,0x1E,0x00" calcext:value-type="string" table:number-columns-spanned="52" table:number-rows-spanned="1">
            <text:p>/*251*/ ,0x10,0x14,0x94,0x14,0x1C,0x18,0x1E,0x00</text:p>
          </table:table-cell>
          <table:covered-table-cell table:number-columns-repeated="51" table:style-name="ce28"/>
          <table:covered-table-cell table:number-columns-repeated="2"/>
          <table:table-cell table:style-name="ce88" table:formula="of:=IF([.CS96]&gt;0 ;    IF([.CS98]=&quot;BASIC&quot;    ;       IF([.CY98]=&quot;HEX&quot;       ;          &quot;SYMBOL &quot;&amp;[.CS96]&amp;&quot;,&amp;&quot;&amp;[.CT85]&amp;&quot;,&amp;&quot;&amp;[.BC86]&amp;&quot;,&amp;&quot;&amp;[.CT87]&amp;&quot;,&amp;&quot;&amp;[.CT88]&amp;&quot;,&amp;&quot;&amp;[.CT89]&amp;&quot;,&amp;&quot;&amp;[.CT90]&amp;&quot;,&amp;&quot;&amp;[.CT91]&amp;&quot;,&amp;&quot;&amp;[.CT92]       ;          &quot;SYMBOL &quot;&amp;[.CS96]&amp;&quot;,&quot;&amp;[.CS85]&amp;&quot;,&quot;&amp;[.CS86]&amp;&quot;,&quot;&amp;[.CS87]&amp;&quot;,&quot;&amp;[.CS88]&amp;&quot;,&quot;&amp;[.CS89]&amp;&quot;,&quot;&amp;[.CS90]&amp;&quot;,&quot;&amp;[.CS91]&amp;&quot;,&quot;&amp;[.CS92]       )    ;       IF([.CY98]=&quot;HEX&quot;       ;          &quot;/*&quot;&amp;TEXT([.CS96];&quot;??0&quot;)&amp;&quot;*/ ,0x&quot;&amp;[.CT85]&amp;&quot;,0x&quot;&amp;[.CT86]&amp;&quot;,0x&quot;&amp;[.CT87]&amp;&quot;,0x&quot;&amp;[.CT88]&amp;&quot;,0x&quot;&amp;[.CT89]&amp;&quot;,0x&quot;&amp;[.CT90]&amp;&quot;,0x&quot;&amp;[.CT91]&amp;&quot;,0x&quot;&amp;[.CT92]       ;          &quot;/*&quot;&amp;TEXT([.CS96];&quot;??0&quot;)&amp;&quot;*/ ,&quot;&amp;TEXT([.CS85];&quot;??0&quot;)&amp;&quot;,&quot;&amp;TEXT([.CS86];&quot;??0&quot;)&amp;&quot;,&quot;&amp;TEXT([.CS87];&quot;??0&quot;)&amp;&quot;,&quot;&amp;TEXT([.CS88];&quot;??0&quot;)&amp;&quot;,&quot;&amp;TEXT([.CS89];&quot;??0&quot;)&amp;&quot;,&quot;&amp;TEXT([.CS90];&quot;??0&quot;)&amp;&quot;,&quot;&amp;TEXT([.CS91];&quot;??0&quot;)&amp;&quot;,&quot;&amp;TEXT([.CS92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0" table:formula="of:=IF([.AT96]&gt;0 ;    IF([.AQ98]=&quot;BASIC&quot;    ;       IF([.AW98]=&quot;HEX&quot;       ;          &quot;SYMBOL &quot;&amp;[.AT96]&amp;&quot;,&amp;&quot;&amp;[.AU85]&amp;&quot;,&amp;&quot;&amp;[.A86]&amp;&quot;,&amp;&quot;&amp;[.AU87]&amp;&quot;,&amp;&quot;&amp;[.AU88]&amp;&quot;,&amp;&quot;&amp;[.AU89]&amp;&quot;,&amp;&quot;&amp;[.AU90]&amp;&quot;,&amp;&quot;&amp;[.AU91]&amp;&quot;,&amp;&quot;&amp;[.AU92]       ;          &quot;SYMBOL &quot;&amp;[.AT96]&amp;&quot;,&quot;&amp;[.AT85]&amp;&quot;,&quot;&amp;[.AT86]&amp;&quot;,&quot;&amp;[.AT87]&amp;&quot;,&quot;&amp;[.AT88]&amp;&quot;,&quot;&amp;[.AT89]&amp;&quot;,&quot;&amp;[.AT90]&amp;&quot;,&quot;&amp;[.AT91]&amp;&quot;,&quot;&amp;[.AT92]       )    ;       IF([.AW98]=&quot;HEX&quot;       ;          &quot;/*&quot;&amp;TEXT([.AT96];&quot;??0&quot;)&amp;&quot;*/ ,0x&quot;&amp;[.AU85]&amp;&quot;,0x&quot;&amp;[.AU86]&amp;&quot;,0x&quot;&amp;[.AU87]&amp;&quot;,0x&quot;&amp;[.AU88]&amp;&quot;,0x&quot;&amp;[.AU89]&amp;&quot;,0x&quot;&amp;[.AU90]&amp;&quot;,0x&quot;&amp;[.AU91]&amp;&quot;,0x&quot;&amp;[.AU92]       ;          &quot;/*&quot;&amp;TEXT([.AT96];&quot;??0&quot;)&amp;&quot;*/ ,&quot;&amp;TEXT([.AT85];&quot;??0&quot;)&amp;&quot;,&quot;&amp;TEXT([.AT86];&quot;??0&quot;)&amp;&quot;,&quot;&amp;TEXT([.AT87];&quot;??0&quot;)&amp;&quot;,&quot;&amp;TEXT([.AT88];&quot;??0&quot;)&amp;&quot;,&quot;&amp;TEXT([.AT89];&quot;??0&quot;)&amp;&quot;,&quot;&amp;TEXT([.AT90];&quot;??0&quot;)&amp;&quot;,&quot;&amp;TEXT([.AT91];&quot;??0&quot;)&amp;&quot;,&quot;&amp;TEXT([.AT92];&quot;??0&quot;)       )        )  ;  &quot; -- &quot;  )" office:value-type="string" office:string-value="/*253*/ ,0x00,0xC0,0x40,0x00,0x00,0x00,0x00,0x36" calcext:value-type="string" table:number-columns-spanned="52" table:number-rows-spanned="1">
            <text:p>/*253*/ ,0x00,0xC0,0x40,0x00,0x00,0x00,0x00,0x36</text:p>
          </table:table-cell>
          <table:covered-table-cell table:number-columns-repeated="51" table:style-name="ce28"/>
          <table:covered-table-cell table:number-columns-repeated="2"/>
          <table:table-cell table:style-name="ce90" table:formula="of:=IF([.CV96]&gt;0 ;    IF([.CS98]=&quot;BASIC&quot;    ;       IF([.CY98]=&quot;HEX&quot;       ;          &quot;SYMBOL &quot;&amp;[.CV96]&amp;&quot;,&amp;&quot;&amp;[.CW85]&amp;&quot;,&amp;&quot;&amp;[.BC86]&amp;&quot;,&amp;&quot;&amp;[.CW87]&amp;&quot;,&amp;&quot;&amp;[.CW88]&amp;&quot;,&amp;&quot;&amp;[.CW89]&amp;&quot;,&amp;&quot;&amp;[.CW90]&amp;&quot;,&amp;&quot;&amp;[.CW91]&amp;&quot;,&amp;&quot;&amp;[.CW92]       ;          &quot;SYMBOL &quot;&amp;[.CV96]&amp;&quot;,&quot;&amp;[.CV85]&amp;&quot;,&quot;&amp;[.CV86]&amp;&quot;,&quot;&amp;[.CV87]&amp;&quot;,&quot;&amp;[.CV88]&amp;&quot;,&quot;&amp;[.CV89]&amp;&quot;,&quot;&amp;[.CV90]&amp;&quot;,&quot;&amp;[.CV91]&amp;&quot;,&quot;&amp;[.CV92]       )    ;       IF([.CY98]=&quot;HEX&quot;       ;          &quot;/*&quot;&amp;TEXT([.CV96];&quot;??0&quot;)&amp;&quot;*/ ,0x&quot;&amp;[.CW85]&amp;&quot;,0x&quot;&amp;[.CW86]&amp;&quot;,0x&quot;&amp;[.CW87]&amp;&quot;,0x&quot;&amp;[.CW88]&amp;&quot;,0x&quot;&amp;[.CW89]&amp;&quot;,0x&quot;&amp;[.CW90]&amp;&quot;,0x&quot;&amp;[.CW91]&amp;&quot;,0x&quot;&amp;[.CW92]       ;          &quot;/*&quot;&amp;TEXT([.CV96];&quot;??0&quot;)&amp;&quot;*/ ,&quot;&amp;TEXT([.CV85];&quot;??0&quot;)&amp;&quot;,&quot;&amp;TEXT([.CV86];&quot;??0&quot;)&amp;&quot;,&quot;&amp;TEXT([.CV87];&quot;??0&quot;)&amp;&quot;,&quot;&amp;TEXT([.CV88];&quot;??0&quot;)&amp;&quot;,&quot;&amp;TEXT([.CV89];&quot;??0&quot;)&amp;&quot;,&quot;&amp;TEXT([.CV90];&quot;??0&quot;)&amp;&quot;,&quot;&amp;TEXT([.CV91];&quot;??0&quot;)&amp;&quot;,&quot;&amp;TEXT([.CV92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1" table:formula="of:=IF([.AW96]&gt;0 ;    IF([.AQ98]=&quot;BASIC&quot;    ;       IF([.AW98]=&quot;HEX&quot;       ;          &quot;SYMBOL &quot;&amp;[.AW96]&amp;&quot;,&amp;&quot;&amp;[.AX85]&amp;&quot;,&amp;&quot;&amp;[.A86]&amp;&quot;,&amp;&quot;&amp;[.AX87]&amp;&quot;,&amp;&quot;&amp;[.AX88]&amp;&quot;,&amp;&quot;&amp;[.AX89]&amp;&quot;,&amp;&quot;&amp;[.AX90]&amp;&quot;,&amp;&quot;&amp;[.AX91]&amp;&quot;,&amp;&quot;&amp;[.AX92]       ;          &quot;SYMBOL &quot;&amp;[.AW96]&amp;&quot;,&quot;&amp;[.AW85]&amp;&quot;,&quot;&amp;[.AW86]&amp;&quot;,&quot;&amp;[.AW87]&amp;&quot;,&quot;&amp;[.AW88]&amp;&quot;,&quot;&amp;[.AW89]&amp;&quot;,&quot;&amp;[.AW90]&amp;&quot;,&quot;&amp;[.AW91]&amp;&quot;,&quot;&amp;[.AW92]       )    ;       IF([.AW98]=&quot;HEX&quot;       ;          &quot;/*&quot;&amp;TEXT([.AW96];&quot;??0&quot;)&amp;&quot;*/ ,0x&quot;&amp;[.AX85]&amp;&quot;,0x&quot;&amp;[.AX86]&amp;&quot;,0x&quot;&amp;[.AX87]&amp;&quot;,0x&quot;&amp;[.AX88]&amp;&quot;,0x&quot;&amp;[.AX89]&amp;&quot;,0x&quot;&amp;[.AX90]&amp;&quot;,0x&quot;&amp;[.AX91]&amp;&quot;,0x&quot;&amp;[.AX92]       ;          &quot;/*&quot;&amp;TEXT([.AW96];&quot;??0&quot;)&amp;&quot;*/ ,&quot;&amp;TEXT([.AW85];&quot;??0&quot;)&amp;&quot;,&quot;&amp;TEXT([.AW86];&quot;??0&quot;)&amp;&quot;,&quot;&amp;TEXT([.AW87];&quot;??0&quot;)&amp;&quot;,&quot;&amp;TEXT([.AW88];&quot;??0&quot;)&amp;&quot;,&quot;&amp;TEXT([.AW89];&quot;??0&quot;)&amp;&quot;,&quot;&amp;TEXT([.AW90];&quot;??0&quot;)&amp;&quot;,&quot;&amp;TEXT([.AW91];&quot;??0&quot;)&amp;&quot;,&quot;&amp;TEXT([.AW92];&quot;??0&quot;)       )        )  ;  &quot; -- &quot;  )" office:value-type="string" office:string-value="/*255*/ ,0x0E,0x0B,0x2B,0x6B,0x43,0x06,0x00,0x00" calcext:value-type="string" table:number-columns-spanned="52" table:number-rows-spanned="1">
            <text:p>/*255*/ ,0x0E,0x0B,0x2B,0x6B,0x43,0x06,0x00,0x00</text:p>
          </table:table-cell>
          <table:covered-table-cell table:number-columns-repeated="51" table:style-name="ce28"/>
          <table:covered-table-cell table:number-columns-repeated="2"/>
          <table:table-cell table:style-name="ce91" table:formula="of:=IF([.CY96]&gt;0 ;    IF([.CS98]=&quot;BASIC&quot;    ;       IF([.CY98]=&quot;HEX&quot;       ;          &quot;SYMBOL &quot;&amp;[.CY96]&amp;&quot;,&amp;&quot;&amp;[.CZ85]&amp;&quot;,&amp;&quot;&amp;[.BC86]&amp;&quot;,&amp;&quot;&amp;[.CZ87]&amp;&quot;,&amp;&quot;&amp;[.CZ88]&amp;&quot;,&amp;&quot;&amp;[.CZ89]&amp;&quot;,&amp;&quot;&amp;[.CZ90]&amp;&quot;,&amp;&quot;&amp;[.CZ91]&amp;&quot;,&amp;&quot;&amp;[.CZ92]       ;          &quot;SYMBOL &quot;&amp;[.CY96]&amp;&quot;,&quot;&amp;[.CY85]&amp;&quot;,&quot;&amp;[.CY86]&amp;&quot;,&quot;&amp;[.CY87]&amp;&quot;,&quot;&amp;[.CY88]&amp;&quot;,&quot;&amp;[.CY89]&amp;&quot;,&quot;&amp;[.CY90]&amp;&quot;,&quot;&amp;[.CY91]&amp;&quot;,&quot;&amp;[.CY92]       )    ;       IF([.CY98]=&quot;HEX&quot;       ;          &quot;/*&quot;&amp;TEXT([.CY96];&quot;??0&quot;)&amp;&quot;*/ ,0x&quot;&amp;[.CZ85]&amp;&quot;,0x&quot;&amp;[.CZ86]&amp;&quot;,0x&quot;&amp;[.CZ87]&amp;&quot;,0x&quot;&amp;[.CZ88]&amp;&quot;,0x&quot;&amp;[.CZ89]&amp;&quot;,0x&quot;&amp;[.CZ90]&amp;&quot;,0x&quot;&amp;[.CZ91]&amp;&quot;,0x&quot;&amp;[.CZ92]       ;          &quot;/*&quot;&amp;TEXT([.CY96];&quot;??0&quot;)&amp;&quot;*/ ,&quot;&amp;TEXT([.CY85];&quot;??0&quot;)&amp;&quot;,&quot;&amp;TEXT([.CY86];&quot;??0&quot;)&amp;&quot;,&quot;&amp;TEXT([.CY87];&quot;??0&quot;)&amp;&quot;,&quot;&amp;TEXT([.CY88];&quot;??0&quot;)&amp;&quot;,&quot;&amp;TEXT([.CY89];&quot;??0&quot;)&amp;&quot;,&quot;&amp;TEXT([.CY90];&quot;??0&quot;)&amp;&quot;,&quot;&amp;TEXT([.CY91];&quot;??0&quot;)&amp;&quot;,&quot;&amp;TEXT([.CY92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4">
          <table:covered-table-cell/>
          <table:table-cell table:style-name="ce92" table:formula="of:=IF([.AZ96]&gt;0 ;    IF([.AQ98]=&quot;BASIC&quot;    ;       IF([.AW98]=&quot;HEX&quot;       ;          &quot;SYMBOL &quot;&amp;[.AZ96]&amp;&quot;,&amp;&quot;&amp;[.BA85]&amp;&quot;,&amp;&quot;&amp;[.A86]&amp;&quot;,&amp;&quot;&amp;[.BA87]&amp;&quot;,&amp;&quot;&amp;[.BA88]&amp;&quot;,&amp;&quot;&amp;[.BA89]&amp;&quot;,&amp;&quot;&amp;[.BA90]&amp;&quot;,&amp;&quot;&amp;[.BA91]&amp;&quot;,&amp;&quot;&amp;[.BA92]       ;          &quot;SYMBOL &quot;&amp;[.AZ96]&amp;&quot;,&quot;&amp;[.AZ85]&amp;&quot;,&quot;&amp;[.AZ86]&amp;&quot;,&quot;&amp;[.AZ87]&amp;&quot;,&quot;&amp;[.AZ88]&amp;&quot;,&quot;&amp;[.AZ89]&amp;&quot;,&quot;&amp;[.AZ90]&amp;&quot;,&quot;&amp;[.AZ91]&amp;&quot;,&quot;&amp;[.AZ92]       )    ;       IF([.AW98]=&quot;HEX&quot;       ;          &quot;/*&quot;&amp;TEXT([.AZ96];&quot;??0&quot;)&amp;&quot;*/ ,0x&quot;&amp;[.BA85]&amp;&quot;,0x&quot;&amp;[.BA86]&amp;&quot;,0x&quot;&amp;[.BA87]&amp;&quot;,0x&quot;&amp;[.BA88]&amp;&quot;,0x&quot;&amp;[.BA89]&amp;&quot;,0x&quot;&amp;[.BA90]&amp;&quot;,0x&quot;&amp;[.BA91]&amp;&quot;,0x&quot;&amp;[.BA92]       ;          &quot;/*&quot;&amp;TEXT([.AZ96];&quot;??0&quot;)&amp;&quot;*/ ,&quot;&amp;TEXT([.AZ85];&quot;??0&quot;)&amp;&quot;,&quot;&amp;TEXT([.AZ86];&quot;??0&quot;)&amp;&quot;,&quot;&amp;TEXT([.AZ87];&quot;??0&quot;)&amp;&quot;,&quot;&amp;TEXT([.AZ88];&quot;??0&quot;)&amp;&quot;,&quot;&amp;TEXT([.AZ89];&quot;??0&quot;)&amp;&quot;,&quot;&amp;TEXT([.AZ90];&quot;??0&quot;)&amp;&quot;,&quot;&amp;TEXT([.AZ91];&quot;??0&quot;)&amp;&quot;,&quot;&amp;TEXT([.AZ92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 table:number-columns-repeated="2"/>
          <table:table-cell table:style-name="ce92" table:formula="of:=IF([.DB96]&gt;0 ;    IF([.CS98]=&quot;BASIC&quot;    ;       IF([.CY98]=&quot;HEX&quot;       ;          &quot;SYMBOL &quot;&amp;[.DB96]&amp;&quot;,&amp;&quot;&amp;[.DC85]&amp;&quot;,&amp;&quot;&amp;[.BC86]&amp;&quot;,&amp;&quot;&amp;[.DC87]&amp;&quot;,&amp;&quot;&amp;[.DC88]&amp;&quot;,&amp;&quot;&amp;[.DC89]&amp;&quot;,&amp;&quot;&amp;[.DC90]&amp;&quot;,&amp;&quot;&amp;[.DC91]&amp;&quot;,&amp;&quot;&amp;[.DC92]       ;          &quot;SYMBOL &quot;&amp;[.DB96]&amp;&quot;,&quot;&amp;[.DB85]&amp;&quot;,&quot;&amp;[.DB86]&amp;&quot;,&quot;&amp;[.DB87]&amp;&quot;,&quot;&amp;[.DB88]&amp;&quot;,&quot;&amp;[.DB89]&amp;&quot;,&quot;&amp;[.DB90]&amp;&quot;,&quot;&amp;[.DB91]&amp;&quot;,&quot;&amp;[.DB92]       )    ;       IF([.CY98]=&quot;HEX&quot;       ;          &quot;/*&quot;&amp;TEXT([.DB96];&quot;??0&quot;)&amp;&quot;*/ ,0x&quot;&amp;[.DC85]&amp;&quot;,0x&quot;&amp;[.DC86]&amp;&quot;,0x&quot;&amp;[.DC87]&amp;&quot;,0x&quot;&amp;[.DC88]&amp;&quot;,0x&quot;&amp;[.DC89]&amp;&quot;,0x&quot;&amp;[.DC90]&amp;&quot;,0x&quot;&amp;[.DC91]&amp;&quot;,0x&quot;&amp;[.DC92]       ;          &quot;/*&quot;&amp;TEXT([.DB96];&quot;??0&quot;)&amp;&quot;*/ ,&quot;&amp;TEXT([.DB85];&quot;??0&quot;)&amp;&quot;,&quot;&amp;TEXT([.DB86];&quot;??0&quot;)&amp;&quot;,&quot;&amp;TEXT([.DB87];&quot;??0&quot;)&amp;&quot;,&quot;&amp;TEXT([.DB88];&quot;??0&quot;)&amp;&quot;,&quot;&amp;TEXT([.DB89];&quot;??0&quot;)&amp;&quot;,&quot;&amp;TEXT([.DB90];&quot;??0&quot;)&amp;&quot;,&quot;&amp;TEXT([.DB91];&quot;??0&quot;)&amp;&quot;,&quot;&amp;TEXT([.DB92];&quot;??0&quot;)       )        )  ;  &quot; -- &quot;  )" office:value-type="string" office:string-value=" -- " calcext:value-type="string" table:number-columns-spanned="52" table:number-rows-spanned="1">
            <text:p><text:s/>-- </text:p>
          </table:table-cell>
          <table:covered-table-cell table:number-columns-repeated="51" table:style-name="ce28"/>
          <table:covered-table-cell/>
          <table:table-cell/>
        </table:table-row>
        <table:table-row table:style-name="ro1">
          <table:covered-table-cell/>
          <table:table-cell table:style-name="ce1" table:number-columns-spanned="52" table:number-rows-spanned="1"/>
          <table:covered-table-cell table:number-columns-repeated="51" table:style-name="ce23"/>
          <table:covered-table-cell table:number-columns-repeated="2"/>
          <table:table-cell table:style-name="ce1" table:number-columns-spanned="52" table:number-rows-spanned="1"/>
          <table:covered-table-cell table:number-columns-repeated="51" table:style-name="ce23"/>
          <table:covered-table-cell/>
          <table:table-cell/>
        </table:table-row>
        <table:table-row table:style-name="ro1">
          <table:table-cell/>
          <table:table-cell table:style-name="Default" table:number-columns-repeated="52"/>
          <table:table-cell table:number-columns-repeated="2"/>
          <table:table-cell table:style-name="Default" table:number-columns-repeated="52"/>
          <table:table-cell table:number-columns-repeated="2"/>
        </table:table-row>
        <table:table-row table:style-name="ro2">
          <table:table-cell/>
          <table:table-cell table:style-name="Default" table:number-columns-repeated="52"/>
          <table:table-cell table:number-columns-repeated="2"/>
          <table:table-cell table:style-name="Default" table:number-columns-repeated="52"/>
          <table:table-cell table:number-columns-repeated="2"/>
        </table:table-row>
        <calcext:conditional-formats>
          <calcext:conditional-format calcext:target-range-address="'M1 8x16'.B4:'M1 8x16'.I11 'M1 8x16'.B13:'M1 8x16'.I20 'M1 8x16'.BD4:'M1 8x16'.BK11 'M1 8x16'.BD13:'M1 8x16'.BK20 'M1 8x16'.B40:'M1 8x16'.I47 'M1 8x16'.B49:'M1 8x16'.I56 'M1 8x16'.BD40:'M1 8x16'.BK47 'M1 8x16'.BD49:'M1 8x16'.BK56 'M1 8x16'.B76:'M1 8x16'.I83 'M1 8x16'.B85:'M1 8x16'.I92 'M1 8x16'.BD76:'M1 8x16'.BK83 'M1 8x16'.BD85:'M1 8x16'.BK92">
            <calcext:condition calcext:apply-style-name="PEN0" calcext:value="=0" calcext:base-cell-address="'M1 8x16'.B4"/>
            <calcext:condition calcext:apply-style-name="PEN1" calcext:value="=1" calcext:base-cell-address="'M1 8x16'.B4"/>
            <calcext:condition calcext:apply-style-name="PEN2" calcext:value="=2" calcext:base-cell-address="'M1 8x16'.B4"/>
            <calcext:condition calcext:apply-style-name="PEN3" calcext:value="=3" calcext:base-cell-address="'M1 8x16'.B4"/>
          </calcext:conditional-format>
          <calcext:conditional-format calcext:target-range-address="'M1 8x16'.AQ23:'M1 8x16'.AQ24 'M1 8x16'.CS23:'M1 8x16'.CS24 'M1 8x16'.AQ59:'M1 8x16'.AQ60 'M1 8x16'.CS59:'M1 8x16'.CS60 'M1 8x16'.AQ95:'M1 8x16'.AQ96 'M1 8x16'.CS95:'M1 8x16'.CS96">
            <calcext:condition calcext:apply-style-name="PEN1" calcext:value="&gt;0" calcext:base-cell-address="'M1 8x16'.AQ23"/>
          </calcext:conditional-format>
          <calcext:conditional-format calcext:target-range-address="'M1 8x16'.AT23:'M1 8x16'.AT24 'M1 8x16'.CV23:'M1 8x16'.CV24 'M1 8x16'.AT59:'M1 8x16'.AT60 'M1 8x16'.CV59:'M1 8x16'.CV60 'M1 8x16'.AT95:'M1 8x16'.AT96 'M1 8x16'.CV95:'M1 8x16'.CV96">
            <calcext:condition calcext:apply-style-name="PEN2" calcext:value="&gt;0" calcext:base-cell-address="'M1 8x16'.AT23"/>
          </calcext:conditional-format>
          <calcext:conditional-format calcext:target-range-address="'M1 8x16'.AW23:'M1 8x16'.AW24 'M1 8x16'.CY23:'M1 8x16'.CY24 'M1 8x16'.AW59:'M1 8x16'.AW60 'M1 8x16'.CY59:'M1 8x16'.CY60 'M1 8x16'.AW95:'M1 8x16'.AW96 'M1 8x16'.CY95:'M1 8x16'.CY96">
            <calcext:condition calcext:apply-style-name="PEN3" calcext:value="&gt;0" calcext:base-cell-address="'M1 8x16'.AW23"/>
          </calcext:conditional-format>
          <calcext:conditional-format calcext:target-range-address="'M1 8x16'.AZ23:'M1 8x16'.AZ24 'M1 8x16'.DB23:'M1 8x16'.DB24 'M1 8x16'.AZ59:'M1 8x16'.AZ60 'M1 8x16'.DB59:'M1 8x16'.DB60 'M1 8x16'.AZ95:'M1 8x16'.AZ96 'M1 8x16'.DB95:'M1 8x16'.DB96">
            <calcext:condition calcext:apply-style-name="PEN0" calcext:value="&gt;0" calcext:base-cell-address="'M1 8x16'.AZ23"/>
          </calcext:conditional-format>
          <calcext:conditional-format calcext:target-range-address="'M1 8x16'.AQ26:'M1 8x16'.AQ26 'M1 8x16'.AW26:'M1 8x16'.AW26 'M1 8x16'.CS26:'M1 8x16'.CS26 'M1 8x16'.CY26:'M1 8x16'.CY26 'M1 8x16'.AQ62:'M1 8x16'.AQ62 'M1 8x16'.AW62:'M1 8x16'.AW62 'M1 8x16'.CS62:'M1 8x16'.CS62 'M1 8x16'.CY62:'M1 8x16'.CY62 'M1 8x16'.AQ98:'M1 8x16'.AQ98 'M1 8x16'.AW98:'M1 8x16'.AW98 'M1 8x16'.CS98:'M1 8x16'.CS98 'M1 8x16'.CY98:'M1 8x16'.CY98">
            <calcext:condition calcext:apply-style-name="Bad" calcext:value="=0" calcext:base-cell-address="'M1 8x16'.AQ26"/>
          </calcext:conditional-format>
          <calcext:conditional-format calcext:target-range-address="'M1 8x16'.B28:'M1 8x16'.B28 'M1 8x16'.B32:'M1 8x16'.B32 'M1 8x16'.BD28:'M1 8x16'.BD28 'M1 8x16'.BD32:'M1 8x16'.BD32 'M1 8x16'.B64:'M1 8x16'.B64 'M1 8x16'.B68:'M1 8x16'.B68 'M1 8x16'.BD64:'M1 8x16'.BD64 'M1 8x16'.BD68:'M1 8x16'.BD68 'M1 8x16'.B100:'M1 8x16'.B100 'M1 8x16'.B104:'M1 8x16'.B104 'M1 8x16'.BD100:'M1 8x16'.BD100 'M1 8x16'.BD104:'M1 8x16'.BD104">
            <calcext:condition calcext:apply-style-name="PEN1" calcext:value="!=&quot; -- &quot;" calcext:base-cell-address="'M1 8x16'.B28"/>
          </calcext:conditional-format>
          <calcext:conditional-format calcext:target-range-address="'M1 8x16'.B29:'M1 8x16'.B29 'M1 8x16'.B33:'M1 8x16'.B33 'M1 8x16'.BD29:'M1 8x16'.BD29 'M1 8x16'.BD33:'M1 8x16'.BD33 'M1 8x16'.B65:'M1 8x16'.B65 'M1 8x16'.B69:'M1 8x16'.B69 'M1 8x16'.BD65:'M1 8x16'.BD65 'M1 8x16'.BD69:'M1 8x16'.BD69 'M1 8x16'.B101:'M1 8x16'.B101 'M1 8x16'.B105:'M1 8x16'.B105 'M1 8x16'.BD101:'M1 8x16'.BD101 'M1 8x16'.BD105:'M1 8x16'.BD105">
            <calcext:condition calcext:apply-style-name="PEN2" calcext:value="!=&quot; -- &quot;" calcext:base-cell-address="'M1 8x16'.B29"/>
          </calcext:conditional-format>
          <calcext:conditional-format calcext:target-range-address="'M1 8x16'.B30:'M1 8x16'.B30 'M1 8x16'.B34:'M1 8x16'.B34 'M1 8x16'.BD30:'M1 8x16'.BD30 'M1 8x16'.BD34:'M1 8x16'.BD34 'M1 8x16'.B66:'M1 8x16'.B66 'M1 8x16'.B70:'M1 8x16'.B70 'M1 8x16'.BD66:'M1 8x16'.BD66 'M1 8x16'.BD70:'M1 8x16'.BD70 'M1 8x16'.B102:'M1 8x16'.B102 'M1 8x16'.B106:'M1 8x16'.B106 'M1 8x16'.BD102:'M1 8x16'.BD102 'M1 8x16'.BD106:'M1 8x16'.BD106">
            <calcext:condition calcext:apply-style-name="PEN3" calcext:value="!=&quot; -- &quot;" calcext:base-cell-address="'M1 8x16'.B30"/>
          </calcext:conditional-format>
          <calcext:conditional-format calcext:target-range-address="'M1 8x16'.B31:'M1 8x16'.B31 'M1 8x16'.B35:'M1 8x16'.B35 'M1 8x16'.BD31:'M1 8x16'.BD31 'M1 8x16'.BD35:'M1 8x16'.BD35 'M1 8x16'.B67:'M1 8x16'.B67 'M1 8x16'.B71:'M1 8x16'.B71 'M1 8x16'.BD67:'M1 8x16'.BD67 'M1 8x16'.BD71:'M1 8x16'.BD71 'M1 8x16'.B103:'M1 8x16'.B103 'M1 8x16'.B107:'M1 8x16'.B107 'M1 8x16'.BD103:'M1 8x16'.BD103 'M1 8x16'.BD107:'M1 8x16'.BD107">
            <calcext:condition calcext:apply-style-name="PEN0" calcext:value="!=&quot; -- &quot;" calcext:base-cell-address="'M1 8x16'.B31"/>
          </calcext:conditional-format>
          <calcext:conditional-format calcext:target-range-address="'M1 8x16'.AQ4:'M1 8x16'.AQ11 'M1 8x16'.AT4:'M1 8x16'.AT11 'M1 8x16'.AW4:'M1 8x16'.AW11 'M1 8x16'.AZ4:'M1 8x16'.AZ11 'M1 8x16'.CS4:'M1 8x16'.CS11 'M1 8x16'.CV4:'M1 8x16'.CV11 'M1 8x16'.CY4:'M1 8x16'.CY11 'M1 8x16'.DB4:'M1 8x16'.DB11 'M1 8x16'.AQ40:'M1 8x16'.AQ47 'M1 8x16'.AT40:'M1 8x16'.AT47 'M1 8x16'.AW40:'M1 8x16'.AW47 'M1 8x16'.AZ40:'M1 8x16'.AZ47 'M1 8x16'.CS40:'M1 8x16'.CS47 'M1 8x16'.CV40:'M1 8x16'.CV47 'M1 8x16'.CY40:'M1 8x16'.CY47 'M1 8x16'.DB40:'M1 8x16'.DB47 'M1 8x16'.AQ76:'M1 8x16'.AQ83 'M1 8x16'.AT76:'M1 8x16'.AT83 'M1 8x16'.AW76:'M1 8x16'.AW83 'M1 8x16'.AZ76:'M1 8x16'.AZ83 'M1 8x16'.CS76:'M1 8x16'.CS83 'M1 8x16'.CV76:'M1 8x16'.CV83 'M1 8x16'.CY76:'M1 8x16'.CY83 'M1 8x16'.DB76:'M1 8x16'.DB83">
            <calcext:condition calcext:apply-style-name="Greyed Out Cell" calcext:value="formula-is(INDIRECT(&quot;R&quot;&amp;36*INT(ROW()/36)+23&amp;&quot;C&quot;&amp;COLUMN();0)&lt;32)" calcext:base-cell-address="'M1 8x16'.AQ4"/>
          </calcext:conditional-format>
          <calcext:conditional-format calcext:target-range-address="'M1 8x16'.AR4:'M1 8x16'.AR11 'M1 8x16'.AU4:'M1 8x16'.AU11 'M1 8x16'.AX4:'M1 8x16'.AX11 'M1 8x16'.BA4:'M1 8x16'.BA11 'M1 8x16'.CT4:'M1 8x16'.CT11 'M1 8x16'.CW4:'M1 8x16'.CW11 'M1 8x16'.CZ4:'M1 8x16'.CZ11 'M1 8x16'.DC4:'M1 8x16'.DC11 'M1 8x16'.AR40:'M1 8x16'.AR47 'M1 8x16'.AU40:'M1 8x16'.AU47 'M1 8x16'.AX40:'M1 8x16'.AX47 'M1 8x16'.BA40:'M1 8x16'.BA47 'M1 8x16'.CT40:'M1 8x16'.CT47 'M1 8x16'.CW40:'M1 8x16'.CW47 'M1 8x16'.CZ40:'M1 8x16'.CZ47 'M1 8x16'.DC40:'M1 8x16'.DC47 'M1 8x16'.AR76:'M1 8x16'.AR83 'M1 8x16'.AU76:'M1 8x16'.AU83 'M1 8x16'.AX76:'M1 8x16'.AX83 'M1 8x16'.BA76:'M1 8x16'.BA83 'M1 8x16'.CT76:'M1 8x16'.CT83 'M1 8x16'.CW76:'M1 8x16'.CW83 'M1 8x16'.CZ76:'M1 8x16'.CZ83 'M1 8x16'.DC76:'M1 8x16'.DC83">
            <calcext:condition calcext:apply-style-name="Greyed Out Cell" calcext:value="formula-is(INDIRECT(&quot;R&quot;&amp;36*INT(ROW()/36)+23&amp;&quot;C&quot;&amp;(COLUMN()-1);0)&lt;32)" calcext:base-cell-address="'M1 8x16'.AR4"/>
          </calcext:conditional-format>
          <calcext:conditional-format calcext:target-range-address="'M1 8x16'.AQ13:'M1 8x16'.AQ20 'M1 8x16'.AT13:'M1 8x16'.AT20 'M1 8x16'.AW13:'M1 8x16'.AW20 'M1 8x16'.AZ13:'M1 8x16'.AZ20 'M1 8x16'.CS13:'M1 8x16'.CS20 'M1 8x16'.CV13:'M1 8x16'.CV20 'M1 8x16'.CY13:'M1 8x16'.CY20 'M1 8x16'.DB13:'M1 8x16'.DB20 'M1 8x16'.AQ49:'M1 8x16'.AQ56 'M1 8x16'.AT49:'M1 8x16'.AT56 'M1 8x16'.AW49:'M1 8x16'.AW56 'M1 8x16'.AZ49:'M1 8x16'.AZ56 'M1 8x16'.CS49:'M1 8x16'.CS56 'M1 8x16'.CV49:'M1 8x16'.CV56 'M1 8x16'.CY49:'M1 8x16'.CY56 'M1 8x16'.DB49:'M1 8x16'.DB56 'M1 8x16'.AQ85:'M1 8x16'.AQ92 'M1 8x16'.AT85:'M1 8x16'.AT92 'M1 8x16'.AW85:'M1 8x16'.AW92 'M1 8x16'.AZ85:'M1 8x16'.AZ92 'M1 8x16'.CS85:'M1 8x16'.CS92 'M1 8x16'.CV85:'M1 8x16'.CV92 'M1 8x16'.CY85:'M1 8x16'.CY92 'M1 8x16'.DB85:'M1 8x16'.DB92">
            <calcext:condition calcext:apply-style-name="Greyed Out Cell" calcext:value="formula-is(INDIRECT(&quot;R&quot;&amp;36*INT(ROW()/36)+24&amp;&quot;C&quot;&amp;(COLUMN());0)&lt;32)" calcext:base-cell-address="'M1 8x16'.AQ13"/>
          </calcext:conditional-format>
          <calcext:conditional-format calcext:target-range-address="'M1 8x16'.AR13:'M1 8x16'.AR20 'M1 8x16'.AU13:'M1 8x16'.AU20 'M1 8x16'.AX13:'M1 8x16'.AX20 'M1 8x16'.BA13:'M1 8x16'.BA20 'M1 8x16'.CT13:'M1 8x16'.CT20 'M1 8x16'.CW13:'M1 8x16'.CW20 'M1 8x16'.CZ13:'M1 8x16'.CZ20 'M1 8x16'.DC13:'M1 8x16'.DC20 'M1 8x16'.AR49:'M1 8x16'.AR56 'M1 8x16'.AU49:'M1 8x16'.AU56 'M1 8x16'.AX49:'M1 8x16'.AX56 'M1 8x16'.BA49:'M1 8x16'.BA56 'M1 8x16'.CT49:'M1 8x16'.CT56 'M1 8x16'.CW49:'M1 8x16'.CW56 'M1 8x16'.CZ49:'M1 8x16'.CZ56 'M1 8x16'.DC49:'M1 8x16'.DC56 'M1 8x16'.AR85:'M1 8x16'.AR92 'M1 8x16'.AU85:'M1 8x16'.AU92 'M1 8x16'.AX85:'M1 8x16'.AX92 'M1 8x16'.BA85:'M1 8x16'.BA92 'M1 8x16'.CT85:'M1 8x16'.CT92 'M1 8x16'.CW85:'M1 8x16'.CW92 'M1 8x16'.CZ85:'M1 8x16'.CZ92 'M1 8x16'.DC85:'M1 8x16'.DC92">
            <calcext:condition calcext:apply-style-name="Greyed Out Cell" calcext:value="formula-is(INDIRECT(&quot;R&quot;&amp;36*INT(ROW()/36)+24&amp;&quot;C&quot;&amp;(COLUMN()-1);0)&lt;32)" calcext:base-cell-address="'M1 8x16'.AR13"/>
          </calcext:conditional-format>
        </calcext:conditional-formats>
      </table:table>
      <table:table table:name="M0 8x8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3" table:number-columns-repeated="8" table:default-cell-style-name="ce136"/>
        <table:table-column table:style-name="co3" table:visibility="collapse" table:number-columns-repeated="16" table:default-cell-style-name="ce27"/>
        <table:table-column table:style-name="co1" table:default-cell-style-name="ce37"/>
        <table:table-column table:style-name="co3" table:number-columns-repeated="16" table:default-cell-style-name="ce150"/>
        <table:table-column table:style-name="co1" table:number-columns-repeated="2" table:default-cell-style-name="Default"/>
        <table:table-column table:style-name="co3" table:number-columns-repeated="8" table:default-cell-style-name="ce136"/>
        <table:table-column table:style-name="co3" table:visibility="collapse" table:number-columns-repeated="16" table:default-cell-style-name="ce27"/>
        <table:table-column table:style-name="co1" table:default-cell-style-name="ce37"/>
        <table:table-column table:style-name="co3" table:number-columns-repeated="16" table:default-cell-style-name="ce15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4">
            <text:p><text:s/></text:p>
          </table:table-cell>
          <table:table-cell table:style-name="ce1" table:number-columns-spanned="41" table:number-rows-spanned="1"/>
          <table:covered-table-cell table:number-columns-repeated="40" table:style-name="ce23"/>
          <table:table-cell table:style-name="ce1"/>
          <table:table-cell table:style-name="ce1" office:value-type="string" calcext:value-type="string" table:number-columns-spanned="1" table:number-rows-spanned="24">
            <text:p><text:s/></text:p>
          </table:table-cell>
          <table:table-cell table:style-name="ce1" table:number-columns-spanned="41" table:number-rows-spanned="1"/>
          <table:covered-table-cell table:number-columns-repeated="40" table:style-name="ce23"/>
          <table:table-cell table:style-name="ce1"/>
        </table:table-row>
        <table:table-row table:style-name="ro4">
          <table:covered-table-cell/>
          <table:table-cell table:style-name="ce3" office:value-type="string" calcext:value-type="string" table:number-columns-spanned="8" table:number-rows-spanned="2">
            <text:p>8x8 PIXEL MATRIX</text:p>
          </table:table-cell>
          <table:covered-table-cell table:number-columns-repeated="7" table:style-name="Default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1" table:number-columns-spanned="1" table:number-rows-spanned="14"/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8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2" office:value-type="string" calcext:value-type="string">
            <text:p>C</text:p>
          </table:table-cell>
          <table:table-cell table:style-name="ce204" office:value-type="string" calcext:value-type="string">
            <text:p>D</text:p>
          </table:table-cell>
          <table:table-cell table:style-name="ce206" office:value-type="string" calcext:value-type="string">
            <text:p>E</text:p>
          </table:table-cell>
          <table:table-cell table:style-name="ce208" office:value-type="string" calcext:value-type="string">
            <text:p>F</text:p>
          </table:table-cell>
          <table:table-cell table:style-name="ce37"/>
          <table:covered-table-cell/>
          <table:table-cell table:style-name="ce3" office:value-type="string" calcext:value-type="string" table:number-columns-spanned="8" table:number-rows-spanned="2">
            <text:p>8x8 PIXEL MATRIX</text:p>
          </table:table-cell>
          <table:covered-table-cell table:number-columns-repeated="7" table:style-name="Default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1" table:number-columns-spanned="1" table:number-rows-spanned="14"/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8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2" office:value-type="string" calcext:value-type="string">
            <text:p>C</text:p>
          </table:table-cell>
          <table:table-cell table:style-name="ce204" office:value-type="string" calcext:value-type="string">
            <text:p>D</text:p>
          </table:table-cell>
          <table:table-cell table:style-name="ce206" office:value-type="string" calcext:value-type="string">
            <text:p>E</text:p>
          </table:table-cell>
          <table:table-cell table:style-name="ce208" office:value-type="string" calcext:value-type="string">
            <text:p>F</text:p>
          </table:table-cell>
          <table:table-cell table:style-name="ce37"/>
        </table:table-row>
        <table:table-row table:style-name="ro4">
          <table:covered-table-cell/>
          <table:covered-table-cell table:style-name="ce1"/>
          <table:covered-table-cell table:number-columns-repeated="7" table:style-name="ce37"/>
          <table:table-cell table:style-name="ce37" table:number-columns-repeated="16"/>
          <table:covered-table-cell/>
          <table:table-cell table:style-name="ce37" table:number-columns-repeated="17"/>
          <table:covered-table-cell/>
          <table:covered-table-cell table:style-name="ce1"/>
          <table:covered-table-cell table:number-columns-repeated="7" table:style-name="ce37"/>
          <table:table-cell table:style-name="ce37" table:number-columns-repeated="16"/>
          <table:covered-table-cell/>
          <table:table-cell table:style-name="ce37" table:number-columns-repeated="17"/>
        </table:table-row>
        <table:table-row table:style-name="ro4">
          <table:covered-table-cell/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/>
          <table:table-cell table:formula="of:=128*([.$B4]=[.J$2])+64*([.$C4]=[.J$2])+32*([.$D4]=[.J$2])+16*([.$E4]=[.J$2])+8*([.$F4]=[.J$2])+4*([.$G4]=[.J$2])+2*([.$H4]=[.J$2])+1*([.$I4]=[.J$2])" office:value-type="float" office:value="193" calcext:value-type="float">
            <text:p>193</text:p>
          </table:table-cell>
          <table:table-cell table:formula="of:=128*([.$B4]=[.K$2])+64*([.$C4]=[.K$2])+32*([.$D4]=[.K$2])+16*([.$E4]=[.K$2])+8*([.$F4]=[.K$2])+4*([.$G4]=[.K$2])+2*([.$H4]=[.K$2])+1*([.$I4]=[.K$2])" office:value-type="float" office:value="0" calcext:value-type="float">
            <text:p>0</text:p>
          </table:table-cell>
          <table:table-cell table:formula="of:=128*([.$B4]=[.L$2])+64*([.$C4]=[.L$2])+32*([.$D4]=[.L$2])+16*([.$E4]=[.L$2])+8*([.$F4]=[.L$2])+4*([.$G4]=[.L$2])+2*([.$H4]=[.L$2])+1*([.$I4]=[.L$2])" office:value-type="float" office:value="0" calcext:value-type="float">
            <text:p>0</text:p>
          </table:table-cell>
          <table:table-cell table:formula="of:=128*([.$B4]=[.M$2])+64*([.$C4]=[.M$2])+32*([.$D4]=[.M$2])+16*([.$E4]=[.M$2])+8*([.$F4]=[.M$2])+4*([.$G4]=[.M$2])+2*([.$H4]=[.M$2])+1*([.$I4]=[.M$2])" office:value-type="float" office:value="62" calcext:value-type="float">
            <text:p>62</text:p>
          </table:table-cell>
          <table:table-cell table:formula="of:=128*([.$B4]=[.N$2])+64*([.$C4]=[.N$2])+32*([.$D4]=[.N$2])+16*([.$E4]=[.N$2])+8*([.$F4]=[.N$2])+4*([.$G4]=[.N$2])+2*([.$H4]=[.N$2])+1*([.$I4]=[.N$2])" office:value-type="float" office:value="0" calcext:value-type="float">
            <text:p>0</text:p>
          </table:table-cell>
          <table:table-cell table:formula="of:=128*([.$B4]=[.O$2])+64*([.$C4]=[.O$2])+32*([.$D4]=[.O$2])+16*([.$E4]=[.O$2])+8*([.$F4]=[.O$2])+4*([.$G4]=[.O$2])+2*([.$H4]=[.O$2])+1*([.$I4]=[.O$2])" office:value-type="float" office:value="0" calcext:value-type="float">
            <text:p>0</text:p>
          </table:table-cell>
          <table:table-cell table:formula="of:=128*([.$B4]=[.P$2])+64*([.$C4]=[.P$2])+32*([.$D4]=[.P$2])+16*([.$E4]=[.P$2])+8*([.$F4]=[.P$2])+4*([.$G4]=[.P$2])+2*([.$H4]=[.P$2])+1*([.$I4]=[.P$2])" office:value-type="float" office:value="0" calcext:value-type="float">
            <text:p>0</text:p>
          </table:table-cell>
          <table:table-cell table:formula="of:=128*([.$B4]=[.Q$2])+64*([.$C4]=[.Q$2])+32*([.$D4]=[.Q$2])+16*([.$E4]=[.Q$2])+8*([.$F4]=[.Q$2])+4*([.$G4]=[.Q$2])+2*([.$H4]=[.Q$2])+1*([.$I4]=[.Q$2])" office:value-type="float" office:value="0" calcext:value-type="float">
            <text:p>0</text:p>
          </table:table-cell>
          <table:table-cell table:formula="of:=128*([.$B4]=[.R$2])+64*([.$C4]=[.R$2])+32*([.$D4]=[.R$2])+16*([.$E4]=[.R$2])+8*([.$F4]=[.R$2])+4*([.$G4]=[.R$2])+2*([.$H4]=[.R$2])+1*([.$I4]=[.R$2])" office:value-type="float" office:value="0" calcext:value-type="float">
            <text:p>0</text:p>
          </table:table-cell>
          <table:table-cell table:formula="of:=128*([.$B4]=[.S$2])+64*([.$C4]=[.S$2])+32*([.$D4]=[.S$2])+16*([.$E4]=[.S$2])+8*([.$F4]=[.S$2])+4*([.$G4]=[.S$2])+2*([.$H4]=[.S$2])+1*([.$I4]=[.S$2])" office:value-type="float" office:value="0" calcext:value-type="float">
            <text:p>0</text:p>
          </table:table-cell>
          <table:table-cell table:formula="of:=128*([.$B4]=[.T$2])+64*([.$C4]=[.T$2])+32*([.$D4]=[.T$2])+16*([.$E4]=[.T$2])+8*([.$F4]=[.T$2])+4*([.$G4]=[.T$2])+2*([.$H4]=[.T$2])+1*([.$I4]=[.T$2])" office:value-type="float" office:value="0" calcext:value-type="float">
            <text:p>0</text:p>
          </table:table-cell>
          <table:table-cell table:formula="of:=128*([.$B4]=[.U$2])+64*([.$C4]=[.U$2])+32*([.$D4]=[.U$2])+16*([.$E4]=[.U$2])+8*([.$F4]=[.U$2])+4*([.$G4]=[.U$2])+2*([.$H4]=[.U$2])+1*([.$I4]=[.U$2])" office:value-type="float" office:value="0" calcext:value-type="float">
            <text:p>0</text:p>
          </table:table-cell>
          <table:table-cell table:formula="of:=128*([.$B4]=[.V$2])+64*([.$C4]=[.V$2])+32*([.$D4]=[.V$2])+16*([.$E4]=[.V$2])+8*([.$F4]=[.V$2])+4*([.$G4]=[.V$2])+2*([.$H4]=[.V$2])+1*([.$I4]=[.V$2])" office:value-type="float" office:value="0" calcext:value-type="float">
            <text:p>0</text:p>
          </table:table-cell>
          <table:table-cell table:formula="of:=128*([.$B4]=[.W$2])+64*([.$C4]=[.W$2])+32*([.$D4]=[.W$2])+16*([.$E4]=[.W$2])+8*([.$F4]=[.W$2])+4*([.$G4]=[.W$2])+2*([.$H4]=[.W$2])+1*([.$I4]=[.W$2])" office:value-type="float" office:value="0" calcext:value-type="float">
            <text:p>0</text:p>
          </table:table-cell>
          <table:table-cell table:formula="of:=128*([.$B4]=[.X$2])+64*([.$C4]=[.X$2])+32*([.$D4]=[.X$2])+16*([.$E4]=[.X$2])+8*([.$F4]=[.X$2])+4*([.$G4]=[.X$2])+2*([.$H4]=[.X$2])+1*([.$I4]=[.X$2])" office:value-type="float" office:value="0" calcext:value-type="float">
            <text:p>0</text:p>
          </table:table-cell>
          <table:table-cell table:formula="of:=128*([.$B4]=[.Y$2])+64*([.$C4]=[.Y$2])+32*([.$D4]=[.Y$2])+16*([.$E4]=[.Y$2])+8*([.$F4]=[.Y$2])+4*([.$G4]=[.Y$2])+2*([.$H4]=[.Y$2])+1*([.$I4]=[.Y$2])" office:value-type="float" office:value="0" calcext:value-type="float">
            <text:p>0</text:p>
          </table:table-cell>
          <table:covered-table-cell/>
          <table:table-cell table:formula="of:=IF([.$AF$15]=&quot;DEC&quot;;TEXT([.J4];&quot;??0&quot;);DEC2HEX([.J4];2))" office:value-type="string" office:string-value="C1" calcext:value-type="string">
            <text:p>C1</text:p>
          </table:table-cell>
          <table:table-cell table:formula="of:=IF([.$AF$15]=&quot;DEC&quot;;TEXT([.K4];&quot;??0&quot;);DEC2HEX([.K4];2))" office:value-type="string" office:string-value="00" calcext:value-type="string">
            <text:p>00</text:p>
          </table:table-cell>
          <table:table-cell table:formula="of:=IF([.$AF$15]=&quot;DEC&quot;;TEXT([.L4];&quot;??0&quot;);DEC2HEX([.L4];2))" office:value-type="string" office:string-value="00" calcext:value-type="string">
            <text:p>00</text:p>
          </table:table-cell>
          <table:table-cell table:formula="of:=IF([.$AF$15]=&quot;DEC&quot;;TEXT([.M4];&quot;??0&quot;);DEC2HEX([.M4];2))" office:value-type="string" office:string-value="3E" calcext:value-type="string">
            <text:p>3E</text:p>
          </table:table-cell>
          <table:table-cell table:formula="of:=IF([.$AF$15]=&quot;DEC&quot;;TEXT([.N4];&quot;??0&quot;);DEC2HEX([.N4];2))" office:value-type="string" office:string-value="00" calcext:value-type="string">
            <text:p>00</text:p>
          </table:table-cell>
          <table:table-cell table:formula="of:=IF([.$AF$15]=&quot;DEC&quot;;TEXT([.O4];&quot;??0&quot;);DEC2HEX([.O4];2))" office:value-type="string" office:string-value="00" calcext:value-type="string">
            <text:p>00</text:p>
          </table:table-cell>
          <table:table-cell table:formula="of:=IF([.$AF$15]=&quot;DEC&quot;;TEXT([.P4];&quot;??0&quot;);DEC2HEX([.P4];2))" office:value-type="string" office:string-value="00" calcext:value-type="string">
            <text:p>00</text:p>
          </table:table-cell>
          <table:table-cell table:formula="of:=IF([.$AF$15]=&quot;DEC&quot;;TEXT([.Q4];&quot;??0&quot;);DEC2HEX([.Q4];2))" office:value-type="string" office:string-value="00" calcext:value-type="string">
            <text:p>00</text:p>
          </table:table-cell>
          <table:table-cell table:formula="of:=IF([.$AF$15]=&quot;DEC&quot;;TEXT([.R4];&quot;??0&quot;);DEC2HEX([.R4];2))" office:value-type="string" office:string-value="00" calcext:value-type="string">
            <text:p>00</text:p>
          </table:table-cell>
          <table:table-cell table:formula="of:=IF([.$AF$15]=&quot;DEC&quot;;TEXT([.S4];&quot;??0&quot;);DEC2HEX([.S4];2))" office:value-type="string" office:string-value="00" calcext:value-type="string">
            <text:p>00</text:p>
          </table:table-cell>
          <table:table-cell table:formula="of:=IF([.$AF$15]=&quot;DEC&quot;;TEXT([.T4];&quot;??0&quot;);DEC2HEX([.T4];2))" office:value-type="string" office:string-value="00" calcext:value-type="string">
            <text:p>00</text:p>
          </table:table-cell>
          <table:table-cell table:formula="of:=IF([.$AF$15]=&quot;DEC&quot;;TEXT([.U4];&quot;??0&quot;);DEC2HEX([.U4];2))" office:value-type="string" office:string-value="00" calcext:value-type="string">
            <text:p>00</text:p>
          </table:table-cell>
          <table:table-cell table:formula="of:=IF([.$AF$15]=&quot;DEC&quot;;TEXT([.V4];&quot;??0&quot;);DEC2HEX([.V4];2))" office:value-type="string" office:string-value="00" calcext:value-type="string">
            <text:p>00</text:p>
          </table:table-cell>
          <table:table-cell table:formula="of:=IF([.$AF$15]=&quot;DEC&quot;;TEXT([.W4];&quot;??0&quot;);DEC2HEX([.W4];2))" office:value-type="string" office:string-value="00" calcext:value-type="string">
            <text:p>00</text:p>
          </table:table-cell>
          <table:table-cell table:formula="of:=IF([.$AF$15]=&quot;DEC&quot;;TEXT([.X4];&quot;??0&quot;);DEC2HEX([.X4];2))" office:value-type="string" office:string-value="00" calcext:value-type="string">
            <text:p>00</text:p>
          </table:table-cell>
          <table:table-cell table:formula="of:=IF([.$AF$15]=&quot;DEC&quot;;TEXT([.Y4];&quot;??0&quot;);DEC2HEX([.Y4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4]=[.BA$2])+64*([.$C4]=[.BA$2])+32*([.$D4]=[.BA$2])+16*([.$E4]=[.BA$2])+8*([.$F4]=[.BA$2])+4*([.$G4]=[.BA$2])+2*([.$H4]=[.BA$2])+1*([.$I4]=[.BA$2])" office:value-type="float" office:value="193" calcext:value-type="float">
            <text:p>193</text:p>
          </table:table-cell>
          <table:table-cell table:formula="of:=128*([.$B4]=[.BB$2])+64*([.$C4]=[.BB$2])+32*([.$D4]=[.BB$2])+16*([.$E4]=[.BB$2])+8*([.$F4]=[.BB$2])+4*([.$G4]=[.BB$2])+2*([.$H4]=[.BB$2])+1*([.$I4]=[.BB$2])" office:value-type="float" office:value="0" calcext:value-type="float">
            <text:p>0</text:p>
          </table:table-cell>
          <table:table-cell table:formula="of:=128*([.$B4]=[.BC$2])+64*([.$C4]=[.BC$2])+32*([.$D4]=[.BC$2])+16*([.$E4]=[.BC$2])+8*([.$F4]=[.BC$2])+4*([.$G4]=[.BC$2])+2*([.$H4]=[.BC$2])+1*([.$I4]=[.BC$2])" office:value-type="float" office:value="0" calcext:value-type="float">
            <text:p>0</text:p>
          </table:table-cell>
          <table:table-cell table:formula="of:=128*([.$B4]=[.BD$2])+64*([.$C4]=[.BD$2])+32*([.$D4]=[.BD$2])+16*([.$E4]=[.BD$2])+8*([.$F4]=[.BD$2])+4*([.$G4]=[.BD$2])+2*([.$H4]=[.BD$2])+1*([.$I4]=[.BD$2])" office:value-type="float" office:value="62" calcext:value-type="float">
            <text:p>62</text:p>
          </table:table-cell>
          <table:table-cell table:formula="of:=128*([.$B4]=[.BE$2])+64*([.$C4]=[.BE$2])+32*([.$D4]=[.BE$2])+16*([.$E4]=[.BE$2])+8*([.$F4]=[.BE$2])+4*([.$G4]=[.BE$2])+2*([.$H4]=[.BE$2])+1*([.$I4]=[.BE$2])" office:value-type="float" office:value="0" calcext:value-type="float">
            <text:p>0</text:p>
          </table:table-cell>
          <table:table-cell table:formula="of:=128*([.$B4]=[.BF$2])+64*([.$C4]=[.BF$2])+32*([.$D4]=[.BF$2])+16*([.$E4]=[.BF$2])+8*([.$F4]=[.BF$2])+4*([.$G4]=[.BF$2])+2*([.$H4]=[.BF$2])+1*([.$I4]=[.BF$2])" office:value-type="float" office:value="0" calcext:value-type="float">
            <text:p>0</text:p>
          </table:table-cell>
          <table:table-cell table:formula="of:=128*([.$B4]=[.BG$2])+64*([.$C4]=[.BG$2])+32*([.$D4]=[.BG$2])+16*([.$E4]=[.BG$2])+8*([.$F4]=[.BG$2])+4*([.$G4]=[.BG$2])+2*([.$H4]=[.BG$2])+1*([.$I4]=[.BG$2])" office:value-type="float" office:value="0" calcext:value-type="float">
            <text:p>0</text:p>
          </table:table-cell>
          <table:table-cell table:formula="of:=128*([.$B4]=[.BH$2])+64*([.$C4]=[.BH$2])+32*([.$D4]=[.BH$2])+16*([.$E4]=[.BH$2])+8*([.$F4]=[.BH$2])+4*([.$G4]=[.BH$2])+2*([.$H4]=[.BH$2])+1*([.$I4]=[.BH$2])" office:value-type="float" office:value="0" calcext:value-type="float">
            <text:p>0</text:p>
          </table:table-cell>
          <table:table-cell table:formula="of:=128*([.$B4]=[.BI$2])+64*([.$C4]=[.BI$2])+32*([.$D4]=[.BI$2])+16*([.$E4]=[.BI$2])+8*([.$F4]=[.BI$2])+4*([.$G4]=[.BI$2])+2*([.$H4]=[.BI$2])+1*([.$I4]=[.BI$2])" office:value-type="float" office:value="0" calcext:value-type="float">
            <text:p>0</text:p>
          </table:table-cell>
          <table:table-cell table:formula="of:=128*([.$B4]=[.BJ$2])+64*([.$C4]=[.BJ$2])+32*([.$D4]=[.BJ$2])+16*([.$E4]=[.BJ$2])+8*([.$F4]=[.BJ$2])+4*([.$G4]=[.BJ$2])+2*([.$H4]=[.BJ$2])+1*([.$I4]=[.BJ$2])" office:value-type="float" office:value="0" calcext:value-type="float">
            <text:p>0</text:p>
          </table:table-cell>
          <table:table-cell table:formula="of:=128*([.$B4]=[.BK$2])+64*([.$C4]=[.BK$2])+32*([.$D4]=[.BK$2])+16*([.$E4]=[.BK$2])+8*([.$F4]=[.BK$2])+4*([.$G4]=[.BK$2])+2*([.$H4]=[.BK$2])+1*([.$I4]=[.BK$2])" office:value-type="float" office:value="0" calcext:value-type="float">
            <text:p>0</text:p>
          </table:table-cell>
          <table:table-cell table:formula="of:=128*([.$B4]=[.BL$2])+64*([.$C4]=[.BL$2])+32*([.$D4]=[.BL$2])+16*([.$E4]=[.BL$2])+8*([.$F4]=[.BL$2])+4*([.$G4]=[.BL$2])+2*([.$H4]=[.BL$2])+1*([.$I4]=[.BL$2])" office:value-type="float" office:value="0" calcext:value-type="float">
            <text:p>0</text:p>
          </table:table-cell>
          <table:table-cell table:formula="of:=128*([.$B4]=[.BM$2])+64*([.$C4]=[.BM$2])+32*([.$D4]=[.BM$2])+16*([.$E4]=[.BM$2])+8*([.$F4]=[.BM$2])+4*([.$G4]=[.BM$2])+2*([.$H4]=[.BM$2])+1*([.$I4]=[.BM$2])" office:value-type="float" office:value="0" calcext:value-type="float">
            <text:p>0</text:p>
          </table:table-cell>
          <table:table-cell table:formula="of:=128*([.$B4]=[.BN$2])+64*([.$C4]=[.BN$2])+32*([.$D4]=[.BN$2])+16*([.$E4]=[.BN$2])+8*([.$F4]=[.BN$2])+4*([.$G4]=[.BN$2])+2*([.$H4]=[.BN$2])+1*([.$I4]=[.BN$2])" office:value-type="float" office:value="0" calcext:value-type="float">
            <text:p>0</text:p>
          </table:table-cell>
          <table:table-cell table:formula="of:=128*([.$B4]=[.BO$2])+64*([.$C4]=[.BO$2])+32*([.$D4]=[.BO$2])+16*([.$E4]=[.BO$2])+8*([.$F4]=[.BO$2])+4*([.$G4]=[.BO$2])+2*([.$H4]=[.BO$2])+1*([.$I4]=[.BO$2])" office:value-type="float" office:value="0" calcext:value-type="float">
            <text:p>0</text:p>
          </table:table-cell>
          <table:table-cell table:formula="of:=128*([.$B4]=[.BP$2])+64*([.$C4]=[.BP$2])+32*([.$D4]=[.BP$2])+16*([.$E4]=[.BP$2])+8*([.$F4]=[.BP$2])+4*([.$G4]=[.BP$2])+2*([.$H4]=[.BP$2])+1*([.$I4]=[.BP$2])" office:value-type="float" office:value="0" calcext:value-type="float">
            <text:p>0</text:p>
          </table:table-cell>
          <table:covered-table-cell/>
          <table:table-cell table:formula="of:=IF([.$AF$15]=&quot;DEC&quot;;TEXT([.BA4];&quot;??0&quot;);DEC2HEX([.BA4];2))" office:value-type="string" office:string-value="C1" calcext:value-type="string">
            <text:p>C1</text:p>
          </table:table-cell>
          <table:table-cell table:formula="of:=IF([.$AF$15]=&quot;DEC&quot;;TEXT([.BB4];&quot;??0&quot;);DEC2HEX([.BB4];2))" office:value-type="string" office:string-value="00" calcext:value-type="string">
            <text:p>00</text:p>
          </table:table-cell>
          <table:table-cell table:formula="of:=IF([.$AF$15]=&quot;DEC&quot;;TEXT([.BC4];&quot;??0&quot;);DEC2HEX([.BC4];2))" office:value-type="string" office:string-value="00" calcext:value-type="string">
            <text:p>00</text:p>
          </table:table-cell>
          <table:table-cell table:formula="of:=IF([.$AF$15]=&quot;DEC&quot;;TEXT([.BD4];&quot;??0&quot;);DEC2HEX([.BD4];2))" office:value-type="string" office:string-value="3E" calcext:value-type="string">
            <text:p>3E</text:p>
          </table:table-cell>
          <table:table-cell table:formula="of:=IF([.$AF$15]=&quot;DEC&quot;;TEXT([.BE4];&quot;??0&quot;);DEC2HEX([.BE4];2))" office:value-type="string" office:string-value="00" calcext:value-type="string">
            <text:p>00</text:p>
          </table:table-cell>
          <table:table-cell table:formula="of:=IF([.$AF$15]=&quot;DEC&quot;;TEXT([.BF4];&quot;??0&quot;);DEC2HEX([.BF4];2))" office:value-type="string" office:string-value="00" calcext:value-type="string">
            <text:p>00</text:p>
          </table:table-cell>
          <table:table-cell table:formula="of:=IF([.$AF$15]=&quot;DEC&quot;;TEXT([.BG4];&quot;??0&quot;);DEC2HEX([.BG4];2))" office:value-type="string" office:string-value="00" calcext:value-type="string">
            <text:p>00</text:p>
          </table:table-cell>
          <table:table-cell table:formula="of:=IF([.$AF$15]=&quot;DEC&quot;;TEXT([.BH4];&quot;??0&quot;);DEC2HEX([.BH4];2))" office:value-type="string" office:string-value="00" calcext:value-type="string">
            <text:p>00</text:p>
          </table:table-cell>
          <table:table-cell table:formula="of:=IF([.$AF$15]=&quot;DEC&quot;;TEXT([.BI4];&quot;??0&quot;);DEC2HEX([.BI4];2))" office:value-type="string" office:string-value="00" calcext:value-type="string">
            <text:p>00</text:p>
          </table:table-cell>
          <table:table-cell table:formula="of:=IF([.$AF$15]=&quot;DEC&quot;;TEXT([.BJ4];&quot;??0&quot;);DEC2HEX([.BJ4];2))" office:value-type="string" office:string-value="00" calcext:value-type="string">
            <text:p>00</text:p>
          </table:table-cell>
          <table:table-cell table:formula="of:=IF([.$AF$15]=&quot;DEC&quot;;TEXT([.BK4];&quot;??0&quot;);DEC2HEX([.BK4];2))" office:value-type="string" office:string-value="00" calcext:value-type="string">
            <text:p>00</text:p>
          </table:table-cell>
          <table:table-cell table:formula="of:=IF([.$AF$15]=&quot;DEC&quot;;TEXT([.BL4];&quot;??0&quot;);DEC2HEX([.BL4];2))" office:value-type="string" office:string-value="00" calcext:value-type="string">
            <text:p>00</text:p>
          </table:table-cell>
          <table:table-cell table:formula="of:=IF([.$AF$15]=&quot;DEC&quot;;TEXT([.BM4];&quot;??0&quot;);DEC2HEX([.BM4];2))" office:value-type="string" office:string-value="00" calcext:value-type="string">
            <text:p>00</text:p>
          </table:table-cell>
          <table:table-cell table:formula="of:=IF([.$AF$15]=&quot;DEC&quot;;TEXT([.BN4];&quot;??0&quot;);DEC2HEX([.BN4];2))" office:value-type="string" office:string-value="00" calcext:value-type="string">
            <text:p>00</text:p>
          </table:table-cell>
          <table:table-cell table:formula="of:=IF([.$AF$15]=&quot;DEC&quot;;TEXT([.BO4];&quot;??0&quot;);DEC2HEX([.BO4];2))" office:value-type="string" office:string-value="00" calcext:value-type="string">
            <text:p>00</text:p>
          </table:table-cell>
          <table:table-cell table:formula="of:=IF([.$AF$15]=&quot;DEC&quot;;TEXT([.BP4];&quot;??0&quot;);DEC2HEX([.BP4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128*([.$B5]=[.J$2])+64*([.$C5]=[.J$2])+32*([.$D5]=[.J$2])+16*([.$E5]=[.J$2])+8*([.$F5]=[.J$2])+4*([.$G5]=[.J$2])+2*([.$H5]=[.J$2])+1*([.$I5]=[.J$2])" office:value-type="float" office:value="193" calcext:value-type="float">
            <text:p>193</text:p>
          </table:table-cell>
          <table:table-cell table:formula="of:=128*([.$B5]=[.K$2])+64*([.$C5]=[.K$2])+32*([.$D5]=[.K$2])+16*([.$E5]=[.K$2])+8*([.$F5]=[.K$2])+4*([.$G5]=[.K$2])+2*([.$H5]=[.K$2])+1*([.$I5]=[.K$2])" office:value-type="float" office:value="0" calcext:value-type="float">
            <text:p>0</text:p>
          </table:table-cell>
          <table:table-cell table:formula="of:=128*([.$B5]=[.L$2])+64*([.$C5]=[.L$2])+32*([.$D5]=[.L$2])+16*([.$E5]=[.L$2])+8*([.$F5]=[.L$2])+4*([.$G5]=[.L$2])+2*([.$H5]=[.L$2])+1*([.$I5]=[.L$2])" office:value-type="float" office:value="28" calcext:value-type="float">
            <text:p>28</text:p>
          </table:table-cell>
          <table:table-cell table:formula="of:=128*([.$B5]=[.M$2])+64*([.$C5]=[.M$2])+32*([.$D5]=[.M$2])+16*([.$E5]=[.M$2])+8*([.$F5]=[.M$2])+4*([.$G5]=[.M$2])+2*([.$H5]=[.M$2])+1*([.$I5]=[.M$2])" office:value-type="float" office:value="34" calcext:value-type="float">
            <text:p>34</text:p>
          </table:table-cell>
          <table:table-cell table:formula="of:=128*([.$B5]=[.N$2])+64*([.$C5]=[.N$2])+32*([.$D5]=[.N$2])+16*([.$E5]=[.N$2])+8*([.$F5]=[.N$2])+4*([.$G5]=[.N$2])+2*([.$H5]=[.N$2])+1*([.$I5]=[.N$2])" office:value-type="float" office:value="0" calcext:value-type="float">
            <text:p>0</text:p>
          </table:table-cell>
          <table:table-cell table:formula="of:=128*([.$B5]=[.O$2])+64*([.$C5]=[.O$2])+32*([.$D5]=[.O$2])+16*([.$E5]=[.O$2])+8*([.$F5]=[.O$2])+4*([.$G5]=[.O$2])+2*([.$H5]=[.O$2])+1*([.$I5]=[.O$2])" office:value-type="float" office:value="0" calcext:value-type="float">
            <text:p>0</text:p>
          </table:table-cell>
          <table:table-cell table:formula="of:=128*([.$B5]=[.P$2])+64*([.$C5]=[.P$2])+32*([.$D5]=[.P$2])+16*([.$E5]=[.P$2])+8*([.$F5]=[.P$2])+4*([.$G5]=[.P$2])+2*([.$H5]=[.P$2])+1*([.$I5]=[.P$2])" office:value-type="float" office:value="0" calcext:value-type="float">
            <text:p>0</text:p>
          </table:table-cell>
          <table:table-cell table:formula="of:=128*([.$B5]=[.Q$2])+64*([.$C5]=[.Q$2])+32*([.$D5]=[.Q$2])+16*([.$E5]=[.Q$2])+8*([.$F5]=[.Q$2])+4*([.$G5]=[.Q$2])+2*([.$H5]=[.Q$2])+1*([.$I5]=[.Q$2])" office:value-type="float" office:value="0" calcext:value-type="float">
            <text:p>0</text:p>
          </table:table-cell>
          <table:table-cell table:formula="of:=128*([.$B5]=[.R$2])+64*([.$C5]=[.R$2])+32*([.$D5]=[.R$2])+16*([.$E5]=[.R$2])+8*([.$F5]=[.R$2])+4*([.$G5]=[.R$2])+2*([.$H5]=[.R$2])+1*([.$I5]=[.R$2])" office:value-type="float" office:value="0" calcext:value-type="float">
            <text:p>0</text:p>
          </table:table-cell>
          <table:table-cell table:formula="of:=128*([.$B5]=[.S$2])+64*([.$C5]=[.S$2])+32*([.$D5]=[.S$2])+16*([.$E5]=[.S$2])+8*([.$F5]=[.S$2])+4*([.$G5]=[.S$2])+2*([.$H5]=[.S$2])+1*([.$I5]=[.S$2])" office:value-type="float" office:value="0" calcext:value-type="float">
            <text:p>0</text:p>
          </table:table-cell>
          <table:table-cell table:formula="of:=128*([.$B5]=[.T$2])+64*([.$C5]=[.T$2])+32*([.$D5]=[.T$2])+16*([.$E5]=[.T$2])+8*([.$F5]=[.T$2])+4*([.$G5]=[.T$2])+2*([.$H5]=[.T$2])+1*([.$I5]=[.T$2])" office:value-type="float" office:value="0" calcext:value-type="float">
            <text:p>0</text:p>
          </table:table-cell>
          <table:table-cell table:formula="of:=128*([.$B5]=[.U$2])+64*([.$C5]=[.U$2])+32*([.$D5]=[.U$2])+16*([.$E5]=[.U$2])+8*([.$F5]=[.U$2])+4*([.$G5]=[.U$2])+2*([.$H5]=[.U$2])+1*([.$I5]=[.U$2])" office:value-type="float" office:value="0" calcext:value-type="float">
            <text:p>0</text:p>
          </table:table-cell>
          <table:table-cell table:formula="of:=128*([.$B5]=[.V$2])+64*([.$C5]=[.V$2])+32*([.$D5]=[.V$2])+16*([.$E5]=[.V$2])+8*([.$F5]=[.V$2])+4*([.$G5]=[.V$2])+2*([.$H5]=[.V$2])+1*([.$I5]=[.V$2])" office:value-type="float" office:value="0" calcext:value-type="float">
            <text:p>0</text:p>
          </table:table-cell>
          <table:table-cell table:formula="of:=128*([.$B5]=[.W$2])+64*([.$C5]=[.W$2])+32*([.$D5]=[.W$2])+16*([.$E5]=[.W$2])+8*([.$F5]=[.W$2])+4*([.$G5]=[.W$2])+2*([.$H5]=[.W$2])+1*([.$I5]=[.W$2])" office:value-type="float" office:value="0" calcext:value-type="float">
            <text:p>0</text:p>
          </table:table-cell>
          <table:table-cell table:formula="of:=128*([.$B5]=[.X$2])+64*([.$C5]=[.X$2])+32*([.$D5]=[.X$2])+16*([.$E5]=[.X$2])+8*([.$F5]=[.X$2])+4*([.$G5]=[.X$2])+2*([.$H5]=[.X$2])+1*([.$I5]=[.X$2])" office:value-type="float" office:value="0" calcext:value-type="float">
            <text:p>0</text:p>
          </table:table-cell>
          <table:table-cell table:formula="of:=128*([.$B5]=[.Y$2])+64*([.$C5]=[.Y$2])+32*([.$D5]=[.Y$2])+16*([.$E5]=[.Y$2])+8*([.$F5]=[.Y$2])+4*([.$G5]=[.Y$2])+2*([.$H5]=[.Y$2])+1*([.$I5]=[.Y$2])" office:value-type="float" office:value="0" calcext:value-type="float">
            <text:p>0</text:p>
          </table:table-cell>
          <table:covered-table-cell/>
          <table:table-cell table:formula="of:=IF([.$AF$15]=&quot;DEC&quot;;TEXT([.J5];&quot;??0&quot;);DEC2HEX([.J5];2))" office:value-type="string" office:string-value="C1" calcext:value-type="string">
            <text:p>C1</text:p>
          </table:table-cell>
          <table:table-cell table:formula="of:=IF([.$AF$15]=&quot;DEC&quot;;TEXT([.K5];&quot;??0&quot;);DEC2HEX([.K5];2))" office:value-type="string" office:string-value="00" calcext:value-type="string">
            <text:p>00</text:p>
          </table:table-cell>
          <table:table-cell table:formula="of:=IF([.$AF$15]=&quot;DEC&quot;;TEXT([.L5];&quot;??0&quot;);DEC2HEX([.L5];2))" office:value-type="string" office:string-value="1C" calcext:value-type="string">
            <text:p>1C</text:p>
          </table:table-cell>
          <table:table-cell table:formula="of:=IF([.$AF$15]=&quot;DEC&quot;;TEXT([.M5];&quot;??0&quot;);DEC2HEX([.M5];2))" office:value-type="string" office:string-value="22" calcext:value-type="string">
            <text:p>22</text:p>
          </table:table-cell>
          <table:table-cell table:formula="of:=IF([.$AF$15]=&quot;DEC&quot;;TEXT([.N5];&quot;??0&quot;);DEC2HEX([.N5];2))" office:value-type="string" office:string-value="00" calcext:value-type="string">
            <text:p>00</text:p>
          </table:table-cell>
          <table:table-cell table:formula="of:=IF([.$AF$15]=&quot;DEC&quot;;TEXT([.O5];&quot;??0&quot;);DEC2HEX([.O5];2))" office:value-type="string" office:string-value="00" calcext:value-type="string">
            <text:p>00</text:p>
          </table:table-cell>
          <table:table-cell table:formula="of:=IF([.$AF$15]=&quot;DEC&quot;;TEXT([.P5];&quot;??0&quot;);DEC2HEX([.P5];2))" office:value-type="string" office:string-value="00" calcext:value-type="string">
            <text:p>00</text:p>
          </table:table-cell>
          <table:table-cell table:formula="of:=IF([.$AF$15]=&quot;DEC&quot;;TEXT([.Q5];&quot;??0&quot;);DEC2HEX([.Q5];2))" office:value-type="string" office:string-value="00" calcext:value-type="string">
            <text:p>00</text:p>
          </table:table-cell>
          <table:table-cell table:formula="of:=IF([.$AF$15]=&quot;DEC&quot;;TEXT([.R5];&quot;??0&quot;);DEC2HEX([.R5];2))" office:value-type="string" office:string-value="00" calcext:value-type="string">
            <text:p>00</text:p>
          </table:table-cell>
          <table:table-cell table:formula="of:=IF([.$AF$15]=&quot;DEC&quot;;TEXT([.S5];&quot;??0&quot;);DEC2HEX([.S5];2))" office:value-type="string" office:string-value="00" calcext:value-type="string">
            <text:p>00</text:p>
          </table:table-cell>
          <table:table-cell table:formula="of:=IF([.$AF$15]=&quot;DEC&quot;;TEXT([.T5];&quot;??0&quot;);DEC2HEX([.T5];2))" office:value-type="string" office:string-value="00" calcext:value-type="string">
            <text:p>00</text:p>
          </table:table-cell>
          <table:table-cell table:formula="of:=IF([.$AF$15]=&quot;DEC&quot;;TEXT([.U5];&quot;??0&quot;);DEC2HEX([.U5];2))" office:value-type="string" office:string-value="00" calcext:value-type="string">
            <text:p>00</text:p>
          </table:table-cell>
          <table:table-cell table:formula="of:=IF([.$AF$15]=&quot;DEC&quot;;TEXT([.V5];&quot;??0&quot;);DEC2HEX([.V5];2))" office:value-type="string" office:string-value="00" calcext:value-type="string">
            <text:p>00</text:p>
          </table:table-cell>
          <table:table-cell table:formula="of:=IF([.$AF$15]=&quot;DEC&quot;;TEXT([.W5];&quot;??0&quot;);DEC2HEX([.W5];2))" office:value-type="string" office:string-value="00" calcext:value-type="string">
            <text:p>00</text:p>
          </table:table-cell>
          <table:table-cell table:formula="of:=IF([.$AF$15]=&quot;DEC&quot;;TEXT([.X5];&quot;??0&quot;);DEC2HEX([.X5];2))" office:value-type="string" office:string-value="00" calcext:value-type="string">
            <text:p>00</text:p>
          </table:table-cell>
          <table:table-cell table:formula="of:=IF([.$AF$15]=&quot;DEC&quot;;TEXT([.Y5];&quot;??0&quot;);DEC2HEX([.Y5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5]=[.BA$2])+64*([.$C5]=[.BA$2])+32*([.$D5]=[.BA$2])+16*([.$E5]=[.BA$2])+8*([.$F5]=[.BA$2])+4*([.$G5]=[.BA$2])+2*([.$H5]=[.BA$2])+1*([.$I5]=[.BA$2])" office:value-type="float" office:value="193" calcext:value-type="float">
            <text:p>193</text:p>
          </table:table-cell>
          <table:table-cell table:formula="of:=128*([.$B5]=[.BB$2])+64*([.$C5]=[.BB$2])+32*([.$D5]=[.BB$2])+16*([.$E5]=[.BB$2])+8*([.$F5]=[.BB$2])+4*([.$G5]=[.BB$2])+2*([.$H5]=[.BB$2])+1*([.$I5]=[.BB$2])" office:value-type="float" office:value="0" calcext:value-type="float">
            <text:p>0</text:p>
          </table:table-cell>
          <table:table-cell table:formula="of:=128*([.$B5]=[.BC$2])+64*([.$C5]=[.BC$2])+32*([.$D5]=[.BC$2])+16*([.$E5]=[.BC$2])+8*([.$F5]=[.BC$2])+4*([.$G5]=[.BC$2])+2*([.$H5]=[.BC$2])+1*([.$I5]=[.BC$2])" office:value-type="float" office:value="28" calcext:value-type="float">
            <text:p>28</text:p>
          </table:table-cell>
          <table:table-cell table:formula="of:=128*([.$B5]=[.BD$2])+64*([.$C5]=[.BD$2])+32*([.$D5]=[.BD$2])+16*([.$E5]=[.BD$2])+8*([.$F5]=[.BD$2])+4*([.$G5]=[.BD$2])+2*([.$H5]=[.BD$2])+1*([.$I5]=[.BD$2])" office:value-type="float" office:value="34" calcext:value-type="float">
            <text:p>34</text:p>
          </table:table-cell>
          <table:table-cell table:formula="of:=128*([.$B5]=[.BE$2])+64*([.$C5]=[.BE$2])+32*([.$D5]=[.BE$2])+16*([.$E5]=[.BE$2])+8*([.$F5]=[.BE$2])+4*([.$G5]=[.BE$2])+2*([.$H5]=[.BE$2])+1*([.$I5]=[.BE$2])" office:value-type="float" office:value="0" calcext:value-type="float">
            <text:p>0</text:p>
          </table:table-cell>
          <table:table-cell table:formula="of:=128*([.$B5]=[.BF$2])+64*([.$C5]=[.BF$2])+32*([.$D5]=[.BF$2])+16*([.$E5]=[.BF$2])+8*([.$F5]=[.BF$2])+4*([.$G5]=[.BF$2])+2*([.$H5]=[.BF$2])+1*([.$I5]=[.BF$2])" office:value-type="float" office:value="0" calcext:value-type="float">
            <text:p>0</text:p>
          </table:table-cell>
          <table:table-cell table:formula="of:=128*([.$B5]=[.BG$2])+64*([.$C5]=[.BG$2])+32*([.$D5]=[.BG$2])+16*([.$E5]=[.BG$2])+8*([.$F5]=[.BG$2])+4*([.$G5]=[.BG$2])+2*([.$H5]=[.BG$2])+1*([.$I5]=[.BG$2])" office:value-type="float" office:value="0" calcext:value-type="float">
            <text:p>0</text:p>
          </table:table-cell>
          <table:table-cell table:formula="of:=128*([.$B5]=[.BH$2])+64*([.$C5]=[.BH$2])+32*([.$D5]=[.BH$2])+16*([.$E5]=[.BH$2])+8*([.$F5]=[.BH$2])+4*([.$G5]=[.BH$2])+2*([.$H5]=[.BH$2])+1*([.$I5]=[.BH$2])" office:value-type="float" office:value="0" calcext:value-type="float">
            <text:p>0</text:p>
          </table:table-cell>
          <table:table-cell table:formula="of:=128*([.$B5]=[.BI$2])+64*([.$C5]=[.BI$2])+32*([.$D5]=[.BI$2])+16*([.$E5]=[.BI$2])+8*([.$F5]=[.BI$2])+4*([.$G5]=[.BI$2])+2*([.$H5]=[.BI$2])+1*([.$I5]=[.BI$2])" office:value-type="float" office:value="0" calcext:value-type="float">
            <text:p>0</text:p>
          </table:table-cell>
          <table:table-cell table:formula="of:=128*([.$B5]=[.BJ$2])+64*([.$C5]=[.BJ$2])+32*([.$D5]=[.BJ$2])+16*([.$E5]=[.BJ$2])+8*([.$F5]=[.BJ$2])+4*([.$G5]=[.BJ$2])+2*([.$H5]=[.BJ$2])+1*([.$I5]=[.BJ$2])" office:value-type="float" office:value="0" calcext:value-type="float">
            <text:p>0</text:p>
          </table:table-cell>
          <table:table-cell table:formula="of:=128*([.$B5]=[.BK$2])+64*([.$C5]=[.BK$2])+32*([.$D5]=[.BK$2])+16*([.$E5]=[.BK$2])+8*([.$F5]=[.BK$2])+4*([.$G5]=[.BK$2])+2*([.$H5]=[.BK$2])+1*([.$I5]=[.BK$2])" office:value-type="float" office:value="0" calcext:value-type="float">
            <text:p>0</text:p>
          </table:table-cell>
          <table:table-cell table:formula="of:=128*([.$B5]=[.BL$2])+64*([.$C5]=[.BL$2])+32*([.$D5]=[.BL$2])+16*([.$E5]=[.BL$2])+8*([.$F5]=[.BL$2])+4*([.$G5]=[.BL$2])+2*([.$H5]=[.BL$2])+1*([.$I5]=[.BL$2])" office:value-type="float" office:value="0" calcext:value-type="float">
            <text:p>0</text:p>
          </table:table-cell>
          <table:table-cell table:formula="of:=128*([.$B5]=[.BM$2])+64*([.$C5]=[.BM$2])+32*([.$D5]=[.BM$2])+16*([.$E5]=[.BM$2])+8*([.$F5]=[.BM$2])+4*([.$G5]=[.BM$2])+2*([.$H5]=[.BM$2])+1*([.$I5]=[.BM$2])" office:value-type="float" office:value="0" calcext:value-type="float">
            <text:p>0</text:p>
          </table:table-cell>
          <table:table-cell table:formula="of:=128*([.$B5]=[.BN$2])+64*([.$C5]=[.BN$2])+32*([.$D5]=[.BN$2])+16*([.$E5]=[.BN$2])+8*([.$F5]=[.BN$2])+4*([.$G5]=[.BN$2])+2*([.$H5]=[.BN$2])+1*([.$I5]=[.BN$2])" office:value-type="float" office:value="0" calcext:value-type="float">
            <text:p>0</text:p>
          </table:table-cell>
          <table:table-cell table:formula="of:=128*([.$B5]=[.BO$2])+64*([.$C5]=[.BO$2])+32*([.$D5]=[.BO$2])+16*([.$E5]=[.BO$2])+8*([.$F5]=[.BO$2])+4*([.$G5]=[.BO$2])+2*([.$H5]=[.BO$2])+1*([.$I5]=[.BO$2])" office:value-type="float" office:value="0" calcext:value-type="float">
            <text:p>0</text:p>
          </table:table-cell>
          <table:table-cell table:formula="of:=128*([.$B5]=[.BP$2])+64*([.$C5]=[.BP$2])+32*([.$D5]=[.BP$2])+16*([.$E5]=[.BP$2])+8*([.$F5]=[.BP$2])+4*([.$G5]=[.BP$2])+2*([.$H5]=[.BP$2])+1*([.$I5]=[.BP$2])" office:value-type="float" office:value="0" calcext:value-type="float">
            <text:p>0</text:p>
          </table:table-cell>
          <table:covered-table-cell/>
          <table:table-cell table:formula="of:=IF([.$AF$15]=&quot;DEC&quot;;TEXT([.BA5];&quot;??0&quot;);DEC2HEX([.BA5];2))" office:value-type="string" office:string-value="C1" calcext:value-type="string">
            <text:p>C1</text:p>
          </table:table-cell>
          <table:table-cell table:formula="of:=IF([.$AF$15]=&quot;DEC&quot;;TEXT([.BB5];&quot;??0&quot;);DEC2HEX([.BB5];2))" office:value-type="string" office:string-value="00" calcext:value-type="string">
            <text:p>00</text:p>
          </table:table-cell>
          <table:table-cell table:formula="of:=IF([.$AF$15]=&quot;DEC&quot;;TEXT([.BC5];&quot;??0&quot;);DEC2HEX([.BC5];2))" office:value-type="string" office:string-value="1C" calcext:value-type="string">
            <text:p>1C</text:p>
          </table:table-cell>
          <table:table-cell table:formula="of:=IF([.$AF$15]=&quot;DEC&quot;;TEXT([.BD5];&quot;??0&quot;);DEC2HEX([.BD5];2))" office:value-type="string" office:string-value="22" calcext:value-type="string">
            <text:p>22</text:p>
          </table:table-cell>
          <table:table-cell table:formula="of:=IF([.$AF$15]=&quot;DEC&quot;;TEXT([.BE5];&quot;??0&quot;);DEC2HEX([.BE5];2))" office:value-type="string" office:string-value="00" calcext:value-type="string">
            <text:p>00</text:p>
          </table:table-cell>
          <table:table-cell table:formula="of:=IF([.$AF$15]=&quot;DEC&quot;;TEXT([.BF5];&quot;??0&quot;);DEC2HEX([.BF5];2))" office:value-type="string" office:string-value="00" calcext:value-type="string">
            <text:p>00</text:p>
          </table:table-cell>
          <table:table-cell table:formula="of:=IF([.$AF$15]=&quot;DEC&quot;;TEXT([.BG5];&quot;??0&quot;);DEC2HEX([.BG5];2))" office:value-type="string" office:string-value="00" calcext:value-type="string">
            <text:p>00</text:p>
          </table:table-cell>
          <table:table-cell table:formula="of:=IF([.$AF$15]=&quot;DEC&quot;;TEXT([.BH5];&quot;??0&quot;);DEC2HEX([.BH5];2))" office:value-type="string" office:string-value="00" calcext:value-type="string">
            <text:p>00</text:p>
          </table:table-cell>
          <table:table-cell table:formula="of:=IF([.$AF$15]=&quot;DEC&quot;;TEXT([.BI5];&quot;??0&quot;);DEC2HEX([.BI5];2))" office:value-type="string" office:string-value="00" calcext:value-type="string">
            <text:p>00</text:p>
          </table:table-cell>
          <table:table-cell table:formula="of:=IF([.$AF$15]=&quot;DEC&quot;;TEXT([.BJ5];&quot;??0&quot;);DEC2HEX([.BJ5];2))" office:value-type="string" office:string-value="00" calcext:value-type="string">
            <text:p>00</text:p>
          </table:table-cell>
          <table:table-cell table:formula="of:=IF([.$AF$15]=&quot;DEC&quot;;TEXT([.BK5];&quot;??0&quot;);DEC2HEX([.BK5];2))" office:value-type="string" office:string-value="00" calcext:value-type="string">
            <text:p>00</text:p>
          </table:table-cell>
          <table:table-cell table:formula="of:=IF([.$AF$15]=&quot;DEC&quot;;TEXT([.BL5];&quot;??0&quot;);DEC2HEX([.BL5];2))" office:value-type="string" office:string-value="00" calcext:value-type="string">
            <text:p>00</text:p>
          </table:table-cell>
          <table:table-cell table:formula="of:=IF([.$AF$15]=&quot;DEC&quot;;TEXT([.BM5];&quot;??0&quot;);DEC2HEX([.BM5];2))" office:value-type="string" office:string-value="00" calcext:value-type="string">
            <text:p>00</text:p>
          </table:table-cell>
          <table:table-cell table:formula="of:=IF([.$AF$15]=&quot;DEC&quot;;TEXT([.BN5];&quot;??0&quot;);DEC2HEX([.BN5];2))" office:value-type="string" office:string-value="00" calcext:value-type="string">
            <text:p>00</text:p>
          </table:table-cell>
          <table:table-cell table:formula="of:=IF([.$AF$15]=&quot;DEC&quot;;TEXT([.BO5];&quot;??0&quot;);DEC2HEX([.BO5];2))" office:value-type="string" office:string-value="00" calcext:value-type="string">
            <text:p>00</text:p>
          </table:table-cell>
          <table:table-cell table:formula="of:=IF([.$AF$15]=&quot;DEC&quot;;TEXT([.BP5];&quot;??0&quot;);DEC2HEX([.BP5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128*([.$B6]=[.J$2])+64*([.$C6]=[.J$2])+32*([.$D6]=[.J$2])+16*([.$E6]=[.J$2])+8*([.$F6]=[.J$2])+4*([.$G6]=[.J$2])+2*([.$H6]=[.J$2])+1*([.$I6]=[.J$2])" office:value-type="float" office:value="1" calcext:value-type="float">
            <text:p>1</text:p>
          </table:table-cell>
          <table:table-cell table:formula="of:=128*([.$B6]=[.K$2])+64*([.$C6]=[.K$2])+32*([.$D6]=[.K$2])+16*([.$E6]=[.K$2])+8*([.$F6]=[.K$2])+4*([.$G6]=[.K$2])+2*([.$H6]=[.K$2])+1*([.$I6]=[.K$2])" office:value-type="float" office:value="28" calcext:value-type="float">
            <text:p>28</text:p>
          </table:table-cell>
          <table:table-cell table:formula="of:=128*([.$B6]=[.L$2])+64*([.$C6]=[.L$2])+32*([.$D6]=[.L$2])+16*([.$E6]=[.L$2])+8*([.$F6]=[.L$2])+4*([.$G6]=[.L$2])+2*([.$H6]=[.L$2])+1*([.$I6]=[.L$2])" office:value-type="float" office:value="0" calcext:value-type="float">
            <text:p>0</text:p>
          </table:table-cell>
          <table:table-cell table:formula="of:=128*([.$B6]=[.M$2])+64*([.$C6]=[.M$2])+32*([.$D6]=[.M$2])+16*([.$E6]=[.M$2])+8*([.$F6]=[.M$2])+4*([.$G6]=[.M$2])+2*([.$H6]=[.M$2])+1*([.$I6]=[.M$2])" office:value-type="float" office:value="226" calcext:value-type="float">
            <text:p>226</text:p>
          </table:table-cell>
          <table:table-cell table:formula="of:=128*([.$B6]=[.N$2])+64*([.$C6]=[.N$2])+32*([.$D6]=[.N$2])+16*([.$E6]=[.N$2])+8*([.$F6]=[.N$2])+4*([.$G6]=[.N$2])+2*([.$H6]=[.N$2])+1*([.$I6]=[.N$2])" office:value-type="float" office:value="0" calcext:value-type="float">
            <text:p>0</text:p>
          </table:table-cell>
          <table:table-cell table:formula="of:=128*([.$B6]=[.O$2])+64*([.$C6]=[.O$2])+32*([.$D6]=[.O$2])+16*([.$E6]=[.O$2])+8*([.$F6]=[.O$2])+4*([.$G6]=[.O$2])+2*([.$H6]=[.O$2])+1*([.$I6]=[.O$2])" office:value-type="float" office:value="0" calcext:value-type="float">
            <text:p>0</text:p>
          </table:table-cell>
          <table:table-cell table:formula="of:=128*([.$B6]=[.P$2])+64*([.$C6]=[.P$2])+32*([.$D6]=[.P$2])+16*([.$E6]=[.P$2])+8*([.$F6]=[.P$2])+4*([.$G6]=[.P$2])+2*([.$H6]=[.P$2])+1*([.$I6]=[.P$2])" office:value-type="float" office:value="0" calcext:value-type="float">
            <text:p>0</text:p>
          </table:table-cell>
          <table:table-cell table:formula="of:=128*([.$B6]=[.Q$2])+64*([.$C6]=[.Q$2])+32*([.$D6]=[.Q$2])+16*([.$E6]=[.Q$2])+8*([.$F6]=[.Q$2])+4*([.$G6]=[.Q$2])+2*([.$H6]=[.Q$2])+1*([.$I6]=[.Q$2])" office:value-type="float" office:value="0" calcext:value-type="float">
            <text:p>0</text:p>
          </table:table-cell>
          <table:table-cell table:formula="of:=128*([.$B6]=[.R$2])+64*([.$C6]=[.R$2])+32*([.$D6]=[.R$2])+16*([.$E6]=[.R$2])+8*([.$F6]=[.R$2])+4*([.$G6]=[.R$2])+2*([.$H6]=[.R$2])+1*([.$I6]=[.R$2])" office:value-type="float" office:value="0" calcext:value-type="float">
            <text:p>0</text:p>
          </table:table-cell>
          <table:table-cell table:formula="of:=128*([.$B6]=[.S$2])+64*([.$C6]=[.S$2])+32*([.$D6]=[.S$2])+16*([.$E6]=[.S$2])+8*([.$F6]=[.S$2])+4*([.$G6]=[.S$2])+2*([.$H6]=[.S$2])+1*([.$I6]=[.S$2])" office:value-type="float" office:value="0" calcext:value-type="float">
            <text:p>0</text:p>
          </table:table-cell>
          <table:table-cell table:formula="of:=128*([.$B6]=[.T$2])+64*([.$C6]=[.T$2])+32*([.$D6]=[.T$2])+16*([.$E6]=[.T$2])+8*([.$F6]=[.T$2])+4*([.$G6]=[.T$2])+2*([.$H6]=[.T$2])+1*([.$I6]=[.T$2])" office:value-type="float" office:value="0" calcext:value-type="float">
            <text:p>0</text:p>
          </table:table-cell>
          <table:table-cell table:formula="of:=128*([.$B6]=[.U$2])+64*([.$C6]=[.U$2])+32*([.$D6]=[.U$2])+16*([.$E6]=[.U$2])+8*([.$F6]=[.U$2])+4*([.$G6]=[.U$2])+2*([.$H6]=[.U$2])+1*([.$I6]=[.U$2])" office:value-type="float" office:value="0" calcext:value-type="float">
            <text:p>0</text:p>
          </table:table-cell>
          <table:table-cell table:formula="of:=128*([.$B6]=[.V$2])+64*([.$C6]=[.V$2])+32*([.$D6]=[.V$2])+16*([.$E6]=[.V$2])+8*([.$F6]=[.V$2])+4*([.$G6]=[.V$2])+2*([.$H6]=[.V$2])+1*([.$I6]=[.V$2])" office:value-type="float" office:value="0" calcext:value-type="float">
            <text:p>0</text:p>
          </table:table-cell>
          <table:table-cell table:formula="of:=128*([.$B6]=[.W$2])+64*([.$C6]=[.W$2])+32*([.$D6]=[.W$2])+16*([.$E6]=[.W$2])+8*([.$F6]=[.W$2])+4*([.$G6]=[.W$2])+2*([.$H6]=[.W$2])+1*([.$I6]=[.W$2])" office:value-type="float" office:value="0" calcext:value-type="float">
            <text:p>0</text:p>
          </table:table-cell>
          <table:table-cell table:formula="of:=128*([.$B6]=[.X$2])+64*([.$C6]=[.X$2])+32*([.$D6]=[.X$2])+16*([.$E6]=[.X$2])+8*([.$F6]=[.X$2])+4*([.$G6]=[.X$2])+2*([.$H6]=[.X$2])+1*([.$I6]=[.X$2])" office:value-type="float" office:value="0" calcext:value-type="float">
            <text:p>0</text:p>
          </table:table-cell>
          <table:table-cell table:formula="of:=128*([.$B6]=[.Y$2])+64*([.$C6]=[.Y$2])+32*([.$D6]=[.Y$2])+16*([.$E6]=[.Y$2])+8*([.$F6]=[.Y$2])+4*([.$G6]=[.Y$2])+2*([.$H6]=[.Y$2])+1*([.$I6]=[.Y$2])" office:value-type="float" office:value="0" calcext:value-type="float">
            <text:p>0</text:p>
          </table:table-cell>
          <table:covered-table-cell/>
          <table:table-cell table:formula="of:=IF([.$AF$15]=&quot;DEC&quot;;TEXT([.J6];&quot;??0&quot;);DEC2HEX([.J6];2))" office:value-type="string" office:string-value="01" calcext:value-type="string">
            <text:p>01</text:p>
          </table:table-cell>
          <table:table-cell table:formula="of:=IF([.$AF$15]=&quot;DEC&quot;;TEXT([.K6];&quot;??0&quot;);DEC2HEX([.K6];2))" office:value-type="string" office:string-value="1C" calcext:value-type="string">
            <text:p>1C</text:p>
          </table:table-cell>
          <table:table-cell table:formula="of:=IF([.$AF$15]=&quot;DEC&quot;;TEXT([.L6];&quot;??0&quot;);DEC2HEX([.L6];2))" office:value-type="string" office:string-value="00" calcext:value-type="string">
            <text:p>00</text:p>
          </table:table-cell>
          <table:table-cell table:formula="of:=IF([.$AF$15]=&quot;DEC&quot;;TEXT([.M6];&quot;??0&quot;);DEC2HEX([.M6];2))" office:value-type="string" office:string-value="E2" calcext:value-type="string">
            <text:p>E2</text:p>
          </table:table-cell>
          <table:table-cell table:formula="of:=IF([.$AF$15]=&quot;DEC&quot;;TEXT([.N6];&quot;??0&quot;);DEC2HEX([.N6];2))" office:value-type="string" office:string-value="00" calcext:value-type="string">
            <text:p>00</text:p>
          </table:table-cell>
          <table:table-cell table:formula="of:=IF([.$AF$15]=&quot;DEC&quot;;TEXT([.O6];&quot;??0&quot;);DEC2HEX([.O6];2))" office:value-type="string" office:string-value="00" calcext:value-type="string">
            <text:p>00</text:p>
          </table:table-cell>
          <table:table-cell table:formula="of:=IF([.$AF$15]=&quot;DEC&quot;;TEXT([.P6];&quot;??0&quot;);DEC2HEX([.P6];2))" office:value-type="string" office:string-value="00" calcext:value-type="string">
            <text:p>00</text:p>
          </table:table-cell>
          <table:table-cell table:formula="of:=IF([.$AF$15]=&quot;DEC&quot;;TEXT([.Q6];&quot;??0&quot;);DEC2HEX([.Q6];2))" office:value-type="string" office:string-value="00" calcext:value-type="string">
            <text:p>00</text:p>
          </table:table-cell>
          <table:table-cell table:formula="of:=IF([.$AF$15]=&quot;DEC&quot;;TEXT([.R6];&quot;??0&quot;);DEC2HEX([.R6];2))" office:value-type="string" office:string-value="00" calcext:value-type="string">
            <text:p>00</text:p>
          </table:table-cell>
          <table:table-cell table:formula="of:=IF([.$AF$15]=&quot;DEC&quot;;TEXT([.S6];&quot;??0&quot;);DEC2HEX([.S6];2))" office:value-type="string" office:string-value="00" calcext:value-type="string">
            <text:p>00</text:p>
          </table:table-cell>
          <table:table-cell table:formula="of:=IF([.$AF$15]=&quot;DEC&quot;;TEXT([.T6];&quot;??0&quot;);DEC2HEX([.T6];2))" office:value-type="string" office:string-value="00" calcext:value-type="string">
            <text:p>00</text:p>
          </table:table-cell>
          <table:table-cell table:formula="of:=IF([.$AF$15]=&quot;DEC&quot;;TEXT([.U6];&quot;??0&quot;);DEC2HEX([.U6];2))" office:value-type="string" office:string-value="00" calcext:value-type="string">
            <text:p>00</text:p>
          </table:table-cell>
          <table:table-cell table:formula="of:=IF([.$AF$15]=&quot;DEC&quot;;TEXT([.V6];&quot;??0&quot;);DEC2HEX([.V6];2))" office:value-type="string" office:string-value="00" calcext:value-type="string">
            <text:p>00</text:p>
          </table:table-cell>
          <table:table-cell table:formula="of:=IF([.$AF$15]=&quot;DEC&quot;;TEXT([.W6];&quot;??0&quot;);DEC2HEX([.W6];2))" office:value-type="string" office:string-value="00" calcext:value-type="string">
            <text:p>00</text:p>
          </table:table-cell>
          <table:table-cell table:formula="of:=IF([.$AF$15]=&quot;DEC&quot;;TEXT([.X6];&quot;??0&quot;);DEC2HEX([.X6];2))" office:value-type="string" office:string-value="00" calcext:value-type="string">
            <text:p>00</text:p>
          </table:table-cell>
          <table:table-cell table:formula="of:=IF([.$AF$15]=&quot;DEC&quot;;TEXT([.Y6];&quot;??0&quot;);DEC2HEX([.Y6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6]=[.BA$2])+64*([.$C6]=[.BA$2])+32*([.$D6]=[.BA$2])+16*([.$E6]=[.BA$2])+8*([.$F6]=[.BA$2])+4*([.$G6]=[.BA$2])+2*([.$H6]=[.BA$2])+1*([.$I6]=[.BA$2])" office:value-type="float" office:value="1" calcext:value-type="float">
            <text:p>1</text:p>
          </table:table-cell>
          <table:table-cell table:formula="of:=128*([.$B6]=[.BB$2])+64*([.$C6]=[.BB$2])+32*([.$D6]=[.BB$2])+16*([.$E6]=[.BB$2])+8*([.$F6]=[.BB$2])+4*([.$G6]=[.BB$2])+2*([.$H6]=[.BB$2])+1*([.$I6]=[.BB$2])" office:value-type="float" office:value="28" calcext:value-type="float">
            <text:p>28</text:p>
          </table:table-cell>
          <table:table-cell table:formula="of:=128*([.$B6]=[.BC$2])+64*([.$C6]=[.BC$2])+32*([.$D6]=[.BC$2])+16*([.$E6]=[.BC$2])+8*([.$F6]=[.BC$2])+4*([.$G6]=[.BC$2])+2*([.$H6]=[.BC$2])+1*([.$I6]=[.BC$2])" office:value-type="float" office:value="0" calcext:value-type="float">
            <text:p>0</text:p>
          </table:table-cell>
          <table:table-cell table:formula="of:=128*([.$B6]=[.BD$2])+64*([.$C6]=[.BD$2])+32*([.$D6]=[.BD$2])+16*([.$E6]=[.BD$2])+8*([.$F6]=[.BD$2])+4*([.$G6]=[.BD$2])+2*([.$H6]=[.BD$2])+1*([.$I6]=[.BD$2])" office:value-type="float" office:value="226" calcext:value-type="float">
            <text:p>226</text:p>
          </table:table-cell>
          <table:table-cell table:formula="of:=128*([.$B6]=[.BE$2])+64*([.$C6]=[.BE$2])+32*([.$D6]=[.BE$2])+16*([.$E6]=[.BE$2])+8*([.$F6]=[.BE$2])+4*([.$G6]=[.BE$2])+2*([.$H6]=[.BE$2])+1*([.$I6]=[.BE$2])" office:value-type="float" office:value="0" calcext:value-type="float">
            <text:p>0</text:p>
          </table:table-cell>
          <table:table-cell table:formula="of:=128*([.$B6]=[.BF$2])+64*([.$C6]=[.BF$2])+32*([.$D6]=[.BF$2])+16*([.$E6]=[.BF$2])+8*([.$F6]=[.BF$2])+4*([.$G6]=[.BF$2])+2*([.$H6]=[.BF$2])+1*([.$I6]=[.BF$2])" office:value-type="float" office:value="0" calcext:value-type="float">
            <text:p>0</text:p>
          </table:table-cell>
          <table:table-cell table:formula="of:=128*([.$B6]=[.BG$2])+64*([.$C6]=[.BG$2])+32*([.$D6]=[.BG$2])+16*([.$E6]=[.BG$2])+8*([.$F6]=[.BG$2])+4*([.$G6]=[.BG$2])+2*([.$H6]=[.BG$2])+1*([.$I6]=[.BG$2])" office:value-type="float" office:value="0" calcext:value-type="float">
            <text:p>0</text:p>
          </table:table-cell>
          <table:table-cell table:formula="of:=128*([.$B6]=[.BH$2])+64*([.$C6]=[.BH$2])+32*([.$D6]=[.BH$2])+16*([.$E6]=[.BH$2])+8*([.$F6]=[.BH$2])+4*([.$G6]=[.BH$2])+2*([.$H6]=[.BH$2])+1*([.$I6]=[.BH$2])" office:value-type="float" office:value="0" calcext:value-type="float">
            <text:p>0</text:p>
          </table:table-cell>
          <table:table-cell table:formula="of:=128*([.$B6]=[.BI$2])+64*([.$C6]=[.BI$2])+32*([.$D6]=[.BI$2])+16*([.$E6]=[.BI$2])+8*([.$F6]=[.BI$2])+4*([.$G6]=[.BI$2])+2*([.$H6]=[.BI$2])+1*([.$I6]=[.BI$2])" office:value-type="float" office:value="0" calcext:value-type="float">
            <text:p>0</text:p>
          </table:table-cell>
          <table:table-cell table:formula="of:=128*([.$B6]=[.BJ$2])+64*([.$C6]=[.BJ$2])+32*([.$D6]=[.BJ$2])+16*([.$E6]=[.BJ$2])+8*([.$F6]=[.BJ$2])+4*([.$G6]=[.BJ$2])+2*([.$H6]=[.BJ$2])+1*([.$I6]=[.BJ$2])" office:value-type="float" office:value="0" calcext:value-type="float">
            <text:p>0</text:p>
          </table:table-cell>
          <table:table-cell table:formula="of:=128*([.$B6]=[.BK$2])+64*([.$C6]=[.BK$2])+32*([.$D6]=[.BK$2])+16*([.$E6]=[.BK$2])+8*([.$F6]=[.BK$2])+4*([.$G6]=[.BK$2])+2*([.$H6]=[.BK$2])+1*([.$I6]=[.BK$2])" office:value-type="float" office:value="0" calcext:value-type="float">
            <text:p>0</text:p>
          </table:table-cell>
          <table:table-cell table:formula="of:=128*([.$B6]=[.BL$2])+64*([.$C6]=[.BL$2])+32*([.$D6]=[.BL$2])+16*([.$E6]=[.BL$2])+8*([.$F6]=[.BL$2])+4*([.$G6]=[.BL$2])+2*([.$H6]=[.BL$2])+1*([.$I6]=[.BL$2])" office:value-type="float" office:value="0" calcext:value-type="float">
            <text:p>0</text:p>
          </table:table-cell>
          <table:table-cell table:formula="of:=128*([.$B6]=[.BM$2])+64*([.$C6]=[.BM$2])+32*([.$D6]=[.BM$2])+16*([.$E6]=[.BM$2])+8*([.$F6]=[.BM$2])+4*([.$G6]=[.BM$2])+2*([.$H6]=[.BM$2])+1*([.$I6]=[.BM$2])" office:value-type="float" office:value="0" calcext:value-type="float">
            <text:p>0</text:p>
          </table:table-cell>
          <table:table-cell table:formula="of:=128*([.$B6]=[.BN$2])+64*([.$C6]=[.BN$2])+32*([.$D6]=[.BN$2])+16*([.$E6]=[.BN$2])+8*([.$F6]=[.BN$2])+4*([.$G6]=[.BN$2])+2*([.$H6]=[.BN$2])+1*([.$I6]=[.BN$2])" office:value-type="float" office:value="0" calcext:value-type="float">
            <text:p>0</text:p>
          </table:table-cell>
          <table:table-cell table:formula="of:=128*([.$B6]=[.BO$2])+64*([.$C6]=[.BO$2])+32*([.$D6]=[.BO$2])+16*([.$E6]=[.BO$2])+8*([.$F6]=[.BO$2])+4*([.$G6]=[.BO$2])+2*([.$H6]=[.BO$2])+1*([.$I6]=[.BO$2])" office:value-type="float" office:value="0" calcext:value-type="float">
            <text:p>0</text:p>
          </table:table-cell>
          <table:table-cell table:formula="of:=128*([.$B6]=[.BP$2])+64*([.$C6]=[.BP$2])+32*([.$D6]=[.BP$2])+16*([.$E6]=[.BP$2])+8*([.$F6]=[.BP$2])+4*([.$G6]=[.BP$2])+2*([.$H6]=[.BP$2])+1*([.$I6]=[.BP$2])" office:value-type="float" office:value="0" calcext:value-type="float">
            <text:p>0</text:p>
          </table:table-cell>
          <table:covered-table-cell/>
          <table:table-cell table:formula="of:=IF([.$AF$15]=&quot;DEC&quot;;TEXT([.BA6];&quot;??0&quot;);DEC2HEX([.BA6];2))" office:value-type="string" office:string-value="01" calcext:value-type="string">
            <text:p>01</text:p>
          </table:table-cell>
          <table:table-cell table:formula="of:=IF([.$AF$15]=&quot;DEC&quot;;TEXT([.BB6];&quot;??0&quot;);DEC2HEX([.BB6];2))" office:value-type="string" office:string-value="1C" calcext:value-type="string">
            <text:p>1C</text:p>
          </table:table-cell>
          <table:table-cell table:formula="of:=IF([.$AF$15]=&quot;DEC&quot;;TEXT([.BC6];&quot;??0&quot;);DEC2HEX([.BC6];2))" office:value-type="string" office:string-value="00" calcext:value-type="string">
            <text:p>00</text:p>
          </table:table-cell>
          <table:table-cell table:formula="of:=IF([.$AF$15]=&quot;DEC&quot;;TEXT([.BD6];&quot;??0&quot;);DEC2HEX([.BD6];2))" office:value-type="string" office:string-value="E2" calcext:value-type="string">
            <text:p>E2</text:p>
          </table:table-cell>
          <table:table-cell table:formula="of:=IF([.$AF$15]=&quot;DEC&quot;;TEXT([.BE6];&quot;??0&quot;);DEC2HEX([.BE6];2))" office:value-type="string" office:string-value="00" calcext:value-type="string">
            <text:p>00</text:p>
          </table:table-cell>
          <table:table-cell table:formula="of:=IF([.$AF$15]=&quot;DEC&quot;;TEXT([.BF6];&quot;??0&quot;);DEC2HEX([.BF6];2))" office:value-type="string" office:string-value="00" calcext:value-type="string">
            <text:p>00</text:p>
          </table:table-cell>
          <table:table-cell table:formula="of:=IF([.$AF$15]=&quot;DEC&quot;;TEXT([.BG6];&quot;??0&quot;);DEC2HEX([.BG6];2))" office:value-type="string" office:string-value="00" calcext:value-type="string">
            <text:p>00</text:p>
          </table:table-cell>
          <table:table-cell table:formula="of:=IF([.$AF$15]=&quot;DEC&quot;;TEXT([.BH6];&quot;??0&quot;);DEC2HEX([.BH6];2))" office:value-type="string" office:string-value="00" calcext:value-type="string">
            <text:p>00</text:p>
          </table:table-cell>
          <table:table-cell table:formula="of:=IF([.$AF$15]=&quot;DEC&quot;;TEXT([.BI6];&quot;??0&quot;);DEC2HEX([.BI6];2))" office:value-type="string" office:string-value="00" calcext:value-type="string">
            <text:p>00</text:p>
          </table:table-cell>
          <table:table-cell table:formula="of:=IF([.$AF$15]=&quot;DEC&quot;;TEXT([.BJ6];&quot;??0&quot;);DEC2HEX([.BJ6];2))" office:value-type="string" office:string-value="00" calcext:value-type="string">
            <text:p>00</text:p>
          </table:table-cell>
          <table:table-cell table:formula="of:=IF([.$AF$15]=&quot;DEC&quot;;TEXT([.BK6];&quot;??0&quot;);DEC2HEX([.BK6];2))" office:value-type="string" office:string-value="00" calcext:value-type="string">
            <text:p>00</text:p>
          </table:table-cell>
          <table:table-cell table:formula="of:=IF([.$AF$15]=&quot;DEC&quot;;TEXT([.BL6];&quot;??0&quot;);DEC2HEX([.BL6];2))" office:value-type="string" office:string-value="00" calcext:value-type="string">
            <text:p>00</text:p>
          </table:table-cell>
          <table:table-cell table:formula="of:=IF([.$AF$15]=&quot;DEC&quot;;TEXT([.BM6];&quot;??0&quot;);DEC2HEX([.BM6];2))" office:value-type="string" office:string-value="00" calcext:value-type="string">
            <text:p>00</text:p>
          </table:table-cell>
          <table:table-cell table:formula="of:=IF([.$AF$15]=&quot;DEC&quot;;TEXT([.BN6];&quot;??0&quot;);DEC2HEX([.BN6];2))" office:value-type="string" office:string-value="00" calcext:value-type="string">
            <text:p>00</text:p>
          </table:table-cell>
          <table:table-cell table:formula="of:=IF([.$AF$15]=&quot;DEC&quot;;TEXT([.BO6];&quot;??0&quot;);DEC2HEX([.BO6];2))" office:value-type="string" office:string-value="00" calcext:value-type="string">
            <text:p>00</text:p>
          </table:table-cell>
          <table:table-cell table:formula="of:=IF([.$AF$15]=&quot;DEC&quot;;TEXT([.BP6];&quot;??0&quot;);DEC2HEX([.BP6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formula="of:=128*([.$B7]=[.J$2])+64*([.$C7]=[.J$2])+32*([.$D7]=[.J$2])+16*([.$E7]=[.J$2])+8*([.$F7]=[.J$2])+4*([.$G7]=[.J$2])+2*([.$H7]=[.J$2])+1*([.$I7]=[.J$2])" office:value-type="float" office:value="129" calcext:value-type="float">
            <text:p>129</text:p>
          </table:table-cell>
          <table:table-cell table:formula="of:=128*([.$B7]=[.K$2])+64*([.$C7]=[.K$2])+32*([.$D7]=[.K$2])+16*([.$E7]=[.K$2])+8*([.$F7]=[.K$2])+4*([.$G7]=[.K$2])+2*([.$H7]=[.K$2])+1*([.$I7]=[.K$2])" office:value-type="float" office:value="0" calcext:value-type="float">
            <text:p>0</text:p>
          </table:table-cell>
          <table:table-cell table:formula="of:=128*([.$B7]=[.L$2])+64*([.$C7]=[.L$2])+32*([.$D7]=[.L$2])+16*([.$E7]=[.L$2])+8*([.$F7]=[.L$2])+4*([.$G7]=[.L$2])+2*([.$H7]=[.L$2])+1*([.$I7]=[.L$2])" office:value-type="float" office:value="0" calcext:value-type="float">
            <text:p>0</text:p>
          </table:table-cell>
          <table:table-cell table:formula="of:=128*([.$B7]=[.M$2])+64*([.$C7]=[.M$2])+32*([.$D7]=[.M$2])+16*([.$E7]=[.M$2])+8*([.$F7]=[.M$2])+4*([.$G7]=[.M$2])+2*([.$H7]=[.M$2])+1*([.$I7]=[.M$2])" office:value-type="float" office:value="126" calcext:value-type="float">
            <text:p>126</text:p>
          </table:table-cell>
          <table:table-cell table:formula="of:=128*([.$B7]=[.N$2])+64*([.$C7]=[.N$2])+32*([.$D7]=[.N$2])+16*([.$E7]=[.N$2])+8*([.$F7]=[.N$2])+4*([.$G7]=[.N$2])+2*([.$H7]=[.N$2])+1*([.$I7]=[.N$2])" office:value-type="float" office:value="0" calcext:value-type="float">
            <text:p>0</text:p>
          </table:table-cell>
          <table:table-cell table:formula="of:=128*([.$B7]=[.O$2])+64*([.$C7]=[.O$2])+32*([.$D7]=[.O$2])+16*([.$E7]=[.O$2])+8*([.$F7]=[.O$2])+4*([.$G7]=[.O$2])+2*([.$H7]=[.O$2])+1*([.$I7]=[.O$2])" office:value-type="float" office:value="0" calcext:value-type="float">
            <text:p>0</text:p>
          </table:table-cell>
          <table:table-cell table:formula="of:=128*([.$B7]=[.P$2])+64*([.$C7]=[.P$2])+32*([.$D7]=[.P$2])+16*([.$E7]=[.P$2])+8*([.$F7]=[.P$2])+4*([.$G7]=[.P$2])+2*([.$H7]=[.P$2])+1*([.$I7]=[.P$2])" office:value-type="float" office:value="0" calcext:value-type="float">
            <text:p>0</text:p>
          </table:table-cell>
          <table:table-cell table:formula="of:=128*([.$B7]=[.Q$2])+64*([.$C7]=[.Q$2])+32*([.$D7]=[.Q$2])+16*([.$E7]=[.Q$2])+8*([.$F7]=[.Q$2])+4*([.$G7]=[.Q$2])+2*([.$H7]=[.Q$2])+1*([.$I7]=[.Q$2])" office:value-type="float" office:value="0" calcext:value-type="float">
            <text:p>0</text:p>
          </table:table-cell>
          <table:table-cell table:formula="of:=128*([.$B7]=[.R$2])+64*([.$C7]=[.R$2])+32*([.$D7]=[.R$2])+16*([.$E7]=[.R$2])+8*([.$F7]=[.R$2])+4*([.$G7]=[.R$2])+2*([.$H7]=[.R$2])+1*([.$I7]=[.R$2])" office:value-type="float" office:value="0" calcext:value-type="float">
            <text:p>0</text:p>
          </table:table-cell>
          <table:table-cell table:formula="of:=128*([.$B7]=[.S$2])+64*([.$C7]=[.S$2])+32*([.$D7]=[.S$2])+16*([.$E7]=[.S$2])+8*([.$F7]=[.S$2])+4*([.$G7]=[.S$2])+2*([.$H7]=[.S$2])+1*([.$I7]=[.S$2])" office:value-type="float" office:value="0" calcext:value-type="float">
            <text:p>0</text:p>
          </table:table-cell>
          <table:table-cell table:formula="of:=128*([.$B7]=[.T$2])+64*([.$C7]=[.T$2])+32*([.$D7]=[.T$2])+16*([.$E7]=[.T$2])+8*([.$F7]=[.T$2])+4*([.$G7]=[.T$2])+2*([.$H7]=[.T$2])+1*([.$I7]=[.T$2])" office:value-type="float" office:value="0" calcext:value-type="float">
            <text:p>0</text:p>
          </table:table-cell>
          <table:table-cell table:formula="of:=128*([.$B7]=[.U$2])+64*([.$C7]=[.U$2])+32*([.$D7]=[.U$2])+16*([.$E7]=[.U$2])+8*([.$F7]=[.U$2])+4*([.$G7]=[.U$2])+2*([.$H7]=[.U$2])+1*([.$I7]=[.U$2])" office:value-type="float" office:value="0" calcext:value-type="float">
            <text:p>0</text:p>
          </table:table-cell>
          <table:table-cell table:formula="of:=128*([.$B7]=[.V$2])+64*([.$C7]=[.V$2])+32*([.$D7]=[.V$2])+16*([.$E7]=[.V$2])+8*([.$F7]=[.V$2])+4*([.$G7]=[.V$2])+2*([.$H7]=[.V$2])+1*([.$I7]=[.V$2])" office:value-type="float" office:value="0" calcext:value-type="float">
            <text:p>0</text:p>
          </table:table-cell>
          <table:table-cell table:formula="of:=128*([.$B7]=[.W$2])+64*([.$C7]=[.W$2])+32*([.$D7]=[.W$2])+16*([.$E7]=[.W$2])+8*([.$F7]=[.W$2])+4*([.$G7]=[.W$2])+2*([.$H7]=[.W$2])+1*([.$I7]=[.W$2])" office:value-type="float" office:value="0" calcext:value-type="float">
            <text:p>0</text:p>
          </table:table-cell>
          <table:table-cell table:formula="of:=128*([.$B7]=[.X$2])+64*([.$C7]=[.X$2])+32*([.$D7]=[.X$2])+16*([.$E7]=[.X$2])+8*([.$F7]=[.X$2])+4*([.$G7]=[.X$2])+2*([.$H7]=[.X$2])+1*([.$I7]=[.X$2])" office:value-type="float" office:value="0" calcext:value-type="float">
            <text:p>0</text:p>
          </table:table-cell>
          <table:table-cell table:formula="of:=128*([.$B7]=[.Y$2])+64*([.$C7]=[.Y$2])+32*([.$D7]=[.Y$2])+16*([.$E7]=[.Y$2])+8*([.$F7]=[.Y$2])+4*([.$G7]=[.Y$2])+2*([.$H7]=[.Y$2])+1*([.$I7]=[.Y$2])" office:value-type="float" office:value="0" calcext:value-type="float">
            <text:p>0</text:p>
          </table:table-cell>
          <table:covered-table-cell/>
          <table:table-cell table:formula="of:=IF([.$AF$15]=&quot;DEC&quot;;TEXT([.J7];&quot;??0&quot;);DEC2HEX([.J7];2))" office:value-type="string" office:string-value="81" calcext:value-type="string">
            <text:p>81</text:p>
          </table:table-cell>
          <table:table-cell table:formula="of:=IF([.$AF$15]=&quot;DEC&quot;;TEXT([.K7];&quot;??0&quot;);DEC2HEX([.K7];2))" office:value-type="string" office:string-value="00" calcext:value-type="string">
            <text:p>00</text:p>
          </table:table-cell>
          <table:table-cell table:formula="of:=IF([.$AF$15]=&quot;DEC&quot;;TEXT([.L7];&quot;??0&quot;);DEC2HEX([.L7];2))" office:value-type="string" office:string-value="00" calcext:value-type="string">
            <text:p>00</text:p>
          </table:table-cell>
          <table:table-cell table:formula="of:=IF([.$AF$15]=&quot;DEC&quot;;TEXT([.M7];&quot;??0&quot;);DEC2HEX([.M7];2))" office:value-type="string" office:string-value="7E" calcext:value-type="string">
            <text:p>7E</text:p>
          </table:table-cell>
          <table:table-cell table:formula="of:=IF([.$AF$15]=&quot;DEC&quot;;TEXT([.N7];&quot;??0&quot;);DEC2HEX([.N7];2))" office:value-type="string" office:string-value="00" calcext:value-type="string">
            <text:p>00</text:p>
          </table:table-cell>
          <table:table-cell table:formula="of:=IF([.$AF$15]=&quot;DEC&quot;;TEXT([.O7];&quot;??0&quot;);DEC2HEX([.O7];2))" office:value-type="string" office:string-value="00" calcext:value-type="string">
            <text:p>00</text:p>
          </table:table-cell>
          <table:table-cell table:formula="of:=IF([.$AF$15]=&quot;DEC&quot;;TEXT([.P7];&quot;??0&quot;);DEC2HEX([.P7];2))" office:value-type="string" office:string-value="00" calcext:value-type="string">
            <text:p>00</text:p>
          </table:table-cell>
          <table:table-cell table:formula="of:=IF([.$AF$15]=&quot;DEC&quot;;TEXT([.Q7];&quot;??0&quot;);DEC2HEX([.Q7];2))" office:value-type="string" office:string-value="00" calcext:value-type="string">
            <text:p>00</text:p>
          </table:table-cell>
          <table:table-cell table:formula="of:=IF([.$AF$15]=&quot;DEC&quot;;TEXT([.R7];&quot;??0&quot;);DEC2HEX([.R7];2))" office:value-type="string" office:string-value="00" calcext:value-type="string">
            <text:p>00</text:p>
          </table:table-cell>
          <table:table-cell table:formula="of:=IF([.$AF$15]=&quot;DEC&quot;;TEXT([.S7];&quot;??0&quot;);DEC2HEX([.S7];2))" office:value-type="string" office:string-value="00" calcext:value-type="string">
            <text:p>00</text:p>
          </table:table-cell>
          <table:table-cell table:formula="of:=IF([.$AF$15]=&quot;DEC&quot;;TEXT([.T7];&quot;??0&quot;);DEC2HEX([.T7];2))" office:value-type="string" office:string-value="00" calcext:value-type="string">
            <text:p>00</text:p>
          </table:table-cell>
          <table:table-cell table:formula="of:=IF([.$AF$15]=&quot;DEC&quot;;TEXT([.U7];&quot;??0&quot;);DEC2HEX([.U7];2))" office:value-type="string" office:string-value="00" calcext:value-type="string">
            <text:p>00</text:p>
          </table:table-cell>
          <table:table-cell table:formula="of:=IF([.$AF$15]=&quot;DEC&quot;;TEXT([.V7];&quot;??0&quot;);DEC2HEX([.V7];2))" office:value-type="string" office:string-value="00" calcext:value-type="string">
            <text:p>00</text:p>
          </table:table-cell>
          <table:table-cell table:formula="of:=IF([.$AF$15]=&quot;DEC&quot;;TEXT([.W7];&quot;??0&quot;);DEC2HEX([.W7];2))" office:value-type="string" office:string-value="00" calcext:value-type="string">
            <text:p>00</text:p>
          </table:table-cell>
          <table:table-cell table:formula="of:=IF([.$AF$15]=&quot;DEC&quot;;TEXT([.X7];&quot;??0&quot;);DEC2HEX([.X7];2))" office:value-type="string" office:string-value="00" calcext:value-type="string">
            <text:p>00</text:p>
          </table:table-cell>
          <table:table-cell table:formula="of:=IF([.$AF$15]=&quot;DEC&quot;;TEXT([.Y7];&quot;??0&quot;);DEC2HEX([.Y7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7]=[.BA$2])+64*([.$C7]=[.BA$2])+32*([.$D7]=[.BA$2])+16*([.$E7]=[.BA$2])+8*([.$F7]=[.BA$2])+4*([.$G7]=[.BA$2])+2*([.$H7]=[.BA$2])+1*([.$I7]=[.BA$2])" office:value-type="float" office:value="129" calcext:value-type="float">
            <text:p>129</text:p>
          </table:table-cell>
          <table:table-cell table:formula="of:=128*([.$B7]=[.BB$2])+64*([.$C7]=[.BB$2])+32*([.$D7]=[.BB$2])+16*([.$E7]=[.BB$2])+8*([.$F7]=[.BB$2])+4*([.$G7]=[.BB$2])+2*([.$H7]=[.BB$2])+1*([.$I7]=[.BB$2])" office:value-type="float" office:value="0" calcext:value-type="float">
            <text:p>0</text:p>
          </table:table-cell>
          <table:table-cell table:formula="of:=128*([.$B7]=[.BC$2])+64*([.$C7]=[.BC$2])+32*([.$D7]=[.BC$2])+16*([.$E7]=[.BC$2])+8*([.$F7]=[.BC$2])+4*([.$G7]=[.BC$2])+2*([.$H7]=[.BC$2])+1*([.$I7]=[.BC$2])" office:value-type="float" office:value="0" calcext:value-type="float">
            <text:p>0</text:p>
          </table:table-cell>
          <table:table-cell table:formula="of:=128*([.$B7]=[.BD$2])+64*([.$C7]=[.BD$2])+32*([.$D7]=[.BD$2])+16*([.$E7]=[.BD$2])+8*([.$F7]=[.BD$2])+4*([.$G7]=[.BD$2])+2*([.$H7]=[.BD$2])+1*([.$I7]=[.BD$2])" office:value-type="float" office:value="126" calcext:value-type="float">
            <text:p>126</text:p>
          </table:table-cell>
          <table:table-cell table:formula="of:=128*([.$B7]=[.BE$2])+64*([.$C7]=[.BE$2])+32*([.$D7]=[.BE$2])+16*([.$E7]=[.BE$2])+8*([.$F7]=[.BE$2])+4*([.$G7]=[.BE$2])+2*([.$H7]=[.BE$2])+1*([.$I7]=[.BE$2])" office:value-type="float" office:value="0" calcext:value-type="float">
            <text:p>0</text:p>
          </table:table-cell>
          <table:table-cell table:formula="of:=128*([.$B7]=[.BF$2])+64*([.$C7]=[.BF$2])+32*([.$D7]=[.BF$2])+16*([.$E7]=[.BF$2])+8*([.$F7]=[.BF$2])+4*([.$G7]=[.BF$2])+2*([.$H7]=[.BF$2])+1*([.$I7]=[.BF$2])" office:value-type="float" office:value="0" calcext:value-type="float">
            <text:p>0</text:p>
          </table:table-cell>
          <table:table-cell table:formula="of:=128*([.$B7]=[.BG$2])+64*([.$C7]=[.BG$2])+32*([.$D7]=[.BG$2])+16*([.$E7]=[.BG$2])+8*([.$F7]=[.BG$2])+4*([.$G7]=[.BG$2])+2*([.$H7]=[.BG$2])+1*([.$I7]=[.BG$2])" office:value-type="float" office:value="0" calcext:value-type="float">
            <text:p>0</text:p>
          </table:table-cell>
          <table:table-cell table:formula="of:=128*([.$B7]=[.BH$2])+64*([.$C7]=[.BH$2])+32*([.$D7]=[.BH$2])+16*([.$E7]=[.BH$2])+8*([.$F7]=[.BH$2])+4*([.$G7]=[.BH$2])+2*([.$H7]=[.BH$2])+1*([.$I7]=[.BH$2])" office:value-type="float" office:value="0" calcext:value-type="float">
            <text:p>0</text:p>
          </table:table-cell>
          <table:table-cell table:formula="of:=128*([.$B7]=[.BI$2])+64*([.$C7]=[.BI$2])+32*([.$D7]=[.BI$2])+16*([.$E7]=[.BI$2])+8*([.$F7]=[.BI$2])+4*([.$G7]=[.BI$2])+2*([.$H7]=[.BI$2])+1*([.$I7]=[.BI$2])" office:value-type="float" office:value="0" calcext:value-type="float">
            <text:p>0</text:p>
          </table:table-cell>
          <table:table-cell table:formula="of:=128*([.$B7]=[.BJ$2])+64*([.$C7]=[.BJ$2])+32*([.$D7]=[.BJ$2])+16*([.$E7]=[.BJ$2])+8*([.$F7]=[.BJ$2])+4*([.$G7]=[.BJ$2])+2*([.$H7]=[.BJ$2])+1*([.$I7]=[.BJ$2])" office:value-type="float" office:value="0" calcext:value-type="float">
            <text:p>0</text:p>
          </table:table-cell>
          <table:table-cell table:formula="of:=128*([.$B7]=[.BK$2])+64*([.$C7]=[.BK$2])+32*([.$D7]=[.BK$2])+16*([.$E7]=[.BK$2])+8*([.$F7]=[.BK$2])+4*([.$G7]=[.BK$2])+2*([.$H7]=[.BK$2])+1*([.$I7]=[.BK$2])" office:value-type="float" office:value="0" calcext:value-type="float">
            <text:p>0</text:p>
          </table:table-cell>
          <table:table-cell table:formula="of:=128*([.$B7]=[.BL$2])+64*([.$C7]=[.BL$2])+32*([.$D7]=[.BL$2])+16*([.$E7]=[.BL$2])+8*([.$F7]=[.BL$2])+4*([.$G7]=[.BL$2])+2*([.$H7]=[.BL$2])+1*([.$I7]=[.BL$2])" office:value-type="float" office:value="0" calcext:value-type="float">
            <text:p>0</text:p>
          </table:table-cell>
          <table:table-cell table:formula="of:=128*([.$B7]=[.BM$2])+64*([.$C7]=[.BM$2])+32*([.$D7]=[.BM$2])+16*([.$E7]=[.BM$2])+8*([.$F7]=[.BM$2])+4*([.$G7]=[.BM$2])+2*([.$H7]=[.BM$2])+1*([.$I7]=[.BM$2])" office:value-type="float" office:value="0" calcext:value-type="float">
            <text:p>0</text:p>
          </table:table-cell>
          <table:table-cell table:formula="of:=128*([.$B7]=[.BN$2])+64*([.$C7]=[.BN$2])+32*([.$D7]=[.BN$2])+16*([.$E7]=[.BN$2])+8*([.$F7]=[.BN$2])+4*([.$G7]=[.BN$2])+2*([.$H7]=[.BN$2])+1*([.$I7]=[.BN$2])" office:value-type="float" office:value="0" calcext:value-type="float">
            <text:p>0</text:p>
          </table:table-cell>
          <table:table-cell table:formula="of:=128*([.$B7]=[.BO$2])+64*([.$C7]=[.BO$2])+32*([.$D7]=[.BO$2])+16*([.$E7]=[.BO$2])+8*([.$F7]=[.BO$2])+4*([.$G7]=[.BO$2])+2*([.$H7]=[.BO$2])+1*([.$I7]=[.BO$2])" office:value-type="float" office:value="0" calcext:value-type="float">
            <text:p>0</text:p>
          </table:table-cell>
          <table:table-cell table:formula="of:=128*([.$B7]=[.BP$2])+64*([.$C7]=[.BP$2])+32*([.$D7]=[.BP$2])+16*([.$E7]=[.BP$2])+8*([.$F7]=[.BP$2])+4*([.$G7]=[.BP$2])+2*([.$H7]=[.BP$2])+1*([.$I7]=[.BP$2])" office:value-type="float" office:value="0" calcext:value-type="float">
            <text:p>0</text:p>
          </table:table-cell>
          <table:covered-table-cell/>
          <table:table-cell table:formula="of:=IF([.$AF$15]=&quot;DEC&quot;;TEXT([.BA7];&quot;??0&quot;);DEC2HEX([.BA7];2))" office:value-type="string" office:string-value="81" calcext:value-type="string">
            <text:p>81</text:p>
          </table:table-cell>
          <table:table-cell table:formula="of:=IF([.$AF$15]=&quot;DEC&quot;;TEXT([.BB7];&quot;??0&quot;);DEC2HEX([.BB7];2))" office:value-type="string" office:string-value="00" calcext:value-type="string">
            <text:p>00</text:p>
          </table:table-cell>
          <table:table-cell table:formula="of:=IF([.$AF$15]=&quot;DEC&quot;;TEXT([.BC7];&quot;??0&quot;);DEC2HEX([.BC7];2))" office:value-type="string" office:string-value="00" calcext:value-type="string">
            <text:p>00</text:p>
          </table:table-cell>
          <table:table-cell table:formula="of:=IF([.$AF$15]=&quot;DEC&quot;;TEXT([.BD7];&quot;??0&quot;);DEC2HEX([.BD7];2))" office:value-type="string" office:string-value="7E" calcext:value-type="string">
            <text:p>7E</text:p>
          </table:table-cell>
          <table:table-cell table:formula="of:=IF([.$AF$15]=&quot;DEC&quot;;TEXT([.BE7];&quot;??0&quot;);DEC2HEX([.BE7];2))" office:value-type="string" office:string-value="00" calcext:value-type="string">
            <text:p>00</text:p>
          </table:table-cell>
          <table:table-cell table:formula="of:=IF([.$AF$15]=&quot;DEC&quot;;TEXT([.BF7];&quot;??0&quot;);DEC2HEX([.BF7];2))" office:value-type="string" office:string-value="00" calcext:value-type="string">
            <text:p>00</text:p>
          </table:table-cell>
          <table:table-cell table:formula="of:=IF([.$AF$15]=&quot;DEC&quot;;TEXT([.BG7];&quot;??0&quot;);DEC2HEX([.BG7];2))" office:value-type="string" office:string-value="00" calcext:value-type="string">
            <text:p>00</text:p>
          </table:table-cell>
          <table:table-cell table:formula="of:=IF([.$AF$15]=&quot;DEC&quot;;TEXT([.BH7];&quot;??0&quot;);DEC2HEX([.BH7];2))" office:value-type="string" office:string-value="00" calcext:value-type="string">
            <text:p>00</text:p>
          </table:table-cell>
          <table:table-cell table:formula="of:=IF([.$AF$15]=&quot;DEC&quot;;TEXT([.BI7];&quot;??0&quot;);DEC2HEX([.BI7];2))" office:value-type="string" office:string-value="00" calcext:value-type="string">
            <text:p>00</text:p>
          </table:table-cell>
          <table:table-cell table:formula="of:=IF([.$AF$15]=&quot;DEC&quot;;TEXT([.BJ7];&quot;??0&quot;);DEC2HEX([.BJ7];2))" office:value-type="string" office:string-value="00" calcext:value-type="string">
            <text:p>00</text:p>
          </table:table-cell>
          <table:table-cell table:formula="of:=IF([.$AF$15]=&quot;DEC&quot;;TEXT([.BK7];&quot;??0&quot;);DEC2HEX([.BK7];2))" office:value-type="string" office:string-value="00" calcext:value-type="string">
            <text:p>00</text:p>
          </table:table-cell>
          <table:table-cell table:formula="of:=IF([.$AF$15]=&quot;DEC&quot;;TEXT([.BL7];&quot;??0&quot;);DEC2HEX([.BL7];2))" office:value-type="string" office:string-value="00" calcext:value-type="string">
            <text:p>00</text:p>
          </table:table-cell>
          <table:table-cell table:formula="of:=IF([.$AF$15]=&quot;DEC&quot;;TEXT([.BM7];&quot;??0&quot;);DEC2HEX([.BM7];2))" office:value-type="string" office:string-value="00" calcext:value-type="string">
            <text:p>00</text:p>
          </table:table-cell>
          <table:table-cell table:formula="of:=IF([.$AF$15]=&quot;DEC&quot;;TEXT([.BN7];&quot;??0&quot;);DEC2HEX([.BN7];2))" office:value-type="string" office:string-value="00" calcext:value-type="string">
            <text:p>00</text:p>
          </table:table-cell>
          <table:table-cell table:formula="of:=IF([.$AF$15]=&quot;DEC&quot;;TEXT([.BO7];&quot;??0&quot;);DEC2HEX([.BO7];2))" office:value-type="string" office:string-value="00" calcext:value-type="string">
            <text:p>00</text:p>
          </table:table-cell>
          <table:table-cell table:formula="of:=IF([.$AF$15]=&quot;DEC&quot;;TEXT([.BP7];&quot;??0&quot;);DEC2HEX([.BP7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128*([.$B8]=[.J$2])+64*([.$C8]=[.J$2])+32*([.$D8]=[.J$2])+16*([.$E8]=[.J$2])+8*([.$F8]=[.J$2])+4*([.$G8]=[.J$2])+2*([.$H8]=[.J$2])+1*([.$I8]=[.J$2])" office:value-type="float" office:value="193" calcext:value-type="float">
            <text:p>193</text:p>
          </table:table-cell>
          <table:table-cell table:formula="of:=128*([.$B8]=[.K$2])+64*([.$C8]=[.K$2])+32*([.$D8]=[.K$2])+16*([.$E8]=[.K$2])+8*([.$F8]=[.K$2])+4*([.$G8]=[.K$2])+2*([.$H8]=[.K$2])+1*([.$I8]=[.K$2])" office:value-type="float" office:value="0" calcext:value-type="float">
            <text:p>0</text:p>
          </table:table-cell>
          <table:table-cell table:formula="of:=128*([.$B8]=[.L$2])+64*([.$C8]=[.L$2])+32*([.$D8]=[.L$2])+16*([.$E8]=[.L$2])+8*([.$F8]=[.L$2])+4*([.$G8]=[.L$2])+2*([.$H8]=[.L$2])+1*([.$I8]=[.L$2])" office:value-type="float" office:value="0" calcext:value-type="float">
            <text:p>0</text:p>
          </table:table-cell>
          <table:table-cell table:formula="of:=128*([.$B8]=[.M$2])+64*([.$C8]=[.M$2])+32*([.$D8]=[.M$2])+16*([.$E8]=[.M$2])+8*([.$F8]=[.M$2])+4*([.$G8]=[.M$2])+2*([.$H8]=[.M$2])+1*([.$I8]=[.M$2])" office:value-type="float" office:value="42" calcext:value-type="float">
            <text:p>42</text:p>
          </table:table-cell>
          <table:table-cell table:formula="of:=128*([.$B8]=[.N$2])+64*([.$C8]=[.N$2])+32*([.$D8]=[.N$2])+16*([.$E8]=[.N$2])+8*([.$F8]=[.N$2])+4*([.$G8]=[.N$2])+2*([.$H8]=[.N$2])+1*([.$I8]=[.N$2])" office:value-type="float" office:value="0" calcext:value-type="float">
            <text:p>0</text:p>
          </table:table-cell>
          <table:table-cell table:formula="of:=128*([.$B8]=[.O$2])+64*([.$C8]=[.O$2])+32*([.$D8]=[.O$2])+16*([.$E8]=[.O$2])+8*([.$F8]=[.O$2])+4*([.$G8]=[.O$2])+2*([.$H8]=[.O$2])+1*([.$I8]=[.O$2])" office:value-type="float" office:value="0" calcext:value-type="float">
            <text:p>0</text:p>
          </table:table-cell>
          <table:table-cell table:formula="of:=128*([.$B8]=[.P$2])+64*([.$C8]=[.P$2])+32*([.$D8]=[.P$2])+16*([.$E8]=[.P$2])+8*([.$F8]=[.P$2])+4*([.$G8]=[.P$2])+2*([.$H8]=[.P$2])+1*([.$I8]=[.P$2])" office:value-type="float" office:value="0" calcext:value-type="float">
            <text:p>0</text:p>
          </table:table-cell>
          <table:table-cell table:formula="of:=128*([.$B8]=[.Q$2])+64*([.$C8]=[.Q$2])+32*([.$D8]=[.Q$2])+16*([.$E8]=[.Q$2])+8*([.$F8]=[.Q$2])+4*([.$G8]=[.Q$2])+2*([.$H8]=[.Q$2])+1*([.$I8]=[.Q$2])" office:value-type="float" office:value="20" calcext:value-type="float">
            <text:p>20</text:p>
          </table:table-cell>
          <table:table-cell table:formula="of:=128*([.$B8]=[.R$2])+64*([.$C8]=[.R$2])+32*([.$D8]=[.R$2])+16*([.$E8]=[.R$2])+8*([.$F8]=[.R$2])+4*([.$G8]=[.R$2])+2*([.$H8]=[.R$2])+1*([.$I8]=[.R$2])" office:value-type="float" office:value="0" calcext:value-type="float">
            <text:p>0</text:p>
          </table:table-cell>
          <table:table-cell table:formula="of:=128*([.$B8]=[.S$2])+64*([.$C8]=[.S$2])+32*([.$D8]=[.S$2])+16*([.$E8]=[.S$2])+8*([.$F8]=[.S$2])+4*([.$G8]=[.S$2])+2*([.$H8]=[.S$2])+1*([.$I8]=[.S$2])" office:value-type="float" office:value="0" calcext:value-type="float">
            <text:p>0</text:p>
          </table:table-cell>
          <table:table-cell table:formula="of:=128*([.$B8]=[.T$2])+64*([.$C8]=[.T$2])+32*([.$D8]=[.T$2])+16*([.$E8]=[.T$2])+8*([.$F8]=[.T$2])+4*([.$G8]=[.T$2])+2*([.$H8]=[.T$2])+1*([.$I8]=[.T$2])" office:value-type="float" office:value="0" calcext:value-type="float">
            <text:p>0</text:p>
          </table:table-cell>
          <table:table-cell table:formula="of:=128*([.$B8]=[.U$2])+64*([.$C8]=[.U$2])+32*([.$D8]=[.U$2])+16*([.$E8]=[.U$2])+8*([.$F8]=[.U$2])+4*([.$G8]=[.U$2])+2*([.$H8]=[.U$2])+1*([.$I8]=[.U$2])" office:value-type="float" office:value="0" calcext:value-type="float">
            <text:p>0</text:p>
          </table:table-cell>
          <table:table-cell table:formula="of:=128*([.$B8]=[.V$2])+64*([.$C8]=[.V$2])+32*([.$D8]=[.V$2])+16*([.$E8]=[.V$2])+8*([.$F8]=[.V$2])+4*([.$G8]=[.V$2])+2*([.$H8]=[.V$2])+1*([.$I8]=[.V$2])" office:value-type="float" office:value="0" calcext:value-type="float">
            <text:p>0</text:p>
          </table:table-cell>
          <table:table-cell table:formula="of:=128*([.$B8]=[.W$2])+64*([.$C8]=[.W$2])+32*([.$D8]=[.W$2])+16*([.$E8]=[.W$2])+8*([.$F8]=[.W$2])+4*([.$G8]=[.W$2])+2*([.$H8]=[.W$2])+1*([.$I8]=[.W$2])" office:value-type="float" office:value="0" calcext:value-type="float">
            <text:p>0</text:p>
          </table:table-cell>
          <table:table-cell table:formula="of:=128*([.$B8]=[.X$2])+64*([.$C8]=[.X$2])+32*([.$D8]=[.X$2])+16*([.$E8]=[.X$2])+8*([.$F8]=[.X$2])+4*([.$G8]=[.X$2])+2*([.$H8]=[.X$2])+1*([.$I8]=[.X$2])" office:value-type="float" office:value="0" calcext:value-type="float">
            <text:p>0</text:p>
          </table:table-cell>
          <table:table-cell table:formula="of:=128*([.$B8]=[.Y$2])+64*([.$C8]=[.Y$2])+32*([.$D8]=[.Y$2])+16*([.$E8]=[.Y$2])+8*([.$F8]=[.Y$2])+4*([.$G8]=[.Y$2])+2*([.$H8]=[.Y$2])+1*([.$I8]=[.Y$2])" office:value-type="float" office:value="0" calcext:value-type="float">
            <text:p>0</text:p>
          </table:table-cell>
          <table:covered-table-cell/>
          <table:table-cell table:formula="of:=IF([.$AF$15]=&quot;DEC&quot;;TEXT([.J8];&quot;??0&quot;);DEC2HEX([.J8];2))" office:value-type="string" office:string-value="C1" calcext:value-type="string">
            <text:p>C1</text:p>
          </table:table-cell>
          <table:table-cell table:formula="of:=IF([.$AF$15]=&quot;DEC&quot;;TEXT([.K8];&quot;??0&quot;);DEC2HEX([.K8];2))" office:value-type="string" office:string-value="00" calcext:value-type="string">
            <text:p>00</text:p>
          </table:table-cell>
          <table:table-cell table:formula="of:=IF([.$AF$15]=&quot;DEC&quot;;TEXT([.L8];&quot;??0&quot;);DEC2HEX([.L8];2))" office:value-type="string" office:string-value="00" calcext:value-type="string">
            <text:p>00</text:p>
          </table:table-cell>
          <table:table-cell table:formula="of:=IF([.$AF$15]=&quot;DEC&quot;;TEXT([.M8];&quot;??0&quot;);DEC2HEX([.M8];2))" office:value-type="string" office:string-value="2A" calcext:value-type="string">
            <text:p>2A</text:p>
          </table:table-cell>
          <table:table-cell table:formula="of:=IF([.$AF$15]=&quot;DEC&quot;;TEXT([.N8];&quot;??0&quot;);DEC2HEX([.N8];2))" office:value-type="string" office:string-value="00" calcext:value-type="string">
            <text:p>00</text:p>
          </table:table-cell>
          <table:table-cell table:formula="of:=IF([.$AF$15]=&quot;DEC&quot;;TEXT([.O8];&quot;??0&quot;);DEC2HEX([.O8];2))" office:value-type="string" office:string-value="00" calcext:value-type="string">
            <text:p>00</text:p>
          </table:table-cell>
          <table:table-cell table:formula="of:=IF([.$AF$15]=&quot;DEC&quot;;TEXT([.P8];&quot;??0&quot;);DEC2HEX([.P8];2))" office:value-type="string" office:string-value="00" calcext:value-type="string">
            <text:p>00</text:p>
          </table:table-cell>
          <table:table-cell table:formula="of:=IF([.$AF$15]=&quot;DEC&quot;;TEXT([.Q8];&quot;??0&quot;);DEC2HEX([.Q8];2))" office:value-type="string" office:string-value="14" calcext:value-type="string">
            <text:p>14</text:p>
          </table:table-cell>
          <table:table-cell table:formula="of:=IF([.$AF$15]=&quot;DEC&quot;;TEXT([.R8];&quot;??0&quot;);DEC2HEX([.R8];2))" office:value-type="string" office:string-value="00" calcext:value-type="string">
            <text:p>00</text:p>
          </table:table-cell>
          <table:table-cell table:formula="of:=IF([.$AF$15]=&quot;DEC&quot;;TEXT([.S8];&quot;??0&quot;);DEC2HEX([.S8];2))" office:value-type="string" office:string-value="00" calcext:value-type="string">
            <text:p>00</text:p>
          </table:table-cell>
          <table:table-cell table:formula="of:=IF([.$AF$15]=&quot;DEC&quot;;TEXT([.T8];&quot;??0&quot;);DEC2HEX([.T8];2))" office:value-type="string" office:string-value="00" calcext:value-type="string">
            <text:p>00</text:p>
          </table:table-cell>
          <table:table-cell table:formula="of:=IF([.$AF$15]=&quot;DEC&quot;;TEXT([.U8];&quot;??0&quot;);DEC2HEX([.U8];2))" office:value-type="string" office:string-value="00" calcext:value-type="string">
            <text:p>00</text:p>
          </table:table-cell>
          <table:table-cell table:formula="of:=IF([.$AF$15]=&quot;DEC&quot;;TEXT([.V8];&quot;??0&quot;);DEC2HEX([.V8];2))" office:value-type="string" office:string-value="00" calcext:value-type="string">
            <text:p>00</text:p>
          </table:table-cell>
          <table:table-cell table:formula="of:=IF([.$AF$15]=&quot;DEC&quot;;TEXT([.W8];&quot;??0&quot;);DEC2HEX([.W8];2))" office:value-type="string" office:string-value="00" calcext:value-type="string">
            <text:p>00</text:p>
          </table:table-cell>
          <table:table-cell table:formula="of:=IF([.$AF$15]=&quot;DEC&quot;;TEXT([.X8];&quot;??0&quot;);DEC2HEX([.X8];2))" office:value-type="string" office:string-value="00" calcext:value-type="string">
            <text:p>00</text:p>
          </table:table-cell>
          <table:table-cell table:formula="of:=IF([.$AF$15]=&quot;DEC&quot;;TEXT([.Y8];&quot;??0&quot;);DEC2HEX([.Y8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8]=[.BA$2])+64*([.$C8]=[.BA$2])+32*([.$D8]=[.BA$2])+16*([.$E8]=[.BA$2])+8*([.$F8]=[.BA$2])+4*([.$G8]=[.BA$2])+2*([.$H8]=[.BA$2])+1*([.$I8]=[.BA$2])" office:value-type="float" office:value="193" calcext:value-type="float">
            <text:p>193</text:p>
          </table:table-cell>
          <table:table-cell table:formula="of:=128*([.$B8]=[.BB$2])+64*([.$C8]=[.BB$2])+32*([.$D8]=[.BB$2])+16*([.$E8]=[.BB$2])+8*([.$F8]=[.BB$2])+4*([.$G8]=[.BB$2])+2*([.$H8]=[.BB$2])+1*([.$I8]=[.BB$2])" office:value-type="float" office:value="0" calcext:value-type="float">
            <text:p>0</text:p>
          </table:table-cell>
          <table:table-cell table:formula="of:=128*([.$B8]=[.BC$2])+64*([.$C8]=[.BC$2])+32*([.$D8]=[.BC$2])+16*([.$E8]=[.BC$2])+8*([.$F8]=[.BC$2])+4*([.$G8]=[.BC$2])+2*([.$H8]=[.BC$2])+1*([.$I8]=[.BC$2])" office:value-type="float" office:value="0" calcext:value-type="float">
            <text:p>0</text:p>
          </table:table-cell>
          <table:table-cell table:formula="of:=128*([.$B8]=[.BD$2])+64*([.$C8]=[.BD$2])+32*([.$D8]=[.BD$2])+16*([.$E8]=[.BD$2])+8*([.$F8]=[.BD$2])+4*([.$G8]=[.BD$2])+2*([.$H8]=[.BD$2])+1*([.$I8]=[.BD$2])" office:value-type="float" office:value="42" calcext:value-type="float">
            <text:p>42</text:p>
          </table:table-cell>
          <table:table-cell table:formula="of:=128*([.$B8]=[.BE$2])+64*([.$C8]=[.BE$2])+32*([.$D8]=[.BE$2])+16*([.$E8]=[.BE$2])+8*([.$F8]=[.BE$2])+4*([.$G8]=[.BE$2])+2*([.$H8]=[.BE$2])+1*([.$I8]=[.BE$2])" office:value-type="float" office:value="0" calcext:value-type="float">
            <text:p>0</text:p>
          </table:table-cell>
          <table:table-cell table:formula="of:=128*([.$B8]=[.BF$2])+64*([.$C8]=[.BF$2])+32*([.$D8]=[.BF$2])+16*([.$E8]=[.BF$2])+8*([.$F8]=[.BF$2])+4*([.$G8]=[.BF$2])+2*([.$H8]=[.BF$2])+1*([.$I8]=[.BF$2])" office:value-type="float" office:value="0" calcext:value-type="float">
            <text:p>0</text:p>
          </table:table-cell>
          <table:table-cell table:formula="of:=128*([.$B8]=[.BG$2])+64*([.$C8]=[.BG$2])+32*([.$D8]=[.BG$2])+16*([.$E8]=[.BG$2])+8*([.$F8]=[.BG$2])+4*([.$G8]=[.BG$2])+2*([.$H8]=[.BG$2])+1*([.$I8]=[.BG$2])" office:value-type="float" office:value="0" calcext:value-type="float">
            <text:p>0</text:p>
          </table:table-cell>
          <table:table-cell table:formula="of:=128*([.$B8]=[.BH$2])+64*([.$C8]=[.BH$2])+32*([.$D8]=[.BH$2])+16*([.$E8]=[.BH$2])+8*([.$F8]=[.BH$2])+4*([.$G8]=[.BH$2])+2*([.$H8]=[.BH$2])+1*([.$I8]=[.BH$2])" office:value-type="float" office:value="20" calcext:value-type="float">
            <text:p>20</text:p>
          </table:table-cell>
          <table:table-cell table:formula="of:=128*([.$B8]=[.BI$2])+64*([.$C8]=[.BI$2])+32*([.$D8]=[.BI$2])+16*([.$E8]=[.BI$2])+8*([.$F8]=[.BI$2])+4*([.$G8]=[.BI$2])+2*([.$H8]=[.BI$2])+1*([.$I8]=[.BI$2])" office:value-type="float" office:value="0" calcext:value-type="float">
            <text:p>0</text:p>
          </table:table-cell>
          <table:table-cell table:formula="of:=128*([.$B8]=[.BJ$2])+64*([.$C8]=[.BJ$2])+32*([.$D8]=[.BJ$2])+16*([.$E8]=[.BJ$2])+8*([.$F8]=[.BJ$2])+4*([.$G8]=[.BJ$2])+2*([.$H8]=[.BJ$2])+1*([.$I8]=[.BJ$2])" office:value-type="float" office:value="0" calcext:value-type="float">
            <text:p>0</text:p>
          </table:table-cell>
          <table:table-cell table:formula="of:=128*([.$B8]=[.BK$2])+64*([.$C8]=[.BK$2])+32*([.$D8]=[.BK$2])+16*([.$E8]=[.BK$2])+8*([.$F8]=[.BK$2])+4*([.$G8]=[.BK$2])+2*([.$H8]=[.BK$2])+1*([.$I8]=[.BK$2])" office:value-type="float" office:value="0" calcext:value-type="float">
            <text:p>0</text:p>
          </table:table-cell>
          <table:table-cell table:formula="of:=128*([.$B8]=[.BL$2])+64*([.$C8]=[.BL$2])+32*([.$D8]=[.BL$2])+16*([.$E8]=[.BL$2])+8*([.$F8]=[.BL$2])+4*([.$G8]=[.BL$2])+2*([.$H8]=[.BL$2])+1*([.$I8]=[.BL$2])" office:value-type="float" office:value="0" calcext:value-type="float">
            <text:p>0</text:p>
          </table:table-cell>
          <table:table-cell table:formula="of:=128*([.$B8]=[.BM$2])+64*([.$C8]=[.BM$2])+32*([.$D8]=[.BM$2])+16*([.$E8]=[.BM$2])+8*([.$F8]=[.BM$2])+4*([.$G8]=[.BM$2])+2*([.$H8]=[.BM$2])+1*([.$I8]=[.BM$2])" office:value-type="float" office:value="0" calcext:value-type="float">
            <text:p>0</text:p>
          </table:table-cell>
          <table:table-cell table:formula="of:=128*([.$B8]=[.BN$2])+64*([.$C8]=[.BN$2])+32*([.$D8]=[.BN$2])+16*([.$E8]=[.BN$2])+8*([.$F8]=[.BN$2])+4*([.$G8]=[.BN$2])+2*([.$H8]=[.BN$2])+1*([.$I8]=[.BN$2])" office:value-type="float" office:value="0" calcext:value-type="float">
            <text:p>0</text:p>
          </table:table-cell>
          <table:table-cell table:formula="of:=128*([.$B8]=[.BO$2])+64*([.$C8]=[.BO$2])+32*([.$D8]=[.BO$2])+16*([.$E8]=[.BO$2])+8*([.$F8]=[.BO$2])+4*([.$G8]=[.BO$2])+2*([.$H8]=[.BO$2])+1*([.$I8]=[.BO$2])" office:value-type="float" office:value="0" calcext:value-type="float">
            <text:p>0</text:p>
          </table:table-cell>
          <table:table-cell table:formula="of:=128*([.$B8]=[.BP$2])+64*([.$C8]=[.BP$2])+32*([.$D8]=[.BP$2])+16*([.$E8]=[.BP$2])+8*([.$F8]=[.BP$2])+4*([.$G8]=[.BP$2])+2*([.$H8]=[.BP$2])+1*([.$I8]=[.BP$2])" office:value-type="float" office:value="0" calcext:value-type="float">
            <text:p>0</text:p>
          </table:table-cell>
          <table:covered-table-cell/>
          <table:table-cell table:formula="of:=IF([.$AF$15]=&quot;DEC&quot;;TEXT([.BA8];&quot;??0&quot;);DEC2HEX([.BA8];2))" office:value-type="string" office:string-value="C1" calcext:value-type="string">
            <text:p>C1</text:p>
          </table:table-cell>
          <table:table-cell table:formula="of:=IF([.$AF$15]=&quot;DEC&quot;;TEXT([.BB8];&quot;??0&quot;);DEC2HEX([.BB8];2))" office:value-type="string" office:string-value="00" calcext:value-type="string">
            <text:p>00</text:p>
          </table:table-cell>
          <table:table-cell table:formula="of:=IF([.$AF$15]=&quot;DEC&quot;;TEXT([.BC8];&quot;??0&quot;);DEC2HEX([.BC8];2))" office:value-type="string" office:string-value="00" calcext:value-type="string">
            <text:p>00</text:p>
          </table:table-cell>
          <table:table-cell table:formula="of:=IF([.$AF$15]=&quot;DEC&quot;;TEXT([.BD8];&quot;??0&quot;);DEC2HEX([.BD8];2))" office:value-type="string" office:string-value="2A" calcext:value-type="string">
            <text:p>2A</text:p>
          </table:table-cell>
          <table:table-cell table:formula="of:=IF([.$AF$15]=&quot;DEC&quot;;TEXT([.BE8];&quot;??0&quot;);DEC2HEX([.BE8];2))" office:value-type="string" office:string-value="00" calcext:value-type="string">
            <text:p>00</text:p>
          </table:table-cell>
          <table:table-cell table:formula="of:=IF([.$AF$15]=&quot;DEC&quot;;TEXT([.BF8];&quot;??0&quot;);DEC2HEX([.BF8];2))" office:value-type="string" office:string-value="00" calcext:value-type="string">
            <text:p>00</text:p>
          </table:table-cell>
          <table:table-cell table:formula="of:=IF([.$AF$15]=&quot;DEC&quot;;TEXT([.BG8];&quot;??0&quot;);DEC2HEX([.BG8];2))" office:value-type="string" office:string-value="00" calcext:value-type="string">
            <text:p>00</text:p>
          </table:table-cell>
          <table:table-cell table:formula="of:=IF([.$AF$15]=&quot;DEC&quot;;TEXT([.BH8];&quot;??0&quot;);DEC2HEX([.BH8];2))" office:value-type="string" office:string-value="14" calcext:value-type="string">
            <text:p>14</text:p>
          </table:table-cell>
          <table:table-cell table:formula="of:=IF([.$AF$15]=&quot;DEC&quot;;TEXT([.BI8];&quot;??0&quot;);DEC2HEX([.BI8];2))" office:value-type="string" office:string-value="00" calcext:value-type="string">
            <text:p>00</text:p>
          </table:table-cell>
          <table:table-cell table:formula="of:=IF([.$AF$15]=&quot;DEC&quot;;TEXT([.BJ8];&quot;??0&quot;);DEC2HEX([.BJ8];2))" office:value-type="string" office:string-value="00" calcext:value-type="string">
            <text:p>00</text:p>
          </table:table-cell>
          <table:table-cell table:formula="of:=IF([.$AF$15]=&quot;DEC&quot;;TEXT([.BK8];&quot;??0&quot;);DEC2HEX([.BK8];2))" office:value-type="string" office:string-value="00" calcext:value-type="string">
            <text:p>00</text:p>
          </table:table-cell>
          <table:table-cell table:formula="of:=IF([.$AF$15]=&quot;DEC&quot;;TEXT([.BL8];&quot;??0&quot;);DEC2HEX([.BL8];2))" office:value-type="string" office:string-value="00" calcext:value-type="string">
            <text:p>00</text:p>
          </table:table-cell>
          <table:table-cell table:formula="of:=IF([.$AF$15]=&quot;DEC&quot;;TEXT([.BM8];&quot;??0&quot;);DEC2HEX([.BM8];2))" office:value-type="string" office:string-value="00" calcext:value-type="string">
            <text:p>00</text:p>
          </table:table-cell>
          <table:table-cell table:formula="of:=IF([.$AF$15]=&quot;DEC&quot;;TEXT([.BN8];&quot;??0&quot;);DEC2HEX([.BN8];2))" office:value-type="string" office:string-value="00" calcext:value-type="string">
            <text:p>00</text:p>
          </table:table-cell>
          <table:table-cell table:formula="of:=IF([.$AF$15]=&quot;DEC&quot;;TEXT([.BO8];&quot;??0&quot;);DEC2HEX([.BO8];2))" office:value-type="string" office:string-value="00" calcext:value-type="string">
            <text:p>00</text:p>
          </table:table-cell>
          <table:table-cell table:formula="of:=IF([.$AF$15]=&quot;DEC&quot;;TEXT([.BP8];&quot;??0&quot;);DEC2HEX([.BP8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8" office:value-type="float" office:value="3" calcext:value-type="float">
            <text:p>3</text:p>
          </table:table-cell>
          <table:table-cell table:formula="of:=128*([.$B9]=[.J$2])+64*([.$C9]=[.J$2])+32*([.$D9]=[.J$2])+16*([.$E9]=[.J$2])+8*([.$F9]=[.J$2])+4*([.$G9]=[.J$2])+2*([.$H9]=[.J$2])+1*([.$I9]=[.J$2])" office:value-type="float" office:value="0" calcext:value-type="float">
            <text:p>0</text:p>
          </table:table-cell>
          <table:table-cell table:formula="of:=128*([.$B9]=[.K$2])+64*([.$C9]=[.K$2])+32*([.$D9]=[.K$2])+16*([.$E9]=[.K$2])+8*([.$F9]=[.K$2])+4*([.$G9]=[.K$2])+2*([.$H9]=[.K$2])+1*([.$I9]=[.K$2])" office:value-type="float" office:value="0" calcext:value-type="float">
            <text:p>0</text:p>
          </table:table-cell>
          <table:table-cell table:formula="of:=128*([.$B9]=[.L$2])+64*([.$C9]=[.L$2])+32*([.$D9]=[.L$2])+16*([.$E9]=[.L$2])+8*([.$F9]=[.L$2])+4*([.$G9]=[.L$2])+2*([.$H9]=[.L$2])+1*([.$I9]=[.L$2])" office:value-type="float" office:value="0" calcext:value-type="float">
            <text:p>0</text:p>
          </table:table-cell>
          <table:table-cell table:formula="of:=128*([.$B9]=[.M$2])+64*([.$C9]=[.M$2])+32*([.$D9]=[.M$2])+16*([.$E9]=[.M$2])+8*([.$F9]=[.M$2])+4*([.$G9]=[.M$2])+2*([.$H9]=[.M$2])+1*([.$I9]=[.M$2])" office:value-type="float" office:value="255" calcext:value-type="float">
            <text:p>255</text:p>
          </table:table-cell>
          <table:table-cell table:formula="of:=128*([.$B9]=[.N$2])+64*([.$C9]=[.N$2])+32*([.$D9]=[.N$2])+16*([.$E9]=[.N$2])+8*([.$F9]=[.N$2])+4*([.$G9]=[.N$2])+2*([.$H9]=[.N$2])+1*([.$I9]=[.N$2])" office:value-type="float" office:value="0" calcext:value-type="float">
            <text:p>0</text:p>
          </table:table-cell>
          <table:table-cell table:formula="of:=128*([.$B9]=[.O$2])+64*([.$C9]=[.O$2])+32*([.$D9]=[.O$2])+16*([.$E9]=[.O$2])+8*([.$F9]=[.O$2])+4*([.$G9]=[.O$2])+2*([.$H9]=[.O$2])+1*([.$I9]=[.O$2])" office:value-type="float" office:value="0" calcext:value-type="float">
            <text:p>0</text:p>
          </table:table-cell>
          <table:table-cell table:formula="of:=128*([.$B9]=[.P$2])+64*([.$C9]=[.P$2])+32*([.$D9]=[.P$2])+16*([.$E9]=[.P$2])+8*([.$F9]=[.P$2])+4*([.$G9]=[.P$2])+2*([.$H9]=[.P$2])+1*([.$I9]=[.P$2])" office:value-type="float" office:value="0" calcext:value-type="float">
            <text:p>0</text:p>
          </table:table-cell>
          <table:table-cell table:formula="of:=128*([.$B9]=[.Q$2])+64*([.$C9]=[.Q$2])+32*([.$D9]=[.Q$2])+16*([.$E9]=[.Q$2])+8*([.$F9]=[.Q$2])+4*([.$G9]=[.Q$2])+2*([.$H9]=[.Q$2])+1*([.$I9]=[.Q$2])" office:value-type="float" office:value="0" calcext:value-type="float">
            <text:p>0</text:p>
          </table:table-cell>
          <table:table-cell table:formula="of:=128*([.$B9]=[.R$2])+64*([.$C9]=[.R$2])+32*([.$D9]=[.R$2])+16*([.$E9]=[.R$2])+8*([.$F9]=[.R$2])+4*([.$G9]=[.R$2])+2*([.$H9]=[.R$2])+1*([.$I9]=[.R$2])" office:value-type="float" office:value="0" calcext:value-type="float">
            <text:p>0</text:p>
          </table:table-cell>
          <table:table-cell table:formula="of:=128*([.$B9]=[.S$2])+64*([.$C9]=[.S$2])+32*([.$D9]=[.S$2])+16*([.$E9]=[.S$2])+8*([.$F9]=[.S$2])+4*([.$G9]=[.S$2])+2*([.$H9]=[.S$2])+1*([.$I9]=[.S$2])" office:value-type="float" office:value="0" calcext:value-type="float">
            <text:p>0</text:p>
          </table:table-cell>
          <table:table-cell table:formula="of:=128*([.$B9]=[.T$2])+64*([.$C9]=[.T$2])+32*([.$D9]=[.T$2])+16*([.$E9]=[.T$2])+8*([.$F9]=[.T$2])+4*([.$G9]=[.T$2])+2*([.$H9]=[.T$2])+1*([.$I9]=[.T$2])" office:value-type="float" office:value="0" calcext:value-type="float">
            <text:p>0</text:p>
          </table:table-cell>
          <table:table-cell table:formula="of:=128*([.$B9]=[.U$2])+64*([.$C9]=[.U$2])+32*([.$D9]=[.U$2])+16*([.$E9]=[.U$2])+8*([.$F9]=[.U$2])+4*([.$G9]=[.U$2])+2*([.$H9]=[.U$2])+1*([.$I9]=[.U$2])" office:value-type="float" office:value="0" calcext:value-type="float">
            <text:p>0</text:p>
          </table:table-cell>
          <table:table-cell table:formula="of:=128*([.$B9]=[.V$2])+64*([.$C9]=[.V$2])+32*([.$D9]=[.V$2])+16*([.$E9]=[.V$2])+8*([.$F9]=[.V$2])+4*([.$G9]=[.V$2])+2*([.$H9]=[.V$2])+1*([.$I9]=[.V$2])" office:value-type="float" office:value="0" calcext:value-type="float">
            <text:p>0</text:p>
          </table:table-cell>
          <table:table-cell table:formula="of:=128*([.$B9]=[.W$2])+64*([.$C9]=[.W$2])+32*([.$D9]=[.W$2])+16*([.$E9]=[.W$2])+8*([.$F9]=[.W$2])+4*([.$G9]=[.W$2])+2*([.$H9]=[.W$2])+1*([.$I9]=[.W$2])" office:value-type="float" office:value="0" calcext:value-type="float">
            <text:p>0</text:p>
          </table:table-cell>
          <table:table-cell table:formula="of:=128*([.$B9]=[.X$2])+64*([.$C9]=[.X$2])+32*([.$D9]=[.X$2])+16*([.$E9]=[.X$2])+8*([.$F9]=[.X$2])+4*([.$G9]=[.X$2])+2*([.$H9]=[.X$2])+1*([.$I9]=[.X$2])" office:value-type="float" office:value="0" calcext:value-type="float">
            <text:p>0</text:p>
          </table:table-cell>
          <table:table-cell table:formula="of:=128*([.$B9]=[.Y$2])+64*([.$C9]=[.Y$2])+32*([.$D9]=[.Y$2])+16*([.$E9]=[.Y$2])+8*([.$F9]=[.Y$2])+4*([.$G9]=[.Y$2])+2*([.$H9]=[.Y$2])+1*([.$I9]=[.Y$2])" office:value-type="float" office:value="0" calcext:value-type="float">
            <text:p>0</text:p>
          </table:table-cell>
          <table:covered-table-cell/>
          <table:table-cell table:formula="of:=IF([.$AF$15]=&quot;DEC&quot;;TEXT([.J9];&quot;??0&quot;);DEC2HEX([.J9];2))" office:value-type="string" office:string-value="00" calcext:value-type="string">
            <text:p>00</text:p>
          </table:table-cell>
          <table:table-cell table:formula="of:=IF([.$AF$15]=&quot;DEC&quot;;TEXT([.K9];&quot;??0&quot;);DEC2HEX([.K9];2))" office:value-type="string" office:string-value="00" calcext:value-type="string">
            <text:p>00</text:p>
          </table:table-cell>
          <table:table-cell table:formula="of:=IF([.$AF$15]=&quot;DEC&quot;;TEXT([.L9];&quot;??0&quot;);DEC2HEX([.L9];2))" office:value-type="string" office:string-value="00" calcext:value-type="string">
            <text:p>00</text:p>
          </table:table-cell>
          <table:table-cell table:formula="of:=IF([.$AF$15]=&quot;DEC&quot;;TEXT([.M9];&quot;??0&quot;);DEC2HEX([.M9];2))" office:value-type="string" office:string-value="FF" calcext:value-type="string">
            <text:p>FF</text:p>
          </table:table-cell>
          <table:table-cell table:formula="of:=IF([.$AF$15]=&quot;DEC&quot;;TEXT([.N9];&quot;??0&quot;);DEC2HEX([.N9];2))" office:value-type="string" office:string-value="00" calcext:value-type="string">
            <text:p>00</text:p>
          </table:table-cell>
          <table:table-cell table:formula="of:=IF([.$AF$15]=&quot;DEC&quot;;TEXT([.O9];&quot;??0&quot;);DEC2HEX([.O9];2))" office:value-type="string" office:string-value="00" calcext:value-type="string">
            <text:p>00</text:p>
          </table:table-cell>
          <table:table-cell table:formula="of:=IF([.$AF$15]=&quot;DEC&quot;;TEXT([.P9];&quot;??0&quot;);DEC2HEX([.P9];2))" office:value-type="string" office:string-value="00" calcext:value-type="string">
            <text:p>00</text:p>
          </table:table-cell>
          <table:table-cell table:formula="of:=IF([.$AF$15]=&quot;DEC&quot;;TEXT([.Q9];&quot;??0&quot;);DEC2HEX([.Q9];2))" office:value-type="string" office:string-value="00" calcext:value-type="string">
            <text:p>00</text:p>
          </table:table-cell>
          <table:table-cell table:formula="of:=IF([.$AF$15]=&quot;DEC&quot;;TEXT([.R9];&quot;??0&quot;);DEC2HEX([.R9];2))" office:value-type="string" office:string-value="00" calcext:value-type="string">
            <text:p>00</text:p>
          </table:table-cell>
          <table:table-cell table:formula="of:=IF([.$AF$15]=&quot;DEC&quot;;TEXT([.S9];&quot;??0&quot;);DEC2HEX([.S9];2))" office:value-type="string" office:string-value="00" calcext:value-type="string">
            <text:p>00</text:p>
          </table:table-cell>
          <table:table-cell table:formula="of:=IF([.$AF$15]=&quot;DEC&quot;;TEXT([.T9];&quot;??0&quot;);DEC2HEX([.T9];2))" office:value-type="string" office:string-value="00" calcext:value-type="string">
            <text:p>00</text:p>
          </table:table-cell>
          <table:table-cell table:formula="of:=IF([.$AF$15]=&quot;DEC&quot;;TEXT([.U9];&quot;??0&quot;);DEC2HEX([.U9];2))" office:value-type="string" office:string-value="00" calcext:value-type="string">
            <text:p>00</text:p>
          </table:table-cell>
          <table:table-cell table:formula="of:=IF([.$AF$15]=&quot;DEC&quot;;TEXT([.V9];&quot;??0&quot;);DEC2HEX([.V9];2))" office:value-type="string" office:string-value="00" calcext:value-type="string">
            <text:p>00</text:p>
          </table:table-cell>
          <table:table-cell table:formula="of:=IF([.$AF$15]=&quot;DEC&quot;;TEXT([.W9];&quot;??0&quot;);DEC2HEX([.W9];2))" office:value-type="string" office:string-value="00" calcext:value-type="string">
            <text:p>00</text:p>
          </table:table-cell>
          <table:table-cell table:formula="of:=IF([.$AF$15]=&quot;DEC&quot;;TEXT([.X9];&quot;??0&quot;);DEC2HEX([.X9];2))" office:value-type="string" office:string-value="00" calcext:value-type="string">
            <text:p>00</text:p>
          </table:table-cell>
          <table:table-cell table:formula="of:=IF([.$AF$15]=&quot;DEC&quot;;TEXT([.Y9];&quot;??0&quot;);DEC2HEX([.Y9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9]=[.BA$2])+64*([.$C9]=[.BA$2])+32*([.$D9]=[.BA$2])+16*([.$E9]=[.BA$2])+8*([.$F9]=[.BA$2])+4*([.$G9]=[.BA$2])+2*([.$H9]=[.BA$2])+1*([.$I9]=[.BA$2])" office:value-type="float" office:value="0" calcext:value-type="float">
            <text:p>0</text:p>
          </table:table-cell>
          <table:table-cell table:formula="of:=128*([.$B9]=[.BB$2])+64*([.$C9]=[.BB$2])+32*([.$D9]=[.BB$2])+16*([.$E9]=[.BB$2])+8*([.$F9]=[.BB$2])+4*([.$G9]=[.BB$2])+2*([.$H9]=[.BB$2])+1*([.$I9]=[.BB$2])" office:value-type="float" office:value="0" calcext:value-type="float">
            <text:p>0</text:p>
          </table:table-cell>
          <table:table-cell table:formula="of:=128*([.$B9]=[.BC$2])+64*([.$C9]=[.BC$2])+32*([.$D9]=[.BC$2])+16*([.$E9]=[.BC$2])+8*([.$F9]=[.BC$2])+4*([.$G9]=[.BC$2])+2*([.$H9]=[.BC$2])+1*([.$I9]=[.BC$2])" office:value-type="float" office:value="0" calcext:value-type="float">
            <text:p>0</text:p>
          </table:table-cell>
          <table:table-cell table:formula="of:=128*([.$B9]=[.BD$2])+64*([.$C9]=[.BD$2])+32*([.$D9]=[.BD$2])+16*([.$E9]=[.BD$2])+8*([.$F9]=[.BD$2])+4*([.$G9]=[.BD$2])+2*([.$H9]=[.BD$2])+1*([.$I9]=[.BD$2])" office:value-type="float" office:value="255" calcext:value-type="float">
            <text:p>255</text:p>
          </table:table-cell>
          <table:table-cell table:formula="of:=128*([.$B9]=[.BE$2])+64*([.$C9]=[.BE$2])+32*([.$D9]=[.BE$2])+16*([.$E9]=[.BE$2])+8*([.$F9]=[.BE$2])+4*([.$G9]=[.BE$2])+2*([.$H9]=[.BE$2])+1*([.$I9]=[.BE$2])" office:value-type="float" office:value="0" calcext:value-type="float">
            <text:p>0</text:p>
          </table:table-cell>
          <table:table-cell table:formula="of:=128*([.$B9]=[.BF$2])+64*([.$C9]=[.BF$2])+32*([.$D9]=[.BF$2])+16*([.$E9]=[.BF$2])+8*([.$F9]=[.BF$2])+4*([.$G9]=[.BF$2])+2*([.$H9]=[.BF$2])+1*([.$I9]=[.BF$2])" office:value-type="float" office:value="0" calcext:value-type="float">
            <text:p>0</text:p>
          </table:table-cell>
          <table:table-cell table:formula="of:=128*([.$B9]=[.BG$2])+64*([.$C9]=[.BG$2])+32*([.$D9]=[.BG$2])+16*([.$E9]=[.BG$2])+8*([.$F9]=[.BG$2])+4*([.$G9]=[.BG$2])+2*([.$H9]=[.BG$2])+1*([.$I9]=[.BG$2])" office:value-type="float" office:value="0" calcext:value-type="float">
            <text:p>0</text:p>
          </table:table-cell>
          <table:table-cell table:formula="of:=128*([.$B9]=[.BH$2])+64*([.$C9]=[.BH$2])+32*([.$D9]=[.BH$2])+16*([.$E9]=[.BH$2])+8*([.$F9]=[.BH$2])+4*([.$G9]=[.BH$2])+2*([.$H9]=[.BH$2])+1*([.$I9]=[.BH$2])" office:value-type="float" office:value="0" calcext:value-type="float">
            <text:p>0</text:p>
          </table:table-cell>
          <table:table-cell table:formula="of:=128*([.$B9]=[.BI$2])+64*([.$C9]=[.BI$2])+32*([.$D9]=[.BI$2])+16*([.$E9]=[.BI$2])+8*([.$F9]=[.BI$2])+4*([.$G9]=[.BI$2])+2*([.$H9]=[.BI$2])+1*([.$I9]=[.BI$2])" office:value-type="float" office:value="0" calcext:value-type="float">
            <text:p>0</text:p>
          </table:table-cell>
          <table:table-cell table:formula="of:=128*([.$B9]=[.BJ$2])+64*([.$C9]=[.BJ$2])+32*([.$D9]=[.BJ$2])+16*([.$E9]=[.BJ$2])+8*([.$F9]=[.BJ$2])+4*([.$G9]=[.BJ$2])+2*([.$H9]=[.BJ$2])+1*([.$I9]=[.BJ$2])" office:value-type="float" office:value="0" calcext:value-type="float">
            <text:p>0</text:p>
          </table:table-cell>
          <table:table-cell table:formula="of:=128*([.$B9]=[.BK$2])+64*([.$C9]=[.BK$2])+32*([.$D9]=[.BK$2])+16*([.$E9]=[.BK$2])+8*([.$F9]=[.BK$2])+4*([.$G9]=[.BK$2])+2*([.$H9]=[.BK$2])+1*([.$I9]=[.BK$2])" office:value-type="float" office:value="0" calcext:value-type="float">
            <text:p>0</text:p>
          </table:table-cell>
          <table:table-cell table:formula="of:=128*([.$B9]=[.BL$2])+64*([.$C9]=[.BL$2])+32*([.$D9]=[.BL$2])+16*([.$E9]=[.BL$2])+8*([.$F9]=[.BL$2])+4*([.$G9]=[.BL$2])+2*([.$H9]=[.BL$2])+1*([.$I9]=[.BL$2])" office:value-type="float" office:value="0" calcext:value-type="float">
            <text:p>0</text:p>
          </table:table-cell>
          <table:table-cell table:formula="of:=128*([.$B9]=[.BM$2])+64*([.$C9]=[.BM$2])+32*([.$D9]=[.BM$2])+16*([.$E9]=[.BM$2])+8*([.$F9]=[.BM$2])+4*([.$G9]=[.BM$2])+2*([.$H9]=[.BM$2])+1*([.$I9]=[.BM$2])" office:value-type="float" office:value="0" calcext:value-type="float">
            <text:p>0</text:p>
          </table:table-cell>
          <table:table-cell table:formula="of:=128*([.$B9]=[.BN$2])+64*([.$C9]=[.BN$2])+32*([.$D9]=[.BN$2])+16*([.$E9]=[.BN$2])+8*([.$F9]=[.BN$2])+4*([.$G9]=[.BN$2])+2*([.$H9]=[.BN$2])+1*([.$I9]=[.BN$2])" office:value-type="float" office:value="0" calcext:value-type="float">
            <text:p>0</text:p>
          </table:table-cell>
          <table:table-cell table:formula="of:=128*([.$B9]=[.BO$2])+64*([.$C9]=[.BO$2])+32*([.$D9]=[.BO$2])+16*([.$E9]=[.BO$2])+8*([.$F9]=[.BO$2])+4*([.$G9]=[.BO$2])+2*([.$H9]=[.BO$2])+1*([.$I9]=[.BO$2])" office:value-type="float" office:value="0" calcext:value-type="float">
            <text:p>0</text:p>
          </table:table-cell>
          <table:table-cell table:formula="of:=128*([.$B9]=[.BP$2])+64*([.$C9]=[.BP$2])+32*([.$D9]=[.BP$2])+16*([.$E9]=[.BP$2])+8*([.$F9]=[.BP$2])+4*([.$G9]=[.BP$2])+2*([.$H9]=[.BP$2])+1*([.$I9]=[.BP$2])" office:value-type="float" office:value="0" calcext:value-type="float">
            <text:p>0</text:p>
          </table:table-cell>
          <table:covered-table-cell/>
          <table:table-cell table:formula="of:=IF([.$AF$15]=&quot;DEC&quot;;TEXT([.BA9];&quot;??0&quot;);DEC2HEX([.BA9];2))" office:value-type="string" office:string-value="00" calcext:value-type="string">
            <text:p>00</text:p>
          </table:table-cell>
          <table:table-cell table:formula="of:=IF([.$AF$15]=&quot;DEC&quot;;TEXT([.BB9];&quot;??0&quot;);DEC2HEX([.BB9];2))" office:value-type="string" office:string-value="00" calcext:value-type="string">
            <text:p>00</text:p>
          </table:table-cell>
          <table:table-cell table:formula="of:=IF([.$AF$15]=&quot;DEC&quot;;TEXT([.BC9];&quot;??0&quot;);DEC2HEX([.BC9];2))" office:value-type="string" office:string-value="00" calcext:value-type="string">
            <text:p>00</text:p>
          </table:table-cell>
          <table:table-cell table:formula="of:=IF([.$AF$15]=&quot;DEC&quot;;TEXT([.BD9];&quot;??0&quot;);DEC2HEX([.BD9];2))" office:value-type="string" office:string-value="FF" calcext:value-type="string">
            <text:p>FF</text:p>
          </table:table-cell>
          <table:table-cell table:formula="of:=IF([.$AF$15]=&quot;DEC&quot;;TEXT([.BE9];&quot;??0&quot;);DEC2HEX([.BE9];2))" office:value-type="string" office:string-value="00" calcext:value-type="string">
            <text:p>00</text:p>
          </table:table-cell>
          <table:table-cell table:formula="of:=IF([.$AF$15]=&quot;DEC&quot;;TEXT([.BF9];&quot;??0&quot;);DEC2HEX([.BF9];2))" office:value-type="string" office:string-value="00" calcext:value-type="string">
            <text:p>00</text:p>
          </table:table-cell>
          <table:table-cell table:formula="of:=IF([.$AF$15]=&quot;DEC&quot;;TEXT([.BG9];&quot;??0&quot;);DEC2HEX([.BG9];2))" office:value-type="string" office:string-value="00" calcext:value-type="string">
            <text:p>00</text:p>
          </table:table-cell>
          <table:table-cell table:formula="of:=IF([.$AF$15]=&quot;DEC&quot;;TEXT([.BH9];&quot;??0&quot;);DEC2HEX([.BH9];2))" office:value-type="string" office:string-value="00" calcext:value-type="string">
            <text:p>00</text:p>
          </table:table-cell>
          <table:table-cell table:formula="of:=IF([.$AF$15]=&quot;DEC&quot;;TEXT([.BI9];&quot;??0&quot;);DEC2HEX([.BI9];2))" office:value-type="string" office:string-value="00" calcext:value-type="string">
            <text:p>00</text:p>
          </table:table-cell>
          <table:table-cell table:formula="of:=IF([.$AF$15]=&quot;DEC&quot;;TEXT([.BJ9];&quot;??0&quot;);DEC2HEX([.BJ9];2))" office:value-type="string" office:string-value="00" calcext:value-type="string">
            <text:p>00</text:p>
          </table:table-cell>
          <table:table-cell table:formula="of:=IF([.$AF$15]=&quot;DEC&quot;;TEXT([.BK9];&quot;??0&quot;);DEC2HEX([.BK9];2))" office:value-type="string" office:string-value="00" calcext:value-type="string">
            <text:p>00</text:p>
          </table:table-cell>
          <table:table-cell table:formula="of:=IF([.$AF$15]=&quot;DEC&quot;;TEXT([.BL9];&quot;??0&quot;);DEC2HEX([.BL9];2))" office:value-type="string" office:string-value="00" calcext:value-type="string">
            <text:p>00</text:p>
          </table:table-cell>
          <table:table-cell table:formula="of:=IF([.$AF$15]=&quot;DEC&quot;;TEXT([.BM9];&quot;??0&quot;);DEC2HEX([.BM9];2))" office:value-type="string" office:string-value="00" calcext:value-type="string">
            <text:p>00</text:p>
          </table:table-cell>
          <table:table-cell table:formula="of:=IF([.$AF$15]=&quot;DEC&quot;;TEXT([.BN9];&quot;??0&quot;);DEC2HEX([.BN9];2))" office:value-type="string" office:string-value="00" calcext:value-type="string">
            <text:p>00</text:p>
          </table:table-cell>
          <table:table-cell table:formula="of:=IF([.$AF$15]=&quot;DEC&quot;;TEXT([.BO9];&quot;??0&quot;);DEC2HEX([.BO9];2))" office:value-type="string" office:string-value="00" calcext:value-type="string">
            <text:p>00</text:p>
          </table:table-cell>
          <table:table-cell table:formula="of:=IF([.$AF$15]=&quot;DEC&quot;;TEXT([.BP9];&quot;??0&quot;);DEC2HEX([.BP9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128*([.$B10]=[.J$2])+64*([.$C10]=[.J$2])+32*([.$D10]=[.J$2])+16*([.$E10]=[.J$2])+8*([.$F10]=[.J$2])+4*([.$G10]=[.J$2])+2*([.$H10]=[.J$2])+1*([.$I10]=[.J$2])" office:value-type="float" office:value="0" calcext:value-type="float">
            <text:p>0</text:p>
          </table:table-cell>
          <table:table-cell table:formula="of:=128*([.$B10]=[.K$2])+64*([.$C10]=[.K$2])+32*([.$D10]=[.K$2])+16*([.$E10]=[.K$2])+8*([.$F10]=[.K$2])+4*([.$G10]=[.K$2])+2*([.$H10]=[.K$2])+1*([.$I10]=[.K$2])" office:value-type="float" office:value="0" calcext:value-type="float">
            <text:p>0</text:p>
          </table:table-cell>
          <table:table-cell table:formula="of:=128*([.$B10]=[.L$2])+64*([.$C10]=[.L$2])+32*([.$D10]=[.L$2])+16*([.$E10]=[.L$2])+8*([.$F10]=[.L$2])+4*([.$G10]=[.L$2])+2*([.$H10]=[.L$2])+1*([.$I10]=[.L$2])" office:value-type="float" office:value="0" calcext:value-type="float">
            <text:p>0</text:p>
          </table:table-cell>
          <table:table-cell table:formula="of:=128*([.$B10]=[.M$2])+64*([.$C10]=[.M$2])+32*([.$D10]=[.M$2])+16*([.$E10]=[.M$2])+8*([.$F10]=[.M$2])+4*([.$G10]=[.M$2])+2*([.$H10]=[.M$2])+1*([.$I10]=[.M$2])" office:value-type="float" office:value="129" calcext:value-type="float">
            <text:p>129</text:p>
          </table:table-cell>
          <table:table-cell table:formula="of:=128*([.$B10]=[.N$2])+64*([.$C10]=[.N$2])+32*([.$D10]=[.N$2])+16*([.$E10]=[.N$2])+8*([.$F10]=[.N$2])+4*([.$G10]=[.N$2])+2*([.$H10]=[.N$2])+1*([.$I10]=[.N$2])" office:value-type="float" office:value="0" calcext:value-type="float">
            <text:p>0</text:p>
          </table:table-cell>
          <table:table-cell table:formula="of:=128*([.$B10]=[.O$2])+64*([.$C10]=[.O$2])+32*([.$D10]=[.O$2])+16*([.$E10]=[.O$2])+8*([.$F10]=[.O$2])+4*([.$G10]=[.O$2])+2*([.$H10]=[.O$2])+1*([.$I10]=[.O$2])" office:value-type="float" office:value="0" calcext:value-type="float">
            <text:p>0</text:p>
          </table:table-cell>
          <table:table-cell table:formula="of:=128*([.$B10]=[.P$2])+64*([.$C10]=[.P$2])+32*([.$D10]=[.P$2])+16*([.$E10]=[.P$2])+8*([.$F10]=[.P$2])+4*([.$G10]=[.P$2])+2*([.$H10]=[.P$2])+1*([.$I10]=[.P$2])" office:value-type="float" office:value="0" calcext:value-type="float">
            <text:p>0</text:p>
          </table:table-cell>
          <table:table-cell table:formula="of:=128*([.$B10]=[.Q$2])+64*([.$C10]=[.Q$2])+32*([.$D10]=[.Q$2])+16*([.$E10]=[.Q$2])+8*([.$F10]=[.Q$2])+4*([.$G10]=[.Q$2])+2*([.$H10]=[.Q$2])+1*([.$I10]=[.Q$2])" office:value-type="float" office:value="0" calcext:value-type="float">
            <text:p>0</text:p>
          </table:table-cell>
          <table:table-cell table:formula="of:=128*([.$B10]=[.R$2])+64*([.$C10]=[.R$2])+32*([.$D10]=[.R$2])+16*([.$E10]=[.R$2])+8*([.$F10]=[.R$2])+4*([.$G10]=[.R$2])+2*([.$H10]=[.R$2])+1*([.$I10]=[.R$2])" office:value-type="float" office:value="0" calcext:value-type="float">
            <text:p>0</text:p>
          </table:table-cell>
          <table:table-cell table:formula="of:=128*([.$B10]=[.S$2])+64*([.$C10]=[.S$2])+32*([.$D10]=[.S$2])+16*([.$E10]=[.S$2])+8*([.$F10]=[.S$2])+4*([.$G10]=[.S$2])+2*([.$H10]=[.S$2])+1*([.$I10]=[.S$2])" office:value-type="float" office:value="0" calcext:value-type="float">
            <text:p>0</text:p>
          </table:table-cell>
          <table:table-cell table:formula="of:=128*([.$B10]=[.T$2])+64*([.$C10]=[.T$2])+32*([.$D10]=[.T$2])+16*([.$E10]=[.T$2])+8*([.$F10]=[.T$2])+4*([.$G10]=[.T$2])+2*([.$H10]=[.T$2])+1*([.$I10]=[.T$2])" office:value-type="float" office:value="0" calcext:value-type="float">
            <text:p>0</text:p>
          </table:table-cell>
          <table:table-cell table:formula="of:=128*([.$B10]=[.U$2])+64*([.$C10]=[.U$2])+32*([.$D10]=[.U$2])+16*([.$E10]=[.U$2])+8*([.$F10]=[.U$2])+4*([.$G10]=[.U$2])+2*([.$H10]=[.U$2])+1*([.$I10]=[.U$2])" office:value-type="float" office:value="84" calcext:value-type="float">
            <text:p>84</text:p>
          </table:table-cell>
          <table:table-cell table:formula="of:=128*([.$B10]=[.V$2])+64*([.$C10]=[.V$2])+32*([.$D10]=[.V$2])+16*([.$E10]=[.V$2])+8*([.$F10]=[.V$2])+4*([.$G10]=[.V$2])+2*([.$H10]=[.V$2])+1*([.$I10]=[.V$2])" office:value-type="float" office:value="0" calcext:value-type="float">
            <text:p>0</text:p>
          </table:table-cell>
          <table:table-cell table:formula="of:=128*([.$B10]=[.W$2])+64*([.$C10]=[.W$2])+32*([.$D10]=[.W$2])+16*([.$E10]=[.W$2])+8*([.$F10]=[.W$2])+4*([.$G10]=[.W$2])+2*([.$H10]=[.W$2])+1*([.$I10]=[.W$2])" office:value-type="float" office:value="42" calcext:value-type="float">
            <text:p>42</text:p>
          </table:table-cell>
          <table:table-cell table:formula="of:=128*([.$B10]=[.X$2])+64*([.$C10]=[.X$2])+32*([.$D10]=[.X$2])+16*([.$E10]=[.X$2])+8*([.$F10]=[.X$2])+4*([.$G10]=[.X$2])+2*([.$H10]=[.X$2])+1*([.$I10]=[.X$2])" office:value-type="float" office:value="0" calcext:value-type="float">
            <text:p>0</text:p>
          </table:table-cell>
          <table:table-cell table:formula="of:=128*([.$B10]=[.Y$2])+64*([.$C10]=[.Y$2])+32*([.$D10]=[.Y$2])+16*([.$E10]=[.Y$2])+8*([.$F10]=[.Y$2])+4*([.$G10]=[.Y$2])+2*([.$H10]=[.Y$2])+1*([.$I10]=[.Y$2])" office:value-type="float" office:value="0" calcext:value-type="float">
            <text:p>0</text:p>
          </table:table-cell>
          <table:covered-table-cell/>
          <table:table-cell table:formula="of:=IF([.$AF$15]=&quot;DEC&quot;;TEXT([.J10];&quot;??0&quot;);DEC2HEX([.J10];2))" office:value-type="string" office:string-value="00" calcext:value-type="string">
            <text:p>00</text:p>
          </table:table-cell>
          <table:table-cell table:formula="of:=IF([.$AF$15]=&quot;DEC&quot;;TEXT([.K10];&quot;??0&quot;);DEC2HEX([.K10];2))" office:value-type="string" office:string-value="00" calcext:value-type="string">
            <text:p>00</text:p>
          </table:table-cell>
          <table:table-cell table:formula="of:=IF([.$AF$15]=&quot;DEC&quot;;TEXT([.L10];&quot;??0&quot;);DEC2HEX([.L10];2))" office:value-type="string" office:string-value="00" calcext:value-type="string">
            <text:p>00</text:p>
          </table:table-cell>
          <table:table-cell table:formula="of:=IF([.$AF$15]=&quot;DEC&quot;;TEXT([.M10];&quot;??0&quot;);DEC2HEX([.M10];2))" office:value-type="string" office:string-value="81" calcext:value-type="string">
            <text:p>81</text:p>
          </table:table-cell>
          <table:table-cell table:formula="of:=IF([.$AF$15]=&quot;DEC&quot;;TEXT([.N10];&quot;??0&quot;);DEC2HEX([.N10];2))" office:value-type="string" office:string-value="00" calcext:value-type="string">
            <text:p>00</text:p>
          </table:table-cell>
          <table:table-cell table:formula="of:=IF([.$AF$15]=&quot;DEC&quot;;TEXT([.O10];&quot;??0&quot;);DEC2HEX([.O10];2))" office:value-type="string" office:string-value="00" calcext:value-type="string">
            <text:p>00</text:p>
          </table:table-cell>
          <table:table-cell table:formula="of:=IF([.$AF$15]=&quot;DEC&quot;;TEXT([.P10];&quot;??0&quot;);DEC2HEX([.P10];2))" office:value-type="string" office:string-value="00" calcext:value-type="string">
            <text:p>00</text:p>
          </table:table-cell>
          <table:table-cell table:formula="of:=IF([.$AF$15]=&quot;DEC&quot;;TEXT([.Q10];&quot;??0&quot;);DEC2HEX([.Q10];2))" office:value-type="string" office:string-value="00" calcext:value-type="string">
            <text:p>00</text:p>
          </table:table-cell>
          <table:table-cell table:formula="of:=IF([.$AF$15]=&quot;DEC&quot;;TEXT([.R10];&quot;??0&quot;);DEC2HEX([.R10];2))" office:value-type="string" office:string-value="00" calcext:value-type="string">
            <text:p>00</text:p>
          </table:table-cell>
          <table:table-cell table:formula="of:=IF([.$AF$15]=&quot;DEC&quot;;TEXT([.S10];&quot;??0&quot;);DEC2HEX([.S10];2))" office:value-type="string" office:string-value="00" calcext:value-type="string">
            <text:p>00</text:p>
          </table:table-cell>
          <table:table-cell table:formula="of:=IF([.$AF$15]=&quot;DEC&quot;;TEXT([.T10];&quot;??0&quot;);DEC2HEX([.T10];2))" office:value-type="string" office:string-value="00" calcext:value-type="string">
            <text:p>00</text:p>
          </table:table-cell>
          <table:table-cell table:formula="of:=IF([.$AF$15]=&quot;DEC&quot;;TEXT([.U10];&quot;??0&quot;);DEC2HEX([.U10];2))" office:value-type="string" office:string-value="54" calcext:value-type="string">
            <text:p>54</text:p>
          </table:table-cell>
          <table:table-cell table:formula="of:=IF([.$AF$15]=&quot;DEC&quot;;TEXT([.V10];&quot;??0&quot;);DEC2HEX([.V10];2))" office:value-type="string" office:string-value="00" calcext:value-type="string">
            <text:p>00</text:p>
          </table:table-cell>
          <table:table-cell table:formula="of:=IF([.$AF$15]=&quot;DEC&quot;;TEXT([.W10];&quot;??0&quot;);DEC2HEX([.W10];2))" office:value-type="string" office:string-value="2A" calcext:value-type="string">
            <text:p>2A</text:p>
          </table:table-cell>
          <table:table-cell table:formula="of:=IF([.$AF$15]=&quot;DEC&quot;;TEXT([.X10];&quot;??0&quot;);DEC2HEX([.X10];2))" office:value-type="string" office:string-value="00" calcext:value-type="string">
            <text:p>00</text:p>
          </table:table-cell>
          <table:table-cell table:formula="of:=IF([.$AF$15]=&quot;DEC&quot;;TEXT([.Y10];&quot;??0&quot;);DEC2HEX([.Y10];2))" office:value-type="string" office:string-value="00" calcext:value-type="string">
            <text:p>00</text:p>
          </table:table-cell>
          <table:table-cell table:style-name="ce1" table:number-columns-spanned="1" table:number-rows-spanned="15"/>
          <table:covered-table-cell/>
          <table:table-cell table:number-columns-repeated="8"/>
          <table:table-cell table:formula="of:=128*([.$B10]=[.BA$2])+64*([.$C10]=[.BA$2])+32*([.$D10]=[.BA$2])+16*([.$E10]=[.BA$2])+8*([.$F10]=[.BA$2])+4*([.$G10]=[.BA$2])+2*([.$H10]=[.BA$2])+1*([.$I10]=[.BA$2])" office:value-type="float" office:value="0" calcext:value-type="float">
            <text:p>0</text:p>
          </table:table-cell>
          <table:table-cell table:formula="of:=128*([.$B10]=[.BB$2])+64*([.$C10]=[.BB$2])+32*([.$D10]=[.BB$2])+16*([.$E10]=[.BB$2])+8*([.$F10]=[.BB$2])+4*([.$G10]=[.BB$2])+2*([.$H10]=[.BB$2])+1*([.$I10]=[.BB$2])" office:value-type="float" office:value="0" calcext:value-type="float">
            <text:p>0</text:p>
          </table:table-cell>
          <table:table-cell table:formula="of:=128*([.$B10]=[.BC$2])+64*([.$C10]=[.BC$2])+32*([.$D10]=[.BC$2])+16*([.$E10]=[.BC$2])+8*([.$F10]=[.BC$2])+4*([.$G10]=[.BC$2])+2*([.$H10]=[.BC$2])+1*([.$I10]=[.BC$2])" office:value-type="float" office:value="0" calcext:value-type="float">
            <text:p>0</text:p>
          </table:table-cell>
          <table:table-cell table:formula="of:=128*([.$B10]=[.BD$2])+64*([.$C10]=[.BD$2])+32*([.$D10]=[.BD$2])+16*([.$E10]=[.BD$2])+8*([.$F10]=[.BD$2])+4*([.$G10]=[.BD$2])+2*([.$H10]=[.BD$2])+1*([.$I10]=[.BD$2])" office:value-type="float" office:value="129" calcext:value-type="float">
            <text:p>129</text:p>
          </table:table-cell>
          <table:table-cell table:formula="of:=128*([.$B10]=[.BE$2])+64*([.$C10]=[.BE$2])+32*([.$D10]=[.BE$2])+16*([.$E10]=[.BE$2])+8*([.$F10]=[.BE$2])+4*([.$G10]=[.BE$2])+2*([.$H10]=[.BE$2])+1*([.$I10]=[.BE$2])" office:value-type="float" office:value="0" calcext:value-type="float">
            <text:p>0</text:p>
          </table:table-cell>
          <table:table-cell table:formula="of:=128*([.$B10]=[.BF$2])+64*([.$C10]=[.BF$2])+32*([.$D10]=[.BF$2])+16*([.$E10]=[.BF$2])+8*([.$F10]=[.BF$2])+4*([.$G10]=[.BF$2])+2*([.$H10]=[.BF$2])+1*([.$I10]=[.BF$2])" office:value-type="float" office:value="0" calcext:value-type="float">
            <text:p>0</text:p>
          </table:table-cell>
          <table:table-cell table:formula="of:=128*([.$B10]=[.BG$2])+64*([.$C10]=[.BG$2])+32*([.$D10]=[.BG$2])+16*([.$E10]=[.BG$2])+8*([.$F10]=[.BG$2])+4*([.$G10]=[.BG$2])+2*([.$H10]=[.BG$2])+1*([.$I10]=[.BG$2])" office:value-type="float" office:value="0" calcext:value-type="float">
            <text:p>0</text:p>
          </table:table-cell>
          <table:table-cell table:formula="of:=128*([.$B10]=[.BH$2])+64*([.$C10]=[.BH$2])+32*([.$D10]=[.BH$2])+16*([.$E10]=[.BH$2])+8*([.$F10]=[.BH$2])+4*([.$G10]=[.BH$2])+2*([.$H10]=[.BH$2])+1*([.$I10]=[.BH$2])" office:value-type="float" office:value="0" calcext:value-type="float">
            <text:p>0</text:p>
          </table:table-cell>
          <table:table-cell table:formula="of:=128*([.$B10]=[.BI$2])+64*([.$C10]=[.BI$2])+32*([.$D10]=[.BI$2])+16*([.$E10]=[.BI$2])+8*([.$F10]=[.BI$2])+4*([.$G10]=[.BI$2])+2*([.$H10]=[.BI$2])+1*([.$I10]=[.BI$2])" office:value-type="float" office:value="0" calcext:value-type="float">
            <text:p>0</text:p>
          </table:table-cell>
          <table:table-cell table:formula="of:=128*([.$B10]=[.BJ$2])+64*([.$C10]=[.BJ$2])+32*([.$D10]=[.BJ$2])+16*([.$E10]=[.BJ$2])+8*([.$F10]=[.BJ$2])+4*([.$G10]=[.BJ$2])+2*([.$H10]=[.BJ$2])+1*([.$I10]=[.BJ$2])" office:value-type="float" office:value="0" calcext:value-type="float">
            <text:p>0</text:p>
          </table:table-cell>
          <table:table-cell table:formula="of:=128*([.$B10]=[.BK$2])+64*([.$C10]=[.BK$2])+32*([.$D10]=[.BK$2])+16*([.$E10]=[.BK$2])+8*([.$F10]=[.BK$2])+4*([.$G10]=[.BK$2])+2*([.$H10]=[.BK$2])+1*([.$I10]=[.BK$2])" office:value-type="float" office:value="0" calcext:value-type="float">
            <text:p>0</text:p>
          </table:table-cell>
          <table:table-cell table:formula="of:=128*([.$B10]=[.BL$2])+64*([.$C10]=[.BL$2])+32*([.$D10]=[.BL$2])+16*([.$E10]=[.BL$2])+8*([.$F10]=[.BL$2])+4*([.$G10]=[.BL$2])+2*([.$H10]=[.BL$2])+1*([.$I10]=[.BL$2])" office:value-type="float" office:value="84" calcext:value-type="float">
            <text:p>84</text:p>
          </table:table-cell>
          <table:table-cell table:formula="of:=128*([.$B10]=[.BM$2])+64*([.$C10]=[.BM$2])+32*([.$D10]=[.BM$2])+16*([.$E10]=[.BM$2])+8*([.$F10]=[.BM$2])+4*([.$G10]=[.BM$2])+2*([.$H10]=[.BM$2])+1*([.$I10]=[.BM$2])" office:value-type="float" office:value="0" calcext:value-type="float">
            <text:p>0</text:p>
          </table:table-cell>
          <table:table-cell table:formula="of:=128*([.$B10]=[.BN$2])+64*([.$C10]=[.BN$2])+32*([.$D10]=[.BN$2])+16*([.$E10]=[.BN$2])+8*([.$F10]=[.BN$2])+4*([.$G10]=[.BN$2])+2*([.$H10]=[.BN$2])+1*([.$I10]=[.BN$2])" office:value-type="float" office:value="42" calcext:value-type="float">
            <text:p>42</text:p>
          </table:table-cell>
          <table:table-cell table:formula="of:=128*([.$B10]=[.BO$2])+64*([.$C10]=[.BO$2])+32*([.$D10]=[.BO$2])+16*([.$E10]=[.BO$2])+8*([.$F10]=[.BO$2])+4*([.$G10]=[.BO$2])+2*([.$H10]=[.BO$2])+1*([.$I10]=[.BO$2])" office:value-type="float" office:value="0" calcext:value-type="float">
            <text:p>0</text:p>
          </table:table-cell>
          <table:table-cell table:formula="of:=128*([.$B10]=[.BP$2])+64*([.$C10]=[.BP$2])+32*([.$D10]=[.BP$2])+16*([.$E10]=[.BP$2])+8*([.$F10]=[.BP$2])+4*([.$G10]=[.BP$2])+2*([.$H10]=[.BP$2])+1*([.$I10]=[.BP$2])" office:value-type="float" office:value="0" calcext:value-type="float">
            <text:p>0</text:p>
          </table:table-cell>
          <table:covered-table-cell/>
          <table:table-cell table:formula="of:=IF([.$AF$15]=&quot;DEC&quot;;TEXT([.BA10];&quot;??0&quot;);DEC2HEX([.BA10];2))" office:value-type="string" office:string-value="00" calcext:value-type="string">
            <text:p>00</text:p>
          </table:table-cell>
          <table:table-cell table:formula="of:=IF([.$AF$15]=&quot;DEC&quot;;TEXT([.BB10];&quot;??0&quot;);DEC2HEX([.BB10];2))" office:value-type="string" office:string-value="00" calcext:value-type="string">
            <text:p>00</text:p>
          </table:table-cell>
          <table:table-cell table:formula="of:=IF([.$AF$15]=&quot;DEC&quot;;TEXT([.BC10];&quot;??0&quot;);DEC2HEX([.BC10];2))" office:value-type="string" office:string-value="00" calcext:value-type="string">
            <text:p>00</text:p>
          </table:table-cell>
          <table:table-cell table:formula="of:=IF([.$AF$15]=&quot;DEC&quot;;TEXT([.BD10];&quot;??0&quot;);DEC2HEX([.BD10];2))" office:value-type="string" office:string-value="81" calcext:value-type="string">
            <text:p>81</text:p>
          </table:table-cell>
          <table:table-cell table:formula="of:=IF([.$AF$15]=&quot;DEC&quot;;TEXT([.BE10];&quot;??0&quot;);DEC2HEX([.BE10];2))" office:value-type="string" office:string-value="00" calcext:value-type="string">
            <text:p>00</text:p>
          </table:table-cell>
          <table:table-cell table:formula="of:=IF([.$AF$15]=&quot;DEC&quot;;TEXT([.BF10];&quot;??0&quot;);DEC2HEX([.BF10];2))" office:value-type="string" office:string-value="00" calcext:value-type="string">
            <text:p>00</text:p>
          </table:table-cell>
          <table:table-cell table:formula="of:=IF([.$AF$15]=&quot;DEC&quot;;TEXT([.BG10];&quot;??0&quot;);DEC2HEX([.BG10];2))" office:value-type="string" office:string-value="00" calcext:value-type="string">
            <text:p>00</text:p>
          </table:table-cell>
          <table:table-cell table:formula="of:=IF([.$AF$15]=&quot;DEC&quot;;TEXT([.BH10];&quot;??0&quot;);DEC2HEX([.BH10];2))" office:value-type="string" office:string-value="00" calcext:value-type="string">
            <text:p>00</text:p>
          </table:table-cell>
          <table:table-cell table:formula="of:=IF([.$AF$15]=&quot;DEC&quot;;TEXT([.BI10];&quot;??0&quot;);DEC2HEX([.BI10];2))" office:value-type="string" office:string-value="00" calcext:value-type="string">
            <text:p>00</text:p>
          </table:table-cell>
          <table:table-cell table:formula="of:=IF([.$AF$15]=&quot;DEC&quot;;TEXT([.BJ10];&quot;??0&quot;);DEC2HEX([.BJ10];2))" office:value-type="string" office:string-value="00" calcext:value-type="string">
            <text:p>00</text:p>
          </table:table-cell>
          <table:table-cell table:formula="of:=IF([.$AF$15]=&quot;DEC&quot;;TEXT([.BK10];&quot;??0&quot;);DEC2HEX([.BK10];2))" office:value-type="string" office:string-value="00" calcext:value-type="string">
            <text:p>00</text:p>
          </table:table-cell>
          <table:table-cell table:formula="of:=IF([.$AF$15]=&quot;DEC&quot;;TEXT([.BL10];&quot;??0&quot;);DEC2HEX([.BL10];2))" office:value-type="string" office:string-value="54" calcext:value-type="string">
            <text:p>54</text:p>
          </table:table-cell>
          <table:table-cell table:formula="of:=IF([.$AF$15]=&quot;DEC&quot;;TEXT([.BM10];&quot;??0&quot;);DEC2HEX([.BM10];2))" office:value-type="string" office:string-value="00" calcext:value-type="string">
            <text:p>00</text:p>
          </table:table-cell>
          <table:table-cell table:formula="of:=IF([.$AF$15]=&quot;DEC&quot;;TEXT([.BN10];&quot;??0&quot;);DEC2HEX([.BN10];2))" office:value-type="string" office:string-value="2A" calcext:value-type="string">
            <text:p>2A</text:p>
          </table:table-cell>
          <table:table-cell table:formula="of:=IF([.$AF$15]=&quot;DEC&quot;;TEXT([.BO10];&quot;??0&quot;);DEC2HEX([.BO10];2))" office:value-type="string" office:string-value="00" calcext:value-type="string">
            <text:p>00</text:p>
          </table:table-cell>
          <table:table-cell table:formula="of:=IF([.$AF$15]=&quot;DEC&quot;;TEXT([.BP10];&quot;??0&quot;);DEC2HEX([.BP10];2))" office:value-type="string" office:string-value="00" calcext:value-type="string">
            <text:p>00</text:p>
          </table:table-cell>
          <table:table-cell table:style-name="ce1" table:number-columns-spanned="1" table:number-rows-spanned="15"/>
        </table:table-row>
        <table:table-row table:style-name="ro4">
          <table:covered-table-cell/>
          <table:table-cell table:number-columns-repeated="8" office:value-type="float" office:value="3" calcext:value-type="float">
            <text:p>3</text:p>
          </table:table-cell>
          <table:table-cell table:formula="of:=128*([.$B11]=[.J$2])+64*([.$C11]=[.J$2])+32*([.$D11]=[.J$2])+16*([.$E11]=[.J$2])+8*([.$F11]=[.J$2])+4*([.$G11]=[.J$2])+2*([.$H11]=[.J$2])+1*([.$I11]=[.J$2])" office:value-type="float" office:value="0" calcext:value-type="float">
            <text:p>0</text:p>
          </table:table-cell>
          <table:table-cell table:formula="of:=128*([.$B11]=[.K$2])+64*([.$C11]=[.K$2])+32*([.$D11]=[.K$2])+16*([.$E11]=[.K$2])+8*([.$F11]=[.K$2])+4*([.$G11]=[.K$2])+2*([.$H11]=[.K$2])+1*([.$I11]=[.K$2])" office:value-type="float" office:value="0" calcext:value-type="float">
            <text:p>0</text:p>
          </table:table-cell>
          <table:table-cell table:formula="of:=128*([.$B11]=[.L$2])+64*([.$C11]=[.L$2])+32*([.$D11]=[.L$2])+16*([.$E11]=[.L$2])+8*([.$F11]=[.L$2])+4*([.$G11]=[.L$2])+2*([.$H11]=[.L$2])+1*([.$I11]=[.L$2])" office:value-type="float" office:value="0" calcext:value-type="float">
            <text:p>0</text:p>
          </table:table-cell>
          <table:table-cell table:formula="of:=128*([.$B11]=[.M$2])+64*([.$C11]=[.M$2])+32*([.$D11]=[.M$2])+16*([.$E11]=[.M$2])+8*([.$F11]=[.M$2])+4*([.$G11]=[.M$2])+2*([.$H11]=[.M$2])+1*([.$I11]=[.M$2])" office:value-type="float" office:value="255" calcext:value-type="float">
            <text:p>255</text:p>
          </table:table-cell>
          <table:table-cell table:formula="of:=128*([.$B11]=[.N$2])+64*([.$C11]=[.N$2])+32*([.$D11]=[.N$2])+16*([.$E11]=[.N$2])+8*([.$F11]=[.N$2])+4*([.$G11]=[.N$2])+2*([.$H11]=[.N$2])+1*([.$I11]=[.N$2])" office:value-type="float" office:value="0" calcext:value-type="float">
            <text:p>0</text:p>
          </table:table-cell>
          <table:table-cell table:formula="of:=128*([.$B11]=[.O$2])+64*([.$C11]=[.O$2])+32*([.$D11]=[.O$2])+16*([.$E11]=[.O$2])+8*([.$F11]=[.O$2])+4*([.$G11]=[.O$2])+2*([.$H11]=[.O$2])+1*([.$I11]=[.O$2])" office:value-type="float" office:value="0" calcext:value-type="float">
            <text:p>0</text:p>
          </table:table-cell>
          <table:table-cell table:formula="of:=128*([.$B11]=[.P$2])+64*([.$C11]=[.P$2])+32*([.$D11]=[.P$2])+16*([.$E11]=[.P$2])+8*([.$F11]=[.P$2])+4*([.$G11]=[.P$2])+2*([.$H11]=[.P$2])+1*([.$I11]=[.P$2])" office:value-type="float" office:value="0" calcext:value-type="float">
            <text:p>0</text:p>
          </table:table-cell>
          <table:table-cell table:formula="of:=128*([.$B11]=[.Q$2])+64*([.$C11]=[.Q$2])+32*([.$D11]=[.Q$2])+16*([.$E11]=[.Q$2])+8*([.$F11]=[.Q$2])+4*([.$G11]=[.Q$2])+2*([.$H11]=[.Q$2])+1*([.$I11]=[.Q$2])" office:value-type="float" office:value="0" calcext:value-type="float">
            <text:p>0</text:p>
          </table:table-cell>
          <table:table-cell table:formula="of:=128*([.$B11]=[.R$2])+64*([.$C11]=[.R$2])+32*([.$D11]=[.R$2])+16*([.$E11]=[.R$2])+8*([.$F11]=[.R$2])+4*([.$G11]=[.R$2])+2*([.$H11]=[.R$2])+1*([.$I11]=[.R$2])" office:value-type="float" office:value="0" calcext:value-type="float">
            <text:p>0</text:p>
          </table:table-cell>
          <table:table-cell table:formula="of:=128*([.$B11]=[.S$2])+64*([.$C11]=[.S$2])+32*([.$D11]=[.S$2])+16*([.$E11]=[.S$2])+8*([.$F11]=[.S$2])+4*([.$G11]=[.S$2])+2*([.$H11]=[.S$2])+1*([.$I11]=[.S$2])" office:value-type="float" office:value="0" calcext:value-type="float">
            <text:p>0</text:p>
          </table:table-cell>
          <table:table-cell table:formula="of:=128*([.$B11]=[.T$2])+64*([.$C11]=[.T$2])+32*([.$D11]=[.T$2])+16*([.$E11]=[.T$2])+8*([.$F11]=[.T$2])+4*([.$G11]=[.T$2])+2*([.$H11]=[.T$2])+1*([.$I11]=[.T$2])" office:value-type="float" office:value="0" calcext:value-type="float">
            <text:p>0</text:p>
          </table:table-cell>
          <table:table-cell table:formula="of:=128*([.$B11]=[.U$2])+64*([.$C11]=[.U$2])+32*([.$D11]=[.U$2])+16*([.$E11]=[.U$2])+8*([.$F11]=[.U$2])+4*([.$G11]=[.U$2])+2*([.$H11]=[.U$2])+1*([.$I11]=[.U$2])" office:value-type="float" office:value="0" calcext:value-type="float">
            <text:p>0</text:p>
          </table:table-cell>
          <table:table-cell table:formula="of:=128*([.$B11]=[.V$2])+64*([.$C11]=[.V$2])+32*([.$D11]=[.V$2])+16*([.$E11]=[.V$2])+8*([.$F11]=[.V$2])+4*([.$G11]=[.V$2])+2*([.$H11]=[.V$2])+1*([.$I11]=[.V$2])" office:value-type="float" office:value="0" calcext:value-type="float">
            <text:p>0</text:p>
          </table:table-cell>
          <table:table-cell table:formula="of:=128*([.$B11]=[.W$2])+64*([.$C11]=[.W$2])+32*([.$D11]=[.W$2])+16*([.$E11]=[.W$2])+8*([.$F11]=[.W$2])+4*([.$G11]=[.W$2])+2*([.$H11]=[.W$2])+1*([.$I11]=[.W$2])" office:value-type="float" office:value="0" calcext:value-type="float">
            <text:p>0</text:p>
          </table:table-cell>
          <table:table-cell table:formula="of:=128*([.$B11]=[.X$2])+64*([.$C11]=[.X$2])+32*([.$D11]=[.X$2])+16*([.$E11]=[.X$2])+8*([.$F11]=[.X$2])+4*([.$G11]=[.X$2])+2*([.$H11]=[.X$2])+1*([.$I11]=[.X$2])" office:value-type="float" office:value="0" calcext:value-type="float">
            <text:p>0</text:p>
          </table:table-cell>
          <table:table-cell table:formula="of:=128*([.$B11]=[.Y$2])+64*([.$C11]=[.Y$2])+32*([.$D11]=[.Y$2])+16*([.$E11]=[.Y$2])+8*([.$F11]=[.Y$2])+4*([.$G11]=[.Y$2])+2*([.$H11]=[.Y$2])+1*([.$I11]=[.Y$2])" office:value-type="float" office:value="0" calcext:value-type="float">
            <text:p>0</text:p>
          </table:table-cell>
          <table:covered-table-cell/>
          <table:table-cell table:formula="of:=IF([.$AF$15]=&quot;DEC&quot;;TEXT([.J11];&quot;??0&quot;);DEC2HEX([.J11];2))" office:value-type="string" office:string-value="00" calcext:value-type="string">
            <text:p>00</text:p>
          </table:table-cell>
          <table:table-cell table:formula="of:=IF([.$AF$15]=&quot;DEC&quot;;TEXT([.K11];&quot;??0&quot;);DEC2HEX([.K11];2))" office:value-type="string" office:string-value="00" calcext:value-type="string">
            <text:p>00</text:p>
          </table:table-cell>
          <table:table-cell table:formula="of:=IF([.$AF$15]=&quot;DEC&quot;;TEXT([.L11];&quot;??0&quot;);DEC2HEX([.L11];2))" office:value-type="string" office:string-value="00" calcext:value-type="string">
            <text:p>00</text:p>
          </table:table-cell>
          <table:table-cell table:formula="of:=IF([.$AF$15]=&quot;DEC&quot;;TEXT([.M11];&quot;??0&quot;);DEC2HEX([.M11];2))" office:value-type="string" office:string-value="FF" calcext:value-type="string">
            <text:p>FF</text:p>
          </table:table-cell>
          <table:table-cell table:formula="of:=IF([.$AF$15]=&quot;DEC&quot;;TEXT([.N11];&quot;??0&quot;);DEC2HEX([.N11];2))" office:value-type="string" office:string-value="00" calcext:value-type="string">
            <text:p>00</text:p>
          </table:table-cell>
          <table:table-cell table:formula="of:=IF([.$AF$15]=&quot;DEC&quot;;TEXT([.O11];&quot;??0&quot;);DEC2HEX([.O11];2))" office:value-type="string" office:string-value="00" calcext:value-type="string">
            <text:p>00</text:p>
          </table:table-cell>
          <table:table-cell table:formula="of:=IF([.$AF$15]=&quot;DEC&quot;;TEXT([.P11];&quot;??0&quot;);DEC2HEX([.P11];2))" office:value-type="string" office:string-value="00" calcext:value-type="string">
            <text:p>00</text:p>
          </table:table-cell>
          <table:table-cell table:formula="of:=IF([.$AF$15]=&quot;DEC&quot;;TEXT([.Q11];&quot;??0&quot;);DEC2HEX([.Q11];2))" office:value-type="string" office:string-value="00" calcext:value-type="string">
            <text:p>00</text:p>
          </table:table-cell>
          <table:table-cell table:formula="of:=IF([.$AF$15]=&quot;DEC&quot;;TEXT([.R11];&quot;??0&quot;);DEC2HEX([.R11];2))" office:value-type="string" office:string-value="00" calcext:value-type="string">
            <text:p>00</text:p>
          </table:table-cell>
          <table:table-cell table:formula="of:=IF([.$AF$15]=&quot;DEC&quot;;TEXT([.S11];&quot;??0&quot;);DEC2HEX([.S11];2))" office:value-type="string" office:string-value="00" calcext:value-type="string">
            <text:p>00</text:p>
          </table:table-cell>
          <table:table-cell table:formula="of:=IF([.$AF$15]=&quot;DEC&quot;;TEXT([.T11];&quot;??0&quot;);DEC2HEX([.T11];2))" office:value-type="string" office:string-value="00" calcext:value-type="string">
            <text:p>00</text:p>
          </table:table-cell>
          <table:table-cell table:formula="of:=IF([.$AF$15]=&quot;DEC&quot;;TEXT([.U11];&quot;??0&quot;);DEC2HEX([.U11];2))" office:value-type="string" office:string-value="00" calcext:value-type="string">
            <text:p>00</text:p>
          </table:table-cell>
          <table:table-cell table:formula="of:=IF([.$AF$15]=&quot;DEC&quot;;TEXT([.V11];&quot;??0&quot;);DEC2HEX([.V11];2))" office:value-type="string" office:string-value="00" calcext:value-type="string">
            <text:p>00</text:p>
          </table:table-cell>
          <table:table-cell table:formula="of:=IF([.$AF$15]=&quot;DEC&quot;;TEXT([.W11];&quot;??0&quot;);DEC2HEX([.W11];2))" office:value-type="string" office:string-value="00" calcext:value-type="string">
            <text:p>00</text:p>
          </table:table-cell>
          <table:table-cell table:formula="of:=IF([.$AF$15]=&quot;DEC&quot;;TEXT([.X11];&quot;??0&quot;);DEC2HEX([.X11];2))" office:value-type="string" office:string-value="00" calcext:value-type="string">
            <text:p>00</text:p>
          </table:table-cell>
          <table:table-cell table:formula="of:=IF([.$AF$15]=&quot;DEC&quot;;TEXT([.Y11];&quot;??0&quot;);DEC2HEX([.Y11];2))" office:value-type="string" office:string-value="00" calcext:value-type="string">
            <text:p>00</text:p>
          </table:table-cell>
          <table:covered-table-cell table:style-name="ce37"/>
          <table:covered-table-cell/>
          <table:table-cell table:number-columns-repeated="8"/>
          <table:table-cell table:formula="of:=128*([.$B11]=[.BA$2])+64*([.$C11]=[.BA$2])+32*([.$D11]=[.BA$2])+16*([.$E11]=[.BA$2])+8*([.$F11]=[.BA$2])+4*([.$G11]=[.BA$2])+2*([.$H11]=[.BA$2])+1*([.$I11]=[.BA$2])" office:value-type="float" office:value="0" calcext:value-type="float">
            <text:p>0</text:p>
          </table:table-cell>
          <table:table-cell table:formula="of:=128*([.$B11]=[.BB$2])+64*([.$C11]=[.BB$2])+32*([.$D11]=[.BB$2])+16*([.$E11]=[.BB$2])+8*([.$F11]=[.BB$2])+4*([.$G11]=[.BB$2])+2*([.$H11]=[.BB$2])+1*([.$I11]=[.BB$2])" office:value-type="float" office:value="0" calcext:value-type="float">
            <text:p>0</text:p>
          </table:table-cell>
          <table:table-cell table:formula="of:=128*([.$B11]=[.BC$2])+64*([.$C11]=[.BC$2])+32*([.$D11]=[.BC$2])+16*([.$E11]=[.BC$2])+8*([.$F11]=[.BC$2])+4*([.$G11]=[.BC$2])+2*([.$H11]=[.BC$2])+1*([.$I11]=[.BC$2])" office:value-type="float" office:value="0" calcext:value-type="float">
            <text:p>0</text:p>
          </table:table-cell>
          <table:table-cell table:formula="of:=128*([.$B11]=[.BD$2])+64*([.$C11]=[.BD$2])+32*([.$D11]=[.BD$2])+16*([.$E11]=[.BD$2])+8*([.$F11]=[.BD$2])+4*([.$G11]=[.BD$2])+2*([.$H11]=[.BD$2])+1*([.$I11]=[.BD$2])" office:value-type="float" office:value="255" calcext:value-type="float">
            <text:p>255</text:p>
          </table:table-cell>
          <table:table-cell table:formula="of:=128*([.$B11]=[.BE$2])+64*([.$C11]=[.BE$2])+32*([.$D11]=[.BE$2])+16*([.$E11]=[.BE$2])+8*([.$F11]=[.BE$2])+4*([.$G11]=[.BE$2])+2*([.$H11]=[.BE$2])+1*([.$I11]=[.BE$2])" office:value-type="float" office:value="0" calcext:value-type="float">
            <text:p>0</text:p>
          </table:table-cell>
          <table:table-cell table:formula="of:=128*([.$B11]=[.BF$2])+64*([.$C11]=[.BF$2])+32*([.$D11]=[.BF$2])+16*([.$E11]=[.BF$2])+8*([.$F11]=[.BF$2])+4*([.$G11]=[.BF$2])+2*([.$H11]=[.BF$2])+1*([.$I11]=[.BF$2])" office:value-type="float" office:value="0" calcext:value-type="float">
            <text:p>0</text:p>
          </table:table-cell>
          <table:table-cell table:formula="of:=128*([.$B11]=[.BG$2])+64*([.$C11]=[.BG$2])+32*([.$D11]=[.BG$2])+16*([.$E11]=[.BG$2])+8*([.$F11]=[.BG$2])+4*([.$G11]=[.BG$2])+2*([.$H11]=[.BG$2])+1*([.$I11]=[.BG$2])" office:value-type="float" office:value="0" calcext:value-type="float">
            <text:p>0</text:p>
          </table:table-cell>
          <table:table-cell table:formula="of:=128*([.$B11]=[.BH$2])+64*([.$C11]=[.BH$2])+32*([.$D11]=[.BH$2])+16*([.$E11]=[.BH$2])+8*([.$F11]=[.BH$2])+4*([.$G11]=[.BH$2])+2*([.$H11]=[.BH$2])+1*([.$I11]=[.BH$2])" office:value-type="float" office:value="0" calcext:value-type="float">
            <text:p>0</text:p>
          </table:table-cell>
          <table:table-cell table:formula="of:=128*([.$B11]=[.BI$2])+64*([.$C11]=[.BI$2])+32*([.$D11]=[.BI$2])+16*([.$E11]=[.BI$2])+8*([.$F11]=[.BI$2])+4*([.$G11]=[.BI$2])+2*([.$H11]=[.BI$2])+1*([.$I11]=[.BI$2])" office:value-type="float" office:value="0" calcext:value-type="float">
            <text:p>0</text:p>
          </table:table-cell>
          <table:table-cell table:formula="of:=128*([.$B11]=[.BJ$2])+64*([.$C11]=[.BJ$2])+32*([.$D11]=[.BJ$2])+16*([.$E11]=[.BJ$2])+8*([.$F11]=[.BJ$2])+4*([.$G11]=[.BJ$2])+2*([.$H11]=[.BJ$2])+1*([.$I11]=[.BJ$2])" office:value-type="float" office:value="0" calcext:value-type="float">
            <text:p>0</text:p>
          </table:table-cell>
          <table:table-cell table:formula="of:=128*([.$B11]=[.BK$2])+64*([.$C11]=[.BK$2])+32*([.$D11]=[.BK$2])+16*([.$E11]=[.BK$2])+8*([.$F11]=[.BK$2])+4*([.$G11]=[.BK$2])+2*([.$H11]=[.BK$2])+1*([.$I11]=[.BK$2])" office:value-type="float" office:value="0" calcext:value-type="float">
            <text:p>0</text:p>
          </table:table-cell>
          <table:table-cell table:formula="of:=128*([.$B11]=[.BL$2])+64*([.$C11]=[.BL$2])+32*([.$D11]=[.BL$2])+16*([.$E11]=[.BL$2])+8*([.$F11]=[.BL$2])+4*([.$G11]=[.BL$2])+2*([.$H11]=[.BL$2])+1*([.$I11]=[.BL$2])" office:value-type="float" office:value="0" calcext:value-type="float">
            <text:p>0</text:p>
          </table:table-cell>
          <table:table-cell table:formula="of:=128*([.$B11]=[.BM$2])+64*([.$C11]=[.BM$2])+32*([.$D11]=[.BM$2])+16*([.$E11]=[.BM$2])+8*([.$F11]=[.BM$2])+4*([.$G11]=[.BM$2])+2*([.$H11]=[.BM$2])+1*([.$I11]=[.BM$2])" office:value-type="float" office:value="0" calcext:value-type="float">
            <text:p>0</text:p>
          </table:table-cell>
          <table:table-cell table:formula="of:=128*([.$B11]=[.BN$2])+64*([.$C11]=[.BN$2])+32*([.$D11]=[.BN$2])+16*([.$E11]=[.BN$2])+8*([.$F11]=[.BN$2])+4*([.$G11]=[.BN$2])+2*([.$H11]=[.BN$2])+1*([.$I11]=[.BN$2])" office:value-type="float" office:value="0" calcext:value-type="float">
            <text:p>0</text:p>
          </table:table-cell>
          <table:table-cell table:formula="of:=128*([.$B11]=[.BO$2])+64*([.$C11]=[.BO$2])+32*([.$D11]=[.BO$2])+16*([.$E11]=[.BO$2])+8*([.$F11]=[.BO$2])+4*([.$G11]=[.BO$2])+2*([.$H11]=[.BO$2])+1*([.$I11]=[.BO$2])" office:value-type="float" office:value="0" calcext:value-type="float">
            <text:p>0</text:p>
          </table:table-cell>
          <table:table-cell table:formula="of:=128*([.$B11]=[.BP$2])+64*([.$C11]=[.BP$2])+32*([.$D11]=[.BP$2])+16*([.$E11]=[.BP$2])+8*([.$F11]=[.BP$2])+4*([.$G11]=[.BP$2])+2*([.$H11]=[.BP$2])+1*([.$I11]=[.BP$2])" office:value-type="float" office:value="0" calcext:value-type="float">
            <text:p>0</text:p>
          </table:table-cell>
          <table:covered-table-cell/>
          <table:table-cell table:formula="of:=IF([.$AF$15]=&quot;DEC&quot;;TEXT([.BA11];&quot;??0&quot;);DEC2HEX([.BA11];2))" office:value-type="string" office:string-value="00" calcext:value-type="string">
            <text:p>00</text:p>
          </table:table-cell>
          <table:table-cell table:formula="of:=IF([.$AF$15]=&quot;DEC&quot;;TEXT([.BB11];&quot;??0&quot;);DEC2HEX([.BB11];2))" office:value-type="string" office:string-value="00" calcext:value-type="string">
            <text:p>00</text:p>
          </table:table-cell>
          <table:table-cell table:formula="of:=IF([.$AF$15]=&quot;DEC&quot;;TEXT([.BC11];&quot;??0&quot;);DEC2HEX([.BC11];2))" office:value-type="string" office:string-value="00" calcext:value-type="string">
            <text:p>00</text:p>
          </table:table-cell>
          <table:table-cell table:formula="of:=IF([.$AF$15]=&quot;DEC&quot;;TEXT([.BD11];&quot;??0&quot;);DEC2HEX([.BD11];2))" office:value-type="string" office:string-value="FF" calcext:value-type="string">
            <text:p>FF</text:p>
          </table:table-cell>
          <table:table-cell table:formula="of:=IF([.$AF$15]=&quot;DEC&quot;;TEXT([.BE11];&quot;??0&quot;);DEC2HEX([.BE11];2))" office:value-type="string" office:string-value="00" calcext:value-type="string">
            <text:p>00</text:p>
          </table:table-cell>
          <table:table-cell table:formula="of:=IF([.$AF$15]=&quot;DEC&quot;;TEXT([.BF11];&quot;??0&quot;);DEC2HEX([.BF11];2))" office:value-type="string" office:string-value="00" calcext:value-type="string">
            <text:p>00</text:p>
          </table:table-cell>
          <table:table-cell table:formula="of:=IF([.$AF$15]=&quot;DEC&quot;;TEXT([.BG11];&quot;??0&quot;);DEC2HEX([.BG11];2))" office:value-type="string" office:string-value="00" calcext:value-type="string">
            <text:p>00</text:p>
          </table:table-cell>
          <table:table-cell table:formula="of:=IF([.$AF$15]=&quot;DEC&quot;;TEXT([.BH11];&quot;??0&quot;);DEC2HEX([.BH11];2))" office:value-type="string" office:string-value="00" calcext:value-type="string">
            <text:p>00</text:p>
          </table:table-cell>
          <table:table-cell table:formula="of:=IF([.$AF$15]=&quot;DEC&quot;;TEXT([.BI11];&quot;??0&quot;);DEC2HEX([.BI11];2))" office:value-type="string" office:string-value="00" calcext:value-type="string">
            <text:p>00</text:p>
          </table:table-cell>
          <table:table-cell table:formula="of:=IF([.$AF$15]=&quot;DEC&quot;;TEXT([.BJ11];&quot;??0&quot;);DEC2HEX([.BJ11];2))" office:value-type="string" office:string-value="00" calcext:value-type="string">
            <text:p>00</text:p>
          </table:table-cell>
          <table:table-cell table:formula="of:=IF([.$AF$15]=&quot;DEC&quot;;TEXT([.BK11];&quot;??0&quot;);DEC2HEX([.BK11];2))" office:value-type="string" office:string-value="00" calcext:value-type="string">
            <text:p>00</text:p>
          </table:table-cell>
          <table:table-cell table:formula="of:=IF([.$AF$15]=&quot;DEC&quot;;TEXT([.BL11];&quot;??0&quot;);DEC2HEX([.BL11];2))" office:value-type="string" office:string-value="00" calcext:value-type="string">
            <text:p>00</text:p>
          </table:table-cell>
          <table:table-cell table:formula="of:=IF([.$AF$15]=&quot;DEC&quot;;TEXT([.BM11];&quot;??0&quot;);DEC2HEX([.BM11];2))" office:value-type="string" office:string-value="00" calcext:value-type="string">
            <text:p>00</text:p>
          </table:table-cell>
          <table:table-cell table:formula="of:=IF([.$AF$15]=&quot;DEC&quot;;TEXT([.BN11];&quot;??0&quot;);DEC2HEX([.BN11];2))" office:value-type="string" office:string-value="00" calcext:value-type="string">
            <text:p>00</text:p>
          </table:table-cell>
          <table:table-cell table:formula="of:=IF([.$AF$15]=&quot;DEC&quot;;TEXT([.BO11];&quot;??0&quot;);DEC2HEX([.BO11];2))" office:value-type="string" office:string-value="00" calcext:value-type="string">
            <text:p>00</text:p>
          </table:table-cell>
          <table:table-cell table:formula="of:=IF([.$AF$15]=&quot;DEC&quot;;TEXT([.BP11];&quot;??0&quot;);DEC2HEX([.BP11];2))" office:value-type="string" office:string-value="00" calcext:value-type="string">
            <text:p>00</text:p>
          </table:table-cell>
          <table:covered-table-cell table:style-name="ce37"/>
        </table:table-row>
        <table:table-row table:style-name="ro1">
          <table:covered-table-cell/>
          <table:table-cell table:style-name="ce1"/>
          <table:table-cell table:style-name="ce37" table:number-columns-repeated="23"/>
          <table:covered-table-cell/>
          <table:table-cell table:style-name="ce37" table:number-columns-repeated="16"/>
          <table:covered-table-cell table:style-name="ce37"/>
          <table:covered-table-cell/>
          <table:table-cell table:style-name="ce1"/>
          <table:table-cell table:style-name="ce37" table:number-columns-repeated="23"/>
          <table:covered-table-cell/>
          <table:table-cell table:style-name="ce37" table:number-columns-repeated="16"/>
          <table:covered-table-cell table:style-name="ce37"/>
        </table:table-row>
        <table:table-row table:style-name="ro4">
          <table:covered-table-cell/>
          <table:table-cell table:style-name="ce110" office:value-type="string" calcext:value-type="string" table:number-columns-spanned="8" table:number-rows-spanned="1">
            <text:p>Character numbers &gt;</text:p>
          </table:table-cell>
          <table:covered-table-cell table:number-columns-repeated="7" table:style-name="Default"/>
          <table:table-cell table:style-name="ce33" table:number-columns-repeated="16"/>
          <table:covered-table-cell table:style-name="Default"/>
          <table:table-cell table:style-name="ce178" table:content-validation-name="val4" office:value-type="float" office:value="80" calcext:value-type="float">
            <text:p>80</text:p>
          </table:table-cell>
          <table:table-cell table:style-name="ce184" table:content-validation-name="val4" office:value-type="float" office:value="250" calcext:value-type="float">
            <text:p>250</text:p>
          </table:table-cell>
          <table:table-cell table:style-name="ce190" table:content-validation-name="val4" office:value-type="float" office:value="251" calcext:value-type="float">
            <text:p>251</text:p>
          </table:table-cell>
          <table:table-cell table:style-name="ce211" table:content-validation-name="val4" office:value-type="float" office:value="252" calcext:value-type="float">
            <text:p>252</text:p>
          </table:table-cell>
          <table:table-cell table:style-name="ce214" table:content-validation-name="val4"/>
          <table:table-cell table:style-name="ce224" table:content-validation-name="val4"/>
          <table:table-cell table:style-name="ce227" table:content-validation-name="val4"/>
          <table:table-cell table:style-name="ce229" table:content-validation-name="val4" office:value-type="float" office:value="253" calcext:value-type="float">
            <text:p>253</text:p>
          </table:table-cell>
          <table:table-cell table:style-name="ce231" table:content-validation-name="val4"/>
          <table:table-cell table:style-name="ce234" table:content-validation-name="val4"/>
          <table:table-cell table:style-name="ce236" table:content-validation-name="val4"/>
          <table:table-cell table:style-name="ce238" table:content-validation-name="val4" office:value-type="float" office:value="254" calcext:value-type="float">
            <text:p>254</text:p>
          </table:table-cell>
          <table:table-cell table:style-name="ce240" table:content-validation-name="val4"/>
          <table:table-cell table:style-name="ce242" table:content-validation-name="val4" office:value-type="float" office:value="255" calcext:value-type="float">
            <text:p>255</text:p>
          </table:table-cell>
          <table:table-cell table:style-name="ce244" table:content-validation-name="val4"/>
          <table:table-cell table:style-name="ce246" table:content-validation-name="val4"/>
          <table:covered-table-cell table:number-columns-repeated="2"/>
          <table:table-cell table:style-name="ce110" office:value-type="string" calcext:value-type="string" table:number-columns-spanned="8" table:number-rows-spanned="1">
            <text:p>Character numbers &gt;</text:p>
          </table:table-cell>
          <table:covered-table-cell table:number-columns-repeated="7" table:style-name="Default"/>
          <table:table-cell table:style-name="ce33" table:number-columns-repeated="16"/>
          <table:covered-table-cell table:style-name="Default"/>
          <table:table-cell table:style-name="ce178" table:content-validation-name="val4"/>
          <table:table-cell table:style-name="ce184" table:content-validation-name="val4"/>
          <table:table-cell table:style-name="ce190" table:content-validation-name="val4"/>
          <table:table-cell table:style-name="ce211" table:content-validation-name="val4"/>
          <table:table-cell table:style-name="ce214" table:content-validation-name="val4"/>
          <table:table-cell table:style-name="ce224" table:content-validation-name="val4"/>
          <table:table-cell table:style-name="ce227" table:content-validation-name="val4"/>
          <table:table-cell table:style-name="ce229" table:content-validation-name="val4"/>
          <table:table-cell table:style-name="ce231" table:content-validation-name="val4"/>
          <table:table-cell table:style-name="ce234" table:content-validation-name="val4"/>
          <table:table-cell table:style-name="ce236" table:content-validation-name="val4"/>
          <table:table-cell table:style-name="ce238" table:content-validation-name="val4"/>
          <table:table-cell table:style-name="ce240" table:content-validation-name="val4"/>
          <table:table-cell table:style-name="ce242" table:content-validation-name="val4"/>
          <table:table-cell table:style-name="ce244" table:content-validation-name="val4"/>
          <table:table-cell table:style-name="ce246" table:content-validation-name="val4"/>
          <table:covered-table-cell/>
        </table:table-row>
        <table:table-row table:style-name="ro4">
          <table:covered-table-cell/>
          <table:table-cell table:style-name="ce1" table:number-columns-spanned="8" table:number-rows-spanned="1"/>
          <table:covered-table-cell table:number-columns-repeated="7" table:style-name="ce23"/>
          <table:table-cell table:style-name="ce23" table:number-columns-repeated="16"/>
          <table:covered-table-cell table:style-name="ce23"/>
          <table:table-cell table:style-name="ce1" table:number-columns-spanned="16" table:number-rows-spanned="1"/>
          <table:covered-table-cell table:number-columns-repeated="15" table:style-name="ce23"/>
          <table:covered-table-cell table:number-columns-repeated="2"/>
          <table:table-cell table:style-name="ce1" table:number-columns-spanned="8" table:number-rows-spanned="1"/>
          <table:covered-table-cell table:number-columns-repeated="7" table:style-name="ce23"/>
          <table:table-cell table:style-name="ce23" table:number-columns-repeated="16"/>
          <table:covered-table-cell table:style-name="ce23"/>
          <table:table-cell table:style-name="ce1" table:number-columns-spanned="16" table:number-rows-spanned="1"/>
          <table:covered-table-cell table:number-columns-repeated="15" table:style-name="ce23"/>
          <table:covered-table-cell/>
        </table:table-row>
        <table:table-row table:style-name="ro4">
          <table:covered-table-cell/>
          <table:table-cell table:style-name="ce8" office:value-type="string" calcext:value-type="string" table:number-columns-spanned="8" table:number-rows-spanned="1">
            <text:p>Code Output Format &gt;</text:p>
          </table:table-cell>
          <table:covered-table-cell table:number-columns-repeated="7" table:style-name="Default"/>
          <table:table-cell table:style-name="Default" table:number-columns-repeated="16"/>
          <table:covered-table-cell table:style-name="Default"/>
          <table:table-cell table:style-name="ce153" table:content-validation-name="val2" office:value-type="string" calcext:value-type="string" table:number-columns-spanned="3" table:number-rows-spanned="1">
            <text:p>C</text:p>
          </table:table-cell>
          <table:covered-table-cell table:number-columns-repeated="2" table:style-name="ce157"/>
          <table:table-cell table:style-name="ce163" table:number-columns-spanned="2" table:number-rows-spanned="1"/>
          <table:covered-table-cell table:style-name="ce157"/>
          <table:table-cell table:style-name="ce183" table:content-validation-name="val3" office:value-type="string" calcext:value-type="string" table:number-columns-spanned="3" table:number-rows-spanned="1">
            <text:p>HEX</text:p>
          </table:table-cell>
          <table:covered-table-cell table:number-columns-repeated="2" table:style-name="ce157"/>
          <table:table-cell table:style-name="ce195"/>
          <table:table-cell table:style-name="ce195" table:formula="of:=IF([.AF15]=&quot;HEX&quot;;&quot;&amp;&quot;;&quot;&quot;)" office:value-type="string" office:string-value="&amp;" calcext:value-type="string">
            <text:p>&amp;</text:p>
          </table:table-cell>
          <table:table-cell table:style-name="ce195" table:formula="of:=IF([.AF15]=&quot;HEX&quot;;&quot;0x&quot;;&quot;&quot;)" office:value-type="string" office:string-value="0x" calcext:value-type="string">
            <text:p>0x</text:p>
          </table:table-cell>
          <table:table-cell table:style-name="ce195" table:number-columns-repeated="4"/>
          <table:table-cell table:style-name="ce210"/>
          <table:covered-table-cell table:number-columns-repeated="2"/>
          <table:table-cell table:style-name="ce8" office:value-type="string" calcext:value-type="string" table:number-columns-spanned="8" table:number-rows-spanned="1">
            <text:p>Code Output Format &gt;</text:p>
          </table:table-cell>
          <table:covered-table-cell table:number-columns-repeated="7" table:style-name="Default"/>
          <table:table-cell table:style-name="Default" table:number-columns-repeated="16"/>
          <table:covered-table-cell table:style-name="Default"/>
          <table:table-cell table:style-name="ce153" table:content-validation-name="val2" office:value-type="string" calcext:value-type="string" table:number-columns-spanned="3" table:number-rows-spanned="1">
            <text:p>C</text:p>
          </table:table-cell>
          <table:covered-table-cell table:number-columns-repeated="2" table:style-name="ce157"/>
          <table:table-cell table:style-name="ce163" table:number-columns-spanned="2" table:number-rows-spanned="1"/>
          <table:covered-table-cell table:style-name="ce157"/>
          <table:table-cell table:style-name="ce183" table:content-validation-name="val3" office:value-type="string" calcext:value-type="string" table:number-columns-spanned="3" table:number-rows-spanned="1">
            <text:p>HEX</text:p>
          </table:table-cell>
          <table:covered-table-cell table:number-columns-repeated="2" table:style-name="ce157"/>
          <table:table-cell table:style-name="ce195"/>
          <table:table-cell table:style-name="ce195" table:formula="of:=IF([.BW15]=&quot;HEX&quot;;&quot;&amp;&quot;;&quot;&quot;)" office:value-type="string" office:string-value="&amp;" calcext:value-type="string">
            <text:p>&amp;</text:p>
          </table:table-cell>
          <table:table-cell table:style-name="ce195" table:formula="of:=IF([.BW15]=&quot;HEX&quot;;&quot;0x&quot;;&quot;&quot;)" office:value-type="string" office:string-value="0x" calcext:value-type="string">
            <text:p>0x</text:p>
          </table:table-cell>
          <table:table-cell table:style-name="ce195" table:number-columns-repeated="4"/>
          <table:table-cell table:style-name="ce210"/>
          <table:covered-table-cell/>
        </table:table-row>
        <table:table-row table:style-name="ro1">
          <table:covered-table-cell/>
          <table:table-cell table:style-name="ce1" table:number-columns-spanned="41" table:number-rows-spanned="1"/>
          <table:covered-table-cell table:number-columns-repeated="40" table:style-name="ce23"/>
          <table:covered-table-cell table:number-columns-repeated="2"/>
          <table:table-cell table:style-name="ce1" table:number-columns-spanned="41" table:number-rows-spanned="1"/>
          <table:covered-table-cell table:number-columns-repeated="40" table:style-name="ce23"/>
          <table:covered-table-cell/>
        </table:table-row>
        <table:table-row table:style-name="ro4">
          <table:covered-table-cell/>
          <table:table-cell table:style-name="ce138" table:formula="of:=IF([.AA13]&gt;0 ;    IF([.AA15]=&quot;BASIC&quot;    ;       &quot;SYMBOL &quot;&amp;[.AA13]&amp;&quot;,&quot;&amp;SUBSTITUTE([.AJ15]&amp;[.AA4]&amp;&quot;,&quot;&amp;[.AJ15]&amp;[.AA5]&amp;&quot;,&quot;&amp;[.AJ15]&amp;[.AA6]&amp;&quot;,&quot;&amp;[.AJ15]&amp;[.AA7]&amp;&quot;,&quot;&amp;[.AJ15]&amp;[.AA8]&amp;&quot;,&quot;&amp;[.AJ15]&amp;[.AA9]&amp;&quot;,&quot;&amp;[.AJ15]&amp;[.AA10]&amp;&quot;,&quot;&amp;[.AJ15]&amp;[.AA11];&quot; &quot;;&quot;&quot;)    ;              &quot;/*&quot;&amp;TEXT([.AA13];&quot;??0&quot;)&amp;&quot;*/ ,&quot;&amp;[.AK15]&amp;[.AA4]&amp;&quot;,&quot;&amp;[.AK15]&amp;[.AA5]&amp;&quot;,&quot;&amp;[.AK15]&amp;[.AA6]&amp;&quot;,&quot;&amp;[.AK15]&amp;[.AA7]&amp;&quot;,&quot;&amp;[.AK15]&amp;[.AA8]&amp;&quot;,&quot;&amp;[.AK15]&amp;[.AA9]&amp;&quot;,&quot;&amp;[.AK15]&amp;[.AA10]&amp;&quot;,&quot;&amp;[.AK15]&amp;[.AA11]    ) ; &quot; -- &quot; )" office:value-type="string" office:string-value="/* 80*/ ,0xC1,0xC1,0x01,0x81,0xC1,0x00,0x00,0x00" calcext:value-type="string" table:number-columns-spanned="29" table:number-rows-spanned="1">
            <text:p>/* 80*/ ,0xC1,0xC1,0x01,0x81,0xC1,0x00,0x00,0x00</text:p>
          </table:table-cell>
          <table:covered-table-cell table:number-columns-repeated="28" table:style-name="ce165"/>
          <table:table-cell table:style-name="ce215" table:formula="of:=IF([.AI13]&gt;0 ;    IF([.AA15]=&quot;BASIC&quot;    ;       &quot;SYMBOL &quot;&amp;[.AI13]&amp;&quot;,&quot;&amp;SUBSTITUTE([.AJ15]&amp;[.AI4]&amp;&quot;,&quot;&amp;[.AJ15]&amp;[.AI5]&amp;&quot;,&quot;&amp;[.AJ15]&amp;[.AI6]&amp;&quot;,&quot;&amp;[.AJ15]&amp;[.AI7]&amp;&quot;,&quot;&amp;[.AJ15]&amp;[.AI8]&amp;&quot;,&quot;&amp;[.AJ15]&amp;[.AI9]&amp;&quot;,&quot;&amp;[.AJ15]&amp;[.AI10]&amp;&quot;,&quot;&amp;[.AJ15]&amp;[.AI11];&quot; &quot;;&quot;&quot;)    ;              &quot;/*&quot;&amp;TEXT([.AI13];&quot;??0&quot;)&amp;&quot;*/ ,&quot;&amp;[.AK15]&amp;[.AI4]&amp;&quot;,&quot;&amp;[.AK15]&amp;[.AI5]&amp;&quot;,&quot;&amp;[.AK15]&amp;[.AI6]&amp;&quot;,&quot;&amp;[.AK15]&amp;[.AI7]&amp;&quot;,&quot;&amp;[.AK15]&amp;[.AI8]&amp;&quot;,&quot;&amp;[.AK15]&amp;[.AI9]&amp;&quot;,&quot;&amp;[.AK15]&amp;[.AI10]&amp;&quot;,&quot;&amp;[.AK15]&amp;[.AI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65"/>
          <table:covered-table-cell/>
          <table:covered-table-cell table:style-name="ce248"/>
          <table:table-cell table:style-name="ce138" table:formula="of:=IF([.BR13]&gt;0 ;    IF([.BR15]=&quot;BASIC&quot;    ;       &quot;SYMBOL &quot;&amp;[.BR13]&amp;&quot;,&quot;&amp;SUBSTITUTE([.CA15]&amp;[.BR4]&amp;&quot;,&quot;&amp;[.CA15]&amp;[.BR5]&amp;&quot;,&quot;&amp;[.CA15]&amp;[.BR6]&amp;&quot;,&quot;&amp;[.CA15]&amp;[.BR7]&amp;&quot;,&quot;&amp;[.CA15]&amp;[.BR8]&amp;&quot;,&quot;&amp;[.CA15]&amp;[.BR9]&amp;&quot;,&quot;&amp;[.CA15]&amp;[.BR10]&amp;&quot;,&quot;&amp;[.CA15]&amp;[.BR11];&quot; &quot;;&quot;&quot;)    ;              &quot;/*&quot;&amp;TEXT([.BR13];&quot;??0&quot;)&amp;&quot;*/ ,&quot;&amp;[.CB15]&amp;[.BR4]&amp;&quot;,&quot;&amp;[.CB15]&amp;[.BR5]&amp;&quot;,&quot;&amp;[.CB15]&amp;[.BR6]&amp;&quot;,&quot;&amp;[.CB15]&amp;[.BR7]&amp;&quot;,&quot;&amp;[.CB15]&amp;[.BR8]&amp;&quot;,&quot;&amp;[.CB15]&amp;[.BR9]&amp;&quot;,&quot;&amp;[.CB15]&amp;[.BR10]&amp;&quot;,&quot;&amp;[.CB15]&amp;[.BR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65"/>
          <table:table-cell table:style-name="ce215" table:formula="of:=IF([.BZ13]&gt;0 ;    IF([.BR15]=&quot;BASIC&quot;    ;       &quot;SYMBOL &quot;&amp;[.BZ13]&amp;&quot;,&quot;&amp;SUBSTITUTE([.CA15]&amp;[.BZ4]&amp;&quot;,&quot;&amp;[.CA15]&amp;[.BZ5]&amp;&quot;,&quot;&amp;[.CA15]&amp;[.BZ6]&amp;&quot;,&quot;&amp;[.CA15]&amp;[.BZ7]&amp;&quot;,&quot;&amp;[.CA15]&amp;[.BZ8]&amp;&quot;,&quot;&amp;[.CA15]&amp;[.BZ9]&amp;&quot;,&quot;&amp;[.CA15]&amp;[.BZ10]&amp;&quot;,&quot;&amp;[.CA15]&amp;[.BZ11];&quot; &quot;;&quot;&quot;)    ;              &quot;/*&quot;&amp;TEXT([.BZ13];&quot;??0&quot;)&amp;&quot;*/ ,&quot;&amp;[.CB15]&amp;[.BZ4]&amp;&quot;,&quot;&amp;[.CB15]&amp;[.BZ5]&amp;&quot;,&quot;&amp;[.CB15]&amp;[.BZ6]&amp;&quot;,&quot;&amp;[.CB15]&amp;[.BZ7]&amp;&quot;,&quot;&amp;[.CB15]&amp;[.BZ8]&amp;&quot;,&quot;&amp;[.CB15]&amp;[.BZ9]&amp;&quot;,&quot;&amp;[.CB15]&amp;[.BZ10]&amp;&quot;,&quot;&amp;[.CB15]&amp;[.BZ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65"/>
          <table:covered-table-cell/>
        </table:table-row>
        <table:table-row table:style-name="ro4">
          <table:covered-table-cell/>
          <table:table-cell table:style-name="ce117" table:formula="of:=IF([.AB13]&gt;0 ;    IF([.AA15]=&quot;BASIC&quot;    ;       &quot;SYMBOL &quot;&amp;[.AB13]&amp;&quot;,&quot;&amp;SUBSTITUTE([.AJ15]&amp;[.AB4]&amp;&quot;,&quot;&amp;[.AJ15]&amp;[.AB5]&amp;&quot;,&quot;&amp;[.AJ15]&amp;[.AB6]&amp;&quot;,&quot;&amp;[.AJ15]&amp;[.AB7]&amp;&quot;,&quot;&amp;[.AJ15]&amp;[.AB8]&amp;&quot;,&quot;&amp;[.AJ15]&amp;[.AB9]&amp;&quot;,&quot;&amp;[.AJ15]&amp;[.AB10]&amp;&quot;,&quot;&amp;[.AJ15]&amp;[.AB11];&quot; &quot;;&quot;&quot;)    ;              &quot;/*&quot;&amp;TEXT([.AB13];&quot;??0&quot;)&amp;&quot;*/ ,&quot;&amp;[.AK15]&amp;[.AB4]&amp;&quot;,&quot;&amp;[.AK15]&amp;[.AB5]&amp;&quot;,&quot;&amp;[.AK15]&amp;[.AB6]&amp;&quot;,&quot;&amp;[.AK15]&amp;[.AB7]&amp;&quot;,&quot;&amp;[.AK15]&amp;[.AB8]&amp;&quot;,&quot;&amp;[.AK15]&amp;[.AB9]&amp;&quot;,&quot;&amp;[.AK15]&amp;[.AB10]&amp;&quot;,&quot;&amp;[.AK15]&amp;[.AB11]    ) ; &quot; -- &quot; )" office:value-type="string" office:string-value="/*250*/ ,0x00,0x00,0x1C,0x00,0x00,0x00,0x00,0x00" calcext:value-type="string" table:number-columns-spanned="29" table:number-rows-spanned="1">
            <text:p>/*250*/ ,0x00,0x00,0x1C,0x00,0x00,0x00,0x00,0x00</text:p>
          </table:table-cell>
          <table:covered-table-cell table:number-columns-repeated="28" table:style-name="ce147"/>
          <table:table-cell table:style-name="ce169" table:formula="of:=IF([.AJ13]&gt;0 ;    IF([.AA15]=&quot;BASIC&quot;    ;       &quot;SYMBOL &quot;&amp;[.AJ13]&amp;&quot;,&quot;&amp;SUBSTITUTE([.AJ15]&amp;[.AJ4]&amp;&quot;,&quot;&amp;[.AJ15]&amp;[.AJ5]&amp;&quot;,&quot;&amp;[.AJ15]&amp;[.AJ6]&amp;&quot;,&quot;&amp;[.AJ15]&amp;[.AJ7]&amp;&quot;,&quot;&amp;[.AJ15]&amp;[.AJ8]&amp;&quot;,&quot;&amp;[.AJ15]&amp;[.AJ9]&amp;&quot;,&quot;&amp;[.AJ15]&amp;[.AJ10]&amp;&quot;,&quot;&amp;[.AJ15]&amp;[.AJ11];&quot; &quot;;&quot;&quot;)    ;              &quot;/*&quot;&amp;TEXT([.AJ13];&quot;??0&quot;)&amp;&quot;*/ ,&quot;&amp;[.AK15]&amp;[.AJ4]&amp;&quot;,&quot;&amp;[.AK15]&amp;[.AJ5]&amp;&quot;,&quot;&amp;[.AK15]&amp;[.AJ6]&amp;&quot;,&quot;&amp;[.AK15]&amp;[.AJ7]&amp;&quot;,&quot;&amp;[.AK15]&amp;[.AJ8]&amp;&quot;,&quot;&amp;[.AK15]&amp;[.AJ9]&amp;&quot;,&quot;&amp;[.AK15]&amp;[.AJ10]&amp;&quot;,&quot;&amp;[.AK15]&amp;[.AJ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  <table:covered-table-cell table:style-name="ce248"/>
          <table:table-cell table:style-name="ce117" table:formula="of:=IF([.BS13]&gt;0 ;    IF([.BR15]=&quot;BASIC&quot;    ;       &quot;SYMBOL &quot;&amp;[.BS13]&amp;&quot;,&quot;&amp;SUBSTITUTE([.CA15]&amp;[.BS4]&amp;&quot;,&quot;&amp;[.CA15]&amp;[.BS5]&amp;&quot;,&quot;&amp;[.CA15]&amp;[.BS6]&amp;&quot;,&quot;&amp;[.CA15]&amp;[.BS7]&amp;&quot;,&quot;&amp;[.CA15]&amp;[.BS8]&amp;&quot;,&quot;&amp;[.CA15]&amp;[.BS9]&amp;&quot;,&quot;&amp;[.CA15]&amp;[.BS10]&amp;&quot;,&quot;&amp;[.CA15]&amp;[.BS11];&quot; &quot;;&quot;&quot;)    ;              &quot;/*&quot;&amp;TEXT([.BS13];&quot;??0&quot;)&amp;&quot;*/ ,&quot;&amp;[.CB15]&amp;[.BS4]&amp;&quot;,&quot;&amp;[.CB15]&amp;[.BS5]&amp;&quot;,&quot;&amp;[.CB15]&amp;[.BS6]&amp;&quot;,&quot;&amp;[.CB15]&amp;[.BS7]&amp;&quot;,&quot;&amp;[.CB15]&amp;[.BS8]&amp;&quot;,&quot;&amp;[.CB15]&amp;[.BS9]&amp;&quot;,&quot;&amp;[.CB15]&amp;[.BS10]&amp;&quot;,&quot;&amp;[.CB15]&amp;[.BS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69" table:formula="of:=IF([.CA13]&gt;0 ;    IF([.BR15]=&quot;BASIC&quot;    ;       &quot;SYMBOL &quot;&amp;[.CA13]&amp;&quot;,&quot;&amp;SUBSTITUTE([.CA15]&amp;[.CA4]&amp;&quot;,&quot;&amp;[.CA15]&amp;[.CA5]&amp;&quot;,&quot;&amp;[.CA15]&amp;[.CA6]&amp;&quot;,&quot;&amp;[.CA15]&amp;[.CA7]&amp;&quot;,&quot;&amp;[.CA15]&amp;[.CA8]&amp;&quot;,&quot;&amp;[.CA15]&amp;[.CA9]&amp;&quot;,&quot;&amp;[.CA15]&amp;[.CA10]&amp;&quot;,&quot;&amp;[.CA15]&amp;[.CA11];&quot; &quot;;&quot;&quot;)    ;              &quot;/*&quot;&amp;TEXT([.CA13];&quot;??0&quot;)&amp;&quot;*/ ,&quot;&amp;[.CB15]&amp;[.CA4]&amp;&quot;,&quot;&amp;[.CB15]&amp;[.CA5]&amp;&quot;,&quot;&amp;[.CB15]&amp;[.CA6]&amp;&quot;,&quot;&amp;[.CB15]&amp;[.CA7]&amp;&quot;,&quot;&amp;[.CB15]&amp;[.CA8]&amp;&quot;,&quot;&amp;[.CB15]&amp;[.CA9]&amp;&quot;,&quot;&amp;[.CB15]&amp;[.CA10]&amp;&quot;,&quot;&amp;[.CB15]&amp;[.CA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19" table:formula="of:=IF([.AC13]&gt;0 ;    IF([.AA15]=&quot;BASIC&quot;    ;       &quot;SYMBOL &quot;&amp;[.AC13]&amp;&quot;,&quot;&amp;SUBSTITUTE([.AJ15]&amp;[.AC4]&amp;&quot;,&quot;&amp;[.AJ15]&amp;[.AC5]&amp;&quot;,&quot;&amp;[.AJ15]&amp;[.AC6]&amp;&quot;,&quot;&amp;[.AJ15]&amp;[.AC7]&amp;&quot;,&quot;&amp;[.AJ15]&amp;[.AC8]&amp;&quot;,&quot;&amp;[.AJ15]&amp;[.AC9]&amp;&quot;,&quot;&amp;[.AJ15]&amp;[.AC10]&amp;&quot;,&quot;&amp;[.AJ15]&amp;[.AC11];&quot; &quot;;&quot;&quot;)    ;              &quot;/*&quot;&amp;TEXT([.AC13];&quot;??0&quot;)&amp;&quot;*/ ,&quot;&amp;[.AK15]&amp;[.AC4]&amp;&quot;,&quot;&amp;[.AK15]&amp;[.AC5]&amp;&quot;,&quot;&amp;[.AK15]&amp;[.AC6]&amp;&quot;,&quot;&amp;[.AK15]&amp;[.AC7]&amp;&quot;,&quot;&amp;[.AK15]&amp;[.AC8]&amp;&quot;,&quot;&amp;[.AK15]&amp;[.AC9]&amp;&quot;,&quot;&amp;[.AK15]&amp;[.AC10]&amp;&quot;,&quot;&amp;[.AK15]&amp;[.AC11]    ) ; &quot; -- &quot; )" office:value-type="string" office:string-value="/*251*/ ,0x00,0x1C,0x00,0x00,0x00,0x00,0x00,0x00" calcext:value-type="string" table:number-columns-spanned="29" table:number-rows-spanned="1">
            <text:p>/*251*/ ,0x00,0x1C,0x00,0x00,0x00,0x00,0x00,0x00</text:p>
          </table:table-cell>
          <table:covered-table-cell table:number-columns-repeated="28" table:style-name="ce147"/>
          <table:table-cell table:style-name="ce170" table:formula="of:=IF([.AK13]&gt;0 ;    IF([.AA15]=&quot;BASIC&quot;    ;       &quot;SYMBOL &quot;&amp;[.AK13]&amp;&quot;,&quot;&amp;SUBSTITUTE([.AJ15]&amp;[.AK4]&amp;&quot;,&quot;&amp;[.AJ15]&amp;[.AK5]&amp;&quot;,&quot;&amp;[.AJ15]&amp;[.AK6]&amp;&quot;,&quot;&amp;[.AJ15]&amp;[.AK7]&amp;&quot;,&quot;&amp;[.AJ15]&amp;[.AK8]&amp;&quot;,&quot;&amp;[.AJ15]&amp;[.AK9]&amp;&quot;,&quot;&amp;[.AJ15]&amp;[.AK10]&amp;&quot;,&quot;&amp;[.AJ15]&amp;[.AK11];&quot; &quot;;&quot;&quot;)    ;              &quot;/*&quot;&amp;TEXT([.AK13];&quot;??0&quot;)&amp;&quot;*/ ,&quot;&amp;[.AK15]&amp;[.AK4]&amp;&quot;,&quot;&amp;[.AK15]&amp;[.AK5]&amp;&quot;,&quot;&amp;[.AK15]&amp;[.AK6]&amp;&quot;,&quot;&amp;[.AK15]&amp;[.AK7]&amp;&quot;,&quot;&amp;[.AK15]&amp;[.AK8]&amp;&quot;,&quot;&amp;[.AK15]&amp;[.AK9]&amp;&quot;,&quot;&amp;[.AK15]&amp;[.AK10]&amp;&quot;,&quot;&amp;[.AK15]&amp;[.AK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  <table:covered-table-cell table:style-name="ce248"/>
          <table:table-cell table:style-name="ce119" table:formula="of:=IF([.BT13]&gt;0 ;    IF([.BR15]=&quot;BASIC&quot;    ;       &quot;SYMBOL &quot;&amp;[.BT13]&amp;&quot;,&quot;&amp;SUBSTITUTE([.CA15]&amp;[.BT4]&amp;&quot;,&quot;&amp;[.CA15]&amp;[.BT5]&amp;&quot;,&quot;&amp;[.CA15]&amp;[.BT6]&amp;&quot;,&quot;&amp;[.CA15]&amp;[.BT7]&amp;&quot;,&quot;&amp;[.CA15]&amp;[.BT8]&amp;&quot;,&quot;&amp;[.CA15]&amp;[.BT9]&amp;&quot;,&quot;&amp;[.CA15]&amp;[.BT10]&amp;&quot;,&quot;&amp;[.CA15]&amp;[.BT11];&quot; &quot;;&quot;&quot;)    ;              &quot;/*&quot;&amp;TEXT([.BT13];&quot;??0&quot;)&amp;&quot;*/ ,&quot;&amp;[.CB15]&amp;[.BT4]&amp;&quot;,&quot;&amp;[.CB15]&amp;[.BT5]&amp;&quot;,&quot;&amp;[.CB15]&amp;[.BT6]&amp;&quot;,&quot;&amp;[.CB15]&amp;[.BT7]&amp;&quot;,&quot;&amp;[.CB15]&amp;[.BT8]&amp;&quot;,&quot;&amp;[.CB15]&amp;[.BT9]&amp;&quot;,&quot;&amp;[.CB15]&amp;[.BT10]&amp;&quot;,&quot;&amp;[.CB15]&amp;[.BT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0" table:formula="of:=IF([.CB13]&gt;0 ;    IF([.BR15]=&quot;BASIC&quot;    ;       &quot;SYMBOL &quot;&amp;[.CB13]&amp;&quot;,&quot;&amp;SUBSTITUTE([.CA15]&amp;[.CB4]&amp;&quot;,&quot;&amp;[.CA15]&amp;[.CB5]&amp;&quot;,&quot;&amp;[.CA15]&amp;[.CB6]&amp;&quot;,&quot;&amp;[.CA15]&amp;[.CB7]&amp;&quot;,&quot;&amp;[.CA15]&amp;[.CB8]&amp;&quot;,&quot;&amp;[.CA15]&amp;[.CB9]&amp;&quot;,&quot;&amp;[.CA15]&amp;[.CB10]&amp;&quot;,&quot;&amp;[.CA15]&amp;[.CB11];&quot; &quot;;&quot;&quot;)    ;              &quot;/*&quot;&amp;TEXT([.CB13];&quot;??0&quot;)&amp;&quot;*/ ,&quot;&amp;[.CB15]&amp;[.CB4]&amp;&quot;,&quot;&amp;[.CB15]&amp;[.CB5]&amp;&quot;,&quot;&amp;[.CB15]&amp;[.CB6]&amp;&quot;,&quot;&amp;[.CB15]&amp;[.CB7]&amp;&quot;,&quot;&amp;[.CB15]&amp;[.CB8]&amp;&quot;,&quot;&amp;[.CB15]&amp;[.CB9]&amp;&quot;,&quot;&amp;[.CB15]&amp;[.CB10]&amp;&quot;,&quot;&amp;[.CB15]&amp;[.CB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20" table:formula="of:=IF([.AD13]&gt;0 ;    IF([.AA15]=&quot;BASIC&quot;    ;       &quot;SYMBOL &quot;&amp;[.AD13]&amp;&quot;,&quot;&amp;SUBSTITUTE([.AJ15]&amp;[.AD4]&amp;&quot;,&quot;&amp;[.AJ15]&amp;[.AD5]&amp;&quot;,&quot;&amp;[.AJ15]&amp;[.AD6]&amp;&quot;,&quot;&amp;[.AJ15]&amp;[.AD7]&amp;&quot;,&quot;&amp;[.AJ15]&amp;[.AD8]&amp;&quot;,&quot;&amp;[.AJ15]&amp;[.AD9]&amp;&quot;,&quot;&amp;[.AJ15]&amp;[.AD10]&amp;&quot;,&quot;&amp;[.AJ15]&amp;[.AD11];&quot; &quot;;&quot;&quot;)    ;              &quot;/*&quot;&amp;TEXT([.AD13];&quot;??0&quot;)&amp;&quot;*/ ,&quot;&amp;[.AK15]&amp;[.AD4]&amp;&quot;,&quot;&amp;[.AK15]&amp;[.AD5]&amp;&quot;,&quot;&amp;[.AK15]&amp;[.AD6]&amp;&quot;,&quot;&amp;[.AK15]&amp;[.AD7]&amp;&quot;,&quot;&amp;[.AK15]&amp;[.AD8]&amp;&quot;,&quot;&amp;[.AK15]&amp;[.AD9]&amp;&quot;,&quot;&amp;[.AK15]&amp;[.AD10]&amp;&quot;,&quot;&amp;[.AK15]&amp;[.AD11]    ) ; &quot; -- &quot; )" office:value-type="string" office:string-value="/*252*/ ,0x3E,0x22,0xE2,0x7E,0x2A,0xFF,0x81,0xFF" calcext:value-type="string" table:number-columns-spanned="29" table:number-rows-spanned="1">
            <text:p>/*252*/ ,0x3E,0x22,0xE2,0x7E,0x2A,0xFF,0x81,0xFF</text:p>
          </table:table-cell>
          <table:covered-table-cell table:number-columns-repeated="28" table:style-name="ce147"/>
          <table:table-cell table:style-name="ce171" table:formula="of:=IF([.AL13]&gt;0 ;    IF([.AA15]=&quot;BASIC&quot;    ;       &quot;SYMBOL &quot;&amp;[.AL13]&amp;&quot;,&quot;&amp;SUBSTITUTE([.AJ15]&amp;[.AL4]&amp;&quot;,&quot;&amp;[.AJ15]&amp;[.AL5]&amp;&quot;,&quot;&amp;[.AJ15]&amp;[.AL6]&amp;&quot;,&quot;&amp;[.AJ15]&amp;[.AL7]&amp;&quot;,&quot;&amp;[.AJ15]&amp;[.AL8]&amp;&quot;,&quot;&amp;[.AJ15]&amp;[.AL9]&amp;&quot;,&quot;&amp;[.AJ15]&amp;[.AL10]&amp;&quot;,&quot;&amp;[.AJ15]&amp;[.AL11];&quot; &quot;;&quot;&quot;)    ;              &quot;/*&quot;&amp;TEXT([.AL13];&quot;??0&quot;)&amp;&quot;*/ ,&quot;&amp;[.AK15]&amp;[.AL4]&amp;&quot;,&quot;&amp;[.AK15]&amp;[.AL5]&amp;&quot;,&quot;&amp;[.AK15]&amp;[.AL6]&amp;&quot;,&quot;&amp;[.AK15]&amp;[.AL7]&amp;&quot;,&quot;&amp;[.AK15]&amp;[.AL8]&amp;&quot;,&quot;&amp;[.AK15]&amp;[.AL9]&amp;&quot;,&quot;&amp;[.AK15]&amp;[.AL10]&amp;&quot;,&quot;&amp;[.AK15]&amp;[.AL11]    ) ; &quot; -- &quot; )" office:value-type="string" office:string-value="/*254*/ ,0x00,0x00,0x00,0x00,0x00,0x00,0x54,0x00" calcext:value-type="string" table:number-columns-spanned="12" table:number-rows-spanned="1">
            <text:p>/*254*/ ,0x00,0x00,0x00,0x00,0x00,0x00,0x54,0x00</text:p>
          </table:table-cell>
          <table:covered-table-cell table:number-columns-repeated="11" table:style-name="ce147"/>
          <table:covered-table-cell/>
          <table:covered-table-cell table:style-name="ce248"/>
          <table:table-cell table:style-name="ce120" table:formula="of:=IF([.BU13]&gt;0 ;    IF([.BR15]=&quot;BASIC&quot;    ;       &quot;SYMBOL &quot;&amp;[.BU13]&amp;&quot;,&quot;&amp;SUBSTITUTE([.CA15]&amp;[.BU4]&amp;&quot;,&quot;&amp;[.CA15]&amp;[.BU5]&amp;&quot;,&quot;&amp;[.CA15]&amp;[.BU6]&amp;&quot;,&quot;&amp;[.CA15]&amp;[.BU7]&amp;&quot;,&quot;&amp;[.CA15]&amp;[.BU8]&amp;&quot;,&quot;&amp;[.CA15]&amp;[.BU9]&amp;&quot;,&quot;&amp;[.CA15]&amp;[.BU10]&amp;&quot;,&quot;&amp;[.CA15]&amp;[.BU11];&quot; &quot;;&quot;&quot;)    ;              &quot;/*&quot;&amp;TEXT([.BU13];&quot;??0&quot;)&amp;&quot;*/ ,&quot;&amp;[.CB15]&amp;[.BU4]&amp;&quot;,&quot;&amp;[.CB15]&amp;[.BU5]&amp;&quot;,&quot;&amp;[.CB15]&amp;[.BU6]&amp;&quot;,&quot;&amp;[.CB15]&amp;[.BU7]&amp;&quot;,&quot;&amp;[.CB15]&amp;[.BU8]&amp;&quot;,&quot;&amp;[.CB15]&amp;[.BU9]&amp;&quot;,&quot;&amp;[.CB15]&amp;[.BU10]&amp;&quot;,&quot;&amp;[.CB15]&amp;[.BU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1" table:formula="of:=IF([.CC13]&gt;0 ;    IF([.BR15]=&quot;BASIC&quot;    ;       &quot;SYMBOL &quot;&amp;[.CC13]&amp;&quot;,&quot;&amp;SUBSTITUTE([.CA15]&amp;[.CC4]&amp;&quot;,&quot;&amp;[.CA15]&amp;[.CC5]&amp;&quot;,&quot;&amp;[.CA15]&amp;[.CC6]&amp;&quot;,&quot;&amp;[.CA15]&amp;[.CC7]&amp;&quot;,&quot;&amp;[.CA15]&amp;[.CC8]&amp;&quot;,&quot;&amp;[.CA15]&amp;[.CC9]&amp;&quot;,&quot;&amp;[.CA15]&amp;[.CC10]&amp;&quot;,&quot;&amp;[.CA15]&amp;[.CC11];&quot; &quot;;&quot;&quot;)    ;              &quot;/*&quot;&amp;TEXT([.CC13];&quot;??0&quot;)&amp;&quot;*/ ,&quot;&amp;[.CB15]&amp;[.CC4]&amp;&quot;,&quot;&amp;[.CB15]&amp;[.CC5]&amp;&quot;,&quot;&amp;[.CB15]&amp;[.CC6]&amp;&quot;,&quot;&amp;[.CB15]&amp;[.CC7]&amp;&quot;,&quot;&amp;[.CB15]&amp;[.CC8]&amp;&quot;,&quot;&amp;[.CB15]&amp;[.CC9]&amp;&quot;,&quot;&amp;[.CB15]&amp;[.CC10]&amp;&quot;,&quot;&amp;[.CB15]&amp;[.CC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1" table:formula="of:=IF([.AE13]&gt;0 ;    IF([.AA15]=&quot;BASIC&quot;    ;       &quot;SYMBOL &quot;&amp;[.AE13]&amp;&quot;,&quot;&amp;SUBSTITUTE([.AJ15]&amp;[.AE4]&amp;&quot;,&quot;&amp;[.AJ15]&amp;[.AE5]&amp;&quot;,&quot;&amp;[.AJ15]&amp;[.AE6]&amp;&quot;,&quot;&amp;[.AJ15]&amp;[.AE7]&amp;&quot;,&quot;&amp;[.AJ15]&amp;[.AE8]&amp;&quot;,&quot;&amp;[.AJ15]&amp;[.AE9]&amp;&quot;,&quot;&amp;[.AJ15]&amp;[.AE10]&amp;&quot;,&quot;&amp;[.AJ15]&amp;[.AE11];&quot; &quot;;&quot;&quot;)    ;              &quot;/*&quot;&amp;TEXT([.AE13];&quot;??0&quot;)&amp;&quot;*/ ,&quot;&amp;[.AK15]&amp;[.AE4]&amp;&quot;,&quot;&amp;[.AK15]&amp;[.AE5]&amp;&quot;,&quot;&amp;[.AK15]&amp;[.AE6]&amp;&quot;,&quot;&amp;[.AK15]&amp;[.AE7]&amp;&quot;,&quot;&amp;[.AK15]&amp;[.AE8]&amp;&quot;,&quot;&amp;[.AK15]&amp;[.AE9]&amp;&quot;,&quot;&amp;[.AK15]&amp;[.AE10]&amp;&quot;,&quot;&amp;[.AK15]&amp;[.AE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3" table:formula="of:=IF([.AM13]&gt;0 ;    IF([.AA15]=&quot;BASIC&quot;    ;       &quot;SYMBOL &quot;&amp;[.AM13]&amp;&quot;,&quot;&amp;SUBSTITUTE([.AJ15]&amp;[.AM4]&amp;&quot;,&quot;&amp;[.AJ15]&amp;[.AM5]&amp;&quot;,&quot;&amp;[.AJ15]&amp;[.AM6]&amp;&quot;,&quot;&amp;[.AJ15]&amp;[.AM7]&amp;&quot;,&quot;&amp;[.AJ15]&amp;[.AM8]&amp;&quot;,&quot;&amp;[.AJ15]&amp;[.AM9]&amp;&quot;,&quot;&amp;[.AJ15]&amp;[.AM10]&amp;&quot;,&quot;&amp;[.AJ15]&amp;[.AM11];&quot; &quot;;&quot;&quot;)    ;              &quot;/*&quot;&amp;TEXT([.AM13];&quot;??0&quot;)&amp;&quot;*/ ,&quot;&amp;[.AK15]&amp;[.AM4]&amp;&quot;,&quot;&amp;[.AK15]&amp;[.AM5]&amp;&quot;,&quot;&amp;[.AK15]&amp;[.AM6]&amp;&quot;,&quot;&amp;[.AK15]&amp;[.AM7]&amp;&quot;,&quot;&amp;[.AK15]&amp;[.AM8]&amp;&quot;,&quot;&amp;[.AK15]&amp;[.AM9]&amp;&quot;,&quot;&amp;[.AK15]&amp;[.AM10]&amp;&quot;,&quot;&amp;[.AK15]&amp;[.AM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  <table:covered-table-cell table:style-name="ce248"/>
          <table:table-cell table:style-name="ce141" table:formula="of:=IF([.BV13]&gt;0 ;    IF([.BR15]=&quot;BASIC&quot;    ;       &quot;SYMBOL &quot;&amp;[.BV13]&amp;&quot;,&quot;&amp;SUBSTITUTE([.CA15]&amp;[.BV4]&amp;&quot;,&quot;&amp;[.CA15]&amp;[.BV5]&amp;&quot;,&quot;&amp;[.CA15]&amp;[.BV6]&amp;&quot;,&quot;&amp;[.CA15]&amp;[.BV7]&amp;&quot;,&quot;&amp;[.CA15]&amp;[.BV8]&amp;&quot;,&quot;&amp;[.CA15]&amp;[.BV9]&amp;&quot;,&quot;&amp;[.CA15]&amp;[.BV10]&amp;&quot;,&quot;&amp;[.CA15]&amp;[.BV11];&quot; &quot;;&quot;&quot;)    ;              &quot;/*&quot;&amp;TEXT([.BV13];&quot;??0&quot;)&amp;&quot;*/ ,&quot;&amp;[.CB15]&amp;[.BV4]&amp;&quot;,&quot;&amp;[.CB15]&amp;[.BV5]&amp;&quot;,&quot;&amp;[.CB15]&amp;[.BV6]&amp;&quot;,&quot;&amp;[.CB15]&amp;[.BV7]&amp;&quot;,&quot;&amp;[.CB15]&amp;[.BV8]&amp;&quot;,&quot;&amp;[.CB15]&amp;[.BV9]&amp;&quot;,&quot;&amp;[.CB15]&amp;[.BV10]&amp;&quot;,&quot;&amp;[.CB15]&amp;[.BV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3" table:formula="of:=IF([.CD13]&gt;0 ;    IF([.BR15]=&quot;BASIC&quot;    ;       &quot;SYMBOL &quot;&amp;[.CD13]&amp;&quot;,&quot;&amp;SUBSTITUTE([.CA15]&amp;[.CD4]&amp;&quot;,&quot;&amp;[.CA15]&amp;[.CD5]&amp;&quot;,&quot;&amp;[.CA15]&amp;[.CD6]&amp;&quot;,&quot;&amp;[.CA15]&amp;[.CD7]&amp;&quot;,&quot;&amp;[.CA15]&amp;[.CD8]&amp;&quot;,&quot;&amp;[.CA15]&amp;[.CD9]&amp;&quot;,&quot;&amp;[.CA15]&amp;[.CD10]&amp;&quot;,&quot;&amp;[.CA15]&amp;[.CD11];&quot; &quot;;&quot;&quot;)    ;              &quot;/*&quot;&amp;TEXT([.CD13];&quot;??0&quot;)&amp;&quot;*/ ,&quot;&amp;[.CB15]&amp;[.CD4]&amp;&quot;,&quot;&amp;[.CB15]&amp;[.CD5]&amp;&quot;,&quot;&amp;[.CB15]&amp;[.CD6]&amp;&quot;,&quot;&amp;[.CB15]&amp;[.CD7]&amp;&quot;,&quot;&amp;[.CB15]&amp;[.CD8]&amp;&quot;,&quot;&amp;[.CB15]&amp;[.CD9]&amp;&quot;,&quot;&amp;[.CB15]&amp;[.CD10]&amp;&quot;,&quot;&amp;[.CB15]&amp;[.CD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2" table:formula="of:=IF([.AF13]&gt;0 ;    IF([.AA15]=&quot;BASIC&quot;    ;       &quot;SYMBOL &quot;&amp;[.AF13]&amp;&quot;,&quot;&amp;SUBSTITUTE([.AJ15]&amp;[.AF4]&amp;&quot;,&quot;&amp;[.AJ15]&amp;[.AF5]&amp;&quot;,&quot;&amp;[.AJ15]&amp;[.AF6]&amp;&quot;,&quot;&amp;[.AJ15]&amp;[.AF7]&amp;&quot;,&quot;&amp;[.AJ15]&amp;[.AF8]&amp;&quot;,&quot;&amp;[.AJ15]&amp;[.AF9]&amp;&quot;,&quot;&amp;[.AJ15]&amp;[.AF10]&amp;&quot;,&quot;&amp;[.AJ15]&amp;[.AF11];&quot; &quot;;&quot;&quot;)    ;              &quot;/*&quot;&amp;TEXT([.AF13];&quot;??0&quot;)&amp;&quot;*/ ,&quot;&amp;[.AK15]&amp;[.AF4]&amp;&quot;,&quot;&amp;[.AK15]&amp;[.AF5]&amp;&quot;,&quot;&amp;[.AK15]&amp;[.AF6]&amp;&quot;,&quot;&amp;[.AK15]&amp;[.AF7]&amp;&quot;,&quot;&amp;[.AK15]&amp;[.AF8]&amp;&quot;,&quot;&amp;[.AK15]&amp;[.AF9]&amp;&quot;,&quot;&amp;[.AK15]&amp;[.AF10]&amp;&quot;,&quot;&amp;[.AK15]&amp;[.AF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4" table:formula="of:=IF([.AN13]&gt;0 ;    IF([.AA15]=&quot;BASIC&quot;    ;       &quot;SYMBOL &quot;&amp;[.AN13]&amp;&quot;,&quot;&amp;SUBSTITUTE([.AJ15]&amp;[.AN4]&amp;&quot;,&quot;&amp;[.AJ15]&amp;[.AN5]&amp;&quot;,&quot;&amp;[.AJ15]&amp;[.AN6]&amp;&quot;,&quot;&amp;[.AJ15]&amp;[.AN7]&amp;&quot;,&quot;&amp;[.AJ15]&amp;[.AN8]&amp;&quot;,&quot;&amp;[.AJ15]&amp;[.AN9]&amp;&quot;,&quot;&amp;[.AJ15]&amp;[.AN10]&amp;&quot;,&quot;&amp;[.AJ15]&amp;[.AN11];&quot; &quot;;&quot;&quot;)    ;              &quot;/*&quot;&amp;TEXT([.AN13];&quot;??0&quot;)&amp;&quot;*/ ,&quot;&amp;[.AK15]&amp;[.AN4]&amp;&quot;,&quot;&amp;[.AK15]&amp;[.AN5]&amp;&quot;,&quot;&amp;[.AK15]&amp;[.AN6]&amp;&quot;,&quot;&amp;[.AK15]&amp;[.AN7]&amp;&quot;,&quot;&amp;[.AK15]&amp;[.AN8]&amp;&quot;,&quot;&amp;[.AK15]&amp;[.AN9]&amp;&quot;,&quot;&amp;[.AK15]&amp;[.AN10]&amp;&quot;,&quot;&amp;[.AK15]&amp;[.AN11]    ) ; &quot; -- &quot; )" office:value-type="string" office:string-value="/*255*/ ,0x00,0x00,0x00,0x00,0x00,0x00,0x2A,0x00" calcext:value-type="string" table:number-columns-spanned="12" table:number-rows-spanned="1">
            <text:p>/*255*/ ,0x00,0x00,0x00,0x00,0x00,0x00,0x2A,0x00</text:p>
          </table:table-cell>
          <table:covered-table-cell table:number-columns-repeated="11" table:style-name="ce147"/>
          <table:covered-table-cell/>
          <table:covered-table-cell table:style-name="ce248"/>
          <table:table-cell table:style-name="ce142" table:formula="of:=IF([.BW13]&gt;0 ;    IF([.BR15]=&quot;BASIC&quot;    ;       &quot;SYMBOL &quot;&amp;[.BW13]&amp;&quot;,&quot;&amp;SUBSTITUTE([.CA15]&amp;[.BW4]&amp;&quot;,&quot;&amp;[.CA15]&amp;[.BW5]&amp;&quot;,&quot;&amp;[.CA15]&amp;[.BW6]&amp;&quot;,&quot;&amp;[.CA15]&amp;[.BW7]&amp;&quot;,&quot;&amp;[.CA15]&amp;[.BW8]&amp;&quot;,&quot;&amp;[.CA15]&amp;[.BW9]&amp;&quot;,&quot;&amp;[.CA15]&amp;[.BW10]&amp;&quot;,&quot;&amp;[.CA15]&amp;[.BW11];&quot; &quot;;&quot;&quot;)    ;              &quot;/*&quot;&amp;TEXT([.BW13];&quot;??0&quot;)&amp;&quot;*/ ,&quot;&amp;[.CB15]&amp;[.BW4]&amp;&quot;,&quot;&amp;[.CB15]&amp;[.BW5]&amp;&quot;,&quot;&amp;[.CB15]&amp;[.BW6]&amp;&quot;,&quot;&amp;[.CB15]&amp;[.BW7]&amp;&quot;,&quot;&amp;[.CB15]&amp;[.BW8]&amp;&quot;,&quot;&amp;[.CB15]&amp;[.BW9]&amp;&quot;,&quot;&amp;[.CB15]&amp;[.BW10]&amp;&quot;,&quot;&amp;[.CB15]&amp;[.BW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4" table:formula="of:=IF([.CE13]&gt;0 ;    IF([.BR15]=&quot;BASIC&quot;    ;       &quot;SYMBOL &quot;&amp;[.CE13]&amp;&quot;,&quot;&amp;SUBSTITUTE([.CA15]&amp;[.CE4]&amp;&quot;,&quot;&amp;[.CA15]&amp;[.CE5]&amp;&quot;,&quot;&amp;[.CA15]&amp;[.CE6]&amp;&quot;,&quot;&amp;[.CA15]&amp;[.CE7]&amp;&quot;,&quot;&amp;[.CA15]&amp;[.CE8]&amp;&quot;,&quot;&amp;[.CA15]&amp;[.CE9]&amp;&quot;,&quot;&amp;[.CA15]&amp;[.CE10]&amp;&quot;,&quot;&amp;[.CA15]&amp;[.CE11];&quot; &quot;;&quot;&quot;)    ;              &quot;/*&quot;&amp;TEXT([.CE13];&quot;??0&quot;)&amp;&quot;*/ ,&quot;&amp;[.CB15]&amp;[.CE4]&amp;&quot;,&quot;&amp;[.CB15]&amp;[.CE5]&amp;&quot;,&quot;&amp;[.CB15]&amp;[.CE6]&amp;&quot;,&quot;&amp;[.CB15]&amp;[.CE7]&amp;&quot;,&quot;&amp;[.CB15]&amp;[.CE8]&amp;&quot;,&quot;&amp;[.CB15]&amp;[.CE9]&amp;&quot;,&quot;&amp;[.CB15]&amp;[.CE10]&amp;&quot;,&quot;&amp;[.CB15]&amp;[.CE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3" table:formula="of:=IF([.AG13]&gt;0 ;    IF([.AA15]=&quot;BASIC&quot;    ;       &quot;SYMBOL &quot;&amp;[.AG13]&amp;&quot;,&quot;&amp;SUBSTITUTE([.AJ15]&amp;[.AG4]&amp;&quot;,&quot;&amp;[.AJ15]&amp;[.AG5]&amp;&quot;,&quot;&amp;[.AJ15]&amp;[.AG6]&amp;&quot;,&quot;&amp;[.AJ15]&amp;[.AG7]&amp;&quot;,&quot;&amp;[.AJ15]&amp;[.AG8]&amp;&quot;,&quot;&amp;[.AJ15]&amp;[.AG9]&amp;&quot;,&quot;&amp;[.AJ15]&amp;[.AG10]&amp;&quot;,&quot;&amp;[.AJ15]&amp;[.AG11];&quot; &quot;;&quot;&quot;)    ;              &quot;/*&quot;&amp;TEXT([.AG13];&quot;??0&quot;)&amp;&quot;*/ ,&quot;&amp;[.AK15]&amp;[.AG4]&amp;&quot;,&quot;&amp;[.AK15]&amp;[.AG5]&amp;&quot;,&quot;&amp;[.AK15]&amp;[.AG6]&amp;&quot;,&quot;&amp;[.AK15]&amp;[.AG7]&amp;&quot;,&quot;&amp;[.AK15]&amp;[.AG8]&amp;&quot;,&quot;&amp;[.AK15]&amp;[.AG9]&amp;&quot;,&quot;&amp;[.AK15]&amp;[.AG10]&amp;&quot;,&quot;&amp;[.AK15]&amp;[.AG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5" table:formula="of:=IF([.AO13]&gt;0 ;    IF([.AA15]=&quot;BASIC&quot;    ;       &quot;SYMBOL &quot;&amp;[.AO13]&amp;&quot;,&quot;&amp;SUBSTITUTE([.AJ15]&amp;[.AO4]&amp;&quot;,&quot;&amp;[.AJ15]&amp;[.AO5]&amp;&quot;,&quot;&amp;[.AJ15]&amp;[.AO6]&amp;&quot;,&quot;&amp;[.AJ15]&amp;[.AO7]&amp;&quot;,&quot;&amp;[.AJ15]&amp;[.AO8]&amp;&quot;,&quot;&amp;[.AJ15]&amp;[.AO9]&amp;&quot;,&quot;&amp;[.AJ15]&amp;[.AO10]&amp;&quot;,&quot;&amp;[.AJ15]&amp;[.AO11];&quot; &quot;;&quot;&quot;)    ;              &quot;/*&quot;&amp;TEXT([.AO13];&quot;??0&quot;)&amp;&quot;*/ ,&quot;&amp;[.AK15]&amp;[.AO4]&amp;&quot;,&quot;&amp;[.AK15]&amp;[.AO5]&amp;&quot;,&quot;&amp;[.AK15]&amp;[.AO6]&amp;&quot;,&quot;&amp;[.AK15]&amp;[.AO7]&amp;&quot;,&quot;&amp;[.AK15]&amp;[.AO8]&amp;&quot;,&quot;&amp;[.AK15]&amp;[.AO9]&amp;&quot;,&quot;&amp;[.AK15]&amp;[.AO10]&amp;&quot;,&quot;&amp;[.AK15]&amp;[.AO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  <table:covered-table-cell table:style-name="ce248"/>
          <table:table-cell table:style-name="ce143" table:formula="of:=IF([.BX13]&gt;0 ;    IF([.BR15]=&quot;BASIC&quot;    ;       &quot;SYMBOL &quot;&amp;[.BX13]&amp;&quot;,&quot;&amp;SUBSTITUTE([.CA15]&amp;[.BX4]&amp;&quot;,&quot;&amp;[.CA15]&amp;[.BX5]&amp;&quot;,&quot;&amp;[.CA15]&amp;[.BX6]&amp;&quot;,&quot;&amp;[.CA15]&amp;[.BX7]&amp;&quot;,&quot;&amp;[.CA15]&amp;[.BX8]&amp;&quot;,&quot;&amp;[.CA15]&amp;[.BX9]&amp;&quot;,&quot;&amp;[.CA15]&amp;[.BX10]&amp;&quot;,&quot;&amp;[.CA15]&amp;[.BX11];&quot; &quot;;&quot;&quot;)    ;              &quot;/*&quot;&amp;TEXT([.BX13];&quot;??0&quot;)&amp;&quot;*/ ,&quot;&amp;[.CB15]&amp;[.BX4]&amp;&quot;,&quot;&amp;[.CB15]&amp;[.BX5]&amp;&quot;,&quot;&amp;[.CB15]&amp;[.BX6]&amp;&quot;,&quot;&amp;[.CB15]&amp;[.BX7]&amp;&quot;,&quot;&amp;[.CB15]&amp;[.BX8]&amp;&quot;,&quot;&amp;[.CB15]&amp;[.BX9]&amp;&quot;,&quot;&amp;[.CB15]&amp;[.BX10]&amp;&quot;,&quot;&amp;[.CB15]&amp;[.BX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5" table:formula="of:=IF([.CF13]&gt;0 ;    IF([.BR15]=&quot;BASIC&quot;    ;       &quot;SYMBOL &quot;&amp;[.CF13]&amp;&quot;,&quot;&amp;SUBSTITUTE([.CA15]&amp;[.CF4]&amp;&quot;,&quot;&amp;[.CA15]&amp;[.CF5]&amp;&quot;,&quot;&amp;[.CA15]&amp;[.CF6]&amp;&quot;,&quot;&amp;[.CA15]&amp;[.CF7]&amp;&quot;,&quot;&amp;[.CA15]&amp;[.CF8]&amp;&quot;,&quot;&amp;[.CA15]&amp;[.CF9]&amp;&quot;,&quot;&amp;[.CA15]&amp;[.CF10]&amp;&quot;,&quot;&amp;[.CA15]&amp;[.CF11];&quot; &quot;;&quot;&quot;)    ;              &quot;/*&quot;&amp;TEXT([.CF13];&quot;??0&quot;)&amp;&quot;*/ ,&quot;&amp;[.CB15]&amp;[.CF4]&amp;&quot;,&quot;&amp;[.CB15]&amp;[.CF5]&amp;&quot;,&quot;&amp;[.CB15]&amp;[.CF6]&amp;&quot;,&quot;&amp;[.CB15]&amp;[.CF7]&amp;&quot;,&quot;&amp;[.CB15]&amp;[.CF8]&amp;&quot;,&quot;&amp;[.CB15]&amp;[.CF9]&amp;&quot;,&quot;&amp;[.CB15]&amp;[.CF10]&amp;&quot;,&quot;&amp;[.CB15]&amp;[.CF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4" table:formula="of:=IF([.AH13]&gt;0 ;    IF([.AA15]=&quot;BASIC&quot;    ;       &quot;SYMBOL &quot;&amp;[.AH13]&amp;&quot;,&quot;&amp;SUBSTITUTE([.AJ15]&amp;[.AH4]&amp;&quot;,&quot;&amp;[.AJ15]&amp;[.AH5]&amp;&quot;,&quot;&amp;[.AJ15]&amp;[.AH6]&amp;&quot;,&quot;&amp;[.AJ15]&amp;[.AH7]&amp;&quot;,&quot;&amp;[.AJ15]&amp;[.AH8]&amp;&quot;,&quot;&amp;[.AJ15]&amp;[.AH9]&amp;&quot;,&quot;&amp;[.AJ15]&amp;[.AH10]&amp;&quot;,&quot;&amp;[.AJ15]&amp;[.AH11];&quot; &quot;;&quot;&quot;)    ;              &quot;/*&quot;&amp;TEXT([.AH13];&quot;??0&quot;)&amp;&quot;*/ ,&quot;&amp;[.AK15]&amp;[.AH4]&amp;&quot;,&quot;&amp;[.AK15]&amp;[.AH5]&amp;&quot;,&quot;&amp;[.AK15]&amp;[.AH6]&amp;&quot;,&quot;&amp;[.AK15]&amp;[.AH7]&amp;&quot;,&quot;&amp;[.AK15]&amp;[.AH8]&amp;&quot;,&quot;&amp;[.AK15]&amp;[.AH9]&amp;&quot;,&quot;&amp;[.AK15]&amp;[.AH10]&amp;&quot;,&quot;&amp;[.AK15]&amp;[.AH11]    ) ; &quot; -- &quot; )" office:value-type="string" office:string-value="/*253*/ ,0x00,0x00,0x00,0x00,0x14,0x00,0x00,0x00" calcext:value-type="string" table:number-columns-spanned="29" table:number-rows-spanned="1">
            <text:p>/*253*/ ,0x00,0x00,0x00,0x00,0x14,0x00,0x00,0x00</text:p>
          </table:table-cell>
          <table:covered-table-cell table:number-columns-repeated="28" table:style-name="ce147"/>
          <table:table-cell table:style-name="ce177" table:formula="of:=IF([.AP13]&gt;0 ;    IF([.AA15]=&quot;BASIC&quot;    ;       &quot;SYMBOL &quot;&amp;[.AP13]&amp;&quot;,&quot;&amp;SUBSTITUTE([.AJ15]&amp;[.AP4]&amp;&quot;,&quot;&amp;[.AJ15]&amp;[.AP5]&amp;&quot;,&quot;&amp;[.AJ15]&amp;[.AP6]&amp;&quot;,&quot;&amp;[.AJ15]&amp;[.AP7]&amp;&quot;,&quot;&amp;[.AJ15]&amp;[.AP8]&amp;&quot;,&quot;&amp;[.AJ15]&amp;[.AP9]&amp;&quot;,&quot;&amp;[.AJ15]&amp;[.AP10]&amp;&quot;,&quot;&amp;[.AJ15]&amp;[.AP11];&quot; &quot;;&quot;&quot;)    ;              &quot;/*&quot;&amp;TEXT([.AP13];&quot;??0&quot;)&amp;&quot;*/ ,&quot;&amp;[.AK15]&amp;[.AP4]&amp;&quot;,&quot;&amp;[.AK15]&amp;[.AP5]&amp;&quot;,&quot;&amp;[.AK15]&amp;[.AP6]&amp;&quot;,&quot;&amp;[.AK15]&amp;[.AP7]&amp;&quot;,&quot;&amp;[.AK15]&amp;[.AP8]&amp;&quot;,&quot;&amp;[.AK15]&amp;[.AP9]&amp;&quot;,&quot;&amp;[.AK15]&amp;[.AP10]&amp;&quot;,&quot;&amp;[.AK15]&amp;[.AP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  <table:covered-table-cell table:style-name="ce248"/>
          <table:table-cell table:style-name="ce144" table:formula="of:=IF([.BY13]&gt;0 ;    IF([.BR15]=&quot;BASIC&quot;    ;       &quot;SYMBOL &quot;&amp;[.BY13]&amp;&quot;,&quot;&amp;SUBSTITUTE([.CA15]&amp;[.BY4]&amp;&quot;,&quot;&amp;[.CA15]&amp;[.BY5]&amp;&quot;,&quot;&amp;[.CA15]&amp;[.BY6]&amp;&quot;,&quot;&amp;[.CA15]&amp;[.BY7]&amp;&quot;,&quot;&amp;[.CA15]&amp;[.BY8]&amp;&quot;,&quot;&amp;[.CA15]&amp;[.BY9]&amp;&quot;,&quot;&amp;[.CA15]&amp;[.BY10]&amp;&quot;,&quot;&amp;[.CA15]&amp;[.BY11];&quot; &quot;;&quot;&quot;)    ;              &quot;/*&quot;&amp;TEXT([.BY13];&quot;??0&quot;)&amp;&quot;*/ ,&quot;&amp;[.CB15]&amp;[.BY4]&amp;&quot;,&quot;&amp;[.CB15]&amp;[.BY5]&amp;&quot;,&quot;&amp;[.CB15]&amp;[.BY6]&amp;&quot;,&quot;&amp;[.CB15]&amp;[.BY7]&amp;&quot;,&quot;&amp;[.CB15]&amp;[.BY8]&amp;&quot;,&quot;&amp;[.CB15]&amp;[.BY9]&amp;&quot;,&quot;&amp;[.CB15]&amp;[.BY10]&amp;&quot;,&quot;&amp;[.CB15]&amp;[.BY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7" table:formula="of:=IF([.CG13]&gt;0 ;    IF([.BR15]=&quot;BASIC&quot;    ;       &quot;SYMBOL &quot;&amp;[.CG13]&amp;&quot;,&quot;&amp;SUBSTITUTE([.CA15]&amp;[.CG4]&amp;&quot;,&quot;&amp;[.CA15]&amp;[.CG5]&amp;&quot;,&quot;&amp;[.CA15]&amp;[.CG6]&amp;&quot;,&quot;&amp;[.CA15]&amp;[.CG7]&amp;&quot;,&quot;&amp;[.CA15]&amp;[.CG8]&amp;&quot;,&quot;&amp;[.CA15]&amp;[.CG9]&amp;&quot;,&quot;&amp;[.CA15]&amp;[.CG10]&amp;&quot;,&quot;&amp;[.CA15]&amp;[.CG11];&quot; &quot;;&quot;&quot;)    ;              &quot;/*&quot;&amp;TEXT([.CG13];&quot;??0&quot;)&amp;&quot;*/ ,&quot;&amp;[.CB15]&amp;[.CG4]&amp;&quot;,&quot;&amp;[.CB15]&amp;[.CG5]&amp;&quot;,&quot;&amp;[.CB15]&amp;[.CG6]&amp;&quot;,&quot;&amp;[.CB15]&amp;[.CG7]&amp;&quot;,&quot;&amp;[.CB15]&amp;[.CG8]&amp;&quot;,&quot;&amp;[.CB15]&amp;[.CG9]&amp;&quot;,&quot;&amp;[.CB15]&amp;[.CG10]&amp;&quot;,&quot;&amp;[.CB15]&amp;[.CG11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1"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/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4">
            <text:p><text:s/></text:p>
          </table:table-cell>
          <table:table-cell table:style-name="ce1" table:number-columns-spanned="41" table:number-rows-spanned="1"/>
          <table:covered-table-cell table:number-columns-repeated="40" table:style-name="ce23"/>
          <table:table-cell table:style-name="ce1"/>
          <table:table-cell table:style-name="ce1" office:value-type="string" calcext:value-type="string" table:number-columns-spanned="1" table:number-rows-spanned="24">
            <text:p><text:s/></text:p>
          </table:table-cell>
          <table:table-cell table:style-name="ce1" table:number-columns-spanned="41" table:number-rows-spanned="1"/>
          <table:covered-table-cell table:number-columns-repeated="40" table:style-name="ce23"/>
          <table:table-cell table:style-name="ce1"/>
        </table:table-row>
        <table:table-row table:style-name="ro4">
          <table:covered-table-cell/>
          <table:table-cell table:style-name="ce3" office:value-type="string" calcext:value-type="string" table:number-columns-spanned="8" table:number-rows-spanned="2">
            <text:p>8x8 PIXEL MATRIX</text:p>
          </table:table-cell>
          <table:covered-table-cell table:number-columns-repeated="7" table:style-name="Default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1" table:number-columns-spanned="1" table:number-rows-spanned="14"/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8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2" office:value-type="string" calcext:value-type="string">
            <text:p>C</text:p>
          </table:table-cell>
          <table:table-cell table:style-name="ce204" office:value-type="string" calcext:value-type="string">
            <text:p>D</text:p>
          </table:table-cell>
          <table:table-cell table:style-name="ce206" office:value-type="string" calcext:value-type="string">
            <text:p>E</text:p>
          </table:table-cell>
          <table:table-cell table:style-name="ce208" office:value-type="string" calcext:value-type="string">
            <text:p>F</text:p>
          </table:table-cell>
          <table:table-cell table:style-name="ce37"/>
          <table:covered-table-cell/>
          <table:table-cell table:style-name="ce3" office:value-type="string" calcext:value-type="string" table:number-columns-spanned="8" table:number-rows-spanned="2">
            <text:p>8x8 PIXEL MATRIX</text:p>
          </table:table-cell>
          <table:covered-table-cell table:number-columns-repeated="7" table:style-name="Default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1" table:number-columns-spanned="1" table:number-rows-spanned="14"/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8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2" office:value-type="string" calcext:value-type="string">
            <text:p>C</text:p>
          </table:table-cell>
          <table:table-cell table:style-name="ce204" office:value-type="string" calcext:value-type="string">
            <text:p>D</text:p>
          </table:table-cell>
          <table:table-cell table:style-name="ce206" office:value-type="string" calcext:value-type="string">
            <text:p>E</text:p>
          </table:table-cell>
          <table:table-cell table:style-name="ce208" office:value-type="string" calcext:value-type="string">
            <text:p>F</text:p>
          </table:table-cell>
          <table:table-cell table:style-name="ce37"/>
        </table:table-row>
        <table:table-row table:style-name="ro4">
          <table:covered-table-cell/>
          <table:covered-table-cell table:style-name="ce1"/>
          <table:covered-table-cell table:number-columns-repeated="7" table:style-name="ce37"/>
          <table:table-cell table:style-name="ce37" table:number-columns-repeated="16"/>
          <table:covered-table-cell/>
          <table:table-cell table:style-name="ce37" table:number-columns-repeated="17"/>
          <table:covered-table-cell/>
          <table:covered-table-cell table:style-name="ce1"/>
          <table:covered-table-cell table:number-columns-repeated="7" table:style-name="ce37"/>
          <table:table-cell table:style-name="ce37" table:number-columns-repeated="16"/>
          <table:covered-table-cell/>
          <table:table-cell table:style-name="ce37" table:number-columns-repeated="17"/>
        </table:table-row>
        <table:table-row table:style-name="ro4">
          <table:covered-table-cell/>
          <table:table-cell table:number-columns-repeated="8"/>
          <table:table-cell table:formula="of:=128*([.$B29]=[.J$2])+64*([.$C29]=[.J$2])+32*([.$D29]=[.J$2])+16*([.$E29]=[.J$2])+8*([.$F29]=[.J$2])+4*([.$G29]=[.J$2])+2*([.$H29]=[.J$2])+1*([.$I29]=[.J$2])" office:value-type="float" office:value="255" calcext:value-type="float">
            <text:p>255</text:p>
          </table:table-cell>
          <table:table-cell table:formula="of:=128*([.$B29]=[.K$2])+64*([.$C29]=[.K$2])+32*([.$D29]=[.K$2])+16*([.$E29]=[.K$2])+8*([.$F29]=[.K$2])+4*([.$G29]=[.K$2])+2*([.$H29]=[.K$2])+1*([.$I29]=[.K$2])" office:value-type="float" office:value="0" calcext:value-type="float">
            <text:p>0</text:p>
          </table:table-cell>
          <table:table-cell table:formula="of:=128*([.$B29]=[.L$2])+64*([.$C29]=[.L$2])+32*([.$D29]=[.L$2])+16*([.$E29]=[.L$2])+8*([.$F29]=[.L$2])+4*([.$G29]=[.L$2])+2*([.$H29]=[.L$2])+1*([.$I29]=[.L$2])" office:value-type="float" office:value="0" calcext:value-type="float">
            <text:p>0</text:p>
          </table:table-cell>
          <table:table-cell table:formula="of:=128*([.$B29]=[.M$2])+64*([.$C29]=[.M$2])+32*([.$D29]=[.M$2])+16*([.$E29]=[.M$2])+8*([.$F29]=[.M$2])+4*([.$G29]=[.M$2])+2*([.$H29]=[.M$2])+1*([.$I29]=[.M$2])" office:value-type="float" office:value="0" calcext:value-type="float">
            <text:p>0</text:p>
          </table:table-cell>
          <table:table-cell table:formula="of:=128*([.$B29]=[.N$2])+64*([.$C29]=[.N$2])+32*([.$D29]=[.N$2])+16*([.$E29]=[.N$2])+8*([.$F29]=[.N$2])+4*([.$G29]=[.N$2])+2*([.$H29]=[.N$2])+1*([.$I29]=[.N$2])" office:value-type="float" office:value="0" calcext:value-type="float">
            <text:p>0</text:p>
          </table:table-cell>
          <table:table-cell table:formula="of:=128*([.$B29]=[.O$2])+64*([.$C29]=[.O$2])+32*([.$D29]=[.O$2])+16*([.$E29]=[.O$2])+8*([.$F29]=[.O$2])+4*([.$G29]=[.O$2])+2*([.$H29]=[.O$2])+1*([.$I29]=[.O$2])" office:value-type="float" office:value="0" calcext:value-type="float">
            <text:p>0</text:p>
          </table:table-cell>
          <table:table-cell table:formula="of:=128*([.$B29]=[.P$2])+64*([.$C29]=[.P$2])+32*([.$D29]=[.P$2])+16*([.$E29]=[.P$2])+8*([.$F29]=[.P$2])+4*([.$G29]=[.P$2])+2*([.$H29]=[.P$2])+1*([.$I29]=[.P$2])" office:value-type="float" office:value="0" calcext:value-type="float">
            <text:p>0</text:p>
          </table:table-cell>
          <table:table-cell table:formula="of:=128*([.$B29]=[.Q$2])+64*([.$C29]=[.Q$2])+32*([.$D29]=[.Q$2])+16*([.$E29]=[.Q$2])+8*([.$F29]=[.Q$2])+4*([.$G29]=[.Q$2])+2*([.$H29]=[.Q$2])+1*([.$I29]=[.Q$2])" office:value-type="float" office:value="0" calcext:value-type="float">
            <text:p>0</text:p>
          </table:table-cell>
          <table:table-cell table:formula="of:=128*([.$B29]=[.R$2])+64*([.$C29]=[.R$2])+32*([.$D29]=[.R$2])+16*([.$E29]=[.R$2])+8*([.$F29]=[.R$2])+4*([.$G29]=[.R$2])+2*([.$H29]=[.R$2])+1*([.$I29]=[.R$2])" office:value-type="float" office:value="0" calcext:value-type="float">
            <text:p>0</text:p>
          </table:table-cell>
          <table:table-cell table:formula="of:=128*([.$B29]=[.S$2])+64*([.$C29]=[.S$2])+32*([.$D29]=[.S$2])+16*([.$E29]=[.S$2])+8*([.$F29]=[.S$2])+4*([.$G29]=[.S$2])+2*([.$H29]=[.S$2])+1*([.$I29]=[.S$2])" office:value-type="float" office:value="0" calcext:value-type="float">
            <text:p>0</text:p>
          </table:table-cell>
          <table:table-cell table:formula="of:=128*([.$B29]=[.T$2])+64*([.$C29]=[.T$2])+32*([.$D29]=[.T$2])+16*([.$E29]=[.T$2])+8*([.$F29]=[.T$2])+4*([.$G29]=[.T$2])+2*([.$H29]=[.T$2])+1*([.$I29]=[.T$2])" office:value-type="float" office:value="0" calcext:value-type="float">
            <text:p>0</text:p>
          </table:table-cell>
          <table:table-cell table:formula="of:=128*([.$B29]=[.U$2])+64*([.$C29]=[.U$2])+32*([.$D29]=[.U$2])+16*([.$E29]=[.U$2])+8*([.$F29]=[.U$2])+4*([.$G29]=[.U$2])+2*([.$H29]=[.U$2])+1*([.$I29]=[.U$2])" office:value-type="float" office:value="0" calcext:value-type="float">
            <text:p>0</text:p>
          </table:table-cell>
          <table:table-cell table:formula="of:=128*([.$B29]=[.V$2])+64*([.$C29]=[.V$2])+32*([.$D29]=[.V$2])+16*([.$E29]=[.V$2])+8*([.$F29]=[.V$2])+4*([.$G29]=[.V$2])+2*([.$H29]=[.V$2])+1*([.$I29]=[.V$2])" office:value-type="float" office:value="0" calcext:value-type="float">
            <text:p>0</text:p>
          </table:table-cell>
          <table:table-cell table:formula="of:=128*([.$B29]=[.W$2])+64*([.$C29]=[.W$2])+32*([.$D29]=[.W$2])+16*([.$E29]=[.W$2])+8*([.$F29]=[.W$2])+4*([.$G29]=[.W$2])+2*([.$H29]=[.W$2])+1*([.$I29]=[.W$2])" office:value-type="float" office:value="0" calcext:value-type="float">
            <text:p>0</text:p>
          </table:table-cell>
          <table:table-cell table:formula="of:=128*([.$B29]=[.X$2])+64*([.$C29]=[.X$2])+32*([.$D29]=[.X$2])+16*([.$E29]=[.X$2])+8*([.$F29]=[.X$2])+4*([.$G29]=[.X$2])+2*([.$H29]=[.X$2])+1*([.$I29]=[.X$2])" office:value-type="float" office:value="0" calcext:value-type="float">
            <text:p>0</text:p>
          </table:table-cell>
          <table:table-cell table:formula="of:=128*([.$B29]=[.Y$2])+64*([.$C29]=[.Y$2])+32*([.$D29]=[.Y$2])+16*([.$E29]=[.Y$2])+8*([.$F29]=[.Y$2])+4*([.$G29]=[.Y$2])+2*([.$H29]=[.Y$2])+1*([.$I29]=[.Y$2])" office:value-type="float" office:value="0" calcext:value-type="float">
            <text:p>0</text:p>
          </table:table-cell>
          <table:covered-table-cell/>
          <table:table-cell table:formula="of:=IF([.$AF$15]=&quot;DEC&quot;;TEXT([.J29];&quot;??0&quot;);DEC2HEX([.J29];2))" office:value-type="string" office:string-value="FF" calcext:value-type="string">
            <text:p>FF</text:p>
          </table:table-cell>
          <table:table-cell table:formula="of:=IF([.$AF$15]=&quot;DEC&quot;;TEXT([.K29];&quot;??0&quot;);DEC2HEX([.K29];2))" office:value-type="string" office:string-value="00" calcext:value-type="string">
            <text:p>00</text:p>
          </table:table-cell>
          <table:table-cell table:formula="of:=IF([.$AF$15]=&quot;DEC&quot;;TEXT([.L29];&quot;??0&quot;);DEC2HEX([.L29];2))" office:value-type="string" office:string-value="00" calcext:value-type="string">
            <text:p>00</text:p>
          </table:table-cell>
          <table:table-cell table:formula="of:=IF([.$AF$15]=&quot;DEC&quot;;TEXT([.M29];&quot;??0&quot;);DEC2HEX([.M29];2))" office:value-type="string" office:string-value="00" calcext:value-type="string">
            <text:p>00</text:p>
          </table:table-cell>
          <table:table-cell table:formula="of:=IF([.$AF$15]=&quot;DEC&quot;;TEXT([.N29];&quot;??0&quot;);DEC2HEX([.N29];2))" office:value-type="string" office:string-value="00" calcext:value-type="string">
            <text:p>00</text:p>
          </table:table-cell>
          <table:table-cell table:formula="of:=IF([.$AF$15]=&quot;DEC&quot;;TEXT([.O29];&quot;??0&quot;);DEC2HEX([.O29];2))" office:value-type="string" office:string-value="00" calcext:value-type="string">
            <text:p>00</text:p>
          </table:table-cell>
          <table:table-cell table:formula="of:=IF([.$AF$15]=&quot;DEC&quot;;TEXT([.P29];&quot;??0&quot;);DEC2HEX([.P29];2))" office:value-type="string" office:string-value="00" calcext:value-type="string">
            <text:p>00</text:p>
          </table:table-cell>
          <table:table-cell table:formula="of:=IF([.$AF$15]=&quot;DEC&quot;;TEXT([.Q29];&quot;??0&quot;);DEC2HEX([.Q29];2))" office:value-type="string" office:string-value="00" calcext:value-type="string">
            <text:p>00</text:p>
          </table:table-cell>
          <table:table-cell table:formula="of:=IF([.$AF$15]=&quot;DEC&quot;;TEXT([.R29];&quot;??0&quot;);DEC2HEX([.R29];2))" office:value-type="string" office:string-value="00" calcext:value-type="string">
            <text:p>00</text:p>
          </table:table-cell>
          <table:table-cell table:formula="of:=IF([.$AF$15]=&quot;DEC&quot;;TEXT([.S29];&quot;??0&quot;);DEC2HEX([.S29];2))" office:value-type="string" office:string-value="00" calcext:value-type="string">
            <text:p>00</text:p>
          </table:table-cell>
          <table:table-cell table:formula="of:=IF([.$AF$15]=&quot;DEC&quot;;TEXT([.T29];&quot;??0&quot;);DEC2HEX([.T29];2))" office:value-type="string" office:string-value="00" calcext:value-type="string">
            <text:p>00</text:p>
          </table:table-cell>
          <table:table-cell table:formula="of:=IF([.$AF$15]=&quot;DEC&quot;;TEXT([.U29];&quot;??0&quot;);DEC2HEX([.U29];2))" office:value-type="string" office:string-value="00" calcext:value-type="string">
            <text:p>00</text:p>
          </table:table-cell>
          <table:table-cell table:formula="of:=IF([.$AF$15]=&quot;DEC&quot;;TEXT([.V29];&quot;??0&quot;);DEC2HEX([.V29];2))" office:value-type="string" office:string-value="00" calcext:value-type="string">
            <text:p>00</text:p>
          </table:table-cell>
          <table:table-cell table:formula="of:=IF([.$AF$15]=&quot;DEC&quot;;TEXT([.W29];&quot;??0&quot;);DEC2HEX([.W29];2))" office:value-type="string" office:string-value="00" calcext:value-type="string">
            <text:p>00</text:p>
          </table:table-cell>
          <table:table-cell table:formula="of:=IF([.$AF$15]=&quot;DEC&quot;;TEXT([.X29];&quot;??0&quot;);DEC2HEX([.X29];2))" office:value-type="string" office:string-value="00" calcext:value-type="string">
            <text:p>00</text:p>
          </table:table-cell>
          <table:table-cell table:formula="of:=IF([.$AF$15]=&quot;DEC&quot;;TEXT([.Y29];&quot;??0&quot;);DEC2HEX([.Y29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29]=[.BA$2])+64*([.$C29]=[.BA$2])+32*([.$D29]=[.BA$2])+16*([.$E29]=[.BA$2])+8*([.$F29]=[.BA$2])+4*([.$G29]=[.BA$2])+2*([.$H29]=[.BA$2])+1*([.$I29]=[.BA$2])" office:value-type="float" office:value="255" calcext:value-type="float">
            <text:p>255</text:p>
          </table:table-cell>
          <table:table-cell table:formula="of:=128*([.$B29]=[.BB$2])+64*([.$C29]=[.BB$2])+32*([.$D29]=[.BB$2])+16*([.$E29]=[.BB$2])+8*([.$F29]=[.BB$2])+4*([.$G29]=[.BB$2])+2*([.$H29]=[.BB$2])+1*([.$I29]=[.BB$2])" office:value-type="float" office:value="0" calcext:value-type="float">
            <text:p>0</text:p>
          </table:table-cell>
          <table:table-cell table:formula="of:=128*([.$B29]=[.BC$2])+64*([.$C29]=[.BC$2])+32*([.$D29]=[.BC$2])+16*([.$E29]=[.BC$2])+8*([.$F29]=[.BC$2])+4*([.$G29]=[.BC$2])+2*([.$H29]=[.BC$2])+1*([.$I29]=[.BC$2])" office:value-type="float" office:value="0" calcext:value-type="float">
            <text:p>0</text:p>
          </table:table-cell>
          <table:table-cell table:formula="of:=128*([.$B29]=[.BD$2])+64*([.$C29]=[.BD$2])+32*([.$D29]=[.BD$2])+16*([.$E29]=[.BD$2])+8*([.$F29]=[.BD$2])+4*([.$G29]=[.BD$2])+2*([.$H29]=[.BD$2])+1*([.$I29]=[.BD$2])" office:value-type="float" office:value="0" calcext:value-type="float">
            <text:p>0</text:p>
          </table:table-cell>
          <table:table-cell table:formula="of:=128*([.$B29]=[.BE$2])+64*([.$C29]=[.BE$2])+32*([.$D29]=[.BE$2])+16*([.$E29]=[.BE$2])+8*([.$F29]=[.BE$2])+4*([.$G29]=[.BE$2])+2*([.$H29]=[.BE$2])+1*([.$I29]=[.BE$2])" office:value-type="float" office:value="0" calcext:value-type="float">
            <text:p>0</text:p>
          </table:table-cell>
          <table:table-cell table:formula="of:=128*([.$B29]=[.BF$2])+64*([.$C29]=[.BF$2])+32*([.$D29]=[.BF$2])+16*([.$E29]=[.BF$2])+8*([.$F29]=[.BF$2])+4*([.$G29]=[.BF$2])+2*([.$H29]=[.BF$2])+1*([.$I29]=[.BF$2])" office:value-type="float" office:value="0" calcext:value-type="float">
            <text:p>0</text:p>
          </table:table-cell>
          <table:table-cell table:formula="of:=128*([.$B29]=[.BG$2])+64*([.$C29]=[.BG$2])+32*([.$D29]=[.BG$2])+16*([.$E29]=[.BG$2])+8*([.$F29]=[.BG$2])+4*([.$G29]=[.BG$2])+2*([.$H29]=[.BG$2])+1*([.$I29]=[.BG$2])" office:value-type="float" office:value="0" calcext:value-type="float">
            <text:p>0</text:p>
          </table:table-cell>
          <table:table-cell table:formula="of:=128*([.$B29]=[.BH$2])+64*([.$C29]=[.BH$2])+32*([.$D29]=[.BH$2])+16*([.$E29]=[.BH$2])+8*([.$F29]=[.BH$2])+4*([.$G29]=[.BH$2])+2*([.$H29]=[.BH$2])+1*([.$I29]=[.BH$2])" office:value-type="float" office:value="0" calcext:value-type="float">
            <text:p>0</text:p>
          </table:table-cell>
          <table:table-cell table:formula="of:=128*([.$B29]=[.BI$2])+64*([.$C29]=[.BI$2])+32*([.$D29]=[.BI$2])+16*([.$E29]=[.BI$2])+8*([.$F29]=[.BI$2])+4*([.$G29]=[.BI$2])+2*([.$H29]=[.BI$2])+1*([.$I29]=[.BI$2])" office:value-type="float" office:value="0" calcext:value-type="float">
            <text:p>0</text:p>
          </table:table-cell>
          <table:table-cell table:formula="of:=128*([.$B29]=[.BJ$2])+64*([.$C29]=[.BJ$2])+32*([.$D29]=[.BJ$2])+16*([.$E29]=[.BJ$2])+8*([.$F29]=[.BJ$2])+4*([.$G29]=[.BJ$2])+2*([.$H29]=[.BJ$2])+1*([.$I29]=[.BJ$2])" office:value-type="float" office:value="0" calcext:value-type="float">
            <text:p>0</text:p>
          </table:table-cell>
          <table:table-cell table:formula="of:=128*([.$B29]=[.BK$2])+64*([.$C29]=[.BK$2])+32*([.$D29]=[.BK$2])+16*([.$E29]=[.BK$2])+8*([.$F29]=[.BK$2])+4*([.$G29]=[.BK$2])+2*([.$H29]=[.BK$2])+1*([.$I29]=[.BK$2])" office:value-type="float" office:value="0" calcext:value-type="float">
            <text:p>0</text:p>
          </table:table-cell>
          <table:table-cell table:formula="of:=128*([.$B29]=[.BL$2])+64*([.$C29]=[.BL$2])+32*([.$D29]=[.BL$2])+16*([.$E29]=[.BL$2])+8*([.$F29]=[.BL$2])+4*([.$G29]=[.BL$2])+2*([.$H29]=[.BL$2])+1*([.$I29]=[.BL$2])" office:value-type="float" office:value="0" calcext:value-type="float">
            <text:p>0</text:p>
          </table:table-cell>
          <table:table-cell table:formula="of:=128*([.$B29]=[.BM$2])+64*([.$C29]=[.BM$2])+32*([.$D29]=[.BM$2])+16*([.$E29]=[.BM$2])+8*([.$F29]=[.BM$2])+4*([.$G29]=[.BM$2])+2*([.$H29]=[.BM$2])+1*([.$I29]=[.BM$2])" office:value-type="float" office:value="0" calcext:value-type="float">
            <text:p>0</text:p>
          </table:table-cell>
          <table:table-cell table:formula="of:=128*([.$B29]=[.BN$2])+64*([.$C29]=[.BN$2])+32*([.$D29]=[.BN$2])+16*([.$E29]=[.BN$2])+8*([.$F29]=[.BN$2])+4*([.$G29]=[.BN$2])+2*([.$H29]=[.BN$2])+1*([.$I29]=[.BN$2])" office:value-type="float" office:value="0" calcext:value-type="float">
            <text:p>0</text:p>
          </table:table-cell>
          <table:table-cell table:formula="of:=128*([.$B29]=[.BO$2])+64*([.$C29]=[.BO$2])+32*([.$D29]=[.BO$2])+16*([.$E29]=[.BO$2])+8*([.$F29]=[.BO$2])+4*([.$G29]=[.BO$2])+2*([.$H29]=[.BO$2])+1*([.$I29]=[.BO$2])" office:value-type="float" office:value="0" calcext:value-type="float">
            <text:p>0</text:p>
          </table:table-cell>
          <table:table-cell table:formula="of:=128*([.$B29]=[.BP$2])+64*([.$C29]=[.BP$2])+32*([.$D29]=[.BP$2])+16*([.$E29]=[.BP$2])+8*([.$F29]=[.BP$2])+4*([.$G29]=[.BP$2])+2*([.$H29]=[.BP$2])+1*([.$I29]=[.BP$2])" office:value-type="float" office:value="0" calcext:value-type="float">
            <text:p>0</text:p>
          </table:table-cell>
          <table:covered-table-cell/>
          <table:table-cell table:formula="of:=IF([.$AF$15]=&quot;DEC&quot;;TEXT([.BA29];&quot;??0&quot;);DEC2HEX([.BA29];2))" office:value-type="string" office:string-value="FF" calcext:value-type="string">
            <text:p>FF</text:p>
          </table:table-cell>
          <table:table-cell table:formula="of:=IF([.$AF$15]=&quot;DEC&quot;;TEXT([.BB29];&quot;??0&quot;);DEC2HEX([.BB29];2))" office:value-type="string" office:string-value="00" calcext:value-type="string">
            <text:p>00</text:p>
          </table:table-cell>
          <table:table-cell table:formula="of:=IF([.$AF$15]=&quot;DEC&quot;;TEXT([.BC29];&quot;??0&quot;);DEC2HEX([.BC29];2))" office:value-type="string" office:string-value="00" calcext:value-type="string">
            <text:p>00</text:p>
          </table:table-cell>
          <table:table-cell table:formula="of:=IF([.$AF$15]=&quot;DEC&quot;;TEXT([.BD29];&quot;??0&quot;);DEC2HEX([.BD29];2))" office:value-type="string" office:string-value="00" calcext:value-type="string">
            <text:p>00</text:p>
          </table:table-cell>
          <table:table-cell table:formula="of:=IF([.$AF$15]=&quot;DEC&quot;;TEXT([.BE29];&quot;??0&quot;);DEC2HEX([.BE29];2))" office:value-type="string" office:string-value="00" calcext:value-type="string">
            <text:p>00</text:p>
          </table:table-cell>
          <table:table-cell table:formula="of:=IF([.$AF$15]=&quot;DEC&quot;;TEXT([.BF29];&quot;??0&quot;);DEC2HEX([.BF29];2))" office:value-type="string" office:string-value="00" calcext:value-type="string">
            <text:p>00</text:p>
          </table:table-cell>
          <table:table-cell table:formula="of:=IF([.$AF$15]=&quot;DEC&quot;;TEXT([.BG29];&quot;??0&quot;);DEC2HEX([.BG29];2))" office:value-type="string" office:string-value="00" calcext:value-type="string">
            <text:p>00</text:p>
          </table:table-cell>
          <table:table-cell table:formula="of:=IF([.$AF$15]=&quot;DEC&quot;;TEXT([.BH29];&quot;??0&quot;);DEC2HEX([.BH29];2))" office:value-type="string" office:string-value="00" calcext:value-type="string">
            <text:p>00</text:p>
          </table:table-cell>
          <table:table-cell table:formula="of:=IF([.$AF$15]=&quot;DEC&quot;;TEXT([.BI29];&quot;??0&quot;);DEC2HEX([.BI29];2))" office:value-type="string" office:string-value="00" calcext:value-type="string">
            <text:p>00</text:p>
          </table:table-cell>
          <table:table-cell table:formula="of:=IF([.$AF$15]=&quot;DEC&quot;;TEXT([.BJ29];&quot;??0&quot;);DEC2HEX([.BJ29];2))" office:value-type="string" office:string-value="00" calcext:value-type="string">
            <text:p>00</text:p>
          </table:table-cell>
          <table:table-cell table:formula="of:=IF([.$AF$15]=&quot;DEC&quot;;TEXT([.BK29];&quot;??0&quot;);DEC2HEX([.BK29];2))" office:value-type="string" office:string-value="00" calcext:value-type="string">
            <text:p>00</text:p>
          </table:table-cell>
          <table:table-cell table:formula="of:=IF([.$AF$15]=&quot;DEC&quot;;TEXT([.BL29];&quot;??0&quot;);DEC2HEX([.BL29];2))" office:value-type="string" office:string-value="00" calcext:value-type="string">
            <text:p>00</text:p>
          </table:table-cell>
          <table:table-cell table:formula="of:=IF([.$AF$15]=&quot;DEC&quot;;TEXT([.BM29];&quot;??0&quot;);DEC2HEX([.BM29];2))" office:value-type="string" office:string-value="00" calcext:value-type="string">
            <text:p>00</text:p>
          </table:table-cell>
          <table:table-cell table:formula="of:=IF([.$AF$15]=&quot;DEC&quot;;TEXT([.BN29];&quot;??0&quot;);DEC2HEX([.BN29];2))" office:value-type="string" office:string-value="00" calcext:value-type="string">
            <text:p>00</text:p>
          </table:table-cell>
          <table:table-cell table:formula="of:=IF([.$AF$15]=&quot;DEC&quot;;TEXT([.BO29];&quot;??0&quot;);DEC2HEX([.BO29];2))" office:value-type="string" office:string-value="00" calcext:value-type="string">
            <text:p>00</text:p>
          </table:table-cell>
          <table:table-cell table:formula="of:=IF([.$AF$15]=&quot;DEC&quot;;TEXT([.BP29];&quot;??0&quot;);DEC2HEX([.BP29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8"/>
          <table:table-cell table:formula="of:=128*([.$B30]=[.J$2])+64*([.$C30]=[.J$2])+32*([.$D30]=[.J$2])+16*([.$E30]=[.J$2])+8*([.$F30]=[.J$2])+4*([.$G30]=[.J$2])+2*([.$H30]=[.J$2])+1*([.$I30]=[.J$2])" office:value-type="float" office:value="255" calcext:value-type="float">
            <text:p>255</text:p>
          </table:table-cell>
          <table:table-cell table:formula="of:=128*([.$B30]=[.K$2])+64*([.$C30]=[.K$2])+32*([.$D30]=[.K$2])+16*([.$E30]=[.K$2])+8*([.$F30]=[.K$2])+4*([.$G30]=[.K$2])+2*([.$H30]=[.K$2])+1*([.$I30]=[.K$2])" office:value-type="float" office:value="0" calcext:value-type="float">
            <text:p>0</text:p>
          </table:table-cell>
          <table:table-cell table:formula="of:=128*([.$B30]=[.L$2])+64*([.$C30]=[.L$2])+32*([.$D30]=[.L$2])+16*([.$E30]=[.L$2])+8*([.$F30]=[.L$2])+4*([.$G30]=[.L$2])+2*([.$H30]=[.L$2])+1*([.$I30]=[.L$2])" office:value-type="float" office:value="0" calcext:value-type="float">
            <text:p>0</text:p>
          </table:table-cell>
          <table:table-cell table:formula="of:=128*([.$B30]=[.M$2])+64*([.$C30]=[.M$2])+32*([.$D30]=[.M$2])+16*([.$E30]=[.M$2])+8*([.$F30]=[.M$2])+4*([.$G30]=[.M$2])+2*([.$H30]=[.M$2])+1*([.$I30]=[.M$2])" office:value-type="float" office:value="0" calcext:value-type="float">
            <text:p>0</text:p>
          </table:table-cell>
          <table:table-cell table:formula="of:=128*([.$B30]=[.N$2])+64*([.$C30]=[.N$2])+32*([.$D30]=[.N$2])+16*([.$E30]=[.N$2])+8*([.$F30]=[.N$2])+4*([.$G30]=[.N$2])+2*([.$H30]=[.N$2])+1*([.$I30]=[.N$2])" office:value-type="float" office:value="0" calcext:value-type="float">
            <text:p>0</text:p>
          </table:table-cell>
          <table:table-cell table:formula="of:=128*([.$B30]=[.O$2])+64*([.$C30]=[.O$2])+32*([.$D30]=[.O$2])+16*([.$E30]=[.O$2])+8*([.$F30]=[.O$2])+4*([.$G30]=[.O$2])+2*([.$H30]=[.O$2])+1*([.$I30]=[.O$2])" office:value-type="float" office:value="0" calcext:value-type="float">
            <text:p>0</text:p>
          </table:table-cell>
          <table:table-cell table:formula="of:=128*([.$B30]=[.P$2])+64*([.$C30]=[.P$2])+32*([.$D30]=[.P$2])+16*([.$E30]=[.P$2])+8*([.$F30]=[.P$2])+4*([.$G30]=[.P$2])+2*([.$H30]=[.P$2])+1*([.$I30]=[.P$2])" office:value-type="float" office:value="0" calcext:value-type="float">
            <text:p>0</text:p>
          </table:table-cell>
          <table:table-cell table:formula="of:=128*([.$B30]=[.Q$2])+64*([.$C30]=[.Q$2])+32*([.$D30]=[.Q$2])+16*([.$E30]=[.Q$2])+8*([.$F30]=[.Q$2])+4*([.$G30]=[.Q$2])+2*([.$H30]=[.Q$2])+1*([.$I30]=[.Q$2])" office:value-type="float" office:value="0" calcext:value-type="float">
            <text:p>0</text:p>
          </table:table-cell>
          <table:table-cell table:formula="of:=128*([.$B30]=[.R$2])+64*([.$C30]=[.R$2])+32*([.$D30]=[.R$2])+16*([.$E30]=[.R$2])+8*([.$F30]=[.R$2])+4*([.$G30]=[.R$2])+2*([.$H30]=[.R$2])+1*([.$I30]=[.R$2])" office:value-type="float" office:value="0" calcext:value-type="float">
            <text:p>0</text:p>
          </table:table-cell>
          <table:table-cell table:formula="of:=128*([.$B30]=[.S$2])+64*([.$C30]=[.S$2])+32*([.$D30]=[.S$2])+16*([.$E30]=[.S$2])+8*([.$F30]=[.S$2])+4*([.$G30]=[.S$2])+2*([.$H30]=[.S$2])+1*([.$I30]=[.S$2])" office:value-type="float" office:value="0" calcext:value-type="float">
            <text:p>0</text:p>
          </table:table-cell>
          <table:table-cell table:formula="of:=128*([.$B30]=[.T$2])+64*([.$C30]=[.T$2])+32*([.$D30]=[.T$2])+16*([.$E30]=[.T$2])+8*([.$F30]=[.T$2])+4*([.$G30]=[.T$2])+2*([.$H30]=[.T$2])+1*([.$I30]=[.T$2])" office:value-type="float" office:value="0" calcext:value-type="float">
            <text:p>0</text:p>
          </table:table-cell>
          <table:table-cell table:formula="of:=128*([.$B30]=[.U$2])+64*([.$C30]=[.U$2])+32*([.$D30]=[.U$2])+16*([.$E30]=[.U$2])+8*([.$F30]=[.U$2])+4*([.$G30]=[.U$2])+2*([.$H30]=[.U$2])+1*([.$I30]=[.U$2])" office:value-type="float" office:value="0" calcext:value-type="float">
            <text:p>0</text:p>
          </table:table-cell>
          <table:table-cell table:formula="of:=128*([.$B30]=[.V$2])+64*([.$C30]=[.V$2])+32*([.$D30]=[.V$2])+16*([.$E30]=[.V$2])+8*([.$F30]=[.V$2])+4*([.$G30]=[.V$2])+2*([.$H30]=[.V$2])+1*([.$I30]=[.V$2])" office:value-type="float" office:value="0" calcext:value-type="float">
            <text:p>0</text:p>
          </table:table-cell>
          <table:table-cell table:formula="of:=128*([.$B30]=[.W$2])+64*([.$C30]=[.W$2])+32*([.$D30]=[.W$2])+16*([.$E30]=[.W$2])+8*([.$F30]=[.W$2])+4*([.$G30]=[.W$2])+2*([.$H30]=[.W$2])+1*([.$I30]=[.W$2])" office:value-type="float" office:value="0" calcext:value-type="float">
            <text:p>0</text:p>
          </table:table-cell>
          <table:table-cell table:formula="of:=128*([.$B30]=[.X$2])+64*([.$C30]=[.X$2])+32*([.$D30]=[.X$2])+16*([.$E30]=[.X$2])+8*([.$F30]=[.X$2])+4*([.$G30]=[.X$2])+2*([.$H30]=[.X$2])+1*([.$I30]=[.X$2])" office:value-type="float" office:value="0" calcext:value-type="float">
            <text:p>0</text:p>
          </table:table-cell>
          <table:table-cell table:formula="of:=128*([.$B30]=[.Y$2])+64*([.$C30]=[.Y$2])+32*([.$D30]=[.Y$2])+16*([.$E30]=[.Y$2])+8*([.$F30]=[.Y$2])+4*([.$G30]=[.Y$2])+2*([.$H30]=[.Y$2])+1*([.$I30]=[.Y$2])" office:value-type="float" office:value="0" calcext:value-type="float">
            <text:p>0</text:p>
          </table:table-cell>
          <table:covered-table-cell/>
          <table:table-cell table:formula="of:=IF([.$AF$15]=&quot;DEC&quot;;TEXT([.J30];&quot;??0&quot;);DEC2HEX([.J30];2))" office:value-type="string" office:string-value="FF" calcext:value-type="string">
            <text:p>FF</text:p>
          </table:table-cell>
          <table:table-cell table:formula="of:=IF([.$AF$15]=&quot;DEC&quot;;TEXT([.K30];&quot;??0&quot;);DEC2HEX([.K30];2))" office:value-type="string" office:string-value="00" calcext:value-type="string">
            <text:p>00</text:p>
          </table:table-cell>
          <table:table-cell table:formula="of:=IF([.$AF$15]=&quot;DEC&quot;;TEXT([.L30];&quot;??0&quot;);DEC2HEX([.L30];2))" office:value-type="string" office:string-value="00" calcext:value-type="string">
            <text:p>00</text:p>
          </table:table-cell>
          <table:table-cell table:formula="of:=IF([.$AF$15]=&quot;DEC&quot;;TEXT([.M30];&quot;??0&quot;);DEC2HEX([.M30];2))" office:value-type="string" office:string-value="00" calcext:value-type="string">
            <text:p>00</text:p>
          </table:table-cell>
          <table:table-cell table:formula="of:=IF([.$AF$15]=&quot;DEC&quot;;TEXT([.N30];&quot;??0&quot;);DEC2HEX([.N30];2))" office:value-type="string" office:string-value="00" calcext:value-type="string">
            <text:p>00</text:p>
          </table:table-cell>
          <table:table-cell table:formula="of:=IF([.$AF$15]=&quot;DEC&quot;;TEXT([.O30];&quot;??0&quot;);DEC2HEX([.O30];2))" office:value-type="string" office:string-value="00" calcext:value-type="string">
            <text:p>00</text:p>
          </table:table-cell>
          <table:table-cell table:formula="of:=IF([.$AF$15]=&quot;DEC&quot;;TEXT([.P30];&quot;??0&quot;);DEC2HEX([.P30];2))" office:value-type="string" office:string-value="00" calcext:value-type="string">
            <text:p>00</text:p>
          </table:table-cell>
          <table:table-cell table:formula="of:=IF([.$AF$15]=&quot;DEC&quot;;TEXT([.Q30];&quot;??0&quot;);DEC2HEX([.Q30];2))" office:value-type="string" office:string-value="00" calcext:value-type="string">
            <text:p>00</text:p>
          </table:table-cell>
          <table:table-cell table:formula="of:=IF([.$AF$15]=&quot;DEC&quot;;TEXT([.R30];&quot;??0&quot;);DEC2HEX([.R30];2))" office:value-type="string" office:string-value="00" calcext:value-type="string">
            <text:p>00</text:p>
          </table:table-cell>
          <table:table-cell table:formula="of:=IF([.$AF$15]=&quot;DEC&quot;;TEXT([.S30];&quot;??0&quot;);DEC2HEX([.S30];2))" office:value-type="string" office:string-value="00" calcext:value-type="string">
            <text:p>00</text:p>
          </table:table-cell>
          <table:table-cell table:formula="of:=IF([.$AF$15]=&quot;DEC&quot;;TEXT([.T30];&quot;??0&quot;);DEC2HEX([.T30];2))" office:value-type="string" office:string-value="00" calcext:value-type="string">
            <text:p>00</text:p>
          </table:table-cell>
          <table:table-cell table:formula="of:=IF([.$AF$15]=&quot;DEC&quot;;TEXT([.U30];&quot;??0&quot;);DEC2HEX([.U30];2))" office:value-type="string" office:string-value="00" calcext:value-type="string">
            <text:p>00</text:p>
          </table:table-cell>
          <table:table-cell table:formula="of:=IF([.$AF$15]=&quot;DEC&quot;;TEXT([.V30];&quot;??0&quot;);DEC2HEX([.V30];2))" office:value-type="string" office:string-value="00" calcext:value-type="string">
            <text:p>00</text:p>
          </table:table-cell>
          <table:table-cell table:formula="of:=IF([.$AF$15]=&quot;DEC&quot;;TEXT([.W30];&quot;??0&quot;);DEC2HEX([.W30];2))" office:value-type="string" office:string-value="00" calcext:value-type="string">
            <text:p>00</text:p>
          </table:table-cell>
          <table:table-cell table:formula="of:=IF([.$AF$15]=&quot;DEC&quot;;TEXT([.X30];&quot;??0&quot;);DEC2HEX([.X30];2))" office:value-type="string" office:string-value="00" calcext:value-type="string">
            <text:p>00</text:p>
          </table:table-cell>
          <table:table-cell table:formula="of:=IF([.$AF$15]=&quot;DEC&quot;;TEXT([.Y30];&quot;??0&quot;);DEC2HEX([.Y30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30]=[.BA$2])+64*([.$C30]=[.BA$2])+32*([.$D30]=[.BA$2])+16*([.$E30]=[.BA$2])+8*([.$F30]=[.BA$2])+4*([.$G30]=[.BA$2])+2*([.$H30]=[.BA$2])+1*([.$I30]=[.BA$2])" office:value-type="float" office:value="255" calcext:value-type="float">
            <text:p>255</text:p>
          </table:table-cell>
          <table:table-cell table:formula="of:=128*([.$B30]=[.BB$2])+64*([.$C30]=[.BB$2])+32*([.$D30]=[.BB$2])+16*([.$E30]=[.BB$2])+8*([.$F30]=[.BB$2])+4*([.$G30]=[.BB$2])+2*([.$H30]=[.BB$2])+1*([.$I30]=[.BB$2])" office:value-type="float" office:value="0" calcext:value-type="float">
            <text:p>0</text:p>
          </table:table-cell>
          <table:table-cell table:formula="of:=128*([.$B30]=[.BC$2])+64*([.$C30]=[.BC$2])+32*([.$D30]=[.BC$2])+16*([.$E30]=[.BC$2])+8*([.$F30]=[.BC$2])+4*([.$G30]=[.BC$2])+2*([.$H30]=[.BC$2])+1*([.$I30]=[.BC$2])" office:value-type="float" office:value="0" calcext:value-type="float">
            <text:p>0</text:p>
          </table:table-cell>
          <table:table-cell table:formula="of:=128*([.$B30]=[.BD$2])+64*([.$C30]=[.BD$2])+32*([.$D30]=[.BD$2])+16*([.$E30]=[.BD$2])+8*([.$F30]=[.BD$2])+4*([.$G30]=[.BD$2])+2*([.$H30]=[.BD$2])+1*([.$I30]=[.BD$2])" office:value-type="float" office:value="0" calcext:value-type="float">
            <text:p>0</text:p>
          </table:table-cell>
          <table:table-cell table:formula="of:=128*([.$B30]=[.BE$2])+64*([.$C30]=[.BE$2])+32*([.$D30]=[.BE$2])+16*([.$E30]=[.BE$2])+8*([.$F30]=[.BE$2])+4*([.$G30]=[.BE$2])+2*([.$H30]=[.BE$2])+1*([.$I30]=[.BE$2])" office:value-type="float" office:value="0" calcext:value-type="float">
            <text:p>0</text:p>
          </table:table-cell>
          <table:table-cell table:formula="of:=128*([.$B30]=[.BF$2])+64*([.$C30]=[.BF$2])+32*([.$D30]=[.BF$2])+16*([.$E30]=[.BF$2])+8*([.$F30]=[.BF$2])+4*([.$G30]=[.BF$2])+2*([.$H30]=[.BF$2])+1*([.$I30]=[.BF$2])" office:value-type="float" office:value="0" calcext:value-type="float">
            <text:p>0</text:p>
          </table:table-cell>
          <table:table-cell table:formula="of:=128*([.$B30]=[.BG$2])+64*([.$C30]=[.BG$2])+32*([.$D30]=[.BG$2])+16*([.$E30]=[.BG$2])+8*([.$F30]=[.BG$2])+4*([.$G30]=[.BG$2])+2*([.$H30]=[.BG$2])+1*([.$I30]=[.BG$2])" office:value-type="float" office:value="0" calcext:value-type="float">
            <text:p>0</text:p>
          </table:table-cell>
          <table:table-cell table:formula="of:=128*([.$B30]=[.BH$2])+64*([.$C30]=[.BH$2])+32*([.$D30]=[.BH$2])+16*([.$E30]=[.BH$2])+8*([.$F30]=[.BH$2])+4*([.$G30]=[.BH$2])+2*([.$H30]=[.BH$2])+1*([.$I30]=[.BH$2])" office:value-type="float" office:value="0" calcext:value-type="float">
            <text:p>0</text:p>
          </table:table-cell>
          <table:table-cell table:formula="of:=128*([.$B30]=[.BI$2])+64*([.$C30]=[.BI$2])+32*([.$D30]=[.BI$2])+16*([.$E30]=[.BI$2])+8*([.$F30]=[.BI$2])+4*([.$G30]=[.BI$2])+2*([.$H30]=[.BI$2])+1*([.$I30]=[.BI$2])" office:value-type="float" office:value="0" calcext:value-type="float">
            <text:p>0</text:p>
          </table:table-cell>
          <table:table-cell table:formula="of:=128*([.$B30]=[.BJ$2])+64*([.$C30]=[.BJ$2])+32*([.$D30]=[.BJ$2])+16*([.$E30]=[.BJ$2])+8*([.$F30]=[.BJ$2])+4*([.$G30]=[.BJ$2])+2*([.$H30]=[.BJ$2])+1*([.$I30]=[.BJ$2])" office:value-type="float" office:value="0" calcext:value-type="float">
            <text:p>0</text:p>
          </table:table-cell>
          <table:table-cell table:formula="of:=128*([.$B30]=[.BK$2])+64*([.$C30]=[.BK$2])+32*([.$D30]=[.BK$2])+16*([.$E30]=[.BK$2])+8*([.$F30]=[.BK$2])+4*([.$G30]=[.BK$2])+2*([.$H30]=[.BK$2])+1*([.$I30]=[.BK$2])" office:value-type="float" office:value="0" calcext:value-type="float">
            <text:p>0</text:p>
          </table:table-cell>
          <table:table-cell table:formula="of:=128*([.$B30]=[.BL$2])+64*([.$C30]=[.BL$2])+32*([.$D30]=[.BL$2])+16*([.$E30]=[.BL$2])+8*([.$F30]=[.BL$2])+4*([.$G30]=[.BL$2])+2*([.$H30]=[.BL$2])+1*([.$I30]=[.BL$2])" office:value-type="float" office:value="0" calcext:value-type="float">
            <text:p>0</text:p>
          </table:table-cell>
          <table:table-cell table:formula="of:=128*([.$B30]=[.BM$2])+64*([.$C30]=[.BM$2])+32*([.$D30]=[.BM$2])+16*([.$E30]=[.BM$2])+8*([.$F30]=[.BM$2])+4*([.$G30]=[.BM$2])+2*([.$H30]=[.BM$2])+1*([.$I30]=[.BM$2])" office:value-type="float" office:value="0" calcext:value-type="float">
            <text:p>0</text:p>
          </table:table-cell>
          <table:table-cell table:formula="of:=128*([.$B30]=[.BN$2])+64*([.$C30]=[.BN$2])+32*([.$D30]=[.BN$2])+16*([.$E30]=[.BN$2])+8*([.$F30]=[.BN$2])+4*([.$G30]=[.BN$2])+2*([.$H30]=[.BN$2])+1*([.$I30]=[.BN$2])" office:value-type="float" office:value="0" calcext:value-type="float">
            <text:p>0</text:p>
          </table:table-cell>
          <table:table-cell table:formula="of:=128*([.$B30]=[.BO$2])+64*([.$C30]=[.BO$2])+32*([.$D30]=[.BO$2])+16*([.$E30]=[.BO$2])+8*([.$F30]=[.BO$2])+4*([.$G30]=[.BO$2])+2*([.$H30]=[.BO$2])+1*([.$I30]=[.BO$2])" office:value-type="float" office:value="0" calcext:value-type="float">
            <text:p>0</text:p>
          </table:table-cell>
          <table:table-cell table:formula="of:=128*([.$B30]=[.BP$2])+64*([.$C30]=[.BP$2])+32*([.$D30]=[.BP$2])+16*([.$E30]=[.BP$2])+8*([.$F30]=[.BP$2])+4*([.$G30]=[.BP$2])+2*([.$H30]=[.BP$2])+1*([.$I30]=[.BP$2])" office:value-type="float" office:value="0" calcext:value-type="float">
            <text:p>0</text:p>
          </table:table-cell>
          <table:covered-table-cell/>
          <table:table-cell table:formula="of:=IF([.$AF$15]=&quot;DEC&quot;;TEXT([.BA30];&quot;??0&quot;);DEC2HEX([.BA30];2))" office:value-type="string" office:string-value="FF" calcext:value-type="string">
            <text:p>FF</text:p>
          </table:table-cell>
          <table:table-cell table:formula="of:=IF([.$AF$15]=&quot;DEC&quot;;TEXT([.BB30];&quot;??0&quot;);DEC2HEX([.BB30];2))" office:value-type="string" office:string-value="00" calcext:value-type="string">
            <text:p>00</text:p>
          </table:table-cell>
          <table:table-cell table:formula="of:=IF([.$AF$15]=&quot;DEC&quot;;TEXT([.BC30];&quot;??0&quot;);DEC2HEX([.BC30];2))" office:value-type="string" office:string-value="00" calcext:value-type="string">
            <text:p>00</text:p>
          </table:table-cell>
          <table:table-cell table:formula="of:=IF([.$AF$15]=&quot;DEC&quot;;TEXT([.BD30];&quot;??0&quot;);DEC2HEX([.BD30];2))" office:value-type="string" office:string-value="00" calcext:value-type="string">
            <text:p>00</text:p>
          </table:table-cell>
          <table:table-cell table:formula="of:=IF([.$AF$15]=&quot;DEC&quot;;TEXT([.BE30];&quot;??0&quot;);DEC2HEX([.BE30];2))" office:value-type="string" office:string-value="00" calcext:value-type="string">
            <text:p>00</text:p>
          </table:table-cell>
          <table:table-cell table:formula="of:=IF([.$AF$15]=&quot;DEC&quot;;TEXT([.BF30];&quot;??0&quot;);DEC2HEX([.BF30];2))" office:value-type="string" office:string-value="00" calcext:value-type="string">
            <text:p>00</text:p>
          </table:table-cell>
          <table:table-cell table:formula="of:=IF([.$AF$15]=&quot;DEC&quot;;TEXT([.BG30];&quot;??0&quot;);DEC2HEX([.BG30];2))" office:value-type="string" office:string-value="00" calcext:value-type="string">
            <text:p>00</text:p>
          </table:table-cell>
          <table:table-cell table:formula="of:=IF([.$AF$15]=&quot;DEC&quot;;TEXT([.BH30];&quot;??0&quot;);DEC2HEX([.BH30];2))" office:value-type="string" office:string-value="00" calcext:value-type="string">
            <text:p>00</text:p>
          </table:table-cell>
          <table:table-cell table:formula="of:=IF([.$AF$15]=&quot;DEC&quot;;TEXT([.BI30];&quot;??0&quot;);DEC2HEX([.BI30];2))" office:value-type="string" office:string-value="00" calcext:value-type="string">
            <text:p>00</text:p>
          </table:table-cell>
          <table:table-cell table:formula="of:=IF([.$AF$15]=&quot;DEC&quot;;TEXT([.BJ30];&quot;??0&quot;);DEC2HEX([.BJ30];2))" office:value-type="string" office:string-value="00" calcext:value-type="string">
            <text:p>00</text:p>
          </table:table-cell>
          <table:table-cell table:formula="of:=IF([.$AF$15]=&quot;DEC&quot;;TEXT([.BK30];&quot;??0&quot;);DEC2HEX([.BK30];2))" office:value-type="string" office:string-value="00" calcext:value-type="string">
            <text:p>00</text:p>
          </table:table-cell>
          <table:table-cell table:formula="of:=IF([.$AF$15]=&quot;DEC&quot;;TEXT([.BL30];&quot;??0&quot;);DEC2HEX([.BL30];2))" office:value-type="string" office:string-value="00" calcext:value-type="string">
            <text:p>00</text:p>
          </table:table-cell>
          <table:table-cell table:formula="of:=IF([.$AF$15]=&quot;DEC&quot;;TEXT([.BM30];&quot;??0&quot;);DEC2HEX([.BM30];2))" office:value-type="string" office:string-value="00" calcext:value-type="string">
            <text:p>00</text:p>
          </table:table-cell>
          <table:table-cell table:formula="of:=IF([.$AF$15]=&quot;DEC&quot;;TEXT([.BN30];&quot;??0&quot;);DEC2HEX([.BN30];2))" office:value-type="string" office:string-value="00" calcext:value-type="string">
            <text:p>00</text:p>
          </table:table-cell>
          <table:table-cell table:formula="of:=IF([.$AF$15]=&quot;DEC&quot;;TEXT([.BO30];&quot;??0&quot;);DEC2HEX([.BO30];2))" office:value-type="string" office:string-value="00" calcext:value-type="string">
            <text:p>00</text:p>
          </table:table-cell>
          <table:table-cell table:formula="of:=IF([.$AF$15]=&quot;DEC&quot;;TEXT([.BP30];&quot;??0&quot;);DEC2HEX([.BP30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8"/>
          <table:table-cell table:formula="of:=128*([.$B31]=[.J$2])+64*([.$C31]=[.J$2])+32*([.$D31]=[.J$2])+16*([.$E31]=[.J$2])+8*([.$F31]=[.J$2])+4*([.$G31]=[.J$2])+2*([.$H31]=[.J$2])+1*([.$I31]=[.J$2])" office:value-type="float" office:value="255" calcext:value-type="float">
            <text:p>255</text:p>
          </table:table-cell>
          <table:table-cell table:formula="of:=128*([.$B31]=[.K$2])+64*([.$C31]=[.K$2])+32*([.$D31]=[.K$2])+16*([.$E31]=[.K$2])+8*([.$F31]=[.K$2])+4*([.$G31]=[.K$2])+2*([.$H31]=[.K$2])+1*([.$I31]=[.K$2])" office:value-type="float" office:value="0" calcext:value-type="float">
            <text:p>0</text:p>
          </table:table-cell>
          <table:table-cell table:formula="of:=128*([.$B31]=[.L$2])+64*([.$C31]=[.L$2])+32*([.$D31]=[.L$2])+16*([.$E31]=[.L$2])+8*([.$F31]=[.L$2])+4*([.$G31]=[.L$2])+2*([.$H31]=[.L$2])+1*([.$I31]=[.L$2])" office:value-type="float" office:value="0" calcext:value-type="float">
            <text:p>0</text:p>
          </table:table-cell>
          <table:table-cell table:formula="of:=128*([.$B31]=[.M$2])+64*([.$C31]=[.M$2])+32*([.$D31]=[.M$2])+16*([.$E31]=[.M$2])+8*([.$F31]=[.M$2])+4*([.$G31]=[.M$2])+2*([.$H31]=[.M$2])+1*([.$I31]=[.M$2])" office:value-type="float" office:value="0" calcext:value-type="float">
            <text:p>0</text:p>
          </table:table-cell>
          <table:table-cell table:formula="of:=128*([.$B31]=[.N$2])+64*([.$C31]=[.N$2])+32*([.$D31]=[.N$2])+16*([.$E31]=[.N$2])+8*([.$F31]=[.N$2])+4*([.$G31]=[.N$2])+2*([.$H31]=[.N$2])+1*([.$I31]=[.N$2])" office:value-type="float" office:value="0" calcext:value-type="float">
            <text:p>0</text:p>
          </table:table-cell>
          <table:table-cell table:formula="of:=128*([.$B31]=[.O$2])+64*([.$C31]=[.O$2])+32*([.$D31]=[.O$2])+16*([.$E31]=[.O$2])+8*([.$F31]=[.O$2])+4*([.$G31]=[.O$2])+2*([.$H31]=[.O$2])+1*([.$I31]=[.O$2])" office:value-type="float" office:value="0" calcext:value-type="float">
            <text:p>0</text:p>
          </table:table-cell>
          <table:table-cell table:formula="of:=128*([.$B31]=[.P$2])+64*([.$C31]=[.P$2])+32*([.$D31]=[.P$2])+16*([.$E31]=[.P$2])+8*([.$F31]=[.P$2])+4*([.$G31]=[.P$2])+2*([.$H31]=[.P$2])+1*([.$I31]=[.P$2])" office:value-type="float" office:value="0" calcext:value-type="float">
            <text:p>0</text:p>
          </table:table-cell>
          <table:table-cell table:formula="of:=128*([.$B31]=[.Q$2])+64*([.$C31]=[.Q$2])+32*([.$D31]=[.Q$2])+16*([.$E31]=[.Q$2])+8*([.$F31]=[.Q$2])+4*([.$G31]=[.Q$2])+2*([.$H31]=[.Q$2])+1*([.$I31]=[.Q$2])" office:value-type="float" office:value="0" calcext:value-type="float">
            <text:p>0</text:p>
          </table:table-cell>
          <table:table-cell table:formula="of:=128*([.$B31]=[.R$2])+64*([.$C31]=[.R$2])+32*([.$D31]=[.R$2])+16*([.$E31]=[.R$2])+8*([.$F31]=[.R$2])+4*([.$G31]=[.R$2])+2*([.$H31]=[.R$2])+1*([.$I31]=[.R$2])" office:value-type="float" office:value="0" calcext:value-type="float">
            <text:p>0</text:p>
          </table:table-cell>
          <table:table-cell table:formula="of:=128*([.$B31]=[.S$2])+64*([.$C31]=[.S$2])+32*([.$D31]=[.S$2])+16*([.$E31]=[.S$2])+8*([.$F31]=[.S$2])+4*([.$G31]=[.S$2])+2*([.$H31]=[.S$2])+1*([.$I31]=[.S$2])" office:value-type="float" office:value="0" calcext:value-type="float">
            <text:p>0</text:p>
          </table:table-cell>
          <table:table-cell table:formula="of:=128*([.$B31]=[.T$2])+64*([.$C31]=[.T$2])+32*([.$D31]=[.T$2])+16*([.$E31]=[.T$2])+8*([.$F31]=[.T$2])+4*([.$G31]=[.T$2])+2*([.$H31]=[.T$2])+1*([.$I31]=[.T$2])" office:value-type="float" office:value="0" calcext:value-type="float">
            <text:p>0</text:p>
          </table:table-cell>
          <table:table-cell table:formula="of:=128*([.$B31]=[.U$2])+64*([.$C31]=[.U$2])+32*([.$D31]=[.U$2])+16*([.$E31]=[.U$2])+8*([.$F31]=[.U$2])+4*([.$G31]=[.U$2])+2*([.$H31]=[.U$2])+1*([.$I31]=[.U$2])" office:value-type="float" office:value="0" calcext:value-type="float">
            <text:p>0</text:p>
          </table:table-cell>
          <table:table-cell table:formula="of:=128*([.$B31]=[.V$2])+64*([.$C31]=[.V$2])+32*([.$D31]=[.V$2])+16*([.$E31]=[.V$2])+8*([.$F31]=[.V$2])+4*([.$G31]=[.V$2])+2*([.$H31]=[.V$2])+1*([.$I31]=[.V$2])" office:value-type="float" office:value="0" calcext:value-type="float">
            <text:p>0</text:p>
          </table:table-cell>
          <table:table-cell table:formula="of:=128*([.$B31]=[.W$2])+64*([.$C31]=[.W$2])+32*([.$D31]=[.W$2])+16*([.$E31]=[.W$2])+8*([.$F31]=[.W$2])+4*([.$G31]=[.W$2])+2*([.$H31]=[.W$2])+1*([.$I31]=[.W$2])" office:value-type="float" office:value="0" calcext:value-type="float">
            <text:p>0</text:p>
          </table:table-cell>
          <table:table-cell table:formula="of:=128*([.$B31]=[.X$2])+64*([.$C31]=[.X$2])+32*([.$D31]=[.X$2])+16*([.$E31]=[.X$2])+8*([.$F31]=[.X$2])+4*([.$G31]=[.X$2])+2*([.$H31]=[.X$2])+1*([.$I31]=[.X$2])" office:value-type="float" office:value="0" calcext:value-type="float">
            <text:p>0</text:p>
          </table:table-cell>
          <table:table-cell table:formula="of:=128*([.$B31]=[.Y$2])+64*([.$C31]=[.Y$2])+32*([.$D31]=[.Y$2])+16*([.$E31]=[.Y$2])+8*([.$F31]=[.Y$2])+4*([.$G31]=[.Y$2])+2*([.$H31]=[.Y$2])+1*([.$I31]=[.Y$2])" office:value-type="float" office:value="0" calcext:value-type="float">
            <text:p>0</text:p>
          </table:table-cell>
          <table:covered-table-cell/>
          <table:table-cell table:formula="of:=IF([.$AF$15]=&quot;DEC&quot;;TEXT([.J31];&quot;??0&quot;);DEC2HEX([.J31];2))" office:value-type="string" office:string-value="FF" calcext:value-type="string">
            <text:p>FF</text:p>
          </table:table-cell>
          <table:table-cell table:formula="of:=IF([.$AF$15]=&quot;DEC&quot;;TEXT([.K31];&quot;??0&quot;);DEC2HEX([.K31];2))" office:value-type="string" office:string-value="00" calcext:value-type="string">
            <text:p>00</text:p>
          </table:table-cell>
          <table:table-cell table:formula="of:=IF([.$AF$15]=&quot;DEC&quot;;TEXT([.L31];&quot;??0&quot;);DEC2HEX([.L31];2))" office:value-type="string" office:string-value="00" calcext:value-type="string">
            <text:p>00</text:p>
          </table:table-cell>
          <table:table-cell table:formula="of:=IF([.$AF$15]=&quot;DEC&quot;;TEXT([.M31];&quot;??0&quot;);DEC2HEX([.M31];2))" office:value-type="string" office:string-value="00" calcext:value-type="string">
            <text:p>00</text:p>
          </table:table-cell>
          <table:table-cell table:formula="of:=IF([.$AF$15]=&quot;DEC&quot;;TEXT([.N31];&quot;??0&quot;);DEC2HEX([.N31];2))" office:value-type="string" office:string-value="00" calcext:value-type="string">
            <text:p>00</text:p>
          </table:table-cell>
          <table:table-cell table:formula="of:=IF([.$AF$15]=&quot;DEC&quot;;TEXT([.O31];&quot;??0&quot;);DEC2HEX([.O31];2))" office:value-type="string" office:string-value="00" calcext:value-type="string">
            <text:p>00</text:p>
          </table:table-cell>
          <table:table-cell table:formula="of:=IF([.$AF$15]=&quot;DEC&quot;;TEXT([.P31];&quot;??0&quot;);DEC2HEX([.P31];2))" office:value-type="string" office:string-value="00" calcext:value-type="string">
            <text:p>00</text:p>
          </table:table-cell>
          <table:table-cell table:formula="of:=IF([.$AF$15]=&quot;DEC&quot;;TEXT([.Q31];&quot;??0&quot;);DEC2HEX([.Q31];2))" office:value-type="string" office:string-value="00" calcext:value-type="string">
            <text:p>00</text:p>
          </table:table-cell>
          <table:table-cell table:formula="of:=IF([.$AF$15]=&quot;DEC&quot;;TEXT([.R31];&quot;??0&quot;);DEC2HEX([.R31];2))" office:value-type="string" office:string-value="00" calcext:value-type="string">
            <text:p>00</text:p>
          </table:table-cell>
          <table:table-cell table:formula="of:=IF([.$AF$15]=&quot;DEC&quot;;TEXT([.S31];&quot;??0&quot;);DEC2HEX([.S31];2))" office:value-type="string" office:string-value="00" calcext:value-type="string">
            <text:p>00</text:p>
          </table:table-cell>
          <table:table-cell table:formula="of:=IF([.$AF$15]=&quot;DEC&quot;;TEXT([.T31];&quot;??0&quot;);DEC2HEX([.T31];2))" office:value-type="string" office:string-value="00" calcext:value-type="string">
            <text:p>00</text:p>
          </table:table-cell>
          <table:table-cell table:formula="of:=IF([.$AF$15]=&quot;DEC&quot;;TEXT([.U31];&quot;??0&quot;);DEC2HEX([.U31];2))" office:value-type="string" office:string-value="00" calcext:value-type="string">
            <text:p>00</text:p>
          </table:table-cell>
          <table:table-cell table:formula="of:=IF([.$AF$15]=&quot;DEC&quot;;TEXT([.V31];&quot;??0&quot;);DEC2HEX([.V31];2))" office:value-type="string" office:string-value="00" calcext:value-type="string">
            <text:p>00</text:p>
          </table:table-cell>
          <table:table-cell table:formula="of:=IF([.$AF$15]=&quot;DEC&quot;;TEXT([.W31];&quot;??0&quot;);DEC2HEX([.W31];2))" office:value-type="string" office:string-value="00" calcext:value-type="string">
            <text:p>00</text:p>
          </table:table-cell>
          <table:table-cell table:formula="of:=IF([.$AF$15]=&quot;DEC&quot;;TEXT([.X31];&quot;??0&quot;);DEC2HEX([.X31];2))" office:value-type="string" office:string-value="00" calcext:value-type="string">
            <text:p>00</text:p>
          </table:table-cell>
          <table:table-cell table:formula="of:=IF([.$AF$15]=&quot;DEC&quot;;TEXT([.Y31];&quot;??0&quot;);DEC2HEX([.Y31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31]=[.BA$2])+64*([.$C31]=[.BA$2])+32*([.$D31]=[.BA$2])+16*([.$E31]=[.BA$2])+8*([.$F31]=[.BA$2])+4*([.$G31]=[.BA$2])+2*([.$H31]=[.BA$2])+1*([.$I31]=[.BA$2])" office:value-type="float" office:value="255" calcext:value-type="float">
            <text:p>255</text:p>
          </table:table-cell>
          <table:table-cell table:formula="of:=128*([.$B31]=[.BB$2])+64*([.$C31]=[.BB$2])+32*([.$D31]=[.BB$2])+16*([.$E31]=[.BB$2])+8*([.$F31]=[.BB$2])+4*([.$G31]=[.BB$2])+2*([.$H31]=[.BB$2])+1*([.$I31]=[.BB$2])" office:value-type="float" office:value="0" calcext:value-type="float">
            <text:p>0</text:p>
          </table:table-cell>
          <table:table-cell table:formula="of:=128*([.$B31]=[.BC$2])+64*([.$C31]=[.BC$2])+32*([.$D31]=[.BC$2])+16*([.$E31]=[.BC$2])+8*([.$F31]=[.BC$2])+4*([.$G31]=[.BC$2])+2*([.$H31]=[.BC$2])+1*([.$I31]=[.BC$2])" office:value-type="float" office:value="0" calcext:value-type="float">
            <text:p>0</text:p>
          </table:table-cell>
          <table:table-cell table:formula="of:=128*([.$B31]=[.BD$2])+64*([.$C31]=[.BD$2])+32*([.$D31]=[.BD$2])+16*([.$E31]=[.BD$2])+8*([.$F31]=[.BD$2])+4*([.$G31]=[.BD$2])+2*([.$H31]=[.BD$2])+1*([.$I31]=[.BD$2])" office:value-type="float" office:value="0" calcext:value-type="float">
            <text:p>0</text:p>
          </table:table-cell>
          <table:table-cell table:formula="of:=128*([.$B31]=[.BE$2])+64*([.$C31]=[.BE$2])+32*([.$D31]=[.BE$2])+16*([.$E31]=[.BE$2])+8*([.$F31]=[.BE$2])+4*([.$G31]=[.BE$2])+2*([.$H31]=[.BE$2])+1*([.$I31]=[.BE$2])" office:value-type="float" office:value="0" calcext:value-type="float">
            <text:p>0</text:p>
          </table:table-cell>
          <table:table-cell table:formula="of:=128*([.$B31]=[.BF$2])+64*([.$C31]=[.BF$2])+32*([.$D31]=[.BF$2])+16*([.$E31]=[.BF$2])+8*([.$F31]=[.BF$2])+4*([.$G31]=[.BF$2])+2*([.$H31]=[.BF$2])+1*([.$I31]=[.BF$2])" office:value-type="float" office:value="0" calcext:value-type="float">
            <text:p>0</text:p>
          </table:table-cell>
          <table:table-cell table:formula="of:=128*([.$B31]=[.BG$2])+64*([.$C31]=[.BG$2])+32*([.$D31]=[.BG$2])+16*([.$E31]=[.BG$2])+8*([.$F31]=[.BG$2])+4*([.$G31]=[.BG$2])+2*([.$H31]=[.BG$2])+1*([.$I31]=[.BG$2])" office:value-type="float" office:value="0" calcext:value-type="float">
            <text:p>0</text:p>
          </table:table-cell>
          <table:table-cell table:formula="of:=128*([.$B31]=[.BH$2])+64*([.$C31]=[.BH$2])+32*([.$D31]=[.BH$2])+16*([.$E31]=[.BH$2])+8*([.$F31]=[.BH$2])+4*([.$G31]=[.BH$2])+2*([.$H31]=[.BH$2])+1*([.$I31]=[.BH$2])" office:value-type="float" office:value="0" calcext:value-type="float">
            <text:p>0</text:p>
          </table:table-cell>
          <table:table-cell table:formula="of:=128*([.$B31]=[.BI$2])+64*([.$C31]=[.BI$2])+32*([.$D31]=[.BI$2])+16*([.$E31]=[.BI$2])+8*([.$F31]=[.BI$2])+4*([.$G31]=[.BI$2])+2*([.$H31]=[.BI$2])+1*([.$I31]=[.BI$2])" office:value-type="float" office:value="0" calcext:value-type="float">
            <text:p>0</text:p>
          </table:table-cell>
          <table:table-cell table:formula="of:=128*([.$B31]=[.BJ$2])+64*([.$C31]=[.BJ$2])+32*([.$D31]=[.BJ$2])+16*([.$E31]=[.BJ$2])+8*([.$F31]=[.BJ$2])+4*([.$G31]=[.BJ$2])+2*([.$H31]=[.BJ$2])+1*([.$I31]=[.BJ$2])" office:value-type="float" office:value="0" calcext:value-type="float">
            <text:p>0</text:p>
          </table:table-cell>
          <table:table-cell table:formula="of:=128*([.$B31]=[.BK$2])+64*([.$C31]=[.BK$2])+32*([.$D31]=[.BK$2])+16*([.$E31]=[.BK$2])+8*([.$F31]=[.BK$2])+4*([.$G31]=[.BK$2])+2*([.$H31]=[.BK$2])+1*([.$I31]=[.BK$2])" office:value-type="float" office:value="0" calcext:value-type="float">
            <text:p>0</text:p>
          </table:table-cell>
          <table:table-cell table:formula="of:=128*([.$B31]=[.BL$2])+64*([.$C31]=[.BL$2])+32*([.$D31]=[.BL$2])+16*([.$E31]=[.BL$2])+8*([.$F31]=[.BL$2])+4*([.$G31]=[.BL$2])+2*([.$H31]=[.BL$2])+1*([.$I31]=[.BL$2])" office:value-type="float" office:value="0" calcext:value-type="float">
            <text:p>0</text:p>
          </table:table-cell>
          <table:table-cell table:formula="of:=128*([.$B31]=[.BM$2])+64*([.$C31]=[.BM$2])+32*([.$D31]=[.BM$2])+16*([.$E31]=[.BM$2])+8*([.$F31]=[.BM$2])+4*([.$G31]=[.BM$2])+2*([.$H31]=[.BM$2])+1*([.$I31]=[.BM$2])" office:value-type="float" office:value="0" calcext:value-type="float">
            <text:p>0</text:p>
          </table:table-cell>
          <table:table-cell table:formula="of:=128*([.$B31]=[.BN$2])+64*([.$C31]=[.BN$2])+32*([.$D31]=[.BN$2])+16*([.$E31]=[.BN$2])+8*([.$F31]=[.BN$2])+4*([.$G31]=[.BN$2])+2*([.$H31]=[.BN$2])+1*([.$I31]=[.BN$2])" office:value-type="float" office:value="0" calcext:value-type="float">
            <text:p>0</text:p>
          </table:table-cell>
          <table:table-cell table:formula="of:=128*([.$B31]=[.BO$2])+64*([.$C31]=[.BO$2])+32*([.$D31]=[.BO$2])+16*([.$E31]=[.BO$2])+8*([.$F31]=[.BO$2])+4*([.$G31]=[.BO$2])+2*([.$H31]=[.BO$2])+1*([.$I31]=[.BO$2])" office:value-type="float" office:value="0" calcext:value-type="float">
            <text:p>0</text:p>
          </table:table-cell>
          <table:table-cell table:formula="of:=128*([.$B31]=[.BP$2])+64*([.$C31]=[.BP$2])+32*([.$D31]=[.BP$2])+16*([.$E31]=[.BP$2])+8*([.$F31]=[.BP$2])+4*([.$G31]=[.BP$2])+2*([.$H31]=[.BP$2])+1*([.$I31]=[.BP$2])" office:value-type="float" office:value="0" calcext:value-type="float">
            <text:p>0</text:p>
          </table:table-cell>
          <table:covered-table-cell/>
          <table:table-cell table:formula="of:=IF([.$AF$15]=&quot;DEC&quot;;TEXT([.BA31];&quot;??0&quot;);DEC2HEX([.BA31];2))" office:value-type="string" office:string-value="FF" calcext:value-type="string">
            <text:p>FF</text:p>
          </table:table-cell>
          <table:table-cell table:formula="of:=IF([.$AF$15]=&quot;DEC&quot;;TEXT([.BB31];&quot;??0&quot;);DEC2HEX([.BB31];2))" office:value-type="string" office:string-value="00" calcext:value-type="string">
            <text:p>00</text:p>
          </table:table-cell>
          <table:table-cell table:formula="of:=IF([.$AF$15]=&quot;DEC&quot;;TEXT([.BC31];&quot;??0&quot;);DEC2HEX([.BC31];2))" office:value-type="string" office:string-value="00" calcext:value-type="string">
            <text:p>00</text:p>
          </table:table-cell>
          <table:table-cell table:formula="of:=IF([.$AF$15]=&quot;DEC&quot;;TEXT([.BD31];&quot;??0&quot;);DEC2HEX([.BD31];2))" office:value-type="string" office:string-value="00" calcext:value-type="string">
            <text:p>00</text:p>
          </table:table-cell>
          <table:table-cell table:formula="of:=IF([.$AF$15]=&quot;DEC&quot;;TEXT([.BE31];&quot;??0&quot;);DEC2HEX([.BE31];2))" office:value-type="string" office:string-value="00" calcext:value-type="string">
            <text:p>00</text:p>
          </table:table-cell>
          <table:table-cell table:formula="of:=IF([.$AF$15]=&quot;DEC&quot;;TEXT([.BF31];&quot;??0&quot;);DEC2HEX([.BF31];2))" office:value-type="string" office:string-value="00" calcext:value-type="string">
            <text:p>00</text:p>
          </table:table-cell>
          <table:table-cell table:formula="of:=IF([.$AF$15]=&quot;DEC&quot;;TEXT([.BG31];&quot;??0&quot;);DEC2HEX([.BG31];2))" office:value-type="string" office:string-value="00" calcext:value-type="string">
            <text:p>00</text:p>
          </table:table-cell>
          <table:table-cell table:formula="of:=IF([.$AF$15]=&quot;DEC&quot;;TEXT([.BH31];&quot;??0&quot;);DEC2HEX([.BH31];2))" office:value-type="string" office:string-value="00" calcext:value-type="string">
            <text:p>00</text:p>
          </table:table-cell>
          <table:table-cell table:formula="of:=IF([.$AF$15]=&quot;DEC&quot;;TEXT([.BI31];&quot;??0&quot;);DEC2HEX([.BI31];2))" office:value-type="string" office:string-value="00" calcext:value-type="string">
            <text:p>00</text:p>
          </table:table-cell>
          <table:table-cell table:formula="of:=IF([.$AF$15]=&quot;DEC&quot;;TEXT([.BJ31];&quot;??0&quot;);DEC2HEX([.BJ31];2))" office:value-type="string" office:string-value="00" calcext:value-type="string">
            <text:p>00</text:p>
          </table:table-cell>
          <table:table-cell table:formula="of:=IF([.$AF$15]=&quot;DEC&quot;;TEXT([.BK31];&quot;??0&quot;);DEC2HEX([.BK31];2))" office:value-type="string" office:string-value="00" calcext:value-type="string">
            <text:p>00</text:p>
          </table:table-cell>
          <table:table-cell table:formula="of:=IF([.$AF$15]=&quot;DEC&quot;;TEXT([.BL31];&quot;??0&quot;);DEC2HEX([.BL31];2))" office:value-type="string" office:string-value="00" calcext:value-type="string">
            <text:p>00</text:p>
          </table:table-cell>
          <table:table-cell table:formula="of:=IF([.$AF$15]=&quot;DEC&quot;;TEXT([.BM31];&quot;??0&quot;);DEC2HEX([.BM31];2))" office:value-type="string" office:string-value="00" calcext:value-type="string">
            <text:p>00</text:p>
          </table:table-cell>
          <table:table-cell table:formula="of:=IF([.$AF$15]=&quot;DEC&quot;;TEXT([.BN31];&quot;??0&quot;);DEC2HEX([.BN31];2))" office:value-type="string" office:string-value="00" calcext:value-type="string">
            <text:p>00</text:p>
          </table:table-cell>
          <table:table-cell table:formula="of:=IF([.$AF$15]=&quot;DEC&quot;;TEXT([.BO31];&quot;??0&quot;);DEC2HEX([.BO31];2))" office:value-type="string" office:string-value="00" calcext:value-type="string">
            <text:p>00</text:p>
          </table:table-cell>
          <table:table-cell table:formula="of:=IF([.$AF$15]=&quot;DEC&quot;;TEXT([.BP31];&quot;??0&quot;);DEC2HEX([.BP31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8"/>
          <table:table-cell table:formula="of:=128*([.$B32]=[.J$2])+64*([.$C32]=[.J$2])+32*([.$D32]=[.J$2])+16*([.$E32]=[.J$2])+8*([.$F32]=[.J$2])+4*([.$G32]=[.J$2])+2*([.$H32]=[.J$2])+1*([.$I32]=[.J$2])" office:value-type="float" office:value="255" calcext:value-type="float">
            <text:p>255</text:p>
          </table:table-cell>
          <table:table-cell table:formula="of:=128*([.$B32]=[.K$2])+64*([.$C32]=[.K$2])+32*([.$D32]=[.K$2])+16*([.$E32]=[.K$2])+8*([.$F32]=[.K$2])+4*([.$G32]=[.K$2])+2*([.$H32]=[.K$2])+1*([.$I32]=[.K$2])" office:value-type="float" office:value="0" calcext:value-type="float">
            <text:p>0</text:p>
          </table:table-cell>
          <table:table-cell table:formula="of:=128*([.$B32]=[.L$2])+64*([.$C32]=[.L$2])+32*([.$D32]=[.L$2])+16*([.$E32]=[.L$2])+8*([.$F32]=[.L$2])+4*([.$G32]=[.L$2])+2*([.$H32]=[.L$2])+1*([.$I32]=[.L$2])" office:value-type="float" office:value="0" calcext:value-type="float">
            <text:p>0</text:p>
          </table:table-cell>
          <table:table-cell table:formula="of:=128*([.$B32]=[.M$2])+64*([.$C32]=[.M$2])+32*([.$D32]=[.M$2])+16*([.$E32]=[.M$2])+8*([.$F32]=[.M$2])+4*([.$G32]=[.M$2])+2*([.$H32]=[.M$2])+1*([.$I32]=[.M$2])" office:value-type="float" office:value="0" calcext:value-type="float">
            <text:p>0</text:p>
          </table:table-cell>
          <table:table-cell table:formula="of:=128*([.$B32]=[.N$2])+64*([.$C32]=[.N$2])+32*([.$D32]=[.N$2])+16*([.$E32]=[.N$2])+8*([.$F32]=[.N$2])+4*([.$G32]=[.N$2])+2*([.$H32]=[.N$2])+1*([.$I32]=[.N$2])" office:value-type="float" office:value="0" calcext:value-type="float">
            <text:p>0</text:p>
          </table:table-cell>
          <table:table-cell table:formula="of:=128*([.$B32]=[.O$2])+64*([.$C32]=[.O$2])+32*([.$D32]=[.O$2])+16*([.$E32]=[.O$2])+8*([.$F32]=[.O$2])+4*([.$G32]=[.O$2])+2*([.$H32]=[.O$2])+1*([.$I32]=[.O$2])" office:value-type="float" office:value="0" calcext:value-type="float">
            <text:p>0</text:p>
          </table:table-cell>
          <table:table-cell table:formula="of:=128*([.$B32]=[.P$2])+64*([.$C32]=[.P$2])+32*([.$D32]=[.P$2])+16*([.$E32]=[.P$2])+8*([.$F32]=[.P$2])+4*([.$G32]=[.P$2])+2*([.$H32]=[.P$2])+1*([.$I32]=[.P$2])" office:value-type="float" office:value="0" calcext:value-type="float">
            <text:p>0</text:p>
          </table:table-cell>
          <table:table-cell table:formula="of:=128*([.$B32]=[.Q$2])+64*([.$C32]=[.Q$2])+32*([.$D32]=[.Q$2])+16*([.$E32]=[.Q$2])+8*([.$F32]=[.Q$2])+4*([.$G32]=[.Q$2])+2*([.$H32]=[.Q$2])+1*([.$I32]=[.Q$2])" office:value-type="float" office:value="0" calcext:value-type="float">
            <text:p>0</text:p>
          </table:table-cell>
          <table:table-cell table:formula="of:=128*([.$B32]=[.R$2])+64*([.$C32]=[.R$2])+32*([.$D32]=[.R$2])+16*([.$E32]=[.R$2])+8*([.$F32]=[.R$2])+4*([.$G32]=[.R$2])+2*([.$H32]=[.R$2])+1*([.$I32]=[.R$2])" office:value-type="float" office:value="0" calcext:value-type="float">
            <text:p>0</text:p>
          </table:table-cell>
          <table:table-cell table:formula="of:=128*([.$B32]=[.S$2])+64*([.$C32]=[.S$2])+32*([.$D32]=[.S$2])+16*([.$E32]=[.S$2])+8*([.$F32]=[.S$2])+4*([.$G32]=[.S$2])+2*([.$H32]=[.S$2])+1*([.$I32]=[.S$2])" office:value-type="float" office:value="0" calcext:value-type="float">
            <text:p>0</text:p>
          </table:table-cell>
          <table:table-cell table:formula="of:=128*([.$B32]=[.T$2])+64*([.$C32]=[.T$2])+32*([.$D32]=[.T$2])+16*([.$E32]=[.T$2])+8*([.$F32]=[.T$2])+4*([.$G32]=[.T$2])+2*([.$H32]=[.T$2])+1*([.$I32]=[.T$2])" office:value-type="float" office:value="0" calcext:value-type="float">
            <text:p>0</text:p>
          </table:table-cell>
          <table:table-cell table:formula="of:=128*([.$B32]=[.U$2])+64*([.$C32]=[.U$2])+32*([.$D32]=[.U$2])+16*([.$E32]=[.U$2])+8*([.$F32]=[.U$2])+4*([.$G32]=[.U$2])+2*([.$H32]=[.U$2])+1*([.$I32]=[.U$2])" office:value-type="float" office:value="0" calcext:value-type="float">
            <text:p>0</text:p>
          </table:table-cell>
          <table:table-cell table:formula="of:=128*([.$B32]=[.V$2])+64*([.$C32]=[.V$2])+32*([.$D32]=[.V$2])+16*([.$E32]=[.V$2])+8*([.$F32]=[.V$2])+4*([.$G32]=[.V$2])+2*([.$H32]=[.V$2])+1*([.$I32]=[.V$2])" office:value-type="float" office:value="0" calcext:value-type="float">
            <text:p>0</text:p>
          </table:table-cell>
          <table:table-cell table:formula="of:=128*([.$B32]=[.W$2])+64*([.$C32]=[.W$2])+32*([.$D32]=[.W$2])+16*([.$E32]=[.W$2])+8*([.$F32]=[.W$2])+4*([.$G32]=[.W$2])+2*([.$H32]=[.W$2])+1*([.$I32]=[.W$2])" office:value-type="float" office:value="0" calcext:value-type="float">
            <text:p>0</text:p>
          </table:table-cell>
          <table:table-cell table:formula="of:=128*([.$B32]=[.X$2])+64*([.$C32]=[.X$2])+32*([.$D32]=[.X$2])+16*([.$E32]=[.X$2])+8*([.$F32]=[.X$2])+4*([.$G32]=[.X$2])+2*([.$H32]=[.X$2])+1*([.$I32]=[.X$2])" office:value-type="float" office:value="0" calcext:value-type="float">
            <text:p>0</text:p>
          </table:table-cell>
          <table:table-cell table:formula="of:=128*([.$B32]=[.Y$2])+64*([.$C32]=[.Y$2])+32*([.$D32]=[.Y$2])+16*([.$E32]=[.Y$2])+8*([.$F32]=[.Y$2])+4*([.$G32]=[.Y$2])+2*([.$H32]=[.Y$2])+1*([.$I32]=[.Y$2])" office:value-type="float" office:value="0" calcext:value-type="float">
            <text:p>0</text:p>
          </table:table-cell>
          <table:covered-table-cell/>
          <table:table-cell table:formula="of:=IF([.$AF$15]=&quot;DEC&quot;;TEXT([.J32];&quot;??0&quot;);DEC2HEX([.J32];2))" office:value-type="string" office:string-value="FF" calcext:value-type="string">
            <text:p>FF</text:p>
          </table:table-cell>
          <table:table-cell table:formula="of:=IF([.$AF$15]=&quot;DEC&quot;;TEXT([.K32];&quot;??0&quot;);DEC2HEX([.K32];2))" office:value-type="string" office:string-value="00" calcext:value-type="string">
            <text:p>00</text:p>
          </table:table-cell>
          <table:table-cell table:formula="of:=IF([.$AF$15]=&quot;DEC&quot;;TEXT([.L32];&quot;??0&quot;);DEC2HEX([.L32];2))" office:value-type="string" office:string-value="00" calcext:value-type="string">
            <text:p>00</text:p>
          </table:table-cell>
          <table:table-cell table:formula="of:=IF([.$AF$15]=&quot;DEC&quot;;TEXT([.M32];&quot;??0&quot;);DEC2HEX([.M32];2))" office:value-type="string" office:string-value="00" calcext:value-type="string">
            <text:p>00</text:p>
          </table:table-cell>
          <table:table-cell table:formula="of:=IF([.$AF$15]=&quot;DEC&quot;;TEXT([.N32];&quot;??0&quot;);DEC2HEX([.N32];2))" office:value-type="string" office:string-value="00" calcext:value-type="string">
            <text:p>00</text:p>
          </table:table-cell>
          <table:table-cell table:formula="of:=IF([.$AF$15]=&quot;DEC&quot;;TEXT([.O32];&quot;??0&quot;);DEC2HEX([.O32];2))" office:value-type="string" office:string-value="00" calcext:value-type="string">
            <text:p>00</text:p>
          </table:table-cell>
          <table:table-cell table:formula="of:=IF([.$AF$15]=&quot;DEC&quot;;TEXT([.P32];&quot;??0&quot;);DEC2HEX([.P32];2))" office:value-type="string" office:string-value="00" calcext:value-type="string">
            <text:p>00</text:p>
          </table:table-cell>
          <table:table-cell table:formula="of:=IF([.$AF$15]=&quot;DEC&quot;;TEXT([.Q32];&quot;??0&quot;);DEC2HEX([.Q32];2))" office:value-type="string" office:string-value="00" calcext:value-type="string">
            <text:p>00</text:p>
          </table:table-cell>
          <table:table-cell table:formula="of:=IF([.$AF$15]=&quot;DEC&quot;;TEXT([.R32];&quot;??0&quot;);DEC2HEX([.R32];2))" office:value-type="string" office:string-value="00" calcext:value-type="string">
            <text:p>00</text:p>
          </table:table-cell>
          <table:table-cell table:formula="of:=IF([.$AF$15]=&quot;DEC&quot;;TEXT([.S32];&quot;??0&quot;);DEC2HEX([.S32];2))" office:value-type="string" office:string-value="00" calcext:value-type="string">
            <text:p>00</text:p>
          </table:table-cell>
          <table:table-cell table:formula="of:=IF([.$AF$15]=&quot;DEC&quot;;TEXT([.T32];&quot;??0&quot;);DEC2HEX([.T32];2))" office:value-type="string" office:string-value="00" calcext:value-type="string">
            <text:p>00</text:p>
          </table:table-cell>
          <table:table-cell table:formula="of:=IF([.$AF$15]=&quot;DEC&quot;;TEXT([.U32];&quot;??0&quot;);DEC2HEX([.U32];2))" office:value-type="string" office:string-value="00" calcext:value-type="string">
            <text:p>00</text:p>
          </table:table-cell>
          <table:table-cell table:formula="of:=IF([.$AF$15]=&quot;DEC&quot;;TEXT([.V32];&quot;??0&quot;);DEC2HEX([.V32];2))" office:value-type="string" office:string-value="00" calcext:value-type="string">
            <text:p>00</text:p>
          </table:table-cell>
          <table:table-cell table:formula="of:=IF([.$AF$15]=&quot;DEC&quot;;TEXT([.W32];&quot;??0&quot;);DEC2HEX([.W32];2))" office:value-type="string" office:string-value="00" calcext:value-type="string">
            <text:p>00</text:p>
          </table:table-cell>
          <table:table-cell table:formula="of:=IF([.$AF$15]=&quot;DEC&quot;;TEXT([.X32];&quot;??0&quot;);DEC2HEX([.X32];2))" office:value-type="string" office:string-value="00" calcext:value-type="string">
            <text:p>00</text:p>
          </table:table-cell>
          <table:table-cell table:formula="of:=IF([.$AF$15]=&quot;DEC&quot;;TEXT([.Y32];&quot;??0&quot;);DEC2HEX([.Y32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32]=[.BA$2])+64*([.$C32]=[.BA$2])+32*([.$D32]=[.BA$2])+16*([.$E32]=[.BA$2])+8*([.$F32]=[.BA$2])+4*([.$G32]=[.BA$2])+2*([.$H32]=[.BA$2])+1*([.$I32]=[.BA$2])" office:value-type="float" office:value="255" calcext:value-type="float">
            <text:p>255</text:p>
          </table:table-cell>
          <table:table-cell table:formula="of:=128*([.$B32]=[.BB$2])+64*([.$C32]=[.BB$2])+32*([.$D32]=[.BB$2])+16*([.$E32]=[.BB$2])+8*([.$F32]=[.BB$2])+4*([.$G32]=[.BB$2])+2*([.$H32]=[.BB$2])+1*([.$I32]=[.BB$2])" office:value-type="float" office:value="0" calcext:value-type="float">
            <text:p>0</text:p>
          </table:table-cell>
          <table:table-cell table:formula="of:=128*([.$B32]=[.BC$2])+64*([.$C32]=[.BC$2])+32*([.$D32]=[.BC$2])+16*([.$E32]=[.BC$2])+8*([.$F32]=[.BC$2])+4*([.$G32]=[.BC$2])+2*([.$H32]=[.BC$2])+1*([.$I32]=[.BC$2])" office:value-type="float" office:value="0" calcext:value-type="float">
            <text:p>0</text:p>
          </table:table-cell>
          <table:table-cell table:formula="of:=128*([.$B32]=[.BD$2])+64*([.$C32]=[.BD$2])+32*([.$D32]=[.BD$2])+16*([.$E32]=[.BD$2])+8*([.$F32]=[.BD$2])+4*([.$G32]=[.BD$2])+2*([.$H32]=[.BD$2])+1*([.$I32]=[.BD$2])" office:value-type="float" office:value="0" calcext:value-type="float">
            <text:p>0</text:p>
          </table:table-cell>
          <table:table-cell table:formula="of:=128*([.$B32]=[.BE$2])+64*([.$C32]=[.BE$2])+32*([.$D32]=[.BE$2])+16*([.$E32]=[.BE$2])+8*([.$F32]=[.BE$2])+4*([.$G32]=[.BE$2])+2*([.$H32]=[.BE$2])+1*([.$I32]=[.BE$2])" office:value-type="float" office:value="0" calcext:value-type="float">
            <text:p>0</text:p>
          </table:table-cell>
          <table:table-cell table:formula="of:=128*([.$B32]=[.BF$2])+64*([.$C32]=[.BF$2])+32*([.$D32]=[.BF$2])+16*([.$E32]=[.BF$2])+8*([.$F32]=[.BF$2])+4*([.$G32]=[.BF$2])+2*([.$H32]=[.BF$2])+1*([.$I32]=[.BF$2])" office:value-type="float" office:value="0" calcext:value-type="float">
            <text:p>0</text:p>
          </table:table-cell>
          <table:table-cell table:formula="of:=128*([.$B32]=[.BG$2])+64*([.$C32]=[.BG$2])+32*([.$D32]=[.BG$2])+16*([.$E32]=[.BG$2])+8*([.$F32]=[.BG$2])+4*([.$G32]=[.BG$2])+2*([.$H32]=[.BG$2])+1*([.$I32]=[.BG$2])" office:value-type="float" office:value="0" calcext:value-type="float">
            <text:p>0</text:p>
          </table:table-cell>
          <table:table-cell table:formula="of:=128*([.$B32]=[.BH$2])+64*([.$C32]=[.BH$2])+32*([.$D32]=[.BH$2])+16*([.$E32]=[.BH$2])+8*([.$F32]=[.BH$2])+4*([.$G32]=[.BH$2])+2*([.$H32]=[.BH$2])+1*([.$I32]=[.BH$2])" office:value-type="float" office:value="0" calcext:value-type="float">
            <text:p>0</text:p>
          </table:table-cell>
          <table:table-cell table:formula="of:=128*([.$B32]=[.BI$2])+64*([.$C32]=[.BI$2])+32*([.$D32]=[.BI$2])+16*([.$E32]=[.BI$2])+8*([.$F32]=[.BI$2])+4*([.$G32]=[.BI$2])+2*([.$H32]=[.BI$2])+1*([.$I32]=[.BI$2])" office:value-type="float" office:value="0" calcext:value-type="float">
            <text:p>0</text:p>
          </table:table-cell>
          <table:table-cell table:formula="of:=128*([.$B32]=[.BJ$2])+64*([.$C32]=[.BJ$2])+32*([.$D32]=[.BJ$2])+16*([.$E32]=[.BJ$2])+8*([.$F32]=[.BJ$2])+4*([.$G32]=[.BJ$2])+2*([.$H32]=[.BJ$2])+1*([.$I32]=[.BJ$2])" office:value-type="float" office:value="0" calcext:value-type="float">
            <text:p>0</text:p>
          </table:table-cell>
          <table:table-cell table:formula="of:=128*([.$B32]=[.BK$2])+64*([.$C32]=[.BK$2])+32*([.$D32]=[.BK$2])+16*([.$E32]=[.BK$2])+8*([.$F32]=[.BK$2])+4*([.$G32]=[.BK$2])+2*([.$H32]=[.BK$2])+1*([.$I32]=[.BK$2])" office:value-type="float" office:value="0" calcext:value-type="float">
            <text:p>0</text:p>
          </table:table-cell>
          <table:table-cell table:formula="of:=128*([.$B32]=[.BL$2])+64*([.$C32]=[.BL$2])+32*([.$D32]=[.BL$2])+16*([.$E32]=[.BL$2])+8*([.$F32]=[.BL$2])+4*([.$G32]=[.BL$2])+2*([.$H32]=[.BL$2])+1*([.$I32]=[.BL$2])" office:value-type="float" office:value="0" calcext:value-type="float">
            <text:p>0</text:p>
          </table:table-cell>
          <table:table-cell table:formula="of:=128*([.$B32]=[.BM$2])+64*([.$C32]=[.BM$2])+32*([.$D32]=[.BM$2])+16*([.$E32]=[.BM$2])+8*([.$F32]=[.BM$2])+4*([.$G32]=[.BM$2])+2*([.$H32]=[.BM$2])+1*([.$I32]=[.BM$2])" office:value-type="float" office:value="0" calcext:value-type="float">
            <text:p>0</text:p>
          </table:table-cell>
          <table:table-cell table:formula="of:=128*([.$B32]=[.BN$2])+64*([.$C32]=[.BN$2])+32*([.$D32]=[.BN$2])+16*([.$E32]=[.BN$2])+8*([.$F32]=[.BN$2])+4*([.$G32]=[.BN$2])+2*([.$H32]=[.BN$2])+1*([.$I32]=[.BN$2])" office:value-type="float" office:value="0" calcext:value-type="float">
            <text:p>0</text:p>
          </table:table-cell>
          <table:table-cell table:formula="of:=128*([.$B32]=[.BO$2])+64*([.$C32]=[.BO$2])+32*([.$D32]=[.BO$2])+16*([.$E32]=[.BO$2])+8*([.$F32]=[.BO$2])+4*([.$G32]=[.BO$2])+2*([.$H32]=[.BO$2])+1*([.$I32]=[.BO$2])" office:value-type="float" office:value="0" calcext:value-type="float">
            <text:p>0</text:p>
          </table:table-cell>
          <table:table-cell table:formula="of:=128*([.$B32]=[.BP$2])+64*([.$C32]=[.BP$2])+32*([.$D32]=[.BP$2])+16*([.$E32]=[.BP$2])+8*([.$F32]=[.BP$2])+4*([.$G32]=[.BP$2])+2*([.$H32]=[.BP$2])+1*([.$I32]=[.BP$2])" office:value-type="float" office:value="0" calcext:value-type="float">
            <text:p>0</text:p>
          </table:table-cell>
          <table:covered-table-cell/>
          <table:table-cell table:formula="of:=IF([.$AF$15]=&quot;DEC&quot;;TEXT([.BA32];&quot;??0&quot;);DEC2HEX([.BA32];2))" office:value-type="string" office:string-value="FF" calcext:value-type="string">
            <text:p>FF</text:p>
          </table:table-cell>
          <table:table-cell table:formula="of:=IF([.$AF$15]=&quot;DEC&quot;;TEXT([.BB32];&quot;??0&quot;);DEC2HEX([.BB32];2))" office:value-type="string" office:string-value="00" calcext:value-type="string">
            <text:p>00</text:p>
          </table:table-cell>
          <table:table-cell table:formula="of:=IF([.$AF$15]=&quot;DEC&quot;;TEXT([.BC32];&quot;??0&quot;);DEC2HEX([.BC32];2))" office:value-type="string" office:string-value="00" calcext:value-type="string">
            <text:p>00</text:p>
          </table:table-cell>
          <table:table-cell table:formula="of:=IF([.$AF$15]=&quot;DEC&quot;;TEXT([.BD32];&quot;??0&quot;);DEC2HEX([.BD32];2))" office:value-type="string" office:string-value="00" calcext:value-type="string">
            <text:p>00</text:p>
          </table:table-cell>
          <table:table-cell table:formula="of:=IF([.$AF$15]=&quot;DEC&quot;;TEXT([.BE32];&quot;??0&quot;);DEC2HEX([.BE32];2))" office:value-type="string" office:string-value="00" calcext:value-type="string">
            <text:p>00</text:p>
          </table:table-cell>
          <table:table-cell table:formula="of:=IF([.$AF$15]=&quot;DEC&quot;;TEXT([.BF32];&quot;??0&quot;);DEC2HEX([.BF32];2))" office:value-type="string" office:string-value="00" calcext:value-type="string">
            <text:p>00</text:p>
          </table:table-cell>
          <table:table-cell table:formula="of:=IF([.$AF$15]=&quot;DEC&quot;;TEXT([.BG32];&quot;??0&quot;);DEC2HEX([.BG32];2))" office:value-type="string" office:string-value="00" calcext:value-type="string">
            <text:p>00</text:p>
          </table:table-cell>
          <table:table-cell table:formula="of:=IF([.$AF$15]=&quot;DEC&quot;;TEXT([.BH32];&quot;??0&quot;);DEC2HEX([.BH32];2))" office:value-type="string" office:string-value="00" calcext:value-type="string">
            <text:p>00</text:p>
          </table:table-cell>
          <table:table-cell table:formula="of:=IF([.$AF$15]=&quot;DEC&quot;;TEXT([.BI32];&quot;??0&quot;);DEC2HEX([.BI32];2))" office:value-type="string" office:string-value="00" calcext:value-type="string">
            <text:p>00</text:p>
          </table:table-cell>
          <table:table-cell table:formula="of:=IF([.$AF$15]=&quot;DEC&quot;;TEXT([.BJ32];&quot;??0&quot;);DEC2HEX([.BJ32];2))" office:value-type="string" office:string-value="00" calcext:value-type="string">
            <text:p>00</text:p>
          </table:table-cell>
          <table:table-cell table:formula="of:=IF([.$AF$15]=&quot;DEC&quot;;TEXT([.BK32];&quot;??0&quot;);DEC2HEX([.BK32];2))" office:value-type="string" office:string-value="00" calcext:value-type="string">
            <text:p>00</text:p>
          </table:table-cell>
          <table:table-cell table:formula="of:=IF([.$AF$15]=&quot;DEC&quot;;TEXT([.BL32];&quot;??0&quot;);DEC2HEX([.BL32];2))" office:value-type="string" office:string-value="00" calcext:value-type="string">
            <text:p>00</text:p>
          </table:table-cell>
          <table:table-cell table:formula="of:=IF([.$AF$15]=&quot;DEC&quot;;TEXT([.BM32];&quot;??0&quot;);DEC2HEX([.BM32];2))" office:value-type="string" office:string-value="00" calcext:value-type="string">
            <text:p>00</text:p>
          </table:table-cell>
          <table:table-cell table:formula="of:=IF([.$AF$15]=&quot;DEC&quot;;TEXT([.BN32];&quot;??0&quot;);DEC2HEX([.BN32];2))" office:value-type="string" office:string-value="00" calcext:value-type="string">
            <text:p>00</text:p>
          </table:table-cell>
          <table:table-cell table:formula="of:=IF([.$AF$15]=&quot;DEC&quot;;TEXT([.BO32];&quot;??0&quot;);DEC2HEX([.BO32];2))" office:value-type="string" office:string-value="00" calcext:value-type="string">
            <text:p>00</text:p>
          </table:table-cell>
          <table:table-cell table:formula="of:=IF([.$AF$15]=&quot;DEC&quot;;TEXT([.BP32];&quot;??0&quot;);DEC2HEX([.BP32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8"/>
          <table:table-cell table:formula="of:=128*([.$B33]=[.J$2])+64*([.$C33]=[.J$2])+32*([.$D33]=[.J$2])+16*([.$E33]=[.J$2])+8*([.$F33]=[.J$2])+4*([.$G33]=[.J$2])+2*([.$H33]=[.J$2])+1*([.$I33]=[.J$2])" office:value-type="float" office:value="255" calcext:value-type="float">
            <text:p>255</text:p>
          </table:table-cell>
          <table:table-cell table:formula="of:=128*([.$B33]=[.K$2])+64*([.$C33]=[.K$2])+32*([.$D33]=[.K$2])+16*([.$E33]=[.K$2])+8*([.$F33]=[.K$2])+4*([.$G33]=[.K$2])+2*([.$H33]=[.K$2])+1*([.$I33]=[.K$2])" office:value-type="float" office:value="0" calcext:value-type="float">
            <text:p>0</text:p>
          </table:table-cell>
          <table:table-cell table:formula="of:=128*([.$B33]=[.L$2])+64*([.$C33]=[.L$2])+32*([.$D33]=[.L$2])+16*([.$E33]=[.L$2])+8*([.$F33]=[.L$2])+4*([.$G33]=[.L$2])+2*([.$H33]=[.L$2])+1*([.$I33]=[.L$2])" office:value-type="float" office:value="0" calcext:value-type="float">
            <text:p>0</text:p>
          </table:table-cell>
          <table:table-cell table:formula="of:=128*([.$B33]=[.M$2])+64*([.$C33]=[.M$2])+32*([.$D33]=[.M$2])+16*([.$E33]=[.M$2])+8*([.$F33]=[.M$2])+4*([.$G33]=[.M$2])+2*([.$H33]=[.M$2])+1*([.$I33]=[.M$2])" office:value-type="float" office:value="0" calcext:value-type="float">
            <text:p>0</text:p>
          </table:table-cell>
          <table:table-cell table:formula="of:=128*([.$B33]=[.N$2])+64*([.$C33]=[.N$2])+32*([.$D33]=[.N$2])+16*([.$E33]=[.N$2])+8*([.$F33]=[.N$2])+4*([.$G33]=[.N$2])+2*([.$H33]=[.N$2])+1*([.$I33]=[.N$2])" office:value-type="float" office:value="0" calcext:value-type="float">
            <text:p>0</text:p>
          </table:table-cell>
          <table:table-cell table:formula="of:=128*([.$B33]=[.O$2])+64*([.$C33]=[.O$2])+32*([.$D33]=[.O$2])+16*([.$E33]=[.O$2])+8*([.$F33]=[.O$2])+4*([.$G33]=[.O$2])+2*([.$H33]=[.O$2])+1*([.$I33]=[.O$2])" office:value-type="float" office:value="0" calcext:value-type="float">
            <text:p>0</text:p>
          </table:table-cell>
          <table:table-cell table:formula="of:=128*([.$B33]=[.P$2])+64*([.$C33]=[.P$2])+32*([.$D33]=[.P$2])+16*([.$E33]=[.P$2])+8*([.$F33]=[.P$2])+4*([.$G33]=[.P$2])+2*([.$H33]=[.P$2])+1*([.$I33]=[.P$2])" office:value-type="float" office:value="0" calcext:value-type="float">
            <text:p>0</text:p>
          </table:table-cell>
          <table:table-cell table:formula="of:=128*([.$B33]=[.Q$2])+64*([.$C33]=[.Q$2])+32*([.$D33]=[.Q$2])+16*([.$E33]=[.Q$2])+8*([.$F33]=[.Q$2])+4*([.$G33]=[.Q$2])+2*([.$H33]=[.Q$2])+1*([.$I33]=[.Q$2])" office:value-type="float" office:value="0" calcext:value-type="float">
            <text:p>0</text:p>
          </table:table-cell>
          <table:table-cell table:formula="of:=128*([.$B33]=[.R$2])+64*([.$C33]=[.R$2])+32*([.$D33]=[.R$2])+16*([.$E33]=[.R$2])+8*([.$F33]=[.R$2])+4*([.$G33]=[.R$2])+2*([.$H33]=[.R$2])+1*([.$I33]=[.R$2])" office:value-type="float" office:value="0" calcext:value-type="float">
            <text:p>0</text:p>
          </table:table-cell>
          <table:table-cell table:formula="of:=128*([.$B33]=[.S$2])+64*([.$C33]=[.S$2])+32*([.$D33]=[.S$2])+16*([.$E33]=[.S$2])+8*([.$F33]=[.S$2])+4*([.$G33]=[.S$2])+2*([.$H33]=[.S$2])+1*([.$I33]=[.S$2])" office:value-type="float" office:value="0" calcext:value-type="float">
            <text:p>0</text:p>
          </table:table-cell>
          <table:table-cell table:formula="of:=128*([.$B33]=[.T$2])+64*([.$C33]=[.T$2])+32*([.$D33]=[.T$2])+16*([.$E33]=[.T$2])+8*([.$F33]=[.T$2])+4*([.$G33]=[.T$2])+2*([.$H33]=[.T$2])+1*([.$I33]=[.T$2])" office:value-type="float" office:value="0" calcext:value-type="float">
            <text:p>0</text:p>
          </table:table-cell>
          <table:table-cell table:formula="of:=128*([.$B33]=[.U$2])+64*([.$C33]=[.U$2])+32*([.$D33]=[.U$2])+16*([.$E33]=[.U$2])+8*([.$F33]=[.U$2])+4*([.$G33]=[.U$2])+2*([.$H33]=[.U$2])+1*([.$I33]=[.U$2])" office:value-type="float" office:value="0" calcext:value-type="float">
            <text:p>0</text:p>
          </table:table-cell>
          <table:table-cell table:formula="of:=128*([.$B33]=[.V$2])+64*([.$C33]=[.V$2])+32*([.$D33]=[.V$2])+16*([.$E33]=[.V$2])+8*([.$F33]=[.V$2])+4*([.$G33]=[.V$2])+2*([.$H33]=[.V$2])+1*([.$I33]=[.V$2])" office:value-type="float" office:value="0" calcext:value-type="float">
            <text:p>0</text:p>
          </table:table-cell>
          <table:table-cell table:formula="of:=128*([.$B33]=[.W$2])+64*([.$C33]=[.W$2])+32*([.$D33]=[.W$2])+16*([.$E33]=[.W$2])+8*([.$F33]=[.W$2])+4*([.$G33]=[.W$2])+2*([.$H33]=[.W$2])+1*([.$I33]=[.W$2])" office:value-type="float" office:value="0" calcext:value-type="float">
            <text:p>0</text:p>
          </table:table-cell>
          <table:table-cell table:formula="of:=128*([.$B33]=[.X$2])+64*([.$C33]=[.X$2])+32*([.$D33]=[.X$2])+16*([.$E33]=[.X$2])+8*([.$F33]=[.X$2])+4*([.$G33]=[.X$2])+2*([.$H33]=[.X$2])+1*([.$I33]=[.X$2])" office:value-type="float" office:value="0" calcext:value-type="float">
            <text:p>0</text:p>
          </table:table-cell>
          <table:table-cell table:formula="of:=128*([.$B33]=[.Y$2])+64*([.$C33]=[.Y$2])+32*([.$D33]=[.Y$2])+16*([.$E33]=[.Y$2])+8*([.$F33]=[.Y$2])+4*([.$G33]=[.Y$2])+2*([.$H33]=[.Y$2])+1*([.$I33]=[.Y$2])" office:value-type="float" office:value="0" calcext:value-type="float">
            <text:p>0</text:p>
          </table:table-cell>
          <table:covered-table-cell/>
          <table:table-cell table:formula="of:=IF([.$AF$15]=&quot;DEC&quot;;TEXT([.J33];&quot;??0&quot;);DEC2HEX([.J33];2))" office:value-type="string" office:string-value="FF" calcext:value-type="string">
            <text:p>FF</text:p>
          </table:table-cell>
          <table:table-cell table:formula="of:=IF([.$AF$15]=&quot;DEC&quot;;TEXT([.K33];&quot;??0&quot;);DEC2HEX([.K33];2))" office:value-type="string" office:string-value="00" calcext:value-type="string">
            <text:p>00</text:p>
          </table:table-cell>
          <table:table-cell table:formula="of:=IF([.$AF$15]=&quot;DEC&quot;;TEXT([.L33];&quot;??0&quot;);DEC2HEX([.L33];2))" office:value-type="string" office:string-value="00" calcext:value-type="string">
            <text:p>00</text:p>
          </table:table-cell>
          <table:table-cell table:formula="of:=IF([.$AF$15]=&quot;DEC&quot;;TEXT([.M33];&quot;??0&quot;);DEC2HEX([.M33];2))" office:value-type="string" office:string-value="00" calcext:value-type="string">
            <text:p>00</text:p>
          </table:table-cell>
          <table:table-cell table:formula="of:=IF([.$AF$15]=&quot;DEC&quot;;TEXT([.N33];&quot;??0&quot;);DEC2HEX([.N33];2))" office:value-type="string" office:string-value="00" calcext:value-type="string">
            <text:p>00</text:p>
          </table:table-cell>
          <table:table-cell table:formula="of:=IF([.$AF$15]=&quot;DEC&quot;;TEXT([.O33];&quot;??0&quot;);DEC2HEX([.O33];2))" office:value-type="string" office:string-value="00" calcext:value-type="string">
            <text:p>00</text:p>
          </table:table-cell>
          <table:table-cell table:formula="of:=IF([.$AF$15]=&quot;DEC&quot;;TEXT([.P33];&quot;??0&quot;);DEC2HEX([.P33];2))" office:value-type="string" office:string-value="00" calcext:value-type="string">
            <text:p>00</text:p>
          </table:table-cell>
          <table:table-cell table:formula="of:=IF([.$AF$15]=&quot;DEC&quot;;TEXT([.Q33];&quot;??0&quot;);DEC2HEX([.Q33];2))" office:value-type="string" office:string-value="00" calcext:value-type="string">
            <text:p>00</text:p>
          </table:table-cell>
          <table:table-cell table:formula="of:=IF([.$AF$15]=&quot;DEC&quot;;TEXT([.R33];&quot;??0&quot;);DEC2HEX([.R33];2))" office:value-type="string" office:string-value="00" calcext:value-type="string">
            <text:p>00</text:p>
          </table:table-cell>
          <table:table-cell table:formula="of:=IF([.$AF$15]=&quot;DEC&quot;;TEXT([.S33];&quot;??0&quot;);DEC2HEX([.S33];2))" office:value-type="string" office:string-value="00" calcext:value-type="string">
            <text:p>00</text:p>
          </table:table-cell>
          <table:table-cell table:formula="of:=IF([.$AF$15]=&quot;DEC&quot;;TEXT([.T33];&quot;??0&quot;);DEC2HEX([.T33];2))" office:value-type="string" office:string-value="00" calcext:value-type="string">
            <text:p>00</text:p>
          </table:table-cell>
          <table:table-cell table:formula="of:=IF([.$AF$15]=&quot;DEC&quot;;TEXT([.U33];&quot;??0&quot;);DEC2HEX([.U33];2))" office:value-type="string" office:string-value="00" calcext:value-type="string">
            <text:p>00</text:p>
          </table:table-cell>
          <table:table-cell table:formula="of:=IF([.$AF$15]=&quot;DEC&quot;;TEXT([.V33];&quot;??0&quot;);DEC2HEX([.V33];2))" office:value-type="string" office:string-value="00" calcext:value-type="string">
            <text:p>00</text:p>
          </table:table-cell>
          <table:table-cell table:formula="of:=IF([.$AF$15]=&quot;DEC&quot;;TEXT([.W33];&quot;??0&quot;);DEC2HEX([.W33];2))" office:value-type="string" office:string-value="00" calcext:value-type="string">
            <text:p>00</text:p>
          </table:table-cell>
          <table:table-cell table:formula="of:=IF([.$AF$15]=&quot;DEC&quot;;TEXT([.X33];&quot;??0&quot;);DEC2HEX([.X33];2))" office:value-type="string" office:string-value="00" calcext:value-type="string">
            <text:p>00</text:p>
          </table:table-cell>
          <table:table-cell table:formula="of:=IF([.$AF$15]=&quot;DEC&quot;;TEXT([.Y33];&quot;??0&quot;);DEC2HEX([.Y33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33]=[.BA$2])+64*([.$C33]=[.BA$2])+32*([.$D33]=[.BA$2])+16*([.$E33]=[.BA$2])+8*([.$F33]=[.BA$2])+4*([.$G33]=[.BA$2])+2*([.$H33]=[.BA$2])+1*([.$I33]=[.BA$2])" office:value-type="float" office:value="255" calcext:value-type="float">
            <text:p>255</text:p>
          </table:table-cell>
          <table:table-cell table:formula="of:=128*([.$B33]=[.BB$2])+64*([.$C33]=[.BB$2])+32*([.$D33]=[.BB$2])+16*([.$E33]=[.BB$2])+8*([.$F33]=[.BB$2])+4*([.$G33]=[.BB$2])+2*([.$H33]=[.BB$2])+1*([.$I33]=[.BB$2])" office:value-type="float" office:value="0" calcext:value-type="float">
            <text:p>0</text:p>
          </table:table-cell>
          <table:table-cell table:formula="of:=128*([.$B33]=[.BC$2])+64*([.$C33]=[.BC$2])+32*([.$D33]=[.BC$2])+16*([.$E33]=[.BC$2])+8*([.$F33]=[.BC$2])+4*([.$G33]=[.BC$2])+2*([.$H33]=[.BC$2])+1*([.$I33]=[.BC$2])" office:value-type="float" office:value="0" calcext:value-type="float">
            <text:p>0</text:p>
          </table:table-cell>
          <table:table-cell table:formula="of:=128*([.$B33]=[.BD$2])+64*([.$C33]=[.BD$2])+32*([.$D33]=[.BD$2])+16*([.$E33]=[.BD$2])+8*([.$F33]=[.BD$2])+4*([.$G33]=[.BD$2])+2*([.$H33]=[.BD$2])+1*([.$I33]=[.BD$2])" office:value-type="float" office:value="0" calcext:value-type="float">
            <text:p>0</text:p>
          </table:table-cell>
          <table:table-cell table:formula="of:=128*([.$B33]=[.BE$2])+64*([.$C33]=[.BE$2])+32*([.$D33]=[.BE$2])+16*([.$E33]=[.BE$2])+8*([.$F33]=[.BE$2])+4*([.$G33]=[.BE$2])+2*([.$H33]=[.BE$2])+1*([.$I33]=[.BE$2])" office:value-type="float" office:value="0" calcext:value-type="float">
            <text:p>0</text:p>
          </table:table-cell>
          <table:table-cell table:formula="of:=128*([.$B33]=[.BF$2])+64*([.$C33]=[.BF$2])+32*([.$D33]=[.BF$2])+16*([.$E33]=[.BF$2])+8*([.$F33]=[.BF$2])+4*([.$G33]=[.BF$2])+2*([.$H33]=[.BF$2])+1*([.$I33]=[.BF$2])" office:value-type="float" office:value="0" calcext:value-type="float">
            <text:p>0</text:p>
          </table:table-cell>
          <table:table-cell table:formula="of:=128*([.$B33]=[.BG$2])+64*([.$C33]=[.BG$2])+32*([.$D33]=[.BG$2])+16*([.$E33]=[.BG$2])+8*([.$F33]=[.BG$2])+4*([.$G33]=[.BG$2])+2*([.$H33]=[.BG$2])+1*([.$I33]=[.BG$2])" office:value-type="float" office:value="0" calcext:value-type="float">
            <text:p>0</text:p>
          </table:table-cell>
          <table:table-cell table:formula="of:=128*([.$B33]=[.BH$2])+64*([.$C33]=[.BH$2])+32*([.$D33]=[.BH$2])+16*([.$E33]=[.BH$2])+8*([.$F33]=[.BH$2])+4*([.$G33]=[.BH$2])+2*([.$H33]=[.BH$2])+1*([.$I33]=[.BH$2])" office:value-type="float" office:value="0" calcext:value-type="float">
            <text:p>0</text:p>
          </table:table-cell>
          <table:table-cell table:formula="of:=128*([.$B33]=[.BI$2])+64*([.$C33]=[.BI$2])+32*([.$D33]=[.BI$2])+16*([.$E33]=[.BI$2])+8*([.$F33]=[.BI$2])+4*([.$G33]=[.BI$2])+2*([.$H33]=[.BI$2])+1*([.$I33]=[.BI$2])" office:value-type="float" office:value="0" calcext:value-type="float">
            <text:p>0</text:p>
          </table:table-cell>
          <table:table-cell table:formula="of:=128*([.$B33]=[.BJ$2])+64*([.$C33]=[.BJ$2])+32*([.$D33]=[.BJ$2])+16*([.$E33]=[.BJ$2])+8*([.$F33]=[.BJ$2])+4*([.$G33]=[.BJ$2])+2*([.$H33]=[.BJ$2])+1*([.$I33]=[.BJ$2])" office:value-type="float" office:value="0" calcext:value-type="float">
            <text:p>0</text:p>
          </table:table-cell>
          <table:table-cell table:formula="of:=128*([.$B33]=[.BK$2])+64*([.$C33]=[.BK$2])+32*([.$D33]=[.BK$2])+16*([.$E33]=[.BK$2])+8*([.$F33]=[.BK$2])+4*([.$G33]=[.BK$2])+2*([.$H33]=[.BK$2])+1*([.$I33]=[.BK$2])" office:value-type="float" office:value="0" calcext:value-type="float">
            <text:p>0</text:p>
          </table:table-cell>
          <table:table-cell table:formula="of:=128*([.$B33]=[.BL$2])+64*([.$C33]=[.BL$2])+32*([.$D33]=[.BL$2])+16*([.$E33]=[.BL$2])+8*([.$F33]=[.BL$2])+4*([.$G33]=[.BL$2])+2*([.$H33]=[.BL$2])+1*([.$I33]=[.BL$2])" office:value-type="float" office:value="0" calcext:value-type="float">
            <text:p>0</text:p>
          </table:table-cell>
          <table:table-cell table:formula="of:=128*([.$B33]=[.BM$2])+64*([.$C33]=[.BM$2])+32*([.$D33]=[.BM$2])+16*([.$E33]=[.BM$2])+8*([.$F33]=[.BM$2])+4*([.$G33]=[.BM$2])+2*([.$H33]=[.BM$2])+1*([.$I33]=[.BM$2])" office:value-type="float" office:value="0" calcext:value-type="float">
            <text:p>0</text:p>
          </table:table-cell>
          <table:table-cell table:formula="of:=128*([.$B33]=[.BN$2])+64*([.$C33]=[.BN$2])+32*([.$D33]=[.BN$2])+16*([.$E33]=[.BN$2])+8*([.$F33]=[.BN$2])+4*([.$G33]=[.BN$2])+2*([.$H33]=[.BN$2])+1*([.$I33]=[.BN$2])" office:value-type="float" office:value="0" calcext:value-type="float">
            <text:p>0</text:p>
          </table:table-cell>
          <table:table-cell table:formula="of:=128*([.$B33]=[.BO$2])+64*([.$C33]=[.BO$2])+32*([.$D33]=[.BO$2])+16*([.$E33]=[.BO$2])+8*([.$F33]=[.BO$2])+4*([.$G33]=[.BO$2])+2*([.$H33]=[.BO$2])+1*([.$I33]=[.BO$2])" office:value-type="float" office:value="0" calcext:value-type="float">
            <text:p>0</text:p>
          </table:table-cell>
          <table:table-cell table:formula="of:=128*([.$B33]=[.BP$2])+64*([.$C33]=[.BP$2])+32*([.$D33]=[.BP$2])+16*([.$E33]=[.BP$2])+8*([.$F33]=[.BP$2])+4*([.$G33]=[.BP$2])+2*([.$H33]=[.BP$2])+1*([.$I33]=[.BP$2])" office:value-type="float" office:value="0" calcext:value-type="float">
            <text:p>0</text:p>
          </table:table-cell>
          <table:covered-table-cell/>
          <table:table-cell table:formula="of:=IF([.$AF$15]=&quot;DEC&quot;;TEXT([.BA33];&quot;??0&quot;);DEC2HEX([.BA33];2))" office:value-type="string" office:string-value="FF" calcext:value-type="string">
            <text:p>FF</text:p>
          </table:table-cell>
          <table:table-cell table:formula="of:=IF([.$AF$15]=&quot;DEC&quot;;TEXT([.BB33];&quot;??0&quot;);DEC2HEX([.BB33];2))" office:value-type="string" office:string-value="00" calcext:value-type="string">
            <text:p>00</text:p>
          </table:table-cell>
          <table:table-cell table:formula="of:=IF([.$AF$15]=&quot;DEC&quot;;TEXT([.BC33];&quot;??0&quot;);DEC2HEX([.BC33];2))" office:value-type="string" office:string-value="00" calcext:value-type="string">
            <text:p>00</text:p>
          </table:table-cell>
          <table:table-cell table:formula="of:=IF([.$AF$15]=&quot;DEC&quot;;TEXT([.BD33];&quot;??0&quot;);DEC2HEX([.BD33];2))" office:value-type="string" office:string-value="00" calcext:value-type="string">
            <text:p>00</text:p>
          </table:table-cell>
          <table:table-cell table:formula="of:=IF([.$AF$15]=&quot;DEC&quot;;TEXT([.BE33];&quot;??0&quot;);DEC2HEX([.BE33];2))" office:value-type="string" office:string-value="00" calcext:value-type="string">
            <text:p>00</text:p>
          </table:table-cell>
          <table:table-cell table:formula="of:=IF([.$AF$15]=&quot;DEC&quot;;TEXT([.BF33];&quot;??0&quot;);DEC2HEX([.BF33];2))" office:value-type="string" office:string-value="00" calcext:value-type="string">
            <text:p>00</text:p>
          </table:table-cell>
          <table:table-cell table:formula="of:=IF([.$AF$15]=&quot;DEC&quot;;TEXT([.BG33];&quot;??0&quot;);DEC2HEX([.BG33];2))" office:value-type="string" office:string-value="00" calcext:value-type="string">
            <text:p>00</text:p>
          </table:table-cell>
          <table:table-cell table:formula="of:=IF([.$AF$15]=&quot;DEC&quot;;TEXT([.BH33];&quot;??0&quot;);DEC2HEX([.BH33];2))" office:value-type="string" office:string-value="00" calcext:value-type="string">
            <text:p>00</text:p>
          </table:table-cell>
          <table:table-cell table:formula="of:=IF([.$AF$15]=&quot;DEC&quot;;TEXT([.BI33];&quot;??0&quot;);DEC2HEX([.BI33];2))" office:value-type="string" office:string-value="00" calcext:value-type="string">
            <text:p>00</text:p>
          </table:table-cell>
          <table:table-cell table:formula="of:=IF([.$AF$15]=&quot;DEC&quot;;TEXT([.BJ33];&quot;??0&quot;);DEC2HEX([.BJ33];2))" office:value-type="string" office:string-value="00" calcext:value-type="string">
            <text:p>00</text:p>
          </table:table-cell>
          <table:table-cell table:formula="of:=IF([.$AF$15]=&quot;DEC&quot;;TEXT([.BK33];&quot;??0&quot;);DEC2HEX([.BK33];2))" office:value-type="string" office:string-value="00" calcext:value-type="string">
            <text:p>00</text:p>
          </table:table-cell>
          <table:table-cell table:formula="of:=IF([.$AF$15]=&quot;DEC&quot;;TEXT([.BL33];&quot;??0&quot;);DEC2HEX([.BL33];2))" office:value-type="string" office:string-value="00" calcext:value-type="string">
            <text:p>00</text:p>
          </table:table-cell>
          <table:table-cell table:formula="of:=IF([.$AF$15]=&quot;DEC&quot;;TEXT([.BM33];&quot;??0&quot;);DEC2HEX([.BM33];2))" office:value-type="string" office:string-value="00" calcext:value-type="string">
            <text:p>00</text:p>
          </table:table-cell>
          <table:table-cell table:formula="of:=IF([.$AF$15]=&quot;DEC&quot;;TEXT([.BN33];&quot;??0&quot;);DEC2HEX([.BN33];2))" office:value-type="string" office:string-value="00" calcext:value-type="string">
            <text:p>00</text:p>
          </table:table-cell>
          <table:table-cell table:formula="of:=IF([.$AF$15]=&quot;DEC&quot;;TEXT([.BO33];&quot;??0&quot;);DEC2HEX([.BO33];2))" office:value-type="string" office:string-value="00" calcext:value-type="string">
            <text:p>00</text:p>
          </table:table-cell>
          <table:table-cell table:formula="of:=IF([.$AF$15]=&quot;DEC&quot;;TEXT([.BP33];&quot;??0&quot;);DEC2HEX([.BP33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8"/>
          <table:table-cell table:formula="of:=128*([.$B34]=[.J$2])+64*([.$C34]=[.J$2])+32*([.$D34]=[.J$2])+16*([.$E34]=[.J$2])+8*([.$F34]=[.J$2])+4*([.$G34]=[.J$2])+2*([.$H34]=[.J$2])+1*([.$I34]=[.J$2])" office:value-type="float" office:value="255" calcext:value-type="float">
            <text:p>255</text:p>
          </table:table-cell>
          <table:table-cell table:formula="of:=128*([.$B34]=[.K$2])+64*([.$C34]=[.K$2])+32*([.$D34]=[.K$2])+16*([.$E34]=[.K$2])+8*([.$F34]=[.K$2])+4*([.$G34]=[.K$2])+2*([.$H34]=[.K$2])+1*([.$I34]=[.K$2])" office:value-type="float" office:value="0" calcext:value-type="float">
            <text:p>0</text:p>
          </table:table-cell>
          <table:table-cell table:formula="of:=128*([.$B34]=[.L$2])+64*([.$C34]=[.L$2])+32*([.$D34]=[.L$2])+16*([.$E34]=[.L$2])+8*([.$F34]=[.L$2])+4*([.$G34]=[.L$2])+2*([.$H34]=[.L$2])+1*([.$I34]=[.L$2])" office:value-type="float" office:value="0" calcext:value-type="float">
            <text:p>0</text:p>
          </table:table-cell>
          <table:table-cell table:formula="of:=128*([.$B34]=[.M$2])+64*([.$C34]=[.M$2])+32*([.$D34]=[.M$2])+16*([.$E34]=[.M$2])+8*([.$F34]=[.M$2])+4*([.$G34]=[.M$2])+2*([.$H34]=[.M$2])+1*([.$I34]=[.M$2])" office:value-type="float" office:value="0" calcext:value-type="float">
            <text:p>0</text:p>
          </table:table-cell>
          <table:table-cell table:formula="of:=128*([.$B34]=[.N$2])+64*([.$C34]=[.N$2])+32*([.$D34]=[.N$2])+16*([.$E34]=[.N$2])+8*([.$F34]=[.N$2])+4*([.$G34]=[.N$2])+2*([.$H34]=[.N$2])+1*([.$I34]=[.N$2])" office:value-type="float" office:value="0" calcext:value-type="float">
            <text:p>0</text:p>
          </table:table-cell>
          <table:table-cell table:formula="of:=128*([.$B34]=[.O$2])+64*([.$C34]=[.O$2])+32*([.$D34]=[.O$2])+16*([.$E34]=[.O$2])+8*([.$F34]=[.O$2])+4*([.$G34]=[.O$2])+2*([.$H34]=[.O$2])+1*([.$I34]=[.O$2])" office:value-type="float" office:value="0" calcext:value-type="float">
            <text:p>0</text:p>
          </table:table-cell>
          <table:table-cell table:formula="of:=128*([.$B34]=[.P$2])+64*([.$C34]=[.P$2])+32*([.$D34]=[.P$2])+16*([.$E34]=[.P$2])+8*([.$F34]=[.P$2])+4*([.$G34]=[.P$2])+2*([.$H34]=[.P$2])+1*([.$I34]=[.P$2])" office:value-type="float" office:value="0" calcext:value-type="float">
            <text:p>0</text:p>
          </table:table-cell>
          <table:table-cell table:formula="of:=128*([.$B34]=[.Q$2])+64*([.$C34]=[.Q$2])+32*([.$D34]=[.Q$2])+16*([.$E34]=[.Q$2])+8*([.$F34]=[.Q$2])+4*([.$G34]=[.Q$2])+2*([.$H34]=[.Q$2])+1*([.$I34]=[.Q$2])" office:value-type="float" office:value="0" calcext:value-type="float">
            <text:p>0</text:p>
          </table:table-cell>
          <table:table-cell table:formula="of:=128*([.$B34]=[.R$2])+64*([.$C34]=[.R$2])+32*([.$D34]=[.R$2])+16*([.$E34]=[.R$2])+8*([.$F34]=[.R$2])+4*([.$G34]=[.R$2])+2*([.$H34]=[.R$2])+1*([.$I34]=[.R$2])" office:value-type="float" office:value="0" calcext:value-type="float">
            <text:p>0</text:p>
          </table:table-cell>
          <table:table-cell table:formula="of:=128*([.$B34]=[.S$2])+64*([.$C34]=[.S$2])+32*([.$D34]=[.S$2])+16*([.$E34]=[.S$2])+8*([.$F34]=[.S$2])+4*([.$G34]=[.S$2])+2*([.$H34]=[.S$2])+1*([.$I34]=[.S$2])" office:value-type="float" office:value="0" calcext:value-type="float">
            <text:p>0</text:p>
          </table:table-cell>
          <table:table-cell table:formula="of:=128*([.$B34]=[.T$2])+64*([.$C34]=[.T$2])+32*([.$D34]=[.T$2])+16*([.$E34]=[.T$2])+8*([.$F34]=[.T$2])+4*([.$G34]=[.T$2])+2*([.$H34]=[.T$2])+1*([.$I34]=[.T$2])" office:value-type="float" office:value="0" calcext:value-type="float">
            <text:p>0</text:p>
          </table:table-cell>
          <table:table-cell table:formula="of:=128*([.$B34]=[.U$2])+64*([.$C34]=[.U$2])+32*([.$D34]=[.U$2])+16*([.$E34]=[.U$2])+8*([.$F34]=[.U$2])+4*([.$G34]=[.U$2])+2*([.$H34]=[.U$2])+1*([.$I34]=[.U$2])" office:value-type="float" office:value="0" calcext:value-type="float">
            <text:p>0</text:p>
          </table:table-cell>
          <table:table-cell table:formula="of:=128*([.$B34]=[.V$2])+64*([.$C34]=[.V$2])+32*([.$D34]=[.V$2])+16*([.$E34]=[.V$2])+8*([.$F34]=[.V$2])+4*([.$G34]=[.V$2])+2*([.$H34]=[.V$2])+1*([.$I34]=[.V$2])" office:value-type="float" office:value="0" calcext:value-type="float">
            <text:p>0</text:p>
          </table:table-cell>
          <table:table-cell table:formula="of:=128*([.$B34]=[.W$2])+64*([.$C34]=[.W$2])+32*([.$D34]=[.W$2])+16*([.$E34]=[.W$2])+8*([.$F34]=[.W$2])+4*([.$G34]=[.W$2])+2*([.$H34]=[.W$2])+1*([.$I34]=[.W$2])" office:value-type="float" office:value="0" calcext:value-type="float">
            <text:p>0</text:p>
          </table:table-cell>
          <table:table-cell table:formula="of:=128*([.$B34]=[.X$2])+64*([.$C34]=[.X$2])+32*([.$D34]=[.X$2])+16*([.$E34]=[.X$2])+8*([.$F34]=[.X$2])+4*([.$G34]=[.X$2])+2*([.$H34]=[.X$2])+1*([.$I34]=[.X$2])" office:value-type="float" office:value="0" calcext:value-type="float">
            <text:p>0</text:p>
          </table:table-cell>
          <table:table-cell table:formula="of:=128*([.$B34]=[.Y$2])+64*([.$C34]=[.Y$2])+32*([.$D34]=[.Y$2])+16*([.$E34]=[.Y$2])+8*([.$F34]=[.Y$2])+4*([.$G34]=[.Y$2])+2*([.$H34]=[.Y$2])+1*([.$I34]=[.Y$2])" office:value-type="float" office:value="0" calcext:value-type="float">
            <text:p>0</text:p>
          </table:table-cell>
          <table:covered-table-cell/>
          <table:table-cell table:formula="of:=IF([.$AF$15]=&quot;DEC&quot;;TEXT([.J34];&quot;??0&quot;);DEC2HEX([.J34];2))" office:value-type="string" office:string-value="FF" calcext:value-type="string">
            <text:p>FF</text:p>
          </table:table-cell>
          <table:table-cell table:formula="of:=IF([.$AF$15]=&quot;DEC&quot;;TEXT([.K34];&quot;??0&quot;);DEC2HEX([.K34];2))" office:value-type="string" office:string-value="00" calcext:value-type="string">
            <text:p>00</text:p>
          </table:table-cell>
          <table:table-cell table:formula="of:=IF([.$AF$15]=&quot;DEC&quot;;TEXT([.L34];&quot;??0&quot;);DEC2HEX([.L34];2))" office:value-type="string" office:string-value="00" calcext:value-type="string">
            <text:p>00</text:p>
          </table:table-cell>
          <table:table-cell table:formula="of:=IF([.$AF$15]=&quot;DEC&quot;;TEXT([.M34];&quot;??0&quot;);DEC2HEX([.M34];2))" office:value-type="string" office:string-value="00" calcext:value-type="string">
            <text:p>00</text:p>
          </table:table-cell>
          <table:table-cell table:formula="of:=IF([.$AF$15]=&quot;DEC&quot;;TEXT([.N34];&quot;??0&quot;);DEC2HEX([.N34];2))" office:value-type="string" office:string-value="00" calcext:value-type="string">
            <text:p>00</text:p>
          </table:table-cell>
          <table:table-cell table:formula="of:=IF([.$AF$15]=&quot;DEC&quot;;TEXT([.O34];&quot;??0&quot;);DEC2HEX([.O34];2))" office:value-type="string" office:string-value="00" calcext:value-type="string">
            <text:p>00</text:p>
          </table:table-cell>
          <table:table-cell table:formula="of:=IF([.$AF$15]=&quot;DEC&quot;;TEXT([.P34];&quot;??0&quot;);DEC2HEX([.P34];2))" office:value-type="string" office:string-value="00" calcext:value-type="string">
            <text:p>00</text:p>
          </table:table-cell>
          <table:table-cell table:formula="of:=IF([.$AF$15]=&quot;DEC&quot;;TEXT([.Q34];&quot;??0&quot;);DEC2HEX([.Q34];2))" office:value-type="string" office:string-value="00" calcext:value-type="string">
            <text:p>00</text:p>
          </table:table-cell>
          <table:table-cell table:formula="of:=IF([.$AF$15]=&quot;DEC&quot;;TEXT([.R34];&quot;??0&quot;);DEC2HEX([.R34];2))" office:value-type="string" office:string-value="00" calcext:value-type="string">
            <text:p>00</text:p>
          </table:table-cell>
          <table:table-cell table:formula="of:=IF([.$AF$15]=&quot;DEC&quot;;TEXT([.S34];&quot;??0&quot;);DEC2HEX([.S34];2))" office:value-type="string" office:string-value="00" calcext:value-type="string">
            <text:p>00</text:p>
          </table:table-cell>
          <table:table-cell table:formula="of:=IF([.$AF$15]=&quot;DEC&quot;;TEXT([.T34];&quot;??0&quot;);DEC2HEX([.T34];2))" office:value-type="string" office:string-value="00" calcext:value-type="string">
            <text:p>00</text:p>
          </table:table-cell>
          <table:table-cell table:formula="of:=IF([.$AF$15]=&quot;DEC&quot;;TEXT([.U34];&quot;??0&quot;);DEC2HEX([.U34];2))" office:value-type="string" office:string-value="00" calcext:value-type="string">
            <text:p>00</text:p>
          </table:table-cell>
          <table:table-cell table:formula="of:=IF([.$AF$15]=&quot;DEC&quot;;TEXT([.V34];&quot;??0&quot;);DEC2HEX([.V34];2))" office:value-type="string" office:string-value="00" calcext:value-type="string">
            <text:p>00</text:p>
          </table:table-cell>
          <table:table-cell table:formula="of:=IF([.$AF$15]=&quot;DEC&quot;;TEXT([.W34];&quot;??0&quot;);DEC2HEX([.W34];2))" office:value-type="string" office:string-value="00" calcext:value-type="string">
            <text:p>00</text:p>
          </table:table-cell>
          <table:table-cell table:formula="of:=IF([.$AF$15]=&quot;DEC&quot;;TEXT([.X34];&quot;??0&quot;);DEC2HEX([.X34];2))" office:value-type="string" office:string-value="00" calcext:value-type="string">
            <text:p>00</text:p>
          </table:table-cell>
          <table:table-cell table:formula="of:=IF([.$AF$15]=&quot;DEC&quot;;TEXT([.Y34];&quot;??0&quot;);DEC2HEX([.Y34];2))" office:value-type="string" office:string-value="00" calcext:value-type="string">
            <text:p>00</text:p>
          </table:table-cell>
          <table:table-cell table:style-name="ce37"/>
          <table:covered-table-cell/>
          <table:table-cell table:number-columns-repeated="8"/>
          <table:table-cell table:formula="of:=128*([.$B34]=[.BA$2])+64*([.$C34]=[.BA$2])+32*([.$D34]=[.BA$2])+16*([.$E34]=[.BA$2])+8*([.$F34]=[.BA$2])+4*([.$G34]=[.BA$2])+2*([.$H34]=[.BA$2])+1*([.$I34]=[.BA$2])" office:value-type="float" office:value="255" calcext:value-type="float">
            <text:p>255</text:p>
          </table:table-cell>
          <table:table-cell table:formula="of:=128*([.$B34]=[.BB$2])+64*([.$C34]=[.BB$2])+32*([.$D34]=[.BB$2])+16*([.$E34]=[.BB$2])+8*([.$F34]=[.BB$2])+4*([.$G34]=[.BB$2])+2*([.$H34]=[.BB$2])+1*([.$I34]=[.BB$2])" office:value-type="float" office:value="0" calcext:value-type="float">
            <text:p>0</text:p>
          </table:table-cell>
          <table:table-cell table:formula="of:=128*([.$B34]=[.BC$2])+64*([.$C34]=[.BC$2])+32*([.$D34]=[.BC$2])+16*([.$E34]=[.BC$2])+8*([.$F34]=[.BC$2])+4*([.$G34]=[.BC$2])+2*([.$H34]=[.BC$2])+1*([.$I34]=[.BC$2])" office:value-type="float" office:value="0" calcext:value-type="float">
            <text:p>0</text:p>
          </table:table-cell>
          <table:table-cell table:formula="of:=128*([.$B34]=[.BD$2])+64*([.$C34]=[.BD$2])+32*([.$D34]=[.BD$2])+16*([.$E34]=[.BD$2])+8*([.$F34]=[.BD$2])+4*([.$G34]=[.BD$2])+2*([.$H34]=[.BD$2])+1*([.$I34]=[.BD$2])" office:value-type="float" office:value="0" calcext:value-type="float">
            <text:p>0</text:p>
          </table:table-cell>
          <table:table-cell table:formula="of:=128*([.$B34]=[.BE$2])+64*([.$C34]=[.BE$2])+32*([.$D34]=[.BE$2])+16*([.$E34]=[.BE$2])+8*([.$F34]=[.BE$2])+4*([.$G34]=[.BE$2])+2*([.$H34]=[.BE$2])+1*([.$I34]=[.BE$2])" office:value-type="float" office:value="0" calcext:value-type="float">
            <text:p>0</text:p>
          </table:table-cell>
          <table:table-cell table:formula="of:=128*([.$B34]=[.BF$2])+64*([.$C34]=[.BF$2])+32*([.$D34]=[.BF$2])+16*([.$E34]=[.BF$2])+8*([.$F34]=[.BF$2])+4*([.$G34]=[.BF$2])+2*([.$H34]=[.BF$2])+1*([.$I34]=[.BF$2])" office:value-type="float" office:value="0" calcext:value-type="float">
            <text:p>0</text:p>
          </table:table-cell>
          <table:table-cell table:formula="of:=128*([.$B34]=[.BG$2])+64*([.$C34]=[.BG$2])+32*([.$D34]=[.BG$2])+16*([.$E34]=[.BG$2])+8*([.$F34]=[.BG$2])+4*([.$G34]=[.BG$2])+2*([.$H34]=[.BG$2])+1*([.$I34]=[.BG$2])" office:value-type="float" office:value="0" calcext:value-type="float">
            <text:p>0</text:p>
          </table:table-cell>
          <table:table-cell table:formula="of:=128*([.$B34]=[.BH$2])+64*([.$C34]=[.BH$2])+32*([.$D34]=[.BH$2])+16*([.$E34]=[.BH$2])+8*([.$F34]=[.BH$2])+4*([.$G34]=[.BH$2])+2*([.$H34]=[.BH$2])+1*([.$I34]=[.BH$2])" office:value-type="float" office:value="0" calcext:value-type="float">
            <text:p>0</text:p>
          </table:table-cell>
          <table:table-cell table:formula="of:=128*([.$B34]=[.BI$2])+64*([.$C34]=[.BI$2])+32*([.$D34]=[.BI$2])+16*([.$E34]=[.BI$2])+8*([.$F34]=[.BI$2])+4*([.$G34]=[.BI$2])+2*([.$H34]=[.BI$2])+1*([.$I34]=[.BI$2])" office:value-type="float" office:value="0" calcext:value-type="float">
            <text:p>0</text:p>
          </table:table-cell>
          <table:table-cell table:formula="of:=128*([.$B34]=[.BJ$2])+64*([.$C34]=[.BJ$2])+32*([.$D34]=[.BJ$2])+16*([.$E34]=[.BJ$2])+8*([.$F34]=[.BJ$2])+4*([.$G34]=[.BJ$2])+2*([.$H34]=[.BJ$2])+1*([.$I34]=[.BJ$2])" office:value-type="float" office:value="0" calcext:value-type="float">
            <text:p>0</text:p>
          </table:table-cell>
          <table:table-cell table:formula="of:=128*([.$B34]=[.BK$2])+64*([.$C34]=[.BK$2])+32*([.$D34]=[.BK$2])+16*([.$E34]=[.BK$2])+8*([.$F34]=[.BK$2])+4*([.$G34]=[.BK$2])+2*([.$H34]=[.BK$2])+1*([.$I34]=[.BK$2])" office:value-type="float" office:value="0" calcext:value-type="float">
            <text:p>0</text:p>
          </table:table-cell>
          <table:table-cell table:formula="of:=128*([.$B34]=[.BL$2])+64*([.$C34]=[.BL$2])+32*([.$D34]=[.BL$2])+16*([.$E34]=[.BL$2])+8*([.$F34]=[.BL$2])+4*([.$G34]=[.BL$2])+2*([.$H34]=[.BL$2])+1*([.$I34]=[.BL$2])" office:value-type="float" office:value="0" calcext:value-type="float">
            <text:p>0</text:p>
          </table:table-cell>
          <table:table-cell table:formula="of:=128*([.$B34]=[.BM$2])+64*([.$C34]=[.BM$2])+32*([.$D34]=[.BM$2])+16*([.$E34]=[.BM$2])+8*([.$F34]=[.BM$2])+4*([.$G34]=[.BM$2])+2*([.$H34]=[.BM$2])+1*([.$I34]=[.BM$2])" office:value-type="float" office:value="0" calcext:value-type="float">
            <text:p>0</text:p>
          </table:table-cell>
          <table:table-cell table:formula="of:=128*([.$B34]=[.BN$2])+64*([.$C34]=[.BN$2])+32*([.$D34]=[.BN$2])+16*([.$E34]=[.BN$2])+8*([.$F34]=[.BN$2])+4*([.$G34]=[.BN$2])+2*([.$H34]=[.BN$2])+1*([.$I34]=[.BN$2])" office:value-type="float" office:value="0" calcext:value-type="float">
            <text:p>0</text:p>
          </table:table-cell>
          <table:table-cell table:formula="of:=128*([.$B34]=[.BO$2])+64*([.$C34]=[.BO$2])+32*([.$D34]=[.BO$2])+16*([.$E34]=[.BO$2])+8*([.$F34]=[.BO$2])+4*([.$G34]=[.BO$2])+2*([.$H34]=[.BO$2])+1*([.$I34]=[.BO$2])" office:value-type="float" office:value="0" calcext:value-type="float">
            <text:p>0</text:p>
          </table:table-cell>
          <table:table-cell table:formula="of:=128*([.$B34]=[.BP$2])+64*([.$C34]=[.BP$2])+32*([.$D34]=[.BP$2])+16*([.$E34]=[.BP$2])+8*([.$F34]=[.BP$2])+4*([.$G34]=[.BP$2])+2*([.$H34]=[.BP$2])+1*([.$I34]=[.BP$2])" office:value-type="float" office:value="0" calcext:value-type="float">
            <text:p>0</text:p>
          </table:table-cell>
          <table:covered-table-cell/>
          <table:table-cell table:formula="of:=IF([.$AF$15]=&quot;DEC&quot;;TEXT([.BA34];&quot;??0&quot;);DEC2HEX([.BA34];2))" office:value-type="string" office:string-value="FF" calcext:value-type="string">
            <text:p>FF</text:p>
          </table:table-cell>
          <table:table-cell table:formula="of:=IF([.$AF$15]=&quot;DEC&quot;;TEXT([.BB34];&quot;??0&quot;);DEC2HEX([.BB34];2))" office:value-type="string" office:string-value="00" calcext:value-type="string">
            <text:p>00</text:p>
          </table:table-cell>
          <table:table-cell table:formula="of:=IF([.$AF$15]=&quot;DEC&quot;;TEXT([.BC34];&quot;??0&quot;);DEC2HEX([.BC34];2))" office:value-type="string" office:string-value="00" calcext:value-type="string">
            <text:p>00</text:p>
          </table:table-cell>
          <table:table-cell table:formula="of:=IF([.$AF$15]=&quot;DEC&quot;;TEXT([.BD34];&quot;??0&quot;);DEC2HEX([.BD34];2))" office:value-type="string" office:string-value="00" calcext:value-type="string">
            <text:p>00</text:p>
          </table:table-cell>
          <table:table-cell table:formula="of:=IF([.$AF$15]=&quot;DEC&quot;;TEXT([.BE34];&quot;??0&quot;);DEC2HEX([.BE34];2))" office:value-type="string" office:string-value="00" calcext:value-type="string">
            <text:p>00</text:p>
          </table:table-cell>
          <table:table-cell table:formula="of:=IF([.$AF$15]=&quot;DEC&quot;;TEXT([.BF34];&quot;??0&quot;);DEC2HEX([.BF34];2))" office:value-type="string" office:string-value="00" calcext:value-type="string">
            <text:p>00</text:p>
          </table:table-cell>
          <table:table-cell table:formula="of:=IF([.$AF$15]=&quot;DEC&quot;;TEXT([.BG34];&quot;??0&quot;);DEC2HEX([.BG34];2))" office:value-type="string" office:string-value="00" calcext:value-type="string">
            <text:p>00</text:p>
          </table:table-cell>
          <table:table-cell table:formula="of:=IF([.$AF$15]=&quot;DEC&quot;;TEXT([.BH34];&quot;??0&quot;);DEC2HEX([.BH34];2))" office:value-type="string" office:string-value="00" calcext:value-type="string">
            <text:p>00</text:p>
          </table:table-cell>
          <table:table-cell table:formula="of:=IF([.$AF$15]=&quot;DEC&quot;;TEXT([.BI34];&quot;??0&quot;);DEC2HEX([.BI34];2))" office:value-type="string" office:string-value="00" calcext:value-type="string">
            <text:p>00</text:p>
          </table:table-cell>
          <table:table-cell table:formula="of:=IF([.$AF$15]=&quot;DEC&quot;;TEXT([.BJ34];&quot;??0&quot;);DEC2HEX([.BJ34];2))" office:value-type="string" office:string-value="00" calcext:value-type="string">
            <text:p>00</text:p>
          </table:table-cell>
          <table:table-cell table:formula="of:=IF([.$AF$15]=&quot;DEC&quot;;TEXT([.BK34];&quot;??0&quot;);DEC2HEX([.BK34];2))" office:value-type="string" office:string-value="00" calcext:value-type="string">
            <text:p>00</text:p>
          </table:table-cell>
          <table:table-cell table:formula="of:=IF([.$AF$15]=&quot;DEC&quot;;TEXT([.BL34];&quot;??0&quot;);DEC2HEX([.BL34];2))" office:value-type="string" office:string-value="00" calcext:value-type="string">
            <text:p>00</text:p>
          </table:table-cell>
          <table:table-cell table:formula="of:=IF([.$AF$15]=&quot;DEC&quot;;TEXT([.BM34];&quot;??0&quot;);DEC2HEX([.BM34];2))" office:value-type="string" office:string-value="00" calcext:value-type="string">
            <text:p>00</text:p>
          </table:table-cell>
          <table:table-cell table:formula="of:=IF([.$AF$15]=&quot;DEC&quot;;TEXT([.BN34];&quot;??0&quot;);DEC2HEX([.BN34];2))" office:value-type="string" office:string-value="00" calcext:value-type="string">
            <text:p>00</text:p>
          </table:table-cell>
          <table:table-cell table:formula="of:=IF([.$AF$15]=&quot;DEC&quot;;TEXT([.BO34];&quot;??0&quot;);DEC2HEX([.BO34];2))" office:value-type="string" office:string-value="00" calcext:value-type="string">
            <text:p>00</text:p>
          </table:table-cell>
          <table:table-cell table:formula="of:=IF([.$AF$15]=&quot;DEC&quot;;TEXT([.BP34];&quot;??0&quot;);DEC2HEX([.BP34];2))" office:value-type="string" office:string-value="00" calcext:value-type="string">
            <text:p>00</text:p>
          </table:table-cell>
          <table:table-cell table:style-name="ce37"/>
        </table:table-row>
        <table:table-row table:style-name="ro4">
          <table:covered-table-cell/>
          <table:table-cell table:number-columns-repeated="8"/>
          <table:table-cell table:formula="of:=128*([.$B35]=[.J$2])+64*([.$C35]=[.J$2])+32*([.$D35]=[.J$2])+16*([.$E35]=[.J$2])+8*([.$F35]=[.J$2])+4*([.$G35]=[.J$2])+2*([.$H35]=[.J$2])+1*([.$I35]=[.J$2])" office:value-type="float" office:value="255" calcext:value-type="float">
            <text:p>255</text:p>
          </table:table-cell>
          <table:table-cell table:formula="of:=128*([.$B35]=[.K$2])+64*([.$C35]=[.K$2])+32*([.$D35]=[.K$2])+16*([.$E35]=[.K$2])+8*([.$F35]=[.K$2])+4*([.$G35]=[.K$2])+2*([.$H35]=[.K$2])+1*([.$I35]=[.K$2])" office:value-type="float" office:value="0" calcext:value-type="float">
            <text:p>0</text:p>
          </table:table-cell>
          <table:table-cell table:formula="of:=128*([.$B35]=[.L$2])+64*([.$C35]=[.L$2])+32*([.$D35]=[.L$2])+16*([.$E35]=[.L$2])+8*([.$F35]=[.L$2])+4*([.$G35]=[.L$2])+2*([.$H35]=[.L$2])+1*([.$I35]=[.L$2])" office:value-type="float" office:value="0" calcext:value-type="float">
            <text:p>0</text:p>
          </table:table-cell>
          <table:table-cell table:formula="of:=128*([.$B35]=[.M$2])+64*([.$C35]=[.M$2])+32*([.$D35]=[.M$2])+16*([.$E35]=[.M$2])+8*([.$F35]=[.M$2])+4*([.$G35]=[.M$2])+2*([.$H35]=[.M$2])+1*([.$I35]=[.M$2])" office:value-type="float" office:value="0" calcext:value-type="float">
            <text:p>0</text:p>
          </table:table-cell>
          <table:table-cell table:formula="of:=128*([.$B35]=[.N$2])+64*([.$C35]=[.N$2])+32*([.$D35]=[.N$2])+16*([.$E35]=[.N$2])+8*([.$F35]=[.N$2])+4*([.$G35]=[.N$2])+2*([.$H35]=[.N$2])+1*([.$I35]=[.N$2])" office:value-type="float" office:value="0" calcext:value-type="float">
            <text:p>0</text:p>
          </table:table-cell>
          <table:table-cell table:formula="of:=128*([.$B35]=[.O$2])+64*([.$C35]=[.O$2])+32*([.$D35]=[.O$2])+16*([.$E35]=[.O$2])+8*([.$F35]=[.O$2])+4*([.$G35]=[.O$2])+2*([.$H35]=[.O$2])+1*([.$I35]=[.O$2])" office:value-type="float" office:value="0" calcext:value-type="float">
            <text:p>0</text:p>
          </table:table-cell>
          <table:table-cell table:formula="of:=128*([.$B35]=[.P$2])+64*([.$C35]=[.P$2])+32*([.$D35]=[.P$2])+16*([.$E35]=[.P$2])+8*([.$F35]=[.P$2])+4*([.$G35]=[.P$2])+2*([.$H35]=[.P$2])+1*([.$I35]=[.P$2])" office:value-type="float" office:value="0" calcext:value-type="float">
            <text:p>0</text:p>
          </table:table-cell>
          <table:table-cell table:formula="of:=128*([.$B35]=[.Q$2])+64*([.$C35]=[.Q$2])+32*([.$D35]=[.Q$2])+16*([.$E35]=[.Q$2])+8*([.$F35]=[.Q$2])+4*([.$G35]=[.Q$2])+2*([.$H35]=[.Q$2])+1*([.$I35]=[.Q$2])" office:value-type="float" office:value="0" calcext:value-type="float">
            <text:p>0</text:p>
          </table:table-cell>
          <table:table-cell table:formula="of:=128*([.$B35]=[.R$2])+64*([.$C35]=[.R$2])+32*([.$D35]=[.R$2])+16*([.$E35]=[.R$2])+8*([.$F35]=[.R$2])+4*([.$G35]=[.R$2])+2*([.$H35]=[.R$2])+1*([.$I35]=[.R$2])" office:value-type="float" office:value="0" calcext:value-type="float">
            <text:p>0</text:p>
          </table:table-cell>
          <table:table-cell table:formula="of:=128*([.$B35]=[.S$2])+64*([.$C35]=[.S$2])+32*([.$D35]=[.S$2])+16*([.$E35]=[.S$2])+8*([.$F35]=[.S$2])+4*([.$G35]=[.S$2])+2*([.$H35]=[.S$2])+1*([.$I35]=[.S$2])" office:value-type="float" office:value="0" calcext:value-type="float">
            <text:p>0</text:p>
          </table:table-cell>
          <table:table-cell table:formula="of:=128*([.$B35]=[.T$2])+64*([.$C35]=[.T$2])+32*([.$D35]=[.T$2])+16*([.$E35]=[.T$2])+8*([.$F35]=[.T$2])+4*([.$G35]=[.T$2])+2*([.$H35]=[.T$2])+1*([.$I35]=[.T$2])" office:value-type="float" office:value="0" calcext:value-type="float">
            <text:p>0</text:p>
          </table:table-cell>
          <table:table-cell table:formula="of:=128*([.$B35]=[.U$2])+64*([.$C35]=[.U$2])+32*([.$D35]=[.U$2])+16*([.$E35]=[.U$2])+8*([.$F35]=[.U$2])+4*([.$G35]=[.U$2])+2*([.$H35]=[.U$2])+1*([.$I35]=[.U$2])" office:value-type="float" office:value="0" calcext:value-type="float">
            <text:p>0</text:p>
          </table:table-cell>
          <table:table-cell table:formula="of:=128*([.$B35]=[.V$2])+64*([.$C35]=[.V$2])+32*([.$D35]=[.V$2])+16*([.$E35]=[.V$2])+8*([.$F35]=[.V$2])+4*([.$G35]=[.V$2])+2*([.$H35]=[.V$2])+1*([.$I35]=[.V$2])" office:value-type="float" office:value="0" calcext:value-type="float">
            <text:p>0</text:p>
          </table:table-cell>
          <table:table-cell table:formula="of:=128*([.$B35]=[.W$2])+64*([.$C35]=[.W$2])+32*([.$D35]=[.W$2])+16*([.$E35]=[.W$2])+8*([.$F35]=[.W$2])+4*([.$G35]=[.W$2])+2*([.$H35]=[.W$2])+1*([.$I35]=[.W$2])" office:value-type="float" office:value="0" calcext:value-type="float">
            <text:p>0</text:p>
          </table:table-cell>
          <table:table-cell table:formula="of:=128*([.$B35]=[.X$2])+64*([.$C35]=[.X$2])+32*([.$D35]=[.X$2])+16*([.$E35]=[.X$2])+8*([.$F35]=[.X$2])+4*([.$G35]=[.X$2])+2*([.$H35]=[.X$2])+1*([.$I35]=[.X$2])" office:value-type="float" office:value="0" calcext:value-type="float">
            <text:p>0</text:p>
          </table:table-cell>
          <table:table-cell table:formula="of:=128*([.$B35]=[.Y$2])+64*([.$C35]=[.Y$2])+32*([.$D35]=[.Y$2])+16*([.$E35]=[.Y$2])+8*([.$F35]=[.Y$2])+4*([.$G35]=[.Y$2])+2*([.$H35]=[.Y$2])+1*([.$I35]=[.Y$2])" office:value-type="float" office:value="0" calcext:value-type="float">
            <text:p>0</text:p>
          </table:table-cell>
          <table:covered-table-cell/>
          <table:table-cell table:formula="of:=IF([.$AF$15]=&quot;DEC&quot;;TEXT([.J35];&quot;??0&quot;);DEC2HEX([.J35];2))" office:value-type="string" office:string-value="FF" calcext:value-type="string">
            <text:p>FF</text:p>
          </table:table-cell>
          <table:table-cell table:formula="of:=IF([.$AF$15]=&quot;DEC&quot;;TEXT([.K35];&quot;??0&quot;);DEC2HEX([.K35];2))" office:value-type="string" office:string-value="00" calcext:value-type="string">
            <text:p>00</text:p>
          </table:table-cell>
          <table:table-cell table:formula="of:=IF([.$AF$15]=&quot;DEC&quot;;TEXT([.L35];&quot;??0&quot;);DEC2HEX([.L35];2))" office:value-type="string" office:string-value="00" calcext:value-type="string">
            <text:p>00</text:p>
          </table:table-cell>
          <table:table-cell table:formula="of:=IF([.$AF$15]=&quot;DEC&quot;;TEXT([.M35];&quot;??0&quot;);DEC2HEX([.M35];2))" office:value-type="string" office:string-value="00" calcext:value-type="string">
            <text:p>00</text:p>
          </table:table-cell>
          <table:table-cell table:formula="of:=IF([.$AF$15]=&quot;DEC&quot;;TEXT([.N35];&quot;??0&quot;);DEC2HEX([.N35];2))" office:value-type="string" office:string-value="00" calcext:value-type="string">
            <text:p>00</text:p>
          </table:table-cell>
          <table:table-cell table:formula="of:=IF([.$AF$15]=&quot;DEC&quot;;TEXT([.O35];&quot;??0&quot;);DEC2HEX([.O35];2))" office:value-type="string" office:string-value="00" calcext:value-type="string">
            <text:p>00</text:p>
          </table:table-cell>
          <table:table-cell table:formula="of:=IF([.$AF$15]=&quot;DEC&quot;;TEXT([.P35];&quot;??0&quot;);DEC2HEX([.P35];2))" office:value-type="string" office:string-value="00" calcext:value-type="string">
            <text:p>00</text:p>
          </table:table-cell>
          <table:table-cell table:formula="of:=IF([.$AF$15]=&quot;DEC&quot;;TEXT([.Q35];&quot;??0&quot;);DEC2HEX([.Q35];2))" office:value-type="string" office:string-value="00" calcext:value-type="string">
            <text:p>00</text:p>
          </table:table-cell>
          <table:table-cell table:formula="of:=IF([.$AF$15]=&quot;DEC&quot;;TEXT([.R35];&quot;??0&quot;);DEC2HEX([.R35];2))" office:value-type="string" office:string-value="00" calcext:value-type="string">
            <text:p>00</text:p>
          </table:table-cell>
          <table:table-cell table:formula="of:=IF([.$AF$15]=&quot;DEC&quot;;TEXT([.S35];&quot;??0&quot;);DEC2HEX([.S35];2))" office:value-type="string" office:string-value="00" calcext:value-type="string">
            <text:p>00</text:p>
          </table:table-cell>
          <table:table-cell table:formula="of:=IF([.$AF$15]=&quot;DEC&quot;;TEXT([.T35];&quot;??0&quot;);DEC2HEX([.T35];2))" office:value-type="string" office:string-value="00" calcext:value-type="string">
            <text:p>00</text:p>
          </table:table-cell>
          <table:table-cell table:formula="of:=IF([.$AF$15]=&quot;DEC&quot;;TEXT([.U35];&quot;??0&quot;);DEC2HEX([.U35];2))" office:value-type="string" office:string-value="00" calcext:value-type="string">
            <text:p>00</text:p>
          </table:table-cell>
          <table:table-cell table:formula="of:=IF([.$AF$15]=&quot;DEC&quot;;TEXT([.V35];&quot;??0&quot;);DEC2HEX([.V35];2))" office:value-type="string" office:string-value="00" calcext:value-type="string">
            <text:p>00</text:p>
          </table:table-cell>
          <table:table-cell table:formula="of:=IF([.$AF$15]=&quot;DEC&quot;;TEXT([.W35];&quot;??0&quot;);DEC2HEX([.W35];2))" office:value-type="string" office:string-value="00" calcext:value-type="string">
            <text:p>00</text:p>
          </table:table-cell>
          <table:table-cell table:formula="of:=IF([.$AF$15]=&quot;DEC&quot;;TEXT([.X35];&quot;??0&quot;);DEC2HEX([.X35];2))" office:value-type="string" office:string-value="00" calcext:value-type="string">
            <text:p>00</text:p>
          </table:table-cell>
          <table:table-cell table:formula="of:=IF([.$AF$15]=&quot;DEC&quot;;TEXT([.Y35];&quot;??0&quot;);DEC2HEX([.Y35];2))" office:value-type="string" office:string-value="00" calcext:value-type="string">
            <text:p>00</text:p>
          </table:table-cell>
          <table:table-cell table:style-name="ce1" table:number-columns-spanned="1" table:number-rows-spanned="15"/>
          <table:covered-table-cell/>
          <table:table-cell table:number-columns-repeated="8"/>
          <table:table-cell table:formula="of:=128*([.$B35]=[.BA$2])+64*([.$C35]=[.BA$2])+32*([.$D35]=[.BA$2])+16*([.$E35]=[.BA$2])+8*([.$F35]=[.BA$2])+4*([.$G35]=[.BA$2])+2*([.$H35]=[.BA$2])+1*([.$I35]=[.BA$2])" office:value-type="float" office:value="255" calcext:value-type="float">
            <text:p>255</text:p>
          </table:table-cell>
          <table:table-cell table:formula="of:=128*([.$B35]=[.BB$2])+64*([.$C35]=[.BB$2])+32*([.$D35]=[.BB$2])+16*([.$E35]=[.BB$2])+8*([.$F35]=[.BB$2])+4*([.$G35]=[.BB$2])+2*([.$H35]=[.BB$2])+1*([.$I35]=[.BB$2])" office:value-type="float" office:value="0" calcext:value-type="float">
            <text:p>0</text:p>
          </table:table-cell>
          <table:table-cell table:formula="of:=128*([.$B35]=[.BC$2])+64*([.$C35]=[.BC$2])+32*([.$D35]=[.BC$2])+16*([.$E35]=[.BC$2])+8*([.$F35]=[.BC$2])+4*([.$G35]=[.BC$2])+2*([.$H35]=[.BC$2])+1*([.$I35]=[.BC$2])" office:value-type="float" office:value="0" calcext:value-type="float">
            <text:p>0</text:p>
          </table:table-cell>
          <table:table-cell table:formula="of:=128*([.$B35]=[.BD$2])+64*([.$C35]=[.BD$2])+32*([.$D35]=[.BD$2])+16*([.$E35]=[.BD$2])+8*([.$F35]=[.BD$2])+4*([.$G35]=[.BD$2])+2*([.$H35]=[.BD$2])+1*([.$I35]=[.BD$2])" office:value-type="float" office:value="0" calcext:value-type="float">
            <text:p>0</text:p>
          </table:table-cell>
          <table:table-cell table:formula="of:=128*([.$B35]=[.BE$2])+64*([.$C35]=[.BE$2])+32*([.$D35]=[.BE$2])+16*([.$E35]=[.BE$2])+8*([.$F35]=[.BE$2])+4*([.$G35]=[.BE$2])+2*([.$H35]=[.BE$2])+1*([.$I35]=[.BE$2])" office:value-type="float" office:value="0" calcext:value-type="float">
            <text:p>0</text:p>
          </table:table-cell>
          <table:table-cell table:formula="of:=128*([.$B35]=[.BF$2])+64*([.$C35]=[.BF$2])+32*([.$D35]=[.BF$2])+16*([.$E35]=[.BF$2])+8*([.$F35]=[.BF$2])+4*([.$G35]=[.BF$2])+2*([.$H35]=[.BF$2])+1*([.$I35]=[.BF$2])" office:value-type="float" office:value="0" calcext:value-type="float">
            <text:p>0</text:p>
          </table:table-cell>
          <table:table-cell table:formula="of:=128*([.$B35]=[.BG$2])+64*([.$C35]=[.BG$2])+32*([.$D35]=[.BG$2])+16*([.$E35]=[.BG$2])+8*([.$F35]=[.BG$2])+4*([.$G35]=[.BG$2])+2*([.$H35]=[.BG$2])+1*([.$I35]=[.BG$2])" office:value-type="float" office:value="0" calcext:value-type="float">
            <text:p>0</text:p>
          </table:table-cell>
          <table:table-cell table:formula="of:=128*([.$B35]=[.BH$2])+64*([.$C35]=[.BH$2])+32*([.$D35]=[.BH$2])+16*([.$E35]=[.BH$2])+8*([.$F35]=[.BH$2])+4*([.$G35]=[.BH$2])+2*([.$H35]=[.BH$2])+1*([.$I35]=[.BH$2])" office:value-type="float" office:value="0" calcext:value-type="float">
            <text:p>0</text:p>
          </table:table-cell>
          <table:table-cell table:formula="of:=128*([.$B35]=[.BI$2])+64*([.$C35]=[.BI$2])+32*([.$D35]=[.BI$2])+16*([.$E35]=[.BI$2])+8*([.$F35]=[.BI$2])+4*([.$G35]=[.BI$2])+2*([.$H35]=[.BI$2])+1*([.$I35]=[.BI$2])" office:value-type="float" office:value="0" calcext:value-type="float">
            <text:p>0</text:p>
          </table:table-cell>
          <table:table-cell table:formula="of:=128*([.$B35]=[.BJ$2])+64*([.$C35]=[.BJ$2])+32*([.$D35]=[.BJ$2])+16*([.$E35]=[.BJ$2])+8*([.$F35]=[.BJ$2])+4*([.$G35]=[.BJ$2])+2*([.$H35]=[.BJ$2])+1*([.$I35]=[.BJ$2])" office:value-type="float" office:value="0" calcext:value-type="float">
            <text:p>0</text:p>
          </table:table-cell>
          <table:table-cell table:formula="of:=128*([.$B35]=[.BK$2])+64*([.$C35]=[.BK$2])+32*([.$D35]=[.BK$2])+16*([.$E35]=[.BK$2])+8*([.$F35]=[.BK$2])+4*([.$G35]=[.BK$2])+2*([.$H35]=[.BK$2])+1*([.$I35]=[.BK$2])" office:value-type="float" office:value="0" calcext:value-type="float">
            <text:p>0</text:p>
          </table:table-cell>
          <table:table-cell table:formula="of:=128*([.$B35]=[.BL$2])+64*([.$C35]=[.BL$2])+32*([.$D35]=[.BL$2])+16*([.$E35]=[.BL$2])+8*([.$F35]=[.BL$2])+4*([.$G35]=[.BL$2])+2*([.$H35]=[.BL$2])+1*([.$I35]=[.BL$2])" office:value-type="float" office:value="0" calcext:value-type="float">
            <text:p>0</text:p>
          </table:table-cell>
          <table:table-cell table:formula="of:=128*([.$B35]=[.BM$2])+64*([.$C35]=[.BM$2])+32*([.$D35]=[.BM$2])+16*([.$E35]=[.BM$2])+8*([.$F35]=[.BM$2])+4*([.$G35]=[.BM$2])+2*([.$H35]=[.BM$2])+1*([.$I35]=[.BM$2])" office:value-type="float" office:value="0" calcext:value-type="float">
            <text:p>0</text:p>
          </table:table-cell>
          <table:table-cell table:formula="of:=128*([.$B35]=[.BN$2])+64*([.$C35]=[.BN$2])+32*([.$D35]=[.BN$2])+16*([.$E35]=[.BN$2])+8*([.$F35]=[.BN$2])+4*([.$G35]=[.BN$2])+2*([.$H35]=[.BN$2])+1*([.$I35]=[.BN$2])" office:value-type="float" office:value="0" calcext:value-type="float">
            <text:p>0</text:p>
          </table:table-cell>
          <table:table-cell table:formula="of:=128*([.$B35]=[.BO$2])+64*([.$C35]=[.BO$2])+32*([.$D35]=[.BO$2])+16*([.$E35]=[.BO$2])+8*([.$F35]=[.BO$2])+4*([.$G35]=[.BO$2])+2*([.$H35]=[.BO$2])+1*([.$I35]=[.BO$2])" office:value-type="float" office:value="0" calcext:value-type="float">
            <text:p>0</text:p>
          </table:table-cell>
          <table:table-cell table:formula="of:=128*([.$B35]=[.BP$2])+64*([.$C35]=[.BP$2])+32*([.$D35]=[.BP$2])+16*([.$E35]=[.BP$2])+8*([.$F35]=[.BP$2])+4*([.$G35]=[.BP$2])+2*([.$H35]=[.BP$2])+1*([.$I35]=[.BP$2])" office:value-type="float" office:value="0" calcext:value-type="float">
            <text:p>0</text:p>
          </table:table-cell>
          <table:covered-table-cell/>
          <table:table-cell table:formula="of:=IF([.$AF$15]=&quot;DEC&quot;;TEXT([.BA35];&quot;??0&quot;);DEC2HEX([.BA35];2))" office:value-type="string" office:string-value="FF" calcext:value-type="string">
            <text:p>FF</text:p>
          </table:table-cell>
          <table:table-cell table:formula="of:=IF([.$AF$15]=&quot;DEC&quot;;TEXT([.BB35];&quot;??0&quot;);DEC2HEX([.BB35];2))" office:value-type="string" office:string-value="00" calcext:value-type="string">
            <text:p>00</text:p>
          </table:table-cell>
          <table:table-cell table:formula="of:=IF([.$AF$15]=&quot;DEC&quot;;TEXT([.BC35];&quot;??0&quot;);DEC2HEX([.BC35];2))" office:value-type="string" office:string-value="00" calcext:value-type="string">
            <text:p>00</text:p>
          </table:table-cell>
          <table:table-cell table:formula="of:=IF([.$AF$15]=&quot;DEC&quot;;TEXT([.BD35];&quot;??0&quot;);DEC2HEX([.BD35];2))" office:value-type="string" office:string-value="00" calcext:value-type="string">
            <text:p>00</text:p>
          </table:table-cell>
          <table:table-cell table:formula="of:=IF([.$AF$15]=&quot;DEC&quot;;TEXT([.BE35];&quot;??0&quot;);DEC2HEX([.BE35];2))" office:value-type="string" office:string-value="00" calcext:value-type="string">
            <text:p>00</text:p>
          </table:table-cell>
          <table:table-cell table:formula="of:=IF([.$AF$15]=&quot;DEC&quot;;TEXT([.BF35];&quot;??0&quot;);DEC2HEX([.BF35];2))" office:value-type="string" office:string-value="00" calcext:value-type="string">
            <text:p>00</text:p>
          </table:table-cell>
          <table:table-cell table:formula="of:=IF([.$AF$15]=&quot;DEC&quot;;TEXT([.BG35];&quot;??0&quot;);DEC2HEX([.BG35];2))" office:value-type="string" office:string-value="00" calcext:value-type="string">
            <text:p>00</text:p>
          </table:table-cell>
          <table:table-cell table:formula="of:=IF([.$AF$15]=&quot;DEC&quot;;TEXT([.BH35];&quot;??0&quot;);DEC2HEX([.BH35];2))" office:value-type="string" office:string-value="00" calcext:value-type="string">
            <text:p>00</text:p>
          </table:table-cell>
          <table:table-cell table:formula="of:=IF([.$AF$15]=&quot;DEC&quot;;TEXT([.BI35];&quot;??0&quot;);DEC2HEX([.BI35];2))" office:value-type="string" office:string-value="00" calcext:value-type="string">
            <text:p>00</text:p>
          </table:table-cell>
          <table:table-cell table:formula="of:=IF([.$AF$15]=&quot;DEC&quot;;TEXT([.BJ35];&quot;??0&quot;);DEC2HEX([.BJ35];2))" office:value-type="string" office:string-value="00" calcext:value-type="string">
            <text:p>00</text:p>
          </table:table-cell>
          <table:table-cell table:formula="of:=IF([.$AF$15]=&quot;DEC&quot;;TEXT([.BK35];&quot;??0&quot;);DEC2HEX([.BK35];2))" office:value-type="string" office:string-value="00" calcext:value-type="string">
            <text:p>00</text:p>
          </table:table-cell>
          <table:table-cell table:formula="of:=IF([.$AF$15]=&quot;DEC&quot;;TEXT([.BL35];&quot;??0&quot;);DEC2HEX([.BL35];2))" office:value-type="string" office:string-value="00" calcext:value-type="string">
            <text:p>00</text:p>
          </table:table-cell>
          <table:table-cell table:formula="of:=IF([.$AF$15]=&quot;DEC&quot;;TEXT([.BM35];&quot;??0&quot;);DEC2HEX([.BM35];2))" office:value-type="string" office:string-value="00" calcext:value-type="string">
            <text:p>00</text:p>
          </table:table-cell>
          <table:table-cell table:formula="of:=IF([.$AF$15]=&quot;DEC&quot;;TEXT([.BN35];&quot;??0&quot;);DEC2HEX([.BN35];2))" office:value-type="string" office:string-value="00" calcext:value-type="string">
            <text:p>00</text:p>
          </table:table-cell>
          <table:table-cell table:formula="of:=IF([.$AF$15]=&quot;DEC&quot;;TEXT([.BO35];&quot;??0&quot;);DEC2HEX([.BO35];2))" office:value-type="string" office:string-value="00" calcext:value-type="string">
            <text:p>00</text:p>
          </table:table-cell>
          <table:table-cell table:formula="of:=IF([.$AF$15]=&quot;DEC&quot;;TEXT([.BP35];&quot;??0&quot;);DEC2HEX([.BP35];2))" office:value-type="string" office:string-value="00" calcext:value-type="string">
            <text:p>00</text:p>
          </table:table-cell>
          <table:table-cell table:style-name="ce1" table:number-columns-spanned="1" table:number-rows-spanned="15"/>
        </table:table-row>
        <table:table-row table:style-name="ro4">
          <table:covered-table-cell/>
          <table:table-cell table:number-columns-repeated="8"/>
          <table:table-cell table:formula="of:=128*([.$B36]=[.J$2])+64*([.$C36]=[.J$2])+32*([.$D36]=[.J$2])+16*([.$E36]=[.J$2])+8*([.$F36]=[.J$2])+4*([.$G36]=[.J$2])+2*([.$H36]=[.J$2])+1*([.$I36]=[.J$2])" office:value-type="float" office:value="255" calcext:value-type="float">
            <text:p>255</text:p>
          </table:table-cell>
          <table:table-cell table:formula="of:=128*([.$B36]=[.K$2])+64*([.$C36]=[.K$2])+32*([.$D36]=[.K$2])+16*([.$E36]=[.K$2])+8*([.$F36]=[.K$2])+4*([.$G36]=[.K$2])+2*([.$H36]=[.K$2])+1*([.$I36]=[.K$2])" office:value-type="float" office:value="0" calcext:value-type="float">
            <text:p>0</text:p>
          </table:table-cell>
          <table:table-cell table:formula="of:=128*([.$B36]=[.L$2])+64*([.$C36]=[.L$2])+32*([.$D36]=[.L$2])+16*([.$E36]=[.L$2])+8*([.$F36]=[.L$2])+4*([.$G36]=[.L$2])+2*([.$H36]=[.L$2])+1*([.$I36]=[.L$2])" office:value-type="float" office:value="0" calcext:value-type="float">
            <text:p>0</text:p>
          </table:table-cell>
          <table:table-cell table:formula="of:=128*([.$B36]=[.M$2])+64*([.$C36]=[.M$2])+32*([.$D36]=[.M$2])+16*([.$E36]=[.M$2])+8*([.$F36]=[.M$2])+4*([.$G36]=[.M$2])+2*([.$H36]=[.M$2])+1*([.$I36]=[.M$2])" office:value-type="float" office:value="0" calcext:value-type="float">
            <text:p>0</text:p>
          </table:table-cell>
          <table:table-cell table:formula="of:=128*([.$B36]=[.N$2])+64*([.$C36]=[.N$2])+32*([.$D36]=[.N$2])+16*([.$E36]=[.N$2])+8*([.$F36]=[.N$2])+4*([.$G36]=[.N$2])+2*([.$H36]=[.N$2])+1*([.$I36]=[.N$2])" office:value-type="float" office:value="0" calcext:value-type="float">
            <text:p>0</text:p>
          </table:table-cell>
          <table:table-cell table:formula="of:=128*([.$B36]=[.O$2])+64*([.$C36]=[.O$2])+32*([.$D36]=[.O$2])+16*([.$E36]=[.O$2])+8*([.$F36]=[.O$2])+4*([.$G36]=[.O$2])+2*([.$H36]=[.O$2])+1*([.$I36]=[.O$2])" office:value-type="float" office:value="0" calcext:value-type="float">
            <text:p>0</text:p>
          </table:table-cell>
          <table:table-cell table:formula="of:=128*([.$B36]=[.P$2])+64*([.$C36]=[.P$2])+32*([.$D36]=[.P$2])+16*([.$E36]=[.P$2])+8*([.$F36]=[.P$2])+4*([.$G36]=[.P$2])+2*([.$H36]=[.P$2])+1*([.$I36]=[.P$2])" office:value-type="float" office:value="0" calcext:value-type="float">
            <text:p>0</text:p>
          </table:table-cell>
          <table:table-cell table:formula="of:=128*([.$B36]=[.Q$2])+64*([.$C36]=[.Q$2])+32*([.$D36]=[.Q$2])+16*([.$E36]=[.Q$2])+8*([.$F36]=[.Q$2])+4*([.$G36]=[.Q$2])+2*([.$H36]=[.Q$2])+1*([.$I36]=[.Q$2])" office:value-type="float" office:value="0" calcext:value-type="float">
            <text:p>0</text:p>
          </table:table-cell>
          <table:table-cell table:formula="of:=128*([.$B36]=[.R$2])+64*([.$C36]=[.R$2])+32*([.$D36]=[.R$2])+16*([.$E36]=[.R$2])+8*([.$F36]=[.R$2])+4*([.$G36]=[.R$2])+2*([.$H36]=[.R$2])+1*([.$I36]=[.R$2])" office:value-type="float" office:value="0" calcext:value-type="float">
            <text:p>0</text:p>
          </table:table-cell>
          <table:table-cell table:formula="of:=128*([.$B36]=[.S$2])+64*([.$C36]=[.S$2])+32*([.$D36]=[.S$2])+16*([.$E36]=[.S$2])+8*([.$F36]=[.S$2])+4*([.$G36]=[.S$2])+2*([.$H36]=[.S$2])+1*([.$I36]=[.S$2])" office:value-type="float" office:value="0" calcext:value-type="float">
            <text:p>0</text:p>
          </table:table-cell>
          <table:table-cell table:formula="of:=128*([.$B36]=[.T$2])+64*([.$C36]=[.T$2])+32*([.$D36]=[.T$2])+16*([.$E36]=[.T$2])+8*([.$F36]=[.T$2])+4*([.$G36]=[.T$2])+2*([.$H36]=[.T$2])+1*([.$I36]=[.T$2])" office:value-type="float" office:value="0" calcext:value-type="float">
            <text:p>0</text:p>
          </table:table-cell>
          <table:table-cell table:formula="of:=128*([.$B36]=[.U$2])+64*([.$C36]=[.U$2])+32*([.$D36]=[.U$2])+16*([.$E36]=[.U$2])+8*([.$F36]=[.U$2])+4*([.$G36]=[.U$2])+2*([.$H36]=[.U$2])+1*([.$I36]=[.U$2])" office:value-type="float" office:value="0" calcext:value-type="float">
            <text:p>0</text:p>
          </table:table-cell>
          <table:table-cell table:formula="of:=128*([.$B36]=[.V$2])+64*([.$C36]=[.V$2])+32*([.$D36]=[.V$2])+16*([.$E36]=[.V$2])+8*([.$F36]=[.V$2])+4*([.$G36]=[.V$2])+2*([.$H36]=[.V$2])+1*([.$I36]=[.V$2])" office:value-type="float" office:value="0" calcext:value-type="float">
            <text:p>0</text:p>
          </table:table-cell>
          <table:table-cell table:formula="of:=128*([.$B36]=[.W$2])+64*([.$C36]=[.W$2])+32*([.$D36]=[.W$2])+16*([.$E36]=[.W$2])+8*([.$F36]=[.W$2])+4*([.$G36]=[.W$2])+2*([.$H36]=[.W$2])+1*([.$I36]=[.W$2])" office:value-type="float" office:value="0" calcext:value-type="float">
            <text:p>0</text:p>
          </table:table-cell>
          <table:table-cell table:formula="of:=128*([.$B36]=[.X$2])+64*([.$C36]=[.X$2])+32*([.$D36]=[.X$2])+16*([.$E36]=[.X$2])+8*([.$F36]=[.X$2])+4*([.$G36]=[.X$2])+2*([.$H36]=[.X$2])+1*([.$I36]=[.X$2])" office:value-type="float" office:value="0" calcext:value-type="float">
            <text:p>0</text:p>
          </table:table-cell>
          <table:table-cell table:formula="of:=128*([.$B36]=[.Y$2])+64*([.$C36]=[.Y$2])+32*([.$D36]=[.Y$2])+16*([.$E36]=[.Y$2])+8*([.$F36]=[.Y$2])+4*([.$G36]=[.Y$2])+2*([.$H36]=[.Y$2])+1*([.$I36]=[.Y$2])" office:value-type="float" office:value="0" calcext:value-type="float">
            <text:p>0</text:p>
          </table:table-cell>
          <table:covered-table-cell/>
          <table:table-cell table:formula="of:=IF([.$AF$15]=&quot;DEC&quot;;TEXT([.J36];&quot;??0&quot;);DEC2HEX([.J36];2))" office:value-type="string" office:string-value="FF" calcext:value-type="string">
            <text:p>FF</text:p>
          </table:table-cell>
          <table:table-cell table:formula="of:=IF([.$AF$15]=&quot;DEC&quot;;TEXT([.K36];&quot;??0&quot;);DEC2HEX([.K36];2))" office:value-type="string" office:string-value="00" calcext:value-type="string">
            <text:p>00</text:p>
          </table:table-cell>
          <table:table-cell table:formula="of:=IF([.$AF$15]=&quot;DEC&quot;;TEXT([.L36];&quot;??0&quot;);DEC2HEX([.L36];2))" office:value-type="string" office:string-value="00" calcext:value-type="string">
            <text:p>00</text:p>
          </table:table-cell>
          <table:table-cell table:formula="of:=IF([.$AF$15]=&quot;DEC&quot;;TEXT([.M36];&quot;??0&quot;);DEC2HEX([.M36];2))" office:value-type="string" office:string-value="00" calcext:value-type="string">
            <text:p>00</text:p>
          </table:table-cell>
          <table:table-cell table:formula="of:=IF([.$AF$15]=&quot;DEC&quot;;TEXT([.N36];&quot;??0&quot;);DEC2HEX([.N36];2))" office:value-type="string" office:string-value="00" calcext:value-type="string">
            <text:p>00</text:p>
          </table:table-cell>
          <table:table-cell table:formula="of:=IF([.$AF$15]=&quot;DEC&quot;;TEXT([.O36];&quot;??0&quot;);DEC2HEX([.O36];2))" office:value-type="string" office:string-value="00" calcext:value-type="string">
            <text:p>00</text:p>
          </table:table-cell>
          <table:table-cell table:formula="of:=IF([.$AF$15]=&quot;DEC&quot;;TEXT([.P36];&quot;??0&quot;);DEC2HEX([.P36];2))" office:value-type="string" office:string-value="00" calcext:value-type="string">
            <text:p>00</text:p>
          </table:table-cell>
          <table:table-cell table:formula="of:=IF([.$AF$15]=&quot;DEC&quot;;TEXT([.Q36];&quot;??0&quot;);DEC2HEX([.Q36];2))" office:value-type="string" office:string-value="00" calcext:value-type="string">
            <text:p>00</text:p>
          </table:table-cell>
          <table:table-cell table:formula="of:=IF([.$AF$15]=&quot;DEC&quot;;TEXT([.R36];&quot;??0&quot;);DEC2HEX([.R36];2))" office:value-type="string" office:string-value="00" calcext:value-type="string">
            <text:p>00</text:p>
          </table:table-cell>
          <table:table-cell table:formula="of:=IF([.$AF$15]=&quot;DEC&quot;;TEXT([.S36];&quot;??0&quot;);DEC2HEX([.S36];2))" office:value-type="string" office:string-value="00" calcext:value-type="string">
            <text:p>00</text:p>
          </table:table-cell>
          <table:table-cell table:formula="of:=IF([.$AF$15]=&quot;DEC&quot;;TEXT([.T36];&quot;??0&quot;);DEC2HEX([.T36];2))" office:value-type="string" office:string-value="00" calcext:value-type="string">
            <text:p>00</text:p>
          </table:table-cell>
          <table:table-cell table:formula="of:=IF([.$AF$15]=&quot;DEC&quot;;TEXT([.U36];&quot;??0&quot;);DEC2HEX([.U36];2))" office:value-type="string" office:string-value="00" calcext:value-type="string">
            <text:p>00</text:p>
          </table:table-cell>
          <table:table-cell table:formula="of:=IF([.$AF$15]=&quot;DEC&quot;;TEXT([.V36];&quot;??0&quot;);DEC2HEX([.V36];2))" office:value-type="string" office:string-value="00" calcext:value-type="string">
            <text:p>00</text:p>
          </table:table-cell>
          <table:table-cell table:formula="of:=IF([.$AF$15]=&quot;DEC&quot;;TEXT([.W36];&quot;??0&quot;);DEC2HEX([.W36];2))" office:value-type="string" office:string-value="00" calcext:value-type="string">
            <text:p>00</text:p>
          </table:table-cell>
          <table:table-cell table:formula="of:=IF([.$AF$15]=&quot;DEC&quot;;TEXT([.X36];&quot;??0&quot;);DEC2HEX([.X36];2))" office:value-type="string" office:string-value="00" calcext:value-type="string">
            <text:p>00</text:p>
          </table:table-cell>
          <table:table-cell table:formula="of:=IF([.$AF$15]=&quot;DEC&quot;;TEXT([.Y36];&quot;??0&quot;);DEC2HEX([.Y36];2))" office:value-type="string" office:string-value="00" calcext:value-type="string">
            <text:p>00</text:p>
          </table:table-cell>
          <table:covered-table-cell table:style-name="ce37"/>
          <table:covered-table-cell/>
          <table:table-cell table:number-columns-repeated="8"/>
          <table:table-cell table:formula="of:=128*([.$B36]=[.BA$2])+64*([.$C36]=[.BA$2])+32*([.$D36]=[.BA$2])+16*([.$E36]=[.BA$2])+8*([.$F36]=[.BA$2])+4*([.$G36]=[.BA$2])+2*([.$H36]=[.BA$2])+1*([.$I36]=[.BA$2])" office:value-type="float" office:value="255" calcext:value-type="float">
            <text:p>255</text:p>
          </table:table-cell>
          <table:table-cell table:formula="of:=128*([.$B36]=[.BB$2])+64*([.$C36]=[.BB$2])+32*([.$D36]=[.BB$2])+16*([.$E36]=[.BB$2])+8*([.$F36]=[.BB$2])+4*([.$G36]=[.BB$2])+2*([.$H36]=[.BB$2])+1*([.$I36]=[.BB$2])" office:value-type="float" office:value="0" calcext:value-type="float">
            <text:p>0</text:p>
          </table:table-cell>
          <table:table-cell table:formula="of:=128*([.$B36]=[.BC$2])+64*([.$C36]=[.BC$2])+32*([.$D36]=[.BC$2])+16*([.$E36]=[.BC$2])+8*([.$F36]=[.BC$2])+4*([.$G36]=[.BC$2])+2*([.$H36]=[.BC$2])+1*([.$I36]=[.BC$2])" office:value-type="float" office:value="0" calcext:value-type="float">
            <text:p>0</text:p>
          </table:table-cell>
          <table:table-cell table:formula="of:=128*([.$B36]=[.BD$2])+64*([.$C36]=[.BD$2])+32*([.$D36]=[.BD$2])+16*([.$E36]=[.BD$2])+8*([.$F36]=[.BD$2])+4*([.$G36]=[.BD$2])+2*([.$H36]=[.BD$2])+1*([.$I36]=[.BD$2])" office:value-type="float" office:value="0" calcext:value-type="float">
            <text:p>0</text:p>
          </table:table-cell>
          <table:table-cell table:formula="of:=128*([.$B36]=[.BE$2])+64*([.$C36]=[.BE$2])+32*([.$D36]=[.BE$2])+16*([.$E36]=[.BE$2])+8*([.$F36]=[.BE$2])+4*([.$G36]=[.BE$2])+2*([.$H36]=[.BE$2])+1*([.$I36]=[.BE$2])" office:value-type="float" office:value="0" calcext:value-type="float">
            <text:p>0</text:p>
          </table:table-cell>
          <table:table-cell table:formula="of:=128*([.$B36]=[.BF$2])+64*([.$C36]=[.BF$2])+32*([.$D36]=[.BF$2])+16*([.$E36]=[.BF$2])+8*([.$F36]=[.BF$2])+4*([.$G36]=[.BF$2])+2*([.$H36]=[.BF$2])+1*([.$I36]=[.BF$2])" office:value-type="float" office:value="0" calcext:value-type="float">
            <text:p>0</text:p>
          </table:table-cell>
          <table:table-cell table:formula="of:=128*([.$B36]=[.BG$2])+64*([.$C36]=[.BG$2])+32*([.$D36]=[.BG$2])+16*([.$E36]=[.BG$2])+8*([.$F36]=[.BG$2])+4*([.$G36]=[.BG$2])+2*([.$H36]=[.BG$2])+1*([.$I36]=[.BG$2])" office:value-type="float" office:value="0" calcext:value-type="float">
            <text:p>0</text:p>
          </table:table-cell>
          <table:table-cell table:formula="of:=128*([.$B36]=[.BH$2])+64*([.$C36]=[.BH$2])+32*([.$D36]=[.BH$2])+16*([.$E36]=[.BH$2])+8*([.$F36]=[.BH$2])+4*([.$G36]=[.BH$2])+2*([.$H36]=[.BH$2])+1*([.$I36]=[.BH$2])" office:value-type="float" office:value="0" calcext:value-type="float">
            <text:p>0</text:p>
          </table:table-cell>
          <table:table-cell table:formula="of:=128*([.$B36]=[.BI$2])+64*([.$C36]=[.BI$2])+32*([.$D36]=[.BI$2])+16*([.$E36]=[.BI$2])+8*([.$F36]=[.BI$2])+4*([.$G36]=[.BI$2])+2*([.$H36]=[.BI$2])+1*([.$I36]=[.BI$2])" office:value-type="float" office:value="0" calcext:value-type="float">
            <text:p>0</text:p>
          </table:table-cell>
          <table:table-cell table:formula="of:=128*([.$B36]=[.BJ$2])+64*([.$C36]=[.BJ$2])+32*([.$D36]=[.BJ$2])+16*([.$E36]=[.BJ$2])+8*([.$F36]=[.BJ$2])+4*([.$G36]=[.BJ$2])+2*([.$H36]=[.BJ$2])+1*([.$I36]=[.BJ$2])" office:value-type="float" office:value="0" calcext:value-type="float">
            <text:p>0</text:p>
          </table:table-cell>
          <table:table-cell table:formula="of:=128*([.$B36]=[.BK$2])+64*([.$C36]=[.BK$2])+32*([.$D36]=[.BK$2])+16*([.$E36]=[.BK$2])+8*([.$F36]=[.BK$2])+4*([.$G36]=[.BK$2])+2*([.$H36]=[.BK$2])+1*([.$I36]=[.BK$2])" office:value-type="float" office:value="0" calcext:value-type="float">
            <text:p>0</text:p>
          </table:table-cell>
          <table:table-cell table:formula="of:=128*([.$B36]=[.BL$2])+64*([.$C36]=[.BL$2])+32*([.$D36]=[.BL$2])+16*([.$E36]=[.BL$2])+8*([.$F36]=[.BL$2])+4*([.$G36]=[.BL$2])+2*([.$H36]=[.BL$2])+1*([.$I36]=[.BL$2])" office:value-type="float" office:value="0" calcext:value-type="float">
            <text:p>0</text:p>
          </table:table-cell>
          <table:table-cell table:formula="of:=128*([.$B36]=[.BM$2])+64*([.$C36]=[.BM$2])+32*([.$D36]=[.BM$2])+16*([.$E36]=[.BM$2])+8*([.$F36]=[.BM$2])+4*([.$G36]=[.BM$2])+2*([.$H36]=[.BM$2])+1*([.$I36]=[.BM$2])" office:value-type="float" office:value="0" calcext:value-type="float">
            <text:p>0</text:p>
          </table:table-cell>
          <table:table-cell table:formula="of:=128*([.$B36]=[.BN$2])+64*([.$C36]=[.BN$2])+32*([.$D36]=[.BN$2])+16*([.$E36]=[.BN$2])+8*([.$F36]=[.BN$2])+4*([.$G36]=[.BN$2])+2*([.$H36]=[.BN$2])+1*([.$I36]=[.BN$2])" office:value-type="float" office:value="0" calcext:value-type="float">
            <text:p>0</text:p>
          </table:table-cell>
          <table:table-cell table:formula="of:=128*([.$B36]=[.BO$2])+64*([.$C36]=[.BO$2])+32*([.$D36]=[.BO$2])+16*([.$E36]=[.BO$2])+8*([.$F36]=[.BO$2])+4*([.$G36]=[.BO$2])+2*([.$H36]=[.BO$2])+1*([.$I36]=[.BO$2])" office:value-type="float" office:value="0" calcext:value-type="float">
            <text:p>0</text:p>
          </table:table-cell>
          <table:table-cell table:formula="of:=128*([.$B36]=[.BP$2])+64*([.$C36]=[.BP$2])+32*([.$D36]=[.BP$2])+16*([.$E36]=[.BP$2])+8*([.$F36]=[.BP$2])+4*([.$G36]=[.BP$2])+2*([.$H36]=[.BP$2])+1*([.$I36]=[.BP$2])" office:value-type="float" office:value="0" calcext:value-type="float">
            <text:p>0</text:p>
          </table:table-cell>
          <table:covered-table-cell/>
          <table:table-cell table:formula="of:=IF([.$AF$15]=&quot;DEC&quot;;TEXT([.BA36];&quot;??0&quot;);DEC2HEX([.BA36];2))" office:value-type="string" office:string-value="FF" calcext:value-type="string">
            <text:p>FF</text:p>
          </table:table-cell>
          <table:table-cell table:formula="of:=IF([.$AF$15]=&quot;DEC&quot;;TEXT([.BB36];&quot;??0&quot;);DEC2HEX([.BB36];2))" office:value-type="string" office:string-value="00" calcext:value-type="string">
            <text:p>00</text:p>
          </table:table-cell>
          <table:table-cell table:formula="of:=IF([.$AF$15]=&quot;DEC&quot;;TEXT([.BC36];&quot;??0&quot;);DEC2HEX([.BC36];2))" office:value-type="string" office:string-value="00" calcext:value-type="string">
            <text:p>00</text:p>
          </table:table-cell>
          <table:table-cell table:formula="of:=IF([.$AF$15]=&quot;DEC&quot;;TEXT([.BD36];&quot;??0&quot;);DEC2HEX([.BD36];2))" office:value-type="string" office:string-value="00" calcext:value-type="string">
            <text:p>00</text:p>
          </table:table-cell>
          <table:table-cell table:formula="of:=IF([.$AF$15]=&quot;DEC&quot;;TEXT([.BE36];&quot;??0&quot;);DEC2HEX([.BE36];2))" office:value-type="string" office:string-value="00" calcext:value-type="string">
            <text:p>00</text:p>
          </table:table-cell>
          <table:table-cell table:formula="of:=IF([.$AF$15]=&quot;DEC&quot;;TEXT([.BF36];&quot;??0&quot;);DEC2HEX([.BF36];2))" office:value-type="string" office:string-value="00" calcext:value-type="string">
            <text:p>00</text:p>
          </table:table-cell>
          <table:table-cell table:formula="of:=IF([.$AF$15]=&quot;DEC&quot;;TEXT([.BG36];&quot;??0&quot;);DEC2HEX([.BG36];2))" office:value-type="string" office:string-value="00" calcext:value-type="string">
            <text:p>00</text:p>
          </table:table-cell>
          <table:table-cell table:formula="of:=IF([.$AF$15]=&quot;DEC&quot;;TEXT([.BH36];&quot;??0&quot;);DEC2HEX([.BH36];2))" office:value-type="string" office:string-value="00" calcext:value-type="string">
            <text:p>00</text:p>
          </table:table-cell>
          <table:table-cell table:formula="of:=IF([.$AF$15]=&quot;DEC&quot;;TEXT([.BI36];&quot;??0&quot;);DEC2HEX([.BI36];2))" office:value-type="string" office:string-value="00" calcext:value-type="string">
            <text:p>00</text:p>
          </table:table-cell>
          <table:table-cell table:formula="of:=IF([.$AF$15]=&quot;DEC&quot;;TEXT([.BJ36];&quot;??0&quot;);DEC2HEX([.BJ36];2))" office:value-type="string" office:string-value="00" calcext:value-type="string">
            <text:p>00</text:p>
          </table:table-cell>
          <table:table-cell table:formula="of:=IF([.$AF$15]=&quot;DEC&quot;;TEXT([.BK36];&quot;??0&quot;);DEC2HEX([.BK36];2))" office:value-type="string" office:string-value="00" calcext:value-type="string">
            <text:p>00</text:p>
          </table:table-cell>
          <table:table-cell table:formula="of:=IF([.$AF$15]=&quot;DEC&quot;;TEXT([.BL36];&quot;??0&quot;);DEC2HEX([.BL36];2))" office:value-type="string" office:string-value="00" calcext:value-type="string">
            <text:p>00</text:p>
          </table:table-cell>
          <table:table-cell table:formula="of:=IF([.$AF$15]=&quot;DEC&quot;;TEXT([.BM36];&quot;??0&quot;);DEC2HEX([.BM36];2))" office:value-type="string" office:string-value="00" calcext:value-type="string">
            <text:p>00</text:p>
          </table:table-cell>
          <table:table-cell table:formula="of:=IF([.$AF$15]=&quot;DEC&quot;;TEXT([.BN36];&quot;??0&quot;);DEC2HEX([.BN36];2))" office:value-type="string" office:string-value="00" calcext:value-type="string">
            <text:p>00</text:p>
          </table:table-cell>
          <table:table-cell table:formula="of:=IF([.$AF$15]=&quot;DEC&quot;;TEXT([.BO36];&quot;??0&quot;);DEC2HEX([.BO36];2))" office:value-type="string" office:string-value="00" calcext:value-type="string">
            <text:p>00</text:p>
          </table:table-cell>
          <table:table-cell table:formula="of:=IF([.$AF$15]=&quot;DEC&quot;;TEXT([.BP36];&quot;??0&quot;);DEC2HEX([.BP36];2))" office:value-type="string" office:string-value="00" calcext:value-type="string">
            <text:p>00</text:p>
          </table:table-cell>
          <table:covered-table-cell table:style-name="ce37"/>
        </table:table-row>
        <table:table-row table:style-name="ro1">
          <table:covered-table-cell/>
          <table:table-cell table:style-name="ce1"/>
          <table:table-cell table:style-name="ce37" table:number-columns-repeated="23"/>
          <table:covered-table-cell/>
          <table:table-cell table:style-name="ce37" table:number-columns-repeated="16"/>
          <table:covered-table-cell table:style-name="ce37"/>
          <table:covered-table-cell/>
          <table:table-cell table:style-name="ce1"/>
          <table:table-cell table:style-name="ce37" table:number-columns-repeated="23"/>
          <table:covered-table-cell/>
          <table:table-cell table:style-name="ce37" table:number-columns-repeated="16"/>
          <table:covered-table-cell table:style-name="ce37"/>
        </table:table-row>
        <table:table-row table:style-name="ro4">
          <table:covered-table-cell/>
          <table:table-cell table:style-name="ce110" office:value-type="string" calcext:value-type="string" table:number-columns-spanned="8" table:number-rows-spanned="1">
            <text:p>Character numbers &gt;</text:p>
          </table:table-cell>
          <table:covered-table-cell table:number-columns-repeated="7" table:style-name="Default"/>
          <table:table-cell table:style-name="ce33" table:number-columns-repeated="16"/>
          <table:covered-table-cell table:style-name="Default"/>
          <table:table-cell table:style-name="ce178" table:content-validation-name="val4"/>
          <table:table-cell table:style-name="ce184" table:content-validation-name="val4"/>
          <table:table-cell table:style-name="ce190" table:content-validation-name="val4"/>
          <table:table-cell table:style-name="ce211" table:content-validation-name="val4"/>
          <table:table-cell table:style-name="ce214" table:content-validation-name="val4"/>
          <table:table-cell table:style-name="ce224" table:content-validation-name="val4"/>
          <table:table-cell table:style-name="ce227" table:content-validation-name="val4"/>
          <table:table-cell table:style-name="ce229" table:content-validation-name="val4"/>
          <table:table-cell table:style-name="ce231" table:content-validation-name="val4"/>
          <table:table-cell table:style-name="ce234" table:content-validation-name="val4"/>
          <table:table-cell table:style-name="ce236" table:content-validation-name="val4"/>
          <table:table-cell table:style-name="ce238" table:content-validation-name="val4"/>
          <table:table-cell table:style-name="ce240" table:content-validation-name="val4"/>
          <table:table-cell table:style-name="ce242" table:content-validation-name="val4"/>
          <table:table-cell table:style-name="ce244" table:content-validation-name="val4"/>
          <table:table-cell table:style-name="ce246" table:content-validation-name="val4"/>
          <table:covered-table-cell table:number-columns-repeated="2"/>
          <table:table-cell table:style-name="ce110" office:value-type="string" calcext:value-type="string" table:number-columns-spanned="8" table:number-rows-spanned="1">
            <text:p>Character numbers &gt;</text:p>
          </table:table-cell>
          <table:covered-table-cell table:number-columns-repeated="7" table:style-name="Default"/>
          <table:table-cell table:style-name="ce33" table:number-columns-repeated="16"/>
          <table:covered-table-cell table:style-name="Default"/>
          <table:table-cell table:style-name="ce178" table:content-validation-name="val4"/>
          <table:table-cell table:style-name="ce184" table:content-validation-name="val4"/>
          <table:table-cell table:style-name="ce190" table:content-validation-name="val4"/>
          <table:table-cell table:style-name="ce211" table:content-validation-name="val4"/>
          <table:table-cell table:style-name="ce214" table:content-validation-name="val4"/>
          <table:table-cell table:style-name="ce224" table:content-validation-name="val4"/>
          <table:table-cell table:style-name="ce227" table:content-validation-name="val4"/>
          <table:table-cell table:style-name="ce229" table:content-validation-name="val4"/>
          <table:table-cell table:style-name="ce231" table:content-validation-name="val4"/>
          <table:table-cell table:style-name="ce234" table:content-validation-name="val4"/>
          <table:table-cell table:style-name="ce236" table:content-validation-name="val4"/>
          <table:table-cell table:style-name="ce238" table:content-validation-name="val4"/>
          <table:table-cell table:style-name="ce240" table:content-validation-name="val4"/>
          <table:table-cell table:style-name="ce242" table:content-validation-name="val4"/>
          <table:table-cell table:style-name="ce244" table:content-validation-name="val4"/>
          <table:table-cell table:style-name="ce246" table:content-validation-name="val4"/>
          <table:covered-table-cell/>
        </table:table-row>
        <table:table-row table:style-name="ro4">
          <table:covered-table-cell/>
          <table:table-cell table:style-name="ce1" table:number-columns-spanned="8" table:number-rows-spanned="1"/>
          <table:covered-table-cell table:number-columns-repeated="7" table:style-name="ce23"/>
          <table:table-cell table:style-name="ce23" table:number-columns-repeated="16"/>
          <table:covered-table-cell table:style-name="ce23"/>
          <table:table-cell table:style-name="ce1" table:number-columns-spanned="16" table:number-rows-spanned="1"/>
          <table:covered-table-cell table:number-columns-repeated="15" table:style-name="ce23"/>
          <table:covered-table-cell table:number-columns-repeated="2"/>
          <table:table-cell table:style-name="ce1" table:number-columns-spanned="8" table:number-rows-spanned="1"/>
          <table:covered-table-cell table:number-columns-repeated="7" table:style-name="ce23"/>
          <table:table-cell table:style-name="ce23" table:number-columns-repeated="16"/>
          <table:covered-table-cell table:style-name="ce23"/>
          <table:table-cell table:style-name="ce1" table:number-columns-spanned="16" table:number-rows-spanned="1"/>
          <table:covered-table-cell table:number-columns-repeated="15" table:style-name="ce23"/>
          <table:covered-table-cell/>
        </table:table-row>
        <table:table-row table:style-name="ro4">
          <table:covered-table-cell/>
          <table:table-cell table:style-name="ce8" office:value-type="string" calcext:value-type="string" table:number-columns-spanned="8" table:number-rows-spanned="1">
            <text:p>Code Output Format &gt;</text:p>
          </table:table-cell>
          <table:covered-table-cell table:number-columns-repeated="7" table:style-name="Default"/>
          <table:table-cell table:style-name="Default" table:number-columns-repeated="16"/>
          <table:covered-table-cell table:style-name="Default"/>
          <table:table-cell table:style-name="ce153" table:content-validation-name="val2" office:value-type="string" calcext:value-type="string" table:number-columns-spanned="3" table:number-rows-spanned="1">
            <text:p>C</text:p>
          </table:table-cell>
          <table:covered-table-cell table:number-columns-repeated="2" table:style-name="ce157"/>
          <table:table-cell table:style-name="ce163" table:number-columns-spanned="2" table:number-rows-spanned="1"/>
          <table:covered-table-cell table:style-name="ce157"/>
          <table:table-cell table:style-name="ce183" table:content-validation-name="val3" office:value-type="string" calcext:value-type="string" table:number-columns-spanned="3" table:number-rows-spanned="1">
            <text:p>HEX</text:p>
          </table:table-cell>
          <table:covered-table-cell table:number-columns-repeated="2" table:style-name="ce157"/>
          <table:table-cell table:style-name="ce195"/>
          <table:table-cell table:style-name="ce195" table:formula="of:=IF([.AF40]=&quot;HEX&quot;;&quot;&amp;&quot;;&quot;&quot;)" office:value-type="string" office:string-value="&amp;" calcext:value-type="string">
            <text:p>&amp;</text:p>
          </table:table-cell>
          <table:table-cell table:style-name="ce195" table:formula="of:=IF([.AF40]=&quot;HEX&quot;;&quot;0x&quot;;&quot;&quot;)" office:value-type="string" office:string-value="0x" calcext:value-type="string">
            <text:p>0x</text:p>
          </table:table-cell>
          <table:table-cell table:style-name="ce195" table:number-columns-repeated="4"/>
          <table:table-cell table:style-name="ce210"/>
          <table:covered-table-cell table:number-columns-repeated="2"/>
          <table:table-cell table:style-name="ce8" office:value-type="string" calcext:value-type="string" table:number-columns-spanned="8" table:number-rows-spanned="1">
            <text:p>Code Output Format &gt;</text:p>
          </table:table-cell>
          <table:covered-table-cell table:number-columns-repeated="7" table:style-name="Default"/>
          <table:table-cell table:style-name="Default" table:number-columns-repeated="16"/>
          <table:covered-table-cell table:style-name="Default"/>
          <table:table-cell table:style-name="ce153" table:content-validation-name="val2" office:value-type="string" calcext:value-type="string" table:number-columns-spanned="3" table:number-rows-spanned="1">
            <text:p>C</text:p>
          </table:table-cell>
          <table:covered-table-cell table:number-columns-repeated="2" table:style-name="ce157"/>
          <table:table-cell table:style-name="ce163" table:number-columns-spanned="2" table:number-rows-spanned="1"/>
          <table:covered-table-cell table:style-name="ce157"/>
          <table:table-cell table:style-name="ce183" table:content-validation-name="val3" office:value-type="string" calcext:value-type="string" table:number-columns-spanned="3" table:number-rows-spanned="1">
            <text:p>HEX</text:p>
          </table:table-cell>
          <table:covered-table-cell table:number-columns-repeated="2" table:style-name="ce157"/>
          <table:table-cell table:style-name="ce195"/>
          <table:table-cell table:style-name="ce195" table:formula="of:=IF([.BW40]=&quot;HEX&quot;;&quot;&amp;&quot;;&quot;&quot;)" office:value-type="string" office:string-value="&amp;" calcext:value-type="string">
            <text:p>&amp;</text:p>
          </table:table-cell>
          <table:table-cell table:style-name="ce195" table:formula="of:=IF([.BW40]=&quot;HEX&quot;;&quot;0x&quot;;&quot;&quot;)" office:value-type="string" office:string-value="0x" calcext:value-type="string">
            <text:p>0x</text:p>
          </table:table-cell>
          <table:table-cell table:style-name="ce195" table:number-columns-repeated="4"/>
          <table:table-cell table:style-name="ce210"/>
          <table:covered-table-cell/>
        </table:table-row>
        <table:table-row table:style-name="ro1">
          <table:covered-table-cell/>
          <table:table-cell table:style-name="ce1" table:number-columns-spanned="41" table:number-rows-spanned="1"/>
          <table:covered-table-cell table:number-columns-repeated="40" table:style-name="ce23"/>
          <table:covered-table-cell table:number-columns-repeated="2"/>
          <table:table-cell table:style-name="ce1" table:number-columns-spanned="41" table:number-rows-spanned="1"/>
          <table:covered-table-cell table:number-columns-repeated="40" table:style-name="ce23"/>
          <table:covered-table-cell/>
        </table:table-row>
        <table:table-row table:style-name="ro4">
          <table:covered-table-cell/>
          <table:table-cell table:style-name="ce138" table:formula="of:=IF([.AA38]&gt;0 ;    IF([.AA40]=&quot;BASIC&quot;    ;       &quot;SYMBOL &quot;&amp;[.AA38]&amp;&quot;,&quot;&amp;SUBSTITUTE([.AJ40]&amp;[.AA29]&amp;&quot;,&quot;&amp;[.AJ40]&amp;[.AA30]&amp;&quot;,&quot;&amp;[.AJ40]&amp;[.AA31]&amp;&quot;,&quot;&amp;[.AJ40]&amp;[.AA32]&amp;&quot;,&quot;&amp;[.AJ40]&amp;[.AA33]&amp;&quot;,&quot;&amp;[.AJ40]&amp;[.AA34]&amp;&quot;,&quot;&amp;[.AJ40]&amp;[.AA35]&amp;&quot;,&quot;&amp;[.AJ40]&amp;[.AA36];&quot; &quot;;&quot;&quot;)    ;              &quot;/*&quot;&amp;TEXT([.AA38];&quot;??0&quot;)&amp;&quot;*/ ,&quot;&amp;[.AK40]&amp;[.AA29]&amp;&quot;,&quot;&amp;[.AK40]&amp;[.AA30]&amp;&quot;,&quot;&amp;[.AK40]&amp;[.AA31]&amp;&quot;,&quot;&amp;[.AK40]&amp;[.AA32]&amp;&quot;,&quot;&amp;[.AK40]&amp;[.AA33]&amp;&quot;,&quot;&amp;[.AK40]&amp;[.AA34]&amp;&quot;,&quot;&amp;[.AK40]&amp;[.AA35]&amp;&quot;,&quot;&amp;[.AK40]&amp;[.AA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65"/>
          <table:table-cell table:style-name="ce215" table:formula="of:=IF([.AI38]&gt;0 ;    IF([.AA40]=&quot;BASIC&quot;    ;       &quot;SYMBOL &quot;&amp;[.AI38]&amp;&quot;,&quot;&amp;SUBSTITUTE([.AJ40]&amp;[.AI29]&amp;&quot;,&quot;&amp;[.AJ40]&amp;[.AI30]&amp;&quot;,&quot;&amp;[.AJ40]&amp;[.AI31]&amp;&quot;,&quot;&amp;[.AJ40]&amp;[.AI32]&amp;&quot;,&quot;&amp;[.AJ40]&amp;[.AI33]&amp;&quot;,&quot;&amp;[.AJ40]&amp;[.AI34]&amp;&quot;,&quot;&amp;[.AJ40]&amp;[.AI35]&amp;&quot;,&quot;&amp;[.AJ40]&amp;[.AI36];&quot; &quot;;&quot;&quot;)    ;              &quot;/*&quot;&amp;TEXT([.AI38];&quot;??0&quot;)&amp;&quot;*/ ,&quot;&amp;[.AK40]&amp;[.AI29]&amp;&quot;,&quot;&amp;[.AK40]&amp;[.AI30]&amp;&quot;,&quot;&amp;[.AK40]&amp;[.AI31]&amp;&quot;,&quot;&amp;[.AK40]&amp;[.AI32]&amp;&quot;,&quot;&amp;[.AK40]&amp;[.AI33]&amp;&quot;,&quot;&amp;[.AK40]&amp;[.AI34]&amp;&quot;,&quot;&amp;[.AK40]&amp;[.AI35]&amp;&quot;,&quot;&amp;[.AK40]&amp;[.AI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65"/>
          <table:covered-table-cell table:number-columns-repeated="2"/>
          <table:table-cell table:style-name="ce138" table:formula="of:=IF([.BR38]&gt;0 ;    IF([.BR40]=&quot;BASIC&quot;    ;       &quot;SYMBOL &quot;&amp;[.BR38]&amp;&quot;,&quot;&amp;SUBSTITUTE([.CA40]&amp;[.BR29]&amp;&quot;,&quot;&amp;[.CA40]&amp;[.BR30]&amp;&quot;,&quot;&amp;[.CA40]&amp;[.BR31]&amp;&quot;,&quot;&amp;[.CA40]&amp;[.BR32]&amp;&quot;,&quot;&amp;[.CA40]&amp;[.BR33]&amp;&quot;,&quot;&amp;[.CA40]&amp;[.BR34]&amp;&quot;,&quot;&amp;[.CA40]&amp;[.BR35]&amp;&quot;,&quot;&amp;[.CA40]&amp;[.BR36];&quot; &quot;;&quot;&quot;)    ;              &quot;/*&quot;&amp;TEXT([.BR38];&quot;??0&quot;)&amp;&quot;*/ ,&quot;&amp;[.CB40]&amp;[.BR29]&amp;&quot;,&quot;&amp;[.CB40]&amp;[.BR30]&amp;&quot;,&quot;&amp;[.CB40]&amp;[.BR31]&amp;&quot;,&quot;&amp;[.CB40]&amp;[.BR32]&amp;&quot;,&quot;&amp;[.CB40]&amp;[.BR33]&amp;&quot;,&quot;&amp;[.CB40]&amp;[.BR34]&amp;&quot;,&quot;&amp;[.CB40]&amp;[.BR35]&amp;&quot;,&quot;&amp;[.CB40]&amp;[.BR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65"/>
          <table:table-cell table:style-name="ce215" table:formula="of:=IF([.BZ38]&gt;0 ;    IF([.BR40]=&quot;BASIC&quot;    ;       &quot;SYMBOL &quot;&amp;[.BZ38]&amp;&quot;,&quot;&amp;SUBSTITUTE([.CA40]&amp;[.BZ29]&amp;&quot;,&quot;&amp;[.CA40]&amp;[.BZ30]&amp;&quot;,&quot;&amp;[.CA40]&amp;[.BZ31]&amp;&quot;,&quot;&amp;[.CA40]&amp;[.BZ32]&amp;&quot;,&quot;&amp;[.CA40]&amp;[.BZ33]&amp;&quot;,&quot;&amp;[.CA40]&amp;[.BZ34]&amp;&quot;,&quot;&amp;[.CA40]&amp;[.BZ35]&amp;&quot;,&quot;&amp;[.CA40]&amp;[.BZ36];&quot; &quot;;&quot;&quot;)    ;              &quot;/*&quot;&amp;TEXT([.BZ38];&quot;??0&quot;)&amp;&quot;*/ ,&quot;&amp;[.CB40]&amp;[.BZ29]&amp;&quot;,&quot;&amp;[.CB40]&amp;[.BZ30]&amp;&quot;,&quot;&amp;[.CB40]&amp;[.BZ31]&amp;&quot;,&quot;&amp;[.CB40]&amp;[.BZ32]&amp;&quot;,&quot;&amp;[.CB40]&amp;[.BZ33]&amp;&quot;,&quot;&amp;[.CB40]&amp;[.BZ34]&amp;&quot;,&quot;&amp;[.CB40]&amp;[.BZ35]&amp;&quot;,&quot;&amp;[.CB40]&amp;[.BZ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65"/>
          <table:covered-table-cell/>
        </table:table-row>
        <table:table-row table:style-name="ro4">
          <table:covered-table-cell/>
          <table:table-cell table:style-name="ce117" table:formula="of:=IF([.AB38]&gt;0 ;    IF([.AA40]=&quot;BASIC&quot;    ;       &quot;SYMBOL &quot;&amp;[.AB38]&amp;&quot;,&quot;&amp;SUBSTITUTE([.AJ40]&amp;[.AB29]&amp;&quot;,&quot;&amp;[.AJ40]&amp;[.AB30]&amp;&quot;,&quot;&amp;[.AJ40]&amp;[.AB31]&amp;&quot;,&quot;&amp;[.AJ40]&amp;[.AB32]&amp;&quot;,&quot;&amp;[.AJ40]&amp;[.AB33]&amp;&quot;,&quot;&amp;[.AJ40]&amp;[.AB34]&amp;&quot;,&quot;&amp;[.AJ40]&amp;[.AB35]&amp;&quot;,&quot;&amp;[.AJ40]&amp;[.AB36];&quot; &quot;;&quot;&quot;)    ;              &quot;/*&quot;&amp;TEXT([.AB38];&quot;??0&quot;)&amp;&quot;*/ ,&quot;&amp;[.AK40]&amp;[.AB29]&amp;&quot;,&quot;&amp;[.AK40]&amp;[.AB30]&amp;&quot;,&quot;&amp;[.AK40]&amp;[.AB31]&amp;&quot;,&quot;&amp;[.AK40]&amp;[.AB32]&amp;&quot;,&quot;&amp;[.AK40]&amp;[.AB33]&amp;&quot;,&quot;&amp;[.AK40]&amp;[.AB34]&amp;&quot;,&quot;&amp;[.AK40]&amp;[.AB35]&amp;&quot;,&quot;&amp;[.AK40]&amp;[.AB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69" table:formula="of:=IF([.AJ38]&gt;0 ;    IF([.AA40]=&quot;BASIC&quot;    ;       &quot;SYMBOL &quot;&amp;[.AJ38]&amp;&quot;,&quot;&amp;SUBSTITUTE([.AJ40]&amp;[.AJ29]&amp;&quot;,&quot;&amp;[.AJ40]&amp;[.AJ30]&amp;&quot;,&quot;&amp;[.AJ40]&amp;[.AJ31]&amp;&quot;,&quot;&amp;[.AJ40]&amp;[.AJ32]&amp;&quot;,&quot;&amp;[.AJ40]&amp;[.AJ33]&amp;&quot;,&quot;&amp;[.AJ40]&amp;[.AJ34]&amp;&quot;,&quot;&amp;[.AJ40]&amp;[.AJ35]&amp;&quot;,&quot;&amp;[.AJ40]&amp;[.AJ36];&quot; &quot;;&quot;&quot;)    ;              &quot;/*&quot;&amp;TEXT([.AJ38];&quot;??0&quot;)&amp;&quot;*/ ,&quot;&amp;[.AK40]&amp;[.AJ29]&amp;&quot;,&quot;&amp;[.AK40]&amp;[.AJ30]&amp;&quot;,&quot;&amp;[.AK40]&amp;[.AJ31]&amp;&quot;,&quot;&amp;[.AK40]&amp;[.AJ32]&amp;&quot;,&quot;&amp;[.AK40]&amp;[.AJ33]&amp;&quot;,&quot;&amp;[.AK40]&amp;[.AJ34]&amp;&quot;,&quot;&amp;[.AK40]&amp;[.AJ35]&amp;&quot;,&quot;&amp;[.AK40]&amp;[.AJ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 table:number-columns-repeated="2"/>
          <table:table-cell table:style-name="ce117" table:formula="of:=IF([.BS38]&gt;0 ;    IF([.BR40]=&quot;BASIC&quot;    ;       &quot;SYMBOL &quot;&amp;[.BS38]&amp;&quot;,&quot;&amp;SUBSTITUTE([.CA40]&amp;[.BS29]&amp;&quot;,&quot;&amp;[.CA40]&amp;[.BS30]&amp;&quot;,&quot;&amp;[.CA40]&amp;[.BS31]&amp;&quot;,&quot;&amp;[.CA40]&amp;[.BS32]&amp;&quot;,&quot;&amp;[.CA40]&amp;[.BS33]&amp;&quot;,&quot;&amp;[.CA40]&amp;[.BS34]&amp;&quot;,&quot;&amp;[.CA40]&amp;[.BS35]&amp;&quot;,&quot;&amp;[.CA40]&amp;[.BS36];&quot; &quot;;&quot;&quot;)    ;              &quot;/*&quot;&amp;TEXT([.BS38];&quot;??0&quot;)&amp;&quot;*/ ,&quot;&amp;[.CB40]&amp;[.BS29]&amp;&quot;,&quot;&amp;[.CB40]&amp;[.BS30]&amp;&quot;,&quot;&amp;[.CB40]&amp;[.BS31]&amp;&quot;,&quot;&amp;[.CB40]&amp;[.BS32]&amp;&quot;,&quot;&amp;[.CB40]&amp;[.BS33]&amp;&quot;,&quot;&amp;[.CB40]&amp;[.BS34]&amp;&quot;,&quot;&amp;[.CB40]&amp;[.BS35]&amp;&quot;,&quot;&amp;[.CB40]&amp;[.BS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69" table:formula="of:=IF([.CA38]&gt;0 ;    IF([.BR40]=&quot;BASIC&quot;    ;       &quot;SYMBOL &quot;&amp;[.CA38]&amp;&quot;,&quot;&amp;SUBSTITUTE([.CA40]&amp;[.CA29]&amp;&quot;,&quot;&amp;[.CA40]&amp;[.CA30]&amp;&quot;,&quot;&amp;[.CA40]&amp;[.CA31]&amp;&quot;,&quot;&amp;[.CA40]&amp;[.CA32]&amp;&quot;,&quot;&amp;[.CA40]&amp;[.CA33]&amp;&quot;,&quot;&amp;[.CA40]&amp;[.CA34]&amp;&quot;,&quot;&amp;[.CA40]&amp;[.CA35]&amp;&quot;,&quot;&amp;[.CA40]&amp;[.CA36];&quot; &quot;;&quot;&quot;)    ;              &quot;/*&quot;&amp;TEXT([.CA38];&quot;??0&quot;)&amp;&quot;*/ ,&quot;&amp;[.CB40]&amp;[.CA29]&amp;&quot;,&quot;&amp;[.CB40]&amp;[.CA30]&amp;&quot;,&quot;&amp;[.CB40]&amp;[.CA31]&amp;&quot;,&quot;&amp;[.CB40]&amp;[.CA32]&amp;&quot;,&quot;&amp;[.CB40]&amp;[.CA33]&amp;&quot;,&quot;&amp;[.CB40]&amp;[.CA34]&amp;&quot;,&quot;&amp;[.CB40]&amp;[.CA35]&amp;&quot;,&quot;&amp;[.CB40]&amp;[.CA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19" table:formula="of:=IF([.AC38]&gt;0 ;    IF([.AA40]=&quot;BASIC&quot;    ;       &quot;SYMBOL &quot;&amp;[.AC38]&amp;&quot;,&quot;&amp;SUBSTITUTE([.AJ40]&amp;[.AC29]&amp;&quot;,&quot;&amp;[.AJ40]&amp;[.AC30]&amp;&quot;,&quot;&amp;[.AJ40]&amp;[.AC31]&amp;&quot;,&quot;&amp;[.AJ40]&amp;[.AC32]&amp;&quot;,&quot;&amp;[.AJ40]&amp;[.AC33]&amp;&quot;,&quot;&amp;[.AJ40]&amp;[.AC34]&amp;&quot;,&quot;&amp;[.AJ40]&amp;[.AC35]&amp;&quot;,&quot;&amp;[.AJ40]&amp;[.AC36];&quot; &quot;;&quot;&quot;)    ;              &quot;/*&quot;&amp;TEXT([.AC38];&quot;??0&quot;)&amp;&quot;*/ ,&quot;&amp;[.AK40]&amp;[.AC29]&amp;&quot;,&quot;&amp;[.AK40]&amp;[.AC30]&amp;&quot;,&quot;&amp;[.AK40]&amp;[.AC31]&amp;&quot;,&quot;&amp;[.AK40]&amp;[.AC32]&amp;&quot;,&quot;&amp;[.AK40]&amp;[.AC33]&amp;&quot;,&quot;&amp;[.AK40]&amp;[.AC34]&amp;&quot;,&quot;&amp;[.AK40]&amp;[.AC35]&amp;&quot;,&quot;&amp;[.AK40]&amp;[.AC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0" table:formula="of:=IF([.AK38]&gt;0 ;    IF([.AA40]=&quot;BASIC&quot;    ;       &quot;SYMBOL &quot;&amp;[.AK38]&amp;&quot;,&quot;&amp;SUBSTITUTE([.AJ40]&amp;[.AK29]&amp;&quot;,&quot;&amp;[.AJ40]&amp;[.AK30]&amp;&quot;,&quot;&amp;[.AJ40]&amp;[.AK31]&amp;&quot;,&quot;&amp;[.AJ40]&amp;[.AK32]&amp;&quot;,&quot;&amp;[.AJ40]&amp;[.AK33]&amp;&quot;,&quot;&amp;[.AJ40]&amp;[.AK34]&amp;&quot;,&quot;&amp;[.AJ40]&amp;[.AK35]&amp;&quot;,&quot;&amp;[.AJ40]&amp;[.AK36];&quot; &quot;;&quot;&quot;)    ;              &quot;/*&quot;&amp;TEXT([.AK38];&quot;??0&quot;)&amp;&quot;*/ ,&quot;&amp;[.AK40]&amp;[.AK29]&amp;&quot;,&quot;&amp;[.AK40]&amp;[.AK30]&amp;&quot;,&quot;&amp;[.AK40]&amp;[.AK31]&amp;&quot;,&quot;&amp;[.AK40]&amp;[.AK32]&amp;&quot;,&quot;&amp;[.AK40]&amp;[.AK33]&amp;&quot;,&quot;&amp;[.AK40]&amp;[.AK34]&amp;&quot;,&quot;&amp;[.AK40]&amp;[.AK35]&amp;&quot;,&quot;&amp;[.AK40]&amp;[.AK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 table:number-columns-repeated="2"/>
          <table:table-cell table:style-name="ce119" table:formula="of:=IF([.BT38]&gt;0 ;    IF([.BR40]=&quot;BASIC&quot;    ;       &quot;SYMBOL &quot;&amp;[.BT38]&amp;&quot;,&quot;&amp;SUBSTITUTE([.CA40]&amp;[.BT29]&amp;&quot;,&quot;&amp;[.CA40]&amp;[.BT30]&amp;&quot;,&quot;&amp;[.CA40]&amp;[.BT31]&amp;&quot;,&quot;&amp;[.CA40]&amp;[.BT32]&amp;&quot;,&quot;&amp;[.CA40]&amp;[.BT33]&amp;&quot;,&quot;&amp;[.CA40]&amp;[.BT34]&amp;&quot;,&quot;&amp;[.CA40]&amp;[.BT35]&amp;&quot;,&quot;&amp;[.CA40]&amp;[.BT36];&quot; &quot;;&quot;&quot;)    ;              &quot;/*&quot;&amp;TEXT([.BT38];&quot;??0&quot;)&amp;&quot;*/ ,&quot;&amp;[.CB40]&amp;[.BT29]&amp;&quot;,&quot;&amp;[.CB40]&amp;[.BT30]&amp;&quot;,&quot;&amp;[.CB40]&amp;[.BT31]&amp;&quot;,&quot;&amp;[.CB40]&amp;[.BT32]&amp;&quot;,&quot;&amp;[.CB40]&amp;[.BT33]&amp;&quot;,&quot;&amp;[.CB40]&amp;[.BT34]&amp;&quot;,&quot;&amp;[.CB40]&amp;[.BT35]&amp;&quot;,&quot;&amp;[.CB40]&amp;[.BT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0" table:formula="of:=IF([.CB38]&gt;0 ;    IF([.BR40]=&quot;BASIC&quot;    ;       &quot;SYMBOL &quot;&amp;[.CB38]&amp;&quot;,&quot;&amp;SUBSTITUTE([.CA40]&amp;[.CB29]&amp;&quot;,&quot;&amp;[.CA40]&amp;[.CB30]&amp;&quot;,&quot;&amp;[.CA40]&amp;[.CB31]&amp;&quot;,&quot;&amp;[.CA40]&amp;[.CB32]&amp;&quot;,&quot;&amp;[.CA40]&amp;[.CB33]&amp;&quot;,&quot;&amp;[.CA40]&amp;[.CB34]&amp;&quot;,&quot;&amp;[.CA40]&amp;[.CB35]&amp;&quot;,&quot;&amp;[.CA40]&amp;[.CB36];&quot; &quot;;&quot;&quot;)    ;              &quot;/*&quot;&amp;TEXT([.CB38];&quot;??0&quot;)&amp;&quot;*/ ,&quot;&amp;[.CB40]&amp;[.CB29]&amp;&quot;,&quot;&amp;[.CB40]&amp;[.CB30]&amp;&quot;,&quot;&amp;[.CB40]&amp;[.CB31]&amp;&quot;,&quot;&amp;[.CB40]&amp;[.CB32]&amp;&quot;,&quot;&amp;[.CB40]&amp;[.CB33]&amp;&quot;,&quot;&amp;[.CB40]&amp;[.CB34]&amp;&quot;,&quot;&amp;[.CB40]&amp;[.CB35]&amp;&quot;,&quot;&amp;[.CB40]&amp;[.CB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20" table:formula="of:=IF([.AD38]&gt;0 ;    IF([.AA40]=&quot;BASIC&quot;    ;       &quot;SYMBOL &quot;&amp;[.AD38]&amp;&quot;,&quot;&amp;SUBSTITUTE([.AJ40]&amp;[.AD29]&amp;&quot;,&quot;&amp;[.AJ40]&amp;[.AD30]&amp;&quot;,&quot;&amp;[.AJ40]&amp;[.AD31]&amp;&quot;,&quot;&amp;[.AJ40]&amp;[.AD32]&amp;&quot;,&quot;&amp;[.AJ40]&amp;[.AD33]&amp;&quot;,&quot;&amp;[.AJ40]&amp;[.AD34]&amp;&quot;,&quot;&amp;[.AJ40]&amp;[.AD35]&amp;&quot;,&quot;&amp;[.AJ40]&amp;[.AD36];&quot; &quot;;&quot;&quot;)    ;              &quot;/*&quot;&amp;TEXT([.AD38];&quot;??0&quot;)&amp;&quot;*/ ,&quot;&amp;[.AK40]&amp;[.AD29]&amp;&quot;,&quot;&amp;[.AK40]&amp;[.AD30]&amp;&quot;,&quot;&amp;[.AK40]&amp;[.AD31]&amp;&quot;,&quot;&amp;[.AK40]&amp;[.AD32]&amp;&quot;,&quot;&amp;[.AK40]&amp;[.AD33]&amp;&quot;,&quot;&amp;[.AK40]&amp;[.AD34]&amp;&quot;,&quot;&amp;[.AK40]&amp;[.AD35]&amp;&quot;,&quot;&amp;[.AK40]&amp;[.AD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1" table:formula="of:=IF([.AL38]&gt;0 ;    IF([.AA40]=&quot;BASIC&quot;    ;       &quot;SYMBOL &quot;&amp;[.AL38]&amp;&quot;,&quot;&amp;SUBSTITUTE([.AJ40]&amp;[.AL29]&amp;&quot;,&quot;&amp;[.AJ40]&amp;[.AL30]&amp;&quot;,&quot;&amp;[.AJ40]&amp;[.AL31]&amp;&quot;,&quot;&amp;[.AJ40]&amp;[.AL32]&amp;&quot;,&quot;&amp;[.AJ40]&amp;[.AL33]&amp;&quot;,&quot;&amp;[.AJ40]&amp;[.AL34]&amp;&quot;,&quot;&amp;[.AJ40]&amp;[.AL35]&amp;&quot;,&quot;&amp;[.AJ40]&amp;[.AL36];&quot; &quot;;&quot;&quot;)    ;              &quot;/*&quot;&amp;TEXT([.AL38];&quot;??0&quot;)&amp;&quot;*/ ,&quot;&amp;[.AK40]&amp;[.AL29]&amp;&quot;,&quot;&amp;[.AK40]&amp;[.AL30]&amp;&quot;,&quot;&amp;[.AK40]&amp;[.AL31]&amp;&quot;,&quot;&amp;[.AK40]&amp;[.AL32]&amp;&quot;,&quot;&amp;[.AK40]&amp;[.AL33]&amp;&quot;,&quot;&amp;[.AK40]&amp;[.AL34]&amp;&quot;,&quot;&amp;[.AK40]&amp;[.AL35]&amp;&quot;,&quot;&amp;[.AK40]&amp;[.AL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 table:number-columns-repeated="2"/>
          <table:table-cell table:style-name="ce120" table:formula="of:=IF([.BU38]&gt;0 ;    IF([.BR40]=&quot;BASIC&quot;    ;       &quot;SYMBOL &quot;&amp;[.BU38]&amp;&quot;,&quot;&amp;SUBSTITUTE([.CA40]&amp;[.BU29]&amp;&quot;,&quot;&amp;[.CA40]&amp;[.BU30]&amp;&quot;,&quot;&amp;[.CA40]&amp;[.BU31]&amp;&quot;,&quot;&amp;[.CA40]&amp;[.BU32]&amp;&quot;,&quot;&amp;[.CA40]&amp;[.BU33]&amp;&quot;,&quot;&amp;[.CA40]&amp;[.BU34]&amp;&quot;,&quot;&amp;[.CA40]&amp;[.BU35]&amp;&quot;,&quot;&amp;[.CA40]&amp;[.BU36];&quot; &quot;;&quot;&quot;)    ;              &quot;/*&quot;&amp;TEXT([.BU38];&quot;??0&quot;)&amp;&quot;*/ ,&quot;&amp;[.CB40]&amp;[.BU29]&amp;&quot;,&quot;&amp;[.CB40]&amp;[.BU30]&amp;&quot;,&quot;&amp;[.CB40]&amp;[.BU31]&amp;&quot;,&quot;&amp;[.CB40]&amp;[.BU32]&amp;&quot;,&quot;&amp;[.CB40]&amp;[.BU33]&amp;&quot;,&quot;&amp;[.CB40]&amp;[.BU34]&amp;&quot;,&quot;&amp;[.CB40]&amp;[.BU35]&amp;&quot;,&quot;&amp;[.CB40]&amp;[.BU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1" table:formula="of:=IF([.CC38]&gt;0 ;    IF([.BR40]=&quot;BASIC&quot;    ;       &quot;SYMBOL &quot;&amp;[.CC38]&amp;&quot;,&quot;&amp;SUBSTITUTE([.CA40]&amp;[.CC29]&amp;&quot;,&quot;&amp;[.CA40]&amp;[.CC30]&amp;&quot;,&quot;&amp;[.CA40]&amp;[.CC31]&amp;&quot;,&quot;&amp;[.CA40]&amp;[.CC32]&amp;&quot;,&quot;&amp;[.CA40]&amp;[.CC33]&amp;&quot;,&quot;&amp;[.CA40]&amp;[.CC34]&amp;&quot;,&quot;&amp;[.CA40]&amp;[.CC35]&amp;&quot;,&quot;&amp;[.CA40]&amp;[.CC36];&quot; &quot;;&quot;&quot;)    ;              &quot;/*&quot;&amp;TEXT([.CC38];&quot;??0&quot;)&amp;&quot;*/ ,&quot;&amp;[.CB40]&amp;[.CC29]&amp;&quot;,&quot;&amp;[.CB40]&amp;[.CC30]&amp;&quot;,&quot;&amp;[.CB40]&amp;[.CC31]&amp;&quot;,&quot;&amp;[.CB40]&amp;[.CC32]&amp;&quot;,&quot;&amp;[.CB40]&amp;[.CC33]&amp;&quot;,&quot;&amp;[.CB40]&amp;[.CC34]&amp;&quot;,&quot;&amp;[.CB40]&amp;[.CC35]&amp;&quot;,&quot;&amp;[.CB40]&amp;[.CC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1" table:formula="of:=IF([.AE38]&gt;0 ;    IF([.AA40]=&quot;BASIC&quot;    ;       &quot;SYMBOL &quot;&amp;[.AE38]&amp;&quot;,&quot;&amp;SUBSTITUTE([.AJ40]&amp;[.AE29]&amp;&quot;,&quot;&amp;[.AJ40]&amp;[.AE30]&amp;&quot;,&quot;&amp;[.AJ40]&amp;[.AE31]&amp;&quot;,&quot;&amp;[.AJ40]&amp;[.AE32]&amp;&quot;,&quot;&amp;[.AJ40]&amp;[.AE33]&amp;&quot;,&quot;&amp;[.AJ40]&amp;[.AE34]&amp;&quot;,&quot;&amp;[.AJ40]&amp;[.AE35]&amp;&quot;,&quot;&amp;[.AJ40]&amp;[.AE36];&quot; &quot;;&quot;&quot;)    ;              &quot;/*&quot;&amp;TEXT([.AE38];&quot;??0&quot;)&amp;&quot;*/ ,&quot;&amp;[.AK40]&amp;[.AE29]&amp;&quot;,&quot;&amp;[.AK40]&amp;[.AE30]&amp;&quot;,&quot;&amp;[.AK40]&amp;[.AE31]&amp;&quot;,&quot;&amp;[.AK40]&amp;[.AE32]&amp;&quot;,&quot;&amp;[.AK40]&amp;[.AE33]&amp;&quot;,&quot;&amp;[.AK40]&amp;[.AE34]&amp;&quot;,&quot;&amp;[.AK40]&amp;[.AE35]&amp;&quot;,&quot;&amp;[.AK40]&amp;[.AE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3" table:formula="of:=IF([.AM38]&gt;0 ;    IF([.AA40]=&quot;BASIC&quot;    ;       &quot;SYMBOL &quot;&amp;[.AM38]&amp;&quot;,&quot;&amp;SUBSTITUTE([.AJ40]&amp;[.AM29]&amp;&quot;,&quot;&amp;[.AJ40]&amp;[.AM30]&amp;&quot;,&quot;&amp;[.AJ40]&amp;[.AM31]&amp;&quot;,&quot;&amp;[.AJ40]&amp;[.AM32]&amp;&quot;,&quot;&amp;[.AJ40]&amp;[.AM33]&amp;&quot;,&quot;&amp;[.AJ40]&amp;[.AM34]&amp;&quot;,&quot;&amp;[.AJ40]&amp;[.AM35]&amp;&quot;,&quot;&amp;[.AJ40]&amp;[.AM36];&quot; &quot;;&quot;&quot;)    ;              &quot;/*&quot;&amp;TEXT([.AM38];&quot;??0&quot;)&amp;&quot;*/ ,&quot;&amp;[.AK40]&amp;[.AM29]&amp;&quot;,&quot;&amp;[.AK40]&amp;[.AM30]&amp;&quot;,&quot;&amp;[.AK40]&amp;[.AM31]&amp;&quot;,&quot;&amp;[.AK40]&amp;[.AM32]&amp;&quot;,&quot;&amp;[.AK40]&amp;[.AM33]&amp;&quot;,&quot;&amp;[.AK40]&amp;[.AM34]&amp;&quot;,&quot;&amp;[.AK40]&amp;[.AM35]&amp;&quot;,&quot;&amp;[.AK40]&amp;[.AM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 table:number-columns-repeated="2"/>
          <table:table-cell table:style-name="ce141" table:formula="of:=IF([.BV38]&gt;0 ;    IF([.BR40]=&quot;BASIC&quot;    ;       &quot;SYMBOL &quot;&amp;[.BV38]&amp;&quot;,&quot;&amp;SUBSTITUTE([.CA40]&amp;[.BV29]&amp;&quot;,&quot;&amp;[.CA40]&amp;[.BV30]&amp;&quot;,&quot;&amp;[.CA40]&amp;[.BV31]&amp;&quot;,&quot;&amp;[.CA40]&amp;[.BV32]&amp;&quot;,&quot;&amp;[.CA40]&amp;[.BV33]&amp;&quot;,&quot;&amp;[.CA40]&amp;[.BV34]&amp;&quot;,&quot;&amp;[.CA40]&amp;[.BV35]&amp;&quot;,&quot;&amp;[.CA40]&amp;[.BV36];&quot; &quot;;&quot;&quot;)    ;              &quot;/*&quot;&amp;TEXT([.BV38];&quot;??0&quot;)&amp;&quot;*/ ,&quot;&amp;[.CB40]&amp;[.BV29]&amp;&quot;,&quot;&amp;[.CB40]&amp;[.BV30]&amp;&quot;,&quot;&amp;[.CB40]&amp;[.BV31]&amp;&quot;,&quot;&amp;[.CB40]&amp;[.BV32]&amp;&quot;,&quot;&amp;[.CB40]&amp;[.BV33]&amp;&quot;,&quot;&amp;[.CB40]&amp;[.BV34]&amp;&quot;,&quot;&amp;[.CB40]&amp;[.BV35]&amp;&quot;,&quot;&amp;[.CB40]&amp;[.BV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3" table:formula="of:=IF([.CD38]&gt;0 ;    IF([.BR40]=&quot;BASIC&quot;    ;       &quot;SYMBOL &quot;&amp;[.CD38]&amp;&quot;,&quot;&amp;SUBSTITUTE([.CA40]&amp;[.CD29]&amp;&quot;,&quot;&amp;[.CA40]&amp;[.CD30]&amp;&quot;,&quot;&amp;[.CA40]&amp;[.CD31]&amp;&quot;,&quot;&amp;[.CA40]&amp;[.CD32]&amp;&quot;,&quot;&amp;[.CA40]&amp;[.CD33]&amp;&quot;,&quot;&amp;[.CA40]&amp;[.CD34]&amp;&quot;,&quot;&amp;[.CA40]&amp;[.CD35]&amp;&quot;,&quot;&amp;[.CA40]&amp;[.CD36];&quot; &quot;;&quot;&quot;)    ;              &quot;/*&quot;&amp;TEXT([.CD38];&quot;??0&quot;)&amp;&quot;*/ ,&quot;&amp;[.CB40]&amp;[.CD29]&amp;&quot;,&quot;&amp;[.CB40]&amp;[.CD30]&amp;&quot;,&quot;&amp;[.CB40]&amp;[.CD31]&amp;&quot;,&quot;&amp;[.CB40]&amp;[.CD32]&amp;&quot;,&quot;&amp;[.CB40]&amp;[.CD33]&amp;&quot;,&quot;&amp;[.CB40]&amp;[.CD34]&amp;&quot;,&quot;&amp;[.CB40]&amp;[.CD35]&amp;&quot;,&quot;&amp;[.CB40]&amp;[.CD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2" table:formula="of:=IF([.AF38]&gt;0 ;    IF([.AA40]=&quot;BASIC&quot;    ;       &quot;SYMBOL &quot;&amp;[.AF38]&amp;&quot;,&quot;&amp;SUBSTITUTE([.AJ40]&amp;[.AF29]&amp;&quot;,&quot;&amp;[.AJ40]&amp;[.AF30]&amp;&quot;,&quot;&amp;[.AJ40]&amp;[.AF31]&amp;&quot;,&quot;&amp;[.AJ40]&amp;[.AF32]&amp;&quot;,&quot;&amp;[.AJ40]&amp;[.AF33]&amp;&quot;,&quot;&amp;[.AJ40]&amp;[.AF34]&amp;&quot;,&quot;&amp;[.AJ40]&amp;[.AF35]&amp;&quot;,&quot;&amp;[.AJ40]&amp;[.AF36];&quot; &quot;;&quot;&quot;)    ;              &quot;/*&quot;&amp;TEXT([.AF38];&quot;??0&quot;)&amp;&quot;*/ ,&quot;&amp;[.AK40]&amp;[.AF29]&amp;&quot;,&quot;&amp;[.AK40]&amp;[.AF30]&amp;&quot;,&quot;&amp;[.AK40]&amp;[.AF31]&amp;&quot;,&quot;&amp;[.AK40]&amp;[.AF32]&amp;&quot;,&quot;&amp;[.AK40]&amp;[.AF33]&amp;&quot;,&quot;&amp;[.AK40]&amp;[.AF34]&amp;&quot;,&quot;&amp;[.AK40]&amp;[.AF35]&amp;&quot;,&quot;&amp;[.AK40]&amp;[.AF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4" table:formula="of:=IF([.AN38]&gt;0 ;    IF([.AA40]=&quot;BASIC&quot;    ;       &quot;SYMBOL &quot;&amp;[.AN38]&amp;&quot;,&quot;&amp;SUBSTITUTE([.AJ40]&amp;[.AN29]&amp;&quot;,&quot;&amp;[.AJ40]&amp;[.AN30]&amp;&quot;,&quot;&amp;[.AJ40]&amp;[.AN31]&amp;&quot;,&quot;&amp;[.AJ40]&amp;[.AN32]&amp;&quot;,&quot;&amp;[.AJ40]&amp;[.AN33]&amp;&quot;,&quot;&amp;[.AJ40]&amp;[.AN34]&amp;&quot;,&quot;&amp;[.AJ40]&amp;[.AN35]&amp;&quot;,&quot;&amp;[.AJ40]&amp;[.AN36];&quot; &quot;;&quot;&quot;)    ;              &quot;/*&quot;&amp;TEXT([.AN38];&quot;??0&quot;)&amp;&quot;*/ ,&quot;&amp;[.AK40]&amp;[.AN29]&amp;&quot;,&quot;&amp;[.AK40]&amp;[.AN30]&amp;&quot;,&quot;&amp;[.AK40]&amp;[.AN31]&amp;&quot;,&quot;&amp;[.AK40]&amp;[.AN32]&amp;&quot;,&quot;&amp;[.AK40]&amp;[.AN33]&amp;&quot;,&quot;&amp;[.AK40]&amp;[.AN34]&amp;&quot;,&quot;&amp;[.AK40]&amp;[.AN35]&amp;&quot;,&quot;&amp;[.AK40]&amp;[.AN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 table:number-columns-repeated="2"/>
          <table:table-cell table:style-name="ce142" table:formula="of:=IF([.BW38]&gt;0 ;    IF([.BR40]=&quot;BASIC&quot;    ;       &quot;SYMBOL &quot;&amp;[.BW38]&amp;&quot;,&quot;&amp;SUBSTITUTE([.CA40]&amp;[.BW29]&amp;&quot;,&quot;&amp;[.CA40]&amp;[.BW30]&amp;&quot;,&quot;&amp;[.CA40]&amp;[.BW31]&amp;&quot;,&quot;&amp;[.CA40]&amp;[.BW32]&amp;&quot;,&quot;&amp;[.CA40]&amp;[.BW33]&amp;&quot;,&quot;&amp;[.CA40]&amp;[.BW34]&amp;&quot;,&quot;&amp;[.CA40]&amp;[.BW35]&amp;&quot;,&quot;&amp;[.CA40]&amp;[.BW36];&quot; &quot;;&quot;&quot;)    ;              &quot;/*&quot;&amp;TEXT([.BW38];&quot;??0&quot;)&amp;&quot;*/ ,&quot;&amp;[.CB40]&amp;[.BW29]&amp;&quot;,&quot;&amp;[.CB40]&amp;[.BW30]&amp;&quot;,&quot;&amp;[.CB40]&amp;[.BW31]&amp;&quot;,&quot;&amp;[.CB40]&amp;[.BW32]&amp;&quot;,&quot;&amp;[.CB40]&amp;[.BW33]&amp;&quot;,&quot;&amp;[.CB40]&amp;[.BW34]&amp;&quot;,&quot;&amp;[.CB40]&amp;[.BW35]&amp;&quot;,&quot;&amp;[.CB40]&amp;[.BW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4" table:formula="of:=IF([.CE38]&gt;0 ;    IF([.BR40]=&quot;BASIC&quot;    ;       &quot;SYMBOL &quot;&amp;[.CE38]&amp;&quot;,&quot;&amp;SUBSTITUTE([.CA40]&amp;[.CE29]&amp;&quot;,&quot;&amp;[.CA40]&amp;[.CE30]&amp;&quot;,&quot;&amp;[.CA40]&amp;[.CE31]&amp;&quot;,&quot;&amp;[.CA40]&amp;[.CE32]&amp;&quot;,&quot;&amp;[.CA40]&amp;[.CE33]&amp;&quot;,&quot;&amp;[.CA40]&amp;[.CE34]&amp;&quot;,&quot;&amp;[.CA40]&amp;[.CE35]&amp;&quot;,&quot;&amp;[.CA40]&amp;[.CE36];&quot; &quot;;&quot;&quot;)    ;              &quot;/*&quot;&amp;TEXT([.CE38];&quot;??0&quot;)&amp;&quot;*/ ,&quot;&amp;[.CB40]&amp;[.CE29]&amp;&quot;,&quot;&amp;[.CB40]&amp;[.CE30]&amp;&quot;,&quot;&amp;[.CB40]&amp;[.CE31]&amp;&quot;,&quot;&amp;[.CB40]&amp;[.CE32]&amp;&quot;,&quot;&amp;[.CB40]&amp;[.CE33]&amp;&quot;,&quot;&amp;[.CB40]&amp;[.CE34]&amp;&quot;,&quot;&amp;[.CB40]&amp;[.CE35]&amp;&quot;,&quot;&amp;[.CB40]&amp;[.CE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3" table:formula="of:=IF([.AG38]&gt;0 ;    IF([.AA40]=&quot;BASIC&quot;    ;       &quot;SYMBOL &quot;&amp;[.AG38]&amp;&quot;,&quot;&amp;SUBSTITUTE([.AJ40]&amp;[.AG29]&amp;&quot;,&quot;&amp;[.AJ40]&amp;[.AG30]&amp;&quot;,&quot;&amp;[.AJ40]&amp;[.AG31]&amp;&quot;,&quot;&amp;[.AJ40]&amp;[.AG32]&amp;&quot;,&quot;&amp;[.AJ40]&amp;[.AG33]&amp;&quot;,&quot;&amp;[.AJ40]&amp;[.AG34]&amp;&quot;,&quot;&amp;[.AJ40]&amp;[.AG35]&amp;&quot;,&quot;&amp;[.AJ40]&amp;[.AG36];&quot; &quot;;&quot;&quot;)    ;              &quot;/*&quot;&amp;TEXT([.AG38];&quot;??0&quot;)&amp;&quot;*/ ,&quot;&amp;[.AK40]&amp;[.AG29]&amp;&quot;,&quot;&amp;[.AK40]&amp;[.AG30]&amp;&quot;,&quot;&amp;[.AK40]&amp;[.AG31]&amp;&quot;,&quot;&amp;[.AK40]&amp;[.AG32]&amp;&quot;,&quot;&amp;[.AK40]&amp;[.AG33]&amp;&quot;,&quot;&amp;[.AK40]&amp;[.AG34]&amp;&quot;,&quot;&amp;[.AK40]&amp;[.AG35]&amp;&quot;,&quot;&amp;[.AK40]&amp;[.AG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5" table:formula="of:=IF([.AO38]&gt;0 ;    IF([.AA40]=&quot;BASIC&quot;    ;       &quot;SYMBOL &quot;&amp;[.AO38]&amp;&quot;,&quot;&amp;SUBSTITUTE([.AJ40]&amp;[.AO29]&amp;&quot;,&quot;&amp;[.AJ40]&amp;[.AO30]&amp;&quot;,&quot;&amp;[.AJ40]&amp;[.AO31]&amp;&quot;,&quot;&amp;[.AJ40]&amp;[.AO32]&amp;&quot;,&quot;&amp;[.AJ40]&amp;[.AO33]&amp;&quot;,&quot;&amp;[.AJ40]&amp;[.AO34]&amp;&quot;,&quot;&amp;[.AJ40]&amp;[.AO35]&amp;&quot;,&quot;&amp;[.AJ40]&amp;[.AO36];&quot; &quot;;&quot;&quot;)    ;              &quot;/*&quot;&amp;TEXT([.AO38];&quot;??0&quot;)&amp;&quot;*/ ,&quot;&amp;[.AK40]&amp;[.AO29]&amp;&quot;,&quot;&amp;[.AK40]&amp;[.AO30]&amp;&quot;,&quot;&amp;[.AK40]&amp;[.AO31]&amp;&quot;,&quot;&amp;[.AK40]&amp;[.AO32]&amp;&quot;,&quot;&amp;[.AK40]&amp;[.AO33]&amp;&quot;,&quot;&amp;[.AK40]&amp;[.AO34]&amp;&quot;,&quot;&amp;[.AK40]&amp;[.AO35]&amp;&quot;,&quot;&amp;[.AK40]&amp;[.AO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 table:number-columns-repeated="2"/>
          <table:table-cell table:style-name="ce143" table:formula="of:=IF([.BX38]&gt;0 ;    IF([.BR40]=&quot;BASIC&quot;    ;       &quot;SYMBOL &quot;&amp;[.BX38]&amp;&quot;,&quot;&amp;SUBSTITUTE([.CA40]&amp;[.BX29]&amp;&quot;,&quot;&amp;[.CA40]&amp;[.BX30]&amp;&quot;,&quot;&amp;[.CA40]&amp;[.BX31]&amp;&quot;,&quot;&amp;[.CA40]&amp;[.BX32]&amp;&quot;,&quot;&amp;[.CA40]&amp;[.BX33]&amp;&quot;,&quot;&amp;[.CA40]&amp;[.BX34]&amp;&quot;,&quot;&amp;[.CA40]&amp;[.BX35]&amp;&quot;,&quot;&amp;[.CA40]&amp;[.BX36];&quot; &quot;;&quot;&quot;)    ;              &quot;/*&quot;&amp;TEXT([.BX38];&quot;??0&quot;)&amp;&quot;*/ ,&quot;&amp;[.CB40]&amp;[.BX29]&amp;&quot;,&quot;&amp;[.CB40]&amp;[.BX30]&amp;&quot;,&quot;&amp;[.CB40]&amp;[.BX31]&amp;&quot;,&quot;&amp;[.CB40]&amp;[.BX32]&amp;&quot;,&quot;&amp;[.CB40]&amp;[.BX33]&amp;&quot;,&quot;&amp;[.CB40]&amp;[.BX34]&amp;&quot;,&quot;&amp;[.CB40]&amp;[.BX35]&amp;&quot;,&quot;&amp;[.CB40]&amp;[.BX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5" table:formula="of:=IF([.CF38]&gt;0 ;    IF([.BR40]=&quot;BASIC&quot;    ;       &quot;SYMBOL &quot;&amp;[.CF38]&amp;&quot;,&quot;&amp;SUBSTITUTE([.CA40]&amp;[.CF29]&amp;&quot;,&quot;&amp;[.CA40]&amp;[.CF30]&amp;&quot;,&quot;&amp;[.CA40]&amp;[.CF31]&amp;&quot;,&quot;&amp;[.CA40]&amp;[.CF32]&amp;&quot;,&quot;&amp;[.CA40]&amp;[.CF33]&amp;&quot;,&quot;&amp;[.CA40]&amp;[.CF34]&amp;&quot;,&quot;&amp;[.CA40]&amp;[.CF35]&amp;&quot;,&quot;&amp;[.CA40]&amp;[.CF36];&quot; &quot;;&quot;&quot;)    ;              &quot;/*&quot;&amp;TEXT([.CF38];&quot;??0&quot;)&amp;&quot;*/ ,&quot;&amp;[.CB40]&amp;[.CF29]&amp;&quot;,&quot;&amp;[.CB40]&amp;[.CF30]&amp;&quot;,&quot;&amp;[.CB40]&amp;[.CF31]&amp;&quot;,&quot;&amp;[.CB40]&amp;[.CF32]&amp;&quot;,&quot;&amp;[.CB40]&amp;[.CF33]&amp;&quot;,&quot;&amp;[.CB40]&amp;[.CF34]&amp;&quot;,&quot;&amp;[.CB40]&amp;[.CF35]&amp;&quot;,&quot;&amp;[.CB40]&amp;[.CF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4">
          <table:covered-table-cell/>
          <table:table-cell table:style-name="ce144" table:formula="of:=IF([.AH38]&gt;0 ;    IF([.AA40]=&quot;BASIC&quot;    ;       &quot;SYMBOL &quot;&amp;[.AH38]&amp;&quot;,&quot;&amp;SUBSTITUTE([.AJ40]&amp;[.AH29]&amp;&quot;,&quot;&amp;[.AJ40]&amp;[.AH30]&amp;&quot;,&quot;&amp;[.AJ40]&amp;[.AH31]&amp;&quot;,&quot;&amp;[.AJ40]&amp;[.AH32]&amp;&quot;,&quot;&amp;[.AJ40]&amp;[.AH33]&amp;&quot;,&quot;&amp;[.AJ40]&amp;[.AH34]&amp;&quot;,&quot;&amp;[.AJ40]&amp;[.AH35]&amp;&quot;,&quot;&amp;[.AJ40]&amp;[.AH36];&quot; &quot;;&quot;&quot;)    ;              &quot;/*&quot;&amp;TEXT([.AH38];&quot;??0&quot;)&amp;&quot;*/ ,&quot;&amp;[.AK40]&amp;[.AH29]&amp;&quot;,&quot;&amp;[.AK40]&amp;[.AH30]&amp;&quot;,&quot;&amp;[.AK40]&amp;[.AH31]&amp;&quot;,&quot;&amp;[.AK40]&amp;[.AH32]&amp;&quot;,&quot;&amp;[.AK40]&amp;[.AH33]&amp;&quot;,&quot;&amp;[.AK40]&amp;[.AH34]&amp;&quot;,&quot;&amp;[.AK40]&amp;[.AH35]&amp;&quot;,&quot;&amp;[.AK40]&amp;[.AH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7" table:formula="of:=IF([.AP38]&gt;0 ;    IF([.AA40]=&quot;BASIC&quot;    ;       &quot;SYMBOL &quot;&amp;[.AP38]&amp;&quot;,&quot;&amp;SUBSTITUTE([.AJ40]&amp;[.AP29]&amp;&quot;,&quot;&amp;[.AJ40]&amp;[.AP30]&amp;&quot;,&quot;&amp;[.AJ40]&amp;[.AP31]&amp;&quot;,&quot;&amp;[.AJ40]&amp;[.AP32]&amp;&quot;,&quot;&amp;[.AJ40]&amp;[.AP33]&amp;&quot;,&quot;&amp;[.AJ40]&amp;[.AP34]&amp;&quot;,&quot;&amp;[.AJ40]&amp;[.AP35]&amp;&quot;,&quot;&amp;[.AJ40]&amp;[.AP36];&quot; &quot;;&quot;&quot;)    ;              &quot;/*&quot;&amp;TEXT([.AP38];&quot;??0&quot;)&amp;&quot;*/ ,&quot;&amp;[.AK40]&amp;[.AP29]&amp;&quot;,&quot;&amp;[.AK40]&amp;[.AP30]&amp;&quot;,&quot;&amp;[.AK40]&amp;[.AP31]&amp;&quot;,&quot;&amp;[.AK40]&amp;[.AP32]&amp;&quot;,&quot;&amp;[.AK40]&amp;[.AP33]&amp;&quot;,&quot;&amp;[.AK40]&amp;[.AP34]&amp;&quot;,&quot;&amp;[.AK40]&amp;[.AP35]&amp;&quot;,&quot;&amp;[.AK40]&amp;[.AP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 table:number-columns-repeated="2"/>
          <table:table-cell table:style-name="ce144" table:formula="of:=IF([.BY38]&gt;0 ;    IF([.BR40]=&quot;BASIC&quot;    ;       &quot;SYMBOL &quot;&amp;[.BY38]&amp;&quot;,&quot;&amp;SUBSTITUTE([.CA40]&amp;[.BY29]&amp;&quot;,&quot;&amp;[.CA40]&amp;[.BY30]&amp;&quot;,&quot;&amp;[.CA40]&amp;[.BY31]&amp;&quot;,&quot;&amp;[.CA40]&amp;[.BY32]&amp;&quot;,&quot;&amp;[.CA40]&amp;[.BY33]&amp;&quot;,&quot;&amp;[.CA40]&amp;[.BY34]&amp;&quot;,&quot;&amp;[.CA40]&amp;[.BY35]&amp;&quot;,&quot;&amp;[.CA40]&amp;[.BY36];&quot; &quot;;&quot;&quot;)    ;              &quot;/*&quot;&amp;TEXT([.BY38];&quot;??0&quot;)&amp;&quot;*/ ,&quot;&amp;[.CB40]&amp;[.BY29]&amp;&quot;,&quot;&amp;[.CB40]&amp;[.BY30]&amp;&quot;,&quot;&amp;[.CB40]&amp;[.BY31]&amp;&quot;,&quot;&amp;[.CB40]&amp;[.BY32]&amp;&quot;,&quot;&amp;[.CB40]&amp;[.BY33]&amp;&quot;,&quot;&amp;[.CB40]&amp;[.BY34]&amp;&quot;,&quot;&amp;[.CB40]&amp;[.BY35]&amp;&quot;,&quot;&amp;[.CB40]&amp;[.BY36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147"/>
          <table:table-cell table:style-name="ce177" table:formula="of:=IF([.CG38]&gt;0 ;    IF([.BR40]=&quot;BASIC&quot;    ;       &quot;SYMBOL &quot;&amp;[.CG38]&amp;&quot;,&quot;&amp;SUBSTITUTE([.CA40]&amp;[.CG29]&amp;&quot;,&quot;&amp;[.CA40]&amp;[.CG30]&amp;&quot;,&quot;&amp;[.CA40]&amp;[.CG31]&amp;&quot;,&quot;&amp;[.CA40]&amp;[.CG32]&amp;&quot;,&quot;&amp;[.CA40]&amp;[.CG33]&amp;&quot;,&quot;&amp;[.CA40]&amp;[.CG34]&amp;&quot;,&quot;&amp;[.CA40]&amp;[.CG35]&amp;&quot;,&quot;&amp;[.CA40]&amp;[.CG36];&quot; &quot;;&quot;&quot;)    ;              &quot;/*&quot;&amp;TEXT([.CG38];&quot;??0&quot;)&amp;&quot;*/ ,&quot;&amp;[.CB40]&amp;[.CG29]&amp;&quot;,&quot;&amp;[.CB40]&amp;[.CG30]&amp;&quot;,&quot;&amp;[.CB40]&amp;[.CG31]&amp;&quot;,&quot;&amp;[.CB40]&amp;[.CG32]&amp;&quot;,&quot;&amp;[.CB40]&amp;[.CG33]&amp;&quot;,&quot;&amp;[.CB40]&amp;[.CG34]&amp;&quot;,&quot;&amp;[.CB40]&amp;[.CG35]&amp;&quot;,&quot;&amp;[.CB40]&amp;[.CG36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147"/>
          <table:covered-table-cell/>
        </table:table-row>
        <table:table-row table:style-name="ro1"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/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/>
        </table:table-row>
        <calcext:conditional-formats>
          <calcext:conditional-format calcext:target-range-address="'M0 8x8'.AA15:'M0 8x8'.AA15 'M0 8x8'.AF15:'M0 8x8'.AF15 'M0 8x8'.AA40:'M0 8x8'.AA40 'M0 8x8'.AF40:'M0 8x8'.AF40 'M0 8x8'.BR15:'M0 8x8'.BR15 'M0 8x8'.BW15:'M0 8x8'.BW15 'M0 8x8'.BR40:'M0 8x8'.BR40 'M0 8x8'.BW40:'M0 8x8'.BW40">
            <calcext:condition calcext:apply-style-name="Bad" calcext:value="=0" calcext:base-cell-address="'M0 8x8'.AA15"/>
          </calcext:conditional-format>
          <calcext:conditional-format calcext:target-range-address="'M0 8x8'.B4:'M0 8x8'.I11 'M0 8x8'.B29:'M0 8x8'.I36 'M0 8x8'.AS4:'M0 8x8'.AZ11 'M0 8x8'.AS29:'M0 8x8'.AZ36">
            <calcext:condition calcext:apply-style-name="PEN0" calcext:value="=0" calcext:base-cell-address="'M0 8x8'.B4"/>
            <calcext:condition calcext:apply-style-name="PEN1" calcext:value="=1" calcext:base-cell-address="'M0 8x8'.B4"/>
            <calcext:condition calcext:apply-style-name="PEN2" calcext:value="=2" calcext:base-cell-address="'M0 8x8'.B4"/>
            <calcext:condition calcext:apply-style-name="PEN3" calcext:value="=3" calcext:base-cell-address="'M0 8x8'.B4"/>
            <calcext:condition calcext:apply-style-name="PEN4" calcext:value="=4" calcext:base-cell-address="'M0 8x8'.B4"/>
            <calcext:condition calcext:apply-style-name="PEN5" calcext:value="=5" calcext:base-cell-address="'M0 8x8'.B4"/>
            <calcext:condition calcext:apply-style-name="PEN6" calcext:value="=6" calcext:base-cell-address="'M0 8x8'.B4"/>
            <calcext:condition calcext:apply-style-name="PEN7" calcext:value="=7" calcext:base-cell-address="'M0 8x8'.B4"/>
            <calcext:condition calcext:apply-style-name="PEN8" calcext:value="=8" calcext:base-cell-address="'M0 8x8'.B4"/>
            <calcext:condition calcext:apply-style-name="PEN9" calcext:value="=9" calcext:base-cell-address="'M0 8x8'.B4"/>
            <calcext:condition calcext:apply-style-name="PEN10" calcext:value="=&quot;A&quot;" calcext:base-cell-address="'M0 8x8'.B4"/>
            <calcext:condition calcext:apply-style-name="PEN11" calcext:value="=&quot;B&quot;" calcext:base-cell-address="'M0 8x8'.B4"/>
            <calcext:condition calcext:apply-style-name="PEN12" calcext:value="=&quot;C&quot;" calcext:base-cell-address="'M0 8x8'.B4"/>
            <calcext:condition calcext:apply-style-name="PEN13" calcext:value="=&quot;D&quot;" calcext:base-cell-address="'M0 8x8'.B4"/>
            <calcext:condition calcext:apply-style-name="PEN14" calcext:value="=&quot;E&quot;" calcext:base-cell-address="'M0 8x8'.B4"/>
            <calcext:condition calcext:apply-style-name="PEN15" calcext:value="=&quot;F&quot;" calcext:base-cell-address="'M0 8x8'.B4"/>
          </calcext:conditional-format>
          <calcext:conditional-format calcext:target-range-address="'M0 8x8'.AA13:'M0 8x8'.AP13 'M0 8x8'.AA38:'M0 8x8'.AP38 'M0 8x8'.BR13:'M0 8x8'.CG13 'M0 8x8'.BR38:'M0 8x8'.CG38">
            <calcext:condition calcext:apply-style-name="Empty Input Cell" calcext:value="not-between(32,255)" calcext:base-cell-address="'M0 8x8'.AA13"/>
          </calcext:conditional-format>
          <calcext:conditional-format calcext:target-range-address="'M0 8x8'.AA4:'M0 8x8'.AP11 'M0 8x8'.AA29:'M0 8x8'.AP36 'M0 8x8'.BR4:'M0 8x8'.CG11 'M0 8x8'.BR29:'M0 8x8'.CG36">
            <calcext:condition calcext:apply-style-name="Greyed Out Cell" calcext:value="formula-is(INDIRECT(&quot;R&quot;&amp;25*INT(ROW()/25)+13&amp;&quot;C&quot;&amp;COLUMN();0)&lt;32)" calcext:base-cell-address="'M0 8x8'.AA4"/>
          </calcext:conditional-format>
          <calcext:conditional-format calcext:target-range-address="'M0 8x8'.B17:'M0 8x8'.AP24 'M0 8x8'.B42:'M0 8x8'.AP49 'M0 8x8'.AS17:'M0 8x8'.CG24 'M0 8x8'.AS42:'M0 8x8'.CG49">
            <calcext:condition calcext:apply-style-name="Greyed Out Cell" calcext:value="=&quot; -- &quot;" calcext:base-cell-address="'M0 8x8'.B17"/>
          </calcext:conditional-format>
        </calcext:conditional-formats>
      </table:table>
      <table:table table:name="M0 8x16" table:style-name="ta1" table:protected="true">
        <loext:table-protection loext:select-protected-cells="true" loext:select-unprotected-cells="true"/>
        <table:table-column table:style-name="co1" table:default-cell-style-name="ce37"/>
        <table:table-column table:style-name="co3" table:number-columns-repeated="8" table:default-cell-style-name="ce249"/>
        <table:table-column table:style-name="co3" table:visibility="collapse" table:number-columns-repeated="16" table:default-cell-style-name="ce27"/>
        <table:table-column table:style-name="co1" table:default-cell-style-name="ce270"/>
        <table:table-column table:style-name="co3" table:number-columns-repeated="4" table:default-cell-style-name="ce270"/>
        <table:table-column table:style-name="co3" table:default-cell-style-name="ce271"/>
        <table:table-column table:style-name="co3" table:number-columns-repeated="11" table:default-cell-style-name="ce270"/>
        <table:table-column table:style-name="co1" table:default-cell-style-name="ce37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spanned="41" table:number-rows-spanned="1"/>
          <table:covered-table-cell table:number-columns-repeated="40" table:style-name="ce23"/>
          <table:table-cell table:style-name="ce1"/>
        </table:table-row>
        <table:table-row table:style-name="ro4">
          <table:table-cell/>
          <table:table-cell table:style-name="ce3" office:value-type="string" calcext:value-type="string" table:number-columns-spanned="8" table:number-rows-spanned="2">
            <text:p>8x8 PIXEL MATRIX</text:p>
          </table:table-cell>
          <table:covered-table-cell table:number-columns-repeated="7" table:style-name="Default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1"/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8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2" office:value-type="string" calcext:value-type="string">
            <text:p>C</text:p>
          </table:table-cell>
          <table:table-cell table:style-name="ce204" office:value-type="string" calcext:value-type="string">
            <text:p>D</text:p>
          </table:table-cell>
          <table:table-cell table:style-name="ce206" office:value-type="string" calcext:value-type="string">
            <text:p>E</text:p>
          </table:table-cell>
          <table:table-cell table:style-name="ce208" office:value-type="string" calcext:value-type="string">
            <text:p>F</text:p>
          </table:table-cell>
          <table:table-cell/>
        </table:table-row>
        <table:table-row table:style-name="ro4">
          <table:table-cell/>
          <table:covered-table-cell table:style-name="ce1"/>
          <table:covered-table-cell table:number-columns-repeated="7" table:style-name="ce37"/>
          <table:table-cell table:style-name="ce37" table:number-columns-repeated="33"/>
          <table:table-cell/>
        </table:table-row>
        <table:table-row table:style-name="ro4">
          <table:table-cell table:number-columns-repeated="3"/>
          <table:table-cell table:number-columns-repeated="5" office:value-type="float" office:value="3" calcext:value-type="float">
            <text:p>3</text:p>
          </table:table-cell>
          <table:table-cell/>
          <table:table-cell table:formula="of:=128*([.$B4]=[.J$2])+64*([.$C4]=[.J$2])+32*([.$D4]=[.J$2])+16*([.$E4]=[.J$2])+8*([.$F4]=[.J$2])+4*([.$G4]=[.J$2])+2*([.$H4]=[.J$2])+1*([.$I4]=[.J$2])" office:value-type="float" office:value="193" calcext:value-type="float">
            <text:p>193</text:p>
          </table:table-cell>
          <table:table-cell table:formula="of:=128*([.$B4]=[.K$2])+64*([.$C4]=[.K$2])+32*([.$D4]=[.K$2])+16*([.$E4]=[.K$2])+8*([.$F4]=[.K$2])+4*([.$G4]=[.K$2])+2*([.$H4]=[.K$2])+1*([.$I4]=[.K$2])" office:value-type="float" office:value="0" calcext:value-type="float">
            <text:p>0</text:p>
          </table:table-cell>
          <table:table-cell table:formula="of:=128*([.$B4]=[.L$2])+64*([.$C4]=[.L$2])+32*([.$D4]=[.L$2])+16*([.$E4]=[.L$2])+8*([.$F4]=[.L$2])+4*([.$G4]=[.L$2])+2*([.$H4]=[.L$2])+1*([.$I4]=[.L$2])" office:value-type="float" office:value="0" calcext:value-type="float">
            <text:p>0</text:p>
          </table:table-cell>
          <table:table-cell table:formula="of:=128*([.$B4]=[.M$2])+64*([.$C4]=[.M$2])+32*([.$D4]=[.M$2])+16*([.$E4]=[.M$2])+8*([.$F4]=[.M$2])+4*([.$G4]=[.M$2])+2*([.$H4]=[.M$2])+1*([.$I4]=[.M$2])" office:value-type="float" office:value="62" calcext:value-type="float">
            <text:p>62</text:p>
          </table:table-cell>
          <table:table-cell table:formula="of:=128*([.$B4]=[.N$2])+64*([.$C4]=[.N$2])+32*([.$D4]=[.N$2])+16*([.$E4]=[.N$2])+8*([.$F4]=[.N$2])+4*([.$G4]=[.N$2])+2*([.$H4]=[.N$2])+1*([.$I4]=[.N$2])" office:value-type="float" office:value="0" calcext:value-type="float">
            <text:p>0</text:p>
          </table:table-cell>
          <table:table-cell table:formula="of:=128*([.$B4]=[.O$2])+64*([.$C4]=[.O$2])+32*([.$D4]=[.O$2])+16*([.$E4]=[.O$2])+8*([.$F4]=[.O$2])+4*([.$G4]=[.O$2])+2*([.$H4]=[.O$2])+1*([.$I4]=[.O$2])" office:value-type="float" office:value="0" calcext:value-type="float">
            <text:p>0</text:p>
          </table:table-cell>
          <table:table-cell table:formula="of:=128*([.$B4]=[.P$2])+64*([.$C4]=[.P$2])+32*([.$D4]=[.P$2])+16*([.$E4]=[.P$2])+8*([.$F4]=[.P$2])+4*([.$G4]=[.P$2])+2*([.$H4]=[.P$2])+1*([.$I4]=[.P$2])" office:value-type="float" office:value="0" calcext:value-type="float">
            <text:p>0</text:p>
          </table:table-cell>
          <table:table-cell table:formula="of:=128*([.$B4]=[.Q$2])+64*([.$C4]=[.Q$2])+32*([.$D4]=[.Q$2])+16*([.$E4]=[.Q$2])+8*([.$F4]=[.Q$2])+4*([.$G4]=[.Q$2])+2*([.$H4]=[.Q$2])+1*([.$I4]=[.Q$2])" office:value-type="float" office:value="0" calcext:value-type="float">
            <text:p>0</text:p>
          </table:table-cell>
          <table:table-cell table:formula="of:=128*([.$B4]=[.R$2])+64*([.$C4]=[.R$2])+32*([.$D4]=[.R$2])+16*([.$E4]=[.R$2])+8*([.$F4]=[.R$2])+4*([.$G4]=[.R$2])+2*([.$H4]=[.R$2])+1*([.$I4]=[.R$2])" office:value-type="float" office:value="0" calcext:value-type="float">
            <text:p>0</text:p>
          </table:table-cell>
          <table:table-cell table:formula="of:=128*([.$B4]=[.S$2])+64*([.$C4]=[.S$2])+32*([.$D4]=[.S$2])+16*([.$E4]=[.S$2])+8*([.$F4]=[.S$2])+4*([.$G4]=[.S$2])+2*([.$H4]=[.S$2])+1*([.$I4]=[.S$2])" office:value-type="float" office:value="0" calcext:value-type="float">
            <text:p>0</text:p>
          </table:table-cell>
          <table:table-cell table:formula="of:=128*([.$B4]=[.T$2])+64*([.$C4]=[.T$2])+32*([.$D4]=[.T$2])+16*([.$E4]=[.T$2])+8*([.$F4]=[.T$2])+4*([.$G4]=[.T$2])+2*([.$H4]=[.T$2])+1*([.$I4]=[.T$2])" office:value-type="float" office:value="0" calcext:value-type="float">
            <text:p>0</text:p>
          </table:table-cell>
          <table:table-cell table:formula="of:=128*([.$B4]=[.U$2])+64*([.$C4]=[.U$2])+32*([.$D4]=[.U$2])+16*([.$E4]=[.U$2])+8*([.$F4]=[.U$2])+4*([.$G4]=[.U$2])+2*([.$H4]=[.U$2])+1*([.$I4]=[.U$2])" office:value-type="float" office:value="0" calcext:value-type="float">
            <text:p>0</text:p>
          </table:table-cell>
          <table:table-cell table:formula="of:=128*([.$B4]=[.V$2])+64*([.$C4]=[.V$2])+32*([.$D4]=[.V$2])+16*([.$E4]=[.V$2])+8*([.$F4]=[.V$2])+4*([.$G4]=[.V$2])+2*([.$H4]=[.V$2])+1*([.$I4]=[.V$2])" office:value-type="float" office:value="0" calcext:value-type="float">
            <text:p>0</text:p>
          </table:table-cell>
          <table:table-cell table:formula="of:=128*([.$B4]=[.W$2])+64*([.$C4]=[.W$2])+32*([.$D4]=[.W$2])+16*([.$E4]=[.W$2])+8*([.$F4]=[.W$2])+4*([.$G4]=[.W$2])+2*([.$H4]=[.W$2])+1*([.$I4]=[.W$2])" office:value-type="float" office:value="0" calcext:value-type="float">
            <text:p>0</text:p>
          </table:table-cell>
          <table:table-cell table:formula="of:=128*([.$B4]=[.X$2])+64*([.$C4]=[.X$2])+32*([.$D4]=[.X$2])+16*([.$E4]=[.X$2])+8*([.$F4]=[.X$2])+4*([.$G4]=[.X$2])+2*([.$H4]=[.X$2])+1*([.$I4]=[.X$2])" office:value-type="float" office:value="0" calcext:value-type="float">
            <text:p>0</text:p>
          </table:table-cell>
          <table:table-cell table:formula="of:=128*([.$B4]=[.Y$2])+64*([.$C4]=[.Y$2])+32*([.$D4]=[.Y$2])+16*([.$E4]=[.Y$2])+8*([.$F4]=[.Y$2])+4*([.$G4]=[.Y$2])+2*([.$H4]=[.Y$2])+1*([.$I4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4];&quot;??0&quot;);DEC2HEX([.J4];2))" office:value-type="string" office:string-value="C1" calcext:value-type="string">
            <text:p>C1</text:p>
          </table:table-cell>
          <table:table-cell table:style-name="ce271" table:formula="of:=IF([.$AF$25]=&quot;DEC&quot;;TEXT([.K4];&quot;??0&quot;);DEC2HEX([.K4];2))" office:value-type="string" office:string-value="00" calcext:value-type="string">
            <text:p>00</text:p>
          </table:table-cell>
          <table:table-cell table:style-name="ce271" table:formula="of:=IF([.$AF$25]=&quot;DEC&quot;;TEXT([.L4];&quot;??0&quot;);DEC2HEX([.L4];2))" office:value-type="string" office:string-value="00" calcext:value-type="string">
            <text:p>00</text:p>
          </table:table-cell>
          <table:table-cell table:style-name="ce271" table:formula="of:=IF([.$AF$25]=&quot;DEC&quot;;TEXT([.M4];&quot;??0&quot;);DEC2HEX([.M4];2))" office:value-type="string" office:string-value="3E" calcext:value-type="string">
            <text:p>3E</text:p>
          </table:table-cell>
          <table:table-cell table:formula="of:=IF([.$AF$25]=&quot;DEC&quot;;TEXT([.N4];&quot;??0&quot;);DEC2HEX([.N4];2))" office:value-type="string" office:string-value="00" calcext:value-type="string">
            <text:p>00</text:p>
          </table:table-cell>
          <table:table-cell table:style-name="ce271" table:formula="of:=IF([.$AF$25]=&quot;DEC&quot;;TEXT([.O4];&quot;??0&quot;);DEC2HEX([.O4];2))" office:value-type="string" office:string-value="00" calcext:value-type="string">
            <text:p>00</text:p>
          </table:table-cell>
          <table:table-cell table:style-name="ce271" table:formula="of:=IF([.$AF$25]=&quot;DEC&quot;;TEXT([.P4];&quot;??0&quot;);DEC2HEX([.P4];2))" office:value-type="string" office:string-value="00" calcext:value-type="string">
            <text:p>00</text:p>
          </table:table-cell>
          <table:table-cell table:style-name="ce271" table:formula="of:=IF([.$AF$25]=&quot;DEC&quot;;TEXT([.Q4];&quot;??0&quot;);DEC2HEX([.Q4];2))" office:value-type="string" office:string-value="00" calcext:value-type="string">
            <text:p>00</text:p>
          </table:table-cell>
          <table:table-cell table:style-name="ce271" table:formula="of:=IF([.$AF$25]=&quot;DEC&quot;;TEXT([.R4];&quot;??0&quot;);DEC2HEX([.R4];2))" office:value-type="string" office:string-value="00" calcext:value-type="string">
            <text:p>00</text:p>
          </table:table-cell>
          <table:table-cell table:style-name="ce271" table:formula="of:=IF([.$AF$25]=&quot;DEC&quot;;TEXT([.S4];&quot;??0&quot;);DEC2HEX([.S4];2))" office:value-type="string" office:string-value="00" calcext:value-type="string">
            <text:p>00</text:p>
          </table:table-cell>
          <table:table-cell table:style-name="ce271" table:formula="of:=IF([.$AF$25]=&quot;DEC&quot;;TEXT([.T4];&quot;??0&quot;);DEC2HEX([.T4];2))" office:value-type="string" office:string-value="00" calcext:value-type="string">
            <text:p>00</text:p>
          </table:table-cell>
          <table:table-cell table:style-name="ce271" table:formula="of:=IF([.$AF$25]=&quot;DEC&quot;;TEXT([.U4];&quot;??0&quot;);DEC2HEX([.U4];2))" office:value-type="string" office:string-value="00" calcext:value-type="string">
            <text:p>00</text:p>
          </table:table-cell>
          <table:table-cell table:style-name="ce271" table:formula="of:=IF([.$AF$25]=&quot;DEC&quot;;TEXT([.V4];&quot;??0&quot;);DEC2HEX([.V4];2))" office:value-type="string" office:string-value="00" calcext:value-type="string">
            <text:p>00</text:p>
          </table:table-cell>
          <table:table-cell table:style-name="ce271" table:formula="of:=IF([.$AF$25]=&quot;DEC&quot;;TEXT([.W4];&quot;??0&quot;);DEC2HEX([.W4];2))" office:value-type="string" office:string-value="00" calcext:value-type="string">
            <text:p>00</text:p>
          </table:table-cell>
          <table:table-cell table:style-name="ce271" table:formula="of:=IF([.$AF$25]=&quot;DEC&quot;;TEXT([.X4];&quot;??0&quot;);DEC2HEX([.X4];2))" office:value-type="string" office:string-value="00" calcext:value-type="string">
            <text:p>00</text:p>
          </table:table-cell>
          <table:table-cell table:style-name="ce271" table:formula="of:=IF([.$AF$25]=&quot;DEC&quot;;TEXT([.Y4];&quot;??0&quot;);DEC2HEX([.Y4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128*([.$B5]=[.J$2])+64*([.$C5]=[.J$2])+32*([.$D5]=[.J$2])+16*([.$E5]=[.J$2])+8*([.$F5]=[.J$2])+4*([.$G5]=[.J$2])+2*([.$H5]=[.J$2])+1*([.$I5]=[.J$2])" office:value-type="float" office:value="193" calcext:value-type="float">
            <text:p>193</text:p>
          </table:table-cell>
          <table:table-cell table:formula="of:=128*([.$B5]=[.K$2])+64*([.$C5]=[.K$2])+32*([.$D5]=[.K$2])+16*([.$E5]=[.K$2])+8*([.$F5]=[.K$2])+4*([.$G5]=[.K$2])+2*([.$H5]=[.K$2])+1*([.$I5]=[.K$2])" office:value-type="float" office:value="0" calcext:value-type="float">
            <text:p>0</text:p>
          </table:table-cell>
          <table:table-cell table:formula="of:=128*([.$B5]=[.L$2])+64*([.$C5]=[.L$2])+32*([.$D5]=[.L$2])+16*([.$E5]=[.L$2])+8*([.$F5]=[.L$2])+4*([.$G5]=[.L$2])+2*([.$H5]=[.L$2])+1*([.$I5]=[.L$2])" office:value-type="float" office:value="28" calcext:value-type="float">
            <text:p>28</text:p>
          </table:table-cell>
          <table:table-cell table:formula="of:=128*([.$B5]=[.M$2])+64*([.$C5]=[.M$2])+32*([.$D5]=[.M$2])+16*([.$E5]=[.M$2])+8*([.$F5]=[.M$2])+4*([.$G5]=[.M$2])+2*([.$H5]=[.M$2])+1*([.$I5]=[.M$2])" office:value-type="float" office:value="34" calcext:value-type="float">
            <text:p>34</text:p>
          </table:table-cell>
          <table:table-cell table:formula="of:=128*([.$B5]=[.N$2])+64*([.$C5]=[.N$2])+32*([.$D5]=[.N$2])+16*([.$E5]=[.N$2])+8*([.$F5]=[.N$2])+4*([.$G5]=[.N$2])+2*([.$H5]=[.N$2])+1*([.$I5]=[.N$2])" office:value-type="float" office:value="0" calcext:value-type="float">
            <text:p>0</text:p>
          </table:table-cell>
          <table:table-cell table:formula="of:=128*([.$B5]=[.O$2])+64*([.$C5]=[.O$2])+32*([.$D5]=[.O$2])+16*([.$E5]=[.O$2])+8*([.$F5]=[.O$2])+4*([.$G5]=[.O$2])+2*([.$H5]=[.O$2])+1*([.$I5]=[.O$2])" office:value-type="float" office:value="0" calcext:value-type="float">
            <text:p>0</text:p>
          </table:table-cell>
          <table:table-cell table:formula="of:=128*([.$B5]=[.P$2])+64*([.$C5]=[.P$2])+32*([.$D5]=[.P$2])+16*([.$E5]=[.P$2])+8*([.$F5]=[.P$2])+4*([.$G5]=[.P$2])+2*([.$H5]=[.P$2])+1*([.$I5]=[.P$2])" office:value-type="float" office:value="0" calcext:value-type="float">
            <text:p>0</text:p>
          </table:table-cell>
          <table:table-cell table:formula="of:=128*([.$B5]=[.Q$2])+64*([.$C5]=[.Q$2])+32*([.$D5]=[.Q$2])+16*([.$E5]=[.Q$2])+8*([.$F5]=[.Q$2])+4*([.$G5]=[.Q$2])+2*([.$H5]=[.Q$2])+1*([.$I5]=[.Q$2])" office:value-type="float" office:value="0" calcext:value-type="float">
            <text:p>0</text:p>
          </table:table-cell>
          <table:table-cell table:formula="of:=128*([.$B5]=[.R$2])+64*([.$C5]=[.R$2])+32*([.$D5]=[.R$2])+16*([.$E5]=[.R$2])+8*([.$F5]=[.R$2])+4*([.$G5]=[.R$2])+2*([.$H5]=[.R$2])+1*([.$I5]=[.R$2])" office:value-type="float" office:value="0" calcext:value-type="float">
            <text:p>0</text:p>
          </table:table-cell>
          <table:table-cell table:formula="of:=128*([.$B5]=[.S$2])+64*([.$C5]=[.S$2])+32*([.$D5]=[.S$2])+16*([.$E5]=[.S$2])+8*([.$F5]=[.S$2])+4*([.$G5]=[.S$2])+2*([.$H5]=[.S$2])+1*([.$I5]=[.S$2])" office:value-type="float" office:value="0" calcext:value-type="float">
            <text:p>0</text:p>
          </table:table-cell>
          <table:table-cell table:formula="of:=128*([.$B5]=[.T$2])+64*([.$C5]=[.T$2])+32*([.$D5]=[.T$2])+16*([.$E5]=[.T$2])+8*([.$F5]=[.T$2])+4*([.$G5]=[.T$2])+2*([.$H5]=[.T$2])+1*([.$I5]=[.T$2])" office:value-type="float" office:value="0" calcext:value-type="float">
            <text:p>0</text:p>
          </table:table-cell>
          <table:table-cell table:formula="of:=128*([.$B5]=[.U$2])+64*([.$C5]=[.U$2])+32*([.$D5]=[.U$2])+16*([.$E5]=[.U$2])+8*([.$F5]=[.U$2])+4*([.$G5]=[.U$2])+2*([.$H5]=[.U$2])+1*([.$I5]=[.U$2])" office:value-type="float" office:value="0" calcext:value-type="float">
            <text:p>0</text:p>
          </table:table-cell>
          <table:table-cell table:formula="of:=128*([.$B5]=[.V$2])+64*([.$C5]=[.V$2])+32*([.$D5]=[.V$2])+16*([.$E5]=[.V$2])+8*([.$F5]=[.V$2])+4*([.$G5]=[.V$2])+2*([.$H5]=[.V$2])+1*([.$I5]=[.V$2])" office:value-type="float" office:value="0" calcext:value-type="float">
            <text:p>0</text:p>
          </table:table-cell>
          <table:table-cell table:formula="of:=128*([.$B5]=[.W$2])+64*([.$C5]=[.W$2])+32*([.$D5]=[.W$2])+16*([.$E5]=[.W$2])+8*([.$F5]=[.W$2])+4*([.$G5]=[.W$2])+2*([.$H5]=[.W$2])+1*([.$I5]=[.W$2])" office:value-type="float" office:value="0" calcext:value-type="float">
            <text:p>0</text:p>
          </table:table-cell>
          <table:table-cell table:formula="of:=128*([.$B5]=[.X$2])+64*([.$C5]=[.X$2])+32*([.$D5]=[.X$2])+16*([.$E5]=[.X$2])+8*([.$F5]=[.X$2])+4*([.$G5]=[.X$2])+2*([.$H5]=[.X$2])+1*([.$I5]=[.X$2])" office:value-type="float" office:value="0" calcext:value-type="float">
            <text:p>0</text:p>
          </table:table-cell>
          <table:table-cell table:formula="of:=128*([.$B5]=[.Y$2])+64*([.$C5]=[.Y$2])+32*([.$D5]=[.Y$2])+16*([.$E5]=[.Y$2])+8*([.$F5]=[.Y$2])+4*([.$G5]=[.Y$2])+2*([.$H5]=[.Y$2])+1*([.$I5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5];&quot;??0&quot;);DEC2HEX([.J5];2))" office:value-type="string" office:string-value="C1" calcext:value-type="string">
            <text:p>C1</text:p>
          </table:table-cell>
          <table:table-cell table:style-name="ce271" table:formula="of:=IF([.$AF$25]=&quot;DEC&quot;;TEXT([.K5];&quot;??0&quot;);DEC2HEX([.K5];2))" office:value-type="string" office:string-value="00" calcext:value-type="string">
            <text:p>00</text:p>
          </table:table-cell>
          <table:table-cell table:style-name="ce271" table:formula="of:=IF([.$AF$25]=&quot;DEC&quot;;TEXT([.L5];&quot;??0&quot;);DEC2HEX([.L5];2))" office:value-type="string" office:string-value="1C" calcext:value-type="string">
            <text:p>1C</text:p>
          </table:table-cell>
          <table:table-cell table:style-name="ce271" table:formula="of:=IF([.$AF$25]=&quot;DEC&quot;;TEXT([.M5];&quot;??0&quot;);DEC2HEX([.M5];2))" office:value-type="string" office:string-value="22" calcext:value-type="string">
            <text:p>22</text:p>
          </table:table-cell>
          <table:table-cell table:formula="of:=IF([.$AF$25]=&quot;DEC&quot;;TEXT([.N5];&quot;??0&quot;);DEC2HEX([.N5];2))" office:value-type="string" office:string-value="00" calcext:value-type="string">
            <text:p>00</text:p>
          </table:table-cell>
          <table:table-cell table:style-name="ce271" table:formula="of:=IF([.$AF$25]=&quot;DEC&quot;;TEXT([.O5];&quot;??0&quot;);DEC2HEX([.O5];2))" office:value-type="string" office:string-value="00" calcext:value-type="string">
            <text:p>00</text:p>
          </table:table-cell>
          <table:table-cell table:style-name="ce271" table:formula="of:=IF([.$AF$25]=&quot;DEC&quot;;TEXT([.P5];&quot;??0&quot;);DEC2HEX([.P5];2))" office:value-type="string" office:string-value="00" calcext:value-type="string">
            <text:p>00</text:p>
          </table:table-cell>
          <table:table-cell table:style-name="ce271" table:formula="of:=IF([.$AF$25]=&quot;DEC&quot;;TEXT([.Q5];&quot;??0&quot;);DEC2HEX([.Q5];2))" office:value-type="string" office:string-value="00" calcext:value-type="string">
            <text:p>00</text:p>
          </table:table-cell>
          <table:table-cell table:style-name="ce271" table:formula="of:=IF([.$AF$25]=&quot;DEC&quot;;TEXT([.R5];&quot;??0&quot;);DEC2HEX([.R5];2))" office:value-type="string" office:string-value="00" calcext:value-type="string">
            <text:p>00</text:p>
          </table:table-cell>
          <table:table-cell table:style-name="ce271" table:formula="of:=IF([.$AF$25]=&quot;DEC&quot;;TEXT([.S5];&quot;??0&quot;);DEC2HEX([.S5];2))" office:value-type="string" office:string-value="00" calcext:value-type="string">
            <text:p>00</text:p>
          </table:table-cell>
          <table:table-cell table:style-name="ce271" table:formula="of:=IF([.$AF$25]=&quot;DEC&quot;;TEXT([.T5];&quot;??0&quot;);DEC2HEX([.T5];2))" office:value-type="string" office:string-value="00" calcext:value-type="string">
            <text:p>00</text:p>
          </table:table-cell>
          <table:table-cell table:style-name="ce271" table:formula="of:=IF([.$AF$25]=&quot;DEC&quot;;TEXT([.U5];&quot;??0&quot;);DEC2HEX([.U5];2))" office:value-type="string" office:string-value="00" calcext:value-type="string">
            <text:p>00</text:p>
          </table:table-cell>
          <table:table-cell table:style-name="ce271" table:formula="of:=IF([.$AF$25]=&quot;DEC&quot;;TEXT([.V5];&quot;??0&quot;);DEC2HEX([.V5];2))" office:value-type="string" office:string-value="00" calcext:value-type="string">
            <text:p>00</text:p>
          </table:table-cell>
          <table:table-cell table:style-name="ce271" table:formula="of:=IF([.$AF$25]=&quot;DEC&quot;;TEXT([.W5];&quot;??0&quot;);DEC2HEX([.W5];2))" office:value-type="string" office:string-value="00" calcext:value-type="string">
            <text:p>00</text:p>
          </table:table-cell>
          <table:table-cell table:style-name="ce271" table:formula="of:=IF([.$AF$25]=&quot;DEC&quot;;TEXT([.X5];&quot;??0&quot;);DEC2HEX([.X5];2))" office:value-type="string" office:string-value="00" calcext:value-type="string">
            <text:p>00</text:p>
          </table:table-cell>
          <table:table-cell table:style-name="ce271" table:formula="of:=IF([.$AF$25]=&quot;DEC&quot;;TEXT([.Y5];&quot;??0&quot;);DEC2HEX([.Y5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128*([.$B6]=[.J$2])+64*([.$C6]=[.J$2])+32*([.$D6]=[.J$2])+16*([.$E6]=[.J$2])+8*([.$F6]=[.J$2])+4*([.$G6]=[.J$2])+2*([.$H6]=[.J$2])+1*([.$I6]=[.J$2])" office:value-type="float" office:value="1" calcext:value-type="float">
            <text:p>1</text:p>
          </table:table-cell>
          <table:table-cell table:formula="of:=128*([.$B6]=[.K$2])+64*([.$C6]=[.K$2])+32*([.$D6]=[.K$2])+16*([.$E6]=[.K$2])+8*([.$F6]=[.K$2])+4*([.$G6]=[.K$2])+2*([.$H6]=[.K$2])+1*([.$I6]=[.K$2])" office:value-type="float" office:value="28" calcext:value-type="float">
            <text:p>28</text:p>
          </table:table-cell>
          <table:table-cell table:formula="of:=128*([.$B6]=[.L$2])+64*([.$C6]=[.L$2])+32*([.$D6]=[.L$2])+16*([.$E6]=[.L$2])+8*([.$F6]=[.L$2])+4*([.$G6]=[.L$2])+2*([.$H6]=[.L$2])+1*([.$I6]=[.L$2])" office:value-type="float" office:value="0" calcext:value-type="float">
            <text:p>0</text:p>
          </table:table-cell>
          <table:table-cell table:formula="of:=128*([.$B6]=[.M$2])+64*([.$C6]=[.M$2])+32*([.$D6]=[.M$2])+16*([.$E6]=[.M$2])+8*([.$F6]=[.M$2])+4*([.$G6]=[.M$2])+2*([.$H6]=[.M$2])+1*([.$I6]=[.M$2])" office:value-type="float" office:value="226" calcext:value-type="float">
            <text:p>226</text:p>
          </table:table-cell>
          <table:table-cell table:formula="of:=128*([.$B6]=[.N$2])+64*([.$C6]=[.N$2])+32*([.$D6]=[.N$2])+16*([.$E6]=[.N$2])+8*([.$F6]=[.N$2])+4*([.$G6]=[.N$2])+2*([.$H6]=[.N$2])+1*([.$I6]=[.N$2])" office:value-type="float" office:value="0" calcext:value-type="float">
            <text:p>0</text:p>
          </table:table-cell>
          <table:table-cell table:formula="of:=128*([.$B6]=[.O$2])+64*([.$C6]=[.O$2])+32*([.$D6]=[.O$2])+16*([.$E6]=[.O$2])+8*([.$F6]=[.O$2])+4*([.$G6]=[.O$2])+2*([.$H6]=[.O$2])+1*([.$I6]=[.O$2])" office:value-type="float" office:value="0" calcext:value-type="float">
            <text:p>0</text:p>
          </table:table-cell>
          <table:table-cell table:formula="of:=128*([.$B6]=[.P$2])+64*([.$C6]=[.P$2])+32*([.$D6]=[.P$2])+16*([.$E6]=[.P$2])+8*([.$F6]=[.P$2])+4*([.$G6]=[.P$2])+2*([.$H6]=[.P$2])+1*([.$I6]=[.P$2])" office:value-type="float" office:value="0" calcext:value-type="float">
            <text:p>0</text:p>
          </table:table-cell>
          <table:table-cell table:formula="of:=128*([.$B6]=[.Q$2])+64*([.$C6]=[.Q$2])+32*([.$D6]=[.Q$2])+16*([.$E6]=[.Q$2])+8*([.$F6]=[.Q$2])+4*([.$G6]=[.Q$2])+2*([.$H6]=[.Q$2])+1*([.$I6]=[.Q$2])" office:value-type="float" office:value="0" calcext:value-type="float">
            <text:p>0</text:p>
          </table:table-cell>
          <table:table-cell table:formula="of:=128*([.$B6]=[.R$2])+64*([.$C6]=[.R$2])+32*([.$D6]=[.R$2])+16*([.$E6]=[.R$2])+8*([.$F6]=[.R$2])+4*([.$G6]=[.R$2])+2*([.$H6]=[.R$2])+1*([.$I6]=[.R$2])" office:value-type="float" office:value="0" calcext:value-type="float">
            <text:p>0</text:p>
          </table:table-cell>
          <table:table-cell table:formula="of:=128*([.$B6]=[.S$2])+64*([.$C6]=[.S$2])+32*([.$D6]=[.S$2])+16*([.$E6]=[.S$2])+8*([.$F6]=[.S$2])+4*([.$G6]=[.S$2])+2*([.$H6]=[.S$2])+1*([.$I6]=[.S$2])" office:value-type="float" office:value="0" calcext:value-type="float">
            <text:p>0</text:p>
          </table:table-cell>
          <table:table-cell table:formula="of:=128*([.$B6]=[.T$2])+64*([.$C6]=[.T$2])+32*([.$D6]=[.T$2])+16*([.$E6]=[.T$2])+8*([.$F6]=[.T$2])+4*([.$G6]=[.T$2])+2*([.$H6]=[.T$2])+1*([.$I6]=[.T$2])" office:value-type="float" office:value="0" calcext:value-type="float">
            <text:p>0</text:p>
          </table:table-cell>
          <table:table-cell table:formula="of:=128*([.$B6]=[.U$2])+64*([.$C6]=[.U$2])+32*([.$D6]=[.U$2])+16*([.$E6]=[.U$2])+8*([.$F6]=[.U$2])+4*([.$G6]=[.U$2])+2*([.$H6]=[.U$2])+1*([.$I6]=[.U$2])" office:value-type="float" office:value="0" calcext:value-type="float">
            <text:p>0</text:p>
          </table:table-cell>
          <table:table-cell table:formula="of:=128*([.$B6]=[.V$2])+64*([.$C6]=[.V$2])+32*([.$D6]=[.V$2])+16*([.$E6]=[.V$2])+8*([.$F6]=[.V$2])+4*([.$G6]=[.V$2])+2*([.$H6]=[.V$2])+1*([.$I6]=[.V$2])" office:value-type="float" office:value="0" calcext:value-type="float">
            <text:p>0</text:p>
          </table:table-cell>
          <table:table-cell table:formula="of:=128*([.$B6]=[.W$2])+64*([.$C6]=[.W$2])+32*([.$D6]=[.W$2])+16*([.$E6]=[.W$2])+8*([.$F6]=[.W$2])+4*([.$G6]=[.W$2])+2*([.$H6]=[.W$2])+1*([.$I6]=[.W$2])" office:value-type="float" office:value="0" calcext:value-type="float">
            <text:p>0</text:p>
          </table:table-cell>
          <table:table-cell table:formula="of:=128*([.$B6]=[.X$2])+64*([.$C6]=[.X$2])+32*([.$D6]=[.X$2])+16*([.$E6]=[.X$2])+8*([.$F6]=[.X$2])+4*([.$G6]=[.X$2])+2*([.$H6]=[.X$2])+1*([.$I6]=[.X$2])" office:value-type="float" office:value="0" calcext:value-type="float">
            <text:p>0</text:p>
          </table:table-cell>
          <table:table-cell table:formula="of:=128*([.$B6]=[.Y$2])+64*([.$C6]=[.Y$2])+32*([.$D6]=[.Y$2])+16*([.$E6]=[.Y$2])+8*([.$F6]=[.Y$2])+4*([.$G6]=[.Y$2])+2*([.$H6]=[.Y$2])+1*([.$I6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6];&quot;??0&quot;);DEC2HEX([.J6];2))" office:value-type="string" office:string-value="01" calcext:value-type="string">
            <text:p>01</text:p>
          </table:table-cell>
          <table:table-cell table:style-name="ce271" table:formula="of:=IF([.$AF$25]=&quot;DEC&quot;;TEXT([.K6];&quot;??0&quot;);DEC2HEX([.K6];2))" office:value-type="string" office:string-value="1C" calcext:value-type="string">
            <text:p>1C</text:p>
          </table:table-cell>
          <table:table-cell table:style-name="ce271" table:formula="of:=IF([.$AF$25]=&quot;DEC&quot;;TEXT([.L6];&quot;??0&quot;);DEC2HEX([.L6];2))" office:value-type="string" office:string-value="00" calcext:value-type="string">
            <text:p>00</text:p>
          </table:table-cell>
          <table:table-cell table:style-name="ce271" table:formula="of:=IF([.$AF$25]=&quot;DEC&quot;;TEXT([.M6];&quot;??0&quot;);DEC2HEX([.M6];2))" office:value-type="string" office:string-value="E2" calcext:value-type="string">
            <text:p>E2</text:p>
          </table:table-cell>
          <table:table-cell table:formula="of:=IF([.$AF$25]=&quot;DEC&quot;;TEXT([.N6];&quot;??0&quot;);DEC2HEX([.N6];2))" office:value-type="string" office:string-value="00" calcext:value-type="string">
            <text:p>00</text:p>
          </table:table-cell>
          <table:table-cell table:style-name="ce271" table:formula="of:=IF([.$AF$25]=&quot;DEC&quot;;TEXT([.O6];&quot;??0&quot;);DEC2HEX([.O6];2))" office:value-type="string" office:string-value="00" calcext:value-type="string">
            <text:p>00</text:p>
          </table:table-cell>
          <table:table-cell table:style-name="ce271" table:formula="of:=IF([.$AF$25]=&quot;DEC&quot;;TEXT([.P6];&quot;??0&quot;);DEC2HEX([.P6];2))" office:value-type="string" office:string-value="00" calcext:value-type="string">
            <text:p>00</text:p>
          </table:table-cell>
          <table:table-cell table:style-name="ce271" table:formula="of:=IF([.$AF$25]=&quot;DEC&quot;;TEXT([.Q6];&quot;??0&quot;);DEC2HEX([.Q6];2))" office:value-type="string" office:string-value="00" calcext:value-type="string">
            <text:p>00</text:p>
          </table:table-cell>
          <table:table-cell table:style-name="ce271" table:formula="of:=IF([.$AF$25]=&quot;DEC&quot;;TEXT([.R6];&quot;??0&quot;);DEC2HEX([.R6];2))" office:value-type="string" office:string-value="00" calcext:value-type="string">
            <text:p>00</text:p>
          </table:table-cell>
          <table:table-cell table:style-name="ce271" table:formula="of:=IF([.$AF$25]=&quot;DEC&quot;;TEXT([.S6];&quot;??0&quot;);DEC2HEX([.S6];2))" office:value-type="string" office:string-value="00" calcext:value-type="string">
            <text:p>00</text:p>
          </table:table-cell>
          <table:table-cell table:style-name="ce271" table:formula="of:=IF([.$AF$25]=&quot;DEC&quot;;TEXT([.T6];&quot;??0&quot;);DEC2HEX([.T6];2))" office:value-type="string" office:string-value="00" calcext:value-type="string">
            <text:p>00</text:p>
          </table:table-cell>
          <table:table-cell table:style-name="ce271" table:formula="of:=IF([.$AF$25]=&quot;DEC&quot;;TEXT([.U6];&quot;??0&quot;);DEC2HEX([.U6];2))" office:value-type="string" office:string-value="00" calcext:value-type="string">
            <text:p>00</text:p>
          </table:table-cell>
          <table:table-cell table:style-name="ce271" table:formula="of:=IF([.$AF$25]=&quot;DEC&quot;;TEXT([.V6];&quot;??0&quot;);DEC2HEX([.V6];2))" office:value-type="string" office:string-value="00" calcext:value-type="string">
            <text:p>00</text:p>
          </table:table-cell>
          <table:table-cell table:style-name="ce271" table:formula="of:=IF([.$AF$25]=&quot;DEC&quot;;TEXT([.W6];&quot;??0&quot;);DEC2HEX([.W6];2))" office:value-type="string" office:string-value="00" calcext:value-type="string">
            <text:p>00</text:p>
          </table:table-cell>
          <table:table-cell table:style-name="ce271" table:formula="of:=IF([.$AF$25]=&quot;DEC&quot;;TEXT([.X6];&quot;??0&quot;);DEC2HEX([.X6];2))" office:value-type="string" office:string-value="00" calcext:value-type="string">
            <text:p>00</text:p>
          </table:table-cell>
          <table:table-cell table:style-name="ce271" table:formula="of:=IF([.$AF$25]=&quot;DEC&quot;;TEXT([.Y6];&quot;??0&quot;);DEC2HEX([.Y6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2"/>
          <table:table-cell table:number-columns-repeated="6" office:value-type="float" office:value="3" calcext:value-type="float">
            <text:p>3</text:p>
          </table:table-cell>
          <table:table-cell/>
          <table:table-cell table:formula="of:=128*([.$B7]=[.J$2])+64*([.$C7]=[.J$2])+32*([.$D7]=[.J$2])+16*([.$E7]=[.J$2])+8*([.$F7]=[.J$2])+4*([.$G7]=[.J$2])+2*([.$H7]=[.J$2])+1*([.$I7]=[.J$2])" office:value-type="float" office:value="129" calcext:value-type="float">
            <text:p>129</text:p>
          </table:table-cell>
          <table:table-cell table:formula="of:=128*([.$B7]=[.K$2])+64*([.$C7]=[.K$2])+32*([.$D7]=[.K$2])+16*([.$E7]=[.K$2])+8*([.$F7]=[.K$2])+4*([.$G7]=[.K$2])+2*([.$H7]=[.K$2])+1*([.$I7]=[.K$2])" office:value-type="float" office:value="0" calcext:value-type="float">
            <text:p>0</text:p>
          </table:table-cell>
          <table:table-cell table:formula="of:=128*([.$B7]=[.L$2])+64*([.$C7]=[.L$2])+32*([.$D7]=[.L$2])+16*([.$E7]=[.L$2])+8*([.$F7]=[.L$2])+4*([.$G7]=[.L$2])+2*([.$H7]=[.L$2])+1*([.$I7]=[.L$2])" office:value-type="float" office:value="0" calcext:value-type="float">
            <text:p>0</text:p>
          </table:table-cell>
          <table:table-cell table:formula="of:=128*([.$B7]=[.M$2])+64*([.$C7]=[.M$2])+32*([.$D7]=[.M$2])+16*([.$E7]=[.M$2])+8*([.$F7]=[.M$2])+4*([.$G7]=[.M$2])+2*([.$H7]=[.M$2])+1*([.$I7]=[.M$2])" office:value-type="float" office:value="126" calcext:value-type="float">
            <text:p>126</text:p>
          </table:table-cell>
          <table:table-cell table:formula="of:=128*([.$B7]=[.N$2])+64*([.$C7]=[.N$2])+32*([.$D7]=[.N$2])+16*([.$E7]=[.N$2])+8*([.$F7]=[.N$2])+4*([.$G7]=[.N$2])+2*([.$H7]=[.N$2])+1*([.$I7]=[.N$2])" office:value-type="float" office:value="0" calcext:value-type="float">
            <text:p>0</text:p>
          </table:table-cell>
          <table:table-cell table:formula="of:=128*([.$B7]=[.O$2])+64*([.$C7]=[.O$2])+32*([.$D7]=[.O$2])+16*([.$E7]=[.O$2])+8*([.$F7]=[.O$2])+4*([.$G7]=[.O$2])+2*([.$H7]=[.O$2])+1*([.$I7]=[.O$2])" office:value-type="float" office:value="0" calcext:value-type="float">
            <text:p>0</text:p>
          </table:table-cell>
          <table:table-cell table:formula="of:=128*([.$B7]=[.P$2])+64*([.$C7]=[.P$2])+32*([.$D7]=[.P$2])+16*([.$E7]=[.P$2])+8*([.$F7]=[.P$2])+4*([.$G7]=[.P$2])+2*([.$H7]=[.P$2])+1*([.$I7]=[.P$2])" office:value-type="float" office:value="0" calcext:value-type="float">
            <text:p>0</text:p>
          </table:table-cell>
          <table:table-cell table:formula="of:=128*([.$B7]=[.Q$2])+64*([.$C7]=[.Q$2])+32*([.$D7]=[.Q$2])+16*([.$E7]=[.Q$2])+8*([.$F7]=[.Q$2])+4*([.$G7]=[.Q$2])+2*([.$H7]=[.Q$2])+1*([.$I7]=[.Q$2])" office:value-type="float" office:value="0" calcext:value-type="float">
            <text:p>0</text:p>
          </table:table-cell>
          <table:table-cell table:formula="of:=128*([.$B7]=[.R$2])+64*([.$C7]=[.R$2])+32*([.$D7]=[.R$2])+16*([.$E7]=[.R$2])+8*([.$F7]=[.R$2])+4*([.$G7]=[.R$2])+2*([.$H7]=[.R$2])+1*([.$I7]=[.R$2])" office:value-type="float" office:value="0" calcext:value-type="float">
            <text:p>0</text:p>
          </table:table-cell>
          <table:table-cell table:formula="of:=128*([.$B7]=[.S$2])+64*([.$C7]=[.S$2])+32*([.$D7]=[.S$2])+16*([.$E7]=[.S$2])+8*([.$F7]=[.S$2])+4*([.$G7]=[.S$2])+2*([.$H7]=[.S$2])+1*([.$I7]=[.S$2])" office:value-type="float" office:value="0" calcext:value-type="float">
            <text:p>0</text:p>
          </table:table-cell>
          <table:table-cell table:formula="of:=128*([.$B7]=[.T$2])+64*([.$C7]=[.T$2])+32*([.$D7]=[.T$2])+16*([.$E7]=[.T$2])+8*([.$F7]=[.T$2])+4*([.$G7]=[.T$2])+2*([.$H7]=[.T$2])+1*([.$I7]=[.T$2])" office:value-type="float" office:value="0" calcext:value-type="float">
            <text:p>0</text:p>
          </table:table-cell>
          <table:table-cell table:formula="of:=128*([.$B7]=[.U$2])+64*([.$C7]=[.U$2])+32*([.$D7]=[.U$2])+16*([.$E7]=[.U$2])+8*([.$F7]=[.U$2])+4*([.$G7]=[.U$2])+2*([.$H7]=[.U$2])+1*([.$I7]=[.U$2])" office:value-type="float" office:value="0" calcext:value-type="float">
            <text:p>0</text:p>
          </table:table-cell>
          <table:table-cell table:formula="of:=128*([.$B7]=[.V$2])+64*([.$C7]=[.V$2])+32*([.$D7]=[.V$2])+16*([.$E7]=[.V$2])+8*([.$F7]=[.V$2])+4*([.$G7]=[.V$2])+2*([.$H7]=[.V$2])+1*([.$I7]=[.V$2])" office:value-type="float" office:value="0" calcext:value-type="float">
            <text:p>0</text:p>
          </table:table-cell>
          <table:table-cell table:formula="of:=128*([.$B7]=[.W$2])+64*([.$C7]=[.W$2])+32*([.$D7]=[.W$2])+16*([.$E7]=[.W$2])+8*([.$F7]=[.W$2])+4*([.$G7]=[.W$2])+2*([.$H7]=[.W$2])+1*([.$I7]=[.W$2])" office:value-type="float" office:value="0" calcext:value-type="float">
            <text:p>0</text:p>
          </table:table-cell>
          <table:table-cell table:formula="of:=128*([.$B7]=[.X$2])+64*([.$C7]=[.X$2])+32*([.$D7]=[.X$2])+16*([.$E7]=[.X$2])+8*([.$F7]=[.X$2])+4*([.$G7]=[.X$2])+2*([.$H7]=[.X$2])+1*([.$I7]=[.X$2])" office:value-type="float" office:value="0" calcext:value-type="float">
            <text:p>0</text:p>
          </table:table-cell>
          <table:table-cell table:formula="of:=128*([.$B7]=[.Y$2])+64*([.$C7]=[.Y$2])+32*([.$D7]=[.Y$2])+16*([.$E7]=[.Y$2])+8*([.$F7]=[.Y$2])+4*([.$G7]=[.Y$2])+2*([.$H7]=[.Y$2])+1*([.$I7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7];&quot;??0&quot;);DEC2HEX([.J7];2))" office:value-type="string" office:string-value="81" calcext:value-type="string">
            <text:p>81</text:p>
          </table:table-cell>
          <table:table-cell table:style-name="ce271" table:formula="of:=IF([.$AF$25]=&quot;DEC&quot;;TEXT([.K7];&quot;??0&quot;);DEC2HEX([.K7];2))" office:value-type="string" office:string-value="00" calcext:value-type="string">
            <text:p>00</text:p>
          </table:table-cell>
          <table:table-cell table:style-name="ce271" table:formula="of:=IF([.$AF$25]=&quot;DEC&quot;;TEXT([.L7];&quot;??0&quot;);DEC2HEX([.L7];2))" office:value-type="string" office:string-value="00" calcext:value-type="string">
            <text:p>00</text:p>
          </table:table-cell>
          <table:table-cell table:style-name="ce271" table:formula="of:=IF([.$AF$25]=&quot;DEC&quot;;TEXT([.M7];&quot;??0&quot;);DEC2HEX([.M7];2))" office:value-type="string" office:string-value="7E" calcext:value-type="string">
            <text:p>7E</text:p>
          </table:table-cell>
          <table:table-cell table:formula="of:=IF([.$AF$25]=&quot;DEC&quot;;TEXT([.N7];&quot;??0&quot;);DEC2HEX([.N7];2))" office:value-type="string" office:string-value="00" calcext:value-type="string">
            <text:p>00</text:p>
          </table:table-cell>
          <table:table-cell table:style-name="ce271" table:formula="of:=IF([.$AF$25]=&quot;DEC&quot;;TEXT([.O7];&quot;??0&quot;);DEC2HEX([.O7];2))" office:value-type="string" office:string-value="00" calcext:value-type="string">
            <text:p>00</text:p>
          </table:table-cell>
          <table:table-cell table:style-name="ce271" table:formula="of:=IF([.$AF$25]=&quot;DEC&quot;;TEXT([.P7];&quot;??0&quot;);DEC2HEX([.P7];2))" office:value-type="string" office:string-value="00" calcext:value-type="string">
            <text:p>00</text:p>
          </table:table-cell>
          <table:table-cell table:style-name="ce271" table:formula="of:=IF([.$AF$25]=&quot;DEC&quot;;TEXT([.Q7];&quot;??0&quot;);DEC2HEX([.Q7];2))" office:value-type="string" office:string-value="00" calcext:value-type="string">
            <text:p>00</text:p>
          </table:table-cell>
          <table:table-cell table:style-name="ce271" table:formula="of:=IF([.$AF$25]=&quot;DEC&quot;;TEXT([.R7];&quot;??0&quot;);DEC2HEX([.R7];2))" office:value-type="string" office:string-value="00" calcext:value-type="string">
            <text:p>00</text:p>
          </table:table-cell>
          <table:table-cell table:style-name="ce271" table:formula="of:=IF([.$AF$25]=&quot;DEC&quot;;TEXT([.S7];&quot;??0&quot;);DEC2HEX([.S7];2))" office:value-type="string" office:string-value="00" calcext:value-type="string">
            <text:p>00</text:p>
          </table:table-cell>
          <table:table-cell table:style-name="ce271" table:formula="of:=IF([.$AF$25]=&quot;DEC&quot;;TEXT([.T7];&quot;??0&quot;);DEC2HEX([.T7];2))" office:value-type="string" office:string-value="00" calcext:value-type="string">
            <text:p>00</text:p>
          </table:table-cell>
          <table:table-cell table:style-name="ce271" table:formula="of:=IF([.$AF$25]=&quot;DEC&quot;;TEXT([.U7];&quot;??0&quot;);DEC2HEX([.U7];2))" office:value-type="string" office:string-value="00" calcext:value-type="string">
            <text:p>00</text:p>
          </table:table-cell>
          <table:table-cell table:style-name="ce271" table:formula="of:=IF([.$AF$25]=&quot;DEC&quot;;TEXT([.V7];&quot;??0&quot;);DEC2HEX([.V7];2))" office:value-type="string" office:string-value="00" calcext:value-type="string">
            <text:p>00</text:p>
          </table:table-cell>
          <table:table-cell table:style-name="ce271" table:formula="of:=IF([.$AF$25]=&quot;DEC&quot;;TEXT([.W7];&quot;??0&quot;);DEC2HEX([.W7];2))" office:value-type="string" office:string-value="00" calcext:value-type="string">
            <text:p>00</text:p>
          </table:table-cell>
          <table:table-cell table:style-name="ce271" table:formula="of:=IF([.$AF$25]=&quot;DEC&quot;;TEXT([.X7];&quot;??0&quot;);DEC2HEX([.X7];2))" office:value-type="string" office:string-value="00" calcext:value-type="string">
            <text:p>00</text:p>
          </table:table-cell>
          <table:table-cell table:style-name="ce271" table:formula="of:=IF([.$AF$25]=&quot;DEC&quot;;TEXT([.Y7];&quot;??0&quot;);DEC2HEX([.Y7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128*([.$B8]=[.J$2])+64*([.$C8]=[.J$2])+32*([.$D8]=[.J$2])+16*([.$E8]=[.J$2])+8*([.$F8]=[.J$2])+4*([.$G8]=[.J$2])+2*([.$H8]=[.J$2])+1*([.$I8]=[.J$2])" office:value-type="float" office:value="193" calcext:value-type="float">
            <text:p>193</text:p>
          </table:table-cell>
          <table:table-cell table:formula="of:=128*([.$B8]=[.K$2])+64*([.$C8]=[.K$2])+32*([.$D8]=[.K$2])+16*([.$E8]=[.K$2])+8*([.$F8]=[.K$2])+4*([.$G8]=[.K$2])+2*([.$H8]=[.K$2])+1*([.$I8]=[.K$2])" office:value-type="float" office:value="0" calcext:value-type="float">
            <text:p>0</text:p>
          </table:table-cell>
          <table:table-cell table:formula="of:=128*([.$B8]=[.L$2])+64*([.$C8]=[.L$2])+32*([.$D8]=[.L$2])+16*([.$E8]=[.L$2])+8*([.$F8]=[.L$2])+4*([.$G8]=[.L$2])+2*([.$H8]=[.L$2])+1*([.$I8]=[.L$2])" office:value-type="float" office:value="0" calcext:value-type="float">
            <text:p>0</text:p>
          </table:table-cell>
          <table:table-cell table:formula="of:=128*([.$B8]=[.M$2])+64*([.$C8]=[.M$2])+32*([.$D8]=[.M$2])+16*([.$E8]=[.M$2])+8*([.$F8]=[.M$2])+4*([.$G8]=[.M$2])+2*([.$H8]=[.M$2])+1*([.$I8]=[.M$2])" office:value-type="float" office:value="42" calcext:value-type="float">
            <text:p>42</text:p>
          </table:table-cell>
          <table:table-cell table:formula="of:=128*([.$B8]=[.N$2])+64*([.$C8]=[.N$2])+32*([.$D8]=[.N$2])+16*([.$E8]=[.N$2])+8*([.$F8]=[.N$2])+4*([.$G8]=[.N$2])+2*([.$H8]=[.N$2])+1*([.$I8]=[.N$2])" office:value-type="float" office:value="0" calcext:value-type="float">
            <text:p>0</text:p>
          </table:table-cell>
          <table:table-cell table:formula="of:=128*([.$B8]=[.O$2])+64*([.$C8]=[.O$2])+32*([.$D8]=[.O$2])+16*([.$E8]=[.O$2])+8*([.$F8]=[.O$2])+4*([.$G8]=[.O$2])+2*([.$H8]=[.O$2])+1*([.$I8]=[.O$2])" office:value-type="float" office:value="0" calcext:value-type="float">
            <text:p>0</text:p>
          </table:table-cell>
          <table:table-cell table:formula="of:=128*([.$B8]=[.P$2])+64*([.$C8]=[.P$2])+32*([.$D8]=[.P$2])+16*([.$E8]=[.P$2])+8*([.$F8]=[.P$2])+4*([.$G8]=[.P$2])+2*([.$H8]=[.P$2])+1*([.$I8]=[.P$2])" office:value-type="float" office:value="0" calcext:value-type="float">
            <text:p>0</text:p>
          </table:table-cell>
          <table:table-cell table:formula="of:=128*([.$B8]=[.Q$2])+64*([.$C8]=[.Q$2])+32*([.$D8]=[.Q$2])+16*([.$E8]=[.Q$2])+8*([.$F8]=[.Q$2])+4*([.$G8]=[.Q$2])+2*([.$H8]=[.Q$2])+1*([.$I8]=[.Q$2])" office:value-type="float" office:value="20" calcext:value-type="float">
            <text:p>20</text:p>
          </table:table-cell>
          <table:table-cell table:formula="of:=128*([.$B8]=[.R$2])+64*([.$C8]=[.R$2])+32*([.$D8]=[.R$2])+16*([.$E8]=[.R$2])+8*([.$F8]=[.R$2])+4*([.$G8]=[.R$2])+2*([.$H8]=[.R$2])+1*([.$I8]=[.R$2])" office:value-type="float" office:value="0" calcext:value-type="float">
            <text:p>0</text:p>
          </table:table-cell>
          <table:table-cell table:formula="of:=128*([.$B8]=[.S$2])+64*([.$C8]=[.S$2])+32*([.$D8]=[.S$2])+16*([.$E8]=[.S$2])+8*([.$F8]=[.S$2])+4*([.$G8]=[.S$2])+2*([.$H8]=[.S$2])+1*([.$I8]=[.S$2])" office:value-type="float" office:value="0" calcext:value-type="float">
            <text:p>0</text:p>
          </table:table-cell>
          <table:table-cell table:formula="of:=128*([.$B8]=[.T$2])+64*([.$C8]=[.T$2])+32*([.$D8]=[.T$2])+16*([.$E8]=[.T$2])+8*([.$F8]=[.T$2])+4*([.$G8]=[.T$2])+2*([.$H8]=[.T$2])+1*([.$I8]=[.T$2])" office:value-type="float" office:value="0" calcext:value-type="float">
            <text:p>0</text:p>
          </table:table-cell>
          <table:table-cell table:formula="of:=128*([.$B8]=[.U$2])+64*([.$C8]=[.U$2])+32*([.$D8]=[.U$2])+16*([.$E8]=[.U$2])+8*([.$F8]=[.U$2])+4*([.$G8]=[.U$2])+2*([.$H8]=[.U$2])+1*([.$I8]=[.U$2])" office:value-type="float" office:value="0" calcext:value-type="float">
            <text:p>0</text:p>
          </table:table-cell>
          <table:table-cell table:formula="of:=128*([.$B8]=[.V$2])+64*([.$C8]=[.V$2])+32*([.$D8]=[.V$2])+16*([.$E8]=[.V$2])+8*([.$F8]=[.V$2])+4*([.$G8]=[.V$2])+2*([.$H8]=[.V$2])+1*([.$I8]=[.V$2])" office:value-type="float" office:value="0" calcext:value-type="float">
            <text:p>0</text:p>
          </table:table-cell>
          <table:table-cell table:formula="of:=128*([.$B8]=[.W$2])+64*([.$C8]=[.W$2])+32*([.$D8]=[.W$2])+16*([.$E8]=[.W$2])+8*([.$F8]=[.W$2])+4*([.$G8]=[.W$2])+2*([.$H8]=[.W$2])+1*([.$I8]=[.W$2])" office:value-type="float" office:value="0" calcext:value-type="float">
            <text:p>0</text:p>
          </table:table-cell>
          <table:table-cell table:formula="of:=128*([.$B8]=[.X$2])+64*([.$C8]=[.X$2])+32*([.$D8]=[.X$2])+16*([.$E8]=[.X$2])+8*([.$F8]=[.X$2])+4*([.$G8]=[.X$2])+2*([.$H8]=[.X$2])+1*([.$I8]=[.X$2])" office:value-type="float" office:value="0" calcext:value-type="float">
            <text:p>0</text:p>
          </table:table-cell>
          <table:table-cell table:formula="of:=128*([.$B8]=[.Y$2])+64*([.$C8]=[.Y$2])+32*([.$D8]=[.Y$2])+16*([.$E8]=[.Y$2])+8*([.$F8]=[.Y$2])+4*([.$G8]=[.Y$2])+2*([.$H8]=[.Y$2])+1*([.$I8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8];&quot;??0&quot;);DEC2HEX([.J8];2))" office:value-type="string" office:string-value="C1" calcext:value-type="string">
            <text:p>C1</text:p>
          </table:table-cell>
          <table:table-cell table:style-name="ce271" table:formula="of:=IF([.$AF$25]=&quot;DEC&quot;;TEXT([.K8];&quot;??0&quot;);DEC2HEX([.K8];2))" office:value-type="string" office:string-value="00" calcext:value-type="string">
            <text:p>00</text:p>
          </table:table-cell>
          <table:table-cell table:style-name="ce271" table:formula="of:=IF([.$AF$25]=&quot;DEC&quot;;TEXT([.L8];&quot;??0&quot;);DEC2HEX([.L8];2))" office:value-type="string" office:string-value="00" calcext:value-type="string">
            <text:p>00</text:p>
          </table:table-cell>
          <table:table-cell table:style-name="ce271" table:formula="of:=IF([.$AF$25]=&quot;DEC&quot;;TEXT([.M8];&quot;??0&quot;);DEC2HEX([.M8];2))" office:value-type="string" office:string-value="2A" calcext:value-type="string">
            <text:p>2A</text:p>
          </table:table-cell>
          <table:table-cell table:formula="of:=IF([.$AF$25]=&quot;DEC&quot;;TEXT([.N8];&quot;??0&quot;);DEC2HEX([.N8];2))" office:value-type="string" office:string-value="00" calcext:value-type="string">
            <text:p>00</text:p>
          </table:table-cell>
          <table:table-cell table:style-name="ce271" table:formula="of:=IF([.$AF$25]=&quot;DEC&quot;;TEXT([.O8];&quot;??0&quot;);DEC2HEX([.O8];2))" office:value-type="string" office:string-value="00" calcext:value-type="string">
            <text:p>00</text:p>
          </table:table-cell>
          <table:table-cell table:style-name="ce271" table:formula="of:=IF([.$AF$25]=&quot;DEC&quot;;TEXT([.P8];&quot;??0&quot;);DEC2HEX([.P8];2))" office:value-type="string" office:string-value="00" calcext:value-type="string">
            <text:p>00</text:p>
          </table:table-cell>
          <table:table-cell table:style-name="ce271" table:formula="of:=IF([.$AF$25]=&quot;DEC&quot;;TEXT([.Q8];&quot;??0&quot;);DEC2HEX([.Q8];2))" office:value-type="string" office:string-value="14" calcext:value-type="string">
            <text:p>14</text:p>
          </table:table-cell>
          <table:table-cell table:style-name="ce271" table:formula="of:=IF([.$AF$25]=&quot;DEC&quot;;TEXT([.R8];&quot;??0&quot;);DEC2HEX([.R8];2))" office:value-type="string" office:string-value="00" calcext:value-type="string">
            <text:p>00</text:p>
          </table:table-cell>
          <table:table-cell table:style-name="ce271" table:formula="of:=IF([.$AF$25]=&quot;DEC&quot;;TEXT([.S8];&quot;??0&quot;);DEC2HEX([.S8];2))" office:value-type="string" office:string-value="00" calcext:value-type="string">
            <text:p>00</text:p>
          </table:table-cell>
          <table:table-cell table:style-name="ce271" table:formula="of:=IF([.$AF$25]=&quot;DEC&quot;;TEXT([.T8];&quot;??0&quot;);DEC2HEX([.T8];2))" office:value-type="string" office:string-value="00" calcext:value-type="string">
            <text:p>00</text:p>
          </table:table-cell>
          <table:table-cell table:style-name="ce271" table:formula="of:=IF([.$AF$25]=&quot;DEC&quot;;TEXT([.U8];&quot;??0&quot;);DEC2HEX([.U8];2))" office:value-type="string" office:string-value="00" calcext:value-type="string">
            <text:p>00</text:p>
          </table:table-cell>
          <table:table-cell table:style-name="ce271" table:formula="of:=IF([.$AF$25]=&quot;DEC&quot;;TEXT([.V8];&quot;??0&quot;);DEC2HEX([.V8];2))" office:value-type="string" office:string-value="00" calcext:value-type="string">
            <text:p>00</text:p>
          </table:table-cell>
          <table:table-cell table:style-name="ce271" table:formula="of:=IF([.$AF$25]=&quot;DEC&quot;;TEXT([.W8];&quot;??0&quot;);DEC2HEX([.W8];2))" office:value-type="string" office:string-value="00" calcext:value-type="string">
            <text:p>00</text:p>
          </table:table-cell>
          <table:table-cell table:style-name="ce271" table:formula="of:=IF([.$AF$25]=&quot;DEC&quot;;TEXT([.X8];&quot;??0&quot;);DEC2HEX([.X8];2))" office:value-type="string" office:string-value="00" calcext:value-type="string">
            <text:p>00</text:p>
          </table:table-cell>
          <table:table-cell table:style-name="ce271" table:formula="of:=IF([.$AF$25]=&quot;DEC&quot;;TEXT([.Y8];&quot;??0&quot;);DEC2HEX([.Y8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/>
          <table:table-cell table:number-columns-repeated="8" office:value-type="float" office:value="3" calcext:value-type="float">
            <text:p>3</text:p>
          </table:table-cell>
          <table:table-cell table:formula="of:=128*([.$B9]=[.J$2])+64*([.$C9]=[.J$2])+32*([.$D9]=[.J$2])+16*([.$E9]=[.J$2])+8*([.$F9]=[.J$2])+4*([.$G9]=[.J$2])+2*([.$H9]=[.J$2])+1*([.$I9]=[.J$2])" office:value-type="float" office:value="0" calcext:value-type="float">
            <text:p>0</text:p>
          </table:table-cell>
          <table:table-cell table:formula="of:=128*([.$B9]=[.K$2])+64*([.$C9]=[.K$2])+32*([.$D9]=[.K$2])+16*([.$E9]=[.K$2])+8*([.$F9]=[.K$2])+4*([.$G9]=[.K$2])+2*([.$H9]=[.K$2])+1*([.$I9]=[.K$2])" office:value-type="float" office:value="0" calcext:value-type="float">
            <text:p>0</text:p>
          </table:table-cell>
          <table:table-cell table:formula="of:=128*([.$B9]=[.L$2])+64*([.$C9]=[.L$2])+32*([.$D9]=[.L$2])+16*([.$E9]=[.L$2])+8*([.$F9]=[.L$2])+4*([.$G9]=[.L$2])+2*([.$H9]=[.L$2])+1*([.$I9]=[.L$2])" office:value-type="float" office:value="0" calcext:value-type="float">
            <text:p>0</text:p>
          </table:table-cell>
          <table:table-cell table:formula="of:=128*([.$B9]=[.M$2])+64*([.$C9]=[.M$2])+32*([.$D9]=[.M$2])+16*([.$E9]=[.M$2])+8*([.$F9]=[.M$2])+4*([.$G9]=[.M$2])+2*([.$H9]=[.M$2])+1*([.$I9]=[.M$2])" office:value-type="float" office:value="255" calcext:value-type="float">
            <text:p>255</text:p>
          </table:table-cell>
          <table:table-cell table:formula="of:=128*([.$B9]=[.N$2])+64*([.$C9]=[.N$2])+32*([.$D9]=[.N$2])+16*([.$E9]=[.N$2])+8*([.$F9]=[.N$2])+4*([.$G9]=[.N$2])+2*([.$H9]=[.N$2])+1*([.$I9]=[.N$2])" office:value-type="float" office:value="0" calcext:value-type="float">
            <text:p>0</text:p>
          </table:table-cell>
          <table:table-cell table:formula="of:=128*([.$B9]=[.O$2])+64*([.$C9]=[.O$2])+32*([.$D9]=[.O$2])+16*([.$E9]=[.O$2])+8*([.$F9]=[.O$2])+4*([.$G9]=[.O$2])+2*([.$H9]=[.O$2])+1*([.$I9]=[.O$2])" office:value-type="float" office:value="0" calcext:value-type="float">
            <text:p>0</text:p>
          </table:table-cell>
          <table:table-cell table:formula="of:=128*([.$B9]=[.P$2])+64*([.$C9]=[.P$2])+32*([.$D9]=[.P$2])+16*([.$E9]=[.P$2])+8*([.$F9]=[.P$2])+4*([.$G9]=[.P$2])+2*([.$H9]=[.P$2])+1*([.$I9]=[.P$2])" office:value-type="float" office:value="0" calcext:value-type="float">
            <text:p>0</text:p>
          </table:table-cell>
          <table:table-cell table:formula="of:=128*([.$B9]=[.Q$2])+64*([.$C9]=[.Q$2])+32*([.$D9]=[.Q$2])+16*([.$E9]=[.Q$2])+8*([.$F9]=[.Q$2])+4*([.$G9]=[.Q$2])+2*([.$H9]=[.Q$2])+1*([.$I9]=[.Q$2])" office:value-type="float" office:value="0" calcext:value-type="float">
            <text:p>0</text:p>
          </table:table-cell>
          <table:table-cell table:formula="of:=128*([.$B9]=[.R$2])+64*([.$C9]=[.R$2])+32*([.$D9]=[.R$2])+16*([.$E9]=[.R$2])+8*([.$F9]=[.R$2])+4*([.$G9]=[.R$2])+2*([.$H9]=[.R$2])+1*([.$I9]=[.R$2])" office:value-type="float" office:value="0" calcext:value-type="float">
            <text:p>0</text:p>
          </table:table-cell>
          <table:table-cell table:formula="of:=128*([.$B9]=[.S$2])+64*([.$C9]=[.S$2])+32*([.$D9]=[.S$2])+16*([.$E9]=[.S$2])+8*([.$F9]=[.S$2])+4*([.$G9]=[.S$2])+2*([.$H9]=[.S$2])+1*([.$I9]=[.S$2])" office:value-type="float" office:value="0" calcext:value-type="float">
            <text:p>0</text:p>
          </table:table-cell>
          <table:table-cell table:formula="of:=128*([.$B9]=[.T$2])+64*([.$C9]=[.T$2])+32*([.$D9]=[.T$2])+16*([.$E9]=[.T$2])+8*([.$F9]=[.T$2])+4*([.$G9]=[.T$2])+2*([.$H9]=[.T$2])+1*([.$I9]=[.T$2])" office:value-type="float" office:value="0" calcext:value-type="float">
            <text:p>0</text:p>
          </table:table-cell>
          <table:table-cell table:formula="of:=128*([.$B9]=[.U$2])+64*([.$C9]=[.U$2])+32*([.$D9]=[.U$2])+16*([.$E9]=[.U$2])+8*([.$F9]=[.U$2])+4*([.$G9]=[.U$2])+2*([.$H9]=[.U$2])+1*([.$I9]=[.U$2])" office:value-type="float" office:value="0" calcext:value-type="float">
            <text:p>0</text:p>
          </table:table-cell>
          <table:table-cell table:formula="of:=128*([.$B9]=[.V$2])+64*([.$C9]=[.V$2])+32*([.$D9]=[.V$2])+16*([.$E9]=[.V$2])+8*([.$F9]=[.V$2])+4*([.$G9]=[.V$2])+2*([.$H9]=[.V$2])+1*([.$I9]=[.V$2])" office:value-type="float" office:value="0" calcext:value-type="float">
            <text:p>0</text:p>
          </table:table-cell>
          <table:table-cell table:formula="of:=128*([.$B9]=[.W$2])+64*([.$C9]=[.W$2])+32*([.$D9]=[.W$2])+16*([.$E9]=[.W$2])+8*([.$F9]=[.W$2])+4*([.$G9]=[.W$2])+2*([.$H9]=[.W$2])+1*([.$I9]=[.W$2])" office:value-type="float" office:value="0" calcext:value-type="float">
            <text:p>0</text:p>
          </table:table-cell>
          <table:table-cell table:formula="of:=128*([.$B9]=[.X$2])+64*([.$C9]=[.X$2])+32*([.$D9]=[.X$2])+16*([.$E9]=[.X$2])+8*([.$F9]=[.X$2])+4*([.$G9]=[.X$2])+2*([.$H9]=[.X$2])+1*([.$I9]=[.X$2])" office:value-type="float" office:value="0" calcext:value-type="float">
            <text:p>0</text:p>
          </table:table-cell>
          <table:table-cell table:formula="of:=128*([.$B9]=[.Y$2])+64*([.$C9]=[.Y$2])+32*([.$D9]=[.Y$2])+16*([.$E9]=[.Y$2])+8*([.$F9]=[.Y$2])+4*([.$G9]=[.Y$2])+2*([.$H9]=[.Y$2])+1*([.$I9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9];&quot;??0&quot;);DEC2HEX([.J9];2))" office:value-type="string" office:string-value="00" calcext:value-type="string">
            <text:p>00</text:p>
          </table:table-cell>
          <table:table-cell table:style-name="ce271" table:formula="of:=IF([.$AF$25]=&quot;DEC&quot;;TEXT([.K9];&quot;??0&quot;);DEC2HEX([.K9];2))" office:value-type="string" office:string-value="00" calcext:value-type="string">
            <text:p>00</text:p>
          </table:table-cell>
          <table:table-cell table:style-name="ce271" table:formula="of:=IF([.$AF$25]=&quot;DEC&quot;;TEXT([.L9];&quot;??0&quot;);DEC2HEX([.L9];2))" office:value-type="string" office:string-value="00" calcext:value-type="string">
            <text:p>00</text:p>
          </table:table-cell>
          <table:table-cell table:style-name="ce271" table:formula="of:=IF([.$AF$25]=&quot;DEC&quot;;TEXT([.M9];&quot;??0&quot;);DEC2HEX([.M9];2))" office:value-type="string" office:string-value="FF" calcext:value-type="string">
            <text:p>FF</text:p>
          </table:table-cell>
          <table:table-cell table:formula="of:=IF([.$AF$25]=&quot;DEC&quot;;TEXT([.N9];&quot;??0&quot;);DEC2HEX([.N9];2))" office:value-type="string" office:string-value="00" calcext:value-type="string">
            <text:p>00</text:p>
          </table:table-cell>
          <table:table-cell table:style-name="ce271" table:formula="of:=IF([.$AF$25]=&quot;DEC&quot;;TEXT([.O9];&quot;??0&quot;);DEC2HEX([.O9];2))" office:value-type="string" office:string-value="00" calcext:value-type="string">
            <text:p>00</text:p>
          </table:table-cell>
          <table:table-cell table:style-name="ce271" table:formula="of:=IF([.$AF$25]=&quot;DEC&quot;;TEXT([.P9];&quot;??0&quot;);DEC2HEX([.P9];2))" office:value-type="string" office:string-value="00" calcext:value-type="string">
            <text:p>00</text:p>
          </table:table-cell>
          <table:table-cell table:style-name="ce271" table:formula="of:=IF([.$AF$25]=&quot;DEC&quot;;TEXT([.Q9];&quot;??0&quot;);DEC2HEX([.Q9];2))" office:value-type="string" office:string-value="00" calcext:value-type="string">
            <text:p>00</text:p>
          </table:table-cell>
          <table:table-cell table:style-name="ce271" table:formula="of:=IF([.$AF$25]=&quot;DEC&quot;;TEXT([.R9];&quot;??0&quot;);DEC2HEX([.R9];2))" office:value-type="string" office:string-value="00" calcext:value-type="string">
            <text:p>00</text:p>
          </table:table-cell>
          <table:table-cell table:style-name="ce271" table:formula="of:=IF([.$AF$25]=&quot;DEC&quot;;TEXT([.S9];&quot;??0&quot;);DEC2HEX([.S9];2))" office:value-type="string" office:string-value="00" calcext:value-type="string">
            <text:p>00</text:p>
          </table:table-cell>
          <table:table-cell table:style-name="ce271" table:formula="of:=IF([.$AF$25]=&quot;DEC&quot;;TEXT([.T9];&quot;??0&quot;);DEC2HEX([.T9];2))" office:value-type="string" office:string-value="00" calcext:value-type="string">
            <text:p>00</text:p>
          </table:table-cell>
          <table:table-cell table:style-name="ce271" table:formula="of:=IF([.$AF$25]=&quot;DEC&quot;;TEXT([.U9];&quot;??0&quot;);DEC2HEX([.U9];2))" office:value-type="string" office:string-value="00" calcext:value-type="string">
            <text:p>00</text:p>
          </table:table-cell>
          <table:table-cell table:style-name="ce271" table:formula="of:=IF([.$AF$25]=&quot;DEC&quot;;TEXT([.V9];&quot;??0&quot;);DEC2HEX([.V9];2))" office:value-type="string" office:string-value="00" calcext:value-type="string">
            <text:p>00</text:p>
          </table:table-cell>
          <table:table-cell table:style-name="ce271" table:formula="of:=IF([.$AF$25]=&quot;DEC&quot;;TEXT([.W9];&quot;??0&quot;);DEC2HEX([.W9];2))" office:value-type="string" office:string-value="00" calcext:value-type="string">
            <text:p>00</text:p>
          </table:table-cell>
          <table:table-cell table:style-name="ce271" table:formula="of:=IF([.$AF$25]=&quot;DEC&quot;;TEXT([.X9];&quot;??0&quot;);DEC2HEX([.X9];2))" office:value-type="string" office:string-value="00" calcext:value-type="string">
            <text:p>00</text:p>
          </table:table-cell>
          <table:table-cell table:style-name="ce271" table:formula="of:=IF([.$AF$25]=&quot;DEC&quot;;TEXT([.Y9];&quot;??0&quot;);DEC2HEX([.Y9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128*([.$B10]=[.J$2])+64*([.$C10]=[.J$2])+32*([.$D10]=[.J$2])+16*([.$E10]=[.J$2])+8*([.$F10]=[.J$2])+4*([.$G10]=[.J$2])+2*([.$H10]=[.J$2])+1*([.$I10]=[.J$2])" office:value-type="float" office:value="0" calcext:value-type="float">
            <text:p>0</text:p>
          </table:table-cell>
          <table:table-cell table:formula="of:=128*([.$B10]=[.K$2])+64*([.$C10]=[.K$2])+32*([.$D10]=[.K$2])+16*([.$E10]=[.K$2])+8*([.$F10]=[.K$2])+4*([.$G10]=[.K$2])+2*([.$H10]=[.K$2])+1*([.$I10]=[.K$2])" office:value-type="float" office:value="0" calcext:value-type="float">
            <text:p>0</text:p>
          </table:table-cell>
          <table:table-cell table:formula="of:=128*([.$B10]=[.L$2])+64*([.$C10]=[.L$2])+32*([.$D10]=[.L$2])+16*([.$E10]=[.L$2])+8*([.$F10]=[.L$2])+4*([.$G10]=[.L$2])+2*([.$H10]=[.L$2])+1*([.$I10]=[.L$2])" office:value-type="float" office:value="0" calcext:value-type="float">
            <text:p>0</text:p>
          </table:table-cell>
          <table:table-cell table:formula="of:=128*([.$B10]=[.M$2])+64*([.$C10]=[.M$2])+32*([.$D10]=[.M$2])+16*([.$E10]=[.M$2])+8*([.$F10]=[.M$2])+4*([.$G10]=[.M$2])+2*([.$H10]=[.M$2])+1*([.$I10]=[.M$2])" office:value-type="float" office:value="129" calcext:value-type="float">
            <text:p>129</text:p>
          </table:table-cell>
          <table:table-cell table:formula="of:=128*([.$B10]=[.N$2])+64*([.$C10]=[.N$2])+32*([.$D10]=[.N$2])+16*([.$E10]=[.N$2])+8*([.$F10]=[.N$2])+4*([.$G10]=[.N$2])+2*([.$H10]=[.N$2])+1*([.$I10]=[.N$2])" office:value-type="float" office:value="0" calcext:value-type="float">
            <text:p>0</text:p>
          </table:table-cell>
          <table:table-cell table:formula="of:=128*([.$B10]=[.O$2])+64*([.$C10]=[.O$2])+32*([.$D10]=[.O$2])+16*([.$E10]=[.O$2])+8*([.$F10]=[.O$2])+4*([.$G10]=[.O$2])+2*([.$H10]=[.O$2])+1*([.$I10]=[.O$2])" office:value-type="float" office:value="0" calcext:value-type="float">
            <text:p>0</text:p>
          </table:table-cell>
          <table:table-cell table:formula="of:=128*([.$B10]=[.P$2])+64*([.$C10]=[.P$2])+32*([.$D10]=[.P$2])+16*([.$E10]=[.P$2])+8*([.$F10]=[.P$2])+4*([.$G10]=[.P$2])+2*([.$H10]=[.P$2])+1*([.$I10]=[.P$2])" office:value-type="float" office:value="0" calcext:value-type="float">
            <text:p>0</text:p>
          </table:table-cell>
          <table:table-cell table:formula="of:=128*([.$B10]=[.Q$2])+64*([.$C10]=[.Q$2])+32*([.$D10]=[.Q$2])+16*([.$E10]=[.Q$2])+8*([.$F10]=[.Q$2])+4*([.$G10]=[.Q$2])+2*([.$H10]=[.Q$2])+1*([.$I10]=[.Q$2])" office:value-type="float" office:value="0" calcext:value-type="float">
            <text:p>0</text:p>
          </table:table-cell>
          <table:table-cell table:formula="of:=128*([.$B10]=[.R$2])+64*([.$C10]=[.R$2])+32*([.$D10]=[.R$2])+16*([.$E10]=[.R$2])+8*([.$F10]=[.R$2])+4*([.$G10]=[.R$2])+2*([.$H10]=[.R$2])+1*([.$I10]=[.R$2])" office:value-type="float" office:value="0" calcext:value-type="float">
            <text:p>0</text:p>
          </table:table-cell>
          <table:table-cell table:formula="of:=128*([.$B10]=[.S$2])+64*([.$C10]=[.S$2])+32*([.$D10]=[.S$2])+16*([.$E10]=[.S$2])+8*([.$F10]=[.S$2])+4*([.$G10]=[.S$2])+2*([.$H10]=[.S$2])+1*([.$I10]=[.S$2])" office:value-type="float" office:value="0" calcext:value-type="float">
            <text:p>0</text:p>
          </table:table-cell>
          <table:table-cell table:formula="of:=128*([.$B10]=[.T$2])+64*([.$C10]=[.T$2])+32*([.$D10]=[.T$2])+16*([.$E10]=[.T$2])+8*([.$F10]=[.T$2])+4*([.$G10]=[.T$2])+2*([.$H10]=[.T$2])+1*([.$I10]=[.T$2])" office:value-type="float" office:value="0" calcext:value-type="float">
            <text:p>0</text:p>
          </table:table-cell>
          <table:table-cell table:formula="of:=128*([.$B10]=[.U$2])+64*([.$C10]=[.U$2])+32*([.$D10]=[.U$2])+16*([.$E10]=[.U$2])+8*([.$F10]=[.U$2])+4*([.$G10]=[.U$2])+2*([.$H10]=[.U$2])+1*([.$I10]=[.U$2])" office:value-type="float" office:value="84" calcext:value-type="float">
            <text:p>84</text:p>
          </table:table-cell>
          <table:table-cell table:formula="of:=128*([.$B10]=[.V$2])+64*([.$C10]=[.V$2])+32*([.$D10]=[.V$2])+16*([.$E10]=[.V$2])+8*([.$F10]=[.V$2])+4*([.$G10]=[.V$2])+2*([.$H10]=[.V$2])+1*([.$I10]=[.V$2])" office:value-type="float" office:value="0" calcext:value-type="float">
            <text:p>0</text:p>
          </table:table-cell>
          <table:table-cell table:formula="of:=128*([.$B10]=[.W$2])+64*([.$C10]=[.W$2])+32*([.$D10]=[.W$2])+16*([.$E10]=[.W$2])+8*([.$F10]=[.W$2])+4*([.$G10]=[.W$2])+2*([.$H10]=[.W$2])+1*([.$I10]=[.W$2])" office:value-type="float" office:value="42" calcext:value-type="float">
            <text:p>42</text:p>
          </table:table-cell>
          <table:table-cell table:formula="of:=128*([.$B10]=[.X$2])+64*([.$C10]=[.X$2])+32*([.$D10]=[.X$2])+16*([.$E10]=[.X$2])+8*([.$F10]=[.X$2])+4*([.$G10]=[.X$2])+2*([.$H10]=[.X$2])+1*([.$I10]=[.X$2])" office:value-type="float" office:value="0" calcext:value-type="float">
            <text:p>0</text:p>
          </table:table-cell>
          <table:table-cell table:formula="of:=128*([.$B10]=[.Y$2])+64*([.$C10]=[.Y$2])+32*([.$D10]=[.Y$2])+16*([.$E10]=[.Y$2])+8*([.$F10]=[.Y$2])+4*([.$G10]=[.Y$2])+2*([.$H10]=[.Y$2])+1*([.$I10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10];&quot;??0&quot;);DEC2HEX([.J10];2))" office:value-type="string" office:string-value="00" calcext:value-type="string">
            <text:p>00</text:p>
          </table:table-cell>
          <table:table-cell table:style-name="ce271" table:formula="of:=IF([.$AF$25]=&quot;DEC&quot;;TEXT([.K10];&quot;??0&quot;);DEC2HEX([.K10];2))" office:value-type="string" office:string-value="00" calcext:value-type="string">
            <text:p>00</text:p>
          </table:table-cell>
          <table:table-cell table:style-name="ce271" table:formula="of:=IF([.$AF$25]=&quot;DEC&quot;;TEXT([.L10];&quot;??0&quot;);DEC2HEX([.L10];2))" office:value-type="string" office:string-value="00" calcext:value-type="string">
            <text:p>00</text:p>
          </table:table-cell>
          <table:table-cell table:style-name="ce271" table:formula="of:=IF([.$AF$25]=&quot;DEC&quot;;TEXT([.M10];&quot;??0&quot;);DEC2HEX([.M10];2))" office:value-type="string" office:string-value="81" calcext:value-type="string">
            <text:p>81</text:p>
          </table:table-cell>
          <table:table-cell table:formula="of:=IF([.$AF$25]=&quot;DEC&quot;;TEXT([.N10];&quot;??0&quot;);DEC2HEX([.N10];2))" office:value-type="string" office:string-value="00" calcext:value-type="string">
            <text:p>00</text:p>
          </table:table-cell>
          <table:table-cell table:style-name="ce271" table:formula="of:=IF([.$AF$25]=&quot;DEC&quot;;TEXT([.O10];&quot;??0&quot;);DEC2HEX([.O10];2))" office:value-type="string" office:string-value="00" calcext:value-type="string">
            <text:p>00</text:p>
          </table:table-cell>
          <table:table-cell table:style-name="ce271" table:formula="of:=IF([.$AF$25]=&quot;DEC&quot;;TEXT([.P10];&quot;??0&quot;);DEC2HEX([.P10];2))" office:value-type="string" office:string-value="00" calcext:value-type="string">
            <text:p>00</text:p>
          </table:table-cell>
          <table:table-cell table:style-name="ce271" table:formula="of:=IF([.$AF$25]=&quot;DEC&quot;;TEXT([.Q10];&quot;??0&quot;);DEC2HEX([.Q10];2))" office:value-type="string" office:string-value="00" calcext:value-type="string">
            <text:p>00</text:p>
          </table:table-cell>
          <table:table-cell table:style-name="ce271" table:formula="of:=IF([.$AF$25]=&quot;DEC&quot;;TEXT([.R10];&quot;??0&quot;);DEC2HEX([.R10];2))" office:value-type="string" office:string-value="00" calcext:value-type="string">
            <text:p>00</text:p>
          </table:table-cell>
          <table:table-cell table:style-name="ce271" table:formula="of:=IF([.$AF$25]=&quot;DEC&quot;;TEXT([.S10];&quot;??0&quot;);DEC2HEX([.S10];2))" office:value-type="string" office:string-value="00" calcext:value-type="string">
            <text:p>00</text:p>
          </table:table-cell>
          <table:table-cell table:style-name="ce271" table:formula="of:=IF([.$AF$25]=&quot;DEC&quot;;TEXT([.T10];&quot;??0&quot;);DEC2HEX([.T10];2))" office:value-type="string" office:string-value="00" calcext:value-type="string">
            <text:p>00</text:p>
          </table:table-cell>
          <table:table-cell table:style-name="ce271" table:formula="of:=IF([.$AF$25]=&quot;DEC&quot;;TEXT([.U10];&quot;??0&quot;);DEC2HEX([.U10];2))" office:value-type="string" office:string-value="54" calcext:value-type="string">
            <text:p>54</text:p>
          </table:table-cell>
          <table:table-cell table:style-name="ce271" table:formula="of:=IF([.$AF$25]=&quot;DEC&quot;;TEXT([.V10];&quot;??0&quot;);DEC2HEX([.V10];2))" office:value-type="string" office:string-value="00" calcext:value-type="string">
            <text:p>00</text:p>
          </table:table-cell>
          <table:table-cell table:style-name="ce271" table:formula="of:=IF([.$AF$25]=&quot;DEC&quot;;TEXT([.W10];&quot;??0&quot;);DEC2HEX([.W10];2))" office:value-type="string" office:string-value="2A" calcext:value-type="string">
            <text:p>2A</text:p>
          </table:table-cell>
          <table:table-cell table:style-name="ce271" table:formula="of:=IF([.$AF$25]=&quot;DEC&quot;;TEXT([.X10];&quot;??0&quot;);DEC2HEX([.X10];2))" office:value-type="string" office:string-value="00" calcext:value-type="string">
            <text:p>00</text:p>
          </table:table-cell>
          <table:table-cell table:style-name="ce271" table:formula="of:=IF([.$AF$25]=&quot;DEC&quot;;TEXT([.Y10];&quot;??0&quot;);DEC2HEX([.Y10];2))" office:value-type="string" office:string-value="00" calcext:value-type="string">
            <text:p>00</text:p>
          </table:table-cell>
          <table:table-cell table:style-name="ce1"/>
        </table:table-row>
        <table:table-row table:style-name="ro4">
          <table:table-cell/>
          <table:table-cell table:number-columns-repeated="8" office:value-type="float" office:value="3" calcext:value-type="float">
            <text:p>3</text:p>
          </table:table-cell>
          <table:table-cell table:formula="of:=128*([.$B11]=[.J$2])+64*([.$C11]=[.J$2])+32*([.$D11]=[.J$2])+16*([.$E11]=[.J$2])+8*([.$F11]=[.J$2])+4*([.$G11]=[.J$2])+2*([.$H11]=[.J$2])+1*([.$I11]=[.J$2])" office:value-type="float" office:value="0" calcext:value-type="float">
            <text:p>0</text:p>
          </table:table-cell>
          <table:table-cell table:formula="of:=128*([.$B11]=[.K$2])+64*([.$C11]=[.K$2])+32*([.$D11]=[.K$2])+16*([.$E11]=[.K$2])+8*([.$F11]=[.K$2])+4*([.$G11]=[.K$2])+2*([.$H11]=[.K$2])+1*([.$I11]=[.K$2])" office:value-type="float" office:value="0" calcext:value-type="float">
            <text:p>0</text:p>
          </table:table-cell>
          <table:table-cell table:formula="of:=128*([.$B11]=[.L$2])+64*([.$C11]=[.L$2])+32*([.$D11]=[.L$2])+16*([.$E11]=[.L$2])+8*([.$F11]=[.L$2])+4*([.$G11]=[.L$2])+2*([.$H11]=[.L$2])+1*([.$I11]=[.L$2])" office:value-type="float" office:value="0" calcext:value-type="float">
            <text:p>0</text:p>
          </table:table-cell>
          <table:table-cell table:formula="of:=128*([.$B11]=[.M$2])+64*([.$C11]=[.M$2])+32*([.$D11]=[.M$2])+16*([.$E11]=[.M$2])+8*([.$F11]=[.M$2])+4*([.$G11]=[.M$2])+2*([.$H11]=[.M$2])+1*([.$I11]=[.M$2])" office:value-type="float" office:value="255" calcext:value-type="float">
            <text:p>255</text:p>
          </table:table-cell>
          <table:table-cell table:formula="of:=128*([.$B11]=[.N$2])+64*([.$C11]=[.N$2])+32*([.$D11]=[.N$2])+16*([.$E11]=[.N$2])+8*([.$F11]=[.N$2])+4*([.$G11]=[.N$2])+2*([.$H11]=[.N$2])+1*([.$I11]=[.N$2])" office:value-type="float" office:value="0" calcext:value-type="float">
            <text:p>0</text:p>
          </table:table-cell>
          <table:table-cell table:formula="of:=128*([.$B11]=[.O$2])+64*([.$C11]=[.O$2])+32*([.$D11]=[.O$2])+16*([.$E11]=[.O$2])+8*([.$F11]=[.O$2])+4*([.$G11]=[.O$2])+2*([.$H11]=[.O$2])+1*([.$I11]=[.O$2])" office:value-type="float" office:value="0" calcext:value-type="float">
            <text:p>0</text:p>
          </table:table-cell>
          <table:table-cell table:formula="of:=128*([.$B11]=[.P$2])+64*([.$C11]=[.P$2])+32*([.$D11]=[.P$2])+16*([.$E11]=[.P$2])+8*([.$F11]=[.P$2])+4*([.$G11]=[.P$2])+2*([.$H11]=[.P$2])+1*([.$I11]=[.P$2])" office:value-type="float" office:value="0" calcext:value-type="float">
            <text:p>0</text:p>
          </table:table-cell>
          <table:table-cell table:formula="of:=128*([.$B11]=[.Q$2])+64*([.$C11]=[.Q$2])+32*([.$D11]=[.Q$2])+16*([.$E11]=[.Q$2])+8*([.$F11]=[.Q$2])+4*([.$G11]=[.Q$2])+2*([.$H11]=[.Q$2])+1*([.$I11]=[.Q$2])" office:value-type="float" office:value="0" calcext:value-type="float">
            <text:p>0</text:p>
          </table:table-cell>
          <table:table-cell table:formula="of:=128*([.$B11]=[.R$2])+64*([.$C11]=[.R$2])+32*([.$D11]=[.R$2])+16*([.$E11]=[.R$2])+8*([.$F11]=[.R$2])+4*([.$G11]=[.R$2])+2*([.$H11]=[.R$2])+1*([.$I11]=[.R$2])" office:value-type="float" office:value="0" calcext:value-type="float">
            <text:p>0</text:p>
          </table:table-cell>
          <table:table-cell table:formula="of:=128*([.$B11]=[.S$2])+64*([.$C11]=[.S$2])+32*([.$D11]=[.S$2])+16*([.$E11]=[.S$2])+8*([.$F11]=[.S$2])+4*([.$G11]=[.S$2])+2*([.$H11]=[.S$2])+1*([.$I11]=[.S$2])" office:value-type="float" office:value="0" calcext:value-type="float">
            <text:p>0</text:p>
          </table:table-cell>
          <table:table-cell table:formula="of:=128*([.$B11]=[.T$2])+64*([.$C11]=[.T$2])+32*([.$D11]=[.T$2])+16*([.$E11]=[.T$2])+8*([.$F11]=[.T$2])+4*([.$G11]=[.T$2])+2*([.$H11]=[.T$2])+1*([.$I11]=[.T$2])" office:value-type="float" office:value="0" calcext:value-type="float">
            <text:p>0</text:p>
          </table:table-cell>
          <table:table-cell table:formula="of:=128*([.$B11]=[.U$2])+64*([.$C11]=[.U$2])+32*([.$D11]=[.U$2])+16*([.$E11]=[.U$2])+8*([.$F11]=[.U$2])+4*([.$G11]=[.U$2])+2*([.$H11]=[.U$2])+1*([.$I11]=[.U$2])" office:value-type="float" office:value="0" calcext:value-type="float">
            <text:p>0</text:p>
          </table:table-cell>
          <table:table-cell table:formula="of:=128*([.$B11]=[.V$2])+64*([.$C11]=[.V$2])+32*([.$D11]=[.V$2])+16*([.$E11]=[.V$2])+8*([.$F11]=[.V$2])+4*([.$G11]=[.V$2])+2*([.$H11]=[.V$2])+1*([.$I11]=[.V$2])" office:value-type="float" office:value="0" calcext:value-type="float">
            <text:p>0</text:p>
          </table:table-cell>
          <table:table-cell table:formula="of:=128*([.$B11]=[.W$2])+64*([.$C11]=[.W$2])+32*([.$D11]=[.W$2])+16*([.$E11]=[.W$2])+8*([.$F11]=[.W$2])+4*([.$G11]=[.W$2])+2*([.$H11]=[.W$2])+1*([.$I11]=[.W$2])" office:value-type="float" office:value="0" calcext:value-type="float">
            <text:p>0</text:p>
          </table:table-cell>
          <table:table-cell table:formula="of:=128*([.$B11]=[.X$2])+64*([.$C11]=[.X$2])+32*([.$D11]=[.X$2])+16*([.$E11]=[.X$2])+8*([.$F11]=[.X$2])+4*([.$G11]=[.X$2])+2*([.$H11]=[.X$2])+1*([.$I11]=[.X$2])" office:value-type="float" office:value="0" calcext:value-type="float">
            <text:p>0</text:p>
          </table:table-cell>
          <table:table-cell table:formula="of:=128*([.$B11]=[.Y$2])+64*([.$C11]=[.Y$2])+32*([.$D11]=[.Y$2])+16*([.$E11]=[.Y$2])+8*([.$F11]=[.Y$2])+4*([.$G11]=[.Y$2])+2*([.$H11]=[.Y$2])+1*([.$I11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11];&quot;??0&quot;);DEC2HEX([.J11];2))" office:value-type="string" office:string-value="00" calcext:value-type="string">
            <text:p>00</text:p>
          </table:table-cell>
          <table:table-cell table:style-name="ce271" table:formula="of:=IF([.$AF$25]=&quot;DEC&quot;;TEXT([.K11];&quot;??0&quot;);DEC2HEX([.K11];2))" office:value-type="string" office:string-value="00" calcext:value-type="string">
            <text:p>00</text:p>
          </table:table-cell>
          <table:table-cell table:style-name="ce271" table:formula="of:=IF([.$AF$25]=&quot;DEC&quot;;TEXT([.L11];&quot;??0&quot;);DEC2HEX([.L11];2))" office:value-type="string" office:string-value="00" calcext:value-type="string">
            <text:p>00</text:p>
          </table:table-cell>
          <table:table-cell table:style-name="ce271" table:formula="of:=IF([.$AF$25]=&quot;DEC&quot;;TEXT([.M11];&quot;??0&quot;);DEC2HEX([.M11];2))" office:value-type="string" office:string-value="FF" calcext:value-type="string">
            <text:p>FF</text:p>
          </table:table-cell>
          <table:table-cell table:formula="of:=IF([.$AF$25]=&quot;DEC&quot;;TEXT([.N11];&quot;??0&quot;);DEC2HEX([.N11];2))" office:value-type="string" office:string-value="00" calcext:value-type="string">
            <text:p>00</text:p>
          </table:table-cell>
          <table:table-cell table:style-name="ce271" table:formula="of:=IF([.$AF$25]=&quot;DEC&quot;;TEXT([.O11];&quot;??0&quot;);DEC2HEX([.O11];2))" office:value-type="string" office:string-value="00" calcext:value-type="string">
            <text:p>00</text:p>
          </table:table-cell>
          <table:table-cell table:style-name="ce271" table:formula="of:=IF([.$AF$25]=&quot;DEC&quot;;TEXT([.P11];&quot;??0&quot;);DEC2HEX([.P11];2))" office:value-type="string" office:string-value="00" calcext:value-type="string">
            <text:p>00</text:p>
          </table:table-cell>
          <table:table-cell table:style-name="ce271" table:formula="of:=IF([.$AF$25]=&quot;DEC&quot;;TEXT([.Q11];&quot;??0&quot;);DEC2HEX([.Q11];2))" office:value-type="string" office:string-value="00" calcext:value-type="string">
            <text:p>00</text:p>
          </table:table-cell>
          <table:table-cell table:style-name="ce271" table:formula="of:=IF([.$AF$25]=&quot;DEC&quot;;TEXT([.R11];&quot;??0&quot;);DEC2HEX([.R11];2))" office:value-type="string" office:string-value="00" calcext:value-type="string">
            <text:p>00</text:p>
          </table:table-cell>
          <table:table-cell table:style-name="ce271" table:formula="of:=IF([.$AF$25]=&quot;DEC&quot;;TEXT([.S11];&quot;??0&quot;);DEC2HEX([.S11];2))" office:value-type="string" office:string-value="00" calcext:value-type="string">
            <text:p>00</text:p>
          </table:table-cell>
          <table:table-cell table:style-name="ce271" table:formula="of:=IF([.$AF$25]=&quot;DEC&quot;;TEXT([.T11];&quot;??0&quot;);DEC2HEX([.T11];2))" office:value-type="string" office:string-value="00" calcext:value-type="string">
            <text:p>00</text:p>
          </table:table-cell>
          <table:table-cell table:style-name="ce271" table:formula="of:=IF([.$AF$25]=&quot;DEC&quot;;TEXT([.U11];&quot;??0&quot;);DEC2HEX([.U11];2))" office:value-type="string" office:string-value="00" calcext:value-type="string">
            <text:p>00</text:p>
          </table:table-cell>
          <table:table-cell table:style-name="ce271" table:formula="of:=IF([.$AF$25]=&quot;DEC&quot;;TEXT([.V11];&quot;??0&quot;);DEC2HEX([.V11];2))" office:value-type="string" office:string-value="00" calcext:value-type="string">
            <text:p>00</text:p>
          </table:table-cell>
          <table:table-cell table:style-name="ce271" table:formula="of:=IF([.$AF$25]=&quot;DEC&quot;;TEXT([.W11];&quot;??0&quot;);DEC2HEX([.W11];2))" office:value-type="string" office:string-value="00" calcext:value-type="string">
            <text:p>00</text:p>
          </table:table-cell>
          <table:table-cell table:style-name="ce271" table:formula="of:=IF([.$AF$25]=&quot;DEC&quot;;TEXT([.X11];&quot;??0&quot;);DEC2HEX([.X11];2))" office:value-type="string" office:string-value="00" calcext:value-type="string">
            <text:p>00</text:p>
          </table:table-cell>
          <table:table-cell table:style-name="ce271" table:formula="of:=IF([.$AF$25]=&quot;DEC&quot;;TEXT([.Y11];&quot;??0&quot;);DEC2HEX([.Y11];2))" office:value-type="string" office:string-value="00" calcext:value-type="string">
            <text:p>00</text:p>
          </table:table-cell>
          <table:table-cell/>
        </table:table-row>
        <table:table-row table:style-name="ro1"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 table:style-name="Default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28*([.$B13]=[.J$2])+64*([.$C13]=[.J$2])+32*([.$D13]=[.J$2])+16*([.$E13]=[.J$2])+8*([.$F13]=[.J$2])+4*([.$G13]=[.J$2])+2*([.$H13]=[.J$2])+1*([.$I13]=[.J$2])" office:value-type="float" office:value="0" calcext:value-type="float">
            <text:p>0</text:p>
          </table:table-cell>
          <table:table-cell table:formula="of:=128*([.$B13]=[.K$2])+64*([.$C13]=[.K$2])+32*([.$D13]=[.K$2])+16*([.$E13]=[.K$2])+8*([.$F13]=[.K$2])+4*([.$G13]=[.K$2])+2*([.$H13]=[.K$2])+1*([.$I13]=[.K$2])" office:value-type="float" office:value="0" calcext:value-type="float">
            <text:p>0</text:p>
          </table:table-cell>
          <table:table-cell table:formula="of:=128*([.$B13]=[.L$2])+64*([.$C13]=[.L$2])+32*([.$D13]=[.L$2])+16*([.$E13]=[.L$2])+8*([.$F13]=[.L$2])+4*([.$G13]=[.L$2])+2*([.$H13]=[.L$2])+1*([.$I13]=[.L$2])" office:value-type="float" office:value="0" calcext:value-type="float">
            <text:p>0</text:p>
          </table:table-cell>
          <table:table-cell table:formula="of:=128*([.$B13]=[.M$2])+64*([.$C13]=[.M$2])+32*([.$D13]=[.M$2])+16*([.$E13]=[.M$2])+8*([.$F13]=[.M$2])+4*([.$G13]=[.M$2])+2*([.$H13]=[.M$2])+1*([.$I13]=[.M$2])" office:value-type="float" office:value="0" calcext:value-type="float">
            <text:p>0</text:p>
          </table:table-cell>
          <table:table-cell table:formula="of:=128*([.$B13]=[.N$2])+64*([.$C13]=[.N$2])+32*([.$D13]=[.N$2])+16*([.$E13]=[.N$2])+8*([.$F13]=[.N$2])+4*([.$G13]=[.N$2])+2*([.$H13]=[.N$2])+1*([.$I13]=[.N$2])" office:value-type="float" office:value="126" calcext:value-type="float">
            <text:p>126</text:p>
          </table:table-cell>
          <table:table-cell table:formula="of:=128*([.$B13]=[.O$2])+64*([.$C13]=[.O$2])+32*([.$D13]=[.O$2])+16*([.$E13]=[.O$2])+8*([.$F13]=[.O$2])+4*([.$G13]=[.O$2])+2*([.$H13]=[.O$2])+1*([.$I13]=[.O$2])" office:value-type="float" office:value="129" calcext:value-type="float">
            <text:p>129</text:p>
          </table:table-cell>
          <table:table-cell table:formula="of:=128*([.$B13]=[.P$2])+64*([.$C13]=[.P$2])+32*([.$D13]=[.P$2])+16*([.$E13]=[.P$2])+8*([.$F13]=[.P$2])+4*([.$G13]=[.P$2])+2*([.$H13]=[.P$2])+1*([.$I13]=[.P$2])" office:value-type="float" office:value="0" calcext:value-type="float">
            <text:p>0</text:p>
          </table:table-cell>
          <table:table-cell table:formula="of:=128*([.$B13]=[.Q$2])+64*([.$C13]=[.Q$2])+32*([.$D13]=[.Q$2])+16*([.$E13]=[.Q$2])+8*([.$F13]=[.Q$2])+4*([.$G13]=[.Q$2])+2*([.$H13]=[.Q$2])+1*([.$I13]=[.Q$2])" office:value-type="float" office:value="0" calcext:value-type="float">
            <text:p>0</text:p>
          </table:table-cell>
          <table:table-cell table:formula="of:=128*([.$B13]=[.R$2])+64*([.$C13]=[.R$2])+32*([.$D13]=[.R$2])+16*([.$E13]=[.R$2])+8*([.$F13]=[.R$2])+4*([.$G13]=[.R$2])+2*([.$H13]=[.R$2])+1*([.$I13]=[.R$2])" office:value-type="float" office:value="0" calcext:value-type="float">
            <text:p>0</text:p>
          </table:table-cell>
          <table:table-cell table:formula="of:=128*([.$B13]=[.S$2])+64*([.$C13]=[.S$2])+32*([.$D13]=[.S$2])+16*([.$E13]=[.S$2])+8*([.$F13]=[.S$2])+4*([.$G13]=[.S$2])+2*([.$H13]=[.S$2])+1*([.$I13]=[.S$2])" office:value-type="float" office:value="0" calcext:value-type="float">
            <text:p>0</text:p>
          </table:table-cell>
          <table:table-cell table:formula="of:=128*([.$B13]=[.T$2])+64*([.$C13]=[.T$2])+32*([.$D13]=[.T$2])+16*([.$E13]=[.T$2])+8*([.$F13]=[.T$2])+4*([.$G13]=[.T$2])+2*([.$H13]=[.T$2])+1*([.$I13]=[.T$2])" office:value-type="float" office:value="0" calcext:value-type="float">
            <text:p>0</text:p>
          </table:table-cell>
          <table:table-cell table:formula="of:=128*([.$B13]=[.U$2])+64*([.$C13]=[.U$2])+32*([.$D13]=[.U$2])+16*([.$E13]=[.U$2])+8*([.$F13]=[.U$2])+4*([.$G13]=[.U$2])+2*([.$H13]=[.U$2])+1*([.$I13]=[.U$2])" office:value-type="float" office:value="0" calcext:value-type="float">
            <text:p>0</text:p>
          </table:table-cell>
          <table:table-cell table:formula="of:=128*([.$B13]=[.V$2])+64*([.$C13]=[.V$2])+32*([.$D13]=[.V$2])+16*([.$E13]=[.V$2])+8*([.$F13]=[.V$2])+4*([.$G13]=[.V$2])+2*([.$H13]=[.V$2])+1*([.$I13]=[.V$2])" office:value-type="float" office:value="0" calcext:value-type="float">
            <text:p>0</text:p>
          </table:table-cell>
          <table:table-cell table:formula="of:=128*([.$B13]=[.W$2])+64*([.$C13]=[.W$2])+32*([.$D13]=[.W$2])+16*([.$E13]=[.W$2])+8*([.$F13]=[.W$2])+4*([.$G13]=[.W$2])+2*([.$H13]=[.W$2])+1*([.$I13]=[.W$2])" office:value-type="float" office:value="0" calcext:value-type="float">
            <text:p>0</text:p>
          </table:table-cell>
          <table:table-cell table:formula="of:=128*([.$B13]=[.X$2])+64*([.$C13]=[.X$2])+32*([.$D13]=[.X$2])+16*([.$E13]=[.X$2])+8*([.$F13]=[.X$2])+4*([.$G13]=[.X$2])+2*([.$H13]=[.X$2])+1*([.$I13]=[.X$2])" office:value-type="float" office:value="0" calcext:value-type="float">
            <text:p>0</text:p>
          </table:table-cell>
          <table:table-cell table:formula="of:=128*([.$B13]=[.Y$2])+64*([.$C13]=[.Y$2])+32*([.$D13]=[.Y$2])+16*([.$E13]=[.Y$2])+8*([.$F13]=[.Y$2])+4*([.$G13]=[.Y$2])+2*([.$H13]=[.Y$2])+1*([.$I13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13];&quot;??0&quot;);DEC2HEX([.J13];2))" office:value-type="string" office:string-value="00" calcext:value-type="string">
            <text:p>00</text:p>
          </table:table-cell>
          <table:table-cell table:style-name="ce272" table:formula="of:=IF([.$AF$25]=&quot;DEC&quot;;TEXT([.K13];&quot;??0&quot;);DEC2HEX([.K13];2))" office:value-type="string" office:string-value="00" calcext:value-type="string">
            <text:p>00</text:p>
          </table:table-cell>
          <table:table-cell table:style-name="ce272" table:formula="of:=IF([.$AF$25]=&quot;DEC&quot;;TEXT([.L13];&quot;??0&quot;);DEC2HEX([.L13];2))" office:value-type="string" office:string-value="00" calcext:value-type="string">
            <text:p>00</text:p>
          </table:table-cell>
          <table:table-cell table:style-name="ce272" table:formula="of:=IF([.$AF$25]=&quot;DEC&quot;;TEXT([.M13];&quot;??0&quot;);DEC2HEX([.M13];2))" office:value-type="string" office:string-value="00" calcext:value-type="string">
            <text:p>00</text:p>
          </table:table-cell>
          <table:table-cell table:style-name="ce272" table:formula="of:=IF([.$AF$25]=&quot;DEC&quot;;TEXT([.N13];&quot;??0&quot;);DEC2HEX([.N13];2))" office:value-type="string" office:string-value="7E" calcext:value-type="string">
            <text:p>7E</text:p>
          </table:table-cell>
          <table:table-cell table:style-name="ce272" table:formula="of:=IF([.$AF$25]=&quot;DEC&quot;;TEXT([.O13];&quot;??0&quot;);DEC2HEX([.O13];2))" office:value-type="string" office:string-value="81" calcext:value-type="string">
            <text:p>81</text:p>
          </table:table-cell>
          <table:table-cell table:style-name="ce272" table:formula="of:=IF([.$AF$25]=&quot;DEC&quot;;TEXT([.P13];&quot;??0&quot;);DEC2HEX([.P13];2))" office:value-type="string" office:string-value="00" calcext:value-type="string">
            <text:p>00</text:p>
          </table:table-cell>
          <table:table-cell table:style-name="ce272" table:formula="of:=IF([.$AF$25]=&quot;DEC&quot;;TEXT([.Q13];&quot;??0&quot;);DEC2HEX([.Q13];2))" office:value-type="string" office:string-value="00" calcext:value-type="string">
            <text:p>00</text:p>
          </table:table-cell>
          <table:table-cell table:style-name="ce272" table:formula="of:=IF([.$AF$25]=&quot;DEC&quot;;TEXT([.R13];&quot;??0&quot;);DEC2HEX([.R13];2))" office:value-type="string" office:string-value="00" calcext:value-type="string">
            <text:p>00</text:p>
          </table:table-cell>
          <table:table-cell table:style-name="ce272" table:formula="of:=IF([.$AF$25]=&quot;DEC&quot;;TEXT([.S13];&quot;??0&quot;);DEC2HEX([.S13];2))" office:value-type="string" office:string-value="00" calcext:value-type="string">
            <text:p>00</text:p>
          </table:table-cell>
          <table:table-cell table:style-name="ce272" table:formula="of:=IF([.$AF$25]=&quot;DEC&quot;;TEXT([.T13];&quot;??0&quot;);DEC2HEX([.T13];2))" office:value-type="string" office:string-value="00" calcext:value-type="string">
            <text:p>00</text:p>
          </table:table-cell>
          <table:table-cell table:style-name="ce272" table:formula="of:=IF([.$AF$25]=&quot;DEC&quot;;TEXT([.U13];&quot;??0&quot;);DEC2HEX([.U13];2))" office:value-type="string" office:string-value="00" calcext:value-type="string">
            <text:p>00</text:p>
          </table:table-cell>
          <table:table-cell table:style-name="ce272" table:formula="of:=IF([.$AF$25]=&quot;DEC&quot;;TEXT([.V13];&quot;??0&quot;);DEC2HEX([.V13];2))" office:value-type="string" office:string-value="00" calcext:value-type="string">
            <text:p>00</text:p>
          </table:table-cell>
          <table:table-cell table:style-name="ce272" table:formula="of:=IF([.$AF$25]=&quot;DEC&quot;;TEXT([.W13];&quot;??0&quot;);DEC2HEX([.W13];2))" office:value-type="string" office:string-value="00" calcext:value-type="string">
            <text:p>00</text:p>
          </table:table-cell>
          <table:table-cell table:style-name="ce272" table:formula="of:=IF([.$AF$25]=&quot;DEC&quot;;TEXT([.X13];&quot;??0&quot;);DEC2HEX([.X13];2))" office:value-type="string" office:string-value="00" calcext:value-type="string">
            <text:p>00</text:p>
          </table:table-cell>
          <table:table-cell table:style-name="ce272" table:formula="of:=IF([.$AF$25]=&quot;DEC&quot;;TEXT([.Y13];&quot;??0&quot;);DEC2HEX([.Y13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128*([.$B14]=[.J$2])+64*([.$C14]=[.J$2])+32*([.$D14]=[.J$2])+16*([.$E14]=[.J$2])+8*([.$F14]=[.J$2])+4*([.$G14]=[.J$2])+2*([.$H14]=[.J$2])+1*([.$I14]=[.J$2])" office:value-type="float" office:value="0" calcext:value-type="float">
            <text:p>0</text:p>
          </table:table-cell>
          <table:table-cell table:formula="of:=128*([.$B14]=[.K$2])+64*([.$C14]=[.K$2])+32*([.$D14]=[.K$2])+16*([.$E14]=[.K$2])+8*([.$F14]=[.K$2])+4*([.$G14]=[.K$2])+2*([.$H14]=[.K$2])+1*([.$I14]=[.K$2])" office:value-type="float" office:value="0" calcext:value-type="float">
            <text:p>0</text:p>
          </table:table-cell>
          <table:table-cell table:formula="of:=128*([.$B14]=[.L$2])+64*([.$C14]=[.L$2])+32*([.$D14]=[.L$2])+16*([.$E14]=[.L$2])+8*([.$F14]=[.L$2])+4*([.$G14]=[.L$2])+2*([.$H14]=[.L$2])+1*([.$I14]=[.L$2])" office:value-type="float" office:value="0" calcext:value-type="float">
            <text:p>0</text:p>
          </table:table-cell>
          <table:table-cell table:formula="of:=128*([.$B14]=[.M$2])+64*([.$C14]=[.M$2])+32*([.$D14]=[.M$2])+16*([.$E14]=[.M$2])+8*([.$F14]=[.M$2])+4*([.$G14]=[.M$2])+2*([.$H14]=[.M$2])+1*([.$I14]=[.M$2])" office:value-type="float" office:value="0" calcext:value-type="float">
            <text:p>0</text:p>
          </table:table-cell>
          <table:table-cell table:formula="of:=128*([.$B14]=[.N$2])+64*([.$C14]=[.N$2])+32*([.$D14]=[.N$2])+16*([.$E14]=[.N$2])+8*([.$F14]=[.N$2])+4*([.$G14]=[.N$2])+2*([.$H14]=[.N$2])+1*([.$I14]=[.N$2])" office:value-type="float" office:value="0" calcext:value-type="float">
            <text:p>0</text:p>
          </table:table-cell>
          <table:table-cell table:formula="of:=128*([.$B14]=[.O$2])+64*([.$C14]=[.O$2])+32*([.$D14]=[.O$2])+16*([.$E14]=[.O$2])+8*([.$F14]=[.O$2])+4*([.$G14]=[.O$2])+2*([.$H14]=[.O$2])+1*([.$I14]=[.O$2])" office:value-type="float" office:value="60" calcext:value-type="float">
            <text:p>60</text:p>
          </table:table-cell>
          <table:table-cell table:formula="of:=128*([.$B14]=[.P$2])+64*([.$C14]=[.P$2])+32*([.$D14]=[.P$2])+16*([.$E14]=[.P$2])+8*([.$F14]=[.P$2])+4*([.$G14]=[.P$2])+2*([.$H14]=[.P$2])+1*([.$I14]=[.P$2])" office:value-type="float" office:value="129" calcext:value-type="float">
            <text:p>129</text:p>
          </table:table-cell>
          <table:table-cell table:formula="of:=128*([.$B14]=[.Q$2])+64*([.$C14]=[.Q$2])+32*([.$D14]=[.Q$2])+16*([.$E14]=[.Q$2])+8*([.$F14]=[.Q$2])+4*([.$G14]=[.Q$2])+2*([.$H14]=[.Q$2])+1*([.$I14]=[.Q$2])" office:value-type="float" office:value="0" calcext:value-type="float">
            <text:p>0</text:p>
          </table:table-cell>
          <table:table-cell table:formula="of:=128*([.$B14]=[.R$2])+64*([.$C14]=[.R$2])+32*([.$D14]=[.R$2])+16*([.$E14]=[.R$2])+8*([.$F14]=[.R$2])+4*([.$G14]=[.R$2])+2*([.$H14]=[.R$2])+1*([.$I14]=[.R$2])" office:value-type="float" office:value="0" calcext:value-type="float">
            <text:p>0</text:p>
          </table:table-cell>
          <table:table-cell table:formula="of:=128*([.$B14]=[.S$2])+64*([.$C14]=[.S$2])+32*([.$D14]=[.S$2])+16*([.$E14]=[.S$2])+8*([.$F14]=[.S$2])+4*([.$G14]=[.S$2])+2*([.$H14]=[.S$2])+1*([.$I14]=[.S$2])" office:value-type="float" office:value="0" calcext:value-type="float">
            <text:p>0</text:p>
          </table:table-cell>
          <table:table-cell table:formula="of:=128*([.$B14]=[.T$2])+64*([.$C14]=[.T$2])+32*([.$D14]=[.T$2])+16*([.$E14]=[.T$2])+8*([.$F14]=[.T$2])+4*([.$G14]=[.T$2])+2*([.$H14]=[.T$2])+1*([.$I14]=[.T$2])" office:value-type="float" office:value="0" calcext:value-type="float">
            <text:p>0</text:p>
          </table:table-cell>
          <table:table-cell table:formula="of:=128*([.$B14]=[.U$2])+64*([.$C14]=[.U$2])+32*([.$D14]=[.U$2])+16*([.$E14]=[.U$2])+8*([.$F14]=[.U$2])+4*([.$G14]=[.U$2])+2*([.$H14]=[.U$2])+1*([.$I14]=[.U$2])" office:value-type="float" office:value="0" calcext:value-type="float">
            <text:p>0</text:p>
          </table:table-cell>
          <table:table-cell table:formula="of:=128*([.$B14]=[.V$2])+64*([.$C14]=[.V$2])+32*([.$D14]=[.V$2])+16*([.$E14]=[.V$2])+8*([.$F14]=[.V$2])+4*([.$G14]=[.V$2])+2*([.$H14]=[.V$2])+1*([.$I14]=[.V$2])" office:value-type="float" office:value="0" calcext:value-type="float">
            <text:p>0</text:p>
          </table:table-cell>
          <table:table-cell table:formula="of:=128*([.$B14]=[.W$2])+64*([.$C14]=[.W$2])+32*([.$D14]=[.W$2])+16*([.$E14]=[.W$2])+8*([.$F14]=[.W$2])+4*([.$G14]=[.W$2])+2*([.$H14]=[.W$2])+1*([.$I14]=[.W$2])" office:value-type="float" office:value="0" calcext:value-type="float">
            <text:p>0</text:p>
          </table:table-cell>
          <table:table-cell table:formula="of:=128*([.$B14]=[.X$2])+64*([.$C14]=[.X$2])+32*([.$D14]=[.X$2])+16*([.$E14]=[.X$2])+8*([.$F14]=[.X$2])+4*([.$G14]=[.X$2])+2*([.$H14]=[.X$2])+1*([.$I14]=[.X$2])" office:value-type="float" office:value="0" calcext:value-type="float">
            <text:p>0</text:p>
          </table:table-cell>
          <table:table-cell table:formula="of:=128*([.$B14]=[.Y$2])+64*([.$C14]=[.Y$2])+32*([.$D14]=[.Y$2])+16*([.$E14]=[.Y$2])+8*([.$F14]=[.Y$2])+4*([.$G14]=[.Y$2])+2*([.$H14]=[.Y$2])+1*([.$I14]=[.Y$2])" office:value-type="float" office:value="66" calcext:value-type="float">
            <text:p>66</text:p>
          </table:table-cell>
          <table:table-cell table:style-name="ce37"/>
          <table:table-cell table:style-name="ce272" table:formula="of:=IF([.$AF$25]=&quot;DEC&quot;;TEXT([.J14];&quot;??0&quot;);DEC2HEX([.J14];2))" office:value-type="string" office:string-value="00" calcext:value-type="string">
            <text:p>00</text:p>
          </table:table-cell>
          <table:table-cell table:style-name="ce272" table:formula="of:=IF([.$AF$25]=&quot;DEC&quot;;TEXT([.K14];&quot;??0&quot;);DEC2HEX([.K14];2))" office:value-type="string" office:string-value="00" calcext:value-type="string">
            <text:p>00</text:p>
          </table:table-cell>
          <table:table-cell table:style-name="ce272" table:formula="of:=IF([.$AF$25]=&quot;DEC&quot;;TEXT([.L14];&quot;??0&quot;);DEC2HEX([.L14];2))" office:value-type="string" office:string-value="00" calcext:value-type="string">
            <text:p>00</text:p>
          </table:table-cell>
          <table:table-cell table:style-name="ce272" table:formula="of:=IF([.$AF$25]=&quot;DEC&quot;;TEXT([.M14];&quot;??0&quot;);DEC2HEX([.M14];2))" office:value-type="string" office:string-value="00" calcext:value-type="string">
            <text:p>00</text:p>
          </table:table-cell>
          <table:table-cell table:style-name="ce272" table:formula="of:=IF([.$AF$25]=&quot;DEC&quot;;TEXT([.N14];&quot;??0&quot;);DEC2HEX([.N14];2))" office:value-type="string" office:string-value="00" calcext:value-type="string">
            <text:p>00</text:p>
          </table:table-cell>
          <table:table-cell table:style-name="ce272" table:formula="of:=IF([.$AF$25]=&quot;DEC&quot;;TEXT([.O14];&quot;??0&quot;);DEC2HEX([.O14];2))" office:value-type="string" office:string-value="3C" calcext:value-type="string">
            <text:p>3C</text:p>
          </table:table-cell>
          <table:table-cell table:style-name="ce272" table:formula="of:=IF([.$AF$25]=&quot;DEC&quot;;TEXT([.P14];&quot;??0&quot;);DEC2HEX([.P14];2))" office:value-type="string" office:string-value="81" calcext:value-type="string">
            <text:p>81</text:p>
          </table:table-cell>
          <table:table-cell table:style-name="ce272" table:formula="of:=IF([.$AF$25]=&quot;DEC&quot;;TEXT([.Q14];&quot;??0&quot;);DEC2HEX([.Q14];2))" office:value-type="string" office:string-value="00" calcext:value-type="string">
            <text:p>00</text:p>
          </table:table-cell>
          <table:table-cell table:style-name="ce272" table:formula="of:=IF([.$AF$25]=&quot;DEC&quot;;TEXT([.R14];&quot;??0&quot;);DEC2HEX([.R14];2))" office:value-type="string" office:string-value="00" calcext:value-type="string">
            <text:p>00</text:p>
          </table:table-cell>
          <table:table-cell table:style-name="ce272" table:formula="of:=IF([.$AF$25]=&quot;DEC&quot;;TEXT([.S14];&quot;??0&quot;);DEC2HEX([.S14];2))" office:value-type="string" office:string-value="00" calcext:value-type="string">
            <text:p>00</text:p>
          </table:table-cell>
          <table:table-cell table:style-name="ce272" table:formula="of:=IF([.$AF$25]=&quot;DEC&quot;;TEXT([.T14];&quot;??0&quot;);DEC2HEX([.T14];2))" office:value-type="string" office:string-value="00" calcext:value-type="string">
            <text:p>00</text:p>
          </table:table-cell>
          <table:table-cell table:style-name="ce272" table:formula="of:=IF([.$AF$25]=&quot;DEC&quot;;TEXT([.U14];&quot;??0&quot;);DEC2HEX([.U14];2))" office:value-type="string" office:string-value="00" calcext:value-type="string">
            <text:p>00</text:p>
          </table:table-cell>
          <table:table-cell table:style-name="ce272" table:formula="of:=IF([.$AF$25]=&quot;DEC&quot;;TEXT([.V14];&quot;??0&quot;);DEC2HEX([.V14];2))" office:value-type="string" office:string-value="00" calcext:value-type="string">
            <text:p>00</text:p>
          </table:table-cell>
          <table:table-cell table:style-name="ce272" table:formula="of:=IF([.$AF$25]=&quot;DEC&quot;;TEXT([.W14];&quot;??0&quot;);DEC2HEX([.W14];2))" office:value-type="string" office:string-value="00" calcext:value-type="string">
            <text:p>00</text:p>
          </table:table-cell>
          <table:table-cell table:style-name="ce272" table:formula="of:=IF([.$AF$25]=&quot;DEC&quot;;TEXT([.X14];&quot;??0&quot;);DEC2HEX([.X14];2))" office:value-type="string" office:string-value="00" calcext:value-type="string">
            <text:p>00</text:p>
          </table:table-cell>
          <table:table-cell table:style-name="ce272" table:formula="of:=IF([.$AF$25]=&quot;DEC&quot;;TEXT([.Y14];&quot;??0&quot;);DEC2HEX([.Y14];2))" office:value-type="string" office:string-value="42" calcext:value-type="string">
            <text:p>42</text:p>
          </table:table-cell>
          <table:table-cell/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128*([.$B15]=[.J$2])+64*([.$C15]=[.J$2])+32*([.$D15]=[.J$2])+16*([.$E15]=[.J$2])+8*([.$F15]=[.J$2])+4*([.$G15]=[.J$2])+2*([.$H15]=[.J$2])+1*([.$I15]=[.J$2])" office:value-type="float" office:value="129" calcext:value-type="float">
            <text:p>129</text:p>
          </table:table-cell>
          <table:table-cell table:formula="of:=128*([.$B15]=[.K$2])+64*([.$C15]=[.K$2])+32*([.$D15]=[.K$2])+16*([.$E15]=[.K$2])+8*([.$F15]=[.K$2])+4*([.$G15]=[.K$2])+2*([.$H15]=[.K$2])+1*([.$I15]=[.K$2])" office:value-type="float" office:value="0" calcext:value-type="float">
            <text:p>0</text:p>
          </table:table-cell>
          <table:table-cell table:formula="of:=128*([.$B15]=[.L$2])+64*([.$C15]=[.L$2])+32*([.$D15]=[.L$2])+16*([.$E15]=[.L$2])+8*([.$F15]=[.L$2])+4*([.$G15]=[.L$2])+2*([.$H15]=[.L$2])+1*([.$I15]=[.L$2])" office:value-type="float" office:value="0" calcext:value-type="float">
            <text:p>0</text:p>
          </table:table-cell>
          <table:table-cell table:formula="of:=128*([.$B15]=[.M$2])+64*([.$C15]=[.M$2])+32*([.$D15]=[.M$2])+16*([.$E15]=[.M$2])+8*([.$F15]=[.M$2])+4*([.$G15]=[.M$2])+2*([.$H15]=[.M$2])+1*([.$I15]=[.M$2])" office:value-type="float" office:value="0" calcext:value-type="float">
            <text:p>0</text:p>
          </table:table-cell>
          <table:table-cell table:formula="of:=128*([.$B15]=[.N$2])+64*([.$C15]=[.N$2])+32*([.$D15]=[.N$2])+16*([.$E15]=[.N$2])+8*([.$F15]=[.N$2])+4*([.$G15]=[.N$2])+2*([.$H15]=[.N$2])+1*([.$I15]=[.N$2])" office:value-type="float" office:value="0" calcext:value-type="float">
            <text:p>0</text:p>
          </table:table-cell>
          <table:table-cell table:formula="of:=128*([.$B15]=[.O$2])+64*([.$C15]=[.O$2])+32*([.$D15]=[.O$2])+16*([.$E15]=[.O$2])+8*([.$F15]=[.O$2])+4*([.$G15]=[.O$2])+2*([.$H15]=[.O$2])+1*([.$I15]=[.O$2])" office:value-type="float" office:value="0" calcext:value-type="float">
            <text:p>0</text:p>
          </table:table-cell>
          <table:table-cell table:formula="of:=128*([.$B15]=[.P$2])+64*([.$C15]=[.P$2])+32*([.$D15]=[.P$2])+16*([.$E15]=[.P$2])+8*([.$F15]=[.P$2])+4*([.$G15]=[.P$2])+2*([.$H15]=[.P$2])+1*([.$I15]=[.P$2])" office:value-type="float" office:value="66" calcext:value-type="float">
            <text:p>66</text:p>
          </table:table-cell>
          <table:table-cell table:formula="of:=128*([.$B15]=[.Q$2])+64*([.$C15]=[.Q$2])+32*([.$D15]=[.Q$2])+16*([.$E15]=[.Q$2])+8*([.$F15]=[.Q$2])+4*([.$G15]=[.Q$2])+2*([.$H15]=[.Q$2])+1*([.$I15]=[.Q$2])" office:value-type="float" office:value="0" calcext:value-type="float">
            <text:p>0</text:p>
          </table:table-cell>
          <table:table-cell table:formula="of:=128*([.$B15]=[.R$2])+64*([.$C15]=[.R$2])+32*([.$D15]=[.R$2])+16*([.$E15]=[.R$2])+8*([.$F15]=[.R$2])+4*([.$G15]=[.R$2])+2*([.$H15]=[.R$2])+1*([.$I15]=[.R$2])" office:value-type="float" office:value="60" calcext:value-type="float">
            <text:p>60</text:p>
          </table:table-cell>
          <table:table-cell table:formula="of:=128*([.$B15]=[.S$2])+64*([.$C15]=[.S$2])+32*([.$D15]=[.S$2])+16*([.$E15]=[.S$2])+8*([.$F15]=[.S$2])+4*([.$G15]=[.S$2])+2*([.$H15]=[.S$2])+1*([.$I15]=[.S$2])" office:value-type="float" office:value="0" calcext:value-type="float">
            <text:p>0</text:p>
          </table:table-cell>
          <table:table-cell table:formula="of:=128*([.$B15]=[.T$2])+64*([.$C15]=[.T$2])+32*([.$D15]=[.T$2])+16*([.$E15]=[.T$2])+8*([.$F15]=[.T$2])+4*([.$G15]=[.T$2])+2*([.$H15]=[.T$2])+1*([.$I15]=[.T$2])" office:value-type="float" office:value="0" calcext:value-type="float">
            <text:p>0</text:p>
          </table:table-cell>
          <table:table-cell table:formula="of:=128*([.$B15]=[.U$2])+64*([.$C15]=[.U$2])+32*([.$D15]=[.U$2])+16*([.$E15]=[.U$2])+8*([.$F15]=[.U$2])+4*([.$G15]=[.U$2])+2*([.$H15]=[.U$2])+1*([.$I15]=[.U$2])" office:value-type="float" office:value="0" calcext:value-type="float">
            <text:p>0</text:p>
          </table:table-cell>
          <table:table-cell table:formula="of:=128*([.$B15]=[.V$2])+64*([.$C15]=[.V$2])+32*([.$D15]=[.V$2])+16*([.$E15]=[.V$2])+8*([.$F15]=[.V$2])+4*([.$G15]=[.V$2])+2*([.$H15]=[.V$2])+1*([.$I15]=[.V$2])" office:value-type="float" office:value="0" calcext:value-type="float">
            <text:p>0</text:p>
          </table:table-cell>
          <table:table-cell table:formula="of:=128*([.$B15]=[.W$2])+64*([.$C15]=[.W$2])+32*([.$D15]=[.W$2])+16*([.$E15]=[.W$2])+8*([.$F15]=[.W$2])+4*([.$G15]=[.W$2])+2*([.$H15]=[.W$2])+1*([.$I15]=[.W$2])" office:value-type="float" office:value="0" calcext:value-type="float">
            <text:p>0</text:p>
          </table:table-cell>
          <table:table-cell table:formula="of:=128*([.$B15]=[.X$2])+64*([.$C15]=[.X$2])+32*([.$D15]=[.X$2])+16*([.$E15]=[.X$2])+8*([.$F15]=[.X$2])+4*([.$G15]=[.X$2])+2*([.$H15]=[.X$2])+1*([.$I15]=[.X$2])" office:value-type="float" office:value="0" calcext:value-type="float">
            <text:p>0</text:p>
          </table:table-cell>
          <table:table-cell table:formula="of:=128*([.$B15]=[.Y$2])+64*([.$C15]=[.Y$2])+32*([.$D15]=[.Y$2])+16*([.$E15]=[.Y$2])+8*([.$F15]=[.Y$2])+4*([.$G15]=[.Y$2])+2*([.$H15]=[.Y$2])+1*([.$I15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15];&quot;??0&quot;);DEC2HEX([.J15];2))" office:value-type="string" office:string-value="81" calcext:value-type="string">
            <text:p>81</text:p>
          </table:table-cell>
          <table:table-cell table:style-name="ce272" table:formula="of:=IF([.$AF$25]=&quot;DEC&quot;;TEXT([.K15];&quot;??0&quot;);DEC2HEX([.K15];2))" office:value-type="string" office:string-value="00" calcext:value-type="string">
            <text:p>00</text:p>
          </table:table-cell>
          <table:table-cell table:style-name="ce272" table:formula="of:=IF([.$AF$25]=&quot;DEC&quot;;TEXT([.L15];&quot;??0&quot;);DEC2HEX([.L15];2))" office:value-type="string" office:string-value="00" calcext:value-type="string">
            <text:p>00</text:p>
          </table:table-cell>
          <table:table-cell table:style-name="ce272" table:formula="of:=IF([.$AF$25]=&quot;DEC&quot;;TEXT([.M15];&quot;??0&quot;);DEC2HEX([.M15];2))" office:value-type="string" office:string-value="00" calcext:value-type="string">
            <text:p>00</text:p>
          </table:table-cell>
          <table:table-cell table:style-name="ce272" table:formula="of:=IF([.$AF$25]=&quot;DEC&quot;;TEXT([.N15];&quot;??0&quot;);DEC2HEX([.N15];2))" office:value-type="string" office:string-value="00" calcext:value-type="string">
            <text:p>00</text:p>
          </table:table-cell>
          <table:table-cell table:style-name="ce272" table:formula="of:=IF([.$AF$25]=&quot;DEC&quot;;TEXT([.O15];&quot;??0&quot;);DEC2HEX([.O15];2))" office:value-type="string" office:string-value="00" calcext:value-type="string">
            <text:p>00</text:p>
          </table:table-cell>
          <table:table-cell table:style-name="ce272" table:formula="of:=IF([.$AF$25]=&quot;DEC&quot;;TEXT([.P15];&quot;??0&quot;);DEC2HEX([.P15];2))" office:value-type="string" office:string-value="42" calcext:value-type="string">
            <text:p>42</text:p>
          </table:table-cell>
          <table:table-cell table:style-name="ce272" table:formula="of:=IF([.$AF$25]=&quot;DEC&quot;;TEXT([.Q15];&quot;??0&quot;);DEC2HEX([.Q15];2))" office:value-type="string" office:string-value="00" calcext:value-type="string">
            <text:p>00</text:p>
          </table:table-cell>
          <table:table-cell table:style-name="ce272" table:formula="of:=IF([.$AF$25]=&quot;DEC&quot;;TEXT([.R15];&quot;??0&quot;);DEC2HEX([.R15];2))" office:value-type="string" office:string-value="3C" calcext:value-type="string">
            <text:p>3C</text:p>
          </table:table-cell>
          <table:table-cell table:style-name="ce272" table:formula="of:=IF([.$AF$25]=&quot;DEC&quot;;TEXT([.S15];&quot;??0&quot;);DEC2HEX([.S15];2))" office:value-type="string" office:string-value="00" calcext:value-type="string">
            <text:p>00</text:p>
          </table:table-cell>
          <table:table-cell table:style-name="ce272" table:formula="of:=IF([.$AF$25]=&quot;DEC&quot;;TEXT([.T15];&quot;??0&quot;);DEC2HEX([.T15];2))" office:value-type="string" office:string-value="00" calcext:value-type="string">
            <text:p>00</text:p>
          </table:table-cell>
          <table:table-cell table:style-name="ce272" table:formula="of:=IF([.$AF$25]=&quot;DEC&quot;;TEXT([.U15];&quot;??0&quot;);DEC2HEX([.U15];2))" office:value-type="string" office:string-value="00" calcext:value-type="string">
            <text:p>00</text:p>
          </table:table-cell>
          <table:table-cell table:style-name="ce272" table:formula="of:=IF([.$AF$25]=&quot;DEC&quot;;TEXT([.V15];&quot;??0&quot;);DEC2HEX([.V15];2))" office:value-type="string" office:string-value="00" calcext:value-type="string">
            <text:p>00</text:p>
          </table:table-cell>
          <table:table-cell table:style-name="ce272" table:formula="of:=IF([.$AF$25]=&quot;DEC&quot;;TEXT([.W15];&quot;??0&quot;);DEC2HEX([.W15];2))" office:value-type="string" office:string-value="00" calcext:value-type="string">
            <text:p>00</text:p>
          </table:table-cell>
          <table:table-cell table:style-name="ce272" table:formula="of:=IF([.$AF$25]=&quot;DEC&quot;;TEXT([.X15];&quot;??0&quot;);DEC2HEX([.X15];2))" office:value-type="string" office:string-value="00" calcext:value-type="string">
            <text:p>00</text:p>
          </table:table-cell>
          <table:table-cell table:style-name="ce272" table:formula="of:=IF([.$AF$25]=&quot;DEC&quot;;TEXT([.Y15];&quot;??0&quot;);DEC2HEX([.Y15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128*([.$B16]=[.J$2])+64*([.$C16]=[.J$2])+32*([.$D16]=[.J$2])+16*([.$E16]=[.J$2])+8*([.$F16]=[.J$2])+4*([.$G16]=[.J$2])+2*([.$H16]=[.J$2])+1*([.$I16]=[.J$2])" office:value-type="float" office:value="129" calcext:value-type="float">
            <text:p>129</text:p>
          </table:table-cell>
          <table:table-cell table:formula="of:=128*([.$B16]=[.K$2])+64*([.$C16]=[.K$2])+32*([.$D16]=[.K$2])+16*([.$E16]=[.K$2])+8*([.$F16]=[.K$2])+4*([.$G16]=[.K$2])+2*([.$H16]=[.K$2])+1*([.$I16]=[.K$2])" office:value-type="float" office:value="0" calcext:value-type="float">
            <text:p>0</text:p>
          </table:table-cell>
          <table:table-cell table:formula="of:=128*([.$B16]=[.L$2])+64*([.$C16]=[.L$2])+32*([.$D16]=[.L$2])+16*([.$E16]=[.L$2])+8*([.$F16]=[.L$2])+4*([.$G16]=[.L$2])+2*([.$H16]=[.L$2])+1*([.$I16]=[.L$2])" office:value-type="float" office:value="0" calcext:value-type="float">
            <text:p>0</text:p>
          </table:table-cell>
          <table:table-cell table:formula="of:=128*([.$B16]=[.M$2])+64*([.$C16]=[.M$2])+32*([.$D16]=[.M$2])+16*([.$E16]=[.M$2])+8*([.$F16]=[.M$2])+4*([.$G16]=[.M$2])+2*([.$H16]=[.M$2])+1*([.$I16]=[.M$2])" office:value-type="float" office:value="0" calcext:value-type="float">
            <text:p>0</text:p>
          </table:table-cell>
          <table:table-cell table:formula="of:=128*([.$B16]=[.N$2])+64*([.$C16]=[.N$2])+32*([.$D16]=[.N$2])+16*([.$E16]=[.N$2])+8*([.$F16]=[.N$2])+4*([.$G16]=[.N$2])+2*([.$H16]=[.N$2])+1*([.$I16]=[.N$2])" office:value-type="float" office:value="0" calcext:value-type="float">
            <text:p>0</text:p>
          </table:table-cell>
          <table:table-cell table:formula="of:=128*([.$B16]=[.O$2])+64*([.$C16]=[.O$2])+32*([.$D16]=[.O$2])+16*([.$E16]=[.O$2])+8*([.$F16]=[.O$2])+4*([.$G16]=[.O$2])+2*([.$H16]=[.O$2])+1*([.$I16]=[.O$2])" office:value-type="float" office:value="0" calcext:value-type="float">
            <text:p>0</text:p>
          </table:table-cell>
          <table:table-cell table:formula="of:=128*([.$B16]=[.P$2])+64*([.$C16]=[.P$2])+32*([.$D16]=[.P$2])+16*([.$E16]=[.P$2])+8*([.$F16]=[.P$2])+4*([.$G16]=[.P$2])+2*([.$H16]=[.P$2])+1*([.$I16]=[.P$2])" office:value-type="float" office:value="102" calcext:value-type="float">
            <text:p>102</text:p>
          </table:table-cell>
          <table:table-cell table:formula="of:=128*([.$B16]=[.Q$2])+64*([.$C16]=[.Q$2])+32*([.$D16]=[.Q$2])+16*([.$E16]=[.Q$2])+8*([.$F16]=[.Q$2])+4*([.$G16]=[.Q$2])+2*([.$H16]=[.Q$2])+1*([.$I16]=[.Q$2])" office:value-type="float" office:value="0" calcext:value-type="float">
            <text:p>0</text:p>
          </table:table-cell>
          <table:table-cell table:formula="of:=128*([.$B16]=[.R$2])+64*([.$C16]=[.R$2])+32*([.$D16]=[.R$2])+16*([.$E16]=[.R$2])+8*([.$F16]=[.R$2])+4*([.$G16]=[.R$2])+2*([.$H16]=[.R$2])+1*([.$I16]=[.R$2])" office:value-type="float" office:value="0" calcext:value-type="float">
            <text:p>0</text:p>
          </table:table-cell>
          <table:table-cell table:formula="of:=128*([.$B16]=[.S$2])+64*([.$C16]=[.S$2])+32*([.$D16]=[.S$2])+16*([.$E16]=[.S$2])+8*([.$F16]=[.S$2])+4*([.$G16]=[.S$2])+2*([.$H16]=[.S$2])+1*([.$I16]=[.S$2])" office:value-type="float" office:value="24" calcext:value-type="float">
            <text:p>24</text:p>
          </table:table-cell>
          <table:table-cell table:formula="of:=128*([.$B16]=[.T$2])+64*([.$C16]=[.T$2])+32*([.$D16]=[.T$2])+16*([.$E16]=[.T$2])+8*([.$F16]=[.T$2])+4*([.$G16]=[.T$2])+2*([.$H16]=[.T$2])+1*([.$I16]=[.T$2])" office:value-type="float" office:value="0" calcext:value-type="float">
            <text:p>0</text:p>
          </table:table-cell>
          <table:table-cell table:formula="of:=128*([.$B16]=[.U$2])+64*([.$C16]=[.U$2])+32*([.$D16]=[.U$2])+16*([.$E16]=[.U$2])+8*([.$F16]=[.U$2])+4*([.$G16]=[.U$2])+2*([.$H16]=[.U$2])+1*([.$I16]=[.U$2])" office:value-type="float" office:value="0" calcext:value-type="float">
            <text:p>0</text:p>
          </table:table-cell>
          <table:table-cell table:formula="of:=128*([.$B16]=[.V$2])+64*([.$C16]=[.V$2])+32*([.$D16]=[.V$2])+16*([.$E16]=[.V$2])+8*([.$F16]=[.V$2])+4*([.$G16]=[.V$2])+2*([.$H16]=[.V$2])+1*([.$I16]=[.V$2])" office:value-type="float" office:value="0" calcext:value-type="float">
            <text:p>0</text:p>
          </table:table-cell>
          <table:table-cell table:formula="of:=128*([.$B16]=[.W$2])+64*([.$C16]=[.W$2])+32*([.$D16]=[.W$2])+16*([.$E16]=[.W$2])+8*([.$F16]=[.W$2])+4*([.$G16]=[.W$2])+2*([.$H16]=[.W$2])+1*([.$I16]=[.W$2])" office:value-type="float" office:value="0" calcext:value-type="float">
            <text:p>0</text:p>
          </table:table-cell>
          <table:table-cell table:formula="of:=128*([.$B16]=[.X$2])+64*([.$C16]=[.X$2])+32*([.$D16]=[.X$2])+16*([.$E16]=[.X$2])+8*([.$F16]=[.X$2])+4*([.$G16]=[.X$2])+2*([.$H16]=[.X$2])+1*([.$I16]=[.X$2])" office:value-type="float" office:value="0" calcext:value-type="float">
            <text:p>0</text:p>
          </table:table-cell>
          <table:table-cell table:formula="of:=128*([.$B16]=[.Y$2])+64*([.$C16]=[.Y$2])+32*([.$D16]=[.Y$2])+16*([.$E16]=[.Y$2])+8*([.$F16]=[.Y$2])+4*([.$G16]=[.Y$2])+2*([.$H16]=[.Y$2])+1*([.$I16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16];&quot;??0&quot;);DEC2HEX([.J16];2))" office:value-type="string" office:string-value="81" calcext:value-type="string">
            <text:p>81</text:p>
          </table:table-cell>
          <table:table-cell table:style-name="ce272" table:formula="of:=IF([.$AF$25]=&quot;DEC&quot;;TEXT([.K16];&quot;??0&quot;);DEC2HEX([.K16];2))" office:value-type="string" office:string-value="00" calcext:value-type="string">
            <text:p>00</text:p>
          </table:table-cell>
          <table:table-cell table:style-name="ce272" table:formula="of:=IF([.$AF$25]=&quot;DEC&quot;;TEXT([.L16];&quot;??0&quot;);DEC2HEX([.L16];2))" office:value-type="string" office:string-value="00" calcext:value-type="string">
            <text:p>00</text:p>
          </table:table-cell>
          <table:table-cell table:style-name="ce272" table:formula="of:=IF([.$AF$25]=&quot;DEC&quot;;TEXT([.M16];&quot;??0&quot;);DEC2HEX([.M16];2))" office:value-type="string" office:string-value="00" calcext:value-type="string">
            <text:p>00</text:p>
          </table:table-cell>
          <table:table-cell table:style-name="ce272" table:formula="of:=IF([.$AF$25]=&quot;DEC&quot;;TEXT([.N16];&quot;??0&quot;);DEC2HEX([.N16];2))" office:value-type="string" office:string-value="00" calcext:value-type="string">
            <text:p>00</text:p>
          </table:table-cell>
          <table:table-cell table:style-name="ce272" table:formula="of:=IF([.$AF$25]=&quot;DEC&quot;;TEXT([.O16];&quot;??0&quot;);DEC2HEX([.O16];2))" office:value-type="string" office:string-value="00" calcext:value-type="string">
            <text:p>00</text:p>
          </table:table-cell>
          <table:table-cell table:style-name="ce272" table:formula="of:=IF([.$AF$25]=&quot;DEC&quot;;TEXT([.P16];&quot;??0&quot;);DEC2HEX([.P16];2))" office:value-type="string" office:string-value="66" calcext:value-type="string">
            <text:p>66</text:p>
          </table:table-cell>
          <table:table-cell table:style-name="ce272" table:formula="of:=IF([.$AF$25]=&quot;DEC&quot;;TEXT([.Q16];&quot;??0&quot;);DEC2HEX([.Q16];2))" office:value-type="string" office:string-value="00" calcext:value-type="string">
            <text:p>00</text:p>
          </table:table-cell>
          <table:table-cell table:style-name="ce272" table:formula="of:=IF([.$AF$25]=&quot;DEC&quot;;TEXT([.R16];&quot;??0&quot;);DEC2HEX([.R16];2))" office:value-type="string" office:string-value="00" calcext:value-type="string">
            <text:p>00</text:p>
          </table:table-cell>
          <table:table-cell table:style-name="ce272" table:formula="of:=IF([.$AF$25]=&quot;DEC&quot;;TEXT([.S16];&quot;??0&quot;);DEC2HEX([.S16];2))" office:value-type="string" office:string-value="18" calcext:value-type="string">
            <text:p>18</text:p>
          </table:table-cell>
          <table:table-cell table:style-name="ce272" table:formula="of:=IF([.$AF$25]=&quot;DEC&quot;;TEXT([.T16];&quot;??0&quot;);DEC2HEX([.T16];2))" office:value-type="string" office:string-value="00" calcext:value-type="string">
            <text:p>00</text:p>
          </table:table-cell>
          <table:table-cell table:style-name="ce272" table:formula="of:=IF([.$AF$25]=&quot;DEC&quot;;TEXT([.U16];&quot;??0&quot;);DEC2HEX([.U16];2))" office:value-type="string" office:string-value="00" calcext:value-type="string">
            <text:p>00</text:p>
          </table:table-cell>
          <table:table-cell table:style-name="ce272" table:formula="of:=IF([.$AF$25]=&quot;DEC&quot;;TEXT([.V16];&quot;??0&quot;);DEC2HEX([.V16];2))" office:value-type="string" office:string-value="00" calcext:value-type="string">
            <text:p>00</text:p>
          </table:table-cell>
          <table:table-cell table:style-name="ce272" table:formula="of:=IF([.$AF$25]=&quot;DEC&quot;;TEXT([.W16];&quot;??0&quot;);DEC2HEX([.W16];2))" office:value-type="string" office:string-value="00" calcext:value-type="string">
            <text:p>00</text:p>
          </table:table-cell>
          <table:table-cell table:style-name="ce272" table:formula="of:=IF([.$AF$25]=&quot;DEC&quot;;TEXT([.X16];&quot;??0&quot;);DEC2HEX([.X16];2))" office:value-type="string" office:string-value="00" calcext:value-type="string">
            <text:p>00</text:p>
          </table:table-cell>
          <table:table-cell table:style-name="ce272" table:formula="of:=IF([.$AF$25]=&quot;DEC&quot;;TEXT([.Y16];&quot;??0&quot;);DEC2HEX([.Y16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128*([.$B17]=[.J$2])+64*([.$C17]=[.J$2])+32*([.$D17]=[.J$2])+16*([.$E17]=[.J$2])+8*([.$F17]=[.J$2])+4*([.$G17]=[.J$2])+2*([.$H17]=[.J$2])+1*([.$I17]=[.J$2])" office:value-type="float" office:value="195" calcext:value-type="float">
            <text:p>195</text:p>
          </table:table-cell>
          <table:table-cell table:formula="of:=128*([.$B17]=[.K$2])+64*([.$C17]=[.K$2])+32*([.$D17]=[.K$2])+16*([.$E17]=[.K$2])+8*([.$F17]=[.K$2])+4*([.$G17]=[.K$2])+2*([.$H17]=[.K$2])+1*([.$I17]=[.K$2])" office:value-type="float" office:value="0" calcext:value-type="float">
            <text:p>0</text:p>
          </table:table-cell>
          <table:table-cell table:formula="of:=128*([.$B17]=[.L$2])+64*([.$C17]=[.L$2])+32*([.$D17]=[.L$2])+16*([.$E17]=[.L$2])+8*([.$F17]=[.L$2])+4*([.$G17]=[.L$2])+2*([.$H17]=[.L$2])+1*([.$I17]=[.L$2])" office:value-type="float" office:value="0" calcext:value-type="float">
            <text:p>0</text:p>
          </table:table-cell>
          <table:table-cell table:formula="of:=128*([.$B17]=[.M$2])+64*([.$C17]=[.M$2])+32*([.$D17]=[.M$2])+16*([.$E17]=[.M$2])+8*([.$F17]=[.M$2])+4*([.$G17]=[.M$2])+2*([.$H17]=[.M$2])+1*([.$I17]=[.M$2])" office:value-type="float" office:value="0" calcext:value-type="float">
            <text:p>0</text:p>
          </table:table-cell>
          <table:table-cell table:formula="of:=128*([.$B17]=[.N$2])+64*([.$C17]=[.N$2])+32*([.$D17]=[.N$2])+16*([.$E17]=[.N$2])+8*([.$F17]=[.N$2])+4*([.$G17]=[.N$2])+2*([.$H17]=[.N$2])+1*([.$I17]=[.N$2])" office:value-type="float" office:value="0" calcext:value-type="float">
            <text:p>0</text:p>
          </table:table-cell>
          <table:table-cell table:formula="of:=128*([.$B17]=[.O$2])+64*([.$C17]=[.O$2])+32*([.$D17]=[.O$2])+16*([.$E17]=[.O$2])+8*([.$F17]=[.O$2])+4*([.$G17]=[.O$2])+2*([.$H17]=[.O$2])+1*([.$I17]=[.O$2])" office:value-type="float" office:value="0" calcext:value-type="float">
            <text:p>0</text:p>
          </table:table-cell>
          <table:table-cell table:formula="of:=128*([.$B17]=[.P$2])+64*([.$C17]=[.P$2])+32*([.$D17]=[.P$2])+16*([.$E17]=[.P$2])+8*([.$F17]=[.P$2])+4*([.$G17]=[.P$2])+2*([.$H17]=[.P$2])+1*([.$I17]=[.P$2])" office:value-type="float" office:value="36" calcext:value-type="float">
            <text:p>36</text:p>
          </table:table-cell>
          <table:table-cell table:formula="of:=128*([.$B17]=[.Q$2])+64*([.$C17]=[.Q$2])+32*([.$D17]=[.Q$2])+16*([.$E17]=[.Q$2])+8*([.$F17]=[.Q$2])+4*([.$G17]=[.Q$2])+2*([.$H17]=[.Q$2])+1*([.$I17]=[.Q$2])" office:value-type="float" office:value="0" calcext:value-type="float">
            <text:p>0</text:p>
          </table:table-cell>
          <table:table-cell table:formula="of:=128*([.$B17]=[.R$2])+64*([.$C17]=[.R$2])+32*([.$D17]=[.R$2])+16*([.$E17]=[.R$2])+8*([.$F17]=[.R$2])+4*([.$G17]=[.R$2])+2*([.$H17]=[.R$2])+1*([.$I17]=[.R$2])" office:value-type="float" office:value="24" calcext:value-type="float">
            <text:p>24</text:p>
          </table:table-cell>
          <table:table-cell table:formula="of:=128*([.$B17]=[.S$2])+64*([.$C17]=[.S$2])+32*([.$D17]=[.S$2])+16*([.$E17]=[.S$2])+8*([.$F17]=[.S$2])+4*([.$G17]=[.S$2])+2*([.$H17]=[.S$2])+1*([.$I17]=[.S$2])" office:value-type="float" office:value="0" calcext:value-type="float">
            <text:p>0</text:p>
          </table:table-cell>
          <table:table-cell table:formula="of:=128*([.$B17]=[.T$2])+64*([.$C17]=[.T$2])+32*([.$D17]=[.T$2])+16*([.$E17]=[.T$2])+8*([.$F17]=[.T$2])+4*([.$G17]=[.T$2])+2*([.$H17]=[.T$2])+1*([.$I17]=[.T$2])" office:value-type="float" office:value="0" calcext:value-type="float">
            <text:p>0</text:p>
          </table:table-cell>
          <table:table-cell table:formula="of:=128*([.$B17]=[.U$2])+64*([.$C17]=[.U$2])+32*([.$D17]=[.U$2])+16*([.$E17]=[.U$2])+8*([.$F17]=[.U$2])+4*([.$G17]=[.U$2])+2*([.$H17]=[.U$2])+1*([.$I17]=[.U$2])" office:value-type="float" office:value="0" calcext:value-type="float">
            <text:p>0</text:p>
          </table:table-cell>
          <table:table-cell table:formula="of:=128*([.$B17]=[.V$2])+64*([.$C17]=[.V$2])+32*([.$D17]=[.V$2])+16*([.$E17]=[.V$2])+8*([.$F17]=[.V$2])+4*([.$G17]=[.V$2])+2*([.$H17]=[.V$2])+1*([.$I17]=[.V$2])" office:value-type="float" office:value="0" calcext:value-type="float">
            <text:p>0</text:p>
          </table:table-cell>
          <table:table-cell table:formula="of:=128*([.$B17]=[.W$2])+64*([.$C17]=[.W$2])+32*([.$D17]=[.W$2])+16*([.$E17]=[.W$2])+8*([.$F17]=[.W$2])+4*([.$G17]=[.W$2])+2*([.$H17]=[.W$2])+1*([.$I17]=[.W$2])" office:value-type="float" office:value="0" calcext:value-type="float">
            <text:p>0</text:p>
          </table:table-cell>
          <table:table-cell table:formula="of:=128*([.$B17]=[.X$2])+64*([.$C17]=[.X$2])+32*([.$D17]=[.X$2])+16*([.$E17]=[.X$2])+8*([.$F17]=[.X$2])+4*([.$G17]=[.X$2])+2*([.$H17]=[.X$2])+1*([.$I17]=[.X$2])" office:value-type="float" office:value="0" calcext:value-type="float">
            <text:p>0</text:p>
          </table:table-cell>
          <table:table-cell table:formula="of:=128*([.$B17]=[.Y$2])+64*([.$C17]=[.Y$2])+32*([.$D17]=[.Y$2])+16*([.$E17]=[.Y$2])+8*([.$F17]=[.Y$2])+4*([.$G17]=[.Y$2])+2*([.$H17]=[.Y$2])+1*([.$I17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17];&quot;??0&quot;);DEC2HEX([.J17];2))" office:value-type="string" office:string-value="C3" calcext:value-type="string">
            <text:p>C3</text:p>
          </table:table-cell>
          <table:table-cell table:style-name="ce272" table:formula="of:=IF([.$AF$25]=&quot;DEC&quot;;TEXT([.K17];&quot;??0&quot;);DEC2HEX([.K17];2))" office:value-type="string" office:string-value="00" calcext:value-type="string">
            <text:p>00</text:p>
          </table:table-cell>
          <table:table-cell table:style-name="ce272" table:formula="of:=IF([.$AF$25]=&quot;DEC&quot;;TEXT([.L17];&quot;??0&quot;);DEC2HEX([.L17];2))" office:value-type="string" office:string-value="00" calcext:value-type="string">
            <text:p>00</text:p>
          </table:table-cell>
          <table:table-cell table:style-name="ce272" table:formula="of:=IF([.$AF$25]=&quot;DEC&quot;;TEXT([.M17];&quot;??0&quot;);DEC2HEX([.M17];2))" office:value-type="string" office:string-value="00" calcext:value-type="string">
            <text:p>00</text:p>
          </table:table-cell>
          <table:table-cell table:style-name="ce272" table:formula="of:=IF([.$AF$25]=&quot;DEC&quot;;TEXT([.N17];&quot;??0&quot;);DEC2HEX([.N17];2))" office:value-type="string" office:string-value="00" calcext:value-type="string">
            <text:p>00</text:p>
          </table:table-cell>
          <table:table-cell table:style-name="ce272" table:formula="of:=IF([.$AF$25]=&quot;DEC&quot;;TEXT([.O17];&quot;??0&quot;);DEC2HEX([.O17];2))" office:value-type="string" office:string-value="00" calcext:value-type="string">
            <text:p>00</text:p>
          </table:table-cell>
          <table:table-cell table:style-name="ce272" table:formula="of:=IF([.$AF$25]=&quot;DEC&quot;;TEXT([.P17];&quot;??0&quot;);DEC2HEX([.P17];2))" office:value-type="string" office:string-value="24" calcext:value-type="string">
            <text:p>24</text:p>
          </table:table-cell>
          <table:table-cell table:style-name="ce272" table:formula="of:=IF([.$AF$25]=&quot;DEC&quot;;TEXT([.Q17];&quot;??0&quot;);DEC2HEX([.Q17];2))" office:value-type="string" office:string-value="00" calcext:value-type="string">
            <text:p>00</text:p>
          </table:table-cell>
          <table:table-cell table:style-name="ce272" table:formula="of:=IF([.$AF$25]=&quot;DEC&quot;;TEXT([.R17];&quot;??0&quot;);DEC2HEX([.R17];2))" office:value-type="string" office:string-value="18" calcext:value-type="string">
            <text:p>18</text:p>
          </table:table-cell>
          <table:table-cell table:style-name="ce272" table:formula="of:=IF([.$AF$25]=&quot;DEC&quot;;TEXT([.S17];&quot;??0&quot;);DEC2HEX([.S17];2))" office:value-type="string" office:string-value="00" calcext:value-type="string">
            <text:p>00</text:p>
          </table:table-cell>
          <table:table-cell table:style-name="ce272" table:formula="of:=IF([.$AF$25]=&quot;DEC&quot;;TEXT([.T17];&quot;??0&quot;);DEC2HEX([.T17];2))" office:value-type="string" office:string-value="00" calcext:value-type="string">
            <text:p>00</text:p>
          </table:table-cell>
          <table:table-cell table:style-name="ce272" table:formula="of:=IF([.$AF$25]=&quot;DEC&quot;;TEXT([.U17];&quot;??0&quot;);DEC2HEX([.U17];2))" office:value-type="string" office:string-value="00" calcext:value-type="string">
            <text:p>00</text:p>
          </table:table-cell>
          <table:table-cell table:style-name="ce272" table:formula="of:=IF([.$AF$25]=&quot;DEC&quot;;TEXT([.V17];&quot;??0&quot;);DEC2HEX([.V17];2))" office:value-type="string" office:string-value="00" calcext:value-type="string">
            <text:p>00</text:p>
          </table:table-cell>
          <table:table-cell table:style-name="ce272" table:formula="of:=IF([.$AF$25]=&quot;DEC&quot;;TEXT([.W17];&quot;??0&quot;);DEC2HEX([.W17];2))" office:value-type="string" office:string-value="00" calcext:value-type="string">
            <text:p>00</text:p>
          </table:table-cell>
          <table:table-cell table:style-name="ce272" table:formula="of:=IF([.$AF$25]=&quot;DEC&quot;;TEXT([.X17];&quot;??0&quot;);DEC2HEX([.X17];2))" office:value-type="string" office:string-value="00" calcext:value-type="string">
            <text:p>00</text:p>
          </table:table-cell>
          <table:table-cell table:style-name="ce272" table:formula="of:=IF([.$AF$25]=&quot;DEC&quot;;TEXT([.Y17];&quot;??0&quot;);DEC2HEX([.Y17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128*([.$B18]=[.J$2])+64*([.$C18]=[.J$2])+32*([.$D18]=[.J$2])+16*([.$E18]=[.J$2])+8*([.$F18]=[.J$2])+4*([.$G18]=[.J$2])+2*([.$H18]=[.J$2])+1*([.$I18]=[.J$2])" office:value-type="float" office:value="195" calcext:value-type="float">
            <text:p>195</text:p>
          </table:table-cell>
          <table:table-cell table:formula="of:=128*([.$B18]=[.K$2])+64*([.$C18]=[.K$2])+32*([.$D18]=[.K$2])+16*([.$E18]=[.K$2])+8*([.$F18]=[.K$2])+4*([.$G18]=[.K$2])+2*([.$H18]=[.K$2])+1*([.$I18]=[.K$2])" office:value-type="float" office:value="0" calcext:value-type="float">
            <text:p>0</text:p>
          </table:table-cell>
          <table:table-cell table:formula="of:=128*([.$B18]=[.L$2])+64*([.$C18]=[.L$2])+32*([.$D18]=[.L$2])+16*([.$E18]=[.L$2])+8*([.$F18]=[.L$2])+4*([.$G18]=[.L$2])+2*([.$H18]=[.L$2])+1*([.$I18]=[.L$2])" office:value-type="float" office:value="0" calcext:value-type="float">
            <text:p>0</text:p>
          </table:table-cell>
          <table:table-cell table:formula="of:=128*([.$B18]=[.M$2])+64*([.$C18]=[.M$2])+32*([.$D18]=[.M$2])+16*([.$E18]=[.M$2])+8*([.$F18]=[.M$2])+4*([.$G18]=[.M$2])+2*([.$H18]=[.M$2])+1*([.$I18]=[.M$2])" office:value-type="float" office:value="0" calcext:value-type="float">
            <text:p>0</text:p>
          </table:table-cell>
          <table:table-cell table:formula="of:=128*([.$B18]=[.N$2])+64*([.$C18]=[.N$2])+32*([.$D18]=[.N$2])+16*([.$E18]=[.N$2])+8*([.$F18]=[.N$2])+4*([.$G18]=[.N$2])+2*([.$H18]=[.N$2])+1*([.$I18]=[.N$2])" office:value-type="float" office:value="0" calcext:value-type="float">
            <text:p>0</text:p>
          </table:table-cell>
          <table:table-cell table:formula="of:=128*([.$B18]=[.O$2])+64*([.$C18]=[.O$2])+32*([.$D18]=[.O$2])+16*([.$E18]=[.O$2])+8*([.$F18]=[.O$2])+4*([.$G18]=[.O$2])+2*([.$H18]=[.O$2])+1*([.$I18]=[.O$2])" office:value-type="float" office:value="0" calcext:value-type="float">
            <text:p>0</text:p>
          </table:table-cell>
          <table:table-cell table:formula="of:=128*([.$B18]=[.P$2])+64*([.$C18]=[.P$2])+32*([.$D18]=[.P$2])+16*([.$E18]=[.P$2])+8*([.$F18]=[.P$2])+4*([.$G18]=[.P$2])+2*([.$H18]=[.P$2])+1*([.$I18]=[.P$2])" office:value-type="float" office:value="36" calcext:value-type="float">
            <text:p>36</text:p>
          </table:table-cell>
          <table:table-cell table:formula="of:=128*([.$B18]=[.Q$2])+64*([.$C18]=[.Q$2])+32*([.$D18]=[.Q$2])+16*([.$E18]=[.Q$2])+8*([.$F18]=[.Q$2])+4*([.$G18]=[.Q$2])+2*([.$H18]=[.Q$2])+1*([.$I18]=[.Q$2])" office:value-type="float" office:value="0" calcext:value-type="float">
            <text:p>0</text:p>
          </table:table-cell>
          <table:table-cell table:formula="of:=128*([.$B18]=[.R$2])+64*([.$C18]=[.R$2])+32*([.$D18]=[.R$2])+16*([.$E18]=[.R$2])+8*([.$F18]=[.R$2])+4*([.$G18]=[.R$2])+2*([.$H18]=[.R$2])+1*([.$I18]=[.R$2])" office:value-type="float" office:value="0" calcext:value-type="float">
            <text:p>0</text:p>
          </table:table-cell>
          <table:table-cell table:formula="of:=128*([.$B18]=[.S$2])+64*([.$C18]=[.S$2])+32*([.$D18]=[.S$2])+16*([.$E18]=[.S$2])+8*([.$F18]=[.S$2])+4*([.$G18]=[.S$2])+2*([.$H18]=[.S$2])+1*([.$I18]=[.S$2])" office:value-type="float" office:value="24" calcext:value-type="float">
            <text:p>24</text:p>
          </table:table-cell>
          <table:table-cell table:formula="of:=128*([.$B18]=[.T$2])+64*([.$C18]=[.T$2])+32*([.$D18]=[.T$2])+16*([.$E18]=[.T$2])+8*([.$F18]=[.T$2])+4*([.$G18]=[.T$2])+2*([.$H18]=[.T$2])+1*([.$I18]=[.T$2])" office:value-type="float" office:value="0" calcext:value-type="float">
            <text:p>0</text:p>
          </table:table-cell>
          <table:table-cell table:formula="of:=128*([.$B18]=[.U$2])+64*([.$C18]=[.U$2])+32*([.$D18]=[.U$2])+16*([.$E18]=[.U$2])+8*([.$F18]=[.U$2])+4*([.$G18]=[.U$2])+2*([.$H18]=[.U$2])+1*([.$I18]=[.U$2])" office:value-type="float" office:value="0" calcext:value-type="float">
            <text:p>0</text:p>
          </table:table-cell>
          <table:table-cell table:formula="of:=128*([.$B18]=[.V$2])+64*([.$C18]=[.V$2])+32*([.$D18]=[.V$2])+16*([.$E18]=[.V$2])+8*([.$F18]=[.V$2])+4*([.$G18]=[.V$2])+2*([.$H18]=[.V$2])+1*([.$I18]=[.V$2])" office:value-type="float" office:value="0" calcext:value-type="float">
            <text:p>0</text:p>
          </table:table-cell>
          <table:table-cell table:formula="of:=128*([.$B18]=[.W$2])+64*([.$C18]=[.W$2])+32*([.$D18]=[.W$2])+16*([.$E18]=[.W$2])+8*([.$F18]=[.W$2])+4*([.$G18]=[.W$2])+2*([.$H18]=[.W$2])+1*([.$I18]=[.W$2])" office:value-type="float" office:value="0" calcext:value-type="float">
            <text:p>0</text:p>
          </table:table-cell>
          <table:table-cell table:formula="of:=128*([.$B18]=[.X$2])+64*([.$C18]=[.X$2])+32*([.$D18]=[.X$2])+16*([.$E18]=[.X$2])+8*([.$F18]=[.X$2])+4*([.$G18]=[.X$2])+2*([.$H18]=[.X$2])+1*([.$I18]=[.X$2])" office:value-type="float" office:value="0" calcext:value-type="float">
            <text:p>0</text:p>
          </table:table-cell>
          <table:table-cell table:formula="of:=128*([.$B18]=[.Y$2])+64*([.$C18]=[.Y$2])+32*([.$D18]=[.Y$2])+16*([.$E18]=[.Y$2])+8*([.$F18]=[.Y$2])+4*([.$G18]=[.Y$2])+2*([.$H18]=[.Y$2])+1*([.$I18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18];&quot;??0&quot;);DEC2HEX([.J18];2))" office:value-type="string" office:string-value="C3" calcext:value-type="string">
            <text:p>C3</text:p>
          </table:table-cell>
          <table:table-cell table:style-name="ce272" table:formula="of:=IF([.$AF$25]=&quot;DEC&quot;;TEXT([.K18];&quot;??0&quot;);DEC2HEX([.K18];2))" office:value-type="string" office:string-value="00" calcext:value-type="string">
            <text:p>00</text:p>
          </table:table-cell>
          <table:table-cell table:style-name="ce272" table:formula="of:=IF([.$AF$25]=&quot;DEC&quot;;TEXT([.L18];&quot;??0&quot;);DEC2HEX([.L18];2))" office:value-type="string" office:string-value="00" calcext:value-type="string">
            <text:p>00</text:p>
          </table:table-cell>
          <table:table-cell table:style-name="ce272" table:formula="of:=IF([.$AF$25]=&quot;DEC&quot;;TEXT([.M18];&quot;??0&quot;);DEC2HEX([.M18];2))" office:value-type="string" office:string-value="00" calcext:value-type="string">
            <text:p>00</text:p>
          </table:table-cell>
          <table:table-cell table:style-name="ce272" table:formula="of:=IF([.$AF$25]=&quot;DEC&quot;;TEXT([.N18];&quot;??0&quot;);DEC2HEX([.N18];2))" office:value-type="string" office:string-value="00" calcext:value-type="string">
            <text:p>00</text:p>
          </table:table-cell>
          <table:table-cell table:style-name="ce272" table:formula="of:=IF([.$AF$25]=&quot;DEC&quot;;TEXT([.O18];&quot;??0&quot;);DEC2HEX([.O18];2))" office:value-type="string" office:string-value="00" calcext:value-type="string">
            <text:p>00</text:p>
          </table:table-cell>
          <table:table-cell table:style-name="ce272" table:formula="of:=IF([.$AF$25]=&quot;DEC&quot;;TEXT([.P18];&quot;??0&quot;);DEC2HEX([.P18];2))" office:value-type="string" office:string-value="24" calcext:value-type="string">
            <text:p>24</text:p>
          </table:table-cell>
          <table:table-cell table:style-name="ce272" table:formula="of:=IF([.$AF$25]=&quot;DEC&quot;;TEXT([.Q18];&quot;??0&quot;);DEC2HEX([.Q18];2))" office:value-type="string" office:string-value="00" calcext:value-type="string">
            <text:p>00</text:p>
          </table:table-cell>
          <table:table-cell table:style-name="ce272" table:formula="of:=IF([.$AF$25]=&quot;DEC&quot;;TEXT([.R18];&quot;??0&quot;);DEC2HEX([.R18];2))" office:value-type="string" office:string-value="00" calcext:value-type="string">
            <text:p>00</text:p>
          </table:table-cell>
          <table:table-cell table:style-name="ce272" table:formula="of:=IF([.$AF$25]=&quot;DEC&quot;;TEXT([.S18];&quot;??0&quot;);DEC2HEX([.S18];2))" office:value-type="string" office:string-value="18" calcext:value-type="string">
            <text:p>18</text:p>
          </table:table-cell>
          <table:table-cell table:style-name="ce272" table:formula="of:=IF([.$AF$25]=&quot;DEC&quot;;TEXT([.T18];&quot;??0&quot;);DEC2HEX([.T18];2))" office:value-type="string" office:string-value="00" calcext:value-type="string">
            <text:p>00</text:p>
          </table:table-cell>
          <table:table-cell table:style-name="ce272" table:formula="of:=IF([.$AF$25]=&quot;DEC&quot;;TEXT([.U18];&quot;??0&quot;);DEC2HEX([.U18];2))" office:value-type="string" office:string-value="00" calcext:value-type="string">
            <text:p>00</text:p>
          </table:table-cell>
          <table:table-cell table:style-name="ce272" table:formula="of:=IF([.$AF$25]=&quot;DEC&quot;;TEXT([.V18];&quot;??0&quot;);DEC2HEX([.V18];2))" office:value-type="string" office:string-value="00" calcext:value-type="string">
            <text:p>00</text:p>
          </table:table-cell>
          <table:table-cell table:style-name="ce272" table:formula="of:=IF([.$AF$25]=&quot;DEC&quot;;TEXT([.W18];&quot;??0&quot;);DEC2HEX([.W18];2))" office:value-type="string" office:string-value="00" calcext:value-type="string">
            <text:p>00</text:p>
          </table:table-cell>
          <table:table-cell table:style-name="ce272" table:formula="of:=IF([.$AF$25]=&quot;DEC&quot;;TEXT([.X18];&quot;??0&quot;);DEC2HEX([.X18];2))" office:value-type="string" office:string-value="00" calcext:value-type="string">
            <text:p>00</text:p>
          </table:table-cell>
          <table:table-cell table:style-name="ce272" table:formula="of:=IF([.$AF$25]=&quot;DEC&quot;;TEXT([.Y18];&quot;??0&quot;);DEC2HEX([.Y18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128*([.$B19]=[.J$2])+64*([.$C19]=[.J$2])+32*([.$D19]=[.J$2])+16*([.$E19]=[.J$2])+8*([.$F19]=[.J$2])+4*([.$G19]=[.J$2])+2*([.$H19]=[.J$2])+1*([.$I19]=[.J$2])" office:value-type="float" office:value="129" calcext:value-type="float">
            <text:p>129</text:p>
          </table:table-cell>
          <table:table-cell table:formula="of:=128*([.$B19]=[.K$2])+64*([.$C19]=[.K$2])+32*([.$D19]=[.K$2])+16*([.$E19]=[.K$2])+8*([.$F19]=[.K$2])+4*([.$G19]=[.K$2])+2*([.$H19]=[.K$2])+1*([.$I19]=[.K$2])" office:value-type="float" office:value="0" calcext:value-type="float">
            <text:p>0</text:p>
          </table:table-cell>
          <table:table-cell table:formula="of:=128*([.$B19]=[.L$2])+64*([.$C19]=[.L$2])+32*([.$D19]=[.L$2])+16*([.$E19]=[.L$2])+8*([.$F19]=[.L$2])+4*([.$G19]=[.L$2])+2*([.$H19]=[.L$2])+1*([.$I19]=[.L$2])" office:value-type="float" office:value="0" calcext:value-type="float">
            <text:p>0</text:p>
          </table:table-cell>
          <table:table-cell table:formula="of:=128*([.$B19]=[.M$2])+64*([.$C19]=[.M$2])+32*([.$D19]=[.M$2])+16*([.$E19]=[.M$2])+8*([.$F19]=[.M$2])+4*([.$G19]=[.M$2])+2*([.$H19]=[.M$2])+1*([.$I19]=[.M$2])" office:value-type="float" office:value="0" calcext:value-type="float">
            <text:p>0</text:p>
          </table:table-cell>
          <table:table-cell table:formula="of:=128*([.$B19]=[.N$2])+64*([.$C19]=[.N$2])+32*([.$D19]=[.N$2])+16*([.$E19]=[.N$2])+8*([.$F19]=[.N$2])+4*([.$G19]=[.N$2])+2*([.$H19]=[.N$2])+1*([.$I19]=[.N$2])" office:value-type="float" office:value="0" calcext:value-type="float">
            <text:p>0</text:p>
          </table:table-cell>
          <table:table-cell table:formula="of:=128*([.$B19]=[.O$2])+64*([.$C19]=[.O$2])+32*([.$D19]=[.O$2])+16*([.$E19]=[.O$2])+8*([.$F19]=[.O$2])+4*([.$G19]=[.O$2])+2*([.$H19]=[.O$2])+1*([.$I19]=[.O$2])" office:value-type="float" office:value="0" calcext:value-type="float">
            <text:p>0</text:p>
          </table:table-cell>
          <table:table-cell table:formula="of:=128*([.$B19]=[.P$2])+64*([.$C19]=[.P$2])+32*([.$D19]=[.P$2])+16*([.$E19]=[.P$2])+8*([.$F19]=[.P$2])+4*([.$G19]=[.P$2])+2*([.$H19]=[.P$2])+1*([.$I19]=[.P$2])" office:value-type="float" office:value="66" calcext:value-type="float">
            <text:p>66</text:p>
          </table:table-cell>
          <table:table-cell table:formula="of:=128*([.$B19]=[.Q$2])+64*([.$C19]=[.Q$2])+32*([.$D19]=[.Q$2])+16*([.$E19]=[.Q$2])+8*([.$F19]=[.Q$2])+4*([.$G19]=[.Q$2])+2*([.$H19]=[.Q$2])+1*([.$I19]=[.Q$2])" office:value-type="float" office:value="0" calcext:value-type="float">
            <text:p>0</text:p>
          </table:table-cell>
          <table:table-cell table:formula="of:=128*([.$B19]=[.R$2])+64*([.$C19]=[.R$2])+32*([.$D19]=[.R$2])+16*([.$E19]=[.R$2])+8*([.$F19]=[.R$2])+4*([.$G19]=[.R$2])+2*([.$H19]=[.R$2])+1*([.$I19]=[.R$2])" office:value-type="float" office:value="60" calcext:value-type="float">
            <text:p>60</text:p>
          </table:table-cell>
          <table:table-cell table:formula="of:=128*([.$B19]=[.S$2])+64*([.$C19]=[.S$2])+32*([.$D19]=[.S$2])+16*([.$E19]=[.S$2])+8*([.$F19]=[.S$2])+4*([.$G19]=[.S$2])+2*([.$H19]=[.S$2])+1*([.$I19]=[.S$2])" office:value-type="float" office:value="0" calcext:value-type="float">
            <text:p>0</text:p>
          </table:table-cell>
          <table:table-cell table:formula="of:=128*([.$B19]=[.T$2])+64*([.$C19]=[.T$2])+32*([.$D19]=[.T$2])+16*([.$E19]=[.T$2])+8*([.$F19]=[.T$2])+4*([.$G19]=[.T$2])+2*([.$H19]=[.T$2])+1*([.$I19]=[.T$2])" office:value-type="float" office:value="0" calcext:value-type="float">
            <text:p>0</text:p>
          </table:table-cell>
          <table:table-cell table:formula="of:=128*([.$B19]=[.U$2])+64*([.$C19]=[.U$2])+32*([.$D19]=[.U$2])+16*([.$E19]=[.U$2])+8*([.$F19]=[.U$2])+4*([.$G19]=[.U$2])+2*([.$H19]=[.U$2])+1*([.$I19]=[.U$2])" office:value-type="float" office:value="0" calcext:value-type="float">
            <text:p>0</text:p>
          </table:table-cell>
          <table:table-cell table:formula="of:=128*([.$B19]=[.V$2])+64*([.$C19]=[.V$2])+32*([.$D19]=[.V$2])+16*([.$E19]=[.V$2])+8*([.$F19]=[.V$2])+4*([.$G19]=[.V$2])+2*([.$H19]=[.V$2])+1*([.$I19]=[.V$2])" office:value-type="float" office:value="0" calcext:value-type="float">
            <text:p>0</text:p>
          </table:table-cell>
          <table:table-cell table:formula="of:=128*([.$B19]=[.W$2])+64*([.$C19]=[.W$2])+32*([.$D19]=[.W$2])+16*([.$E19]=[.W$2])+8*([.$F19]=[.W$2])+4*([.$G19]=[.W$2])+2*([.$H19]=[.W$2])+1*([.$I19]=[.W$2])" office:value-type="float" office:value="0" calcext:value-type="float">
            <text:p>0</text:p>
          </table:table-cell>
          <table:table-cell table:formula="of:=128*([.$B19]=[.X$2])+64*([.$C19]=[.X$2])+32*([.$D19]=[.X$2])+16*([.$E19]=[.X$2])+8*([.$F19]=[.X$2])+4*([.$G19]=[.X$2])+2*([.$H19]=[.X$2])+1*([.$I19]=[.X$2])" office:value-type="float" office:value="0" calcext:value-type="float">
            <text:p>0</text:p>
          </table:table-cell>
          <table:table-cell table:formula="of:=128*([.$B19]=[.Y$2])+64*([.$C19]=[.Y$2])+32*([.$D19]=[.Y$2])+16*([.$E19]=[.Y$2])+8*([.$F19]=[.Y$2])+4*([.$G19]=[.Y$2])+2*([.$H19]=[.Y$2])+1*([.$I19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19];&quot;??0&quot;);DEC2HEX([.J19];2))" office:value-type="string" office:string-value="81" calcext:value-type="string">
            <text:p>81</text:p>
          </table:table-cell>
          <table:table-cell table:style-name="ce272" table:formula="of:=IF([.$AF$25]=&quot;DEC&quot;;TEXT([.K19];&quot;??0&quot;);DEC2HEX([.K19];2))" office:value-type="string" office:string-value="00" calcext:value-type="string">
            <text:p>00</text:p>
          </table:table-cell>
          <table:table-cell table:style-name="ce272" table:formula="of:=IF([.$AF$25]=&quot;DEC&quot;;TEXT([.L19];&quot;??0&quot;);DEC2HEX([.L19];2))" office:value-type="string" office:string-value="00" calcext:value-type="string">
            <text:p>00</text:p>
          </table:table-cell>
          <table:table-cell table:style-name="ce272" table:formula="of:=IF([.$AF$25]=&quot;DEC&quot;;TEXT([.M19];&quot;??0&quot;);DEC2HEX([.M19];2))" office:value-type="string" office:string-value="00" calcext:value-type="string">
            <text:p>00</text:p>
          </table:table-cell>
          <table:table-cell table:style-name="ce272" table:formula="of:=IF([.$AF$25]=&quot;DEC&quot;;TEXT([.N19];&quot;??0&quot;);DEC2HEX([.N19];2))" office:value-type="string" office:string-value="00" calcext:value-type="string">
            <text:p>00</text:p>
          </table:table-cell>
          <table:table-cell table:style-name="ce272" table:formula="of:=IF([.$AF$25]=&quot;DEC&quot;;TEXT([.O19];&quot;??0&quot;);DEC2HEX([.O19];2))" office:value-type="string" office:string-value="00" calcext:value-type="string">
            <text:p>00</text:p>
          </table:table-cell>
          <table:table-cell table:style-name="ce272" table:formula="of:=IF([.$AF$25]=&quot;DEC&quot;;TEXT([.P19];&quot;??0&quot;);DEC2HEX([.P19];2))" office:value-type="string" office:string-value="42" calcext:value-type="string">
            <text:p>42</text:p>
          </table:table-cell>
          <table:table-cell table:style-name="ce272" table:formula="of:=IF([.$AF$25]=&quot;DEC&quot;;TEXT([.Q19];&quot;??0&quot;);DEC2HEX([.Q19];2))" office:value-type="string" office:string-value="00" calcext:value-type="string">
            <text:p>00</text:p>
          </table:table-cell>
          <table:table-cell table:style-name="ce272" table:formula="of:=IF([.$AF$25]=&quot;DEC&quot;;TEXT([.R19];&quot;??0&quot;);DEC2HEX([.R19];2))" office:value-type="string" office:string-value="3C" calcext:value-type="string">
            <text:p>3C</text:p>
          </table:table-cell>
          <table:table-cell table:style-name="ce272" table:formula="of:=IF([.$AF$25]=&quot;DEC&quot;;TEXT([.S19];&quot;??0&quot;);DEC2HEX([.S19];2))" office:value-type="string" office:string-value="00" calcext:value-type="string">
            <text:p>00</text:p>
          </table:table-cell>
          <table:table-cell table:style-name="ce272" table:formula="of:=IF([.$AF$25]=&quot;DEC&quot;;TEXT([.T19];&quot;??0&quot;);DEC2HEX([.T19];2))" office:value-type="string" office:string-value="00" calcext:value-type="string">
            <text:p>00</text:p>
          </table:table-cell>
          <table:table-cell table:style-name="ce272" table:formula="of:=IF([.$AF$25]=&quot;DEC&quot;;TEXT([.U19];&quot;??0&quot;);DEC2HEX([.U19];2))" office:value-type="string" office:string-value="00" calcext:value-type="string">
            <text:p>00</text:p>
          </table:table-cell>
          <table:table-cell table:style-name="ce272" table:formula="of:=IF([.$AF$25]=&quot;DEC&quot;;TEXT([.V19];&quot;??0&quot;);DEC2HEX([.V19];2))" office:value-type="string" office:string-value="00" calcext:value-type="string">
            <text:p>00</text:p>
          </table:table-cell>
          <table:table-cell table:style-name="ce272" table:formula="of:=IF([.$AF$25]=&quot;DEC&quot;;TEXT([.W19];&quot;??0&quot;);DEC2HEX([.W19];2))" office:value-type="string" office:string-value="00" calcext:value-type="string">
            <text:p>00</text:p>
          </table:table-cell>
          <table:table-cell table:style-name="ce272" table:formula="of:=IF([.$AF$25]=&quot;DEC&quot;;TEXT([.X19];&quot;??0&quot;);DEC2HEX([.X19];2))" office:value-type="string" office:string-value="00" calcext:value-type="string">
            <text:p>00</text:p>
          </table:table-cell>
          <table:table-cell table:style-name="ce272" table:formula="of:=IF([.$AF$25]=&quot;DEC&quot;;TEXT([.Y19];&quot;??0&quot;);DEC2HEX([.Y19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128*([.$B20]=[.J$2])+64*([.$C20]=[.J$2])+32*([.$D20]=[.J$2])+16*([.$E20]=[.J$2])+8*([.$F20]=[.J$2])+4*([.$G20]=[.J$2])+2*([.$H20]=[.J$2])+1*([.$I20]=[.J$2])" office:value-type="float" office:value="0" calcext:value-type="float">
            <text:p>0</text:p>
          </table:table-cell>
          <table:table-cell table:formula="of:=128*([.$B20]=[.K$2])+64*([.$C20]=[.K$2])+32*([.$D20]=[.K$2])+16*([.$E20]=[.K$2])+8*([.$F20]=[.K$2])+4*([.$G20]=[.K$2])+2*([.$H20]=[.K$2])+1*([.$I20]=[.K$2])" office:value-type="float" office:value="0" calcext:value-type="float">
            <text:p>0</text:p>
          </table:table-cell>
          <table:table-cell table:formula="of:=128*([.$B20]=[.L$2])+64*([.$C20]=[.L$2])+32*([.$D20]=[.L$2])+16*([.$E20]=[.L$2])+8*([.$F20]=[.L$2])+4*([.$G20]=[.L$2])+2*([.$H20]=[.L$2])+1*([.$I20]=[.L$2])" office:value-type="float" office:value="0" calcext:value-type="float">
            <text:p>0</text:p>
          </table:table-cell>
          <table:table-cell table:formula="of:=128*([.$B20]=[.M$2])+64*([.$C20]=[.M$2])+32*([.$D20]=[.M$2])+16*([.$E20]=[.M$2])+8*([.$F20]=[.M$2])+4*([.$G20]=[.M$2])+2*([.$H20]=[.M$2])+1*([.$I20]=[.M$2])" office:value-type="float" office:value="0" calcext:value-type="float">
            <text:p>0</text:p>
          </table:table-cell>
          <table:table-cell table:formula="of:=128*([.$B20]=[.N$2])+64*([.$C20]=[.N$2])+32*([.$D20]=[.N$2])+16*([.$E20]=[.N$2])+8*([.$F20]=[.N$2])+4*([.$G20]=[.N$2])+2*([.$H20]=[.N$2])+1*([.$I20]=[.N$2])" office:value-type="float" office:value="0" calcext:value-type="float">
            <text:p>0</text:p>
          </table:table-cell>
          <table:table-cell table:formula="of:=128*([.$B20]=[.O$2])+64*([.$C20]=[.O$2])+32*([.$D20]=[.O$2])+16*([.$E20]=[.O$2])+8*([.$F20]=[.O$2])+4*([.$G20]=[.O$2])+2*([.$H20]=[.O$2])+1*([.$I20]=[.O$2])" office:value-type="float" office:value="0" calcext:value-type="float">
            <text:p>0</text:p>
          </table:table-cell>
          <table:table-cell table:formula="of:=128*([.$B20]=[.P$2])+64*([.$C20]=[.P$2])+32*([.$D20]=[.P$2])+16*([.$E20]=[.P$2])+8*([.$F20]=[.P$2])+4*([.$G20]=[.P$2])+2*([.$H20]=[.P$2])+1*([.$I20]=[.P$2])" office:value-type="float" office:value="129" calcext:value-type="float">
            <text:p>129</text:p>
          </table:table-cell>
          <table:table-cell table:formula="of:=128*([.$B20]=[.Q$2])+64*([.$C20]=[.Q$2])+32*([.$D20]=[.Q$2])+16*([.$E20]=[.Q$2])+8*([.$F20]=[.Q$2])+4*([.$G20]=[.Q$2])+2*([.$H20]=[.Q$2])+1*([.$I20]=[.Q$2])" office:value-type="float" office:value="0" calcext:value-type="float">
            <text:p>0</text:p>
          </table:table-cell>
          <table:table-cell table:formula="of:=128*([.$B20]=[.R$2])+64*([.$C20]=[.R$2])+32*([.$D20]=[.R$2])+16*([.$E20]=[.R$2])+8*([.$F20]=[.R$2])+4*([.$G20]=[.R$2])+2*([.$H20]=[.R$2])+1*([.$I20]=[.R$2])" office:value-type="float" office:value="0" calcext:value-type="float">
            <text:p>0</text:p>
          </table:table-cell>
          <table:table-cell table:formula="of:=128*([.$B20]=[.S$2])+64*([.$C20]=[.S$2])+32*([.$D20]=[.S$2])+16*([.$E20]=[.S$2])+8*([.$F20]=[.S$2])+4*([.$G20]=[.S$2])+2*([.$H20]=[.S$2])+1*([.$I20]=[.S$2])" office:value-type="float" office:value="0" calcext:value-type="float">
            <text:p>0</text:p>
          </table:table-cell>
          <table:table-cell table:formula="of:=128*([.$B20]=[.T$2])+64*([.$C20]=[.T$2])+32*([.$D20]=[.T$2])+16*([.$E20]=[.T$2])+8*([.$F20]=[.T$2])+4*([.$G20]=[.T$2])+2*([.$H20]=[.T$2])+1*([.$I20]=[.T$2])" office:value-type="float" office:value="66" calcext:value-type="float">
            <text:p>66</text:p>
          </table:table-cell>
          <table:table-cell table:formula="of:=128*([.$B20]=[.U$2])+64*([.$C20]=[.U$2])+32*([.$D20]=[.U$2])+16*([.$E20]=[.U$2])+8*([.$F20]=[.U$2])+4*([.$G20]=[.U$2])+2*([.$H20]=[.U$2])+1*([.$I20]=[.U$2])" office:value-type="float" office:value="0" calcext:value-type="float">
            <text:p>0</text:p>
          </table:table-cell>
          <table:table-cell table:formula="of:=128*([.$B20]=[.V$2])+64*([.$C20]=[.V$2])+32*([.$D20]=[.V$2])+16*([.$E20]=[.V$2])+8*([.$F20]=[.V$2])+4*([.$G20]=[.V$2])+2*([.$H20]=[.V$2])+1*([.$I20]=[.V$2])" office:value-type="float" office:value="36" calcext:value-type="float">
            <text:p>36</text:p>
          </table:table-cell>
          <table:table-cell table:formula="of:=128*([.$B20]=[.W$2])+64*([.$C20]=[.W$2])+32*([.$D20]=[.W$2])+16*([.$E20]=[.W$2])+8*([.$F20]=[.W$2])+4*([.$G20]=[.W$2])+2*([.$H20]=[.W$2])+1*([.$I20]=[.W$2])" office:value-type="float" office:value="0" calcext:value-type="float">
            <text:p>0</text:p>
          </table:table-cell>
          <table:table-cell table:formula="of:=128*([.$B20]=[.X$2])+64*([.$C20]=[.X$2])+32*([.$D20]=[.X$2])+16*([.$E20]=[.X$2])+8*([.$F20]=[.X$2])+4*([.$G20]=[.X$2])+2*([.$H20]=[.X$2])+1*([.$I20]=[.X$2])" office:value-type="float" office:value="24" calcext:value-type="float">
            <text:p>24</text:p>
          </table:table-cell>
          <table:table-cell table:formula="of:=128*([.$B20]=[.Y$2])+64*([.$C20]=[.Y$2])+32*([.$D20]=[.Y$2])+16*([.$E20]=[.Y$2])+8*([.$F20]=[.Y$2])+4*([.$G20]=[.Y$2])+2*([.$H20]=[.Y$2])+1*([.$I20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20];&quot;??0&quot;);DEC2HEX([.J20];2))" office:value-type="string" office:string-value="00" calcext:value-type="string">
            <text:p>00</text:p>
          </table:table-cell>
          <table:table-cell table:style-name="ce272" table:formula="of:=IF([.$AF$25]=&quot;DEC&quot;;TEXT([.K20];&quot;??0&quot;);DEC2HEX([.K20];2))" office:value-type="string" office:string-value="00" calcext:value-type="string">
            <text:p>00</text:p>
          </table:table-cell>
          <table:table-cell table:style-name="ce272" table:formula="of:=IF([.$AF$25]=&quot;DEC&quot;;TEXT([.L20];&quot;??0&quot;);DEC2HEX([.L20];2))" office:value-type="string" office:string-value="00" calcext:value-type="string">
            <text:p>00</text:p>
          </table:table-cell>
          <table:table-cell table:style-name="ce272" table:formula="of:=IF([.$AF$25]=&quot;DEC&quot;;TEXT([.M20];&quot;??0&quot;);DEC2HEX([.M20];2))" office:value-type="string" office:string-value="00" calcext:value-type="string">
            <text:p>00</text:p>
          </table:table-cell>
          <table:table-cell table:style-name="ce272" table:formula="of:=IF([.$AF$25]=&quot;DEC&quot;;TEXT([.N20];&quot;??0&quot;);DEC2HEX([.N20];2))" office:value-type="string" office:string-value="00" calcext:value-type="string">
            <text:p>00</text:p>
          </table:table-cell>
          <table:table-cell table:style-name="ce272" table:formula="of:=IF([.$AF$25]=&quot;DEC&quot;;TEXT([.O20];&quot;??0&quot;);DEC2HEX([.O20];2))" office:value-type="string" office:string-value="00" calcext:value-type="string">
            <text:p>00</text:p>
          </table:table-cell>
          <table:table-cell table:style-name="ce272" table:formula="of:=IF([.$AF$25]=&quot;DEC&quot;;TEXT([.P20];&quot;??0&quot;);DEC2HEX([.P20];2))" office:value-type="string" office:string-value="81" calcext:value-type="string">
            <text:p>81</text:p>
          </table:table-cell>
          <table:table-cell table:style-name="ce272" table:formula="of:=IF([.$AF$25]=&quot;DEC&quot;;TEXT([.Q20];&quot;??0&quot;);DEC2HEX([.Q20];2))" office:value-type="string" office:string-value="00" calcext:value-type="string">
            <text:p>00</text:p>
          </table:table-cell>
          <table:table-cell table:style-name="ce272" table:formula="of:=IF([.$AF$25]=&quot;DEC&quot;;TEXT([.R20];&quot;??0&quot;);DEC2HEX([.R20];2))" office:value-type="string" office:string-value="00" calcext:value-type="string">
            <text:p>00</text:p>
          </table:table-cell>
          <table:table-cell table:style-name="ce272" table:formula="of:=IF([.$AF$25]=&quot;DEC&quot;;TEXT([.S20];&quot;??0&quot;);DEC2HEX([.S20];2))" office:value-type="string" office:string-value="00" calcext:value-type="string">
            <text:p>00</text:p>
          </table:table-cell>
          <table:table-cell table:style-name="ce272" table:formula="of:=IF([.$AF$25]=&quot;DEC&quot;;TEXT([.T20];&quot;??0&quot;);DEC2HEX([.T20];2))" office:value-type="string" office:string-value="42" calcext:value-type="string">
            <text:p>42</text:p>
          </table:table-cell>
          <table:table-cell table:style-name="ce272" table:formula="of:=IF([.$AF$25]=&quot;DEC&quot;;TEXT([.U20];&quot;??0&quot;);DEC2HEX([.U20];2))" office:value-type="string" office:string-value="00" calcext:value-type="string">
            <text:p>00</text:p>
          </table:table-cell>
          <table:table-cell table:style-name="ce272" table:formula="of:=IF([.$AF$25]=&quot;DEC&quot;;TEXT([.V20];&quot;??0&quot;);DEC2HEX([.V20];2))" office:value-type="string" office:string-value="24" calcext:value-type="string">
            <text:p>24</text:p>
          </table:table-cell>
          <table:table-cell table:style-name="ce272" table:formula="of:=IF([.$AF$25]=&quot;DEC&quot;;TEXT([.W20];&quot;??0&quot;);DEC2HEX([.W20];2))" office:value-type="string" office:string-value="00" calcext:value-type="string">
            <text:p>00</text:p>
          </table:table-cell>
          <table:table-cell table:style-name="ce272" table:formula="of:=IF([.$AF$25]=&quot;DEC&quot;;TEXT([.X20];&quot;??0&quot;);DEC2HEX([.X20];2))" office:value-type="string" office:string-value="18" calcext:value-type="string">
            <text:p>18</text:p>
          </table:table-cell>
          <table:table-cell table:style-name="ce272" table:formula="of:=IF([.$AF$25]=&quot;DEC&quot;;TEXT([.Y20];&quot;??0&quot;);DEC2HEX([.Y20];2))" office:value-type="string" office:string-value="00" calcext:value-type="string">
            <text:p>00</text:p>
          </table:table-cell>
          <table:table-cell/>
        </table:table-row>
        <table:table-row table:style-name="ro1">
          <table:table-cell/>
          <table:table-cell table:style-name="ce1"/>
          <table:table-cell table:style-name="ce37" table:number-columns-repeated="40"/>
          <table:table-cell/>
        </table:table-row>
        <table:table-row table:style-name="ro4">
          <table:table-cell/>
          <table:table-cell table:style-name="ce110" office:value-type="string" calcext:value-type="string" table:number-columns-spanned="8" table:number-rows-spanned="2">
            <text:p>Character numbers &gt;</text:p>
          </table:table-cell>
          <table:covered-table-cell table:number-columns-repeated="7" table:style-name="ce267"/>
          <table:table-cell table:style-name="ce33" table:number-columns-repeated="16"/>
          <table:table-cell table:style-name="ce37"/>
          <table:table-cell table:style-name="ce273" table:content-validation-name="val4"/>
          <table:table-cell table:style-name="ce275" table:content-validation-name="val4" office:value-type="float" office:value="240" calcext:value-type="float">
            <text:p>240</text:p>
          </table:table-cell>
          <table:table-cell table:style-name="ce276" table:content-validation-name="val4" office:value-type="float" office:value="241" calcext:value-type="float">
            <text:p>241</text:p>
          </table:table-cell>
          <table:table-cell table:style-name="ce277" table:content-validation-name="val4" office:value-type="float" office:value="242" calcext:value-type="float">
            <text:p>242</text:p>
          </table:table-cell>
          <table:table-cell table:style-name="ce278" table:content-validation-name="val4"/>
          <table:table-cell table:style-name="ce295" table:content-validation-name="val4"/>
          <table:table-cell table:style-name="ce297" table:content-validation-name="val4"/>
          <table:table-cell table:style-name="ce298" table:content-validation-name="val4" office:value-type="float" office:value="243" calcext:value-type="float">
            <text:p>243</text:p>
          </table:table-cell>
          <table:table-cell table:style-name="ce299" table:content-validation-name="val4"/>
          <table:table-cell table:style-name="ce300" table:content-validation-name="val4"/>
          <table:table-cell table:style-name="ce301" table:content-validation-name="val4"/>
          <table:table-cell table:style-name="ce302" table:content-validation-name="val4" office:value-type="float" office:value="244" calcext:value-type="float">
            <text:p>244</text:p>
          </table:table-cell>
          <table:table-cell table:style-name="ce303" table:content-validation-name="val4"/>
          <table:table-cell table:style-name="ce304" table:content-validation-name="val4" office:value-type="float" office:value="245" calcext:value-type="float">
            <text:p>245</text:p>
          </table:table-cell>
          <table:table-cell table:style-name="ce305" table:content-validation-name="val4"/>
          <table:table-cell table:style-name="ce306" table:content-validation-name="val4"/>
          <table:table-cell/>
        </table:table-row>
        <table:table-row table:style-name="ro4">
          <table:table-cell/>
          <table:covered-table-cell table:style-name="ce110"/>
          <table:covered-table-cell table:number-columns-repeated="7" table:style-name="ce267"/>
          <table:table-cell table:style-name="ce33" table:number-columns-repeated="16"/>
          <table:table-cell table:style-name="ce37"/>
          <table:table-cell table:style-name="ce273" table:content-validation-name="val4"/>
          <table:table-cell table:style-name="ce275" table:content-validation-name="val4"/>
          <table:table-cell table:style-name="ce276" table:content-validation-name="val4"/>
          <table:table-cell table:style-name="ce277" table:content-validation-name="val4"/>
          <table:table-cell table:style-name="ce278" table:content-validation-name="val4" office:value-type="float" office:value="246" calcext:value-type="float">
            <text:p>246</text:p>
          </table:table-cell>
          <table:table-cell table:style-name="ce295" table:content-validation-name="val4" office:value-type="float" office:value="247" calcext:value-type="float">
            <text:p>247</text:p>
          </table:table-cell>
          <table:table-cell table:style-name="ce297" table:content-validation-name="val4" office:value-type="float" office:value="248" calcext:value-type="float">
            <text:p>248</text:p>
          </table:table-cell>
          <table:table-cell table:style-name="ce298" table:content-validation-name="val4"/>
          <table:table-cell table:style-name="ce299" table:content-validation-name="val4" office:value-type="float" office:value="249" calcext:value-type="float">
            <text:p>249</text:p>
          </table:table-cell>
          <table:table-cell table:style-name="ce300" table:content-validation-name="val4" office:value-type="float" office:value="250" calcext:value-type="float">
            <text:p>250</text:p>
          </table:table-cell>
          <table:table-cell table:style-name="ce301" table:content-validation-name="val4" office:value-type="float" office:value="251" calcext:value-type="float">
            <text:p>251</text:p>
          </table:table-cell>
          <table:table-cell table:style-name="ce302" table:content-validation-name="val4"/>
          <table:table-cell table:style-name="ce303" table:content-validation-name="val4" office:value-type="float" office:value="252" calcext:value-type="float">
            <text:p>252</text:p>
          </table:table-cell>
          <table:table-cell table:style-name="ce304" table:content-validation-name="val4"/>
          <table:table-cell table:style-name="ce305" table:content-validation-name="val4" office:value-type="float" office:value="253" calcext:value-type="float">
            <text:p>253</text:p>
          </table:table-cell>
          <table:table-cell table:style-name="ce306" table:content-validation-name="val4" office:value-type="float" office:value="254" calcext:value-type="float">
            <text:p>254</text:p>
          </table:table-cell>
          <table:table-cell/>
        </table:table-row>
        <table:table-row table:style-name="ro4">
          <table:table-cell/>
          <table:table-cell table:style-name="ce250" table:number-columns-spanned="8" table:number-rows-spanned="1"/>
          <table:covered-table-cell table:number-columns-repeated="7" table:style-name="ce268"/>
          <table:table-cell table:style-name="ce23" table:number-columns-repeated="16"/>
          <table:table-cell table:style-name="ce37"/>
          <table:table-cell table:style-name="ce1" table:number-columns-spanned="16" table:number-rows-spanned="1"/>
          <table:covered-table-cell table:number-columns-repeated="15" table:style-name="ce23"/>
          <table:table-cell/>
        </table:table-row>
        <table:table-row table:style-name="ro4">
          <table:table-cell/>
          <table:table-cell table:style-name="ce8" office:value-type="string" calcext:value-type="string" table:number-columns-spanned="8" table:number-rows-spanned="1">
            <text:p>Code Output Format &gt;</text:p>
          </table:table-cell>
          <table:covered-table-cell table:number-columns-repeated="7" table:style-name="ce267"/>
          <table:table-cell table:style-name="Default" table:number-columns-repeated="16"/>
          <table:table-cell table:style-name="ce37"/>
          <table:table-cell table:style-name="ce274" table:content-validation-name="val2" office:value-type="string" calcext:value-type="string" table:number-columns-spanned="3" table:number-rows-spanned="1">
            <text:p>C</text:p>
          </table:table-cell>
          <table:covered-table-cell table:number-columns-repeated="2" table:style-name="ce157"/>
          <table:table-cell table:style-name="ce163" table:number-columns-spanned="2" table:number-rows-spanned="1"/>
          <table:covered-table-cell table:style-name="ce157"/>
          <table:table-cell table:style-name="ce296" table:content-validation-name="val3" office:value-type="string" calcext:value-type="string" table:number-columns-spanned="3" table:number-rows-spanned="1">
            <text:p>HEX</text:p>
          </table:table-cell>
          <table:covered-table-cell table:number-columns-repeated="2" table:style-name="ce157"/>
          <table:table-cell table:style-name="ce195"/>
          <table:table-cell table:style-name="ce195" table:formula="of:=IF([.AF25]=&quot;HEX&quot;;&quot;&amp;&quot;;&quot;&quot;)" office:value-type="string" office:string-value="&amp;" calcext:value-type="string">
            <text:p>&amp;</text:p>
          </table:table-cell>
          <table:table-cell table:style-name="ce195" table:formula="of:=IF([.AF25]=&quot;HEX&quot;;&quot;0x&quot;;&quot;&quot;)" office:value-type="string" office:string-value="0x" calcext:value-type="string">
            <text:p>0x</text:p>
          </table:table-cell>
          <table:table-cell table:style-name="ce195" table:number-columns-repeated="4"/>
          <table:table-cell table:style-name="ce210"/>
          <table:table-cell/>
        </table:table-row>
        <table:table-row table:style-name="ro1">
          <table:table-cell/>
          <table:table-cell table:style-name="ce1" table:number-columns-spanned="41" table:number-rows-spanned="1"/>
          <table:covered-table-cell table:number-columns-repeated="40" table:style-name="ce23"/>
          <table:table-cell/>
        </table:table-row>
        <table:table-row table:style-name="ro4">
          <table:table-cell/>
          <table:table-cell table:style-name="ce251" table:formula="of:=IF([.AA22]&gt;0 ;    IF([.AA25]=&quot;BASIC&quot;    ;       &quot;SYMBOL &quot;&amp;[.AA22]&amp;&quot;,&quot;&amp;SUBSTITUTE([.AJ25]&amp;[.AA4]&amp;&quot;,&quot;&amp;[.AJ25]&amp;[.AA5]&amp;&quot;,&quot;&amp;[.AJ25]&amp;[.AA6]&amp;&quot;,&quot;&amp;[.AJ25]&amp;[.AA7]&amp;&quot;,&quot;&amp;[.AJ25]&amp;[.AA8]&amp;&quot;,&quot;&amp;[.AJ25]&amp;[.AA9]&amp;&quot;,&quot;&amp;[.AJ25]&amp;[.AA10]&amp;&quot;,&quot;&amp;[.AJ25]&amp;[.AA11];&quot; &quot;;&quot;&quot;)    ;              &quot;/*&quot;&amp;TEXT([.AA22];&quot;??0&quot;)&amp;&quot;*/ ,&quot;&amp;[.AK25]&amp;[.AA4]&amp;&quot;,&quot;&amp;[.AK25]&amp;[.AA5]&amp;&quot;,&quot;&amp;[.AK25]&amp;[.AA6]&amp;&quot;,&quot;&amp;[.AK25]&amp;[.AA7]&amp;&quot;,&quot;&amp;[.AK25]&amp;[.AA8]&amp;&quot;,&quot;&amp;[.AK25]&amp;[.AA9]&amp;&quot;,&quot;&amp;[.AK25]&amp;[.AA10]&amp;&quot;,&quot;&amp;[.AK25]&amp;[.AA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269"/>
          <table:table-cell table:style-name="ce279" table:formula="of:=IF([.AA23]&gt;0 ;    IF([.AA25]=&quot;BASIC&quot;    ;       &quot;SYMBOL &quot;&amp;[.AA23]&amp;&quot;,&quot;&amp;SUBSTITUTE([.AJ25]&amp;[.AA13]&amp;&quot;,&quot;&amp;[.AJ25]&amp;[.AA14]&amp;&quot;,&quot;&amp;[.AJ25]&amp;[.AA15]&amp;&quot;,&quot;&amp;[.AJ25]&amp;[.AA16]&amp;&quot;,&quot;&amp;[.AJ25]&amp;[.AA17]&amp;&quot;,&quot;&amp;[.AJ25]&amp;[.AA18]&amp;&quot;,&quot;&amp;[.AJ25]&amp;[.AA19]&amp;&quot;,&quot;&amp;[.AJ25]&amp;[.AA20];&quot; &quot;;&quot;&quot;)    ;       &quot;/*&quot;&amp;TEXT([.AA23];&quot;??0&quot;)&amp;&quot;*/ ,&quot;&amp;[.AK25]&amp;[.AA13]&amp;&quot;,&quot;&amp;[.AK25]&amp;[.AA14]&amp;&quot;,&quot;&amp;[.AK25]&amp;[.AA15]&amp;&quot;,&quot;&amp;[.AK25]&amp;[.AA16]&amp;&quot;,&quot;&amp;[.AK25]&amp;[.AA17]&amp;&quot;,&quot;&amp;[.AK25]&amp;[.AA18]&amp;&quot;,&quot;&amp;[.AK25]&amp;[.AA19]&amp;&quot;,&quot;&amp;[.AK25]&amp;[.AA20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269"/>
          <table:table-cell/>
        </table:table-row>
        <table:table-row table:style-name="ro4">
          <table:table-cell/>
          <table:table-cell table:style-name="ce252" table:formula="of:=IF([.AB22]&gt;0 ;    IF([.AA25]=&quot;BASIC&quot;    ;       &quot;SYMBOL &quot;&amp;[.AB22]&amp;&quot;,&quot;&amp;SUBSTITUTE([.AJ25]&amp;[.AB4]&amp;&quot;,&quot;&amp;[.AJ25]&amp;[.AB5]&amp;&quot;,&quot;&amp;[.AJ25]&amp;[.AB6]&amp;&quot;,&quot;&amp;[.AJ25]&amp;[.AB7]&amp;&quot;,&quot;&amp;[.AJ25]&amp;[.AB8]&amp;&quot;,&quot;&amp;[.AJ25]&amp;[.AB9]&amp;&quot;,&quot;&amp;[.AJ25]&amp;[.AB10]&amp;&quot;,&quot;&amp;[.AJ25]&amp;[.AB11];&quot; &quot;;&quot;&quot;)    ;              &quot;/*&quot;&amp;TEXT([.AB22];&quot;??0&quot;)&amp;&quot;*/ ,&quot;&amp;[.AK25]&amp;[.AB4]&amp;&quot;,&quot;&amp;[.AK25]&amp;[.AB5]&amp;&quot;,&quot;&amp;[.AK25]&amp;[.AB6]&amp;&quot;,&quot;&amp;[.AK25]&amp;[.AB7]&amp;&quot;,&quot;&amp;[.AK25]&amp;[.AB8]&amp;&quot;,&quot;&amp;[.AK25]&amp;[.AB9]&amp;&quot;,&quot;&amp;[.AK25]&amp;[.AB10]&amp;&quot;,&quot;&amp;[.AK25]&amp;[.AB11]    ) ; &quot; -- &quot; )" office:value-type="string" office:string-value="/*240*/ ,0x00,0x00,0x1C,0x00,0x00,0x00,0x00,0x00" calcext:value-type="string" table:number-columns-spanned="29" table:number-rows-spanned="1">
            <text:p>/*240*/ ,0x00,0x00,0x1C,0x00,0x00,0x00,0x00,0x00</text:p>
          </table:table-cell>
          <table:covered-table-cell table:number-columns-repeated="23" table:style-name="ce270"/>
          <table:covered-table-cell table:number-columns-repeated="5"/>
          <table:table-cell table:style-name="ce280" table:formula="of:=IF([.AB23]&gt;0 ;    IF([.AA25]=&quot;BASIC&quot;    ;       &quot;SYMBOL &quot;&amp;[.AB23]&amp;&quot;,&quot;&amp;SUBSTITUTE([.AJ25]&amp;[.AB13]&amp;&quot;,&quot;&amp;[.AJ25]&amp;[.AB14]&amp;&quot;,&quot;&amp;[.AJ25]&amp;[.AB15]&amp;&quot;,&quot;&amp;[.AJ25]&amp;[.AB16]&amp;&quot;,&quot;&amp;[.AJ25]&amp;[.AB17]&amp;&quot;,&quot;&amp;[.AJ25]&amp;[.AB18]&amp;&quot;,&quot;&amp;[.AJ25]&amp;[.AB19]&amp;&quot;,&quot;&amp;[.AJ25]&amp;[.AB20];&quot; &quot;;&quot;&quot;)    ;       &quot;/*&quot;&amp;TEXT([.AB23];&quot;??0&quot;)&amp;&quot;*/ ,&quot;&amp;[.AK25]&amp;[.AB13]&amp;&quot;,&quot;&amp;[.AK25]&amp;[.AB14]&amp;&quot;,&quot;&amp;[.AK25]&amp;[.AB15]&amp;&quot;,&quot;&amp;[.AK25]&amp;[.AB16]&amp;&quot;,&quot;&amp;[.AK25]&amp;[.AB17]&amp;&quot;,&quot;&amp;[.AK25]&amp;[.AB18]&amp;&quot;,&quot;&amp;[.AK25]&amp;[.AB19]&amp;&quot;,&quot;&amp;[.AK25]&amp;[.AB20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3" table:formula="of:=IF([.AC22]&gt;0 ;    IF([.AA25]=&quot;BASIC&quot;    ;       &quot;SYMBOL &quot;&amp;[.AC22]&amp;&quot;,&quot;&amp;SUBSTITUTE([.AJ25]&amp;[.AC4]&amp;&quot;,&quot;&amp;[.AJ25]&amp;[.AC5]&amp;&quot;,&quot;&amp;[.AJ25]&amp;[.AC6]&amp;&quot;,&quot;&amp;[.AJ25]&amp;[.AC7]&amp;&quot;,&quot;&amp;[.AJ25]&amp;[.AC8]&amp;&quot;,&quot;&amp;[.AJ25]&amp;[.AC9]&amp;&quot;,&quot;&amp;[.AJ25]&amp;[.AC10]&amp;&quot;,&quot;&amp;[.AJ25]&amp;[.AC11];&quot; &quot;;&quot;&quot;)    ;              &quot;/*&quot;&amp;TEXT([.AC22];&quot;??0&quot;)&amp;&quot;*/ ,&quot;&amp;[.AK25]&amp;[.AC4]&amp;&quot;,&quot;&amp;[.AK25]&amp;[.AC5]&amp;&quot;,&quot;&amp;[.AK25]&amp;[.AC6]&amp;&quot;,&quot;&amp;[.AK25]&amp;[.AC7]&amp;&quot;,&quot;&amp;[.AK25]&amp;[.AC8]&amp;&quot;,&quot;&amp;[.AK25]&amp;[.AC9]&amp;&quot;,&quot;&amp;[.AK25]&amp;[.AC10]&amp;&quot;,&quot;&amp;[.AK25]&amp;[.AC11]    ) ; &quot; -- &quot; )" office:value-type="string" office:string-value="/*241*/ ,0x00,0x1C,0x00,0x00,0x00,0x00,0x00,0x00" calcext:value-type="string" table:number-columns-spanned="29" table:number-rows-spanned="1">
            <text:p>/*241*/ ,0x00,0x1C,0x00,0x00,0x00,0x00,0x00,0x00</text:p>
          </table:table-cell>
          <table:covered-table-cell table:number-columns-repeated="23" table:style-name="ce270"/>
          <table:covered-table-cell table:number-columns-repeated="5"/>
          <table:table-cell table:style-name="ce281" table:formula="of:=IF([.AC23]&gt;0 ;    IF([.AA25]=&quot;BASIC&quot;    ;       &quot;SYMBOL &quot;&amp;[.AC23]&amp;&quot;,&quot;&amp;SUBSTITUTE([.AJ25]&amp;[.AC13]&amp;&quot;,&quot;&amp;[.AJ25]&amp;[.AC14]&amp;&quot;,&quot;&amp;[.AJ25]&amp;[.AC15]&amp;&quot;,&quot;&amp;[.AJ25]&amp;[.AC16]&amp;&quot;,&quot;&amp;[.AJ25]&amp;[.AC17]&amp;&quot;,&quot;&amp;[.AJ25]&amp;[.AC18]&amp;&quot;,&quot;&amp;[.AJ25]&amp;[.AC19]&amp;&quot;,&quot;&amp;[.AJ25]&amp;[.AC20];&quot; &quot;;&quot;&quot;)    ;       &quot;/*&quot;&amp;TEXT([.AC23];&quot;??0&quot;)&amp;&quot;*/ ,&quot;&amp;[.AK25]&amp;[.AC13]&amp;&quot;,&quot;&amp;[.AK25]&amp;[.AC14]&amp;&quot;,&quot;&amp;[.AK25]&amp;[.AC15]&amp;&quot;,&quot;&amp;[.AK25]&amp;[.AC16]&amp;&quot;,&quot;&amp;[.AK25]&amp;[.AC17]&amp;&quot;,&quot;&amp;[.AK25]&amp;[.AC18]&amp;&quot;,&quot;&amp;[.AK25]&amp;[.AC19]&amp;&quot;,&quot;&amp;[.AK25]&amp;[.AC20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4" table:formula="of:=IF([.AD22]&gt;0 ;    IF([.AA25]=&quot;BASIC&quot;    ;       &quot;SYMBOL &quot;&amp;[.AD22]&amp;&quot;,&quot;&amp;SUBSTITUTE([.AJ25]&amp;[.AD4]&amp;&quot;,&quot;&amp;[.AJ25]&amp;[.AD5]&amp;&quot;,&quot;&amp;[.AJ25]&amp;[.AD6]&amp;&quot;,&quot;&amp;[.AJ25]&amp;[.AD7]&amp;&quot;,&quot;&amp;[.AJ25]&amp;[.AD8]&amp;&quot;,&quot;&amp;[.AJ25]&amp;[.AD9]&amp;&quot;,&quot;&amp;[.AJ25]&amp;[.AD10]&amp;&quot;,&quot;&amp;[.AJ25]&amp;[.AD11];&quot; &quot;;&quot;&quot;)    ;              &quot;/*&quot;&amp;TEXT([.AD22];&quot;??0&quot;)&amp;&quot;*/ ,&quot;&amp;[.AK25]&amp;[.AD4]&amp;&quot;,&quot;&amp;[.AK25]&amp;[.AD5]&amp;&quot;,&quot;&amp;[.AK25]&amp;[.AD6]&amp;&quot;,&quot;&amp;[.AK25]&amp;[.AD7]&amp;&quot;,&quot;&amp;[.AK25]&amp;[.AD8]&amp;&quot;,&quot;&amp;[.AK25]&amp;[.AD9]&amp;&quot;,&quot;&amp;[.AK25]&amp;[.AD10]&amp;&quot;,&quot;&amp;[.AK25]&amp;[.AD11]    ) ; &quot; -- &quot; )" office:value-type="string" office:string-value="/*242*/ ,0x3E,0x22,0xE2,0x7E,0x2A,0xFF,0x81,0xFF" calcext:value-type="string" table:number-columns-spanned="29" table:number-rows-spanned="1">
            <text:p>/*242*/ ,0x3E,0x22,0xE2,0x7E,0x2A,0xFF,0x81,0xFF</text:p>
          </table:table-cell>
          <table:covered-table-cell table:number-columns-repeated="23" table:style-name="ce270"/>
          <table:covered-table-cell table:number-columns-repeated="5"/>
          <table:table-cell table:style-name="ce282" table:formula="of:=IF([.AD23]&gt;0 ;    IF([.AA25]=&quot;BASIC&quot;    ;       &quot;SYMBOL &quot;&amp;[.AD23]&amp;&quot;,&quot;&amp;SUBSTITUTE([.AJ25]&amp;[.AD13]&amp;&quot;,&quot;&amp;[.AJ25]&amp;[.AD14]&amp;&quot;,&quot;&amp;[.AJ25]&amp;[.AD15]&amp;&quot;,&quot;&amp;[.AJ25]&amp;[.AD16]&amp;&quot;,&quot;&amp;[.AJ25]&amp;[.AD17]&amp;&quot;,&quot;&amp;[.AJ25]&amp;[.AD18]&amp;&quot;,&quot;&amp;[.AJ25]&amp;[.AD19]&amp;&quot;,&quot;&amp;[.AJ25]&amp;[.AD20];&quot; &quot;;&quot;&quot;)    ;       &quot;/*&quot;&amp;TEXT([.AD23];&quot;??0&quot;)&amp;&quot;*/ ,&quot;&amp;[.AK25]&amp;[.AD13]&amp;&quot;,&quot;&amp;[.AK25]&amp;[.AD14]&amp;&quot;,&quot;&amp;[.AK25]&amp;[.AD15]&amp;&quot;,&quot;&amp;[.AK25]&amp;[.AD16]&amp;&quot;,&quot;&amp;[.AK25]&amp;[.AD17]&amp;&quot;,&quot;&amp;[.AK25]&amp;[.AD18]&amp;&quot;,&quot;&amp;[.AK25]&amp;[.AD19]&amp;&quot;,&quot;&amp;[.AK25]&amp;[.AD20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5" table:formula="of:=IF([.AE22]&gt;0 ;    IF([.AA25]=&quot;BASIC&quot;    ;       &quot;SYMBOL &quot;&amp;[.AE22]&amp;&quot;,&quot;&amp;SUBSTITUTE([.AJ25]&amp;[.AE4]&amp;&quot;,&quot;&amp;[.AJ25]&amp;[.AE5]&amp;&quot;,&quot;&amp;[.AJ25]&amp;[.AE6]&amp;&quot;,&quot;&amp;[.AJ25]&amp;[.AE7]&amp;&quot;,&quot;&amp;[.AJ25]&amp;[.AE8]&amp;&quot;,&quot;&amp;[.AJ25]&amp;[.AE9]&amp;&quot;,&quot;&amp;[.AJ25]&amp;[.AE10]&amp;&quot;,&quot;&amp;[.AJ25]&amp;[.AE11];&quot; &quot;;&quot;&quot;)    ;              &quot;/*&quot;&amp;TEXT([.AE22];&quot;??0&quot;)&amp;&quot;*/ ,&quot;&amp;[.AK25]&amp;[.AE4]&amp;&quot;,&quot;&amp;[.AK25]&amp;[.AE5]&amp;&quot;,&quot;&amp;[.AK25]&amp;[.AE6]&amp;&quot;,&quot;&amp;[.AK25]&amp;[.AE7]&amp;&quot;,&quot;&amp;[.AK25]&amp;[.AE8]&amp;&quot;,&quot;&amp;[.AK25]&amp;[.AE9]&amp;&quot;,&quot;&amp;[.AK25]&amp;[.AE10]&amp;&quot;,&quot;&amp;[.AK25]&amp;[.AE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3" table:formula="of:=IF([.AE23]&gt;0 ;    IF([.AA25]=&quot;BASIC&quot;    ;       &quot;SYMBOL &quot;&amp;[.AE23]&amp;&quot;,&quot;&amp;SUBSTITUTE([.AJ25]&amp;[.AE13]&amp;&quot;,&quot;&amp;[.AJ25]&amp;[.AE14]&amp;&quot;,&quot;&amp;[.AJ25]&amp;[.AE15]&amp;&quot;,&quot;&amp;[.AJ25]&amp;[.AE16]&amp;&quot;,&quot;&amp;[.AJ25]&amp;[.AE17]&amp;&quot;,&quot;&amp;[.AJ25]&amp;[.AE18]&amp;&quot;,&quot;&amp;[.AJ25]&amp;[.AE19]&amp;&quot;,&quot;&amp;[.AJ25]&amp;[.AE20];&quot; &quot;;&quot;&quot;)    ;       &quot;/*&quot;&amp;TEXT([.AE23];&quot;??0&quot;)&amp;&quot;*/ ,&quot;&amp;[.AK25]&amp;[.AE13]&amp;&quot;,&quot;&amp;[.AK25]&amp;[.AE14]&amp;&quot;,&quot;&amp;[.AK25]&amp;[.AE15]&amp;&quot;,&quot;&amp;[.AK25]&amp;[.AE16]&amp;&quot;,&quot;&amp;[.AK25]&amp;[.AE17]&amp;&quot;,&quot;&amp;[.AK25]&amp;[.AE18]&amp;&quot;,&quot;&amp;[.AK25]&amp;[.AE19]&amp;&quot;,&quot;&amp;[.AK25]&amp;[.AE20]    ) ; &quot; -- &quot; )" office:value-type="string" office:string-value="/*246*/ ,0x7E,0x00,0x00,0x00,0x00,0x00,0x00,0x00" calcext:value-type="string" table:number-columns-spanned="12" table:number-rows-spanned="1">
            <text:p>/*246*/ ,0x7E,0x00,0x00,0x00,0x00,0x00,0x00,0x00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6" table:formula="of:=IF([.AF22]&gt;0 ;    IF([.AA25]=&quot;BASIC&quot;    ;       &quot;SYMBOL &quot;&amp;[.AF22]&amp;&quot;,&quot;&amp;SUBSTITUTE([.AJ25]&amp;[.AF4]&amp;&quot;,&quot;&amp;[.AJ25]&amp;[.AF5]&amp;&quot;,&quot;&amp;[.AJ25]&amp;[.AF6]&amp;&quot;,&quot;&amp;[.AJ25]&amp;[.AF7]&amp;&quot;,&quot;&amp;[.AJ25]&amp;[.AF8]&amp;&quot;,&quot;&amp;[.AJ25]&amp;[.AF9]&amp;&quot;,&quot;&amp;[.AJ25]&amp;[.AF10]&amp;&quot;,&quot;&amp;[.AJ25]&amp;[.AF11];&quot; &quot;;&quot;&quot;)    ;              &quot;/*&quot;&amp;TEXT([.AF22];&quot;??0&quot;)&amp;&quot;*/ ,&quot;&amp;[.AK25]&amp;[.AF4]&amp;&quot;,&quot;&amp;[.AK25]&amp;[.AF5]&amp;&quot;,&quot;&amp;[.AK25]&amp;[.AF6]&amp;&quot;,&quot;&amp;[.AK25]&amp;[.AF7]&amp;&quot;,&quot;&amp;[.AK25]&amp;[.AF8]&amp;&quot;,&quot;&amp;[.AK25]&amp;[.AF9]&amp;&quot;,&quot;&amp;[.AK25]&amp;[.AF10]&amp;&quot;,&quot;&amp;[.AK25]&amp;[.AF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4" table:formula="of:=IF([.AF23]&gt;0 ;    IF([.AA25]=&quot;BASIC&quot;    ;       &quot;SYMBOL &quot;&amp;[.AF23]&amp;&quot;,&quot;&amp;SUBSTITUTE([.AJ25]&amp;[.AF13]&amp;&quot;,&quot;&amp;[.AJ25]&amp;[.AF14]&amp;&quot;,&quot;&amp;[.AJ25]&amp;[.AF15]&amp;&quot;,&quot;&amp;[.AJ25]&amp;[.AF16]&amp;&quot;,&quot;&amp;[.AJ25]&amp;[.AF17]&amp;&quot;,&quot;&amp;[.AJ25]&amp;[.AF18]&amp;&quot;,&quot;&amp;[.AJ25]&amp;[.AF19]&amp;&quot;,&quot;&amp;[.AJ25]&amp;[.AF20];&quot; &quot;;&quot;&quot;)    ;       &quot;/*&quot;&amp;TEXT([.AF23];&quot;??0&quot;)&amp;&quot;*/ ,&quot;&amp;[.AK25]&amp;[.AF13]&amp;&quot;,&quot;&amp;[.AK25]&amp;[.AF14]&amp;&quot;,&quot;&amp;[.AK25]&amp;[.AF15]&amp;&quot;,&quot;&amp;[.AK25]&amp;[.AF16]&amp;&quot;,&quot;&amp;[.AK25]&amp;[.AF17]&amp;&quot;,&quot;&amp;[.AK25]&amp;[.AF18]&amp;&quot;,&quot;&amp;[.AK25]&amp;[.AF19]&amp;&quot;,&quot;&amp;[.AK25]&amp;[.AF20]    ) ; &quot; -- &quot; )" office:value-type="string" office:string-value="/*247*/ ,0x81,0x3C,0x00,0x00,0x00,0x00,0x00,0x00" calcext:value-type="string" table:number-columns-spanned="12" table:number-rows-spanned="1">
            <text:p>/*247*/ ,0x81,0x3C,0x00,0x00,0x00,0x00,0x00,0x00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7" table:formula="of:=IF([.AG22]&gt;0 ;    IF([.AA25]=&quot;BASIC&quot;    ;       &quot;SYMBOL &quot;&amp;[.AG22]&amp;&quot;,&quot;&amp;SUBSTITUTE([.AJ25]&amp;[.AG4]&amp;&quot;,&quot;&amp;[.AJ25]&amp;[.AG5]&amp;&quot;,&quot;&amp;[.AJ25]&amp;[.AG6]&amp;&quot;,&quot;&amp;[.AJ25]&amp;[.AG7]&amp;&quot;,&quot;&amp;[.AJ25]&amp;[.AG8]&amp;&quot;,&quot;&amp;[.AJ25]&amp;[.AG9]&amp;&quot;,&quot;&amp;[.AJ25]&amp;[.AG10]&amp;&quot;,&quot;&amp;[.AJ25]&amp;[.AG11];&quot; &quot;;&quot;&quot;)    ;              &quot;/*&quot;&amp;TEXT([.AG22];&quot;??0&quot;)&amp;&quot;*/ ,&quot;&amp;[.AK25]&amp;[.AG4]&amp;&quot;,&quot;&amp;[.AK25]&amp;[.AG5]&amp;&quot;,&quot;&amp;[.AK25]&amp;[.AG6]&amp;&quot;,&quot;&amp;[.AK25]&amp;[.AG7]&amp;&quot;,&quot;&amp;[.AK25]&amp;[.AG8]&amp;&quot;,&quot;&amp;[.AK25]&amp;[.AG9]&amp;&quot;,&quot;&amp;[.AK25]&amp;[.AG10]&amp;&quot;,&quot;&amp;[.AK25]&amp;[.AG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5" table:formula="of:=IF([.AG23]&gt;0 ;    IF([.AA25]=&quot;BASIC&quot;    ;       &quot;SYMBOL &quot;&amp;[.AG23]&amp;&quot;,&quot;&amp;SUBSTITUTE([.AJ25]&amp;[.AG13]&amp;&quot;,&quot;&amp;[.AJ25]&amp;[.AG14]&amp;&quot;,&quot;&amp;[.AJ25]&amp;[.AG15]&amp;&quot;,&quot;&amp;[.AJ25]&amp;[.AG16]&amp;&quot;,&quot;&amp;[.AJ25]&amp;[.AG17]&amp;&quot;,&quot;&amp;[.AJ25]&amp;[.AG18]&amp;&quot;,&quot;&amp;[.AJ25]&amp;[.AG19]&amp;&quot;,&quot;&amp;[.AJ25]&amp;[.AG20];&quot; &quot;;&quot;&quot;)    ;       &quot;/*&quot;&amp;TEXT([.AG23];&quot;??0&quot;)&amp;&quot;*/ ,&quot;&amp;[.AK25]&amp;[.AG13]&amp;&quot;,&quot;&amp;[.AK25]&amp;[.AG14]&amp;&quot;,&quot;&amp;[.AK25]&amp;[.AG15]&amp;&quot;,&quot;&amp;[.AK25]&amp;[.AG16]&amp;&quot;,&quot;&amp;[.AK25]&amp;[.AG17]&amp;&quot;,&quot;&amp;[.AK25]&amp;[.AG18]&amp;&quot;,&quot;&amp;[.AK25]&amp;[.AG19]&amp;&quot;,&quot;&amp;[.AK25]&amp;[.AG20]    ) ; &quot; -- &quot; )" office:value-type="string" office:string-value="/*248*/ ,0x00,0x81,0x42,0x66,0x24,0x24,0x42,0x81" calcext:value-type="string" table:number-columns-spanned="12" table:number-rows-spanned="1">
            <text:p>/*248*/ ,0x00,0x81,0x42,0x66,0x24,0x24,0x42,0x81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8" table:formula="of:=IF([.AH22]&gt;0 ;    IF([.AA25]=&quot;BASIC&quot;    ;       &quot;SYMBOL &quot;&amp;[.AH22]&amp;&quot;,&quot;&amp;SUBSTITUTE([.AJ25]&amp;[.AH4]&amp;&quot;,&quot;&amp;[.AJ25]&amp;[.AH5]&amp;&quot;,&quot;&amp;[.AJ25]&amp;[.AH6]&amp;&quot;,&quot;&amp;[.AJ25]&amp;[.AH7]&amp;&quot;,&quot;&amp;[.AJ25]&amp;[.AH8]&amp;&quot;,&quot;&amp;[.AJ25]&amp;[.AH9]&amp;&quot;,&quot;&amp;[.AJ25]&amp;[.AH10]&amp;&quot;,&quot;&amp;[.AJ25]&amp;[.AH11];&quot; &quot;;&quot;&quot;)    ;              &quot;/*&quot;&amp;TEXT([.AH22];&quot;??0&quot;)&amp;&quot;*/ ,&quot;&amp;[.AK25]&amp;[.AH4]&amp;&quot;,&quot;&amp;[.AK25]&amp;[.AH5]&amp;&quot;,&quot;&amp;[.AK25]&amp;[.AH6]&amp;&quot;,&quot;&amp;[.AK25]&amp;[.AH7]&amp;&quot;,&quot;&amp;[.AK25]&amp;[.AH8]&amp;&quot;,&quot;&amp;[.AK25]&amp;[.AH9]&amp;&quot;,&quot;&amp;[.AK25]&amp;[.AH10]&amp;&quot;,&quot;&amp;[.AK25]&amp;[.AH11]    ) ; &quot; -- &quot; )" office:value-type="string" office:string-value="/*243*/ ,0x00,0x00,0x00,0x00,0x14,0x00,0x00,0x00" calcext:value-type="string" table:number-columns-spanned="29" table:number-rows-spanned="1">
            <text:p>/*243*/ ,0x00,0x00,0x00,0x00,0x14,0x00,0x00,0x00</text:p>
          </table:table-cell>
          <table:covered-table-cell table:number-columns-repeated="23" table:style-name="ce270"/>
          <table:covered-table-cell table:number-columns-repeated="5"/>
          <table:table-cell table:style-name="ce286" table:formula="of:=IF([.AH23]&gt;0 ;    IF([.AA25]=&quot;BASIC&quot;    ;       &quot;SYMBOL &quot;&amp;[.AH23]&amp;&quot;,&quot;&amp;SUBSTITUTE([.AJ25]&amp;[.AH13]&amp;&quot;,&quot;&amp;[.AJ25]&amp;[.AH14]&amp;&quot;,&quot;&amp;[.AJ25]&amp;[.AH15]&amp;&quot;,&quot;&amp;[.AJ25]&amp;[.AH16]&amp;&quot;,&quot;&amp;[.AJ25]&amp;[.AH17]&amp;&quot;,&quot;&amp;[.AJ25]&amp;[.AH18]&amp;&quot;,&quot;&amp;[.AJ25]&amp;[.AH19]&amp;&quot;,&quot;&amp;[.AJ25]&amp;[.AH20];&quot; &quot;;&quot;&quot;)    ;       &quot;/*&quot;&amp;TEXT([.AH23];&quot;??0&quot;)&amp;&quot;*/ ,&quot;&amp;[.AK25]&amp;[.AH13]&amp;&quot;,&quot;&amp;[.AK25]&amp;[.AH14]&amp;&quot;,&quot;&amp;[.AK25]&amp;[.AH15]&amp;&quot;,&quot;&amp;[.AK25]&amp;[.AH16]&amp;&quot;,&quot;&amp;[.AK25]&amp;[.AH17]&amp;&quot;,&quot;&amp;[.AK25]&amp;[.AH18]&amp;&quot;,&quot;&amp;[.AK25]&amp;[.AH19]&amp;&quot;,&quot;&amp;[.AK25]&amp;[.AH20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9" table:formula="of:=IF([.AI22]&gt;0 ;    IF([.AA25]=&quot;BASIC&quot;    ;       &quot;SYMBOL &quot;&amp;[.AI22]&amp;&quot;,&quot;&amp;SUBSTITUTE([.AJ25]&amp;[.AI4]&amp;&quot;,&quot;&amp;[.AJ25]&amp;[.AI5]&amp;&quot;,&quot;&amp;[.AJ25]&amp;[.AI6]&amp;&quot;,&quot;&amp;[.AJ25]&amp;[.AI7]&amp;&quot;,&quot;&amp;[.AJ25]&amp;[.AI8]&amp;&quot;,&quot;&amp;[.AJ25]&amp;[.AI9]&amp;&quot;,&quot;&amp;[.AJ25]&amp;[.AI10]&amp;&quot;,&quot;&amp;[.AJ25]&amp;[.AI11];&quot; &quot;;&quot;&quot;)    ;              &quot;/*&quot;&amp;TEXT([.AI22];&quot;??0&quot;)&amp;&quot;*/ ,&quot;&amp;[.AK25]&amp;[.AI4]&amp;&quot;,&quot;&amp;[.AK25]&amp;[.AI5]&amp;&quot;,&quot;&amp;[.AK25]&amp;[.AI6]&amp;&quot;,&quot;&amp;[.AK25]&amp;[.AI7]&amp;&quot;,&quot;&amp;[.AK25]&amp;[.AI8]&amp;&quot;,&quot;&amp;[.AK25]&amp;[.AI9]&amp;&quot;,&quot;&amp;[.AK25]&amp;[.AI10]&amp;&quot;,&quot;&amp;[.AK25]&amp;[.AI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269"/>
          <table:table-cell table:style-name="ce287" table:formula="of:=IF([.AI23]&gt;0 ;    IF([.AA25]=&quot;BASIC&quot;    ;       &quot;SYMBOL &quot;&amp;[.AI23]&amp;&quot;,&quot;&amp;SUBSTITUTE([.AJ25]&amp;[.AI13]&amp;&quot;,&quot;&amp;[.AJ25]&amp;[.AI14]&amp;&quot;,&quot;&amp;[.AJ25]&amp;[.AI15]&amp;&quot;,&quot;&amp;[.AJ25]&amp;[.AI16]&amp;&quot;,&quot;&amp;[.AJ25]&amp;[.AI17]&amp;&quot;,&quot;&amp;[.AJ25]&amp;[.AI18]&amp;&quot;,&quot;&amp;[.AJ25]&amp;[.AI19]&amp;&quot;,&quot;&amp;[.AJ25]&amp;[.AI20];&quot; &quot;;&quot;&quot;)    ;       &quot;/*&quot;&amp;TEXT([.AI23];&quot;??0&quot;)&amp;&quot;*/ ,&quot;&amp;[.AK25]&amp;[.AI13]&amp;&quot;,&quot;&amp;[.AK25]&amp;[.AI14]&amp;&quot;,&quot;&amp;[.AK25]&amp;[.AI15]&amp;&quot;,&quot;&amp;[.AK25]&amp;[.AI16]&amp;&quot;,&quot;&amp;[.AK25]&amp;[.AI17]&amp;&quot;,&quot;&amp;[.AK25]&amp;[.AI18]&amp;&quot;,&quot;&amp;[.AK25]&amp;[.AI19]&amp;&quot;,&quot;&amp;[.AK25]&amp;[.AI20]    ) ; &quot; -- &quot; )" office:value-type="string" office:string-value="/*249*/ ,0x00,0x00,0x3C,0x00,0x18,0x00,0x3C,0x00" calcext:value-type="string" table:number-columns-spanned="12" table:number-rows-spanned="1">
            <text:p>/*249*/ ,0x00,0x00,0x3C,0x00,0x18,0x00,0x3C,0x00</text:p>
          </table:table-cell>
          <table:covered-table-cell table:number-columns-repeated="11" table:style-name="ce269"/>
          <table:table-cell/>
        </table:table-row>
        <table:table-row table:style-name="ro4">
          <table:table-cell/>
          <table:table-cell table:style-name="ce260" table:formula="of:=IF([.AJ22]&gt;0 ;    IF([.AA25]=&quot;BASIC&quot;    ;       &quot;SYMBOL &quot;&amp;[.AJ22]&amp;&quot;,&quot;&amp;SUBSTITUTE([.AJ25]&amp;[.AJ4]&amp;&quot;,&quot;&amp;[.AJ25]&amp;[.AJ5]&amp;&quot;,&quot;&amp;[.AJ25]&amp;[.AJ6]&amp;&quot;,&quot;&amp;[.AJ25]&amp;[.AJ7]&amp;&quot;,&quot;&amp;[.AJ25]&amp;[.AJ8]&amp;&quot;,&quot;&amp;[.AJ25]&amp;[.AJ9]&amp;&quot;,&quot;&amp;[.AJ25]&amp;[.AJ10]&amp;&quot;,&quot;&amp;[.AJ25]&amp;[.AJ11];&quot; &quot;;&quot;&quot;)    ;              &quot;/*&quot;&amp;TEXT([.AJ22];&quot;??0&quot;)&amp;&quot;*/ ,&quot;&amp;[.AK25]&amp;[.AJ4]&amp;&quot;,&quot;&amp;[.AK25]&amp;[.AJ5]&amp;&quot;,&quot;&amp;[.AK25]&amp;[.AJ6]&amp;&quot;,&quot;&amp;[.AK25]&amp;[.AJ7]&amp;&quot;,&quot;&amp;[.AK25]&amp;[.AJ8]&amp;&quot;,&quot;&amp;[.AK25]&amp;[.AJ9]&amp;&quot;,&quot;&amp;[.AK25]&amp;[.AJ10]&amp;&quot;,&quot;&amp;[.AK25]&amp;[.AJ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8" table:formula="of:=IF([.AJ23]&gt;0 ;    IF([.AA25]=&quot;BASIC&quot;    ;       &quot;SYMBOL &quot;&amp;[.AJ23]&amp;&quot;,&quot;&amp;SUBSTITUTE([.AJ25]&amp;[.AJ13]&amp;&quot;,&quot;&amp;[.AJ25]&amp;[.AJ14]&amp;&quot;,&quot;&amp;[.AJ25]&amp;[.AJ15]&amp;&quot;,&quot;&amp;[.AJ25]&amp;[.AJ16]&amp;&quot;,&quot;&amp;[.AJ25]&amp;[.AJ17]&amp;&quot;,&quot;&amp;[.AJ25]&amp;[.AJ18]&amp;&quot;,&quot;&amp;[.AJ25]&amp;[.AJ19]&amp;&quot;,&quot;&amp;[.AJ25]&amp;[.AJ20];&quot; &quot;;&quot;&quot;)    ;       &quot;/*&quot;&amp;TEXT([.AJ23];&quot;??0&quot;)&amp;&quot;*/ ,&quot;&amp;[.AK25]&amp;[.AJ13]&amp;&quot;,&quot;&amp;[.AK25]&amp;[.AJ14]&amp;&quot;,&quot;&amp;[.AK25]&amp;[.AJ15]&amp;&quot;,&quot;&amp;[.AK25]&amp;[.AJ16]&amp;&quot;,&quot;&amp;[.AK25]&amp;[.AJ17]&amp;&quot;,&quot;&amp;[.AK25]&amp;[.AJ18]&amp;&quot;,&quot;&amp;[.AK25]&amp;[.AJ19]&amp;&quot;,&quot;&amp;[.AK25]&amp;[.AJ20]    ) ; &quot; -- &quot; )" office:value-type="string" office:string-value="/*250*/ ,0x00,0x00,0x00,0x18,0x00,0x18,0x00,0x00" calcext:value-type="string" table:number-columns-spanned="12" table:number-rows-spanned="1">
            <text:p>/*250*/ ,0x00,0x00,0x00,0x18,0x00,0x18,0x00,0x00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1" table:formula="of:=IF([.AK22]&gt;0 ;    IF([.AA25]=&quot;BASIC&quot;    ;       &quot;SYMBOL &quot;&amp;[.AK22]&amp;&quot;,&quot;&amp;SUBSTITUTE([.AJ25]&amp;[.AK4]&amp;&quot;,&quot;&amp;[.AJ25]&amp;[.AK5]&amp;&quot;,&quot;&amp;[.AJ25]&amp;[.AK6]&amp;&quot;,&quot;&amp;[.AJ25]&amp;[.AK7]&amp;&quot;,&quot;&amp;[.AJ25]&amp;[.AK8]&amp;&quot;,&quot;&amp;[.AJ25]&amp;[.AK9]&amp;&quot;,&quot;&amp;[.AJ25]&amp;[.AK10]&amp;&quot;,&quot;&amp;[.AJ25]&amp;[.AK11];&quot; &quot;;&quot;&quot;)    ;              &quot;/*&quot;&amp;TEXT([.AK22];&quot;??0&quot;)&amp;&quot;*/ ,&quot;&amp;[.AK25]&amp;[.AK4]&amp;&quot;,&quot;&amp;[.AK25]&amp;[.AK5]&amp;&quot;,&quot;&amp;[.AK25]&amp;[.AK6]&amp;&quot;,&quot;&amp;[.AK25]&amp;[.AK7]&amp;&quot;,&quot;&amp;[.AK25]&amp;[.AK8]&amp;&quot;,&quot;&amp;[.AK25]&amp;[.AK9]&amp;&quot;,&quot;&amp;[.AK25]&amp;[.AK10]&amp;&quot;,&quot;&amp;[.AK25]&amp;[.AK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9" table:formula="of:=IF([.AK23]&gt;0 ;    IF([.AA25]=&quot;BASIC&quot;    ;       &quot;SYMBOL &quot;&amp;[.AK23]&amp;&quot;,&quot;&amp;SUBSTITUTE([.AJ25]&amp;[.AK13]&amp;&quot;,&quot;&amp;[.AJ25]&amp;[.AK14]&amp;&quot;,&quot;&amp;[.AJ25]&amp;[.AK15]&amp;&quot;,&quot;&amp;[.AJ25]&amp;[.AK16]&amp;&quot;,&quot;&amp;[.AJ25]&amp;[.AK17]&amp;&quot;,&quot;&amp;[.AJ25]&amp;[.AK18]&amp;&quot;,&quot;&amp;[.AJ25]&amp;[.AK19]&amp;&quot;,&quot;&amp;[.AJ25]&amp;[.AK20];&quot; &quot;;&quot;&quot;)    ;       &quot;/*&quot;&amp;TEXT([.AK23];&quot;??0&quot;)&amp;&quot;*/ ,&quot;&amp;[.AK25]&amp;[.AK13]&amp;&quot;,&quot;&amp;[.AK25]&amp;[.AK14]&amp;&quot;,&quot;&amp;[.AK25]&amp;[.AK15]&amp;&quot;,&quot;&amp;[.AK25]&amp;[.AK16]&amp;&quot;,&quot;&amp;[.AK25]&amp;[.AK17]&amp;&quot;,&quot;&amp;[.AK25]&amp;[.AK18]&amp;&quot;,&quot;&amp;[.AK25]&amp;[.AK19]&amp;&quot;,&quot;&amp;[.AK25]&amp;[.AK20]    ) ; &quot; -- &quot; )" office:value-type="string" office:string-value="/*251*/ ,0x00,0x00,0x00,0x00,0x00,0x00,0x00,0x42" calcext:value-type="string" table:number-columns-spanned="12" table:number-rows-spanned="1">
            <text:p>/*251*/ ,0x00,0x00,0x00,0x00,0x00,0x00,0x00,0x42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2" table:formula="of:=IF([.AL22]&gt;0 ;    IF([.AA25]=&quot;BASIC&quot;    ;       &quot;SYMBOL &quot;&amp;[.AL22]&amp;&quot;,&quot;&amp;SUBSTITUTE([.AJ25]&amp;[.AL4]&amp;&quot;,&quot;&amp;[.AJ25]&amp;[.AL5]&amp;&quot;,&quot;&amp;[.AJ25]&amp;[.AL6]&amp;&quot;,&quot;&amp;[.AJ25]&amp;[.AL7]&amp;&quot;,&quot;&amp;[.AJ25]&amp;[.AL8]&amp;&quot;,&quot;&amp;[.AJ25]&amp;[.AL9]&amp;&quot;,&quot;&amp;[.AJ25]&amp;[.AL10]&amp;&quot;,&quot;&amp;[.AJ25]&amp;[.AL11];&quot; &quot;;&quot;&quot;)    ;              &quot;/*&quot;&amp;TEXT([.AL22];&quot;??0&quot;)&amp;&quot;*/ ,&quot;&amp;[.AK25]&amp;[.AL4]&amp;&quot;,&quot;&amp;[.AK25]&amp;[.AL5]&amp;&quot;,&quot;&amp;[.AK25]&amp;[.AL6]&amp;&quot;,&quot;&amp;[.AK25]&amp;[.AL7]&amp;&quot;,&quot;&amp;[.AK25]&amp;[.AL8]&amp;&quot;,&quot;&amp;[.AK25]&amp;[.AL9]&amp;&quot;,&quot;&amp;[.AK25]&amp;[.AL10]&amp;&quot;,&quot;&amp;[.AK25]&amp;[.AL11]    ) ; &quot; -- &quot; )" office:value-type="string" office:string-value="/*244*/ ,0x00,0x00,0x00,0x00,0x00,0x00,0x54,0x00" calcext:value-type="string" table:number-columns-spanned="29" table:number-rows-spanned="1">
            <text:p>/*244*/ ,0x00,0x00,0x00,0x00,0x00,0x00,0x54,0x00</text:p>
          </table:table-cell>
          <table:covered-table-cell table:number-columns-repeated="23" table:style-name="ce270"/>
          <table:covered-table-cell table:number-columns-repeated="5"/>
          <table:table-cell table:style-name="ce290" table:formula="of:=IF([.AL23]&gt;0 ;    IF([.AA25]=&quot;BASIC&quot;    ;       &quot;SYMBOL &quot;&amp;[.AL23]&amp;&quot;,&quot;&amp;SUBSTITUTE([.AJ25]&amp;[.AL13]&amp;&quot;,&quot;&amp;[.AJ25]&amp;[.AL14]&amp;&quot;,&quot;&amp;[.AJ25]&amp;[.AL15]&amp;&quot;,&quot;&amp;[.AJ25]&amp;[.AL16]&amp;&quot;,&quot;&amp;[.AJ25]&amp;[.AL17]&amp;&quot;,&quot;&amp;[.AJ25]&amp;[.AL18]&amp;&quot;,&quot;&amp;[.AJ25]&amp;[.AL19]&amp;&quot;,&quot;&amp;[.AJ25]&amp;[.AL20];&quot; &quot;;&quot;&quot;)    ;       &quot;/*&quot;&amp;TEXT([.AL23];&quot;??0&quot;)&amp;&quot;*/ ,&quot;&amp;[.AK25]&amp;[.AL13]&amp;&quot;,&quot;&amp;[.AK25]&amp;[.AL14]&amp;&quot;,&quot;&amp;[.AK25]&amp;[.AL15]&amp;&quot;,&quot;&amp;[.AK25]&amp;[.AL16]&amp;&quot;,&quot;&amp;[.AK25]&amp;[.AL17]&amp;&quot;,&quot;&amp;[.AK25]&amp;[.AL18]&amp;&quot;,&quot;&amp;[.AK25]&amp;[.AL19]&amp;&quot;,&quot;&amp;[.AK25]&amp;[.AL20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3" table:formula="of:=IF([.AM22]&gt;0 ;    IF([.AA25]=&quot;BASIC&quot;    ;       &quot;SYMBOL &quot;&amp;[.AM22]&amp;&quot;,&quot;&amp;SUBSTITUTE([.AJ25]&amp;[.AM4]&amp;&quot;,&quot;&amp;[.AJ25]&amp;[.AM5]&amp;&quot;,&quot;&amp;[.AJ25]&amp;[.AM6]&amp;&quot;,&quot;&amp;[.AJ25]&amp;[.AM7]&amp;&quot;,&quot;&amp;[.AJ25]&amp;[.AM8]&amp;&quot;,&quot;&amp;[.AJ25]&amp;[.AM9]&amp;&quot;,&quot;&amp;[.AJ25]&amp;[.AM10]&amp;&quot;,&quot;&amp;[.AJ25]&amp;[.AM11];&quot; &quot;;&quot;&quot;)    ;              &quot;/*&quot;&amp;TEXT([.AM22];&quot;??0&quot;)&amp;&quot;*/ ,&quot;&amp;[.AK25]&amp;[.AM4]&amp;&quot;,&quot;&amp;[.AK25]&amp;[.AM5]&amp;&quot;,&quot;&amp;[.AK25]&amp;[.AM6]&amp;&quot;,&quot;&amp;[.AK25]&amp;[.AM7]&amp;&quot;,&quot;&amp;[.AK25]&amp;[.AM8]&amp;&quot;,&quot;&amp;[.AK25]&amp;[.AM9]&amp;&quot;,&quot;&amp;[.AK25]&amp;[.AM10]&amp;&quot;,&quot;&amp;[.AK25]&amp;[.AM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1" table:formula="of:=IF([.AM23]&gt;0 ;    IF([.AA25]=&quot;BASIC&quot;    ;       &quot;SYMBOL &quot;&amp;[.AM23]&amp;&quot;,&quot;&amp;SUBSTITUTE([.AJ25]&amp;[.AM13]&amp;&quot;,&quot;&amp;[.AJ25]&amp;[.AM14]&amp;&quot;,&quot;&amp;[.AJ25]&amp;[.AM15]&amp;&quot;,&quot;&amp;[.AJ25]&amp;[.AM16]&amp;&quot;,&quot;&amp;[.AJ25]&amp;[.AM17]&amp;&quot;,&quot;&amp;[.AJ25]&amp;[.AM18]&amp;&quot;,&quot;&amp;[.AJ25]&amp;[.AM19]&amp;&quot;,&quot;&amp;[.AJ25]&amp;[.AM20];&quot; &quot;;&quot;&quot;)    ;       &quot;/*&quot;&amp;TEXT([.AM23];&quot;??0&quot;)&amp;&quot;*/ ,&quot;&amp;[.AK25]&amp;[.AM13]&amp;&quot;,&quot;&amp;[.AK25]&amp;[.AM14]&amp;&quot;,&quot;&amp;[.AK25]&amp;[.AM15]&amp;&quot;,&quot;&amp;[.AK25]&amp;[.AM16]&amp;&quot;,&quot;&amp;[.AK25]&amp;[.AM17]&amp;&quot;,&quot;&amp;[.AK25]&amp;[.AM18]&amp;&quot;,&quot;&amp;[.AK25]&amp;[.AM19]&amp;&quot;,&quot;&amp;[.AK25]&amp;[.AM20]    ) ; &quot; -- &quot; )" office:value-type="string" office:string-value="/*252*/ ,0x00,0x00,0x00,0x00,0x00,0x00,0x00,0x24" calcext:value-type="string" table:number-columns-spanned="12" table:number-rows-spanned="1">
            <text:p>/*252*/ ,0x00,0x00,0x00,0x00,0x00,0x00,0x00,0x24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4" table:formula="of:=IF([.AN22]&gt;0 ;    IF([.AA25]=&quot;BASIC&quot;    ;       &quot;SYMBOL &quot;&amp;[.AN22]&amp;&quot;,&quot;&amp;SUBSTITUTE([.AJ25]&amp;[.AN4]&amp;&quot;,&quot;&amp;[.AJ25]&amp;[.AN5]&amp;&quot;,&quot;&amp;[.AJ25]&amp;[.AN6]&amp;&quot;,&quot;&amp;[.AJ25]&amp;[.AN7]&amp;&quot;,&quot;&amp;[.AJ25]&amp;[.AN8]&amp;&quot;,&quot;&amp;[.AJ25]&amp;[.AN9]&amp;&quot;,&quot;&amp;[.AJ25]&amp;[.AN10]&amp;&quot;,&quot;&amp;[.AJ25]&amp;[.AN11];&quot; &quot;;&quot;&quot;)    ;              &quot;/*&quot;&amp;TEXT([.AN22];&quot;??0&quot;)&amp;&quot;*/ ,&quot;&amp;[.AK25]&amp;[.AN4]&amp;&quot;,&quot;&amp;[.AK25]&amp;[.AN5]&amp;&quot;,&quot;&amp;[.AK25]&amp;[.AN6]&amp;&quot;,&quot;&amp;[.AK25]&amp;[.AN7]&amp;&quot;,&quot;&amp;[.AK25]&amp;[.AN8]&amp;&quot;,&quot;&amp;[.AK25]&amp;[.AN9]&amp;&quot;,&quot;&amp;[.AK25]&amp;[.AN10]&amp;&quot;,&quot;&amp;[.AK25]&amp;[.AN11]    ) ; &quot; -- &quot; )" office:value-type="string" office:string-value="/*245*/ ,0x00,0x00,0x00,0x00,0x00,0x00,0x2A,0x00" calcext:value-type="string" table:number-columns-spanned="29" table:number-rows-spanned="1">
            <text:p>/*245*/ ,0x00,0x00,0x00,0x00,0x00,0x00,0x2A,0x00</text:p>
          </table:table-cell>
          <table:covered-table-cell table:number-columns-repeated="23" table:style-name="ce270"/>
          <table:covered-table-cell table:number-columns-repeated="5"/>
          <table:table-cell table:style-name="ce292" table:formula="of:=IF([.AN23]&gt;0 ;    IF([.AA25]=&quot;BASIC&quot;    ;       &quot;SYMBOL &quot;&amp;[.AN23]&amp;&quot;,&quot;&amp;SUBSTITUTE([.AJ25]&amp;[.AN13]&amp;&quot;,&quot;&amp;[.AJ25]&amp;[.AN14]&amp;&quot;,&quot;&amp;[.AJ25]&amp;[.AN15]&amp;&quot;,&quot;&amp;[.AJ25]&amp;[.AN16]&amp;&quot;,&quot;&amp;[.AJ25]&amp;[.AN17]&amp;&quot;,&quot;&amp;[.AJ25]&amp;[.AN18]&amp;&quot;,&quot;&amp;[.AJ25]&amp;[.AN19]&amp;&quot;,&quot;&amp;[.AJ25]&amp;[.AN20];&quot; &quot;;&quot;&quot;)    ;       &quot;/*&quot;&amp;TEXT([.AN23];&quot;??0&quot;)&amp;&quot;*/ ,&quot;&amp;[.AK25]&amp;[.AN13]&amp;&quot;,&quot;&amp;[.AK25]&amp;[.AN14]&amp;&quot;,&quot;&amp;[.AK25]&amp;[.AN15]&amp;&quot;,&quot;&amp;[.AK25]&amp;[.AN16]&amp;&quot;,&quot;&amp;[.AK25]&amp;[.AN17]&amp;&quot;,&quot;&amp;[.AK25]&amp;[.AN18]&amp;&quot;,&quot;&amp;[.AK25]&amp;[.AN19]&amp;&quot;,&quot;&amp;[.AK25]&amp;[.AN20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5" table:formula="of:=IF([.AO22]&gt;0 ;    IF([.AA25]=&quot;BASIC&quot;    ;       &quot;SYMBOL &quot;&amp;[.AO22]&amp;&quot;,&quot;&amp;SUBSTITUTE([.AJ25]&amp;[.AO4]&amp;&quot;,&quot;&amp;[.AJ25]&amp;[.AO5]&amp;&quot;,&quot;&amp;[.AJ25]&amp;[.AO6]&amp;&quot;,&quot;&amp;[.AJ25]&amp;[.AO7]&amp;&quot;,&quot;&amp;[.AJ25]&amp;[.AO8]&amp;&quot;,&quot;&amp;[.AJ25]&amp;[.AO9]&amp;&quot;,&quot;&amp;[.AJ25]&amp;[.AO10]&amp;&quot;,&quot;&amp;[.AJ25]&amp;[.AO11];&quot; &quot;;&quot;&quot;)    ;              &quot;/*&quot;&amp;TEXT([.AO22];&quot;??0&quot;)&amp;&quot;*/ ,&quot;&amp;[.AK25]&amp;[.AO4]&amp;&quot;,&quot;&amp;[.AK25]&amp;[.AO5]&amp;&quot;,&quot;&amp;[.AK25]&amp;[.AO6]&amp;&quot;,&quot;&amp;[.AK25]&amp;[.AO7]&amp;&quot;,&quot;&amp;[.AK25]&amp;[.AO8]&amp;&quot;,&quot;&amp;[.AK25]&amp;[.AO9]&amp;&quot;,&quot;&amp;[.AK25]&amp;[.AO10]&amp;&quot;,&quot;&amp;[.AK25]&amp;[.AO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3" table:formula="of:=IF([.AO23]&gt;0 ;    IF([.AA25]=&quot;BASIC&quot;    ;       &quot;SYMBOL &quot;&amp;[.AO23]&amp;&quot;,&quot;&amp;SUBSTITUTE([.AJ25]&amp;[.AO13]&amp;&quot;,&quot;&amp;[.AJ25]&amp;[.AO14]&amp;&quot;,&quot;&amp;[.AJ25]&amp;[.AO15]&amp;&quot;,&quot;&amp;[.AJ25]&amp;[.AO16]&amp;&quot;,&quot;&amp;[.AJ25]&amp;[.AO17]&amp;&quot;,&quot;&amp;[.AJ25]&amp;[.AO18]&amp;&quot;,&quot;&amp;[.AJ25]&amp;[.AO19]&amp;&quot;,&quot;&amp;[.AJ25]&amp;[.AO20];&quot; &quot;;&quot;&quot;)    ;       &quot;/*&quot;&amp;TEXT([.AO23];&quot;??0&quot;)&amp;&quot;*/ ,&quot;&amp;[.AK25]&amp;[.AO13]&amp;&quot;,&quot;&amp;[.AK25]&amp;[.AO14]&amp;&quot;,&quot;&amp;[.AK25]&amp;[.AO15]&amp;&quot;,&quot;&amp;[.AK25]&amp;[.AO16]&amp;&quot;,&quot;&amp;[.AK25]&amp;[.AO17]&amp;&quot;,&quot;&amp;[.AK25]&amp;[.AO18]&amp;&quot;,&quot;&amp;[.AK25]&amp;[.AO19]&amp;&quot;,&quot;&amp;[.AK25]&amp;[.AO20]    ) ; &quot; -- &quot; )" office:value-type="string" office:string-value="/*253*/ ,0x00,0x00,0x00,0x00,0x00,0x00,0x00,0x18" calcext:value-type="string" table:number-columns-spanned="12" table:number-rows-spanned="1">
            <text:p>/*253*/ ,0x00,0x00,0x00,0x00,0x00,0x00,0x00,0x18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6" table:formula="of:=IF([.AP22]&gt;0 ;    IF([.AA25]=&quot;BASIC&quot;    ;       &quot;SYMBOL &quot;&amp;[.AP22]&amp;&quot;,&quot;&amp;SUBSTITUTE([.AJ25]&amp;[.AP4]&amp;&quot;,&quot;&amp;[.AJ25]&amp;[.AP5]&amp;&quot;,&quot;&amp;[.AJ25]&amp;[.AP6]&amp;&quot;,&quot;&amp;[.AJ25]&amp;[.AP7]&amp;&quot;,&quot;&amp;[.AJ25]&amp;[.AP8]&amp;&quot;,&quot;&amp;[.AJ25]&amp;[.AP9]&amp;&quot;,&quot;&amp;[.AJ25]&amp;[.AP10]&amp;&quot;,&quot;&amp;[.AJ25]&amp;[.AP11];&quot; &quot;;&quot;&quot;)    ;              &quot;/*&quot;&amp;TEXT([.AP22];&quot;??0&quot;)&amp;&quot;*/ ,&quot;&amp;[.AK25]&amp;[.AP4]&amp;&quot;,&quot;&amp;[.AK25]&amp;[.AP5]&amp;&quot;,&quot;&amp;[.AK25]&amp;[.AP6]&amp;&quot;,&quot;&amp;[.AK25]&amp;[.AP7]&amp;&quot;,&quot;&amp;[.AK25]&amp;[.AP8]&amp;&quot;,&quot;&amp;[.AK25]&amp;[.AP9]&amp;&quot;,&quot;&amp;[.AK25]&amp;[.AP10]&amp;&quot;,&quot;&amp;[.AK25]&amp;[.AP11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4" table:formula="of:=IF([.AP23]&gt;0 ;    IF([.AA25]=&quot;BASIC&quot;    ;       &quot;SYMBOL &quot;&amp;[.AP23]&amp;&quot;,&quot;&amp;SUBSTITUTE([.AJ25]&amp;[.AP13]&amp;&quot;,&quot;&amp;[.AJ25]&amp;[.AP14]&amp;&quot;,&quot;&amp;[.AJ25]&amp;[.AP15]&amp;&quot;,&quot;&amp;[.AJ25]&amp;[.AP16]&amp;&quot;,&quot;&amp;[.AJ25]&amp;[.AP17]&amp;&quot;,&quot;&amp;[.AJ25]&amp;[.AP18]&amp;&quot;,&quot;&amp;[.AJ25]&amp;[.AP19]&amp;&quot;,&quot;&amp;[.AJ25]&amp;[.AP20];&quot; &quot;;&quot;&quot;)    ;       &quot;/*&quot;&amp;TEXT([.AP23];&quot;??0&quot;)&amp;&quot;*/ ,&quot;&amp;[.AK25]&amp;[.AP13]&amp;&quot;,&quot;&amp;[.AK25]&amp;[.AP14]&amp;&quot;,&quot;&amp;[.AK25]&amp;[.AP15]&amp;&quot;,&quot;&amp;[.AK25]&amp;[.AP16]&amp;&quot;,&quot;&amp;[.AK25]&amp;[.AP17]&amp;&quot;,&quot;&amp;[.AK25]&amp;[.AP18]&amp;&quot;,&quot;&amp;[.AK25]&amp;[.AP19]&amp;&quot;,&quot;&amp;[.AK25]&amp;[.AP20]    ) ; &quot; -- &quot; )" office:value-type="string" office:string-value="/*254*/ ,0x00,0x42,0x00,0x00,0x00,0x00,0x00,0x00" calcext:value-type="string" table:number-columns-spanned="12" table:number-rows-spanned="1">
            <text:p>/*254*/ ,0x00,0x42,0x00,0x00,0x00,0x00,0x00,0x00</text:p>
          </table:table-cell>
          <table:covered-table-cell table:number-columns-repeated="11"/>
          <table:table-cell/>
        </table:table-row>
        <table:table-row table:style-name="ro1"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 table:style-name="Default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spanned="41" table:number-rows-spanned="1"/>
          <table:covered-table-cell table:number-columns-repeated="40" table:style-name="ce23"/>
          <table:table-cell table:style-name="ce1"/>
        </table:table-row>
        <table:table-row table:style-name="ro4">
          <table:table-cell/>
          <table:table-cell table:style-name="ce3" office:value-type="string" calcext:value-type="string" table:number-columns-spanned="8" table:number-rows-spanned="2">
            <text:p>8x8 PIXEL MATRIX</text:p>
          </table:table-cell>
          <table:covered-table-cell table:number-columns-repeated="7" table:style-name="Default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1"/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8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2" office:value-type="string" calcext:value-type="string">
            <text:p>C</text:p>
          </table:table-cell>
          <table:table-cell table:style-name="ce204" office:value-type="string" calcext:value-type="string">
            <text:p>D</text:p>
          </table:table-cell>
          <table:table-cell table:style-name="ce206" office:value-type="string" calcext:value-type="string">
            <text:p>E</text:p>
          </table:table-cell>
          <table:table-cell table:style-name="ce208" office:value-type="string" calcext:value-type="string">
            <text:p>F</text:p>
          </table:table-cell>
          <table:table-cell/>
        </table:table-row>
        <table:table-row table:style-name="ro4">
          <table:table-cell/>
          <table:covered-table-cell table:style-name="ce1"/>
          <table:covered-table-cell table:number-columns-repeated="7" table:style-name="ce37"/>
          <table:table-cell table:style-name="ce37" table:number-columns-repeated="33"/>
          <table:table-cell/>
        </table:table-row>
        <table:table-row table:style-name="ro4">
          <table:table-cell table:number-columns-repeated="9"/>
          <table:table-cell table:formula="of:=128*([.$B47]=[.J$2])+64*([.$C47]=[.J$2])+32*([.$D47]=[.J$2])+16*([.$E47]=[.J$2])+8*([.$F47]=[.J$2])+4*([.$G47]=[.J$2])+2*([.$H47]=[.J$2])+1*([.$I47]=[.J$2])" office:value-type="float" office:value="255" calcext:value-type="float">
            <text:p>255</text:p>
          </table:table-cell>
          <table:table-cell table:formula="of:=128*([.$B47]=[.K$2])+64*([.$C47]=[.K$2])+32*([.$D47]=[.K$2])+16*([.$E47]=[.K$2])+8*([.$F47]=[.K$2])+4*([.$G47]=[.K$2])+2*([.$H47]=[.K$2])+1*([.$I47]=[.K$2])" office:value-type="float" office:value="0" calcext:value-type="float">
            <text:p>0</text:p>
          </table:table-cell>
          <table:table-cell table:formula="of:=128*([.$B47]=[.L$2])+64*([.$C47]=[.L$2])+32*([.$D47]=[.L$2])+16*([.$E47]=[.L$2])+8*([.$F47]=[.L$2])+4*([.$G47]=[.L$2])+2*([.$H47]=[.L$2])+1*([.$I47]=[.L$2])" office:value-type="float" office:value="0" calcext:value-type="float">
            <text:p>0</text:p>
          </table:table-cell>
          <table:table-cell table:formula="of:=128*([.$B47]=[.M$2])+64*([.$C47]=[.M$2])+32*([.$D47]=[.M$2])+16*([.$E47]=[.M$2])+8*([.$F47]=[.M$2])+4*([.$G47]=[.M$2])+2*([.$H47]=[.M$2])+1*([.$I47]=[.M$2])" office:value-type="float" office:value="0" calcext:value-type="float">
            <text:p>0</text:p>
          </table:table-cell>
          <table:table-cell table:formula="of:=128*([.$B47]=[.N$2])+64*([.$C47]=[.N$2])+32*([.$D47]=[.N$2])+16*([.$E47]=[.N$2])+8*([.$F47]=[.N$2])+4*([.$G47]=[.N$2])+2*([.$H47]=[.N$2])+1*([.$I47]=[.N$2])" office:value-type="float" office:value="0" calcext:value-type="float">
            <text:p>0</text:p>
          </table:table-cell>
          <table:table-cell table:formula="of:=128*([.$B47]=[.O$2])+64*([.$C47]=[.O$2])+32*([.$D47]=[.O$2])+16*([.$E47]=[.O$2])+8*([.$F47]=[.O$2])+4*([.$G47]=[.O$2])+2*([.$H47]=[.O$2])+1*([.$I47]=[.O$2])" office:value-type="float" office:value="0" calcext:value-type="float">
            <text:p>0</text:p>
          </table:table-cell>
          <table:table-cell table:formula="of:=128*([.$B47]=[.P$2])+64*([.$C47]=[.P$2])+32*([.$D47]=[.P$2])+16*([.$E47]=[.P$2])+8*([.$F47]=[.P$2])+4*([.$G47]=[.P$2])+2*([.$H47]=[.P$2])+1*([.$I47]=[.P$2])" office:value-type="float" office:value="0" calcext:value-type="float">
            <text:p>0</text:p>
          </table:table-cell>
          <table:table-cell table:formula="of:=128*([.$B47]=[.Q$2])+64*([.$C47]=[.Q$2])+32*([.$D47]=[.Q$2])+16*([.$E47]=[.Q$2])+8*([.$F47]=[.Q$2])+4*([.$G47]=[.Q$2])+2*([.$H47]=[.Q$2])+1*([.$I47]=[.Q$2])" office:value-type="float" office:value="0" calcext:value-type="float">
            <text:p>0</text:p>
          </table:table-cell>
          <table:table-cell table:formula="of:=128*([.$B47]=[.R$2])+64*([.$C47]=[.R$2])+32*([.$D47]=[.R$2])+16*([.$E47]=[.R$2])+8*([.$F47]=[.R$2])+4*([.$G47]=[.R$2])+2*([.$H47]=[.R$2])+1*([.$I47]=[.R$2])" office:value-type="float" office:value="0" calcext:value-type="float">
            <text:p>0</text:p>
          </table:table-cell>
          <table:table-cell table:formula="of:=128*([.$B47]=[.S$2])+64*([.$C47]=[.S$2])+32*([.$D47]=[.S$2])+16*([.$E47]=[.S$2])+8*([.$F47]=[.S$2])+4*([.$G47]=[.S$2])+2*([.$H47]=[.S$2])+1*([.$I47]=[.S$2])" office:value-type="float" office:value="0" calcext:value-type="float">
            <text:p>0</text:p>
          </table:table-cell>
          <table:table-cell table:formula="of:=128*([.$B47]=[.T$2])+64*([.$C47]=[.T$2])+32*([.$D47]=[.T$2])+16*([.$E47]=[.T$2])+8*([.$F47]=[.T$2])+4*([.$G47]=[.T$2])+2*([.$H47]=[.T$2])+1*([.$I47]=[.T$2])" office:value-type="float" office:value="0" calcext:value-type="float">
            <text:p>0</text:p>
          </table:table-cell>
          <table:table-cell table:formula="of:=128*([.$B47]=[.U$2])+64*([.$C47]=[.U$2])+32*([.$D47]=[.U$2])+16*([.$E47]=[.U$2])+8*([.$F47]=[.U$2])+4*([.$G47]=[.U$2])+2*([.$H47]=[.U$2])+1*([.$I47]=[.U$2])" office:value-type="float" office:value="0" calcext:value-type="float">
            <text:p>0</text:p>
          </table:table-cell>
          <table:table-cell table:formula="of:=128*([.$B47]=[.V$2])+64*([.$C47]=[.V$2])+32*([.$D47]=[.V$2])+16*([.$E47]=[.V$2])+8*([.$F47]=[.V$2])+4*([.$G47]=[.V$2])+2*([.$H47]=[.V$2])+1*([.$I47]=[.V$2])" office:value-type="float" office:value="0" calcext:value-type="float">
            <text:p>0</text:p>
          </table:table-cell>
          <table:table-cell table:formula="of:=128*([.$B47]=[.W$2])+64*([.$C47]=[.W$2])+32*([.$D47]=[.W$2])+16*([.$E47]=[.W$2])+8*([.$F47]=[.W$2])+4*([.$G47]=[.W$2])+2*([.$H47]=[.W$2])+1*([.$I47]=[.W$2])" office:value-type="float" office:value="0" calcext:value-type="float">
            <text:p>0</text:p>
          </table:table-cell>
          <table:table-cell table:formula="of:=128*([.$B47]=[.X$2])+64*([.$C47]=[.X$2])+32*([.$D47]=[.X$2])+16*([.$E47]=[.X$2])+8*([.$F47]=[.X$2])+4*([.$G47]=[.X$2])+2*([.$H47]=[.X$2])+1*([.$I47]=[.X$2])" office:value-type="float" office:value="0" calcext:value-type="float">
            <text:p>0</text:p>
          </table:table-cell>
          <table:table-cell table:formula="of:=128*([.$B47]=[.Y$2])+64*([.$C47]=[.Y$2])+32*([.$D47]=[.Y$2])+16*([.$E47]=[.Y$2])+8*([.$F47]=[.Y$2])+4*([.$G47]=[.Y$2])+2*([.$H47]=[.Y$2])+1*([.$I47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47];&quot;??0&quot;);DEC2HEX([.J47];2))" office:value-type="string" office:string-value="FF" calcext:value-type="string">
            <text:p>FF</text:p>
          </table:table-cell>
          <table:table-cell table:style-name="ce271" table:formula="of:=IF([.$AF$25]=&quot;DEC&quot;;TEXT([.K47];&quot;??0&quot;);DEC2HEX([.K47];2))" office:value-type="string" office:string-value="00" calcext:value-type="string">
            <text:p>00</text:p>
          </table:table-cell>
          <table:table-cell table:style-name="ce271" table:formula="of:=IF([.$AF$25]=&quot;DEC&quot;;TEXT([.L47];&quot;??0&quot;);DEC2HEX([.L47];2))" office:value-type="string" office:string-value="00" calcext:value-type="string">
            <text:p>00</text:p>
          </table:table-cell>
          <table:table-cell table:style-name="ce271" table:formula="of:=IF([.$AF$25]=&quot;DEC&quot;;TEXT([.M47];&quot;??0&quot;);DEC2HEX([.M47];2))" office:value-type="string" office:string-value="00" calcext:value-type="string">
            <text:p>00</text:p>
          </table:table-cell>
          <table:table-cell table:formula="of:=IF([.$AF$25]=&quot;DEC&quot;;TEXT([.N47];&quot;??0&quot;);DEC2HEX([.N47];2))" office:value-type="string" office:string-value="00" calcext:value-type="string">
            <text:p>00</text:p>
          </table:table-cell>
          <table:table-cell table:style-name="ce271" table:formula="of:=IF([.$AF$25]=&quot;DEC&quot;;TEXT([.O47];&quot;??0&quot;);DEC2HEX([.O47];2))" office:value-type="string" office:string-value="00" calcext:value-type="string">
            <text:p>00</text:p>
          </table:table-cell>
          <table:table-cell table:style-name="ce271" table:formula="of:=IF([.$AF$25]=&quot;DEC&quot;;TEXT([.P47];&quot;??0&quot;);DEC2HEX([.P47];2))" office:value-type="string" office:string-value="00" calcext:value-type="string">
            <text:p>00</text:p>
          </table:table-cell>
          <table:table-cell table:style-name="ce271" table:formula="of:=IF([.$AF$25]=&quot;DEC&quot;;TEXT([.Q47];&quot;??0&quot;);DEC2HEX([.Q47];2))" office:value-type="string" office:string-value="00" calcext:value-type="string">
            <text:p>00</text:p>
          </table:table-cell>
          <table:table-cell table:style-name="ce271" table:formula="of:=IF([.$AF$25]=&quot;DEC&quot;;TEXT([.R47];&quot;??0&quot;);DEC2HEX([.R47];2))" office:value-type="string" office:string-value="00" calcext:value-type="string">
            <text:p>00</text:p>
          </table:table-cell>
          <table:table-cell table:style-name="ce271" table:formula="of:=IF([.$AF$25]=&quot;DEC&quot;;TEXT([.S47];&quot;??0&quot;);DEC2HEX([.S47];2))" office:value-type="string" office:string-value="00" calcext:value-type="string">
            <text:p>00</text:p>
          </table:table-cell>
          <table:table-cell table:style-name="ce271" table:formula="of:=IF([.$AF$25]=&quot;DEC&quot;;TEXT([.T47];&quot;??0&quot;);DEC2HEX([.T47];2))" office:value-type="string" office:string-value="00" calcext:value-type="string">
            <text:p>00</text:p>
          </table:table-cell>
          <table:table-cell table:style-name="ce271" table:formula="of:=IF([.$AF$25]=&quot;DEC&quot;;TEXT([.U47];&quot;??0&quot;);DEC2HEX([.U47];2))" office:value-type="string" office:string-value="00" calcext:value-type="string">
            <text:p>00</text:p>
          </table:table-cell>
          <table:table-cell table:style-name="ce271" table:formula="of:=IF([.$AF$25]=&quot;DEC&quot;;TEXT([.V47];&quot;??0&quot;);DEC2HEX([.V47];2))" office:value-type="string" office:string-value="00" calcext:value-type="string">
            <text:p>00</text:p>
          </table:table-cell>
          <table:table-cell table:style-name="ce271" table:formula="of:=IF([.$AF$25]=&quot;DEC&quot;;TEXT([.W47];&quot;??0&quot;);DEC2HEX([.W47];2))" office:value-type="string" office:string-value="00" calcext:value-type="string">
            <text:p>00</text:p>
          </table:table-cell>
          <table:table-cell table:style-name="ce271" table:formula="of:=IF([.$AF$25]=&quot;DEC&quot;;TEXT([.X47];&quot;??0&quot;);DEC2HEX([.X47];2))" office:value-type="string" office:string-value="00" calcext:value-type="string">
            <text:p>00</text:p>
          </table:table-cell>
          <table:table-cell table:style-name="ce271" table:formula="of:=IF([.$AF$25]=&quot;DEC&quot;;TEXT([.Y47];&quot;??0&quot;);DEC2HEX([.Y47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48]=[.J$2])+64*([.$C48]=[.J$2])+32*([.$D48]=[.J$2])+16*([.$E48]=[.J$2])+8*([.$F48]=[.J$2])+4*([.$G48]=[.J$2])+2*([.$H48]=[.J$2])+1*([.$I48]=[.J$2])" office:value-type="float" office:value="255" calcext:value-type="float">
            <text:p>255</text:p>
          </table:table-cell>
          <table:table-cell table:formula="of:=128*([.$B48]=[.K$2])+64*([.$C48]=[.K$2])+32*([.$D48]=[.K$2])+16*([.$E48]=[.K$2])+8*([.$F48]=[.K$2])+4*([.$G48]=[.K$2])+2*([.$H48]=[.K$2])+1*([.$I48]=[.K$2])" office:value-type="float" office:value="0" calcext:value-type="float">
            <text:p>0</text:p>
          </table:table-cell>
          <table:table-cell table:formula="of:=128*([.$B48]=[.L$2])+64*([.$C48]=[.L$2])+32*([.$D48]=[.L$2])+16*([.$E48]=[.L$2])+8*([.$F48]=[.L$2])+4*([.$G48]=[.L$2])+2*([.$H48]=[.L$2])+1*([.$I48]=[.L$2])" office:value-type="float" office:value="0" calcext:value-type="float">
            <text:p>0</text:p>
          </table:table-cell>
          <table:table-cell table:formula="of:=128*([.$B48]=[.M$2])+64*([.$C48]=[.M$2])+32*([.$D48]=[.M$2])+16*([.$E48]=[.M$2])+8*([.$F48]=[.M$2])+4*([.$G48]=[.M$2])+2*([.$H48]=[.M$2])+1*([.$I48]=[.M$2])" office:value-type="float" office:value="0" calcext:value-type="float">
            <text:p>0</text:p>
          </table:table-cell>
          <table:table-cell table:formula="of:=128*([.$B48]=[.N$2])+64*([.$C48]=[.N$2])+32*([.$D48]=[.N$2])+16*([.$E48]=[.N$2])+8*([.$F48]=[.N$2])+4*([.$G48]=[.N$2])+2*([.$H48]=[.N$2])+1*([.$I48]=[.N$2])" office:value-type="float" office:value="0" calcext:value-type="float">
            <text:p>0</text:p>
          </table:table-cell>
          <table:table-cell table:formula="of:=128*([.$B48]=[.O$2])+64*([.$C48]=[.O$2])+32*([.$D48]=[.O$2])+16*([.$E48]=[.O$2])+8*([.$F48]=[.O$2])+4*([.$G48]=[.O$2])+2*([.$H48]=[.O$2])+1*([.$I48]=[.O$2])" office:value-type="float" office:value="0" calcext:value-type="float">
            <text:p>0</text:p>
          </table:table-cell>
          <table:table-cell table:formula="of:=128*([.$B48]=[.P$2])+64*([.$C48]=[.P$2])+32*([.$D48]=[.P$2])+16*([.$E48]=[.P$2])+8*([.$F48]=[.P$2])+4*([.$G48]=[.P$2])+2*([.$H48]=[.P$2])+1*([.$I48]=[.P$2])" office:value-type="float" office:value="0" calcext:value-type="float">
            <text:p>0</text:p>
          </table:table-cell>
          <table:table-cell table:formula="of:=128*([.$B48]=[.Q$2])+64*([.$C48]=[.Q$2])+32*([.$D48]=[.Q$2])+16*([.$E48]=[.Q$2])+8*([.$F48]=[.Q$2])+4*([.$G48]=[.Q$2])+2*([.$H48]=[.Q$2])+1*([.$I48]=[.Q$2])" office:value-type="float" office:value="0" calcext:value-type="float">
            <text:p>0</text:p>
          </table:table-cell>
          <table:table-cell table:formula="of:=128*([.$B48]=[.R$2])+64*([.$C48]=[.R$2])+32*([.$D48]=[.R$2])+16*([.$E48]=[.R$2])+8*([.$F48]=[.R$2])+4*([.$G48]=[.R$2])+2*([.$H48]=[.R$2])+1*([.$I48]=[.R$2])" office:value-type="float" office:value="0" calcext:value-type="float">
            <text:p>0</text:p>
          </table:table-cell>
          <table:table-cell table:formula="of:=128*([.$B48]=[.S$2])+64*([.$C48]=[.S$2])+32*([.$D48]=[.S$2])+16*([.$E48]=[.S$2])+8*([.$F48]=[.S$2])+4*([.$G48]=[.S$2])+2*([.$H48]=[.S$2])+1*([.$I48]=[.S$2])" office:value-type="float" office:value="0" calcext:value-type="float">
            <text:p>0</text:p>
          </table:table-cell>
          <table:table-cell table:formula="of:=128*([.$B48]=[.T$2])+64*([.$C48]=[.T$2])+32*([.$D48]=[.T$2])+16*([.$E48]=[.T$2])+8*([.$F48]=[.T$2])+4*([.$G48]=[.T$2])+2*([.$H48]=[.T$2])+1*([.$I48]=[.T$2])" office:value-type="float" office:value="0" calcext:value-type="float">
            <text:p>0</text:p>
          </table:table-cell>
          <table:table-cell table:formula="of:=128*([.$B48]=[.U$2])+64*([.$C48]=[.U$2])+32*([.$D48]=[.U$2])+16*([.$E48]=[.U$2])+8*([.$F48]=[.U$2])+4*([.$G48]=[.U$2])+2*([.$H48]=[.U$2])+1*([.$I48]=[.U$2])" office:value-type="float" office:value="0" calcext:value-type="float">
            <text:p>0</text:p>
          </table:table-cell>
          <table:table-cell table:formula="of:=128*([.$B48]=[.V$2])+64*([.$C48]=[.V$2])+32*([.$D48]=[.V$2])+16*([.$E48]=[.V$2])+8*([.$F48]=[.V$2])+4*([.$G48]=[.V$2])+2*([.$H48]=[.V$2])+1*([.$I48]=[.V$2])" office:value-type="float" office:value="0" calcext:value-type="float">
            <text:p>0</text:p>
          </table:table-cell>
          <table:table-cell table:formula="of:=128*([.$B48]=[.W$2])+64*([.$C48]=[.W$2])+32*([.$D48]=[.W$2])+16*([.$E48]=[.W$2])+8*([.$F48]=[.W$2])+4*([.$G48]=[.W$2])+2*([.$H48]=[.W$2])+1*([.$I48]=[.W$2])" office:value-type="float" office:value="0" calcext:value-type="float">
            <text:p>0</text:p>
          </table:table-cell>
          <table:table-cell table:formula="of:=128*([.$B48]=[.X$2])+64*([.$C48]=[.X$2])+32*([.$D48]=[.X$2])+16*([.$E48]=[.X$2])+8*([.$F48]=[.X$2])+4*([.$G48]=[.X$2])+2*([.$H48]=[.X$2])+1*([.$I48]=[.X$2])" office:value-type="float" office:value="0" calcext:value-type="float">
            <text:p>0</text:p>
          </table:table-cell>
          <table:table-cell table:formula="of:=128*([.$B48]=[.Y$2])+64*([.$C48]=[.Y$2])+32*([.$D48]=[.Y$2])+16*([.$E48]=[.Y$2])+8*([.$F48]=[.Y$2])+4*([.$G48]=[.Y$2])+2*([.$H48]=[.Y$2])+1*([.$I48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48];&quot;??0&quot;);DEC2HEX([.J48];2))" office:value-type="string" office:string-value="FF" calcext:value-type="string">
            <text:p>FF</text:p>
          </table:table-cell>
          <table:table-cell table:style-name="ce271" table:formula="of:=IF([.$AF$25]=&quot;DEC&quot;;TEXT([.K48];&quot;??0&quot;);DEC2HEX([.K48];2))" office:value-type="string" office:string-value="00" calcext:value-type="string">
            <text:p>00</text:p>
          </table:table-cell>
          <table:table-cell table:style-name="ce271" table:formula="of:=IF([.$AF$25]=&quot;DEC&quot;;TEXT([.L48];&quot;??0&quot;);DEC2HEX([.L48];2))" office:value-type="string" office:string-value="00" calcext:value-type="string">
            <text:p>00</text:p>
          </table:table-cell>
          <table:table-cell table:style-name="ce271" table:formula="of:=IF([.$AF$25]=&quot;DEC&quot;;TEXT([.M48];&quot;??0&quot;);DEC2HEX([.M48];2))" office:value-type="string" office:string-value="00" calcext:value-type="string">
            <text:p>00</text:p>
          </table:table-cell>
          <table:table-cell table:formula="of:=IF([.$AF$25]=&quot;DEC&quot;;TEXT([.N48];&quot;??0&quot;);DEC2HEX([.N48];2))" office:value-type="string" office:string-value="00" calcext:value-type="string">
            <text:p>00</text:p>
          </table:table-cell>
          <table:table-cell table:style-name="ce271" table:formula="of:=IF([.$AF$25]=&quot;DEC&quot;;TEXT([.O48];&quot;??0&quot;);DEC2HEX([.O48];2))" office:value-type="string" office:string-value="00" calcext:value-type="string">
            <text:p>00</text:p>
          </table:table-cell>
          <table:table-cell table:style-name="ce271" table:formula="of:=IF([.$AF$25]=&quot;DEC&quot;;TEXT([.P48];&quot;??0&quot;);DEC2HEX([.P48];2))" office:value-type="string" office:string-value="00" calcext:value-type="string">
            <text:p>00</text:p>
          </table:table-cell>
          <table:table-cell table:style-name="ce271" table:formula="of:=IF([.$AF$25]=&quot;DEC&quot;;TEXT([.Q48];&quot;??0&quot;);DEC2HEX([.Q48];2))" office:value-type="string" office:string-value="00" calcext:value-type="string">
            <text:p>00</text:p>
          </table:table-cell>
          <table:table-cell table:style-name="ce271" table:formula="of:=IF([.$AF$25]=&quot;DEC&quot;;TEXT([.R48];&quot;??0&quot;);DEC2HEX([.R48];2))" office:value-type="string" office:string-value="00" calcext:value-type="string">
            <text:p>00</text:p>
          </table:table-cell>
          <table:table-cell table:style-name="ce271" table:formula="of:=IF([.$AF$25]=&quot;DEC&quot;;TEXT([.S48];&quot;??0&quot;);DEC2HEX([.S48];2))" office:value-type="string" office:string-value="00" calcext:value-type="string">
            <text:p>00</text:p>
          </table:table-cell>
          <table:table-cell table:style-name="ce271" table:formula="of:=IF([.$AF$25]=&quot;DEC&quot;;TEXT([.T48];&quot;??0&quot;);DEC2HEX([.T48];2))" office:value-type="string" office:string-value="00" calcext:value-type="string">
            <text:p>00</text:p>
          </table:table-cell>
          <table:table-cell table:style-name="ce271" table:formula="of:=IF([.$AF$25]=&quot;DEC&quot;;TEXT([.U48];&quot;??0&quot;);DEC2HEX([.U48];2))" office:value-type="string" office:string-value="00" calcext:value-type="string">
            <text:p>00</text:p>
          </table:table-cell>
          <table:table-cell table:style-name="ce271" table:formula="of:=IF([.$AF$25]=&quot;DEC&quot;;TEXT([.V48];&quot;??0&quot;);DEC2HEX([.V48];2))" office:value-type="string" office:string-value="00" calcext:value-type="string">
            <text:p>00</text:p>
          </table:table-cell>
          <table:table-cell table:style-name="ce271" table:formula="of:=IF([.$AF$25]=&quot;DEC&quot;;TEXT([.W48];&quot;??0&quot;);DEC2HEX([.W48];2))" office:value-type="string" office:string-value="00" calcext:value-type="string">
            <text:p>00</text:p>
          </table:table-cell>
          <table:table-cell table:style-name="ce271" table:formula="of:=IF([.$AF$25]=&quot;DEC&quot;;TEXT([.X48];&quot;??0&quot;);DEC2HEX([.X48];2))" office:value-type="string" office:string-value="00" calcext:value-type="string">
            <text:p>00</text:p>
          </table:table-cell>
          <table:table-cell table:style-name="ce271" table:formula="of:=IF([.$AF$25]=&quot;DEC&quot;;TEXT([.Y48];&quot;??0&quot;);DEC2HEX([.Y48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49]=[.J$2])+64*([.$C49]=[.J$2])+32*([.$D49]=[.J$2])+16*([.$E49]=[.J$2])+8*([.$F49]=[.J$2])+4*([.$G49]=[.J$2])+2*([.$H49]=[.J$2])+1*([.$I49]=[.J$2])" office:value-type="float" office:value="255" calcext:value-type="float">
            <text:p>255</text:p>
          </table:table-cell>
          <table:table-cell table:formula="of:=128*([.$B49]=[.K$2])+64*([.$C49]=[.K$2])+32*([.$D49]=[.K$2])+16*([.$E49]=[.K$2])+8*([.$F49]=[.K$2])+4*([.$G49]=[.K$2])+2*([.$H49]=[.K$2])+1*([.$I49]=[.K$2])" office:value-type="float" office:value="0" calcext:value-type="float">
            <text:p>0</text:p>
          </table:table-cell>
          <table:table-cell table:formula="of:=128*([.$B49]=[.L$2])+64*([.$C49]=[.L$2])+32*([.$D49]=[.L$2])+16*([.$E49]=[.L$2])+8*([.$F49]=[.L$2])+4*([.$G49]=[.L$2])+2*([.$H49]=[.L$2])+1*([.$I49]=[.L$2])" office:value-type="float" office:value="0" calcext:value-type="float">
            <text:p>0</text:p>
          </table:table-cell>
          <table:table-cell table:formula="of:=128*([.$B49]=[.M$2])+64*([.$C49]=[.M$2])+32*([.$D49]=[.M$2])+16*([.$E49]=[.M$2])+8*([.$F49]=[.M$2])+4*([.$G49]=[.M$2])+2*([.$H49]=[.M$2])+1*([.$I49]=[.M$2])" office:value-type="float" office:value="0" calcext:value-type="float">
            <text:p>0</text:p>
          </table:table-cell>
          <table:table-cell table:formula="of:=128*([.$B49]=[.N$2])+64*([.$C49]=[.N$2])+32*([.$D49]=[.N$2])+16*([.$E49]=[.N$2])+8*([.$F49]=[.N$2])+4*([.$G49]=[.N$2])+2*([.$H49]=[.N$2])+1*([.$I49]=[.N$2])" office:value-type="float" office:value="0" calcext:value-type="float">
            <text:p>0</text:p>
          </table:table-cell>
          <table:table-cell table:formula="of:=128*([.$B49]=[.O$2])+64*([.$C49]=[.O$2])+32*([.$D49]=[.O$2])+16*([.$E49]=[.O$2])+8*([.$F49]=[.O$2])+4*([.$G49]=[.O$2])+2*([.$H49]=[.O$2])+1*([.$I49]=[.O$2])" office:value-type="float" office:value="0" calcext:value-type="float">
            <text:p>0</text:p>
          </table:table-cell>
          <table:table-cell table:formula="of:=128*([.$B49]=[.P$2])+64*([.$C49]=[.P$2])+32*([.$D49]=[.P$2])+16*([.$E49]=[.P$2])+8*([.$F49]=[.P$2])+4*([.$G49]=[.P$2])+2*([.$H49]=[.P$2])+1*([.$I49]=[.P$2])" office:value-type="float" office:value="0" calcext:value-type="float">
            <text:p>0</text:p>
          </table:table-cell>
          <table:table-cell table:formula="of:=128*([.$B49]=[.Q$2])+64*([.$C49]=[.Q$2])+32*([.$D49]=[.Q$2])+16*([.$E49]=[.Q$2])+8*([.$F49]=[.Q$2])+4*([.$G49]=[.Q$2])+2*([.$H49]=[.Q$2])+1*([.$I49]=[.Q$2])" office:value-type="float" office:value="0" calcext:value-type="float">
            <text:p>0</text:p>
          </table:table-cell>
          <table:table-cell table:formula="of:=128*([.$B49]=[.R$2])+64*([.$C49]=[.R$2])+32*([.$D49]=[.R$2])+16*([.$E49]=[.R$2])+8*([.$F49]=[.R$2])+4*([.$G49]=[.R$2])+2*([.$H49]=[.R$2])+1*([.$I49]=[.R$2])" office:value-type="float" office:value="0" calcext:value-type="float">
            <text:p>0</text:p>
          </table:table-cell>
          <table:table-cell table:formula="of:=128*([.$B49]=[.S$2])+64*([.$C49]=[.S$2])+32*([.$D49]=[.S$2])+16*([.$E49]=[.S$2])+8*([.$F49]=[.S$2])+4*([.$G49]=[.S$2])+2*([.$H49]=[.S$2])+1*([.$I49]=[.S$2])" office:value-type="float" office:value="0" calcext:value-type="float">
            <text:p>0</text:p>
          </table:table-cell>
          <table:table-cell table:formula="of:=128*([.$B49]=[.T$2])+64*([.$C49]=[.T$2])+32*([.$D49]=[.T$2])+16*([.$E49]=[.T$2])+8*([.$F49]=[.T$2])+4*([.$G49]=[.T$2])+2*([.$H49]=[.T$2])+1*([.$I49]=[.T$2])" office:value-type="float" office:value="0" calcext:value-type="float">
            <text:p>0</text:p>
          </table:table-cell>
          <table:table-cell table:formula="of:=128*([.$B49]=[.U$2])+64*([.$C49]=[.U$2])+32*([.$D49]=[.U$2])+16*([.$E49]=[.U$2])+8*([.$F49]=[.U$2])+4*([.$G49]=[.U$2])+2*([.$H49]=[.U$2])+1*([.$I49]=[.U$2])" office:value-type="float" office:value="0" calcext:value-type="float">
            <text:p>0</text:p>
          </table:table-cell>
          <table:table-cell table:formula="of:=128*([.$B49]=[.V$2])+64*([.$C49]=[.V$2])+32*([.$D49]=[.V$2])+16*([.$E49]=[.V$2])+8*([.$F49]=[.V$2])+4*([.$G49]=[.V$2])+2*([.$H49]=[.V$2])+1*([.$I49]=[.V$2])" office:value-type="float" office:value="0" calcext:value-type="float">
            <text:p>0</text:p>
          </table:table-cell>
          <table:table-cell table:formula="of:=128*([.$B49]=[.W$2])+64*([.$C49]=[.W$2])+32*([.$D49]=[.W$2])+16*([.$E49]=[.W$2])+8*([.$F49]=[.W$2])+4*([.$G49]=[.W$2])+2*([.$H49]=[.W$2])+1*([.$I49]=[.W$2])" office:value-type="float" office:value="0" calcext:value-type="float">
            <text:p>0</text:p>
          </table:table-cell>
          <table:table-cell table:formula="of:=128*([.$B49]=[.X$2])+64*([.$C49]=[.X$2])+32*([.$D49]=[.X$2])+16*([.$E49]=[.X$2])+8*([.$F49]=[.X$2])+4*([.$G49]=[.X$2])+2*([.$H49]=[.X$2])+1*([.$I49]=[.X$2])" office:value-type="float" office:value="0" calcext:value-type="float">
            <text:p>0</text:p>
          </table:table-cell>
          <table:table-cell table:formula="of:=128*([.$B49]=[.Y$2])+64*([.$C49]=[.Y$2])+32*([.$D49]=[.Y$2])+16*([.$E49]=[.Y$2])+8*([.$F49]=[.Y$2])+4*([.$G49]=[.Y$2])+2*([.$H49]=[.Y$2])+1*([.$I49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49];&quot;??0&quot;);DEC2HEX([.J49];2))" office:value-type="string" office:string-value="FF" calcext:value-type="string">
            <text:p>FF</text:p>
          </table:table-cell>
          <table:table-cell table:style-name="ce271" table:formula="of:=IF([.$AF$25]=&quot;DEC&quot;;TEXT([.K49];&quot;??0&quot;);DEC2HEX([.K49];2))" office:value-type="string" office:string-value="00" calcext:value-type="string">
            <text:p>00</text:p>
          </table:table-cell>
          <table:table-cell table:style-name="ce271" table:formula="of:=IF([.$AF$25]=&quot;DEC&quot;;TEXT([.L49];&quot;??0&quot;);DEC2HEX([.L49];2))" office:value-type="string" office:string-value="00" calcext:value-type="string">
            <text:p>00</text:p>
          </table:table-cell>
          <table:table-cell table:style-name="ce271" table:formula="of:=IF([.$AF$25]=&quot;DEC&quot;;TEXT([.M49];&quot;??0&quot;);DEC2HEX([.M49];2))" office:value-type="string" office:string-value="00" calcext:value-type="string">
            <text:p>00</text:p>
          </table:table-cell>
          <table:table-cell table:formula="of:=IF([.$AF$25]=&quot;DEC&quot;;TEXT([.N49];&quot;??0&quot;);DEC2HEX([.N49];2))" office:value-type="string" office:string-value="00" calcext:value-type="string">
            <text:p>00</text:p>
          </table:table-cell>
          <table:table-cell table:style-name="ce271" table:formula="of:=IF([.$AF$25]=&quot;DEC&quot;;TEXT([.O49];&quot;??0&quot;);DEC2HEX([.O49];2))" office:value-type="string" office:string-value="00" calcext:value-type="string">
            <text:p>00</text:p>
          </table:table-cell>
          <table:table-cell table:style-name="ce271" table:formula="of:=IF([.$AF$25]=&quot;DEC&quot;;TEXT([.P49];&quot;??0&quot;);DEC2HEX([.P49];2))" office:value-type="string" office:string-value="00" calcext:value-type="string">
            <text:p>00</text:p>
          </table:table-cell>
          <table:table-cell table:style-name="ce271" table:formula="of:=IF([.$AF$25]=&quot;DEC&quot;;TEXT([.Q49];&quot;??0&quot;);DEC2HEX([.Q49];2))" office:value-type="string" office:string-value="00" calcext:value-type="string">
            <text:p>00</text:p>
          </table:table-cell>
          <table:table-cell table:style-name="ce271" table:formula="of:=IF([.$AF$25]=&quot;DEC&quot;;TEXT([.R49];&quot;??0&quot;);DEC2HEX([.R49];2))" office:value-type="string" office:string-value="00" calcext:value-type="string">
            <text:p>00</text:p>
          </table:table-cell>
          <table:table-cell table:style-name="ce271" table:formula="of:=IF([.$AF$25]=&quot;DEC&quot;;TEXT([.S49];&quot;??0&quot;);DEC2HEX([.S49];2))" office:value-type="string" office:string-value="00" calcext:value-type="string">
            <text:p>00</text:p>
          </table:table-cell>
          <table:table-cell table:style-name="ce271" table:formula="of:=IF([.$AF$25]=&quot;DEC&quot;;TEXT([.T49];&quot;??0&quot;);DEC2HEX([.T49];2))" office:value-type="string" office:string-value="00" calcext:value-type="string">
            <text:p>00</text:p>
          </table:table-cell>
          <table:table-cell table:style-name="ce271" table:formula="of:=IF([.$AF$25]=&quot;DEC&quot;;TEXT([.U49];&quot;??0&quot;);DEC2HEX([.U49];2))" office:value-type="string" office:string-value="00" calcext:value-type="string">
            <text:p>00</text:p>
          </table:table-cell>
          <table:table-cell table:style-name="ce271" table:formula="of:=IF([.$AF$25]=&quot;DEC&quot;;TEXT([.V49];&quot;??0&quot;);DEC2HEX([.V49];2))" office:value-type="string" office:string-value="00" calcext:value-type="string">
            <text:p>00</text:p>
          </table:table-cell>
          <table:table-cell table:style-name="ce271" table:formula="of:=IF([.$AF$25]=&quot;DEC&quot;;TEXT([.W49];&quot;??0&quot;);DEC2HEX([.W49];2))" office:value-type="string" office:string-value="00" calcext:value-type="string">
            <text:p>00</text:p>
          </table:table-cell>
          <table:table-cell table:style-name="ce271" table:formula="of:=IF([.$AF$25]=&quot;DEC&quot;;TEXT([.X49];&quot;??0&quot;);DEC2HEX([.X49];2))" office:value-type="string" office:string-value="00" calcext:value-type="string">
            <text:p>00</text:p>
          </table:table-cell>
          <table:table-cell table:style-name="ce271" table:formula="of:=IF([.$AF$25]=&quot;DEC&quot;;TEXT([.Y49];&quot;??0&quot;);DEC2HEX([.Y49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50]=[.J$2])+64*([.$C50]=[.J$2])+32*([.$D50]=[.J$2])+16*([.$E50]=[.J$2])+8*([.$F50]=[.J$2])+4*([.$G50]=[.J$2])+2*([.$H50]=[.J$2])+1*([.$I50]=[.J$2])" office:value-type="float" office:value="255" calcext:value-type="float">
            <text:p>255</text:p>
          </table:table-cell>
          <table:table-cell table:formula="of:=128*([.$B50]=[.K$2])+64*([.$C50]=[.K$2])+32*([.$D50]=[.K$2])+16*([.$E50]=[.K$2])+8*([.$F50]=[.K$2])+4*([.$G50]=[.K$2])+2*([.$H50]=[.K$2])+1*([.$I50]=[.K$2])" office:value-type="float" office:value="0" calcext:value-type="float">
            <text:p>0</text:p>
          </table:table-cell>
          <table:table-cell table:formula="of:=128*([.$B50]=[.L$2])+64*([.$C50]=[.L$2])+32*([.$D50]=[.L$2])+16*([.$E50]=[.L$2])+8*([.$F50]=[.L$2])+4*([.$G50]=[.L$2])+2*([.$H50]=[.L$2])+1*([.$I50]=[.L$2])" office:value-type="float" office:value="0" calcext:value-type="float">
            <text:p>0</text:p>
          </table:table-cell>
          <table:table-cell table:formula="of:=128*([.$B50]=[.M$2])+64*([.$C50]=[.M$2])+32*([.$D50]=[.M$2])+16*([.$E50]=[.M$2])+8*([.$F50]=[.M$2])+4*([.$G50]=[.M$2])+2*([.$H50]=[.M$2])+1*([.$I50]=[.M$2])" office:value-type="float" office:value="0" calcext:value-type="float">
            <text:p>0</text:p>
          </table:table-cell>
          <table:table-cell table:formula="of:=128*([.$B50]=[.N$2])+64*([.$C50]=[.N$2])+32*([.$D50]=[.N$2])+16*([.$E50]=[.N$2])+8*([.$F50]=[.N$2])+4*([.$G50]=[.N$2])+2*([.$H50]=[.N$2])+1*([.$I50]=[.N$2])" office:value-type="float" office:value="0" calcext:value-type="float">
            <text:p>0</text:p>
          </table:table-cell>
          <table:table-cell table:formula="of:=128*([.$B50]=[.O$2])+64*([.$C50]=[.O$2])+32*([.$D50]=[.O$2])+16*([.$E50]=[.O$2])+8*([.$F50]=[.O$2])+4*([.$G50]=[.O$2])+2*([.$H50]=[.O$2])+1*([.$I50]=[.O$2])" office:value-type="float" office:value="0" calcext:value-type="float">
            <text:p>0</text:p>
          </table:table-cell>
          <table:table-cell table:formula="of:=128*([.$B50]=[.P$2])+64*([.$C50]=[.P$2])+32*([.$D50]=[.P$2])+16*([.$E50]=[.P$2])+8*([.$F50]=[.P$2])+4*([.$G50]=[.P$2])+2*([.$H50]=[.P$2])+1*([.$I50]=[.P$2])" office:value-type="float" office:value="0" calcext:value-type="float">
            <text:p>0</text:p>
          </table:table-cell>
          <table:table-cell table:formula="of:=128*([.$B50]=[.Q$2])+64*([.$C50]=[.Q$2])+32*([.$D50]=[.Q$2])+16*([.$E50]=[.Q$2])+8*([.$F50]=[.Q$2])+4*([.$G50]=[.Q$2])+2*([.$H50]=[.Q$2])+1*([.$I50]=[.Q$2])" office:value-type="float" office:value="0" calcext:value-type="float">
            <text:p>0</text:p>
          </table:table-cell>
          <table:table-cell table:formula="of:=128*([.$B50]=[.R$2])+64*([.$C50]=[.R$2])+32*([.$D50]=[.R$2])+16*([.$E50]=[.R$2])+8*([.$F50]=[.R$2])+4*([.$G50]=[.R$2])+2*([.$H50]=[.R$2])+1*([.$I50]=[.R$2])" office:value-type="float" office:value="0" calcext:value-type="float">
            <text:p>0</text:p>
          </table:table-cell>
          <table:table-cell table:formula="of:=128*([.$B50]=[.S$2])+64*([.$C50]=[.S$2])+32*([.$D50]=[.S$2])+16*([.$E50]=[.S$2])+8*([.$F50]=[.S$2])+4*([.$G50]=[.S$2])+2*([.$H50]=[.S$2])+1*([.$I50]=[.S$2])" office:value-type="float" office:value="0" calcext:value-type="float">
            <text:p>0</text:p>
          </table:table-cell>
          <table:table-cell table:formula="of:=128*([.$B50]=[.T$2])+64*([.$C50]=[.T$2])+32*([.$D50]=[.T$2])+16*([.$E50]=[.T$2])+8*([.$F50]=[.T$2])+4*([.$G50]=[.T$2])+2*([.$H50]=[.T$2])+1*([.$I50]=[.T$2])" office:value-type="float" office:value="0" calcext:value-type="float">
            <text:p>0</text:p>
          </table:table-cell>
          <table:table-cell table:formula="of:=128*([.$B50]=[.U$2])+64*([.$C50]=[.U$2])+32*([.$D50]=[.U$2])+16*([.$E50]=[.U$2])+8*([.$F50]=[.U$2])+4*([.$G50]=[.U$2])+2*([.$H50]=[.U$2])+1*([.$I50]=[.U$2])" office:value-type="float" office:value="0" calcext:value-type="float">
            <text:p>0</text:p>
          </table:table-cell>
          <table:table-cell table:formula="of:=128*([.$B50]=[.V$2])+64*([.$C50]=[.V$2])+32*([.$D50]=[.V$2])+16*([.$E50]=[.V$2])+8*([.$F50]=[.V$2])+4*([.$G50]=[.V$2])+2*([.$H50]=[.V$2])+1*([.$I50]=[.V$2])" office:value-type="float" office:value="0" calcext:value-type="float">
            <text:p>0</text:p>
          </table:table-cell>
          <table:table-cell table:formula="of:=128*([.$B50]=[.W$2])+64*([.$C50]=[.W$2])+32*([.$D50]=[.W$2])+16*([.$E50]=[.W$2])+8*([.$F50]=[.W$2])+4*([.$G50]=[.W$2])+2*([.$H50]=[.W$2])+1*([.$I50]=[.W$2])" office:value-type="float" office:value="0" calcext:value-type="float">
            <text:p>0</text:p>
          </table:table-cell>
          <table:table-cell table:formula="of:=128*([.$B50]=[.X$2])+64*([.$C50]=[.X$2])+32*([.$D50]=[.X$2])+16*([.$E50]=[.X$2])+8*([.$F50]=[.X$2])+4*([.$G50]=[.X$2])+2*([.$H50]=[.X$2])+1*([.$I50]=[.X$2])" office:value-type="float" office:value="0" calcext:value-type="float">
            <text:p>0</text:p>
          </table:table-cell>
          <table:table-cell table:formula="of:=128*([.$B50]=[.Y$2])+64*([.$C50]=[.Y$2])+32*([.$D50]=[.Y$2])+16*([.$E50]=[.Y$2])+8*([.$F50]=[.Y$2])+4*([.$G50]=[.Y$2])+2*([.$H50]=[.Y$2])+1*([.$I50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50];&quot;??0&quot;);DEC2HEX([.J50];2))" office:value-type="string" office:string-value="FF" calcext:value-type="string">
            <text:p>FF</text:p>
          </table:table-cell>
          <table:table-cell table:style-name="ce271" table:formula="of:=IF([.$AF$25]=&quot;DEC&quot;;TEXT([.K50];&quot;??0&quot;);DEC2HEX([.K50];2))" office:value-type="string" office:string-value="00" calcext:value-type="string">
            <text:p>00</text:p>
          </table:table-cell>
          <table:table-cell table:style-name="ce271" table:formula="of:=IF([.$AF$25]=&quot;DEC&quot;;TEXT([.L50];&quot;??0&quot;);DEC2HEX([.L50];2))" office:value-type="string" office:string-value="00" calcext:value-type="string">
            <text:p>00</text:p>
          </table:table-cell>
          <table:table-cell table:style-name="ce271" table:formula="of:=IF([.$AF$25]=&quot;DEC&quot;;TEXT([.M50];&quot;??0&quot;);DEC2HEX([.M50];2))" office:value-type="string" office:string-value="00" calcext:value-type="string">
            <text:p>00</text:p>
          </table:table-cell>
          <table:table-cell table:formula="of:=IF([.$AF$25]=&quot;DEC&quot;;TEXT([.N50];&quot;??0&quot;);DEC2HEX([.N50];2))" office:value-type="string" office:string-value="00" calcext:value-type="string">
            <text:p>00</text:p>
          </table:table-cell>
          <table:table-cell table:style-name="ce271" table:formula="of:=IF([.$AF$25]=&quot;DEC&quot;;TEXT([.O50];&quot;??0&quot;);DEC2HEX([.O50];2))" office:value-type="string" office:string-value="00" calcext:value-type="string">
            <text:p>00</text:p>
          </table:table-cell>
          <table:table-cell table:style-name="ce271" table:formula="of:=IF([.$AF$25]=&quot;DEC&quot;;TEXT([.P50];&quot;??0&quot;);DEC2HEX([.P50];2))" office:value-type="string" office:string-value="00" calcext:value-type="string">
            <text:p>00</text:p>
          </table:table-cell>
          <table:table-cell table:style-name="ce271" table:formula="of:=IF([.$AF$25]=&quot;DEC&quot;;TEXT([.Q50];&quot;??0&quot;);DEC2HEX([.Q50];2))" office:value-type="string" office:string-value="00" calcext:value-type="string">
            <text:p>00</text:p>
          </table:table-cell>
          <table:table-cell table:style-name="ce271" table:formula="of:=IF([.$AF$25]=&quot;DEC&quot;;TEXT([.R50];&quot;??0&quot;);DEC2HEX([.R50];2))" office:value-type="string" office:string-value="00" calcext:value-type="string">
            <text:p>00</text:p>
          </table:table-cell>
          <table:table-cell table:style-name="ce271" table:formula="of:=IF([.$AF$25]=&quot;DEC&quot;;TEXT([.S50];&quot;??0&quot;);DEC2HEX([.S50];2))" office:value-type="string" office:string-value="00" calcext:value-type="string">
            <text:p>00</text:p>
          </table:table-cell>
          <table:table-cell table:style-name="ce271" table:formula="of:=IF([.$AF$25]=&quot;DEC&quot;;TEXT([.T50];&quot;??0&quot;);DEC2HEX([.T50];2))" office:value-type="string" office:string-value="00" calcext:value-type="string">
            <text:p>00</text:p>
          </table:table-cell>
          <table:table-cell table:style-name="ce271" table:formula="of:=IF([.$AF$25]=&quot;DEC&quot;;TEXT([.U50];&quot;??0&quot;);DEC2HEX([.U50];2))" office:value-type="string" office:string-value="00" calcext:value-type="string">
            <text:p>00</text:p>
          </table:table-cell>
          <table:table-cell table:style-name="ce271" table:formula="of:=IF([.$AF$25]=&quot;DEC&quot;;TEXT([.V50];&quot;??0&quot;);DEC2HEX([.V50];2))" office:value-type="string" office:string-value="00" calcext:value-type="string">
            <text:p>00</text:p>
          </table:table-cell>
          <table:table-cell table:style-name="ce271" table:formula="of:=IF([.$AF$25]=&quot;DEC&quot;;TEXT([.W50];&quot;??0&quot;);DEC2HEX([.W50];2))" office:value-type="string" office:string-value="00" calcext:value-type="string">
            <text:p>00</text:p>
          </table:table-cell>
          <table:table-cell table:style-name="ce271" table:formula="of:=IF([.$AF$25]=&quot;DEC&quot;;TEXT([.X50];&quot;??0&quot;);DEC2HEX([.X50];2))" office:value-type="string" office:string-value="00" calcext:value-type="string">
            <text:p>00</text:p>
          </table:table-cell>
          <table:table-cell table:style-name="ce271" table:formula="of:=IF([.$AF$25]=&quot;DEC&quot;;TEXT([.Y50];&quot;??0&quot;);DEC2HEX([.Y50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51]=[.J$2])+64*([.$C51]=[.J$2])+32*([.$D51]=[.J$2])+16*([.$E51]=[.J$2])+8*([.$F51]=[.J$2])+4*([.$G51]=[.J$2])+2*([.$H51]=[.J$2])+1*([.$I51]=[.J$2])" office:value-type="float" office:value="255" calcext:value-type="float">
            <text:p>255</text:p>
          </table:table-cell>
          <table:table-cell table:formula="of:=128*([.$B51]=[.K$2])+64*([.$C51]=[.K$2])+32*([.$D51]=[.K$2])+16*([.$E51]=[.K$2])+8*([.$F51]=[.K$2])+4*([.$G51]=[.K$2])+2*([.$H51]=[.K$2])+1*([.$I51]=[.K$2])" office:value-type="float" office:value="0" calcext:value-type="float">
            <text:p>0</text:p>
          </table:table-cell>
          <table:table-cell table:formula="of:=128*([.$B51]=[.L$2])+64*([.$C51]=[.L$2])+32*([.$D51]=[.L$2])+16*([.$E51]=[.L$2])+8*([.$F51]=[.L$2])+4*([.$G51]=[.L$2])+2*([.$H51]=[.L$2])+1*([.$I51]=[.L$2])" office:value-type="float" office:value="0" calcext:value-type="float">
            <text:p>0</text:p>
          </table:table-cell>
          <table:table-cell table:formula="of:=128*([.$B51]=[.M$2])+64*([.$C51]=[.M$2])+32*([.$D51]=[.M$2])+16*([.$E51]=[.M$2])+8*([.$F51]=[.M$2])+4*([.$G51]=[.M$2])+2*([.$H51]=[.M$2])+1*([.$I51]=[.M$2])" office:value-type="float" office:value="0" calcext:value-type="float">
            <text:p>0</text:p>
          </table:table-cell>
          <table:table-cell table:formula="of:=128*([.$B51]=[.N$2])+64*([.$C51]=[.N$2])+32*([.$D51]=[.N$2])+16*([.$E51]=[.N$2])+8*([.$F51]=[.N$2])+4*([.$G51]=[.N$2])+2*([.$H51]=[.N$2])+1*([.$I51]=[.N$2])" office:value-type="float" office:value="0" calcext:value-type="float">
            <text:p>0</text:p>
          </table:table-cell>
          <table:table-cell table:formula="of:=128*([.$B51]=[.O$2])+64*([.$C51]=[.O$2])+32*([.$D51]=[.O$2])+16*([.$E51]=[.O$2])+8*([.$F51]=[.O$2])+4*([.$G51]=[.O$2])+2*([.$H51]=[.O$2])+1*([.$I51]=[.O$2])" office:value-type="float" office:value="0" calcext:value-type="float">
            <text:p>0</text:p>
          </table:table-cell>
          <table:table-cell table:formula="of:=128*([.$B51]=[.P$2])+64*([.$C51]=[.P$2])+32*([.$D51]=[.P$2])+16*([.$E51]=[.P$2])+8*([.$F51]=[.P$2])+4*([.$G51]=[.P$2])+2*([.$H51]=[.P$2])+1*([.$I51]=[.P$2])" office:value-type="float" office:value="0" calcext:value-type="float">
            <text:p>0</text:p>
          </table:table-cell>
          <table:table-cell table:formula="of:=128*([.$B51]=[.Q$2])+64*([.$C51]=[.Q$2])+32*([.$D51]=[.Q$2])+16*([.$E51]=[.Q$2])+8*([.$F51]=[.Q$2])+4*([.$G51]=[.Q$2])+2*([.$H51]=[.Q$2])+1*([.$I51]=[.Q$2])" office:value-type="float" office:value="0" calcext:value-type="float">
            <text:p>0</text:p>
          </table:table-cell>
          <table:table-cell table:formula="of:=128*([.$B51]=[.R$2])+64*([.$C51]=[.R$2])+32*([.$D51]=[.R$2])+16*([.$E51]=[.R$2])+8*([.$F51]=[.R$2])+4*([.$G51]=[.R$2])+2*([.$H51]=[.R$2])+1*([.$I51]=[.R$2])" office:value-type="float" office:value="0" calcext:value-type="float">
            <text:p>0</text:p>
          </table:table-cell>
          <table:table-cell table:formula="of:=128*([.$B51]=[.S$2])+64*([.$C51]=[.S$2])+32*([.$D51]=[.S$2])+16*([.$E51]=[.S$2])+8*([.$F51]=[.S$2])+4*([.$G51]=[.S$2])+2*([.$H51]=[.S$2])+1*([.$I51]=[.S$2])" office:value-type="float" office:value="0" calcext:value-type="float">
            <text:p>0</text:p>
          </table:table-cell>
          <table:table-cell table:formula="of:=128*([.$B51]=[.T$2])+64*([.$C51]=[.T$2])+32*([.$D51]=[.T$2])+16*([.$E51]=[.T$2])+8*([.$F51]=[.T$2])+4*([.$G51]=[.T$2])+2*([.$H51]=[.T$2])+1*([.$I51]=[.T$2])" office:value-type="float" office:value="0" calcext:value-type="float">
            <text:p>0</text:p>
          </table:table-cell>
          <table:table-cell table:formula="of:=128*([.$B51]=[.U$2])+64*([.$C51]=[.U$2])+32*([.$D51]=[.U$2])+16*([.$E51]=[.U$2])+8*([.$F51]=[.U$2])+4*([.$G51]=[.U$2])+2*([.$H51]=[.U$2])+1*([.$I51]=[.U$2])" office:value-type="float" office:value="0" calcext:value-type="float">
            <text:p>0</text:p>
          </table:table-cell>
          <table:table-cell table:formula="of:=128*([.$B51]=[.V$2])+64*([.$C51]=[.V$2])+32*([.$D51]=[.V$2])+16*([.$E51]=[.V$2])+8*([.$F51]=[.V$2])+4*([.$G51]=[.V$2])+2*([.$H51]=[.V$2])+1*([.$I51]=[.V$2])" office:value-type="float" office:value="0" calcext:value-type="float">
            <text:p>0</text:p>
          </table:table-cell>
          <table:table-cell table:formula="of:=128*([.$B51]=[.W$2])+64*([.$C51]=[.W$2])+32*([.$D51]=[.W$2])+16*([.$E51]=[.W$2])+8*([.$F51]=[.W$2])+4*([.$G51]=[.W$2])+2*([.$H51]=[.W$2])+1*([.$I51]=[.W$2])" office:value-type="float" office:value="0" calcext:value-type="float">
            <text:p>0</text:p>
          </table:table-cell>
          <table:table-cell table:formula="of:=128*([.$B51]=[.X$2])+64*([.$C51]=[.X$2])+32*([.$D51]=[.X$2])+16*([.$E51]=[.X$2])+8*([.$F51]=[.X$2])+4*([.$G51]=[.X$2])+2*([.$H51]=[.X$2])+1*([.$I51]=[.X$2])" office:value-type="float" office:value="0" calcext:value-type="float">
            <text:p>0</text:p>
          </table:table-cell>
          <table:table-cell table:formula="of:=128*([.$B51]=[.Y$2])+64*([.$C51]=[.Y$2])+32*([.$D51]=[.Y$2])+16*([.$E51]=[.Y$2])+8*([.$F51]=[.Y$2])+4*([.$G51]=[.Y$2])+2*([.$H51]=[.Y$2])+1*([.$I51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51];&quot;??0&quot;);DEC2HEX([.J51];2))" office:value-type="string" office:string-value="FF" calcext:value-type="string">
            <text:p>FF</text:p>
          </table:table-cell>
          <table:table-cell table:style-name="ce271" table:formula="of:=IF([.$AF$25]=&quot;DEC&quot;;TEXT([.K51];&quot;??0&quot;);DEC2HEX([.K51];2))" office:value-type="string" office:string-value="00" calcext:value-type="string">
            <text:p>00</text:p>
          </table:table-cell>
          <table:table-cell table:style-name="ce271" table:formula="of:=IF([.$AF$25]=&quot;DEC&quot;;TEXT([.L51];&quot;??0&quot;);DEC2HEX([.L51];2))" office:value-type="string" office:string-value="00" calcext:value-type="string">
            <text:p>00</text:p>
          </table:table-cell>
          <table:table-cell table:style-name="ce271" table:formula="of:=IF([.$AF$25]=&quot;DEC&quot;;TEXT([.M51];&quot;??0&quot;);DEC2HEX([.M51];2))" office:value-type="string" office:string-value="00" calcext:value-type="string">
            <text:p>00</text:p>
          </table:table-cell>
          <table:table-cell table:formula="of:=IF([.$AF$25]=&quot;DEC&quot;;TEXT([.N51];&quot;??0&quot;);DEC2HEX([.N51];2))" office:value-type="string" office:string-value="00" calcext:value-type="string">
            <text:p>00</text:p>
          </table:table-cell>
          <table:table-cell table:style-name="ce271" table:formula="of:=IF([.$AF$25]=&quot;DEC&quot;;TEXT([.O51];&quot;??0&quot;);DEC2HEX([.O51];2))" office:value-type="string" office:string-value="00" calcext:value-type="string">
            <text:p>00</text:p>
          </table:table-cell>
          <table:table-cell table:style-name="ce271" table:formula="of:=IF([.$AF$25]=&quot;DEC&quot;;TEXT([.P51];&quot;??0&quot;);DEC2HEX([.P51];2))" office:value-type="string" office:string-value="00" calcext:value-type="string">
            <text:p>00</text:p>
          </table:table-cell>
          <table:table-cell table:style-name="ce271" table:formula="of:=IF([.$AF$25]=&quot;DEC&quot;;TEXT([.Q51];&quot;??0&quot;);DEC2HEX([.Q51];2))" office:value-type="string" office:string-value="00" calcext:value-type="string">
            <text:p>00</text:p>
          </table:table-cell>
          <table:table-cell table:style-name="ce271" table:formula="of:=IF([.$AF$25]=&quot;DEC&quot;;TEXT([.R51];&quot;??0&quot;);DEC2HEX([.R51];2))" office:value-type="string" office:string-value="00" calcext:value-type="string">
            <text:p>00</text:p>
          </table:table-cell>
          <table:table-cell table:style-name="ce271" table:formula="of:=IF([.$AF$25]=&quot;DEC&quot;;TEXT([.S51];&quot;??0&quot;);DEC2HEX([.S51];2))" office:value-type="string" office:string-value="00" calcext:value-type="string">
            <text:p>00</text:p>
          </table:table-cell>
          <table:table-cell table:style-name="ce271" table:formula="of:=IF([.$AF$25]=&quot;DEC&quot;;TEXT([.T51];&quot;??0&quot;);DEC2HEX([.T51];2))" office:value-type="string" office:string-value="00" calcext:value-type="string">
            <text:p>00</text:p>
          </table:table-cell>
          <table:table-cell table:style-name="ce271" table:formula="of:=IF([.$AF$25]=&quot;DEC&quot;;TEXT([.U51];&quot;??0&quot;);DEC2HEX([.U51];2))" office:value-type="string" office:string-value="00" calcext:value-type="string">
            <text:p>00</text:p>
          </table:table-cell>
          <table:table-cell table:style-name="ce271" table:formula="of:=IF([.$AF$25]=&quot;DEC&quot;;TEXT([.V51];&quot;??0&quot;);DEC2HEX([.V51];2))" office:value-type="string" office:string-value="00" calcext:value-type="string">
            <text:p>00</text:p>
          </table:table-cell>
          <table:table-cell table:style-name="ce271" table:formula="of:=IF([.$AF$25]=&quot;DEC&quot;;TEXT([.W51];&quot;??0&quot;);DEC2HEX([.W51];2))" office:value-type="string" office:string-value="00" calcext:value-type="string">
            <text:p>00</text:p>
          </table:table-cell>
          <table:table-cell table:style-name="ce271" table:formula="of:=IF([.$AF$25]=&quot;DEC&quot;;TEXT([.X51];&quot;??0&quot;);DEC2HEX([.X51];2))" office:value-type="string" office:string-value="00" calcext:value-type="string">
            <text:p>00</text:p>
          </table:table-cell>
          <table:table-cell table:style-name="ce271" table:formula="of:=IF([.$AF$25]=&quot;DEC&quot;;TEXT([.Y51];&quot;??0&quot;);DEC2HEX([.Y51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52]=[.J$2])+64*([.$C52]=[.J$2])+32*([.$D52]=[.J$2])+16*([.$E52]=[.J$2])+8*([.$F52]=[.J$2])+4*([.$G52]=[.J$2])+2*([.$H52]=[.J$2])+1*([.$I52]=[.J$2])" office:value-type="float" office:value="255" calcext:value-type="float">
            <text:p>255</text:p>
          </table:table-cell>
          <table:table-cell table:formula="of:=128*([.$B52]=[.K$2])+64*([.$C52]=[.K$2])+32*([.$D52]=[.K$2])+16*([.$E52]=[.K$2])+8*([.$F52]=[.K$2])+4*([.$G52]=[.K$2])+2*([.$H52]=[.K$2])+1*([.$I52]=[.K$2])" office:value-type="float" office:value="0" calcext:value-type="float">
            <text:p>0</text:p>
          </table:table-cell>
          <table:table-cell table:formula="of:=128*([.$B52]=[.L$2])+64*([.$C52]=[.L$2])+32*([.$D52]=[.L$2])+16*([.$E52]=[.L$2])+8*([.$F52]=[.L$2])+4*([.$G52]=[.L$2])+2*([.$H52]=[.L$2])+1*([.$I52]=[.L$2])" office:value-type="float" office:value="0" calcext:value-type="float">
            <text:p>0</text:p>
          </table:table-cell>
          <table:table-cell table:formula="of:=128*([.$B52]=[.M$2])+64*([.$C52]=[.M$2])+32*([.$D52]=[.M$2])+16*([.$E52]=[.M$2])+8*([.$F52]=[.M$2])+4*([.$G52]=[.M$2])+2*([.$H52]=[.M$2])+1*([.$I52]=[.M$2])" office:value-type="float" office:value="0" calcext:value-type="float">
            <text:p>0</text:p>
          </table:table-cell>
          <table:table-cell table:formula="of:=128*([.$B52]=[.N$2])+64*([.$C52]=[.N$2])+32*([.$D52]=[.N$2])+16*([.$E52]=[.N$2])+8*([.$F52]=[.N$2])+4*([.$G52]=[.N$2])+2*([.$H52]=[.N$2])+1*([.$I52]=[.N$2])" office:value-type="float" office:value="0" calcext:value-type="float">
            <text:p>0</text:p>
          </table:table-cell>
          <table:table-cell table:formula="of:=128*([.$B52]=[.O$2])+64*([.$C52]=[.O$2])+32*([.$D52]=[.O$2])+16*([.$E52]=[.O$2])+8*([.$F52]=[.O$2])+4*([.$G52]=[.O$2])+2*([.$H52]=[.O$2])+1*([.$I52]=[.O$2])" office:value-type="float" office:value="0" calcext:value-type="float">
            <text:p>0</text:p>
          </table:table-cell>
          <table:table-cell table:formula="of:=128*([.$B52]=[.P$2])+64*([.$C52]=[.P$2])+32*([.$D52]=[.P$2])+16*([.$E52]=[.P$2])+8*([.$F52]=[.P$2])+4*([.$G52]=[.P$2])+2*([.$H52]=[.P$2])+1*([.$I52]=[.P$2])" office:value-type="float" office:value="0" calcext:value-type="float">
            <text:p>0</text:p>
          </table:table-cell>
          <table:table-cell table:formula="of:=128*([.$B52]=[.Q$2])+64*([.$C52]=[.Q$2])+32*([.$D52]=[.Q$2])+16*([.$E52]=[.Q$2])+8*([.$F52]=[.Q$2])+4*([.$G52]=[.Q$2])+2*([.$H52]=[.Q$2])+1*([.$I52]=[.Q$2])" office:value-type="float" office:value="0" calcext:value-type="float">
            <text:p>0</text:p>
          </table:table-cell>
          <table:table-cell table:formula="of:=128*([.$B52]=[.R$2])+64*([.$C52]=[.R$2])+32*([.$D52]=[.R$2])+16*([.$E52]=[.R$2])+8*([.$F52]=[.R$2])+4*([.$G52]=[.R$2])+2*([.$H52]=[.R$2])+1*([.$I52]=[.R$2])" office:value-type="float" office:value="0" calcext:value-type="float">
            <text:p>0</text:p>
          </table:table-cell>
          <table:table-cell table:formula="of:=128*([.$B52]=[.S$2])+64*([.$C52]=[.S$2])+32*([.$D52]=[.S$2])+16*([.$E52]=[.S$2])+8*([.$F52]=[.S$2])+4*([.$G52]=[.S$2])+2*([.$H52]=[.S$2])+1*([.$I52]=[.S$2])" office:value-type="float" office:value="0" calcext:value-type="float">
            <text:p>0</text:p>
          </table:table-cell>
          <table:table-cell table:formula="of:=128*([.$B52]=[.T$2])+64*([.$C52]=[.T$2])+32*([.$D52]=[.T$2])+16*([.$E52]=[.T$2])+8*([.$F52]=[.T$2])+4*([.$G52]=[.T$2])+2*([.$H52]=[.T$2])+1*([.$I52]=[.T$2])" office:value-type="float" office:value="0" calcext:value-type="float">
            <text:p>0</text:p>
          </table:table-cell>
          <table:table-cell table:formula="of:=128*([.$B52]=[.U$2])+64*([.$C52]=[.U$2])+32*([.$D52]=[.U$2])+16*([.$E52]=[.U$2])+8*([.$F52]=[.U$2])+4*([.$G52]=[.U$2])+2*([.$H52]=[.U$2])+1*([.$I52]=[.U$2])" office:value-type="float" office:value="0" calcext:value-type="float">
            <text:p>0</text:p>
          </table:table-cell>
          <table:table-cell table:formula="of:=128*([.$B52]=[.V$2])+64*([.$C52]=[.V$2])+32*([.$D52]=[.V$2])+16*([.$E52]=[.V$2])+8*([.$F52]=[.V$2])+4*([.$G52]=[.V$2])+2*([.$H52]=[.V$2])+1*([.$I52]=[.V$2])" office:value-type="float" office:value="0" calcext:value-type="float">
            <text:p>0</text:p>
          </table:table-cell>
          <table:table-cell table:formula="of:=128*([.$B52]=[.W$2])+64*([.$C52]=[.W$2])+32*([.$D52]=[.W$2])+16*([.$E52]=[.W$2])+8*([.$F52]=[.W$2])+4*([.$G52]=[.W$2])+2*([.$H52]=[.W$2])+1*([.$I52]=[.W$2])" office:value-type="float" office:value="0" calcext:value-type="float">
            <text:p>0</text:p>
          </table:table-cell>
          <table:table-cell table:formula="of:=128*([.$B52]=[.X$2])+64*([.$C52]=[.X$2])+32*([.$D52]=[.X$2])+16*([.$E52]=[.X$2])+8*([.$F52]=[.X$2])+4*([.$G52]=[.X$2])+2*([.$H52]=[.X$2])+1*([.$I52]=[.X$2])" office:value-type="float" office:value="0" calcext:value-type="float">
            <text:p>0</text:p>
          </table:table-cell>
          <table:table-cell table:formula="of:=128*([.$B52]=[.Y$2])+64*([.$C52]=[.Y$2])+32*([.$D52]=[.Y$2])+16*([.$E52]=[.Y$2])+8*([.$F52]=[.Y$2])+4*([.$G52]=[.Y$2])+2*([.$H52]=[.Y$2])+1*([.$I52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52];&quot;??0&quot;);DEC2HEX([.J52];2))" office:value-type="string" office:string-value="FF" calcext:value-type="string">
            <text:p>FF</text:p>
          </table:table-cell>
          <table:table-cell table:style-name="ce271" table:formula="of:=IF([.$AF$25]=&quot;DEC&quot;;TEXT([.K52];&quot;??0&quot;);DEC2HEX([.K52];2))" office:value-type="string" office:string-value="00" calcext:value-type="string">
            <text:p>00</text:p>
          </table:table-cell>
          <table:table-cell table:style-name="ce271" table:formula="of:=IF([.$AF$25]=&quot;DEC&quot;;TEXT([.L52];&quot;??0&quot;);DEC2HEX([.L52];2))" office:value-type="string" office:string-value="00" calcext:value-type="string">
            <text:p>00</text:p>
          </table:table-cell>
          <table:table-cell table:style-name="ce271" table:formula="of:=IF([.$AF$25]=&quot;DEC&quot;;TEXT([.M52];&quot;??0&quot;);DEC2HEX([.M52];2))" office:value-type="string" office:string-value="00" calcext:value-type="string">
            <text:p>00</text:p>
          </table:table-cell>
          <table:table-cell table:formula="of:=IF([.$AF$25]=&quot;DEC&quot;;TEXT([.N52];&quot;??0&quot;);DEC2HEX([.N52];2))" office:value-type="string" office:string-value="00" calcext:value-type="string">
            <text:p>00</text:p>
          </table:table-cell>
          <table:table-cell table:style-name="ce271" table:formula="of:=IF([.$AF$25]=&quot;DEC&quot;;TEXT([.O52];&quot;??0&quot;);DEC2HEX([.O52];2))" office:value-type="string" office:string-value="00" calcext:value-type="string">
            <text:p>00</text:p>
          </table:table-cell>
          <table:table-cell table:style-name="ce271" table:formula="of:=IF([.$AF$25]=&quot;DEC&quot;;TEXT([.P52];&quot;??0&quot;);DEC2HEX([.P52];2))" office:value-type="string" office:string-value="00" calcext:value-type="string">
            <text:p>00</text:p>
          </table:table-cell>
          <table:table-cell table:style-name="ce271" table:formula="of:=IF([.$AF$25]=&quot;DEC&quot;;TEXT([.Q52];&quot;??0&quot;);DEC2HEX([.Q52];2))" office:value-type="string" office:string-value="00" calcext:value-type="string">
            <text:p>00</text:p>
          </table:table-cell>
          <table:table-cell table:style-name="ce271" table:formula="of:=IF([.$AF$25]=&quot;DEC&quot;;TEXT([.R52];&quot;??0&quot;);DEC2HEX([.R52];2))" office:value-type="string" office:string-value="00" calcext:value-type="string">
            <text:p>00</text:p>
          </table:table-cell>
          <table:table-cell table:style-name="ce271" table:formula="of:=IF([.$AF$25]=&quot;DEC&quot;;TEXT([.S52];&quot;??0&quot;);DEC2HEX([.S52];2))" office:value-type="string" office:string-value="00" calcext:value-type="string">
            <text:p>00</text:p>
          </table:table-cell>
          <table:table-cell table:style-name="ce271" table:formula="of:=IF([.$AF$25]=&quot;DEC&quot;;TEXT([.T52];&quot;??0&quot;);DEC2HEX([.T52];2))" office:value-type="string" office:string-value="00" calcext:value-type="string">
            <text:p>00</text:p>
          </table:table-cell>
          <table:table-cell table:style-name="ce271" table:formula="of:=IF([.$AF$25]=&quot;DEC&quot;;TEXT([.U52];&quot;??0&quot;);DEC2HEX([.U52];2))" office:value-type="string" office:string-value="00" calcext:value-type="string">
            <text:p>00</text:p>
          </table:table-cell>
          <table:table-cell table:style-name="ce271" table:formula="of:=IF([.$AF$25]=&quot;DEC&quot;;TEXT([.V52];&quot;??0&quot;);DEC2HEX([.V52];2))" office:value-type="string" office:string-value="00" calcext:value-type="string">
            <text:p>00</text:p>
          </table:table-cell>
          <table:table-cell table:style-name="ce271" table:formula="of:=IF([.$AF$25]=&quot;DEC&quot;;TEXT([.W52];&quot;??0&quot;);DEC2HEX([.W52];2))" office:value-type="string" office:string-value="00" calcext:value-type="string">
            <text:p>00</text:p>
          </table:table-cell>
          <table:table-cell table:style-name="ce271" table:formula="of:=IF([.$AF$25]=&quot;DEC&quot;;TEXT([.X52];&quot;??0&quot;);DEC2HEX([.X52];2))" office:value-type="string" office:string-value="00" calcext:value-type="string">
            <text:p>00</text:p>
          </table:table-cell>
          <table:table-cell table:style-name="ce271" table:formula="of:=IF([.$AF$25]=&quot;DEC&quot;;TEXT([.Y52];&quot;??0&quot;);DEC2HEX([.Y52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53]=[.J$2])+64*([.$C53]=[.J$2])+32*([.$D53]=[.J$2])+16*([.$E53]=[.J$2])+8*([.$F53]=[.J$2])+4*([.$G53]=[.J$2])+2*([.$H53]=[.J$2])+1*([.$I53]=[.J$2])" office:value-type="float" office:value="255" calcext:value-type="float">
            <text:p>255</text:p>
          </table:table-cell>
          <table:table-cell table:formula="of:=128*([.$B53]=[.K$2])+64*([.$C53]=[.K$2])+32*([.$D53]=[.K$2])+16*([.$E53]=[.K$2])+8*([.$F53]=[.K$2])+4*([.$G53]=[.K$2])+2*([.$H53]=[.K$2])+1*([.$I53]=[.K$2])" office:value-type="float" office:value="0" calcext:value-type="float">
            <text:p>0</text:p>
          </table:table-cell>
          <table:table-cell table:formula="of:=128*([.$B53]=[.L$2])+64*([.$C53]=[.L$2])+32*([.$D53]=[.L$2])+16*([.$E53]=[.L$2])+8*([.$F53]=[.L$2])+4*([.$G53]=[.L$2])+2*([.$H53]=[.L$2])+1*([.$I53]=[.L$2])" office:value-type="float" office:value="0" calcext:value-type="float">
            <text:p>0</text:p>
          </table:table-cell>
          <table:table-cell table:formula="of:=128*([.$B53]=[.M$2])+64*([.$C53]=[.M$2])+32*([.$D53]=[.M$2])+16*([.$E53]=[.M$2])+8*([.$F53]=[.M$2])+4*([.$G53]=[.M$2])+2*([.$H53]=[.M$2])+1*([.$I53]=[.M$2])" office:value-type="float" office:value="0" calcext:value-type="float">
            <text:p>0</text:p>
          </table:table-cell>
          <table:table-cell table:formula="of:=128*([.$B53]=[.N$2])+64*([.$C53]=[.N$2])+32*([.$D53]=[.N$2])+16*([.$E53]=[.N$2])+8*([.$F53]=[.N$2])+4*([.$G53]=[.N$2])+2*([.$H53]=[.N$2])+1*([.$I53]=[.N$2])" office:value-type="float" office:value="0" calcext:value-type="float">
            <text:p>0</text:p>
          </table:table-cell>
          <table:table-cell table:formula="of:=128*([.$B53]=[.O$2])+64*([.$C53]=[.O$2])+32*([.$D53]=[.O$2])+16*([.$E53]=[.O$2])+8*([.$F53]=[.O$2])+4*([.$G53]=[.O$2])+2*([.$H53]=[.O$2])+1*([.$I53]=[.O$2])" office:value-type="float" office:value="0" calcext:value-type="float">
            <text:p>0</text:p>
          </table:table-cell>
          <table:table-cell table:formula="of:=128*([.$B53]=[.P$2])+64*([.$C53]=[.P$2])+32*([.$D53]=[.P$2])+16*([.$E53]=[.P$2])+8*([.$F53]=[.P$2])+4*([.$G53]=[.P$2])+2*([.$H53]=[.P$2])+1*([.$I53]=[.P$2])" office:value-type="float" office:value="0" calcext:value-type="float">
            <text:p>0</text:p>
          </table:table-cell>
          <table:table-cell table:formula="of:=128*([.$B53]=[.Q$2])+64*([.$C53]=[.Q$2])+32*([.$D53]=[.Q$2])+16*([.$E53]=[.Q$2])+8*([.$F53]=[.Q$2])+4*([.$G53]=[.Q$2])+2*([.$H53]=[.Q$2])+1*([.$I53]=[.Q$2])" office:value-type="float" office:value="0" calcext:value-type="float">
            <text:p>0</text:p>
          </table:table-cell>
          <table:table-cell table:formula="of:=128*([.$B53]=[.R$2])+64*([.$C53]=[.R$2])+32*([.$D53]=[.R$2])+16*([.$E53]=[.R$2])+8*([.$F53]=[.R$2])+4*([.$G53]=[.R$2])+2*([.$H53]=[.R$2])+1*([.$I53]=[.R$2])" office:value-type="float" office:value="0" calcext:value-type="float">
            <text:p>0</text:p>
          </table:table-cell>
          <table:table-cell table:formula="of:=128*([.$B53]=[.S$2])+64*([.$C53]=[.S$2])+32*([.$D53]=[.S$2])+16*([.$E53]=[.S$2])+8*([.$F53]=[.S$2])+4*([.$G53]=[.S$2])+2*([.$H53]=[.S$2])+1*([.$I53]=[.S$2])" office:value-type="float" office:value="0" calcext:value-type="float">
            <text:p>0</text:p>
          </table:table-cell>
          <table:table-cell table:formula="of:=128*([.$B53]=[.T$2])+64*([.$C53]=[.T$2])+32*([.$D53]=[.T$2])+16*([.$E53]=[.T$2])+8*([.$F53]=[.T$2])+4*([.$G53]=[.T$2])+2*([.$H53]=[.T$2])+1*([.$I53]=[.T$2])" office:value-type="float" office:value="0" calcext:value-type="float">
            <text:p>0</text:p>
          </table:table-cell>
          <table:table-cell table:formula="of:=128*([.$B53]=[.U$2])+64*([.$C53]=[.U$2])+32*([.$D53]=[.U$2])+16*([.$E53]=[.U$2])+8*([.$F53]=[.U$2])+4*([.$G53]=[.U$2])+2*([.$H53]=[.U$2])+1*([.$I53]=[.U$2])" office:value-type="float" office:value="0" calcext:value-type="float">
            <text:p>0</text:p>
          </table:table-cell>
          <table:table-cell table:formula="of:=128*([.$B53]=[.V$2])+64*([.$C53]=[.V$2])+32*([.$D53]=[.V$2])+16*([.$E53]=[.V$2])+8*([.$F53]=[.V$2])+4*([.$G53]=[.V$2])+2*([.$H53]=[.V$2])+1*([.$I53]=[.V$2])" office:value-type="float" office:value="0" calcext:value-type="float">
            <text:p>0</text:p>
          </table:table-cell>
          <table:table-cell table:formula="of:=128*([.$B53]=[.W$2])+64*([.$C53]=[.W$2])+32*([.$D53]=[.W$2])+16*([.$E53]=[.W$2])+8*([.$F53]=[.W$2])+4*([.$G53]=[.W$2])+2*([.$H53]=[.W$2])+1*([.$I53]=[.W$2])" office:value-type="float" office:value="0" calcext:value-type="float">
            <text:p>0</text:p>
          </table:table-cell>
          <table:table-cell table:formula="of:=128*([.$B53]=[.X$2])+64*([.$C53]=[.X$2])+32*([.$D53]=[.X$2])+16*([.$E53]=[.X$2])+8*([.$F53]=[.X$2])+4*([.$G53]=[.X$2])+2*([.$H53]=[.X$2])+1*([.$I53]=[.X$2])" office:value-type="float" office:value="0" calcext:value-type="float">
            <text:p>0</text:p>
          </table:table-cell>
          <table:table-cell table:formula="of:=128*([.$B53]=[.Y$2])+64*([.$C53]=[.Y$2])+32*([.$D53]=[.Y$2])+16*([.$E53]=[.Y$2])+8*([.$F53]=[.Y$2])+4*([.$G53]=[.Y$2])+2*([.$H53]=[.Y$2])+1*([.$I53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53];&quot;??0&quot;);DEC2HEX([.J53];2))" office:value-type="string" office:string-value="FF" calcext:value-type="string">
            <text:p>FF</text:p>
          </table:table-cell>
          <table:table-cell table:style-name="ce271" table:formula="of:=IF([.$AF$25]=&quot;DEC&quot;;TEXT([.K53];&quot;??0&quot;);DEC2HEX([.K53];2))" office:value-type="string" office:string-value="00" calcext:value-type="string">
            <text:p>00</text:p>
          </table:table-cell>
          <table:table-cell table:style-name="ce271" table:formula="of:=IF([.$AF$25]=&quot;DEC&quot;;TEXT([.L53];&quot;??0&quot;);DEC2HEX([.L53];2))" office:value-type="string" office:string-value="00" calcext:value-type="string">
            <text:p>00</text:p>
          </table:table-cell>
          <table:table-cell table:style-name="ce271" table:formula="of:=IF([.$AF$25]=&quot;DEC&quot;;TEXT([.M53];&quot;??0&quot;);DEC2HEX([.M53];2))" office:value-type="string" office:string-value="00" calcext:value-type="string">
            <text:p>00</text:p>
          </table:table-cell>
          <table:table-cell table:formula="of:=IF([.$AF$25]=&quot;DEC&quot;;TEXT([.N53];&quot;??0&quot;);DEC2HEX([.N53];2))" office:value-type="string" office:string-value="00" calcext:value-type="string">
            <text:p>00</text:p>
          </table:table-cell>
          <table:table-cell table:style-name="ce271" table:formula="of:=IF([.$AF$25]=&quot;DEC&quot;;TEXT([.O53];&quot;??0&quot;);DEC2HEX([.O53];2))" office:value-type="string" office:string-value="00" calcext:value-type="string">
            <text:p>00</text:p>
          </table:table-cell>
          <table:table-cell table:style-name="ce271" table:formula="of:=IF([.$AF$25]=&quot;DEC&quot;;TEXT([.P53];&quot;??0&quot;);DEC2HEX([.P53];2))" office:value-type="string" office:string-value="00" calcext:value-type="string">
            <text:p>00</text:p>
          </table:table-cell>
          <table:table-cell table:style-name="ce271" table:formula="of:=IF([.$AF$25]=&quot;DEC&quot;;TEXT([.Q53];&quot;??0&quot;);DEC2HEX([.Q53];2))" office:value-type="string" office:string-value="00" calcext:value-type="string">
            <text:p>00</text:p>
          </table:table-cell>
          <table:table-cell table:style-name="ce271" table:formula="of:=IF([.$AF$25]=&quot;DEC&quot;;TEXT([.R53];&quot;??0&quot;);DEC2HEX([.R53];2))" office:value-type="string" office:string-value="00" calcext:value-type="string">
            <text:p>00</text:p>
          </table:table-cell>
          <table:table-cell table:style-name="ce271" table:formula="of:=IF([.$AF$25]=&quot;DEC&quot;;TEXT([.S53];&quot;??0&quot;);DEC2HEX([.S53];2))" office:value-type="string" office:string-value="00" calcext:value-type="string">
            <text:p>00</text:p>
          </table:table-cell>
          <table:table-cell table:style-name="ce271" table:formula="of:=IF([.$AF$25]=&quot;DEC&quot;;TEXT([.T53];&quot;??0&quot;);DEC2HEX([.T53];2))" office:value-type="string" office:string-value="00" calcext:value-type="string">
            <text:p>00</text:p>
          </table:table-cell>
          <table:table-cell table:style-name="ce271" table:formula="of:=IF([.$AF$25]=&quot;DEC&quot;;TEXT([.U53];&quot;??0&quot;);DEC2HEX([.U53];2))" office:value-type="string" office:string-value="00" calcext:value-type="string">
            <text:p>00</text:p>
          </table:table-cell>
          <table:table-cell table:style-name="ce271" table:formula="of:=IF([.$AF$25]=&quot;DEC&quot;;TEXT([.V53];&quot;??0&quot;);DEC2HEX([.V53];2))" office:value-type="string" office:string-value="00" calcext:value-type="string">
            <text:p>00</text:p>
          </table:table-cell>
          <table:table-cell table:style-name="ce271" table:formula="of:=IF([.$AF$25]=&quot;DEC&quot;;TEXT([.W53];&quot;??0&quot;);DEC2HEX([.W53];2))" office:value-type="string" office:string-value="00" calcext:value-type="string">
            <text:p>00</text:p>
          </table:table-cell>
          <table:table-cell table:style-name="ce271" table:formula="of:=IF([.$AF$25]=&quot;DEC&quot;;TEXT([.X53];&quot;??0&quot;);DEC2HEX([.X53];2))" office:value-type="string" office:string-value="00" calcext:value-type="string">
            <text:p>00</text:p>
          </table:table-cell>
          <table:table-cell table:style-name="ce271" table:formula="of:=IF([.$AF$25]=&quot;DEC&quot;;TEXT([.Y53];&quot;??0&quot;);DEC2HEX([.Y53];2))" office:value-type="string" office:string-value="00" calcext:value-type="string">
            <text:p>00</text:p>
          </table:table-cell>
          <table:table-cell table:style-name="ce1"/>
        </table:table-row>
        <table:table-row table:style-name="ro4">
          <table:table-cell table:number-columns-repeated="9"/>
          <table:table-cell table:formula="of:=128*([.$B54]=[.J$2])+64*([.$C54]=[.J$2])+32*([.$D54]=[.J$2])+16*([.$E54]=[.J$2])+8*([.$F54]=[.J$2])+4*([.$G54]=[.J$2])+2*([.$H54]=[.J$2])+1*([.$I54]=[.J$2])" office:value-type="float" office:value="255" calcext:value-type="float">
            <text:p>255</text:p>
          </table:table-cell>
          <table:table-cell table:formula="of:=128*([.$B54]=[.K$2])+64*([.$C54]=[.K$2])+32*([.$D54]=[.K$2])+16*([.$E54]=[.K$2])+8*([.$F54]=[.K$2])+4*([.$G54]=[.K$2])+2*([.$H54]=[.K$2])+1*([.$I54]=[.K$2])" office:value-type="float" office:value="0" calcext:value-type="float">
            <text:p>0</text:p>
          </table:table-cell>
          <table:table-cell table:formula="of:=128*([.$B54]=[.L$2])+64*([.$C54]=[.L$2])+32*([.$D54]=[.L$2])+16*([.$E54]=[.L$2])+8*([.$F54]=[.L$2])+4*([.$G54]=[.L$2])+2*([.$H54]=[.L$2])+1*([.$I54]=[.L$2])" office:value-type="float" office:value="0" calcext:value-type="float">
            <text:p>0</text:p>
          </table:table-cell>
          <table:table-cell table:formula="of:=128*([.$B54]=[.M$2])+64*([.$C54]=[.M$2])+32*([.$D54]=[.M$2])+16*([.$E54]=[.M$2])+8*([.$F54]=[.M$2])+4*([.$G54]=[.M$2])+2*([.$H54]=[.M$2])+1*([.$I54]=[.M$2])" office:value-type="float" office:value="0" calcext:value-type="float">
            <text:p>0</text:p>
          </table:table-cell>
          <table:table-cell table:formula="of:=128*([.$B54]=[.N$2])+64*([.$C54]=[.N$2])+32*([.$D54]=[.N$2])+16*([.$E54]=[.N$2])+8*([.$F54]=[.N$2])+4*([.$G54]=[.N$2])+2*([.$H54]=[.N$2])+1*([.$I54]=[.N$2])" office:value-type="float" office:value="0" calcext:value-type="float">
            <text:p>0</text:p>
          </table:table-cell>
          <table:table-cell table:formula="of:=128*([.$B54]=[.O$2])+64*([.$C54]=[.O$2])+32*([.$D54]=[.O$2])+16*([.$E54]=[.O$2])+8*([.$F54]=[.O$2])+4*([.$G54]=[.O$2])+2*([.$H54]=[.O$2])+1*([.$I54]=[.O$2])" office:value-type="float" office:value="0" calcext:value-type="float">
            <text:p>0</text:p>
          </table:table-cell>
          <table:table-cell table:formula="of:=128*([.$B54]=[.P$2])+64*([.$C54]=[.P$2])+32*([.$D54]=[.P$2])+16*([.$E54]=[.P$2])+8*([.$F54]=[.P$2])+4*([.$G54]=[.P$2])+2*([.$H54]=[.P$2])+1*([.$I54]=[.P$2])" office:value-type="float" office:value="0" calcext:value-type="float">
            <text:p>0</text:p>
          </table:table-cell>
          <table:table-cell table:formula="of:=128*([.$B54]=[.Q$2])+64*([.$C54]=[.Q$2])+32*([.$D54]=[.Q$2])+16*([.$E54]=[.Q$2])+8*([.$F54]=[.Q$2])+4*([.$G54]=[.Q$2])+2*([.$H54]=[.Q$2])+1*([.$I54]=[.Q$2])" office:value-type="float" office:value="0" calcext:value-type="float">
            <text:p>0</text:p>
          </table:table-cell>
          <table:table-cell table:formula="of:=128*([.$B54]=[.R$2])+64*([.$C54]=[.R$2])+32*([.$D54]=[.R$2])+16*([.$E54]=[.R$2])+8*([.$F54]=[.R$2])+4*([.$G54]=[.R$2])+2*([.$H54]=[.R$2])+1*([.$I54]=[.R$2])" office:value-type="float" office:value="0" calcext:value-type="float">
            <text:p>0</text:p>
          </table:table-cell>
          <table:table-cell table:formula="of:=128*([.$B54]=[.S$2])+64*([.$C54]=[.S$2])+32*([.$D54]=[.S$2])+16*([.$E54]=[.S$2])+8*([.$F54]=[.S$2])+4*([.$G54]=[.S$2])+2*([.$H54]=[.S$2])+1*([.$I54]=[.S$2])" office:value-type="float" office:value="0" calcext:value-type="float">
            <text:p>0</text:p>
          </table:table-cell>
          <table:table-cell table:formula="of:=128*([.$B54]=[.T$2])+64*([.$C54]=[.T$2])+32*([.$D54]=[.T$2])+16*([.$E54]=[.T$2])+8*([.$F54]=[.T$2])+4*([.$G54]=[.T$2])+2*([.$H54]=[.T$2])+1*([.$I54]=[.T$2])" office:value-type="float" office:value="0" calcext:value-type="float">
            <text:p>0</text:p>
          </table:table-cell>
          <table:table-cell table:formula="of:=128*([.$B54]=[.U$2])+64*([.$C54]=[.U$2])+32*([.$D54]=[.U$2])+16*([.$E54]=[.U$2])+8*([.$F54]=[.U$2])+4*([.$G54]=[.U$2])+2*([.$H54]=[.U$2])+1*([.$I54]=[.U$2])" office:value-type="float" office:value="0" calcext:value-type="float">
            <text:p>0</text:p>
          </table:table-cell>
          <table:table-cell table:formula="of:=128*([.$B54]=[.V$2])+64*([.$C54]=[.V$2])+32*([.$D54]=[.V$2])+16*([.$E54]=[.V$2])+8*([.$F54]=[.V$2])+4*([.$G54]=[.V$2])+2*([.$H54]=[.V$2])+1*([.$I54]=[.V$2])" office:value-type="float" office:value="0" calcext:value-type="float">
            <text:p>0</text:p>
          </table:table-cell>
          <table:table-cell table:formula="of:=128*([.$B54]=[.W$2])+64*([.$C54]=[.W$2])+32*([.$D54]=[.W$2])+16*([.$E54]=[.W$2])+8*([.$F54]=[.W$2])+4*([.$G54]=[.W$2])+2*([.$H54]=[.W$2])+1*([.$I54]=[.W$2])" office:value-type="float" office:value="0" calcext:value-type="float">
            <text:p>0</text:p>
          </table:table-cell>
          <table:table-cell table:formula="of:=128*([.$B54]=[.X$2])+64*([.$C54]=[.X$2])+32*([.$D54]=[.X$2])+16*([.$E54]=[.X$2])+8*([.$F54]=[.X$2])+4*([.$G54]=[.X$2])+2*([.$H54]=[.X$2])+1*([.$I54]=[.X$2])" office:value-type="float" office:value="0" calcext:value-type="float">
            <text:p>0</text:p>
          </table:table-cell>
          <table:table-cell table:formula="of:=128*([.$B54]=[.Y$2])+64*([.$C54]=[.Y$2])+32*([.$D54]=[.Y$2])+16*([.$E54]=[.Y$2])+8*([.$F54]=[.Y$2])+4*([.$G54]=[.Y$2])+2*([.$H54]=[.Y$2])+1*([.$I54]=[.Y$2])" office:value-type="float" office:value="0" calcext:value-type="float">
            <text:p>0</text:p>
          </table:table-cell>
          <table:table-cell table:style-name="ce37"/>
          <table:table-cell table:style-name="ce271" table:formula="of:=IF([.$AF$25]=&quot;DEC&quot;;TEXT([.J54];&quot;??0&quot;);DEC2HEX([.J54];2))" office:value-type="string" office:string-value="FF" calcext:value-type="string">
            <text:p>FF</text:p>
          </table:table-cell>
          <table:table-cell table:style-name="ce271" table:formula="of:=IF([.$AF$25]=&quot;DEC&quot;;TEXT([.K54];&quot;??0&quot;);DEC2HEX([.K54];2))" office:value-type="string" office:string-value="00" calcext:value-type="string">
            <text:p>00</text:p>
          </table:table-cell>
          <table:table-cell table:style-name="ce271" table:formula="of:=IF([.$AF$25]=&quot;DEC&quot;;TEXT([.L54];&quot;??0&quot;);DEC2HEX([.L54];2))" office:value-type="string" office:string-value="00" calcext:value-type="string">
            <text:p>00</text:p>
          </table:table-cell>
          <table:table-cell table:style-name="ce271" table:formula="of:=IF([.$AF$25]=&quot;DEC&quot;;TEXT([.M54];&quot;??0&quot;);DEC2HEX([.M54];2))" office:value-type="string" office:string-value="00" calcext:value-type="string">
            <text:p>00</text:p>
          </table:table-cell>
          <table:table-cell table:formula="of:=IF([.$AF$25]=&quot;DEC&quot;;TEXT([.N54];&quot;??0&quot;);DEC2HEX([.N54];2))" office:value-type="string" office:string-value="00" calcext:value-type="string">
            <text:p>00</text:p>
          </table:table-cell>
          <table:table-cell table:style-name="ce271" table:formula="of:=IF([.$AF$25]=&quot;DEC&quot;;TEXT([.O54];&quot;??0&quot;);DEC2HEX([.O54];2))" office:value-type="string" office:string-value="00" calcext:value-type="string">
            <text:p>00</text:p>
          </table:table-cell>
          <table:table-cell table:style-name="ce271" table:formula="of:=IF([.$AF$25]=&quot;DEC&quot;;TEXT([.P54];&quot;??0&quot;);DEC2HEX([.P54];2))" office:value-type="string" office:string-value="00" calcext:value-type="string">
            <text:p>00</text:p>
          </table:table-cell>
          <table:table-cell table:style-name="ce271" table:formula="of:=IF([.$AF$25]=&quot;DEC&quot;;TEXT([.Q54];&quot;??0&quot;);DEC2HEX([.Q54];2))" office:value-type="string" office:string-value="00" calcext:value-type="string">
            <text:p>00</text:p>
          </table:table-cell>
          <table:table-cell table:style-name="ce271" table:formula="of:=IF([.$AF$25]=&quot;DEC&quot;;TEXT([.R54];&quot;??0&quot;);DEC2HEX([.R54];2))" office:value-type="string" office:string-value="00" calcext:value-type="string">
            <text:p>00</text:p>
          </table:table-cell>
          <table:table-cell table:style-name="ce271" table:formula="of:=IF([.$AF$25]=&quot;DEC&quot;;TEXT([.S54];&quot;??0&quot;);DEC2HEX([.S54];2))" office:value-type="string" office:string-value="00" calcext:value-type="string">
            <text:p>00</text:p>
          </table:table-cell>
          <table:table-cell table:style-name="ce271" table:formula="of:=IF([.$AF$25]=&quot;DEC&quot;;TEXT([.T54];&quot;??0&quot;);DEC2HEX([.T54];2))" office:value-type="string" office:string-value="00" calcext:value-type="string">
            <text:p>00</text:p>
          </table:table-cell>
          <table:table-cell table:style-name="ce271" table:formula="of:=IF([.$AF$25]=&quot;DEC&quot;;TEXT([.U54];&quot;??0&quot;);DEC2HEX([.U54];2))" office:value-type="string" office:string-value="00" calcext:value-type="string">
            <text:p>00</text:p>
          </table:table-cell>
          <table:table-cell table:style-name="ce271" table:formula="of:=IF([.$AF$25]=&quot;DEC&quot;;TEXT([.V54];&quot;??0&quot;);DEC2HEX([.V54];2))" office:value-type="string" office:string-value="00" calcext:value-type="string">
            <text:p>00</text:p>
          </table:table-cell>
          <table:table-cell table:style-name="ce271" table:formula="of:=IF([.$AF$25]=&quot;DEC&quot;;TEXT([.W54];&quot;??0&quot;);DEC2HEX([.W54];2))" office:value-type="string" office:string-value="00" calcext:value-type="string">
            <text:p>00</text:p>
          </table:table-cell>
          <table:table-cell table:style-name="ce271" table:formula="of:=IF([.$AF$25]=&quot;DEC&quot;;TEXT([.X54];&quot;??0&quot;);DEC2HEX([.X54];2))" office:value-type="string" office:string-value="00" calcext:value-type="string">
            <text:p>00</text:p>
          </table:table-cell>
          <table:table-cell table:style-name="ce271" table:formula="of:=IF([.$AF$25]=&quot;DEC&quot;;TEXT([.Y54];&quot;??0&quot;);DEC2HEX([.Y54];2))" office:value-type="string" office:string-value="00" calcext:value-type="string">
            <text:p>00</text:p>
          </table:table-cell>
          <table:table-cell/>
        </table:table-row>
        <table:table-row table:style-name="ro1"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 table:style-name="Default"/>
        </table:table-row>
        <table:table-row table:style-name="ro4">
          <table:table-cell table:number-columns-repeated="9"/>
          <table:table-cell table:formula="of:=128*([.$B56]=[.J$2])+64*([.$C56]=[.J$2])+32*([.$D56]=[.J$2])+16*([.$E56]=[.J$2])+8*([.$F56]=[.J$2])+4*([.$G56]=[.J$2])+2*([.$H56]=[.J$2])+1*([.$I56]=[.J$2])" office:value-type="float" office:value="255" calcext:value-type="float">
            <text:p>255</text:p>
          </table:table-cell>
          <table:table-cell table:formula="of:=128*([.$B56]=[.K$2])+64*([.$C56]=[.K$2])+32*([.$D56]=[.K$2])+16*([.$E56]=[.K$2])+8*([.$F56]=[.K$2])+4*([.$G56]=[.K$2])+2*([.$H56]=[.K$2])+1*([.$I56]=[.K$2])" office:value-type="float" office:value="0" calcext:value-type="float">
            <text:p>0</text:p>
          </table:table-cell>
          <table:table-cell table:formula="of:=128*([.$B56]=[.L$2])+64*([.$C56]=[.L$2])+32*([.$D56]=[.L$2])+16*([.$E56]=[.L$2])+8*([.$F56]=[.L$2])+4*([.$G56]=[.L$2])+2*([.$H56]=[.L$2])+1*([.$I56]=[.L$2])" office:value-type="float" office:value="0" calcext:value-type="float">
            <text:p>0</text:p>
          </table:table-cell>
          <table:table-cell table:formula="of:=128*([.$B56]=[.M$2])+64*([.$C56]=[.M$2])+32*([.$D56]=[.M$2])+16*([.$E56]=[.M$2])+8*([.$F56]=[.M$2])+4*([.$G56]=[.M$2])+2*([.$H56]=[.M$2])+1*([.$I56]=[.M$2])" office:value-type="float" office:value="0" calcext:value-type="float">
            <text:p>0</text:p>
          </table:table-cell>
          <table:table-cell table:formula="of:=128*([.$B56]=[.N$2])+64*([.$C56]=[.N$2])+32*([.$D56]=[.N$2])+16*([.$E56]=[.N$2])+8*([.$F56]=[.N$2])+4*([.$G56]=[.N$2])+2*([.$H56]=[.N$2])+1*([.$I56]=[.N$2])" office:value-type="float" office:value="0" calcext:value-type="float">
            <text:p>0</text:p>
          </table:table-cell>
          <table:table-cell table:formula="of:=128*([.$B56]=[.O$2])+64*([.$C56]=[.O$2])+32*([.$D56]=[.O$2])+16*([.$E56]=[.O$2])+8*([.$F56]=[.O$2])+4*([.$G56]=[.O$2])+2*([.$H56]=[.O$2])+1*([.$I56]=[.O$2])" office:value-type="float" office:value="0" calcext:value-type="float">
            <text:p>0</text:p>
          </table:table-cell>
          <table:table-cell table:formula="of:=128*([.$B56]=[.P$2])+64*([.$C56]=[.P$2])+32*([.$D56]=[.P$2])+16*([.$E56]=[.P$2])+8*([.$F56]=[.P$2])+4*([.$G56]=[.P$2])+2*([.$H56]=[.P$2])+1*([.$I56]=[.P$2])" office:value-type="float" office:value="0" calcext:value-type="float">
            <text:p>0</text:p>
          </table:table-cell>
          <table:table-cell table:formula="of:=128*([.$B56]=[.Q$2])+64*([.$C56]=[.Q$2])+32*([.$D56]=[.Q$2])+16*([.$E56]=[.Q$2])+8*([.$F56]=[.Q$2])+4*([.$G56]=[.Q$2])+2*([.$H56]=[.Q$2])+1*([.$I56]=[.Q$2])" office:value-type="float" office:value="0" calcext:value-type="float">
            <text:p>0</text:p>
          </table:table-cell>
          <table:table-cell table:formula="of:=128*([.$B56]=[.R$2])+64*([.$C56]=[.R$2])+32*([.$D56]=[.R$2])+16*([.$E56]=[.R$2])+8*([.$F56]=[.R$2])+4*([.$G56]=[.R$2])+2*([.$H56]=[.R$2])+1*([.$I56]=[.R$2])" office:value-type="float" office:value="0" calcext:value-type="float">
            <text:p>0</text:p>
          </table:table-cell>
          <table:table-cell table:formula="of:=128*([.$B56]=[.S$2])+64*([.$C56]=[.S$2])+32*([.$D56]=[.S$2])+16*([.$E56]=[.S$2])+8*([.$F56]=[.S$2])+4*([.$G56]=[.S$2])+2*([.$H56]=[.S$2])+1*([.$I56]=[.S$2])" office:value-type="float" office:value="0" calcext:value-type="float">
            <text:p>0</text:p>
          </table:table-cell>
          <table:table-cell table:formula="of:=128*([.$B56]=[.T$2])+64*([.$C56]=[.T$2])+32*([.$D56]=[.T$2])+16*([.$E56]=[.T$2])+8*([.$F56]=[.T$2])+4*([.$G56]=[.T$2])+2*([.$H56]=[.T$2])+1*([.$I56]=[.T$2])" office:value-type="float" office:value="0" calcext:value-type="float">
            <text:p>0</text:p>
          </table:table-cell>
          <table:table-cell table:formula="of:=128*([.$B56]=[.U$2])+64*([.$C56]=[.U$2])+32*([.$D56]=[.U$2])+16*([.$E56]=[.U$2])+8*([.$F56]=[.U$2])+4*([.$G56]=[.U$2])+2*([.$H56]=[.U$2])+1*([.$I56]=[.U$2])" office:value-type="float" office:value="0" calcext:value-type="float">
            <text:p>0</text:p>
          </table:table-cell>
          <table:table-cell table:formula="of:=128*([.$B56]=[.V$2])+64*([.$C56]=[.V$2])+32*([.$D56]=[.V$2])+16*([.$E56]=[.V$2])+8*([.$F56]=[.V$2])+4*([.$G56]=[.V$2])+2*([.$H56]=[.V$2])+1*([.$I56]=[.V$2])" office:value-type="float" office:value="0" calcext:value-type="float">
            <text:p>0</text:p>
          </table:table-cell>
          <table:table-cell table:formula="of:=128*([.$B56]=[.W$2])+64*([.$C56]=[.W$2])+32*([.$D56]=[.W$2])+16*([.$E56]=[.W$2])+8*([.$F56]=[.W$2])+4*([.$G56]=[.W$2])+2*([.$H56]=[.W$2])+1*([.$I56]=[.W$2])" office:value-type="float" office:value="0" calcext:value-type="float">
            <text:p>0</text:p>
          </table:table-cell>
          <table:table-cell table:formula="of:=128*([.$B56]=[.X$2])+64*([.$C56]=[.X$2])+32*([.$D56]=[.X$2])+16*([.$E56]=[.X$2])+8*([.$F56]=[.X$2])+4*([.$G56]=[.X$2])+2*([.$H56]=[.X$2])+1*([.$I56]=[.X$2])" office:value-type="float" office:value="0" calcext:value-type="float">
            <text:p>0</text:p>
          </table:table-cell>
          <table:table-cell table:formula="of:=128*([.$B56]=[.Y$2])+64*([.$C56]=[.Y$2])+32*([.$D56]=[.Y$2])+16*([.$E56]=[.Y$2])+8*([.$F56]=[.Y$2])+4*([.$G56]=[.Y$2])+2*([.$H56]=[.Y$2])+1*([.$I56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56];&quot;??0&quot;);DEC2HEX([.J56];2))" office:value-type="string" office:string-value="FF" calcext:value-type="string">
            <text:p>FF</text:p>
          </table:table-cell>
          <table:table-cell table:style-name="ce272" table:formula="of:=IF([.$AF$25]=&quot;DEC&quot;;TEXT([.K56];&quot;??0&quot;);DEC2HEX([.K56];2))" office:value-type="string" office:string-value="00" calcext:value-type="string">
            <text:p>00</text:p>
          </table:table-cell>
          <table:table-cell table:style-name="ce272" table:formula="of:=IF([.$AF$25]=&quot;DEC&quot;;TEXT([.L56];&quot;??0&quot;);DEC2HEX([.L56];2))" office:value-type="string" office:string-value="00" calcext:value-type="string">
            <text:p>00</text:p>
          </table:table-cell>
          <table:table-cell table:style-name="ce272" table:formula="of:=IF([.$AF$25]=&quot;DEC&quot;;TEXT([.M56];&quot;??0&quot;);DEC2HEX([.M56];2))" office:value-type="string" office:string-value="00" calcext:value-type="string">
            <text:p>00</text:p>
          </table:table-cell>
          <table:table-cell table:style-name="ce272" table:formula="of:=IF([.$AF$25]=&quot;DEC&quot;;TEXT([.N56];&quot;??0&quot;);DEC2HEX([.N56];2))" office:value-type="string" office:string-value="00" calcext:value-type="string">
            <text:p>00</text:p>
          </table:table-cell>
          <table:table-cell table:style-name="ce272" table:formula="of:=IF([.$AF$25]=&quot;DEC&quot;;TEXT([.O56];&quot;??0&quot;);DEC2HEX([.O56];2))" office:value-type="string" office:string-value="00" calcext:value-type="string">
            <text:p>00</text:p>
          </table:table-cell>
          <table:table-cell table:style-name="ce272" table:formula="of:=IF([.$AF$25]=&quot;DEC&quot;;TEXT([.P56];&quot;??0&quot;);DEC2HEX([.P56];2))" office:value-type="string" office:string-value="00" calcext:value-type="string">
            <text:p>00</text:p>
          </table:table-cell>
          <table:table-cell table:style-name="ce272" table:formula="of:=IF([.$AF$25]=&quot;DEC&quot;;TEXT([.Q56];&quot;??0&quot;);DEC2HEX([.Q56];2))" office:value-type="string" office:string-value="00" calcext:value-type="string">
            <text:p>00</text:p>
          </table:table-cell>
          <table:table-cell table:style-name="ce272" table:formula="of:=IF([.$AF$25]=&quot;DEC&quot;;TEXT([.R56];&quot;??0&quot;);DEC2HEX([.R56];2))" office:value-type="string" office:string-value="00" calcext:value-type="string">
            <text:p>00</text:p>
          </table:table-cell>
          <table:table-cell table:style-name="ce272" table:formula="of:=IF([.$AF$25]=&quot;DEC&quot;;TEXT([.S56];&quot;??0&quot;);DEC2HEX([.S56];2))" office:value-type="string" office:string-value="00" calcext:value-type="string">
            <text:p>00</text:p>
          </table:table-cell>
          <table:table-cell table:style-name="ce272" table:formula="of:=IF([.$AF$25]=&quot;DEC&quot;;TEXT([.T56];&quot;??0&quot;);DEC2HEX([.T56];2))" office:value-type="string" office:string-value="00" calcext:value-type="string">
            <text:p>00</text:p>
          </table:table-cell>
          <table:table-cell table:style-name="ce272" table:formula="of:=IF([.$AF$25]=&quot;DEC&quot;;TEXT([.U56];&quot;??0&quot;);DEC2HEX([.U56];2))" office:value-type="string" office:string-value="00" calcext:value-type="string">
            <text:p>00</text:p>
          </table:table-cell>
          <table:table-cell table:style-name="ce272" table:formula="of:=IF([.$AF$25]=&quot;DEC&quot;;TEXT([.V56];&quot;??0&quot;);DEC2HEX([.V56];2))" office:value-type="string" office:string-value="00" calcext:value-type="string">
            <text:p>00</text:p>
          </table:table-cell>
          <table:table-cell table:style-name="ce272" table:formula="of:=IF([.$AF$25]=&quot;DEC&quot;;TEXT([.W56];&quot;??0&quot;);DEC2HEX([.W56];2))" office:value-type="string" office:string-value="00" calcext:value-type="string">
            <text:p>00</text:p>
          </table:table-cell>
          <table:table-cell table:style-name="ce272" table:formula="of:=IF([.$AF$25]=&quot;DEC&quot;;TEXT([.X56];&quot;??0&quot;);DEC2HEX([.X56];2))" office:value-type="string" office:string-value="00" calcext:value-type="string">
            <text:p>00</text:p>
          </table:table-cell>
          <table:table-cell table:style-name="ce272" table:formula="of:=IF([.$AF$25]=&quot;DEC&quot;;TEXT([.Y56];&quot;??0&quot;);DEC2HEX([.Y56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57]=[.J$2])+64*([.$C57]=[.J$2])+32*([.$D57]=[.J$2])+16*([.$E57]=[.J$2])+8*([.$F57]=[.J$2])+4*([.$G57]=[.J$2])+2*([.$H57]=[.J$2])+1*([.$I57]=[.J$2])" office:value-type="float" office:value="255" calcext:value-type="float">
            <text:p>255</text:p>
          </table:table-cell>
          <table:table-cell table:formula="of:=128*([.$B57]=[.K$2])+64*([.$C57]=[.K$2])+32*([.$D57]=[.K$2])+16*([.$E57]=[.K$2])+8*([.$F57]=[.K$2])+4*([.$G57]=[.K$2])+2*([.$H57]=[.K$2])+1*([.$I57]=[.K$2])" office:value-type="float" office:value="0" calcext:value-type="float">
            <text:p>0</text:p>
          </table:table-cell>
          <table:table-cell table:formula="of:=128*([.$B57]=[.L$2])+64*([.$C57]=[.L$2])+32*([.$D57]=[.L$2])+16*([.$E57]=[.L$2])+8*([.$F57]=[.L$2])+4*([.$G57]=[.L$2])+2*([.$H57]=[.L$2])+1*([.$I57]=[.L$2])" office:value-type="float" office:value="0" calcext:value-type="float">
            <text:p>0</text:p>
          </table:table-cell>
          <table:table-cell table:formula="of:=128*([.$B57]=[.M$2])+64*([.$C57]=[.M$2])+32*([.$D57]=[.M$2])+16*([.$E57]=[.M$2])+8*([.$F57]=[.M$2])+4*([.$G57]=[.M$2])+2*([.$H57]=[.M$2])+1*([.$I57]=[.M$2])" office:value-type="float" office:value="0" calcext:value-type="float">
            <text:p>0</text:p>
          </table:table-cell>
          <table:table-cell table:formula="of:=128*([.$B57]=[.N$2])+64*([.$C57]=[.N$2])+32*([.$D57]=[.N$2])+16*([.$E57]=[.N$2])+8*([.$F57]=[.N$2])+4*([.$G57]=[.N$2])+2*([.$H57]=[.N$2])+1*([.$I57]=[.N$2])" office:value-type="float" office:value="0" calcext:value-type="float">
            <text:p>0</text:p>
          </table:table-cell>
          <table:table-cell table:formula="of:=128*([.$B57]=[.O$2])+64*([.$C57]=[.O$2])+32*([.$D57]=[.O$2])+16*([.$E57]=[.O$2])+8*([.$F57]=[.O$2])+4*([.$G57]=[.O$2])+2*([.$H57]=[.O$2])+1*([.$I57]=[.O$2])" office:value-type="float" office:value="0" calcext:value-type="float">
            <text:p>0</text:p>
          </table:table-cell>
          <table:table-cell table:formula="of:=128*([.$B57]=[.P$2])+64*([.$C57]=[.P$2])+32*([.$D57]=[.P$2])+16*([.$E57]=[.P$2])+8*([.$F57]=[.P$2])+4*([.$G57]=[.P$2])+2*([.$H57]=[.P$2])+1*([.$I57]=[.P$2])" office:value-type="float" office:value="0" calcext:value-type="float">
            <text:p>0</text:p>
          </table:table-cell>
          <table:table-cell table:formula="of:=128*([.$B57]=[.Q$2])+64*([.$C57]=[.Q$2])+32*([.$D57]=[.Q$2])+16*([.$E57]=[.Q$2])+8*([.$F57]=[.Q$2])+4*([.$G57]=[.Q$2])+2*([.$H57]=[.Q$2])+1*([.$I57]=[.Q$2])" office:value-type="float" office:value="0" calcext:value-type="float">
            <text:p>0</text:p>
          </table:table-cell>
          <table:table-cell table:formula="of:=128*([.$B57]=[.R$2])+64*([.$C57]=[.R$2])+32*([.$D57]=[.R$2])+16*([.$E57]=[.R$2])+8*([.$F57]=[.R$2])+4*([.$G57]=[.R$2])+2*([.$H57]=[.R$2])+1*([.$I57]=[.R$2])" office:value-type="float" office:value="0" calcext:value-type="float">
            <text:p>0</text:p>
          </table:table-cell>
          <table:table-cell table:formula="of:=128*([.$B57]=[.S$2])+64*([.$C57]=[.S$2])+32*([.$D57]=[.S$2])+16*([.$E57]=[.S$2])+8*([.$F57]=[.S$2])+4*([.$G57]=[.S$2])+2*([.$H57]=[.S$2])+1*([.$I57]=[.S$2])" office:value-type="float" office:value="0" calcext:value-type="float">
            <text:p>0</text:p>
          </table:table-cell>
          <table:table-cell table:formula="of:=128*([.$B57]=[.T$2])+64*([.$C57]=[.T$2])+32*([.$D57]=[.T$2])+16*([.$E57]=[.T$2])+8*([.$F57]=[.T$2])+4*([.$G57]=[.T$2])+2*([.$H57]=[.T$2])+1*([.$I57]=[.T$2])" office:value-type="float" office:value="0" calcext:value-type="float">
            <text:p>0</text:p>
          </table:table-cell>
          <table:table-cell table:formula="of:=128*([.$B57]=[.U$2])+64*([.$C57]=[.U$2])+32*([.$D57]=[.U$2])+16*([.$E57]=[.U$2])+8*([.$F57]=[.U$2])+4*([.$G57]=[.U$2])+2*([.$H57]=[.U$2])+1*([.$I57]=[.U$2])" office:value-type="float" office:value="0" calcext:value-type="float">
            <text:p>0</text:p>
          </table:table-cell>
          <table:table-cell table:formula="of:=128*([.$B57]=[.V$2])+64*([.$C57]=[.V$2])+32*([.$D57]=[.V$2])+16*([.$E57]=[.V$2])+8*([.$F57]=[.V$2])+4*([.$G57]=[.V$2])+2*([.$H57]=[.V$2])+1*([.$I57]=[.V$2])" office:value-type="float" office:value="0" calcext:value-type="float">
            <text:p>0</text:p>
          </table:table-cell>
          <table:table-cell table:formula="of:=128*([.$B57]=[.W$2])+64*([.$C57]=[.W$2])+32*([.$D57]=[.W$2])+16*([.$E57]=[.W$2])+8*([.$F57]=[.W$2])+4*([.$G57]=[.W$2])+2*([.$H57]=[.W$2])+1*([.$I57]=[.W$2])" office:value-type="float" office:value="0" calcext:value-type="float">
            <text:p>0</text:p>
          </table:table-cell>
          <table:table-cell table:formula="of:=128*([.$B57]=[.X$2])+64*([.$C57]=[.X$2])+32*([.$D57]=[.X$2])+16*([.$E57]=[.X$2])+8*([.$F57]=[.X$2])+4*([.$G57]=[.X$2])+2*([.$H57]=[.X$2])+1*([.$I57]=[.X$2])" office:value-type="float" office:value="0" calcext:value-type="float">
            <text:p>0</text:p>
          </table:table-cell>
          <table:table-cell table:formula="of:=128*([.$B57]=[.Y$2])+64*([.$C57]=[.Y$2])+32*([.$D57]=[.Y$2])+16*([.$E57]=[.Y$2])+8*([.$F57]=[.Y$2])+4*([.$G57]=[.Y$2])+2*([.$H57]=[.Y$2])+1*([.$I57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57];&quot;??0&quot;);DEC2HEX([.J57];2))" office:value-type="string" office:string-value="FF" calcext:value-type="string">
            <text:p>FF</text:p>
          </table:table-cell>
          <table:table-cell table:style-name="ce272" table:formula="of:=IF([.$AF$25]=&quot;DEC&quot;;TEXT([.K57];&quot;??0&quot;);DEC2HEX([.K57];2))" office:value-type="string" office:string-value="00" calcext:value-type="string">
            <text:p>00</text:p>
          </table:table-cell>
          <table:table-cell table:style-name="ce272" table:formula="of:=IF([.$AF$25]=&quot;DEC&quot;;TEXT([.L57];&quot;??0&quot;);DEC2HEX([.L57];2))" office:value-type="string" office:string-value="00" calcext:value-type="string">
            <text:p>00</text:p>
          </table:table-cell>
          <table:table-cell table:style-name="ce272" table:formula="of:=IF([.$AF$25]=&quot;DEC&quot;;TEXT([.M57];&quot;??0&quot;);DEC2HEX([.M57];2))" office:value-type="string" office:string-value="00" calcext:value-type="string">
            <text:p>00</text:p>
          </table:table-cell>
          <table:table-cell table:style-name="ce272" table:formula="of:=IF([.$AF$25]=&quot;DEC&quot;;TEXT([.N57];&quot;??0&quot;);DEC2HEX([.N57];2))" office:value-type="string" office:string-value="00" calcext:value-type="string">
            <text:p>00</text:p>
          </table:table-cell>
          <table:table-cell table:style-name="ce272" table:formula="of:=IF([.$AF$25]=&quot;DEC&quot;;TEXT([.O57];&quot;??0&quot;);DEC2HEX([.O57];2))" office:value-type="string" office:string-value="00" calcext:value-type="string">
            <text:p>00</text:p>
          </table:table-cell>
          <table:table-cell table:style-name="ce272" table:formula="of:=IF([.$AF$25]=&quot;DEC&quot;;TEXT([.P57];&quot;??0&quot;);DEC2HEX([.P57];2))" office:value-type="string" office:string-value="00" calcext:value-type="string">
            <text:p>00</text:p>
          </table:table-cell>
          <table:table-cell table:style-name="ce272" table:formula="of:=IF([.$AF$25]=&quot;DEC&quot;;TEXT([.Q57];&quot;??0&quot;);DEC2HEX([.Q57];2))" office:value-type="string" office:string-value="00" calcext:value-type="string">
            <text:p>00</text:p>
          </table:table-cell>
          <table:table-cell table:style-name="ce272" table:formula="of:=IF([.$AF$25]=&quot;DEC&quot;;TEXT([.R57];&quot;??0&quot;);DEC2HEX([.R57];2))" office:value-type="string" office:string-value="00" calcext:value-type="string">
            <text:p>00</text:p>
          </table:table-cell>
          <table:table-cell table:style-name="ce272" table:formula="of:=IF([.$AF$25]=&quot;DEC&quot;;TEXT([.S57];&quot;??0&quot;);DEC2HEX([.S57];2))" office:value-type="string" office:string-value="00" calcext:value-type="string">
            <text:p>00</text:p>
          </table:table-cell>
          <table:table-cell table:style-name="ce272" table:formula="of:=IF([.$AF$25]=&quot;DEC&quot;;TEXT([.T57];&quot;??0&quot;);DEC2HEX([.T57];2))" office:value-type="string" office:string-value="00" calcext:value-type="string">
            <text:p>00</text:p>
          </table:table-cell>
          <table:table-cell table:style-name="ce272" table:formula="of:=IF([.$AF$25]=&quot;DEC&quot;;TEXT([.U57];&quot;??0&quot;);DEC2HEX([.U57];2))" office:value-type="string" office:string-value="00" calcext:value-type="string">
            <text:p>00</text:p>
          </table:table-cell>
          <table:table-cell table:style-name="ce272" table:formula="of:=IF([.$AF$25]=&quot;DEC&quot;;TEXT([.V57];&quot;??0&quot;);DEC2HEX([.V57];2))" office:value-type="string" office:string-value="00" calcext:value-type="string">
            <text:p>00</text:p>
          </table:table-cell>
          <table:table-cell table:style-name="ce272" table:formula="of:=IF([.$AF$25]=&quot;DEC&quot;;TEXT([.W57];&quot;??0&quot;);DEC2HEX([.W57];2))" office:value-type="string" office:string-value="00" calcext:value-type="string">
            <text:p>00</text:p>
          </table:table-cell>
          <table:table-cell table:style-name="ce272" table:formula="of:=IF([.$AF$25]=&quot;DEC&quot;;TEXT([.X57];&quot;??0&quot;);DEC2HEX([.X57];2))" office:value-type="string" office:string-value="00" calcext:value-type="string">
            <text:p>00</text:p>
          </table:table-cell>
          <table:table-cell table:style-name="ce272" table:formula="of:=IF([.$AF$25]=&quot;DEC&quot;;TEXT([.Y57];&quot;??0&quot;);DEC2HEX([.Y57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58]=[.J$2])+64*([.$C58]=[.J$2])+32*([.$D58]=[.J$2])+16*([.$E58]=[.J$2])+8*([.$F58]=[.J$2])+4*([.$G58]=[.J$2])+2*([.$H58]=[.J$2])+1*([.$I58]=[.J$2])" office:value-type="float" office:value="255" calcext:value-type="float">
            <text:p>255</text:p>
          </table:table-cell>
          <table:table-cell table:formula="of:=128*([.$B58]=[.K$2])+64*([.$C58]=[.K$2])+32*([.$D58]=[.K$2])+16*([.$E58]=[.K$2])+8*([.$F58]=[.K$2])+4*([.$G58]=[.K$2])+2*([.$H58]=[.K$2])+1*([.$I58]=[.K$2])" office:value-type="float" office:value="0" calcext:value-type="float">
            <text:p>0</text:p>
          </table:table-cell>
          <table:table-cell table:formula="of:=128*([.$B58]=[.L$2])+64*([.$C58]=[.L$2])+32*([.$D58]=[.L$2])+16*([.$E58]=[.L$2])+8*([.$F58]=[.L$2])+4*([.$G58]=[.L$2])+2*([.$H58]=[.L$2])+1*([.$I58]=[.L$2])" office:value-type="float" office:value="0" calcext:value-type="float">
            <text:p>0</text:p>
          </table:table-cell>
          <table:table-cell table:formula="of:=128*([.$B58]=[.M$2])+64*([.$C58]=[.M$2])+32*([.$D58]=[.M$2])+16*([.$E58]=[.M$2])+8*([.$F58]=[.M$2])+4*([.$G58]=[.M$2])+2*([.$H58]=[.M$2])+1*([.$I58]=[.M$2])" office:value-type="float" office:value="0" calcext:value-type="float">
            <text:p>0</text:p>
          </table:table-cell>
          <table:table-cell table:formula="of:=128*([.$B58]=[.N$2])+64*([.$C58]=[.N$2])+32*([.$D58]=[.N$2])+16*([.$E58]=[.N$2])+8*([.$F58]=[.N$2])+4*([.$G58]=[.N$2])+2*([.$H58]=[.N$2])+1*([.$I58]=[.N$2])" office:value-type="float" office:value="0" calcext:value-type="float">
            <text:p>0</text:p>
          </table:table-cell>
          <table:table-cell table:formula="of:=128*([.$B58]=[.O$2])+64*([.$C58]=[.O$2])+32*([.$D58]=[.O$2])+16*([.$E58]=[.O$2])+8*([.$F58]=[.O$2])+4*([.$G58]=[.O$2])+2*([.$H58]=[.O$2])+1*([.$I58]=[.O$2])" office:value-type="float" office:value="0" calcext:value-type="float">
            <text:p>0</text:p>
          </table:table-cell>
          <table:table-cell table:formula="of:=128*([.$B58]=[.P$2])+64*([.$C58]=[.P$2])+32*([.$D58]=[.P$2])+16*([.$E58]=[.P$2])+8*([.$F58]=[.P$2])+4*([.$G58]=[.P$2])+2*([.$H58]=[.P$2])+1*([.$I58]=[.P$2])" office:value-type="float" office:value="0" calcext:value-type="float">
            <text:p>0</text:p>
          </table:table-cell>
          <table:table-cell table:formula="of:=128*([.$B58]=[.Q$2])+64*([.$C58]=[.Q$2])+32*([.$D58]=[.Q$2])+16*([.$E58]=[.Q$2])+8*([.$F58]=[.Q$2])+4*([.$G58]=[.Q$2])+2*([.$H58]=[.Q$2])+1*([.$I58]=[.Q$2])" office:value-type="float" office:value="0" calcext:value-type="float">
            <text:p>0</text:p>
          </table:table-cell>
          <table:table-cell table:formula="of:=128*([.$B58]=[.R$2])+64*([.$C58]=[.R$2])+32*([.$D58]=[.R$2])+16*([.$E58]=[.R$2])+8*([.$F58]=[.R$2])+4*([.$G58]=[.R$2])+2*([.$H58]=[.R$2])+1*([.$I58]=[.R$2])" office:value-type="float" office:value="0" calcext:value-type="float">
            <text:p>0</text:p>
          </table:table-cell>
          <table:table-cell table:formula="of:=128*([.$B58]=[.S$2])+64*([.$C58]=[.S$2])+32*([.$D58]=[.S$2])+16*([.$E58]=[.S$2])+8*([.$F58]=[.S$2])+4*([.$G58]=[.S$2])+2*([.$H58]=[.S$2])+1*([.$I58]=[.S$2])" office:value-type="float" office:value="0" calcext:value-type="float">
            <text:p>0</text:p>
          </table:table-cell>
          <table:table-cell table:formula="of:=128*([.$B58]=[.T$2])+64*([.$C58]=[.T$2])+32*([.$D58]=[.T$2])+16*([.$E58]=[.T$2])+8*([.$F58]=[.T$2])+4*([.$G58]=[.T$2])+2*([.$H58]=[.T$2])+1*([.$I58]=[.T$2])" office:value-type="float" office:value="0" calcext:value-type="float">
            <text:p>0</text:p>
          </table:table-cell>
          <table:table-cell table:formula="of:=128*([.$B58]=[.U$2])+64*([.$C58]=[.U$2])+32*([.$D58]=[.U$2])+16*([.$E58]=[.U$2])+8*([.$F58]=[.U$2])+4*([.$G58]=[.U$2])+2*([.$H58]=[.U$2])+1*([.$I58]=[.U$2])" office:value-type="float" office:value="0" calcext:value-type="float">
            <text:p>0</text:p>
          </table:table-cell>
          <table:table-cell table:formula="of:=128*([.$B58]=[.V$2])+64*([.$C58]=[.V$2])+32*([.$D58]=[.V$2])+16*([.$E58]=[.V$2])+8*([.$F58]=[.V$2])+4*([.$G58]=[.V$2])+2*([.$H58]=[.V$2])+1*([.$I58]=[.V$2])" office:value-type="float" office:value="0" calcext:value-type="float">
            <text:p>0</text:p>
          </table:table-cell>
          <table:table-cell table:formula="of:=128*([.$B58]=[.W$2])+64*([.$C58]=[.W$2])+32*([.$D58]=[.W$2])+16*([.$E58]=[.W$2])+8*([.$F58]=[.W$2])+4*([.$G58]=[.W$2])+2*([.$H58]=[.W$2])+1*([.$I58]=[.W$2])" office:value-type="float" office:value="0" calcext:value-type="float">
            <text:p>0</text:p>
          </table:table-cell>
          <table:table-cell table:formula="of:=128*([.$B58]=[.X$2])+64*([.$C58]=[.X$2])+32*([.$D58]=[.X$2])+16*([.$E58]=[.X$2])+8*([.$F58]=[.X$2])+4*([.$G58]=[.X$2])+2*([.$H58]=[.X$2])+1*([.$I58]=[.X$2])" office:value-type="float" office:value="0" calcext:value-type="float">
            <text:p>0</text:p>
          </table:table-cell>
          <table:table-cell table:formula="of:=128*([.$B58]=[.Y$2])+64*([.$C58]=[.Y$2])+32*([.$D58]=[.Y$2])+16*([.$E58]=[.Y$2])+8*([.$F58]=[.Y$2])+4*([.$G58]=[.Y$2])+2*([.$H58]=[.Y$2])+1*([.$I58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58];&quot;??0&quot;);DEC2HEX([.J58];2))" office:value-type="string" office:string-value="FF" calcext:value-type="string">
            <text:p>FF</text:p>
          </table:table-cell>
          <table:table-cell table:style-name="ce272" table:formula="of:=IF([.$AF$25]=&quot;DEC&quot;;TEXT([.K58];&quot;??0&quot;);DEC2HEX([.K58];2))" office:value-type="string" office:string-value="00" calcext:value-type="string">
            <text:p>00</text:p>
          </table:table-cell>
          <table:table-cell table:style-name="ce272" table:formula="of:=IF([.$AF$25]=&quot;DEC&quot;;TEXT([.L58];&quot;??0&quot;);DEC2HEX([.L58];2))" office:value-type="string" office:string-value="00" calcext:value-type="string">
            <text:p>00</text:p>
          </table:table-cell>
          <table:table-cell table:style-name="ce272" table:formula="of:=IF([.$AF$25]=&quot;DEC&quot;;TEXT([.M58];&quot;??0&quot;);DEC2HEX([.M58];2))" office:value-type="string" office:string-value="00" calcext:value-type="string">
            <text:p>00</text:p>
          </table:table-cell>
          <table:table-cell table:style-name="ce272" table:formula="of:=IF([.$AF$25]=&quot;DEC&quot;;TEXT([.N58];&quot;??0&quot;);DEC2HEX([.N58];2))" office:value-type="string" office:string-value="00" calcext:value-type="string">
            <text:p>00</text:p>
          </table:table-cell>
          <table:table-cell table:style-name="ce272" table:formula="of:=IF([.$AF$25]=&quot;DEC&quot;;TEXT([.O58];&quot;??0&quot;);DEC2HEX([.O58];2))" office:value-type="string" office:string-value="00" calcext:value-type="string">
            <text:p>00</text:p>
          </table:table-cell>
          <table:table-cell table:style-name="ce272" table:formula="of:=IF([.$AF$25]=&quot;DEC&quot;;TEXT([.P58];&quot;??0&quot;);DEC2HEX([.P58];2))" office:value-type="string" office:string-value="00" calcext:value-type="string">
            <text:p>00</text:p>
          </table:table-cell>
          <table:table-cell table:style-name="ce272" table:formula="of:=IF([.$AF$25]=&quot;DEC&quot;;TEXT([.Q58];&quot;??0&quot;);DEC2HEX([.Q58];2))" office:value-type="string" office:string-value="00" calcext:value-type="string">
            <text:p>00</text:p>
          </table:table-cell>
          <table:table-cell table:style-name="ce272" table:formula="of:=IF([.$AF$25]=&quot;DEC&quot;;TEXT([.R58];&quot;??0&quot;);DEC2HEX([.R58];2))" office:value-type="string" office:string-value="00" calcext:value-type="string">
            <text:p>00</text:p>
          </table:table-cell>
          <table:table-cell table:style-name="ce272" table:formula="of:=IF([.$AF$25]=&quot;DEC&quot;;TEXT([.S58];&quot;??0&quot;);DEC2HEX([.S58];2))" office:value-type="string" office:string-value="00" calcext:value-type="string">
            <text:p>00</text:p>
          </table:table-cell>
          <table:table-cell table:style-name="ce272" table:formula="of:=IF([.$AF$25]=&quot;DEC&quot;;TEXT([.T58];&quot;??0&quot;);DEC2HEX([.T58];2))" office:value-type="string" office:string-value="00" calcext:value-type="string">
            <text:p>00</text:p>
          </table:table-cell>
          <table:table-cell table:style-name="ce272" table:formula="of:=IF([.$AF$25]=&quot;DEC&quot;;TEXT([.U58];&quot;??0&quot;);DEC2HEX([.U58];2))" office:value-type="string" office:string-value="00" calcext:value-type="string">
            <text:p>00</text:p>
          </table:table-cell>
          <table:table-cell table:style-name="ce272" table:formula="of:=IF([.$AF$25]=&quot;DEC&quot;;TEXT([.V58];&quot;??0&quot;);DEC2HEX([.V58];2))" office:value-type="string" office:string-value="00" calcext:value-type="string">
            <text:p>00</text:p>
          </table:table-cell>
          <table:table-cell table:style-name="ce272" table:formula="of:=IF([.$AF$25]=&quot;DEC&quot;;TEXT([.W58];&quot;??0&quot;);DEC2HEX([.W58];2))" office:value-type="string" office:string-value="00" calcext:value-type="string">
            <text:p>00</text:p>
          </table:table-cell>
          <table:table-cell table:style-name="ce272" table:formula="of:=IF([.$AF$25]=&quot;DEC&quot;;TEXT([.X58];&quot;??0&quot;);DEC2HEX([.X58];2))" office:value-type="string" office:string-value="00" calcext:value-type="string">
            <text:p>00</text:p>
          </table:table-cell>
          <table:table-cell table:style-name="ce272" table:formula="of:=IF([.$AF$25]=&quot;DEC&quot;;TEXT([.Y58];&quot;??0&quot;);DEC2HEX([.Y58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59]=[.J$2])+64*([.$C59]=[.J$2])+32*([.$D59]=[.J$2])+16*([.$E59]=[.J$2])+8*([.$F59]=[.J$2])+4*([.$G59]=[.J$2])+2*([.$H59]=[.J$2])+1*([.$I59]=[.J$2])" office:value-type="float" office:value="255" calcext:value-type="float">
            <text:p>255</text:p>
          </table:table-cell>
          <table:table-cell table:formula="of:=128*([.$B59]=[.K$2])+64*([.$C59]=[.K$2])+32*([.$D59]=[.K$2])+16*([.$E59]=[.K$2])+8*([.$F59]=[.K$2])+4*([.$G59]=[.K$2])+2*([.$H59]=[.K$2])+1*([.$I59]=[.K$2])" office:value-type="float" office:value="0" calcext:value-type="float">
            <text:p>0</text:p>
          </table:table-cell>
          <table:table-cell table:formula="of:=128*([.$B59]=[.L$2])+64*([.$C59]=[.L$2])+32*([.$D59]=[.L$2])+16*([.$E59]=[.L$2])+8*([.$F59]=[.L$2])+4*([.$G59]=[.L$2])+2*([.$H59]=[.L$2])+1*([.$I59]=[.L$2])" office:value-type="float" office:value="0" calcext:value-type="float">
            <text:p>0</text:p>
          </table:table-cell>
          <table:table-cell table:formula="of:=128*([.$B59]=[.M$2])+64*([.$C59]=[.M$2])+32*([.$D59]=[.M$2])+16*([.$E59]=[.M$2])+8*([.$F59]=[.M$2])+4*([.$G59]=[.M$2])+2*([.$H59]=[.M$2])+1*([.$I59]=[.M$2])" office:value-type="float" office:value="0" calcext:value-type="float">
            <text:p>0</text:p>
          </table:table-cell>
          <table:table-cell table:formula="of:=128*([.$B59]=[.N$2])+64*([.$C59]=[.N$2])+32*([.$D59]=[.N$2])+16*([.$E59]=[.N$2])+8*([.$F59]=[.N$2])+4*([.$G59]=[.N$2])+2*([.$H59]=[.N$2])+1*([.$I59]=[.N$2])" office:value-type="float" office:value="0" calcext:value-type="float">
            <text:p>0</text:p>
          </table:table-cell>
          <table:table-cell table:formula="of:=128*([.$B59]=[.O$2])+64*([.$C59]=[.O$2])+32*([.$D59]=[.O$2])+16*([.$E59]=[.O$2])+8*([.$F59]=[.O$2])+4*([.$G59]=[.O$2])+2*([.$H59]=[.O$2])+1*([.$I59]=[.O$2])" office:value-type="float" office:value="0" calcext:value-type="float">
            <text:p>0</text:p>
          </table:table-cell>
          <table:table-cell table:formula="of:=128*([.$B59]=[.P$2])+64*([.$C59]=[.P$2])+32*([.$D59]=[.P$2])+16*([.$E59]=[.P$2])+8*([.$F59]=[.P$2])+4*([.$G59]=[.P$2])+2*([.$H59]=[.P$2])+1*([.$I59]=[.P$2])" office:value-type="float" office:value="0" calcext:value-type="float">
            <text:p>0</text:p>
          </table:table-cell>
          <table:table-cell table:formula="of:=128*([.$B59]=[.Q$2])+64*([.$C59]=[.Q$2])+32*([.$D59]=[.Q$2])+16*([.$E59]=[.Q$2])+8*([.$F59]=[.Q$2])+4*([.$G59]=[.Q$2])+2*([.$H59]=[.Q$2])+1*([.$I59]=[.Q$2])" office:value-type="float" office:value="0" calcext:value-type="float">
            <text:p>0</text:p>
          </table:table-cell>
          <table:table-cell table:formula="of:=128*([.$B59]=[.R$2])+64*([.$C59]=[.R$2])+32*([.$D59]=[.R$2])+16*([.$E59]=[.R$2])+8*([.$F59]=[.R$2])+4*([.$G59]=[.R$2])+2*([.$H59]=[.R$2])+1*([.$I59]=[.R$2])" office:value-type="float" office:value="0" calcext:value-type="float">
            <text:p>0</text:p>
          </table:table-cell>
          <table:table-cell table:formula="of:=128*([.$B59]=[.S$2])+64*([.$C59]=[.S$2])+32*([.$D59]=[.S$2])+16*([.$E59]=[.S$2])+8*([.$F59]=[.S$2])+4*([.$G59]=[.S$2])+2*([.$H59]=[.S$2])+1*([.$I59]=[.S$2])" office:value-type="float" office:value="0" calcext:value-type="float">
            <text:p>0</text:p>
          </table:table-cell>
          <table:table-cell table:formula="of:=128*([.$B59]=[.T$2])+64*([.$C59]=[.T$2])+32*([.$D59]=[.T$2])+16*([.$E59]=[.T$2])+8*([.$F59]=[.T$2])+4*([.$G59]=[.T$2])+2*([.$H59]=[.T$2])+1*([.$I59]=[.T$2])" office:value-type="float" office:value="0" calcext:value-type="float">
            <text:p>0</text:p>
          </table:table-cell>
          <table:table-cell table:formula="of:=128*([.$B59]=[.U$2])+64*([.$C59]=[.U$2])+32*([.$D59]=[.U$2])+16*([.$E59]=[.U$2])+8*([.$F59]=[.U$2])+4*([.$G59]=[.U$2])+2*([.$H59]=[.U$2])+1*([.$I59]=[.U$2])" office:value-type="float" office:value="0" calcext:value-type="float">
            <text:p>0</text:p>
          </table:table-cell>
          <table:table-cell table:formula="of:=128*([.$B59]=[.V$2])+64*([.$C59]=[.V$2])+32*([.$D59]=[.V$2])+16*([.$E59]=[.V$2])+8*([.$F59]=[.V$2])+4*([.$G59]=[.V$2])+2*([.$H59]=[.V$2])+1*([.$I59]=[.V$2])" office:value-type="float" office:value="0" calcext:value-type="float">
            <text:p>0</text:p>
          </table:table-cell>
          <table:table-cell table:formula="of:=128*([.$B59]=[.W$2])+64*([.$C59]=[.W$2])+32*([.$D59]=[.W$2])+16*([.$E59]=[.W$2])+8*([.$F59]=[.W$2])+4*([.$G59]=[.W$2])+2*([.$H59]=[.W$2])+1*([.$I59]=[.W$2])" office:value-type="float" office:value="0" calcext:value-type="float">
            <text:p>0</text:p>
          </table:table-cell>
          <table:table-cell table:formula="of:=128*([.$B59]=[.X$2])+64*([.$C59]=[.X$2])+32*([.$D59]=[.X$2])+16*([.$E59]=[.X$2])+8*([.$F59]=[.X$2])+4*([.$G59]=[.X$2])+2*([.$H59]=[.X$2])+1*([.$I59]=[.X$2])" office:value-type="float" office:value="0" calcext:value-type="float">
            <text:p>0</text:p>
          </table:table-cell>
          <table:table-cell table:formula="of:=128*([.$B59]=[.Y$2])+64*([.$C59]=[.Y$2])+32*([.$D59]=[.Y$2])+16*([.$E59]=[.Y$2])+8*([.$F59]=[.Y$2])+4*([.$G59]=[.Y$2])+2*([.$H59]=[.Y$2])+1*([.$I59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59];&quot;??0&quot;);DEC2HEX([.J59];2))" office:value-type="string" office:string-value="FF" calcext:value-type="string">
            <text:p>FF</text:p>
          </table:table-cell>
          <table:table-cell table:style-name="ce272" table:formula="of:=IF([.$AF$25]=&quot;DEC&quot;;TEXT([.K59];&quot;??0&quot;);DEC2HEX([.K59];2))" office:value-type="string" office:string-value="00" calcext:value-type="string">
            <text:p>00</text:p>
          </table:table-cell>
          <table:table-cell table:style-name="ce272" table:formula="of:=IF([.$AF$25]=&quot;DEC&quot;;TEXT([.L59];&quot;??0&quot;);DEC2HEX([.L59];2))" office:value-type="string" office:string-value="00" calcext:value-type="string">
            <text:p>00</text:p>
          </table:table-cell>
          <table:table-cell table:style-name="ce272" table:formula="of:=IF([.$AF$25]=&quot;DEC&quot;;TEXT([.M59];&quot;??0&quot;);DEC2HEX([.M59];2))" office:value-type="string" office:string-value="00" calcext:value-type="string">
            <text:p>00</text:p>
          </table:table-cell>
          <table:table-cell table:style-name="ce272" table:formula="of:=IF([.$AF$25]=&quot;DEC&quot;;TEXT([.N59];&quot;??0&quot;);DEC2HEX([.N59];2))" office:value-type="string" office:string-value="00" calcext:value-type="string">
            <text:p>00</text:p>
          </table:table-cell>
          <table:table-cell table:style-name="ce272" table:formula="of:=IF([.$AF$25]=&quot;DEC&quot;;TEXT([.O59];&quot;??0&quot;);DEC2HEX([.O59];2))" office:value-type="string" office:string-value="00" calcext:value-type="string">
            <text:p>00</text:p>
          </table:table-cell>
          <table:table-cell table:style-name="ce272" table:formula="of:=IF([.$AF$25]=&quot;DEC&quot;;TEXT([.P59];&quot;??0&quot;);DEC2HEX([.P59];2))" office:value-type="string" office:string-value="00" calcext:value-type="string">
            <text:p>00</text:p>
          </table:table-cell>
          <table:table-cell table:style-name="ce272" table:formula="of:=IF([.$AF$25]=&quot;DEC&quot;;TEXT([.Q59];&quot;??0&quot;);DEC2HEX([.Q59];2))" office:value-type="string" office:string-value="00" calcext:value-type="string">
            <text:p>00</text:p>
          </table:table-cell>
          <table:table-cell table:style-name="ce272" table:formula="of:=IF([.$AF$25]=&quot;DEC&quot;;TEXT([.R59];&quot;??0&quot;);DEC2HEX([.R59];2))" office:value-type="string" office:string-value="00" calcext:value-type="string">
            <text:p>00</text:p>
          </table:table-cell>
          <table:table-cell table:style-name="ce272" table:formula="of:=IF([.$AF$25]=&quot;DEC&quot;;TEXT([.S59];&quot;??0&quot;);DEC2HEX([.S59];2))" office:value-type="string" office:string-value="00" calcext:value-type="string">
            <text:p>00</text:p>
          </table:table-cell>
          <table:table-cell table:style-name="ce272" table:formula="of:=IF([.$AF$25]=&quot;DEC&quot;;TEXT([.T59];&quot;??0&quot;);DEC2HEX([.T59];2))" office:value-type="string" office:string-value="00" calcext:value-type="string">
            <text:p>00</text:p>
          </table:table-cell>
          <table:table-cell table:style-name="ce272" table:formula="of:=IF([.$AF$25]=&quot;DEC&quot;;TEXT([.U59];&quot;??0&quot;);DEC2HEX([.U59];2))" office:value-type="string" office:string-value="00" calcext:value-type="string">
            <text:p>00</text:p>
          </table:table-cell>
          <table:table-cell table:style-name="ce272" table:formula="of:=IF([.$AF$25]=&quot;DEC&quot;;TEXT([.V59];&quot;??0&quot;);DEC2HEX([.V59];2))" office:value-type="string" office:string-value="00" calcext:value-type="string">
            <text:p>00</text:p>
          </table:table-cell>
          <table:table-cell table:style-name="ce272" table:formula="of:=IF([.$AF$25]=&quot;DEC&quot;;TEXT([.W59];&quot;??0&quot;);DEC2HEX([.W59];2))" office:value-type="string" office:string-value="00" calcext:value-type="string">
            <text:p>00</text:p>
          </table:table-cell>
          <table:table-cell table:style-name="ce272" table:formula="of:=IF([.$AF$25]=&quot;DEC&quot;;TEXT([.X59];&quot;??0&quot;);DEC2HEX([.X59];2))" office:value-type="string" office:string-value="00" calcext:value-type="string">
            <text:p>00</text:p>
          </table:table-cell>
          <table:table-cell table:style-name="ce272" table:formula="of:=IF([.$AF$25]=&quot;DEC&quot;;TEXT([.Y59];&quot;??0&quot;);DEC2HEX([.Y59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60]=[.J$2])+64*([.$C60]=[.J$2])+32*([.$D60]=[.J$2])+16*([.$E60]=[.J$2])+8*([.$F60]=[.J$2])+4*([.$G60]=[.J$2])+2*([.$H60]=[.J$2])+1*([.$I60]=[.J$2])" office:value-type="float" office:value="255" calcext:value-type="float">
            <text:p>255</text:p>
          </table:table-cell>
          <table:table-cell table:formula="of:=128*([.$B60]=[.K$2])+64*([.$C60]=[.K$2])+32*([.$D60]=[.K$2])+16*([.$E60]=[.K$2])+8*([.$F60]=[.K$2])+4*([.$G60]=[.K$2])+2*([.$H60]=[.K$2])+1*([.$I60]=[.K$2])" office:value-type="float" office:value="0" calcext:value-type="float">
            <text:p>0</text:p>
          </table:table-cell>
          <table:table-cell table:formula="of:=128*([.$B60]=[.L$2])+64*([.$C60]=[.L$2])+32*([.$D60]=[.L$2])+16*([.$E60]=[.L$2])+8*([.$F60]=[.L$2])+4*([.$G60]=[.L$2])+2*([.$H60]=[.L$2])+1*([.$I60]=[.L$2])" office:value-type="float" office:value="0" calcext:value-type="float">
            <text:p>0</text:p>
          </table:table-cell>
          <table:table-cell table:formula="of:=128*([.$B60]=[.M$2])+64*([.$C60]=[.M$2])+32*([.$D60]=[.M$2])+16*([.$E60]=[.M$2])+8*([.$F60]=[.M$2])+4*([.$G60]=[.M$2])+2*([.$H60]=[.M$2])+1*([.$I60]=[.M$2])" office:value-type="float" office:value="0" calcext:value-type="float">
            <text:p>0</text:p>
          </table:table-cell>
          <table:table-cell table:formula="of:=128*([.$B60]=[.N$2])+64*([.$C60]=[.N$2])+32*([.$D60]=[.N$2])+16*([.$E60]=[.N$2])+8*([.$F60]=[.N$2])+4*([.$G60]=[.N$2])+2*([.$H60]=[.N$2])+1*([.$I60]=[.N$2])" office:value-type="float" office:value="0" calcext:value-type="float">
            <text:p>0</text:p>
          </table:table-cell>
          <table:table-cell table:formula="of:=128*([.$B60]=[.O$2])+64*([.$C60]=[.O$2])+32*([.$D60]=[.O$2])+16*([.$E60]=[.O$2])+8*([.$F60]=[.O$2])+4*([.$G60]=[.O$2])+2*([.$H60]=[.O$2])+1*([.$I60]=[.O$2])" office:value-type="float" office:value="0" calcext:value-type="float">
            <text:p>0</text:p>
          </table:table-cell>
          <table:table-cell table:formula="of:=128*([.$B60]=[.P$2])+64*([.$C60]=[.P$2])+32*([.$D60]=[.P$2])+16*([.$E60]=[.P$2])+8*([.$F60]=[.P$2])+4*([.$G60]=[.P$2])+2*([.$H60]=[.P$2])+1*([.$I60]=[.P$2])" office:value-type="float" office:value="0" calcext:value-type="float">
            <text:p>0</text:p>
          </table:table-cell>
          <table:table-cell table:formula="of:=128*([.$B60]=[.Q$2])+64*([.$C60]=[.Q$2])+32*([.$D60]=[.Q$2])+16*([.$E60]=[.Q$2])+8*([.$F60]=[.Q$2])+4*([.$G60]=[.Q$2])+2*([.$H60]=[.Q$2])+1*([.$I60]=[.Q$2])" office:value-type="float" office:value="0" calcext:value-type="float">
            <text:p>0</text:p>
          </table:table-cell>
          <table:table-cell table:formula="of:=128*([.$B60]=[.R$2])+64*([.$C60]=[.R$2])+32*([.$D60]=[.R$2])+16*([.$E60]=[.R$2])+8*([.$F60]=[.R$2])+4*([.$G60]=[.R$2])+2*([.$H60]=[.R$2])+1*([.$I60]=[.R$2])" office:value-type="float" office:value="0" calcext:value-type="float">
            <text:p>0</text:p>
          </table:table-cell>
          <table:table-cell table:formula="of:=128*([.$B60]=[.S$2])+64*([.$C60]=[.S$2])+32*([.$D60]=[.S$2])+16*([.$E60]=[.S$2])+8*([.$F60]=[.S$2])+4*([.$G60]=[.S$2])+2*([.$H60]=[.S$2])+1*([.$I60]=[.S$2])" office:value-type="float" office:value="0" calcext:value-type="float">
            <text:p>0</text:p>
          </table:table-cell>
          <table:table-cell table:formula="of:=128*([.$B60]=[.T$2])+64*([.$C60]=[.T$2])+32*([.$D60]=[.T$2])+16*([.$E60]=[.T$2])+8*([.$F60]=[.T$2])+4*([.$G60]=[.T$2])+2*([.$H60]=[.T$2])+1*([.$I60]=[.T$2])" office:value-type="float" office:value="0" calcext:value-type="float">
            <text:p>0</text:p>
          </table:table-cell>
          <table:table-cell table:formula="of:=128*([.$B60]=[.U$2])+64*([.$C60]=[.U$2])+32*([.$D60]=[.U$2])+16*([.$E60]=[.U$2])+8*([.$F60]=[.U$2])+4*([.$G60]=[.U$2])+2*([.$H60]=[.U$2])+1*([.$I60]=[.U$2])" office:value-type="float" office:value="0" calcext:value-type="float">
            <text:p>0</text:p>
          </table:table-cell>
          <table:table-cell table:formula="of:=128*([.$B60]=[.V$2])+64*([.$C60]=[.V$2])+32*([.$D60]=[.V$2])+16*([.$E60]=[.V$2])+8*([.$F60]=[.V$2])+4*([.$G60]=[.V$2])+2*([.$H60]=[.V$2])+1*([.$I60]=[.V$2])" office:value-type="float" office:value="0" calcext:value-type="float">
            <text:p>0</text:p>
          </table:table-cell>
          <table:table-cell table:formula="of:=128*([.$B60]=[.W$2])+64*([.$C60]=[.W$2])+32*([.$D60]=[.W$2])+16*([.$E60]=[.W$2])+8*([.$F60]=[.W$2])+4*([.$G60]=[.W$2])+2*([.$H60]=[.W$2])+1*([.$I60]=[.W$2])" office:value-type="float" office:value="0" calcext:value-type="float">
            <text:p>0</text:p>
          </table:table-cell>
          <table:table-cell table:formula="of:=128*([.$B60]=[.X$2])+64*([.$C60]=[.X$2])+32*([.$D60]=[.X$2])+16*([.$E60]=[.X$2])+8*([.$F60]=[.X$2])+4*([.$G60]=[.X$2])+2*([.$H60]=[.X$2])+1*([.$I60]=[.X$2])" office:value-type="float" office:value="0" calcext:value-type="float">
            <text:p>0</text:p>
          </table:table-cell>
          <table:table-cell table:formula="of:=128*([.$B60]=[.Y$2])+64*([.$C60]=[.Y$2])+32*([.$D60]=[.Y$2])+16*([.$E60]=[.Y$2])+8*([.$F60]=[.Y$2])+4*([.$G60]=[.Y$2])+2*([.$H60]=[.Y$2])+1*([.$I60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60];&quot;??0&quot;);DEC2HEX([.J60];2))" office:value-type="string" office:string-value="FF" calcext:value-type="string">
            <text:p>FF</text:p>
          </table:table-cell>
          <table:table-cell table:style-name="ce272" table:formula="of:=IF([.$AF$25]=&quot;DEC&quot;;TEXT([.K60];&quot;??0&quot;);DEC2HEX([.K60];2))" office:value-type="string" office:string-value="00" calcext:value-type="string">
            <text:p>00</text:p>
          </table:table-cell>
          <table:table-cell table:style-name="ce272" table:formula="of:=IF([.$AF$25]=&quot;DEC&quot;;TEXT([.L60];&quot;??0&quot;);DEC2HEX([.L60];2))" office:value-type="string" office:string-value="00" calcext:value-type="string">
            <text:p>00</text:p>
          </table:table-cell>
          <table:table-cell table:style-name="ce272" table:formula="of:=IF([.$AF$25]=&quot;DEC&quot;;TEXT([.M60];&quot;??0&quot;);DEC2HEX([.M60];2))" office:value-type="string" office:string-value="00" calcext:value-type="string">
            <text:p>00</text:p>
          </table:table-cell>
          <table:table-cell table:style-name="ce272" table:formula="of:=IF([.$AF$25]=&quot;DEC&quot;;TEXT([.N60];&quot;??0&quot;);DEC2HEX([.N60];2))" office:value-type="string" office:string-value="00" calcext:value-type="string">
            <text:p>00</text:p>
          </table:table-cell>
          <table:table-cell table:style-name="ce272" table:formula="of:=IF([.$AF$25]=&quot;DEC&quot;;TEXT([.O60];&quot;??0&quot;);DEC2HEX([.O60];2))" office:value-type="string" office:string-value="00" calcext:value-type="string">
            <text:p>00</text:p>
          </table:table-cell>
          <table:table-cell table:style-name="ce272" table:formula="of:=IF([.$AF$25]=&quot;DEC&quot;;TEXT([.P60];&quot;??0&quot;);DEC2HEX([.P60];2))" office:value-type="string" office:string-value="00" calcext:value-type="string">
            <text:p>00</text:p>
          </table:table-cell>
          <table:table-cell table:style-name="ce272" table:formula="of:=IF([.$AF$25]=&quot;DEC&quot;;TEXT([.Q60];&quot;??0&quot;);DEC2HEX([.Q60];2))" office:value-type="string" office:string-value="00" calcext:value-type="string">
            <text:p>00</text:p>
          </table:table-cell>
          <table:table-cell table:style-name="ce272" table:formula="of:=IF([.$AF$25]=&quot;DEC&quot;;TEXT([.R60];&quot;??0&quot;);DEC2HEX([.R60];2))" office:value-type="string" office:string-value="00" calcext:value-type="string">
            <text:p>00</text:p>
          </table:table-cell>
          <table:table-cell table:style-name="ce272" table:formula="of:=IF([.$AF$25]=&quot;DEC&quot;;TEXT([.S60];&quot;??0&quot;);DEC2HEX([.S60];2))" office:value-type="string" office:string-value="00" calcext:value-type="string">
            <text:p>00</text:p>
          </table:table-cell>
          <table:table-cell table:style-name="ce272" table:formula="of:=IF([.$AF$25]=&quot;DEC&quot;;TEXT([.T60];&quot;??0&quot;);DEC2HEX([.T60];2))" office:value-type="string" office:string-value="00" calcext:value-type="string">
            <text:p>00</text:p>
          </table:table-cell>
          <table:table-cell table:style-name="ce272" table:formula="of:=IF([.$AF$25]=&quot;DEC&quot;;TEXT([.U60];&quot;??0&quot;);DEC2HEX([.U60];2))" office:value-type="string" office:string-value="00" calcext:value-type="string">
            <text:p>00</text:p>
          </table:table-cell>
          <table:table-cell table:style-name="ce272" table:formula="of:=IF([.$AF$25]=&quot;DEC&quot;;TEXT([.V60];&quot;??0&quot;);DEC2HEX([.V60];2))" office:value-type="string" office:string-value="00" calcext:value-type="string">
            <text:p>00</text:p>
          </table:table-cell>
          <table:table-cell table:style-name="ce272" table:formula="of:=IF([.$AF$25]=&quot;DEC&quot;;TEXT([.W60];&quot;??0&quot;);DEC2HEX([.W60];2))" office:value-type="string" office:string-value="00" calcext:value-type="string">
            <text:p>00</text:p>
          </table:table-cell>
          <table:table-cell table:style-name="ce272" table:formula="of:=IF([.$AF$25]=&quot;DEC&quot;;TEXT([.X60];&quot;??0&quot;);DEC2HEX([.X60];2))" office:value-type="string" office:string-value="00" calcext:value-type="string">
            <text:p>00</text:p>
          </table:table-cell>
          <table:table-cell table:style-name="ce272" table:formula="of:=IF([.$AF$25]=&quot;DEC&quot;;TEXT([.Y60];&quot;??0&quot;);DEC2HEX([.Y60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61]=[.J$2])+64*([.$C61]=[.J$2])+32*([.$D61]=[.J$2])+16*([.$E61]=[.J$2])+8*([.$F61]=[.J$2])+4*([.$G61]=[.J$2])+2*([.$H61]=[.J$2])+1*([.$I61]=[.J$2])" office:value-type="float" office:value="255" calcext:value-type="float">
            <text:p>255</text:p>
          </table:table-cell>
          <table:table-cell table:formula="of:=128*([.$B61]=[.K$2])+64*([.$C61]=[.K$2])+32*([.$D61]=[.K$2])+16*([.$E61]=[.K$2])+8*([.$F61]=[.K$2])+4*([.$G61]=[.K$2])+2*([.$H61]=[.K$2])+1*([.$I61]=[.K$2])" office:value-type="float" office:value="0" calcext:value-type="float">
            <text:p>0</text:p>
          </table:table-cell>
          <table:table-cell table:formula="of:=128*([.$B61]=[.L$2])+64*([.$C61]=[.L$2])+32*([.$D61]=[.L$2])+16*([.$E61]=[.L$2])+8*([.$F61]=[.L$2])+4*([.$G61]=[.L$2])+2*([.$H61]=[.L$2])+1*([.$I61]=[.L$2])" office:value-type="float" office:value="0" calcext:value-type="float">
            <text:p>0</text:p>
          </table:table-cell>
          <table:table-cell table:formula="of:=128*([.$B61]=[.M$2])+64*([.$C61]=[.M$2])+32*([.$D61]=[.M$2])+16*([.$E61]=[.M$2])+8*([.$F61]=[.M$2])+4*([.$G61]=[.M$2])+2*([.$H61]=[.M$2])+1*([.$I61]=[.M$2])" office:value-type="float" office:value="0" calcext:value-type="float">
            <text:p>0</text:p>
          </table:table-cell>
          <table:table-cell table:formula="of:=128*([.$B61]=[.N$2])+64*([.$C61]=[.N$2])+32*([.$D61]=[.N$2])+16*([.$E61]=[.N$2])+8*([.$F61]=[.N$2])+4*([.$G61]=[.N$2])+2*([.$H61]=[.N$2])+1*([.$I61]=[.N$2])" office:value-type="float" office:value="0" calcext:value-type="float">
            <text:p>0</text:p>
          </table:table-cell>
          <table:table-cell table:formula="of:=128*([.$B61]=[.O$2])+64*([.$C61]=[.O$2])+32*([.$D61]=[.O$2])+16*([.$E61]=[.O$2])+8*([.$F61]=[.O$2])+4*([.$G61]=[.O$2])+2*([.$H61]=[.O$2])+1*([.$I61]=[.O$2])" office:value-type="float" office:value="0" calcext:value-type="float">
            <text:p>0</text:p>
          </table:table-cell>
          <table:table-cell table:formula="of:=128*([.$B61]=[.P$2])+64*([.$C61]=[.P$2])+32*([.$D61]=[.P$2])+16*([.$E61]=[.P$2])+8*([.$F61]=[.P$2])+4*([.$G61]=[.P$2])+2*([.$H61]=[.P$2])+1*([.$I61]=[.P$2])" office:value-type="float" office:value="0" calcext:value-type="float">
            <text:p>0</text:p>
          </table:table-cell>
          <table:table-cell table:formula="of:=128*([.$B61]=[.Q$2])+64*([.$C61]=[.Q$2])+32*([.$D61]=[.Q$2])+16*([.$E61]=[.Q$2])+8*([.$F61]=[.Q$2])+4*([.$G61]=[.Q$2])+2*([.$H61]=[.Q$2])+1*([.$I61]=[.Q$2])" office:value-type="float" office:value="0" calcext:value-type="float">
            <text:p>0</text:p>
          </table:table-cell>
          <table:table-cell table:formula="of:=128*([.$B61]=[.R$2])+64*([.$C61]=[.R$2])+32*([.$D61]=[.R$2])+16*([.$E61]=[.R$2])+8*([.$F61]=[.R$2])+4*([.$G61]=[.R$2])+2*([.$H61]=[.R$2])+1*([.$I61]=[.R$2])" office:value-type="float" office:value="0" calcext:value-type="float">
            <text:p>0</text:p>
          </table:table-cell>
          <table:table-cell table:formula="of:=128*([.$B61]=[.S$2])+64*([.$C61]=[.S$2])+32*([.$D61]=[.S$2])+16*([.$E61]=[.S$2])+8*([.$F61]=[.S$2])+4*([.$G61]=[.S$2])+2*([.$H61]=[.S$2])+1*([.$I61]=[.S$2])" office:value-type="float" office:value="0" calcext:value-type="float">
            <text:p>0</text:p>
          </table:table-cell>
          <table:table-cell table:formula="of:=128*([.$B61]=[.T$2])+64*([.$C61]=[.T$2])+32*([.$D61]=[.T$2])+16*([.$E61]=[.T$2])+8*([.$F61]=[.T$2])+4*([.$G61]=[.T$2])+2*([.$H61]=[.T$2])+1*([.$I61]=[.T$2])" office:value-type="float" office:value="0" calcext:value-type="float">
            <text:p>0</text:p>
          </table:table-cell>
          <table:table-cell table:formula="of:=128*([.$B61]=[.U$2])+64*([.$C61]=[.U$2])+32*([.$D61]=[.U$2])+16*([.$E61]=[.U$2])+8*([.$F61]=[.U$2])+4*([.$G61]=[.U$2])+2*([.$H61]=[.U$2])+1*([.$I61]=[.U$2])" office:value-type="float" office:value="0" calcext:value-type="float">
            <text:p>0</text:p>
          </table:table-cell>
          <table:table-cell table:formula="of:=128*([.$B61]=[.V$2])+64*([.$C61]=[.V$2])+32*([.$D61]=[.V$2])+16*([.$E61]=[.V$2])+8*([.$F61]=[.V$2])+4*([.$G61]=[.V$2])+2*([.$H61]=[.V$2])+1*([.$I61]=[.V$2])" office:value-type="float" office:value="0" calcext:value-type="float">
            <text:p>0</text:p>
          </table:table-cell>
          <table:table-cell table:formula="of:=128*([.$B61]=[.W$2])+64*([.$C61]=[.W$2])+32*([.$D61]=[.W$2])+16*([.$E61]=[.W$2])+8*([.$F61]=[.W$2])+4*([.$G61]=[.W$2])+2*([.$H61]=[.W$2])+1*([.$I61]=[.W$2])" office:value-type="float" office:value="0" calcext:value-type="float">
            <text:p>0</text:p>
          </table:table-cell>
          <table:table-cell table:formula="of:=128*([.$B61]=[.X$2])+64*([.$C61]=[.X$2])+32*([.$D61]=[.X$2])+16*([.$E61]=[.X$2])+8*([.$F61]=[.X$2])+4*([.$G61]=[.X$2])+2*([.$H61]=[.X$2])+1*([.$I61]=[.X$2])" office:value-type="float" office:value="0" calcext:value-type="float">
            <text:p>0</text:p>
          </table:table-cell>
          <table:table-cell table:formula="of:=128*([.$B61]=[.Y$2])+64*([.$C61]=[.Y$2])+32*([.$D61]=[.Y$2])+16*([.$E61]=[.Y$2])+8*([.$F61]=[.Y$2])+4*([.$G61]=[.Y$2])+2*([.$H61]=[.Y$2])+1*([.$I61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61];&quot;??0&quot;);DEC2HEX([.J61];2))" office:value-type="string" office:string-value="FF" calcext:value-type="string">
            <text:p>FF</text:p>
          </table:table-cell>
          <table:table-cell table:style-name="ce272" table:formula="of:=IF([.$AF$25]=&quot;DEC&quot;;TEXT([.K61];&quot;??0&quot;);DEC2HEX([.K61];2))" office:value-type="string" office:string-value="00" calcext:value-type="string">
            <text:p>00</text:p>
          </table:table-cell>
          <table:table-cell table:style-name="ce272" table:formula="of:=IF([.$AF$25]=&quot;DEC&quot;;TEXT([.L61];&quot;??0&quot;);DEC2HEX([.L61];2))" office:value-type="string" office:string-value="00" calcext:value-type="string">
            <text:p>00</text:p>
          </table:table-cell>
          <table:table-cell table:style-name="ce272" table:formula="of:=IF([.$AF$25]=&quot;DEC&quot;;TEXT([.M61];&quot;??0&quot;);DEC2HEX([.M61];2))" office:value-type="string" office:string-value="00" calcext:value-type="string">
            <text:p>00</text:p>
          </table:table-cell>
          <table:table-cell table:style-name="ce272" table:formula="of:=IF([.$AF$25]=&quot;DEC&quot;;TEXT([.N61];&quot;??0&quot;);DEC2HEX([.N61];2))" office:value-type="string" office:string-value="00" calcext:value-type="string">
            <text:p>00</text:p>
          </table:table-cell>
          <table:table-cell table:style-name="ce272" table:formula="of:=IF([.$AF$25]=&quot;DEC&quot;;TEXT([.O61];&quot;??0&quot;);DEC2HEX([.O61];2))" office:value-type="string" office:string-value="00" calcext:value-type="string">
            <text:p>00</text:p>
          </table:table-cell>
          <table:table-cell table:style-name="ce272" table:formula="of:=IF([.$AF$25]=&quot;DEC&quot;;TEXT([.P61];&quot;??0&quot;);DEC2HEX([.P61];2))" office:value-type="string" office:string-value="00" calcext:value-type="string">
            <text:p>00</text:p>
          </table:table-cell>
          <table:table-cell table:style-name="ce272" table:formula="of:=IF([.$AF$25]=&quot;DEC&quot;;TEXT([.Q61];&quot;??0&quot;);DEC2HEX([.Q61];2))" office:value-type="string" office:string-value="00" calcext:value-type="string">
            <text:p>00</text:p>
          </table:table-cell>
          <table:table-cell table:style-name="ce272" table:formula="of:=IF([.$AF$25]=&quot;DEC&quot;;TEXT([.R61];&quot;??0&quot;);DEC2HEX([.R61];2))" office:value-type="string" office:string-value="00" calcext:value-type="string">
            <text:p>00</text:p>
          </table:table-cell>
          <table:table-cell table:style-name="ce272" table:formula="of:=IF([.$AF$25]=&quot;DEC&quot;;TEXT([.S61];&quot;??0&quot;);DEC2HEX([.S61];2))" office:value-type="string" office:string-value="00" calcext:value-type="string">
            <text:p>00</text:p>
          </table:table-cell>
          <table:table-cell table:style-name="ce272" table:formula="of:=IF([.$AF$25]=&quot;DEC&quot;;TEXT([.T61];&quot;??0&quot;);DEC2HEX([.T61];2))" office:value-type="string" office:string-value="00" calcext:value-type="string">
            <text:p>00</text:p>
          </table:table-cell>
          <table:table-cell table:style-name="ce272" table:formula="of:=IF([.$AF$25]=&quot;DEC&quot;;TEXT([.U61];&quot;??0&quot;);DEC2HEX([.U61];2))" office:value-type="string" office:string-value="00" calcext:value-type="string">
            <text:p>00</text:p>
          </table:table-cell>
          <table:table-cell table:style-name="ce272" table:formula="of:=IF([.$AF$25]=&quot;DEC&quot;;TEXT([.V61];&quot;??0&quot;);DEC2HEX([.V61];2))" office:value-type="string" office:string-value="00" calcext:value-type="string">
            <text:p>00</text:p>
          </table:table-cell>
          <table:table-cell table:style-name="ce272" table:formula="of:=IF([.$AF$25]=&quot;DEC&quot;;TEXT([.W61];&quot;??0&quot;);DEC2HEX([.W61];2))" office:value-type="string" office:string-value="00" calcext:value-type="string">
            <text:p>00</text:p>
          </table:table-cell>
          <table:table-cell table:style-name="ce272" table:formula="of:=IF([.$AF$25]=&quot;DEC&quot;;TEXT([.X61];&quot;??0&quot;);DEC2HEX([.X61];2))" office:value-type="string" office:string-value="00" calcext:value-type="string">
            <text:p>00</text:p>
          </table:table-cell>
          <table:table-cell table:style-name="ce272" table:formula="of:=IF([.$AF$25]=&quot;DEC&quot;;TEXT([.Y61];&quot;??0&quot;);DEC2HEX([.Y61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62]=[.J$2])+64*([.$C62]=[.J$2])+32*([.$D62]=[.J$2])+16*([.$E62]=[.J$2])+8*([.$F62]=[.J$2])+4*([.$G62]=[.J$2])+2*([.$H62]=[.J$2])+1*([.$I62]=[.J$2])" office:value-type="float" office:value="255" calcext:value-type="float">
            <text:p>255</text:p>
          </table:table-cell>
          <table:table-cell table:formula="of:=128*([.$B62]=[.K$2])+64*([.$C62]=[.K$2])+32*([.$D62]=[.K$2])+16*([.$E62]=[.K$2])+8*([.$F62]=[.K$2])+4*([.$G62]=[.K$2])+2*([.$H62]=[.K$2])+1*([.$I62]=[.K$2])" office:value-type="float" office:value="0" calcext:value-type="float">
            <text:p>0</text:p>
          </table:table-cell>
          <table:table-cell table:formula="of:=128*([.$B62]=[.L$2])+64*([.$C62]=[.L$2])+32*([.$D62]=[.L$2])+16*([.$E62]=[.L$2])+8*([.$F62]=[.L$2])+4*([.$G62]=[.L$2])+2*([.$H62]=[.L$2])+1*([.$I62]=[.L$2])" office:value-type="float" office:value="0" calcext:value-type="float">
            <text:p>0</text:p>
          </table:table-cell>
          <table:table-cell table:formula="of:=128*([.$B62]=[.M$2])+64*([.$C62]=[.M$2])+32*([.$D62]=[.M$2])+16*([.$E62]=[.M$2])+8*([.$F62]=[.M$2])+4*([.$G62]=[.M$2])+2*([.$H62]=[.M$2])+1*([.$I62]=[.M$2])" office:value-type="float" office:value="0" calcext:value-type="float">
            <text:p>0</text:p>
          </table:table-cell>
          <table:table-cell table:formula="of:=128*([.$B62]=[.N$2])+64*([.$C62]=[.N$2])+32*([.$D62]=[.N$2])+16*([.$E62]=[.N$2])+8*([.$F62]=[.N$2])+4*([.$G62]=[.N$2])+2*([.$H62]=[.N$2])+1*([.$I62]=[.N$2])" office:value-type="float" office:value="0" calcext:value-type="float">
            <text:p>0</text:p>
          </table:table-cell>
          <table:table-cell table:formula="of:=128*([.$B62]=[.O$2])+64*([.$C62]=[.O$2])+32*([.$D62]=[.O$2])+16*([.$E62]=[.O$2])+8*([.$F62]=[.O$2])+4*([.$G62]=[.O$2])+2*([.$H62]=[.O$2])+1*([.$I62]=[.O$2])" office:value-type="float" office:value="0" calcext:value-type="float">
            <text:p>0</text:p>
          </table:table-cell>
          <table:table-cell table:formula="of:=128*([.$B62]=[.P$2])+64*([.$C62]=[.P$2])+32*([.$D62]=[.P$2])+16*([.$E62]=[.P$2])+8*([.$F62]=[.P$2])+4*([.$G62]=[.P$2])+2*([.$H62]=[.P$2])+1*([.$I62]=[.P$2])" office:value-type="float" office:value="0" calcext:value-type="float">
            <text:p>0</text:p>
          </table:table-cell>
          <table:table-cell table:formula="of:=128*([.$B62]=[.Q$2])+64*([.$C62]=[.Q$2])+32*([.$D62]=[.Q$2])+16*([.$E62]=[.Q$2])+8*([.$F62]=[.Q$2])+4*([.$G62]=[.Q$2])+2*([.$H62]=[.Q$2])+1*([.$I62]=[.Q$2])" office:value-type="float" office:value="0" calcext:value-type="float">
            <text:p>0</text:p>
          </table:table-cell>
          <table:table-cell table:formula="of:=128*([.$B62]=[.R$2])+64*([.$C62]=[.R$2])+32*([.$D62]=[.R$2])+16*([.$E62]=[.R$2])+8*([.$F62]=[.R$2])+4*([.$G62]=[.R$2])+2*([.$H62]=[.R$2])+1*([.$I62]=[.R$2])" office:value-type="float" office:value="0" calcext:value-type="float">
            <text:p>0</text:p>
          </table:table-cell>
          <table:table-cell table:formula="of:=128*([.$B62]=[.S$2])+64*([.$C62]=[.S$2])+32*([.$D62]=[.S$2])+16*([.$E62]=[.S$2])+8*([.$F62]=[.S$2])+4*([.$G62]=[.S$2])+2*([.$H62]=[.S$2])+1*([.$I62]=[.S$2])" office:value-type="float" office:value="0" calcext:value-type="float">
            <text:p>0</text:p>
          </table:table-cell>
          <table:table-cell table:formula="of:=128*([.$B62]=[.T$2])+64*([.$C62]=[.T$2])+32*([.$D62]=[.T$2])+16*([.$E62]=[.T$2])+8*([.$F62]=[.T$2])+4*([.$G62]=[.T$2])+2*([.$H62]=[.T$2])+1*([.$I62]=[.T$2])" office:value-type="float" office:value="0" calcext:value-type="float">
            <text:p>0</text:p>
          </table:table-cell>
          <table:table-cell table:formula="of:=128*([.$B62]=[.U$2])+64*([.$C62]=[.U$2])+32*([.$D62]=[.U$2])+16*([.$E62]=[.U$2])+8*([.$F62]=[.U$2])+4*([.$G62]=[.U$2])+2*([.$H62]=[.U$2])+1*([.$I62]=[.U$2])" office:value-type="float" office:value="0" calcext:value-type="float">
            <text:p>0</text:p>
          </table:table-cell>
          <table:table-cell table:formula="of:=128*([.$B62]=[.V$2])+64*([.$C62]=[.V$2])+32*([.$D62]=[.V$2])+16*([.$E62]=[.V$2])+8*([.$F62]=[.V$2])+4*([.$G62]=[.V$2])+2*([.$H62]=[.V$2])+1*([.$I62]=[.V$2])" office:value-type="float" office:value="0" calcext:value-type="float">
            <text:p>0</text:p>
          </table:table-cell>
          <table:table-cell table:formula="of:=128*([.$B62]=[.W$2])+64*([.$C62]=[.W$2])+32*([.$D62]=[.W$2])+16*([.$E62]=[.W$2])+8*([.$F62]=[.W$2])+4*([.$G62]=[.W$2])+2*([.$H62]=[.W$2])+1*([.$I62]=[.W$2])" office:value-type="float" office:value="0" calcext:value-type="float">
            <text:p>0</text:p>
          </table:table-cell>
          <table:table-cell table:formula="of:=128*([.$B62]=[.X$2])+64*([.$C62]=[.X$2])+32*([.$D62]=[.X$2])+16*([.$E62]=[.X$2])+8*([.$F62]=[.X$2])+4*([.$G62]=[.X$2])+2*([.$H62]=[.X$2])+1*([.$I62]=[.X$2])" office:value-type="float" office:value="0" calcext:value-type="float">
            <text:p>0</text:p>
          </table:table-cell>
          <table:table-cell table:formula="of:=128*([.$B62]=[.Y$2])+64*([.$C62]=[.Y$2])+32*([.$D62]=[.Y$2])+16*([.$E62]=[.Y$2])+8*([.$F62]=[.Y$2])+4*([.$G62]=[.Y$2])+2*([.$H62]=[.Y$2])+1*([.$I62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62];&quot;??0&quot;);DEC2HEX([.J62];2))" office:value-type="string" office:string-value="FF" calcext:value-type="string">
            <text:p>FF</text:p>
          </table:table-cell>
          <table:table-cell table:style-name="ce272" table:formula="of:=IF([.$AF$25]=&quot;DEC&quot;;TEXT([.K62];&quot;??0&quot;);DEC2HEX([.K62];2))" office:value-type="string" office:string-value="00" calcext:value-type="string">
            <text:p>00</text:p>
          </table:table-cell>
          <table:table-cell table:style-name="ce272" table:formula="of:=IF([.$AF$25]=&quot;DEC&quot;;TEXT([.L62];&quot;??0&quot;);DEC2HEX([.L62];2))" office:value-type="string" office:string-value="00" calcext:value-type="string">
            <text:p>00</text:p>
          </table:table-cell>
          <table:table-cell table:style-name="ce272" table:formula="of:=IF([.$AF$25]=&quot;DEC&quot;;TEXT([.M62];&quot;??0&quot;);DEC2HEX([.M62];2))" office:value-type="string" office:string-value="00" calcext:value-type="string">
            <text:p>00</text:p>
          </table:table-cell>
          <table:table-cell table:style-name="ce272" table:formula="of:=IF([.$AF$25]=&quot;DEC&quot;;TEXT([.N62];&quot;??0&quot;);DEC2HEX([.N62];2))" office:value-type="string" office:string-value="00" calcext:value-type="string">
            <text:p>00</text:p>
          </table:table-cell>
          <table:table-cell table:style-name="ce272" table:formula="of:=IF([.$AF$25]=&quot;DEC&quot;;TEXT([.O62];&quot;??0&quot;);DEC2HEX([.O62];2))" office:value-type="string" office:string-value="00" calcext:value-type="string">
            <text:p>00</text:p>
          </table:table-cell>
          <table:table-cell table:style-name="ce272" table:formula="of:=IF([.$AF$25]=&quot;DEC&quot;;TEXT([.P62];&quot;??0&quot;);DEC2HEX([.P62];2))" office:value-type="string" office:string-value="00" calcext:value-type="string">
            <text:p>00</text:p>
          </table:table-cell>
          <table:table-cell table:style-name="ce272" table:formula="of:=IF([.$AF$25]=&quot;DEC&quot;;TEXT([.Q62];&quot;??0&quot;);DEC2HEX([.Q62];2))" office:value-type="string" office:string-value="00" calcext:value-type="string">
            <text:p>00</text:p>
          </table:table-cell>
          <table:table-cell table:style-name="ce272" table:formula="of:=IF([.$AF$25]=&quot;DEC&quot;;TEXT([.R62];&quot;??0&quot;);DEC2HEX([.R62];2))" office:value-type="string" office:string-value="00" calcext:value-type="string">
            <text:p>00</text:p>
          </table:table-cell>
          <table:table-cell table:style-name="ce272" table:formula="of:=IF([.$AF$25]=&quot;DEC&quot;;TEXT([.S62];&quot;??0&quot;);DEC2HEX([.S62];2))" office:value-type="string" office:string-value="00" calcext:value-type="string">
            <text:p>00</text:p>
          </table:table-cell>
          <table:table-cell table:style-name="ce272" table:formula="of:=IF([.$AF$25]=&quot;DEC&quot;;TEXT([.T62];&quot;??0&quot;);DEC2HEX([.T62];2))" office:value-type="string" office:string-value="00" calcext:value-type="string">
            <text:p>00</text:p>
          </table:table-cell>
          <table:table-cell table:style-name="ce272" table:formula="of:=IF([.$AF$25]=&quot;DEC&quot;;TEXT([.U62];&quot;??0&quot;);DEC2HEX([.U62];2))" office:value-type="string" office:string-value="00" calcext:value-type="string">
            <text:p>00</text:p>
          </table:table-cell>
          <table:table-cell table:style-name="ce272" table:formula="of:=IF([.$AF$25]=&quot;DEC&quot;;TEXT([.V62];&quot;??0&quot;);DEC2HEX([.V62];2))" office:value-type="string" office:string-value="00" calcext:value-type="string">
            <text:p>00</text:p>
          </table:table-cell>
          <table:table-cell table:style-name="ce272" table:formula="of:=IF([.$AF$25]=&quot;DEC&quot;;TEXT([.W62];&quot;??0&quot;);DEC2HEX([.W62];2))" office:value-type="string" office:string-value="00" calcext:value-type="string">
            <text:p>00</text:p>
          </table:table-cell>
          <table:table-cell table:style-name="ce272" table:formula="of:=IF([.$AF$25]=&quot;DEC&quot;;TEXT([.X62];&quot;??0&quot;);DEC2HEX([.X62];2))" office:value-type="string" office:string-value="00" calcext:value-type="string">
            <text:p>00</text:p>
          </table:table-cell>
          <table:table-cell table:style-name="ce272" table:formula="of:=IF([.$AF$25]=&quot;DEC&quot;;TEXT([.Y62];&quot;??0&quot;);DEC2HEX([.Y62];2))" office:value-type="string" office:string-value="00" calcext:value-type="string">
            <text:p>00</text:p>
          </table:table-cell>
          <table:table-cell/>
        </table:table-row>
        <table:table-row table:style-name="ro4">
          <table:table-cell table:number-columns-repeated="9"/>
          <table:table-cell table:formula="of:=128*([.$B63]=[.J$2])+64*([.$C63]=[.J$2])+32*([.$D63]=[.J$2])+16*([.$E63]=[.J$2])+8*([.$F63]=[.J$2])+4*([.$G63]=[.J$2])+2*([.$H63]=[.J$2])+1*([.$I63]=[.J$2])" office:value-type="float" office:value="255" calcext:value-type="float">
            <text:p>255</text:p>
          </table:table-cell>
          <table:table-cell table:formula="of:=128*([.$B63]=[.K$2])+64*([.$C63]=[.K$2])+32*([.$D63]=[.K$2])+16*([.$E63]=[.K$2])+8*([.$F63]=[.K$2])+4*([.$G63]=[.K$2])+2*([.$H63]=[.K$2])+1*([.$I63]=[.K$2])" office:value-type="float" office:value="0" calcext:value-type="float">
            <text:p>0</text:p>
          </table:table-cell>
          <table:table-cell table:formula="of:=128*([.$B63]=[.L$2])+64*([.$C63]=[.L$2])+32*([.$D63]=[.L$2])+16*([.$E63]=[.L$2])+8*([.$F63]=[.L$2])+4*([.$G63]=[.L$2])+2*([.$H63]=[.L$2])+1*([.$I63]=[.L$2])" office:value-type="float" office:value="0" calcext:value-type="float">
            <text:p>0</text:p>
          </table:table-cell>
          <table:table-cell table:formula="of:=128*([.$B63]=[.M$2])+64*([.$C63]=[.M$2])+32*([.$D63]=[.M$2])+16*([.$E63]=[.M$2])+8*([.$F63]=[.M$2])+4*([.$G63]=[.M$2])+2*([.$H63]=[.M$2])+1*([.$I63]=[.M$2])" office:value-type="float" office:value="0" calcext:value-type="float">
            <text:p>0</text:p>
          </table:table-cell>
          <table:table-cell table:formula="of:=128*([.$B63]=[.N$2])+64*([.$C63]=[.N$2])+32*([.$D63]=[.N$2])+16*([.$E63]=[.N$2])+8*([.$F63]=[.N$2])+4*([.$G63]=[.N$2])+2*([.$H63]=[.N$2])+1*([.$I63]=[.N$2])" office:value-type="float" office:value="0" calcext:value-type="float">
            <text:p>0</text:p>
          </table:table-cell>
          <table:table-cell table:formula="of:=128*([.$B63]=[.O$2])+64*([.$C63]=[.O$2])+32*([.$D63]=[.O$2])+16*([.$E63]=[.O$2])+8*([.$F63]=[.O$2])+4*([.$G63]=[.O$2])+2*([.$H63]=[.O$2])+1*([.$I63]=[.O$2])" office:value-type="float" office:value="0" calcext:value-type="float">
            <text:p>0</text:p>
          </table:table-cell>
          <table:table-cell table:formula="of:=128*([.$B63]=[.P$2])+64*([.$C63]=[.P$2])+32*([.$D63]=[.P$2])+16*([.$E63]=[.P$2])+8*([.$F63]=[.P$2])+4*([.$G63]=[.P$2])+2*([.$H63]=[.P$2])+1*([.$I63]=[.P$2])" office:value-type="float" office:value="0" calcext:value-type="float">
            <text:p>0</text:p>
          </table:table-cell>
          <table:table-cell table:formula="of:=128*([.$B63]=[.Q$2])+64*([.$C63]=[.Q$2])+32*([.$D63]=[.Q$2])+16*([.$E63]=[.Q$2])+8*([.$F63]=[.Q$2])+4*([.$G63]=[.Q$2])+2*([.$H63]=[.Q$2])+1*([.$I63]=[.Q$2])" office:value-type="float" office:value="0" calcext:value-type="float">
            <text:p>0</text:p>
          </table:table-cell>
          <table:table-cell table:formula="of:=128*([.$B63]=[.R$2])+64*([.$C63]=[.R$2])+32*([.$D63]=[.R$2])+16*([.$E63]=[.R$2])+8*([.$F63]=[.R$2])+4*([.$G63]=[.R$2])+2*([.$H63]=[.R$2])+1*([.$I63]=[.R$2])" office:value-type="float" office:value="0" calcext:value-type="float">
            <text:p>0</text:p>
          </table:table-cell>
          <table:table-cell table:formula="of:=128*([.$B63]=[.S$2])+64*([.$C63]=[.S$2])+32*([.$D63]=[.S$2])+16*([.$E63]=[.S$2])+8*([.$F63]=[.S$2])+4*([.$G63]=[.S$2])+2*([.$H63]=[.S$2])+1*([.$I63]=[.S$2])" office:value-type="float" office:value="0" calcext:value-type="float">
            <text:p>0</text:p>
          </table:table-cell>
          <table:table-cell table:formula="of:=128*([.$B63]=[.T$2])+64*([.$C63]=[.T$2])+32*([.$D63]=[.T$2])+16*([.$E63]=[.T$2])+8*([.$F63]=[.T$2])+4*([.$G63]=[.T$2])+2*([.$H63]=[.T$2])+1*([.$I63]=[.T$2])" office:value-type="float" office:value="0" calcext:value-type="float">
            <text:p>0</text:p>
          </table:table-cell>
          <table:table-cell table:formula="of:=128*([.$B63]=[.U$2])+64*([.$C63]=[.U$2])+32*([.$D63]=[.U$2])+16*([.$E63]=[.U$2])+8*([.$F63]=[.U$2])+4*([.$G63]=[.U$2])+2*([.$H63]=[.U$2])+1*([.$I63]=[.U$2])" office:value-type="float" office:value="0" calcext:value-type="float">
            <text:p>0</text:p>
          </table:table-cell>
          <table:table-cell table:formula="of:=128*([.$B63]=[.V$2])+64*([.$C63]=[.V$2])+32*([.$D63]=[.V$2])+16*([.$E63]=[.V$2])+8*([.$F63]=[.V$2])+4*([.$G63]=[.V$2])+2*([.$H63]=[.V$2])+1*([.$I63]=[.V$2])" office:value-type="float" office:value="0" calcext:value-type="float">
            <text:p>0</text:p>
          </table:table-cell>
          <table:table-cell table:formula="of:=128*([.$B63]=[.W$2])+64*([.$C63]=[.W$2])+32*([.$D63]=[.W$2])+16*([.$E63]=[.W$2])+8*([.$F63]=[.W$2])+4*([.$G63]=[.W$2])+2*([.$H63]=[.W$2])+1*([.$I63]=[.W$2])" office:value-type="float" office:value="0" calcext:value-type="float">
            <text:p>0</text:p>
          </table:table-cell>
          <table:table-cell table:formula="of:=128*([.$B63]=[.X$2])+64*([.$C63]=[.X$2])+32*([.$D63]=[.X$2])+16*([.$E63]=[.X$2])+8*([.$F63]=[.X$2])+4*([.$G63]=[.X$2])+2*([.$H63]=[.X$2])+1*([.$I63]=[.X$2])" office:value-type="float" office:value="0" calcext:value-type="float">
            <text:p>0</text:p>
          </table:table-cell>
          <table:table-cell table:formula="of:=128*([.$B63]=[.Y$2])+64*([.$C63]=[.Y$2])+32*([.$D63]=[.Y$2])+16*([.$E63]=[.Y$2])+8*([.$F63]=[.Y$2])+4*([.$G63]=[.Y$2])+2*([.$H63]=[.Y$2])+1*([.$I63]=[.Y$2])" office:value-type="float" office:value="0" calcext:value-type="float">
            <text:p>0</text:p>
          </table:table-cell>
          <table:table-cell table:style-name="ce37"/>
          <table:table-cell table:style-name="ce272" table:formula="of:=IF([.$AF$25]=&quot;DEC&quot;;TEXT([.J63];&quot;??0&quot;);DEC2HEX([.J63];2))" office:value-type="string" office:string-value="FF" calcext:value-type="string">
            <text:p>FF</text:p>
          </table:table-cell>
          <table:table-cell table:style-name="ce272" table:formula="of:=IF([.$AF$25]=&quot;DEC&quot;;TEXT([.K63];&quot;??0&quot;);DEC2HEX([.K63];2))" office:value-type="string" office:string-value="00" calcext:value-type="string">
            <text:p>00</text:p>
          </table:table-cell>
          <table:table-cell table:style-name="ce272" table:formula="of:=IF([.$AF$25]=&quot;DEC&quot;;TEXT([.L63];&quot;??0&quot;);DEC2HEX([.L63];2))" office:value-type="string" office:string-value="00" calcext:value-type="string">
            <text:p>00</text:p>
          </table:table-cell>
          <table:table-cell table:style-name="ce272" table:formula="of:=IF([.$AF$25]=&quot;DEC&quot;;TEXT([.M63];&quot;??0&quot;);DEC2HEX([.M63];2))" office:value-type="string" office:string-value="00" calcext:value-type="string">
            <text:p>00</text:p>
          </table:table-cell>
          <table:table-cell table:style-name="ce272" table:formula="of:=IF([.$AF$25]=&quot;DEC&quot;;TEXT([.N63];&quot;??0&quot;);DEC2HEX([.N63];2))" office:value-type="string" office:string-value="00" calcext:value-type="string">
            <text:p>00</text:p>
          </table:table-cell>
          <table:table-cell table:style-name="ce272" table:formula="of:=IF([.$AF$25]=&quot;DEC&quot;;TEXT([.O63];&quot;??0&quot;);DEC2HEX([.O63];2))" office:value-type="string" office:string-value="00" calcext:value-type="string">
            <text:p>00</text:p>
          </table:table-cell>
          <table:table-cell table:style-name="ce272" table:formula="of:=IF([.$AF$25]=&quot;DEC&quot;;TEXT([.P63];&quot;??0&quot;);DEC2HEX([.P63];2))" office:value-type="string" office:string-value="00" calcext:value-type="string">
            <text:p>00</text:p>
          </table:table-cell>
          <table:table-cell table:style-name="ce272" table:formula="of:=IF([.$AF$25]=&quot;DEC&quot;;TEXT([.Q63];&quot;??0&quot;);DEC2HEX([.Q63];2))" office:value-type="string" office:string-value="00" calcext:value-type="string">
            <text:p>00</text:p>
          </table:table-cell>
          <table:table-cell table:style-name="ce272" table:formula="of:=IF([.$AF$25]=&quot;DEC&quot;;TEXT([.R63];&quot;??0&quot;);DEC2HEX([.R63];2))" office:value-type="string" office:string-value="00" calcext:value-type="string">
            <text:p>00</text:p>
          </table:table-cell>
          <table:table-cell table:style-name="ce272" table:formula="of:=IF([.$AF$25]=&quot;DEC&quot;;TEXT([.S63];&quot;??0&quot;);DEC2HEX([.S63];2))" office:value-type="string" office:string-value="00" calcext:value-type="string">
            <text:p>00</text:p>
          </table:table-cell>
          <table:table-cell table:style-name="ce272" table:formula="of:=IF([.$AF$25]=&quot;DEC&quot;;TEXT([.T63];&quot;??0&quot;);DEC2HEX([.T63];2))" office:value-type="string" office:string-value="00" calcext:value-type="string">
            <text:p>00</text:p>
          </table:table-cell>
          <table:table-cell table:style-name="ce272" table:formula="of:=IF([.$AF$25]=&quot;DEC&quot;;TEXT([.U63];&quot;??0&quot;);DEC2HEX([.U63];2))" office:value-type="string" office:string-value="00" calcext:value-type="string">
            <text:p>00</text:p>
          </table:table-cell>
          <table:table-cell table:style-name="ce272" table:formula="of:=IF([.$AF$25]=&quot;DEC&quot;;TEXT([.V63];&quot;??0&quot;);DEC2HEX([.V63];2))" office:value-type="string" office:string-value="00" calcext:value-type="string">
            <text:p>00</text:p>
          </table:table-cell>
          <table:table-cell table:style-name="ce272" table:formula="of:=IF([.$AF$25]=&quot;DEC&quot;;TEXT([.W63];&quot;??0&quot;);DEC2HEX([.W63];2))" office:value-type="string" office:string-value="00" calcext:value-type="string">
            <text:p>00</text:p>
          </table:table-cell>
          <table:table-cell table:style-name="ce272" table:formula="of:=IF([.$AF$25]=&quot;DEC&quot;;TEXT([.X63];&quot;??0&quot;);DEC2HEX([.X63];2))" office:value-type="string" office:string-value="00" calcext:value-type="string">
            <text:p>00</text:p>
          </table:table-cell>
          <table:table-cell table:style-name="ce272" table:formula="of:=IF([.$AF$25]=&quot;DEC&quot;;TEXT([.Y63];&quot;??0&quot;);DEC2HEX([.Y63];2))" office:value-type="string" office:string-value="00" calcext:value-type="string">
            <text:p>00</text:p>
          </table:table-cell>
          <table:table-cell/>
        </table:table-row>
        <table:table-row table:style-name="ro1">
          <table:table-cell/>
          <table:table-cell table:style-name="ce1"/>
          <table:table-cell table:style-name="ce37" table:number-columns-repeated="40"/>
          <table:table-cell/>
        </table:table-row>
        <table:table-row table:style-name="ro4">
          <table:table-cell/>
          <table:table-cell table:style-name="ce110" office:value-type="string" calcext:value-type="string" table:number-columns-spanned="8" table:number-rows-spanned="2">
            <text:p>Character numbers &gt;</text:p>
          </table:table-cell>
          <table:covered-table-cell table:number-columns-repeated="7" table:style-name="ce267"/>
          <table:table-cell table:style-name="ce33" table:number-columns-repeated="16"/>
          <table:table-cell table:style-name="ce37"/>
          <table:table-cell table:style-name="ce273" table:content-validation-name="val4"/>
          <table:table-cell table:style-name="ce275" table:content-validation-name="val4"/>
          <table:table-cell table:style-name="ce276" table:content-validation-name="val4"/>
          <table:table-cell table:style-name="ce277" table:content-validation-name="val4"/>
          <table:table-cell table:style-name="ce278" table:content-validation-name="val4"/>
          <table:table-cell table:style-name="ce295" table:content-validation-name="val4"/>
          <table:table-cell table:style-name="ce297" table:content-validation-name="val4"/>
          <table:table-cell table:style-name="ce298" table:content-validation-name="val4"/>
          <table:table-cell table:style-name="ce299" table:content-validation-name="val4"/>
          <table:table-cell table:style-name="ce300" table:content-validation-name="val4"/>
          <table:table-cell table:style-name="ce301" table:content-validation-name="val4"/>
          <table:table-cell table:style-name="ce302" table:content-validation-name="val4"/>
          <table:table-cell table:style-name="ce303" table:content-validation-name="val4"/>
          <table:table-cell table:style-name="ce304" table:content-validation-name="val4"/>
          <table:table-cell table:style-name="ce305" table:content-validation-name="val4"/>
          <table:table-cell table:style-name="ce306" table:content-validation-name="val4"/>
          <table:table-cell/>
        </table:table-row>
        <table:table-row table:style-name="ro4">
          <table:table-cell/>
          <table:covered-table-cell table:style-name="ce110"/>
          <table:covered-table-cell table:number-columns-repeated="7" table:style-name="ce267"/>
          <table:table-cell table:style-name="ce33" table:number-columns-repeated="16"/>
          <table:table-cell table:style-name="ce37"/>
          <table:table-cell table:style-name="ce273" table:content-validation-name="val4"/>
          <table:table-cell table:style-name="ce275" table:content-validation-name="val4"/>
          <table:table-cell table:style-name="ce276" table:content-validation-name="val4"/>
          <table:table-cell table:style-name="ce277" table:content-validation-name="val4"/>
          <table:table-cell table:style-name="ce278" table:content-validation-name="val4"/>
          <table:table-cell table:style-name="ce295" table:content-validation-name="val4"/>
          <table:table-cell table:style-name="ce297" table:content-validation-name="val4"/>
          <table:table-cell table:style-name="ce298" table:content-validation-name="val4"/>
          <table:table-cell table:style-name="ce299" table:content-validation-name="val4"/>
          <table:table-cell table:style-name="ce300" table:content-validation-name="val4"/>
          <table:table-cell table:style-name="ce301" table:content-validation-name="val4"/>
          <table:table-cell table:style-name="ce302" table:content-validation-name="val4"/>
          <table:table-cell table:style-name="ce303" table:content-validation-name="val4"/>
          <table:table-cell table:style-name="ce304" table:content-validation-name="val4"/>
          <table:table-cell table:style-name="ce305" table:content-validation-name="val4"/>
          <table:table-cell table:style-name="ce306" table:content-validation-name="val4"/>
          <table:table-cell/>
        </table:table-row>
        <table:table-row table:style-name="ro4">
          <table:table-cell/>
          <table:table-cell table:style-name="ce250" table:number-columns-spanned="8" table:number-rows-spanned="1"/>
          <table:covered-table-cell table:number-columns-repeated="7" table:style-name="ce268"/>
          <table:table-cell table:style-name="ce23" table:number-columns-repeated="16"/>
          <table:table-cell table:style-name="ce37"/>
          <table:table-cell table:style-name="ce1" table:number-columns-spanned="16" table:number-rows-spanned="1"/>
          <table:covered-table-cell table:number-columns-repeated="15" table:style-name="ce23"/>
          <table:table-cell/>
        </table:table-row>
        <table:table-row table:style-name="ro4">
          <table:table-cell/>
          <table:table-cell table:style-name="ce8" office:value-type="string" calcext:value-type="string" table:number-columns-spanned="8" table:number-rows-spanned="1">
            <text:p>Code Output Format &gt;</text:p>
          </table:table-cell>
          <table:covered-table-cell table:number-columns-repeated="7" table:style-name="ce267"/>
          <table:table-cell table:style-name="Default" table:number-columns-repeated="16"/>
          <table:table-cell table:style-name="ce37"/>
          <table:table-cell table:style-name="ce274" table:content-validation-name="val2" office:value-type="string" calcext:value-type="string" table:number-columns-spanned="3" table:number-rows-spanned="1">
            <text:p>C</text:p>
          </table:table-cell>
          <table:covered-table-cell table:number-columns-repeated="2" table:style-name="ce157"/>
          <table:table-cell table:style-name="ce163" table:number-columns-spanned="2" table:number-rows-spanned="1"/>
          <table:covered-table-cell table:style-name="ce157"/>
          <table:table-cell table:style-name="ce296" table:content-validation-name="val3" office:value-type="string" calcext:value-type="string" table:number-columns-spanned="3" table:number-rows-spanned="1">
            <text:p>HEX</text:p>
          </table:table-cell>
          <table:covered-table-cell table:number-columns-repeated="2" table:style-name="ce157"/>
          <table:table-cell table:style-name="ce195"/>
          <table:table-cell table:style-name="ce195" table:formula="of:=IF([.AF68]=&quot;HEX&quot;;&quot;&amp;&quot;;&quot;&quot;)" office:value-type="string" office:string-value="&amp;" calcext:value-type="string">
            <text:p>&amp;</text:p>
          </table:table-cell>
          <table:table-cell table:style-name="ce195" table:formula="of:=IF([.AF68]=&quot;HEX&quot;;&quot;0x&quot;;&quot;&quot;)" office:value-type="string" office:string-value="0x" calcext:value-type="string">
            <text:p>0x</text:p>
          </table:table-cell>
          <table:table-cell table:style-name="ce195" table:number-columns-repeated="4"/>
          <table:table-cell table:style-name="ce210"/>
          <table:table-cell/>
        </table:table-row>
        <table:table-row table:style-name="ro1">
          <table:table-cell/>
          <table:table-cell table:style-name="ce1" table:number-columns-spanned="41" table:number-rows-spanned="1"/>
          <table:covered-table-cell table:number-columns-repeated="40" table:style-name="ce23"/>
          <table:table-cell/>
        </table:table-row>
        <table:table-row table:style-name="ro4">
          <table:table-cell/>
          <table:table-cell table:style-name="ce251" table:formula="of:=IF([.AA65]&gt;0 ;    IF([.AA68]=&quot;BASIC&quot;    ;       &quot;SYMBOL &quot;&amp;[.AA65]&amp;&quot;,&quot;&amp;SUBSTITUTE([.AJ68]&amp;[.AA47]&amp;&quot;,&quot;&amp;[.AJ68]&amp;[.AA48]&amp;&quot;,&quot;&amp;[.AJ68]&amp;[.AA49]&amp;&quot;,&quot;&amp;[.AJ68]&amp;[.AA50]&amp;&quot;,&quot;&amp;[.AJ68]&amp;[.AA51]&amp;&quot;,&quot;&amp;[.AJ68]&amp;[.AA52]&amp;&quot;,&quot;&amp;[.AJ68]&amp;[.AA53]&amp;&quot;,&quot;&amp;[.AJ68]&amp;[.AA54];&quot; &quot;;&quot;&quot;)    ;              &quot;/*&quot;&amp;TEXT([.AA65];&quot;??0&quot;)&amp;&quot;*/ ,&quot;&amp;[.AK68]&amp;[.AA47]&amp;&quot;,&quot;&amp;[.AK68]&amp;[.AA48]&amp;&quot;,&quot;&amp;[.AK68]&amp;[.AA49]&amp;&quot;,&quot;&amp;[.AK68]&amp;[.AA50]&amp;&quot;,&quot;&amp;[.AK68]&amp;[.AA51]&amp;&quot;,&quot;&amp;[.AK68]&amp;[.AA52]&amp;&quot;,&quot;&amp;[.AK68]&amp;[.AA53]&amp;&quot;,&quot;&amp;[.AK68]&amp;[.AA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269"/>
          <table:table-cell table:style-name="ce279" table:formula="of:=IF([.AA66]&gt;0 ;    IF([.AA68]=&quot;BASIC&quot;    ;       &quot;SYMBOL &quot;&amp;[.AA66]&amp;&quot;,&quot;&amp;SUBSTITUTE([.AJ68]&amp;[.AA56]&amp;&quot;,&quot;&amp;[.AJ68]&amp;[.AA57]&amp;&quot;,&quot;&amp;[.AJ68]&amp;[.AA58]&amp;&quot;,&quot;&amp;[.AJ68]&amp;[.AA59]&amp;&quot;,&quot;&amp;[.AJ68]&amp;[.AA60]&amp;&quot;,&quot;&amp;[.AJ68]&amp;[.AA61]&amp;&quot;,&quot;&amp;[.AJ68]&amp;[.AA62]&amp;&quot;,&quot;&amp;[.AJ68]&amp;[.AA63];&quot; &quot;;&quot;&quot;)    ;       &quot;/*&quot;&amp;TEXT([.AA66];&quot;??0&quot;)&amp;&quot;*/ ,&quot;&amp;[.AK68]&amp;[.AA56]&amp;&quot;,&quot;&amp;[.AK68]&amp;[.AA57]&amp;&quot;,&quot;&amp;[.AK68]&amp;[.AA58]&amp;&quot;,&quot;&amp;[.AK68]&amp;[.AA59]&amp;&quot;,&quot;&amp;[.AK68]&amp;[.AA60]&amp;&quot;,&quot;&amp;[.AK68]&amp;[.AA61]&amp;&quot;,&quot;&amp;[.AK68]&amp;[.AA62]&amp;&quot;,&quot;&amp;[.AK68]&amp;[.AA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269"/>
          <table:table-cell/>
        </table:table-row>
        <table:table-row table:style-name="ro4">
          <table:table-cell/>
          <table:table-cell table:style-name="ce252" table:formula="of:=IF([.AB65]&gt;0 ;    IF([.AA68]=&quot;BASIC&quot;    ;       &quot;SYMBOL &quot;&amp;[.AB65]&amp;&quot;,&quot;&amp;SUBSTITUTE([.AJ68]&amp;[.AB47]&amp;&quot;,&quot;&amp;[.AJ68]&amp;[.AB48]&amp;&quot;,&quot;&amp;[.AJ68]&amp;[.AB49]&amp;&quot;,&quot;&amp;[.AJ68]&amp;[.AB50]&amp;&quot;,&quot;&amp;[.AJ68]&amp;[.AB51]&amp;&quot;,&quot;&amp;[.AJ68]&amp;[.AB52]&amp;&quot;,&quot;&amp;[.AJ68]&amp;[.AB53]&amp;&quot;,&quot;&amp;[.AJ68]&amp;[.AB54];&quot; &quot;;&quot;&quot;)    ;              &quot;/*&quot;&amp;TEXT([.AB65];&quot;??0&quot;)&amp;&quot;*/ ,&quot;&amp;[.AK68]&amp;[.AB47]&amp;&quot;,&quot;&amp;[.AK68]&amp;[.AB48]&amp;&quot;,&quot;&amp;[.AK68]&amp;[.AB49]&amp;&quot;,&quot;&amp;[.AK68]&amp;[.AB50]&amp;&quot;,&quot;&amp;[.AK68]&amp;[.AB51]&amp;&quot;,&quot;&amp;[.AK68]&amp;[.AB52]&amp;&quot;,&quot;&amp;[.AK68]&amp;[.AB53]&amp;&quot;,&quot;&amp;[.AK68]&amp;[.AB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0" table:formula="of:=IF([.AB66]&gt;0 ;    IF([.AA68]=&quot;BASIC&quot;    ;       &quot;SYMBOL &quot;&amp;[.AB66]&amp;&quot;,&quot;&amp;SUBSTITUTE([.AJ68]&amp;[.AB56]&amp;&quot;,&quot;&amp;[.AJ68]&amp;[.AB57]&amp;&quot;,&quot;&amp;[.AJ68]&amp;[.AB58]&amp;&quot;,&quot;&amp;[.AJ68]&amp;[.AB59]&amp;&quot;,&quot;&amp;[.AJ68]&amp;[.AB60]&amp;&quot;,&quot;&amp;[.AJ68]&amp;[.AB61]&amp;&quot;,&quot;&amp;[.AJ68]&amp;[.AB62]&amp;&quot;,&quot;&amp;[.AJ68]&amp;[.AB63];&quot; &quot;;&quot;&quot;)    ;       &quot;/*&quot;&amp;TEXT([.AB66];&quot;??0&quot;)&amp;&quot;*/ ,&quot;&amp;[.AK68]&amp;[.AB56]&amp;&quot;,&quot;&amp;[.AK68]&amp;[.AB57]&amp;&quot;,&quot;&amp;[.AK68]&amp;[.AB58]&amp;&quot;,&quot;&amp;[.AK68]&amp;[.AB59]&amp;&quot;,&quot;&amp;[.AK68]&amp;[.AB60]&amp;&quot;,&quot;&amp;[.AK68]&amp;[.AB61]&amp;&quot;,&quot;&amp;[.AK68]&amp;[.AB62]&amp;&quot;,&quot;&amp;[.AK68]&amp;[.AB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3" table:formula="of:=IF([.AC65]&gt;0 ;    IF([.AA68]=&quot;BASIC&quot;    ;       &quot;SYMBOL &quot;&amp;[.AC65]&amp;&quot;,&quot;&amp;SUBSTITUTE([.AJ68]&amp;[.AC47]&amp;&quot;,&quot;&amp;[.AJ68]&amp;[.AC48]&amp;&quot;,&quot;&amp;[.AJ68]&amp;[.AC49]&amp;&quot;,&quot;&amp;[.AJ68]&amp;[.AC50]&amp;&quot;,&quot;&amp;[.AJ68]&amp;[.AC51]&amp;&quot;,&quot;&amp;[.AJ68]&amp;[.AC52]&amp;&quot;,&quot;&amp;[.AJ68]&amp;[.AC53]&amp;&quot;,&quot;&amp;[.AJ68]&amp;[.AC54];&quot; &quot;;&quot;&quot;)    ;              &quot;/*&quot;&amp;TEXT([.AC65];&quot;??0&quot;)&amp;&quot;*/ ,&quot;&amp;[.AK68]&amp;[.AC47]&amp;&quot;,&quot;&amp;[.AK68]&amp;[.AC48]&amp;&quot;,&quot;&amp;[.AK68]&amp;[.AC49]&amp;&quot;,&quot;&amp;[.AK68]&amp;[.AC50]&amp;&quot;,&quot;&amp;[.AK68]&amp;[.AC51]&amp;&quot;,&quot;&amp;[.AK68]&amp;[.AC52]&amp;&quot;,&quot;&amp;[.AK68]&amp;[.AC53]&amp;&quot;,&quot;&amp;[.AK68]&amp;[.AC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1" table:formula="of:=IF([.AC66]&gt;0 ;    IF([.AA68]=&quot;BASIC&quot;    ;       &quot;SYMBOL &quot;&amp;[.AC66]&amp;&quot;,&quot;&amp;SUBSTITUTE([.AJ68]&amp;[.AC56]&amp;&quot;,&quot;&amp;[.AJ68]&amp;[.AC57]&amp;&quot;,&quot;&amp;[.AJ68]&amp;[.AC58]&amp;&quot;,&quot;&amp;[.AJ68]&amp;[.AC59]&amp;&quot;,&quot;&amp;[.AJ68]&amp;[.AC60]&amp;&quot;,&quot;&amp;[.AJ68]&amp;[.AC61]&amp;&quot;,&quot;&amp;[.AJ68]&amp;[.AC62]&amp;&quot;,&quot;&amp;[.AJ68]&amp;[.AC63];&quot; &quot;;&quot;&quot;)    ;       &quot;/*&quot;&amp;TEXT([.AC66];&quot;??0&quot;)&amp;&quot;*/ ,&quot;&amp;[.AK68]&amp;[.AC56]&amp;&quot;,&quot;&amp;[.AK68]&amp;[.AC57]&amp;&quot;,&quot;&amp;[.AK68]&amp;[.AC58]&amp;&quot;,&quot;&amp;[.AK68]&amp;[.AC59]&amp;&quot;,&quot;&amp;[.AK68]&amp;[.AC60]&amp;&quot;,&quot;&amp;[.AK68]&amp;[.AC61]&amp;&quot;,&quot;&amp;[.AK68]&amp;[.AC62]&amp;&quot;,&quot;&amp;[.AK68]&amp;[.AC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4" table:formula="of:=IF([.AD65]&gt;0 ;    IF([.AA68]=&quot;BASIC&quot;    ;       &quot;SYMBOL &quot;&amp;[.AD65]&amp;&quot;,&quot;&amp;SUBSTITUTE([.AJ68]&amp;[.AD47]&amp;&quot;,&quot;&amp;[.AJ68]&amp;[.AD48]&amp;&quot;,&quot;&amp;[.AJ68]&amp;[.AD49]&amp;&quot;,&quot;&amp;[.AJ68]&amp;[.AD50]&amp;&quot;,&quot;&amp;[.AJ68]&amp;[.AD51]&amp;&quot;,&quot;&amp;[.AJ68]&amp;[.AD52]&amp;&quot;,&quot;&amp;[.AJ68]&amp;[.AD53]&amp;&quot;,&quot;&amp;[.AJ68]&amp;[.AD54];&quot; &quot;;&quot;&quot;)    ;              &quot;/*&quot;&amp;TEXT([.AD65];&quot;??0&quot;)&amp;&quot;*/ ,&quot;&amp;[.AK68]&amp;[.AD47]&amp;&quot;,&quot;&amp;[.AK68]&amp;[.AD48]&amp;&quot;,&quot;&amp;[.AK68]&amp;[.AD49]&amp;&quot;,&quot;&amp;[.AK68]&amp;[.AD50]&amp;&quot;,&quot;&amp;[.AK68]&amp;[.AD51]&amp;&quot;,&quot;&amp;[.AK68]&amp;[.AD52]&amp;&quot;,&quot;&amp;[.AK68]&amp;[.AD53]&amp;&quot;,&quot;&amp;[.AK68]&amp;[.AD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2" table:formula="of:=IF([.AD66]&gt;0 ;    IF([.AA68]=&quot;BASIC&quot;    ;       &quot;SYMBOL &quot;&amp;[.AD66]&amp;&quot;,&quot;&amp;SUBSTITUTE([.AJ68]&amp;[.AD56]&amp;&quot;,&quot;&amp;[.AJ68]&amp;[.AD57]&amp;&quot;,&quot;&amp;[.AJ68]&amp;[.AD58]&amp;&quot;,&quot;&amp;[.AJ68]&amp;[.AD59]&amp;&quot;,&quot;&amp;[.AJ68]&amp;[.AD60]&amp;&quot;,&quot;&amp;[.AJ68]&amp;[.AD61]&amp;&quot;,&quot;&amp;[.AJ68]&amp;[.AD62]&amp;&quot;,&quot;&amp;[.AJ68]&amp;[.AD63];&quot; &quot;;&quot;&quot;)    ;       &quot;/*&quot;&amp;TEXT([.AD66];&quot;??0&quot;)&amp;&quot;*/ ,&quot;&amp;[.AK68]&amp;[.AD56]&amp;&quot;,&quot;&amp;[.AK68]&amp;[.AD57]&amp;&quot;,&quot;&amp;[.AK68]&amp;[.AD58]&amp;&quot;,&quot;&amp;[.AK68]&amp;[.AD59]&amp;&quot;,&quot;&amp;[.AK68]&amp;[.AD60]&amp;&quot;,&quot;&amp;[.AK68]&amp;[.AD61]&amp;&quot;,&quot;&amp;[.AK68]&amp;[.AD62]&amp;&quot;,&quot;&amp;[.AK68]&amp;[.AD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5" table:formula="of:=IF([.AE65]&gt;0 ;    IF([.AA68]=&quot;BASIC&quot;    ;       &quot;SYMBOL &quot;&amp;[.AE65]&amp;&quot;,&quot;&amp;SUBSTITUTE([.AJ68]&amp;[.AE47]&amp;&quot;,&quot;&amp;[.AJ68]&amp;[.AE48]&amp;&quot;,&quot;&amp;[.AJ68]&amp;[.AE49]&amp;&quot;,&quot;&amp;[.AJ68]&amp;[.AE50]&amp;&quot;,&quot;&amp;[.AJ68]&amp;[.AE51]&amp;&quot;,&quot;&amp;[.AJ68]&amp;[.AE52]&amp;&quot;,&quot;&amp;[.AJ68]&amp;[.AE53]&amp;&quot;,&quot;&amp;[.AJ68]&amp;[.AE54];&quot; &quot;;&quot;&quot;)    ;              &quot;/*&quot;&amp;TEXT([.AE65];&quot;??0&quot;)&amp;&quot;*/ ,&quot;&amp;[.AK68]&amp;[.AE47]&amp;&quot;,&quot;&amp;[.AK68]&amp;[.AE48]&amp;&quot;,&quot;&amp;[.AK68]&amp;[.AE49]&amp;&quot;,&quot;&amp;[.AK68]&amp;[.AE50]&amp;&quot;,&quot;&amp;[.AK68]&amp;[.AE51]&amp;&quot;,&quot;&amp;[.AK68]&amp;[.AE52]&amp;&quot;,&quot;&amp;[.AK68]&amp;[.AE53]&amp;&quot;,&quot;&amp;[.AK68]&amp;[.AE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3" table:formula="of:=IF([.AE66]&gt;0 ;    IF([.AA68]=&quot;BASIC&quot;    ;       &quot;SYMBOL &quot;&amp;[.AE66]&amp;&quot;,&quot;&amp;SUBSTITUTE([.AJ68]&amp;[.AE56]&amp;&quot;,&quot;&amp;[.AJ68]&amp;[.AE57]&amp;&quot;,&quot;&amp;[.AJ68]&amp;[.AE58]&amp;&quot;,&quot;&amp;[.AJ68]&amp;[.AE59]&amp;&quot;,&quot;&amp;[.AJ68]&amp;[.AE60]&amp;&quot;,&quot;&amp;[.AJ68]&amp;[.AE61]&amp;&quot;,&quot;&amp;[.AJ68]&amp;[.AE62]&amp;&quot;,&quot;&amp;[.AJ68]&amp;[.AE63];&quot; &quot;;&quot;&quot;)    ;       &quot;/*&quot;&amp;TEXT([.AE66];&quot;??0&quot;)&amp;&quot;*/ ,&quot;&amp;[.AK68]&amp;[.AE56]&amp;&quot;,&quot;&amp;[.AK68]&amp;[.AE57]&amp;&quot;,&quot;&amp;[.AK68]&amp;[.AE58]&amp;&quot;,&quot;&amp;[.AK68]&amp;[.AE59]&amp;&quot;,&quot;&amp;[.AK68]&amp;[.AE60]&amp;&quot;,&quot;&amp;[.AK68]&amp;[.AE61]&amp;&quot;,&quot;&amp;[.AK68]&amp;[.AE62]&amp;&quot;,&quot;&amp;[.AK68]&amp;[.AE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6" table:formula="of:=IF([.AF65]&gt;0 ;    IF([.AA68]=&quot;BASIC&quot;    ;       &quot;SYMBOL &quot;&amp;[.AF65]&amp;&quot;,&quot;&amp;SUBSTITUTE([.AJ68]&amp;[.AF47]&amp;&quot;,&quot;&amp;[.AJ68]&amp;[.AF48]&amp;&quot;,&quot;&amp;[.AJ68]&amp;[.AF49]&amp;&quot;,&quot;&amp;[.AJ68]&amp;[.AF50]&amp;&quot;,&quot;&amp;[.AJ68]&amp;[.AF51]&amp;&quot;,&quot;&amp;[.AJ68]&amp;[.AF52]&amp;&quot;,&quot;&amp;[.AJ68]&amp;[.AF53]&amp;&quot;,&quot;&amp;[.AJ68]&amp;[.AF54];&quot; &quot;;&quot;&quot;)    ;              &quot;/*&quot;&amp;TEXT([.AF65];&quot;??0&quot;)&amp;&quot;*/ ,&quot;&amp;[.AK68]&amp;[.AF47]&amp;&quot;,&quot;&amp;[.AK68]&amp;[.AF48]&amp;&quot;,&quot;&amp;[.AK68]&amp;[.AF49]&amp;&quot;,&quot;&amp;[.AK68]&amp;[.AF50]&amp;&quot;,&quot;&amp;[.AK68]&amp;[.AF51]&amp;&quot;,&quot;&amp;[.AK68]&amp;[.AF52]&amp;&quot;,&quot;&amp;[.AK68]&amp;[.AF53]&amp;&quot;,&quot;&amp;[.AK68]&amp;[.AF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4" table:formula="of:=IF([.AF66]&gt;0 ;    IF([.AA68]=&quot;BASIC&quot;    ;       &quot;SYMBOL &quot;&amp;[.AF66]&amp;&quot;,&quot;&amp;SUBSTITUTE([.AJ68]&amp;[.AF56]&amp;&quot;,&quot;&amp;[.AJ68]&amp;[.AF57]&amp;&quot;,&quot;&amp;[.AJ68]&amp;[.AF58]&amp;&quot;,&quot;&amp;[.AJ68]&amp;[.AF59]&amp;&quot;,&quot;&amp;[.AJ68]&amp;[.AF60]&amp;&quot;,&quot;&amp;[.AJ68]&amp;[.AF61]&amp;&quot;,&quot;&amp;[.AJ68]&amp;[.AF62]&amp;&quot;,&quot;&amp;[.AJ68]&amp;[.AF63];&quot; &quot;;&quot;&quot;)    ;       &quot;/*&quot;&amp;TEXT([.AF66];&quot;??0&quot;)&amp;&quot;*/ ,&quot;&amp;[.AK68]&amp;[.AF56]&amp;&quot;,&quot;&amp;[.AK68]&amp;[.AF57]&amp;&quot;,&quot;&amp;[.AK68]&amp;[.AF58]&amp;&quot;,&quot;&amp;[.AK68]&amp;[.AF59]&amp;&quot;,&quot;&amp;[.AK68]&amp;[.AF60]&amp;&quot;,&quot;&amp;[.AK68]&amp;[.AF61]&amp;&quot;,&quot;&amp;[.AK68]&amp;[.AF62]&amp;&quot;,&quot;&amp;[.AK68]&amp;[.AF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7" table:formula="of:=IF([.AG65]&gt;0 ;    IF([.AA68]=&quot;BASIC&quot;    ;       &quot;SYMBOL &quot;&amp;[.AG65]&amp;&quot;,&quot;&amp;SUBSTITUTE([.AJ68]&amp;[.AG47]&amp;&quot;,&quot;&amp;[.AJ68]&amp;[.AG48]&amp;&quot;,&quot;&amp;[.AJ68]&amp;[.AG49]&amp;&quot;,&quot;&amp;[.AJ68]&amp;[.AG50]&amp;&quot;,&quot;&amp;[.AJ68]&amp;[.AG51]&amp;&quot;,&quot;&amp;[.AJ68]&amp;[.AG52]&amp;&quot;,&quot;&amp;[.AJ68]&amp;[.AG53]&amp;&quot;,&quot;&amp;[.AJ68]&amp;[.AG54];&quot; &quot;;&quot;&quot;)    ;              &quot;/*&quot;&amp;TEXT([.AG65];&quot;??0&quot;)&amp;&quot;*/ ,&quot;&amp;[.AK68]&amp;[.AG47]&amp;&quot;,&quot;&amp;[.AK68]&amp;[.AG48]&amp;&quot;,&quot;&amp;[.AK68]&amp;[.AG49]&amp;&quot;,&quot;&amp;[.AK68]&amp;[.AG50]&amp;&quot;,&quot;&amp;[.AK68]&amp;[.AG51]&amp;&quot;,&quot;&amp;[.AK68]&amp;[.AG52]&amp;&quot;,&quot;&amp;[.AK68]&amp;[.AG53]&amp;&quot;,&quot;&amp;[.AK68]&amp;[.AG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5" table:formula="of:=IF([.AG66]&gt;0 ;    IF([.AA68]=&quot;BASIC&quot;    ;       &quot;SYMBOL &quot;&amp;[.AG66]&amp;&quot;,&quot;&amp;SUBSTITUTE([.AJ68]&amp;[.AG56]&amp;&quot;,&quot;&amp;[.AJ68]&amp;[.AG57]&amp;&quot;,&quot;&amp;[.AJ68]&amp;[.AG58]&amp;&quot;,&quot;&amp;[.AJ68]&amp;[.AG59]&amp;&quot;,&quot;&amp;[.AJ68]&amp;[.AG60]&amp;&quot;,&quot;&amp;[.AJ68]&amp;[.AG61]&amp;&quot;,&quot;&amp;[.AJ68]&amp;[.AG62]&amp;&quot;,&quot;&amp;[.AJ68]&amp;[.AG63];&quot; &quot;;&quot;&quot;)    ;       &quot;/*&quot;&amp;TEXT([.AG66];&quot;??0&quot;)&amp;&quot;*/ ,&quot;&amp;[.AK68]&amp;[.AG56]&amp;&quot;,&quot;&amp;[.AK68]&amp;[.AG57]&amp;&quot;,&quot;&amp;[.AK68]&amp;[.AG58]&amp;&quot;,&quot;&amp;[.AK68]&amp;[.AG59]&amp;&quot;,&quot;&amp;[.AK68]&amp;[.AG60]&amp;&quot;,&quot;&amp;[.AK68]&amp;[.AG61]&amp;&quot;,&quot;&amp;[.AK68]&amp;[.AG62]&amp;&quot;,&quot;&amp;[.AK68]&amp;[.AG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8" table:formula="of:=IF([.AH65]&gt;0 ;    IF([.AA68]=&quot;BASIC&quot;    ;       &quot;SYMBOL &quot;&amp;[.AH65]&amp;&quot;,&quot;&amp;SUBSTITUTE([.AJ68]&amp;[.AH47]&amp;&quot;,&quot;&amp;[.AJ68]&amp;[.AH48]&amp;&quot;,&quot;&amp;[.AJ68]&amp;[.AH49]&amp;&quot;,&quot;&amp;[.AJ68]&amp;[.AH50]&amp;&quot;,&quot;&amp;[.AJ68]&amp;[.AH51]&amp;&quot;,&quot;&amp;[.AJ68]&amp;[.AH52]&amp;&quot;,&quot;&amp;[.AJ68]&amp;[.AH53]&amp;&quot;,&quot;&amp;[.AJ68]&amp;[.AH54];&quot; &quot;;&quot;&quot;)    ;              &quot;/*&quot;&amp;TEXT([.AH65];&quot;??0&quot;)&amp;&quot;*/ ,&quot;&amp;[.AK68]&amp;[.AH47]&amp;&quot;,&quot;&amp;[.AK68]&amp;[.AH48]&amp;&quot;,&quot;&amp;[.AK68]&amp;[.AH49]&amp;&quot;,&quot;&amp;[.AK68]&amp;[.AH50]&amp;&quot;,&quot;&amp;[.AK68]&amp;[.AH51]&amp;&quot;,&quot;&amp;[.AK68]&amp;[.AH52]&amp;&quot;,&quot;&amp;[.AK68]&amp;[.AH53]&amp;&quot;,&quot;&amp;[.AK68]&amp;[.AH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6" table:formula="of:=IF([.AH66]&gt;0 ;    IF([.AA68]=&quot;BASIC&quot;    ;       &quot;SYMBOL &quot;&amp;[.AH66]&amp;&quot;,&quot;&amp;SUBSTITUTE([.AJ68]&amp;[.AH56]&amp;&quot;,&quot;&amp;[.AJ68]&amp;[.AH57]&amp;&quot;,&quot;&amp;[.AJ68]&amp;[.AH58]&amp;&quot;,&quot;&amp;[.AJ68]&amp;[.AH59]&amp;&quot;,&quot;&amp;[.AJ68]&amp;[.AH60]&amp;&quot;,&quot;&amp;[.AJ68]&amp;[.AH61]&amp;&quot;,&quot;&amp;[.AJ68]&amp;[.AH62]&amp;&quot;,&quot;&amp;[.AJ68]&amp;[.AH63];&quot; &quot;;&quot;&quot;)    ;       &quot;/*&quot;&amp;TEXT([.AH66];&quot;??0&quot;)&amp;&quot;*/ ,&quot;&amp;[.AK68]&amp;[.AH56]&amp;&quot;,&quot;&amp;[.AK68]&amp;[.AH57]&amp;&quot;,&quot;&amp;[.AK68]&amp;[.AH58]&amp;&quot;,&quot;&amp;[.AK68]&amp;[.AH59]&amp;&quot;,&quot;&amp;[.AK68]&amp;[.AH60]&amp;&quot;,&quot;&amp;[.AK68]&amp;[.AH61]&amp;&quot;,&quot;&amp;[.AK68]&amp;[.AH62]&amp;&quot;,&quot;&amp;[.AK68]&amp;[.AH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59" table:formula="of:=IF([.AI65]&gt;0 ;    IF([.AA68]=&quot;BASIC&quot;    ;       &quot;SYMBOL &quot;&amp;[.AI65]&amp;&quot;,&quot;&amp;SUBSTITUTE([.AJ68]&amp;[.AI47]&amp;&quot;,&quot;&amp;[.AJ68]&amp;[.AI48]&amp;&quot;,&quot;&amp;[.AJ68]&amp;[.AI49]&amp;&quot;,&quot;&amp;[.AJ68]&amp;[.AI50]&amp;&quot;,&quot;&amp;[.AJ68]&amp;[.AI51]&amp;&quot;,&quot;&amp;[.AJ68]&amp;[.AI52]&amp;&quot;,&quot;&amp;[.AJ68]&amp;[.AI53]&amp;&quot;,&quot;&amp;[.AJ68]&amp;[.AI54];&quot; &quot;;&quot;&quot;)    ;              &quot;/*&quot;&amp;TEXT([.AI65];&quot;??0&quot;)&amp;&quot;*/ ,&quot;&amp;[.AK68]&amp;[.AI47]&amp;&quot;,&quot;&amp;[.AK68]&amp;[.AI48]&amp;&quot;,&quot;&amp;[.AK68]&amp;[.AI49]&amp;&quot;,&quot;&amp;[.AK68]&amp;[.AI50]&amp;&quot;,&quot;&amp;[.AK68]&amp;[.AI51]&amp;&quot;,&quot;&amp;[.AK68]&amp;[.AI52]&amp;&quot;,&quot;&amp;[.AK68]&amp;[.AI53]&amp;&quot;,&quot;&amp;[.AK68]&amp;[.AI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8" table:style-name="ce269"/>
          <table:table-cell table:style-name="ce287" table:formula="of:=IF([.AI66]&gt;0 ;    IF([.AA68]=&quot;BASIC&quot;    ;       &quot;SYMBOL &quot;&amp;[.AI66]&amp;&quot;,&quot;&amp;SUBSTITUTE([.AJ68]&amp;[.AI56]&amp;&quot;,&quot;&amp;[.AJ68]&amp;[.AI57]&amp;&quot;,&quot;&amp;[.AJ68]&amp;[.AI58]&amp;&quot;,&quot;&amp;[.AJ68]&amp;[.AI59]&amp;&quot;,&quot;&amp;[.AJ68]&amp;[.AI60]&amp;&quot;,&quot;&amp;[.AJ68]&amp;[.AI61]&amp;&quot;,&quot;&amp;[.AJ68]&amp;[.AI62]&amp;&quot;,&quot;&amp;[.AJ68]&amp;[.AI63];&quot; &quot;;&quot;&quot;)    ;       &quot;/*&quot;&amp;TEXT([.AI66];&quot;??0&quot;)&amp;&quot;*/ ,&quot;&amp;[.AK68]&amp;[.AI56]&amp;&quot;,&quot;&amp;[.AK68]&amp;[.AI57]&amp;&quot;,&quot;&amp;[.AK68]&amp;[.AI58]&amp;&quot;,&quot;&amp;[.AK68]&amp;[.AI59]&amp;&quot;,&quot;&amp;[.AK68]&amp;[.AI60]&amp;&quot;,&quot;&amp;[.AK68]&amp;[.AI61]&amp;&quot;,&quot;&amp;[.AK68]&amp;[.AI62]&amp;&quot;,&quot;&amp;[.AK68]&amp;[.AI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 table:style-name="ce269"/>
          <table:table-cell/>
        </table:table-row>
        <table:table-row table:style-name="ro4">
          <table:table-cell/>
          <table:table-cell table:style-name="ce260" table:formula="of:=IF([.AJ65]&gt;0 ;    IF([.AA68]=&quot;BASIC&quot;    ;       &quot;SYMBOL &quot;&amp;[.AJ65]&amp;&quot;,&quot;&amp;SUBSTITUTE([.AJ68]&amp;[.AJ47]&amp;&quot;,&quot;&amp;[.AJ68]&amp;[.AJ48]&amp;&quot;,&quot;&amp;[.AJ68]&amp;[.AJ49]&amp;&quot;,&quot;&amp;[.AJ68]&amp;[.AJ50]&amp;&quot;,&quot;&amp;[.AJ68]&amp;[.AJ51]&amp;&quot;,&quot;&amp;[.AJ68]&amp;[.AJ52]&amp;&quot;,&quot;&amp;[.AJ68]&amp;[.AJ53]&amp;&quot;,&quot;&amp;[.AJ68]&amp;[.AJ54];&quot; &quot;;&quot;&quot;)    ;              &quot;/*&quot;&amp;TEXT([.AJ65];&quot;??0&quot;)&amp;&quot;*/ ,&quot;&amp;[.AK68]&amp;[.AJ47]&amp;&quot;,&quot;&amp;[.AK68]&amp;[.AJ48]&amp;&quot;,&quot;&amp;[.AK68]&amp;[.AJ49]&amp;&quot;,&quot;&amp;[.AK68]&amp;[.AJ50]&amp;&quot;,&quot;&amp;[.AK68]&amp;[.AJ51]&amp;&quot;,&quot;&amp;[.AK68]&amp;[.AJ52]&amp;&quot;,&quot;&amp;[.AK68]&amp;[.AJ53]&amp;&quot;,&quot;&amp;[.AK68]&amp;[.AJ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8" table:formula="of:=IF([.AJ66]&gt;0 ;    IF([.AA68]=&quot;BASIC&quot;    ;       &quot;SYMBOL &quot;&amp;[.AJ66]&amp;&quot;,&quot;&amp;SUBSTITUTE([.AJ68]&amp;[.AJ56]&amp;&quot;,&quot;&amp;[.AJ68]&amp;[.AJ57]&amp;&quot;,&quot;&amp;[.AJ68]&amp;[.AJ58]&amp;&quot;,&quot;&amp;[.AJ68]&amp;[.AJ59]&amp;&quot;,&quot;&amp;[.AJ68]&amp;[.AJ60]&amp;&quot;,&quot;&amp;[.AJ68]&amp;[.AJ61]&amp;&quot;,&quot;&amp;[.AJ68]&amp;[.AJ62]&amp;&quot;,&quot;&amp;[.AJ68]&amp;[.AJ63];&quot; &quot;;&quot;&quot;)    ;       &quot;/*&quot;&amp;TEXT([.AJ66];&quot;??0&quot;)&amp;&quot;*/ ,&quot;&amp;[.AK68]&amp;[.AJ56]&amp;&quot;,&quot;&amp;[.AK68]&amp;[.AJ57]&amp;&quot;,&quot;&amp;[.AK68]&amp;[.AJ58]&amp;&quot;,&quot;&amp;[.AK68]&amp;[.AJ59]&amp;&quot;,&quot;&amp;[.AK68]&amp;[.AJ60]&amp;&quot;,&quot;&amp;[.AK68]&amp;[.AJ61]&amp;&quot;,&quot;&amp;[.AK68]&amp;[.AJ62]&amp;&quot;,&quot;&amp;[.AK68]&amp;[.AJ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1" table:formula="of:=IF([.AK65]&gt;0 ;    IF([.AA68]=&quot;BASIC&quot;    ;       &quot;SYMBOL &quot;&amp;[.AK65]&amp;&quot;,&quot;&amp;SUBSTITUTE([.AJ68]&amp;[.AK47]&amp;&quot;,&quot;&amp;[.AJ68]&amp;[.AK48]&amp;&quot;,&quot;&amp;[.AJ68]&amp;[.AK49]&amp;&quot;,&quot;&amp;[.AJ68]&amp;[.AK50]&amp;&quot;,&quot;&amp;[.AJ68]&amp;[.AK51]&amp;&quot;,&quot;&amp;[.AJ68]&amp;[.AK52]&amp;&quot;,&quot;&amp;[.AJ68]&amp;[.AK53]&amp;&quot;,&quot;&amp;[.AJ68]&amp;[.AK54];&quot; &quot;;&quot;&quot;)    ;              &quot;/*&quot;&amp;TEXT([.AK65];&quot;??0&quot;)&amp;&quot;*/ ,&quot;&amp;[.AK68]&amp;[.AK47]&amp;&quot;,&quot;&amp;[.AK68]&amp;[.AK48]&amp;&quot;,&quot;&amp;[.AK68]&amp;[.AK49]&amp;&quot;,&quot;&amp;[.AK68]&amp;[.AK50]&amp;&quot;,&quot;&amp;[.AK68]&amp;[.AK51]&amp;&quot;,&quot;&amp;[.AK68]&amp;[.AK52]&amp;&quot;,&quot;&amp;[.AK68]&amp;[.AK53]&amp;&quot;,&quot;&amp;[.AK68]&amp;[.AK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89" table:formula="of:=IF([.AK66]&gt;0 ;    IF([.AA68]=&quot;BASIC&quot;    ;       &quot;SYMBOL &quot;&amp;[.AK66]&amp;&quot;,&quot;&amp;SUBSTITUTE([.AJ68]&amp;[.AK56]&amp;&quot;,&quot;&amp;[.AJ68]&amp;[.AK57]&amp;&quot;,&quot;&amp;[.AJ68]&amp;[.AK58]&amp;&quot;,&quot;&amp;[.AJ68]&amp;[.AK59]&amp;&quot;,&quot;&amp;[.AJ68]&amp;[.AK60]&amp;&quot;,&quot;&amp;[.AJ68]&amp;[.AK61]&amp;&quot;,&quot;&amp;[.AJ68]&amp;[.AK62]&amp;&quot;,&quot;&amp;[.AJ68]&amp;[.AK63];&quot; &quot;;&quot;&quot;)    ;       &quot;/*&quot;&amp;TEXT([.AK66];&quot;??0&quot;)&amp;&quot;*/ ,&quot;&amp;[.AK68]&amp;[.AK56]&amp;&quot;,&quot;&amp;[.AK68]&amp;[.AK57]&amp;&quot;,&quot;&amp;[.AK68]&amp;[.AK58]&amp;&quot;,&quot;&amp;[.AK68]&amp;[.AK59]&amp;&quot;,&quot;&amp;[.AK68]&amp;[.AK60]&amp;&quot;,&quot;&amp;[.AK68]&amp;[.AK61]&amp;&quot;,&quot;&amp;[.AK68]&amp;[.AK62]&amp;&quot;,&quot;&amp;[.AK68]&amp;[.AK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2" table:formula="of:=IF([.AL65]&gt;0 ;    IF([.AA68]=&quot;BASIC&quot;    ;       &quot;SYMBOL &quot;&amp;[.AL65]&amp;&quot;,&quot;&amp;SUBSTITUTE([.AJ68]&amp;[.AL47]&amp;&quot;,&quot;&amp;[.AJ68]&amp;[.AL48]&amp;&quot;,&quot;&amp;[.AJ68]&amp;[.AL49]&amp;&quot;,&quot;&amp;[.AJ68]&amp;[.AL50]&amp;&quot;,&quot;&amp;[.AJ68]&amp;[.AL51]&amp;&quot;,&quot;&amp;[.AJ68]&amp;[.AL52]&amp;&quot;,&quot;&amp;[.AJ68]&amp;[.AL53]&amp;&quot;,&quot;&amp;[.AJ68]&amp;[.AL54];&quot; &quot;;&quot;&quot;)    ;              &quot;/*&quot;&amp;TEXT([.AL65];&quot;??0&quot;)&amp;&quot;*/ ,&quot;&amp;[.AK68]&amp;[.AL47]&amp;&quot;,&quot;&amp;[.AK68]&amp;[.AL48]&amp;&quot;,&quot;&amp;[.AK68]&amp;[.AL49]&amp;&quot;,&quot;&amp;[.AK68]&amp;[.AL50]&amp;&quot;,&quot;&amp;[.AK68]&amp;[.AL51]&amp;&quot;,&quot;&amp;[.AK68]&amp;[.AL52]&amp;&quot;,&quot;&amp;[.AK68]&amp;[.AL53]&amp;&quot;,&quot;&amp;[.AK68]&amp;[.AL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0" table:formula="of:=IF([.AL66]&gt;0 ;    IF([.AA68]=&quot;BASIC&quot;    ;       &quot;SYMBOL &quot;&amp;[.AL66]&amp;&quot;,&quot;&amp;SUBSTITUTE([.AJ68]&amp;[.AL56]&amp;&quot;,&quot;&amp;[.AJ68]&amp;[.AL57]&amp;&quot;,&quot;&amp;[.AJ68]&amp;[.AL58]&amp;&quot;,&quot;&amp;[.AJ68]&amp;[.AL59]&amp;&quot;,&quot;&amp;[.AJ68]&amp;[.AL60]&amp;&quot;,&quot;&amp;[.AJ68]&amp;[.AL61]&amp;&quot;,&quot;&amp;[.AJ68]&amp;[.AL62]&amp;&quot;,&quot;&amp;[.AJ68]&amp;[.AL63];&quot; &quot;;&quot;&quot;)    ;       &quot;/*&quot;&amp;TEXT([.AL66];&quot;??0&quot;)&amp;&quot;*/ ,&quot;&amp;[.AK68]&amp;[.AL56]&amp;&quot;,&quot;&amp;[.AK68]&amp;[.AL57]&amp;&quot;,&quot;&amp;[.AK68]&amp;[.AL58]&amp;&quot;,&quot;&amp;[.AK68]&amp;[.AL59]&amp;&quot;,&quot;&amp;[.AK68]&amp;[.AL60]&amp;&quot;,&quot;&amp;[.AK68]&amp;[.AL61]&amp;&quot;,&quot;&amp;[.AK68]&amp;[.AL62]&amp;&quot;,&quot;&amp;[.AK68]&amp;[.AL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3" table:formula="of:=IF([.AM65]&gt;0 ;    IF([.AA68]=&quot;BASIC&quot;    ;       &quot;SYMBOL &quot;&amp;[.AM65]&amp;&quot;,&quot;&amp;SUBSTITUTE([.AJ68]&amp;[.AM47]&amp;&quot;,&quot;&amp;[.AJ68]&amp;[.AM48]&amp;&quot;,&quot;&amp;[.AJ68]&amp;[.AM49]&amp;&quot;,&quot;&amp;[.AJ68]&amp;[.AM50]&amp;&quot;,&quot;&amp;[.AJ68]&amp;[.AM51]&amp;&quot;,&quot;&amp;[.AJ68]&amp;[.AM52]&amp;&quot;,&quot;&amp;[.AJ68]&amp;[.AM53]&amp;&quot;,&quot;&amp;[.AJ68]&amp;[.AM54];&quot; &quot;;&quot;&quot;)    ;              &quot;/*&quot;&amp;TEXT([.AM65];&quot;??0&quot;)&amp;&quot;*/ ,&quot;&amp;[.AK68]&amp;[.AM47]&amp;&quot;,&quot;&amp;[.AK68]&amp;[.AM48]&amp;&quot;,&quot;&amp;[.AK68]&amp;[.AM49]&amp;&quot;,&quot;&amp;[.AK68]&amp;[.AM50]&amp;&quot;,&quot;&amp;[.AK68]&amp;[.AM51]&amp;&quot;,&quot;&amp;[.AK68]&amp;[.AM52]&amp;&quot;,&quot;&amp;[.AK68]&amp;[.AM53]&amp;&quot;,&quot;&amp;[.AK68]&amp;[.AM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1" table:formula="of:=IF([.AM66]&gt;0 ;    IF([.AA68]=&quot;BASIC&quot;    ;       &quot;SYMBOL &quot;&amp;[.AM66]&amp;&quot;,&quot;&amp;SUBSTITUTE([.AJ68]&amp;[.AM56]&amp;&quot;,&quot;&amp;[.AJ68]&amp;[.AM57]&amp;&quot;,&quot;&amp;[.AJ68]&amp;[.AM58]&amp;&quot;,&quot;&amp;[.AJ68]&amp;[.AM59]&amp;&quot;,&quot;&amp;[.AJ68]&amp;[.AM60]&amp;&quot;,&quot;&amp;[.AJ68]&amp;[.AM61]&amp;&quot;,&quot;&amp;[.AJ68]&amp;[.AM62]&amp;&quot;,&quot;&amp;[.AJ68]&amp;[.AM63];&quot; &quot;;&quot;&quot;)    ;       &quot;/*&quot;&amp;TEXT([.AM66];&quot;??0&quot;)&amp;&quot;*/ ,&quot;&amp;[.AK68]&amp;[.AM56]&amp;&quot;,&quot;&amp;[.AK68]&amp;[.AM57]&amp;&quot;,&quot;&amp;[.AK68]&amp;[.AM58]&amp;&quot;,&quot;&amp;[.AK68]&amp;[.AM59]&amp;&quot;,&quot;&amp;[.AK68]&amp;[.AM60]&amp;&quot;,&quot;&amp;[.AK68]&amp;[.AM61]&amp;&quot;,&quot;&amp;[.AK68]&amp;[.AM62]&amp;&quot;,&quot;&amp;[.AK68]&amp;[.AM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4" table:formula="of:=IF([.AN65]&gt;0 ;    IF([.AA68]=&quot;BASIC&quot;    ;       &quot;SYMBOL &quot;&amp;[.AN65]&amp;&quot;,&quot;&amp;SUBSTITUTE([.AJ68]&amp;[.AN47]&amp;&quot;,&quot;&amp;[.AJ68]&amp;[.AN48]&amp;&quot;,&quot;&amp;[.AJ68]&amp;[.AN49]&amp;&quot;,&quot;&amp;[.AJ68]&amp;[.AN50]&amp;&quot;,&quot;&amp;[.AJ68]&amp;[.AN51]&amp;&quot;,&quot;&amp;[.AJ68]&amp;[.AN52]&amp;&quot;,&quot;&amp;[.AJ68]&amp;[.AN53]&amp;&quot;,&quot;&amp;[.AJ68]&amp;[.AN54];&quot; &quot;;&quot;&quot;)    ;              &quot;/*&quot;&amp;TEXT([.AN65];&quot;??0&quot;)&amp;&quot;*/ ,&quot;&amp;[.AK68]&amp;[.AN47]&amp;&quot;,&quot;&amp;[.AK68]&amp;[.AN48]&amp;&quot;,&quot;&amp;[.AK68]&amp;[.AN49]&amp;&quot;,&quot;&amp;[.AK68]&amp;[.AN50]&amp;&quot;,&quot;&amp;[.AK68]&amp;[.AN51]&amp;&quot;,&quot;&amp;[.AK68]&amp;[.AN52]&amp;&quot;,&quot;&amp;[.AK68]&amp;[.AN53]&amp;&quot;,&quot;&amp;[.AK68]&amp;[.AN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2" table:formula="of:=IF([.AN66]&gt;0 ;    IF([.AA68]=&quot;BASIC&quot;    ;       &quot;SYMBOL &quot;&amp;[.AN66]&amp;&quot;,&quot;&amp;SUBSTITUTE([.AJ68]&amp;[.AN56]&amp;&quot;,&quot;&amp;[.AJ68]&amp;[.AN57]&amp;&quot;,&quot;&amp;[.AJ68]&amp;[.AN58]&amp;&quot;,&quot;&amp;[.AJ68]&amp;[.AN59]&amp;&quot;,&quot;&amp;[.AJ68]&amp;[.AN60]&amp;&quot;,&quot;&amp;[.AJ68]&amp;[.AN61]&amp;&quot;,&quot;&amp;[.AJ68]&amp;[.AN62]&amp;&quot;,&quot;&amp;[.AJ68]&amp;[.AN63];&quot; &quot;;&quot;&quot;)    ;       &quot;/*&quot;&amp;TEXT([.AN66];&quot;??0&quot;)&amp;&quot;*/ ,&quot;&amp;[.AK68]&amp;[.AN56]&amp;&quot;,&quot;&amp;[.AK68]&amp;[.AN57]&amp;&quot;,&quot;&amp;[.AK68]&amp;[.AN58]&amp;&quot;,&quot;&amp;[.AK68]&amp;[.AN59]&amp;&quot;,&quot;&amp;[.AK68]&amp;[.AN60]&amp;&quot;,&quot;&amp;[.AK68]&amp;[.AN61]&amp;&quot;,&quot;&amp;[.AK68]&amp;[.AN62]&amp;&quot;,&quot;&amp;[.AK68]&amp;[.AN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5" table:formula="of:=IF([.AO65]&gt;0 ;    IF([.AA68]=&quot;BASIC&quot;    ;       &quot;SYMBOL &quot;&amp;[.AO65]&amp;&quot;,&quot;&amp;SUBSTITUTE([.AJ68]&amp;[.AO47]&amp;&quot;,&quot;&amp;[.AJ68]&amp;[.AO48]&amp;&quot;,&quot;&amp;[.AJ68]&amp;[.AO49]&amp;&quot;,&quot;&amp;[.AJ68]&amp;[.AO50]&amp;&quot;,&quot;&amp;[.AJ68]&amp;[.AO51]&amp;&quot;,&quot;&amp;[.AJ68]&amp;[.AO52]&amp;&quot;,&quot;&amp;[.AJ68]&amp;[.AO53]&amp;&quot;,&quot;&amp;[.AJ68]&amp;[.AO54];&quot; &quot;;&quot;&quot;)    ;              &quot;/*&quot;&amp;TEXT([.AO65];&quot;??0&quot;)&amp;&quot;*/ ,&quot;&amp;[.AK68]&amp;[.AO47]&amp;&quot;,&quot;&amp;[.AK68]&amp;[.AO48]&amp;&quot;,&quot;&amp;[.AK68]&amp;[.AO49]&amp;&quot;,&quot;&amp;[.AK68]&amp;[.AO50]&amp;&quot;,&quot;&amp;[.AK68]&amp;[.AO51]&amp;&quot;,&quot;&amp;[.AK68]&amp;[.AO52]&amp;&quot;,&quot;&amp;[.AK68]&amp;[.AO53]&amp;&quot;,&quot;&amp;[.AK68]&amp;[.AO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3" table:formula="of:=IF([.AO66]&gt;0 ;    IF([.AA68]=&quot;BASIC&quot;    ;       &quot;SYMBOL &quot;&amp;[.AO66]&amp;&quot;,&quot;&amp;SUBSTITUTE([.AJ68]&amp;[.AO56]&amp;&quot;,&quot;&amp;[.AJ68]&amp;[.AO57]&amp;&quot;,&quot;&amp;[.AJ68]&amp;[.AO58]&amp;&quot;,&quot;&amp;[.AJ68]&amp;[.AO59]&amp;&quot;,&quot;&amp;[.AJ68]&amp;[.AO60]&amp;&quot;,&quot;&amp;[.AJ68]&amp;[.AO61]&amp;&quot;,&quot;&amp;[.AJ68]&amp;[.AO62]&amp;&quot;,&quot;&amp;[.AJ68]&amp;[.AO63];&quot; &quot;;&quot;&quot;)    ;       &quot;/*&quot;&amp;TEXT([.AO66];&quot;??0&quot;)&amp;&quot;*/ ,&quot;&amp;[.AK68]&amp;[.AO56]&amp;&quot;,&quot;&amp;[.AK68]&amp;[.AO57]&amp;&quot;,&quot;&amp;[.AK68]&amp;[.AO58]&amp;&quot;,&quot;&amp;[.AK68]&amp;[.AO59]&amp;&quot;,&quot;&amp;[.AK68]&amp;[.AO60]&amp;&quot;,&quot;&amp;[.AK68]&amp;[.AO61]&amp;&quot;,&quot;&amp;[.AK68]&amp;[.AO62]&amp;&quot;,&quot;&amp;[.AK68]&amp;[.AO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4">
          <table:table-cell/>
          <table:table-cell table:style-name="ce266" table:formula="of:=IF([.AP65]&gt;0 ;    IF([.AA68]=&quot;BASIC&quot;    ;       &quot;SYMBOL &quot;&amp;[.AP65]&amp;&quot;,&quot;&amp;SUBSTITUTE([.AJ68]&amp;[.AP47]&amp;&quot;,&quot;&amp;[.AJ68]&amp;[.AP48]&amp;&quot;,&quot;&amp;[.AJ68]&amp;[.AP49]&amp;&quot;,&quot;&amp;[.AJ68]&amp;[.AP50]&amp;&quot;,&quot;&amp;[.AJ68]&amp;[.AP51]&amp;&quot;,&quot;&amp;[.AJ68]&amp;[.AP52]&amp;&quot;,&quot;&amp;[.AJ68]&amp;[.AP53]&amp;&quot;,&quot;&amp;[.AJ68]&amp;[.AP54];&quot; &quot;;&quot;&quot;)    ;              &quot;/*&quot;&amp;TEXT([.AP65];&quot;??0&quot;)&amp;&quot;*/ ,&quot;&amp;[.AK68]&amp;[.AP47]&amp;&quot;,&quot;&amp;[.AK68]&amp;[.AP48]&amp;&quot;,&quot;&amp;[.AK68]&amp;[.AP49]&amp;&quot;,&quot;&amp;[.AK68]&amp;[.AP50]&amp;&quot;,&quot;&amp;[.AK68]&amp;[.AP51]&amp;&quot;,&quot;&amp;[.AK68]&amp;[.AP52]&amp;&quot;,&quot;&amp;[.AK68]&amp;[.AP53]&amp;&quot;,&quot;&amp;[.AK68]&amp;[.AP54]    ) ; &quot; -- &quot; )" office:value-type="string" office:string-value=" -- " calcext:value-type="string" table:number-columns-spanned="29" table:number-rows-spanned="1">
            <text:p><text:s/>-- </text:p>
          </table:table-cell>
          <table:covered-table-cell table:number-columns-repeated="23" table:style-name="ce270"/>
          <table:covered-table-cell table:number-columns-repeated="5"/>
          <table:table-cell table:style-name="ce294" table:formula="of:=IF([.AP66]&gt;0 ;    IF([.AA68]=&quot;BASIC&quot;    ;       &quot;SYMBOL &quot;&amp;[.AP66]&amp;&quot;,&quot;&amp;SUBSTITUTE([.AJ68]&amp;[.AP56]&amp;&quot;,&quot;&amp;[.AJ68]&amp;[.AP57]&amp;&quot;,&quot;&amp;[.AJ68]&amp;[.AP58]&amp;&quot;,&quot;&amp;[.AJ68]&amp;[.AP59]&amp;&quot;,&quot;&amp;[.AJ68]&amp;[.AP60]&amp;&quot;,&quot;&amp;[.AJ68]&amp;[.AP61]&amp;&quot;,&quot;&amp;[.AJ68]&amp;[.AP62]&amp;&quot;,&quot;&amp;[.AJ68]&amp;[.AP63];&quot; &quot;;&quot;&quot;)    ;       &quot;/*&quot;&amp;TEXT([.AP66];&quot;??0&quot;)&amp;&quot;*/ ,&quot;&amp;[.AK68]&amp;[.AP56]&amp;&quot;,&quot;&amp;[.AK68]&amp;[.AP57]&amp;&quot;,&quot;&amp;[.AK68]&amp;[.AP58]&amp;&quot;,&quot;&amp;[.AK68]&amp;[.AP59]&amp;&quot;,&quot;&amp;[.AK68]&amp;[.AP60]&amp;&quot;,&quot;&amp;[.AK68]&amp;[.AP61]&amp;&quot;,&quot;&amp;[.AK68]&amp;[.AP62]&amp;&quot;,&quot;&amp;[.AK68]&amp;[.AP63]    ) ; &quot; -- &quot; )" office:value-type="string" office:string-value=" -- " calcext:value-type="string" table:number-columns-spanned="12" table:number-rows-spanned="1">
            <text:p><text:s/>-- </text:p>
          </table:table-cell>
          <table:covered-table-cell table:number-columns-repeated="11"/>
          <table:table-cell/>
        </table:table-row>
        <table:table-row table:style-name="ro1">
          <table:table-cell table:style-name="ce1" table:number-columns-spanned="43" table:number-rows-spanned="1"/>
          <table:covered-table-cell table:style-name="ce1"/>
          <table:covered-table-cell table:number-columns-repeated="40" table:style-name="ce23"/>
          <table:covered-table-cell table:style-name="Default"/>
        </table:table-row>
        <calcext:conditional-formats>
          <calcext:conditional-format calcext:target-range-address="'M0 8x16'.AA25:'M0 8x16'.AA25 'M0 8x16'.AF25:'M0 8x16'.AF25 'M0 8x16'.AA68:'M0 8x16'.AA68 'M0 8x16'.AF68:'M0 8x16'.AF68">
            <calcext:condition calcext:apply-style-name="Bad" calcext:value="=0" calcext:base-cell-address="'M0 8x16'.AA25"/>
          </calcext:conditional-format>
          <calcext:conditional-format calcext:target-range-address="'M0 8x16'.B13:'M0 8x16'.I20 'M0 8x16'.B4:'M0 8x16'.I11 'M0 8x16'.B56:'M0 8x16'.I63 'M0 8x16'.B47:'M0 8x16'.I54">
            <calcext:condition calcext:apply-style-name="PEN0" calcext:value="=0" calcext:base-cell-address="'M0 8x16'.B4"/>
            <calcext:condition calcext:apply-style-name="PEN1" calcext:value="=1" calcext:base-cell-address="'M0 8x16'.B4"/>
            <calcext:condition calcext:apply-style-name="PEN2" calcext:value="=2" calcext:base-cell-address="'M0 8x16'.B4"/>
            <calcext:condition calcext:apply-style-name="PEN3" calcext:value="=3" calcext:base-cell-address="'M0 8x16'.B4"/>
            <calcext:condition calcext:apply-style-name="PEN4" calcext:value="=4" calcext:base-cell-address="'M0 8x16'.B4"/>
            <calcext:condition calcext:apply-style-name="PEN5" calcext:value="=5" calcext:base-cell-address="'M0 8x16'.B4"/>
            <calcext:condition calcext:apply-style-name="PEN6" calcext:value="=6" calcext:base-cell-address="'M0 8x16'.B4"/>
            <calcext:condition calcext:apply-style-name="PEN7" calcext:value="=7" calcext:base-cell-address="'M0 8x16'.B4"/>
            <calcext:condition calcext:apply-style-name="PEN8" calcext:value="=8" calcext:base-cell-address="'M0 8x16'.B4"/>
            <calcext:condition calcext:apply-style-name="PEN9" calcext:value="=9" calcext:base-cell-address="'M0 8x16'.B4"/>
            <calcext:condition calcext:apply-style-name="PEN10" calcext:value="=&quot;A&quot;" calcext:base-cell-address="'M0 8x16'.B4"/>
            <calcext:condition calcext:apply-style-name="PEN11" calcext:value="=&quot;B&quot;" calcext:base-cell-address="'M0 8x16'.B4"/>
            <calcext:condition calcext:apply-style-name="PEN12" calcext:value="=&quot;C&quot;" calcext:base-cell-address="'M0 8x16'.B4"/>
            <calcext:condition calcext:apply-style-name="PEN13" calcext:value="=&quot;D&quot;" calcext:base-cell-address="'M0 8x16'.B4"/>
            <calcext:condition calcext:apply-style-name="PEN14" calcext:value="=&quot;E&quot;" calcext:base-cell-address="'M0 8x16'.B4"/>
            <calcext:condition calcext:apply-style-name="PEN15" calcext:value="=&quot;F&quot;" calcext:base-cell-address="'M0 8x16'.B4"/>
          </calcext:conditional-format>
          <calcext:conditional-format calcext:target-range-address="'M0 8x16'.AA22:'M0 8x16'.AP23 'M0 8x16'.AA65:'M0 8x16'.AP66">
            <calcext:condition calcext:apply-style-name="Empty Input Cell" calcext:value="not-between(32,255)" calcext:base-cell-address="'M0 8x16'.AA22"/>
          </calcext:conditional-format>
          <calcext:conditional-format calcext:target-range-address="'M0 8x16'.AA4:'M0 8x16'.AP11 'M0 8x16'.AA47:'M0 8x16'.AP54">
            <calcext:condition calcext:apply-style-name="Greyed Out Cell" calcext:value="formula-is(INDIRECT(&quot;R&quot;&amp;43*INT(ROW()/43)+22&amp;&quot;C&quot;&amp;COLUMN();0)&lt;32)" calcext:base-cell-address="'M0 8x16'.AA4"/>
          </calcext:conditional-format>
          <calcext:conditional-format calcext:target-range-address="'M0 8x16'.B28:'M0 8x16'.AP42 'M0 8x16'.B27:'M0 8x16'.AD42 'M0 8x16'.AE27:'M0 8x16'.AP27 'M0 8x16'.B71:'M0 8x16'.AP85 'M0 8x16'.B70:'M0 8x16'.AD85 'M0 8x16'.AE70:'M0 8x16'.AP70">
            <calcext:condition calcext:apply-style-name="Greyed Out Cell" calcext:value="=&quot; -- &quot;" calcext:base-cell-address="'M0 8x16'.B27"/>
          </calcext:conditional-format>
          <calcext:conditional-format calcext:target-range-address="'M0 8x16'.AA13:'M0 8x16'.AP20 'M0 8x16'.AA56:'M0 8x16'.AP63">
            <calcext:condition calcext:apply-style-name="Greyed Out Cell" calcext:value="formula-is(INDIRECT(&quot;R&quot;&amp;43*INT(ROW()/43)+23&amp;&quot;C&quot;&amp;COLUMN();0)&lt;32)" calcext:base-cell-address="'M0 8x16'.AA13"/>
          </calcext:conditional-format>
        </calcext:conditional-formats>
      </table:table>
      <table:named-expressions/>
      <table:database-ranges>
        <table:database-range table:name="ValidOutputCodes" table:target-range-address="'M1 8x8'.B1:'M1 8x8'.F1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adornments="Regular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EN0" style:family="table-cell" style:parent-style-name="PENS">
      <style:table-cell-properties fo:background-color="#000080" style:diagonal-bl-tr="none" style:diagonal-tl-br="none" fo:border="0.06pt solid #000080"/>
      <style:text-properties fo:color="#ffffff"/>
    </style:style>
    <style:style style:name="PEN1" style:family="table-cell" style:parent-style-name="PENS">
      <style:table-cell-properties fo:background-color="#ffff00" style:diagonal-bl-tr="none" style:diagonal-tl-br="none" fo:border="0.06pt solid #ffff00"/>
      <style:text-properties fo:color="#000000"/>
    </style:style>
    <style:style style:name="PEN2" style:family="table-cell" style:parent-style-name="PENS">
      <style:table-cell-properties fo:background-color="#80ffff" style:diagonal-bl-tr="none" style:diagonal-tl-br="none" fo:border="0.06pt solid #80ffff"/>
      <style:text-properties fo:color="#000000"/>
    </style:style>
    <style:style style:name="PEN3" style:family="table-cell" style:parent-style-name="PENS">
      <style:table-cell-properties fo:background-color="#ff0000" style:diagonal-bl-tr="none" style:diagonal-tl-br="none" fo:border="0.06pt solid #ff0000"/>
      <style:text-properties fo:color="#000000"/>
    </style:style>
    <style:style style:name="PEN4" style:family="table-cell" style:parent-style-name="PENS">
      <style:table-cell-properties fo:background-color="#ffffff" style:diagonal-bl-tr="none" style:diagonal-tl-br="none" fo:border="0.06pt solid #ffffff"/>
      <style:text-properties fo:color="#000000"/>
    </style:style>
    <style:style style:name="PENS" style:family="table-cell" style:parent-style-name="Default">
      <style:text-properties style:font-name="Noto Mono" fo:font-family="'Noto Mono'" style:font-style-name="Regular" style:font-pitch="fixed"/>
    </style:style>
    <style:style style:name="PEN5" style:family="table-cell" style:parent-style-name="PENS">
      <style:table-cell-properties fo:background-color="#000000" style:diagonal-bl-tr="none" style:diagonal-tl-br="none" fo:border="0.06pt solid #000000" loext:vertical-justify="auto"/>
      <style:paragraph-properties css3t:text-justify="auto"/>
      <style:text-properties fo:color="#ffffff"/>
    </style:style>
    <style:style style:name="PEN6" style:family="table-cell" style:parent-style-name="PENS">
      <style:table-cell-properties fo:background-color="#0000ff" style:diagonal-bl-tr="none" style:diagonal-tl-br="none" fo:border="0.06pt solid #0000ff"/>
      <style:text-properties fo:color="#ffffff"/>
    </style:style>
    <style:style style:name="PEN7" style:family="table-cell" style:parent-style-name="PENS">
      <style:table-cell-properties fo:background-color="#ff00ff" style:diagonal-bl-tr="none" style:diagonal-tl-br="none" fo:border="0.06pt solid #ff00ff"/>
      <style:text-properties fo:color="#000000"/>
    </style:style>
    <style:style style:name="PEN8" style:family="table-cell" style:parent-style-name="PENS">
      <style:table-cell-properties fo:background-color="#008080" style:diagonal-bl-tr="none" style:diagonal-tl-br="none" fo:border="0.06pt solid #008080"/>
      <style:text-properties fo:color="#ffffff"/>
    </style:style>
    <style:style style:name="PEN9" style:family="table-cell" style:parent-style-name="PENS">
      <style:table-cell-properties fo:background-color="#808000" style:diagonal-bl-tr="none" style:diagonal-tl-br="none" fo:border="0.06pt solid #808000"/>
      <style:text-properties fo:color="#ffffff"/>
    </style:style>
    <style:style style:name="PEN10" style:family="table-cell" style:parent-style-name="PENS">
      <style:table-cell-properties fo:background-color="#8080ff" style:diagonal-bl-tr="none" style:diagonal-tl-br="none" fo:border="0.06pt solid #8080ff"/>
      <style:text-properties fo:color="#000000"/>
    </style:style>
    <style:style style:name="PEN11" style:family="table-cell" style:parent-style-name="PENS">
      <style:table-cell-properties fo:background-color="#ff8080" style:diagonal-bl-tr="none" style:diagonal-tl-br="none" fo:border="0.06pt solid #ff8080"/>
      <style:text-properties fo:color="#000000"/>
    </style:style>
    <style:style style:name="PEN12" style:family="table-cell" style:parent-style-name="PENS">
      <style:table-cell-properties fo:background-color="#00ff00" style:diagonal-bl-tr="none" style:diagonal-tl-br="none" fo:border="0.06pt solid #00ff00"/>
      <style:text-properties fo:color="#000000"/>
    </style:style>
    <style:style style:name="PEN13" style:family="table-cell" style:parent-style-name="PENS">
      <style:table-cell-properties fo:background-color="#80ff80" style:diagonal-bl-tr="none" style:diagonal-tl-br="none" fo:border="0.06pt solid #80ff80"/>
      <style:text-properties fo:color="#000000"/>
    </style:style>
    <style:style style:name="PEN14" style:family="table-cell" style:parent-style-name="PENS">
      <style:table-cell-properties fo:background-color="#ffff00" style:diagonal-bl-tr="none" style:diagonal-tl-br="none"/>
      <style:text-properties fo:color="#000000"/>
    </style:style>
    <style:style style:name="PEN15" style:family="table-cell" style:parent-style-name="PENS">
      <style:table-cell-properties fo:background-color="#ff8080" style:diagonal-bl-tr="none" style:diagonal-tl-br="none"/>
      <style:text-properties fo:color="#000000"/>
    </style:style>
    <style:style style:name="Empty_20_Input_20_Cell" style:display-name="Empty Input Cell" style:family="table-cell" style:parent-style-name="Default">
      <style:table-cell-properties fo:background-color="#808080" style:diagonal-bl-tr="none" style:diagonal-tl-br="none" fo:border="0.06pt solid #ffffff" loext:vertical-justify="auto"/>
      <style:paragraph-properties css3t:text-justify="auto"/>
    </style:style>
    <style:style style:name="Greyed_20_Out_20_Cell" style:display-name="Greyed Out Cell" style:family="table-cell" style:parent-style-name="Default">
      <style:table-cell-properties fo:background-color="#333333" style:diagonal-bl-tr="none" style:diagonal-tl-br="none" fo:border="0.06pt solid #333333" loext:vertical-justify="auto"/>
      <style:paragraph-properties css3t:text-justify="auto"/>
      <style:text-properties fo:color="#40404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1:13:54.993299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21:32:06.793106715</meta:creation-date>
    <dc:date>2019-08-29T12:27:05.363997874</dc:date>
    <meta:editing-duration>PT9H14M20S</meta:editing-duration>
    <meta:editing-cycles>28</meta:editing-cycles>
    <meta:generator>LibreOffice/6.2.4.2.0$Linux_X86_64 LibreOffice_project/20$Build-2</meta:generator>
    <meta:document-statistic meta:table-count="4" meta:cell-count="9979" meta:object-count="0"/>
  </office:meta>
</office:document-meta>
</file>